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1" table:style-name="ta1" table:print="false">
        <table:table-column table:style-name="co1" table:number-columns-repeated="20" table:default-cell-style-name="Default"/>
        <table:table-row table:style-name="ro1">
          <table:table-cell office:value-type="string">
            <text:p>Peak</text:p>
          </table:table-cell>
          <table:table-cell office:value-type="string">
            <text:p>Ret.Time</text:p>
          </table:table-cell>
          <table:table-cell office:value-type="string">
            <text:p>1st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2n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3r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table:number-columns-repeated="7"/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No.</text:p>
          </table:table-cell>
          <table:table-cell office:value-type="string">
            <text:p>min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1"/>
        </table:table-row>
        <table:table-row table:style-name="ro1">
          <table:table-cell table:number-columns-repeated="11" office:value-type="string">
            <text:p>TIC</text:p>
          </table:table-cell>
          <table:table-cell office:value-type="string">
            <text:p>Ret. Time</text:p>
          </table:table-cell>
          <table:table-cell office:value-type="string">
            <text:p>Name</text:p>
          </table:table-cell>
          <table:table-cell office:value-type="string">
            <text:p>Est. Amt.</text:p>
          </table:table-cell>
          <table:table-cell office:value-type="string">
            <text:p>SI</text:p>
          </table:table-cell>
          <table:table-cell office:value-type="string">
            <text:p>RSI</text:p>
          </table:table-cell>
          <table:table-cell office:value-type="string">
            <text:p>Prob.(%)</text:p>
          </table:table-cell>
          <table:table-cell office:value-type="string">
            <text:p>Library</text:p>
          </table:table-cell>
          <table:table-cell office:value-type="string">
            <text:p>ISTD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3">
            <text:p>3.73</text:p>
          </table:table-cell>
          <table:table-cell office:value-type="float" office:value="739">
            <text:p>739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700">
            <text:p>700</text:p>
          </table:table-cell>
          <table:table-cell office:value-type="string">
            <text:p>3-Pentanone, 2-methyl-</text:p>
          </table:table-cell>
          <table:table-cell office:value-type="string">
            <text:p>replib</text:p>
          </table:table-cell>
          <table:table-cell office:value-type="float" office:value="695">
            <text:p>695</text:p>
          </table:table-cell>
          <table:table-cell office:value-type="string">
            <text:p>3-Pentanone, 2-methyl-</text:p>
          </table:table-cell>
          <table:table-cell office:value-type="string">
            <text:p>replib</text:p>
          </table:table-cell>
          <table:table-cell office:value-type="float" office:value="3.404">
            <text:p>3.40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890">
            <text:p>890</text:p>
          </table:table-cell>
          <table:table-cell office:value-type="float" office:value="23.4">
            <text:p>23.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83">
            <text:p>3.83</text:p>
          </table:table-cell>
          <table:table-cell office:value-type="float" office:value="692">
            <text:p>692</text:p>
          </table:table-cell>
          <table:table-cell office:value-type="string">
            <text:p>Oxirane, 2-methyl-2-pentyl-</text:p>
          </table:table-cell>
          <table:table-cell office:value-type="string">
            <text:p>replib</text:p>
          </table:table-cell>
          <table:table-cell office:value-type="float" office:value="672">
            <text:p>672</text:p>
          </table:table-cell>
          <table:table-cell office:value-type="string">
            <text:p>1,3-Cyclopentanediol, cis-</text:p>
          </table:table-cell>
          <table:table-cell office:value-type="string">
            <text:p>replib</text:p>
          </table:table-cell>
          <table:table-cell office:value-type="float" office:value="669">
            <text:p>669</text:p>
          </table:table-cell>
          <table:table-cell office:value-type="string">
            <text:p>Oxirane, pentyl-</text:p>
          </table:table-cell>
          <table:table-cell office:value-type="string">
            <text:p>replib</text:p>
          </table:table-cell>
          <table:table-cell office:value-type="float" office:value="3.472">
            <text:p>3.47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890">
            <text:p>890</text:p>
          </table:table-cell>
          <table:table-cell office:value-type="float" office:value="48.22">
            <text:p>48.2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">
            <text:p>3.9</text:p>
          </table:table-cell>
          <table:table-cell office:value-type="float" office:value="745">
            <text:p>745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45">
            <text:p>745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742">
            <text:p>742</text:p>
          </table:table-cell>
          <table:table-cell office:value-type="string">
            <text:p>1-Heptene, 2-pentyl-</text:p>
          </table:table-cell>
          <table:table-cell office:value-type="string">
            <text:p>replib</text:p>
          </table:table-cell>
          <table:table-cell office:value-type="float" office:value="3.51">
            <text:p>3.5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744">
            <text:p>744</text:p>
          </table:table-cell>
          <table:table-cell office:value-type="float" office:value="15.95">
            <text:p>15.9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11">
            <text:p>4.11</text:p>
          </table:table-cell>
          <table:table-cell office:value-type="float" office:value="749">
            <text:p>749</text:p>
          </table:table-cell>
          <table:table-cell office:value-type="string">
            <text:p>Cyclopentanol, 2-methyl-, cis-</text:p>
          </table:table-cell>
          <table:table-cell office:value-type="string">
            <text:p>replib</text:p>
          </table:table-cell>
          <table:table-cell office:value-type="float" office:value="716">
            <text:p>716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00">
            <text:p>700</text:p>
          </table:table-cell>
          <table:table-cell office:value-type="string">
            <text:p>Oxirane, pentyl-</text:p>
          </table:table-cell>
          <table:table-cell office:value-type="string">
            <text:p>replib</text:p>
          </table:table-cell>
          <table:table-cell office:value-type="float" office:value="3.561">
            <text:p>3.56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01">
            <text:p>901</text:p>
          </table:table-cell>
          <table:table-cell office:value-type="float" office:value="43.93">
            <text:p>43.9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65">
            <text:p>4.65</text:p>
          </table:table-cell>
          <table:table-cell office:value-type="float" office:value="737">
            <text:p>737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33">
            <text:p>733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25">
            <text:p>725</text:p>
          </table:table-cell>
          <table:table-cell office:value-type="string">
            <text:p>Tridecane, 3-methyl-</text:p>
          </table:table-cell>
          <table:table-cell office:value-type="string">
            <text:p>replib</text:p>
          </table:table-cell>
          <table:table-cell office:value-type="float" office:value="3.595">
            <text:p>3.59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891">
            <text:p>891</text:p>
          </table:table-cell>
          <table:table-cell office:value-type="float" office:value="40.1">
            <text:p>40.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.19">
            <text:p>5.19</text:p>
          </table:table-cell>
          <table:table-cell office:value-type="float" office:value="643">
            <text:p>643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640">
            <text:p>640</text:p>
          </table:table-cell>
          <table:table-cell office:value-type="string">
            <text:p>1,3-Cyclopentanediol, cis-</text:p>
          </table:table-cell>
          <table:table-cell office:value-type="string">
            <text:p>replib</text:p>
          </table:table-cell>
          <table:table-cell office:value-type="float" office:value="613">
            <text:p>613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3.608">
            <text:p>3.60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08">
            <text:p>908</text:p>
          </table:table-cell>
          <table:table-cell office:value-type="float" office:value="54.03">
            <text:p>54.0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48">
            <text:p>5.48</text:p>
          </table:table-cell>
          <table:table-cell office:value-type="float" office:value="724">
            <text:p>724</text:p>
          </table:table-cell>
          <table:table-cell office:value-type="string">
            <text:p>Cyclopentanol, 2-methyl-, cis-</text:p>
          </table:table-cell>
          <table:table-cell office:value-type="string">
            <text:p>replib</text:p>
          </table:table-cell>
          <table:table-cell office:value-type="float" office:value="700">
            <text:p>700</text:p>
          </table:table-cell>
          <table:table-cell office:value-type="string">
            <text:p>4-Penten-1-ol, 3-methyl-</text:p>
          </table:table-cell>
          <table:table-cell office:value-type="string">
            <text:p>replib</text:p>
          </table:table-cell>
          <table:table-cell office:value-type="float" office:value="678">
            <text:p>678</text:p>
          </table:table-cell>
          <table:table-cell office:value-type="string">
            <text:p>3-Hexen-1-ol, (E)-</text:p>
          </table:table-cell>
          <table:table-cell office:value-type="string">
            <text:p>replib</text:p>
          </table:table-cell>
          <table:table-cell office:value-type="float" office:value="3.727">
            <text:p>3.727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74">
            <text:p>774</text:p>
          </table:table-cell>
          <table:table-cell office:value-type="float" office:value="29.05">
            <text:p>29.0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.7">
            <text:p>5.7</text:p>
          </table:table-cell>
          <table:table-cell office:value-type="float" office:value="730">
            <text:p>730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712">
            <text:p>712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708">
            <text:p>708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3.826">
            <text:p>3.826</text:p>
          </table:table-cell>
          <table:table-cell office:value-type="string">
            <text:p>Oxirane, 2-methyl-2-pentyl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13">
            <text:p>713</text:p>
          </table:table-cell>
          <table:table-cell office:value-type="float" office:value="15.73">
            <text:p>15.7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.84">
            <text:p>5.84</text:p>
          </table:table-cell>
          <table:table-cell office:value-type="float" office:value="784">
            <text:p>784</text:p>
          </table:table-cell>
          <table:table-cell office:value-type="string">
            <text:p>2H-Pyran-2-one, tetrahydro-3,6-dimethyl-</text:p>
          </table:table-cell>
          <table:table-cell office:value-type="string">
            <text:p>replib</text:p>
          </table:table-cell>
          <table:table-cell office:value-type="float" office:value="779">
            <text:p>779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09">
            <text:p>709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3.901">
            <text:p>3.90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774">
            <text:p>774</text:p>
          </table:table-cell>
          <table:table-cell office:value-type="float" office:value="13.52">
            <text:p>13.5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.67">
            <text:p>6.67</text:p>
          </table:table-cell>
          <table:table-cell office:value-type="float" office:value="677">
            <text:p>677</text:p>
          </table:table-cell>
          <table:table-cell office:value-type="string">
            <text:p>Sulfurous acid, dibutyl ester</text:p>
          </table:table-cell>
          <table:table-cell office:value-type="string">
            <text:p>replib</text:p>
          </table:table-cell>
          <table:table-cell office:value-type="float" office:value="659">
            <text:p>659</text:p>
          </table:table-cell>
          <table:table-cell office:value-type="string">
            <text:p>Cyclopentanol, 2-methyl-, cis-</text:p>
          </table:table-cell>
          <table:table-cell office:value-type="string">
            <text:p>replib</text:p>
          </table:table-cell>
          <table:table-cell office:value-type="float" office:value="639">
            <text:p>639</text:p>
          </table:table-cell>
          <table:table-cell office:value-type="string">
            <text:p>N-Butyryl-DL-homoserine lactone</text:p>
          </table:table-cell>
          <table:table-cell office:value-type="string">
            <text:p>replib</text:p>
          </table:table-cell>
          <table:table-cell office:value-type="float" office:value="3.955">
            <text:p>3.955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745">
            <text:p>745</text:p>
          </table:table-cell>
          <table:table-cell office:value-type="float" office:value="31.27">
            <text:p>31.2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19">
            <text:p>7.19</text:p>
          </table:table-cell>
          <table:table-cell office:value-type="float" office:value="693">
            <text:p>693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replib</text:p>
          </table:table-cell>
          <table:table-cell office:value-type="float" office:value="671">
            <text:p>671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614">
            <text:p>614</text:p>
          </table:table-cell>
          <table:table-cell office:value-type="string">
            <text:p>Cyclohexene, 4-ethenyl-4-methyl-3-(1-methylethenyl)-1-(1-methylethyl)-, (3R-trans)-</text:p>
          </table:table-cell>
          <table:table-cell office:value-type="string">
            <text:p>replib</text:p>
          </table:table-cell>
          <table:table-cell office:value-type="float" office:value="3.989">
            <text:p>3.98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899">
            <text:p>899</text:p>
          </table:table-cell>
          <table:table-cell office:value-type="float" office:value="41.46">
            <text:p>41.4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35">
            <text:p>7.35</text:p>
          </table:table-cell>
          <table:table-cell office:value-type="float" office:value="904">
            <text:p>904</text:p>
          </table:table-cell>
          <table:table-cell office:value-type="string">
            <text:p>a-Pinene</text:p>
          </table:table-cell>
          <table:table-cell office:value-type="string">
            <text:p>replib</text:p>
          </table:table-cell>
          <table:table-cell office:value-type="float" office:value="886">
            <text:p>886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882">
            <text:p>882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4.047">
            <text:p>4.047</text:p>
          </table:table-cell>
          <table:table-cell office:value-type="string">
            <text:p>1,3-Cyclopentanediol, cis-</text:p>
          </table:table-cell>
          <table:table-cell office:value-type="string">
            <text:p>n.a.</text:p>
          </table:table-cell>
          <table:table-cell table:number-columns-repeated="2" office:value-type="float" office:value="721">
            <text:p>721</text:p>
          </table:table-cell>
          <table:table-cell office:value-type="float" office:value="35.67">
            <text:p>35.6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63">
            <text:p>7.63</text:p>
          </table:table-cell>
          <table:table-cell office:value-type="float" office:value="672">
            <text:p>672</text:p>
          </table:table-cell>
          <table:table-cell office:value-type="string">
            <text:p>1-Butanol, 4-butoxy-</text:p>
          </table:table-cell>
          <table:table-cell office:value-type="string">
            <text:p>replib</text:p>
          </table:table-cell>
          <table:table-cell office:value-type="float" office:value="671">
            <text:p>671</text:p>
          </table:table-cell>
          <table:table-cell office:value-type="string">
            <text:p>Oxirane, 2-methyl-2-pentyl-</text:p>
          </table:table-cell>
          <table:table-cell office:value-type="string">
            <text:p>replib</text:p>
          </table:table-cell>
          <table:table-cell office:value-type="float" office:value="661">
            <text:p>661</text:p>
          </table:table-cell>
          <table:table-cell office:value-type="string">
            <text:p>Heptane, 2,3-epoxy-</text:p>
          </table:table-cell>
          <table:table-cell office:value-type="string">
            <text:p>replib</text:p>
          </table:table-cell>
          <table:table-cell office:value-type="float" office:value="4.108">
            <text:p>4.108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772">
            <text:p>772</text:p>
          </table:table-cell>
          <table:table-cell office:value-type="float" office:value="44.68">
            <text:p>44.6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.72">
            <text:p>7.72</text:p>
          </table:table-cell>
          <table:table-cell office:value-type="float" office:value="836">
            <text:p>836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replib</text:p>
          </table:table-cell>
          <table:table-cell office:value-type="float" office:value="824">
            <text:p>824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817">
            <text:p>817</text:p>
          </table:table-cell>
          <table:table-cell office:value-type="string">
            <text:p>Cyclohexene, 1-methyl-4-(1-methylethenyl)-, trans-</text:p>
          </table:table-cell>
          <table:table-cell office:value-type="string">
            <text:p>replib</text:p>
          </table:table-cell>
          <table:table-cell office:value-type="float" office:value="4.21">
            <text:p>4.2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895">
            <text:p>895</text:p>
          </table:table-cell>
          <table:table-cell office:value-type="float" office:value="46.87">
            <text:p>46.8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.95">
            <text:p>7.95</text:p>
          </table:table-cell>
          <table:table-cell office:value-type="float" office:value="870">
            <text:p>870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781">
            <text:p>781</text:p>
          </table:table-cell>
          <table:table-cell office:value-type="string">
            <text:p>Benzoyl bromide</text:p>
          </table:table-cell>
          <table:table-cell office:value-type="string">
            <text:p>replib</text:p>
          </table:table-cell>
          <table:table-cell office:value-type="float" office:value="772">
            <text:p>772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4.258">
            <text:p>4.25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747">
            <text:p>747</text:p>
          </table:table-cell>
          <table:table-cell office:value-type="float" office:value="36.91">
            <text:p>36.9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.1">
            <text:p>8.1</text:p>
          </table:table-cell>
          <table:table-cell office:value-type="float" office:value="711">
            <text:p>711</text:p>
          </table:table-cell>
          <table:table-cell office:value-type="string">
            <text:p>1,5-Heptadien-4-one, 3,3,6-trimethyl-</text:p>
          </table:table-cell>
          <table:table-cell office:value-type="string">
            <text:p>replib</text:p>
          </table:table-cell>
          <table:table-cell office:value-type="float" office:value="654">
            <text:p>654</text:p>
          </table:table-cell>
          <table:table-cell office:value-type="string">
            <text:p>Hexane, 1,5-dibromo-</text:p>
          </table:table-cell>
          <table:table-cell office:value-type="string">
            <text:p>replib</text:p>
          </table:table-cell>
          <table:table-cell office:value-type="float" office:value="636">
            <text:p>636</text:p>
          </table:table-cell>
          <table:table-cell office:value-type="string">
            <text:p>1,3-Cyclopentanediol, cis-</text:p>
          </table:table-cell>
          <table:table-cell office:value-type="string">
            <text:p>replib</text:p>
          </table:table-cell>
          <table:table-cell office:value-type="float" office:value="4.309">
            <text:p>4.30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07">
            <text:p>907</text:p>
          </table:table-cell>
          <table:table-cell office:value-type="float" office:value="48.15">
            <text:p>48.1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.24">
            <text:p>8.24</text:p>
          </table:table-cell>
          <table:table-cell office:value-type="float" office:value="914">
            <text:p>914</text:p>
          </table:table-cell>
          <table:table-cell office:value-type="string">
            <text:p>ß-Phellandrene</text:p>
          </table:table-cell>
          <table:table-cell office:value-type="string">
            <text:p>replib</text:p>
          </table:table-cell>
          <table:table-cell office:value-type="float" office:value="907">
            <text:p>907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892">
            <text:p>892</text:p>
          </table:table-cell>
          <table:table-cell office:value-type="string">
            <text:p>Cyclohexane, 1-methylene-4-(1-methylethenyl)-</text:p>
          </table:table-cell>
          <table:table-cell office:value-type="string">
            <text:p>replib</text:p>
          </table:table-cell>
          <table:table-cell office:value-type="float" office:value="4.421">
            <text:p>4.42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754">
            <text:p>754</text:p>
          </table:table-cell>
          <table:table-cell office:value-type="float" office:value="53.47">
            <text:p>53.4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.34">
            <text:p>8.34</text:p>
          </table:table-cell>
          <table:table-cell office:value-type="float" office:value="789">
            <text:p>789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779">
            <text:p>779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replib</text:p>
          </table:table-cell>
          <table:table-cell office:value-type="float" office:value="756">
            <text:p>756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replib</text:p>
          </table:table-cell>
          <table:table-cell office:value-type="float" office:value="4.465">
            <text:p>4.46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775">
            <text:p>775</text:p>
          </table:table-cell>
          <table:table-cell office:value-type="float" office:value="47.52">
            <text:p>47.5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.51">
            <text:p>8.51</text:p>
          </table:table-cell>
          <table:table-cell office:value-type="float" office:value="778">
            <text:p>778</text:p>
          </table:table-cell>
          <table:table-cell office:value-type="string">
            <text:p>Cyclotetrasiloxane, octamethyl-</text:p>
          </table:table-cell>
          <table:table-cell office:value-type="string">
            <text:p>replib</text:p>
          </table:table-cell>
          <table:table-cell office:value-type="float" office:value="609">
            <text:p>609</text:p>
          </table:table-cell>
          <table:table-cell office:value-type="string">
            <text:p>Cyclotetrasiloxane, octamethyl-</text:p>
          </table:table-cell>
          <table:table-cell office:value-type="string">
            <text:p>replib</text:p>
          </table:table-cell>
          <table:table-cell office:value-type="float" office:value="589">
            <text:p>589</text:p>
          </table:table-cell>
          <table:table-cell office:value-type="string">
            <text:p>Pentasiloxane, dodecamethyl-</text:p>
          </table:table-cell>
          <table:table-cell office:value-type="string">
            <text:p>replib</text:p>
          </table:table-cell>
          <table:table-cell office:value-type="float" office:value="4.53">
            <text:p>4.53</text:p>
          </table:table-cell>
          <table:table-cell office:value-type="string">
            <text:p>4-tert-Butylphenol, TMS derivative</text:p>
          </table:table-cell>
          <table:table-cell office:value-type="string">
            <text:p>n.a.</text:p>
          </table:table-cell>
          <table:table-cell office:value-type="float" office:value="616">
            <text:p>616</text:p>
          </table:table-cell>
          <table:table-cell office:value-type="float" office:value="654">
            <text:p>654</text:p>
          </table:table-cell>
          <table:table-cell office:value-type="float" office:value="60.72">
            <text:p>60.7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.87">
            <text:p>8.87</text:p>
          </table:table-cell>
          <table:table-cell office:value-type="float" office:value="732">
            <text:p>732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714">
            <text:p>714</text:p>
          </table:table-cell>
          <table:table-cell office:value-type="string">
            <text:p>2,6,6-Trimethyl-bicyclo[3.1.1]hept-3-ylamine</text:p>
          </table:table-cell>
          <table:table-cell office:value-type="string">
            <text:p>replib</text:p>
          </table:table-cell>
          <table:table-cell office:value-type="float" office:value="697">
            <text:p>697</text:p>
          </table:table-cell>
          <table:table-cell office:value-type="string">
            <text:p>1,3-Cyclopentanediol, cis-</text:p>
          </table:table-cell>
          <table:table-cell office:value-type="string">
            <text:p>replib</text:p>
          </table:table-cell>
          <table:table-cell office:value-type="float" office:value="4.652">
            <text:p>4.652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753">
            <text:p>753</text:p>
          </table:table-cell>
          <table:table-cell office:value-type="float" office:value="13.22">
            <text:p>13.2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.91">
            <text:p>8.91</text:p>
          </table:table-cell>
          <table:table-cell office:value-type="float" office:value="725">
            <text:p>725</text:p>
          </table:table-cell>
          <table:table-cell office:value-type="string">
            <text:p>4-Hexen-1-ol, acetate</text:p>
          </table:table-cell>
          <table:table-cell office:value-type="string">
            <text:p>replib</text:p>
          </table:table-cell>
          <table:table-cell office:value-type="float" office:value="680">
            <text:p>680</text:p>
          </table:table-cell>
          <table:table-cell office:value-type="string">
            <text:p>Butanoic acid, 4-hexenyl ester, (Z)-</text:p>
          </table:table-cell>
          <table:table-cell office:value-type="string">
            <text:p>replib</text:p>
          </table:table-cell>
          <table:table-cell office:value-type="float" office:value="647">
            <text:p>647</text:p>
          </table:table-cell>
          <table:table-cell office:value-type="string">
            <text:p>1,3-Butadiene, 2,3-dimethyl-</text:p>
          </table:table-cell>
          <table:table-cell office:value-type="string">
            <text:p>replib</text:p>
          </table:table-cell>
          <table:table-cell office:value-type="float" office:value="4.765">
            <text:p>4.76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19">
            <text:p>919</text:p>
          </table:table-cell>
          <table:table-cell office:value-type="float" office:value="57.33">
            <text:p>57.3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.32">
            <text:p>9.32</text:p>
          </table:table-cell>
          <table:table-cell office:value-type="float" office:value="794">
            <text:p>794</text:p>
          </table:table-cell>
          <table:table-cell office:value-type="string">
            <text:p>1,3,8-p-Menthatriene</text:p>
          </table:table-cell>
          <table:table-cell office:value-type="string">
            <text:p>replib</text:p>
          </table:table-cell>
          <table:table-cell office:value-type="float" office:value="776">
            <text:p>776</text:p>
          </table:table-cell>
          <table:table-cell office:value-type="string">
            <text:p>Benzene, 1,2,4,5-tetramethyl-</text:p>
          </table:table-cell>
          <table:table-cell office:value-type="string">
            <text:p>replib</text:p>
          </table:table-cell>
          <table:table-cell office:value-type="float" office:value="731">
            <text:p>731</text:p>
          </table:table-cell>
          <table:table-cell office:value-type="string">
            <text:p>6,7-Dimethyl-3,5,8,8a-tetrahydro-1H-2-benzopyran</text:p>
          </table:table-cell>
          <table:table-cell office:value-type="string">
            <text:p>replib</text:p>
          </table:table-cell>
          <table:table-cell office:value-type="float" office:value="4.822">
            <text:p>4.822</text:p>
          </table:table-cell>
          <table:table-cell office:value-type="string">
            <text:p>Cyclohexanol, 4-amino-, trans-</text:p>
          </table:table-cell>
          <table:table-cell office:value-type="string">
            <text:p>n.a.</text:p>
          </table:table-cell>
          <table:table-cell office:value-type="float" office:value="656">
            <text:p>656</text:p>
          </table:table-cell>
          <table:table-cell office:value-type="float" office:value="682">
            <text:p>682</text:p>
          </table:table-cell>
          <table:table-cell office:value-type="float" office:value="24.06">
            <text:p>24.0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.39">
            <text:p>9.39</text:p>
          </table:table-cell>
          <table:table-cell office:value-type="float" office:value="791">
            <text:p>791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755">
            <text:p>755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747">
            <text:p>747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4.87">
            <text:p>4.8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881">
            <text:p>881</text:p>
          </table:table-cell>
          <table:table-cell office:value-type="float" office:value="67.82">
            <text:p>67.8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.49">
            <text:p>9.49</text:p>
          </table:table-cell>
          <table:table-cell office:value-type="float" office:value="901">
            <text:p>901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868">
            <text:p>868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829">
            <text:p>829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4.955">
            <text:p>4.95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896">
            <text:p>896</text:p>
          </table:table-cell>
          <table:table-cell office:value-type="float" office:value="57.48">
            <text:p>57.4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.77">
            <text:p>9.77</text:p>
          </table:table-cell>
          <table:table-cell office:value-type="float" office:value="918">
            <text:p>918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916">
            <text:p>916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916">
            <text:p>916</text:p>
          </table:table-cell>
          <table:table-cell office:value-type="string">
            <text:p>Benzene, 1,2-diethyl-</text:p>
          </table:table-cell>
          <table:table-cell office:value-type="string">
            <text:p>replib</text:p>
          </table:table-cell>
          <table:table-cell office:value-type="float" office:value="5.044">
            <text:p>5.04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885">
            <text:p>885</text:p>
          </table:table-cell>
          <table:table-cell office:value-type="float" office:value="25.56">
            <text:p>25.5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.93">
            <text:p>9.93</text:p>
          </table:table-cell>
          <table:table-cell office:value-type="float" office:value="895">
            <text:p>895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92">
            <text:p>892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891">
            <text:p>891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5.118">
            <text:p>5.11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767">
            <text:p>767</text:p>
          </table:table-cell>
          <table:table-cell office:value-type="float" office:value="44.15">
            <text:p>44.1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.22">
            <text:p>10.22</text:p>
          </table:table-cell>
          <table:table-cell office:value-type="float" office:value="765">
            <text:p>765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739">
            <text:p>739</text:p>
          </table:table-cell>
          <table:table-cell office:value-type="string">
            <text:p>Isopulegol</text:p>
          </table:table-cell>
          <table:table-cell office:value-type="string">
            <text:p>replib</text:p>
          </table:table-cell>
          <table:table-cell office:value-type="float" office:value="735">
            <text:p>735</text:p>
          </table:table-cell>
          <table:table-cell office:value-type="string">
            <text:p>Cyclohexanol, 5-methyl-2-(1-methylethenyl)-</text:p>
          </table:table-cell>
          <table:table-cell office:value-type="string">
            <text:p>replib</text:p>
          </table:table-cell>
          <table:table-cell office:value-type="float" office:value="5.19">
            <text:p>5.19</text:p>
          </table:table-cell>
          <table:table-cell office:value-type="string">
            <text:p>1,2-Cyclopentanediol, trans-</text:p>
          </table:table-cell>
          <table:table-cell office:value-type="string">
            <text:p>n.a.</text:p>
          </table:table-cell>
          <table:table-cell office:value-type="float" office:value="643">
            <text:p>643</text:p>
          </table:table-cell>
          <table:table-cell office:value-type="float" office:value="717">
            <text:p>717</text:p>
          </table:table-cell>
          <table:table-cell office:value-type="float" office:value="26.9">
            <text:p>26.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.48">
            <text:p>10.48</text:p>
          </table:table-cell>
          <table:table-cell office:value-type="float" office:value="742">
            <text:p>742</text:p>
          </table:table-cell>
          <table:table-cell office:value-type="string">
            <text:p>1,3,8-p-Menthatriene</text:p>
          </table:table-cell>
          <table:table-cell office:value-type="string">
            <text:p>replib</text:p>
          </table:table-cell>
          <table:table-cell office:value-type="float" office:value="733">
            <text:p>733</text:p>
          </table:table-cell>
          <table:table-cell office:value-type="string">
            <text:p>6,7-Dimethyl-3,5,8,8a-tetrahydro-1H-2-benzopyran</text:p>
          </table:table-cell>
          <table:table-cell office:value-type="string">
            <text:p>replib</text:p>
          </table:table-cell>
          <table:table-cell office:value-type="float" office:value="727">
            <text:p>727</text:p>
          </table:table-cell>
          <table:table-cell office:value-type="string">
            <text:p>Benzene, 1,2,4,5-tetramethyl-</text:p>
          </table:table-cell>
          <table:table-cell office:value-type="string">
            <text:p>replib</text:p>
          </table:table-cell>
          <table:table-cell office:value-type="float" office:value="5.309">
            <text:p>5.309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778">
            <text:p>778</text:p>
          </table:table-cell>
          <table:table-cell office:value-type="float" office:value="54.57">
            <text:p>54.5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.78">
            <text:p>10.78</text:p>
          </table:table-cell>
          <table:table-cell office:value-type="float" office:value="693">
            <text:p>693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686">
            <text:p>686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679">
            <text:p>679</text:p>
          </table:table-cell>
          <table:table-cell office:value-type="string">
            <text:p>7-Hexadecenal, (Z)-</text:p>
          </table:table-cell>
          <table:table-cell office:value-type="string">
            <text:p>replib</text:p>
          </table:table-cell>
          <table:table-cell office:value-type="float" office:value="5.363">
            <text:p>5.36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00">
            <text:p>900</text:p>
          </table:table-cell>
          <table:table-cell office:value-type="float" office:value="47.75">
            <text:p>47.7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.84">
            <text:p>10.84</text:p>
          </table:table-cell>
          <table:table-cell office:value-type="float" office:value="887">
            <text:p>887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62">
            <text:p>862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33">
            <text:p>833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5.421">
            <text:p>5.421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847">
            <text:p>847</text:p>
          </table:table-cell>
          <table:table-cell office:value-type="float" office:value="862">
            <text:p>862</text:p>
          </table:table-cell>
          <table:table-cell office:value-type="float" office:value="86.76">
            <text:p>86.7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.09">
            <text:p>11.09</text:p>
          </table:table-cell>
          <table:table-cell office:value-type="float" office:value="832">
            <text:p>832</text:p>
          </table:table-cell>
          <table:table-cell office:value-type="string">
            <text:p>cis-Verbenol</text:p>
          </table:table-cell>
          <table:table-cell office:value-type="string">
            <text:p>replib</text:p>
          </table:table-cell>
          <table:table-cell office:value-type="float" office:value="825">
            <text:p>825</text:p>
          </table:table-cell>
          <table:table-cell office:value-type="string">
            <text:p>Verbenol</text:p>
          </table:table-cell>
          <table:table-cell office:value-type="string">
            <text:p>replib</text:p>
          </table:table-cell>
          <table:table-cell office:value-type="float" office:value="790">
            <text:p>790</text:p>
          </table:table-cell>
          <table:table-cell office:value-type="string">
            <text:p>2-Cyclohexene-1-carboxaldehyde, 2,6,6-trimethyl-</text:p>
          </table:table-cell>
          <table:table-cell office:value-type="string">
            <text:p>replib</text:p>
          </table:table-cell>
          <table:table-cell office:value-type="float" office:value="5.482">
            <text:p>5.482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758">
            <text:p>758</text:p>
          </table:table-cell>
          <table:table-cell office:value-type="float" office:value="41.04">
            <text:p>41.0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.4">
            <text:p>11.4</text:p>
          </table:table-cell>
          <table:table-cell office:value-type="float" office:value="641">
            <text:p>641</text:p>
          </table:table-cell>
          <table:table-cell office:value-type="string">
            <text:p>2,5-Dihydroxybenzoic acid, 3TMS derivative</text:p>
          </table:table-cell>
          <table:table-cell office:value-type="string">
            <text:p>replib</text:p>
          </table:table-cell>
          <table:table-cell office:value-type="float" office:value="636">
            <text:p>636</text:p>
          </table:table-cell>
          <table:table-cell office:value-type="string">
            <text:p>3,4-Dihydroxyphenylglycol, 4TMS derivative</text:p>
          </table:table-cell>
          <table:table-cell office:value-type="string">
            <text:p>replib</text:p>
          </table:table-cell>
          <table:table-cell office:value-type="float" office:value="618">
            <text:p>618</text:p>
          </table:table-cell>
          <table:table-cell office:value-type="string">
            <text:p>Cyclopentasiloxane, decamethyl-</text:p>
          </table:table-cell>
          <table:table-cell office:value-type="string">
            <text:p>replib</text:p>
          </table:table-cell>
          <table:table-cell office:value-type="float" office:value="5.581">
            <text:p>5.581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760">
            <text:p>760</text:p>
          </table:table-cell>
          <table:table-cell office:value-type="float" office:value="28.63">
            <text:p>28.6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.45">
            <text:p>11.45</text:p>
          </table:table-cell>
          <table:table-cell office:value-type="float" office:value="688">
            <text:p>688</text:p>
          </table:table-cell>
          <table:table-cell office:value-type="string">
            <text:p>cis-Verbenol</text:p>
          </table:table-cell>
          <table:table-cell office:value-type="string">
            <text:p>replib</text:p>
          </table:table-cell>
          <table:table-cell office:value-type="float" office:value="688">
            <text:p>688</text:p>
          </table:table-cell>
          <table:table-cell office:value-type="string">
            <text:p>Isocyclocitral</text:p>
          </table:table-cell>
          <table:table-cell office:value-type="string">
            <text:p>replib</text:p>
          </table:table-cell>
          <table:table-cell office:value-type="float" office:value="687">
            <text:p>687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replib</text:p>
          </table:table-cell>
          <table:table-cell office:value-type="float" office:value="5.642">
            <text:p>5.64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895">
            <text:p>895</text:p>
          </table:table-cell>
          <table:table-cell office:value-type="float" office:value="53.88">
            <text:p>53.8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.65">
            <text:p>11.65</text:p>
          </table:table-cell>
          <table:table-cell office:value-type="float" office:value="893">
            <text:p>893</text:p>
          </table:table-cell>
          <table:table-cell office:value-type="string">
            <text:p>Camphor</text:p>
          </table:table-cell>
          <table:table-cell office:value-type="string">
            <text:p>replib</text:p>
          </table:table-cell>
          <table:table-cell office:value-type="float" office:value="856">
            <text:p>856</text:p>
          </table:table-cell>
          <table:table-cell office:value-type="string">
            <text:p>Bicyclo[2.2.1]heptan-2-one, 1,7,7-trimethyl-, (1S)-</text:p>
          </table:table-cell>
          <table:table-cell office:value-type="string">
            <text:p>replib</text:p>
          </table:table-cell>
          <table:table-cell office:value-type="float" office:value="828">
            <text:p>828</text:p>
          </table:table-cell>
          <table:table-cell office:value-type="string">
            <text:p>Camphor</text:p>
          </table:table-cell>
          <table:table-cell office:value-type="string">
            <text:p>replib</text:p>
          </table:table-cell>
          <table:table-cell office:value-type="float" office:value="5.7">
            <text:p>5.7</text:p>
          </table:table-cell>
          <table:table-cell office:value-type="string">
            <text:p>Octane, 4-methyl-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774">
            <text:p>774</text:p>
          </table:table-cell>
          <table:table-cell office:value-type="float" office:value="23.63">
            <text:p>23.6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.9">
            <text:p>11.9</text:p>
          </table:table-cell>
          <table:table-cell office:value-type="float" office:value="704">
            <text:p>704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670">
            <text:p>670</text:p>
          </table:table-cell>
          <table:table-cell office:value-type="string">
            <text:p>Benzaldehyde, 4-ethyl-</text:p>
          </table:table-cell>
          <table:table-cell office:value-type="string">
            <text:p>replib</text:p>
          </table:table-cell>
          <table:table-cell office:value-type="float" office:value="666">
            <text:p>666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5.765">
            <text:p>5.76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702">
            <text:p>702</text:p>
          </table:table-cell>
          <table:table-cell office:value-type="float" office:value="14.46">
            <text:p>14.4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.08">
            <text:p>12.08</text:p>
          </table:table-cell>
          <table:table-cell office:value-type="float" office:value="741">
            <text:p>741</text:p>
          </table:table-cell>
          <table:table-cell office:value-type="string">
            <text:p>Bicyclo[3.1.0]hexan-3-ol, 4-methyl-1-(1-methylethyl)-</text:p>
          </table:table-cell>
          <table:table-cell office:value-type="string">
            <text:p>replib</text:p>
          </table:table-cell>
          <table:table-cell office:value-type="float" office:value="726">
            <text:p>726</text:p>
          </table:table-cell>
          <table:table-cell office:value-type="string">
            <text:p>Isobornyl acetate</text:p>
          </table:table-cell>
          <table:table-cell office:value-type="string">
            <text:p>replib</text:p>
          </table:table-cell>
          <table:table-cell office:value-type="float" office:value="720">
            <text:p>720</text:p>
          </table:table-cell>
          <table:table-cell office:value-type="string">
            <text:p>Isobornyl thiocyanoacetate</text:p>
          </table:table-cell>
          <table:table-cell office:value-type="string">
            <text:p>replib</text:p>
          </table:table-cell>
          <table:table-cell office:value-type="float" office:value="5.839">
            <text:p>5.839</text:p>
          </table:table-cell>
          <table:table-cell office:value-type="string">
            <text:p>2H-Pyran-2-one, tetrahydro-3,6-dimethyl-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843">
            <text:p>843</text:p>
          </table:table-cell>
          <table:table-cell office:value-type="float" office:value="43.8">
            <text:p>43.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.31">
            <text:p>12.31</text:p>
          </table:table-cell>
          <table:table-cell office:value-type="float" office:value="707">
            <text:p>707</text:p>
          </table:table-cell>
          <table:table-cell office:value-type="string">
            <text:p>Benzaldehyde, 4-ethyl-</text:p>
          </table:table-cell>
          <table:table-cell office:value-type="string">
            <text:p>replib</text:p>
          </table:table-cell>
          <table:table-cell office:value-type="float" office:value="634">
            <text:p>634</text:p>
          </table:table-cell>
          <table:table-cell office:value-type="string">
            <text:p>Phenol, 4-(2-propenyl)-</text:p>
          </table:table-cell>
          <table:table-cell office:value-type="string">
            <text:p>replib</text:p>
          </table:table-cell>
          <table:table-cell office:value-type="float" office:value="633">
            <text:p>633</text:p>
          </table:table-cell>
          <table:table-cell office:value-type="string">
            <text:p>Phenol, 4-(2-propenyl)-, acetate</text:p>
          </table:table-cell>
          <table:table-cell office:value-type="string">
            <text:p>replib</text:p>
          </table:table-cell>
          <table:table-cell office:value-type="float" office:value="5.914">
            <text:p>5.91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 office:value-type="float" office:value="51.29">
            <text:p>51.29</text:p>
          </table:table-cell>
          <table:table-cell office:value-type="string">
            <text:p>replib</text:p>
          </table:table-cell>
          <table:table-cell office:value-type="string">
            <text:p>Area </text:p>
          </table:table-cell>
          <table:table-cell office:value-type="string">
            <text:p>Height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.53">
            <text:p>12.53</text:p>
          </table:table-cell>
          <table:table-cell office:value-type="float" office:value="671">
            <text:p>671</text:p>
          </table:table-cell>
          <table:table-cell office:value-type="string">
            <text:p>Heptane, 4-propyl-</text:p>
          </table:table-cell>
          <table:table-cell office:value-type="string">
            <text:p>replib</text:p>
          </table:table-cell>
          <table:table-cell office:value-type="float" office:value="667">
            <text:p>667</text:p>
          </table:table-cell>
          <table:table-cell office:value-type="string">
            <text:p>Oxirane, [[(2-ethylhexyl)oxy]methyl]-</text:p>
          </table:table-cell>
          <table:table-cell office:value-type="string">
            <text:p>replib</text:p>
          </table:table-cell>
          <table:table-cell office:value-type="float" office:value="664">
            <text:p>664</text:p>
          </table:table-cell>
          <table:table-cell office:value-type="string">
            <text:p>1-Hexanethiol, 2-ethyl-</text:p>
          </table:table-cell>
          <table:table-cell office:value-type="string">
            <text:p>replib</text:p>
          </table:table-cell>
          <table:table-cell office:value-type="float" office:value="6.023">
            <text:p>6.02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870">
            <text:p>870</text:p>
          </table:table-cell>
          <table:table-cell office:value-type="float" office:value="34.59">
            <text:p>34.59</text:p>
          </table:table-cell>
          <table:table-cell office:value-type="string">
            <text:p>replib</text:p>
          </table:table-cell>
          <table:table-cell office:value-type="string">
            <text:p>counts*min</text:p>
          </table:table-cell>
          <table:table-cell office:value-type="string">
            <text:p>count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.02">
            <text:p>13.02</text:p>
          </table:table-cell>
          <table:table-cell office:value-type="float" office:value="866">
            <text:p>866</text:p>
          </table:table-cell>
          <table:table-cell office:value-type="string">
            <text:p>Bicyclo[3.1.1]hept-2-en-6-ol, 2,7,7-trimethyl-, acetate, [1S-(1a,5a,6ß)]-</text:p>
          </table:table-cell>
          <table:table-cell office:value-type="string">
            <text:p>replib</text:p>
          </table:table-cell>
          <table:table-cell office:value-type="float" office:value="796">
            <text:p>796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768">
            <text:p>768</text:p>
          </table:table-cell>
          <table:table-cell office:value-type="string">
            <text:p>2-Cyclohexen-1-ol, 1-methyl-4-(1-methylethenyl)-, trans-</text:p>
          </table:table-cell>
          <table:table-cell office:value-type="string">
            <text:p>replib</text:p>
          </table:table-cell>
          <table:table-cell office:value-type="float" office:value="6.081">
            <text:p>6.08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752">
            <text:p>752</text:p>
          </table:table-cell>
          <table:table-cell office:value-type="float" office:value="49">
            <text:p>49</text:p>
          </table:table-cell>
          <table:table-cell office:value-type="string">
            <text:p>replib</text:p>
          </table:table-cell>
          <table:table-cell table:number-columns-repeated="2" office:value-type="string">
            <text:p>TIC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.21">
            <text:p>13.21</text:p>
          </table:table-cell>
          <table:table-cell office:value-type="float" office:value="715">
            <text:p>715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94">
            <text:p>694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89">
            <text:p>689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.118">
            <text:p>6.11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17">
            <text:p>917</text:p>
          </table:table-cell>
          <table:table-cell office:value-type="float" office:value="61.83">
            <text:p>61.83</text:p>
          </table:table-cell>
          <table:table-cell office:value-type="string">
            <text:p>replib</text:p>
          </table:table-cell>
          <table:table-cell office:value-type="float" office:value="2929.837">
            <text:p>2929.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.41">
            <text:p>13.41</text:p>
          </table:table-cell>
          <table:table-cell office:value-type="float" office:value="722">
            <text:p>722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721">
            <text:p>721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706">
            <text:p>706</text:p>
          </table:table-cell>
          <table:table-cell office:value-type="string">
            <text:p>Ethanone, 1-(2-hydroxy-5-methylphenyl)-</text:p>
          </table:table-cell>
          <table:table-cell office:value-type="string">
            <text:p>replib</text:p>
          </table:table-cell>
          <table:table-cell office:value-type="float" office:value="6.132">
            <text:p>6.13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889">
            <text:p>889</text:p>
          </table:table-cell>
          <table:table-cell office:value-type="float" office:value="61">
            <text:p>61</text:p>
          </table:table-cell>
          <table:table-cell office:value-type="string">
            <text:p>replib</text:p>
          </table:table-cell>
          <table:table-cell office:value-type="float" office:value="51995.116">
            <text:p>51995.116</text:p>
          </table:table-cell>
          <table:table-cell office:value-type="float" office:value="1660276.029">
            <text:p>1660276.02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.51">
            <text:p>13.51</text:p>
          </table:table-cell>
          <table:table-cell office:value-type="float" office:value="855">
            <text:p>855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52">
            <text:p>852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35">
            <text:p>835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6.186">
            <text:p>6.18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893">
            <text:p>893</text:p>
          </table:table-cell>
          <table:table-cell office:value-type="float" office:value="60.86">
            <text:p>60.86</text:p>
          </table:table-cell>
          <table:table-cell office:value-type="string">
            <text:p>replib</text:p>
          </table:table-cell>
          <table:table-cell office:value-type="float" office:value="63087.169">
            <text:p>63087.169</text:p>
          </table:table-cell>
          <table:table-cell office:value-type="float" office:value="1554511.31">
            <text:p>1554511.3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.85">
            <text:p>13.85</text:p>
          </table:table-cell>
          <table:table-cell office:value-type="float" office:value="879">
            <text:p>879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54">
            <text:p>854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36">
            <text:p>836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6.319">
            <text:p>6.319</text:p>
          </table:table-cell>
          <table:table-cell office:value-type="string">
            <text:p>2-Hexanone, 4-methyl-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18">
            <text:p>718</text:p>
          </table:table-cell>
          <table:table-cell office:value-type="float" office:value="35.15">
            <text:p>35.15</text:p>
          </table:table-cell>
          <table:table-cell office:value-type="string">
            <text:p>replib</text:p>
          </table:table-cell>
          <table:table-cell office:value-type="float" office:value="25204.611">
            <text:p>25204.611</text:p>
          </table:table-cell>
          <table:table-cell office:value-type="float" office:value="998026.414">
            <text:p>998026.41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.94">
            <text:p>13.94</text:p>
          </table:table-cell>
          <table:table-cell office:value-type="float" office:value="840">
            <text:p>840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779">
            <text:p>779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656">
            <text:p>656</text:p>
          </table:table-cell>
          <table:table-cell office:value-type="string">
            <text:p>3-Octyn-1-ol</text:p>
          </table:table-cell>
          <table:table-cell office:value-type="string">
            <text:p>replib</text:p>
          </table:table-cell>
          <table:table-cell office:value-type="float" office:value="6.384">
            <text:p>6.384</text:p>
          </table:table-cell>
          <table:table-cell office:value-type="string">
            <text:p>6-Tridecene, (Z)-</text:p>
          </table:table-cell>
          <table:table-cell office:value-type="string">
            <text:p>n.a.</text:p>
          </table:table-cell>
          <table:table-cell table:number-columns-repeated="2" office:value-type="float" office:value="773">
            <text:p>773</text:p>
          </table:table-cell>
          <table:table-cell office:value-type="float" office:value="28.05">
            <text:p>28.05</text:p>
          </table:table-cell>
          <table:table-cell office:value-type="string">
            <text:p>replib</text:p>
          </table:table-cell>
          <table:table-cell office:value-type="float" office:value="6734.063">
            <text:p>6734.063</text:p>
          </table:table-cell>
          <table:table-cell office:value-type="float" office:value="943850.176">
            <text:p>943850.17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.1">
            <text:p>14.1</text:p>
          </table:table-cell>
          <table:table-cell office:value-type="float" office:value="840">
            <text:p>840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741">
            <text:p>741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567">
            <text:p>567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.455">
            <text:p>6.45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864">
            <text:p>864</text:p>
          </table:table-cell>
          <table:table-cell office:value-type="float" office:value="54.54">
            <text:p>54.54</text:p>
          </table:table-cell>
          <table:table-cell office:value-type="string">
            <text:p>replib</text:p>
          </table:table-cell>
          <table:table-cell office:value-type="float" office:value="29002.191">
            <text:p>29002.191</text:p>
          </table:table-cell>
          <table:table-cell office:value-type="float" office:value="846423.949">
            <text:p>846423.94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.42">
            <text:p>14.42</text:p>
          </table:table-cell>
          <table:table-cell office:value-type="float" office:value="769">
            <text:p>769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63">
            <text:p>763</text:p>
          </table:table-cell>
          <table:table-cell office:value-type="string">
            <text:p>Tridecane, 3-methyl-</text:p>
          </table:table-cell>
          <table:table-cell office:value-type="string">
            <text:p>replib</text:p>
          </table:table-cell>
          <table:table-cell office:value-type="float" office:value="759">
            <text:p>759</text:p>
          </table:table-cell>
          <table:table-cell office:value-type="string">
            <text:p>Tetradecane, 1-iodo-</text:p>
          </table:table-cell>
          <table:table-cell office:value-type="string">
            <text:p>replib</text:p>
          </table:table-cell>
          <table:table-cell office:value-type="float" office:value="6.492">
            <text:p>6.49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891">
            <text:p>891</text:p>
          </table:table-cell>
          <table:table-cell office:value-type="float" office:value="50.61">
            <text:p>50.61</text:p>
          </table:table-cell>
          <table:table-cell office:value-type="string">
            <text:p>replib</text:p>
          </table:table-cell>
          <table:table-cell office:value-type="float" office:value="276776.642">
            <text:p>276776.642</text:p>
          </table:table-cell>
          <table:table-cell office:value-type="float" office:value="6185307.57">
            <text:p>6185307.5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.69">
            <text:p>14.69</text:p>
          </table:table-cell>
          <table:table-cell office:value-type="float" office:value="703">
            <text:p>703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02">
            <text:p>702</text:p>
          </table:table-cell>
          <table:table-cell office:value-type="string">
            <text:p>Tridecane, 3-methyl-</text:p>
          </table:table-cell>
          <table:table-cell office:value-type="string">
            <text:p>replib</text:p>
          </table:table-cell>
          <table:table-cell office:value-type="float" office:value="693">
            <text:p>693</text:p>
          </table:table-cell>
          <table:table-cell office:value-type="string">
            <text:p>Heptadecane, 2-methyl-</text:p>
          </table:table-cell>
          <table:table-cell office:value-type="string">
            <text:p>replib</text:p>
          </table:table-cell>
          <table:table-cell office:value-type="float" office:value="6.55">
            <text:p>6.5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869">
            <text:p>869</text:p>
          </table:table-cell>
          <table:table-cell office:value-type="float" office:value="31.73">
            <text:p>31.73</text:p>
          </table:table-cell>
          <table:table-cell office:value-type="string">
            <text:p>replib</text:p>
          </table:table-cell>
          <table:table-cell office:value-type="float" office:value="128536.943">
            <text:p>128536.943</text:p>
          </table:table-cell>
          <table:table-cell office:value-type="float" office:value="3717706.908">
            <text:p>3717706.90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.43">
            <text:p>15.43</text:p>
          </table:table-cell>
          <table:table-cell office:value-type="float" office:value="873">
            <text:p>873</text:p>
          </table:table-cell>
          <table:table-cell office:value-type="string">
            <text:p>7-Tetradecene</text:p>
          </table:table-cell>
          <table:table-cell office:value-type="string">
            <text:p>replib</text:p>
          </table:table-cell>
          <table:table-cell office:value-type="float" office:value="846">
            <text:p>846</text:p>
          </table:table-cell>
          <table:table-cell office:value-type="string">
            <text:p>1-Tetradecene</text:p>
          </table:table-cell>
          <table:table-cell office:value-type="string">
            <text:p>replib</text:p>
          </table:table-cell>
          <table:table-cell office:value-type="float" office:value="840">
            <text:p>840</text:p>
          </table:table-cell>
          <table:table-cell office:value-type="string">
            <text:p>6-Tridecene, (Z)-</text:p>
          </table:table-cell>
          <table:table-cell office:value-type="string">
            <text:p>replib</text:p>
          </table:table-cell>
          <table:table-cell office:value-type="float" office:value="6.608">
            <text:p>6.60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39">
            <text:p>739</text:p>
          </table:table-cell>
          <table:table-cell office:value-type="float" office:value="53.45">
            <text:p>53.45</text:p>
          </table:table-cell>
          <table:table-cell office:value-type="string">
            <text:p>replib</text:p>
          </table:table-cell>
          <table:table-cell office:value-type="float" office:value="115065.026">
            <text:p>115065.026</text:p>
          </table:table-cell>
          <table:table-cell office:value-type="float" office:value="4316768.084">
            <text:p>4316768.08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6.8">
            <text:p>16.8</text:p>
          </table:table-cell>
          <table:table-cell office:value-type="float" office:value="868">
            <text:p>868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844">
            <text:p>844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829">
            <text:p>829</text:p>
          </table:table-cell>
          <table:table-cell office:value-type="string">
            <text:p>?-Muurolene</text:p>
          </table:table-cell>
          <table:table-cell office:value-type="string">
            <text:p>replib</text:p>
          </table:table-cell>
          <table:table-cell office:value-type="float" office:value="6.669">
            <text:p>6.669</text:p>
          </table:table-cell>
          <table:table-cell office:value-type="string">
            <text:p>Sulfurous acid, dibutyl ester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697">
            <text:p>697</text:p>
          </table:table-cell>
          <table:table-cell office:value-type="float" office:value="38.59">
            <text:p>38.59</text:p>
          </table:table-cell>
          <table:table-cell office:value-type="string">
            <text:p>replib</text:p>
          </table:table-cell>
          <table:table-cell office:value-type="float" office:value="32130.527">
            <text:p>32130.527</text:p>
          </table:table-cell>
          <table:table-cell office:value-type="float" office:value="1624917.422">
            <text:p>1624917.42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.92">
            <text:p>16.92</text:p>
          </table:table-cell>
          <table:table-cell office:value-type="float" office:value="729">
            <text:p>729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718">
            <text:p>718</text:p>
          </table:table-cell>
          <table:table-cell office:value-type="string">
            <text:p>7-Hexadecenal, (Z)-</text:p>
          </table:table-cell>
          <table:table-cell office:value-type="string">
            <text:p>replib</text:p>
          </table:table-cell>
          <table:table-cell office:value-type="float" office:value="705">
            <text:p>705</text:p>
          </table:table-cell>
          <table:table-cell office:value-type="string">
            <text:p>Cyclohexanol, 5-methyl-2-(1-methylethenyl)-</text:p>
          </table:table-cell>
          <table:table-cell office:value-type="string">
            <text:p>replib</text:p>
          </table:table-cell>
          <table:table-cell office:value-type="float" office:value="6.822">
            <text:p>6.822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18">
            <text:p>718</text:p>
          </table:table-cell>
          <table:table-cell office:value-type="float" office:value="49.8">
            <text:p>49.8</text:p>
          </table:table-cell>
          <table:table-cell office:value-type="string">
            <text:p>replib</text:p>
          </table:table-cell>
          <table:table-cell office:value-type="float" office:value="12419.496">
            <text:p>12419.496</text:p>
          </table:table-cell>
          <table:table-cell office:value-type="float" office:value="662209.985">
            <text:p>662209.98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935">
            <text:p>935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25">
            <text:p>925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08">
            <text:p>908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6.839">
            <text:p>6.83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831">
            <text:p>831</text:p>
          </table:table-cell>
          <table:table-cell office:value-type="float" office:value="24.76">
            <text:p>24.76</text:p>
          </table:table-cell>
          <table:table-cell office:value-type="string">
            <text:p>replib</text:p>
          </table:table-cell>
          <table:table-cell office:value-type="float" office:value="75789.231">
            <text:p>75789.231</text:p>
          </table:table-cell>
          <table:table-cell office:value-type="float" office:value="1934394.238">
            <text:p>1934394.23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9.42">
            <text:p>19.42</text:p>
          </table:table-cell>
          <table:table-cell office:value-type="float" office:value="801">
            <text:p>801</text:p>
          </table:table-cell>
          <table:table-cell office:value-type="string">
            <text:p>Pentacosane</text:p>
          </table:table-cell>
          <table:table-cell office:value-type="string">
            <text:p>replib</text:p>
          </table:table-cell>
          <table:table-cell office:value-type="float" office:value="784">
            <text:p>784</text:p>
          </table:table-cell>
          <table:table-cell office:value-type="string">
            <text:p>Nonadecane, 9-methyl-</text:p>
          </table:table-cell>
          <table:table-cell office:value-type="string">
            <text:p>replib</text:p>
          </table:table-cell>
          <table:table-cell office:value-type="float" office:value="781">
            <text:p>781</text:p>
          </table:table-cell>
          <table:table-cell office:value-type="string">
            <text:p>Hexadecane, 2,6,11,15-tetramethyl-</text:p>
          </table:table-cell>
          <table:table-cell office:value-type="string">
            <text:p>replib</text:p>
          </table:table-cell>
          <table:table-cell office:value-type="float" office:value="6.918">
            <text:p>6.91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00">
            <text:p>900</text:p>
          </table:table-cell>
          <table:table-cell office:value-type="float" office:value="56.94">
            <text:p>56.94</text:p>
          </table:table-cell>
          <table:table-cell office:value-type="string">
            <text:p>replib</text:p>
          </table:table-cell>
          <table:table-cell office:value-type="float" office:value="192529.163">
            <text:p>192529.163</text:p>
          </table:table-cell>
          <table:table-cell office:value-type="float" office:value="3458027.361">
            <text:p>3458027.361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10"/>
          <table:table-cell office:value-type="float" office:value="6.989">
            <text:p>6.98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869">
            <text:p>869</text:p>
          </table:table-cell>
          <table:table-cell office:value-type="float" office:value="54.63">
            <text:p>54.63</text:p>
          </table:table-cell>
          <table:table-cell office:value-type="string">
            <text:p>replib</text:p>
          </table:table-cell>
          <table:table-cell office:value-type="float" office:value="15847.386">
            <text:p>15847.386</text:p>
          </table:table-cell>
          <table:table-cell office:value-type="float" office:value="799177.897">
            <text:p>799177.897</text:p>
          </table:table-cell>
        </table:table-row>
        <table:table-row table:style-name="ro1">
          <table:table-cell table:number-columns-repeated="11"/>
          <table:table-cell office:value-type="float" office:value="7.03">
            <text:p>7.0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857">
            <text:p>857</text:p>
          </table:table-cell>
          <table:table-cell office:value-type="float" office:value="51.91">
            <text:p>51.91</text:p>
          </table:table-cell>
          <table:table-cell office:value-type="string">
            <text:p>replib</text:p>
          </table:table-cell>
          <table:table-cell office:value-type="float" office:value="36975.327">
            <text:p>36975.327</text:p>
          </table:table-cell>
          <table:table-cell office:value-type="float" office:value="926448.238">
            <text:p>926448.238</text:p>
          </table:table-cell>
        </table:table-row>
        <table:table-row table:style-name="ro1">
          <table:table-cell table:number-columns-repeated="11"/>
          <table:table-cell office:value-type="float" office:value="7.088">
            <text:p>7.088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740">
            <text:p>740</text:p>
          </table:table-cell>
          <table:table-cell office:value-type="float" office:value="30.78">
            <text:p>30.78</text:p>
          </table:table-cell>
          <table:table-cell office:value-type="string">
            <text:p>replib</text:p>
          </table:table-cell>
          <table:table-cell office:value-type="float" office:value="45798.79">
            <text:p>45798.79</text:p>
          </table:table-cell>
          <table:table-cell office:value-type="float" office:value="665037.311">
            <text:p>665037.311</text:p>
          </table:table-cell>
        </table:table-row>
        <table:table-row table:style-name="ro1">
          <table:table-cell table:number-columns-repeated="11"/>
          <table:table-cell office:value-type="float" office:value="7.186">
            <text:p>7.186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806">
            <text:p>806</text:p>
          </table:table-cell>
          <table:table-cell office:value-type="float" office:value="51.34">
            <text:p>51.34</text:p>
          </table:table-cell>
          <table:table-cell office:value-type="string">
            <text:p>replib</text:p>
          </table:table-cell>
          <table:table-cell office:value-type="float" office:value="15514.798">
            <text:p>15514.798</text:p>
          </table:table-cell>
          <table:table-cell office:value-type="float" office:value="809458.031">
            <text:p>809458.031</text:p>
          </table:table-cell>
        </table:table-row>
        <table:table-row table:style-name="ro1">
          <table:table-cell table:number-columns-repeated="11"/>
          <table:table-cell office:value-type="float" office:value="7.258">
            <text:p>7.258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699">
            <text:p>699</text:p>
          </table:table-cell>
          <table:table-cell office:value-type="float" office:value="64.32">
            <text:p>64.32</text:p>
          </table:table-cell>
          <table:table-cell office:value-type="string">
            <text:p>replib</text:p>
          </table:table-cell>
          <table:table-cell office:value-type="float" office:value="56196.59">
            <text:p>56196.59</text:p>
          </table:table-cell>
          <table:table-cell office:value-type="float" office:value="1618546.096">
            <text:p>1618546.096</text:p>
          </table:table-cell>
        </table:table-row>
        <table:table-row table:style-name="ro1">
          <table:table-cell table:number-columns-repeated="11"/>
          <table:table-cell office:value-type="float" office:value="7.353">
            <text:p>7.353</text:p>
          </table:table-cell>
          <table:table-cell office:value-type="string">
            <text:p>α-Pinene</text:p>
          </table:table-cell>
          <table:table-cell office:value-type="string">
            <text:p>n.a.</text:p>
          </table:table-cell>
          <table:table-cell office:value-type="float" office:value="904">
            <text:p>904</text:p>
          </table:table-cell>
          <table:table-cell office:value-type="float" office:value="910">
            <text:p>910</text:p>
          </table:table-cell>
          <table:table-cell office:value-type="float" office:value="23.86">
            <text:p>23.86</text:p>
          </table:table-cell>
          <table:table-cell office:value-type="string">
            <text:p>replib</text:p>
          </table:table-cell>
          <table:table-cell office:value-type="float" office:value="66617.373">
            <text:p>66617.373</text:p>
          </table:table-cell>
          <table:table-cell office:value-type="float" office:value="1887927.661">
            <text:p>1887927.661</text:p>
          </table:table-cell>
        </table:table-row>
        <table:table-row table:style-name="ro1">
          <table:table-cell table:number-columns-repeated="11"/>
          <table:table-cell office:value-type="float" office:value="7.455">
            <text:p>7.455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662">
            <text:p>662</text:p>
          </table:table-cell>
          <table:table-cell office:value-type="float" office:value="761">
            <text:p>761</text:p>
          </table:table-cell>
          <table:table-cell office:value-type="float" office:value="49.64">
            <text:p>49.64</text:p>
          </table:table-cell>
          <table:table-cell office:value-type="string">
            <text:p>replib</text:p>
          </table:table-cell>
          <table:table-cell office:value-type="float" office:value="227828.063">
            <text:p>227828.063</text:p>
          </table:table-cell>
          <table:table-cell office:value-type="float" office:value="6628041.698">
            <text:p>6628041.698</text:p>
          </table:table-cell>
        </table:table-row>
        <table:table-row table:style-name="ro1">
          <table:table-cell table:number-columns-repeated="11"/>
          <table:table-cell office:value-type="float" office:value="7.499">
            <text:p>7.4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2">
            <text:p>642</text:p>
          </table:table-cell>
          <table:table-cell office:value-type="float" office:value="926">
            <text:p>926</text:p>
          </table:table-cell>
          <table:table-cell office:value-type="float" office:value="44.33">
            <text:p>44.33</text:p>
          </table:table-cell>
          <table:table-cell office:value-type="string">
            <text:p>replib</text:p>
          </table:table-cell>
          <table:table-cell office:value-type="float" office:value="40364.345">
            <text:p>40364.345</text:p>
          </table:table-cell>
          <table:table-cell office:value-type="float" office:value="1042739.017">
            <text:p>1042739.017</text:p>
          </table:table-cell>
        </table:table-row>
        <table:table-row table:style-name="ro1">
          <table:table-cell table:number-columns-repeated="11"/>
          <table:table-cell office:value-type="float" office:value="7.547">
            <text:p>7.5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5">
            <text:p>625</text:p>
          </table:table-cell>
          <table:table-cell office:value-type="float" office:value="900">
            <text:p>900</text:p>
          </table:table-cell>
          <table:table-cell office:value-type="float" office:value="47.56">
            <text:p>47.56</text:p>
          </table:table-cell>
          <table:table-cell office:value-type="string">
            <text:p>replib</text:p>
          </table:table-cell>
          <table:table-cell office:value-type="float" office:value="38028.044">
            <text:p>38028.044</text:p>
          </table:table-cell>
          <table:table-cell office:value-type="float" office:value="1118379.021">
            <text:p>1118379.021</text:p>
          </table:table-cell>
        </table:table-row>
        <table:table-row table:style-name="ro1">
          <table:table-cell table:number-columns-repeated="11"/>
          <table:table-cell office:value-type="float" office:value="7.571">
            <text:p>7.57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889">
            <text:p>889</text:p>
          </table:table-cell>
          <table:table-cell office:value-type="float" office:value="67.53">
            <text:p>67.53</text:p>
          </table:table-cell>
          <table:table-cell office:value-type="string">
            <text:p>replib</text:p>
          </table:table-cell>
          <table:table-cell office:value-type="float" office:value="47653.799">
            <text:p>47653.799</text:p>
          </table:table-cell>
          <table:table-cell office:value-type="float" office:value="1270366.677">
            <text:p>1270366.677</text:p>
          </table:table-cell>
        </table:table-row>
        <table:table-row table:style-name="ro1">
          <table:table-cell table:number-columns-repeated="11"/>
          <table:table-cell office:value-type="float" office:value="7.625">
            <text:p>7.625</text:p>
          </table:table-cell>
          <table:table-cell office:value-type="string">
            <text:p>1-Butanol, 4-butoxy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691">
            <text:p>691</text:p>
          </table:table-cell>
          <table:table-cell office:value-type="float" office:value="12.94">
            <text:p>12.94</text:p>
          </table:table-cell>
          <table:table-cell office:value-type="string">
            <text:p>replib</text:p>
          </table:table-cell>
          <table:table-cell office:value-type="float" office:value="93208.483">
            <text:p>93208.483</text:p>
          </table:table-cell>
          <table:table-cell office:value-type="float" office:value="1289522.395">
            <text:p>1289522.395</text:p>
          </table:table-cell>
        </table:table-row>
        <table:table-row table:style-name="ro1">
          <table:table-cell table:number-columns-repeated="11"/>
          <table:table-cell office:value-type="float" office:value="7.724">
            <text:p>7.724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n.a.</text:p>
          </table:table-cell>
          <table:table-cell office:value-type="float" office:value="836">
            <text:p>836</text:p>
          </table:table-cell>
          <table:table-cell office:value-type="float" office:value="913">
            <text:p>913</text:p>
          </table:table-cell>
          <table:table-cell office:value-type="float" office:value="27.12">
            <text:p>27.12</text:p>
          </table:table-cell>
          <table:table-cell office:value-type="string">
            <text:p>replib</text:p>
          </table:table-cell>
          <table:table-cell office:value-type="float" office:value="26817.508">
            <text:p>26817.508</text:p>
          </table:table-cell>
          <table:table-cell office:value-type="float" office:value="1126518.676">
            <text:p>1126518.676</text:p>
          </table:table-cell>
        </table:table-row>
        <table:table-row table:style-name="ro1">
          <table:table-cell table:number-columns-repeated="11"/>
          <table:table-cell office:value-type="float" office:value="7.846">
            <text:p>7.846</text:p>
          </table:table-cell>
          <table:table-cell office:value-type="string">
            <text:p>1,3-Cyclopentanediol, cis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694">
            <text:p>694</text:p>
          </table:table-cell>
          <table:table-cell office:value-type="float" office:value="24.1">
            <text:p>24.1</text:p>
          </table:table-cell>
          <table:table-cell office:value-type="string">
            <text:p>replib</text:p>
          </table:table-cell>
          <table:table-cell office:value-type="float" office:value="58076.743">
            <text:p>58076.743</text:p>
          </table:table-cell>
          <table:table-cell office:value-type="float" office:value="1444952.521">
            <text:p>1444952.521</text:p>
          </table:table-cell>
        </table:table-row>
        <table:table-row table:style-name="ro1">
          <table:table-cell table:number-columns-repeated="11"/>
          <table:table-cell office:value-type="float" office:value="7.904">
            <text:p>7.90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881">
            <text:p>881</text:p>
          </table:table-cell>
          <table:table-cell office:value-type="float" office:value="65.71">
            <text:p>65.71</text:p>
          </table:table-cell>
          <table:table-cell office:value-type="string">
            <text:p>replib</text:p>
          </table:table-cell>
          <table:table-cell office:value-type="float" office:value="136640.071">
            <text:p>136640.071</text:p>
          </table:table-cell>
          <table:table-cell office:value-type="float" office:value="1992695.274">
            <text:p>1992695.274</text:p>
          </table:table-cell>
        </table:table-row>
        <table:table-row table:style-name="ro1">
          <table:table-cell table:number-columns-repeated="11"/>
          <table:table-cell office:value-type="float" office:value="7.955">
            <text:p>7.955</text:p>
          </table:table-cell>
          <table:table-cell office:value-type="string">
            <text:p>Benzaldehyde</text:p>
          </table:table-cell>
          <table:table-cell office:value-type="string">
            <text:p>n.a.</text:p>
          </table:table-cell>
          <table:table-cell office:value-type="float" office:value="870">
            <text:p>870</text:p>
          </table:table-cell>
          <table:table-cell office:value-type="float" office:value="909">
            <text:p>909</text:p>
          </table:table-cell>
          <table:table-cell office:value-type="float" office:value="83.14">
            <text:p>83.14</text:p>
          </table:table-cell>
          <table:table-cell office:value-type="string">
            <text:p>replib</text:p>
          </table:table-cell>
          <table:table-cell office:value-type="float" office:value="43528.729">
            <text:p>43528.729</text:p>
          </table:table-cell>
          <table:table-cell office:value-type="float" office:value="1080853.523">
            <text:p>1080853.523</text:p>
          </table:table-cell>
        </table:table-row>
        <table:table-row table:style-name="ro1">
          <table:table-cell table:number-columns-repeated="11"/>
          <table:table-cell office:value-type="float" office:value="8.023">
            <text:p>8.023</text:p>
          </table:table-cell>
          <table:table-cell office:value-type="string">
            <text:p>1-Pentanone, 1-phenyl-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733">
            <text:p>733</text:p>
          </table:table-cell>
          <table:table-cell office:value-type="float" office:value="45.22">
            <text:p>45.22</text:p>
          </table:table-cell>
          <table:table-cell office:value-type="string">
            <text:p>replib</text:p>
          </table:table-cell>
          <table:table-cell office:value-type="float" office:value="2707.651">
            <text:p>2707.651</text:p>
          </table:table-cell>
          <table:table-cell office:value-type="float" office:value="238074.413">
            <text:p>238074.413</text:p>
          </table:table-cell>
        </table:table-row>
        <table:table-row table:style-name="ro1">
          <table:table-cell table:number-columns-repeated="11"/>
          <table:table-cell office:value-type="float" office:value="8.105">
            <text:p>8.105</text:p>
          </table:table-cell>
          <table:table-cell office:value-type="string">
            <text:p>1,5-Heptadien-4-one, 3,3,6-trimethyl-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740">
            <text:p>740</text:p>
          </table:table-cell>
          <table:table-cell office:value-type="float" office:value="42.8">
            <text:p>42.8</text:p>
          </table:table-cell>
          <table:table-cell office:value-type="string">
            <text:p>replib</text:p>
          </table:table-cell>
          <table:table-cell office:value-type="float" office:value="79004.605">
            <text:p>79004.605</text:p>
          </table:table-cell>
          <table:table-cell office:value-type="float" office:value="2683195.759">
            <text:p>2683195.759</text:p>
          </table:table-cell>
        </table:table-row>
        <table:table-row table:style-name="ro1">
          <table:table-cell table:number-columns-repeated="11"/>
          <table:table-cell office:value-type="float" office:value="8.241">
            <text:p>8.241</text:p>
          </table:table-cell>
          <table:table-cell office:value-type="string">
            <text:p>β-Phellandrene</text:p>
          </table:table-cell>
          <table:table-cell office:value-type="string">
            <text:p>n.a.</text:p>
          </table:table-cell>
          <table:table-cell table:number-columns-repeated="2" office:value-type="float" office:value="914">
            <text:p>914</text:p>
          </table:table-cell>
          <table:table-cell office:value-type="float" office:value="26.74">
            <text:p>26.74</text:p>
          </table:table-cell>
          <table:table-cell office:value-type="string">
            <text:p>replib</text:p>
          </table:table-cell>
          <table:table-cell office:value-type="float" office:value="206500.017">
            <text:p>206500.017</text:p>
          </table:table-cell>
          <table:table-cell office:value-type="float" office:value="4542914.729">
            <text:p>4542914.729</text:p>
          </table:table-cell>
        </table:table-row>
        <table:table-row table:style-name="ro1">
          <table:table-cell table:number-columns-repeated="11"/>
          <table:table-cell office:value-type="float" office:value="8.343">
            <text:p>8.343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89">
            <text:p>789</text:p>
          </table:table-cell>
          <table:table-cell office:value-type="float" office:value="798">
            <text:p>798</text:p>
          </table:table-cell>
          <table:table-cell office:value-type="float" office:value="39.12">
            <text:p>39.12</text:p>
          </table:table-cell>
          <table:table-cell office:value-type="string">
            <text:p>replib</text:p>
          </table:table-cell>
          <table:table-cell office:value-type="float" office:value="33780.981">
            <text:p>33780.981</text:p>
          </table:table-cell>
          <table:table-cell office:value-type="float" office:value="1006818.2">
            <text:p>1006818.2</text:p>
          </table:table-cell>
        </table:table-row>
        <table:table-row table:style-name="ro1">
          <table:table-cell table:number-columns-repeated="11"/>
          <table:table-cell office:value-type="float" office:value="8.428">
            <text:p>8.4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73">
            <text:p>973</text:p>
          </table:table-cell>
          <table:table-cell office:value-type="float" office:value="79.59">
            <text:p>79.59</text:p>
          </table:table-cell>
          <table:table-cell office:value-type="string">
            <text:p>replib</text:p>
          </table:table-cell>
          <table:table-cell office:value-type="float" office:value="6743.528">
            <text:p>6743.528</text:p>
          </table:table-cell>
          <table:table-cell office:value-type="float" office:value="507730.878">
            <text:p>507730.878</text:p>
          </table:table-cell>
        </table:table-row>
        <table:table-row table:style-name="ro1">
          <table:table-cell table:number-columns-repeated="11"/>
          <table:table-cell office:value-type="float" office:value="8.513">
            <text:p>8.513</text:p>
          </table:table-cell>
          <table:table-cell office:value-type="string">
            <text:p>Cyclotetrasiloxane, octamethyl-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838">
            <text:p>838</text:p>
          </table:table-cell>
          <table:table-cell office:value-type="float" office:value="98.05">
            <text:p>98.05</text:p>
          </table:table-cell>
          <table:table-cell office:value-type="string">
            <text:p>replib</text:p>
          </table:table-cell>
          <table:table-cell office:value-type="float" office:value="145260.959">
            <text:p>145260.959</text:p>
          </table:table-cell>
          <table:table-cell office:value-type="float" office:value="4822258.918">
            <text:p>4822258.918</text:p>
          </table:table-cell>
        </table:table-row>
        <table:table-row table:style-name="ro1">
          <table:table-cell table:number-columns-repeated="11"/>
          <table:table-cell office:value-type="float" office:value="8.564">
            <text:p>8.5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42">
            <text:p>942</text:p>
          </table:table-cell>
          <table:table-cell office:value-type="float" office:value="74.35">
            <text:p>74.35</text:p>
          </table:table-cell>
          <table:table-cell office:value-type="string">
            <text:p>replib</text:p>
          </table:table-cell>
          <table:table-cell office:value-type="float" office:value="26320.24">
            <text:p>26320.24</text:p>
          </table:table-cell>
          <table:table-cell office:value-type="float" office:value="793589.99">
            <text:p>793589.99</text:p>
          </table:table-cell>
        </table:table-row>
        <table:table-row table:style-name="ro1">
          <table:table-cell table:number-columns-repeated="11"/>
          <table:table-cell office:value-type="float" office:value="8.601">
            <text:p>8.601</text:p>
          </table:table-cell>
          <table:table-cell office:value-type="string">
            <text:p>Nerolidol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30">
            <text:p>730</text:p>
          </table:table-cell>
          <table:table-cell office:value-type="float" office:value="35.66">
            <text:p>35.66</text:p>
          </table:table-cell>
          <table:table-cell office:value-type="string">
            <text:p>replib</text:p>
          </table:table-cell>
          <table:table-cell office:value-type="float" office:value="103770.101">
            <text:p>103770.101</text:p>
          </table:table-cell>
          <table:table-cell office:value-type="float" office:value="2445833.231">
            <text:p>2445833.231</text:p>
          </table:table-cell>
        </table:table-row>
        <table:table-row table:style-name="ro1">
          <table:table-cell table:number-columns-repeated="11"/>
          <table:table-cell office:value-type="float" office:value="8.662">
            <text:p>8.662</text:p>
          </table:table-cell>
          <table:table-cell office:value-type="string">
            <text:p>1,2-Cyclopentanediol, trans-</text:p>
          </table:table-cell>
          <table:table-cell office:value-type="string">
            <text:p>n.a.</text:p>
          </table:table-cell>
          <table:table-cell office:value-type="float" office:value="606">
            <text:p>606</text:p>
          </table:table-cell>
          <table:table-cell office:value-type="float" office:value="744">
            <text:p>744</text:p>
          </table:table-cell>
          <table:table-cell office:value-type="float" office:value="23.47">
            <text:p>23.47</text:p>
          </table:table-cell>
          <table:table-cell office:value-type="string">
            <text:p>replib</text:p>
          </table:table-cell>
          <table:table-cell office:value-type="float" office:value="39114.539">
            <text:p>39114.539</text:p>
          </table:table-cell>
          <table:table-cell office:value-type="float" office:value="774643.443">
            <text:p>774643.443</text:p>
          </table:table-cell>
        </table:table-row>
        <table:table-row table:style-name="ro1">
          <table:table-cell table:number-columns-repeated="11"/>
          <table:table-cell office:value-type="float" office:value="8.785">
            <text:p>8.7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934">
            <text:p>934</text:p>
          </table:table-cell>
          <table:table-cell office:value-type="float" office:value="60.8">
            <text:p>60.8</text:p>
          </table:table-cell>
          <table:table-cell office:value-type="string">
            <text:p>replib</text:p>
          </table:table-cell>
          <table:table-cell office:value-type="float" office:value="36049.821">
            <text:p>36049.821</text:p>
          </table:table-cell>
          <table:table-cell office:value-type="float" office:value="877565.619">
            <text:p>877565.619</text:p>
          </table:table-cell>
        </table:table-row>
        <table:table-row table:style-name="ro1">
          <table:table-cell table:number-columns-repeated="11"/>
          <table:table-cell office:value-type="float" office:value="8.873">
            <text:p>8.873</text:p>
          </table:table-cell>
          <table:table-cell office:value-type="string">
            <text:p>1,2-Cyclopentanediol, trans-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761">
            <text:p>761</text:p>
          </table:table-cell>
          <table:table-cell office:value-type="float" office:value="30.96">
            <text:p>30.96</text:p>
          </table:table-cell>
          <table:table-cell office:value-type="string">
            <text:p>replib</text:p>
          </table:table-cell>
          <table:table-cell office:value-type="float" office:value="40004.002">
            <text:p>40004.002</text:p>
          </table:table-cell>
          <table:table-cell office:value-type="float" office:value="1106835.118">
            <text:p>1106835.118</text:p>
          </table:table-cell>
        </table:table-row>
        <table:table-row table:style-name="ro1">
          <table:table-cell table:number-columns-repeated="11"/>
          <table:table-cell office:value-type="float" office:value="8.911">
            <text:p>8.911</text:p>
          </table:table-cell>
          <table:table-cell office:value-type="string">
            <text:p>4-Hexen-1-ol, acetat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885">
            <text:p>885</text:p>
          </table:table-cell>
          <table:table-cell office:value-type="float" office:value="64.42">
            <text:p>64.42</text:p>
          </table:table-cell>
          <table:table-cell office:value-type="string">
            <text:p>replib</text:p>
          </table:table-cell>
          <table:table-cell office:value-type="float" office:value="3387.36">
            <text:p>3387.36</text:p>
          </table:table-cell>
          <table:table-cell office:value-type="float" office:value="443806.83">
            <text:p>443806.83</text:p>
          </table:table-cell>
        </table:table-row>
        <table:table-row table:style-name="ro1">
          <table:table-cell table:number-columns-repeated="11"/>
          <table:table-cell office:value-type="float" office:value="8.992">
            <text:p>8.992</text:p>
          </table:table-cell>
          <table:table-cell office:value-type="string">
            <text:p>Norpseudoephedrine</text:p>
          </table:table-cell>
          <table:table-cell office:value-type="string">
            <text:p>n.a.</text:p>
          </table:table-cell>
          <table:table-cell office:value-type="float" office:value="588">
            <text:p>588</text:p>
          </table:table-cell>
          <table:table-cell office:value-type="float" office:value="624">
            <text:p>624</text:p>
          </table:table-cell>
          <table:table-cell office:value-type="float" office:value="15.58">
            <text:p>15.58</text:p>
          </table:table-cell>
          <table:table-cell office:value-type="string">
            <text:p>replib</text:p>
          </table:table-cell>
          <table:table-cell office:value-type="float" office:value="22322.759">
            <text:p>22322.759</text:p>
          </table:table-cell>
          <table:table-cell office:value-type="float" office:value="496450.589">
            <text:p>496450.589</text:p>
          </table:table-cell>
        </table:table-row>
        <table:table-row table:style-name="ro1">
          <table:table-cell table:number-columns-repeated="11"/>
          <table:table-cell office:value-type="float" office:value="9.074">
            <text:p>9.074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38">
            <text:p>638</text:p>
          </table:table-cell>
          <table:table-cell office:value-type="float" office:value="685">
            <text:p>685</text:p>
          </table:table-cell>
          <table:table-cell office:value-type="float" office:value="17.89">
            <text:p>17.89</text:p>
          </table:table-cell>
          <table:table-cell office:value-type="string">
            <text:p>replib</text:p>
          </table:table-cell>
          <table:table-cell office:value-type="float" office:value="17362.862">
            <text:p>17362.862</text:p>
          </table:table-cell>
          <table:table-cell office:value-type="float" office:value="885949.823">
            <text:p>885949.823</text:p>
          </table:table-cell>
        </table:table-row>
        <table:table-row table:style-name="ro1">
          <table:table-cell table:number-columns-repeated="11"/>
          <table:table-cell office:value-type="float" office:value="9.173">
            <text:p>9.173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782">
            <text:p>782</text:p>
          </table:table-cell>
          <table:table-cell office:value-type="float" office:value="55.59">
            <text:p>55.59</text:p>
          </table:table-cell>
          <table:table-cell office:value-type="string">
            <text:p>replib</text:p>
          </table:table-cell>
          <table:table-cell office:value-type="float" office:value="77399.532">
            <text:p>77399.532</text:p>
          </table:table-cell>
          <table:table-cell office:value-type="float" office:value="1530431.418">
            <text:p>1530431.418</text:p>
          </table:table-cell>
        </table:table-row>
        <table:table-row table:style-name="ro1">
          <table:table-cell table:number-columns-repeated="11"/>
          <table:table-cell office:value-type="float" office:value="9.213">
            <text:p>9.2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973">
            <text:p>973</text:p>
          </table:table-cell>
          <table:table-cell office:value-type="float" office:value="76.59">
            <text:p>76.59</text:p>
          </table:table-cell>
          <table:table-cell office:value-type="string">
            <text:p>replib</text:p>
          </table:table-cell>
          <table:table-cell office:value-type="float" office:value="66144.994">
            <text:p>66144.994</text:p>
          </table:table-cell>
          <table:table-cell office:value-type="float" office:value="1523790.904">
            <text:p>1523790.904</text:p>
          </table:table-cell>
        </table:table-row>
        <table:table-row table:style-name="ro1">
          <table:table-cell table:number-columns-repeated="11"/>
          <table:table-cell office:value-type="float" office:value="9.258">
            <text:p>9.2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926">
            <text:p>926</text:p>
          </table:table-cell>
          <table:table-cell office:value-type="float" office:value="73.13">
            <text:p>73.13</text:p>
          </table:table-cell>
          <table:table-cell office:value-type="string">
            <text:p>replib</text:p>
          </table:table-cell>
          <table:table-cell office:value-type="float" office:value="9837.858">
            <text:p>9837.858</text:p>
          </table:table-cell>
          <table:table-cell office:value-type="float" office:value="814718.507">
            <text:p>814718.507</text:p>
          </table:table-cell>
        </table:table-row>
        <table:table-row table:style-name="ro1">
          <table:table-cell table:number-columns-repeated="11"/>
          <table:table-cell office:value-type="float" office:value="9.322">
            <text:p>9.322</text:p>
          </table:table-cell>
          <table:table-cell office:value-type="string">
            <text:p>1,3,8-p-Menthatriene</text:p>
          </table:table-cell>
          <table:table-cell office:value-type="string">
            <text:p>n.a.</text:p>
          </table:table-cell>
          <table:table-cell office:value-type="float" office:value="794">
            <text:p>794</text:p>
          </table:table-cell>
          <table:table-cell office:value-type="float" office:value="874">
            <text:p>874</text:p>
          </table:table-cell>
          <table:table-cell office:value-type="float" office:value="51.56">
            <text:p>51.56</text:p>
          </table:table-cell>
          <table:table-cell office:value-type="string">
            <text:p>replib</text:p>
          </table:table-cell>
          <table:table-cell office:value-type="float" office:value="34498.372">
            <text:p>34498.372</text:p>
          </table:table-cell>
          <table:table-cell office:value-type="float" office:value="835210.019">
            <text:p>835210.019</text:p>
          </table:table-cell>
        </table:table-row>
        <table:table-row table:style-name="ro1">
          <table:table-cell table:number-columns-repeated="11"/>
          <table:table-cell office:value-type="float" office:value="9.39">
            <text:p>9.39</text:p>
          </table:table-cell>
          <table:table-cell office:value-type="string">
            <text:p>1-Hexanol, 2-ethyl-</text:p>
          </table:table-cell>
          <table:table-cell office:value-type="string">
            <text:p>n.a.</text:p>
          </table:table-cell>
          <table:table-cell office:value-type="float" office:value="791">
            <text:p>791</text:p>
          </table:table-cell>
          <table:table-cell office:value-type="float" office:value="850">
            <text:p>850</text:p>
          </table:table-cell>
          <table:table-cell office:value-type="float" office:value="53.78">
            <text:p>53.78</text:p>
          </table:table-cell>
          <table:table-cell office:value-type="string">
            <text:p>replib</text:p>
          </table:table-cell>
          <table:table-cell office:value-type="float" office:value="13867.647">
            <text:p>13867.647</text:p>
          </table:table-cell>
          <table:table-cell office:value-type="float" office:value="667646.379">
            <text:p>667646.379</text:p>
          </table:table-cell>
        </table:table-row>
        <table:table-row table:style-name="ro1">
          <table:table-cell table:number-columns-repeated="11"/>
          <table:table-cell office:value-type="float" office:value="9.486">
            <text:p>9.486</text:p>
          </table:table-cell>
          <table:table-cell office:value-type="string">
            <text:p>Eucalyptol</text:p>
          </table:table-cell>
          <table:table-cell office:value-type="string">
            <text:p>n.a.</text:p>
          </table:table-cell>
          <table:table-cell office:value-type="float" office:value="901">
            <text:p>901</text:p>
          </table:table-cell>
          <table:table-cell office:value-type="float" office:value="914">
            <text:p>914</text:p>
          </table:table-cell>
          <table:table-cell office:value-type="float" office:value="85.25">
            <text:p>85.25</text:p>
          </table:table-cell>
          <table:table-cell office:value-type="string">
            <text:p>replib</text:p>
          </table:table-cell>
          <table:table-cell office:value-type="float" office:value="51826.049">
            <text:p>51826.049</text:p>
          </table:table-cell>
          <table:table-cell office:value-type="float" office:value="1668045.92">
            <text:p>1668045.92</text:p>
          </table:table-cell>
        </table:table-row>
        <table:table-row table:style-name="ro1">
          <table:table-cell table:number-columns-repeated="11"/>
          <table:table-cell office:value-type="float" office:value="9.618">
            <text:p>9.6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73">
            <text:p>973</text:p>
          </table:table-cell>
          <table:table-cell office:value-type="float" office:value="79.49">
            <text:p>79.49</text:p>
          </table:table-cell>
          <table:table-cell office:value-type="string">
            <text:p>replib</text:p>
          </table:table-cell>
          <table:table-cell office:value-type="float" office:value="98068.7">
            <text:p>98068.7</text:p>
          </table:table-cell>
          <table:table-cell office:value-type="float" office:value="1936021.806">
            <text:p>1936021.806</text:p>
          </table:table-cell>
        </table:table-row>
        <table:table-row table:style-name="ro1">
          <table:table-cell table:number-columns-repeated="11"/>
          <table:table-cell office:value-type="float" office:value="9.656">
            <text:p>9.6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934">
            <text:p>934</text:p>
          </table:table-cell>
          <table:table-cell office:value-type="float" office:value="75.76">
            <text:p>75.76</text:p>
          </table:table-cell>
          <table:table-cell office:value-type="string">
            <text:p>replib</text:p>
          </table:table-cell>
          <table:table-cell office:value-type="float" office:value="18734.527">
            <text:p>18734.527</text:p>
          </table:table-cell>
          <table:table-cell office:value-type="float" office:value="746089.274">
            <text:p>746089.274</text:p>
          </table:table-cell>
        </table:table-row>
        <table:table-row table:style-name="ro1">
          <table:table-cell table:number-columns-repeated="11"/>
          <table:table-cell office:value-type="float" office:value="9.69">
            <text:p>9.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9">
            <text:p>649</text:p>
          </table:table-cell>
          <table:table-cell office:value-type="float" office:value="942">
            <text:p>942</text:p>
          </table:table-cell>
          <table:table-cell office:value-type="float" office:value="67.18">
            <text:p>67.18</text:p>
          </table:table-cell>
          <table:table-cell office:value-type="string">
            <text:p>replib</text:p>
          </table:table-cell>
          <table:table-cell office:value-type="float" office:value="4110.476">
            <text:p>4110.476</text:p>
          </table:table-cell>
          <table:table-cell office:value-type="float" office:value="559820.783">
            <text:p>559820.783</text:p>
          </table:table-cell>
        </table:table-row>
        <table:table-row table:style-name="ro1">
          <table:table-cell table:number-columns-repeated="11"/>
          <table:table-cell office:value-type="float" office:value="9.768">
            <text:p>9.768</text:p>
          </table:table-cell>
          <table:table-cell office:value-type="string">
            <text:p>Benzene, 1,3-diethyl-</text:p>
          </table:table-cell>
          <table:table-cell office:value-type="string">
            <text:p>n.a.</text:p>
          </table:table-cell>
          <table:table-cell office:value-type="float" office:value="918">
            <text:p>918</text:p>
          </table:table-cell>
          <table:table-cell office:value-type="float" office:value="931">
            <text:p>931</text:p>
          </table:table-cell>
          <table:table-cell office:value-type="float" office:value="29.08">
            <text:p>29.08</text:p>
          </table:table-cell>
          <table:table-cell office:value-type="string">
            <text:p>replib</text:p>
          </table:table-cell>
          <table:table-cell office:value-type="float" office:value="37584.604">
            <text:p>37584.604</text:p>
          </table:table-cell>
          <table:table-cell office:value-type="float" office:value="750581.954">
            <text:p>750581.954</text:p>
          </table:table-cell>
        </table:table-row>
        <table:table-row table:style-name="ro1">
          <table:table-cell table:number-columns-repeated="11"/>
          <table:table-cell office:value-type="float" office:value="9.883">
            <text:p>9.883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739">
            <text:p>739</text:p>
          </table:table-cell>
          <table:table-cell office:value-type="float" office:value="14.13">
            <text:p>14.13</text:p>
          </table:table-cell>
          <table:table-cell office:value-type="string">
            <text:p>replib</text:p>
          </table:table-cell>
          <table:table-cell office:value-type="float" office:value="20694.644">
            <text:p>20694.644</text:p>
          </table:table-cell>
          <table:table-cell office:value-type="float" office:value="600422.789">
            <text:p>600422.789</text:p>
          </table:table-cell>
        </table:table-row>
        <table:table-row table:style-name="ro1">
          <table:table-cell table:number-columns-repeated="11"/>
          <table:table-cell office:value-type="float" office:value="9.931">
            <text:p>9.931</text:p>
          </table:table-cell>
          <table:table-cell office:value-type="string">
            <text:p>Benzene, 1,4-diethyl-</text:p>
          </table:table-cell>
          <table:table-cell office:value-type="string">
            <text:p>n.a.</text:p>
          </table:table-cell>
          <table:table-cell office:value-type="float" office:value="895">
            <text:p>895</text:p>
          </table:table-cell>
          <table:table-cell office:value-type="float" office:value="915">
            <text:p>915</text:p>
          </table:table-cell>
          <table:table-cell office:value-type="float" office:value="31.79">
            <text:p>31.79</text:p>
          </table:table-cell>
          <table:table-cell office:value-type="string">
            <text:p>replib</text:p>
          </table:table-cell>
          <table:table-cell office:value-type="float" office:value="19257.816">
            <text:p>19257.816</text:p>
          </table:table-cell>
          <table:table-cell office:value-type="float" office:value="728022.754">
            <text:p>728022.754</text:p>
          </table:table-cell>
        </table:table-row>
        <table:table-row table:style-name="ro1">
          <table:table-cell table:number-columns-repeated="11"/>
          <table:table-cell office:value-type="float" office:value="10.111">
            <text:p>10.111</text:p>
          </table:table-cell>
          <table:table-cell office:value-type="string">
            <text:p>1-Butanone, 3-methyl-1-phenyl-</text:p>
          </table:table-cell>
          <table:table-cell office:value-type="string">
            <text:p>n.a.</text:p>
          </table:table-cell>
          <table:table-cell office:value-type="float" office:value="669">
            <text:p>669</text:p>
          </table:table-cell>
          <table:table-cell office:value-type="float" office:value="687">
            <text:p>687</text:p>
          </table:table-cell>
          <table:table-cell office:value-type="float" office:value="22.06">
            <text:p>22.06</text:p>
          </table:table-cell>
          <table:table-cell office:value-type="string">
            <text:p>replib</text:p>
          </table:table-cell>
          <table:table-cell office:value-type="float" office:value="38216.646">
            <text:p>38216.646</text:p>
          </table:table-cell>
          <table:table-cell office:value-type="float" office:value="988091.068">
            <text:p>988091.068</text:p>
          </table:table-cell>
        </table:table-row>
        <table:table-row table:style-name="ro1">
          <table:table-cell table:number-columns-repeated="11"/>
          <table:table-cell office:value-type="float" office:value="10.166">
            <text:p>10.1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934">
            <text:p>934</text:p>
          </table:table-cell>
          <table:table-cell office:value-type="float" office:value="73.89">
            <text:p>73.89</text:p>
          </table:table-cell>
          <table:table-cell office:value-type="string">
            <text:p>replib</text:p>
          </table:table-cell>
          <table:table-cell office:value-type="float" office:value="169839.675">
            <text:p>169839.675</text:p>
          </table:table-cell>
          <table:table-cell office:value-type="float" office:value="2684745.519">
            <text:p>2684745.519</text:p>
          </table:table-cell>
        </table:table-row>
        <table:table-row table:style-name="ro1">
          <table:table-cell table:number-columns-repeated="11"/>
          <table:table-cell office:value-type="float" office:value="10.224">
            <text:p>10.224</text:p>
          </table:table-cell>
          <table:table-cell office:value-type="string">
            <text:p>p-Menth-8-en-1-ol, stereoisomer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811">
            <text:p>811</text:p>
          </table:table-cell>
          <table:table-cell office:value-type="float" office:value="43.35">
            <text:p>43.35</text:p>
          </table:table-cell>
          <table:table-cell office:value-type="string">
            <text:p>replib</text:p>
          </table:table-cell>
          <table:table-cell office:value-type="float" office:value="24359.486">
            <text:p>24359.486</text:p>
          </table:table-cell>
          <table:table-cell office:value-type="float" office:value="605282.541">
            <text:p>605282.541</text:p>
          </table:table-cell>
        </table:table-row>
        <table:table-row table:style-name="ro1">
          <table:table-cell table:number-columns-repeated="11"/>
          <table:table-cell office:value-type="float" office:value="10.322">
            <text:p>10.3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99">
            <text:p>999</text:p>
          </table:table-cell>
          <table:table-cell office:value-type="float" office:value="61.94">
            <text:p>61.94</text:p>
          </table:table-cell>
          <table:table-cell office:value-type="string">
            <text:p>replib</text:p>
          </table:table-cell>
          <table:table-cell office:value-type="float" office:value="1354742.52">
            <text:p>1354742.52</text:p>
          </table:table-cell>
          <table:table-cell office:value-type="float" office:value="49761905.868">
            <text:p>49761905.868</text:p>
          </table:table-cell>
        </table:table-row>
        <table:table-row table:style-name="ro1">
          <table:table-cell table:number-columns-repeated="11"/>
          <table:table-cell office:value-type="float" office:value="10.428">
            <text:p>10.42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765">
            <text:p>765</text:p>
          </table:table-cell>
          <table:table-cell office:value-type="float" office:value="70.53">
            <text:p>70.53</text:p>
          </table:table-cell>
          <table:table-cell office:value-type="string">
            <text:p>replib</text:p>
          </table:table-cell>
          <table:table-cell office:value-type="float" office:value="28513.581">
            <text:p>28513.581</text:p>
          </table:table-cell>
          <table:table-cell office:value-type="float" office:value="1501248.607">
            <text:p>1501248.607</text:p>
          </table:table-cell>
        </table:table-row>
        <table:table-row table:style-name="ro1">
          <table:table-cell table:number-columns-repeated="11"/>
          <table:table-cell office:value-type="float" office:value="10.482">
            <text:p>10.482</text:p>
          </table:table-cell>
          <table:table-cell office:value-type="string">
            <text:p>1,3,8-p-Menthatrien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857">
            <text:p>857</text:p>
          </table:table-cell>
          <table:table-cell office:value-type="float" office:value="37.79">
            <text:p>37.79</text:p>
          </table:table-cell>
          <table:table-cell office:value-type="string">
            <text:p>replib</text:p>
          </table:table-cell>
          <table:table-cell office:value-type="float" office:value="37895.912">
            <text:p>37895.912</text:p>
          </table:table-cell>
          <table:table-cell office:value-type="float" office:value="1473030.54">
            <text:p>1473030.54</text:p>
          </table:table-cell>
        </table:table-row>
        <table:table-row table:style-name="ro1">
          <table:table-cell table:number-columns-repeated="11"/>
          <table:table-cell office:value-type="float" office:value="10.594">
            <text:p>10.5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73">
            <text:p>973</text:p>
          </table:table-cell>
          <table:table-cell office:value-type="float" office:value="71.17">
            <text:p>71.17</text:p>
          </table:table-cell>
          <table:table-cell office:value-type="string">
            <text:p>replib</text:p>
          </table:table-cell>
          <table:table-cell office:value-type="float" office:value="26990.841">
            <text:p>26990.841</text:p>
          </table:table-cell>
          <table:table-cell office:value-type="float" office:value="1145487.069">
            <text:p>1145487.069</text:p>
          </table:table-cell>
        </table:table-row>
        <table:table-row table:style-name="ro1">
          <table:table-cell table:number-columns-repeated="11"/>
          <table:table-cell office:value-type="float" office:value="10.666">
            <text:p>10.666</text:p>
          </table:table-cell>
          <table:table-cell office:value-type="string">
            <text:p>Benzenepropanamine, α-methyl-</text:p>
          </table:table-cell>
          <table:table-cell office:value-type="string">
            <text:p>n.a.</text:p>
          </table:table-cell>
          <table:table-cell office:value-type="float" office:value="624">
            <text:p>624</text:p>
          </table:table-cell>
          <table:table-cell office:value-type="float" office:value="674">
            <text:p>674</text:p>
          </table:table-cell>
          <table:table-cell office:value-type="float" office:value="45.8">
            <text:p>45.8</text:p>
          </table:table-cell>
          <table:table-cell office:value-type="string">
            <text:p>replib</text:p>
          </table:table-cell>
          <table:table-cell office:value-type="float" office:value="26955.183">
            <text:p>26955.183</text:p>
          </table:table-cell>
          <table:table-cell office:value-type="float" office:value="1193562.664">
            <text:p>1193562.664</text:p>
          </table:table-cell>
        </table:table-row>
        <table:table-row table:style-name="ro1">
          <table:table-cell table:number-columns-repeated="11"/>
          <table:table-cell office:value-type="float" office:value="10.781">
            <text:p>10.781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730">
            <text:p>730</text:p>
          </table:table-cell>
          <table:table-cell office:value-type="float" office:value="14.51">
            <text:p>14.51</text:p>
          </table:table-cell>
          <table:table-cell office:value-type="string">
            <text:p>replib</text:p>
          </table:table-cell>
          <table:table-cell office:value-type="float" office:value="110393.52">
            <text:p>110393.52</text:p>
          </table:table-cell>
          <table:table-cell office:value-type="float" office:value="3079426.039">
            <text:p>3079426.039</text:p>
          </table:table-cell>
        </table:table-row>
        <table:table-row table:style-name="ro1">
          <table:table-cell table:number-columns-repeated="11"/>
          <table:table-cell office:value-type="float" office:value="10.843">
            <text:p>10.843</text:p>
          </table:table-cell>
          <table:table-cell office:value-type="string">
            <text:p>Nonanal</text:p>
          </table:table-cell>
          <table:table-cell office:value-type="string">
            <text:p>n.a.</text:p>
          </table:table-cell>
          <table:table-cell office:value-type="float" office:value="887">
            <text:p>887</text:p>
          </table:table-cell>
          <table:table-cell office:value-type="float" office:value="901">
            <text:p>901</text:p>
          </table:table-cell>
          <table:table-cell office:value-type="float" office:value="64.8">
            <text:p>64.8</text:p>
          </table:table-cell>
          <table:table-cell office:value-type="string">
            <text:p>replib</text:p>
          </table:table-cell>
          <table:table-cell office:value-type="float" office:value="307647.54">
            <text:p>307647.54</text:p>
          </table:table-cell>
          <table:table-cell office:value-type="float" office:value="8891530.477">
            <text:p>8891530.477</text:p>
          </table:table-cell>
        </table:table-row>
        <table:table-row table:style-name="ro1">
          <table:table-cell table:number-columns-repeated="11"/>
          <table:table-cell office:value-type="float" office:value="11.087">
            <text:p>11.087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832">
            <text:p>832</text:p>
          </table:table-cell>
          <table:table-cell office:value-type="float" office:value="845">
            <text:p>845</text:p>
          </table:table-cell>
          <table:table-cell office:value-type="float" office:value="34.08">
            <text:p>34.08</text:p>
          </table:table-cell>
          <table:table-cell office:value-type="string">
            <text:p>replib</text:p>
          </table:table-cell>
          <table:table-cell office:value-type="float" office:value="85730.785">
            <text:p>85730.785</text:p>
          </table:table-cell>
          <table:table-cell office:value-type="float" office:value="2669276.475">
            <text:p>2669276.475</text:p>
          </table:table-cell>
        </table:table-row>
        <table:table-row table:style-name="ro1">
          <table:table-cell table:number-columns-repeated="11"/>
          <table:table-cell office:value-type="float" office:value="11.179">
            <text:p>11.179</text:p>
          </table:table-cell>
          <table:table-cell office:value-type="string">
            <text:p>Bicyclo[3.1.1]hept-2-en-6-one, 2,7,7-trimethyl-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729">
            <text:p>729</text:p>
          </table:table-cell>
          <table:table-cell office:value-type="float" office:value="23.07">
            <text:p>23.07</text:p>
          </table:table-cell>
          <table:table-cell office:value-type="string">
            <text:p>replib</text:p>
          </table:table-cell>
          <table:table-cell office:value-type="float" office:value="4856.892">
            <text:p>4856.892</text:p>
          </table:table-cell>
          <table:table-cell office:value-type="float" office:value="555778.915">
            <text:p>555778.915</text:p>
          </table:table-cell>
        </table:table-row>
        <table:table-row table:style-name="ro1">
          <table:table-cell table:number-columns-repeated="11"/>
          <table:table-cell office:value-type="float" office:value="11.213">
            <text:p>11.213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759">
            <text:p>759</text:p>
          </table:table-cell>
          <table:table-cell office:value-type="float" office:value="84.06">
            <text:p>84.06</text:p>
          </table:table-cell>
          <table:table-cell office:value-type="string">
            <text:p>replib</text:p>
          </table:table-cell>
          <table:table-cell office:value-type="float" office:value="266214.509">
            <text:p>266214.509</text:p>
          </table:table-cell>
          <table:table-cell office:value-type="float" office:value="9928807.974">
            <text:p>9928807.974</text:p>
          </table:table-cell>
        </table:table-row>
        <table:table-row table:style-name="ro1">
          <table:table-cell table:number-columns-repeated="11"/>
          <table:table-cell office:value-type="float" office:value="11.285">
            <text:p>11.2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934">
            <text:p>934</text:p>
          </table:table-cell>
          <table:table-cell office:value-type="float" office:value="26.74">
            <text:p>26.74</text:p>
          </table:table-cell>
          <table:table-cell office:value-type="string">
            <text:p>replib</text:p>
          </table:table-cell>
          <table:table-cell office:value-type="float" office:value="35505.564">
            <text:p>35505.564</text:p>
          </table:table-cell>
          <table:table-cell office:value-type="float" office:value="1083982.701">
            <text:p>1083982.701</text:p>
          </table:table-cell>
        </table:table-row>
        <table:table-row table:style-name="ro1">
          <table:table-cell table:number-columns-repeated="11"/>
          <table:table-cell office:value-type="float" office:value="11.336">
            <text:p>11.336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717">
            <text:p>717</text:p>
          </table:table-cell>
          <table:table-cell office:value-type="float" office:value="42.52">
            <text:p>42.52</text:p>
          </table:table-cell>
          <table:table-cell office:value-type="string">
            <text:p>replib</text:p>
          </table:table-cell>
          <table:table-cell office:value-type="float" office:value="113115.076">
            <text:p>113115.076</text:p>
          </table:table-cell>
          <table:table-cell office:value-type="float" office:value="4001784.687">
            <text:p>4001784.687</text:p>
          </table:table-cell>
        </table:table-row>
        <table:table-row table:style-name="ro1">
          <table:table-cell table:number-columns-repeated="11"/>
          <table:table-cell office:value-type="float" office:value="11.404">
            <text:p>11.404</text:p>
          </table:table-cell>
          <table:table-cell office:value-type="string">
            <text:p>2,5-Dihydroxybenzoic acid, 3TMS derivative</text:p>
          </table:table-cell>
          <table:table-cell office:value-type="string">
            <text:p>n.a.</text:p>
          </table:table-cell>
          <table:table-cell office:value-type="float" office:value="641">
            <text:p>641</text:p>
          </table:table-cell>
          <table:table-cell office:value-type="float" office:value="708">
            <text:p>708</text:p>
          </table:table-cell>
          <table:table-cell office:value-type="float" office:value="26.43">
            <text:p>26.43</text:p>
          </table:table-cell>
          <table:table-cell office:value-type="string">
            <text:p>replib</text:p>
          </table:table-cell>
          <table:table-cell office:value-type="float" office:value="7876293.092">
            <text:p>7876293.092</text:p>
          </table:table-cell>
          <table:table-cell office:value-type="float" office:value="318434915.977">
            <text:p>318434915.977</text:p>
          </table:table-cell>
        </table:table-row>
        <table:table-row table:style-name="ro1">
          <table:table-cell table:number-columns-repeated="11"/>
          <table:table-cell office:value-type="float" office:value="11.448">
            <text:p>11.448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731">
            <text:p>731</text:p>
          </table:table-cell>
          <table:table-cell office:value-type="float" office:value="12.47">
            <text:p>12.47</text:p>
          </table:table-cell>
          <table:table-cell office:value-type="string">
            <text:p>replib</text:p>
          </table:table-cell>
          <table:table-cell office:value-type="float" office:value="201236.823">
            <text:p>201236.823</text:p>
          </table:table-cell>
          <table:table-cell office:value-type="float" office:value="4660215.752">
            <text:p>4660215.752</text:p>
          </table:table-cell>
        </table:table-row>
        <table:table-row table:style-name="ro1">
          <table:table-cell table:number-columns-repeated="11"/>
          <table:table-cell office:value-type="float" office:value="11.553">
            <text:p>11.553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699">
            <text:p>699</text:p>
          </table:table-cell>
          <table:table-cell office:value-type="float" office:value="66.79">
            <text:p>66.79</text:p>
          </table:table-cell>
          <table:table-cell office:value-type="string">
            <text:p>replib</text:p>
          </table:table-cell>
          <table:table-cell office:value-type="float" office:value="7880.109">
            <text:p>7880.109</text:p>
          </table:table-cell>
          <table:table-cell office:value-type="float" office:value="792670.936">
            <text:p>792670.936</text:p>
          </table:table-cell>
        </table:table-row>
        <table:table-row table:style-name="ro1">
          <table:table-cell table:number-columns-repeated="11"/>
          <table:table-cell office:value-type="float" office:value="11.611">
            <text:p>11.6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62">
            <text:p>962</text:p>
          </table:table-cell>
          <table:table-cell office:value-type="float" office:value="52.73">
            <text:p>52.73</text:p>
          </table:table-cell>
          <table:table-cell office:value-type="string">
            <text:p>replib</text:p>
          </table:table-cell>
          <table:table-cell office:value-type="float" office:value="99974.012">
            <text:p>99974.012</text:p>
          </table:table-cell>
          <table:table-cell office:value-type="float" office:value="1917953.934">
            <text:p>1917953.934</text:p>
          </table:table-cell>
        </table:table-row>
        <table:table-row table:style-name="ro1">
          <table:table-cell table:number-columns-repeated="11"/>
          <table:table-cell office:value-type="float" office:value="11.652">
            <text:p>11.652</text:p>
          </table:table-cell>
          <table:table-cell office:value-type="string">
            <text:p>Camphor</text:p>
          </table:table-cell>
          <table:table-cell office:value-type="string">
            <text:p>n.a.</text:p>
          </table:table-cell>
          <table:table-cell office:value-type="float" office:value="893">
            <text:p>893</text:p>
          </table:table-cell>
          <table:table-cell office:value-type="float" office:value="907">
            <text:p>907</text:p>
          </table:table-cell>
          <table:table-cell office:value-type="float" office:value="75.75">
            <text:p>75.75</text:p>
          </table:table-cell>
          <table:table-cell office:value-type="string">
            <text:p>replib</text:p>
          </table:table-cell>
          <table:table-cell office:value-type="float" office:value="4317.426">
            <text:p>4317.426</text:p>
          </table:table-cell>
          <table:table-cell office:value-type="float" office:value="608089.663">
            <text:p>608089.663</text:p>
          </table:table-cell>
        </table:table-row>
        <table:table-row table:style-name="ro1">
          <table:table-cell table:number-columns-repeated="11"/>
          <table:table-cell office:value-type="float" office:value="11.751">
            <text:p>11.751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665">
            <text:p>665</text:p>
          </table:table-cell>
          <table:table-cell office:value-type="float" office:value="30.55">
            <text:p>30.55</text:p>
          </table:table-cell>
          <table:table-cell office:value-type="string">
            <text:p>replib</text:p>
          </table:table-cell>
          <table:table-cell office:value-type="float" office:value="82987.219">
            <text:p>82987.219</text:p>
          </table:table-cell>
          <table:table-cell office:value-type="float" office:value="2099652.276">
            <text:p>2099652.276</text:p>
          </table:table-cell>
        </table:table-row>
        <table:table-row table:style-name="ro1">
          <table:table-cell table:number-columns-repeated="11"/>
          <table:table-cell office:value-type="float" office:value="11.815">
            <text:p>11.815</text:p>
          </table:table-cell>
          <table:table-cell office:value-type="string">
            <text:p>Bicyclo[3.1.0]hexan-2-one, 5-(1-methylethyl)-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735">
            <text:p>735</text:p>
          </table:table-cell>
          <table:table-cell office:value-type="float" office:value="10.46">
            <text:p>10.46</text:p>
          </table:table-cell>
          <table:table-cell office:value-type="string">
            <text:p>replib</text:p>
          </table:table-cell>
          <table:table-cell office:value-type="float" office:value="65325.796">
            <text:p>65325.796</text:p>
          </table:table-cell>
          <table:table-cell office:value-type="float" office:value="1280428.185">
            <text:p>1280428.185</text:p>
          </table:table-cell>
        </table:table-row>
        <table:table-row table:style-name="ro1">
          <table:table-cell table:number-columns-repeated="11"/>
          <table:table-cell office:value-type="float" office:value="11.9">
            <text:p>11.9</text:p>
          </table:table-cell>
          <table:table-cell office:value-type="string">
            <text:p>Hexane, 1-chloro-5-methyl-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47">
            <text:p>747</text:p>
          </table:table-cell>
          <table:table-cell office:value-type="float" office:value="40.17">
            <text:p>40.17</text:p>
          </table:table-cell>
          <table:table-cell office:value-type="string">
            <text:p>replib</text:p>
          </table:table-cell>
          <table:table-cell office:value-type="float" office:value="9237.674">
            <text:p>9237.674</text:p>
          </table:table-cell>
          <table:table-cell office:value-type="float" office:value="606968.709">
            <text:p>606968.709</text:p>
          </table:table-cell>
        </table:table-row>
        <table:table-row table:style-name="ro1">
          <table:table-cell table:number-columns-repeated="11"/>
          <table:table-cell office:value-type="float" office:value="12.026">
            <text:p>12.0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926">
            <text:p>926</text:p>
          </table:table-cell>
          <table:table-cell office:value-type="float" office:value="54.99">
            <text:p>54.99</text:p>
          </table:table-cell>
          <table:table-cell office:value-type="string">
            <text:p>replib</text:p>
          </table:table-cell>
          <table:table-cell office:value-type="float" office:value="134797.349">
            <text:p>134797.349</text:p>
          </table:table-cell>
          <table:table-cell office:value-type="float" office:value="4026314.42">
            <text:p>4026314.42</text:p>
          </table:table-cell>
        </table:table-row>
        <table:table-row table:style-name="ro1">
          <table:table-cell table:number-columns-repeated="11"/>
          <table:table-cell office:value-type="float" office:value="12.084">
            <text:p>12.084</text:p>
          </table:table-cell>
          <table:table-cell office:value-type="string">
            <text:p>Bicyclo[3.1.0]hexan-3-ol, 4-methyl-1-(1-methylethyl)-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758">
            <text:p>758</text:p>
          </table:table-cell>
          <table:table-cell office:value-type="float" office:value="32.91">
            <text:p>32.91</text:p>
          </table:table-cell>
          <table:table-cell office:value-type="string">
            <text:p>replib</text:p>
          </table:table-cell>
          <table:table-cell office:value-type="float" office:value="142867.452">
            <text:p>142867.452</text:p>
          </table:table-cell>
          <table:table-cell office:value-type="float" office:value="3973553.358">
            <text:p>3973553.358</text:p>
          </table:table-cell>
        </table:table-row>
        <table:table-row table:style-name="ro1">
          <table:table-cell table:number-columns-repeated="11"/>
          <table:table-cell office:value-type="float" office:value="12.196">
            <text:p>12.196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759">
            <text:p>759</text:p>
          </table:table-cell>
          <table:table-cell office:value-type="float" office:value="59.07">
            <text:p>59.07</text:p>
          </table:table-cell>
          <table:table-cell office:value-type="string">
            <text:p>replib</text:p>
          </table:table-cell>
          <table:table-cell office:value-type="float" office:value="53748.068">
            <text:p>53748.068</text:p>
          </table:table-cell>
          <table:table-cell office:value-type="float" office:value="1288809.084">
            <text:p>1288809.084</text:p>
          </table:table-cell>
        </table:table-row>
        <table:table-row table:style-name="ro1">
          <table:table-cell table:number-columns-repeated="11"/>
          <table:table-cell office:value-type="float" office:value="12.305">
            <text:p>12.305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28">
            <text:p>728</text:p>
          </table:table-cell>
          <table:table-cell office:value-type="float" office:value="53.17">
            <text:p>53.17</text:p>
          </table:table-cell>
          <table:table-cell office:value-type="string">
            <text:p>replib</text:p>
          </table:table-cell>
          <table:table-cell office:value-type="float" office:value="59426.73">
            <text:p>59426.73</text:p>
          </table:table-cell>
          <table:table-cell office:value-type="float" office:value="1117150.397">
            <text:p>1117150.397</text:p>
          </table:table-cell>
        </table:table-row>
        <table:table-row table:style-name="ro1">
          <table:table-cell table:number-columns-repeated="11"/>
          <table:table-cell office:value-type="float" office:value="12.411">
            <text:p>12.4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5">
            <text:p>645</text:p>
          </table:table-cell>
          <table:table-cell office:value-type="float" office:value="951">
            <text:p>951</text:p>
          </table:table-cell>
          <table:table-cell office:value-type="float" office:value="65.4">
            <text:p>65.4</text:p>
          </table:table-cell>
          <table:table-cell office:value-type="string">
            <text:p>replib</text:p>
          </table:table-cell>
          <table:table-cell office:value-type="float" office:value="55404.386">
            <text:p>55404.386</text:p>
          </table:table-cell>
          <table:table-cell office:value-type="float" office:value="1617809.216">
            <text:p>1617809.216</text:p>
          </table:table-cell>
        </table:table-row>
        <table:table-row table:style-name="ro1">
          <table:table-cell table:number-columns-repeated="11"/>
          <table:table-cell office:value-type="float" office:value="12.458">
            <text:p>12.458</text:p>
          </table:table-cell>
          <table:table-cell office:value-type="string">
            <text:p>(1R,2S,4R)-2,7,7-Trimethylbicyclo[2.2.1]heptan-2-ol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702">
            <text:p>702</text:p>
          </table:table-cell>
          <table:table-cell office:value-type="float" office:value="43.57">
            <text:p>43.57</text:p>
          </table:table-cell>
          <table:table-cell office:value-type="string">
            <text:p>replib</text:p>
          </table:table-cell>
          <table:table-cell office:value-type="float" office:value="10122.697">
            <text:p>10122.697</text:p>
          </table:table-cell>
          <table:table-cell office:value-type="float" office:value="545736.498">
            <text:p>545736.498</text:p>
          </table:table-cell>
        </table:table-row>
        <table:table-row table:style-name="ro1">
          <table:table-cell table:number-columns-repeated="11"/>
          <table:table-cell office:value-type="float" office:value="12.533">
            <text:p>12.533</text:p>
          </table:table-cell>
          <table:table-cell office:value-type="string">
            <text:p>Heptane, 4-propyl-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office:value-type="float" office:value="24.23">
            <text:p>24.23</text:p>
          </table:table-cell>
          <table:table-cell office:value-type="string">
            <text:p>replib</text:p>
          </table:table-cell>
          <table:table-cell office:value-type="float" office:value="24450.546">
            <text:p>24450.546</text:p>
          </table:table-cell>
          <table:table-cell office:value-type="float" office:value="786272.126">
            <text:p>786272.126</text:p>
          </table:table-cell>
        </table:table-row>
        <table:table-row table:style-name="ro1">
          <table:table-cell table:number-columns-repeated="11"/>
          <table:table-cell office:value-type="float" office:value="12.587">
            <text:p>12.587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757">
            <text:p>757</text:p>
          </table:table-cell>
          <table:table-cell office:value-type="float" office:value="72.1">
            <text:p>72.1</text:p>
          </table:table-cell>
          <table:table-cell office:value-type="string">
            <text:p>replib</text:p>
          </table:table-cell>
          <table:table-cell office:value-type="float" office:value="102635.342">
            <text:p>102635.342</text:p>
          </table:table-cell>
          <table:table-cell office:value-type="float" office:value="3366365.801">
            <text:p>3366365.801</text:p>
          </table:table-cell>
        </table:table-row>
        <table:table-row table:style-name="ro1">
          <table:table-cell table:number-columns-repeated="11"/>
          <table:table-cell office:value-type="float" office:value="12.645">
            <text:p>12.645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01">
            <text:p>701</text:p>
          </table:table-cell>
          <table:table-cell office:value-type="float" office:value="54.59">
            <text:p>54.59</text:p>
          </table:table-cell>
          <table:table-cell office:value-type="string">
            <text:p>replib</text:p>
          </table:table-cell>
          <table:table-cell office:value-type="float" office:value="425231.876">
            <text:p>425231.876</text:p>
          </table:table-cell>
          <table:table-cell office:value-type="float" office:value="11890997.68">
            <text:p>11890997.68</text:p>
          </table:table-cell>
        </table:table-row>
        <table:table-row table:style-name="ro1">
          <table:table-cell table:number-columns-repeated="11"/>
          <table:table-cell office:value-type="float" office:value="12.71">
            <text:p>12.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5">
            <text:p>985</text:p>
          </table:table-cell>
          <table:table-cell office:value-type="float" office:value="73.83">
            <text:p>73.83</text:p>
          </table:table-cell>
          <table:table-cell office:value-type="string">
            <text:p>replib</text:p>
          </table:table-cell>
          <table:table-cell office:value-type="float" office:value="712984.569">
            <text:p>712984.569</text:p>
          </table:table-cell>
          <table:table-cell office:value-type="float" office:value="20478937.895">
            <text:p>20478937.895</text:p>
          </table:table-cell>
        </table:table-row>
        <table:table-row table:style-name="ro1">
          <table:table-cell table:number-columns-repeated="11"/>
          <table:table-cell office:value-type="float" office:value="12.771">
            <text:p>12.7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5">
            <text:p>985</text:p>
          </table:table-cell>
          <table:table-cell office:value-type="float" office:value="74.92">
            <text:p>74.92</text:p>
          </table:table-cell>
          <table:table-cell office:value-type="string">
            <text:p>replib</text:p>
          </table:table-cell>
          <table:table-cell office:value-type="float" office:value="11067.222">
            <text:p>11067.222</text:p>
          </table:table-cell>
          <table:table-cell office:value-type="float" office:value="584721.251">
            <text:p>584721.251</text:p>
          </table:table-cell>
        </table:table-row>
        <table:table-row table:style-name="ro1">
          <table:table-cell table:number-columns-repeated="11"/>
          <table:table-cell office:value-type="float" office:value="12.832">
            <text:p>12.8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973">
            <text:p>973</text:p>
          </table:table-cell>
          <table:table-cell office:value-type="float" office:value="42.27">
            <text:p>42.27</text:p>
          </table:table-cell>
          <table:table-cell office:value-type="string">
            <text:p>replib</text:p>
          </table:table-cell>
          <table:table-cell office:value-type="float" office:value="3517.651">
            <text:p>3517.651</text:p>
          </table:table-cell>
          <table:table-cell office:value-type="float" office:value="369375.567">
            <text:p>369375.567</text:p>
          </table:table-cell>
        </table:table-row>
        <table:table-row table:style-name="ro1">
          <table:table-cell table:number-columns-repeated="11"/>
          <table:table-cell office:value-type="float" office:value="12.914">
            <text:p>12.9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73">
            <text:p>973</text:p>
          </table:table-cell>
          <table:table-cell office:value-type="float" office:value="80.37">
            <text:p>80.37</text:p>
          </table:table-cell>
          <table:table-cell office:value-type="string">
            <text:p>replib</text:p>
          </table:table-cell>
          <table:table-cell office:value-type="float" office:value="36327.627">
            <text:p>36327.627</text:p>
          </table:table-cell>
          <table:table-cell office:value-type="float" office:value="1158865.419">
            <text:p>1158865.419</text:p>
          </table:table-cell>
        </table:table-row>
        <table:table-row table:style-name="ro1">
          <table:table-cell table:number-columns-repeated="11"/>
          <table:table-cell office:value-type="float" office:value="13.023">
            <text:p>13.023</text:p>
          </table:table-cell>
          <table:table-cell office:value-type="string">
            <text:p>Bicyclo[3.1.1]hept-2-en-6-ol, 2,7,7-trimethyl-, acetate, [1S-(1α,5α,6β)]-</text:p>
          </table:table-cell>
          <table:table-cell office:value-type="string">
            <text:p>n.a.</text:p>
          </table:table-cell>
          <table:table-cell office:value-type="float" office:value="866">
            <text:p>866</text:p>
          </table:table-cell>
          <table:table-cell office:value-type="float" office:value="922">
            <text:p>922</text:p>
          </table:table-cell>
          <table:table-cell office:value-type="float" office:value="78.78">
            <text:p>78.78</text:p>
          </table:table-cell>
          <table:table-cell office:value-type="string">
            <text:p>replib</text:p>
          </table:table-cell>
          <table:table-cell office:value-type="float" office:value="2291087.209">
            <text:p>2291087.209</text:p>
          </table:table-cell>
          <table:table-cell office:value-type="float" office:value="87193599.831">
            <text:p>87193599.831</text:p>
          </table:table-cell>
        </table:table-row>
        <table:table-row table:style-name="ro1">
          <table:table-cell table:number-columns-repeated="11"/>
          <table:table-cell office:value-type="float" office:value="13.098">
            <text:p>13.0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62">
            <text:p>962</text:p>
          </table:table-cell>
          <table:table-cell office:value-type="float" office:value="80.43">
            <text:p>80.43</text:p>
          </table:table-cell>
          <table:table-cell office:value-type="string">
            <text:p>replib</text:p>
          </table:table-cell>
          <table:table-cell office:value-type="float" office:value="6022.767">
            <text:p>6022.767</text:p>
          </table:table-cell>
          <table:table-cell office:value-type="float" office:value="733842.324">
            <text:p>733842.324</text:p>
          </table:table-cell>
        </table:table-row>
        <table:table-row table:style-name="ro1">
          <table:table-cell table:number-columns-repeated="11"/>
          <table:table-cell office:value-type="float" office:value="13.149">
            <text:p>13.1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951">
            <text:p>951</text:p>
          </table:table-cell>
          <table:table-cell office:value-type="float" office:value="27.93">
            <text:p>27.93</text:p>
          </table:table-cell>
          <table:table-cell office:value-type="string">
            <text:p>replib</text:p>
          </table:table-cell>
          <table:table-cell office:value-type="float" office:value="2044167.359">
            <text:p>2044167.359</text:p>
          </table:table-cell>
          <table:table-cell office:value-type="float" office:value="70225665.202">
            <text:p>70225665.202</text:p>
          </table:table-cell>
        </table:table-row>
        <table:table-row table:style-name="ro1">
          <table:table-cell table:number-columns-repeated="11"/>
          <table:table-cell office:value-type="float" office:value="13.21">
            <text:p>13.21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745">
            <text:p>745</text:p>
          </table:table-cell>
          <table:table-cell office:value-type="float" office:value="33.92">
            <text:p>33.92</text:p>
          </table:table-cell>
          <table:table-cell office:value-type="string">
            <text:p>replib</text:p>
          </table:table-cell>
          <table:table-cell office:value-type="float" office:value="39308.737">
            <text:p>39308.737</text:p>
          </table:table-cell>
          <table:table-cell office:value-type="float" office:value="1020560.045">
            <text:p>1020560.045</text:p>
          </table:table-cell>
        </table:table-row>
        <table:table-row table:style-name="ro1">
          <table:table-cell table:number-columns-repeated="11"/>
          <table:table-cell office:value-type="float" office:value="13.308">
            <text:p>13.308</text:p>
          </table:table-cell>
          <table:table-cell office:value-type="string">
            <text:p>Benzene, 1,3-bis(1,1-dimethylethyl)-</text:p>
          </table:table-cell>
          <table:table-cell office:value-type="string">
            <text:p>n.a.</text:p>
          </table:table-cell>
          <table:table-cell office:value-type="float" office:value="821">
            <text:p>821</text:p>
          </table:table-cell>
          <table:table-cell office:value-type="float" office:value="904">
            <text:p>904</text:p>
          </table:table-cell>
          <table:table-cell office:value-type="float" office:value="79.78">
            <text:p>79.78</text:p>
          </table:table-cell>
          <table:table-cell office:value-type="string">
            <text:p>replib</text:p>
          </table:table-cell>
          <table:table-cell office:value-type="float" office:value="13824.36">
            <text:p>13824.36</text:p>
          </table:table-cell>
          <table:table-cell office:value-type="float" office:value="753665.23">
            <text:p>753665.23</text:p>
          </table:table-cell>
        </table:table-row>
        <table:table-row table:style-name="ro1">
          <table:table-cell table:number-columns-repeated="11"/>
          <table:table-cell office:value-type="float" office:value="13.407">
            <text:p>13.407</text:p>
          </table:table-cell>
          <table:table-cell office:value-type="string">
            <text:p>p-Cymen-7-ol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58">
            <text:p>758</text:p>
          </table:table-cell>
          <table:table-cell office:value-type="float" office:value="23.15">
            <text:p>23.15</text:p>
          </table:table-cell>
          <table:table-cell office:value-type="string">
            <text:p>replib</text:p>
          </table:table-cell>
          <table:table-cell office:value-type="float" office:value="153298.698">
            <text:p>153298.698</text:p>
          </table:table-cell>
          <table:table-cell office:value-type="float" office:value="3157167.815">
            <text:p>3157167.815</text:p>
          </table:table-cell>
        </table:table-row>
        <table:table-row table:style-name="ro1">
          <table:table-cell table:number-columns-repeated="11"/>
          <table:table-cell office:value-type="float" office:value="13.513">
            <text:p>13.513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55">
            <text:p>855</text:p>
          </table:table-cell>
          <table:table-cell office:value-type="float" office:value="951">
            <text:p>951</text:p>
          </table:table-cell>
          <table:table-cell office:value-type="float" office:value="52.25">
            <text:p>52.25</text:p>
          </table:table-cell>
          <table:table-cell office:value-type="string">
            <text:p>replib</text:p>
          </table:table-cell>
          <table:table-cell office:value-type="float" office:value="21247.517">
            <text:p>21247.517</text:p>
          </table:table-cell>
          <table:table-cell office:value-type="float" office:value="830570.906">
            <text:p>830570.906</text:p>
          </table:table-cell>
        </table:table-row>
        <table:table-row table:style-name="ro1">
          <table:table-cell table:number-columns-repeated="11"/>
          <table:table-cell office:value-type="float" office:value="13.621">
            <text:p>13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9">
            <text:p>679</text:p>
          </table:table-cell>
          <table:table-cell office:value-type="float" office:value="962">
            <text:p>962</text:p>
          </table:table-cell>
          <table:table-cell office:value-type="float" office:value="49.65">
            <text:p>49.65</text:p>
          </table:table-cell>
          <table:table-cell office:value-type="string">
            <text:p>replib</text:p>
          </table:table-cell>
          <table:table-cell office:value-type="float" office:value="53202.984">
            <text:p>53202.984</text:p>
          </table:table-cell>
          <table:table-cell office:value-type="float" office:value="805242.054">
            <text:p>805242.054</text:p>
          </table:table-cell>
        </table:table-row>
        <table:table-row table:style-name="ro1">
          <table:table-cell table:number-columns-repeated="11"/>
          <table:table-cell office:value-type="float" office:value="13.706">
            <text:p>13.706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803">
            <text:p>803</text:p>
          </table:table-cell>
          <table:table-cell office:value-type="float" office:value="31.4">
            <text:p>31.4</text:p>
          </table:table-cell>
          <table:table-cell office:value-type="string">
            <text:p>replib</text:p>
          </table:table-cell>
          <table:table-cell office:value-type="float" office:value="144560.498">
            <text:p>144560.498</text:p>
          </table:table-cell>
          <table:table-cell office:value-type="float" office:value="2734481.729">
            <text:p>2734481.729</text:p>
          </table:table-cell>
        </table:table-row>
        <table:table-row table:style-name="ro1">
          <table:table-cell table:number-columns-repeated="11"/>
          <table:table-cell office:value-type="float" office:value="13.853">
            <text:p>13.853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79">
            <text:p>879</text:p>
          </table:table-cell>
          <table:table-cell office:value-type="float" office:value="962">
            <text:p>962</text:p>
          </table:table-cell>
          <table:table-cell office:value-type="float" office:value="73.54">
            <text:p>73.54</text:p>
          </table:table-cell>
          <table:table-cell office:value-type="string">
            <text:p>replib</text:p>
          </table:table-cell>
          <table:table-cell office:value-type="float" office:value="8233.981">
            <text:p>8233.981</text:p>
          </table:table-cell>
          <table:table-cell office:value-type="float" office:value="447283.996">
            <text:p>447283.996</text:p>
          </table:table-cell>
        </table:table-row>
        <table:table-row table:style-name="ro1">
          <table:table-cell table:number-columns-repeated="11"/>
          <table:table-cell office:value-type="float" office:value="13.938">
            <text:p>13.938</text:p>
          </table:table-cell>
          <table:table-cell office:value-type="string">
            <text:p>[1,1'-Bicyclopentyl]-2-one</text:p>
          </table:table-cell>
          <table:table-cell office:value-type="string">
            <text:p>n.a.</text:p>
          </table:table-cell>
          <table:table-cell office:value-type="float" office:value="840">
            <text:p>840</text:p>
          </table:table-cell>
          <table:table-cell office:value-type="float" office:value="841">
            <text:p>841</text:p>
          </table:table-cell>
          <table:table-cell office:value-type="float" office:value="89.38">
            <text:p>89.38</text:p>
          </table:table-cell>
          <table:table-cell office:value-type="string">
            <text:p>replib</text:p>
          </table:table-cell>
          <table:table-cell office:value-type="float" office:value="70156.95">
            <text:p>70156.95</text:p>
          </table:table-cell>
          <table:table-cell office:value-type="float" office:value="1218669.482">
            <text:p>1218669.482</text:p>
          </table:table-cell>
        </table:table-row>
        <table:table-row table:style-name="ro1">
          <table:table-cell table:number-columns-repeated="11"/>
          <table:table-cell office:value-type="float" office:value="14.043">
            <text:p>14.0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96">
            <text:p>596</text:p>
          </table:table-cell>
          <table:table-cell office:value-type="float" office:value="951">
            <text:p>951</text:p>
          </table:table-cell>
          <table:table-cell office:value-type="float" office:value="53.54">
            <text:p>53.54</text:p>
          </table:table-cell>
          <table:table-cell office:value-type="string">
            <text:p>replib</text:p>
          </table:table-cell>
          <table:table-cell office:value-type="float" office:value="176629.104">
            <text:p>176629.104</text:p>
          </table:table-cell>
          <table:table-cell office:value-type="float" office:value="3752465.152">
            <text:p>3752465.152</text:p>
          </table:table-cell>
        </table:table-row>
        <table:table-row table:style-name="ro1">
          <table:table-cell table:number-columns-repeated="11"/>
          <table:table-cell office:value-type="float" office:value="14.101">
            <text:p>14.101</text:p>
          </table:table-cell>
          <table:table-cell office:value-type="string">
            <text:p>Cyclohexasiloxane, dodecamethyl-</text:p>
          </table:table-cell>
          <table:table-cell office:value-type="string">
            <text:p>n.a.</text:p>
          </table:table-cell>
          <table:table-cell office:value-type="float" office:value="840">
            <text:p>840</text:p>
          </table:table-cell>
          <table:table-cell office:value-type="float" office:value="910">
            <text:p>910</text:p>
          </table:table-cell>
          <table:table-cell office:value-type="float" office:value="98.26">
            <text:p>98.26</text:p>
          </table:table-cell>
          <table:table-cell office:value-type="string">
            <text:p>replib</text:p>
          </table:table-cell>
          <table:table-cell office:value-type="float" office:value="858246.609">
            <text:p>858246.609</text:p>
          </table:table-cell>
          <table:table-cell office:value-type="float" office:value="29557433.207">
            <text:p>29557433.207</text:p>
          </table:table-cell>
        </table:table-row>
        <table:table-row table:style-name="ro1">
          <table:table-cell table:number-columns-repeated="11"/>
          <table:table-cell office:value-type="float" office:value="14.152">
            <text:p>14.1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84">
            <text:p>984</text:p>
          </table:table-cell>
          <table:table-cell office:value-type="float" office:value="67.58">
            <text:p>67.58</text:p>
          </table:table-cell>
          <table:table-cell office:value-type="string">
            <text:p>replib</text:p>
          </table:table-cell>
          <table:table-cell office:value-type="float" office:value="157882341.618">
            <text:p>157882341.618</text:p>
          </table:table-cell>
          <table:table-cell office:value-type="float" office:value="4594177070.702">
            <text:p>4594177070.702</text:p>
          </table:table-cell>
        </table:table-row>
        <table:table-row table:style-name="ro1">
          <table:table-cell table:number-columns-repeated="11"/>
          <table:table-cell office:value-type="float" office:value="14.237">
            <text:p>14.237</text:p>
          </table:table-cell>
          <table:table-cell office:value-type="string">
            <text:p>6-Tridecene, (Z)-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36">
            <text:p>736</text:p>
          </table:table-cell>
          <table:table-cell office:value-type="float" office:value="27.19">
            <text:p>27.19</text:p>
          </table:table-cell>
          <table:table-cell office:value-type="string">
            <text:p>replib</text:p>
          </table:table-cell>
          <table:table-cell office:value-type="float" office:value="2103896.35">
            <text:p>2103896.35</text:p>
          </table:table-cell>
          <table:table-cell office:value-type="float" office:value="78151305.888">
            <text:p>78151305.888</text:p>
          </table:table-cell>
        </table:table-row>
        <table:table-row table:style-name="ro1">
          <table:table-cell table:number-columns-repeated="11"/>
          <table:table-cell office:value-type="float" office:value="14.332">
            <text:p>14.3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4">
            <text:p>644</text:p>
          </table:table-cell>
          <table:table-cell office:value-type="float" office:value="962">
            <text:p>962</text:p>
          </table:table-cell>
          <table:table-cell office:value-type="float" office:value="60.3">
            <text:p>60.3</text:p>
          </table:table-cell>
          <table:table-cell office:value-type="string">
            <text:p>replib</text:p>
          </table:table-cell>
          <table:table-cell office:value-type="float" office:value="29201.303">
            <text:p>29201.303</text:p>
          </table:table-cell>
          <table:table-cell office:value-type="float" office:value="1206030.936">
            <text:p>1206030.936</text:p>
          </table:table-cell>
        </table:table-row>
        <table:table-row table:style-name="ro1">
          <table:table-cell table:number-columns-repeated="11"/>
          <table:table-cell office:value-type="float" office:value="14.417">
            <text:p>14.417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806">
            <text:p>806</text:p>
          </table:table-cell>
          <table:table-cell office:value-type="float" office:value="18.9">
            <text:p>18.9</text:p>
          </table:table-cell>
          <table:table-cell office:value-type="string">
            <text:p>replib</text:p>
          </table:table-cell>
          <table:table-cell office:value-type="float" office:value="10569.942">
            <text:p>10569.942</text:p>
          </table:table-cell>
          <table:table-cell office:value-type="float" office:value="278773.35">
            <text:p>278773.35</text:p>
          </table:table-cell>
        </table:table-row>
        <table:table-row table:style-name="ro1">
          <table:table-cell table:number-columns-repeated="11"/>
          <table:table-cell office:value-type="float" office:value="14.499">
            <text:p>14.4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8">
            <text:p>658</text:p>
          </table:table-cell>
          <table:table-cell office:value-type="float" office:value="934">
            <text:p>934</text:p>
          </table:table-cell>
          <table:table-cell office:value-type="float" office:value="48.39">
            <text:p>48.39</text:p>
          </table:table-cell>
          <table:table-cell office:value-type="string">
            <text:p>replib</text:p>
          </table:table-cell>
          <table:table-cell office:value-type="float" office:value="23419.315">
            <text:p>23419.315</text:p>
          </table:table-cell>
          <table:table-cell office:value-type="float" office:value="923711.77">
            <text:p>923711.77</text:p>
          </table:table-cell>
        </table:table-row>
        <table:table-row table:style-name="ro1">
          <table:table-cell table:number-columns-repeated="11"/>
          <table:table-cell office:value-type="float" office:value="14.557">
            <text:p>14.557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69">
            <text:p>669</text:p>
          </table:table-cell>
          <table:table-cell office:value-type="float" office:value="708">
            <text:p>708</text:p>
          </table:table-cell>
          <table:table-cell office:value-type="float" office:value="12.38">
            <text:p>12.38</text:p>
          </table:table-cell>
          <table:table-cell office:value-type="string">
            <text:p>replib</text:p>
          </table:table-cell>
          <table:table-cell office:value-type="float" office:value="28402.514">
            <text:p>28402.514</text:p>
          </table:table-cell>
          <table:table-cell office:value-type="float" office:value="1049758.236">
            <text:p>1049758.236</text:p>
          </table:table-cell>
        </table:table-row>
        <table:table-row table:style-name="ro1">
          <table:table-cell table:number-columns-repeated="11"/>
          <table:table-cell office:value-type="float" office:value="14.597">
            <text:p>14.5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942">
            <text:p>942</text:p>
          </table:table-cell>
          <table:table-cell office:value-type="float" office:value="71.32">
            <text:p>71.32</text:p>
          </table:table-cell>
          <table:table-cell office:value-type="string">
            <text:p>replib</text:p>
          </table:table-cell>
          <table:table-cell office:value-type="float" office:value="138048.161">
            <text:p>138048.161</text:p>
          </table:table-cell>
          <table:table-cell office:value-type="float" office:value="3326067.028">
            <text:p>3326067.028</text:p>
          </table:table-cell>
        </table:table-row>
        <table:table-row table:style-name="ro1">
          <table:table-cell table:number-columns-repeated="11"/>
          <table:table-cell office:value-type="float" office:value="14.686">
            <text:p>14.686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62">
            <text:p>762</text:p>
          </table:table-cell>
          <table:table-cell office:value-type="float" office:value="19.22">
            <text:p>19.22</text:p>
          </table:table-cell>
          <table:table-cell office:value-type="string">
            <text:p>replib</text:p>
          </table:table-cell>
          <table:table-cell office:value-type="float" office:value="113418.696">
            <text:p>113418.696</text:p>
          </table:table-cell>
          <table:table-cell office:value-type="float" office:value="3117654.409">
            <text:p>3117654.409</text:p>
          </table:table-cell>
        </table:table-row>
        <table:table-row table:style-name="ro1">
          <table:table-cell table:number-columns-repeated="11"/>
          <table:table-cell office:value-type="float" office:value="14.751">
            <text:p>14.751</text:p>
          </table:table-cell>
          <table:table-cell office:value-type="string">
            <text:p>Spiro[4.5]decane, 6-methylene-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18">
            <text:p>718</text:p>
          </table:table-cell>
          <table:table-cell office:value-type="float" office:value="30.37">
            <text:p>30.37</text:p>
          </table:table-cell>
          <table:table-cell office:value-type="string">
            <text:p>replib</text:p>
          </table:table-cell>
          <table:table-cell office:value-type="float" office:value="39223.103">
            <text:p>39223.103</text:p>
          </table:table-cell>
          <table:table-cell office:value-type="float" office:value="867921.511">
            <text:p>867921.511</text:p>
          </table:table-cell>
        </table:table-row>
        <table:table-row table:style-name="ro1">
          <table:table-cell table:number-columns-repeated="11"/>
          <table:table-cell office:value-type="float" office:value="14.774">
            <text:p>14.7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73">
            <text:p>973</text:p>
          </table:table-cell>
          <table:table-cell office:value-type="float" office:value="80.84">
            <text:p>80.84</text:p>
          </table:table-cell>
          <table:table-cell office:value-type="string">
            <text:p>replib</text:p>
          </table:table-cell>
          <table:table-cell office:value-type="float" office:value="13459.625">
            <text:p>13459.625</text:p>
          </table:table-cell>
          <table:table-cell office:value-type="float" office:value="771456.334">
            <text:p>771456.334</text:p>
          </table:table-cell>
        </table:table-row>
        <table:table-row table:style-name="ro1">
          <table:table-cell table:number-columns-repeated="11"/>
          <table:table-cell office:value-type="float" office:value="14.819">
            <text:p>14.8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51">
            <text:p>951</text:p>
          </table:table-cell>
          <table:table-cell office:value-type="float" office:value="69.09">
            <text:p>69.09</text:p>
          </table:table-cell>
          <table:table-cell office:value-type="string">
            <text:p>replib</text:p>
          </table:table-cell>
          <table:table-cell office:value-type="float" office:value="318047.385">
            <text:p>318047.385</text:p>
          </table:table-cell>
          <table:table-cell office:value-type="float" office:value="8004631.057">
            <text:p>8004631.057</text:p>
          </table:table-cell>
        </table:table-row>
        <table:table-row table:style-name="ro1">
          <table:table-cell table:number-columns-repeated="11"/>
          <table:table-cell office:value-type="float" office:value="14.907">
            <text:p>14.9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61">
            <text:p>961</text:p>
          </table:table-cell>
          <table:table-cell office:value-type="float" office:value="80.46">
            <text:p>80.46</text:p>
          </table:table-cell>
          <table:table-cell office:value-type="string">
            <text:p>replib</text:p>
          </table:table-cell>
          <table:table-cell office:value-type="float" office:value="76131.898">
            <text:p>76131.898</text:p>
          </table:table-cell>
          <table:table-cell office:value-type="float" office:value="1993586.598">
            <text:p>1993586.598</text:p>
          </table:table-cell>
        </table:table-row>
        <table:table-row table:style-name="ro1">
          <table:table-cell table:number-columns-repeated="11"/>
          <table:table-cell office:value-type="float" office:value="14.931">
            <text:p>14.9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73">
            <text:p>973</text:p>
          </table:table-cell>
          <table:table-cell office:value-type="float" office:value="81.65">
            <text:p>81.65</text:p>
          </table:table-cell>
          <table:table-cell office:value-type="string">
            <text:p>replib</text:p>
          </table:table-cell>
          <table:table-cell office:value-type="float" office:value="85614.464">
            <text:p>85614.464</text:p>
          </table:table-cell>
          <table:table-cell office:value-type="float" office:value="1819067.887">
            <text:p>1819067.887</text:p>
          </table:table-cell>
        </table:table-row>
        <table:table-row table:style-name="ro1">
          <table:table-cell table:number-columns-repeated="11"/>
          <table:table-cell office:value-type="float" office:value="14.989">
            <text:p>14.989</text:p>
          </table:table-cell>
          <table:table-cell office:value-type="string">
            <text:p>Benzaldehyde, 2,4,6-trimethyl-</text:p>
          </table:table-cell>
          <table:table-cell office:value-type="string">
            <text:p>n.a.</text:p>
          </table:table-cell>
          <table:table-cell office:value-type="float" office:value="796">
            <text:p>796</text:p>
          </table:table-cell>
          <table:table-cell office:value-type="float" office:value="868">
            <text:p>868</text:p>
          </table:table-cell>
          <table:table-cell office:value-type="float" office:value="80.12">
            <text:p>80.12</text:p>
          </table:table-cell>
          <table:table-cell office:value-type="string">
            <text:p>replib</text:p>
          </table:table-cell>
          <table:table-cell office:value-type="float" office:value="186341.613">
            <text:p>186341.613</text:p>
          </table:table-cell>
          <table:table-cell office:value-type="float" office:value="4208016.489">
            <text:p>4208016.489</text:p>
          </table:table-cell>
        </table:table-row>
        <table:table-row table:style-name="ro1">
          <table:table-cell table:number-columns-repeated="11"/>
          <table:table-cell office:value-type="float" office:value="15.074">
            <text:p>15.074</text:p>
          </table:table-cell>
          <table:table-cell office:value-type="string">
            <text:p>exo-7-(trans-1-Propenyl)bicyclo[4.2.0]oct-1(2)-ene</text:p>
          </table:table-cell>
          <table:table-cell office:value-type="string">
            <text:p>n.a.</text:p>
          </table:table-cell>
          <table:table-cell office:value-type="float" office:value="656">
            <text:p>656</text:p>
          </table:table-cell>
          <table:table-cell office:value-type="float" office:value="702">
            <text:p>702</text:p>
          </table:table-cell>
          <table:table-cell office:value-type="float" office:value="27.93">
            <text:p>27.93</text:p>
          </table:table-cell>
          <table:table-cell office:value-type="string">
            <text:p>replib</text:p>
          </table:table-cell>
          <table:table-cell office:value-type="float" office:value="39531.972">
            <text:p>39531.972</text:p>
          </table:table-cell>
          <table:table-cell office:value-type="float" office:value="894152.224">
            <text:p>894152.224</text:p>
          </table:table-cell>
        </table:table-row>
        <table:table-row table:style-name="ro1">
          <table:table-cell table:number-columns-repeated="11"/>
          <table:table-cell office:value-type="float" office:value="15.152">
            <text:p>15.1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85">
            <text:p>985</text:p>
          </table:table-cell>
          <table:table-cell office:value-type="float" office:value="75.35">
            <text:p>75.35</text:p>
          </table:table-cell>
          <table:table-cell office:value-type="string">
            <text:p>replib</text:p>
          </table:table-cell>
          <table:table-cell office:value-type="float" office:value="121232.09">
            <text:p>121232.09</text:p>
          </table:table-cell>
          <table:table-cell office:value-type="float" office:value="2777961.329">
            <text:p>2777961.329</text:p>
          </table:table-cell>
        </table:table-row>
        <table:table-row table:style-name="ro1">
          <table:table-cell table:number-columns-repeated="11"/>
          <table:table-cell office:value-type="float" office:value="15.223">
            <text:p>15.223</text:p>
          </table:table-cell>
          <table:table-cell office:value-type="string">
            <text:p>Ylangene</text:p>
          </table:table-cell>
          <table:table-cell office:value-type="string">
            <text:p>n.a.</text:p>
          </table:table-cell>
          <table:table-cell table:number-columns-repeated="2" office:value-type="float" office:value="836">
            <text:p>836</text:p>
          </table:table-cell>
          <table:table-cell office:value-type="float" office:value="46.51">
            <text:p>46.51</text:p>
          </table:table-cell>
          <table:table-cell office:value-type="string">
            <text:p>replib</text:p>
          </table:table-cell>
          <table:table-cell office:value-type="float" office:value="64678.334">
            <text:p>64678.334</text:p>
          </table:table-cell>
          <table:table-cell office:value-type="float" office:value="1518295.907">
            <text:p>1518295.907</text:p>
          </table:table-cell>
        </table:table-row>
        <table:table-row table:style-name="ro1">
          <table:table-cell table:number-columns-repeated="11"/>
          <table:table-cell office:value-type="float" office:value="15.349">
            <text:p>15.349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697">
            <text:p>697</text:p>
          </table:table-cell>
          <table:table-cell office:value-type="float" office:value="29.6">
            <text:p>29.6</text:p>
          </table:table-cell>
          <table:table-cell office:value-type="string">
            <text:p>replib</text:p>
          </table:table-cell>
          <table:table-cell office:value-type="float" office:value="130509.367">
            <text:p>130509.367</text:p>
          </table:table-cell>
          <table:table-cell office:value-type="float" office:value="2901887.965">
            <text:p>2901887.965</text:p>
          </table:table-cell>
        </table:table-row>
        <table:table-row table:style-name="ro1">
          <table:table-cell table:number-columns-repeated="11"/>
          <table:table-cell office:value-type="float" office:value="15.427">
            <text:p>15.427</text:p>
          </table:table-cell>
          <table:table-cell office:value-type="string">
            <text:p>7-Tetradecene</text:p>
          </table:table-cell>
          <table:table-cell office:value-type="string">
            <text:p>n.a.</text:p>
          </table:table-cell>
          <table:table-cell office:value-type="float" office:value="873">
            <text:p>873</text:p>
          </table:table-cell>
          <table:table-cell office:value-type="float" office:value="880">
            <text:p>880</text:p>
          </table:table-cell>
          <table:table-cell office:value-type="float" office:value="39.79">
            <text:p>39.79</text:p>
          </table:table-cell>
          <table:table-cell office:value-type="string">
            <text:p>replib</text:p>
          </table:table-cell>
          <table:table-cell office:value-type="float" office:value="57815.899">
            <text:p>57815.899</text:p>
          </table:table-cell>
          <table:table-cell office:value-type="float" office:value="1061863.332">
            <text:p>1061863.332</text:p>
          </table:table-cell>
        </table:table-row>
        <table:table-row table:style-name="ro1">
          <table:table-cell table:number-columns-repeated="11"/>
          <table:table-cell office:value-type="float" office:value="15.546">
            <text:p>15.546</text:p>
          </table:table-cell>
          <table:table-cell office:value-type="string">
            <text:p>Tridecane, 4-methyl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65">
            <text:p>765</text:p>
          </table:table-cell>
          <table:table-cell office:value-type="float" office:value="18.03">
            <text:p>18.03</text:p>
          </table:table-cell>
          <table:table-cell office:value-type="string">
            <text:p>replib</text:p>
          </table:table-cell>
          <table:table-cell office:value-type="float" office:value="36478.688">
            <text:p>36478.688</text:p>
          </table:table-cell>
          <table:table-cell office:value-type="float" office:value="1145381.999">
            <text:p>1145381.999</text:p>
          </table:table-cell>
        </table:table-row>
        <table:table-row table:style-name="ro1">
          <table:table-cell table:number-columns-repeated="11"/>
          <table:table-cell office:value-type="float" office:value="15.591">
            <text:p>15.5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26">
            <text:p>926</text:p>
          </table:table-cell>
          <table:table-cell office:value-type="float" office:value="79.26">
            <text:p>79.26</text:p>
          </table:table-cell>
          <table:table-cell office:value-type="string">
            <text:p>replib</text:p>
          </table:table-cell>
          <table:table-cell office:value-type="float" office:value="97722.484">
            <text:p>97722.484</text:p>
          </table:table-cell>
          <table:table-cell office:value-type="float" office:value="2243976.783">
            <text:p>2243976.783</text:p>
          </table:table-cell>
        </table:table-row>
        <table:table-row table:style-name="ro1">
          <table:table-cell table:number-columns-repeated="11"/>
          <table:table-cell office:value-type="float" office:value="15.631">
            <text:p>15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985">
            <text:p>985</text:p>
          </table:table-cell>
          <table:table-cell office:value-type="float" office:value="77.46">
            <text:p>77.46</text:p>
          </table:table-cell>
          <table:table-cell office:value-type="string">
            <text:p>replib</text:p>
          </table:table-cell>
          <table:table-cell office:value-type="float" office:value="38408.253">
            <text:p>38408.253</text:p>
          </table:table-cell>
          <table:table-cell office:value-type="float" office:value="1291077.163">
            <text:p>1291077.163</text:p>
          </table:table-cell>
        </table:table-row>
        <table:table-row table:style-name="ro1">
          <table:table-cell table:number-columns-repeated="11"/>
          <table:table-cell office:value-type="float" office:value="15.676">
            <text:p>15.6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73">
            <text:p>973</text:p>
          </table:table-cell>
          <table:table-cell office:value-type="float" office:value="81.63">
            <text:p>81.63</text:p>
          </table:table-cell>
          <table:table-cell office:value-type="string">
            <text:p>replib</text:p>
          </table:table-cell>
          <table:table-cell office:value-type="float" office:value="40994.824">
            <text:p>40994.824</text:p>
          </table:table-cell>
          <table:table-cell office:value-type="float" office:value="914369.326">
            <text:p>914369.326</text:p>
          </table:table-cell>
        </table:table-row>
        <table:table-row table:style-name="ro1">
          <table:table-cell table:number-columns-repeated="11"/>
          <table:table-cell office:value-type="float" office:value="15.74">
            <text:p>15.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99">
            <text:p>999</text:p>
          </table:table-cell>
          <table:table-cell office:value-type="float" office:value="82.04">
            <text:p>82.04</text:p>
          </table:table-cell>
          <table:table-cell office:value-type="string">
            <text:p>replib</text:p>
          </table:table-cell>
          <table:table-cell office:value-type="float" office:value="7321.148">
            <text:p>7321.148</text:p>
          </table:table-cell>
          <table:table-cell office:value-type="float" office:value="744960.943">
            <text:p>744960.943</text:p>
          </table:table-cell>
        </table:table-row>
        <table:table-row table:style-name="ro1">
          <table:table-cell table:number-columns-repeated="11"/>
          <table:table-cell office:value-type="float" office:value="15.846">
            <text:p>15.84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80">
            <text:p>980</text:p>
          </table:table-cell>
          <table:table-cell office:value-type="float" office:value="56.5">
            <text:p>56.5</text:p>
          </table:table-cell>
          <table:table-cell office:value-type="string">
            <text:p>replib</text:p>
          </table:table-cell>
          <table:table-cell office:value-type="float" office:value="31145.002">
            <text:p>31145.002</text:p>
          </table:table-cell>
          <table:table-cell office:value-type="float" office:value="634004.813">
            <text:p>634004.813</text:p>
          </table:table-cell>
        </table:table-row>
        <table:table-row table:style-name="ro1">
          <table:table-cell table:number-columns-repeated="11"/>
          <table:table-cell office:value-type="float" office:value="15.893">
            <text:p>15.8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62">
            <text:p>962</text:p>
          </table:table-cell>
          <table:table-cell office:value-type="float" office:value="78.34">
            <text:p>78.34</text:p>
          </table:table-cell>
          <table:table-cell office:value-type="string">
            <text:p>replib</text:p>
          </table:table-cell>
          <table:table-cell office:value-type="float" office:value="35035.788">
            <text:p>35035.788</text:p>
          </table:table-cell>
          <table:table-cell office:value-type="float" office:value="832316.874">
            <text:p>832316.874</text:p>
          </table:table-cell>
        </table:table-row>
        <table:table-row table:style-name="ro1">
          <table:table-cell table:number-columns-repeated="11"/>
          <table:table-cell office:value-type="float" office:value="15.91">
            <text:p>15.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4">
            <text:p>984</text:p>
          </table:table-cell>
          <table:table-cell office:value-type="float" office:value="64.84">
            <text:p>64.84</text:p>
          </table:table-cell>
          <table:table-cell office:value-type="string">
            <text:p>replib</text:p>
          </table:table-cell>
          <table:table-cell office:value-type="float" office:value="31852.189">
            <text:p>31852.189</text:p>
          </table:table-cell>
          <table:table-cell office:value-type="float" office:value="779630.495">
            <text:p>779630.495</text:p>
          </table:table-cell>
        </table:table-row>
        <table:table-row table:style-name="ro1">
          <table:table-cell table:number-columns-repeated="11"/>
          <table:table-cell office:value-type="float" office:value="15.965">
            <text:p>15.965</text:p>
          </table:table-cell>
          <table:table-cell office:value-type="string">
            <text:p>1H-Benzocycloheptene, 2,4a,5,6,7,8,9,9a-octahydro-3,5,5-trimethyl-9-methylene-, (4aS-cis)-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694">
            <text:p>694</text:p>
          </table:table-cell>
          <table:table-cell office:value-type="float" office:value="22.99">
            <text:p>22.99</text:p>
          </table:table-cell>
          <table:table-cell office:value-type="string">
            <text:p>replib</text:p>
          </table:table-cell>
          <table:table-cell office:value-type="float" office:value="194898.842">
            <text:p>194898.842</text:p>
          </table:table-cell>
          <table:table-cell office:value-type="float" office:value="4811603.652">
            <text:p>4811603.652</text:p>
          </table:table-cell>
        </table:table-row>
        <table:table-row table:style-name="ro1">
          <table:table-cell table:number-columns-repeated="11"/>
          <table:table-cell office:value-type="float" office:value="16.084">
            <text:p>16.084</text:p>
          </table:table-cell>
          <table:table-cell office:value-type="string">
            <text:p>α-Farnesene</text:p>
          </table:table-cell>
          <table:table-cell office:value-type="string">
            <text:p>n.a.</text:p>
          </table:table-cell>
          <table:table-cell office:value-type="float" office:value="793">
            <text:p>793</text:p>
          </table:table-cell>
          <table:table-cell office:value-type="float" office:value="794">
            <text:p>794</text:p>
          </table:table-cell>
          <table:table-cell office:value-type="float" office:value="53.52">
            <text:p>53.52</text:p>
          </table:table-cell>
          <table:table-cell office:value-type="string">
            <text:p>replib</text:p>
          </table:table-cell>
          <table:table-cell office:value-type="float" office:value="8690.106">
            <text:p>8690.106</text:p>
          </table:table-cell>
          <table:table-cell office:value-type="float" office:value="864965.995">
            <text:p>864965.995</text:p>
          </table:table-cell>
        </table:table-row>
        <table:table-row table:style-name="ro1">
          <table:table-cell table:number-columns-repeated="11"/>
          <table:table-cell office:value-type="float" office:value="16.182">
            <text:p>16.1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85">
            <text:p>985</text:p>
          </table:table-cell>
          <table:table-cell office:value-type="float" office:value="81.85">
            <text:p>81.85</text:p>
          </table:table-cell>
          <table:table-cell office:value-type="string">
            <text:p>replib</text:p>
          </table:table-cell>
          <table:table-cell office:value-type="float" office:value="35985.012">
            <text:p>35985.012</text:p>
          </table:table-cell>
          <table:table-cell office:value-type="float" office:value="1161444.716">
            <text:p>1161444.716</text:p>
          </table:table-cell>
        </table:table-row>
        <table:table-row table:style-name="ro1">
          <table:table-cell table:number-columns-repeated="11"/>
          <table:table-cell office:value-type="float" office:value="16.24">
            <text:p>16.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42">
            <text:p>942</text:p>
          </table:table-cell>
          <table:table-cell office:value-type="float" office:value="79.84">
            <text:p>79.84</text:p>
          </table:table-cell>
          <table:table-cell office:value-type="string">
            <text:p>replib</text:p>
          </table:table-cell>
          <table:table-cell office:value-type="float" office:value="241491.809">
            <text:p>241491.809</text:p>
          </table:table-cell>
          <table:table-cell office:value-type="float" office:value="6958386.38">
            <text:p>6958386.38</text:p>
          </table:table-cell>
        </table:table-row>
        <table:table-row table:style-name="ro1">
          <table:table-cell table:number-columns-repeated="11"/>
          <table:table-cell office:value-type="float" office:value="16.298">
            <text:p>16.2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85">
            <text:p>985</text:p>
          </table:table-cell>
          <table:table-cell office:value-type="float" office:value="81.28">
            <text:p>81.28</text:p>
          </table:table-cell>
          <table:table-cell office:value-type="string">
            <text:p>replib</text:p>
          </table:table-cell>
          <table:table-cell office:value-type="float" office:value="95655.531">
            <text:p>95655.531</text:p>
          </table:table-cell>
          <table:table-cell office:value-type="float" office:value="2150566.602">
            <text:p>2150566.602</text:p>
          </table:table-cell>
        </table:table-row>
        <table:table-row table:style-name="ro1">
          <table:table-cell table:number-columns-repeated="11"/>
          <table:table-cell office:value-type="float" office:value="16.325">
            <text:p>16.3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51">
            <text:p>951</text:p>
          </table:table-cell>
          <table:table-cell office:value-type="float" office:value="51.14">
            <text:p>51.14</text:p>
          </table:table-cell>
          <table:table-cell office:value-type="string">
            <text:p>replib</text:p>
          </table:table-cell>
          <table:table-cell office:value-type="float" office:value="273820.096">
            <text:p>273820.096</text:p>
          </table:table-cell>
          <table:table-cell office:value-type="float" office:value="8805535.246">
            <text:p>8805535.246</text:p>
          </table:table-cell>
        </table:table-row>
        <table:table-row table:style-name="ro1">
          <table:table-cell table:number-columns-repeated="11"/>
          <table:table-cell office:value-type="float" office:value="16.346">
            <text:p>16.3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51">
            <text:p>951</text:p>
          </table:table-cell>
          <table:table-cell office:value-type="float" office:value="78.79">
            <text:p>78.79</text:p>
          </table:table-cell>
          <table:table-cell office:value-type="string">
            <text:p>replib</text:p>
          </table:table-cell>
          <table:table-cell office:value-type="float" office:value="410324.38">
            <text:p>410324.38</text:p>
          </table:table-cell>
          <table:table-cell office:value-type="float" office:value="13654903.818">
            <text:p>13654903.818</text:p>
          </table:table-cell>
        </table:table-row>
        <table:table-row table:style-name="ro1">
          <table:table-cell table:number-columns-repeated="11"/>
          <table:table-cell office:value-type="float" office:value="16.369">
            <text:p>16.36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0">
            <text:p>980</text:p>
          </table:table-cell>
          <table:table-cell office:value-type="float" office:value="54.62">
            <text:p>54.62</text:p>
          </table:table-cell>
          <table:table-cell office:value-type="string">
            <text:p>replib</text:p>
          </table:table-cell>
          <table:table-cell office:value-type="float" office:value="36822.478">
            <text:p>36822.478</text:p>
          </table:table-cell>
          <table:table-cell office:value-type="float" office:value="941101.926">
            <text:p>941101.926</text:p>
          </table:table-cell>
        </table:table-row>
        <table:table-row table:style-name="ro1">
          <table:table-cell table:number-columns-repeated="11"/>
          <table:table-cell office:value-type="float" office:value="16.458">
            <text:p>16.458</text:p>
          </table:table-cell>
          <table:table-cell office:value-type="string">
            <text:p>Cycloheptasiloxane, tetradecamethyl-</text:p>
          </table:table-cell>
          <table:table-cell office:value-type="string">
            <text:p>n.a.</text:p>
          </table:table-cell>
          <table:table-cell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96.52">
            <text:p>96.52</text:p>
          </table:table-cell>
          <table:table-cell office:value-type="string">
            <text:p>replib</text:p>
          </table:table-cell>
          <table:table-cell office:value-type="float" office:value="82021.551">
            <text:p>82021.551</text:p>
          </table:table-cell>
          <table:table-cell office:value-type="float" office:value="2170955.779">
            <text:p>2170955.779</text:p>
          </table:table-cell>
        </table:table-row>
        <table:table-row table:style-name="ro1">
          <table:table-cell table:number-columns-repeated="11"/>
          <table:table-cell office:value-type="float" office:value="16.577">
            <text:p>16.5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934">
            <text:p>934</text:p>
          </table:table-cell>
          <table:table-cell office:value-type="float" office:value="32.55">
            <text:p>32.55</text:p>
          </table:table-cell>
          <table:table-cell office:value-type="string">
            <text:p>replib</text:p>
          </table:table-cell>
          <table:table-cell office:value-type="float" office:value="530177">
            <text:p>530177</text:p>
          </table:table-cell>
          <table:table-cell office:value-type="float" office:value="15797256.763">
            <text:p>15797256.763</text:p>
          </table:table-cell>
        </table:table-row>
        <table:table-row table:style-name="ro1">
          <table:table-cell table:number-columns-repeated="11"/>
          <table:table-cell office:value-type="float" office:value="16.628">
            <text:p>16.6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61">
            <text:p>961</text:p>
          </table:table-cell>
          <table:table-cell office:value-type="float" office:value="80.74">
            <text:p>80.74</text:p>
          </table:table-cell>
          <table:table-cell office:value-type="string">
            <text:p>replib</text:p>
          </table:table-cell>
          <table:table-cell office:value-type="float" office:value="371765.591">
            <text:p>371765.591</text:p>
          </table:table-cell>
          <table:table-cell office:value-type="float" office:value="12391104.489">
            <text:p>12391104.489</text:p>
          </table:table-cell>
        </table:table-row>
        <table:table-row table:style-name="ro1">
          <table:table-cell table:number-columns-repeated="11"/>
          <table:table-cell office:value-type="float" office:value="16.693">
            <text:p>16.69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75">
            <text:p>675</text:p>
          </table:table-cell>
          <table:table-cell office:value-type="float" office:value="955">
            <text:p>955</text:p>
          </table:table-cell>
          <table:table-cell office:value-type="float" office:value="61.7">
            <text:p>61.7</text:p>
          </table:table-cell>
          <table:table-cell office:value-type="string">
            <text:p>replib</text:p>
          </table:table-cell>
          <table:table-cell office:value-type="float" office:value="27508.875">
            <text:p>27508.875</text:p>
          </table:table-cell>
          <table:table-cell office:value-type="float" office:value="952597.868">
            <text:p>952597.868</text:p>
          </table:table-cell>
        </table:table-row>
        <table:table-row table:style-name="ro1">
          <table:table-cell table:number-columns-repeated="11"/>
          <table:table-cell office:value-type="float" office:value="16.713">
            <text:p>16.7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62">
            <text:p>962</text:p>
          </table:table-cell>
          <table:table-cell office:value-type="float" office:value="53.1">
            <text:p>53.1</text:p>
          </table:table-cell>
          <table:table-cell office:value-type="string">
            <text:p>replib</text:p>
          </table:table-cell>
          <table:table-cell office:value-type="float" office:value="151902.707">
            <text:p>151902.707</text:p>
          </table:table-cell>
          <table:table-cell office:value-type="float" office:value="4977567.766">
            <text:p>4977567.766</text:p>
          </table:table-cell>
        </table:table-row>
        <table:table-row table:style-name="ro1">
          <table:table-cell table:number-columns-repeated="11"/>
          <table:table-cell office:value-type="float" office:value="16.805">
            <text:p>16.805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n.a.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office:value-type="float" office:value="49.16">
            <text:p>49.16</text:p>
          </table:table-cell>
          <table:table-cell office:value-type="string">
            <text:p>replib</text:p>
          </table:table-cell>
          <table:table-cell office:value-type="float" office:value="9307.586">
            <text:p>9307.586</text:p>
          </table:table-cell>
          <table:table-cell office:value-type="float" office:value="557131.001">
            <text:p>557131.001</text:p>
          </table:table-cell>
        </table:table-row>
        <table:table-row table:style-name="ro1">
          <table:table-cell table:number-columns-repeated="11"/>
          <table:table-cell office:value-type="float" office:value="16.92">
            <text:p>16.92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751">
            <text:p>751</text:p>
          </table:table-cell>
          <table:table-cell office:value-type="float" office:value="24.24">
            <text:p>24.24</text:p>
          </table:table-cell>
          <table:table-cell office:value-type="string">
            <text:p>replib</text:p>
          </table:table-cell>
          <table:table-cell office:value-type="float" office:value="40535.71">
            <text:p>40535.71</text:p>
          </table:table-cell>
          <table:table-cell office:value-type="float" office:value="982153.148">
            <text:p>982153.148</text:p>
          </table:table-cell>
        </table:table-row>
        <table:table-row table:style-name="ro1">
          <table:table-cell table:number-columns-repeated="11"/>
          <table:table-cell office:value-type="float" office:value="16.995">
            <text:p>16.995</text:p>
          </table:table-cell>
          <table:table-cell office:value-type="string">
            <text:p>2,4-Di-tert-butylphenol</text:p>
          </table:table-cell>
          <table:table-cell office:value-type="string">
            <text:p>n.a.</text:p>
          </table:table-cell>
          <table:table-cell office:value-type="float" office:value="935">
            <text:p>935</text:p>
          </table:table-cell>
          <table:table-cell office:value-type="float" office:value="948">
            <text:p>948</text:p>
          </table:table-cell>
          <table:table-cell office:value-type="float" office:value="63.56">
            <text:p>63.56</text:p>
          </table:table-cell>
          <table:table-cell office:value-type="string">
            <text:p>replib</text:p>
          </table:table-cell>
          <table:table-cell office:value-type="float" office:value="94931.666">
            <text:p>94931.666</text:p>
          </table:table-cell>
          <table:table-cell office:value-type="float" office:value="1466848.657">
            <text:p>1466848.657</text:p>
          </table:table-cell>
        </table:table-row>
        <table:table-row table:style-name="ro1">
          <table:table-cell table:number-columns-repeated="11"/>
          <table:table-cell office:value-type="float" office:value="17.142">
            <text:p>17.1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6">
            <text:p>606</text:p>
          </table:table-cell>
          <table:table-cell office:value-type="float" office:value="926">
            <text:p>926</text:p>
          </table:table-cell>
          <table:table-cell office:value-type="float" office:value="48.36">
            <text:p>48.36</text:p>
          </table:table-cell>
          <table:table-cell office:value-type="string">
            <text:p>replib</text:p>
          </table:table-cell>
          <table:table-cell office:value-type="float" office:value="99421.017">
            <text:p>99421.017</text:p>
          </table:table-cell>
          <table:table-cell office:value-type="float" office:value="1905526.235">
            <text:p>1905526.235</text:p>
          </table:table-cell>
        </table:table-row>
        <table:table-row table:style-name="ro1">
          <table:table-cell table:number-columns-repeated="11"/>
          <table:table-cell office:value-type="float" office:value="17.193">
            <text:p>17.1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99">
            <text:p>999</text:p>
          </table:table-cell>
          <table:table-cell office:value-type="float" office:value="81.65">
            <text:p>81.65</text:p>
          </table:table-cell>
          <table:table-cell office:value-type="string">
            <text:p>replib</text:p>
          </table:table-cell>
          <table:table-cell office:value-type="float" office:value="16265.28">
            <text:p>16265.28</text:p>
          </table:table-cell>
          <table:table-cell office:value-type="float" office:value="912409.364">
            <text:p>912409.364</text:p>
          </table:table-cell>
        </table:table-row>
        <table:table-row table:style-name="ro1">
          <table:table-cell table:number-columns-repeated="11"/>
          <table:table-cell office:value-type="float" office:value="17.227">
            <text:p>17.2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4">
            <text:p>644</text:p>
          </table:table-cell>
          <table:table-cell office:value-type="float" office:value="919">
            <text:p>919</text:p>
          </table:table-cell>
          <table:table-cell office:value-type="float" office:value="71.22">
            <text:p>71.22</text:p>
          </table:table-cell>
          <table:table-cell office:value-type="string">
            <text:p>replib</text:p>
          </table:table-cell>
          <table:table-cell office:value-type="float" office:value="50022.418">
            <text:p>50022.418</text:p>
          </table:table-cell>
          <table:table-cell office:value-type="float" office:value="1414857.786">
            <text:p>1414857.786</text:p>
          </table:table-cell>
        </table:table-row>
        <table:table-row table:style-name="ro1">
          <table:table-cell table:number-columns-repeated="11"/>
          <table:table-cell office:value-type="float" office:value="17.261">
            <text:p>17.2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985">
            <text:p>985</text:p>
          </table:table-cell>
          <table:table-cell office:value-type="float" office:value="74.24">
            <text:p>74.24</text:p>
          </table:table-cell>
          <table:table-cell office:value-type="string">
            <text:p>replib</text:p>
          </table:table-cell>
          <table:table-cell office:value-type="float" office:value="53424.229">
            <text:p>53424.229</text:p>
          </table:table-cell>
          <table:table-cell office:value-type="float" office:value="1443533.194">
            <text:p>1443533.194</text:p>
          </table:table-cell>
        </table:table-row>
        <table:table-row table:style-name="ro1">
          <table:table-cell table:number-columns-repeated="11"/>
          <table:table-cell office:value-type="float" office:value="17.363">
            <text:p>17.363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802">
            <text:p>802</text:p>
          </table:table-cell>
          <table:table-cell office:value-type="float" office:value="18.9">
            <text:p>18.9</text:p>
          </table:table-cell>
          <table:table-cell office:value-type="string">
            <text:p>replib</text:p>
          </table:table-cell>
          <table:table-cell office:value-type="float" office:value="110855.411">
            <text:p>110855.411</text:p>
          </table:table-cell>
          <table:table-cell office:value-type="float" office:value="1463222.418">
            <text:p>1463222.418</text:p>
          </table:table-cell>
        </table:table-row>
        <table:table-row table:style-name="ro1">
          <table:table-cell table:number-columns-repeated="11"/>
          <table:table-cell office:value-type="float" office:value="17.492">
            <text:p>17.492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726">
            <text:p>726</text:p>
          </table:table-cell>
          <table:table-cell office:value-type="float" office:value="11.64">
            <text:p>11.64</text:p>
          </table:table-cell>
          <table:table-cell office:value-type="string">
            <text:p>replib</text:p>
          </table:table-cell>
          <table:table-cell office:value-type="float" office:value="24338.272">
            <text:p>24338.272</text:p>
          </table:table-cell>
          <table:table-cell office:value-type="float" office:value="1179810.742">
            <text:p>1179810.742</text:p>
          </table:table-cell>
        </table:table-row>
        <table:table-row table:style-name="ro1">
          <table:table-cell table:number-columns-repeated="11"/>
          <table:table-cell office:value-type="float" office:value="17.574">
            <text:p>17.5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99">
            <text:p>999</text:p>
          </table:table-cell>
          <table:table-cell office:value-type="float" office:value="81.83">
            <text:p>81.83</text:p>
          </table:table-cell>
          <table:table-cell office:value-type="string">
            <text:p>replib</text:p>
          </table:table-cell>
          <table:table-cell office:value-type="float" office:value="7007.034">
            <text:p>7007.034</text:p>
          </table:table-cell>
          <table:table-cell office:value-type="float" office:value="650287.023">
            <text:p>650287.023</text:p>
          </table:table-cell>
        </table:table-row>
        <table:table-row table:style-name="ro1">
          <table:table-cell table:number-columns-repeated="11"/>
          <table:table-cell office:value-type="float" office:value="17.631">
            <text:p>17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99">
            <text:p>999</text:p>
          </table:table-cell>
          <table:table-cell office:value-type="float" office:value="33.99">
            <text:p>33.99</text:p>
          </table:table-cell>
          <table:table-cell office:value-type="string">
            <text:p>replib</text:p>
          </table:table-cell>
          <table:table-cell office:value-type="float" office:value="29075.138">
            <text:p>29075.138</text:p>
          </table:table-cell>
          <table:table-cell office:value-type="float" office:value="693563.537">
            <text:p>693563.537</text:p>
          </table:table-cell>
        </table:table-row>
        <table:table-row table:style-name="ro1">
          <table:table-cell table:number-columns-repeated="11"/>
          <table:table-cell office:value-type="float" office:value="17.669">
            <text:p>17.6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62">
            <text:p>962</text:p>
          </table:table-cell>
          <table:table-cell office:value-type="float" office:value="58.72">
            <text:p>58.72</text:p>
          </table:table-cell>
          <table:table-cell office:value-type="string">
            <text:p>replib</text:p>
          </table:table-cell>
          <table:table-cell office:value-type="float" office:value="14856.23">
            <text:p>14856.23</text:p>
          </table:table-cell>
          <table:table-cell office:value-type="float" office:value="576355.887">
            <text:p>576355.887</text:p>
          </table:table-cell>
        </table:table-row>
        <table:table-row table:style-name="ro1">
          <table:table-cell table:number-columns-repeated="11"/>
          <table:table-cell office:value-type="float" office:value="17.713">
            <text:p>17.7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84">
            <text:p>984</text:p>
          </table:table-cell>
          <table:table-cell office:value-type="float" office:value="67.43">
            <text:p>67.43</text:p>
          </table:table-cell>
          <table:table-cell office:value-type="string">
            <text:p>replib</text:p>
          </table:table-cell>
          <table:table-cell office:value-type="float" office:value="7592.626">
            <text:p>7592.626</text:p>
          </table:table-cell>
          <table:table-cell office:value-type="float" office:value="460543.761">
            <text:p>460543.761</text:p>
          </table:table-cell>
        </table:table-row>
        <table:table-row table:style-name="ro1">
          <table:table-cell table:number-columns-repeated="11"/>
          <table:table-cell office:value-type="float" office:value="17.754">
            <text:p>17.7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51">
            <text:p>951</text:p>
          </table:table-cell>
          <table:table-cell office:value-type="float" office:value="70.01">
            <text:p>70.01</text:p>
          </table:table-cell>
          <table:table-cell office:value-type="string">
            <text:p>replib</text:p>
          </table:table-cell>
          <table:table-cell office:value-type="float" office:value="77786.536">
            <text:p>77786.536</text:p>
          </table:table-cell>
          <table:table-cell office:value-type="float" office:value="1571119.169">
            <text:p>1571119.169</text:p>
          </table:table-cell>
        </table:table-row>
        <table:table-row table:style-name="ro1">
          <table:table-cell table:number-columns-repeated="11"/>
          <table:table-cell office:value-type="float" office:value="17.914">
            <text:p>17.9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99">
            <text:p>999</text:p>
          </table:table-cell>
          <table:table-cell office:value-type="float" office:value="80.79">
            <text:p>80.79</text:p>
          </table:table-cell>
          <table:table-cell office:value-type="string">
            <text:p>replib</text:p>
          </table:table-cell>
          <table:table-cell office:value-type="float" office:value="36654.424">
            <text:p>36654.424</text:p>
          </table:table-cell>
          <table:table-cell office:value-type="float" office:value="1106741.528">
            <text:p>1106741.528</text:p>
          </table:table-cell>
        </table:table-row>
        <table:table-row table:style-name="ro1">
          <table:table-cell table:number-columns-repeated="11"/>
          <table:table-cell office:value-type="float" office:value="17.965">
            <text:p>17.9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99">
            <text:p>999</text:p>
          </table:table-cell>
          <table:table-cell office:value-type="float" office:value="80.66">
            <text:p>80.66</text:p>
          </table:table-cell>
          <table:table-cell office:value-type="string">
            <text:p>replib</text:p>
          </table:table-cell>
          <table:table-cell office:value-type="float" office:value="12210.293">
            <text:p>12210.293</text:p>
          </table:table-cell>
          <table:table-cell office:value-type="float" office:value="621945.397">
            <text:p>621945.397</text:p>
          </table:table-cell>
        </table:table-row>
        <table:table-row table:style-name="ro1">
          <table:table-cell table:number-columns-repeated="11"/>
          <table:table-cell office:value-type="float" office:value="18.073">
            <text:p>18.073</text:p>
          </table:table-cell>
          <table:table-cell office:value-type="string">
            <text:p>Nerolidol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682">
            <text:p>682</text:p>
          </table:table-cell>
          <table:table-cell office:value-type="float" office:value="33.63">
            <text:p>33.63</text:p>
          </table:table-cell>
          <table:table-cell office:value-type="string">
            <text:p>replib</text:p>
          </table:table-cell>
          <table:table-cell office:value-type="float" office:value="62416.779">
            <text:p>62416.779</text:p>
          </table:table-cell>
          <table:table-cell office:value-type="float" office:value="1558425.563">
            <text:p>1558425.563</text:p>
          </table:table-cell>
        </table:table-row>
        <table:table-row table:style-name="ro1">
          <table:table-cell table:number-columns-repeated="11"/>
          <table:table-cell office:value-type="float" office:value="18.135">
            <text:p>18.1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934">
            <text:p>934</text:p>
          </table:table-cell>
          <table:table-cell office:value-type="float" office:value="78.79">
            <text:p>78.79</text:p>
          </table:table-cell>
          <table:table-cell office:value-type="string">
            <text:p>replib</text:p>
          </table:table-cell>
          <table:table-cell office:value-type="float" office:value="46342.565">
            <text:p>46342.565</text:p>
          </table:table-cell>
          <table:table-cell office:value-type="float" office:value="1205340.67">
            <text:p>1205340.67</text:p>
          </table:table-cell>
        </table:table-row>
        <table:table-row table:style-name="ro1">
          <table:table-cell table:number-columns-repeated="11"/>
          <table:table-cell office:value-type="float" office:value="18.21">
            <text:p>18.21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56">
            <text:p>756</text:p>
          </table:table-cell>
          <table:table-cell office:value-type="float" office:value="19.87">
            <text:p>19.87</text:p>
          </table:table-cell>
          <table:table-cell office:value-type="string">
            <text:p>replib</text:p>
          </table:table-cell>
          <table:table-cell office:value-type="float" office:value="179351.824">
            <text:p>179351.824</text:p>
          </table:table-cell>
          <table:table-cell office:value-type="float" office:value="6060481.324">
            <text:p>6060481.324</text:p>
          </table:table-cell>
        </table:table-row>
        <table:table-row table:style-name="ro1">
          <table:table-cell table:number-columns-repeated="11"/>
          <table:table-cell office:value-type="float" office:value="18.261">
            <text:p>18.2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3">
            <text:p>973</text:p>
          </table:table-cell>
          <table:table-cell office:value-type="float" office:value="65.38">
            <text:p>65.38</text:p>
          </table:table-cell>
          <table:table-cell office:value-type="string">
            <text:p>replib</text:p>
          </table:table-cell>
          <table:table-cell office:value-type="float" office:value="70523.097">
            <text:p>70523.097</text:p>
          </table:table-cell>
          <table:table-cell office:value-type="float" office:value="1300162.811">
            <text:p>1300162.811</text:p>
          </table:table-cell>
        </table:table-row>
        <table:table-row table:style-name="ro1">
          <table:table-cell table:number-columns-repeated="11"/>
          <table:table-cell office:value-type="float" office:value="18.376">
            <text:p>18.3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5">
            <text:p>985</text:p>
          </table:table-cell>
          <table:table-cell office:value-type="float" office:value="81.86">
            <text:p>81.86</text:p>
          </table:table-cell>
          <table:table-cell office:value-type="string">
            <text:p>replib</text:p>
          </table:table-cell>
          <table:table-cell office:value-type="float" office:value="19568.957">
            <text:p>19568.957</text:p>
          </table:table-cell>
          <table:table-cell office:value-type="float" office:value="501631.624">
            <text:p>501631.624</text:p>
          </table:table-cell>
        </table:table-row>
        <table:table-row table:style-name="ro1">
          <table:table-cell table:number-columns-repeated="11"/>
          <table:table-cell office:value-type="float" office:value="18.451">
            <text:p>18.4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99">
            <text:p>999</text:p>
          </table:table-cell>
          <table:table-cell office:value-type="float" office:value="82.05">
            <text:p>82.05</text:p>
          </table:table-cell>
          <table:table-cell office:value-type="string">
            <text:p>replib</text:p>
          </table:table-cell>
          <table:table-cell office:value-type="float" office:value="21149.332">
            <text:p>21149.332</text:p>
          </table:table-cell>
          <table:table-cell office:value-type="float" office:value="917859.874">
            <text:p>917859.874</text:p>
          </table:table-cell>
        </table:table-row>
        <table:table-row table:style-name="ro1">
          <table:table-cell table:number-columns-repeated="11"/>
          <table:table-cell office:value-type="float" office:value="18.488">
            <text:p>18.4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85">
            <text:p>985</text:p>
          </table:table-cell>
          <table:table-cell office:value-type="float" office:value="77.38">
            <text:p>77.38</text:p>
          </table:table-cell>
          <table:table-cell office:value-type="string">
            <text:p>replib</text:p>
          </table:table-cell>
          <table:table-cell office:value-type="float" office:value="6936.219">
            <text:p>6936.219</text:p>
          </table:table-cell>
          <table:table-cell office:value-type="float" office:value="842584.893">
            <text:p>842584.893</text:p>
          </table:table-cell>
        </table:table-row>
        <table:table-row table:style-name="ro1">
          <table:table-cell table:number-columns-repeated="11"/>
          <table:table-cell office:value-type="float" office:value="18.539">
            <text:p>18.539</text:p>
          </table:table-cell>
          <table:table-cell office:value-type="string">
            <text:p>Cyclooctasiloxane, hexadecamethyl-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820">
            <text:p>820</text:p>
          </table:table-cell>
          <table:table-cell office:value-type="float" office:value="93.57">
            <text:p>93.57</text:p>
          </table:table-cell>
          <table:table-cell office:value-type="string">
            <text:p>replib</text:p>
          </table:table-cell>
          <table:table-cell office:value-type="float" office:value="60138.391">
            <text:p>60138.391</text:p>
          </table:table-cell>
          <table:table-cell office:value-type="float" office:value="666210.99">
            <text:p>666210.99</text:p>
          </table:table-cell>
        </table:table-row>
        <table:table-row table:style-name="ro1">
          <table:table-cell table:number-columns-repeated="11"/>
          <table:table-cell office:value-type="float" office:value="18.696">
            <text:p>18.6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942">
            <text:p>942</text:p>
          </table:table-cell>
          <table:table-cell office:value-type="float" office:value="70.57">
            <text:p>70.57</text:p>
          </table:table-cell>
          <table:table-cell office:value-type="string">
            <text:p>replib</text:p>
          </table:table-cell>
          <table:table-cell office:value-type="float" office:value="13569.689">
            <text:p>13569.689</text:p>
          </table:table-cell>
          <table:table-cell office:value-type="float" office:value="737752.79">
            <text:p>737752.79</text:p>
          </table:table-cell>
        </table:table-row>
        <table:table-row table:style-name="ro1">
          <table:table-cell table:number-columns-repeated="11"/>
          <table:table-cell office:value-type="float" office:value="18.764">
            <text:p>18.7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99">
            <text:p>999</text:p>
          </table:table-cell>
          <table:table-cell office:value-type="float" office:value="82.46">
            <text:p>82.46</text:p>
          </table:table-cell>
          <table:table-cell office:value-type="string">
            <text:p>replib</text:p>
          </table:table-cell>
          <table:table-cell office:value-type="float" office:value="6752.804">
            <text:p>6752.804</text:p>
          </table:table-cell>
          <table:table-cell office:value-type="float" office:value="491227.119">
            <text:p>491227.119</text:p>
          </table:table-cell>
        </table:table-row>
        <table:table-row table:style-name="ro1">
          <table:table-cell table:number-columns-repeated="11"/>
          <table:table-cell office:value-type="float" office:value="18.829">
            <text:p>18.8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85">
            <text:p>985</text:p>
          </table:table-cell>
          <table:table-cell office:value-type="float" office:value="81.35">
            <text:p>81.35</text:p>
          </table:table-cell>
          <table:table-cell office:value-type="string">
            <text:p>replib</text:p>
          </table:table-cell>
          <table:table-cell office:value-type="float" office:value="10544.968">
            <text:p>10544.968</text:p>
          </table:table-cell>
          <table:table-cell office:value-type="float" office:value="583541.838">
            <text:p>583541.838</text:p>
          </table:table-cell>
        </table:table-row>
        <table:table-row table:style-name="ro1">
          <table:table-cell table:number-columns-repeated="11"/>
          <table:table-cell office:value-type="float" office:value="18.897">
            <text:p>18.89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99">
            <text:p>999</text:p>
          </table:table-cell>
          <table:table-cell office:value-type="float" office:value="82.1">
            <text:p>82.1</text:p>
          </table:table-cell>
          <table:table-cell office:value-type="string">
            <text:p>replib</text:p>
          </table:table-cell>
          <table:table-cell office:value-type="float" office:value="61376.189">
            <text:p>61376.189</text:p>
          </table:table-cell>
          <table:table-cell office:value-type="float" office:value="927615.506">
            <text:p>927615.506</text:p>
          </table:table-cell>
        </table:table-row>
        <table:table-row table:style-name="ro1">
          <table:table-cell table:number-columns-repeated="11"/>
          <table:table-cell office:value-type="float" office:value="18.968">
            <text:p>18.9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85">
            <text:p>985</text:p>
          </table:table-cell>
          <table:table-cell office:value-type="float" office:value="60.21">
            <text:p>60.21</text:p>
          </table:table-cell>
          <table:table-cell office:value-type="string">
            <text:p>replib</text:p>
          </table:table-cell>
          <table:table-cell office:value-type="float" office:value="53898.054">
            <text:p>53898.054</text:p>
          </table:table-cell>
          <table:table-cell office:value-type="float" office:value="1450211.054">
            <text:p>1450211.054</text:p>
          </table:table-cell>
        </table:table-row>
        <table:table-row table:style-name="ro1">
          <table:table-cell table:number-columns-repeated="11"/>
          <table:table-cell office:value-type="float" office:value="19.026">
            <text:p>19.0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42">
            <text:p>942</text:p>
          </table:table-cell>
          <table:table-cell office:value-type="float" office:value="78.59">
            <text:p>78.59</text:p>
          </table:table-cell>
          <table:table-cell office:value-type="string">
            <text:p>replib</text:p>
          </table:table-cell>
          <table:table-cell office:value-type="float" office:value="25236.738">
            <text:p>25236.738</text:p>
          </table:table-cell>
          <table:table-cell office:value-type="float" office:value="769219.813">
            <text:p>769219.813</text:p>
          </table:table-cell>
        </table:table-row>
        <table:table-row table:style-name="ro1">
          <table:table-cell table:number-columns-repeated="11"/>
          <table:table-cell office:value-type="float" office:value="19.063">
            <text:p>19.0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99">
            <text:p>999</text:p>
          </table:table-cell>
          <table:table-cell office:value-type="float" office:value="82.49">
            <text:p>82.49</text:p>
          </table:table-cell>
          <table:table-cell office:value-type="string">
            <text:p>replib</text:p>
          </table:table-cell>
          <table:table-cell office:value-type="float" office:value="17569.518">
            <text:p>17569.518</text:p>
          </table:table-cell>
          <table:table-cell office:value-type="float" office:value="449635.742">
            <text:p>449635.742</text:p>
          </table:table-cell>
        </table:table-row>
        <table:table-row table:style-name="ro1">
          <table:table-cell table:number-columns-repeated="11"/>
          <table:table-cell office:value-type="float" office:value="19.09">
            <text:p>19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51">
            <text:p>951</text:p>
          </table:table-cell>
          <table:table-cell office:value-type="float" office:value="80.76">
            <text:p>80.76</text:p>
          </table:table-cell>
          <table:table-cell office:value-type="string">
            <text:p>replib</text:p>
          </table:table-cell>
          <table:table-cell office:value-type="float" office:value="2967.085">
            <text:p>2967.085</text:p>
          </table:table-cell>
          <table:table-cell office:value-type="float" office:value="186249.356">
            <text:p>186249.356</text:p>
          </table:table-cell>
        </table:table-row>
        <table:table-row table:style-name="ro1">
          <table:table-cell table:number-columns-repeated="11"/>
          <table:table-cell office:value-type="float" office:value="19.121">
            <text:p>19.1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61">
            <text:p>961</text:p>
          </table:table-cell>
          <table:table-cell office:value-type="float" office:value="81.47">
            <text:p>81.47</text:p>
          </table:table-cell>
          <table:table-cell office:value-type="string">
            <text:p>replib</text:p>
          </table:table-cell>
          <table:table-cell office:value-type="float" office:value="4338.101">
            <text:p>4338.101</text:p>
          </table:table-cell>
          <table:table-cell office:value-type="float" office:value="337799.291">
            <text:p>337799.291</text:p>
          </table:table-cell>
        </table:table-row>
        <table:table-row table:style-name="ro1">
          <table:table-cell table:number-columns-repeated="11"/>
          <table:table-cell office:value-type="float" office:value="19.179">
            <text:p>19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99">
            <text:p>999</text:p>
          </table:table-cell>
          <table:table-cell office:value-type="float" office:value="82.59">
            <text:p>82.59</text:p>
          </table:table-cell>
          <table:table-cell office:value-type="string">
            <text:p>replib</text:p>
          </table:table-cell>
          <table:table-cell office:value-type="float" office:value="5406.049">
            <text:p>5406.049</text:p>
          </table:table-cell>
          <table:table-cell office:value-type="float" office:value="321708.596">
            <text:p>321708.596</text:p>
          </table:table-cell>
        </table:table-row>
        <table:table-row table:style-name="ro1">
          <table:table-cell table:number-columns-repeated="11"/>
          <table:table-cell office:value-type="float" office:value="19.243">
            <text:p>19.2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85">
            <text:p>985</text:p>
          </table:table-cell>
          <table:table-cell office:value-type="float" office:value="78.18">
            <text:p>78.18</text:p>
          </table:table-cell>
          <table:table-cell office:value-type="string">
            <text:p>replib</text:p>
          </table:table-cell>
          <table:table-cell office:value-type="float" office:value="4870.652">
            <text:p>4870.652</text:p>
          </table:table-cell>
          <table:table-cell office:value-type="float" office:value="364427.778">
            <text:p>364427.778</text:p>
          </table:table-cell>
        </table:table-row>
        <table:table-row table:style-name="ro1">
          <table:table-cell table:number-columns-repeated="11"/>
          <table:table-cell office:value-type="float" office:value="19.322">
            <text:p>19.3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84">
            <text:p>984</text:p>
          </table:table-cell>
          <table:table-cell office:value-type="float" office:value="68.03">
            <text:p>68.03</text:p>
          </table:table-cell>
          <table:table-cell office:value-type="string">
            <text:p>replib</text:p>
          </table:table-cell>
          <table:table-cell office:value-type="float" office:value="90549.848">
            <text:p>90549.848</text:p>
          </table:table-cell>
          <table:table-cell office:value-type="float" office:value="2641080.783">
            <text:p>2641080.783</text:p>
          </table:table-cell>
        </table:table-row>
        <table:table-row table:style-name="ro1">
          <table:table-cell table:number-columns-repeated="11"/>
          <table:table-cell office:value-type="float" office:value="19.417">
            <text:p>19.417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801">
            <text:p>801</text:p>
          </table:table-cell>
          <table:table-cell office:value-type="float" office:value="836">
            <text:p>836</text:p>
          </table:table-cell>
          <table:table-cell office:value-type="float" office:value="18.81">
            <text:p>18.81</text:p>
          </table:table-cell>
          <table:table-cell office:value-type="string">
            <text:p>replib</text:p>
          </table:table-cell>
          <table:table-cell office:value-type="float" office:value="32850.36">
            <text:p>32850.36</text:p>
          </table:table-cell>
          <table:table-cell office:value-type="float" office:value="635485.69">
            <text:p>635485.69</text:p>
          </table:table-cell>
        </table:table-row>
        <table:table-row table:style-name="ro1">
          <table:table-cell table:number-columns-repeated="11"/>
          <table:table-cell office:value-type="float" office:value="19.502">
            <text:p>19.5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919">
            <text:p>919</text:p>
          </table:table-cell>
          <table:table-cell office:value-type="float" office:value="74.7">
            <text:p>74.7</text:p>
          </table:table-cell>
          <table:table-cell office:value-type="string">
            <text:p>replib</text:p>
          </table:table-cell>
          <table:table-cell office:value-type="float" office:value="17460.508">
            <text:p>17460.508</text:p>
          </table:table-cell>
          <table:table-cell office:value-type="float" office:value="528793.392">
            <text:p>528793.392</text:p>
          </table:table-cell>
        </table:table-row>
        <table:table-row table:style-name="ro1">
          <table:table-cell table:number-columns-repeated="11"/>
          <table:table-cell office:value-type="float" office:value="19.522">
            <text:p>19.52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80">
            <text:p>980</text:p>
          </table:table-cell>
          <table:table-cell office:value-type="float" office:value="38.24">
            <text:p>38.24</text:p>
          </table:table-cell>
          <table:table-cell office:value-type="string">
            <text:p>replib</text:p>
          </table:table-cell>
          <table:table-cell office:value-type="float" office:value="19083.047">
            <text:p>19083.047</text:p>
          </table:table-cell>
          <table:table-cell office:value-type="float" office:value="615554.035">
            <text:p>615554.035</text:p>
          </table:table-cell>
        </table:table-row>
        <table:table-row table:style-name="ro1">
          <table:table-cell table:number-columns-repeated="11"/>
          <table:table-cell office:value-type="float" office:value="19.59">
            <text:p>19.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60">
            <text:p>560</text:p>
          </table:table-cell>
          <table:table-cell office:value-type="float" office:value="951">
            <text:p>951</text:p>
          </table:table-cell>
          <table:table-cell office:value-type="float" office:value="65.61">
            <text:p>65.61</text:p>
          </table:table-cell>
          <table:table-cell office:value-type="string">
            <text:p>replib</text:p>
          </table:table-cell>
          <table:table-cell office:value-type="float" office:value="15364.648">
            <text:p>15364.648</text:p>
          </table:table-cell>
          <table:table-cell office:value-type="float" office:value="617593.801">
            <text:p>617593.801</text:p>
          </table:table-cell>
        </table:table-row>
        <table:table-row table:style-name="ro1">
          <table:table-cell table:number-columns-repeated="11"/>
          <table:table-cell office:value-type="float" office:value="19.699">
            <text:p>19.6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99">
            <text:p>999</text:p>
          </table:table-cell>
          <table:table-cell office:value-type="float" office:value="79.26">
            <text:p>79.26</text:p>
          </table:table-cell>
          <table:table-cell office:value-type="string">
            <text:p>replib</text:p>
          </table:table-cell>
          <table:table-cell office:value-type="float" office:value="338358.738">
            <text:p>338358.738</text:p>
          </table:table-cell>
          <table:table-cell office:value-type="float" office:value="5216271.03">
            <text:p>5216271.03</text:p>
          </table:table-cell>
        </table:table-row>
        <table:table-row table:style-name="ro1">
          <table:table-cell table:number-columns-repeated="11"/>
          <table:table-cell office:value-type="float" office:value="19.757">
            <text:p>19.7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61">
            <text:p>961</text:p>
          </table:table-cell>
          <table:table-cell office:value-type="float" office:value="74.61">
            <text:p>74.61</text:p>
          </table:table-cell>
          <table:table-cell office:value-type="string">
            <text:p>replib</text:p>
          </table:table-cell>
          <table:table-cell office:value-type="float" office:value="120960.821">
            <text:p>120960.821</text:p>
          </table:table-cell>
          <table:table-cell office:value-type="float" office:value="3363897.727">
            <text:p>3363897.727</text:p>
          </table:table-cell>
        </table:table-row>
        <table:table-row table:style-name="ro1">
          <table:table-cell table:number-columns-repeated="11"/>
          <table:table-cell office:value-type="float" office:value="19.788">
            <text:p>19.7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42">
            <text:p>942</text:p>
          </table:table-cell>
          <table:table-cell office:value-type="float" office:value="80.22">
            <text:p>80.22</text:p>
          </table:table-cell>
          <table:table-cell office:value-type="string">
            <text:p>replib</text:p>
          </table:table-cell>
          <table:table-cell office:value-type="float" office:value="1595859.122">
            <text:p>1595859.122</text:p>
          </table:table-cell>
          <table:table-cell office:value-type="float" office:value="65745800.548">
            <text:p>65745800.548</text:p>
          </table:table-cell>
        </table:table-row>
        <table:table-row table:style-name="ro1">
          <table:table-cell table:number-columns-repeated="11"/>
          <table:table-cell office:value-type="float" office:value="19.818">
            <text:p>19.8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5">
            <text:p>985</text:p>
          </table:table-cell>
          <table:table-cell office:value-type="float" office:value="78.82">
            <text:p>78.82</text:p>
          </table:table-cell>
          <table:table-cell office:value-type="string">
            <text:p>replib</text:p>
          </table:table-cell>
          <table:table-cell office:value-type="float" office:value="23652.675">
            <text:p>23652.675</text:p>
          </table:table-cell>
          <table:table-cell office:value-type="float" office:value="763528.65">
            <text:p>763528.65</text:p>
          </table:table-cell>
        </table:table-row>
        <table:table-row table:style-name="ro1">
          <table:table-cell table:number-columns-repeated="11"/>
          <table:table-cell office:value-type="float" office:value="19.866">
            <text:p>19.86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955">
            <text:p>955</text:p>
          </table:table-cell>
          <table:table-cell office:value-type="float" office:value="71.97">
            <text:p>71.97</text:p>
          </table:table-cell>
          <table:table-cell office:value-type="string">
            <text:p>replib</text:p>
          </table:table-cell>
          <table:table-cell office:value-type="float" office:value="14650.106">
            <text:p>14650.106</text:p>
          </table:table-cell>
          <table:table-cell office:value-type="float" office:value="602305.863">
            <text:p>602305.863</text:p>
          </table:table-cell>
        </table:table-row>
        <table:table-row table:style-name="ro1">
          <table:table-cell table:number-columns-repeated="11"/>
          <table:table-cell office:value-type="float" office:value="19.941">
            <text:p>19.941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788">
            <text:p>788</text:p>
          </table:table-cell>
          <table:table-cell office:value-type="float" office:value="23.63">
            <text:p>23.63</text:p>
          </table:table-cell>
          <table:table-cell office:value-type="string">
            <text:p>replib</text:p>
          </table:table-cell>
          <table:table-cell office:value-type="float" office:value="9268.266">
            <text:p>9268.266</text:p>
          </table:table-cell>
          <table:table-cell office:value-type="float" office:value="480379.702">
            <text:p>480379.702</text:p>
          </table:table-cell>
        </table:table-row>
        <table:table-row table:style-name="ro1">
          <table:table-cell table:number-columns-repeated="11"/>
          <table:table-cell office:value-type="float" office:value="19.971">
            <text:p>19.9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62">
            <text:p>962</text:p>
          </table:table-cell>
          <table:table-cell office:value-type="float" office:value="81">
            <text:p>81</text:p>
          </table:table-cell>
          <table:table-cell office:value-type="string">
            <text:p>replib</text:p>
          </table:table-cell>
          <table:table-cell office:value-type="float" office:value="36760.155">
            <text:p>36760.155</text:p>
          </table:table-cell>
          <table:table-cell office:value-type="float" office:value="556273.01">
            <text:p>556273.01</text:p>
          </table:table-cell>
        </table:table-row>
        <table:table-row table:style-name="ro1">
          <table:table-cell table:number-columns-repeated="11"/>
          <table:table-cell office:value-type="float" office:value="20.033">
            <text:p>20.0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73">
            <text:p>973</text:p>
          </table:table-cell>
          <table:table-cell office:value-type="float" office:value="79.18">
            <text:p>79.18</text:p>
          </table:table-cell>
          <table:table-cell office:value-type="string">
            <text:p>replib</text:p>
          </table:table-cell>
          <table:table-cell office:value-type="float" office:value="70336.288">
            <text:p>70336.288</text:p>
          </table:table-cell>
          <table:table-cell office:value-type="float" office:value="1271721.683">
            <text:p>1271721.683</text:p>
          </table:table-cell>
        </table:table-row>
        <table:table-row table:style-name="ro1">
          <table:table-cell table:number-columns-repeated="11"/>
          <table:table-cell office:value-type="float" office:value="20.06">
            <text:p>20.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73">
            <text:p>973</text:p>
          </table:table-cell>
          <table:table-cell office:value-type="float" office:value="80.31">
            <text:p>80.31</text:p>
          </table:table-cell>
          <table:table-cell office:value-type="string">
            <text:p>replib</text:p>
          </table:table-cell>
          <table:table-cell office:value-type="float" office:value="27115.817">
            <text:p>27115.817</text:p>
          </table:table-cell>
          <table:table-cell office:value-type="float" office:value="751256.917">
            <text:p>751256.917</text:p>
          </table:table-cell>
        </table:table-row>
        <table:table-row table:style-name="ro1">
          <table:table-cell table:number-columns-repeated="11"/>
          <table:table-cell office:value-type="float" office:value="20.101">
            <text:p>20.101</text:p>
          </table:table-cell>
          <table:table-cell office:value-type="string">
            <text:p>3-Pentadecanol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784">
            <text:p>784</text:p>
          </table:table-cell>
          <table:table-cell office:value-type="float" office:value="72.61">
            <text:p>72.61</text:p>
          </table:table-cell>
          <table:table-cell office:value-type="string">
            <text:p>replib</text:p>
          </table:table-cell>
          <table:table-cell office:value-type="float" office:value="6572.238">
            <text:p>6572.238</text:p>
          </table:table-cell>
          <table:table-cell office:value-type="float" office:value="299167.963">
            <text:p>299167.963</text:p>
          </table:table-cell>
        </table:table-row>
        <table:table-row table:style-name="ro1">
          <table:table-cell table:number-columns-repeated="11"/>
          <table:table-cell office:value-type="float" office:value="20.152">
            <text:p>20.15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99">
            <text:p>999</text:p>
          </table:table-cell>
          <table:table-cell office:value-type="float" office:value="50.01">
            <text:p>50.01</text:p>
          </table:table-cell>
          <table:table-cell office:value-type="string">
            <text:p>replib</text:p>
          </table:table-cell>
          <table:table-cell office:value-type="float" office:value="14213.304">
            <text:p>14213.304</text:p>
          </table:table-cell>
          <table:table-cell office:value-type="float" office:value="489142.949">
            <text:p>489142.949</text:p>
          </table:table-cell>
        </table:table-row>
        <table:table-row table:style-name="ro1">
          <table:table-cell table:number-columns-repeated="11"/>
          <table:table-cell office:value-type="float" office:value="20.189">
            <text:p>20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85">
            <text:p>985</text:p>
          </table:table-cell>
          <table:table-cell office:value-type="float" office:value="74.89">
            <text:p>74.89</text:p>
          </table:table-cell>
          <table:table-cell office:value-type="string">
            <text:p>replib</text:p>
          </table:table-cell>
          <table:table-cell office:value-type="float" office:value="7404.238">
            <text:p>7404.238</text:p>
          </table:table-cell>
          <table:table-cell office:value-type="float" office:value="385855.473">
            <text:p>385855.473</text:p>
          </table:table-cell>
        </table:table-row>
        <table:table-row table:style-name="ro1">
          <table:table-cell table:number-columns-repeated="11"/>
          <table:table-cell office:value-type="float" office:value="20.223">
            <text:p>20.2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912">
            <text:p>912</text:p>
          </table:table-cell>
          <table:table-cell office:value-type="float" office:value="70.42">
            <text:p>70.42</text:p>
          </table:table-cell>
          <table:table-cell office:value-type="string">
            <text:p>replib</text:p>
          </table:table-cell>
          <table:table-cell office:value-type="float" office:value="19655.225">
            <text:p>19655.225</text:p>
          </table:table-cell>
          <table:table-cell office:value-type="float" office:value="416678.333">
            <text:p>416678.333</text:p>
          </table:table-cell>
        </table:table-row>
        <table:table-row table:style-name="ro1">
          <table:table-cell table:number-columns-repeated="11"/>
          <table:table-cell office:value-type="float" office:value="20.291">
            <text:p>20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61">
            <text:p>961</text:p>
          </table:table-cell>
          <table:table-cell office:value-type="float" office:value="81.29">
            <text:p>81.29</text:p>
          </table:table-cell>
          <table:table-cell office:value-type="string">
            <text:p>replib</text:p>
          </table:table-cell>
          <table:table-cell office:value-type="float" office:value="19921.989">
            <text:p>19921.989</text:p>
          </table:table-cell>
          <table:table-cell office:value-type="float" office:value="587630.133">
            <text:p>587630.133</text:p>
          </table:table-cell>
        </table:table-row>
        <table:table-row table:style-name="ro1">
          <table:table-cell table:number-columns-repeated="11"/>
          <table:table-cell office:value-type="float" office:value="20.332">
            <text:p>20.332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789">
            <text:p>789</text:p>
          </table:table-cell>
          <table:table-cell office:value-type="float" office:value="92.76">
            <text:p>92.76</text:p>
          </table:table-cell>
          <table:table-cell office:value-type="string">
            <text:p>replib</text:p>
          </table:table-cell>
          <table:table-cell office:value-type="float" office:value="45188.16">
            <text:p>45188.16</text:p>
          </table:table-cell>
          <table:table-cell office:value-type="float" office:value="614537.005">
            <text:p>614537.005</text:p>
          </table:table-cell>
        </table:table-row>
        <table:table-row table:style-name="ro1">
          <table:table-cell table:number-columns-repeated="11"/>
          <table:table-cell office:value-type="float" office:value="20.471">
            <text:p>20.4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51">
            <text:p>951</text:p>
          </table:table-cell>
          <table:table-cell office:value-type="float" office:value="76.7">
            <text:p>76.7</text:p>
          </table:table-cell>
          <table:table-cell office:value-type="string">
            <text:p>replib</text:p>
          </table:table-cell>
          <table:table-cell office:value-type="float" office:value="18785.226">
            <text:p>18785.226</text:p>
          </table:table-cell>
          <table:table-cell office:value-type="float" office:value="438863.02">
            <text:p>438863.02</text:p>
          </table:table-cell>
        </table:table-row>
        <table:table-row table:style-name="ro1">
          <table:table-cell table:number-columns-repeated="11"/>
          <table:table-cell office:value-type="float" office:value="20.516">
            <text:p>20.5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51">
            <text:p>951</text:p>
          </table:table-cell>
          <table:table-cell office:value-type="float" office:value="80.03">
            <text:p>80.03</text:p>
          </table:table-cell>
          <table:table-cell office:value-type="string">
            <text:p>replib</text:p>
          </table:table-cell>
          <table:table-cell office:value-type="float" office:value="39276.511">
            <text:p>39276.511</text:p>
          </table:table-cell>
          <table:table-cell office:value-type="float" office:value="752102.563">
            <text:p>752102.563</text:p>
          </table:table-cell>
        </table:table-row>
        <table:table-row table:style-name="ro1">
          <table:table-cell table:number-columns-repeated="11"/>
          <table:table-cell office:value-type="float" office:value="20.57">
            <text:p>20.57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759">
            <text:p>759</text:p>
          </table:table-cell>
          <table:table-cell office:value-type="float" office:value="20.77">
            <text:p>20.77</text:p>
          </table:table-cell>
          <table:table-cell office:value-type="string">
            <text:p>replib</text:p>
          </table:table-cell>
          <table:table-cell office:value-type="float" office:value="34406.989">
            <text:p>34406.989</text:p>
          </table:table-cell>
          <table:table-cell office:value-type="float" office:value="825619.201">
            <text:p>825619.201</text:p>
          </table:table-cell>
        </table:table-row>
        <table:table-row table:style-name="ro1">
          <table:table-cell table:number-columns-repeated="11"/>
          <table:table-cell office:value-type="float" office:value="20.638">
            <text:p>20.6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26">
            <text:p>926</text:p>
          </table:table-cell>
          <table:table-cell office:value-type="float" office:value="77.87">
            <text:p>77.87</text:p>
          </table:table-cell>
          <table:table-cell office:value-type="string">
            <text:p>replib</text:p>
          </table:table-cell>
          <table:table-cell office:value-type="float" office:value="24441.755">
            <text:p>24441.755</text:p>
          </table:table-cell>
          <table:table-cell office:value-type="float" office:value="737890.056">
            <text:p>737890.056</text:p>
          </table:table-cell>
        </table:table-row>
        <table:table-row table:style-name="ro1">
          <table:table-cell table:number-columns-repeated="11"/>
          <table:table-cell office:value-type="float" office:value="20.675">
            <text:p>20.6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73">
            <text:p>973</text:p>
          </table:table-cell>
          <table:table-cell office:value-type="float" office:value="79.4">
            <text:p>79.4</text:p>
          </table:table-cell>
          <table:table-cell office:value-type="string">
            <text:p>replib</text:p>
          </table:table-cell>
          <table:table-cell office:value-type="float" office:value="21814.9">
            <text:p>21814.9</text:p>
          </table:table-cell>
          <table:table-cell office:value-type="float" office:value="677524.965">
            <text:p>677524.965</text:p>
          </table:table-cell>
        </table:table-row>
        <table:table-row table:style-name="ro1">
          <table:table-cell table:number-columns-repeated="11"/>
          <table:table-cell office:value-type="float" office:value="20.733">
            <text:p>20.7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6">
            <text:p>626</text:p>
          </table:table-cell>
          <table:table-cell office:value-type="float" office:value="942">
            <text:p>942</text:p>
          </table:table-cell>
          <table:table-cell office:value-type="float" office:value="37.37">
            <text:p>37.37</text:p>
          </table:table-cell>
          <table:table-cell office:value-type="string">
            <text:p>replib</text:p>
          </table:table-cell>
          <table:table-cell office:value-type="float" office:value="54000.418">
            <text:p>54000.418</text:p>
          </table:table-cell>
          <table:table-cell office:value-type="float" office:value="760076.829">
            <text:p>760076.829</text:p>
          </table:table-cell>
        </table:table-row>
        <table:table-row table:style-name="ro1">
          <table:table-cell table:number-columns-repeated="11"/>
          <table:table-cell office:value-type="float" office:value="20.801">
            <text:p>20.8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85">
            <text:p>985</text:p>
          </table:table-cell>
          <table:table-cell office:value-type="float" office:value="82.29">
            <text:p>82.29</text:p>
          </table:table-cell>
          <table:table-cell office:value-type="string">
            <text:p>replib</text:p>
          </table:table-cell>
          <table:table-cell office:value-type="float" office:value="16953.301">
            <text:p>16953.301</text:p>
          </table:table-cell>
          <table:table-cell office:value-type="float" office:value="687556.471">
            <text:p>687556.471</text:p>
          </table:table-cell>
        </table:table-row>
        <table:table-row table:style-name="ro1">
          <table:table-cell table:number-columns-repeated="11"/>
          <table:table-cell office:value-type="float" office:value="20.832">
            <text:p>20.8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85">
            <text:p>985</text:p>
          </table:table-cell>
          <table:table-cell office:value-type="float" office:value="81.92">
            <text:p>81.92</text:p>
          </table:table-cell>
          <table:table-cell office:value-type="string">
            <text:p>replib</text:p>
          </table:table-cell>
          <table:table-cell office:value-type="float" office:value="22041.455">
            <text:p>22041.455</text:p>
          </table:table-cell>
          <table:table-cell office:value-type="float" office:value="647722.656">
            <text:p>647722.656</text:p>
          </table:table-cell>
        </table:table-row>
        <table:table-row table:style-name="ro1">
          <table:table-cell table:number-columns-repeated="11"/>
          <table:table-cell office:value-type="float" office:value="20.873">
            <text:p>20.8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62">
            <text:p>962</text:p>
          </table:table-cell>
          <table:table-cell office:value-type="float" office:value="80.84">
            <text:p>80.84</text:p>
          </table:table-cell>
          <table:table-cell office:value-type="string">
            <text:p>replib</text:p>
          </table:table-cell>
          <table:table-cell office:value-type="float" office:value="67772.849">
            <text:p>67772.849</text:p>
          </table:table-cell>
          <table:table-cell office:value-type="float" office:value="1464038.762">
            <text:p>1464038.762</text:p>
          </table:table-cell>
        </table:table-row>
        <table:table-row table:style-name="ro1">
          <table:table-cell table:number-columns-repeated="11"/>
          <table:table-cell office:value-type="float" office:value="20.927">
            <text:p>20.9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82.47">
            <text:p>82.47</text:p>
          </table:table-cell>
          <table:table-cell office:value-type="string">
            <text:p>replib</text:p>
          </table:table-cell>
          <table:table-cell office:value-type="float" office:value="17364.336">
            <text:p>17364.336</text:p>
          </table:table-cell>
          <table:table-cell office:value-type="float" office:value="523781.482">
            <text:p>523781.482</text:p>
          </table:table-cell>
        </table:table-row>
        <table:table-row table:style-name="ro1">
          <table:table-cell table:number-columns-repeated="11"/>
          <table:table-cell office:value-type="float" office:value="20.941">
            <text:p>20.9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85">
            <text:p>985</text:p>
          </table:table-cell>
          <table:table-cell office:value-type="float" office:value="81.61">
            <text:p>81.61</text:p>
          </table:table-cell>
          <table:table-cell office:value-type="string">
            <text:p>replib</text:p>
          </table:table-cell>
          <table:table-cell office:value-type="float" office:value="13709.536">
            <text:p>13709.536</text:p>
          </table:table-cell>
          <table:table-cell office:value-type="float" office:value="611150.043">
            <text:p>611150.043</text:p>
          </table:table-cell>
        </table:table-row>
        <table:table-row table:style-name="ro1">
          <table:table-cell table:number-columns-repeated="11"/>
          <table:table-cell office:value-type="float" office:value="20.985">
            <text:p>20.98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0">
            <text:p>980</text:p>
          </table:table-cell>
          <table:table-cell office:value-type="float" office:value="59.19">
            <text:p>59.19</text:p>
          </table:table-cell>
          <table:table-cell office:value-type="string">
            <text:p>replib</text:p>
          </table:table-cell>
          <table:table-cell office:value-type="float" office:value="22367.887">
            <text:p>22367.887</text:p>
          </table:table-cell>
          <table:table-cell office:value-type="float" office:value="511499.249">
            <text:p>511499.249</text:p>
          </table:table-cell>
        </table:table-row>
        <table:table-row table:style-name="ro1">
          <table:table-cell table:number-columns-repeated="11"/>
          <table:table-cell office:value-type="float" office:value="21.022">
            <text:p>21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85">
            <text:p>985</text:p>
          </table:table-cell>
          <table:table-cell office:value-type="float" office:value="75.89">
            <text:p>75.89</text:p>
          </table:table-cell>
          <table:table-cell office:value-type="string">
            <text:p>replib</text:p>
          </table:table-cell>
          <table:table-cell office:value-type="float" office:value="21424.41">
            <text:p>21424.41</text:p>
          </table:table-cell>
          <table:table-cell office:value-type="float" office:value="483227.911">
            <text:p>483227.911</text:p>
          </table:table-cell>
        </table:table-row>
        <table:table-row table:style-name="ro1">
          <table:table-cell table:number-columns-repeated="11"/>
          <table:table-cell office:value-type="float" office:value="21.111">
            <text:p>21.1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80">
            <text:p>980</text:p>
          </table:table-cell>
          <table:table-cell office:value-type="float" office:value="59.24">
            <text:p>59.24</text:p>
          </table:table-cell>
          <table:table-cell office:value-type="string">
            <text:p>replib</text:p>
          </table:table-cell>
          <table:table-cell office:value-type="float" office:value="23337.009">
            <text:p>23337.009</text:p>
          </table:table-cell>
          <table:table-cell office:value-type="float" office:value="465434.998">
            <text:p>465434.998</text:p>
          </table:table-cell>
        </table:table-row>
        <table:table-row table:style-name="ro1">
          <table:table-cell table:number-columns-repeated="11"/>
          <table:table-cell office:value-type="float" office:value="21.141">
            <text:p>21.1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62">
            <text:p>962</text:p>
          </table:table-cell>
          <table:table-cell office:value-type="float" office:value="81.22">
            <text:p>81.22</text:p>
          </table:table-cell>
          <table:table-cell office:value-type="string">
            <text:p>replib</text:p>
          </table:table-cell>
          <table:table-cell office:value-type="float" office:value="7002.514">
            <text:p>7002.514</text:p>
          </table:table-cell>
          <table:table-cell office:value-type="float" office:value="553594.937">
            <text:p>553594.937</text:p>
          </table:table-cell>
        </table:table-row>
        <table:table-row table:style-name="ro1">
          <table:table-cell table:number-columns-repeated="11"/>
          <table:table-cell office:value-type="float" office:value="21.179">
            <text:p>21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73">
            <text:p>973</text:p>
          </table:table-cell>
          <table:table-cell office:value-type="float" office:value="81.61">
            <text:p>81.61</text:p>
          </table:table-cell>
          <table:table-cell office:value-type="string">
            <text:p>replib</text:p>
          </table:table-cell>
          <table:table-cell office:value-type="float" office:value="12514.179">
            <text:p>12514.179</text:p>
          </table:table-cell>
          <table:table-cell office:value-type="float" office:value="485682.253">
            <text:p>485682.253</text:p>
          </table:table-cell>
        </table:table-row>
        <table:table-row table:style-name="ro1">
          <table:table-cell table:number-columns-repeated="11"/>
          <table:table-cell office:value-type="float" office:value="21.203">
            <text:p>21.2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99">
            <text:p>999</text:p>
          </table:table-cell>
          <table:table-cell office:value-type="float" office:value="82.02">
            <text:p>82.02</text:p>
          </table:table-cell>
          <table:table-cell office:value-type="string">
            <text:p>replib</text:p>
          </table:table-cell>
          <table:table-cell office:value-type="float" office:value="6597.241">
            <text:p>6597.241</text:p>
          </table:table-cell>
          <table:table-cell office:value-type="float" office:value="534631.715">
            <text:p>534631.715</text:p>
          </table:table-cell>
        </table:table-row>
        <table:table-row table:style-name="ro1">
          <table:table-cell table:number-columns-repeated="11"/>
          <table:table-cell office:value-type="float" office:value="21.223">
            <text:p>21.2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99">
            <text:p>999</text:p>
          </table:table-cell>
          <table:table-cell office:value-type="float" office:value="81.57">
            <text:p>81.57</text:p>
          </table:table-cell>
          <table:table-cell office:value-type="string">
            <text:p>replib</text:p>
          </table:table-cell>
          <table:table-cell office:value-type="float" office:value="10715.185">
            <text:p>10715.185</text:p>
          </table:table-cell>
          <table:table-cell office:value-type="float" office:value="449331.019">
            <text:p>449331.019</text:p>
          </table:table-cell>
        </table:table-row>
        <table:table-row table:style-name="ro1">
          <table:table-cell table:number-columns-repeated="11"/>
          <table:table-cell office:value-type="float" office:value="21.311">
            <text:p>21.3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81.25">
            <text:p>81.25</text:p>
          </table:table-cell>
          <table:table-cell office:value-type="string">
            <text:p>replib</text:p>
          </table:table-cell>
          <table:table-cell office:value-type="float" office:value="14530.761">
            <text:p>14530.761</text:p>
          </table:table-cell>
          <table:table-cell office:value-type="float" office:value="701744.371">
            <text:p>701744.371</text:p>
          </table:table-cell>
        </table:table-row>
        <table:table-row table:style-name="ro1">
          <table:table-cell table:number-columns-repeated="11"/>
          <table:table-cell office:value-type="float" office:value="21.366">
            <text:p>21.36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55">
            <text:p>955</text:p>
          </table:table-cell>
          <table:table-cell office:value-type="float" office:value="79.17">
            <text:p>79.17</text:p>
          </table:table-cell>
          <table:table-cell office:value-type="string">
            <text:p>replib</text:p>
          </table:table-cell>
          <table:table-cell office:value-type="float" office:value="30836.894">
            <text:p>30836.894</text:p>
          </table:table-cell>
          <table:table-cell office:value-type="float" office:value="736597.951">
            <text:p>736597.951</text:p>
          </table:table-cell>
        </table:table-row>
        <table:table-row table:style-name="ro1">
          <table:table-cell table:number-columns-repeated="11"/>
          <table:table-cell office:value-type="float" office:value="21.39">
            <text:p>21.3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0">
            <text:p>980</text:p>
          </table:table-cell>
          <table:table-cell office:value-type="float" office:value="56.37">
            <text:p>56.37</text:p>
          </table:table-cell>
          <table:table-cell office:value-type="string">
            <text:p>replib</text:p>
          </table:table-cell>
          <table:table-cell office:value-type="float" office:value="21820.885">
            <text:p>21820.885</text:p>
          </table:table-cell>
          <table:table-cell office:value-type="float" office:value="489175.109">
            <text:p>489175.109</text:p>
          </table:table-cell>
        </table:table-row>
        <table:table-row table:style-name="ro1">
          <table:table-cell table:number-columns-repeated="11"/>
          <table:table-cell office:value-type="float" office:value="21.434">
            <text:p>21.4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73">
            <text:p>973</text:p>
          </table:table-cell>
          <table:table-cell office:value-type="float" office:value="81.13">
            <text:p>81.13</text:p>
          </table:table-cell>
          <table:table-cell office:value-type="string">
            <text:p>replib</text:p>
          </table:table-cell>
          <table:table-cell office:value-type="float" office:value="108275.38">
            <text:p>108275.38</text:p>
          </table:table-cell>
          <table:table-cell office:value-type="float" office:value="2644660.172">
            <text:p>2644660.172</text:p>
          </table:table-cell>
        </table:table-row>
        <table:table-row table:style-name="ro1">
          <table:table-cell table:number-columns-repeated="11"/>
          <table:table-cell office:value-type="float" office:value="21.471">
            <text:p>21.4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4">
            <text:p>984</text:p>
          </table:table-cell>
          <table:table-cell office:value-type="float" office:value="66.09">
            <text:p>66.09</text:p>
          </table:table-cell>
          <table:table-cell office:value-type="string">
            <text:p>replib</text:p>
          </table:table-cell>
          <table:table-cell office:value-type="float" office:value="4432.331">
            <text:p>4432.331</text:p>
          </table:table-cell>
          <table:table-cell office:value-type="float" office:value="424638.914">
            <text:p>424638.914</text:p>
          </table:table-cell>
        </table:table-row>
        <table:table-row table:style-name="ro1">
          <table:table-cell table:number-columns-repeated="11"/>
          <table:table-cell office:value-type="float" office:value="21.505">
            <text:p>21.5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4">
            <text:p>984</text:p>
          </table:table-cell>
          <table:table-cell office:value-type="float" office:value="63.78">
            <text:p>63.78</text:p>
          </table:table-cell>
          <table:table-cell office:value-type="string">
            <text:p>replib</text:p>
          </table:table-cell>
          <table:table-cell office:value-type="float" office:value="23244.856">
            <text:p>23244.856</text:p>
          </table:table-cell>
          <table:table-cell office:value-type="float" office:value="551515.405">
            <text:p>551515.405</text:p>
          </table:table-cell>
        </table:table-row>
        <table:table-row table:style-name="ro1">
          <table:table-cell table:number-columns-repeated="11"/>
          <table:table-cell office:value-type="float" office:value="21.546">
            <text:p>21.54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0">
            <text:p>980</text:p>
          </table:table-cell>
          <table:table-cell office:value-type="float" office:value="59.88">
            <text:p>59.88</text:p>
          </table:table-cell>
          <table:table-cell office:value-type="string">
            <text:p>replib</text:p>
          </table:table-cell>
          <table:table-cell office:value-type="float" office:value="25919.585">
            <text:p>25919.585</text:p>
          </table:table-cell>
          <table:table-cell office:value-type="float" office:value="690669.56">
            <text:p>690669.56</text:p>
          </table:table-cell>
        </table:table-row>
        <table:table-row table:style-name="ro1">
          <table:table-cell table:number-columns-repeated="11"/>
          <table:table-cell office:value-type="float" office:value="21.611">
            <text:p>21.6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0">
            <text:p>980</text:p>
          </table:table-cell>
          <table:table-cell office:value-type="float" office:value="58.63">
            <text:p>58.63</text:p>
          </table:table-cell>
          <table:table-cell office:value-type="string">
            <text:p>replib</text:p>
          </table:table-cell>
          <table:table-cell office:value-type="float" office:value="12126.322">
            <text:p>12126.322</text:p>
          </table:table-cell>
          <table:table-cell office:value-type="float" office:value="369676.15">
            <text:p>369676.15</text:p>
          </table:table-cell>
        </table:table-row>
        <table:table-row table:style-name="ro1">
          <table:table-cell table:number-columns-repeated="11"/>
          <table:table-cell office:value-type="float" office:value="21.669">
            <text:p>21.669</text:p>
          </table:table-cell>
          <table:table-cell office:value-type="string">
            <text:p>Oxirane, pentyl-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729">
            <text:p>729</text:p>
          </table:table-cell>
          <table:table-cell office:value-type="float" office:value="18.08">
            <text:p>18.08</text:p>
          </table:table-cell>
          <table:table-cell office:value-type="string">
            <text:p>replib</text:p>
          </table:table-cell>
          <table:table-cell office:value-type="float" office:value="10127.176">
            <text:p>10127.176</text:p>
          </table:table-cell>
          <table:table-cell office:value-type="float" office:value="395196.927">
            <text:p>395196.927</text:p>
          </table:table-cell>
        </table:table-row>
        <table:table-row table:style-name="ro1">
          <table:table-cell table:number-columns-repeated="11"/>
          <table:table-cell office:value-type="float" office:value="21.754">
            <text:p>21.7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973">
            <text:p>973</text:p>
          </table:table-cell>
          <table:table-cell office:value-type="float" office:value="80.06">
            <text:p>80.06</text:p>
          </table:table-cell>
          <table:table-cell office:value-type="string">
            <text:p>replib</text:p>
          </table:table-cell>
          <table:table-cell office:value-type="float" office:value="5431.909">
            <text:p>5431.909</text:p>
          </table:table-cell>
          <table:table-cell office:value-type="float" office:value="356230.747">
            <text:p>356230.747</text:p>
          </table:table-cell>
        </table:table-row>
        <table:table-row table:style-name="ro1">
          <table:table-cell table:number-columns-repeated="11"/>
          <table:table-cell office:value-type="float" office:value="21.805">
            <text:p>21.805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809">
            <text:p>809</text:p>
          </table:table-cell>
          <table:table-cell office:value-type="float" office:value="22.6">
            <text:p>22.6</text:p>
          </table:table-cell>
          <table:table-cell office:value-type="string">
            <text:p>replib</text:p>
          </table:table-cell>
          <table:table-cell office:value-type="float" office:value="15628.519">
            <text:p>15628.519</text:p>
          </table:table-cell>
          <table:table-cell office:value-type="float" office:value="517253.008">
            <text:p>517253.008</text:p>
          </table:table-cell>
        </table:table-row>
        <table:table-row table:style-name="ro1">
          <table:table-cell table:number-columns-repeated="11"/>
          <table:table-cell office:value-type="float" office:value="21.856">
            <text:p>21.8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99">
            <text:p>999</text:p>
          </table:table-cell>
          <table:table-cell office:value-type="float" office:value="81.71">
            <text:p>81.71</text:p>
          </table:table-cell>
          <table:table-cell office:value-type="string">
            <text:p>replib</text:p>
          </table:table-cell>
          <table:table-cell office:value-type="float" office:value="16493.924">
            <text:p>16493.924</text:p>
          </table:table-cell>
          <table:table-cell office:value-type="float" office:value="492808.136">
            <text:p>492808.136</text:p>
          </table:table-cell>
        </table:table-row>
        <table:table-row table:style-name="ro1">
          <table:table-cell table:number-columns-repeated="11"/>
          <table:table-cell office:value-type="float" office:value="21.92">
            <text:p>21.92</text:p>
          </table:table-cell>
          <table:table-cell office:value-type="string">
            <text:p>Hexadecanoic acid, methyl ester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803">
            <text:p>803</text:p>
          </table:table-cell>
          <table:table-cell office:value-type="float" office:value="63.67">
            <text:p>63.67</text:p>
          </table:table-cell>
          <table:table-cell office:value-type="string">
            <text:p>replib</text:p>
          </table:table-cell>
          <table:table-cell office:value-type="float" office:value="22419.019">
            <text:p>22419.019</text:p>
          </table:table-cell>
          <table:table-cell office:value-type="float" office:value="664235.56">
            <text:p>664235.56</text:p>
          </table:table-cell>
        </table:table-row>
        <table:table-row table:style-name="ro1">
          <table:table-cell table:number-columns-repeated="11"/>
          <table:table-cell office:value-type="float" office:value="21.988">
            <text:p>21.9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99">
            <text:p>999</text:p>
          </table:table-cell>
          <table:table-cell office:value-type="float" office:value="81.4">
            <text:p>81.4</text:p>
          </table:table-cell>
          <table:table-cell office:value-type="string">
            <text:p>replib</text:p>
          </table:table-cell>
          <table:table-cell office:value-type="float" office:value="6473.883">
            <text:p>6473.883</text:p>
          </table:table-cell>
          <table:table-cell office:value-type="float" office:value="505799.966">
            <text:p>505799.966</text:p>
          </table:table-cell>
        </table:table-row>
        <table:table-row table:style-name="ro1">
          <table:table-cell table:number-columns-repeated="11"/>
          <table:table-cell office:value-type="float" office:value="22.002">
            <text:p>22.00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8">
            <text:p>978</text:p>
          </table:table-cell>
          <table:table-cell office:value-type="float" office:value="79.31">
            <text:p>79.31</text:p>
          </table:table-cell>
          <table:table-cell office:value-type="string">
            <text:p>replib</text:p>
          </table:table-cell>
          <table:table-cell office:value-type="float" office:value="9256.378">
            <text:p>9256.378</text:p>
          </table:table-cell>
          <table:table-cell office:value-type="float" office:value="359214.976">
            <text:p>359214.976</text:p>
          </table:table-cell>
        </table:table-row>
        <table:table-row table:style-name="ro1">
          <table:table-cell table:number-columns-repeated="11"/>
          <table:table-cell office:value-type="float" office:value="22.053">
            <text:p>22.05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99">
            <text:p>999</text:p>
          </table:table-cell>
          <table:table-cell office:value-type="float" office:value="81.23">
            <text:p>81.23</text:p>
          </table:table-cell>
          <table:table-cell office:value-type="string">
            <text:p>replib</text:p>
          </table:table-cell>
          <table:table-cell office:value-type="float" office:value="7167.738">
            <text:p>7167.738</text:p>
          </table:table-cell>
          <table:table-cell office:value-type="float" office:value="441001.173">
            <text:p>441001.173</text:p>
          </table:table-cell>
        </table:table-row>
        <table:table-row table:style-name="ro1">
          <table:table-cell table:number-columns-repeated="11"/>
          <table:table-cell office:value-type="float" office:value="22.097">
            <text:p>22.0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51">
            <text:p>951</text:p>
          </table:table-cell>
          <table:table-cell office:value-type="float" office:value="79.18">
            <text:p>79.18</text:p>
          </table:table-cell>
          <table:table-cell office:value-type="string">
            <text:p>replib</text:p>
          </table:table-cell>
          <table:table-cell office:value-type="float" office:value="26239.989">
            <text:p>26239.989</text:p>
          </table:table-cell>
          <table:table-cell office:value-type="float" office:value="813302.885">
            <text:p>813302.885</text:p>
          </table:table-cell>
        </table:table-row>
        <table:table-row table:style-name="ro1">
          <table:table-cell table:number-columns-repeated="11"/>
          <table:table-cell office:value-type="float" office:value="22.117">
            <text:p>22.11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80">
            <text:p>980</text:p>
          </table:table-cell>
          <table:table-cell office:value-type="float" office:value="55.14">
            <text:p>55.14</text:p>
          </table:table-cell>
          <table:table-cell office:value-type="string">
            <text:p>replib</text:p>
          </table:table-cell>
          <table:table-cell office:value-type="float" office:value="9712.387">
            <text:p>9712.387</text:p>
          </table:table-cell>
          <table:table-cell office:value-type="float" office:value="478018.146">
            <text:p>478018.146</text:p>
          </table:table-cell>
        </table:table-row>
        <table:table-row table:style-name="ro1">
          <table:table-cell table:number-columns-repeated="11"/>
          <table:table-cell office:value-type="float" office:value="22.155">
            <text:p>22.1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51">
            <text:p>951</text:p>
          </table:table-cell>
          <table:table-cell office:value-type="float" office:value="79.65">
            <text:p>79.65</text:p>
          </table:table-cell>
          <table:table-cell office:value-type="string">
            <text:p>replib</text:p>
          </table:table-cell>
          <table:table-cell office:value-type="float" office:value="15580.785">
            <text:p>15580.785</text:p>
          </table:table-cell>
          <table:table-cell office:value-type="float" office:value="636265.2">
            <text:p>636265.2</text:p>
          </table:table-cell>
        </table:table-row>
        <table:table-row table:style-name="ro1">
          <table:table-cell table:number-columns-repeated="11"/>
          <table:table-cell office:value-type="float" office:value="22.189">
            <text:p>22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2">
            <text:p>662</text:p>
          </table:table-cell>
          <table:table-cell office:value-type="float" office:value="919">
            <text:p>919</text:p>
          </table:table-cell>
          <table:table-cell office:value-type="float" office:value="66.02">
            <text:p>66.02</text:p>
          </table:table-cell>
          <table:table-cell office:value-type="string">
            <text:p>replib</text:p>
          </table:table-cell>
          <table:table-cell office:value-type="float" office:value="10091.039">
            <text:p>10091.039</text:p>
          </table:table-cell>
          <table:table-cell office:value-type="float" office:value="322772.151">
            <text:p>322772.151</text:p>
          </table:table-cell>
        </table:table-row>
        <table:table-row table:style-name="ro1">
          <table:table-cell table:number-columns-repeated="11"/>
          <table:table-cell office:value-type="float" office:value="22.267">
            <text:p>22.2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61">
            <text:p>961</text:p>
          </table:table-cell>
          <table:table-cell office:value-type="float" office:value="63.76">
            <text:p>63.76</text:p>
          </table:table-cell>
          <table:table-cell office:value-type="string">
            <text:p>replib</text:p>
          </table:table-cell>
          <table:table-cell office:value-type="float" office:value="8733.433">
            <text:p>8733.433</text:p>
          </table:table-cell>
          <table:table-cell office:value-type="float" office:value="430068.042">
            <text:p>430068.042</text:p>
          </table:table-cell>
        </table:table-row>
        <table:table-row table:style-name="ro1">
          <table:table-cell table:number-columns-repeated="11"/>
          <table:table-cell office:value-type="float" office:value="22.322">
            <text:p>22.3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99">
            <text:p>999</text:p>
          </table:table-cell>
          <table:table-cell office:value-type="float" office:value="81.65">
            <text:p>81.65</text:p>
          </table:table-cell>
          <table:table-cell office:value-type="string">
            <text:p>replib</text:p>
          </table:table-cell>
          <table:table-cell office:value-type="float" office:value="54437.776">
            <text:p>54437.776</text:p>
          </table:table-cell>
          <table:table-cell office:value-type="float" office:value="1064788.528">
            <text:p>1064788.528</text:p>
          </table:table-cell>
        </table:table-row>
        <table:table-row table:style-name="ro1">
          <table:table-cell table:number-columns-repeated="11"/>
          <table:table-cell office:value-type="float" office:value="22.356">
            <text:p>22.3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85">
            <text:p>985</text:p>
          </table:table-cell>
          <table:table-cell office:value-type="float" office:value="81.83">
            <text:p>81.83</text:p>
          </table:table-cell>
          <table:table-cell office:value-type="string">
            <text:p>replib</text:p>
          </table:table-cell>
          <table:table-cell office:value-type="float" office:value="18740.511">
            <text:p>18740.511</text:p>
          </table:table-cell>
          <table:table-cell office:value-type="float" office:value="605967.926">
            <text:p>605967.926</text:p>
          </table:table-cell>
        </table:table-row>
        <table:table-row table:style-name="ro1">
          <table:table-cell table:number-columns-repeated="11"/>
          <table:table-cell office:value-type="float" office:value="22.379">
            <text:p>22.3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85">
            <text:p>985</text:p>
          </table:table-cell>
          <table:table-cell office:value-type="float" office:value="78.97">
            <text:p>78.97</text:p>
          </table:table-cell>
          <table:table-cell office:value-type="string">
            <text:p>replib</text:p>
          </table:table-cell>
          <table:table-cell office:value-type="float" office:value="7640.673">
            <text:p>7640.673</text:p>
          </table:table-cell>
          <table:table-cell office:value-type="float" office:value="467995.161">
            <text:p>467995.161</text:p>
          </table:table-cell>
        </table:table-row>
        <table:table-row table:style-name="ro1">
          <table:table-cell table:number-columns-repeated="11"/>
          <table:table-cell office:value-type="float" office:value="22.441">
            <text:p>22.4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77.11">
            <text:p>77.11</text:p>
          </table:table-cell>
          <table:table-cell office:value-type="string">
            <text:p>replib</text:p>
          </table:table-cell>
          <table:table-cell office:value-type="float" office:value="27937.798">
            <text:p>27937.798</text:p>
          </table:table-cell>
          <table:table-cell office:value-type="float" office:value="760890.707">
            <text:p>760890.707</text:p>
          </table:table-cell>
        </table:table-row>
        <table:table-row table:style-name="ro1">
          <table:table-cell table:number-columns-repeated="11"/>
          <table:table-cell office:value-type="float" office:value="22.481">
            <text:p>22.4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85">
            <text:p>985</text:p>
          </table:table-cell>
          <table:table-cell office:value-type="float" office:value="81.61">
            <text:p>81.61</text:p>
          </table:table-cell>
          <table:table-cell office:value-type="string">
            <text:p>replib</text:p>
          </table:table-cell>
          <table:table-cell office:value-type="float" office:value="15548.639">
            <text:p>15548.639</text:p>
          </table:table-cell>
          <table:table-cell office:value-type="float" office:value="433132.933">
            <text:p>433132.933</text:p>
          </table:table-cell>
        </table:table-row>
        <table:table-row table:style-name="ro1">
          <table:table-cell table:number-columns-repeated="11"/>
          <table:table-cell office:value-type="float" office:value="22.556">
            <text:p>22.5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16356.613">
            <text:p>16356.613</text:p>
          </table:table-cell>
          <table:table-cell office:value-type="float" office:value="542294.253">
            <text:p>542294.253</text:p>
          </table:table-cell>
        </table:table-row>
        <table:table-row table:style-name="ro1">
          <table:table-cell table:number-columns-repeated="11"/>
          <table:table-cell office:value-type="float" office:value="22.583">
            <text:p>22.5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99">
            <text:p>999</text:p>
          </table:table-cell>
          <table:table-cell office:value-type="float" office:value="76.8">
            <text:p>76.8</text:p>
          </table:table-cell>
          <table:table-cell office:value-type="string">
            <text:p>replib</text:p>
          </table:table-cell>
          <table:table-cell office:value-type="float" office:value="21929.881">
            <text:p>21929.881</text:p>
          </table:table-cell>
          <table:table-cell office:value-type="float" office:value="580784.557">
            <text:p>580784.557</text:p>
          </table:table-cell>
        </table:table-row>
        <table:table-row table:style-name="ro1">
          <table:table-cell table:number-columns-repeated="11"/>
          <table:table-cell office:value-type="float" office:value="22.614">
            <text:p>22.6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4">
            <text:p>984</text:p>
          </table:table-cell>
          <table:table-cell office:value-type="float" office:value="67.86">
            <text:p>67.86</text:p>
          </table:table-cell>
          <table:table-cell office:value-type="string">
            <text:p>replib</text:p>
          </table:table-cell>
          <table:table-cell office:value-type="float" office:value="6451.627">
            <text:p>6451.627</text:p>
          </table:table-cell>
          <table:table-cell office:value-type="float" office:value="388973.058">
            <text:p>388973.058</text:p>
          </table:table-cell>
        </table:table-row>
        <table:table-row table:style-name="ro1">
          <table:table-cell table:number-columns-repeated="11"/>
          <table:table-cell office:value-type="float" office:value="22.767">
            <text:p>22.7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73">
            <text:p>973</text:p>
          </table:table-cell>
          <table:table-cell office:value-type="float" office:value="80.07">
            <text:p>80.07</text:p>
          </table:table-cell>
          <table:table-cell office:value-type="string">
            <text:p>replib</text:p>
          </table:table-cell>
          <table:table-cell office:value-type="float" office:value="7058.774">
            <text:p>7058.774</text:p>
          </table:table-cell>
          <table:table-cell office:value-type="float" office:value="334571.871">
            <text:p>334571.871</text:p>
          </table:table-cell>
        </table:table-row>
        <table:table-row table:style-name="ro1">
          <table:table-cell table:number-columns-repeated="11"/>
          <table:table-cell office:value-type="float" office:value="22.822">
            <text:p>22.8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85">
            <text:p>985</text:p>
          </table:table-cell>
          <table:table-cell office:value-type="float" office:value="79.77">
            <text:p>79.77</text:p>
          </table:table-cell>
          <table:table-cell office:value-type="string">
            <text:p>replib</text:p>
          </table:table-cell>
          <table:table-cell office:value-type="float" office:value="10635.064">
            <text:p>10635.064</text:p>
          </table:table-cell>
          <table:table-cell office:value-type="float" office:value="296075.523">
            <text:p>296075.523</text:p>
          </table:table-cell>
        </table:table-row>
        <table:table-row table:style-name="ro1">
          <table:table-cell table:number-columns-repeated="11"/>
          <table:table-cell office:value-type="float" office:value="22.845">
            <text:p>22.8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84">
            <text:p>984</text:p>
          </table:table-cell>
          <table:table-cell office:value-type="float" office:value="67.35">
            <text:p>67.35</text:p>
          </table:table-cell>
          <table:table-cell office:value-type="string">
            <text:p>replib</text:p>
          </table:table-cell>
          <table:table-cell office:value-type="float" office:value="5917.201">
            <text:p>5917.201</text:p>
          </table:table-cell>
          <table:table-cell office:value-type="float" office:value="256969.694">
            <text:p>256969.694</text:p>
          </table:table-cell>
        </table:table-row>
        <table:table-row table:style-name="ro1">
          <table:table-cell table:number-columns-repeated="11"/>
          <table:table-cell office:value-type="float" office:value="22.886">
            <text:p>22.8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5">
            <text:p>675</text:p>
          </table:table-cell>
          <table:table-cell office:value-type="float" office:value="951">
            <text:p>951</text:p>
          </table:table-cell>
          <table:table-cell office:value-type="float" office:value="80.04">
            <text:p>80.04</text:p>
          </table:table-cell>
          <table:table-cell office:value-type="string">
            <text:p>replib</text:p>
          </table:table-cell>
          <table:table-cell office:value-type="float" office:value="9780.699">
            <text:p>9780.699</text:p>
          </table:table-cell>
          <table:table-cell office:value-type="float" office:value="341209.166">
            <text:p>341209.166</text:p>
          </table:table-cell>
        </table:table-row>
        <table:table-row table:style-name="ro1">
          <table:table-cell table:number-columns-repeated="11"/>
          <table:table-cell office:value-type="float" office:value="22.93">
            <text:p>22.9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80">
            <text:p>980</text:p>
          </table:table-cell>
          <table:table-cell office:value-type="float" office:value="56.89">
            <text:p>56.89</text:p>
          </table:table-cell>
          <table:table-cell office:value-type="string">
            <text:p>replib</text:p>
          </table:table-cell>
          <table:table-cell office:value-type="float" office:value="6354.051">
            <text:p>6354.051</text:p>
          </table:table-cell>
          <table:table-cell office:value-type="float" office:value="368671.945">
            <text:p>368671.945</text:p>
          </table:table-cell>
        </table:table-row>
        <table:table-row table:style-name="ro1">
          <table:table-cell table:number-columns-repeated="11"/>
          <table:table-cell office:value-type="float" office:value="22.975">
            <text:p>22.97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99">
            <text:p>999</text:p>
          </table:table-cell>
          <table:table-cell office:value-type="float" office:value="81.1">
            <text:p>81.1</text:p>
          </table:table-cell>
          <table:table-cell office:value-type="string">
            <text:p>replib</text:p>
          </table:table-cell>
          <table:table-cell office:value-type="float" office:value="23758.22">
            <text:p>23758.22</text:p>
          </table:table-cell>
          <table:table-cell office:value-type="float" office:value="507256.31">
            <text:p>507256.31</text:p>
          </table:table-cell>
        </table:table-row>
        <table:table-row table:style-name="ro1">
          <table:table-cell table:number-columns-repeated="11"/>
          <table:table-cell office:value-type="float" office:value="23.056">
            <text:p>23.0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5">
            <text:p>985</text:p>
          </table:table-cell>
          <table:table-cell office:value-type="float" office:value="81.81">
            <text:p>81.81</text:p>
          </table:table-cell>
          <table:table-cell office:value-type="string">
            <text:p>replib</text:p>
          </table:table-cell>
          <table:table-cell office:value-type="float" office:value="10948.964">
            <text:p>10948.964</text:p>
          </table:table-cell>
          <table:table-cell office:value-type="float" office:value="382961.263">
            <text:p>382961.263</text:p>
          </table:table-cell>
        </table:table-row>
        <table:table-row table:style-name="ro1">
          <table:table-cell table:number-columns-repeated="11"/>
          <table:table-cell office:value-type="float" office:value="23.111">
            <text:p>23.1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926">
            <text:p>926</text:p>
          </table:table-cell>
          <table:table-cell office:value-type="float" office:value="76.37">
            <text:p>76.37</text:p>
          </table:table-cell>
          <table:table-cell office:value-type="string">
            <text:p>replib</text:p>
          </table:table-cell>
          <table:table-cell office:value-type="float" office:value="3376.087">
            <text:p>3376.087</text:p>
          </table:table-cell>
          <table:table-cell office:value-type="float" office:value="426858.122">
            <text:p>426858.122</text:p>
          </table:table-cell>
        </table:table-row>
        <table:table-row table:style-name="ro1">
          <table:table-cell table:number-columns-repeated="11"/>
          <table:table-cell office:value-type="float" office:value="23.158">
            <text:p>23.1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99">
            <text:p>999</text:p>
          </table:table-cell>
          <table:table-cell office:value-type="float" office:value="76.59">
            <text:p>76.59</text:p>
          </table:table-cell>
          <table:table-cell office:value-type="string">
            <text:p>replib</text:p>
          </table:table-cell>
          <table:table-cell office:value-type="float" office:value="10679.333">
            <text:p>10679.333</text:p>
          </table:table-cell>
          <table:table-cell office:value-type="float" office:value="511993.988">
            <text:p>511993.988</text:p>
          </table:table-cell>
        </table:table-row>
        <table:table-row table:style-name="ro1">
          <table:table-cell table:number-columns-repeated="11"/>
          <table:table-cell office:value-type="float" office:value="23.189">
            <text:p>23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51">
            <text:p>951</text:p>
          </table:table-cell>
          <table:table-cell office:value-type="float" office:value="80.63">
            <text:p>80.63</text:p>
          </table:table-cell>
          <table:table-cell office:value-type="string">
            <text:p>replib</text:p>
          </table:table-cell>
          <table:table-cell office:value-type="float" office:value="5183.993">
            <text:p>5183.993</text:p>
          </table:table-cell>
          <table:table-cell office:value-type="float" office:value="510359.427">
            <text:p>510359.427</text:p>
          </table:table-cell>
        </table:table-row>
        <table:table-row table:style-name="ro1">
          <table:table-cell table:number-columns-repeated="11"/>
          <table:table-cell office:value-type="float" office:value="23.23">
            <text:p>23.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85">
            <text:p>985</text:p>
          </table:table-cell>
          <table:table-cell office:value-type="float" office:value="81.6">
            <text:p>81.6</text:p>
          </table:table-cell>
          <table:table-cell office:value-type="string">
            <text:p>replib</text:p>
          </table:table-cell>
          <table:table-cell office:value-type="float" office:value="30100.014">
            <text:p>30100.014</text:p>
          </table:table-cell>
          <table:table-cell office:value-type="float" office:value="534427.369">
            <text:p>534427.369</text:p>
          </table:table-cell>
        </table:table-row>
        <table:table-row table:style-name="ro1">
          <table:table-cell table:number-columns-repeated="11"/>
          <table:table-cell office:value-type="float" office:value="23.287">
            <text:p>23.2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99">
            <text:p>999</text:p>
          </table:table-cell>
          <table:table-cell office:value-type="float" office:value="81.91">
            <text:p>81.91</text:p>
          </table:table-cell>
          <table:table-cell office:value-type="string">
            <text:p>replib</text:p>
          </table:table-cell>
          <table:table-cell office:value-type="float" office:value="13919.423">
            <text:p>13919.423</text:p>
          </table:table-cell>
          <table:table-cell office:value-type="float" office:value="502001.647">
            <text:p>502001.647</text:p>
          </table:table-cell>
        </table:table-row>
        <table:table-row table:style-name="ro1">
          <table:table-cell table:number-columns-repeated="11"/>
          <table:table-cell office:value-type="float" office:value="23.332">
            <text:p>23.3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81.34">
            <text:p>81.34</text:p>
          </table:table-cell>
          <table:table-cell office:value-type="string">
            <text:p>replib</text:p>
          </table:table-cell>
          <table:table-cell office:value-type="float" office:value="13737.129">
            <text:p>13737.129</text:p>
          </table:table-cell>
          <table:table-cell office:value-type="float" office:value="486283.719">
            <text:p>486283.719</text:p>
          </table:table-cell>
        </table:table-row>
        <table:table-row table:style-name="ro1">
          <table:table-cell table:number-columns-repeated="11"/>
          <table:table-cell office:value-type="float" office:value="23.345">
            <text:p>23.3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73">
            <text:p>973</text:p>
          </table:table-cell>
          <table:table-cell office:value-type="float" office:value="81.54">
            <text:p>81.54</text:p>
          </table:table-cell>
          <table:table-cell office:value-type="string">
            <text:p>replib</text:p>
          </table:table-cell>
          <table:table-cell office:value-type="float" office:value="8848.845">
            <text:p>8848.845</text:p>
          </table:table-cell>
          <table:table-cell office:value-type="float" office:value="542971.411">
            <text:p>542971.411</text:p>
          </table:table-cell>
        </table:table-row>
        <table:table-row table:style-name="ro1">
          <table:table-cell table:number-columns-repeated="11"/>
          <table:table-cell office:value-type="float" office:value="23.43">
            <text:p>23.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51">
            <text:p>951</text:p>
          </table:table-cell>
          <table:table-cell office:value-type="float" office:value="78.98">
            <text:p>78.98</text:p>
          </table:table-cell>
          <table:table-cell office:value-type="string">
            <text:p>replib</text:p>
          </table:table-cell>
          <table:table-cell office:value-type="float" office:value="8959.372">
            <text:p>8959.372</text:p>
          </table:table-cell>
          <table:table-cell office:value-type="float" office:value="419334.165">
            <text:p>419334.165</text:p>
          </table:table-cell>
        </table:table-row>
        <table:table-row table:style-name="ro1">
          <table:table-cell table:number-columns-repeated="11"/>
          <table:table-cell office:value-type="float" office:value="23.502">
            <text:p>23.5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51">
            <text:p>951</text:p>
          </table:table-cell>
          <table:table-cell office:value-type="float" office:value="80.61">
            <text:p>80.61</text:p>
          </table:table-cell>
          <table:table-cell office:value-type="string">
            <text:p>replib</text:p>
          </table:table-cell>
          <table:table-cell office:value-type="float" office:value="9697.086">
            <text:p>9697.086</text:p>
          </table:table-cell>
          <table:table-cell office:value-type="float" office:value="348467.518">
            <text:p>348467.518</text:p>
          </table:table-cell>
        </table:table-row>
        <table:table-row table:style-name="ro1">
          <table:table-cell table:number-columns-repeated="11"/>
          <table:table-cell office:value-type="float" office:value="23.543">
            <text:p>23.5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5">
            <text:p>675</text:p>
          </table:table-cell>
          <table:table-cell office:value-type="float" office:value="934">
            <text:p>934</text:p>
          </table:table-cell>
          <table:table-cell office:value-type="float" office:value="78.57">
            <text:p>78.57</text:p>
          </table:table-cell>
          <table:table-cell office:value-type="string">
            <text:p>replib</text:p>
          </table:table-cell>
          <table:table-cell office:value-type="float" office:value="4506.805">
            <text:p>4506.805</text:p>
          </table:table-cell>
          <table:table-cell office:value-type="float" office:value="453304.196">
            <text:p>453304.196</text:p>
          </table:table-cell>
        </table:table-row>
        <table:table-row table:style-name="ro1">
          <table:table-cell table:number-columns-repeated="11"/>
          <table:table-cell office:value-type="float" office:value="23.56">
            <text:p>23.5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80">
            <text:p>980</text:p>
          </table:table-cell>
          <table:table-cell office:value-type="float" office:value="55.67">
            <text:p>55.67</text:p>
          </table:table-cell>
          <table:table-cell office:value-type="string">
            <text:p>replib</text:p>
          </table:table-cell>
          <table:table-cell office:value-type="float" office:value="14079.515">
            <text:p>14079.515</text:p>
          </table:table-cell>
          <table:table-cell office:value-type="float" office:value="517175.741">
            <text:p>517175.741</text:p>
          </table:table-cell>
        </table:table-row>
        <table:table-row table:style-name="ro1">
          <table:table-cell table:number-columns-repeated="11"/>
          <table:table-cell office:value-type="float" office:value="23.604">
            <text:p>23.6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99">
            <text:p>999</text:p>
          </table:table-cell>
          <table:table-cell office:value-type="float" office:value="81.9">
            <text:p>81.9</text:p>
          </table:table-cell>
          <table:table-cell office:value-type="string">
            <text:p>replib</text:p>
          </table:table-cell>
          <table:table-cell office:value-type="float" office:value="22253.455">
            <text:p>22253.455</text:p>
          </table:table-cell>
          <table:table-cell office:value-type="float" office:value="545839.983">
            <text:p>545839.983</text:p>
          </table:table-cell>
        </table:table-row>
        <table:table-row table:style-name="ro1">
          <table:table-cell table:number-columns-repeated="11"/>
          <table:table-cell office:value-type="float" office:value="23.624">
            <text:p>23.6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926">
            <text:p>926</text:p>
          </table:table-cell>
          <table:table-cell office:value-type="float" office:value="79.47">
            <text:p>79.47</text:p>
          </table:table-cell>
          <table:table-cell office:value-type="string">
            <text:p>replib</text:p>
          </table:table-cell>
          <table:table-cell office:value-type="float" office:value="37884.164">
            <text:p>37884.164</text:p>
          </table:table-cell>
          <table:table-cell office:value-type="float" office:value="680518.77">
            <text:p>680518.77</text:p>
          </table:table-cell>
        </table:table-row>
        <table:table-row table:style-name="ro1">
          <table:table-cell table:number-columns-repeated="11"/>
          <table:table-cell office:value-type="float" office:value="23.655">
            <text:p>23.6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99">
            <text:p>999</text:p>
          </table:table-cell>
          <table:table-cell office:value-type="float" office:value="82.36">
            <text:p>82.36</text:p>
          </table:table-cell>
          <table:table-cell office:value-type="string">
            <text:p>replib</text:p>
          </table:table-cell>
          <table:table-cell office:value-type="float" office:value="17077.871">
            <text:p>17077.871</text:p>
          </table:table-cell>
          <table:table-cell office:value-type="float" office:value="748987.922">
            <text:p>748987.922</text:p>
          </table:table-cell>
        </table:table-row>
        <table:table-row table:style-name="ro1">
          <table:table-cell table:number-columns-repeated="11"/>
          <table:table-cell office:value-type="float" office:value="23.689">
            <text:p>23.6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85">
            <text:p>985</text:p>
          </table:table-cell>
          <table:table-cell office:value-type="float" office:value="81.74">
            <text:p>81.74</text:p>
          </table:table-cell>
          <table:table-cell office:value-type="string">
            <text:p>replib</text:p>
          </table:table-cell>
          <table:table-cell office:value-type="float" office:value="34853.992">
            <text:p>34853.992</text:p>
          </table:table-cell>
          <table:table-cell office:value-type="float" office:value="888676.926">
            <text:p>888676.926</text:p>
          </table:table-cell>
        </table:table-row>
        <table:table-row table:style-name="ro1">
          <table:table-cell table:number-columns-repeated="11"/>
          <table:table-cell office:value-type="float" office:value="23.733">
            <text:p>23.733</text:p>
          </table:table-cell>
          <table:table-cell office:value-type="string">
            <text:p>9-Octadecenamide, (Z)-</text:p>
          </table:table-cell>
          <table:table-cell office:value-type="string">
            <text:p>n.a.</text:p>
          </table:table-cell>
          <table:table-cell office:value-type="float" office:value="620">
            <text:p>620</text:p>
          </table:table-cell>
          <table:table-cell office:value-type="float" office:value="624">
            <text:p>624</text:p>
          </table:table-cell>
          <table:table-cell office:value-type="float" office:value="57.57">
            <text:p>57.57</text:p>
          </table:table-cell>
          <table:table-cell office:value-type="string">
            <text:p>replib</text:p>
          </table:table-cell>
          <table:table-cell office:value-type="float" office:value="8069.981">
            <text:p>8069.981</text:p>
          </table:table-cell>
          <table:table-cell office:value-type="float" office:value="542173.773">
            <text:p>542173.773</text:p>
          </table:table-cell>
        </table:table-row>
        <table:table-row table:style-name="ro1">
          <table:table-cell table:number-columns-repeated="11"/>
          <table:table-cell office:value-type="float" office:value="23.879">
            <text:p>23.8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985">
            <text:p>985</text:p>
          </table:table-cell>
          <table:table-cell office:value-type="float" office:value="75.4">
            <text:p>75.4</text:p>
          </table:table-cell>
          <table:table-cell office:value-type="string">
            <text:p>replib</text:p>
          </table:table-cell>
          <table:table-cell office:value-type="float" office:value="59022.825">
            <text:p>59022.825</text:p>
          </table:table-cell>
          <table:table-cell office:value-type="float" office:value="1264787.304">
            <text:p>1264787.304</text:p>
          </table:table-cell>
        </table:table-row>
        <table:table-row table:style-name="ro1">
          <table:table-cell table:number-columns-repeated="11"/>
          <table:table-cell office:value-type="float" office:value="23.93">
            <text:p>23.9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0">
            <text:p>980</text:p>
          </table:table-cell>
          <table:table-cell office:value-type="float" office:value="58.74">
            <text:p>58.74</text:p>
          </table:table-cell>
          <table:table-cell office:value-type="string">
            <text:p>replib</text:p>
          </table:table-cell>
          <table:table-cell office:value-type="float" office:value="3140.876">
            <text:p>3140.876</text:p>
          </table:table-cell>
          <table:table-cell office:value-type="float" office:value="248251.092">
            <text:p>248251.092</text:p>
          </table:table-cell>
        </table:table-row>
        <table:table-row table:style-name="ro1">
          <table:table-cell table:number-columns-repeated="11"/>
          <table:table-cell office:value-type="float" office:value="24.002">
            <text:p>24.0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961">
            <text:p>961</text:p>
          </table:table-cell>
          <table:table-cell office:value-type="float" office:value="79.59">
            <text:p>79.59</text:p>
          </table:table-cell>
          <table:table-cell office:value-type="string">
            <text:p>replib</text:p>
          </table:table-cell>
          <table:table-cell office:value-type="float" office:value="16244.898">
            <text:p>16244.898</text:p>
          </table:table-cell>
          <table:table-cell office:value-type="float" office:value="418745.257">
            <text:p>418745.257</text:p>
          </table:table-cell>
        </table:table-row>
        <table:table-row table:style-name="ro1">
          <table:table-cell table:number-columns-repeated="11"/>
          <table:table-cell office:value-type="float" office:value="24.063">
            <text:p>24.06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99">
            <text:p>999</text:p>
          </table:table-cell>
          <table:table-cell office:value-type="float" office:value="82.03">
            <text:p>82.03</text:p>
          </table:table-cell>
          <table:table-cell office:value-type="string">
            <text:p>replib</text:p>
          </table:table-cell>
          <table:table-cell office:value-type="float" office:value="6643.367">
            <text:p>6643.367</text:p>
          </table:table-cell>
          <table:table-cell office:value-type="float" office:value="455294.824">
            <text:p>455294.824</text:p>
          </table:table-cell>
        </table:table-row>
        <table:table-row table:style-name="ro1">
          <table:table-cell table:number-columns-repeated="11"/>
          <table:table-cell office:value-type="float" office:value="24.114">
            <text:p>24.1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961">
            <text:p>961</text:p>
          </table:table-cell>
          <table:table-cell office:value-type="float" office:value="80.61">
            <text:p>80.61</text:p>
          </table:table-cell>
          <table:table-cell office:value-type="string">
            <text:p>replib</text:p>
          </table:table-cell>
          <table:table-cell office:value-type="float" office:value="8211.949">
            <text:p>8211.949</text:p>
          </table:table-cell>
          <table:table-cell office:value-type="float" office:value="443655.296">
            <text:p>443655.296</text:p>
          </table:table-cell>
        </table:table-row>
        <table:table-row table:style-name="ro1">
          <table:table-cell table:number-columns-repeated="11"/>
          <table:table-cell office:value-type="float" office:value="24.179">
            <text:p>24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961">
            <text:p>961</text:p>
          </table:table-cell>
          <table:table-cell office:value-type="float" office:value="62.24">
            <text:p>62.24</text:p>
          </table:table-cell>
          <table:table-cell office:value-type="string">
            <text:p>replib</text:p>
          </table:table-cell>
          <table:table-cell office:value-type="float" office:value="5224.656">
            <text:p>5224.656</text:p>
          </table:table-cell>
          <table:table-cell office:value-type="float" office:value="489490.73">
            <text:p>489490.73</text:p>
          </table:table-cell>
        </table:table-row>
        <table:table-row table:style-name="ro1">
          <table:table-cell table:number-columns-repeated="11"/>
          <table:table-cell office:value-type="float" office:value="24.24">
            <text:p>24.2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80">
            <text:p>980</text:p>
          </table:table-cell>
          <table:table-cell office:value-type="float" office:value="58.7">
            <text:p>58.7</text:p>
          </table:table-cell>
          <table:table-cell office:value-type="string">
            <text:p>replib</text:p>
          </table:table-cell>
          <table:table-cell office:value-type="float" office:value="10492.294">
            <text:p>10492.294</text:p>
          </table:table-cell>
          <table:table-cell office:value-type="float" office:value="456853.488">
            <text:p>456853.488</text:p>
          </table:table-cell>
        </table:table-row>
        <table:table-row table:style-name="ro1">
          <table:table-cell table:number-columns-repeated="11"/>
          <table:table-cell office:value-type="float" office:value="24.294">
            <text:p>24.2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99">
            <text:p>999</text:p>
          </table:table-cell>
          <table:table-cell office:value-type="float" office:value="82.36">
            <text:p>82.36</text:p>
          </table:table-cell>
          <table:table-cell office:value-type="string">
            <text:p>replib</text:p>
          </table:table-cell>
          <table:table-cell office:value-type="float" office:value="8524.434">
            <text:p>8524.434</text:p>
          </table:table-cell>
          <table:table-cell office:value-type="float" office:value="551458.122">
            <text:p>551458.122</text:p>
          </table:table-cell>
        </table:table-row>
        <table:table-row table:style-name="ro1">
          <table:table-cell table:number-columns-repeated="11"/>
          <table:table-cell office:value-type="float" office:value="24.311">
            <text:p>24.3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73">
            <text:p>973</text:p>
          </table:table-cell>
          <table:table-cell office:value-type="float" office:value="80.09">
            <text:p>80.09</text:p>
          </table:table-cell>
          <table:table-cell office:value-type="string">
            <text:p>replib</text:p>
          </table:table-cell>
          <table:table-cell office:value-type="float" office:value="31950.179">
            <text:p>31950.179</text:p>
          </table:table-cell>
          <table:table-cell office:value-type="float" office:value="584486.825">
            <text:p>584486.825</text:p>
          </table:table-cell>
        </table:table-row>
        <table:table-row table:style-name="ro1">
          <table:table-cell table:number-columns-repeated="11"/>
          <table:table-cell office:value-type="float" office:value="24.328">
            <text:p>24.32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80">
            <text:p>980</text:p>
          </table:table-cell>
          <table:table-cell office:value-type="float" office:value="59.65">
            <text:p>59.65</text:p>
          </table:table-cell>
          <table:table-cell office:value-type="string">
            <text:p>replib</text:p>
          </table:table-cell>
          <table:table-cell office:value-type="float" office:value="9734.098">
            <text:p>9734.098</text:p>
          </table:table-cell>
          <table:table-cell office:value-type="float" office:value="470040.242">
            <text:p>470040.242</text:p>
          </table:table-cell>
        </table:table-row>
        <table:table-row table:style-name="ro1">
          <table:table-cell table:number-columns-repeated="11"/>
          <table:table-cell office:value-type="float" office:value="24.383">
            <text:p>24.3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84">
            <text:p>984</text:p>
          </table:table-cell>
          <table:table-cell office:value-type="float" office:value="67.77">
            <text:p>67.77</text:p>
          </table:table-cell>
          <table:table-cell office:value-type="string">
            <text:p>replib</text:p>
          </table:table-cell>
          <table:table-cell office:value-type="float" office:value="2483.136">
            <text:p>2483.136</text:p>
          </table:table-cell>
          <table:table-cell office:value-type="float" office:value="431648.001">
            <text:p>431648.001</text:p>
          </table:table-cell>
        </table:table-row>
        <table:table-row table:style-name="ro1">
          <table:table-cell table:number-columns-repeated="11"/>
          <table:table-cell office:value-type="float" office:value="24.417">
            <text:p>24.4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1">
            <text:p>641</text:p>
          </table:table-cell>
          <table:table-cell office:value-type="float" office:value="919">
            <text:p>919</text:p>
          </table:table-cell>
          <table:table-cell office:value-type="float" office:value="77.55">
            <text:p>77.55</text:p>
          </table:table-cell>
          <table:table-cell office:value-type="string">
            <text:p>replib</text:p>
          </table:table-cell>
          <table:table-cell office:value-type="float" office:value="11383.636">
            <text:p>11383.636</text:p>
          </table:table-cell>
          <table:table-cell office:value-type="float" office:value="406777.899">
            <text:p>406777.899</text:p>
          </table:table-cell>
        </table:table-row>
        <table:table-row table:style-name="ro1">
          <table:table-cell table:number-columns-repeated="11"/>
          <table:table-cell office:value-type="float" office:value="24.451">
            <text:p>24.4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9">
            <text:p>679</text:p>
          </table:table-cell>
          <table:table-cell office:value-type="float" office:value="951">
            <text:p>951</text:p>
          </table:table-cell>
          <table:table-cell office:value-type="float" office:value="78.6">
            <text:p>78.6</text:p>
          </table:table-cell>
          <table:table-cell office:value-type="string">
            <text:p>replib</text:p>
          </table:table-cell>
          <table:table-cell office:value-type="float" office:value="13054.513">
            <text:p>13054.513</text:p>
          </table:table-cell>
          <table:table-cell office:value-type="float" office:value="528100.099">
            <text:p>528100.099</text:p>
          </table:table-cell>
        </table:table-row>
        <table:table-row table:style-name="ro1">
          <table:table-cell table:number-columns-repeated="11"/>
          <table:table-cell office:value-type="float" office:value="24.529">
            <text:p>24.52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80">
            <text:p>980</text:p>
          </table:table-cell>
          <table:table-cell office:value-type="float" office:value="60.06">
            <text:p>60.06</text:p>
          </table:table-cell>
          <table:table-cell office:value-type="string">
            <text:p>replib</text:p>
          </table:table-cell>
          <table:table-cell office:value-type="float" office:value="12249.11">
            <text:p>12249.11</text:p>
          </table:table-cell>
          <table:table-cell office:value-type="float" office:value="500706.075">
            <text:p>500706.075</text:p>
          </table:table-cell>
        </table:table-row>
        <table:table-row table:style-name="ro1">
          <table:table-cell table:number-columns-repeated="11"/>
          <table:table-cell office:value-type="float" office:value="24.539">
            <text:p>24.5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84">
            <text:p>984</text:p>
          </table:table-cell>
          <table:table-cell office:value-type="float" office:value="62.78">
            <text:p>62.78</text:p>
          </table:table-cell>
          <table:table-cell office:value-type="string">
            <text:p>replib</text:p>
          </table:table-cell>
          <table:table-cell office:value-type="float" office:value="25920.421">
            <text:p>25920.421</text:p>
          </table:table-cell>
          <table:table-cell office:value-type="float" office:value="500387.233">
            <text:p>500387.233</text:p>
          </table:table-cell>
        </table:table-row>
        <table:table-row table:style-name="ro1">
          <table:table-cell table:number-columns-repeated="11"/>
          <table:table-cell office:value-type="float" office:value="24.583">
            <text:p>24.5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973">
            <text:p>973</text:p>
          </table:table-cell>
          <table:table-cell office:value-type="float" office:value="81.81">
            <text:p>81.81</text:p>
          </table:table-cell>
          <table:table-cell office:value-type="string">
            <text:p>replib</text:p>
          </table:table-cell>
          <table:table-cell office:value-type="float" office:value="10182.732">
            <text:p>10182.732</text:p>
          </table:table-cell>
          <table:table-cell office:value-type="float" office:value="576586.41">
            <text:p>576586.41</text:p>
          </table:table-cell>
        </table:table-row>
        <table:table-row table:style-name="ro1">
          <table:table-cell table:number-columns-repeated="11"/>
          <table:table-cell office:value-type="float" office:value="24.617">
            <text:p>24.6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51">
            <text:p>951</text:p>
          </table:table-cell>
          <table:table-cell office:value-type="float" office:value="79.49">
            <text:p>79.49</text:p>
          </table:table-cell>
          <table:table-cell office:value-type="string">
            <text:p>replib</text:p>
          </table:table-cell>
          <table:table-cell office:value-type="float" office:value="27404.646">
            <text:p>27404.646</text:p>
          </table:table-cell>
          <table:table-cell office:value-type="float" office:value="508482.318">
            <text:p>508482.318</text:p>
          </table:table-cell>
        </table:table-row>
        <table:table-row table:style-name="ro1">
          <table:table-cell table:number-columns-repeated="11"/>
          <table:table-cell office:value-type="float" office:value="24.692">
            <text:p>24.6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61">
            <text:p>961</text:p>
          </table:table-cell>
          <table:table-cell office:value-type="float" office:value="81.4">
            <text:p>81.4</text:p>
          </table:table-cell>
          <table:table-cell office:value-type="string">
            <text:p>replib</text:p>
          </table:table-cell>
          <table:table-cell office:value-type="float" office:value="30498.162">
            <text:p>30498.162</text:p>
          </table:table-cell>
          <table:table-cell office:value-type="float" office:value="594685.273">
            <text:p>594685.273</text:p>
          </table:table-cell>
        </table:table-row>
        <table:table-row table:style-name="ro1">
          <table:table-cell table:number-columns-repeated="11"/>
          <table:table-cell office:value-type="float" office:value="24.719">
            <text:p>24.7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84">
            <text:p>984</text:p>
          </table:table-cell>
          <table:table-cell office:value-type="float" office:value="67.17">
            <text:p>67.17</text:p>
          </table:table-cell>
          <table:table-cell office:value-type="string">
            <text:p>replib</text:p>
          </table:table-cell>
          <table:table-cell office:value-type="float" office:value="12397.417">
            <text:p>12397.417</text:p>
          </table:table-cell>
          <table:table-cell office:value-type="float" office:value="461050.884">
            <text:p>461050.884</text:p>
          </table:table-cell>
        </table:table-row>
        <table:table-row table:style-name="ro1">
          <table:table-cell table:number-columns-repeated="11"/>
          <table:table-cell office:value-type="float" office:value="24.743">
            <text:p>24.7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51">
            <text:p>951</text:p>
          </table:table-cell>
          <table:table-cell office:value-type="float" office:value="77">
            <text:p>77</text:p>
          </table:table-cell>
          <table:table-cell office:value-type="string">
            <text:p>replib</text:p>
          </table:table-cell>
          <table:table-cell office:value-type="float" office:value="7177.054">
            <text:p>7177.054</text:p>
          </table:table-cell>
          <table:table-cell office:value-type="float" office:value="491488.636">
            <text:p>491488.636</text:p>
          </table:table-cell>
        </table:table-row>
        <table:table-row table:style-name="ro1">
          <table:table-cell table:number-columns-repeated="11"/>
          <table:table-cell office:value-type="float" office:value="24.828">
            <text:p>24.82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0">
            <text:p>980</text:p>
          </table:table-cell>
          <table:table-cell office:value-type="float" office:value="58.54">
            <text:p>58.54</text:p>
          </table:table-cell>
          <table:table-cell office:value-type="string">
            <text:p>replib</text:p>
          </table:table-cell>
          <table:table-cell office:value-type="float" office:value="23018.312">
            <text:p>23018.312</text:p>
          </table:table-cell>
          <table:table-cell office:value-type="float" office:value="459272.355">
            <text:p>459272.355</text:p>
          </table:table-cell>
        </table:table-row>
        <table:table-row table:style-name="ro1">
          <table:table-cell table:number-columns-repeated="11"/>
          <table:table-cell office:value-type="float" office:value="24.934">
            <text:p>24.9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84">
            <text:p>984</text:p>
          </table:table-cell>
          <table:table-cell office:value-type="float" office:value="68.14">
            <text:p>68.14</text:p>
          </table:table-cell>
          <table:table-cell office:value-type="string">
            <text:p>replib</text:p>
          </table:table-cell>
          <table:table-cell office:value-type="float" office:value="13534.036">
            <text:p>13534.036</text:p>
          </table:table-cell>
          <table:table-cell office:value-type="float" office:value="633755.909">
            <text:p>633755.909</text:p>
          </table:table-cell>
        </table:table-row>
        <table:table-row table:style-name="ro1">
          <table:table-cell table:number-columns-repeated="11"/>
          <table:table-cell office:value-type="float" office:value="24.988">
            <text:p>24.9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4">
            <text:p>984</text:p>
          </table:table-cell>
          <table:table-cell office:value-type="float" office:value="66.73">
            <text:p>66.73</text:p>
          </table:table-cell>
          <table:table-cell office:value-type="string">
            <text:p>replib</text:p>
          </table:table-cell>
          <table:table-cell office:value-type="float" office:value="8077.822">
            <text:p>8077.822</text:p>
          </table:table-cell>
          <table:table-cell office:value-type="float" office:value="445753.426">
            <text:p>445753.426</text:p>
          </table:table-cell>
        </table:table-row>
        <table:table-row table:style-name="ro1">
          <table:table-cell table:number-columns-repeated="11"/>
          <table:table-cell office:value-type="float" office:value="25.141">
            <text:p>25.1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34">
            <text:p>934</text:p>
          </table:table-cell>
          <table:table-cell office:value-type="float" office:value="79.03">
            <text:p>79.03</text:p>
          </table:table-cell>
          <table:table-cell office:value-type="string">
            <text:p>replib</text:p>
          </table:table-cell>
          <table:table-cell office:value-type="float" office:value="41826.197">
            <text:p>41826.197</text:p>
          </table:table-cell>
          <table:table-cell office:value-type="float" office:value="613576.706">
            <text:p>613576.706</text:p>
          </table:table-cell>
        </table:table-row>
        <table:table-row table:style-name="ro1">
          <table:table-cell table:number-columns-repeated="11"/>
          <table:table-cell office:value-type="float" office:value="25.165">
            <text:p>25.1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73">
            <text:p>973</text:p>
          </table:table-cell>
          <table:table-cell office:value-type="float" office:value="81.56">
            <text:p>81.56</text:p>
          </table:table-cell>
          <table:table-cell office:value-type="string">
            <text:p>replib</text:p>
          </table:table-cell>
          <table:table-cell office:value-type="float" office:value="11643.798">
            <text:p>11643.798</text:p>
          </table:table-cell>
          <table:table-cell office:value-type="float" office:value="550938.223">
            <text:p>550938.223</text:p>
          </table:table-cell>
        </table:table-row>
        <table:table-row table:style-name="ro1">
          <table:table-cell table:number-columns-repeated="11"/>
          <table:table-cell office:value-type="float" office:value="25.206">
            <text:p>25.2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85">
            <text:p>985</text:p>
          </table:table-cell>
          <table:table-cell office:value-type="float" office:value="81.75">
            <text:p>81.75</text:p>
          </table:table-cell>
          <table:table-cell office:value-type="string">
            <text:p>replib</text:p>
          </table:table-cell>
          <table:table-cell office:value-type="float" office:value="23138.062">
            <text:p>23138.062</text:p>
          </table:table-cell>
          <table:table-cell office:value-type="float" office:value="581210.14">
            <text:p>581210.14</text:p>
          </table:table-cell>
        </table:table-row>
        <table:table-row table:style-name="ro1">
          <table:table-cell table:number-columns-repeated="11"/>
          <table:table-cell office:value-type="float" office:value="25.247">
            <text:p>25.2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5">
            <text:p>985</text:p>
          </table:table-cell>
          <table:table-cell office:value-type="float" office:value="82.11">
            <text:p>82.11</text:p>
          </table:table-cell>
          <table:table-cell office:value-type="string">
            <text:p>replib</text:p>
          </table:table-cell>
          <table:table-cell office:value-type="float" office:value="15504.016">
            <text:p>15504.016</text:p>
          </table:table-cell>
          <table:table-cell office:value-type="float" office:value="638302.252">
            <text:p>638302.252</text:p>
          </table:table-cell>
        </table:table-row>
        <table:table-row table:style-name="ro1">
          <table:table-cell table:number-columns-repeated="11"/>
          <table:table-cell office:value-type="float" office:value="25.308">
            <text:p>25.3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85">
            <text:p>985</text:p>
          </table:table-cell>
          <table:table-cell office:value-type="float" office:value="81.43">
            <text:p>81.43</text:p>
          </table:table-cell>
          <table:table-cell office:value-type="string">
            <text:p>replib</text:p>
          </table:table-cell>
          <table:table-cell office:value-type="float" office:value="9254.126">
            <text:p>9254.126</text:p>
          </table:table-cell>
          <table:table-cell office:value-type="float" office:value="585975.802">
            <text:p>585975.802</text:p>
          </table:table-cell>
        </table:table-row>
        <table:table-row table:style-name="ro1">
          <table:table-cell table:number-columns-repeated="11"/>
          <table:table-cell office:value-type="float" office:value="25.328">
            <text:p>25.3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85">
            <text:p>985</text:p>
          </table:table-cell>
          <table:table-cell office:value-type="float" office:value="82">
            <text:p>82</text:p>
          </table:table-cell>
          <table:table-cell office:value-type="string">
            <text:p>replib</text:p>
          </table:table-cell>
          <table:table-cell office:value-type="float" office:value="14777.696">
            <text:p>14777.696</text:p>
          </table:table-cell>
          <table:table-cell office:value-type="float" office:value="491878.114">
            <text:p>491878.114</text:p>
          </table:table-cell>
        </table:table-row>
        <table:table-row table:style-name="ro1">
          <table:table-cell table:number-columns-repeated="11"/>
          <table:table-cell office:value-type="float" office:value="25.386">
            <text:p>25.3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85">
            <text:p>985</text:p>
          </table:table-cell>
          <table:table-cell office:value-type="float" office:value="81.78">
            <text:p>81.78</text:p>
          </table:table-cell>
          <table:table-cell office:value-type="string">
            <text:p>replib</text:p>
          </table:table-cell>
          <table:table-cell office:value-type="float" office:value="14468.104">
            <text:p>14468.104</text:p>
          </table:table-cell>
          <table:table-cell office:value-type="float" office:value="605554.326">
            <text:p>605554.326</text:p>
          </table:table-cell>
        </table:table-row>
        <table:table-row table:style-name="ro1">
          <table:table-cell table:number-columns-repeated="11"/>
          <table:table-cell office:value-type="float" office:value="25.423">
            <text:p>25.4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62">
            <text:p>962</text:p>
          </table:table-cell>
          <table:table-cell office:value-type="float" office:value="77.76">
            <text:p>77.76</text:p>
          </table:table-cell>
          <table:table-cell office:value-type="string">
            <text:p>replib</text:p>
          </table:table-cell>
          <table:table-cell office:value-type="float" office:value="13334.84">
            <text:p>13334.84</text:p>
          </table:table-cell>
          <table:table-cell office:value-type="float" office:value="557307.535">
            <text:p>557307.535</text:p>
          </table:table-cell>
        </table:table-row>
        <table:table-row table:style-name="ro1">
          <table:table-cell table:number-columns-repeated="11"/>
          <table:table-cell office:value-type="float" office:value="25.471">
            <text:p>25.4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99">
            <text:p>999</text:p>
          </table:table-cell>
          <table:table-cell office:value-type="float" office:value="82.58">
            <text:p>82.58</text:p>
          </table:table-cell>
          <table:table-cell office:value-type="string">
            <text:p>replib</text:p>
          </table:table-cell>
          <table:table-cell office:value-type="float" office:value="29235.912">
            <text:p>29235.912</text:p>
          </table:table-cell>
          <table:table-cell office:value-type="float" office:value="536733.535">
            <text:p>536733.535</text:p>
          </table:table-cell>
        </table:table-row>
        <table:table-row table:style-name="ro1">
          <table:table-cell table:number-columns-repeated="11"/>
          <table:table-cell office:value-type="float" office:value="25.529">
            <text:p>25.5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4">
            <text:p>984</text:p>
          </table:table-cell>
          <table:table-cell office:value-type="float" office:value="68.25">
            <text:p>68.25</text:p>
          </table:table-cell>
          <table:table-cell office:value-type="string">
            <text:p>replib</text:p>
          </table:table-cell>
          <table:table-cell office:value-type="float" office:value="16374.121">
            <text:p>16374.121</text:p>
          </table:table-cell>
          <table:table-cell office:value-type="float" office:value="510771.566">
            <text:p>510771.566</text:p>
          </table:table-cell>
        </table:table-row>
        <table:table-row table:style-name="ro1">
          <table:table-cell table:number-columns-repeated="11"/>
          <table:table-cell office:value-type="float" office:value="25.576">
            <text:p>25.5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99">
            <text:p>999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3593.387">
            <text:p>3593.387</text:p>
          </table:table-cell>
          <table:table-cell office:value-type="float" office:value="379899.701">
            <text:p>379899.701</text:p>
          </table:table-cell>
        </table:table-row>
        <table:table-row table:style-name="ro1">
          <table:table-cell table:number-columns-repeated="11"/>
          <table:table-cell office:value-type="float" office:value="25.597">
            <text:p>25.59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80">
            <text:p>980</text:p>
          </table:table-cell>
          <table:table-cell office:value-type="float" office:value="59.96">
            <text:p>59.96</text:p>
          </table:table-cell>
          <table:table-cell office:value-type="string">
            <text:p>replib</text:p>
          </table:table-cell>
          <table:table-cell office:value-type="float" office:value="3114.311">
            <text:p>3114.311</text:p>
          </table:table-cell>
          <table:table-cell office:value-type="float" office:value="238222.233">
            <text:p>238222.233</text:p>
          </table:table-cell>
        </table:table-row>
        <table:table-row table:style-name="ro1">
          <table:table-cell table:number-columns-repeated="11"/>
          <table:table-cell office:value-type="float" office:value="25.658">
            <text:p>25.65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55">
            <text:p>955</text:p>
          </table:table-cell>
          <table:table-cell office:value-type="float" office:value="80.59">
            <text:p>80.59</text:p>
          </table:table-cell>
          <table:table-cell office:value-type="string">
            <text:p>replib</text:p>
          </table:table-cell>
          <table:table-cell office:value-type="float" office:value="5100.814">
            <text:p>5100.814</text:p>
          </table:table-cell>
          <table:table-cell office:value-type="float" office:value="286493.266">
            <text:p>286493.266</text:p>
          </table:table-cell>
        </table:table-row>
        <table:table-row table:style-name="ro1">
          <table:table-cell table:number-columns-repeated="11"/>
          <table:table-cell office:value-type="float" office:value="25.672">
            <text:p>25.67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80">
            <text:p>980</text:p>
          </table:table-cell>
          <table:table-cell office:value-type="float" office:value="60.01">
            <text:p>60.01</text:p>
          </table:table-cell>
          <table:table-cell office:value-type="string">
            <text:p>replib</text:p>
          </table:table-cell>
          <table:table-cell office:value-type="float" office:value="4297.589">
            <text:p>4297.589</text:p>
          </table:table-cell>
          <table:table-cell office:value-type="float" office:value="360760.011">
            <text:p>360760.011</text:p>
          </table:table-cell>
        </table:table-row>
        <table:table-row table:style-name="ro1">
          <table:table-cell table:number-columns-repeated="11"/>
          <table:table-cell office:value-type="float" office:value="25.716">
            <text:p>25.7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34">
            <text:p>934</text:p>
          </table:table-cell>
          <table:table-cell office:value-type="float" office:value="78.12">
            <text:p>78.12</text:p>
          </table:table-cell>
          <table:table-cell office:value-type="string">
            <text:p>replib</text:p>
          </table:table-cell>
          <table:table-cell office:value-type="float" office:value="7333.681">
            <text:p>7333.681</text:p>
          </table:table-cell>
          <table:table-cell office:value-type="float" office:value="416681.788">
            <text:p>416681.788</text:p>
          </table:table-cell>
        </table:table-row>
        <table:table-row table:style-name="ro1">
          <table:table-cell table:number-columns-repeated="11"/>
          <table:table-cell office:value-type="float" office:value="25.784">
            <text:p>25.78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99">
            <text:p>999</text:p>
          </table:table-cell>
          <table:table-cell office:value-type="float" office:value="82.25">
            <text:p>82.25</text:p>
          </table:table-cell>
          <table:table-cell office:value-type="string">
            <text:p>replib</text:p>
          </table:table-cell>
          <table:table-cell office:value-type="float" office:value="8515.534">
            <text:p>8515.534</text:p>
          </table:table-cell>
          <table:table-cell office:value-type="float" office:value="420126.457">
            <text:p>420126.457</text:p>
          </table:table-cell>
        </table:table-row>
        <table:table-row table:style-name="ro1">
          <table:table-cell table:number-columns-repeated="11"/>
          <table:table-cell office:value-type="float" office:value="25.828">
            <text:p>25.82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99">
            <text:p>999</text:p>
          </table:table-cell>
          <table:table-cell office:value-type="float" office:value="82.18">
            <text:p>82.18</text:p>
          </table:table-cell>
          <table:table-cell office:value-type="string">
            <text:p>replib</text:p>
          </table:table-cell>
          <table:table-cell office:value-type="float" office:value="59713.013">
            <text:p>59713.013</text:p>
          </table:table-cell>
          <table:table-cell office:value-type="float" office:value="942996.911">
            <text:p>942996.911</text:p>
          </table:table-cell>
        </table:table-row>
        <table:table-row table:style-name="ro1">
          <table:table-cell table:number-columns-repeated="11"/>
          <table:table-cell office:value-type="float" office:value="25.883">
            <text:p>25.8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62">
            <text:p>962</text:p>
          </table:table-cell>
          <table:table-cell office:value-type="float" office:value="81.45">
            <text:p>81.45</text:p>
          </table:table-cell>
          <table:table-cell office:value-type="string">
            <text:p>replib</text:p>
          </table:table-cell>
          <table:table-cell office:value-type="float" office:value="36445.057">
            <text:p>36445.057</text:p>
          </table:table-cell>
          <table:table-cell office:value-type="float" office:value="775165.623">
            <text:p>775165.623</text:p>
          </table:table-cell>
        </table:table-row>
        <table:table-row table:style-name="ro1">
          <table:table-cell table:number-columns-repeated="11"/>
          <table:table-cell office:value-type="float" office:value="26.002">
            <text:p>26.0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51">
            <text:p>951</text:p>
          </table:table-cell>
          <table:table-cell office:value-type="float" office:value="81.06">
            <text:p>81.06</text:p>
          </table:table-cell>
          <table:table-cell office:value-type="string">
            <text:p>replib</text:p>
          </table:table-cell>
          <table:table-cell office:value-type="float" office:value="18137.297">
            <text:p>18137.297</text:p>
          </table:table-cell>
          <table:table-cell office:value-type="float" office:value="609641.817">
            <text:p>609641.817</text:p>
          </table:table-cell>
        </table:table-row>
        <table:table-row table:style-name="ro1">
          <table:table-cell table:number-columns-repeated="11"/>
          <table:table-cell office:value-type="float" office:value="26.032">
            <text:p>26.0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5">
            <text:p>985</text:p>
          </table:table-cell>
          <table:table-cell office:value-type="float" office:value="82.33">
            <text:p>82.33</text:p>
          </table:table-cell>
          <table:table-cell office:value-type="string">
            <text:p>replib</text:p>
          </table:table-cell>
          <table:table-cell office:value-type="float" office:value="15681.782">
            <text:p>15681.782</text:p>
          </table:table-cell>
          <table:table-cell office:value-type="float" office:value="402905.85">
            <text:p>402905.85</text:p>
          </table:table-cell>
        </table:table-row>
        <table:table-row table:style-name="ro1">
          <table:table-cell table:number-columns-repeated="11"/>
          <table:table-cell office:value-type="float" office:value="26.07">
            <text:p>26.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73">
            <text:p>973</text:p>
          </table:table-cell>
          <table:table-cell office:value-type="float" office:value="82.16">
            <text:p>82.16</text:p>
          </table:table-cell>
          <table:table-cell office:value-type="string">
            <text:p>replib</text:p>
          </table:table-cell>
          <table:table-cell office:value-type="float" office:value="7064.613">
            <text:p>7064.613</text:p>
          </table:table-cell>
          <table:table-cell office:value-type="float" office:value="406161.578">
            <text:p>406161.578</text:p>
          </table:table-cell>
        </table:table-row>
        <table:table-row table:style-name="ro1">
          <table:table-cell table:number-columns-repeated="11"/>
          <table:table-cell office:value-type="float" office:value="26.114">
            <text:p>26.1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62">
            <text:p>962</text:p>
          </table:table-cell>
          <table:table-cell office:value-type="float" office:value="81.09">
            <text:p>81.09</text:p>
          </table:table-cell>
          <table:table-cell office:value-type="string">
            <text:p>replib</text:p>
          </table:table-cell>
          <table:table-cell office:value-type="float" office:value="16144.16">
            <text:p>16144.16</text:p>
          </table:table-cell>
          <table:table-cell office:value-type="float" office:value="422574.69">
            <text:p>422574.69</text:p>
          </table:table-cell>
        </table:table-row>
        <table:table-row table:style-name="ro1">
          <table:table-cell table:number-columns-repeated="11"/>
          <table:table-cell office:value-type="float" office:value="26.151">
            <text:p>26.1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951">
            <text:p>951</text:p>
          </table:table-cell>
          <table:table-cell office:value-type="float" office:value="80.45">
            <text:p>80.45</text:p>
          </table:table-cell>
          <table:table-cell office:value-type="string">
            <text:p>replib</text:p>
          </table:table-cell>
          <table:table-cell office:value-type="float" office:value="27626.318">
            <text:p>27626.318</text:p>
          </table:table-cell>
          <table:table-cell office:value-type="float" office:value="576261.609">
            <text:p>576261.609</text:p>
          </table:table-cell>
        </table:table-row>
        <table:table-row table:style-name="ro1">
          <table:table-cell table:number-columns-repeated="11"/>
          <table:table-cell office:value-type="float" office:value="26.179">
            <text:p>26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73">
            <text:p>973</text:p>
          </table:table-cell>
          <table:table-cell office:value-type="float" office:value="81.7">
            <text:p>81.7</text:p>
          </table:table-cell>
          <table:table-cell office:value-type="string">
            <text:p>replib</text:p>
          </table:table-cell>
          <table:table-cell office:value-type="float" office:value="3768.881">
            <text:p>3768.881</text:p>
          </table:table-cell>
          <table:table-cell office:value-type="float" office:value="499576.156">
            <text:p>499576.156</text:p>
          </table:table-cell>
        </table:table-row>
        <table:table-row table:style-name="ro1">
          <table:table-cell table:number-columns-repeated="11"/>
          <table:table-cell office:value-type="float" office:value="26.236">
            <text:p>26.2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62">
            <text:p>962</text:p>
          </table:table-cell>
          <table:table-cell office:value-type="float" office:value="81.56">
            <text:p>81.56</text:p>
          </table:table-cell>
          <table:table-cell office:value-type="string">
            <text:p>replib</text:p>
          </table:table-cell>
          <table:table-cell office:value-type="float" office:value="13914.289">
            <text:p>13914.289</text:p>
          </table:table-cell>
          <table:table-cell office:value-type="float" office:value="414326.315">
            <text:p>414326.315</text:p>
          </table:table-cell>
        </table:table-row>
        <table:table-row table:style-name="ro1">
          <table:table-cell table:number-columns-repeated="11"/>
          <table:table-cell office:value-type="float" office:value="26.304">
            <text:p>26.30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80">
            <text:p>980</text:p>
          </table:table-cell>
          <table:table-cell office:value-type="float" office:value="59.97">
            <text:p>59.97</text:p>
          </table:table-cell>
          <table:table-cell office:value-type="string">
            <text:p>replib</text:p>
          </table:table-cell>
          <table:table-cell office:value-type="float" office:value="1556.633">
            <text:p>1556.633</text:p>
          </table:table-cell>
          <table:table-cell office:value-type="float" office:value="143746.799">
            <text:p>143746.799</text:p>
          </table:table-cell>
        </table:table-row>
        <table:table-row table:style-name="ro1">
          <table:table-cell table:number-columns-repeated="11"/>
          <table:table-cell office:value-type="float" office:value="26.325">
            <text:p>26.3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5">
            <text:p>985</text:p>
          </table:table-cell>
          <table:table-cell office:value-type="float" office:value="81.74">
            <text:p>81.74</text:p>
          </table:table-cell>
          <table:table-cell office:value-type="string">
            <text:p>replib</text:p>
          </table:table-cell>
          <table:table-cell office:value-type="float" office:value="2729.433">
            <text:p>2729.433</text:p>
          </table:table-cell>
          <table:table-cell office:value-type="float" office:value="304016.632">
            <text:p>304016.632</text:p>
          </table:table-cell>
        </table:table-row>
        <table:table-row table:style-name="ro1">
          <table:table-cell table:number-columns-repeated="11"/>
          <table:table-cell office:value-type="float" office:value="26.376">
            <text:p>26.37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55">
            <text:p>955</text:p>
          </table:table-cell>
          <table:table-cell office:value-type="float" office:value="81.63">
            <text:p>81.63</text:p>
          </table:table-cell>
          <table:table-cell office:value-type="string">
            <text:p>replib</text:p>
          </table:table-cell>
          <table:table-cell office:value-type="float" office:value="14893.601">
            <text:p>14893.601</text:p>
          </table:table-cell>
          <table:table-cell office:value-type="float" office:value="346201.226">
            <text:p>346201.226</text:p>
          </table:table-cell>
        </table:table-row>
        <table:table-row table:style-name="ro1">
          <table:table-cell table:number-columns-repeated="11"/>
          <table:table-cell office:value-type="float" office:value="26.396">
            <text:p>26.3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42">
            <text:p>942</text:p>
          </table:table-cell>
          <table:table-cell office:value-type="float" office:value="79.66">
            <text:p>79.66</text:p>
          </table:table-cell>
          <table:table-cell office:value-type="string">
            <text:p>replib</text:p>
          </table:table-cell>
          <table:table-cell office:value-type="float" office:value="5463.285">
            <text:p>5463.285</text:p>
          </table:table-cell>
          <table:table-cell office:value-type="float" office:value="440694.547">
            <text:p>440694.547</text:p>
          </table:table-cell>
        </table:table-row>
        <table:table-row table:style-name="ro1">
          <table:table-cell table:number-columns-repeated="11"/>
          <table:table-cell office:value-type="float" office:value="26.43">
            <text:p>26.4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8">
            <text:p>978</text:p>
          </table:table-cell>
          <table:table-cell office:value-type="float" office:value="81.13">
            <text:p>81.13</text:p>
          </table:table-cell>
          <table:table-cell office:value-type="string">
            <text:p>replib</text:p>
          </table:table-cell>
          <table:table-cell office:value-type="float" office:value="4347.212">
            <text:p>4347.212</text:p>
          </table:table-cell>
          <table:table-cell office:value-type="float" office:value="259250.065">
            <text:p>259250.065</text:p>
          </table:table-cell>
        </table:table-row>
        <table:table-row table:style-name="ro1">
          <table:table-cell table:number-columns-repeated="11"/>
          <table:table-cell office:value-type="float" office:value="26.444">
            <text:p>26.4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84">
            <text:p>984</text:p>
          </table:table-cell>
          <table:table-cell office:value-type="float" office:value="66.7">
            <text:p>66.7</text:p>
          </table:table-cell>
          <table:table-cell office:value-type="string">
            <text:p>replib</text:p>
          </table:table-cell>
          <table:table-cell office:value-type="float" office:value="10342.682">
            <text:p>10342.682</text:p>
          </table:table-cell>
          <table:table-cell office:value-type="float" office:value="335076.528">
            <text:p>335076.528</text:p>
          </table:table-cell>
        </table:table-row>
        <table:table-row table:style-name="ro1">
          <table:table-cell table:number-columns-repeated="11"/>
          <table:table-cell office:value-type="float" office:value="26.495">
            <text:p>26.4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61">
            <text:p>961</text:p>
          </table:table-cell>
          <table:table-cell office:value-type="float" office:value="81.36">
            <text:p>81.36</text:p>
          </table:table-cell>
          <table:table-cell office:value-type="string">
            <text:p>replib</text:p>
          </table:table-cell>
          <table:table-cell office:value-type="float" office:value="7333.451">
            <text:p>7333.451</text:p>
          </table:table-cell>
          <table:table-cell office:value-type="float" office:value="337181.981">
            <text:p>337181.981</text:p>
          </table:table-cell>
        </table:table-row>
        <table:table-row table:style-name="ro1">
          <table:table-cell table:number-columns-repeated="11"/>
          <table:table-cell office:value-type="float" office:value="26.559">
            <text:p>26.55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78">
            <text:p>978</text:p>
          </table:table-cell>
          <table:table-cell office:value-type="float" office:value="81.82">
            <text:p>81.82</text:p>
          </table:table-cell>
          <table:table-cell office:value-type="string">
            <text:p>replib</text:p>
          </table:table-cell>
          <table:table-cell office:value-type="float" office:value="6886.995">
            <text:p>6886.995</text:p>
          </table:table-cell>
          <table:table-cell office:value-type="float" office:value="284568.961">
            <text:p>284568.961</text:p>
          </table:table-cell>
        </table:table-row>
        <table:table-row table:style-name="ro1">
          <table:table-cell table:number-columns-repeated="11"/>
          <table:table-cell office:value-type="float" office:value="26.634">
            <text:p>26.6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5">
            <text:p>985</text:p>
          </table:table-cell>
          <table:table-cell office:value-type="float" office:value="81.89">
            <text:p>81.89</text:p>
          </table:table-cell>
          <table:table-cell office:value-type="string">
            <text:p>replib</text:p>
          </table:table-cell>
          <table:table-cell office:value-type="float" office:value="18584.502">
            <text:p>18584.502</text:p>
          </table:table-cell>
          <table:table-cell office:value-type="float" office:value="518469.98">
            <text:p>518469.98</text:p>
          </table:table-cell>
        </table:table-row>
        <table:table-row table:style-name="ro1">
          <table:table-cell table:number-columns-repeated="11"/>
          <table:table-cell office:value-type="float" office:value="26.675">
            <text:p>26.67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78">
            <text:p>978</text:p>
          </table:table-cell>
          <table:table-cell office:value-type="float" office:value="81.94">
            <text:p>81.94</text:p>
          </table:table-cell>
          <table:table-cell office:value-type="string">
            <text:p>replib</text:p>
          </table:table-cell>
          <table:table-cell office:value-type="float" office:value="6222.307">
            <text:p>6222.307</text:p>
          </table:table-cell>
          <table:table-cell office:value-type="float" office:value="436392.111">
            <text:p>436392.111</text:p>
          </table:table-cell>
        </table:table-row>
        <table:table-row table:style-name="ro1">
          <table:table-cell table:number-columns-repeated="11"/>
          <table:table-cell office:value-type="float" office:value="26.716">
            <text:p>26.7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99">
            <text:p>999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6800.094">
            <text:p>6800.094</text:p>
          </table:table-cell>
          <table:table-cell office:value-type="float" office:value="426390.971">
            <text:p>426390.971</text:p>
          </table:table-cell>
        </table:table-row>
        <table:table-row table:style-name="ro1">
          <table:table-cell table:number-columns-repeated="11"/>
          <table:table-cell office:value-type="float" office:value="26.75">
            <text:p>26.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5">
            <text:p>985</text:p>
          </table:table-cell>
          <table:table-cell office:value-type="float" office:value="82.09">
            <text:p>82.09</text:p>
          </table:table-cell>
          <table:table-cell office:value-type="string">
            <text:p>replib</text:p>
          </table:table-cell>
          <table:table-cell office:value-type="float" office:value="16806.628">
            <text:p>16806.628</text:p>
          </table:table-cell>
          <table:table-cell office:value-type="float" office:value="410223.779">
            <text:p>410223.779</text:p>
          </table:table-cell>
        </table:table-row>
        <table:table-row table:style-name="ro1">
          <table:table-cell table:number-columns-repeated="11"/>
          <table:table-cell office:value-type="float" office:value="26.794">
            <text:p>26.7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62">
            <text:p>962</text:p>
          </table:table-cell>
          <table:table-cell office:value-type="float" office:value="81.22">
            <text:p>81.22</text:p>
          </table:table-cell>
          <table:table-cell office:value-type="string">
            <text:p>replib</text:p>
          </table:table-cell>
          <table:table-cell office:value-type="float" office:value="26719.735">
            <text:p>26719.735</text:p>
          </table:table-cell>
          <table:table-cell office:value-type="float" office:value="495918.393">
            <text:p>495918.393</text:p>
          </table:table-cell>
        </table:table-row>
        <table:table-row table:style-name="ro1">
          <table:table-cell table:number-columns-repeated="11"/>
          <table:table-cell office:value-type="float" office:value="26.855">
            <text:p>26.8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73">
            <text:p>973</text:p>
          </table:table-cell>
          <table:table-cell office:value-type="float" office:value="82.01">
            <text:p>82.01</text:p>
          </table:table-cell>
          <table:table-cell office:value-type="string">
            <text:p>replib</text:p>
          </table:table-cell>
          <table:table-cell office:value-type="float" office:value="40374.779">
            <text:p>40374.779</text:p>
          </table:table-cell>
          <table:table-cell office:value-type="float" office:value="693962.288">
            <text:p>693962.288</text:p>
          </table:table-cell>
        </table:table-row>
        <table:table-row table:style-name="ro1">
          <table:table-cell table:number-columns-repeated="11"/>
          <table:table-cell office:value-type="float" office:value="26.917">
            <text:p>26.91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99">
            <text:p>999</text:p>
          </table:table-cell>
          <table:table-cell office:value-type="float" office:value="82.35">
            <text:p>82.35</text:p>
          </table:table-cell>
          <table:table-cell office:value-type="string">
            <text:p>replib</text:p>
          </table:table-cell>
          <table:table-cell office:value-type="float" office:value="37778.798">
            <text:p>37778.798</text:p>
          </table:table-cell>
          <table:table-cell office:value-type="float" office:value="656335.551">
            <text:p>656335.551</text:p>
          </table:table-cell>
        </table:table-row>
        <table:table-row table:style-name="ro1">
          <table:table-cell table:number-columns-repeated="11"/>
          <table:table-cell office:value-type="float" office:value="26.971">
            <text:p>26.9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4">
            <text:p>984</text:p>
          </table:table-cell>
          <table:table-cell office:value-type="float" office:value="68.14">
            <text:p>68.14</text:p>
          </table:table-cell>
          <table:table-cell office:value-type="string">
            <text:p>replib</text:p>
          </table:table-cell>
          <table:table-cell office:value-type="float" office:value="22055.451">
            <text:p>22055.451</text:p>
          </table:table-cell>
          <table:table-cell office:value-type="float" office:value="475669.274">
            <text:p>475669.274</text:p>
          </table:table-cell>
        </table:table-row>
        <table:table-row table:style-name="ro1">
          <table:table-cell table:number-columns-repeated="11"/>
          <table:table-cell office:value-type="float" office:value="27.022">
            <text:p>27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7279.598">
            <text:p>7279.598</text:p>
          </table:table-cell>
          <table:table-cell office:value-type="float" office:value="390581.565">
            <text:p>390581.565</text:p>
          </table:table-cell>
        </table:table-row>
        <table:table-row table:style-name="ro1">
          <table:table-cell table:number-columns-repeated="11"/>
          <table:table-cell office:value-type="float" office:value="27.138">
            <text:p>27.1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62">
            <text:p>962</text:p>
          </table:table-cell>
          <table:table-cell office:value-type="float" office:value="81.3">
            <text:p>81.3</text:p>
          </table:table-cell>
          <table:table-cell office:value-type="string">
            <text:p>replib</text:p>
          </table:table-cell>
          <table:table-cell office:value-type="float" office:value="10064.034">
            <text:p>10064.034</text:p>
          </table:table-cell>
          <table:table-cell office:value-type="float" office:value="470372.877">
            <text:p>470372.877</text:p>
          </table:table-cell>
        </table:table-row>
        <table:table-row table:style-name="ro1">
          <table:table-cell table:number-columns-repeated="11"/>
          <table:table-cell office:value-type="float" office:value="27.219">
            <text:p>27.2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99">
            <text:p>999</text:p>
          </table:table-cell>
          <table:table-cell office:value-type="float" office:value="82.47">
            <text:p>82.47</text:p>
          </table:table-cell>
          <table:table-cell office:value-type="string">
            <text:p>replib</text:p>
          </table:table-cell>
          <table:table-cell office:value-type="float" office:value="12987.163">
            <text:p>12987.163</text:p>
          </table:table-cell>
          <table:table-cell office:value-type="float" office:value="452691.891">
            <text:p>452691.891</text:p>
          </table:table-cell>
        </table:table-row>
        <table:table-row table:style-name="ro1">
          <table:table-cell table:number-columns-repeated="11"/>
          <table:table-cell office:value-type="float" office:value="27.267">
            <text:p>27.2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73">
            <text:p>973</text:p>
          </table:table-cell>
          <table:table-cell office:value-type="float" office:value="81.53">
            <text:p>81.53</text:p>
          </table:table-cell>
          <table:table-cell office:value-type="string">
            <text:p>replib</text:p>
          </table:table-cell>
          <table:table-cell office:value-type="float" office:value="14134.155">
            <text:p>14134.155</text:p>
          </table:table-cell>
          <table:table-cell office:value-type="float" office:value="529096.539">
            <text:p>529096.539</text:p>
          </table:table-cell>
        </table:table-row>
        <table:table-row table:style-name="ro1">
          <table:table-cell table:number-columns-repeated="11"/>
          <table:table-cell office:value-type="float" office:value="27.321">
            <text:p>27.32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0">
            <text:p>980</text:p>
          </table:table-cell>
          <table:table-cell office:value-type="float" office:value="59.67">
            <text:p>59.67</text:p>
          </table:table-cell>
          <table:table-cell office:value-type="string">
            <text:p>replib</text:p>
          </table:table-cell>
          <table:table-cell office:value-type="float" office:value="18262.27">
            <text:p>18262.27</text:p>
          </table:table-cell>
          <table:table-cell office:value-type="float" office:value="669359.57">
            <text:p>669359.57</text:p>
          </table:table-cell>
        </table:table-row>
        <table:table-row table:style-name="ro1">
          <table:table-cell table:number-columns-repeated="11"/>
          <table:table-cell office:value-type="float" office:value="27.386">
            <text:p>27.38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0">
            <text:p>980</text:p>
          </table:table-cell>
          <table:table-cell office:value-type="float" office:value="59.11">
            <text:p>59.11</text:p>
          </table:table-cell>
          <table:table-cell office:value-type="string">
            <text:p>replib</text:p>
          </table:table-cell>
          <table:table-cell office:value-type="float" office:value="8676.746">
            <text:p>8676.746</text:p>
          </table:table-cell>
          <table:table-cell office:value-type="float" office:value="533858.545">
            <text:p>533858.545</text:p>
          </table:table-cell>
        </table:table-row>
        <table:table-row table:style-name="ro1">
          <table:table-cell table:number-columns-repeated="11"/>
          <table:table-cell office:value-type="float" office:value="27.427">
            <text:p>27.4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82.37">
            <text:p>82.37</text:p>
          </table:table-cell>
          <table:table-cell office:value-type="string">
            <text:p>replib</text:p>
          </table:table-cell>
          <table:table-cell office:value-type="float" office:value="13333.007">
            <text:p>13333.007</text:p>
          </table:table-cell>
          <table:table-cell office:value-type="float" office:value="444611.34">
            <text:p>444611.34</text:p>
          </table:table-cell>
        </table:table-row>
        <table:table-row table:style-name="ro1">
          <table:table-cell table:number-columns-repeated="11"/>
          <table:table-cell office:value-type="float" office:value="27.488">
            <text:p>27.4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62">
            <text:p>962</text:p>
          </table:table-cell>
          <table:table-cell office:value-type="float" office:value="80.17">
            <text:p>80.17</text:p>
          </table:table-cell>
          <table:table-cell office:value-type="string">
            <text:p>replib</text:p>
          </table:table-cell>
          <table:table-cell office:value-type="float" office:value="21357.398">
            <text:p>21357.398</text:p>
          </table:table-cell>
          <table:table-cell office:value-type="float" office:value="437054.471">
            <text:p>437054.471</text:p>
          </table:table-cell>
        </table:table-row>
        <table:table-row table:style-name="ro1">
          <table:table-cell table:number-columns-repeated="11"/>
          <table:table-cell office:value-type="float" office:value="27.559">
            <text:p>27.5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73">
            <text:p>973</text:p>
          </table:table-cell>
          <table:table-cell office:value-type="float" office:value="81.93">
            <text:p>81.93</text:p>
          </table:table-cell>
          <table:table-cell office:value-type="string">
            <text:p>replib</text:p>
          </table:table-cell>
          <table:table-cell office:value-type="float" office:value="21381.937">
            <text:p>21381.937</text:p>
          </table:table-cell>
          <table:table-cell office:value-type="float" office:value="444038.889">
            <text:p>444038.889</text:p>
          </table:table-cell>
        </table:table-row>
        <table:table-row table:style-name="ro1">
          <table:table-cell table:number-columns-repeated="11"/>
          <table:table-cell office:value-type="float" office:value="27.604">
            <text:p>27.60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80">
            <text:p>980</text:p>
          </table:table-cell>
          <table:table-cell office:value-type="float" office:value="60.22">
            <text:p>60.22</text:p>
          </table:table-cell>
          <table:table-cell office:value-type="string">
            <text:p>replib</text:p>
          </table:table-cell>
          <table:table-cell office:value-type="float" office:value="4785.411">
            <text:p>4785.411</text:p>
          </table:table-cell>
          <table:table-cell office:value-type="float" office:value="452018.296">
            <text:p>452018.296</text:p>
          </table:table-cell>
        </table:table-row>
        <table:table-row table:style-name="ro1">
          <table:table-cell table:number-columns-repeated="11"/>
          <table:table-cell office:value-type="float" office:value="27.617">
            <text:p>27.6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5">
            <text:p>985</text:p>
          </table:table-cell>
          <table:table-cell office:value-type="float" office:value="82.41">
            <text:p>82.41</text:p>
          </table:table-cell>
          <table:table-cell office:value-type="string">
            <text:p>replib</text:p>
          </table:table-cell>
          <table:table-cell office:value-type="float" office:value="6208.804">
            <text:p>6208.804</text:p>
          </table:table-cell>
          <table:table-cell office:value-type="float" office:value="480394.403">
            <text:p>480394.403</text:p>
          </table:table-cell>
        </table:table-row>
        <table:table-row table:style-name="ro1">
          <table:table-cell table:number-columns-repeated="11"/>
          <table:table-cell office:value-type="float" office:value="27.631">
            <text:p>27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73">
            <text:p>973</text:p>
          </table:table-cell>
          <table:table-cell office:value-type="float" office:value="81.61">
            <text:p>81.61</text:p>
          </table:table-cell>
          <table:table-cell office:value-type="string">
            <text:p>replib</text:p>
          </table:table-cell>
          <table:table-cell office:value-type="float" office:value="21320.679">
            <text:p>21320.679</text:p>
          </table:table-cell>
          <table:table-cell office:value-type="float" office:value="545998.2">
            <text:p>545998.2</text:p>
          </table:table-cell>
        </table:table-row>
        <table:table-row table:style-name="ro1">
          <table:table-cell table:number-columns-repeated="11"/>
          <table:table-cell office:value-type="float" office:value="27.719">
            <text:p>27.7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51">
            <text:p>951</text:p>
          </table:table-cell>
          <table:table-cell office:value-type="float" office:value="80.53">
            <text:p>80.53</text:p>
          </table:table-cell>
          <table:table-cell office:value-type="string">
            <text:p>replib</text:p>
          </table:table-cell>
          <table:table-cell office:value-type="float" office:value="14553.458">
            <text:p>14553.458</text:p>
          </table:table-cell>
          <table:table-cell office:value-type="float" office:value="574054.316">
            <text:p>574054.316</text:p>
          </table:table-cell>
        </table:table-row>
        <table:table-row table:style-name="ro1">
          <table:table-cell table:number-columns-repeated="11"/>
          <table:table-cell office:value-type="float" office:value="27.77">
            <text:p>27.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61">
            <text:p>961</text:p>
          </table:table-cell>
          <table:table-cell office:value-type="float" office:value="81.76">
            <text:p>81.76</text:p>
          </table:table-cell>
          <table:table-cell office:value-type="string">
            <text:p>replib</text:p>
          </table:table-cell>
          <table:table-cell office:value-type="float" office:value="17328.715">
            <text:p>17328.715</text:p>
          </table:table-cell>
          <table:table-cell office:value-type="float" office:value="697283.435">
            <text:p>697283.435</text:p>
          </table:table-cell>
        </table:table-row>
        <table:table-row table:style-name="ro1">
          <table:table-cell table:number-columns-repeated="11"/>
          <table:table-cell office:value-type="float" office:value="27.78">
            <text:p>27.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4">
            <text:p>984</text:p>
          </table:table-cell>
          <table:table-cell office:value-type="float" office:value="67.56">
            <text:p>67.56</text:p>
          </table:table-cell>
          <table:table-cell office:value-type="string">
            <text:p>replib</text:p>
          </table:table-cell>
          <table:table-cell office:value-type="float" office:value="26060.445">
            <text:p>26060.445</text:p>
          </table:table-cell>
          <table:table-cell office:value-type="float" office:value="573385.504">
            <text:p>573385.504</text:p>
          </table:table-cell>
        </table:table-row>
        <table:table-row table:style-name="ro1">
          <table:table-cell table:number-columns-repeated="11"/>
          <table:table-cell office:value-type="float" office:value="27.838">
            <text:p>27.8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61">
            <text:p>961</text:p>
          </table:table-cell>
          <table:table-cell office:value-type="float" office:value="81.76">
            <text:p>81.76</text:p>
          </table:table-cell>
          <table:table-cell office:value-type="string">
            <text:p>replib</text:p>
          </table:table-cell>
          <table:table-cell office:value-type="float" office:value="3879.139">
            <text:p>3879.139</text:p>
          </table:table-cell>
          <table:table-cell office:value-type="float" office:value="535843.901">
            <text:p>535843.901</text:p>
          </table:table-cell>
        </table:table-row>
        <table:table-row table:style-name="ro1">
          <table:table-cell table:number-columns-repeated="11"/>
          <table:table-cell office:value-type="float" office:value="27.855">
            <text:p>27.8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84">
            <text:p>984</text:p>
          </table:table-cell>
          <table:table-cell office:value-type="float" office:value="67.7">
            <text:p>67.7</text:p>
          </table:table-cell>
          <table:table-cell office:value-type="string">
            <text:p>replib</text:p>
          </table:table-cell>
          <table:table-cell office:value-type="float" office:value="37102.047">
            <text:p>37102.047</text:p>
          </table:table-cell>
          <table:table-cell office:value-type="float" office:value="503967.055">
            <text:p>503967.055</text:p>
          </table:table-cell>
        </table:table-row>
        <table:table-row table:style-name="ro1">
          <table:table-cell table:number-columns-repeated="11"/>
          <table:table-cell office:value-type="float" office:value="27.9">
            <text:p>27.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61">
            <text:p>961</text:p>
          </table:table-cell>
          <table:table-cell office:value-type="float" office:value="81.1">
            <text:p>81.1</text:p>
          </table:table-cell>
          <table:table-cell office:value-type="string">
            <text:p>replib</text:p>
          </table:table-cell>
          <table:table-cell office:value-type="float" office:value="27058.585">
            <text:p>27058.585</text:p>
          </table:table-cell>
          <table:table-cell office:value-type="float" office:value="508166.639">
            <text:p>508166.639</text:p>
          </table:table-cell>
        </table:table-row>
        <table:table-row table:style-name="ro1">
          <table:table-cell table:number-columns-repeated="11"/>
          <table:table-cell office:value-type="float" office:value="27.981">
            <text:p>27.9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4">
            <text:p>984</text:p>
          </table:table-cell>
          <table:table-cell office:value-type="float" office:value="68.14">
            <text:p>68.14</text:p>
          </table:table-cell>
          <table:table-cell office:value-type="string">
            <text:p>replib</text:p>
          </table:table-cell>
          <table:table-cell office:value-type="float" office:value="14611.427">
            <text:p>14611.427</text:p>
          </table:table-cell>
          <table:table-cell office:value-type="float" office:value="752710.077">
            <text:p>752710.077</text:p>
          </table:table-cell>
        </table:table-row>
        <table:table-row table:style-name="ro1">
          <table:table-cell table:number-columns-repeated="11"/>
          <table:table-cell office:value-type="float" office:value="28.039">
            <text:p>28.0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99">
            <text:p>999</text:p>
          </table:table-cell>
          <table:table-cell office:value-type="float" office:value="82.48">
            <text:p>82.48</text:p>
          </table:table-cell>
          <table:table-cell office:value-type="string">
            <text:p>replib</text:p>
          </table:table-cell>
          <table:table-cell office:value-type="float" office:value="14762.401">
            <text:p>14762.401</text:p>
          </table:table-cell>
          <table:table-cell office:value-type="float" office:value="514102.079">
            <text:p>514102.079</text:p>
          </table:table-cell>
        </table:table-row>
        <table:table-row table:style-name="ro1">
          <table:table-cell table:number-columns-repeated="11"/>
          <table:table-cell office:value-type="float" office:value="28.087">
            <text:p>28.0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62">
            <text:p>962</text:p>
          </table:table-cell>
          <table:table-cell office:value-type="float" office:value="81.3">
            <text:p>81.3</text:p>
          </table:table-cell>
          <table:table-cell office:value-type="string">
            <text:p>replib</text:p>
          </table:table-cell>
          <table:table-cell office:value-type="float" office:value="4777.879">
            <text:p>4777.879</text:p>
          </table:table-cell>
          <table:table-cell office:value-type="float" office:value="490424.475">
            <text:p>490424.475</text:p>
          </table:table-cell>
        </table:table-row>
        <table:table-row table:style-name="ro1">
          <table:table-cell table:number-columns-repeated="11"/>
          <table:table-cell office:value-type="float" office:value="28.127">
            <text:p>28.1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4">
            <text:p>984</text:p>
          </table:table-cell>
          <table:table-cell office:value-type="float" office:value="67.81">
            <text:p>67.81</text:p>
          </table:table-cell>
          <table:table-cell office:value-type="string">
            <text:p>replib</text:p>
          </table:table-cell>
          <table:table-cell office:value-type="float" office:value="11762.408">
            <text:p>11762.408</text:p>
          </table:table-cell>
          <table:table-cell office:value-type="float" office:value="376260.115">
            <text:p>376260.115</text:p>
          </table:table-cell>
        </table:table-row>
        <table:table-row table:style-name="ro1">
          <table:table-cell table:number-columns-repeated="11"/>
          <table:table-cell office:value-type="float" office:value="28.161">
            <text:p>28.1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4">
            <text:p>984</text:p>
          </table:table-cell>
          <table:table-cell office:value-type="float" office:value="68.08">
            <text:p>68.08</text:p>
          </table:table-cell>
          <table:table-cell office:value-type="string">
            <text:p>replib</text:p>
          </table:table-cell>
          <table:table-cell office:value-type="float" office:value="12599.978">
            <text:p>12599.978</text:p>
          </table:table-cell>
          <table:table-cell office:value-type="float" office:value="565487.729">
            <text:p>565487.729</text:p>
          </table:table-cell>
        </table:table-row>
        <table:table-row table:style-name="ro1">
          <table:table-cell table:number-columns-repeated="11"/>
          <table:table-cell office:value-type="float" office:value="28.178">
            <text:p>28.1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99">
            <text:p>999</text:p>
          </table:table-cell>
          <table:table-cell office:value-type="float" office:value="82.61">
            <text:p>82.61</text:p>
          </table:table-cell>
          <table:table-cell office:value-type="string">
            <text:p>replib</text:p>
          </table:table-cell>
          <table:table-cell office:value-type="float" office:value="21243.316">
            <text:p>21243.316</text:p>
          </table:table-cell>
          <table:table-cell office:value-type="float" office:value="458170.453">
            <text:p>458170.453</text:p>
          </table:table-cell>
        </table:table-row>
        <table:table-row table:style-name="ro1">
          <table:table-cell table:number-columns-repeated="11"/>
          <table:table-cell office:value-type="float" office:value="28.267">
            <text:p>28.2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62">
            <text:p>962</text:p>
          </table:table-cell>
          <table:table-cell office:value-type="float" office:value="81.6">
            <text:p>81.6</text:p>
          </table:table-cell>
          <table:table-cell office:value-type="string">
            <text:p>replib</text:p>
          </table:table-cell>
          <table:table-cell office:value-type="float" office:value="9351.762">
            <text:p>9351.762</text:p>
          </table:table-cell>
          <table:table-cell office:value-type="float" office:value="398609.185">
            <text:p>398609.185</text:p>
          </table:table-cell>
        </table:table-row>
        <table:table-row table:style-name="ro1">
          <table:table-cell table:number-columns-repeated="11"/>
          <table:table-cell office:value-type="float" office:value="28.301">
            <text:p>28.3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5">
            <text:p>985</text:p>
          </table:table-cell>
          <table:table-cell office:value-type="float" office:value="82.23">
            <text:p>82.23</text:p>
          </table:table-cell>
          <table:table-cell office:value-type="string">
            <text:p>replib</text:p>
          </table:table-cell>
          <table:table-cell office:value-type="float" office:value="9362.515">
            <text:p>9362.515</text:p>
          </table:table-cell>
          <table:table-cell office:value-type="float" office:value="469536.838">
            <text:p>469536.838</text:p>
          </table:table-cell>
        </table:table-row>
        <table:table-row table:style-name="ro1">
          <table:table-cell table:number-columns-repeated="11"/>
          <table:table-cell office:value-type="float" office:value="28.331">
            <text:p>28.33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80">
            <text:p>980</text:p>
          </table:table-cell>
          <table:table-cell office:value-type="float" office:value="58.22">
            <text:p>58.22</text:p>
          </table:table-cell>
          <table:table-cell office:value-type="string">
            <text:p>replib</text:p>
          </table:table-cell>
          <table:table-cell office:value-type="float" office:value="10429.286">
            <text:p>10429.286</text:p>
          </table:table-cell>
          <table:table-cell office:value-type="float" office:value="513922.468">
            <text:p>513922.468</text:p>
          </table:table-cell>
        </table:table-row>
        <table:table-row table:style-name="ro1">
          <table:table-cell table:number-columns-repeated="11"/>
          <table:table-cell office:value-type="float" office:value="28.352">
            <text:p>28.3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85">
            <text:p>985</text:p>
          </table:table-cell>
          <table:table-cell office:value-type="float" office:value="81.79">
            <text:p>81.79</text:p>
          </table:table-cell>
          <table:table-cell office:value-type="string">
            <text:p>replib</text:p>
          </table:table-cell>
          <table:table-cell office:value-type="float" office:value="5934.674">
            <text:p>5934.674</text:p>
          </table:table-cell>
          <table:table-cell office:value-type="float" office:value="402257.992">
            <text:p>402257.992</text:p>
          </table:table-cell>
        </table:table-row>
        <table:table-row table:style-name="ro1">
          <table:table-cell table:number-columns-repeated="11"/>
          <table:table-cell office:value-type="float" office:value="28.372">
            <text:p>28.3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4">
            <text:p>984</text:p>
          </table:table-cell>
          <table:table-cell office:value-type="float" office:value="68.21">
            <text:p>68.21</text:p>
          </table:table-cell>
          <table:table-cell office:value-type="string">
            <text:p>replib</text:p>
          </table:table-cell>
          <table:table-cell office:value-type="float" office:value="3108.501">
            <text:p>3108.501</text:p>
          </table:table-cell>
          <table:table-cell office:value-type="float" office:value="258699.749">
            <text:p>258699.749</text:p>
          </table:table-cell>
        </table:table-row>
        <table:table-row table:style-name="ro1">
          <table:table-cell table:number-columns-repeated="11"/>
          <table:table-cell office:value-type="float" office:value="28.386">
            <text:p>28.3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73">
            <text:p>973</text:p>
          </table:table-cell>
          <table:table-cell office:value-type="float" office:value="81.89">
            <text:p>81.89</text:p>
          </table:table-cell>
          <table:table-cell office:value-type="string">
            <text:p>replib</text:p>
          </table:table-cell>
          <table:table-cell office:value-type="float" office:value="2529.987">
            <text:p>2529.987</text:p>
          </table:table-cell>
          <table:table-cell office:value-type="float" office:value="324768.722">
            <text:p>324768.722</text:p>
          </table:table-cell>
        </table:table-row>
        <table:table-row table:style-name="ro1">
          <table:table-cell table:number-columns-repeated="11"/>
          <table:table-cell office:value-type="float" office:value="28.43">
            <text:p>28.4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0">
            <text:p>980</text:p>
          </table:table-cell>
          <table:table-cell office:value-type="float" office:value="60.15">
            <text:p>60.15</text:p>
          </table:table-cell>
          <table:table-cell office:value-type="string">
            <text:p>replib</text:p>
          </table:table-cell>
          <table:table-cell office:value-type="float" office:value="22065.155">
            <text:p>22065.155</text:p>
          </table:table-cell>
          <table:table-cell office:value-type="float" office:value="508193.538">
            <text:p>508193.538</text:p>
          </table:table-cell>
        </table:table-row>
        <table:table-row table:style-name="ro1">
          <table:table-cell table:number-columns-repeated="11"/>
          <table:table-cell office:value-type="float" office:value="28.478">
            <text:p>28.47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0">
            <text:p>980</text:p>
          </table:table-cell>
          <table:table-cell office:value-type="float" office:value="60.24">
            <text:p>60.24</text:p>
          </table:table-cell>
          <table:table-cell office:value-type="string">
            <text:p>replib</text:p>
          </table:table-cell>
          <table:table-cell office:value-type="float" office:value="9554.031">
            <text:p>9554.031</text:p>
          </table:table-cell>
          <table:table-cell office:value-type="float" office:value="357241.077">
            <text:p>357241.077</text:p>
          </table:table-cell>
        </table:table-row>
        <table:table-row table:style-name="ro2">
          <table:table-cell table:number-columns-repeated="18"/>
          <table:table-cell office:value-type="float" office:value="17038.265">
            <text:p>17038.265</text:p>
          </table:table-cell>
          <table:table-cell office:value-type="float" office:value="570831.764">
            <text:p>570831.764</text:p>
          </table:table-cell>
        </table:table-row>
        <table:table-row table:style-name="ro2">
          <table:table-cell table:number-columns-repeated="18"/>
          <table:table-cell office:value-type="float" office:value="13316.366">
            <text:p>13316.366</text:p>
          </table:table-cell>
          <table:table-cell office:value-type="float" office:value="514692.716">
            <text:p>514692.716</text:p>
          </table:table-cell>
        </table:table-row>
        <table:table-row table:style-name="ro2">
          <table:table-cell table:number-columns-repeated="18"/>
          <table:table-cell office:value-type="float" office:value="5139.361">
            <text:p>5139.361</text:p>
          </table:table-cell>
          <table:table-cell office:value-type="float" office:value="464293.109">
            <text:p>464293.109</text:p>
          </table:table-cell>
        </table:table-row>
        <table:table-row table:style-name="ro2">
          <table:table-cell table:number-columns-repeated="18"/>
          <table:table-cell office:value-type="float" office:value="9035.361">
            <text:p>9035.361</text:p>
          </table:table-cell>
          <table:table-cell office:value-type="float" office:value="383684.426">
            <text:p>383684.426</text:p>
          </table:table-cell>
        </table:table-row>
        <table:table-row table:style-name="ro2">
          <table:table-cell table:number-columns-repeated="18"/>
          <table:table-cell office:value-type="float" office:value="8837.461">
            <text:p>8837.461</text:p>
          </table:table-cell>
          <table:table-cell office:value-type="float" office:value="434394.137">
            <text:p>434394.137</text:p>
          </table:table-cell>
        </table:table-row>
        <table:table-row table:style-name="ro2">
          <table:table-cell table:number-columns-repeated="18"/>
          <table:table-cell office:value-type="float" office:value="20616.855">
            <text:p>20616.855</text:p>
          </table:table-cell>
          <table:table-cell office:value-type="float" office:value="432649.064">
            <text:p>432649.064</text:p>
          </table:table-cell>
        </table:table-row>
        <table:table-row table:style-name="ro2">
          <table:table-cell table:number-columns-repeated="18"/>
          <table:table-cell office:value-type="float" office:value="15351.009">
            <text:p>15351.009</text:p>
          </table:table-cell>
          <table:table-cell office:value-type="float" office:value="457255.434">
            <text:p>457255.434</text:p>
          </table:table-cell>
        </table:table-row>
        <table:table-row table:style-name="ro2">
          <table:table-cell table:number-columns-repeated="18"/>
          <table:table-cell office:value-type="float" office:value="10223.77">
            <text:p>10223.77</text:p>
          </table:table-cell>
          <table:table-cell office:value-type="float" office:value="478198.999">
            <text:p>478198.999</text:p>
          </table:table-cell>
        </table:table-row>
        <table:table-row table:style-name="ro2">
          <table:table-cell table:number-columns-repeated="18"/>
          <table:table-cell office:value-type="float" office:value="19491.617">
            <text:p>19491.617</text:p>
          </table:table-cell>
          <table:table-cell office:value-type="float" office:value="563041.92">
            <text:p>563041.92</text:p>
          </table:table-cell>
        </table:table-row>
        <table:table-row table:style-name="ro2">
          <table:table-cell table:number-columns-repeated="18"/>
          <table:table-cell office:value-type="float" office:value="37589.013">
            <text:p>37589.013</text:p>
          </table:table-cell>
          <table:table-cell office:value-type="float" office:value="550491.952">
            <text:p>550491.952</text:p>
          </table:table-cell>
        </table:table-row>
        <table:table-row table:style-name="ro2">
          <table:table-cell table:number-columns-repeated="18"/>
          <table:table-cell office:value-type="float" office:value="35595.079">
            <text:p>35595.079</text:p>
          </table:table-cell>
          <table:table-cell office:value-type="float" office:value="641342.524">
            <text:p>641342.524</text:p>
          </table:table-cell>
        </table:table-row>
        <table:table-row table:style-name="ro2">
          <table:table-cell table:number-columns-repeated="18"/>
          <table:table-cell office:value-type="float" office:value="4966.594">
            <text:p>4966.594</text:p>
          </table:table-cell>
          <table:table-cell office:value-type="float" office:value="611927.852">
            <text:p>611927.852</text:p>
          </table:table-cell>
        </table:table-row>
        <table:table-row table:style-name="ro2">
          <table:table-cell table:number-columns-repeated="18"/>
          <table:table-cell office:value-type="float" office:value="18775.253">
            <text:p>18775.253</text:p>
          </table:table-cell>
          <table:table-cell office:value-type="float" office:value="499145.015">
            <text:p>499145.015</text:p>
          </table:table-cell>
        </table:table-row>
        <table:table-row table:style-name="ro2">
          <table:table-cell table:number-columns-repeated="18"/>
          <table:table-cell office:value-type="float" office:value="20501.781">
            <text:p>20501.781</text:p>
          </table:table-cell>
          <table:table-cell office:value-type="float" office:value="611440.6">
            <text:p>611440.6</text:p>
          </table:table-cell>
        </table:table-row>
        <table:table-row table:style-name="ro2">
          <table:table-cell table:number-columns-repeated="18"/>
          <table:table-cell office:value-type="float" office:value="3120.205">
            <text:p>3120.205</text:p>
          </table:table-cell>
          <table:table-cell office:value-type="float" office:value="419859.983">
            <text:p>419859.983</text:p>
          </table:table-cell>
        </table:table-row>
        <table:table-row table:style-name="ro2">
          <table:table-cell table:number-columns-repeated="18"/>
          <table:table-cell office:value-type="float" office:value="21038.667">
            <text:p>21038.667</text:p>
          </table:table-cell>
          <table:table-cell office:value-type="float" office:value="534308.174">
            <text:p>534308.174</text:p>
          </table:table-cell>
        </table:table-row>
        <table:table-row table:style-name="ro2">
          <table:table-cell table:number-columns-repeated="18"/>
          <table:table-cell office:value-type="float" office:value="16462.564">
            <text:p>16462.564</text:p>
          </table:table-cell>
          <table:table-cell office:value-type="float" office:value="494256.728">
            <text:p>494256.728</text:p>
          </table:table-cell>
        </table:table-row>
        <table:table-row table:style-name="ro2">
          <table:table-cell table:number-columns-repeated="18"/>
          <table:table-cell office:value-type="float" office:value="7732.802">
            <text:p>7732.802</text:p>
          </table:table-cell>
          <table:table-cell office:value-type="float" office:value="406922.513">
            <text:p>406922.513</text:p>
          </table:table-cell>
        </table:table-row>
        <table:table-row table:style-name="ro2">
          <table:table-cell table:number-columns-repeated="18"/>
          <table:table-cell office:value-type="float" office:value="3605.619">
            <text:p>3605.619</text:p>
          </table:table-cell>
          <table:table-cell office:value-type="float" office:value="475004.517">
            <text:p>475004.517</text:p>
          </table:table-cell>
        </table:table-row>
        <table:table-row table:style-name="ro2">
          <table:table-cell table:number-columns-repeated="18"/>
          <table:table-cell office:value-type="float" office:value="25842.683">
            <text:p>25842.683</text:p>
          </table:table-cell>
          <table:table-cell office:value-type="float" office:value="559181.132">
            <text:p>559181.132</text:p>
          </table:table-cell>
        </table:table-row>
        <table:table-row table:style-name="ro2">
          <table:table-cell table:number-columns-repeated="18"/>
          <table:table-cell office:value-type="float" office:value="3628.688">
            <text:p>3628.688</text:p>
          </table:table-cell>
          <table:table-cell office:value-type="float" office:value="526968.024">
            <text:p>526968.024</text:p>
          </table:table-cell>
        </table:table-row>
        <table:table-row table:style-name="ro2">
          <table:table-cell table:number-columns-repeated="18"/>
          <table:table-cell office:value-type="float" office:value="14968.429">
            <text:p>14968.429</text:p>
          </table:table-cell>
          <table:table-cell office:value-type="float" office:value="452880.204">
            <text:p>452880.204</text:p>
          </table:table-cell>
        </table:table-row>
        <table:table-row table:style-name="ro2">
          <table:table-cell table:number-columns-repeated="18"/>
          <table:table-cell office:value-type="float" office:value="7082.829">
            <text:p>7082.829</text:p>
          </table:table-cell>
          <table:table-cell office:value-type="float" office:value="661839.002">
            <text:p>661839.002</text:p>
          </table:table-cell>
        </table:table-row>
        <table:table-row table:style-name="ro2">
          <table:table-cell table:number-columns-repeated="18"/>
          <table:table-cell office:value-type="float" office:value="11172.531">
            <text:p>11172.531</text:p>
          </table:table-cell>
          <table:table-cell office:value-type="float" office:value="389537.181">
            <text:p>389537.181</text:p>
          </table:table-cell>
        </table:table-row>
        <table:table-row table:style-name="ro2">
          <table:table-cell table:number-columns-repeated="18"/>
          <table:table-cell office:value-type="float" office:value="12292.174">
            <text:p>12292.174</text:p>
          </table:table-cell>
          <table:table-cell office:value-type="float" office:value="493218.064">
            <text:p>493218.064</text:p>
          </table:table-cell>
        </table:table-row>
        <table:table-row table:style-name="ro2">
          <table:table-cell table:number-columns-repeated="18"/>
          <table:table-cell office:value-type="float" office:value="7496.854">
            <text:p>7496.854</text:p>
          </table:table-cell>
          <table:table-cell office:value-type="float" office:value="479946.729">
            <text:p>479946.729</text:p>
          </table:table-cell>
        </table:table-row>
        <table:table-row table:style-name="ro2">
          <table:table-cell table:number-columns-repeated="18"/>
          <table:table-cell office:value-type="float" office:value="17938.198">
            <text:p>17938.198</text:p>
          </table:table-cell>
          <table:table-cell office:value-type="float" office:value="435888.819">
            <text:p>435888.819</text:p>
          </table:table-cell>
        </table:table-row>
        <table:table-row table:style-name="ro2">
          <table:table-cell table:number-columns-repeated="18"/>
          <table:table-cell office:value-type="float" office:value="17067.247">
            <text:p>17067.247</text:p>
          </table:table-cell>
          <table:table-cell office:value-type="float" office:value="544279.163">
            <text:p>544279.163</text:p>
          </table:table-cell>
        </table:table-row>
        <table:table-row table:style-name="ro2">
          <table:table-cell table:number-columns-repeated="18"/>
          <table:table-cell office:value-type="float" office:value="10486.265">
            <text:p>10486.265</text:p>
          </table:table-cell>
          <table:table-cell office:value-type="float" office:value="578510.366">
            <text:p>578510.366</text:p>
          </table:table-cell>
        </table:table-row>
        <table:table-row table:style-name="ro2">
          <table:table-cell table:number-columns-repeated="18"/>
          <table:table-cell office:value-type="float" office:value="11626.569">
            <text:p>11626.569</text:p>
          </table:table-cell>
          <table:table-cell office:value-type="float" office:value="564247.096">
            <text:p>564247.096</text:p>
          </table:table-cell>
        </table:table-row>
        <table:table-row table:style-name="ro2">
          <table:table-cell table:number-columns-repeated="18"/>
          <table:table-cell office:value-type="float" office:value="11920.403">
            <text:p>11920.403</text:p>
          </table:table-cell>
          <table:table-cell office:value-type="float" office:value="539297.778">
            <text:p>539297.778</text:p>
          </table:table-cell>
        </table:table-row>
        <table:table-row table:style-name="ro2">
          <table:table-cell table:number-columns-repeated="18"/>
          <table:table-cell office:value-type="float" office:value="21802.976">
            <text:p>21802.976</text:p>
          </table:table-cell>
          <table:table-cell office:value-type="float" office:value="478163.711">
            <text:p>478163.711</text:p>
          </table:table-cell>
        </table:table-row>
        <table:table-row table:style-name="ro2">
          <table:table-cell table:number-columns-repeated="18"/>
          <table:table-cell office:value-type="float" office:value="5507.514">
            <text:p>5507.514</text:p>
          </table:table-cell>
          <table:table-cell office:value-type="float" office:value="309908.973">
            <text:p>309908.973</text:p>
          </table:table-cell>
        </table:table-row>
        <table:table-row table:style-name="ro2">
          <table:table-cell table:number-columns-repeated="18"/>
          <table:table-cell office:value-type="float" office:value="13870.379">
            <text:p>13870.379</text:p>
          </table:table-cell>
          <table:table-cell office:value-type="float" office:value="435922.554">
            <text:p>435922.554</text:p>
          </table:table-cell>
        </table:table-row>
        <table:table-row table:style-name="ro2">
          <table:table-cell table:number-columns-repeated="18"/>
          <table:table-cell office:value-type="float" office:value="3401.684">
            <text:p>3401.684</text:p>
          </table:table-cell>
          <table:table-cell office:value-type="float" office:value="465094.368">
            <text:p>465094.368</text:p>
          </table:table-cell>
        </table:table-row>
        <table:table-row table:style-name="ro2">
          <table:table-cell table:number-columns-repeated="18"/>
          <table:table-cell office:value-type="float" office:value="2272.022">
            <text:p>2272.022</text:p>
          </table:table-cell>
          <table:table-cell office:value-type="float" office:value="238652.414">
            <text:p>238652.414</text:p>
          </table:table-cell>
        </table:table-row>
        <table:table-row table:style-name="ro2">
          <table:table-cell table:number-columns-repeated="18"/>
          <table:table-cell office:value-type="float" office:value="4013.557">
            <text:p>4013.557</text:p>
          </table:table-cell>
          <table:table-cell office:value-type="float" office:value="462200.121">
            <text:p>462200.121</text:p>
          </table:table-cell>
        </table:table-row>
        <table:table-row table:style-name="ro2">
          <table:table-cell table:number-columns-repeated="18"/>
          <table:table-cell office:value-type="float" office:value="6664.717">
            <text:p>6664.717</text:p>
          </table:table-cell>
          <table:table-cell office:value-type="float" office:value="484791.935">
            <text:p>484791.935</text:p>
          </table:table-cell>
        </table:table-row>
        <table:table-row table:style-name="ro2">
          <table:table-cell table:number-columns-repeated="18"/>
          <table:table-cell office:value-type="float" office:value="13187.003">
            <text:p>13187.003</text:p>
          </table:table-cell>
          <table:table-cell office:value-type="float" office:value="371867.471">
            <text:p>371867.471</text:p>
          </table:table-cell>
        </table:table-row>
        <table:table-row table:style-name="ro2">
          <table:table-cell table:number-columns-repeated="18"/>
          <table:table-cell office:value-type="float" office:value="3090.495">
            <text:p>3090.495</text:p>
          </table:table-cell>
          <table:table-cell office:value-type="float" office:value="276268.57">
            <text:p>276268.57</text:p>
          </table:table-cell>
        </table:table-row>
        <table:table-row table:style-name="ro2">
          <table:table-cell table:number-columns-repeated="18"/>
          <table:table-cell office:value-type="string">
            <text:p>193213725.290 </text:p>
          </table:table-cell>
          <table:table-cell office:value-type="string">
            <text:p>5782581914.568 </text:p>
          </table:table-cell>
        </table:table-row>
      </table:table>
      <table:table table:name="S2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Peak</text:p>
          </table:table-cell>
          <table:table-cell office:value-type="string">
            <text:p>Ret.Time</text:p>
          </table:table-cell>
          <table:table-cell office:value-type="string">
            <text:p>1st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2n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3r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table:number-columns-repeated="7"/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No.</text:p>
          </table:table-cell>
          <table:table-cell office:value-type="string">
            <text:p>min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1"/>
        </table:table-row>
        <table:table-row table:style-name="ro3">
          <table:table-cell table:number-columns-repeated="11" office:value-type="string">
            <text:p>TIC</text:p>
          </table:table-cell>
          <table:table-cell office:value-type="string">
            <text:p>Ret. Time</text:p>
          </table:table-cell>
          <table:table-cell office:value-type="string">
            <text:p>Name</text:p>
          </table:table-cell>
          <table:table-cell office:value-type="string">
            <text:p>Est. Amt.</text:p>
          </table:table-cell>
          <table:table-cell office:value-type="string">
            <text:p>SI</text:p>
          </table:table-cell>
          <table:table-cell office:value-type="string">
            <text:p>RSI</text:p>
          </table:table-cell>
          <table:table-cell office:value-type="string">
            <text:p>Prob.(%)</text:p>
          </table:table-cell>
          <table:table-cell office:value-type="string">
            <text:p>Library</text:p>
          </table:table-cell>
          <table:table-cell office:value-type="string">
            <text:p>ISTD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750">
            <text:p>750</text:p>
          </table:table-cell>
          <table:table-cell office:value-type="string">
            <text:p>3-Hexanone</text:p>
          </table:table-cell>
          <table:table-cell office:value-type="string">
            <text:p>replib</text:p>
          </table:table-cell>
          <table:table-cell office:value-type="float" office:value="748">
            <text:p>748</text:p>
          </table:table-cell>
          <table:table-cell office:value-type="string">
            <text:p>3-Pentanone, 2-methyl-</text:p>
          </table:table-cell>
          <table:table-cell office:value-type="string">
            <text:p>replib</text:p>
          </table:table-cell>
          <table:table-cell office:value-type="float" office:value="746">
            <text:p>746</text:p>
          </table:table-cell>
          <table:table-cell office:value-type="string">
            <text:p>3-Pentanone, 2-methyl-</text:p>
          </table:table-cell>
          <table:table-cell office:value-type="string">
            <text:p>replib</text:p>
          </table:table-cell>
          <table:table-cell office:value-type="float" office:value="3.424">
            <text:p>3.42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16">
            <text:p>916</text:p>
          </table:table-cell>
          <table:table-cell office:value-type="float" office:value="53.24">
            <text:p>53.2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.81">
            <text:p>3.81</text:p>
          </table:table-cell>
          <table:table-cell office:value-type="float" office:value="692">
            <text:p>692</text:p>
          </table:table-cell>
          <table:table-cell office:value-type="string">
            <text:p>2-Hexanone, 4-methyl-</text:p>
          </table:table-cell>
          <table:table-cell office:value-type="string">
            <text:p>replib</text:p>
          </table:table-cell>
          <table:table-cell office:value-type="float" office:value="688">
            <text:p>688</text:p>
          </table:table-cell>
          <table:table-cell office:value-type="string">
            <text:p>Oxirane, 2-methyl-2-pentyl-</text:p>
          </table:table-cell>
          <table:table-cell office:value-type="string">
            <text:p>replib</text:p>
          </table:table-cell>
          <table:table-cell office:value-type="float" office:value="676">
            <text:p>676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3.438">
            <text:p>3.43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895">
            <text:p>895</text:p>
          </table:table-cell>
          <table:table-cell office:value-type="float" office:value="36.12">
            <text:p>36.1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.89">
            <text:p>3.89</text:p>
          </table:table-cell>
          <table:table-cell office:value-type="float" office:value="799">
            <text:p>799</text:p>
          </table:table-cell>
          <table:table-cell office:value-type="string">
            <text:p>1-Octene</text:p>
          </table:table-cell>
          <table:table-cell office:value-type="string">
            <text:p>replib</text:p>
          </table:table-cell>
          <table:table-cell office:value-type="float" office:value="792">
            <text:p>792</text:p>
          </table:table-cell>
          <table:table-cell office:value-type="string">
            <text:p>Octane, 4-chloro-</text:p>
          </table:table-cell>
          <table:table-cell office:value-type="string">
            <text:p>replib</text:p>
          </table:table-cell>
          <table:table-cell office:value-type="float" office:value="786">
            <text:p>786</text:p>
          </table:table-cell>
          <table:table-cell office:value-type="string">
            <text:p>3-Dodecene, (Z)-</text:p>
          </table:table-cell>
          <table:table-cell office:value-type="string">
            <text:p>replib</text:p>
          </table:table-cell>
          <table:table-cell office:value-type="float" office:value="3.574">
            <text:p>3.57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885">
            <text:p>885</text:p>
          </table:table-cell>
          <table:table-cell office:value-type="float" office:value="35.65">
            <text:p>35.6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.04">
            <text:p>4.04</text:p>
          </table:table-cell>
          <table:table-cell office:value-type="float" office:value="759">
            <text:p>759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711">
            <text:p>711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704">
            <text:p>704</text:p>
          </table:table-cell>
          <table:table-cell office:value-type="string">
            <text:p>4-Pentenal, 2-methyl-</text:p>
          </table:table-cell>
          <table:table-cell office:value-type="string">
            <text:p>replib</text:p>
          </table:table-cell>
          <table:table-cell office:value-type="float" office:value="3.713">
            <text:p>3.713</text:p>
          </table:table-cell>
          <table:table-cell office:value-type="string">
            <text:p>3-Hexanon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775">
            <text:p>775</text:p>
          </table:table-cell>
          <table:table-cell office:value-type="float" office:value="19.22">
            <text:p>19.2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office:value-type="float" office:value="788">
            <text:p>788</text:p>
          </table:table-cell>
          <table:table-cell office:value-type="string">
            <text:p>Cyclopentanol, 2-methyl-, cis-</text:p>
          </table:table-cell>
          <table:table-cell office:value-type="string">
            <text:p>replib</text:p>
          </table:table-cell>
          <table:table-cell office:value-type="float" office:value="784">
            <text:p>784</text:p>
          </table:table-cell>
          <table:table-cell office:value-type="string">
            <text:p>Hexanal</text:p>
          </table:table-cell>
          <table:table-cell office:value-type="string">
            <text:p>replib</text:p>
          </table:table-cell>
          <table:table-cell office:value-type="float" office:value="781">
            <text:p>781</text:p>
          </table:table-cell>
          <table:table-cell office:value-type="string">
            <text:p>Hexanal</text:p>
          </table:table-cell>
          <table:table-cell office:value-type="string">
            <text:p>replib</text:p>
          </table:table-cell>
          <table:table-cell office:value-type="float" office:value="3.771">
            <text:p>3.77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894">
            <text:p>894</text:p>
          </table:table-cell>
          <table:table-cell office:value-type="float" office:value="23.55">
            <text:p>23.5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.64">
            <text:p>4.64</text:p>
          </table:table-cell>
          <table:table-cell office:value-type="float" office:value="729">
            <text:p>729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27">
            <text:p>727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21">
            <text:p>721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3.809">
            <text:p>3.809</text:p>
          </table:table-cell>
          <table:table-cell office:value-type="string">
            <text:p>2-Hexanone, 4-methyl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15">
            <text:p>715</text:p>
          </table:table-cell>
          <table:table-cell office:value-type="float" office:value="9.79">
            <text:p>9.7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.18">
            <text:p>5.18</text:p>
          </table:table-cell>
          <table:table-cell office:value-type="float" office:value="612">
            <text:p>612</text:p>
          </table:table-cell>
          <table:table-cell office:value-type="string">
            <text:p>1,3-Cyclopentanediol, cis-</text:p>
          </table:table-cell>
          <table:table-cell office:value-type="string">
            <text:p>replib</text:p>
          </table:table-cell>
          <table:table-cell office:value-type="float" office:value="602">
            <text:p>602</text:p>
          </table:table-cell>
          <table:table-cell office:value-type="string">
            <text:p>Hexane, 1,5-dibromo-</text:p>
          </table:table-cell>
          <table:table-cell office:value-type="string">
            <text:p>replib</text:p>
          </table:table-cell>
          <table:table-cell office:value-type="float" office:value="601">
            <text:p>601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3.894">
            <text:p>3.894</text:p>
          </table:table-cell>
          <table:table-cell office:value-type="string">
            <text:p>1-Octene</text:p>
          </table:table-cell>
          <table:table-cell office:value-type="string">
            <text:p>n.a.</text:p>
          </table:table-cell>
          <table:table-cell office:value-type="float" office:value="799">
            <text:p>799</text:p>
          </table:table-cell>
          <table:table-cell office:value-type="float" office:value="829">
            <text:p>829</text:p>
          </table:table-cell>
          <table:table-cell office:value-type="float" office:value="11.2">
            <text:p>11.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.4">
            <text:p>5.4</text:p>
          </table:table-cell>
          <table:table-cell office:value-type="float" office:value="933">
            <text:p>933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920">
            <text:p>920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892">
            <text:p>892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4.037">
            <text:p>4.037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836">
            <text:p>836</text:p>
          </table:table-cell>
          <table:table-cell office:value-type="float" office:value="47.1">
            <text:p>47.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.46">
            <text:p>5.46</text:p>
          </table:table-cell>
          <table:table-cell office:value-type="float" office:value="906">
            <text:p>906</text:p>
          </table:table-cell>
          <table:table-cell office:value-type="string">
            <text:p>3-Hexen-1-ol, (Z)-</text:p>
          </table:table-cell>
          <table:table-cell office:value-type="string">
            <text:p>replib</text:p>
          </table:table-cell>
          <table:table-cell office:value-type="float" office:value="895">
            <text:p>895</text:p>
          </table:table-cell>
          <table:table-cell office:value-type="string">
            <text:p>3-Hexen-1-ol</text:p>
          </table:table-cell>
          <table:table-cell office:value-type="string">
            <text:p>replib</text:p>
          </table:table-cell>
          <table:table-cell office:value-type="float" office:value="886">
            <text:p>886</text:p>
          </table:table-cell>
          <table:table-cell office:value-type="string">
            <text:p>3-Hexen-1-ol, (E)-</text:p>
          </table:table-cell>
          <table:table-cell office:value-type="string">
            <text:p>replib</text:p>
          </table:table-cell>
          <table:table-cell office:value-type="float" office:value="4.088">
            <text:p>4.088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788">
            <text:p>788</text:p>
          </table:table-cell>
          <table:table-cell office:value-type="float" office:value="805">
            <text:p>805</text:p>
          </table:table-cell>
          <table:table-cell office:value-type="float" office:value="41.78">
            <text:p>41.7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5.83">
            <text:p>5.83</text:p>
          </table:table-cell>
          <table:table-cell office:value-type="float" office:value="792">
            <text:p>792</text:p>
          </table:table-cell>
          <table:table-cell office:value-type="string">
            <text:p>2H-Pyran-2-one, tetrahydro-3,6-dimethyl-</text:p>
          </table:table-cell>
          <table:table-cell office:value-type="string">
            <text:p>replib</text:p>
          </table:table-cell>
          <table:table-cell office:value-type="float" office:value="736">
            <text:p>736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04">
            <text:p>704</text:p>
          </table:table-cell>
          <table:table-cell office:value-type="string">
            <text:p>1-Hexanol</text:p>
          </table:table-cell>
          <table:table-cell office:value-type="string">
            <text:p>replib</text:p>
          </table:table-cell>
          <table:table-cell office:value-type="float" office:value="4.258">
            <text:p>4.25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08">
            <text:p>908</text:p>
          </table:table-cell>
          <table:table-cell office:value-type="float" office:value="44.21">
            <text:p>44.2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7.19">
            <text:p>7.19</text:p>
          </table:table-cell>
          <table:table-cell office:value-type="float" office:value="797">
            <text:p>797</text:p>
          </table:table-cell>
          <table:table-cell office:value-type="string">
            <text:p>a-Phellandrene</text:p>
          </table:table-cell>
          <table:table-cell office:value-type="string">
            <text:p>replib</text:p>
          </table:table-cell>
          <table:table-cell office:value-type="float" office:value="795">
            <text:p>795</text:p>
          </table:table-cell>
          <table:table-cell office:value-type="string">
            <text:p>Bicyclo[3.1.0]hex-2-ene, 2-methyl-5-(1-methylethyl)-</text:p>
          </table:table-cell>
          <table:table-cell office:value-type="string">
            <text:p>replib</text:p>
          </table:table-cell>
          <table:table-cell office:value-type="float" office:value="784">
            <text:p>784</text:p>
          </table:table-cell>
          <table:table-cell office:value-type="string">
            <text:p>a-Phellandrene</text:p>
          </table:table-cell>
          <table:table-cell office:value-type="string">
            <text:p>replib</text:p>
          </table:table-cell>
          <table:table-cell office:value-type="float" office:value="4.275">
            <text:p>4.27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03">
            <text:p>903</text:p>
          </table:table-cell>
          <table:table-cell office:value-type="float" office:value="29.54">
            <text:p>29.5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.35">
            <text:p>7.35</text:p>
          </table:table-cell>
          <table:table-cell office:value-type="float" office:value="918">
            <text:p>918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913">
            <text:p>913</text:p>
          </table:table-cell>
          <table:table-cell office:value-type="string">
            <text:p>a-Pinene</text:p>
          </table:table-cell>
          <table:table-cell office:value-type="string">
            <text:p>replib</text:p>
          </table:table-cell>
          <table:table-cell office:value-type="float" office:value="906">
            <text:p>906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4.346">
            <text:p>4.346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28.03">
            <text:p>28.0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7.72">
            <text:p>7.72</text:p>
          </table:table-cell>
          <table:table-cell office:value-type="float" office:value="881">
            <text:p>881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861">
            <text:p>861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859">
            <text:p>859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4.377">
            <text:p>4.37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892">
            <text:p>892</text:p>
          </table:table-cell>
          <table:table-cell office:value-type="float" office:value="43.97">
            <text:p>43.9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7.95">
            <text:p>7.95</text:p>
          </table:table-cell>
          <table:table-cell office:value-type="float" office:value="891">
            <text:p>891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809">
            <text:p>809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807">
            <text:p>807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4.397">
            <text:p>4.39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40">
            <text:p>940</text:p>
          </table:table-cell>
          <table:table-cell office:value-type="float" office:value="72.49">
            <text:p>72.4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8.24">
            <text:p>8.24</text:p>
          </table:table-cell>
          <table:table-cell office:value-type="float" office:value="922">
            <text:p>922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921">
            <text:p>921</text:p>
          </table:table-cell>
          <table:table-cell office:value-type="string">
            <text:p>ß-Phellandrene</text:p>
          </table:table-cell>
          <table:table-cell office:value-type="string">
            <text:p>replib</text:p>
          </table:table-cell>
          <table:table-cell office:value-type="float" office:value="907">
            <text:p>907</text:p>
          </table:table-cell>
          <table:table-cell office:value-type="string">
            <text:p>Cyclohexane, 1-methylene-4-(1-methylethenyl)-</text:p>
          </table:table-cell>
          <table:table-cell office:value-type="string">
            <text:p>replib</text:p>
          </table:table-cell>
          <table:table-cell office:value-type="float" office:value="4.458">
            <text:p>4.45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754">
            <text:p>754</text:p>
          </table:table-cell>
          <table:table-cell office:value-type="float" office:value="34.2">
            <text:p>34.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8.34">
            <text:p>8.34</text:p>
          </table:table-cell>
          <table:table-cell office:value-type="float" office:value="854">
            <text:p>854</text:p>
          </table:table-cell>
          <table:table-cell office:value-type="string">
            <text:p>Bicyclo[3.1.1]heptane, 6,6-dimethyl-2-methylene-, (1S)-</text:p>
          </table:table-cell>
          <table:table-cell office:value-type="string">
            <text:p>replib</text:p>
          </table:table-cell>
          <table:table-cell office:value-type="float" office:value="847">
            <text:p>847</text:p>
          </table:table-cell>
          <table:table-cell office:value-type="string">
            <text:p>Bicyclo[3.1.1]heptane, 6,6-dimethyl-2-methylene-, (1S)-</text:p>
          </table:table-cell>
          <table:table-cell office:value-type="string">
            <text:p>replib</text:p>
          </table:table-cell>
          <table:table-cell office:value-type="float" office:value="834">
            <text:p>834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4.53">
            <text:p>4.53</text:p>
          </table:table-cell>
          <table:table-cell office:value-type="string">
            <text:p>4-tert-Butylphenol, TMS derivative</text:p>
          </table:table-cell>
          <table:table-cell office:value-type="string">
            <text:p>n.a.</text:p>
          </table:table-cell>
          <table:table-cell office:value-type="float" office:value="583">
            <text:p>583</text:p>
          </table:table-cell>
          <table:table-cell office:value-type="float" office:value="623">
            <text:p>623</text:p>
          </table:table-cell>
          <table:table-cell office:value-type="float" office:value="46.35">
            <text:p>46.3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8.48">
            <text:p>8.48</text:p>
          </table:table-cell>
          <table:table-cell office:value-type="float" office:value="682">
            <text:p>682</text:p>
          </table:table-cell>
          <table:table-cell office:value-type="string">
            <text:p>5-Hepten-2-one, 6-methyl-</text:p>
          </table:table-cell>
          <table:table-cell office:value-type="string">
            <text:p>replib</text:p>
          </table:table-cell>
          <table:table-cell office:value-type="float" office:value="681">
            <text:p>681</text:p>
          </table:table-cell>
          <table:table-cell office:value-type="string">
            <text:p>5-Hepten-2-one, 6-methyl-</text:p>
          </table:table-cell>
          <table:table-cell office:value-type="string">
            <text:p>replib</text:p>
          </table:table-cell>
          <table:table-cell office:value-type="float" office:value="674">
            <text:p>674</text:p>
          </table:table-cell>
          <table:table-cell office:value-type="string">
            <text:p>5-Hepten-2-one, 6-methyl-</text:p>
          </table:table-cell>
          <table:table-cell office:value-type="string">
            <text:p>replib</text:p>
          </table:table-cell>
          <table:table-cell office:value-type="float" office:value="4.571">
            <text:p>4.57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729">
            <text:p>729</text:p>
          </table:table-cell>
          <table:table-cell office:value-type="float" office:value="28.05">
            <text:p>28.0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8.6">
            <text:p>8.6</text:p>
          </table:table-cell>
          <table:table-cell office:value-type="float" office:value="727">
            <text:p>727</text:p>
          </table:table-cell>
          <table:table-cell office:value-type="string">
            <text:p>Nerolidol</text:p>
          </table:table-cell>
          <table:table-cell office:value-type="string">
            <text:p>replib</text:p>
          </table:table-cell>
          <table:table-cell office:value-type="float" office:value="704">
            <text:p>704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704">
            <text:p>704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4.642">
            <text:p>4.642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744">
            <text:p>744</text:p>
          </table:table-cell>
          <table:table-cell office:value-type="float" office:value="10.23">
            <text:p>10.2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8.9">
            <text:p>8.9</text:p>
          </table:table-cell>
          <table:table-cell office:value-type="float" office:value="921">
            <text:p>921</text:p>
          </table:table-cell>
          <table:table-cell office:value-type="string">
            <text:p>4-Hexen-1-ol, acetate</text:p>
          </table:table-cell>
          <table:table-cell office:value-type="string">
            <text:p>replib</text:p>
          </table:table-cell>
          <table:table-cell office:value-type="float" office:value="901">
            <text:p>901</text:p>
          </table:table-cell>
          <table:table-cell office:value-type="string">
            <text:p>3-Hexen-1-ol, acetate, (Z)-</text:p>
          </table:table-cell>
          <table:table-cell office:value-type="string">
            <text:p>replib</text:p>
          </table:table-cell>
          <table:table-cell office:value-type="float" office:value="885">
            <text:p>885</text:p>
          </table:table-cell>
          <table:table-cell office:value-type="string">
            <text:p>3-Hexen-1-ol, acetate, (Z)-</text:p>
          </table:table-cell>
          <table:table-cell office:value-type="string">
            <text:p>replib</text:p>
          </table:table-cell>
          <table:table-cell office:value-type="float" office:value="4.798">
            <text:p>4.79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09">
            <text:p>909</text:p>
          </table:table-cell>
          <table:table-cell office:value-type="float" office:value="61.84">
            <text:p>61.8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9.18">
            <text:p>9.18</text:p>
          </table:table-cell>
          <table:table-cell office:value-type="float" office:value="786">
            <text:p>786</text:p>
          </table:table-cell>
          <table:table-cell office:value-type="string">
            <text:p>Cyclohexene, 3-methyl-6-(1-methylethylidene)-</text:p>
          </table:table-cell>
          <table:table-cell office:value-type="string">
            <text:p>replib</text:p>
          </table:table-cell>
          <table:table-cell office:value-type="float" office:value="785">
            <text:p>785</text:p>
          </table:table-cell>
          <table:table-cell office:value-type="string">
            <text:p>2,4,6-Octatriene, 2,6-dimethyl-</text:p>
          </table:table-cell>
          <table:table-cell office:value-type="string">
            <text:p>replib</text:p>
          </table:table-cell>
          <table:table-cell office:value-type="float" office:value="782">
            <text:p>782</text:p>
          </table:table-cell>
          <table:table-cell office:value-type="string">
            <text:p>Cyclohexene, 4-ethenyl-4-methyl-3-(1-methylethenyl)-1-(1-methylethyl)-, (3R-trans)-</text:p>
          </table:table-cell>
          <table:table-cell office:value-type="string">
            <text:p>replib</text:p>
          </table:table-cell>
          <table:table-cell office:value-type="float" office:value="4.815">
            <text:p>4.81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01">
            <text:p>901</text:p>
          </table:table-cell>
          <table:table-cell office:value-type="float" office:value="51.76">
            <text:p>51.7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9.32">
            <text:p>9.32</text:p>
          </table:table-cell>
          <table:table-cell office:value-type="float" office:value="879">
            <text:p>879</text:p>
          </table:table-cell>
          <table:table-cell office:value-type="string">
            <text:p>p-Cymene</text:p>
          </table:table-cell>
          <table:table-cell office:value-type="string">
            <text:p>replib</text:p>
          </table:table-cell>
          <table:table-cell office:value-type="float" office:value="868">
            <text:p>868</text:p>
          </table:table-cell>
          <table:table-cell office:value-type="string">
            <text:p>Benzene, 1-methyl-3-(1-methylethyl)-</text:p>
          </table:table-cell>
          <table:table-cell office:value-type="string">
            <text:p>replib</text:p>
          </table:table-cell>
          <table:table-cell office:value-type="float" office:value="868">
            <text:p>868</text:p>
          </table:table-cell>
          <table:table-cell office:value-type="string">
            <text:p>o-Cymene</text:p>
          </table:table-cell>
          <table:table-cell office:value-type="string">
            <text:p>replib</text:p>
          </table:table-cell>
          <table:table-cell office:value-type="float" office:value="4.897">
            <text:p>4.89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38">
            <text:p>738</text:p>
          </table:table-cell>
          <table:table-cell office:value-type="float" office:value="32.24">
            <text:p>32.2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9.39">
            <text:p>9.39</text:p>
          </table:table-cell>
          <table:table-cell office:value-type="float" office:value="790">
            <text:p>790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762">
            <text:p>762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744">
            <text:p>744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4.958">
            <text:p>4.95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62">
            <text:p>762</text:p>
          </table:table-cell>
          <table:table-cell office:value-type="float" office:value="55.5">
            <text:p>55.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9.48">
            <text:p>9.48</text:p>
          </table:table-cell>
          <table:table-cell office:value-type="float" office:value="923">
            <text:p>923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909">
            <text:p>909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879">
            <text:p>879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5.006">
            <text:p>5.006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741">
            <text:p>741</text:p>
          </table:table-cell>
          <table:table-cell office:value-type="float" office:value="28.51">
            <text:p>28.5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9.77">
            <text:p>9.77</text:p>
          </table:table-cell>
          <table:table-cell office:value-type="float" office:value="923">
            <text:p>923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903">
            <text:p>903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902">
            <text:p>902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5.047">
            <text:p>5.04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720">
            <text:p>720</text:p>
          </table:table-cell>
          <table:table-cell office:value-type="float" office:value="35.37">
            <text:p>35.3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9.93">
            <text:p>9.93</text:p>
          </table:table-cell>
          <table:table-cell office:value-type="float" office:value="896">
            <text:p>896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79">
            <text:p>879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78">
            <text:p>878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5.064">
            <text:p>5.06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04">
            <text:p>904</text:p>
          </table:table-cell>
          <table:table-cell office:value-type="float" office:value="56.94">
            <text:p>56.9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91">
            <text:p>791</text:p>
          </table:table-cell>
          <table:table-cell office:value-type="string">
            <text:p>?-Terpinene</text:p>
          </table:table-cell>
          <table:table-cell office:value-type="string">
            <text:p>replib</text:p>
          </table:table-cell>
          <table:table-cell office:value-type="float" office:value="785">
            <text:p>785</text:p>
          </table:table-cell>
          <table:table-cell office:value-type="string">
            <text:p>?-Terpinene</text:p>
          </table:table-cell>
          <table:table-cell office:value-type="string">
            <text:p>replib</text:p>
          </table:table-cell>
          <table:table-cell office:value-type="float" office:value="778">
            <text:p>778</text:p>
          </table:table-cell>
          <table:table-cell office:value-type="string">
            <text:p>?-Terpinene</text:p>
          </table:table-cell>
          <table:table-cell office:value-type="string">
            <text:p>replib</text:p>
          </table:table-cell>
          <table:table-cell office:value-type="float" office:value="5.118">
            <text:p>5.11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778">
            <text:p>778</text:p>
          </table:table-cell>
          <table:table-cell office:value-type="float" office:value="25.4">
            <text:p>25.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0.22">
            <text:p>10.22</text:p>
          </table:table-cell>
          <table:table-cell office:value-type="float" office:value="861">
            <text:p>861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849">
            <text:p>849</text:p>
          </table:table-cell>
          <table:table-cell office:value-type="string">
            <text:p>5-Isopropyl-2-methylbicyclo[3.1.0]hexan-2-ol #</text:p>
          </table:table-cell>
          <table:table-cell office:value-type="string">
            <text:p>replib</text:p>
          </table:table-cell>
          <table:table-cell office:value-type="float" office:value="829">
            <text:p>829</text:p>
          </table:table-cell>
          <table:table-cell office:value-type="string">
            <text:p>Bicyclo[3.1.0]hexan-2-ol, 2-methyl-5-(1-methylethyl)-, (1a,2a,5a)-</text:p>
          </table:table-cell>
          <table:table-cell office:value-type="string">
            <text:p>replib</text:p>
          </table:table-cell>
          <table:table-cell office:value-type="float" office:value="5.179">
            <text:p>5.179</text:p>
          </table:table-cell>
          <table:table-cell office:value-type="string">
            <text:p>1,3-Cyclopentanediol, cis-</text:p>
          </table:table-cell>
          <table:table-cell office:value-type="string">
            <text:p>n.a.</text:p>
          </table:table-cell>
          <table:table-cell office:value-type="float" office:value="612">
            <text:p>612</text:p>
          </table:table-cell>
          <table:table-cell office:value-type="float" office:value="724">
            <text:p>724</text:p>
          </table:table-cell>
          <table:table-cell office:value-type="float" office:value="11.99">
            <text:p>11.9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0.53">
            <text:p>10.53</text:p>
          </table:table-cell>
          <table:table-cell office:value-type="float" office:value="775">
            <text:p>775</text:p>
          </table:table-cell>
          <table:table-cell office:value-type="string">
            <text:p>2,4,6-Octatriene, 2,6-dimethyl-</text:p>
          </table:table-cell>
          <table:table-cell office:value-type="string">
            <text:p>replib</text:p>
          </table:table-cell>
          <table:table-cell office:value-type="float" office:value="772">
            <text:p>772</text:p>
          </table:table-cell>
          <table:table-cell office:value-type="string">
            <text:p>Cyclohexene, 3-methyl-6-(1-methylethylidene)-</text:p>
          </table:table-cell>
          <table:table-cell office:value-type="string">
            <text:p>replib</text:p>
          </table:table-cell>
          <table:table-cell office:value-type="float" office:value="768">
            <text:p>768</text:p>
          </table:table-cell>
          <table:table-cell office:value-type="string">
            <text:p>Cyclohexene, 4-ethenyl-4-methyl-3-(1-methylethenyl)-1-(1-methylethyl)-, (3R-trans)-</text:p>
          </table:table-cell>
          <table:table-cell office:value-type="string">
            <text:p>replib</text:p>
          </table:table-cell>
          <table:table-cell office:value-type="float" office:value="5.397">
            <text:p>5.397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933">
            <text:p>933</text:p>
          </table:table-cell>
          <table:table-cell office:value-type="float" office:value="954">
            <text:p>954</text:p>
          </table:table-cell>
          <table:table-cell office:value-type="float" office:value="73.75">
            <text:p>73.7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0.8">
            <text:p>10.8</text:p>
          </table:table-cell>
          <table:table-cell office:value-type="float" office:value="839">
            <text:p>839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827">
            <text:p>827</text:p>
          </table:table-cell>
          <table:table-cell office:value-type="string">
            <text:p>(1R,2S,4R)-2,7,7-Trimethylbicyclo[2.2.1]heptan-2-ol</text:p>
          </table:table-cell>
          <table:table-cell office:value-type="string">
            <text:p>replib</text:p>
          </table:table-cell>
          <table:table-cell office:value-type="float" office:value="784">
            <text:p>784</text:p>
          </table:table-cell>
          <table:table-cell office:value-type="string">
            <text:p>5-Isopropyl-2-methylbicyclo[3.1.0]hexan-2-ol #</text:p>
          </table:table-cell>
          <table:table-cell office:value-type="string">
            <text:p>replib</text:p>
          </table:table-cell>
          <table:table-cell office:value-type="float" office:value="5.462">
            <text:p>5.462</text:p>
          </table:table-cell>
          <table:table-cell office:value-type="string">
            <text:p>3-Hexen-1-ol, (Z)-</text:p>
          </table:table-cell>
          <table:table-cell office:value-type="string">
            <text:p>n.a.</text:p>
          </table:table-cell>
          <table:table-cell office:value-type="float" office:value="906">
            <text:p>906</text:p>
          </table:table-cell>
          <table:table-cell office:value-type="float" office:value="908">
            <text:p>908</text:p>
          </table:table-cell>
          <table:table-cell office:value-type="float" office:value="35.62">
            <text:p>35.6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0.85">
            <text:p>10.85</text:p>
          </table:table-cell>
          <table:table-cell office:value-type="float" office:value="890">
            <text:p>890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87">
            <text:p>887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38">
            <text:p>838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5.533">
            <text:p>5.533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52">
            <text:p>752</text:p>
          </table:table-cell>
          <table:table-cell office:value-type="float" office:value="14.11">
            <text:p>14.1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1.09">
            <text:p>11.09</text:p>
          </table:table-cell>
          <table:table-cell office:value-type="float" office:value="835">
            <text:p>835</text:p>
          </table:table-cell>
          <table:table-cell office:value-type="string">
            <text:p>cis-Verbenol</text:p>
          </table:table-cell>
          <table:table-cell office:value-type="string">
            <text:p>replib</text:p>
          </table:table-cell>
          <table:table-cell office:value-type="float" office:value="830">
            <text:p>830</text:p>
          </table:table-cell>
          <table:table-cell office:value-type="string">
            <text:p>Verbenol</text:p>
          </table:table-cell>
          <table:table-cell office:value-type="string">
            <text:p>replib</text:p>
          </table:table-cell>
          <table:table-cell office:value-type="float" office:value="800">
            <text:p>800</text:p>
          </table:table-cell>
          <table:table-cell office:value-type="string">
            <text:p>2-Cyclohexen-1-ol, 1-methyl-4-(1-methylethenyl)-, trans-</text:p>
          </table:table-cell>
          <table:table-cell office:value-type="string">
            <text:p>replib</text:p>
          </table:table-cell>
          <table:table-cell office:value-type="float" office:value="5.587">
            <text:p>5.587</text:p>
          </table:table-cell>
          <table:table-cell office:value-type="string">
            <text:p>Oxirane, pentyl-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736">
            <text:p>736</text:p>
          </table:table-cell>
          <table:table-cell office:value-type="float" office:value="34.04">
            <text:p>34.0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1.18">
            <text:p>11.18</text:p>
          </table:table-cell>
          <table:table-cell office:value-type="float" office:value="781">
            <text:p>781</text:p>
          </table:table-cell>
          <table:table-cell office:value-type="string">
            <text:p>Bicyclo[3.1.1]hept-2-en-6-one, 2,7,7-trimethyl-</text:p>
          </table:table-cell>
          <table:table-cell office:value-type="string">
            <text:p>replib</text:p>
          </table:table-cell>
          <table:table-cell office:value-type="float" office:value="773">
            <text:p>773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752">
            <text:p>752</text:p>
          </table:table-cell>
          <table:table-cell office:value-type="string">
            <text:p>2,4-Cycloheptadien-1-one, 2,6,6-trimethyl-</text:p>
          </table:table-cell>
          <table:table-cell office:value-type="string">
            <text:p>replib</text:p>
          </table:table-cell>
          <table:table-cell office:value-type="float" office:value="5.611">
            <text:p>5.611</text:p>
          </table:table-cell>
          <table:table-cell office:value-type="string">
            <text:p>1,2-Cyclopentanediol, trans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689">
            <text:p>689</text:p>
          </table:table-cell>
          <table:table-cell office:value-type="float" office:value="18.18">
            <text:p>18.1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1.44">
            <text:p>11.44</text:p>
          </table:table-cell>
          <table:table-cell office:value-type="float" office:value="768">
            <text:p>768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replib</text:p>
          </table:table-cell>
          <table:table-cell office:value-type="float" office:value="762">
            <text:p>762</text:p>
          </table:table-cell>
          <table:table-cell office:value-type="string">
            <text:p>3-Cyclohexene-1-carboxaldehyde, 1,3,4-trimethyl-</text:p>
          </table:table-cell>
          <table:table-cell office:value-type="string">
            <text:p>replib</text:p>
          </table:table-cell>
          <table:table-cell office:value-type="float" office:value="761">
            <text:p>761</text:p>
          </table:table-cell>
          <table:table-cell office:value-type="string">
            <text:p>Isocyclocitral</text:p>
          </table:table-cell>
          <table:table-cell office:value-type="string">
            <text:p>replib</text:p>
          </table:table-cell>
          <table:table-cell office:value-type="float" office:value="5.69">
            <text:p>5.69</text:p>
          </table:table-cell>
          <table:table-cell office:value-type="string">
            <text:p>Octane, 4-methyl-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60">
            <text:p>760</text:p>
          </table:table-cell>
          <table:table-cell office:value-type="float" office:value="9">
            <text:p>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1.65">
            <text:p>11.65</text:p>
          </table:table-cell>
          <table:table-cell office:value-type="float" office:value="916">
            <text:p>916</text:p>
          </table:table-cell>
          <table:table-cell office:value-type="string">
            <text:p>Bicyclo[2.2.1]heptan-2-one, 1,7,7-trimethyl-, (1S)-</text:p>
          </table:table-cell>
          <table:table-cell office:value-type="string">
            <text:p>replib</text:p>
          </table:table-cell>
          <table:table-cell office:value-type="float" office:value="911">
            <text:p>911</text:p>
          </table:table-cell>
          <table:table-cell office:value-type="string">
            <text:p>(+)-2-Bornanone</text:p>
          </table:table-cell>
          <table:table-cell office:value-type="string">
            <text:p>replib</text:p>
          </table:table-cell>
          <table:table-cell office:value-type="float" office:value="898">
            <text:p>898</text:p>
          </table:table-cell>
          <table:table-cell office:value-type="string">
            <text:p>Camphor</text:p>
          </table:table-cell>
          <table:table-cell office:value-type="string">
            <text:p>replib</text:p>
          </table:table-cell>
          <table:table-cell office:value-type="float" office:value="5.737">
            <text:p>5.737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773">
            <text:p>773</text:p>
          </table:table-cell>
          <table:table-cell office:value-type="float" office:value="56.38">
            <text:p>56.3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1.75">
            <text:p>11.75</text:p>
          </table:table-cell>
          <table:table-cell office:value-type="float" office:value="728">
            <text:p>728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replib</text:p>
          </table:table-cell>
          <table:table-cell office:value-type="float" office:value="718">
            <text:p>718</text:p>
          </table:table-cell>
          <table:table-cell office:value-type="string">
            <text:p>Silane, trimethyl(4-methyl-3-penten-1-ynyl)-</text:p>
          </table:table-cell>
          <table:table-cell office:value-type="string">
            <text:p>replib</text:p>
          </table:table-cell>
          <table:table-cell office:value-type="float" office:value="704">
            <text:p>704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5.832">
            <text:p>5.832</text:p>
          </table:table-cell>
          <table:table-cell office:value-type="string">
            <text:p>2H-Pyran-2-one, tetrahydro-3,6-dimethyl-</text:p>
          </table:table-cell>
          <table:table-cell office:value-type="string">
            <text:p>n.a.</text:p>
          </table:table-cell>
          <table:table-cell office:value-type="float" office:value="792">
            <text:p>792</text:p>
          </table:table-cell>
          <table:table-cell office:value-type="float" office:value="844">
            <text:p>844</text:p>
          </table:table-cell>
          <table:table-cell office:value-type="float" office:value="67.53">
            <text:p>67.5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1.81">
            <text:p>11.81</text:p>
          </table:table-cell>
          <table:table-cell office:value-type="float" office:value="777">
            <text:p>777</text:p>
          </table:table-cell>
          <table:table-cell office:value-type="string">
            <text:p>Bicyclo[3.1.0]hexan-2-one, 5-(1-methylethyl)-</text:p>
          </table:table-cell>
          <table:table-cell office:value-type="string">
            <text:p>replib</text:p>
          </table:table-cell>
          <table:table-cell office:value-type="float" office:value="743">
            <text:p>743</text:p>
          </table:table-cell>
          <table:table-cell office:value-type="string">
            <text:p>4-Isopropenylcyclohexanone</text:p>
          </table:table-cell>
          <table:table-cell office:value-type="string">
            <text:p>replib</text:p>
          </table:table-cell>
          <table:table-cell office:value-type="float" office:value="737">
            <text:p>737</text:p>
          </table:table-cell>
          <table:table-cell office:value-type="string">
            <text:p>11-Hexadecyn-1-ol</text:p>
          </table:table-cell>
          <table:table-cell office:value-type="string">
            <text:p>replib</text:p>
          </table:table-cell>
          <table:table-cell office:value-type="float" office:value="5.938">
            <text:p>5.93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886">
            <text:p>886</text:p>
          </table:table-cell>
          <table:table-cell office:value-type="float" office:value="28.91">
            <text:p>28.9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1.9">
            <text:p>11.9</text:p>
          </table:table-cell>
          <table:table-cell office:value-type="float" office:value="711">
            <text:p>711</text:p>
          </table:table-cell>
          <table:table-cell office:value-type="string">
            <text:p>a-Farnesene</text:p>
          </table:table-cell>
          <table:table-cell office:value-type="string">
            <text:p>replib</text:p>
          </table:table-cell>
          <table:table-cell office:value-type="float" office:value="711">
            <text:p>711</text:p>
          </table:table-cell>
          <table:table-cell office:value-type="string">
            <text:p>9,12,15-Octadecatrien-1-ol, (Z,Z,Z)-</text:p>
          </table:table-cell>
          <table:table-cell office:value-type="string">
            <text:p>replib</text:p>
          </table:table-cell>
          <table:table-cell office:value-type="float" office:value="699">
            <text:p>699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5.958">
            <text:p>5.958</text:p>
          </table:table-cell>
          <table:table-cell office:value-type="string">
            <text:p>Cyclohexanol, 4-amino-, trans-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691">
            <text:p>691</text:p>
          </table:table-cell>
          <table:table-cell office:value-type="float" office:value="24.27">
            <text:p>24.27</text:p>
          </table:table-cell>
          <table:table-cell office:value-type="string">
            <text:p>replib</text:p>
          </table:table-cell>
          <table:table-cell office:value-type="string">
            <text:p>Area </text:p>
          </table:table-cell>
          <table:table-cell office:value-type="string">
            <text:p>Height 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2.08">
            <text:p>12.08</text:p>
          </table:table-cell>
          <table:table-cell office:value-type="float" office:value="886">
            <text:p>886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replib</text:p>
          </table:table-cell>
          <table:table-cell office:value-type="float" office:value="872">
            <text:p>872</text:p>
          </table:table-cell>
          <table:table-cell office:value-type="string">
            <text:p>endo-Borneol</text:p>
          </table:table-cell>
          <table:table-cell office:value-type="string">
            <text:p>replib</text:p>
          </table:table-cell>
          <table:table-cell office:value-type="float" office:value="870">
            <text:p>870</text:p>
          </table:table-cell>
          <table:table-cell office:value-type="string">
            <text:p>endo-Borneol</text:p>
          </table:table-cell>
          <table:table-cell office:value-type="string">
            <text:p>replib</text:p>
          </table:table-cell>
          <table:table-cell office:value-type="float" office:value="5.975">
            <text:p>5.97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873">
            <text:p>873</text:p>
          </table:table-cell>
          <table:table-cell office:value-type="float" office:value="28.81">
            <text:p>28.81</text:p>
          </table:table-cell>
          <table:table-cell office:value-type="string">
            <text:p>replib</text:p>
          </table:table-cell>
          <table:table-cell office:value-type="string">
            <text:p>counts*min</text:p>
          </table:table-cell>
          <table:table-cell office:value-type="string">
            <text:p>counts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12.23">
            <text:p>12.23</text:p>
          </table:table-cell>
          <table:table-cell office:value-type="float" office:value="758">
            <text:p>758</text:p>
          </table:table-cell>
          <table:table-cell office:value-type="string">
            <text:p>3-Cyclohexen-1-ol, 4-methyl-1-(1-methylethyl)-, (R)-</text:p>
          </table:table-cell>
          <table:table-cell office:value-type="string">
            <text:p>replib</text:p>
          </table:table-cell>
          <table:table-cell office:value-type="float" office:value="741">
            <text:p>741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707">
            <text:p>707</text:p>
          </table:table-cell>
          <table:table-cell office:value-type="string">
            <text:p>7-Oxabicyclo[2.2.1]heptane, 1-methyl-4-(1-methylethyl)-</text:p>
          </table:table-cell>
          <table:table-cell office:value-type="string">
            <text:p>replib</text:p>
          </table:table-cell>
          <table:table-cell office:value-type="float" office:value="6.03">
            <text:p>6.0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821">
            <text:p>821</text:p>
          </table:table-cell>
          <table:table-cell office:value-type="float" office:value="13.57">
            <text:p>13.57</text:p>
          </table:table-cell>
          <table:table-cell office:value-type="string">
            <text:p>replib</text:p>
          </table:table-cell>
          <table:table-cell table:number-columns-repeated="2" office:value-type="string">
            <text:p>TIC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2.3">
            <text:p>12.3</text:p>
          </table:table-cell>
          <table:table-cell office:value-type="float" office:value="826">
            <text:p>826</text:p>
          </table:table-cell>
          <table:table-cell office:value-type="string">
            <text:p>Benzaldehyde, 4-ethyl-</text:p>
          </table:table-cell>
          <table:table-cell office:value-type="string">
            <text:p>replib</text:p>
          </table:table-cell>
          <table:table-cell office:value-type="float" office:value="799">
            <text:p>799</text:p>
          </table:table-cell>
          <table:table-cell office:value-type="string">
            <text:p>Benzaldehyde, 2,5-dimethyl-</text:p>
          </table:table-cell>
          <table:table-cell office:value-type="string">
            <text:p>replib</text:p>
          </table:table-cell>
          <table:table-cell office:value-type="float" office:value="781">
            <text:p>781</text:p>
          </table:table-cell>
          <table:table-cell office:value-type="string">
            <text:p>Benzaldehyde, 4-ethyl-</text:p>
          </table:table-cell>
          <table:table-cell office:value-type="string">
            <text:p>replib</text:p>
          </table:table-cell>
          <table:table-cell office:value-type="float" office:value="6.07">
            <text:p>6.0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757">
            <text:p>757</text:p>
          </table:table-cell>
          <table:table-cell office:value-type="float" office:value="45.81">
            <text:p>45.81</text:p>
          </table:table-cell>
          <table:table-cell office:value-type="string">
            <text:p>replib</text:p>
          </table:table-cell>
          <table:table-cell office:value-type="float" office:value="18803.797">
            <text:p>18803.797</text:p>
          </table:table-cell>
          <table:table-cell office:value-type="float" office:value="1215436.482">
            <text:p>1215436.482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2.47">
            <text:p>12.47</text:p>
          </table:table-cell>
          <table:table-cell office:value-type="float" office:value="748">
            <text:p>748</text:p>
          </table:table-cell>
          <table:table-cell office:value-type="string">
            <text:p>Verbenol</text:p>
          </table:table-cell>
          <table:table-cell office:value-type="string">
            <text:p>replib</text:p>
          </table:table-cell>
          <table:table-cell office:value-type="float" office:value="741">
            <text:p>741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738">
            <text:p>738</text:p>
          </table:table-cell>
          <table:table-cell office:value-type="string">
            <text:p>Ethanol, 2-(3,3-dimethylcyclohexylidene)-, (Z)-</text:p>
          </table:table-cell>
          <table:table-cell office:value-type="string">
            <text:p>replib</text:p>
          </table:table-cell>
          <table:table-cell office:value-type="float" office:value="6.162">
            <text:p>6.16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864">
            <text:p>864</text:p>
          </table:table-cell>
          <table:table-cell office:value-type="float" office:value="45.5">
            <text:p>45.5</text:p>
          </table:table-cell>
          <table:table-cell office:value-type="string">
            <text:p>replib</text:p>
          </table:table-cell>
          <table:table-cell office:value-type="float" office:value="117711.858">
            <text:p>117711.858</text:p>
          </table:table-cell>
          <table:table-cell office:value-type="float" office:value="1175991.849">
            <text:p>1175991.849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2.59">
            <text:p>12.59</text:p>
          </table:table-cell>
          <table:table-cell office:value-type="float" office:value="846">
            <text:p>846</text:p>
          </table:table-cell>
          <table:table-cell office:value-type="string">
            <text:p>Cyclodecanol</text:p>
          </table:table-cell>
          <table:table-cell office:value-type="string">
            <text:p>replib</text:p>
          </table:table-cell>
          <table:table-cell office:value-type="float" office:value="776">
            <text:p>776</text:p>
          </table:table-cell>
          <table:table-cell office:value-type="string">
            <text:p>Z-2-Dodecenol</text:p>
          </table:table-cell>
          <table:table-cell office:value-type="string">
            <text:p>replib</text:p>
          </table:table-cell>
          <table:table-cell office:value-type="float" office:value="773">
            <text:p>773</text:p>
          </table:table-cell>
          <table:table-cell office:value-type="string">
            <text:p>Tridecanal</text:p>
          </table:table-cell>
          <table:table-cell office:value-type="string">
            <text:p>replib</text:p>
          </table:table-cell>
          <table:table-cell office:value-type="float" office:value="6.23">
            <text:p>6.23</text:p>
          </table:table-cell>
          <table:table-cell office:value-type="string">
            <text:p>Butanoic acid, 4-hydroxy-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683">
            <text:p>683</text:p>
          </table:table-cell>
          <table:table-cell office:value-type="float" office:value="61.6">
            <text:p>61.6</text:p>
          </table:table-cell>
          <table:table-cell office:value-type="string">
            <text:p>replib</text:p>
          </table:table-cell>
          <table:table-cell office:value-type="float" office:value="19237.14">
            <text:p>19237.14</text:p>
          </table:table-cell>
          <table:table-cell office:value-type="float" office:value="831734.917">
            <text:p>831734.917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3.02">
            <text:p>13.02</text:p>
          </table:table-cell>
          <table:table-cell office:value-type="float" office:value="844">
            <text:p>844</text:p>
          </table:table-cell>
          <table:table-cell office:value-type="string">
            <text:p>(+)-cis-Verbenol, acetate</text:p>
          </table:table-cell>
          <table:table-cell office:value-type="string">
            <text:p>replib</text:p>
          </table:table-cell>
          <table:table-cell office:value-type="float" office:value="838">
            <text:p>838</text:p>
          </table:table-cell>
          <table:table-cell office:value-type="string">
            <text:p>Bicyclo[3.1.1]hept-2-en-6-ol, 2,7,7-trimethyl-, acetate, [1S-(1a,5a,6ß)]-</text:p>
          </table:table-cell>
          <table:table-cell office:value-type="string">
            <text:p>replib</text:p>
          </table:table-cell>
          <table:table-cell office:value-type="float" office:value="805">
            <text:p>805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6.312">
            <text:p>6.312</text:p>
          </table:table-cell>
          <table:table-cell office:value-type="string">
            <text:p>2-Hexanone, 4-methyl-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747">
            <text:p>747</text:p>
          </table:table-cell>
          <table:table-cell office:value-type="float" office:value="38.54">
            <text:p>38.54</text:p>
          </table:table-cell>
          <table:table-cell office:value-type="string">
            <text:p>replib</text:p>
          </table:table-cell>
          <table:table-cell office:value-type="float" office:value="489825.026">
            <text:p>489825.026</text:p>
          </table:table-cell>
          <table:table-cell office:value-type="float" office:value="11798464.471">
            <text:p>11798464.471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3.21">
            <text:p>13.21</text:p>
          </table:table-cell>
          <table:table-cell office:value-type="float" office:value="710">
            <text:p>710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94">
            <text:p>694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91">
            <text:p>691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.373">
            <text:p>6.373</text:p>
          </table:table-cell>
          <table:table-cell office:value-type="string">
            <text:p>Cyclopropane, 1-pentyl-2-propyl-</text:p>
          </table:table-cell>
          <table:table-cell office:value-type="string">
            <text:p>n.a.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office:value-type="float" office:value="18.7">
            <text:p>18.7</text:p>
          </table:table-cell>
          <table:table-cell office:value-type="string">
            <text:p>replib</text:p>
          </table:table-cell>
          <table:table-cell office:value-type="float" office:value="4349.302">
            <text:p>4349.302</text:p>
          </table:table-cell>
          <table:table-cell office:value-type="float" office:value="370527.003">
            <text:p>370527.003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3.41">
            <text:p>13.41</text:p>
          </table:table-cell>
          <table:table-cell office:value-type="float" office:value="703">
            <text:p>703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703">
            <text:p>703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702">
            <text:p>702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.445">
            <text:p>6.44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860">
            <text:p>860</text:p>
          </table:table-cell>
          <table:table-cell office:value-type="float" office:value="47.61">
            <text:p>47.61</text:p>
          </table:table-cell>
          <table:table-cell office:value-type="string">
            <text:p>replib</text:p>
          </table:table-cell>
          <table:table-cell office:value-type="float" office:value="152529.602">
            <text:p>152529.602</text:p>
          </table:table-cell>
          <table:table-cell office:value-type="float" office:value="5236449.46">
            <text:p>5236449.46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3.51">
            <text:p>13.51</text:p>
          </table:table-cell>
          <table:table-cell office:value-type="float" office:value="844">
            <text:p>844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35">
            <text:p>835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28">
            <text:p>828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6.485">
            <text:p>6.48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868">
            <text:p>868</text:p>
          </table:table-cell>
          <table:table-cell office:value-type="float" office:value="52.95">
            <text:p>52.95</text:p>
          </table:table-cell>
          <table:table-cell office:value-type="string">
            <text:p>replib</text:p>
          </table:table-cell>
          <table:table-cell office:value-type="float" office:value="327820.235">
            <text:p>327820.235</text:p>
          </table:table-cell>
          <table:table-cell office:value-type="float" office:value="10400404.529">
            <text:p>10400404.529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3.8">
            <text:p>13.8</text:p>
          </table:table-cell>
          <table:table-cell office:value-type="float" office:value="823">
            <text:p>823</text:p>
          </table:table-cell>
          <table:table-cell office:value-type="string">
            <text:p>2,6-Octadien-1-ol, 3,7-dimethyl-, acetate</text:p>
          </table:table-cell>
          <table:table-cell office:value-type="string">
            <text:p>replib</text:p>
          </table:table-cell>
          <table:table-cell office:value-type="float" office:value="779">
            <text:p>779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775">
            <text:p>775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6.608">
            <text:p>6.60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51">
            <text:p>751</text:p>
          </table:table-cell>
          <table:table-cell office:value-type="float" office:value="53.05">
            <text:p>53.05</text:p>
          </table:table-cell>
          <table:table-cell office:value-type="string">
            <text:p>replib</text:p>
          </table:table-cell>
          <table:table-cell office:value-type="float" office:value="202357.367">
            <text:p>202357.367</text:p>
          </table:table-cell>
          <table:table-cell office:value-type="float" office:value="5308723.754">
            <text:p>5308723.754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13.86">
            <text:p>13.86</text:p>
          </table:table-cell>
          <table:table-cell office:value-type="float" office:value="859">
            <text:p>859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50">
            <text:p>85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22">
            <text:p>822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6.662">
            <text:p>6.662</text:p>
          </table:table-cell>
          <table:table-cell office:value-type="string">
            <text:p>Borinic acid, diethyl-</text:p>
          </table:table-cell>
          <table:table-cell office:value-type="string">
            <text:p>n.a.</text:p>
          </table:table-cell>
          <table:table-cell office:value-type="float" office:value="579">
            <text:p>579</text:p>
          </table:table-cell>
          <table:table-cell office:value-type="float" office:value="588">
            <text:p>588</text:p>
          </table:table-cell>
          <table:table-cell office:value-type="float" office:value="16.36">
            <text:p>16.36</text:p>
          </table:table-cell>
          <table:table-cell office:value-type="string">
            <text:p>replib</text:p>
          </table:table-cell>
          <table:table-cell office:value-type="float" office:value="400636.595">
            <text:p>400636.595</text:p>
          </table:table-cell>
          <table:table-cell office:value-type="float" office:value="8935024.524">
            <text:p>8935024.524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3.93">
            <text:p>13.93</text:p>
          </table:table-cell>
          <table:table-cell office:value-type="float" office:value="862">
            <text:p>862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800">
            <text:p>800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671">
            <text:p>671</text:p>
          </table:table-cell>
          <table:table-cell office:value-type="string">
            <text:p>trans-Carveol</text:p>
          </table:table-cell>
          <table:table-cell office:value-type="string">
            <text:p>replib</text:p>
          </table:table-cell>
          <table:table-cell office:value-type="float" office:value="6.747">
            <text:p>6.74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852">
            <text:p>852</text:p>
          </table:table-cell>
          <table:table-cell office:value-type="float" office:value="10.93">
            <text:p>10.93</text:p>
          </table:table-cell>
          <table:table-cell office:value-type="string">
            <text:p>replib</text:p>
          </table:table-cell>
          <table:table-cell office:value-type="float" office:value="26373.778">
            <text:p>26373.778</text:p>
          </table:table-cell>
          <table:table-cell office:value-type="float" office:value="1409742.156">
            <text:p>1409742.156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4.1">
            <text:p>14.1</text:p>
          </table:table-cell>
          <table:table-cell office:value-type="float" office:value="873">
            <text:p>873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813">
            <text:p>813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572">
            <text:p>572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.795">
            <text:p>6.795</text:p>
          </table:table-cell>
          <table:table-cell office:value-type="string">
            <text:p>Cyclohexanol, 4-amino-, trans-</text:p>
          </table:table-cell>
          <table:table-cell office:value-type="string">
            <text:p>n.a.</text:p>
          </table:table-cell>
          <table:table-cell table:number-columns-repeated="2" office:value-type="float" office:value="660">
            <text:p>660</text:p>
          </table:table-cell>
          <table:table-cell office:value-type="float" office:value="22.56">
            <text:p>22.56</text:p>
          </table:table-cell>
          <table:table-cell office:value-type="string">
            <text:p>replib</text:p>
          </table:table-cell>
          <table:table-cell office:value-type="float" office:value="36545.97">
            <text:p>36545.97</text:p>
          </table:table-cell>
          <table:table-cell office:value-type="float" office:value="1027144.153">
            <text:p>1027144.153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float" office:value="911">
            <text:p>911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828">
            <text:p>828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824">
            <text:p>824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6.924">
            <text:p>6.92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891">
            <text:p>891</text:p>
          </table:table-cell>
          <table:table-cell office:value-type="float" office:value="33.34">
            <text:p>33.34</text:p>
          </table:table-cell>
          <table:table-cell office:value-type="string">
            <text:p>replib</text:p>
          </table:table-cell>
          <table:table-cell office:value-type="float" office:value="27951.783">
            <text:p>27951.783</text:p>
          </table:table-cell>
          <table:table-cell office:value-type="float" office:value="937249.325">
            <text:p>937249.325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15.23">
            <text:p>15.23</text:p>
          </table:table-cell>
          <table:table-cell office:value-type="float" office:value="890">
            <text:p>890</text:p>
          </table:table-cell>
          <table:table-cell office:value-type="string">
            <text:p>Ylangene</text:p>
          </table:table-cell>
          <table:table-cell office:value-type="string">
            <text:p>replib</text:p>
          </table:table-cell>
          <table:table-cell office:value-type="float" office:value="880">
            <text:p>880</text:p>
          </table:table-cell>
          <table:table-cell office:value-type="string">
            <text:p>Copaene</text:p>
          </table:table-cell>
          <table:table-cell office:value-type="string">
            <text:p>replib</text:p>
          </table:table-cell>
          <table:table-cell office:value-type="float" office:value="874">
            <text:p>874</text:p>
          </table:table-cell>
          <table:table-cell office:value-type="string">
            <text:p>Ylangene</text:p>
          </table:table-cell>
          <table:table-cell office:value-type="string">
            <text:p>replib</text:p>
          </table:table-cell>
          <table:table-cell office:value-type="float" office:value="7.006">
            <text:p>7.00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886">
            <text:p>886</text:p>
          </table:table-cell>
          <table:table-cell office:value-type="float" office:value="56.29">
            <text:p>56.29</text:p>
          </table:table-cell>
          <table:table-cell office:value-type="string">
            <text:p>replib</text:p>
          </table:table-cell>
          <table:table-cell office:value-type="float" office:value="11236.582">
            <text:p>11236.582</text:p>
          </table:table-cell>
          <table:table-cell office:value-type="float" office:value="836343.974">
            <text:p>836343.974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5.43">
            <text:p>15.43</text:p>
          </table:table-cell>
          <table:table-cell office:value-type="float" office:value="866">
            <text:p>866</text:p>
          </table:table-cell>
          <table:table-cell office:value-type="string">
            <text:p>Cyclotetradecane</text:p>
          </table:table-cell>
          <table:table-cell office:value-type="string">
            <text:p>replib</text:p>
          </table:table-cell>
          <table:table-cell office:value-type="float" office:value="865">
            <text:p>865</text:p>
          </table:table-cell>
          <table:table-cell office:value-type="string">
            <text:p>7-Tetradecene</text:p>
          </table:table-cell>
          <table:table-cell office:value-type="string">
            <text:p>replib</text:p>
          </table:table-cell>
          <table:table-cell office:value-type="float" office:value="864">
            <text:p>864</text:p>
          </table:table-cell>
          <table:table-cell office:value-type="string">
            <text:p>1-Tetradecene</text:p>
          </table:table-cell>
          <table:table-cell office:value-type="string">
            <text:p>replib</text:p>
          </table:table-cell>
          <table:table-cell office:value-type="float" office:value="7.053">
            <text:p>7.053</text:p>
          </table:table-cell>
          <table:table-cell office:value-type="string">
            <text:p>Cyclohexanol, 4-amino-, trans-</text:p>
          </table:table-cell>
          <table:table-cell office:value-type="string">
            <text:p>n.a.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4.58">
            <text:p>14.58</text:p>
          </table:table-cell>
          <table:table-cell office:value-type="string">
            <text:p>replib</text:p>
          </table:table-cell>
          <table:table-cell office:value-type="float" office:value="5878.667">
            <text:p>5878.667</text:p>
          </table:table-cell>
          <table:table-cell office:value-type="float" office:value="410812.975">
            <text:p>410812.975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15.97">
            <text:p>15.97</text:p>
          </table:table-cell>
          <table:table-cell office:value-type="float" office:value="861">
            <text:p>861</text:p>
          </table:table-cell>
          <table:table-cell office:value-type="string">
            <text:p>Caryophyllene</text:p>
          </table:table-cell>
          <table:table-cell office:value-type="string">
            <text:p>replib</text:p>
          </table:table-cell>
          <table:table-cell office:value-type="float" office:value="843">
            <text:p>843</text:p>
          </table:table-cell>
          <table:table-cell office:value-type="string">
            <text:p>1H-Benzocycloheptene, 2,4a,5,6,7,8,9,9a-octahydro-3,5,5-trimethyl-9-methylene-, (4aS-cis)-</text:p>
          </table:table-cell>
          <table:table-cell office:value-type="string">
            <text:p>replib</text:p>
          </table:table-cell>
          <table:table-cell office:value-type="float" office:value="830">
            <text:p>830</text:p>
          </table:table-cell>
          <table:table-cell office:value-type="string">
            <text:p>Caryophyllene</text:p>
          </table:table-cell>
          <table:table-cell office:value-type="string">
            <text:p>replib</text:p>
          </table:table-cell>
          <table:table-cell office:value-type="float" office:value="7.087">
            <text:p>7.087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867">
            <text:p>867</text:p>
          </table:table-cell>
          <table:table-cell office:value-type="float" office:value="31.61">
            <text:p>31.61</text:p>
          </table:table-cell>
          <table:table-cell office:value-type="string">
            <text:p>replib</text:p>
          </table:table-cell>
          <table:table-cell office:value-type="float" office:value="47458.12">
            <text:p>47458.12</text:p>
          </table:table-cell>
          <table:table-cell office:value-type="float" office:value="1580014.764">
            <text:p>1580014.764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16.09">
            <text:p>16.09</text:p>
          </table:table-cell>
          <table:table-cell office:value-type="float" office:value="832">
            <text:p>832</text:p>
          </table:table-cell>
          <table:table-cell office:value-type="string">
            <text:p>?-Muurolene</text:p>
          </table:table-cell>
          <table:table-cell office:value-type="string">
            <text:p>replib</text:p>
          </table:table-cell>
          <table:table-cell office:value-type="float" office:value="832">
            <text:p>832</text:p>
          </table:table-cell>
          <table:table-cell office:value-type="string">
            <text:p>Ylangene</text:p>
          </table:table-cell>
          <table:table-cell office:value-type="string">
            <text:p>replib</text:p>
          </table:table-cell>
          <table:table-cell office:value-type="float" office:value="830">
            <text:p>830</text:p>
          </table:table-cell>
          <table:table-cell office:value-type="string">
            <text:p>(R)-1-Methyl-4-(6-methylhept-5-en-2-yl)cyclohexa-1,4-diene</text:p>
          </table:table-cell>
          <table:table-cell office:value-type="string">
            <text:p>replib</text:p>
          </table:table-cell>
          <table:table-cell office:value-type="float" office:value="7.189">
            <text:p>7.189</text:p>
          </table:table-cell>
          <table:table-cell office:value-type="string">
            <text:p>α-Phellandrene</text:p>
          </table:table-cell>
          <table:table-cell office:value-type="string">
            <text:p>n.a.</text:p>
          </table:table-cell>
          <table:table-cell office:value-type="float" office:value="797">
            <text:p>797</text:p>
          </table:table-cell>
          <table:table-cell office:value-type="float" office:value="826">
            <text:p>826</text:p>
          </table:table-cell>
          <table:table-cell office:value-type="float" office:value="27.04">
            <text:p>27.04</text:p>
          </table:table-cell>
          <table:table-cell office:value-type="string">
            <text:p>replib</text:p>
          </table:table-cell>
          <table:table-cell office:value-type="float" office:value="70538.446">
            <text:p>70538.446</text:p>
          </table:table-cell>
          <table:table-cell office:value-type="float" office:value="1764892.252">
            <text:p>1764892.252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6.46">
            <text:p>16.46</text:p>
          </table:table-cell>
          <table:table-cell office:value-type="float" office:value="849">
            <text:p>849</text:p>
          </table:table-cell>
          <table:table-cell office:value-type="string">
            <text:p>Cycloheptasiloxane, tetradecamethyl-</text:p>
          </table:table-cell>
          <table:table-cell office:value-type="string">
            <text:p>replib</text:p>
          </table:table-cell>
          <table:table-cell office:value-type="float" office:value="490">
            <text:p>490</text:p>
          </table:table-cell>
          <table:table-cell office:value-type="string">
            <text:p>Heptasiloxane, hexadecamethyl-</text:p>
          </table:table-cell>
          <table:table-cell office:value-type="string">
            <text:p>replib</text:p>
          </table:table-cell>
          <table:table-cell office:value-type="float" office:value="480">
            <text:p>480</text:p>
          </table:table-cell>
          <table:table-cell office:value-type="string">
            <text:p>Pentasiloxane, dodecamethyl-</text:p>
          </table:table-cell>
          <table:table-cell office:value-type="string">
            <text:p>replib</text:p>
          </table:table-cell>
          <table:table-cell office:value-type="float" office:value="7.247">
            <text:p>7.247</text:p>
          </table:table-cell>
          <table:table-cell office:value-type="string">
            <text:p>Bicyclo[3.1.0]hexan-3-ol, 4-methyl-1-(1-methylethyl)-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 office:value-type="float" office:value="25">
            <text:p>25</text:p>
          </table:table-cell>
          <table:table-cell office:value-type="string">
            <text:p>replib</text:p>
          </table:table-cell>
          <table:table-cell office:value-type="float" office:value="32577.514">
            <text:p>32577.514</text:p>
          </table:table-cell>
          <table:table-cell office:value-type="float" office:value="1075640.601">
            <text:p>1075640.601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16.8">
            <text:p>16.8</text:p>
          </table:table-cell>
          <table:table-cell office:value-type="float" office:value="946">
            <text:p>946</text:p>
          </table:table-cell>
          <table:table-cell office:value-type="string">
            <text:p>Germacrene D</text:p>
          </table:table-cell>
          <table:table-cell office:value-type="string">
            <text:p>replib</text:p>
          </table:table-cell>
          <table:table-cell office:value-type="float" office:value="921">
            <text:p>921</text:p>
          </table:table-cell>
          <table:table-cell office:value-type="string">
            <text:p>1H-Cyclopenta[1,3]cyclopropa[1,2]benzene, octahydro-7-methyl-3-methylene-4-(1-methylethyl)-, [3aS-(3aa,3bß,4ß,7a,7aS*)]-</text:p>
          </table:table-cell>
          <table:table-cell office:value-type="string">
            <text:p>replib</text:p>
          </table:table-cell>
          <table:table-cell office:value-type="float" office:value="886">
            <text:p>886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7.305">
            <text:p>7.3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8">
            <text:p>628</text:p>
          </table:table-cell>
          <table:table-cell office:value-type="float" office:value="926">
            <text:p>926</text:p>
          </table:table-cell>
          <table:table-cell office:value-type="float" office:value="43.46">
            <text:p>43.46</text:p>
          </table:table-cell>
          <table:table-cell office:value-type="string">
            <text:p>replib</text:p>
          </table:table-cell>
          <table:table-cell office:value-type="float" office:value="253146.309">
            <text:p>253146.309</text:p>
          </table:table-cell>
          <table:table-cell office:value-type="float" office:value="7355571.968">
            <text:p>7355571.968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16.93">
            <text:p>16.93</text:p>
          </table:table-cell>
          <table:table-cell office:value-type="float" office:value="823">
            <text:p>823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799">
            <text:p>799</text:p>
          </table:table-cell>
          <table:table-cell office:value-type="string">
            <text:p>Geranyl propionate</text:p>
          </table:table-cell>
          <table:table-cell office:value-type="string">
            <text:p>replib</text:p>
          </table:table-cell>
          <table:table-cell office:value-type="float" office:value="796">
            <text:p>796</text:p>
          </table:table-cell>
          <table:table-cell office:value-type="string">
            <text:p>Geranyl isovalerate</text:p>
          </table:table-cell>
          <table:table-cell office:value-type="string">
            <text:p>replib</text:p>
          </table:table-cell>
          <table:table-cell office:value-type="float" office:value="7.353">
            <text:p>7.353</text:p>
          </table:table-cell>
          <table:table-cell office:value-type="string">
            <text:p>Tricyclo[2.2.1.0(2,6)]heptane, 1,3,3-trimethyl-</text:p>
          </table:table-cell>
          <table:table-cell office:value-type="string">
            <text:p>n.a.</text:p>
          </table:table-cell>
          <table:table-cell office:value-type="float" office:value="918">
            <text:p>918</text:p>
          </table:table-cell>
          <table:table-cell office:value-type="float" office:value="927">
            <text:p>927</text:p>
          </table:table-cell>
          <table:table-cell office:value-type="float" office:value="19.85">
            <text:p>19.85</text:p>
          </table:table-cell>
          <table:table-cell office:value-type="string">
            <text:p>replib</text:p>
          </table:table-cell>
          <table:table-cell office:value-type="float" office:value="36163.804">
            <text:p>36163.804</text:p>
          </table:table-cell>
          <table:table-cell office:value-type="float" office:value="1203256.066">
            <text:p>1203256.066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17">
            <text:p>17</text:p>
          </table:table-cell>
          <table:table-cell office:value-type="float" office:value="899">
            <text:p>899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894">
            <text:p>894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889">
            <text:p>889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7.468">
            <text:p>7.468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712">
            <text:p>712</text:p>
          </table:table-cell>
          <table:table-cell office:value-type="float" office:value="31.61">
            <text:p>31.61</text:p>
          </table:table-cell>
          <table:table-cell office:value-type="string">
            <text:p>replib</text:p>
          </table:table-cell>
          <table:table-cell office:value-type="float" office:value="41645.592">
            <text:p>41645.592</text:p>
          </table:table-cell>
          <table:table-cell office:value-type="float" office:value="1031535.181">
            <text:p>1031535.181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17.3">
            <text:p>17.3</text:p>
          </table:table-cell>
          <table:table-cell office:value-type="float" office:value="686">
            <text:p>686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679">
            <text:p>679</text:p>
          </table:table-cell>
          <table:table-cell office:value-type="string">
            <text:p>Ylangene</text:p>
          </table:table-cell>
          <table:table-cell office:value-type="string">
            <text:p>replib</text:p>
          </table:table-cell>
          <table:table-cell office:value-type="float" office:value="675">
            <text:p>675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7.502">
            <text:p>7.502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732">
            <text:p>732</text:p>
          </table:table-cell>
          <table:table-cell office:value-type="float" office:value="35.12">
            <text:p>35.12</text:p>
          </table:table-cell>
          <table:table-cell office:value-type="string">
            <text:p>replib</text:p>
          </table:table-cell>
          <table:table-cell office:value-type="float" office:value="36384.882">
            <text:p>36384.882</text:p>
          </table:table-cell>
          <table:table-cell office:value-type="float" office:value="1380972.708">
            <text:p>1380972.708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17.51">
            <text:p>17.51</text:p>
          </table:table-cell>
          <table:table-cell office:value-type="float" office:value="632">
            <text:p>632</text:p>
          </table:table-cell>
          <table:table-cell office:value-type="string">
            <text:p>Geranyl isovalerate</text:p>
          </table:table-cell>
          <table:table-cell office:value-type="string">
            <text:p>replib</text:p>
          </table:table-cell>
          <table:table-cell office:value-type="float" office:value="625">
            <text:p>625</text:p>
          </table:table-cell>
          <table:table-cell office:value-type="string">
            <text:p>7-Hexadecenal, (Z)-</text:p>
          </table:table-cell>
          <table:table-cell office:value-type="string">
            <text:p>replib</text:p>
          </table:table-cell>
          <table:table-cell office:value-type="float" office:value="619">
            <text:p>619</text:p>
          </table:table-cell>
          <table:table-cell office:value-type="string">
            <text:p>Lanceol, cis</text:p>
          </table:table-cell>
          <table:table-cell office:value-type="string">
            <text:p>replib</text:p>
          </table:table-cell>
          <table:table-cell office:value-type="float" office:value="7.584">
            <text:p>7.5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19">
            <text:p>619</text:p>
          </table:table-cell>
          <table:table-cell office:value-type="float" office:value="912">
            <text:p>912</text:p>
          </table:table-cell>
          <table:table-cell office:value-type="float" office:value="39.1">
            <text:p>39.1</text:p>
          </table:table-cell>
          <table:table-cell office:value-type="string">
            <text:p>replib</text:p>
          </table:table-cell>
          <table:table-cell office:value-type="float" office:value="46218.65">
            <text:p>46218.65</text:p>
          </table:table-cell>
          <table:table-cell office:value-type="float" office:value="1023429.447">
            <text:p>1023429.447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18.08">
            <text:p>18.08</text:p>
          </table:table-cell>
          <table:table-cell office:value-type="float" office:value="783">
            <text:p>783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780">
            <text:p>780</text:p>
          </table:table-cell>
          <table:table-cell office:value-type="string">
            <text:p>Geranyl tiglate</text:p>
          </table:table-cell>
          <table:table-cell office:value-type="string">
            <text:p>replib</text:p>
          </table:table-cell>
          <table:table-cell office:value-type="float" office:value="755">
            <text:p>755</text:p>
          </table:table-cell>
          <table:table-cell office:value-type="string">
            <text:p>Ethanol, 2-(3,3-dimethylcyclohexylidene)-, (Z)-</text:p>
          </table:table-cell>
          <table:table-cell office:value-type="string">
            <text:p>replib</text:p>
          </table:table-cell>
          <table:table-cell office:value-type="float" office:value="7.628">
            <text:p>7.628</text:p>
          </table:table-cell>
          <table:table-cell office:value-type="string">
            <text:p>1-Butanol, 4-butoxy-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703">
            <text:p>703</text:p>
          </table:table-cell>
          <table:table-cell office:value-type="float" office:value="24.38">
            <text:p>24.38</text:p>
          </table:table-cell>
          <table:table-cell office:value-type="string">
            <text:p>replib</text:p>
          </table:table-cell>
          <table:table-cell office:value-type="float" office:value="29095.47">
            <text:p>29095.47</text:p>
          </table:table-cell>
          <table:table-cell office:value-type="float" office:value="1273513.246">
            <text:p>1273513.246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18.54">
            <text:p>18.54</text:p>
          </table:table-cell>
          <table:table-cell office:value-type="float" office:value="823">
            <text:p>823</text:p>
          </table:table-cell>
          <table:table-cell office:value-type="string">
            <text:p>Cyclooctasiloxane, hexadecamethyl-</text:p>
          </table:table-cell>
          <table:table-cell office:value-type="string">
            <text:p>replib</text:p>
          </table:table-cell>
          <table:table-cell office:value-type="float" office:value="654">
            <text:p>654</text:p>
          </table:table-cell>
          <table:table-cell office:value-type="string">
            <text:p>2,5-Dihydroxybenzoic acid, 3TMS derivative</text:p>
          </table:table-cell>
          <table:table-cell office:value-type="string">
            <text:p>replib</text:p>
          </table:table-cell>
          <table:table-cell office:value-type="float" office:value="639">
            <text:p>639</text:p>
          </table:table-cell>
          <table:table-cell office:value-type="string">
            <text:p>3,4-Dihydroxyphenylglycol, 4TMS derivative</text:p>
          </table:table-cell>
          <table:table-cell office:value-type="string">
            <text:p>replib</text:p>
          </table:table-cell>
          <table:table-cell office:value-type="float" office:value="7.676">
            <text:p>7.6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912">
            <text:p>912</text:p>
          </table:table-cell>
          <table:table-cell office:value-type="float" office:value="44.31">
            <text:p>44.31</text:p>
          </table:table-cell>
          <table:table-cell office:value-type="string">
            <text:p>replib</text:p>
          </table:table-cell>
          <table:table-cell office:value-type="float" office:value="16971.269">
            <text:p>16971.269</text:p>
          </table:table-cell>
          <table:table-cell office:value-type="float" office:value="1161722.37">
            <text:p>1161722.37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float" office:value="19.42">
            <text:p>19.42</text:p>
          </table:table-cell>
          <table:table-cell office:value-type="float" office:value="834">
            <text:p>834</text:p>
          </table:table-cell>
          <table:table-cell office:value-type="string">
            <text:p>Pentacosane</text:p>
          </table:table-cell>
          <table:table-cell office:value-type="string">
            <text:p>replib</text:p>
          </table:table-cell>
          <table:table-cell office:value-type="float" office:value="811">
            <text:p>811</text:p>
          </table:table-cell>
          <table:table-cell office:value-type="string">
            <text:p>Octadecane, 2-methyl-</text:p>
          </table:table-cell>
          <table:table-cell office:value-type="string">
            <text:p>replib</text:p>
          </table:table-cell>
          <table:table-cell office:value-type="float" office:value="805">
            <text:p>805</text:p>
          </table:table-cell>
          <table:table-cell office:value-type="string">
            <text:p>Nonadecane, 9-methyl-</text:p>
          </table:table-cell>
          <table:table-cell office:value-type="string">
            <text:p>replib</text:p>
          </table:table-cell>
          <table:table-cell office:value-type="float" office:value="7.72">
            <text:p>7.72</text:p>
          </table:table-cell>
          <table:table-cell office:value-type="string">
            <text:p>Camphene</text:p>
          </table:table-cell>
          <table:table-cell office:value-type="string">
            <text:p>n.a.</text:p>
          </table:table-cell>
          <table:table-cell office:value-type="float" office:value="881">
            <text:p>881</text:p>
          </table:table-cell>
          <table:table-cell office:value-type="float" office:value="888">
            <text:p>888</text:p>
          </table:table-cell>
          <table:table-cell office:value-type="float" office:value="34.51">
            <text:p>34.51</text:p>
          </table:table-cell>
          <table:table-cell office:value-type="string">
            <text:p>replib</text:p>
          </table:table-cell>
          <table:table-cell office:value-type="float" office:value="15865.887">
            <text:p>15865.887</text:p>
          </table:table-cell>
          <table:table-cell office:value-type="float" office:value="1146343.315">
            <text:p>1146343.315</text:p>
          </table:table-cell>
        </table:table-row>
        <table:table-row table:style-name="ro3">
          <table:table-cell office:value-type="string">
            <text:p><text:s/></text:p>
          </table:table-cell>
          <table:table-cell table:number-columns-repeated="10"/>
          <table:table-cell office:value-type="float" office:value="7.788">
            <text:p>7.788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743">
            <text:p>743</text:p>
          </table:table-cell>
          <table:table-cell office:value-type="float" office:value="40.66">
            <text:p>40.66</text:p>
          </table:table-cell>
          <table:table-cell office:value-type="string">
            <text:p>replib</text:p>
          </table:table-cell>
          <table:table-cell office:value-type="float" office:value="70685.971">
            <text:p>70685.971</text:p>
          </table:table-cell>
          <table:table-cell office:value-type="float" office:value="1878707.712">
            <text:p>1878707.712</text:p>
          </table:table-cell>
        </table:table-row>
        <table:table-row table:style-name="ro3">
          <table:table-cell table:number-columns-repeated="11"/>
          <table:table-cell office:value-type="float" office:value="7.839">
            <text:p>7.839</text:p>
          </table:table-cell>
          <table:table-cell office:value-type="string">
            <text:p>Oxirane, 2-methyl-2-pentyl-</text:p>
          </table:table-cell>
          <table:table-cell office:value-type="string">
            <text:p>n.a.</text:p>
          </table:table-cell>
          <table:table-cell office:value-type="float" office:value="597">
            <text:p>597</text:p>
          </table:table-cell>
          <table:table-cell office:value-type="float" office:value="708">
            <text:p>708</text:p>
          </table:table-cell>
          <table:table-cell office:value-type="float" office:value="12.5">
            <text:p>12.5</text:p>
          </table:table-cell>
          <table:table-cell office:value-type="string">
            <text:p>replib</text:p>
          </table:table-cell>
          <table:table-cell office:value-type="float" office:value="323756.829">
            <text:p>323756.829</text:p>
          </table:table-cell>
          <table:table-cell office:value-type="float" office:value="4427024.933">
            <text:p>4427024.933</text:p>
          </table:table-cell>
        </table:table-row>
        <table:table-row table:style-name="ro3">
          <table:table-cell table:number-columns-repeated="11"/>
          <table:table-cell office:value-type="float" office:value="7.955">
            <text:p>7.955</text:p>
          </table:table-cell>
          <table:table-cell office:value-type="string">
            <text:p>Benzaldehyde</text:p>
          </table:table-cell>
          <table:table-cell office:value-type="string">
            <text:p>n.a.</text:p>
          </table:table-cell>
          <table:table-cell office:value-type="float" office:value="891">
            <text:p>891</text:p>
          </table:table-cell>
          <table:table-cell office:value-type="float" office:value="928">
            <text:p>928</text:p>
          </table:table-cell>
          <table:table-cell office:value-type="float" office:value="82.81">
            <text:p>82.81</text:p>
          </table:table-cell>
          <table:table-cell office:value-type="string">
            <text:p>replib</text:p>
          </table:table-cell>
          <table:table-cell office:value-type="float" office:value="869521.265">
            <text:p>869521.265</text:p>
          </table:table-cell>
          <table:table-cell office:value-type="float" office:value="29111874.629">
            <text:p>29111874.629</text:p>
          </table:table-cell>
        </table:table-row>
        <table:table-row table:style-name="ro3">
          <table:table-cell table:number-columns-repeated="11"/>
          <table:table-cell office:value-type="float" office:value="8.016">
            <text:p>8.016</text:p>
          </table:table-cell>
          <table:table-cell office:value-type="string">
            <text:p>1-Pentanone, 1-phenyl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39">
            <text:p>739</text:p>
          </table:table-cell>
          <table:table-cell office:value-type="float" office:value="36.15">
            <text:p>36.15</text:p>
          </table:table-cell>
          <table:table-cell office:value-type="string">
            <text:p>replib</text:p>
          </table:table-cell>
          <table:table-cell office:value-type="float" office:value="1484545.617">
            <text:p>1484545.617</text:p>
          </table:table-cell>
          <table:table-cell office:value-type="float" office:value="46663158.033">
            <text:p>46663158.033</text:p>
          </table:table-cell>
        </table:table-row>
        <table:table-row table:style-name="ro3">
          <table:table-cell table:number-columns-repeated="11"/>
          <table:table-cell office:value-type="float" office:value="8.104">
            <text:p>8.104</text:p>
          </table:table-cell>
          <table:table-cell office:value-type="string">
            <text:p>1,5-Heptadien-4-one, 3,3,6-trimethyl-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711">
            <text:p>711</text:p>
          </table:table-cell>
          <table:table-cell office:value-type="float" office:value="20.97">
            <text:p>20.97</text:p>
          </table:table-cell>
          <table:table-cell office:value-type="string">
            <text:p>replib</text:p>
          </table:table-cell>
          <table:table-cell office:value-type="float" office:value="3293.223">
            <text:p>3293.223</text:p>
          </table:table-cell>
          <table:table-cell office:value-type="float" office:value="382822.567">
            <text:p>382822.567</text:p>
          </table:table-cell>
        </table:table-row>
        <table:table-row table:style-name="ro3">
          <table:table-cell table:number-columns-repeated="11"/>
          <table:table-cell office:value-type="float" office:value="8.145">
            <text:p>8.14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65">
            <text:p>665</text:p>
          </table:table-cell>
          <table:table-cell office:value-type="float" office:value="825">
            <text:p>825</text:p>
          </table:table-cell>
          <table:table-cell office:value-type="float" office:value="41.99">
            <text:p>41.99</text:p>
          </table:table-cell>
          <table:table-cell office:value-type="string">
            <text:p>replib</text:p>
          </table:table-cell>
          <table:table-cell office:value-type="float" office:value="40458.998">
            <text:p>40458.998</text:p>
          </table:table-cell>
          <table:table-cell office:value-type="float" office:value="1456228.857">
            <text:p>1456228.857</text:p>
          </table:table-cell>
        </table:table-row>
        <table:table-row table:style-name="ro3">
          <table:table-cell table:number-columns-repeated="11"/>
          <table:table-cell office:value-type="float" office:value="8.176">
            <text:p>8.176</text:p>
          </table:table-cell>
          <table:table-cell office:value-type="string">
            <text:p>1-Heptanol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762">
            <text:p>762</text:p>
          </table:table-cell>
          <table:table-cell office:value-type="float" office:value="29.67">
            <text:p>29.67</text:p>
          </table:table-cell>
          <table:table-cell office:value-type="string">
            <text:p>replib</text:p>
          </table:table-cell>
          <table:table-cell office:value-type="float" office:value="4652.751">
            <text:p>4652.751</text:p>
          </table:table-cell>
          <table:table-cell office:value-type="float" office:value="489428.604">
            <text:p>489428.604</text:p>
          </table:table-cell>
        </table:table-row>
        <table:table-row table:style-name="ro3">
          <table:table-cell table:number-columns-repeated="11"/>
          <table:table-cell office:value-type="float" office:value="8.24">
            <text:p>8.24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n.a.</text:p>
          </table:table-cell>
          <table:table-cell office:value-type="float" office:value="922">
            <text:p>922</text:p>
          </table:table-cell>
          <table:table-cell office:value-type="float" office:value="939">
            <text:p>939</text:p>
          </table:table-cell>
          <table:table-cell office:value-type="float" office:value="23.65">
            <text:p>23.65</text:p>
          </table:table-cell>
          <table:table-cell office:value-type="string">
            <text:p>replib</text:p>
          </table:table-cell>
          <table:table-cell office:value-type="float" office:value="132601.364">
            <text:p>132601.364</text:p>
          </table:table-cell>
          <table:table-cell office:value-type="float" office:value="4368481.477">
            <text:p>4368481.477</text:p>
          </table:table-cell>
        </table:table-row>
        <table:table-row table:style-name="ro3">
          <table:table-cell table:number-columns-repeated="11"/>
          <table:table-cell office:value-type="float" office:value="8.339">
            <text:p>8.339</text:p>
          </table:table-cell>
          <table:table-cell office:value-type="string">
            <text:p>Bicyclo[3.1.1]heptane, 6,6-dimethyl-2-methylene-, (1S)-</text:p>
          </table:table-cell>
          <table:table-cell office:value-type="string">
            <text:p>n.a.</text:p>
          </table:table-cell>
          <table:table-cell office:value-type="float" office:value="854">
            <text:p>854</text:p>
          </table:table-cell>
          <table:table-cell office:value-type="float" office:value="878">
            <text:p>878</text:p>
          </table:table-cell>
          <table:table-cell office:value-type="float" office:value="23.1">
            <text:p>23.1</text:p>
          </table:table-cell>
          <table:table-cell office:value-type="string">
            <text:p>replib</text:p>
          </table:table-cell>
          <table:table-cell office:value-type="float" office:value="39677.465">
            <text:p>39677.465</text:p>
          </table:table-cell>
          <table:table-cell office:value-type="float" office:value="933762.406">
            <text:p>933762.406</text:p>
          </table:table-cell>
        </table:table-row>
        <table:table-row table:style-name="ro3">
          <table:table-cell table:number-columns-repeated="11"/>
          <table:table-cell office:value-type="float" office:value="8.383">
            <text:p>8.383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652">
            <text:p>652</text:p>
          </table:table-cell>
          <table:table-cell office:value-type="float" office:value="33.62">
            <text:p>33.62</text:p>
          </table:table-cell>
          <table:table-cell office:value-type="string">
            <text:p>replib</text:p>
          </table:table-cell>
          <table:table-cell office:value-type="float" office:value="182313.837">
            <text:p>182313.837</text:p>
          </table:table-cell>
          <table:table-cell office:value-type="float" office:value="5087352.042">
            <text:p>5087352.042</text:p>
          </table:table-cell>
        </table:table-row>
        <table:table-row table:style-name="ro3">
          <table:table-cell table:number-columns-repeated="11"/>
          <table:table-cell office:value-type="float" office:value="8.482">
            <text:p>8.482</text:p>
          </table:table-cell>
          <table:table-cell office:value-type="string">
            <text:p>5-Hepten-2-one, 6-methyl-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736">
            <text:p>736</text:p>
          </table:table-cell>
          <table:table-cell office:value-type="float" office:value="29.57">
            <text:p>29.57</text:p>
          </table:table-cell>
          <table:table-cell office:value-type="string">
            <text:p>replib</text:p>
          </table:table-cell>
          <table:table-cell office:value-type="float" office:value="23652.747">
            <text:p>23652.747</text:p>
          </table:table-cell>
          <table:table-cell office:value-type="float" office:value="725503.547">
            <text:p>725503.547</text:p>
          </table:table-cell>
        </table:table-row>
        <table:table-row table:style-name="ro3">
          <table:table-cell table:number-columns-repeated="11"/>
          <table:table-cell office:value-type="float" office:value="8.598">
            <text:p>8.598</text:p>
          </table:table-cell>
          <table:table-cell office:value-type="string">
            <text:p>Nerolidol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751">
            <text:p>751</text:p>
          </table:table-cell>
          <table:table-cell office:value-type="float" office:value="24.81">
            <text:p>24.81</text:p>
          </table:table-cell>
          <table:table-cell office:value-type="string">
            <text:p>replib</text:p>
          </table:table-cell>
          <table:table-cell office:value-type="float" office:value="8279.627">
            <text:p>8279.627</text:p>
          </table:table-cell>
          <table:table-cell office:value-type="float" office:value="677513.041">
            <text:p>677513.041</text:p>
          </table:table-cell>
        </table:table-row>
        <table:table-row table:style-name="ro3">
          <table:table-cell table:number-columns-repeated="11"/>
          <table:table-cell office:value-type="float" office:value="8.669">
            <text:p>8.669</text:p>
          </table:table-cell>
          <table:table-cell office:value-type="string">
            <text:p>Benzene, (1-methylnonadecyl)-</text:p>
          </table:table-cell>
          <table:table-cell office:value-type="string">
            <text:p>n.a.</text:p>
          </table:table-cell>
          <table:table-cell table:number-columns-repeated="2" office:value-type="float" office:value="644">
            <text:p>644</text:p>
          </table:table-cell>
          <table:table-cell office:value-type="float" office:value="25.5">
            <text:p>25.5</text:p>
          </table:table-cell>
          <table:table-cell office:value-type="string">
            <text:p>replib</text:p>
          </table:table-cell>
          <table:table-cell office:value-type="float" office:value="12070.435">
            <text:p>12070.435</text:p>
          </table:table-cell>
          <table:table-cell office:value-type="float" office:value="513014.45">
            <text:p>513014.45</text:p>
          </table:table-cell>
        </table:table-row>
        <table:table-row table:style-name="ro3">
          <table:table-cell table:number-columns-repeated="11"/>
          <table:table-cell office:value-type="float" office:value="8.747">
            <text:p>8.7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6">
            <text:p>656</text:p>
          </table:table-cell>
          <table:table-cell office:value-type="float" office:value="951">
            <text:p>951</text:p>
          </table:table-cell>
          <table:table-cell office:value-type="float" office:value="20.01">
            <text:p>20.01</text:p>
          </table:table-cell>
          <table:table-cell office:value-type="string">
            <text:p>replib</text:p>
          </table:table-cell>
          <table:table-cell office:value-type="float" office:value="14000.859">
            <text:p>14000.859</text:p>
          </table:table-cell>
          <table:table-cell office:value-type="float" office:value="665774.558">
            <text:p>665774.558</text:p>
          </table:table-cell>
        </table:table-row>
        <table:table-row table:style-name="ro3">
          <table:table-cell table:number-columns-repeated="11"/>
          <table:table-cell office:value-type="float" office:value="8.795">
            <text:p>8.7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42">
            <text:p>942</text:p>
          </table:table-cell>
          <table:table-cell office:value-type="float" office:value="40.8">
            <text:p>40.8</text:p>
          </table:table-cell>
          <table:table-cell office:value-type="string">
            <text:p>replib</text:p>
          </table:table-cell>
          <table:table-cell office:value-type="float" office:value="44020.915">
            <text:p>44020.915</text:p>
          </table:table-cell>
          <table:table-cell office:value-type="float" office:value="1038225.118">
            <text:p>1038225.118</text:p>
          </table:table-cell>
        </table:table-row>
        <table:table-row table:style-name="ro3">
          <table:table-cell table:number-columns-repeated="11"/>
          <table:table-cell office:value-type="float" office:value="8.904">
            <text:p>8.904</text:p>
          </table:table-cell>
          <table:table-cell office:value-type="string">
            <text:p>4-Hexen-1-ol, acetate</text:p>
          </table:table-cell>
          <table:table-cell office:value-type="string">
            <text:p>n.a.</text:p>
          </table:table-cell>
          <table:table-cell office:value-type="float" office:value="921">
            <text:p>921</text:p>
          </table:table-cell>
          <table:table-cell office:value-type="float" office:value="961">
            <text:p>961</text:p>
          </table:table-cell>
          <table:table-cell office:value-type="float" office:value="61.37">
            <text:p>61.37</text:p>
          </table:table-cell>
          <table:table-cell office:value-type="string">
            <text:p>replib</text:p>
          </table:table-cell>
          <table:table-cell office:value-type="float" office:value="45640.652">
            <text:p>45640.652</text:p>
          </table:table-cell>
          <table:table-cell office:value-type="float" office:value="787514.692">
            <text:p>787514.692</text:p>
          </table:table-cell>
        </table:table-row>
        <table:table-row table:style-name="ro3">
          <table:table-cell table:number-columns-repeated="11"/>
          <table:table-cell office:value-type="float" office:value="9.057">
            <text:p>9.057</text:p>
          </table:table-cell>
          <table:table-cell office:value-type="string">
            <text:p>Acetic acid, nonyl ester</text:p>
          </table:table-cell>
          <table:table-cell office:value-type="string">
            <text:p>n.a.</text:p>
          </table:table-cell>
          <table:table-cell office:value-type="float" office:value="658">
            <text:p>658</text:p>
          </table:table-cell>
          <table:table-cell office:value-type="float" office:value="665">
            <text:p>665</text:p>
          </table:table-cell>
          <table:table-cell office:value-type="float" office:value="13.81">
            <text:p>13.81</text:p>
          </table:table-cell>
          <table:table-cell office:value-type="string">
            <text:p>replib</text:p>
          </table:table-cell>
          <table:table-cell office:value-type="float" office:value="28852.598">
            <text:p>28852.598</text:p>
          </table:table-cell>
          <table:table-cell office:value-type="float" office:value="874724.147">
            <text:p>874724.147</text:p>
          </table:table-cell>
        </table:table-row>
        <table:table-row table:style-name="ro3">
          <table:table-cell table:number-columns-repeated="11"/>
          <table:table-cell office:value-type="float" office:value="9.094">
            <text:p>9.0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4">
            <text:p>644</text:p>
          </table:table-cell>
          <table:table-cell office:value-type="float" office:value="934">
            <text:p>934</text:p>
          </table:table-cell>
          <table:table-cell office:value-type="float" office:value="61.05">
            <text:p>61.05</text:p>
          </table:table-cell>
          <table:table-cell office:value-type="string">
            <text:p>replib</text:p>
          </table:table-cell>
          <table:table-cell office:value-type="float" office:value="86591.76">
            <text:p>86591.76</text:p>
          </table:table-cell>
          <table:table-cell office:value-type="float" office:value="2475378.764">
            <text:p>2475378.764</text:p>
          </table:table-cell>
        </table:table-row>
        <table:table-row table:style-name="ro3">
          <table:table-cell table:number-columns-repeated="11"/>
          <table:table-cell office:value-type="float" office:value="9.108">
            <text:p>9.1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951">
            <text:p>951</text:p>
          </table:table-cell>
          <table:table-cell office:value-type="float" office:value="77.56">
            <text:p>77.56</text:p>
          </table:table-cell>
          <table:table-cell office:value-type="string">
            <text:p>replib</text:p>
          </table:table-cell>
          <table:table-cell office:value-type="float" office:value="112828.064">
            <text:p>112828.064</text:p>
          </table:table-cell>
          <table:table-cell office:value-type="float" office:value="2880345.012">
            <text:p>2880345.012</text:p>
          </table:table-cell>
        </table:table-row>
        <table:table-row table:style-name="ro3">
          <table:table-cell table:number-columns-repeated="11"/>
          <table:table-cell office:value-type="float" office:value="9.176">
            <text:p>9.176</text:p>
          </table:table-cell>
          <table:table-cell office:value-type="string">
            <text:p>Cyclohexene, 3-methyl-6-(1-methylethylidene)-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899">
            <text:p>899</text:p>
          </table:table-cell>
          <table:table-cell office:value-type="float" office:value="16.33">
            <text:p>16.33</text:p>
          </table:table-cell>
          <table:table-cell office:value-type="string">
            <text:p>replib</text:p>
          </table:table-cell>
          <table:table-cell office:value-type="float" office:value="4344.664">
            <text:p>4344.664</text:p>
          </table:table-cell>
          <table:table-cell office:value-type="float" office:value="757385.534">
            <text:p>757385.534</text:p>
          </table:table-cell>
        </table:table-row>
        <table:table-row table:style-name="ro3">
          <table:table-cell table:number-columns-repeated="11"/>
          <table:table-cell office:value-type="float" office:value="9.319">
            <text:p>9.319</text:p>
          </table:table-cell>
          <table:table-cell office:value-type="string">
            <text:p>p-Cymene</text:p>
          </table:table-cell>
          <table:table-cell office:value-type="string">
            <text:p>n.a.</text:p>
          </table:table-cell>
          <table:table-cell office:value-type="float" office:value="879">
            <text:p>879</text:p>
          </table:table-cell>
          <table:table-cell office:value-type="float" office:value="925">
            <text:p>925</text:p>
          </table:table-cell>
          <table:table-cell office:value-type="float" office:value="24.93">
            <text:p>24.93</text:p>
          </table:table-cell>
          <table:table-cell office:value-type="string">
            <text:p>replib</text:p>
          </table:table-cell>
          <table:table-cell office:value-type="float" office:value="28323.729">
            <text:p>28323.729</text:p>
          </table:table-cell>
          <table:table-cell office:value-type="float" office:value="719770.9">
            <text:p>719770.9</text:p>
          </table:table-cell>
        </table:table-row>
        <table:table-row table:style-name="ro3">
          <table:table-cell table:number-columns-repeated="11"/>
          <table:table-cell office:value-type="float" office:value="9.39">
            <text:p>9.39</text:p>
          </table:table-cell>
          <table:table-cell office:value-type="string">
            <text:p>1-Hexanol, 2-ethyl-</text:p>
          </table:table-cell>
          <table:table-cell office:value-type="string">
            <text:p>n.a.</text:p>
          </table:table-cell>
          <table:table-cell office:value-type="float" office:value="790">
            <text:p>790</text:p>
          </table:table-cell>
          <table:table-cell office:value-type="float" office:value="902">
            <text:p>902</text:p>
          </table:table-cell>
          <table:table-cell office:value-type="float" office:value="54.68">
            <text:p>54.68</text:p>
          </table:table-cell>
          <table:table-cell office:value-type="string">
            <text:p>replib</text:p>
          </table:table-cell>
          <table:table-cell office:value-type="float" office:value="103041.44">
            <text:p>103041.44</text:p>
          </table:table-cell>
          <table:table-cell office:value-type="float" office:value="1942072.539">
            <text:p>1942072.539</text:p>
          </table:table-cell>
        </table:table-row>
        <table:table-row table:style-name="ro3">
          <table:table-cell table:number-columns-repeated="11"/>
          <table:table-cell office:value-type="float" office:value="9.478">
            <text:p>9.478</text:p>
          </table:table-cell>
          <table:table-cell office:value-type="string">
            <text:p>Eucalyptol</text:p>
          </table:table-cell>
          <table:table-cell office:value-type="string">
            <text:p>n.a.</text:p>
          </table:table-cell>
          <table:table-cell office:value-type="float" office:value="923">
            <text:p>923</text:p>
          </table:table-cell>
          <table:table-cell office:value-type="float" office:value="936">
            <text:p>936</text:p>
          </table:table-cell>
          <table:table-cell office:value-type="float" office:value="86.43">
            <text:p>86.43</text:p>
          </table:table-cell>
          <table:table-cell office:value-type="string">
            <text:p>replib</text:p>
          </table:table-cell>
          <table:table-cell office:value-type="float" office:value="62879.842">
            <text:p>62879.842</text:p>
          </table:table-cell>
          <table:table-cell office:value-type="float" office:value="1710183.594">
            <text:p>1710183.594</text:p>
          </table:table-cell>
        </table:table-row>
        <table:table-row table:style-name="ro3">
          <table:table-cell table:number-columns-repeated="11"/>
          <table:table-cell office:value-type="float" office:value="9.648">
            <text:p>9.6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934">
            <text:p>934</text:p>
          </table:table-cell>
          <table:table-cell office:value-type="float" office:value="57">
            <text:p>57</text:p>
          </table:table-cell>
          <table:table-cell office:value-type="string">
            <text:p>replib</text:p>
          </table:table-cell>
          <table:table-cell office:value-type="float" office:value="19402.999">
            <text:p>19402.999</text:p>
          </table:table-cell>
          <table:table-cell office:value-type="float" office:value="525949.86">
            <text:p>525949.86</text:p>
          </table:table-cell>
        </table:table-row>
        <table:table-row table:style-name="ro3">
          <table:table-cell table:number-columns-repeated="11"/>
          <table:table-cell office:value-type="float" office:value="9.676">
            <text:p>9.676</text:p>
          </table:table-cell>
          <table:table-cell office:value-type="string">
            <text:p>Benzeneacetaldehyde</text:p>
          </table:table-cell>
          <table:table-cell office:value-type="string">
            <text:p>n.a.</text:p>
          </table:table-cell>
          <table:table-cell office:value-type="float" office:value="838">
            <text:p>838</text:p>
          </table:table-cell>
          <table:table-cell office:value-type="float" office:value="884">
            <text:p>884</text:p>
          </table:table-cell>
          <table:table-cell office:value-type="float" office:value="74.07">
            <text:p>74.07</text:p>
          </table:table-cell>
          <table:table-cell office:value-type="string">
            <text:p>replib</text:p>
          </table:table-cell>
          <table:table-cell office:value-type="float" office:value="37027.442">
            <text:p>37027.442</text:p>
          </table:table-cell>
          <table:table-cell office:value-type="float" office:value="768287.652">
            <text:p>768287.652</text:p>
          </table:table-cell>
        </table:table-row>
        <table:table-row table:style-name="ro3">
          <table:table-cell table:number-columns-repeated="11"/>
          <table:table-cell office:value-type="float" office:value="9.72">
            <text:p>9.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62">
            <text:p>962</text:p>
          </table:table-cell>
          <table:table-cell office:value-type="float" office:value="55.39">
            <text:p>55.39</text:p>
          </table:table-cell>
          <table:table-cell office:value-type="string">
            <text:p>replib</text:p>
          </table:table-cell>
          <table:table-cell office:value-type="float" office:value="29948.87">
            <text:p>29948.87</text:p>
          </table:table-cell>
          <table:table-cell office:value-type="float" office:value="706830.862">
            <text:p>706830.862</text:p>
          </table:table-cell>
        </table:table-row>
        <table:table-row table:style-name="ro3">
          <table:table-cell table:number-columns-repeated="11"/>
          <table:table-cell office:value-type="float" office:value="9.768">
            <text:p>9.768</text:p>
          </table:table-cell>
          <table:table-cell office:value-type="string">
            <text:p>Benzene, 1,4-diethyl-</text:p>
          </table:table-cell>
          <table:table-cell office:value-type="string">
            <text:p>n.a.</text:p>
          </table:table-cell>
          <table:table-cell office:value-type="float" office:value="923">
            <text:p>923</text:p>
          </table:table-cell>
          <table:table-cell office:value-type="float" office:value="931">
            <text:p>931</text:p>
          </table:table-cell>
          <table:table-cell office:value-type="float" office:value="49.81">
            <text:p>49.81</text:p>
          </table:table-cell>
          <table:table-cell office:value-type="string">
            <text:p>replib</text:p>
          </table:table-cell>
          <table:table-cell office:value-type="float" office:value="33448.676">
            <text:p>33448.676</text:p>
          </table:table-cell>
          <table:table-cell office:value-type="float" office:value="563115.167">
            <text:p>563115.167</text:p>
          </table:table-cell>
        </table:table-row>
        <table:table-row table:style-name="ro3">
          <table:table-cell table:number-columns-repeated="11"/>
          <table:table-cell office:value-type="float" office:value="9.931">
            <text:p>9.931</text:p>
          </table:table-cell>
          <table:table-cell office:value-type="string">
            <text:p>Benzene, 1,4-diethyl-</text:p>
          </table:table-cell>
          <table:table-cell office:value-type="string">
            <text:p>n.a.</text:p>
          </table:table-cell>
          <table:table-cell office:value-type="float" office:value="896">
            <text:p>896</text:p>
          </table:table-cell>
          <table:table-cell office:value-type="float" office:value="921">
            <text:p>921</text:p>
          </table:table-cell>
          <table:table-cell office:value-type="float" office:value="49.12">
            <text:p>49.12</text:p>
          </table:table-cell>
          <table:table-cell office:value-type="string">
            <text:p>replib</text:p>
          </table:table-cell>
          <table:table-cell office:value-type="float" office:value="5004.014">
            <text:p>5004.014</text:p>
          </table:table-cell>
          <table:table-cell office:value-type="float" office:value="557766.608">
            <text:p>557766.608</text:p>
          </table:table-cell>
        </table:table-row>
        <table:table-row table:style-name="ro3">
          <table:table-cell table:number-columns-repeated="11"/>
          <table:table-cell office:value-type="float" office:value="9.999">
            <text:p>9.999</text:p>
          </table:table-cell>
          <table:table-cell office:value-type="string">
            <text:p>γ-Terpinene</text:p>
          </table:table-cell>
          <table:table-cell office:value-type="string">
            <text:p>n.a.</text:p>
          </table:table-cell>
          <table:table-cell office:value-type="float" office:value="791">
            <text:p>791</text:p>
          </table:table-cell>
          <table:table-cell office:value-type="float" office:value="874">
            <text:p>874</text:p>
          </table:table-cell>
          <table:table-cell office:value-type="float" office:value="31.92">
            <text:p>31.92</text:p>
          </table:table-cell>
          <table:table-cell office:value-type="string">
            <text:p>replib</text:p>
          </table:table-cell>
          <table:table-cell office:value-type="float" office:value="80152.812">
            <text:p>80152.812</text:p>
          </table:table-cell>
          <table:table-cell office:value-type="float" office:value="2739068.324">
            <text:p>2739068.324</text:p>
          </table:table-cell>
        </table:table-row>
        <table:table-row table:style-name="ro3">
          <table:table-cell table:number-columns-repeated="11"/>
          <table:table-cell office:value-type="float" office:value="10.108">
            <text:p>10.108</text:p>
          </table:table-cell>
          <table:table-cell office:value-type="string">
            <text:p>1-Pentanone, 1-phenyl-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68">
            <text:p>768</text:p>
          </table:table-cell>
          <table:table-cell office:value-type="float" office:value="32.44">
            <text:p>32.44</text:p>
          </table:table-cell>
          <table:table-cell office:value-type="string">
            <text:p>replib</text:p>
          </table:table-cell>
          <table:table-cell office:value-type="float" office:value="274962.947">
            <text:p>274962.947</text:p>
          </table:table-cell>
          <table:table-cell office:value-type="float" office:value="8529741.439">
            <text:p>8529741.439</text:p>
          </table:table-cell>
        </table:table-row>
        <table:table-row table:style-name="ro3">
          <table:table-cell table:number-columns-repeated="11"/>
          <table:table-cell office:value-type="float" office:value="10.128">
            <text:p>10.1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2">
            <text:p>652</text:p>
          </table:table-cell>
          <table:table-cell office:value-type="float" office:value="926">
            <text:p>926</text:p>
          </table:table-cell>
          <table:table-cell office:value-type="float" office:value="73.95">
            <text:p>73.95</text:p>
          </table:table-cell>
          <table:table-cell office:value-type="string">
            <text:p>replib</text:p>
          </table:table-cell>
          <table:table-cell office:value-type="float" office:value="36156.433">
            <text:p>36156.433</text:p>
          </table:table-cell>
          <table:table-cell office:value-type="float" office:value="1407132.154">
            <text:p>1407132.154</text:p>
          </table:table-cell>
        </table:table-row>
        <table:table-row table:style-name="ro3">
          <table:table-cell table:number-columns-repeated="11"/>
          <table:table-cell office:value-type="float" office:value="10.223">
            <text:p>10.223</text:p>
          </table:table-cell>
          <table:table-cell office:value-type="string">
            <text:p>p-Menth-8-en-1-ol, stereoisomer</text:p>
          </table:table-cell>
          <table:table-cell office:value-type="string">
            <text:p>n.a.</text:p>
          </table:table-cell>
          <table:table-cell office:value-type="float" office:value="861">
            <text:p>861</text:p>
          </table:table-cell>
          <table:table-cell office:value-type="float" office:value="890">
            <text:p>890</text:p>
          </table:table-cell>
          <table:table-cell office:value-type="float" office:value="33.39">
            <text:p>33.39</text:p>
          </table:table-cell>
          <table:table-cell office:value-type="string">
            <text:p>replib</text:p>
          </table:table-cell>
          <table:table-cell office:value-type="float" office:value="10798.512">
            <text:p>10798.512</text:p>
          </table:table-cell>
          <table:table-cell office:value-type="float" office:value="529238.626">
            <text:p>529238.626</text:p>
          </table:table-cell>
        </table:table-row>
        <table:table-row table:style-name="ro3">
          <table:table-cell table:number-columns-repeated="11"/>
          <table:table-cell office:value-type="float" office:value="10.353">
            <text:p>10.353</text:p>
          </table:table-cell>
          <table:table-cell office:value-type="string">
            <text:p>Levomenthol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693">
            <text:p>693</text:p>
          </table:table-cell>
          <table:table-cell office:value-type="float" office:value="41.03">
            <text:p>41.03</text:p>
          </table:table-cell>
          <table:table-cell office:value-type="string">
            <text:p>replib</text:p>
          </table:table-cell>
          <table:table-cell office:value-type="float" office:value="4189936.145">
            <text:p>4189936.145</text:p>
          </table:table-cell>
          <table:table-cell office:value-type="float" office:value="160128492.165">
            <text:p>160128492.165</text:p>
          </table:table-cell>
        </table:table-row>
        <table:table-row table:style-name="ro1">
          <table:table-cell table:number-columns-repeated="11"/>
          <table:table-cell office:value-type="float" office:value="10.482">
            <text:p>10.482</text:p>
          </table:table-cell>
          <table:table-cell office:value-type="string">
            <text:p>1,3,8-p-Menthatrien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895">
            <text:p>895</text:p>
          </table:table-cell>
          <table:table-cell office:value-type="float" office:value="42.39">
            <text:p>42.39</text:p>
          </table:table-cell>
          <table:table-cell office:value-type="string">
            <text:p>replib</text:p>
          </table:table-cell>
          <table:table-cell office:value-type="float" office:value="10107.227">
            <text:p>10107.227</text:p>
          </table:table-cell>
          <table:table-cell office:value-type="float" office:value="457175.731">
            <text:p>457175.731</text:p>
          </table:table-cell>
        </table:table-row>
        <table:table-row table:style-name="ro1">
          <table:table-cell table:number-columns-repeated="11"/>
          <table:table-cell office:value-type="float" office:value="10.529">
            <text:p>10.529</text:p>
          </table:table-cell>
          <table:table-cell office:value-type="string">
            <text:p>2,4,6-Octatriene, 2,6-dimethyl-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835">
            <text:p>835</text:p>
          </table:table-cell>
          <table:table-cell office:value-type="float" office:value="22.75">
            <text:p>22.75</text:p>
          </table:table-cell>
          <table:table-cell office:value-type="string">
            <text:p>replib</text:p>
          </table:table-cell>
          <table:table-cell office:value-type="float" office:value="24519.325">
            <text:p>24519.325</text:p>
          </table:table-cell>
          <table:table-cell office:value-type="float" office:value="570292.033">
            <text:p>570292.033</text:p>
          </table:table-cell>
        </table:table-row>
        <table:table-row table:style-name="ro1">
          <table:table-cell table:number-columns-repeated="11"/>
          <table:table-cell office:value-type="float" office:value="10.659">
            <text:p>10.659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650">
            <text:p>650</text:p>
          </table:table-cell>
          <table:table-cell office:value-type="float" office:value="688">
            <text:p>688</text:p>
          </table:table-cell>
          <table:table-cell office:value-type="float" office:value="40.76">
            <text:p>40.76</text:p>
          </table:table-cell>
          <table:table-cell office:value-type="string">
            <text:p>replib</text:p>
          </table:table-cell>
          <table:table-cell office:value-type="float" office:value="6921.12">
            <text:p>6921.12</text:p>
          </table:table-cell>
          <table:table-cell office:value-type="float" office:value="426652.021">
            <text:p>426652.021</text:p>
          </table:table-cell>
        </table:table-row>
        <table:table-row table:style-name="ro1">
          <table:table-cell table:number-columns-repeated="11"/>
          <table:table-cell office:value-type="float" office:value="10.72">
            <text:p>10.72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19">
            <text:p>619</text:p>
          </table:table-cell>
          <table:table-cell office:value-type="float" office:value="722">
            <text:p>722</text:p>
          </table:table-cell>
          <table:table-cell office:value-type="float" office:value="30.71">
            <text:p>30.71</text:p>
          </table:table-cell>
          <table:table-cell office:value-type="string">
            <text:p>replib</text:p>
          </table:table-cell>
          <table:table-cell office:value-type="float" office:value="53323.567">
            <text:p>53323.567</text:p>
          </table:table-cell>
          <table:table-cell office:value-type="float" office:value="2178528.704">
            <text:p>2178528.704</text:p>
          </table:table-cell>
        </table:table-row>
        <table:table-row table:style-name="ro1">
          <table:table-cell table:number-columns-repeated="11"/>
          <table:table-cell office:value-type="float" office:value="10.801">
            <text:p>10.801</text:p>
          </table:table-cell>
          <table:table-cell office:value-type="string">
            <text:p>p-Menth-8-en-1-ol, stereoisomer</text:p>
          </table:table-cell>
          <table:table-cell office:value-type="string">
            <text:p>n.a.</text:p>
          </table:table-cell>
          <table:table-cell office:value-type="float" office:value="839">
            <text:p>839</text:p>
          </table:table-cell>
          <table:table-cell office:value-type="float" office:value="864">
            <text:p>864</text:p>
          </table:table-cell>
          <table:table-cell office:value-type="float" office:value="38.87">
            <text:p>38.87</text:p>
          </table:table-cell>
          <table:table-cell office:value-type="string">
            <text:p>replib</text:p>
          </table:table-cell>
          <table:table-cell office:value-type="float" office:value="4968.579">
            <text:p>4968.579</text:p>
          </table:table-cell>
          <table:table-cell office:value-type="float" office:value="375504.84">
            <text:p>375504.84</text:p>
          </table:table-cell>
        </table:table-row>
        <table:table-row table:style-name="ro1">
          <table:table-cell table:number-columns-repeated="11"/>
          <table:table-cell office:value-type="float" office:value="10.846">
            <text:p>10.846</text:p>
          </table:table-cell>
          <table:table-cell office:value-type="string">
            <text:p>Nonanal</text:p>
          </table:table-cell>
          <table:table-cell office:value-type="string">
            <text:p>n.a.</text:p>
          </table:table-cell>
          <table:table-cell office:value-type="float" office:value="890">
            <text:p>890</text:p>
          </table:table-cell>
          <table:table-cell office:value-type="float" office:value="901">
            <text:p>901</text:p>
          </table:table-cell>
          <table:table-cell office:value-type="float" office:value="69.03">
            <text:p>69.03</text:p>
          </table:table-cell>
          <table:table-cell office:value-type="string">
            <text:p>replib</text:p>
          </table:table-cell>
          <table:table-cell office:value-type="float" office:value="956720.517">
            <text:p>956720.517</text:p>
          </table:table-cell>
          <table:table-cell office:value-type="float" office:value="36124526.346">
            <text:p>36124526.346</text:p>
          </table:table-cell>
        </table:table-row>
        <table:table-row table:style-name="ro1">
          <table:table-cell table:number-columns-repeated="11"/>
          <table:table-cell office:value-type="float" office:value="11.087">
            <text:p>11.087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835">
            <text:p>835</text:p>
          </table:table-cell>
          <table:table-cell office:value-type="float" office:value="846">
            <text:p>846</text:p>
          </table:table-cell>
          <table:table-cell office:value-type="float" office:value="33.03">
            <text:p>33.03</text:p>
          </table:table-cell>
          <table:table-cell office:value-type="string">
            <text:p>replib</text:p>
          </table:table-cell>
          <table:table-cell office:value-type="float" office:value="63322.278">
            <text:p>63322.278</text:p>
          </table:table-cell>
          <table:table-cell office:value-type="float" office:value="1539798.491">
            <text:p>1539798.491</text:p>
          </table:table-cell>
        </table:table-row>
        <table:table-row table:style-name="ro1">
          <table:table-cell table:number-columns-repeated="11"/>
          <table:table-cell office:value-type="float" office:value="11.182">
            <text:p>11.182</text:p>
          </table:table-cell>
          <table:table-cell office:value-type="string">
            <text:p>Bicyclo[3.1.1]hept-2-en-6-one, 2,7,7-trimethyl-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819">
            <text:p>819</text:p>
          </table:table-cell>
          <table:table-cell office:value-type="float" office:value="39.4">
            <text:p>39.4</text:p>
          </table:table-cell>
          <table:table-cell office:value-type="string">
            <text:p>replib</text:p>
          </table:table-cell>
          <table:table-cell office:value-type="float" office:value="116432.889">
            <text:p>116432.889</text:p>
          </table:table-cell>
          <table:table-cell office:value-type="float" office:value="2735106.795">
            <text:p>2735106.795</text:p>
          </table:table-cell>
        </table:table-row>
        <table:table-row table:style-name="ro1">
          <table:table-cell table:number-columns-repeated="11"/>
          <table:table-cell office:value-type="float" office:value="11.23">
            <text:p>11.23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43">
            <text:p>643</text:p>
          </table:table-cell>
          <table:table-cell office:value-type="float" office:value="687">
            <text:p>687</text:p>
          </table:table-cell>
          <table:table-cell office:value-type="float" office:value="22.22">
            <text:p>22.22</text:p>
          </table:table-cell>
          <table:table-cell office:value-type="string">
            <text:p>replib</text:p>
          </table:table-cell>
          <table:table-cell office:value-type="float" office:value="331348.395">
            <text:p>331348.395</text:p>
          </table:table-cell>
          <table:table-cell office:value-type="float" office:value="11810195.986">
            <text:p>11810195.986</text:p>
          </table:table-cell>
        </table:table-row>
        <table:table-row table:style-name="ro1">
          <table:table-cell table:number-columns-repeated="11"/>
          <table:table-cell office:value-type="float" office:value="11.274">
            <text:p>11.274</text:p>
          </table:table-cell>
          <table:table-cell office:value-type="string">
            <text:p>9,12,15-Octadecatrien-1-ol, (Z,Z,Z)-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691">
            <text:p>691</text:p>
          </table:table-cell>
          <table:table-cell office:value-type="float" office:value="16.09">
            <text:p>16.09</text:p>
          </table:table-cell>
          <table:table-cell office:value-type="string">
            <text:p>replib</text:p>
          </table:table-cell>
          <table:table-cell office:value-type="float" office:value="32938.555">
            <text:p>32938.555</text:p>
          </table:table-cell>
          <table:table-cell office:value-type="float" office:value="1051555.155">
            <text:p>1051555.155</text:p>
          </table:table-cell>
        </table:table-row>
        <table:table-row table:style-name="ro1">
          <table:table-cell table:number-columns-repeated="11"/>
          <table:table-cell office:value-type="float" office:value="11.325">
            <text:p>11.325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736">
            <text:p>736</text:p>
          </table:table-cell>
          <table:table-cell office:value-type="float" office:value="22.4">
            <text:p>22.4</text:p>
          </table:table-cell>
          <table:table-cell office:value-type="string">
            <text:p>replib</text:p>
          </table:table-cell>
          <table:table-cell office:value-type="float" office:value="101869.817">
            <text:p>101869.817</text:p>
          </table:table-cell>
          <table:table-cell office:value-type="float" office:value="3607732.383">
            <text:p>3607732.383</text:p>
          </table:table-cell>
        </table:table-row>
        <table:table-row table:style-name="ro1">
          <table:table-cell table:number-columns-repeated="11"/>
          <table:table-cell office:value-type="float" office:value="11.444">
            <text:p>11.444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798">
            <text:p>798</text:p>
          </table:table-cell>
          <table:table-cell office:value-type="float" office:value="23.06">
            <text:p>23.06</text:p>
          </table:table-cell>
          <table:table-cell office:value-type="string">
            <text:p>replib</text:p>
          </table:table-cell>
          <table:table-cell office:value-type="float" office:value="2981.694">
            <text:p>2981.694</text:p>
          </table:table-cell>
          <table:table-cell office:value-type="float" office:value="565552.285">
            <text:p>565552.285</text:p>
          </table:table-cell>
        </table:table-row>
        <table:table-row table:style-name="ro1">
          <table:table-cell table:number-columns-repeated="11"/>
          <table:table-cell office:value-type="float" office:value="11.546">
            <text:p>11.546</text:p>
          </table:table-cell>
          <table:table-cell office:value-type="string">
            <text:p>Bicyclo[3.1.1]heptan-3-ol, 6,6-dimethyl-2-methylene-, [1S-(1α,3α,5α)]-</text:p>
          </table:table-cell>
          <table:table-cell office:value-type="string">
            <text:p>n.a.</text:p>
          </table:table-cell>
          <table:table-cell office:value-type="float" office:value="813">
            <text:p>813</text:p>
          </table:table-cell>
          <table:table-cell office:value-type="float" office:value="876">
            <text:p>876</text:p>
          </table:table-cell>
          <table:table-cell office:value-type="float" office:value="66.58">
            <text:p>66.58</text:p>
          </table:table-cell>
          <table:table-cell office:value-type="string">
            <text:p>replib</text:p>
          </table:table-cell>
          <table:table-cell office:value-type="float" office:value="102479.755">
            <text:p>102479.755</text:p>
          </table:table-cell>
          <table:table-cell office:value-type="float" office:value="5060565.365">
            <text:p>5060565.365</text:p>
          </table:table-cell>
        </table:table-row>
        <table:table-row table:style-name="ro1">
          <table:table-cell table:number-columns-repeated="11"/>
          <table:table-cell office:value-type="float" office:value="11.648">
            <text:p>11.648</text:p>
          </table:table-cell>
          <table:table-cell office:value-type="string">
            <text:p>Bicyclo[2.2.1]heptan-2-one, 1,7,7-trimethyl-, (1S)-</text:p>
          </table:table-cell>
          <table:table-cell office:value-type="string">
            <text:p>n.a.</text:p>
          </table:table-cell>
          <table:table-cell office:value-type="float" office:value="916">
            <text:p>916</text:p>
          </table:table-cell>
          <table:table-cell office:value-type="float" office:value="923">
            <text:p>923</text:p>
          </table:table-cell>
          <table:table-cell office:value-type="float" office:value="40.71">
            <text:p>40.71</text:p>
          </table:table-cell>
          <table:table-cell office:value-type="string">
            <text:p>replib</text:p>
          </table:table-cell>
          <table:table-cell office:value-type="float" office:value="30345345.451">
            <text:p>30345345.451</text:p>
          </table:table-cell>
          <table:table-cell office:value-type="float" office:value="1270707302.805">
            <text:p>1270707302.805</text:p>
          </table:table-cell>
        </table:table-row>
        <table:table-row table:style-name="ro1">
          <table:table-cell table:number-columns-repeated="11"/>
          <table:table-cell office:value-type="float" office:value="11.747">
            <text:p>11.747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753">
            <text:p>753</text:p>
          </table:table-cell>
          <table:table-cell office:value-type="float" office:value="29.58">
            <text:p>29.58</text:p>
          </table:table-cell>
          <table:table-cell office:value-type="string">
            <text:p>replib</text:p>
          </table:table-cell>
          <table:table-cell office:value-type="float" office:value="451737.183">
            <text:p>451737.183</text:p>
          </table:table-cell>
          <table:table-cell office:value-type="float" office:value="16191918.043">
            <text:p>16191918.043</text:p>
          </table:table-cell>
        </table:table-row>
        <table:table-row table:style-name="ro1">
          <table:table-cell table:number-columns-repeated="11"/>
          <table:table-cell office:value-type="float" office:value="11.812">
            <text:p>11.812</text:p>
          </table:table-cell>
          <table:table-cell office:value-type="string">
            <text:p>Bicyclo[3.1.0]hexan-2-one, 5-(1-methylethyl)-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844">
            <text:p>844</text:p>
          </table:table-cell>
          <table:table-cell office:value-type="float" office:value="36.55">
            <text:p>36.55</text:p>
          </table:table-cell>
          <table:table-cell office:value-type="string">
            <text:p>replib</text:p>
          </table:table-cell>
          <table:table-cell office:value-type="float" office:value="31202.339">
            <text:p>31202.339</text:p>
          </table:table-cell>
          <table:table-cell office:value-type="float" office:value="1109556.215">
            <text:p>1109556.215</text:p>
          </table:table-cell>
        </table:table-row>
        <table:table-row table:style-name="ro1">
          <table:table-cell table:number-columns-repeated="11"/>
          <table:table-cell office:value-type="float" office:value="11.903">
            <text:p>11.903</text:p>
          </table:table-cell>
          <table:table-cell office:value-type="string">
            <text:p>α-Farnesen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769">
            <text:p>769</text:p>
          </table:table-cell>
          <table:table-cell office:value-type="float" office:value="11.24">
            <text:p>11.24</text:p>
          </table:table-cell>
          <table:table-cell office:value-type="string">
            <text:p>replib</text:p>
          </table:table-cell>
          <table:table-cell office:value-type="float" office:value="236232.093">
            <text:p>236232.093</text:p>
          </table:table-cell>
          <table:table-cell office:value-type="float" office:value="4886576.608">
            <text:p>4886576.608</text:p>
          </table:table-cell>
        </table:table-row>
        <table:table-row table:style-name="ro1">
          <table:table-cell table:number-columns-repeated="11"/>
          <table:table-cell office:value-type="float" office:value="12.012">
            <text:p>12.012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 office:value-type="float" office:value="26.55">
            <text:p>26.55</text:p>
          </table:table-cell>
          <table:table-cell office:value-type="string">
            <text:p>replib</text:p>
          </table:table-cell>
          <table:table-cell office:value-type="float" office:value="173580.134">
            <text:p>173580.134</text:p>
          </table:table-cell>
          <table:table-cell office:value-type="float" office:value="5207331.083">
            <text:p>5207331.083</text:p>
          </table:table-cell>
        </table:table-row>
        <table:table-row table:style-name="ro1">
          <table:table-cell table:number-columns-repeated="11"/>
          <table:table-cell office:value-type="float" office:value="12.084">
            <text:p>12.084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n.a.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42.02">
            <text:p>42.02</text:p>
          </table:table-cell>
          <table:table-cell office:value-type="string">
            <text:p>replib</text:p>
          </table:table-cell>
          <table:table-cell office:value-type="float" office:value="96358.652">
            <text:p>96358.652</text:p>
          </table:table-cell>
          <table:table-cell office:value-type="float" office:value="2675364.75">
            <text:p>2675364.75</text:p>
          </table:table-cell>
        </table:table-row>
        <table:table-row table:style-name="ro1">
          <table:table-cell table:number-columns-repeated="11"/>
          <table:table-cell office:value-type="float" office:value="12.152">
            <text:p>12.152</text:p>
          </table:table-cell>
          <table:table-cell office:value-type="string">
            <text:p>Bicyclo[3.1.1]heptan-3-one, 2,6,6-trimethyl-, (1α,2β,5α)-</text:p>
          </table:table-cell>
          <table:table-cell office:value-type="string">
            <text:p>n.a.</text:p>
          </table:table-cell>
          <table:table-cell office:value-type="float" office:value="782">
            <text:p>782</text:p>
          </table:table-cell>
          <table:table-cell office:value-type="float" office:value="803">
            <text:p>803</text:p>
          </table:table-cell>
          <table:table-cell office:value-type="float" office:value="44.88">
            <text:p>44.88</text:p>
          </table:table-cell>
          <table:table-cell office:value-type="string">
            <text:p>replib</text:p>
          </table:table-cell>
          <table:table-cell office:value-type="float" office:value="23225.113">
            <text:p>23225.113</text:p>
          </table:table-cell>
          <table:table-cell office:value-type="float" office:value="1098249.242">
            <text:p>1098249.242</text:p>
          </table:table-cell>
        </table:table-row>
        <table:table-row table:style-name="ro1">
          <table:table-cell table:number-columns-repeated="11"/>
          <table:table-cell office:value-type="float" office:value="12.227">
            <text:p>12.227</text:p>
          </table:table-cell>
          <table:table-cell office:value-type="string">
            <text:p>3-Cyclohexen-1-ol, 4-methyl-1-(1-methylethyl)-, (R)-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838">
            <text:p>838</text:p>
          </table:table-cell>
          <table:table-cell office:value-type="float" office:value="41.3">
            <text:p>41.3</text:p>
          </table:table-cell>
          <table:table-cell office:value-type="string">
            <text:p>replib</text:p>
          </table:table-cell>
          <table:table-cell office:value-type="float" office:value="18418.189">
            <text:p>18418.189</text:p>
          </table:table-cell>
          <table:table-cell office:value-type="float" office:value="691621.19">
            <text:p>691621.19</text:p>
          </table:table-cell>
        </table:table-row>
        <table:table-row table:style-name="ro1">
          <table:table-cell table:number-columns-repeated="11"/>
          <table:table-cell office:value-type="float" office:value="12.305">
            <text:p>12.305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826">
            <text:p>826</text:p>
          </table:table-cell>
          <table:table-cell office:value-type="float" office:value="843">
            <text:p>843</text:p>
          </table:table-cell>
          <table:table-cell office:value-type="float" office:value="64.08">
            <text:p>64.08</text:p>
          </table:table-cell>
          <table:table-cell office:value-type="string">
            <text:p>replib</text:p>
          </table:table-cell>
          <table:table-cell office:value-type="float" office:value="2404348.129">
            <text:p>2404348.129</text:p>
          </table:table-cell>
          <table:table-cell office:value-type="float" office:value="80451177.402">
            <text:p>80451177.402</text:p>
          </table:table-cell>
        </table:table-row>
        <table:table-row table:style-name="ro1">
          <table:table-cell table:number-columns-repeated="11"/>
          <table:table-cell office:value-type="float" office:value="12.386">
            <text:p>12.386</text:p>
          </table:table-cell>
          <table:table-cell office:value-type="string">
            <text:p>Bicyclo[3.1.0]hexan-3-ol, 4-methyl-1-(1-methylethyl)-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743">
            <text:p>743</text:p>
          </table:table-cell>
          <table:table-cell office:value-type="float" office:value="22.57">
            <text:p>22.57</text:p>
          </table:table-cell>
          <table:table-cell office:value-type="string">
            <text:p>replib</text:p>
          </table:table-cell>
          <table:table-cell office:value-type="float" office:value="71005.818">
            <text:p>71005.818</text:p>
          </table:table-cell>
          <table:table-cell office:value-type="float" office:value="2965820.566">
            <text:p>2965820.566</text:p>
          </table:table-cell>
        </table:table-row>
        <table:table-row table:style-name="ro1">
          <table:table-cell table:number-columns-repeated="11"/>
          <table:table-cell office:value-type="float" office:value="12.475">
            <text:p>12.475</text:p>
          </table:table-cell>
          <table:table-cell office:value-type="string">
            <text:p>Verbenol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765">
            <text:p>765</text:p>
          </table:table-cell>
          <table:table-cell office:value-type="float" office:value="11.38">
            <text:p>11.38</text:p>
          </table:table-cell>
          <table:table-cell office:value-type="string">
            <text:p>replib</text:p>
          </table:table-cell>
          <table:table-cell office:value-type="float" office:value="4217.478">
            <text:p>4217.478</text:p>
          </table:table-cell>
          <table:table-cell office:value-type="float" office:value="609274.869">
            <text:p>609274.869</text:p>
          </table:table-cell>
        </table:table-row>
        <table:table-row table:style-name="ro1">
          <table:table-cell table:number-columns-repeated="11"/>
          <table:table-cell office:value-type="float" office:value="12.536">
            <text:p>12.536</text:p>
          </table:table-cell>
          <table:table-cell office:value-type="string">
            <text:p>1-Hexanethiol, 2-ethyl-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 office:value-type="float" office:value="13.99">
            <text:p>13.99</text:p>
          </table:table-cell>
          <table:table-cell office:value-type="string">
            <text:p>replib</text:p>
          </table:table-cell>
          <table:table-cell office:value-type="float" office:value="7048.177">
            <text:p>7048.177</text:p>
          </table:table-cell>
          <table:table-cell office:value-type="float" office:value="741264.691">
            <text:p>741264.691</text:p>
          </table:table-cell>
        </table:table-row>
        <table:table-row table:style-name="ro1">
          <table:table-cell table:number-columns-repeated="11"/>
          <table:table-cell office:value-type="float" office:value="12.591">
            <text:p>12.591</text:p>
          </table:table-cell>
          <table:table-cell office:value-type="string">
            <text:p>Cyclodecanol</text:p>
          </table:table-cell>
          <table:table-cell office:value-type="string">
            <text:p>n.a.</text:p>
          </table:table-cell>
          <table:table-cell office:value-type="float" office:value="846">
            <text:p>846</text:p>
          </table:table-cell>
          <table:table-cell office:value-type="float" office:value="861">
            <text:p>861</text:p>
          </table:table-cell>
          <table:table-cell office:value-type="float" office:value="60.59">
            <text:p>60.59</text:p>
          </table:table-cell>
          <table:table-cell office:value-type="string">
            <text:p>replib</text:p>
          </table:table-cell>
          <table:table-cell office:value-type="float" office:value="355144.953">
            <text:p>355144.953</text:p>
          </table:table-cell>
          <table:table-cell office:value-type="float" office:value="6729362.454">
            <text:p>6729362.454</text:p>
          </table:table-cell>
        </table:table-row>
        <table:table-row table:style-name="ro1">
          <table:table-cell table:number-columns-repeated="11"/>
          <table:table-cell office:value-type="float" office:value="12.682">
            <text:p>12.682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739">
            <text:p>739</text:p>
          </table:table-cell>
          <table:table-cell office:value-type="float" office:value="31.2">
            <text:p>31.2</text:p>
          </table:table-cell>
          <table:table-cell office:value-type="string">
            <text:p>replib</text:p>
          </table:table-cell>
          <table:table-cell office:value-type="float" office:value="510560.641">
            <text:p>510560.641</text:p>
          </table:table-cell>
          <table:table-cell office:value-type="float" office:value="19337310.429">
            <text:p>19337310.429</text:p>
          </table:table-cell>
        </table:table-row>
        <table:table-row table:style-name="ro1">
          <table:table-cell table:number-columns-repeated="11"/>
          <table:table-cell office:value-type="float" office:value="12.747">
            <text:p>12.7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85">
            <text:p>985</text:p>
          </table:table-cell>
          <table:table-cell office:value-type="float" office:value="71.45">
            <text:p>71.45</text:p>
          </table:table-cell>
          <table:table-cell office:value-type="string">
            <text:p>replib</text:p>
          </table:table-cell>
          <table:table-cell office:value-type="float" office:value="1272753.581">
            <text:p>1272753.581</text:p>
          </table:table-cell>
          <table:table-cell office:value-type="float" office:value="29562764.853">
            <text:p>29562764.853</text:p>
          </table:table-cell>
        </table:table-row>
        <table:table-row table:style-name="ro1">
          <table:table-cell table:number-columns-repeated="11"/>
          <table:table-cell office:value-type="float" office:value="12.825">
            <text:p>12.825</text:p>
          </table:table-cell>
          <table:table-cell office:value-type="string">
            <text:p>1α, 4aβ, 8aα-Decahydro-1-naphthalenol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757">
            <text:p>757</text:p>
          </table:table-cell>
          <table:table-cell office:value-type="float" office:value="43.16">
            <text:p>43.16</text:p>
          </table:table-cell>
          <table:table-cell office:value-type="string">
            <text:p>replib</text:p>
          </table:table-cell>
          <table:table-cell office:value-type="float" office:value="3653415.845">
            <text:p>3653415.845</text:p>
          </table:table-cell>
          <table:table-cell office:value-type="float" office:value="120635374.048">
            <text:p>120635374.048</text:p>
          </table:table-cell>
        </table:table-row>
        <table:table-row table:style-name="ro1">
          <table:table-cell table:number-columns-repeated="11"/>
          <table:table-cell office:value-type="float" office:value="12.869">
            <text:p>12.8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9">
            <text:p>659</text:p>
          </table:table-cell>
          <table:table-cell office:value-type="float" office:value="961">
            <text:p>961</text:p>
          </table:table-cell>
          <table:table-cell office:value-type="float" office:value="53.99">
            <text:p>53.99</text:p>
          </table:table-cell>
          <table:table-cell office:value-type="string">
            <text:p>replib</text:p>
          </table:table-cell>
          <table:table-cell office:value-type="float" office:value="2947.716">
            <text:p>2947.716</text:p>
          </table:table-cell>
          <table:table-cell office:value-type="float" office:value="273116.573">
            <text:p>273116.573</text:p>
          </table:table-cell>
        </table:table-row>
        <table:table-row table:style-name="ro1">
          <table:table-cell table:number-columns-repeated="11"/>
          <table:table-cell office:value-type="float" office:value="12.893">
            <text:p>12.8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73">
            <text:p>973</text:p>
          </table:table-cell>
          <table:table-cell office:value-type="float" office:value="67.77">
            <text:p>67.77</text:p>
          </table:table-cell>
          <table:table-cell office:value-type="string">
            <text:p>replib</text:p>
          </table:table-cell>
          <table:table-cell office:value-type="float" office:value="73768.226">
            <text:p>73768.226</text:p>
          </table:table-cell>
          <table:table-cell office:value-type="float" office:value="2646496.18">
            <text:p>2646496.18</text:p>
          </table:table-cell>
        </table:table-row>
        <table:table-row table:style-name="ro1">
          <table:table-cell table:number-columns-repeated="11"/>
          <table:table-cell office:value-type="float" office:value="13.019">
            <text:p>13.019</text:p>
          </table:table-cell>
          <table:table-cell office:value-type="string">
            <text:p>(+)-cis-Verbenol, acetate</text:p>
          </table:table-cell>
          <table:table-cell office:value-type="string">
            <text:p>n.a.</text:p>
          </table:table-cell>
          <table:table-cell office:value-type="float" office:value="844">
            <text:p>844</text:p>
          </table:table-cell>
          <table:table-cell office:value-type="float" office:value="851">
            <text:p>851</text:p>
          </table:table-cell>
          <table:table-cell office:value-type="float" office:value="43.01">
            <text:p>43.01</text:p>
          </table:table-cell>
          <table:table-cell office:value-type="string">
            <text:p>replib</text:p>
          </table:table-cell>
          <table:table-cell office:value-type="float" office:value="2796.14">
            <text:p>2796.14</text:p>
          </table:table-cell>
          <table:table-cell office:value-type="float" office:value="278754.572">
            <text:p>278754.572</text:p>
          </table:table-cell>
        </table:table-row>
        <table:table-row table:style-name="ro1">
          <table:table-cell table:number-columns-repeated="11"/>
          <table:table-cell office:value-type="float" office:value="13.118">
            <text:p>13.1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942">
            <text:p>942</text:p>
          </table:table-cell>
          <table:table-cell office:value-type="float" office:value="77.65">
            <text:p>77.65</text:p>
          </table:table-cell>
          <table:table-cell office:value-type="string">
            <text:p>replib</text:p>
          </table:table-cell>
          <table:table-cell office:value-type="float" office:value="2444895.977">
            <text:p>2444895.977</text:p>
          </table:table-cell>
          <table:table-cell office:value-type="float" office:value="92677523.472">
            <text:p>92677523.472</text:p>
          </table:table-cell>
        </table:table-row>
        <table:table-row table:style-name="ro1">
          <table:table-cell table:number-columns-repeated="11"/>
          <table:table-cell office:value-type="float" office:value="13.21">
            <text:p>13.21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741">
            <text:p>741</text:p>
          </table:table-cell>
          <table:table-cell office:value-type="float" office:value="22.94">
            <text:p>22.94</text:p>
          </table:table-cell>
          <table:table-cell office:value-type="string">
            <text:p>replib</text:p>
          </table:table-cell>
          <table:table-cell office:value-type="float" office:value="1793393.493">
            <text:p>1793393.493</text:p>
          </table:table-cell>
          <table:table-cell office:value-type="float" office:value="70061590.314">
            <text:p>70061590.314</text:p>
          </table:table-cell>
        </table:table-row>
        <table:table-row table:style-name="ro1">
          <table:table-cell table:number-columns-repeated="11"/>
          <table:table-cell office:value-type="float" office:value="13.312">
            <text:p>13.312</text:p>
          </table:table-cell>
          <table:table-cell office:value-type="string">
            <text:p>Benzene, 1,3-bis(1,1-dimethylethyl)-</text:p>
          </table:table-cell>
          <table:table-cell office:value-type="string">
            <text:p>n.a.</text:p>
          </table:table-cell>
          <table:table-cell office:value-type="float" office:value="796">
            <text:p>796</text:p>
          </table:table-cell>
          <table:table-cell office:value-type="float" office:value="904">
            <text:p>904</text:p>
          </table:table-cell>
          <table:table-cell office:value-type="float" office:value="78.02">
            <text:p>78.02</text:p>
          </table:table-cell>
          <table:table-cell office:value-type="string">
            <text:p>replib</text:p>
          </table:table-cell>
          <table:table-cell office:value-type="float" office:value="650698.433">
            <text:p>650698.433</text:p>
          </table:table-cell>
          <table:table-cell office:value-type="float" office:value="11232579.546">
            <text:p>11232579.546</text:p>
          </table:table-cell>
        </table:table-row>
        <table:table-row table:style-name="ro1">
          <table:table-cell table:number-columns-repeated="11"/>
          <table:table-cell office:value-type="float" office:value="13.41">
            <text:p>13.41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32">
            <text:p>732</text:p>
          </table:table-cell>
          <table:table-cell office:value-type="float" office:value="21.76">
            <text:p>21.76</text:p>
          </table:table-cell>
          <table:table-cell office:value-type="string">
            <text:p>replib</text:p>
          </table:table-cell>
          <table:table-cell office:value-type="float" office:value="21812.68">
            <text:p>21812.68</text:p>
          </table:table-cell>
          <table:table-cell office:value-type="float" office:value="1058083.072">
            <text:p>1058083.072</text:p>
          </table:table-cell>
        </table:table-row>
        <table:table-row table:style-name="ro1">
          <table:table-cell table:number-columns-repeated="11"/>
          <table:table-cell office:value-type="float" office:value="13.512">
            <text:p>13.512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44">
            <text:p>844</text:p>
          </table:table-cell>
          <table:table-cell office:value-type="float" office:value="954">
            <text:p>954</text:p>
          </table:table-cell>
          <table:table-cell office:value-type="float" office:value="49.83">
            <text:p>49.83</text:p>
          </table:table-cell>
          <table:table-cell office:value-type="string">
            <text:p>replib</text:p>
          </table:table-cell>
          <table:table-cell office:value-type="float" office:value="3788.196">
            <text:p>3788.196</text:p>
          </table:table-cell>
          <table:table-cell office:value-type="float" office:value="352930.421">
            <text:p>352930.421</text:p>
          </table:table-cell>
        </table:table-row>
        <table:table-row table:style-name="ro1">
          <table:table-cell table:number-columns-repeated="11"/>
          <table:table-cell office:value-type="float" office:value="13.628">
            <text:p>13.628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634">
            <text:p>634</text:p>
          </table:table-cell>
          <table:table-cell office:value-type="float" office:value="692">
            <text:p>692</text:p>
          </table:table-cell>
          <table:table-cell office:value-type="float" office:value="18.76">
            <text:p>18.76</text:p>
          </table:table-cell>
          <table:table-cell office:value-type="string">
            <text:p>replib</text:p>
          </table:table-cell>
          <table:table-cell office:value-type="float" office:value="598113.611">
            <text:p>598113.611</text:p>
          </table:table-cell>
          <table:table-cell office:value-type="float" office:value="18369414.6">
            <text:p>18369414.6</text:p>
          </table:table-cell>
        </table:table-row>
        <table:table-row table:style-name="ro1">
          <table:table-cell table:number-columns-repeated="11"/>
          <table:table-cell office:value-type="float" office:value="13.713">
            <text:p>13.713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806">
            <text:p>806</text:p>
          </table:table-cell>
          <table:table-cell office:value-type="float" office:value="834">
            <text:p>834</text:p>
          </table:table-cell>
          <table:table-cell office:value-type="float" office:value="18.05">
            <text:p>18.05</text:p>
          </table:table-cell>
          <table:table-cell office:value-type="string">
            <text:p>replib</text:p>
          </table:table-cell>
          <table:table-cell office:value-type="float" office:value="85123.563">
            <text:p>85123.563</text:p>
          </table:table-cell>
          <table:table-cell office:value-type="float" office:value="1032775.696">
            <text:p>1032775.696</text:p>
          </table:table-cell>
        </table:table-row>
        <table:table-row table:style-name="ro1">
          <table:table-cell table:number-columns-repeated="11"/>
          <table:table-cell office:value-type="float" office:value="13.805">
            <text:p>13.805</text:p>
          </table:table-cell>
          <table:table-cell office:value-type="string">
            <text:p>2,6-Octadien-1-ol, 3,7-dimethyl-, acetate</text:p>
          </table:table-cell>
          <table:table-cell office:value-type="string">
            <text:p>n.a.</text:p>
          </table:table-cell>
          <table:table-cell office:value-type="float" office:value="823">
            <text:p>823</text:p>
          </table:table-cell>
          <table:table-cell office:value-type="float" office:value="853">
            <text:p>853</text:p>
          </table:table-cell>
          <table:table-cell office:value-type="float" office:value="48.5">
            <text:p>48.5</text:p>
          </table:table-cell>
          <table:table-cell office:value-type="string">
            <text:p>replib</text:p>
          </table:table-cell>
          <table:table-cell office:value-type="float" office:value="75583.431">
            <text:p>75583.431</text:p>
          </table:table-cell>
          <table:table-cell office:value-type="float" office:value="2429563.478">
            <text:p>2429563.478</text:p>
          </table:table-cell>
        </table:table-row>
        <table:table-row table:style-name="ro1">
          <table:table-cell table:number-columns-repeated="11"/>
          <table:table-cell office:value-type="float" office:value="13.856">
            <text:p>13.856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59">
            <text:p>859</text:p>
          </table:table-cell>
          <table:table-cell office:value-type="float" office:value="869">
            <text:p>869</text:p>
          </table:table-cell>
          <table:table-cell office:value-type="float" office:value="68.62">
            <text:p>68.62</text:p>
          </table:table-cell>
          <table:table-cell office:value-type="string">
            <text:p>replib</text:p>
          </table:table-cell>
          <table:table-cell office:value-type="float" office:value="155956.241">
            <text:p>155956.241</text:p>
          </table:table-cell>
          <table:table-cell office:value-type="float" office:value="3207802.559">
            <text:p>3207802.559</text:p>
          </table:table-cell>
        </table:table-row>
        <table:table-row table:style-name="ro1">
          <table:table-cell table:number-columns-repeated="11"/>
          <table:table-cell office:value-type="float" office:value="13.934">
            <text:p>13.934</text:p>
          </table:table-cell>
          <table:table-cell office:value-type="string">
            <text:p>[1,1'-Bicyclopentyl]-2-one</text:p>
          </table:table-cell>
          <table:table-cell office:value-type="string">
            <text:p>n.a.</text:p>
          </table:table-cell>
          <table:table-cell table:number-columns-repeated="2" office:value-type="float" office:value="862">
            <text:p>862</text:p>
          </table:table-cell>
          <table:table-cell office:value-type="float" office:value="88.79">
            <text:p>88.79</text:p>
          </table:table-cell>
          <table:table-cell office:value-type="string">
            <text:p>replib</text:p>
          </table:table-cell>
          <table:table-cell office:value-type="float" office:value="118333.081">
            <text:p>118333.081</text:p>
          </table:table-cell>
          <table:table-cell office:value-type="float" office:value="2482344.046">
            <text:p>2482344.046</text:p>
          </table:table-cell>
        </table:table-row>
        <table:table-row table:style-name="ro1">
          <table:table-cell table:number-columns-repeated="11"/>
          <table:table-cell office:value-type="float" office:value="13.992">
            <text:p>13.9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9">
            <text:p>679</text:p>
          </table:table-cell>
          <table:table-cell office:value-type="float" office:value="985">
            <text:p>985</text:p>
          </table:table-cell>
          <table:table-cell office:value-type="float" office:value="67.27">
            <text:p>67.27</text:p>
          </table:table-cell>
          <table:table-cell office:value-type="string">
            <text:p>replib</text:p>
          </table:table-cell>
          <table:table-cell office:value-type="float" office:value="12518.296">
            <text:p>12518.296</text:p>
          </table:table-cell>
          <table:table-cell office:value-type="float" office:value="654432.687">
            <text:p>654432.687</text:p>
          </table:table-cell>
        </table:table-row>
        <table:table-row table:style-name="ro1">
          <table:table-cell table:number-columns-repeated="11"/>
          <table:table-cell office:value-type="float" office:value="14.101">
            <text:p>14.101</text:p>
          </table:table-cell>
          <table:table-cell office:value-type="string">
            <text:p>Cyclohexasiloxane, dodecamethyl-</text:p>
          </table:table-cell>
          <table:table-cell office:value-type="string">
            <text:p>n.a.</text:p>
          </table:table-cell>
          <table:table-cell office:value-type="float" office:value="873">
            <text:p>873</text:p>
          </table:table-cell>
          <table:table-cell office:value-type="float" office:value="947">
            <text:p>947</text:p>
          </table:table-cell>
          <table:table-cell office:value-type="float" office:value="98.28">
            <text:p>98.28</text:p>
          </table:table-cell>
          <table:table-cell office:value-type="string">
            <text:p>replib</text:p>
          </table:table-cell>
          <table:table-cell office:value-type="float" office:value="444506.485">
            <text:p>444506.485</text:p>
          </table:table-cell>
          <table:table-cell office:value-type="float" office:value="8019902.776">
            <text:p>8019902.776</text:p>
          </table:table-cell>
        </table:table-row>
        <table:table-row table:style-name="ro1">
          <table:table-cell table:number-columns-repeated="11"/>
          <table:table-cell office:value-type="float" office:value="14.158">
            <text:p>14.158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68">
            <text:p>768</text:p>
          </table:table-cell>
          <table:table-cell office:value-type="float" office:value="52.55">
            <text:p>52.55</text:p>
          </table:table-cell>
          <table:table-cell office:value-type="string">
            <text:p>replib</text:p>
          </table:table-cell>
          <table:table-cell office:value-type="float" office:value="1097295.047">
            <text:p>1097295.047</text:p>
          </table:table-cell>
          <table:table-cell office:value-type="float" office:value="39117118.867">
            <text:p>39117118.867</text:p>
          </table:table-cell>
        </table:table-row>
        <table:table-row table:style-name="ro1">
          <table:table-cell table:number-columns-repeated="11"/>
          <table:table-cell office:value-type="float" office:value="14.192">
            <text:p>14.192</text:p>
          </table:table-cell>
          <table:table-cell office:value-type="string">
            <text:p>Cyclodecanol</text:p>
          </table:table-cell>
          <table:table-cell office:value-type="string">
            <text:p>n.a.</text:p>
          </table:table-cell>
          <table:table-cell office:value-type="float" office:value="675">
            <text:p>675</text:p>
          </table:table-cell>
          <table:table-cell office:value-type="float" office:value="755">
            <text:p>755</text:p>
          </table:table-cell>
          <table:table-cell office:value-type="float" office:value="30.44">
            <text:p>30.44</text:p>
          </table:table-cell>
          <table:table-cell office:value-type="string">
            <text:p>replib</text:p>
          </table:table-cell>
          <table:table-cell office:value-type="float" office:value="170596181.029">
            <text:p>170596181.029</text:p>
          </table:table-cell>
          <table:table-cell office:value-type="float" office:value="4708020920.891">
            <text:p>4708020920.891</text:p>
          </table:table-cell>
        </table:table-row>
        <table:table-row table:style-name="ro1">
          <table:table-cell table:number-columns-repeated="11"/>
          <table:table-cell office:value-type="float" office:value="14.233">
            <text:p>14.233</text:p>
          </table:table-cell>
          <table:table-cell office:value-type="string">
            <text:p>7-Tetradecen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office:value-type="float" office:value="15.85">
            <text:p>15.85</text:p>
          </table:table-cell>
          <table:table-cell office:value-type="string">
            <text:p>replib</text:p>
          </table:table-cell>
          <table:table-cell office:value-type="float" office:value="13807810.092">
            <text:p>13807810.092</text:p>
          </table:table-cell>
          <table:table-cell office:value-type="float" office:value="548533247.406">
            <text:p>548533247.406</text:p>
          </table:table-cell>
        </table:table-row>
        <table:table-row table:style-name="ro1">
          <table:table-cell table:number-columns-repeated="11"/>
          <table:table-cell office:value-type="float" office:value="14.277">
            <text:p>14.2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85">
            <text:p>985</text:p>
          </table:table-cell>
          <table:table-cell office:value-type="float" office:value="72.99">
            <text:p>72.99</text:p>
          </table:table-cell>
          <table:table-cell office:value-type="string">
            <text:p>replib</text:p>
          </table:table-cell>
          <table:table-cell office:value-type="float" office:value="219893.046">
            <text:p>219893.046</text:p>
          </table:table-cell>
          <table:table-cell office:value-type="float" office:value="6238213.725">
            <text:p>6238213.725</text:p>
          </table:table-cell>
        </table:table-row>
        <table:table-row table:style-name="ro1">
          <table:table-cell table:number-columns-repeated="11"/>
          <table:table-cell office:value-type="float" office:value="14.339">
            <text:p>14.339</text:p>
          </table:table-cell>
          <table:table-cell office:value-type="string">
            <text:p>Debrisoquine</text:p>
          </table:table-cell>
          <table:table-cell office:value-type="string">
            <text:p>n.a.</text:p>
          </table:table-cell>
          <table:table-cell office:value-type="float" office:value="600">
            <text:p>600</text:p>
          </table:table-cell>
          <table:table-cell office:value-type="float" office:value="609">
            <text:p>609</text:p>
          </table:table-cell>
          <table:table-cell office:value-type="float" office:value="36.36">
            <text:p>36.36</text:p>
          </table:table-cell>
          <table:table-cell office:value-type="string">
            <text:p>replib</text:p>
          </table:table-cell>
          <table:table-cell office:value-type="float" office:value="3452.839">
            <text:p>3452.839</text:p>
          </table:table-cell>
          <table:table-cell office:value-type="float" office:value="630182.347">
            <text:p>630182.347</text:p>
          </table:table-cell>
        </table:table-row>
        <table:table-row table:style-name="ro1">
          <table:table-cell table:number-columns-repeated="11"/>
          <table:table-cell office:value-type="float" office:value="14.417">
            <text:p>14.417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810">
            <text:p>810</text:p>
          </table:table-cell>
          <table:table-cell office:value-type="float" office:value="36.2">
            <text:p>36.2</text:p>
          </table:table-cell>
          <table:table-cell office:value-type="string">
            <text:p>replib</text:p>
          </table:table-cell>
          <table:table-cell office:value-type="float" office:value="51062.732">
            <text:p>51062.732</text:p>
          </table:table-cell>
          <table:table-cell office:value-type="float" office:value="1608093.709">
            <text:p>1608093.709</text:p>
          </table:table-cell>
        </table:table-row>
        <table:table-row table:style-name="ro1">
          <table:table-cell table:number-columns-repeated="11"/>
          <table:table-cell office:value-type="float" office:value="14.471">
            <text:p>14.471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15">
            <text:p>715</text:p>
          </table:table-cell>
          <table:table-cell office:value-type="float" office:value="20.93">
            <text:p>20.93</text:p>
          </table:table-cell>
          <table:table-cell office:value-type="string">
            <text:p>replib</text:p>
          </table:table-cell>
          <table:table-cell office:value-type="float" office:value="39753.261">
            <text:p>39753.261</text:p>
          </table:table-cell>
          <table:table-cell office:value-type="float" office:value="1368320.441">
            <text:p>1368320.441</text:p>
          </table:table-cell>
        </table:table-row>
        <table:table-row table:style-name="ro1">
          <table:table-cell table:number-columns-repeated="11"/>
          <table:table-cell office:value-type="float" office:value="14.597">
            <text:p>14.597</text:p>
          </table:table-cell>
          <table:table-cell office:value-type="string">
            <text:p>Adamantane-1-ethynyl</text:p>
          </table:table-cell>
          <table:table-cell office:value-type="string">
            <text:p>n.a.</text:p>
          </table:table-cell>
          <table:table-cell office:value-type="float" office:value="601">
            <text:p>601</text:p>
          </table:table-cell>
          <table:table-cell office:value-type="float" office:value="608">
            <text:p>608</text:p>
          </table:table-cell>
          <table:table-cell office:value-type="float" office:value="30.32">
            <text:p>30.32</text:p>
          </table:table-cell>
          <table:table-cell office:value-type="string">
            <text:p>replib</text:p>
          </table:table-cell>
          <table:table-cell office:value-type="float" office:value="929997.288">
            <text:p>929997.288</text:p>
          </table:table-cell>
          <table:table-cell office:value-type="float" office:value="18622830.28">
            <text:p>18622830.28</text:p>
          </table:table-cell>
        </table:table-row>
        <table:table-row table:style-name="ro1">
          <table:table-cell table:number-columns-repeated="11"/>
          <table:table-cell office:value-type="float" office:value="14.631">
            <text:p>14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73">
            <text:p>973</text:p>
          </table:table-cell>
          <table:table-cell office:value-type="float" office:value="80.33">
            <text:p>80.33</text:p>
          </table:table-cell>
          <table:table-cell office:value-type="string">
            <text:p>replib</text:p>
          </table:table-cell>
          <table:table-cell office:value-type="float" office:value="127890.983">
            <text:p>127890.983</text:p>
          </table:table-cell>
          <table:table-cell office:value-type="float" office:value="5177713.091">
            <text:p>5177713.091</text:p>
          </table:table-cell>
        </table:table-row>
        <table:table-row table:style-name="ro1">
          <table:table-cell table:number-columns-repeated="11"/>
          <table:table-cell office:value-type="float" office:value="14.669">
            <text:p>14.6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77">
            <text:p>577</text:p>
          </table:table-cell>
          <table:table-cell office:value-type="float" office:value="934">
            <text:p>934</text:p>
          </table:table-cell>
          <table:table-cell office:value-type="float" office:value="25.5">
            <text:p>25.5</text:p>
          </table:table-cell>
          <table:table-cell office:value-type="string">
            <text:p>replib</text:p>
          </table:table-cell>
          <table:table-cell office:value-type="float" office:value="1435857.941">
            <text:p>1435857.941</text:p>
          </table:table-cell>
          <table:table-cell office:value-type="float" office:value="46172782.81">
            <text:p>46172782.81</text:p>
          </table:table-cell>
        </table:table-row>
        <table:table-row table:style-name="ro1">
          <table:table-cell table:number-columns-repeated="11"/>
          <table:table-cell office:value-type="float" office:value="14.74">
            <text:p>14.74</text:p>
          </table:table-cell>
          <table:table-cell office:value-type="string">
            <text:p>Bicyclo[3.1.1]hept-2-en-6-one, 2,7,7-trimethyl-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60">
            <text:p>760</text:p>
          </table:table-cell>
          <table:table-cell office:value-type="float" office:value="30.34">
            <text:p>30.34</text:p>
          </table:table-cell>
          <table:table-cell office:value-type="string">
            <text:p>replib</text:p>
          </table:table-cell>
          <table:table-cell office:value-type="float" office:value="194909.818">
            <text:p>194909.818</text:p>
          </table:table-cell>
          <table:table-cell office:value-type="float" office:value="6740189.931">
            <text:p>6740189.931</text:p>
          </table:table-cell>
        </table:table-row>
        <table:table-row table:style-name="ro1">
          <table:table-cell table:number-columns-repeated="11"/>
          <table:table-cell office:value-type="float" office:value="14.801">
            <text:p>14.801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707">
            <text:p>707</text:p>
          </table:table-cell>
          <table:table-cell office:value-type="float" office:value="30.79">
            <text:p>30.79</text:p>
          </table:table-cell>
          <table:table-cell office:value-type="string">
            <text:p>replib</text:p>
          </table:table-cell>
          <table:table-cell office:value-type="float" office:value="205794.816">
            <text:p>205794.816</text:p>
          </table:table-cell>
          <table:table-cell office:value-type="float" office:value="6363875.346">
            <text:p>6363875.346</text:p>
          </table:table-cell>
        </table:table-row>
        <table:table-row table:style-name="ro1">
          <table:table-cell table:number-columns-repeated="11"/>
          <table:table-cell office:value-type="float" office:value="14.927">
            <text:p>14.927</text:p>
          </table:table-cell>
          <table:table-cell office:value-type="string">
            <text:p>Nerolidol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21">
            <text:p>721</text:p>
          </table:table-cell>
          <table:table-cell office:value-type="float" office:value="17.45">
            <text:p>17.45</text:p>
          </table:table-cell>
          <table:table-cell office:value-type="string">
            <text:p>replib</text:p>
          </table:table-cell>
          <table:table-cell office:value-type="float" office:value="569118.136">
            <text:p>569118.136</text:p>
          </table:table-cell>
          <table:table-cell office:value-type="float" office:value="15922530.585">
            <text:p>15922530.585</text:p>
          </table:table-cell>
        </table:table-row>
        <table:table-row table:style-name="ro1">
          <table:table-cell table:number-columns-repeated="11"/>
          <table:table-cell office:value-type="float" office:value="14.999">
            <text:p>14.999</text:p>
          </table:table-cell>
          <table:table-cell office:value-type="string">
            <text:p>Benzaldehyde, 2,4,6-trimethyl-</text:p>
          </table:table-cell>
          <table:table-cell office:value-type="string">
            <text:p>n.a.</text:p>
          </table:table-cell>
          <table:table-cell office:value-type="float" office:value="911">
            <text:p>911</text:p>
          </table:table-cell>
          <table:table-cell office:value-type="float" office:value="943">
            <text:p>943</text:p>
          </table:table-cell>
          <table:table-cell office:value-type="float" office:value="88.74">
            <text:p>88.74</text:p>
          </table:table-cell>
          <table:table-cell office:value-type="string">
            <text:p>replib</text:p>
          </table:table-cell>
          <table:table-cell office:value-type="float" office:value="61781.902">
            <text:p>61781.902</text:p>
          </table:table-cell>
          <table:table-cell office:value-type="float" office:value="1165184.953">
            <text:p>1165184.953</text:p>
          </table:table-cell>
        </table:table-row>
        <table:table-row table:style-name="ro1">
          <table:table-cell table:number-columns-repeated="11"/>
          <table:table-cell office:value-type="float" office:value="15.138">
            <text:p>15.138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830">
            <text:p>830</text:p>
          </table:table-cell>
          <table:table-cell office:value-type="float" office:value="839">
            <text:p>839</text:p>
          </table:table-cell>
          <table:table-cell office:value-type="float" office:value="57.14">
            <text:p>57.14</text:p>
          </table:table-cell>
          <table:table-cell office:value-type="string">
            <text:p>replib</text:p>
          </table:table-cell>
          <table:table-cell office:value-type="float" office:value="725226.594">
            <text:p>725226.594</text:p>
          </table:table-cell>
          <table:table-cell office:value-type="float" office:value="28235041.275">
            <text:p>28235041.275</text:p>
          </table:table-cell>
        </table:table-row>
        <table:table-row table:style-name="ro1">
          <table:table-cell table:number-columns-repeated="11"/>
          <table:table-cell office:value-type="float" office:value="15.226">
            <text:p>15.226</text:p>
          </table:table-cell>
          <table:table-cell office:value-type="string">
            <text:p>Ylangene</text:p>
          </table:table-cell>
          <table:table-cell office:value-type="string">
            <text:p>n.a.</text:p>
          </table:table-cell>
          <table:table-cell table:number-columns-repeated="2" office:value-type="float" office:value="890">
            <text:p>890</text:p>
          </table:table-cell>
          <table:table-cell office:value-type="float" office:value="29.22">
            <text:p>29.22</text:p>
          </table:table-cell>
          <table:table-cell office:value-type="string">
            <text:p>replib</text:p>
          </table:table-cell>
          <table:table-cell office:value-type="float" office:value="26971.764">
            <text:p>26971.764</text:p>
          </table:table-cell>
          <table:table-cell office:value-type="float" office:value="1141363.597">
            <text:p>1141363.597</text:p>
          </table:table-cell>
        </table:table-row>
        <table:table-row table:style-name="ro1">
          <table:table-cell table:number-columns-repeated="11"/>
          <table:table-cell office:value-type="float" office:value="15.318">
            <text:p>15.318</text:p>
          </table:table-cell>
          <table:table-cell office:value-type="string">
            <text:p>Copaene</text:p>
          </table:table-cell>
          <table:table-cell office:value-type="string">
            <text:p>n.a.</text:p>
          </table:table-cell>
          <table:table-cell office:value-type="float" office:value="856">
            <text:p>856</text:p>
          </table:table-cell>
          <table:table-cell office:value-type="float" office:value="861">
            <text:p>861</text:p>
          </table:table-cell>
          <table:table-cell office:value-type="float" office:value="30.1">
            <text:p>30.1</text:p>
          </table:table-cell>
          <table:table-cell office:value-type="string">
            <text:p>replib</text:p>
          </table:table-cell>
          <table:table-cell office:value-type="float" office:value="250158.706">
            <text:p>250158.706</text:p>
          </table:table-cell>
          <table:table-cell office:value-type="float" office:value="4431922.011">
            <text:p>4431922.011</text:p>
          </table:table-cell>
        </table:table-row>
        <table:table-row table:style-name="ro1">
          <table:table-cell table:number-columns-repeated="11"/>
          <table:table-cell office:value-type="float" office:value="15.373">
            <text:p>15.3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73">
            <text:p>973</text:p>
          </table:table-cell>
          <table:table-cell office:value-type="float" office:value="76.76">
            <text:p>76.76</text:p>
          </table:table-cell>
          <table:table-cell office:value-type="string">
            <text:p>replib</text:p>
          </table:table-cell>
          <table:table-cell office:value-type="float" office:value="420363.025">
            <text:p>420363.025</text:p>
          </table:table-cell>
          <table:table-cell office:value-type="float" office:value="13258688.61">
            <text:p>13258688.61</text:p>
          </table:table-cell>
        </table:table-row>
        <table:table-row table:style-name="ro1">
          <table:table-cell table:number-columns-repeated="11"/>
          <table:table-cell office:value-type="float" office:value="15.427">
            <text:p>15.427</text:p>
          </table:table-cell>
          <table:table-cell office:value-type="string">
            <text:p>Cyclotetradecane</text:p>
          </table:table-cell>
          <table:table-cell office:value-type="string">
            <text:p>n.a.</text:p>
          </table:table-cell>
          <table:table-cell office:value-type="float" office:value="866">
            <text:p>866</text:p>
          </table:table-cell>
          <table:table-cell office:value-type="float" office:value="890">
            <text:p>890</text:p>
          </table:table-cell>
          <table:table-cell office:value-type="float" office:value="13.59">
            <text:p>13.59</text:p>
          </table:table-cell>
          <table:table-cell office:value-type="string">
            <text:p>replib</text:p>
          </table:table-cell>
          <table:table-cell office:value-type="float" office:value="87415.87">
            <text:p>87415.87</text:p>
          </table:table-cell>
          <table:table-cell office:value-type="float" office:value="2149344.989">
            <text:p>2149344.989</text:p>
          </table:table-cell>
        </table:table-row>
        <table:table-row table:style-name="ro1">
          <table:table-cell table:number-columns-repeated="11"/>
          <table:table-cell office:value-type="float" office:value="15.55">
            <text:p>15.55</text:p>
          </table:table-cell>
          <table:table-cell office:value-type="string">
            <text:p>Tridecane, 4-methyl-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804">
            <text:p>804</text:p>
          </table:table-cell>
          <table:table-cell office:value-type="float" office:value="17.58">
            <text:p>17.58</text:p>
          </table:table-cell>
          <table:table-cell office:value-type="string">
            <text:p>replib</text:p>
          </table:table-cell>
          <table:table-cell office:value-type="float" office:value="189716.663">
            <text:p>189716.663</text:p>
          </table:table-cell>
          <table:table-cell office:value-type="float" office:value="3841320.448">
            <text:p>3841320.448</text:p>
          </table:table-cell>
        </table:table-row>
        <table:table-row table:style-name="ro1">
          <table:table-cell table:number-columns-repeated="11"/>
          <table:table-cell office:value-type="float" office:value="15.635">
            <text:p>15.6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8">
            <text:p>658</text:p>
          </table:table-cell>
          <table:table-cell office:value-type="float" office:value="984">
            <text:p>984</text:p>
          </table:table-cell>
          <table:table-cell office:value-type="float" office:value="65">
            <text:p>65</text:p>
          </table:table-cell>
          <table:table-cell office:value-type="string">
            <text:p>replib</text:p>
          </table:table-cell>
          <table:table-cell office:value-type="float" office:value="113069.54">
            <text:p>113069.54</text:p>
          </table:table-cell>
          <table:table-cell office:value-type="float" office:value="3165522.926">
            <text:p>3165522.926</text:p>
          </table:table-cell>
        </table:table-row>
        <table:table-row table:style-name="ro1">
          <table:table-cell table:number-columns-repeated="11"/>
          <table:table-cell office:value-type="float" office:value="15.75">
            <text:p>15.75</text:p>
          </table:table-cell>
          <table:table-cell office:value-type="string">
            <text:p>Nerolidol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781">
            <text:p>781</text:p>
          </table:table-cell>
          <table:table-cell office:value-type="float" office:value="34.61">
            <text:p>34.61</text:p>
          </table:table-cell>
          <table:table-cell office:value-type="string">
            <text:p>replib</text:p>
          </table:table-cell>
          <table:table-cell office:value-type="float" office:value="156582.88">
            <text:p>156582.88</text:p>
          </table:table-cell>
          <table:table-cell office:value-type="float" office:value="5290792.512">
            <text:p>5290792.512</text:p>
          </table:table-cell>
        </table:table-row>
        <table:table-row table:style-name="ro1">
          <table:table-cell table:number-columns-repeated="11"/>
          <table:table-cell office:value-type="float" office:value="15.805">
            <text:p>15.8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961">
            <text:p>961</text:p>
          </table:table-cell>
          <table:table-cell office:value-type="float" office:value="43.94">
            <text:p>43.94</text:p>
          </table:table-cell>
          <table:table-cell office:value-type="string">
            <text:p>replib</text:p>
          </table:table-cell>
          <table:table-cell office:value-type="float" office:value="65801.323">
            <text:p>65801.323</text:p>
          </table:table-cell>
          <table:table-cell office:value-type="float" office:value="1508690.023">
            <text:p>1508690.023</text:p>
          </table:table-cell>
        </table:table-row>
        <table:table-row table:style-name="ro1">
          <table:table-cell table:number-columns-repeated="11"/>
          <table:table-cell office:value-type="float" office:value="15.818">
            <text:p>15.8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99">
            <text:p>999</text:p>
          </table:table-cell>
          <table:table-cell office:value-type="float" office:value="56.5">
            <text:p>56.5</text:p>
          </table:table-cell>
          <table:table-cell office:value-type="string">
            <text:p>replib</text:p>
          </table:table-cell>
          <table:table-cell office:value-type="float" office:value="5052.379">
            <text:p>5052.379</text:p>
          </table:table-cell>
          <table:table-cell office:value-type="float" office:value="689473.363">
            <text:p>689473.363</text:p>
          </table:table-cell>
        </table:table-row>
        <table:table-row table:style-name="ro1">
          <table:table-cell table:number-columns-repeated="11"/>
          <table:table-cell office:value-type="float" office:value="15.866">
            <text:p>15.86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80">
            <text:p>980</text:p>
          </table:table-cell>
          <table:table-cell office:value-type="float" office:value="55.66">
            <text:p>55.66</text:p>
          </table:table-cell>
          <table:table-cell office:value-type="string">
            <text:p>replib</text:p>
          </table:table-cell>
          <table:table-cell office:value-type="float" office:value="79085.267">
            <text:p>79085.267</text:p>
          </table:table-cell>
          <table:table-cell office:value-type="float" office:value="1855753.501">
            <text:p>1855753.501</text:p>
          </table:table-cell>
        </table:table-row>
        <table:table-row table:style-name="ro1">
          <table:table-cell table:number-columns-repeated="11"/>
          <table:table-cell office:value-type="float" office:value="15.968">
            <text:p>15.968</text:p>
          </table:table-cell>
          <table:table-cell office:value-type="string">
            <text:p>Caryophyllene</text:p>
          </table:table-cell>
          <table:table-cell office:value-type="string">
            <text:p>n.a.</text:p>
          </table:table-cell>
          <table:table-cell office:value-type="float" office:value="861">
            <text:p>861</text:p>
          </table:table-cell>
          <table:table-cell office:value-type="float" office:value="868">
            <text:p>868</text:p>
          </table:table-cell>
          <table:table-cell office:value-type="float" office:value="29.6">
            <text:p>29.6</text:p>
          </table:table-cell>
          <table:table-cell office:value-type="string">
            <text:p>replib</text:p>
          </table:table-cell>
          <table:table-cell office:value-type="float" office:value="9865.628">
            <text:p>9865.628</text:p>
          </table:table-cell>
          <table:table-cell office:value-type="float" office:value="716878.118">
            <text:p>716878.118</text:p>
          </table:table-cell>
        </table:table-row>
        <table:table-row table:style-name="ro1">
          <table:table-cell table:number-columns-repeated="11"/>
          <table:table-cell office:value-type="float" office:value="16.09">
            <text:p>16.09</text:p>
          </table:table-cell>
          <table:table-cell office:value-type="string">
            <text:p>γ-Muurolene</text:p>
          </table:table-cell>
          <table:table-cell office:value-type="string">
            <text:p>n.a.</text:p>
          </table:table-cell>
          <table:table-cell office:value-type="float" office:value="832">
            <text:p>832</text:p>
          </table:table-cell>
          <table:table-cell office:value-type="float" office:value="838">
            <text:p>838</text:p>
          </table:table-cell>
          <table:table-cell office:value-type="float" office:value="14.32">
            <text:p>14.32</text:p>
          </table:table-cell>
          <table:table-cell office:value-type="string">
            <text:p>replib</text:p>
          </table:table-cell>
          <table:table-cell office:value-type="float" office:value="31100.24">
            <text:p>31100.24</text:p>
          </table:table-cell>
          <table:table-cell office:value-type="float" office:value="794512.423">
            <text:p>794512.423</text:p>
          </table:table-cell>
        </table:table-row>
        <table:table-row table:style-name="ro1">
          <table:table-cell table:number-columns-repeated="11"/>
          <table:table-cell office:value-type="float" office:value="16.199">
            <text:p>16.199</text:p>
          </table:table-cell>
          <table:table-cell office:value-type="string">
            <text:p>5,9-Undecadien-2-one, 6,10-dimethyl-, (Z)-</text:p>
          </table:table-cell>
          <table:table-cell office:value-type="string">
            <text:p>n.a.</text:p>
          </table:table-cell>
          <table:table-cell office:value-type="float" office:value="792">
            <text:p>792</text:p>
          </table:table-cell>
          <table:table-cell office:value-type="float" office:value="803">
            <text:p>803</text:p>
          </table:table-cell>
          <table:table-cell office:value-type="float" office:value="45.98">
            <text:p>45.98</text:p>
          </table:table-cell>
          <table:table-cell office:value-type="string">
            <text:p>replib</text:p>
          </table:table-cell>
          <table:table-cell office:value-type="float" office:value="1121795.598">
            <text:p>1121795.598</text:p>
          </table:table-cell>
          <table:table-cell office:value-type="float" office:value="39549274.675">
            <text:p>39549274.675</text:p>
          </table:table-cell>
        </table:table-row>
        <table:table-row table:style-name="ro1">
          <table:table-cell table:number-columns-repeated="11"/>
          <table:table-cell office:value-type="float" office:value="16.284">
            <text:p>16.284</text:p>
          </table:table-cell>
          <table:table-cell office:value-type="string">
            <text:p>1H-Benzocycloheptene, 2,4a,5,6,7,8,9,9a-octahydro-3,5,5-trimethyl-9-methylene-, (4aS-cis)-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758">
            <text:p>758</text:p>
          </table:table-cell>
          <table:table-cell office:value-type="float" office:value="12.59">
            <text:p>12.59</text:p>
          </table:table-cell>
          <table:table-cell office:value-type="string">
            <text:p>replib</text:p>
          </table:table-cell>
          <table:table-cell office:value-type="float" office:value="3200.239">
            <text:p>3200.239</text:p>
          </table:table-cell>
          <table:table-cell office:value-type="float" office:value="261687.269">
            <text:p>261687.269</text:p>
          </table:table-cell>
        </table:table-row>
        <table:table-row table:style-name="ro1">
          <table:table-cell table:number-columns-repeated="11"/>
          <table:table-cell office:value-type="float" office:value="16.356">
            <text:p>16.356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n.a.</text:p>
          </table:table-cell>
          <table:table-cell table:number-columns-repeated="2" office:value-type="float" office:value="667">
            <text:p>667</text:p>
          </table:table-cell>
          <table:table-cell office:value-type="float" office:value="21.33">
            <text:p>21.33</text:p>
          </table:table-cell>
          <table:table-cell office:value-type="string">
            <text:p>replib</text:p>
          </table:table-cell>
          <table:table-cell office:value-type="float" office:value="289461.877">
            <text:p>289461.877</text:p>
          </table:table-cell>
          <table:table-cell office:value-type="float" office:value="6991563.858">
            <text:p>6991563.858</text:p>
          </table:table-cell>
        </table:table-row>
        <table:table-row table:style-name="ro1">
          <table:table-cell table:number-columns-repeated="11"/>
          <table:table-cell office:value-type="float" office:value="16.458">
            <text:p>16.458</text:p>
          </table:table-cell>
          <table:table-cell office:value-type="string">
            <text:p>Cycloheptasiloxane, tetradecamethyl-</text:p>
          </table:table-cell>
          <table:table-cell office:value-type="string">
            <text:p>n.a.</text:p>
          </table:table-cell>
          <table:table-cell office:value-type="float" office:value="849">
            <text:p>849</text:p>
          </table:table-cell>
          <table:table-cell office:value-type="float" office:value="899">
            <text:p>899</text:p>
          </table:table-cell>
          <table:table-cell office:value-type="float" office:value="96.28">
            <text:p>96.28</text:p>
          </table:table-cell>
          <table:table-cell office:value-type="string">
            <text:p>replib</text:p>
          </table:table-cell>
          <table:table-cell office:value-type="float" office:value="96855.199">
            <text:p>96855.199</text:p>
          </table:table-cell>
          <table:table-cell office:value-type="float" office:value="2443898.97">
            <text:p>2443898.97</text:p>
          </table:table-cell>
        </table:table-row>
        <table:table-row table:style-name="ro1">
          <table:table-cell table:number-columns-repeated="11"/>
          <table:table-cell office:value-type="float" office:value="16.549">
            <text:p>16.549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n.a.</text:p>
          </table:table-cell>
          <table:table-cell office:value-type="float" office:value="809">
            <text:p>809</text:p>
          </table:table-cell>
          <table:table-cell office:value-type="float" office:value="814">
            <text:p>814</text:p>
          </table:table-cell>
          <table:table-cell office:value-type="float" office:value="33.87">
            <text:p>33.87</text:p>
          </table:table-cell>
          <table:table-cell office:value-type="string">
            <text:p>replib</text:p>
          </table:table-cell>
          <table:table-cell office:value-type="float" office:value="336240.08">
            <text:p>336240.08</text:p>
          </table:table-cell>
          <table:table-cell office:value-type="float" office:value="9073624.533">
            <text:p>9073624.533</text:p>
          </table:table-cell>
        </table:table-row>
        <table:table-row table:style-name="ro1">
          <table:table-cell table:number-columns-repeated="11"/>
          <table:table-cell office:value-type="float" office:value="16.686">
            <text:p>16.686</text:p>
          </table:table-cell>
          <table:table-cell office:value-type="string">
            <text:p>1H-Benzocycloheptene, 2,4a,5,6,7,8,9,9a-octahydro-3,5,5-trimethyl-9-methylene-, (4aS-cis)-</text:p>
          </table:table-cell>
          <table:table-cell office:value-type="string">
            <text:p>n.a.</text:p>
          </table:table-cell>
          <table:table-cell office:value-type="float" office:value="812">
            <text:p>812</text:p>
          </table:table-cell>
          <table:table-cell office:value-type="float" office:value="832">
            <text:p>832</text:p>
          </table:table-cell>
          <table:table-cell office:value-type="float" office:value="11.38">
            <text:p>11.38</text:p>
          </table:table-cell>
          <table:table-cell office:value-type="string">
            <text:p>replib</text:p>
          </table:table-cell>
          <table:table-cell office:value-type="float" office:value="406739.857">
            <text:p>406739.857</text:p>
          </table:table-cell>
          <table:table-cell office:value-type="float" office:value="13458560.133">
            <text:p>13458560.133</text:p>
          </table:table-cell>
        </table:table-row>
        <table:table-row table:style-name="ro1">
          <table:table-cell table:number-columns-repeated="11"/>
          <table:table-cell office:value-type="float" office:value="16.801">
            <text:p>16.801</text:p>
          </table:table-cell>
          <table:table-cell office:value-type="string">
            <text:p>Germacrene D</text:p>
          </table:table-cell>
          <table:table-cell office:value-type="string">
            <text:p>n.a.</text:p>
          </table:table-cell>
          <table:table-cell office:value-type="float" office:value="946">
            <text:p>946</text:p>
          </table:table-cell>
          <table:table-cell office:value-type="float" office:value="965">
            <text:p>965</text:p>
          </table:table-cell>
          <table:table-cell office:value-type="float" office:value="58.72">
            <text:p>58.72</text:p>
          </table:table-cell>
          <table:table-cell office:value-type="string">
            <text:p>replib</text:p>
          </table:table-cell>
          <table:table-cell office:value-type="float" office:value="41306.951">
            <text:p>41306.951</text:p>
          </table:table-cell>
          <table:table-cell office:value-type="float" office:value="1057690.679">
            <text:p>1057690.679</text:p>
          </table:table-cell>
        </table:table-row>
        <table:table-row table:style-name="ro1">
          <table:table-cell table:number-columns-repeated="11"/>
          <table:table-cell office:value-type="float" office:value="16.927">
            <text:p>16.927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823">
            <text:p>823</text:p>
          </table:table-cell>
          <table:table-cell office:value-type="float" office:value="847">
            <text:p>847</text:p>
          </table:table-cell>
          <table:table-cell office:value-type="float" office:value="32.57">
            <text:p>32.57</text:p>
          </table:table-cell>
          <table:table-cell office:value-type="string">
            <text:p>replib</text:p>
          </table:table-cell>
          <table:table-cell office:value-type="float" office:value="75341.835">
            <text:p>75341.835</text:p>
          </table:table-cell>
          <table:table-cell office:value-type="float" office:value="2246923.399">
            <text:p>2246923.399</text:p>
          </table:table-cell>
        </table:table-row>
        <table:table-row table:style-name="ro1">
          <table:table-cell table:number-columns-repeated="11"/>
          <table:table-cell office:value-type="float" office:value="16.995">
            <text:p>16.995</text:p>
          </table:table-cell>
          <table:table-cell office:value-type="string">
            <text:p>2,4-Di-tert-butylphenol</text:p>
          </table:table-cell>
          <table:table-cell office:value-type="string">
            <text:p>n.a.</text:p>
          </table:table-cell>
          <table:table-cell office:value-type="float" office:value="899">
            <text:p>899</text:p>
          </table:table-cell>
          <table:table-cell office:value-type="float" office:value="908">
            <text:p>908</text:p>
          </table:table-cell>
          <table:table-cell office:value-type="float" office:value="51.8">
            <text:p>51.8</text:p>
          </table:table-cell>
          <table:table-cell office:value-type="string">
            <text:p>replib</text:p>
          </table:table-cell>
          <table:table-cell office:value-type="float" office:value="184783.549">
            <text:p>184783.549</text:p>
          </table:table-cell>
          <table:table-cell office:value-type="float" office:value="7016895.087">
            <text:p>7016895.087</text:p>
          </table:table-cell>
        </table:table-row>
        <table:table-row table:style-name="ro1">
          <table:table-cell table:number-columns-repeated="11"/>
          <table:table-cell office:value-type="float" office:value="17.066">
            <text:p>17.066</text:p>
          </table:table-cell>
          <table:table-cell office:value-type="string">
            <text:p>Ylangen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766">
            <text:p>766</text:p>
          </table:table-cell>
          <table:table-cell office:value-type="float" office:value="9.73">
            <text:p>9.73</text:p>
          </table:table-cell>
          <table:table-cell office:value-type="string">
            <text:p>replib</text:p>
          </table:table-cell>
          <table:table-cell office:value-type="float" office:value="442891.424">
            <text:p>442891.424</text:p>
          </table:table-cell>
          <table:table-cell office:value-type="float" office:value="15111084.874">
            <text:p>15111084.874</text:p>
          </table:table-cell>
        </table:table-row>
        <table:table-row table:style-name="ro1">
          <table:table-cell table:number-columns-repeated="11"/>
          <table:table-cell office:value-type="float" office:value="17.138">
            <text:p>17.1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2">
            <text:p>602</text:p>
          </table:table-cell>
          <table:table-cell office:value-type="float" office:value="999">
            <text:p>999</text:p>
          </table:table-cell>
          <table:table-cell office:value-type="float" office:value="47">
            <text:p>47</text:p>
          </table:table-cell>
          <table:table-cell office:value-type="string">
            <text:p>replib</text:p>
          </table:table-cell>
          <table:table-cell office:value-type="float" office:value="826162.667">
            <text:p>826162.667</text:p>
          </table:table-cell>
          <table:table-cell office:value-type="float" office:value="22100577.386">
            <text:p>22100577.386</text:p>
          </table:table-cell>
        </table:table-row>
        <table:table-row table:style-name="ro1">
          <table:table-cell table:number-columns-repeated="11"/>
          <table:table-cell office:value-type="float" office:value="17.209">
            <text:p>17.209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n.a.</text:p>
          </table:table-cell>
          <table:table-cell office:value-type="float" office:value="791">
            <text:p>791</text:p>
          </table:table-cell>
          <table:table-cell office:value-type="float" office:value="809">
            <text:p>809</text:p>
          </table:table-cell>
          <table:table-cell office:value-type="float" office:value="37.11">
            <text:p>37.11</text:p>
          </table:table-cell>
          <table:table-cell office:value-type="string">
            <text:p>replib</text:p>
          </table:table-cell>
          <table:table-cell office:value-type="float" office:value="4630.897">
            <text:p>4630.897</text:p>
          </table:table-cell>
          <table:table-cell office:value-type="float" office:value="450093.404">
            <text:p>450093.404</text:p>
          </table:table-cell>
        </table:table-row>
        <table:table-row table:style-name="ro1">
          <table:table-cell table:number-columns-repeated="11"/>
          <table:table-cell office:value-type="float" office:value="17.301">
            <text:p>17.301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690">
            <text:p>690</text:p>
          </table:table-cell>
          <table:table-cell office:value-type="float" office:value="12.44">
            <text:p>12.44</text:p>
          </table:table-cell>
          <table:table-cell office:value-type="string">
            <text:p>replib</text:p>
          </table:table-cell>
          <table:table-cell office:value-type="float" office:value="437331.002">
            <text:p>437331.002</text:p>
          </table:table-cell>
          <table:table-cell office:value-type="float" office:value="13657980.136">
            <text:p>13657980.136</text:p>
          </table:table-cell>
        </table:table-row>
        <table:table-row table:style-name="ro1">
          <table:table-cell table:number-columns-repeated="11"/>
          <table:table-cell office:value-type="float" office:value="17.362">
            <text:p>17.362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817">
            <text:p>817</text:p>
          </table:table-cell>
          <table:table-cell office:value-type="float" office:value="30.23">
            <text:p>30.23</text:p>
          </table:table-cell>
          <table:table-cell office:value-type="string">
            <text:p>replib</text:p>
          </table:table-cell>
          <table:table-cell office:value-type="float" office:value="11039.569">
            <text:p>11039.569</text:p>
          </table:table-cell>
          <table:table-cell office:value-type="float" office:value="636236.613">
            <text:p>636236.613</text:p>
          </table:table-cell>
        </table:table-row>
        <table:table-row table:style-name="ro1">
          <table:table-cell table:number-columns-repeated="11"/>
          <table:table-cell office:value-type="float" office:value="17.434">
            <text:p>17.4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99">
            <text:p>999</text:p>
          </table:table-cell>
          <table:table-cell office:value-type="float" office:value="77.06">
            <text:p>77.06</text:p>
          </table:table-cell>
          <table:table-cell office:value-type="string">
            <text:p>replib</text:p>
          </table:table-cell>
          <table:table-cell office:value-type="float" office:value="18661.805">
            <text:p>18661.805</text:p>
          </table:table-cell>
          <table:table-cell office:value-type="float" office:value="1224857.835">
            <text:p>1224857.835</text:p>
          </table:table-cell>
        </table:table-row>
        <table:table-row table:style-name="ro1">
          <table:table-cell table:number-columns-repeated="11"/>
          <table:table-cell office:value-type="float" office:value="17.505">
            <text:p>17.505</text:p>
          </table:table-cell>
          <table:table-cell office:value-type="string">
            <text:p>Geranyl isovalerate</text:p>
          </table:table-cell>
          <table:table-cell office:value-type="string">
            <text:p>n.a.</text:p>
          </table:table-cell>
          <table:table-cell table:number-columns-repeated="2" office:value-type="float" office:value="632">
            <text:p>632</text:p>
          </table:table-cell>
          <table:table-cell office:value-type="float" office:value="14.13">
            <text:p>14.13</text:p>
          </table:table-cell>
          <table:table-cell office:value-type="string">
            <text:p>replib</text:p>
          </table:table-cell>
          <table:table-cell office:value-type="float" office:value="46989.297">
            <text:p>46989.297</text:p>
          </table:table-cell>
          <table:table-cell office:value-type="float" office:value="1325113.318">
            <text:p>1325113.318</text:p>
          </table:table-cell>
        </table:table-row>
        <table:table-row table:style-name="ro1">
          <table:table-cell table:number-columns-repeated="11"/>
          <table:table-cell office:value-type="float" office:value="17.628">
            <text:p>17.628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813">
            <text:p>813</text:p>
          </table:table-cell>
          <table:table-cell office:value-type="float" office:value="58.53">
            <text:p>58.53</text:p>
          </table:table-cell>
          <table:table-cell office:value-type="string">
            <text:p>replib</text:p>
          </table:table-cell>
          <table:table-cell office:value-type="float" office:value="4899.215">
            <text:p>4899.215</text:p>
          </table:table-cell>
          <table:table-cell office:value-type="float" office:value="550947.284">
            <text:p>550947.284</text:p>
          </table:table-cell>
        </table:table-row>
        <table:table-row table:style-name="ro1">
          <table:table-cell table:number-columns-repeated="11"/>
          <table:table-cell office:value-type="float" office:value="17.689">
            <text:p>17.68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99">
            <text:p>999</text:p>
          </table:table-cell>
          <table:table-cell office:value-type="float" office:value="77.86">
            <text:p>77.86</text:p>
          </table:table-cell>
          <table:table-cell office:value-type="string">
            <text:p>replib</text:p>
          </table:table-cell>
          <table:table-cell office:value-type="float" office:value="61606.219">
            <text:p>61606.219</text:p>
          </table:table-cell>
          <table:table-cell office:value-type="float" office:value="1386789.412">
            <text:p>1386789.412</text:p>
          </table:table-cell>
        </table:table-row>
        <table:table-row table:style-name="ro1">
          <table:table-cell table:number-columns-repeated="11"/>
          <table:table-cell office:value-type="float" office:value="17.719">
            <text:p>17.71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980">
            <text:p>980</text:p>
          </table:table-cell>
          <table:table-cell office:value-type="float" office:value="17.85">
            <text:p>17.85</text:p>
          </table:table-cell>
          <table:table-cell office:value-type="string">
            <text:p>replib</text:p>
          </table:table-cell>
          <table:table-cell office:value-type="float" office:value="73527.887">
            <text:p>73527.887</text:p>
          </table:table-cell>
          <table:table-cell office:value-type="float" office:value="1961727.888">
            <text:p>1961727.888</text:p>
          </table:table-cell>
        </table:table-row>
        <table:table-row table:style-name="ro1">
          <table:table-cell table:number-columns-repeated="11"/>
          <table:table-cell office:value-type="float" office:value="17.9">
            <text:p>17.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934">
            <text:p>934</text:p>
          </table:table-cell>
          <table:table-cell office:value-type="float" office:value="28.95">
            <text:p>28.95</text:p>
          </table:table-cell>
          <table:table-cell office:value-type="string">
            <text:p>replib</text:p>
          </table:table-cell>
          <table:table-cell office:value-type="float" office:value="44000.492">
            <text:p>44000.492</text:p>
          </table:table-cell>
          <table:table-cell office:value-type="float" office:value="1213046.325">
            <text:p>1213046.325</text:p>
          </table:table-cell>
        </table:table-row>
        <table:table-row table:style-name="ro1">
          <table:table-cell table:number-columns-repeated="11"/>
          <table:table-cell office:value-type="float" office:value="17.968">
            <text:p>17.9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73">
            <text:p>973</text:p>
          </table:table-cell>
          <table:table-cell office:value-type="float" office:value="72.98">
            <text:p>72.98</text:p>
          </table:table-cell>
          <table:table-cell office:value-type="string">
            <text:p>replib</text:p>
          </table:table-cell>
          <table:table-cell office:value-type="float" office:value="59493.806">
            <text:p>59493.806</text:p>
          </table:table-cell>
          <table:table-cell office:value-type="float" office:value="1326040.095">
            <text:p>1326040.095</text:p>
          </table:table-cell>
        </table:table-row>
        <table:table-row table:style-name="ro1">
          <table:table-cell table:number-columns-repeated="11"/>
          <table:table-cell office:value-type="float" office:value="18.009">
            <text:p>18.0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951">
            <text:p>951</text:p>
          </table:table-cell>
          <table:table-cell office:value-type="float" office:value="62.79">
            <text:p>62.79</text:p>
          </table:table-cell>
          <table:table-cell office:value-type="string">
            <text:p>replib</text:p>
          </table:table-cell>
          <table:table-cell office:value-type="float" office:value="4874.251">
            <text:p>4874.251</text:p>
          </table:table-cell>
          <table:table-cell office:value-type="float" office:value="540613.3">
            <text:p>540613.3</text:p>
          </table:table-cell>
        </table:table-row>
        <table:table-row table:style-name="ro1">
          <table:table-cell table:number-columns-repeated="11"/>
          <table:table-cell office:value-type="float" office:value="18.077">
            <text:p>18.077</text:p>
          </table:table-cell>
          <table:table-cell office:value-type="string">
            <text:p>1,6-Octadien-3-ol, 3,7-dimethyl-, formate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807">
            <text:p>807</text:p>
          </table:table-cell>
          <table:table-cell office:value-type="float" office:value="26.76">
            <text:p>26.76</text:p>
          </table:table-cell>
          <table:table-cell office:value-type="string">
            <text:p>replib</text:p>
          </table:table-cell>
          <table:table-cell office:value-type="float" office:value="45212.607">
            <text:p>45212.607</text:p>
          </table:table-cell>
          <table:table-cell office:value-type="float" office:value="1102195.841">
            <text:p>1102195.841</text:p>
          </table:table-cell>
        </table:table-row>
        <table:table-row table:style-name="ro1">
          <table:table-cell table:number-columns-repeated="11"/>
          <table:table-cell office:value-type="float" office:value="18.155">
            <text:p>18.155</text:p>
          </table:table-cell>
          <table:table-cell office:value-type="string">
            <text:p>Caryophyllene oxide</text:p>
          </table:table-cell>
          <table:table-cell office:value-type="string">
            <text:p>n.a.</text:p>
          </table:table-cell>
          <table:table-cell office:value-type="float" office:value="838">
            <text:p>838</text:p>
          </table:table-cell>
          <table:table-cell office:value-type="float" office:value="863">
            <text:p>863</text:p>
          </table:table-cell>
          <table:table-cell office:value-type="float" office:value="69.24">
            <text:p>69.24</text:p>
          </table:table-cell>
          <table:table-cell office:value-type="string">
            <text:p>replib</text:p>
          </table:table-cell>
          <table:table-cell office:value-type="float" office:value="35185.161">
            <text:p>35185.161</text:p>
          </table:table-cell>
          <table:table-cell office:value-type="float" office:value="1189966.038">
            <text:p>1189966.038</text:p>
          </table:table-cell>
        </table:table-row>
        <table:table-row table:style-name="ro1">
          <table:table-cell table:number-columns-repeated="11"/>
          <table:table-cell office:value-type="float" office:value="18.202">
            <text:p>18.202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786">
            <text:p>786</text:p>
          </table:table-cell>
          <table:table-cell office:value-type="float" office:value="10.55">
            <text:p>10.55</text:p>
          </table:table-cell>
          <table:table-cell office:value-type="string">
            <text:p>replib</text:p>
          </table:table-cell>
          <table:table-cell office:value-type="float" office:value="50397.597">
            <text:p>50397.597</text:p>
          </table:table-cell>
          <table:table-cell office:value-type="float" office:value="869121.128">
            <text:p>869121.128</text:p>
          </table:table-cell>
        </table:table-row>
        <table:table-row table:style-name="ro1">
          <table:table-cell table:number-columns-repeated="11"/>
          <table:table-cell office:value-type="float" office:value="18.304">
            <text:p>18.304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736">
            <text:p>736</text:p>
          </table:table-cell>
          <table:table-cell office:value-type="float" office:value="30.43">
            <text:p>30.43</text:p>
          </table:table-cell>
          <table:table-cell office:value-type="string">
            <text:p>replib</text:p>
          </table:table-cell>
          <table:table-cell office:value-type="float" office:value="34410.931">
            <text:p>34410.931</text:p>
          </table:table-cell>
          <table:table-cell office:value-type="float" office:value="1082222.281">
            <text:p>1082222.281</text:p>
          </table:table-cell>
        </table:table-row>
        <table:table-row table:style-name="ro1">
          <table:table-cell table:number-columns-repeated="11"/>
          <table:table-cell office:value-type="float" office:value="18.369">
            <text:p>18.369</text:p>
          </table:table-cell>
          <table:table-cell office:value-type="string">
            <text:p>Cyclodecanol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749">
            <text:p>749</text:p>
          </table:table-cell>
          <table:table-cell office:value-type="float" office:value="19.47">
            <text:p>19.47</text:p>
          </table:table-cell>
          <table:table-cell office:value-type="string">
            <text:p>replib</text:p>
          </table:table-cell>
          <table:table-cell office:value-type="float" office:value="383500.185">
            <text:p>383500.185</text:p>
          </table:table-cell>
          <table:table-cell office:value-type="float" office:value="9848216.905">
            <text:p>9848216.905</text:p>
          </table:table-cell>
        </table:table-row>
        <table:table-row table:style-name="ro1">
          <table:table-cell table:number-columns-repeated="11"/>
          <table:table-cell office:value-type="float" office:value="18.413">
            <text:p>18.4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73">
            <text:p>973</text:p>
          </table:table-cell>
          <table:table-cell office:value-type="float" office:value="71.43">
            <text:p>71.43</text:p>
          </table:table-cell>
          <table:table-cell office:value-type="string">
            <text:p>replib</text:p>
          </table:table-cell>
          <table:table-cell office:value-type="float" office:value="120408.935">
            <text:p>120408.935</text:p>
          </table:table-cell>
          <table:table-cell office:value-type="float" office:value="2310582.514">
            <text:p>2310582.514</text:p>
          </table:table-cell>
        </table:table-row>
        <table:table-row table:style-name="ro1">
          <table:table-cell table:number-columns-repeated="11"/>
          <table:table-cell office:value-type="float" office:value="18.441">
            <text:p>18.4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6">
            <text:p>676</text:p>
          </table:table-cell>
          <table:table-cell office:value-type="float" office:value="951">
            <text:p>951</text:p>
          </table:table-cell>
          <table:table-cell office:value-type="float" office:value="70.09">
            <text:p>70.09</text:p>
          </table:table-cell>
          <table:table-cell office:value-type="string">
            <text:p>replib</text:p>
          </table:table-cell>
          <table:table-cell office:value-type="float" office:value="417978.443">
            <text:p>417978.443</text:p>
          </table:table-cell>
          <table:table-cell office:value-type="float" office:value="13954879.003">
            <text:p>13954879.003</text:p>
          </table:table-cell>
        </table:table-row>
        <table:table-row table:style-name="ro1">
          <table:table-cell table:number-columns-repeated="11"/>
          <table:table-cell office:value-type="float" office:value="18.478">
            <text:p>18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73">
            <text:p>973</text:p>
          </table:table-cell>
          <table:table-cell office:value-type="float" office:value="73.46">
            <text:p>73.46</text:p>
          </table:table-cell>
          <table:table-cell office:value-type="string">
            <text:p>replib</text:p>
          </table:table-cell>
          <table:table-cell office:value-type="float" office:value="125561.092">
            <text:p>125561.092</text:p>
          </table:table-cell>
          <table:table-cell office:value-type="float" office:value="2910168.993">
            <text:p>2910168.993</text:p>
          </table:table-cell>
        </table:table-row>
        <table:table-row table:style-name="ro1">
          <table:table-cell table:number-columns-repeated="11"/>
          <table:table-cell office:value-type="float" office:value="18.543">
            <text:p>18.543</text:p>
          </table:table-cell>
          <table:table-cell office:value-type="string">
            <text:p>Cyclooctasiloxane, hexadecamethyl-</text:p>
          </table:table-cell>
          <table:table-cell office:value-type="string">
            <text:p>n.a.</text:p>
          </table:table-cell>
          <table:table-cell office:value-type="float" office:value="823">
            <text:p>823</text:p>
          </table:table-cell>
          <table:table-cell office:value-type="float" office:value="940">
            <text:p>940</text:p>
          </table:table-cell>
          <table:table-cell office:value-type="float" office:value="93.96">
            <text:p>93.96</text:p>
          </table:table-cell>
          <table:table-cell office:value-type="string">
            <text:p>replib</text:p>
          </table:table-cell>
          <table:table-cell office:value-type="float" office:value="2261.247">
            <text:p>2261.247</text:p>
          </table:table-cell>
          <table:table-cell office:value-type="float" office:value="305285.801">
            <text:p>305285.801</text:p>
          </table:table-cell>
        </table:table-row>
        <table:table-row table:style-name="ro1">
          <table:table-cell table:number-columns-repeated="11"/>
          <table:table-cell office:value-type="float" office:value="18.607">
            <text:p>18.6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99">
            <text:p>999</text:p>
          </table:table-cell>
          <table:table-cell office:value-type="float" office:value="80.96">
            <text:p>80.96</text:p>
          </table:table-cell>
          <table:table-cell office:value-type="string">
            <text:p>replib</text:p>
          </table:table-cell>
          <table:table-cell office:value-type="float" office:value="593731.02">
            <text:p>593731.02</text:p>
          </table:table-cell>
          <table:table-cell office:value-type="float" office:value="18381067.979">
            <text:p>18381067.979</text:p>
          </table:table-cell>
        </table:table-row>
        <table:table-row table:style-name="ro1">
          <table:table-cell table:number-columns-repeated="11"/>
          <table:table-cell office:value-type="float" office:value="18.689">
            <text:p>18.689</text:p>
          </table:table-cell>
          <table:table-cell office:value-type="string">
            <text:p>trans-Sesquisabinene hydrat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770">
            <text:p>770</text:p>
          </table:table-cell>
          <table:table-cell office:value-type="float" office:value="12.74">
            <text:p>12.74</text:p>
          </table:table-cell>
          <table:table-cell office:value-type="string">
            <text:p>replib</text:p>
          </table:table-cell>
          <table:table-cell office:value-type="float" office:value="128754.051">
            <text:p>128754.051</text:p>
          </table:table-cell>
          <table:table-cell office:value-type="float" office:value="3491428.896">
            <text:p>3491428.896</text:p>
          </table:table-cell>
        </table:table-row>
        <table:table-row table:style-name="ro1">
          <table:table-cell table:number-columns-repeated="11"/>
          <table:table-cell office:value-type="float" office:value="18.723">
            <text:p>18.7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85">
            <text:p>985</text:p>
          </table:table-cell>
          <table:table-cell office:value-type="float" office:value="66.36">
            <text:p>66.36</text:p>
          </table:table-cell>
          <table:table-cell office:value-type="string">
            <text:p>replib</text:p>
          </table:table-cell>
          <table:table-cell office:value-type="float" office:value="39886.7">
            <text:p>39886.7</text:p>
          </table:table-cell>
          <table:table-cell office:value-type="float" office:value="1046075.971">
            <text:p>1046075.971</text:p>
          </table:table-cell>
        </table:table-row>
        <table:table-row table:style-name="ro1">
          <table:table-cell table:number-columns-repeated="11"/>
          <table:table-cell office:value-type="float" office:value="18.777">
            <text:p>18.7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3">
            <text:p>683</text:p>
          </table:table-cell>
          <table:table-cell office:value-type="float" office:value="973">
            <text:p>973</text:p>
          </table:table-cell>
          <table:table-cell office:value-type="float" office:value="68.09">
            <text:p>68.09</text:p>
          </table:table-cell>
          <table:table-cell office:value-type="string">
            <text:p>replib</text:p>
          </table:table-cell>
          <table:table-cell office:value-type="float" office:value="57947.322">
            <text:p>57947.322</text:p>
          </table:table-cell>
          <table:table-cell office:value-type="float" office:value="1236796.711">
            <text:p>1236796.711</text:p>
          </table:table-cell>
        </table:table-row>
        <table:table-row table:style-name="ro1">
          <table:table-cell table:number-columns-repeated="11"/>
          <table:table-cell office:value-type="float" office:value="18.835">
            <text:p>18.835</text:p>
          </table:table-cell>
          <table:table-cell office:value-type="string">
            <text:p>Caryophyllene oxide</text:p>
          </table:table-cell>
          <table:table-cell office:value-type="string">
            <text:p>n.a.</text:p>
          </table:table-cell>
          <table:table-cell office:value-type="float" office:value="796">
            <text:p>796</text:p>
          </table:table-cell>
          <table:table-cell office:value-type="float" office:value="814">
            <text:p>814</text:p>
          </table:table-cell>
          <table:table-cell office:value-type="float" office:value="43.76">
            <text:p>43.76</text:p>
          </table:table-cell>
          <table:table-cell office:value-type="string">
            <text:p>replib</text:p>
          </table:table-cell>
          <table:table-cell office:value-type="float" office:value="4020.441">
            <text:p>4020.441</text:p>
          </table:table-cell>
          <table:table-cell office:value-type="float" office:value="352704.349">
            <text:p>352704.349</text:p>
          </table:table-cell>
        </table:table-row>
        <table:table-row table:style-name="ro1">
          <table:table-cell table:number-columns-repeated="11"/>
          <table:table-cell office:value-type="float" office:value="18.903">
            <text:p>18.9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62">
            <text:p>962</text:p>
          </table:table-cell>
          <table:table-cell office:value-type="float" office:value="77.26">
            <text:p>77.26</text:p>
          </table:table-cell>
          <table:table-cell office:value-type="string">
            <text:p>replib</text:p>
          </table:table-cell>
          <table:table-cell office:value-type="float" office:value="19523.508">
            <text:p>19523.508</text:p>
          </table:table-cell>
          <table:table-cell office:value-type="float" office:value="916929.024">
            <text:p>916929.024</text:p>
          </table:table-cell>
        </table:table-row>
        <table:table-row table:style-name="ro1">
          <table:table-cell table:number-columns-repeated="11"/>
          <table:table-cell office:value-type="float" office:value="18.971">
            <text:p>18.971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84">
            <text:p>784</text:p>
          </table:table-cell>
          <table:table-cell office:value-type="float" office:value="12.78">
            <text:p>12.78</text:p>
          </table:table-cell>
          <table:table-cell office:value-type="string">
            <text:p>replib</text:p>
          </table:table-cell>
          <table:table-cell office:value-type="float" office:value="18624.894">
            <text:p>18624.894</text:p>
          </table:table-cell>
          <table:table-cell office:value-type="float" office:value="578737.19">
            <text:p>578737.19</text:p>
          </table:table-cell>
        </table:table-row>
        <table:table-row table:style-name="ro1">
          <table:table-cell table:number-columns-repeated="11"/>
          <table:table-cell office:value-type="float" office:value="19.009">
            <text:p>19.0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973">
            <text:p>973</text:p>
          </table:table-cell>
          <table:table-cell office:value-type="float" office:value="79.13">
            <text:p>79.13</text:p>
          </table:table-cell>
          <table:table-cell office:value-type="string">
            <text:p>replib</text:p>
          </table:table-cell>
          <table:table-cell office:value-type="float" office:value="323180.673">
            <text:p>323180.673</text:p>
          </table:table-cell>
          <table:table-cell office:value-type="float" office:value="8973647.127">
            <text:p>8973647.127</text:p>
          </table:table-cell>
        </table:table-row>
        <table:table-row table:style-name="ro1">
          <table:table-cell table:number-columns-repeated="11"/>
          <table:table-cell office:value-type="float" office:value="19.036">
            <text:p>19.0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85">
            <text:p>985</text:p>
          </table:table-cell>
          <table:table-cell office:value-type="float" office:value="75.12">
            <text:p>75.12</text:p>
          </table:table-cell>
          <table:table-cell office:value-type="string">
            <text:p>replib</text:p>
          </table:table-cell>
          <table:table-cell office:value-type="float" office:value="203405.411">
            <text:p>203405.411</text:p>
          </table:table-cell>
          <table:table-cell office:value-type="float" office:value="4985246.228">
            <text:p>4985246.228</text:p>
          </table:table-cell>
        </table:table-row>
        <table:table-row table:style-name="ro1">
          <table:table-cell table:number-columns-repeated="11"/>
          <table:table-cell office:value-type="float" office:value="19.083">
            <text:p>19.0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73">
            <text:p>973</text:p>
          </table:table-cell>
          <table:table-cell office:value-type="float" office:value="80.53">
            <text:p>80.53</text:p>
          </table:table-cell>
          <table:table-cell office:value-type="string">
            <text:p>replib</text:p>
          </table:table-cell>
          <table:table-cell office:value-type="float" office:value="57958.373">
            <text:p>57958.373</text:p>
          </table:table-cell>
          <table:table-cell office:value-type="float" office:value="1709761.589">
            <text:p>1709761.589</text:p>
          </table:table-cell>
        </table:table-row>
        <table:table-row table:style-name="ro1">
          <table:table-cell table:number-columns-repeated="11"/>
          <table:table-cell office:value-type="float" office:value="19.107">
            <text:p>19.1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73">
            <text:p>973</text:p>
          </table:table-cell>
          <table:table-cell office:value-type="float" office:value="79.98">
            <text:p>79.98</text:p>
          </table:table-cell>
          <table:table-cell office:value-type="string">
            <text:p>replib</text:p>
          </table:table-cell>
          <table:table-cell office:value-type="float" office:value="41622.744">
            <text:p>41622.744</text:p>
          </table:table-cell>
          <table:table-cell office:value-type="float" office:value="1296663.082">
            <text:p>1296663.082</text:p>
          </table:table-cell>
        </table:table-row>
        <table:table-row table:style-name="ro1">
          <table:table-cell table:number-columns-repeated="11"/>
          <table:table-cell office:value-type="float" office:value="19.148">
            <text:p>19.1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84">
            <text:p>984</text:p>
          </table:table-cell>
          <table:table-cell office:value-type="float" office:value="64.96">
            <text:p>64.96</text:p>
          </table:table-cell>
          <table:table-cell office:value-type="string">
            <text:p>replib</text:p>
          </table:table-cell>
          <table:table-cell office:value-type="float" office:value="47439.308">
            <text:p>47439.308</text:p>
          </table:table-cell>
          <table:table-cell office:value-type="float" office:value="1087737.276">
            <text:p>1087737.276</text:p>
          </table:table-cell>
        </table:table-row>
        <table:table-row table:style-name="ro1">
          <table:table-cell table:number-columns-repeated="11"/>
          <table:table-cell office:value-type="float" office:value="19.182">
            <text:p>19.1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84">
            <text:p>984</text:p>
          </table:table-cell>
          <table:table-cell office:value-type="float" office:value="67.04">
            <text:p>67.04</text:p>
          </table:table-cell>
          <table:table-cell office:value-type="string">
            <text:p>replib</text:p>
          </table:table-cell>
          <table:table-cell office:value-type="float" office:value="389926.881">
            <text:p>389926.881</text:p>
          </table:table-cell>
          <table:table-cell office:value-type="float" office:value="11150845.809">
            <text:p>11150845.809</text:p>
          </table:table-cell>
        </table:table-row>
        <table:table-row table:style-name="ro1">
          <table:table-cell table:number-columns-repeated="11"/>
          <table:table-cell office:value-type="float" office:value="19.243">
            <text:p>19.243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n.a.</text:p>
          </table:table-cell>
          <table:table-cell office:value-type="float" office:value="793">
            <text:p>793</text:p>
          </table:table-cell>
          <table:table-cell office:value-type="float" office:value="819">
            <text:p>819</text:p>
          </table:table-cell>
          <table:table-cell office:value-type="float" office:value="34.31">
            <text:p>34.31</text:p>
          </table:table-cell>
          <table:table-cell office:value-type="string">
            <text:p>replib</text:p>
          </table:table-cell>
          <table:table-cell office:value-type="float" office:value="120416.027">
            <text:p>120416.027</text:p>
          </table:table-cell>
          <table:table-cell office:value-type="float" office:value="2762953.735">
            <text:p>2762953.735</text:p>
          </table:table-cell>
        </table:table-row>
        <table:table-row table:style-name="ro1">
          <table:table-cell table:number-columns-repeated="11"/>
          <table:table-cell office:value-type="float" office:value="19.328">
            <text:p>19.3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3">
            <text:p>653</text:p>
          </table:table-cell>
          <table:table-cell office:value-type="float" office:value="961">
            <text:p>961</text:p>
          </table:table-cell>
          <table:table-cell office:value-type="float" office:value="65.19">
            <text:p>65.19</text:p>
          </table:table-cell>
          <table:table-cell office:value-type="string">
            <text:p>replib</text:p>
          </table:table-cell>
          <table:table-cell office:value-type="float" office:value="91938.138">
            <text:p>91938.138</text:p>
          </table:table-cell>
          <table:table-cell office:value-type="float" office:value="1687079.292">
            <text:p>1687079.292</text:p>
          </table:table-cell>
        </table:table-row>
        <table:table-row table:style-name="ro1">
          <table:table-cell table:number-columns-repeated="11"/>
          <table:table-cell office:value-type="float" office:value="19.42">
            <text:p>19.42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834">
            <text:p>834</text:p>
          </table:table-cell>
          <table:table-cell office:value-type="float" office:value="877">
            <text:p>877</text:p>
          </table:table-cell>
          <table:table-cell office:value-type="float" office:value="22.25">
            <text:p>22.25</text:p>
          </table:table-cell>
          <table:table-cell office:value-type="string">
            <text:p>replib</text:p>
          </table:table-cell>
          <table:table-cell office:value-type="float" office:value="7660166.73">
            <text:p>7660166.73</text:p>
          </table:table-cell>
          <table:table-cell office:value-type="float" office:value="262385290.228">
            <text:p>262385290.228</text:p>
          </table:table-cell>
        </table:table-row>
        <table:table-row table:style-name="ro1">
          <table:table-cell table:number-columns-repeated="11"/>
          <table:table-cell office:value-type="float" office:value="19.543">
            <text:p>19.5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985">
            <text:p>985</text:p>
          </table:table-cell>
          <table:table-cell office:value-type="float" office:value="29.92">
            <text:p>29.92</text:p>
          </table:table-cell>
          <table:table-cell office:value-type="string">
            <text:p>replib</text:p>
          </table:table-cell>
          <table:table-cell office:value-type="float" office:value="743496.371">
            <text:p>743496.371</text:p>
          </table:table-cell>
          <table:table-cell office:value-type="float" office:value="25398827.015">
            <text:p>25398827.015</text:p>
          </table:table-cell>
        </table:table-row>
        <table:table-row table:style-name="ro1">
          <table:table-cell table:number-columns-repeated="11"/>
          <table:table-cell office:value-type="float" office:value="19.594">
            <text:p>19.594</text:p>
          </table:table-cell>
          <table:table-cell office:value-type="string">
            <text:p>L-Tyrosine, N-(trifluoroacetyl)-, trimethylsilyl ester, trifluoroacetate (ester)</text:p>
          </table:table-cell>
          <table:table-cell office:value-type="string">
            <text:p>n.a.</text:p>
          </table:table-cell>
          <table:table-cell office:value-type="float" office:value="491">
            <text:p>491</text:p>
          </table:table-cell>
          <table:table-cell office:value-type="float" office:value="628">
            <text:p>628</text:p>
          </table:table-cell>
          <table:table-cell office:value-type="float" office:value="15.91">
            <text:p>15.91</text:p>
          </table:table-cell>
          <table:table-cell office:value-type="string">
            <text:p>replib</text:p>
          </table:table-cell>
          <table:table-cell office:value-type="float" office:value="2524889.532">
            <text:p>2524889.532</text:p>
          </table:table-cell>
          <table:table-cell office:value-type="float" office:value="100064294.317">
            <text:p>100064294.317</text:p>
          </table:table-cell>
        </table:table-row>
        <table:table-row table:style-name="ro1">
          <table:table-cell table:number-columns-repeated="11"/>
          <table:table-cell office:value-type="float" office:value="19.631">
            <text:p>19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85">
            <text:p>985</text:p>
          </table:table-cell>
          <table:table-cell office:value-type="float" office:value="64.19">
            <text:p>64.19</text:p>
          </table:table-cell>
          <table:table-cell office:value-type="string">
            <text:p>replib</text:p>
          </table:table-cell>
          <table:table-cell office:value-type="float" office:value="92037.206">
            <text:p>92037.206</text:p>
          </table:table-cell>
          <table:table-cell office:value-type="float" office:value="2780514.854">
            <text:p>2780514.854</text:p>
          </table:table-cell>
        </table:table-row>
        <table:table-row table:style-name="ro1">
          <table:table-cell table:number-columns-repeated="11"/>
          <table:table-cell office:value-type="float" office:value="19.699">
            <text:p>19.6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942">
            <text:p>942</text:p>
          </table:table-cell>
          <table:table-cell office:value-type="float" office:value="44.7">
            <text:p>44.7</text:p>
          </table:table-cell>
          <table:table-cell office:value-type="string">
            <text:p>replib</text:p>
          </table:table-cell>
          <table:table-cell office:value-type="float" office:value="37731.051">
            <text:p>37731.051</text:p>
          </table:table-cell>
          <table:table-cell office:value-type="float" office:value="1211806.794">
            <text:p>1211806.794</text:p>
          </table:table-cell>
        </table:table-row>
        <table:table-row table:style-name="ro1">
          <table:table-cell table:number-columns-repeated="11"/>
          <table:table-cell office:value-type="float" office:value="19.757">
            <text:p>19.7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8">
            <text:p>628</text:p>
          </table:table-cell>
          <table:table-cell office:value-type="float" office:value="942">
            <text:p>942</text:p>
          </table:table-cell>
          <table:table-cell office:value-type="float" office:value="70.41">
            <text:p>70.41</text:p>
          </table:table-cell>
          <table:table-cell office:value-type="string">
            <text:p>replib</text:p>
          </table:table-cell>
          <table:table-cell office:value-type="float" office:value="32317.457">
            <text:p>32317.457</text:p>
          </table:table-cell>
          <table:table-cell office:value-type="float" office:value="1375966.779">
            <text:p>1375966.779</text:p>
          </table:table-cell>
        </table:table-row>
        <table:table-row table:style-name="ro1">
          <table:table-cell table:number-columns-repeated="11"/>
          <table:table-cell office:value-type="float" office:value="19.835">
            <text:p>19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934">
            <text:p>934</text:p>
          </table:table-cell>
          <table:table-cell office:value-type="float" office:value="69.29">
            <text:p>69.29</text:p>
          </table:table-cell>
          <table:table-cell office:value-type="string">
            <text:p>replib</text:p>
          </table:table-cell>
          <table:table-cell office:value-type="float" office:value="293653.868">
            <text:p>293653.868</text:p>
          </table:table-cell>
          <table:table-cell office:value-type="float" office:value="7033318.203">
            <text:p>7033318.203</text:p>
          </table:table-cell>
        </table:table-row>
        <table:table-row table:style-name="ro1">
          <table:table-cell table:number-columns-repeated="11"/>
          <table:table-cell office:value-type="float" office:value="19.937">
            <text:p>19.937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787">
            <text:p>787</text:p>
          </table:table-cell>
          <table:table-cell office:value-type="float" office:value="34.95">
            <text:p>34.95</text:p>
          </table:table-cell>
          <table:table-cell office:value-type="string">
            <text:p>replib</text:p>
          </table:table-cell>
          <table:table-cell office:value-type="float" office:value="85315.356">
            <text:p>85315.356</text:p>
          </table:table-cell>
          <table:table-cell office:value-type="float" office:value="2180472.772">
            <text:p>2180472.772</text:p>
          </table:table-cell>
        </table:table-row>
        <table:table-row table:style-name="ro1">
          <table:table-cell table:number-columns-repeated="11"/>
          <table:table-cell office:value-type="float" office:value="19.985">
            <text:p>19.9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13">
            <text:p>613</text:p>
          </table:table-cell>
          <table:table-cell office:value-type="float" office:value="906">
            <text:p>906</text:p>
          </table:table-cell>
          <table:table-cell office:value-type="float" office:value="67.37">
            <text:p>67.37</text:p>
          </table:table-cell>
          <table:table-cell office:value-type="string">
            <text:p>replib</text:p>
          </table:table-cell>
          <table:table-cell office:value-type="float" office:value="4290.3">
            <text:p>4290.3</text:p>
          </table:table-cell>
          <table:table-cell office:value-type="float" office:value="552808.719">
            <text:p>552808.719</text:p>
          </table:table-cell>
        </table:table-row>
        <table:table-row table:style-name="ro1">
          <table:table-cell table:number-columns-repeated="11"/>
          <table:table-cell office:value-type="float" office:value="20.008">
            <text:p>20.0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84">
            <text:p>984</text:p>
          </table:table-cell>
          <table:table-cell office:value-type="float" office:value="63.08">
            <text:p>63.08</text:p>
          </table:table-cell>
          <table:table-cell office:value-type="string">
            <text:p>replib</text:p>
          </table:table-cell>
          <table:table-cell office:value-type="float" office:value="155734.043">
            <text:p>155734.043</text:p>
          </table:table-cell>
          <table:table-cell office:value-type="float" office:value="1868947.119">
            <text:p>1868947.119</text:p>
          </table:table-cell>
        </table:table-row>
        <table:table-row table:style-name="ro1">
          <table:table-cell table:number-columns-repeated="11"/>
          <table:table-cell office:value-type="float" office:value="20.046">
            <text:p>20.046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736">
            <text:p>736</text:p>
          </table:table-cell>
          <table:table-cell office:value-type="float" office:value="9.74">
            <text:p>9.74</text:p>
          </table:table-cell>
          <table:table-cell office:value-type="string">
            <text:p>replib</text:p>
          </table:table-cell>
          <table:table-cell office:value-type="float" office:value="66511.097">
            <text:p>66511.097</text:p>
          </table:table-cell>
          <table:table-cell office:value-type="float" office:value="1786017.102">
            <text:p>1786017.102</text:p>
          </table:table-cell>
        </table:table-row>
        <table:table-row table:style-name="ro1">
          <table:table-cell table:number-columns-repeated="11"/>
          <table:table-cell office:value-type="float" office:value="20.094">
            <text:p>20.0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0">
            <text:p>600</text:p>
          </table:table-cell>
          <table:table-cell office:value-type="float" office:value="912">
            <text:p>912</text:p>
          </table:table-cell>
          <table:table-cell office:value-type="float" office:value="41.56">
            <text:p>41.56</text:p>
          </table:table-cell>
          <table:table-cell office:value-type="string">
            <text:p>replib</text:p>
          </table:table-cell>
          <table:table-cell office:value-type="float" office:value="33281.173">
            <text:p>33281.173</text:p>
          </table:table-cell>
          <table:table-cell office:value-type="float" office:value="1022145.711">
            <text:p>1022145.711</text:p>
          </table:table-cell>
        </table:table-row>
        <table:table-row table:style-name="ro1">
          <table:table-cell table:number-columns-repeated="11"/>
          <table:table-cell office:value-type="float" office:value="20.158">
            <text:p>20.158</text:p>
          </table:table-cell>
          <table:table-cell office:value-type="string">
            <text:p>Heptadecane, 2-methyl-</text:p>
          </table:table-cell>
          <table:table-cell office:value-type="string">
            <text:p>n.a.</text:p>
          </table:table-cell>
          <table:table-cell office:value-type="float" office:value="642">
            <text:p>642</text:p>
          </table:table-cell>
          <table:table-cell office:value-type="float" office:value="709">
            <text:p>709</text:p>
          </table:table-cell>
          <table:table-cell office:value-type="float" office:value="15.63">
            <text:p>15.63</text:p>
          </table:table-cell>
          <table:table-cell office:value-type="string">
            <text:p>replib</text:p>
          </table:table-cell>
          <table:table-cell office:value-type="float" office:value="130667.757">
            <text:p>130667.757</text:p>
          </table:table-cell>
          <table:table-cell office:value-type="float" office:value="1287110.235">
            <text:p>1287110.235</text:p>
          </table:table-cell>
        </table:table-row>
        <table:table-row table:style-name="ro1">
          <table:table-cell table:number-columns-repeated="11"/>
          <table:table-cell office:value-type="float" office:value="20.202">
            <text:p>20.20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99">
            <text:p>999</text:p>
          </table:table-cell>
          <table:table-cell office:value-type="float" office:value="60.98">
            <text:p>60.98</text:p>
          </table:table-cell>
          <table:table-cell office:value-type="string">
            <text:p>replib</text:p>
          </table:table-cell>
          <table:table-cell office:value-type="float" office:value="20684.42">
            <text:p>20684.42</text:p>
          </table:table-cell>
          <table:table-cell office:value-type="float" office:value="731973.451">
            <text:p>731973.451</text:p>
          </table:table-cell>
        </table:table-row>
        <table:table-row table:style-name="ro1">
          <table:table-cell table:number-columns-repeated="11"/>
          <table:table-cell office:value-type="float" office:value="20.26">
            <text:p>20.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51">
            <text:p>951</text:p>
          </table:table-cell>
          <table:table-cell office:value-type="float" office:value="64.5">
            <text:p>64.5</text:p>
          </table:table-cell>
          <table:table-cell office:value-type="string">
            <text:p>replib</text:p>
          </table:table-cell>
          <table:table-cell office:value-type="float" office:value="6613.147">
            <text:p>6613.147</text:p>
          </table:table-cell>
          <table:table-cell office:value-type="float" office:value="339930.902">
            <text:p>339930.902</text:p>
          </table:table-cell>
        </table:table-row>
        <table:table-row table:style-name="ro1">
          <table:table-cell table:number-columns-repeated="11"/>
          <table:table-cell office:value-type="float" office:value="20.335">
            <text:p>20.335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774">
            <text:p>774</text:p>
          </table:table-cell>
          <table:table-cell office:value-type="float" office:value="93.57">
            <text:p>93.57</text:p>
          </table:table-cell>
          <table:table-cell office:value-type="string">
            <text:p>replib</text:p>
          </table:table-cell>
          <table:table-cell office:value-type="float" office:value="2609.335">
            <text:p>2609.335</text:p>
          </table:table-cell>
          <table:table-cell office:value-type="float" office:value="210397.969">
            <text:p>210397.969</text:p>
          </table:table-cell>
        </table:table-row>
        <table:table-row table:style-name="ro1">
          <table:table-cell table:number-columns-repeated="11"/>
          <table:table-cell office:value-type="float" office:value="20.396">
            <text:p>20.3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99">
            <text:p>999</text:p>
          </table:table-cell>
          <table:table-cell office:value-type="float" office:value="72.01">
            <text:p>72.01</text:p>
          </table:table-cell>
          <table:table-cell office:value-type="string">
            <text:p>replib</text:p>
          </table:table-cell>
          <table:table-cell office:value-type="float" office:value="223532.391">
            <text:p>223532.391</text:p>
          </table:table-cell>
          <table:table-cell office:value-type="float" office:value="5284053.532">
            <text:p>5284053.532</text:p>
          </table:table-cell>
        </table:table-row>
        <table:table-row table:style-name="ro1">
          <table:table-cell table:number-columns-repeated="11"/>
          <table:table-cell office:value-type="float" office:value="20.413">
            <text:p>20.41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80">
            <text:p>980</text:p>
          </table:table-cell>
          <table:table-cell office:value-type="float" office:value="57.29">
            <text:p>57.29</text:p>
          </table:table-cell>
          <table:table-cell office:value-type="string">
            <text:p>replib</text:p>
          </table:table-cell>
          <table:table-cell office:value-type="float" office:value="128401.727">
            <text:p>128401.727</text:p>
          </table:table-cell>
          <table:table-cell office:value-type="float" office:value="4072662.403">
            <text:p>4072662.403</text:p>
          </table:table-cell>
        </table:table-row>
        <table:table-row table:style-name="ro1">
          <table:table-cell table:number-columns-repeated="11"/>
          <table:table-cell office:value-type="float" office:value="20.454">
            <text:p>20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84">
            <text:p>984</text:p>
          </table:table-cell>
          <table:table-cell office:value-type="float" office:value="62.51">
            <text:p>62.51</text:p>
          </table:table-cell>
          <table:table-cell office:value-type="string">
            <text:p>replib</text:p>
          </table:table-cell>
          <table:table-cell office:value-type="float" office:value="36261.763">
            <text:p>36261.763</text:p>
          </table:table-cell>
          <table:table-cell office:value-type="float" office:value="1448470.009">
            <text:p>1448470.009</text:p>
          </table:table-cell>
        </table:table-row>
        <table:table-row table:style-name="ro1">
          <table:table-cell table:number-columns-repeated="11"/>
          <table:table-cell office:value-type="float" office:value="20.502">
            <text:p>20.50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0">
            <text:p>980</text:p>
          </table:table-cell>
          <table:table-cell office:value-type="float" office:value="59.06">
            <text:p>59.06</text:p>
          </table:table-cell>
          <table:table-cell office:value-type="string">
            <text:p>replib</text:p>
          </table:table-cell>
          <table:table-cell office:value-type="float" office:value="40574.473">
            <text:p>40574.473</text:p>
          </table:table-cell>
          <table:table-cell office:value-type="float" office:value="941762.002">
            <text:p>941762.002</text:p>
          </table:table-cell>
        </table:table-row>
        <table:table-row table:style-name="ro1">
          <table:table-cell table:number-columns-repeated="11"/>
          <table:table-cell office:value-type="float" office:value="20.519">
            <text:p>20.5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85">
            <text:p>985</text:p>
          </table:table-cell>
          <table:table-cell office:value-type="float" office:value="81.57">
            <text:p>81.57</text:p>
          </table:table-cell>
          <table:table-cell office:value-type="string">
            <text:p>replib</text:p>
          </table:table-cell>
          <table:table-cell office:value-type="float" office:value="19379.39">
            <text:p>19379.39</text:p>
          </table:table-cell>
          <table:table-cell office:value-type="float" office:value="675863.067">
            <text:p>675863.067</text:p>
          </table:table-cell>
        </table:table-row>
        <table:table-row table:style-name="ro1">
          <table:table-cell table:number-columns-repeated="11"/>
          <table:table-cell office:value-type="float" office:value="20.57">
            <text:p>20.57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754">
            <text:p>754</text:p>
          </table:table-cell>
          <table:table-cell office:value-type="float" office:value="24.84">
            <text:p>24.84</text:p>
          </table:table-cell>
          <table:table-cell office:value-type="string">
            <text:p>replib</text:p>
          </table:table-cell>
          <table:table-cell office:value-type="float" office:value="9386.227">
            <text:p>9386.227</text:p>
          </table:table-cell>
          <table:table-cell office:value-type="float" office:value="652860.464">
            <text:p>652860.464</text:p>
          </table:table-cell>
        </table:table-row>
        <table:table-row table:style-name="ro1">
          <table:table-cell table:number-columns-repeated="11"/>
          <table:table-cell office:value-type="float" office:value="20.662">
            <text:p>20.6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51">
            <text:p>951</text:p>
          </table:table-cell>
          <table:table-cell office:value-type="float" office:value="80.4">
            <text:p>80.4</text:p>
          </table:table-cell>
          <table:table-cell office:value-type="string">
            <text:p>replib</text:p>
          </table:table-cell>
          <table:table-cell office:value-type="float" office:value="12043.197">
            <text:p>12043.197</text:p>
          </table:table-cell>
          <table:table-cell office:value-type="float" office:value="585592.055">
            <text:p>585592.055</text:p>
          </table:table-cell>
        </table:table-row>
        <table:table-row table:style-name="ro1">
          <table:table-cell table:number-columns-repeated="11"/>
          <table:table-cell office:value-type="float" office:value="20.743">
            <text:p>20.74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80">
            <text:p>980</text:p>
          </table:table-cell>
          <table:table-cell office:value-type="float" office:value="51.42">
            <text:p>51.42</text:p>
          </table:table-cell>
          <table:table-cell office:value-type="string">
            <text:p>replib</text:p>
          </table:table-cell>
          <table:table-cell office:value-type="float" office:value="29525.921">
            <text:p>29525.921</text:p>
          </table:table-cell>
          <table:table-cell office:value-type="float" office:value="1068401.913">
            <text:p>1068401.913</text:p>
          </table:table-cell>
        </table:table-row>
        <table:table-row table:style-name="ro1">
          <table:table-cell table:number-columns-repeated="11"/>
          <table:table-cell office:value-type="float" office:value="20.815">
            <text:p>20.8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4">
            <text:p>984</text:p>
          </table:table-cell>
          <table:table-cell office:value-type="float" office:value="67.39">
            <text:p>67.39</text:p>
          </table:table-cell>
          <table:table-cell office:value-type="string">
            <text:p>replib</text:p>
          </table:table-cell>
          <table:table-cell office:value-type="float" office:value="142494.669">
            <text:p>142494.669</text:p>
          </table:table-cell>
          <table:table-cell office:value-type="float" office:value="4729099.418">
            <text:p>4729099.418</text:p>
          </table:table-cell>
        </table:table-row>
        <table:table-row table:style-name="ro1">
          <table:table-cell table:number-columns-repeated="11"/>
          <table:table-cell office:value-type="float" office:value="20.903">
            <text:p>20.9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42">
            <text:p>942</text:p>
          </table:table-cell>
          <table:table-cell office:value-type="float" office:value="80.7">
            <text:p>80.7</text:p>
          </table:table-cell>
          <table:table-cell office:value-type="string">
            <text:p>replib</text:p>
          </table:table-cell>
          <table:table-cell office:value-type="float" office:value="19491.086">
            <text:p>19491.086</text:p>
          </table:table-cell>
          <table:table-cell office:value-type="float" office:value="679501.668">
            <text:p>679501.668</text:p>
          </table:table-cell>
        </table:table-row>
        <table:table-row table:style-name="ro1">
          <table:table-cell table:number-columns-repeated="11"/>
          <table:table-cell office:value-type="float" office:value="20.934">
            <text:p>20.93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55">
            <text:p>955</text:p>
          </table:table-cell>
          <table:table-cell office:value-type="float" office:value="78.39">
            <text:p>78.39</text:p>
          </table:table-cell>
          <table:table-cell office:value-type="string">
            <text:p>replib</text:p>
          </table:table-cell>
          <table:table-cell office:value-type="float" office:value="55529.484">
            <text:p>55529.484</text:p>
          </table:table-cell>
          <table:table-cell office:value-type="float" office:value="1387677.895">
            <text:p>1387677.895</text:p>
          </table:table-cell>
        </table:table-row>
        <table:table-row table:style-name="ro1">
          <table:table-cell table:number-columns-repeated="11"/>
          <table:table-cell office:value-type="float" office:value="20.971">
            <text:p>20.9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99">
            <text:p>999</text:p>
          </table:table-cell>
          <table:table-cell office:value-type="float" office:value="82.02">
            <text:p>82.02</text:p>
          </table:table-cell>
          <table:table-cell office:value-type="string">
            <text:p>replib</text:p>
          </table:table-cell>
          <table:table-cell office:value-type="float" office:value="3762.913">
            <text:p>3762.913</text:p>
          </table:table-cell>
          <table:table-cell office:value-type="float" office:value="548714.184">
            <text:p>548714.184</text:p>
          </table:table-cell>
        </table:table-row>
        <table:table-row table:style-name="ro1">
          <table:table-cell table:number-columns-repeated="11"/>
          <table:table-cell office:value-type="float" office:value="21.019">
            <text:p>21.0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73">
            <text:p>973</text:p>
          </table:table-cell>
          <table:table-cell office:value-type="float" office:value="45.43">
            <text:p>45.43</text:p>
          </table:table-cell>
          <table:table-cell office:value-type="string">
            <text:p>replib</text:p>
          </table:table-cell>
          <table:table-cell office:value-type="float" office:value="24369.35">
            <text:p>24369.35</text:p>
          </table:table-cell>
          <table:table-cell office:value-type="float" office:value="644265.844">
            <text:p>644265.844</text:p>
          </table:table-cell>
        </table:table-row>
        <table:table-row table:style-name="ro1">
          <table:table-cell table:number-columns-repeated="11"/>
          <table:table-cell office:value-type="float" office:value="21.107">
            <text:p>21.1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5">
            <text:p>985</text:p>
          </table:table-cell>
          <table:table-cell office:value-type="float" office:value="82.11">
            <text:p>82.11</text:p>
          </table:table-cell>
          <table:table-cell office:value-type="string">
            <text:p>replib</text:p>
          </table:table-cell>
          <table:table-cell office:value-type="float" office:value="93942.405">
            <text:p>93942.405</text:p>
          </table:table-cell>
          <table:table-cell office:value-type="float" office:value="2281817.061">
            <text:p>2281817.061</text:p>
          </table:table-cell>
        </table:table-row>
        <table:table-row table:style-name="ro1">
          <table:table-cell table:number-columns-repeated="11"/>
          <table:table-cell office:value-type="float" office:value="21.127">
            <text:p>21.1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61">
            <text:p>961</text:p>
          </table:table-cell>
          <table:table-cell office:value-type="float" office:value="81.44">
            <text:p>81.44</text:p>
          </table:table-cell>
          <table:table-cell office:value-type="string">
            <text:p>replib</text:p>
          </table:table-cell>
          <table:table-cell office:value-type="float" office:value="5532.435">
            <text:p>5532.435</text:p>
          </table:table-cell>
          <table:table-cell office:value-type="float" office:value="426497.469">
            <text:p>426497.469</text:p>
          </table:table-cell>
        </table:table-row>
        <table:table-row table:style-name="ro1">
          <table:table-cell table:number-columns-repeated="11"/>
          <table:table-cell office:value-type="float" office:value="21.161">
            <text:p>21.1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5">
            <text:p>985</text:p>
          </table:table-cell>
          <table:table-cell office:value-type="float" office:value="82.03">
            <text:p>82.03</text:p>
          </table:table-cell>
          <table:table-cell office:value-type="string">
            <text:p>replib</text:p>
          </table:table-cell>
          <table:table-cell office:value-type="float" office:value="61103.941">
            <text:p>61103.941</text:p>
          </table:table-cell>
          <table:table-cell office:value-type="float" office:value="1505729.082">
            <text:p>1505729.082</text:p>
          </table:table-cell>
        </table:table-row>
        <table:table-row table:style-name="ro1">
          <table:table-cell table:number-columns-repeated="11"/>
          <table:table-cell office:value-type="float" office:value="21.209">
            <text:p>21.2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4">
            <text:p>984</text:p>
          </table:table-cell>
          <table:table-cell office:value-type="float" office:value="66.44">
            <text:p>66.44</text:p>
          </table:table-cell>
          <table:table-cell office:value-type="string">
            <text:p>replib</text:p>
          </table:table-cell>
          <table:table-cell office:value-type="float" office:value="5817.588">
            <text:p>5817.588</text:p>
          </table:table-cell>
          <table:table-cell office:value-type="float" office:value="470845.391">
            <text:p>470845.391</text:p>
          </table:table-cell>
        </table:table-row>
        <table:table-row table:style-name="ro1">
          <table:table-cell table:number-columns-repeated="11"/>
          <table:table-cell office:value-type="float" office:value="21.253">
            <text:p>21.2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85">
            <text:p>985</text:p>
          </table:table-cell>
          <table:table-cell office:value-type="float" office:value="81.62">
            <text:p>81.62</text:p>
          </table:table-cell>
          <table:table-cell office:value-type="string">
            <text:p>replib</text:p>
          </table:table-cell>
          <table:table-cell office:value-type="float" office:value="19209.206">
            <text:p>19209.206</text:p>
          </table:table-cell>
          <table:table-cell office:value-type="float" office:value="654300.218">
            <text:p>654300.218</text:p>
          </table:table-cell>
        </table:table-row>
        <table:table-row table:style-name="ro1">
          <table:table-cell table:number-columns-repeated="11"/>
          <table:table-cell office:value-type="float" office:value="21.325">
            <text:p>21.3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99">
            <text:p>999</text:p>
          </table:table-cell>
          <table:table-cell office:value-type="float" office:value="81.88">
            <text:p>81.88</text:p>
          </table:table-cell>
          <table:table-cell office:value-type="string">
            <text:p>replib</text:p>
          </table:table-cell>
          <table:table-cell office:value-type="float" office:value="11389.742">
            <text:p>11389.742</text:p>
          </table:table-cell>
          <table:table-cell office:value-type="float" office:value="573198.776">
            <text:p>573198.776</text:p>
          </table:table-cell>
        </table:table-row>
        <table:table-row table:style-name="ro1">
          <table:table-cell table:number-columns-repeated="11"/>
          <table:table-cell office:value-type="float" office:value="21.379">
            <text:p>21.3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4">
            <text:p>984</text:p>
          </table:table-cell>
          <table:table-cell office:value-type="float" office:value="67.21">
            <text:p>67.21</text:p>
          </table:table-cell>
          <table:table-cell office:value-type="string">
            <text:p>replib</text:p>
          </table:table-cell>
          <table:table-cell office:value-type="float" office:value="3586.097">
            <text:p>3586.097</text:p>
          </table:table-cell>
          <table:table-cell office:value-type="float" office:value="301226.862">
            <text:p>301226.862</text:p>
          </table:table-cell>
        </table:table-row>
        <table:table-row table:style-name="ro1">
          <table:table-cell table:number-columns-repeated="11"/>
          <table:table-cell office:value-type="float" office:value="21.41">
            <text:p>21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73">
            <text:p>973</text:p>
          </table:table-cell>
          <table:table-cell office:value-type="float" office:value="81.28">
            <text:p>81.28</text:p>
          </table:table-cell>
          <table:table-cell office:value-type="string">
            <text:p>replib</text:p>
          </table:table-cell>
          <table:table-cell office:value-type="float" office:value="8477.481">
            <text:p>8477.481</text:p>
          </table:table-cell>
          <table:table-cell office:value-type="float" office:value="364083.016">
            <text:p>364083.016</text:p>
          </table:table-cell>
        </table:table-row>
        <table:table-row table:style-name="ro1">
          <table:table-cell table:number-columns-repeated="11"/>
          <table:table-cell office:value-type="float" office:value="21.44">
            <text:p>21.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81.88">
            <text:p>81.88</text:p>
          </table:table-cell>
          <table:table-cell office:value-type="string">
            <text:p>replib</text:p>
          </table:table-cell>
          <table:table-cell office:value-type="float" office:value="18684.805">
            <text:p>18684.805</text:p>
          </table:table-cell>
          <table:table-cell office:value-type="float" office:value="786756.432">
            <text:p>786756.432</text:p>
          </table:table-cell>
        </table:table-row>
        <table:table-row table:style-name="ro1">
          <table:table-cell table:number-columns-repeated="11"/>
          <table:table-cell office:value-type="float" office:value="21.471">
            <text:p>21.4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4">
            <text:p>984</text:p>
          </table:table-cell>
          <table:table-cell office:value-type="float" office:value="68.26">
            <text:p>68.26</text:p>
          </table:table-cell>
          <table:table-cell office:value-type="string">
            <text:p>replib</text:p>
          </table:table-cell>
          <table:table-cell office:value-type="float" office:value="127724.131">
            <text:p>127724.131</text:p>
          </table:table-cell>
          <table:table-cell office:value-type="float" office:value="3608527.142">
            <text:p>3608527.142</text:p>
          </table:table-cell>
        </table:table-row>
        <table:table-row table:style-name="ro1">
          <table:table-cell table:number-columns-repeated="11"/>
          <table:table-cell office:value-type="float" office:value="21.505">
            <text:p>21.5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73">
            <text:p>973</text:p>
          </table:table-cell>
          <table:table-cell office:value-type="float" office:value="81.45">
            <text:p>81.45</text:p>
          </table:table-cell>
          <table:table-cell office:value-type="string">
            <text:p>replib</text:p>
          </table:table-cell>
          <table:table-cell office:value-type="float" office:value="15182.04">
            <text:p>15182.04</text:p>
          </table:table-cell>
          <table:table-cell office:value-type="float" office:value="535103.115">
            <text:p>535103.115</text:p>
          </table:table-cell>
        </table:table-row>
        <table:table-row table:style-name="ro1">
          <table:table-cell table:number-columns-repeated="11"/>
          <table:table-cell office:value-type="float" office:value="21.59">
            <text:p>21.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85">
            <text:p>985</text:p>
          </table:table-cell>
          <table:table-cell office:value-type="float" office:value="82.09">
            <text:p>82.09</text:p>
          </table:table-cell>
          <table:table-cell office:value-type="string">
            <text:p>replib</text:p>
          </table:table-cell>
          <table:table-cell office:value-type="float" office:value="204937.641">
            <text:p>204937.641</text:p>
          </table:table-cell>
          <table:table-cell office:value-type="float" office:value="4589004.573">
            <text:p>4589004.573</text:p>
          </table:table-cell>
        </table:table-row>
        <table:table-row table:style-name="ro1">
          <table:table-cell table:number-columns-repeated="11"/>
          <table:table-cell office:value-type="float" office:value="21.621">
            <text:p>21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34">
            <text:p>934</text:p>
          </table:table-cell>
          <table:table-cell office:value-type="float" office:value="80">
            <text:p>80</text:p>
          </table:table-cell>
          <table:table-cell office:value-type="string">
            <text:p>replib</text:p>
          </table:table-cell>
          <table:table-cell office:value-type="float" office:value="25178.027">
            <text:p>25178.027</text:p>
          </table:table-cell>
          <table:table-cell office:value-type="float" office:value="616736.431">
            <text:p>616736.431</text:p>
          </table:table-cell>
        </table:table-row>
        <table:table-row table:style-name="ro1">
          <table:table-cell table:number-columns-repeated="11"/>
          <table:table-cell office:value-type="float" office:value="21.661">
            <text:p>21.6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961">
            <text:p>961</text:p>
          </table:table-cell>
          <table:table-cell office:value-type="float" office:value="73.73">
            <text:p>73.73</text:p>
          </table:table-cell>
          <table:table-cell office:value-type="string">
            <text:p>replib</text:p>
          </table:table-cell>
          <table:table-cell office:value-type="float" office:value="33610.983">
            <text:p>33610.983</text:p>
          </table:table-cell>
          <table:table-cell office:value-type="float" office:value="1088736.332">
            <text:p>1088736.332</text:p>
          </table:table-cell>
        </table:table-row>
        <table:table-row table:style-name="ro1">
          <table:table-cell table:number-columns-repeated="11"/>
          <table:table-cell office:value-type="float" office:value="21.794">
            <text:p>21.794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809">
            <text:p>809</text:p>
          </table:table-cell>
          <table:table-cell office:value-type="float" office:value="16.12">
            <text:p>16.12</text:p>
          </table:table-cell>
          <table:table-cell office:value-type="string">
            <text:p>replib</text:p>
          </table:table-cell>
          <table:table-cell office:value-type="float" office:value="6214.579">
            <text:p>6214.579</text:p>
          </table:table-cell>
          <table:table-cell office:value-type="float" office:value="415684.378">
            <text:p>415684.378</text:p>
          </table:table-cell>
        </table:table-row>
        <table:table-row table:style-name="ro1">
          <table:table-cell table:number-columns-repeated="11"/>
          <table:table-cell office:value-type="float" office:value="21.92">
            <text:p>21.92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550">
            <text:p>550</text:p>
          </table:table-cell>
          <table:table-cell office:value-type="float" office:value="699">
            <text:p>699</text:p>
          </table:table-cell>
          <table:table-cell office:value-type="float" office:value="65.93">
            <text:p>65.93</text:p>
          </table:table-cell>
          <table:table-cell office:value-type="string">
            <text:p>replib</text:p>
          </table:table-cell>
          <table:table-cell office:value-type="float" office:value="14630.819">
            <text:p>14630.819</text:p>
          </table:table-cell>
          <table:table-cell office:value-type="float" office:value="481614.044">
            <text:p>481614.044</text:p>
          </table:table-cell>
        </table:table-row>
        <table:table-row table:style-name="ro1">
          <table:table-cell table:number-columns-repeated="11"/>
          <table:table-cell office:value-type="float" office:value="22.029">
            <text:p>22.0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42">
            <text:p>942</text:p>
          </table:table-cell>
          <table:table-cell office:value-type="float" office:value="80.24">
            <text:p>80.24</text:p>
          </table:table-cell>
          <table:table-cell office:value-type="string">
            <text:p>replib</text:p>
          </table:table-cell>
          <table:table-cell office:value-type="float" office:value="32067.214">
            <text:p>32067.214</text:p>
          </table:table-cell>
          <table:table-cell office:value-type="float" office:value="598583.434">
            <text:p>598583.434</text:p>
          </table:table-cell>
        </table:table-row>
        <table:table-row table:style-name="ro1">
          <table:table-cell table:number-columns-repeated="11"/>
          <table:table-cell office:value-type="float" office:value="22.087">
            <text:p>22.0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5">
            <text:p>985</text:p>
          </table:table-cell>
          <table:table-cell office:value-type="float" office:value="81.62">
            <text:p>81.62</text:p>
          </table:table-cell>
          <table:table-cell office:value-type="string">
            <text:p>replib</text:p>
          </table:table-cell>
          <table:table-cell office:value-type="float" office:value="21840.551">
            <text:p>21840.551</text:p>
          </table:table-cell>
          <table:table-cell office:value-type="float" office:value="733628.752">
            <text:p>733628.752</text:p>
          </table:table-cell>
        </table:table-row>
        <table:table-row table:style-name="ro1">
          <table:table-cell table:number-columns-repeated="11"/>
          <table:table-cell office:value-type="float" office:value="22.11">
            <text:p>22.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80">
            <text:p>980</text:p>
          </table:table-cell>
          <table:table-cell office:value-type="float" office:value="57.38">
            <text:p>57.38</text:p>
          </table:table-cell>
          <table:table-cell office:value-type="string">
            <text:p>replib</text:p>
          </table:table-cell>
          <table:table-cell office:value-type="float" office:value="98307.511">
            <text:p>98307.511</text:p>
          </table:table-cell>
          <table:table-cell office:value-type="float" office:value="1627653.935">
            <text:p>1627653.935</text:p>
          </table:table-cell>
        </table:table-row>
        <table:table-row table:style-name="ro1">
          <table:table-cell table:number-columns-repeated="11"/>
          <table:table-cell office:value-type="float" office:value="22.168">
            <text:p>22.1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99">
            <text:p>999</text:p>
          </table:table-cell>
          <table:table-cell office:value-type="float" office:value="82.24">
            <text:p>82.24</text:p>
          </table:table-cell>
          <table:table-cell office:value-type="string">
            <text:p>replib</text:p>
          </table:table-cell>
          <table:table-cell office:value-type="float" office:value="5863.342">
            <text:p>5863.342</text:p>
          </table:table-cell>
          <table:table-cell office:value-type="float" office:value="479754.731">
            <text:p>479754.731</text:p>
          </table:table-cell>
        </table:table-row>
        <table:table-row table:style-name="ro1">
          <table:table-cell table:number-columns-repeated="11"/>
          <table:table-cell office:value-type="float" office:value="22.25">
            <text:p>22.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8">
            <text:p>638</text:p>
          </table:table-cell>
          <table:table-cell office:value-type="float" office:value="985">
            <text:p>985</text:p>
          </table:table-cell>
          <table:table-cell office:value-type="float" office:value="32.39">
            <text:p>32.39</text:p>
          </table:table-cell>
          <table:table-cell office:value-type="string">
            <text:p>replib</text:p>
          </table:table-cell>
          <table:table-cell office:value-type="float" office:value="7986.947">
            <text:p>7986.947</text:p>
          </table:table-cell>
          <table:table-cell office:value-type="float" office:value="715245.176">
            <text:p>715245.176</text:p>
          </table:table-cell>
        </table:table-row>
        <table:table-row table:style-name="ro1">
          <table:table-cell table:number-columns-repeated="11"/>
          <table:table-cell office:value-type="float" office:value="22.294">
            <text:p>22.2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85">
            <text:p>985</text:p>
          </table:table-cell>
          <table:table-cell office:value-type="float" office:value="74.06">
            <text:p>74.06</text:p>
          </table:table-cell>
          <table:table-cell office:value-type="string">
            <text:p>replib</text:p>
          </table:table-cell>
          <table:table-cell office:value-type="float" office:value="19535.039">
            <text:p>19535.039</text:p>
          </table:table-cell>
          <table:table-cell office:value-type="float" office:value="840288.781">
            <text:p>840288.781</text:p>
          </table:table-cell>
        </table:table-row>
        <table:table-row table:style-name="ro1">
          <table:table-cell table:number-columns-repeated="11"/>
          <table:table-cell office:value-type="float" office:value="22.417">
            <text:p>22.41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99">
            <text:p>999</text:p>
          </table:table-cell>
          <table:table-cell office:value-type="float" office:value="79.75">
            <text:p>79.75</text:p>
          </table:table-cell>
          <table:table-cell office:value-type="string">
            <text:p>replib</text:p>
          </table:table-cell>
          <table:table-cell office:value-type="float" office:value="34998.557">
            <text:p>34998.557</text:p>
          </table:table-cell>
          <table:table-cell office:value-type="float" office:value="848181.911">
            <text:p>848181.911</text:p>
          </table:table-cell>
        </table:table-row>
        <table:table-row table:style-name="ro1">
          <table:table-cell table:number-columns-repeated="11"/>
          <table:table-cell office:value-type="float" office:value="22.434">
            <text:p>22.43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99">
            <text:p>999</text:p>
          </table:table-cell>
          <table:table-cell office:value-type="float" office:value="81.56">
            <text:p>81.56</text:p>
          </table:table-cell>
          <table:table-cell office:value-type="string">
            <text:p>replib</text:p>
          </table:table-cell>
          <table:table-cell office:value-type="float" office:value="26617.326">
            <text:p>26617.326</text:p>
          </table:table-cell>
          <table:table-cell office:value-type="float" office:value="718033.7">
            <text:p>718033.7</text:p>
          </table:table-cell>
        </table:table-row>
        <table:table-row table:style-name="ro1">
          <table:table-cell table:number-columns-repeated="11"/>
          <table:table-cell office:value-type="float" office:value="22.556">
            <text:p>22.5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73">
            <text:p>973</text:p>
          </table:table-cell>
          <table:table-cell office:value-type="float" office:value="80.93">
            <text:p>80.93</text:p>
          </table:table-cell>
          <table:table-cell office:value-type="string">
            <text:p>replib</text:p>
          </table:table-cell>
          <table:table-cell office:value-type="float" office:value="18357.275">
            <text:p>18357.275</text:p>
          </table:table-cell>
          <table:table-cell office:value-type="float" office:value="653286.423">
            <text:p>653286.423</text:p>
          </table:table-cell>
        </table:table-row>
        <table:table-row table:style-name="ro1">
          <table:table-cell table:number-columns-repeated="11"/>
          <table:table-cell office:value-type="float" office:value="22.576">
            <text:p>22.5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99">
            <text:p>999</text:p>
          </table:table-cell>
          <table:table-cell office:value-type="float" office:value="76.43">
            <text:p>76.43</text:p>
          </table:table-cell>
          <table:table-cell office:value-type="string">
            <text:p>replib</text:p>
          </table:table-cell>
          <table:table-cell office:value-type="float" office:value="21112.753">
            <text:p>21112.753</text:p>
          </table:table-cell>
          <table:table-cell office:value-type="float" office:value="719922.335">
            <text:p>719922.335</text:p>
          </table:table-cell>
        </table:table-row>
        <table:table-row table:style-name="ro1">
          <table:table-cell table:number-columns-repeated="11"/>
          <table:table-cell office:value-type="float" office:value="22.631">
            <text:p>22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99">
            <text:p>999</text:p>
          </table:table-cell>
          <table:table-cell office:value-type="float" office:value="82.24">
            <text:p>82.24</text:p>
          </table:table-cell>
          <table:table-cell office:value-type="string">
            <text:p>replib</text:p>
          </table:table-cell>
          <table:table-cell office:value-type="float" office:value="68895.749">
            <text:p>68895.749</text:p>
          </table:table-cell>
          <table:table-cell office:value-type="float" office:value="2004273.78">
            <text:p>2004273.78</text:p>
          </table:table-cell>
        </table:table-row>
        <table:table-row table:style-name="ro1">
          <table:table-cell table:number-columns-repeated="11"/>
          <table:table-cell office:value-type="float" office:value="22.675">
            <text:p>22.6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80.28">
            <text:p>80.28</text:p>
          </table:table-cell>
          <table:table-cell office:value-type="string">
            <text:p>replib</text:p>
          </table:table-cell>
          <table:table-cell office:value-type="float" office:value="3863.094">
            <text:p>3863.094</text:p>
          </table:table-cell>
          <table:table-cell office:value-type="float" office:value="268660.602">
            <text:p>268660.602</text:p>
          </table:table-cell>
        </table:table-row>
        <table:table-row table:style-name="ro1">
          <table:table-cell table:number-columns-repeated="11"/>
          <table:table-cell office:value-type="float" office:value="22.719">
            <text:p>22.7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85">
            <text:p>985</text:p>
          </table:table-cell>
          <table:table-cell office:value-type="float" office:value="81.84">
            <text:p>81.84</text:p>
          </table:table-cell>
          <table:table-cell office:value-type="string">
            <text:p>replib</text:p>
          </table:table-cell>
          <table:table-cell office:value-type="float" office:value="6146.078">
            <text:p>6146.078</text:p>
          </table:table-cell>
          <table:table-cell office:value-type="float" office:value="314701.799">
            <text:p>314701.799</text:p>
          </table:table-cell>
        </table:table-row>
        <table:table-row table:style-name="ro1">
          <table:table-cell table:number-columns-repeated="11"/>
          <table:table-cell office:value-type="float" office:value="22.78">
            <text:p>22.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42">
            <text:p>942</text:p>
          </table:table-cell>
          <table:table-cell office:value-type="float" office:value="79.6">
            <text:p>79.6</text:p>
          </table:table-cell>
          <table:table-cell office:value-type="string">
            <text:p>replib</text:p>
          </table:table-cell>
          <table:table-cell office:value-type="float" office:value="16267.776">
            <text:p>16267.776</text:p>
          </table:table-cell>
          <table:table-cell office:value-type="float" office:value="609998.756">
            <text:p>609998.756</text:p>
          </table:table-cell>
        </table:table-row>
        <table:table-row table:style-name="ro1">
          <table:table-cell table:number-columns-repeated="11"/>
          <table:table-cell office:value-type="float" office:value="22.842">
            <text:p>22.84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80">
            <text:p>980</text:p>
          </table:table-cell>
          <table:table-cell office:value-type="float" office:value="59.57">
            <text:p>59.57</text:p>
          </table:table-cell>
          <table:table-cell office:value-type="string">
            <text:p>replib</text:p>
          </table:table-cell>
          <table:table-cell office:value-type="float" office:value="3114.113">
            <text:p>3114.113</text:p>
          </table:table-cell>
          <table:table-cell office:value-type="float" office:value="425598.833">
            <text:p>425598.833</text:p>
          </table:table-cell>
        </table:table-row>
        <table:table-row table:style-name="ro1">
          <table:table-cell table:number-columns-repeated="11"/>
          <table:table-cell office:value-type="float" office:value="22.916">
            <text:p>22.9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73">
            <text:p>973</text:p>
          </table:table-cell>
          <table:table-cell office:value-type="float" office:value="82.07">
            <text:p>82.07</text:p>
          </table:table-cell>
          <table:table-cell office:value-type="string">
            <text:p>replib</text:p>
          </table:table-cell>
          <table:table-cell office:value-type="float" office:value="4437.929">
            <text:p>4437.929</text:p>
          </table:table-cell>
          <table:table-cell office:value-type="float" office:value="339017.639">
            <text:p>339017.639</text:p>
          </table:table-cell>
        </table:table-row>
        <table:table-row table:style-name="ro1">
          <table:table-cell table:number-columns-repeated="11"/>
          <table:table-cell office:value-type="float" office:value="22.954">
            <text:p>22.95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80">
            <text:p>980</text:p>
          </table:table-cell>
          <table:table-cell office:value-type="float" office:value="55.42">
            <text:p>55.42</text:p>
          </table:table-cell>
          <table:table-cell office:value-type="string">
            <text:p>replib</text:p>
          </table:table-cell>
          <table:table-cell office:value-type="float" office:value="35393.227">
            <text:p>35393.227</text:p>
          </table:table-cell>
          <table:table-cell office:value-type="float" office:value="973769.444">
            <text:p>973769.444</text:p>
          </table:table-cell>
        </table:table-row>
        <table:table-row table:style-name="ro1">
          <table:table-cell table:number-columns-repeated="11"/>
          <table:table-cell office:value-type="float" office:value="22.968">
            <text:p>22.9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62">
            <text:p>962</text:p>
          </table:table-cell>
          <table:table-cell office:value-type="float" office:value="80.94">
            <text:p>80.94</text:p>
          </table:table-cell>
          <table:table-cell office:value-type="string">
            <text:p>replib</text:p>
          </table:table-cell>
          <table:table-cell office:value-type="float" office:value="30292.345">
            <text:p>30292.345</text:p>
          </table:table-cell>
          <table:table-cell office:value-type="float" office:value="628878.216">
            <text:p>628878.216</text:p>
          </table:table-cell>
        </table:table-row>
        <table:table-row table:style-name="ro1">
          <table:table-cell table:number-columns-repeated="11"/>
          <table:table-cell office:value-type="float" office:value="23.036">
            <text:p>23.0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82.15">
            <text:p>82.15</text:p>
          </table:table-cell>
          <table:table-cell office:value-type="string">
            <text:p>replib</text:p>
          </table:table-cell>
          <table:table-cell office:value-type="float" office:value="50028.726">
            <text:p>50028.726</text:p>
          </table:table-cell>
          <table:table-cell office:value-type="float" office:value="795206.737">
            <text:p>795206.737</text:p>
          </table:table-cell>
        </table:table-row>
        <table:table-row table:style-name="ro1">
          <table:table-cell table:number-columns-repeated="11"/>
          <table:table-cell office:value-type="float" office:value="23.063">
            <text:p>23.0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4">
            <text:p>984</text:p>
          </table:table-cell>
          <table:table-cell office:value-type="float" office:value="68.08">
            <text:p>68.08</text:p>
          </table:table-cell>
          <table:table-cell office:value-type="string">
            <text:p>replib</text:p>
          </table:table-cell>
          <table:table-cell office:value-type="float" office:value="27807.109">
            <text:p>27807.109</text:p>
          </table:table-cell>
          <table:table-cell office:value-type="float" office:value="717483.39">
            <text:p>717483.39</text:p>
          </table:table-cell>
        </table:table-row>
        <table:table-row table:style-name="ro1">
          <table:table-cell table:number-columns-repeated="11"/>
          <table:table-cell office:value-type="float" office:value="23.192">
            <text:p>23.1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99">
            <text:p>999</text:p>
          </table:table-cell>
          <table:table-cell office:value-type="float" office:value="81.92">
            <text:p>81.92</text:p>
          </table:table-cell>
          <table:table-cell office:value-type="string">
            <text:p>replib</text:p>
          </table:table-cell>
          <table:table-cell office:value-type="float" office:value="3822.502">
            <text:p>3822.502</text:p>
          </table:table-cell>
          <table:table-cell office:value-type="float" office:value="440712.072">
            <text:p>440712.072</text:p>
          </table:table-cell>
        </table:table-row>
        <table:table-row table:style-name="ro1">
          <table:table-cell table:number-columns-repeated="11"/>
          <table:table-cell office:value-type="float" office:value="23.233">
            <text:p>23.2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84">
            <text:p>984</text:p>
          </table:table-cell>
          <table:table-cell office:value-type="float" office:value="68.22">
            <text:p>68.22</text:p>
          </table:table-cell>
          <table:table-cell office:value-type="string">
            <text:p>replib</text:p>
          </table:table-cell>
          <table:table-cell office:value-type="float" office:value="9728.893">
            <text:p>9728.893</text:p>
          </table:table-cell>
          <table:table-cell office:value-type="float" office:value="527449.839">
            <text:p>527449.839</text:p>
          </table:table-cell>
        </table:table-row>
        <table:table-row table:style-name="ro1">
          <table:table-cell table:number-columns-repeated="11"/>
          <table:table-cell office:value-type="float" office:value="23.263">
            <text:p>23.2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5">
            <text:p>985</text:p>
          </table:table-cell>
          <table:table-cell office:value-type="float" office:value="81.86">
            <text:p>81.86</text:p>
          </table:table-cell>
          <table:table-cell office:value-type="string">
            <text:p>replib</text:p>
          </table:table-cell>
          <table:table-cell office:value-type="float" office:value="11246.103">
            <text:p>11246.103</text:p>
          </table:table-cell>
          <table:table-cell office:value-type="float" office:value="484194.917">
            <text:p>484194.917</text:p>
          </table:table-cell>
        </table:table-row>
        <table:table-row table:style-name="ro1">
          <table:table-cell table:number-columns-repeated="11"/>
          <table:table-cell office:value-type="float" office:value="23.311">
            <text:p>23.3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0">
            <text:p>980</text:p>
          </table:table-cell>
          <table:table-cell office:value-type="float" office:value="58.5">
            <text:p>58.5</text:p>
          </table:table-cell>
          <table:table-cell office:value-type="string">
            <text:p>replib</text:p>
          </table:table-cell>
          <table:table-cell office:value-type="float" office:value="40430.308">
            <text:p>40430.308</text:p>
          </table:table-cell>
          <table:table-cell office:value-type="float" office:value="856401.269">
            <text:p>856401.269</text:p>
          </table:table-cell>
        </table:table-row>
        <table:table-row table:style-name="ro1">
          <table:table-cell table:number-columns-repeated="11"/>
          <table:table-cell office:value-type="float" office:value="23.328">
            <text:p>23.3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81.48">
            <text:p>81.48</text:p>
          </table:table-cell>
          <table:table-cell office:value-type="string">
            <text:p>replib</text:p>
          </table:table-cell>
          <table:table-cell office:value-type="float" office:value="3858.183">
            <text:p>3858.183</text:p>
          </table:table-cell>
          <table:table-cell office:value-type="float" office:value="235313.668">
            <text:p>235313.668</text:p>
          </table:table-cell>
        </table:table-row>
        <table:table-row table:style-name="ro1">
          <table:table-cell table:number-columns-repeated="11"/>
          <table:table-cell office:value-type="float" office:value="23.342">
            <text:p>23.3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73">
            <text:p>973</text:p>
          </table:table-cell>
          <table:table-cell office:value-type="float" office:value="81.25">
            <text:p>81.25</text:p>
          </table:table-cell>
          <table:table-cell office:value-type="string">
            <text:p>replib</text:p>
          </table:table-cell>
          <table:table-cell office:value-type="float" office:value="3471.494">
            <text:p>3471.494</text:p>
          </table:table-cell>
          <table:table-cell office:value-type="float" office:value="469862.494">
            <text:p>469862.494</text:p>
          </table:table-cell>
        </table:table-row>
        <table:table-row table:style-name="ro1">
          <table:table-cell table:number-columns-repeated="11"/>
          <table:table-cell office:value-type="float" office:value="23.359">
            <text:p>23.3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984">
            <text:p>984</text:p>
          </table:table-cell>
          <table:table-cell office:value-type="float" office:value="67.93">
            <text:p>67.93</text:p>
          </table:table-cell>
          <table:table-cell office:value-type="string">
            <text:p>replib</text:p>
          </table:table-cell>
          <table:table-cell office:value-type="float" office:value="11276.015">
            <text:p>11276.015</text:p>
          </table:table-cell>
          <table:table-cell office:value-type="float" office:value="413684.292">
            <text:p>413684.292</text:p>
          </table:table-cell>
        </table:table-row>
        <table:table-row table:style-name="ro1">
          <table:table-cell table:number-columns-repeated="11"/>
          <table:table-cell office:value-type="float" office:value="23.386">
            <text:p>23.38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78">
            <text:p>978</text:p>
          </table:table-cell>
          <table:table-cell office:value-type="float" office:value="82.25">
            <text:p>82.25</text:p>
          </table:table-cell>
          <table:table-cell office:value-type="string">
            <text:p>replib</text:p>
          </table:table-cell>
          <table:table-cell office:value-type="float" office:value="4151.261">
            <text:p>4151.261</text:p>
          </table:table-cell>
          <table:table-cell office:value-type="float" office:value="353890.922">
            <text:p>353890.922</text:p>
          </table:table-cell>
        </table:table-row>
        <table:table-row table:style-name="ro1">
          <table:table-cell table:number-columns-repeated="11"/>
          <table:table-cell office:value-type="float" office:value="23.399">
            <text:p>23.3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99">
            <text:p>999</text:p>
          </table:table-cell>
          <table:table-cell office:value-type="float" office:value="82.38">
            <text:p>82.38</text:p>
          </table:table-cell>
          <table:table-cell office:value-type="string">
            <text:p>replib</text:p>
          </table:table-cell>
          <table:table-cell office:value-type="float" office:value="29499">
            <text:p>29499</text:p>
          </table:table-cell>
          <table:table-cell office:value-type="float" office:value="710853.47">
            <text:p>710853.47</text:p>
          </table:table-cell>
        </table:table-row>
        <table:table-row table:style-name="ro1">
          <table:table-cell table:number-columns-repeated="11"/>
          <table:table-cell office:value-type="float" office:value="23.461">
            <text:p>23.4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11">
            <text:p>611</text:p>
          </table:table-cell>
          <table:table-cell office:value-type="float" office:value="984">
            <text:p>984</text:p>
          </table:table-cell>
          <table:table-cell office:value-type="float" office:value="36.81">
            <text:p>36.81</text:p>
          </table:table-cell>
          <table:table-cell office:value-type="string">
            <text:p>replib</text:p>
          </table:table-cell>
          <table:table-cell office:value-type="float" office:value="14316.717">
            <text:p>14316.717</text:p>
          </table:table-cell>
          <table:table-cell office:value-type="float" office:value="548768.878">
            <text:p>548768.878</text:p>
          </table:table-cell>
        </table:table-row>
        <table:table-row table:style-name="ro1">
          <table:table-cell table:number-columns-repeated="11"/>
          <table:table-cell office:value-type="float" office:value="23.525">
            <text:p>23.5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3">
            <text:p>973</text:p>
          </table:table-cell>
          <table:table-cell office:value-type="float" office:value="81.96">
            <text:p>81.96</text:p>
          </table:table-cell>
          <table:table-cell office:value-type="string">
            <text:p>replib</text:p>
          </table:table-cell>
          <table:table-cell office:value-type="float" office:value="9150.209">
            <text:p>9150.209</text:p>
          </table:table-cell>
          <table:table-cell office:value-type="float" office:value="373127.97">
            <text:p>373127.97</text:p>
          </table:table-cell>
        </table:table-row>
        <table:table-row table:style-name="ro1">
          <table:table-cell table:number-columns-repeated="11"/>
          <table:table-cell office:value-type="float" office:value="23.549">
            <text:p>23.5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99">
            <text:p>999</text:p>
          </table:table-cell>
          <table:table-cell office:value-type="float" office:value="82.46">
            <text:p>82.46</text:p>
          </table:table-cell>
          <table:table-cell office:value-type="string">
            <text:p>replib</text:p>
          </table:table-cell>
          <table:table-cell office:value-type="float" office:value="9924.416">
            <text:p>9924.416</text:p>
          </table:table-cell>
          <table:table-cell office:value-type="float" office:value="405464.253">
            <text:p>405464.253</text:p>
          </table:table-cell>
        </table:table-row>
        <table:table-row table:style-name="ro1">
          <table:table-cell table:number-columns-repeated="11"/>
          <table:table-cell office:value-type="float" office:value="23.607">
            <text:p>23.6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73">
            <text:p>973</text:p>
          </table:table-cell>
          <table:table-cell office:value-type="float" office:value="81.75">
            <text:p>81.75</text:p>
          </table:table-cell>
          <table:table-cell office:value-type="string">
            <text:p>replib</text:p>
          </table:table-cell>
          <table:table-cell office:value-type="float" office:value="3179.303">
            <text:p>3179.303</text:p>
          </table:table-cell>
          <table:table-cell office:value-type="float" office:value="541548.529">
            <text:p>541548.529</text:p>
          </table:table-cell>
        </table:table-row>
        <table:table-row table:style-name="ro1">
          <table:table-cell table:number-columns-repeated="11"/>
          <table:table-cell office:value-type="float" office:value="23.624">
            <text:p>23.6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42">
            <text:p>942</text:p>
          </table:table-cell>
          <table:table-cell office:value-type="float" office:value="80.39">
            <text:p>80.39</text:p>
          </table:table-cell>
          <table:table-cell office:value-type="string">
            <text:p>replib</text:p>
          </table:table-cell>
          <table:table-cell office:value-type="float" office:value="5955.19">
            <text:p>5955.19</text:p>
          </table:table-cell>
          <table:table-cell office:value-type="float" office:value="354735.14">
            <text:p>354735.14</text:p>
          </table:table-cell>
        </table:table-row>
        <table:table-row table:style-name="ro1">
          <table:table-cell table:number-columns-repeated="11"/>
          <table:table-cell office:value-type="float" office:value="23.658">
            <text:p>23.6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34">
            <text:p>934</text:p>
          </table:table-cell>
          <table:table-cell office:value-type="float" office:value="78.92">
            <text:p>78.92</text:p>
          </table:table-cell>
          <table:table-cell office:value-type="string">
            <text:p>replib</text:p>
          </table:table-cell>
          <table:table-cell office:value-type="float" office:value="21698.333">
            <text:p>21698.333</text:p>
          </table:table-cell>
          <table:table-cell office:value-type="float" office:value="476361.618">
            <text:p>476361.618</text:p>
          </table:table-cell>
        </table:table-row>
        <table:table-row table:style-name="ro1">
          <table:table-cell table:number-columns-repeated="11"/>
          <table:table-cell office:value-type="float" office:value="23.733">
            <text:p>23.7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97">
            <text:p>597</text:p>
          </table:table-cell>
          <table:table-cell office:value-type="float" office:value="926">
            <text:p>926</text:p>
          </table:table-cell>
          <table:table-cell office:value-type="float" office:value="24.83">
            <text:p>24.83</text:p>
          </table:table-cell>
          <table:table-cell office:value-type="string">
            <text:p>replib</text:p>
          </table:table-cell>
          <table:table-cell office:value-type="float" office:value="17719.474">
            <text:p>17719.474</text:p>
          </table:table-cell>
          <table:table-cell office:value-type="float" office:value="473272.718">
            <text:p>473272.718</text:p>
          </table:table-cell>
        </table:table-row>
        <table:table-row table:style-name="ro1">
          <table:table-cell table:number-columns-repeated="11"/>
          <table:table-cell office:value-type="float" office:value="23.784">
            <text:p>23.7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73">
            <text:p>973</text:p>
          </table:table-cell>
          <table:table-cell office:value-type="float" office:value="81.1">
            <text:p>81.1</text:p>
          </table:table-cell>
          <table:table-cell office:value-type="string">
            <text:p>replib</text:p>
          </table:table-cell>
          <table:table-cell office:value-type="float" office:value="6145.792">
            <text:p>6145.792</text:p>
          </table:table-cell>
          <table:table-cell office:value-type="float" office:value="327061.721">
            <text:p>327061.721</text:p>
          </table:table-cell>
        </table:table-row>
        <table:table-row table:style-name="ro1">
          <table:table-cell table:number-columns-repeated="11"/>
          <table:table-cell office:value-type="float" office:value="23.808">
            <text:p>23.8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99">
            <text:p>999</text:p>
          </table:table-cell>
          <table:table-cell office:value-type="float" office:value="80.99">
            <text:p>80.99</text:p>
          </table:table-cell>
          <table:table-cell office:value-type="string">
            <text:p>replib</text:p>
          </table:table-cell>
          <table:table-cell office:value-type="float" office:value="21945.144">
            <text:p>21945.144</text:p>
          </table:table-cell>
          <table:table-cell office:value-type="float" office:value="672506.881">
            <text:p>672506.881</text:p>
          </table:table-cell>
        </table:table-row>
        <table:table-row table:style-name="ro1">
          <table:table-cell table:number-columns-repeated="11"/>
          <table:table-cell office:value-type="float" office:value="23.862">
            <text:p>23.862</text:p>
          </table:table-cell>
          <table:table-cell office:value-type="string">
            <text:p>13-Octadecenoic acid, methyl ester</text:p>
          </table:table-cell>
          <table:table-cell office:value-type="string">
            <text:p>n.a.</text:p>
          </table:table-cell>
          <table:table-cell table:number-columns-repeated="2" office:value-type="float" office:value="672">
            <text:p>672</text:p>
          </table:table-cell>
          <table:table-cell office:value-type="float" office:value="28.6">
            <text:p>28.6</text:p>
          </table:table-cell>
          <table:table-cell office:value-type="string">
            <text:p>replib</text:p>
          </table:table-cell>
          <table:table-cell office:value-type="float" office:value="61924.024">
            <text:p>61924.024</text:p>
          </table:table-cell>
          <table:table-cell office:value-type="float" office:value="1162949.164">
            <text:p>1162949.164</text:p>
          </table:table-cell>
        </table:table-row>
        <table:table-row table:style-name="ro1">
          <table:table-cell table:number-columns-repeated="11"/>
          <table:table-cell office:value-type="float" office:value="23.93">
            <text:p>23.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73">
            <text:p>973</text:p>
          </table:table-cell>
          <table:table-cell office:value-type="float" office:value="81.52">
            <text:p>81.52</text:p>
          </table:table-cell>
          <table:table-cell office:value-type="string">
            <text:p>replib</text:p>
          </table:table-cell>
          <table:table-cell office:value-type="float" office:value="107042.102">
            <text:p>107042.102</text:p>
          </table:table-cell>
          <table:table-cell office:value-type="float" office:value="1811126.571">
            <text:p>1811126.571</text:p>
          </table:table-cell>
        </table:table-row>
        <table:table-row table:style-name="ro1">
          <table:table-cell table:number-columns-repeated="11"/>
          <table:table-cell office:value-type="float" office:value="24.005">
            <text:p>24.0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73">
            <text:p>973</text:p>
          </table:table-cell>
          <table:table-cell office:value-type="float" office:value="81.44">
            <text:p>81.44</text:p>
          </table:table-cell>
          <table:table-cell office:value-type="string">
            <text:p>replib</text:p>
          </table:table-cell>
          <table:table-cell office:value-type="float" office:value="7111.227">
            <text:p>7111.227</text:p>
          </table:table-cell>
          <table:table-cell office:value-type="float" office:value="521969.56">
            <text:p>521969.56</text:p>
          </table:table-cell>
        </table:table-row>
        <table:table-row table:style-name="ro1">
          <table:table-cell table:number-columns-repeated="11"/>
          <table:table-cell office:value-type="float" office:value="24.046">
            <text:p>24.04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99">
            <text:p>999</text:p>
          </table:table-cell>
          <table:table-cell office:value-type="float" office:value="82.4">
            <text:p>82.4</text:p>
          </table:table-cell>
          <table:table-cell office:value-type="string">
            <text:p>replib</text:p>
          </table:table-cell>
          <table:table-cell office:value-type="float" office:value="17914.441">
            <text:p>17914.441</text:p>
          </table:table-cell>
          <table:table-cell office:value-type="float" office:value="466318.408">
            <text:p>466318.408</text:p>
          </table:table-cell>
        </table:table-row>
        <table:table-row table:style-name="ro1">
          <table:table-cell table:number-columns-repeated="11"/>
          <table:table-cell office:value-type="float" office:value="24.1">
            <text:p>24.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78">
            <text:p>978</text:p>
          </table:table-cell>
          <table:table-cell office:value-type="float" office:value="81.53">
            <text:p>81.53</text:p>
          </table:table-cell>
          <table:table-cell office:value-type="string">
            <text:p>replib</text:p>
          </table:table-cell>
          <table:table-cell office:value-type="float" office:value="14054.229">
            <text:p>14054.229</text:p>
          </table:table-cell>
          <table:table-cell office:value-type="float" office:value="479454.682">
            <text:p>479454.682</text:p>
          </table:table-cell>
        </table:table-row>
        <table:table-row table:style-name="ro1">
          <table:table-cell table:number-columns-repeated="11"/>
          <table:table-cell office:value-type="float" office:value="24.209">
            <text:p>24.2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942">
            <text:p>942</text:p>
          </table:table-cell>
          <table:table-cell office:value-type="float" office:value="79.36">
            <text:p>79.36</text:p>
          </table:table-cell>
          <table:table-cell office:value-type="string">
            <text:p>replib</text:p>
          </table:table-cell>
          <table:table-cell office:value-type="float" office:value="5199.435">
            <text:p>5199.435</text:p>
          </table:table-cell>
          <table:table-cell office:value-type="float" office:value="494339.576">
            <text:p>494339.576</text:p>
          </table:table-cell>
        </table:table-row>
        <table:table-row table:style-name="ro1">
          <table:table-cell table:number-columns-repeated="11"/>
          <table:table-cell office:value-type="float" office:value="24.308">
            <text:p>24.3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73">
            <text:p>973</text:p>
          </table:table-cell>
          <table:table-cell office:value-type="float" office:value="81.52">
            <text:p>81.52</text:p>
          </table:table-cell>
          <table:table-cell office:value-type="string">
            <text:p>replib</text:p>
          </table:table-cell>
          <table:table-cell office:value-type="float" office:value="43826.468">
            <text:p>43826.468</text:p>
          </table:table-cell>
          <table:table-cell office:value-type="float" office:value="678808.112">
            <text:p>678808.112</text:p>
          </table:table-cell>
        </table:table-row>
        <table:table-row table:style-name="ro1">
          <table:table-cell table:number-columns-repeated="11"/>
          <table:table-cell office:value-type="float" office:value="24.348">
            <text:p>24.3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51">
            <text:p>951</text:p>
          </table:table-cell>
          <table:table-cell office:value-type="float" office:value="80.83">
            <text:p>80.83</text:p>
          </table:table-cell>
          <table:table-cell office:value-type="string">
            <text:p>replib</text:p>
          </table:table-cell>
          <table:table-cell office:value-type="float" office:value="40349.385">
            <text:p>40349.385</text:p>
          </table:table-cell>
          <table:table-cell office:value-type="float" office:value="656708.981">
            <text:p>656708.981</text:p>
          </table:table-cell>
        </table:table-row>
        <table:table-row table:style-name="ro1">
          <table:table-cell table:number-columns-repeated="11"/>
          <table:table-cell office:value-type="float" office:value="24.447">
            <text:p>24.4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99">
            <text:p>999</text:p>
          </table:table-cell>
          <table:table-cell office:value-type="float" office:value="82.24">
            <text:p>82.24</text:p>
          </table:table-cell>
          <table:table-cell office:value-type="string">
            <text:p>replib</text:p>
          </table:table-cell>
          <table:table-cell office:value-type="float" office:value="3677.703">
            <text:p>3677.703</text:p>
          </table:table-cell>
          <table:table-cell office:value-type="float" office:value="492890.738">
            <text:p>492890.738</text:p>
          </table:table-cell>
        </table:table-row>
        <table:table-row table:style-name="ro1">
          <table:table-cell table:number-columns-repeated="11"/>
          <table:table-cell office:value-type="float" office:value="24.498">
            <text:p>24.4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51">
            <text:p>951</text:p>
          </table:table-cell>
          <table:table-cell office:value-type="float" office:value="81.11">
            <text:p>81.11</text:p>
          </table:table-cell>
          <table:table-cell office:value-type="string">
            <text:p>replib</text:p>
          </table:table-cell>
          <table:table-cell office:value-type="float" office:value="29965.187">
            <text:p>29965.187</text:p>
          </table:table-cell>
          <table:table-cell office:value-type="float" office:value="719028.128">
            <text:p>719028.128</text:p>
          </table:table-cell>
        </table:table-row>
        <table:table-row table:style-name="ro1">
          <table:table-cell table:number-columns-repeated="11"/>
          <table:table-cell office:value-type="float" office:value="24.546">
            <text:p>24.54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80">
            <text:p>980</text:p>
          </table:table-cell>
          <table:table-cell office:value-type="float" office:value="54.8">
            <text:p>54.8</text:p>
          </table:table-cell>
          <table:table-cell office:value-type="string">
            <text:p>replib</text:p>
          </table:table-cell>
          <table:table-cell office:value-type="float" office:value="9110.479">
            <text:p>9110.479</text:p>
          </table:table-cell>
          <table:table-cell office:value-type="float" office:value="507997.736">
            <text:p>507997.736</text:p>
          </table:table-cell>
        </table:table-row>
        <table:table-row table:style-name="ro1">
          <table:table-cell table:number-columns-repeated="11"/>
          <table:table-cell office:value-type="float" office:value="24.569">
            <text:p>24.5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34">
            <text:p>934</text:p>
          </table:table-cell>
          <table:table-cell office:value-type="float" office:value="79.12">
            <text:p>79.12</text:p>
          </table:table-cell>
          <table:table-cell office:value-type="string">
            <text:p>replib</text:p>
          </table:table-cell>
          <table:table-cell office:value-type="float" office:value="1321.162">
            <text:p>1321.162</text:p>
          </table:table-cell>
          <table:table-cell office:value-type="float" office:value="186281.362">
            <text:p>186281.362</text:p>
          </table:table-cell>
        </table:table-row>
        <table:table-row table:style-name="ro1">
          <table:table-cell table:number-columns-repeated="11"/>
          <table:table-cell office:value-type="float" office:value="24.61">
            <text:p>24.6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80">
            <text:p>980</text:p>
          </table:table-cell>
          <table:table-cell office:value-type="float" office:value="60.06">
            <text:p>60.06</text:p>
          </table:table-cell>
          <table:table-cell office:value-type="string">
            <text:p>replib</text:p>
          </table:table-cell>
          <table:table-cell office:value-type="float" office:value="16041.02">
            <text:p>16041.02</text:p>
          </table:table-cell>
          <table:table-cell office:value-type="float" office:value="415565.76">
            <text:p>415565.76</text:p>
          </table:table-cell>
        </table:table-row>
        <table:table-row table:style-name="ro1">
          <table:table-cell table:number-columns-repeated="11"/>
          <table:table-cell office:value-type="float" office:value="24.627">
            <text:p>24.6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62">
            <text:p>962</text:p>
          </table:table-cell>
          <table:table-cell office:value-type="float" office:value="80.9">
            <text:p>80.9</text:p>
          </table:table-cell>
          <table:table-cell office:value-type="string">
            <text:p>replib</text:p>
          </table:table-cell>
          <table:table-cell office:value-type="float" office:value="7357.512">
            <text:p>7357.512</text:p>
          </table:table-cell>
          <table:table-cell office:value-type="float" office:value="330546.757">
            <text:p>330546.757</text:p>
          </table:table-cell>
        </table:table-row>
        <table:table-row table:style-name="ro1">
          <table:table-cell table:number-columns-repeated="11"/>
          <table:table-cell office:value-type="float" office:value="24.695">
            <text:p>24.6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99">
            <text:p>999</text:p>
          </table:table-cell>
          <table:table-cell office:value-type="float" office:value="82.48">
            <text:p>82.48</text:p>
          </table:table-cell>
          <table:table-cell office:value-type="string">
            <text:p>replib</text:p>
          </table:table-cell>
          <table:table-cell office:value-type="float" office:value="23935.058">
            <text:p>23935.058</text:p>
          </table:table-cell>
          <table:table-cell office:value-type="float" office:value="522165.903">
            <text:p>522165.903</text:p>
          </table:table-cell>
        </table:table-row>
        <table:table-row table:style-name="ro1">
          <table:table-cell table:number-columns-repeated="11"/>
          <table:table-cell office:value-type="float" office:value="24.723">
            <text:p>24.7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42">
            <text:p>942</text:p>
          </table:table-cell>
          <table:table-cell office:value-type="float" office:value="80.77">
            <text:p>80.77</text:p>
          </table:table-cell>
          <table:table-cell office:value-type="string">
            <text:p>replib</text:p>
          </table:table-cell>
          <table:table-cell office:value-type="float" office:value="2998.872">
            <text:p>2998.872</text:p>
          </table:table-cell>
          <table:table-cell office:value-type="float" office:value="438193.6">
            <text:p>438193.6</text:p>
          </table:table-cell>
        </table:table-row>
        <table:table-row table:style-name="ro1">
          <table:table-cell table:number-columns-repeated="11"/>
          <table:table-cell office:value-type="float" office:value="24.797">
            <text:p>24.7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99">
            <text:p>999</text:p>
          </table:table-cell>
          <table:table-cell office:value-type="float" office:value="82.45">
            <text:p>82.45</text:p>
          </table:table-cell>
          <table:table-cell office:value-type="string">
            <text:p>replib</text:p>
          </table:table-cell>
          <table:table-cell office:value-type="float" office:value="31306.733">
            <text:p>31306.733</text:p>
          </table:table-cell>
          <table:table-cell office:value-type="float" office:value="469808.928">
            <text:p>469808.928</text:p>
          </table:table-cell>
        </table:table-row>
        <table:table-row table:style-name="ro1">
          <table:table-cell table:number-columns-repeated="11"/>
          <table:table-cell office:value-type="float" office:value="24.835">
            <text:p>24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62">
            <text:p>962</text:p>
          </table:table-cell>
          <table:table-cell office:value-type="float" office:value="80.66">
            <text:p>80.66</text:p>
          </table:table-cell>
          <table:table-cell office:value-type="string">
            <text:p>replib</text:p>
          </table:table-cell>
          <table:table-cell office:value-type="float" office:value="7410.25">
            <text:p>7410.25</text:p>
          </table:table-cell>
          <table:table-cell office:value-type="float" office:value="582682.979">
            <text:p>582682.979</text:p>
          </table:table-cell>
        </table:table-row>
        <table:table-row table:style-name="ro1">
          <table:table-cell table:number-columns-repeated="11"/>
          <table:table-cell office:value-type="float" office:value="24.848">
            <text:p>24.84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8">
            <text:p>978</text:p>
          </table:table-cell>
          <table:table-cell office:value-type="float" office:value="81.77">
            <text:p>81.77</text:p>
          </table:table-cell>
          <table:table-cell office:value-type="string">
            <text:p>replib</text:p>
          </table:table-cell>
          <table:table-cell office:value-type="float" office:value="15004.837">
            <text:p>15004.837</text:p>
          </table:table-cell>
          <table:table-cell office:value-type="float" office:value="583048.292">
            <text:p>583048.292</text:p>
          </table:table-cell>
        </table:table-row>
        <table:table-row table:style-name="ro1">
          <table:table-cell table:number-columns-repeated="11"/>
          <table:table-cell office:value-type="float" office:value="24.869">
            <text:p>24.8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85">
            <text:p>985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18860.513">
            <text:p>18860.513</text:p>
          </table:table-cell>
          <table:table-cell office:value-type="float" office:value="490699.32">
            <text:p>490699.32</text:p>
          </table:table-cell>
        </table:table-row>
        <table:table-row table:style-name="ro1">
          <table:table-cell table:number-columns-repeated="11"/>
          <table:table-cell office:value-type="float" office:value="24.899">
            <text:p>24.89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78">
            <text:p>978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11499.303">
            <text:p>11499.303</text:p>
          </table:table-cell>
          <table:table-cell office:value-type="float" office:value="527706.848">
            <text:p>527706.848</text:p>
          </table:table-cell>
        </table:table-row>
        <table:table-row table:style-name="ro1">
          <table:table-cell table:number-columns-repeated="11"/>
          <table:table-cell office:value-type="float" office:value="24.95">
            <text:p>24.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85">
            <text:p>985</text:p>
          </table:table-cell>
          <table:table-cell office:value-type="float" office:value="50.14">
            <text:p>50.14</text:p>
          </table:table-cell>
          <table:table-cell office:value-type="string">
            <text:p>replib</text:p>
          </table:table-cell>
          <table:table-cell office:value-type="float" office:value="39206.146">
            <text:p>39206.146</text:p>
          </table:table-cell>
          <table:table-cell office:value-type="float" office:value="641258.764">
            <text:p>641258.764</text:p>
          </table:table-cell>
        </table:table-row>
        <table:table-row table:style-name="ro1">
          <table:table-cell table:number-columns-repeated="11"/>
          <table:table-cell office:value-type="float" office:value="24.964">
            <text:p>24.9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61">
            <text:p>961</text:p>
          </table:table-cell>
          <table:table-cell office:value-type="float" office:value="81.57">
            <text:p>81.57</text:p>
          </table:table-cell>
          <table:table-cell office:value-type="string">
            <text:p>replib</text:p>
          </table:table-cell>
          <table:table-cell office:value-type="float" office:value="12197.692">
            <text:p>12197.692</text:p>
          </table:table-cell>
          <table:table-cell office:value-type="float" office:value="547972.859">
            <text:p>547972.859</text:p>
          </table:table-cell>
        </table:table-row>
        <table:table-row table:style-name="ro1">
          <table:table-cell table:number-columns-repeated="11"/>
          <table:table-cell office:value-type="float" office:value="25.001">
            <text:p>25.0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99">
            <text:p>999</text:p>
          </table:table-cell>
          <table:table-cell office:value-type="float" office:value="82.42">
            <text:p>82.42</text:p>
          </table:table-cell>
          <table:table-cell office:value-type="string">
            <text:p>replib</text:p>
          </table:table-cell>
          <table:table-cell office:value-type="float" office:value="15267.848">
            <text:p>15267.848</text:p>
          </table:table-cell>
          <table:table-cell office:value-type="float" office:value="574522.553">
            <text:p>574522.553</text:p>
          </table:table-cell>
        </table:table-row>
        <table:table-row table:style-name="ro1">
          <table:table-cell table:number-columns-repeated="11"/>
          <table:table-cell office:value-type="float" office:value="25.035">
            <text:p>25.0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99">
            <text:p>999</text:p>
          </table:table-cell>
          <table:table-cell office:value-type="float" office:value="82.38">
            <text:p>82.38</text:p>
          </table:table-cell>
          <table:table-cell office:value-type="string">
            <text:p>replib</text:p>
          </table:table-cell>
          <table:table-cell office:value-type="float" office:value="10175.097">
            <text:p>10175.097</text:p>
          </table:table-cell>
          <table:table-cell office:value-type="float" office:value="471126.063">
            <text:p>471126.063</text:p>
          </table:table-cell>
        </table:table-row>
        <table:table-row table:style-name="ro1">
          <table:table-cell table:number-columns-repeated="11"/>
          <table:table-cell office:value-type="float" office:value="25.052">
            <text:p>25.0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99">
            <text:p>999</text:p>
          </table:table-cell>
          <table:table-cell office:value-type="float" office:value="82.11">
            <text:p>82.11</text:p>
          </table:table-cell>
          <table:table-cell office:value-type="string">
            <text:p>replib</text:p>
          </table:table-cell>
          <table:table-cell office:value-type="float" office:value="7496.027">
            <text:p>7496.027</text:p>
          </table:table-cell>
          <table:table-cell office:value-type="float" office:value="436794.957">
            <text:p>436794.957</text:p>
          </table:table-cell>
        </table:table-row>
        <table:table-row table:style-name="ro1">
          <table:table-cell table:number-columns-repeated="11"/>
          <table:table-cell office:value-type="float" office:value="25.093">
            <text:p>25.0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84">
            <text:p>984</text:p>
          </table:table-cell>
          <table:table-cell office:value-type="float" office:value="66.35">
            <text:p>66.35</text:p>
          </table:table-cell>
          <table:table-cell office:value-type="string">
            <text:p>replib</text:p>
          </table:table-cell>
          <table:table-cell office:value-type="float" office:value="3237.977">
            <text:p>3237.977</text:p>
          </table:table-cell>
          <table:table-cell office:value-type="float" office:value="276488.174">
            <text:p>276488.174</text:p>
          </table:table-cell>
        </table:table-row>
        <table:table-row table:style-name="ro1">
          <table:table-cell table:number-columns-repeated="11"/>
          <table:table-cell office:value-type="float" office:value="25.11">
            <text:p>25.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78">
            <text:p>978</text:p>
          </table:table-cell>
          <table:table-cell office:value-type="float" office:value="81.55">
            <text:p>81.55</text:p>
          </table:table-cell>
          <table:table-cell office:value-type="string">
            <text:p>replib</text:p>
          </table:table-cell>
          <table:table-cell office:value-type="float" office:value="3318.486">
            <text:p>3318.486</text:p>
          </table:table-cell>
          <table:table-cell office:value-type="float" office:value="354106.244">
            <text:p>354106.244</text:p>
          </table:table-cell>
        </table:table-row>
        <table:table-row table:style-name="ro1">
          <table:table-cell table:number-columns-repeated="11"/>
          <table:table-cell office:value-type="float" office:value="25.185">
            <text:p>25.1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85">
            <text:p>985</text:p>
          </table:table-cell>
          <table:table-cell office:value-type="float" office:value="82.3">
            <text:p>82.3</text:p>
          </table:table-cell>
          <table:table-cell office:value-type="string">
            <text:p>replib</text:p>
          </table:table-cell>
          <table:table-cell office:value-type="float" office:value="5456.553">
            <text:p>5456.553</text:p>
          </table:table-cell>
          <table:table-cell office:value-type="float" office:value="572533.685">
            <text:p>572533.685</text:p>
          </table:table-cell>
        </table:table-row>
        <table:table-row table:style-name="ro1">
          <table:table-cell table:number-columns-repeated="11"/>
          <table:table-cell office:value-type="float" office:value="25.25">
            <text:p>25.2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99">
            <text:p>999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5242.071">
            <text:p>5242.071</text:p>
          </table:table-cell>
          <table:table-cell office:value-type="float" office:value="489752.505">
            <text:p>489752.505</text:p>
          </table:table-cell>
        </table:table-row>
        <table:table-row table:style-name="ro1">
          <table:table-cell table:number-columns-repeated="11"/>
          <table:table-cell office:value-type="float" office:value="25.27">
            <text:p>25.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84">
            <text:p>984</text:p>
          </table:table-cell>
          <table:table-cell office:value-type="float" office:value="66.42">
            <text:p>66.42</text:p>
          </table:table-cell>
          <table:table-cell office:value-type="string">
            <text:p>replib</text:p>
          </table:table-cell>
          <table:table-cell office:value-type="float" office:value="5056.06">
            <text:p>5056.06</text:p>
          </table:table-cell>
          <table:table-cell office:value-type="float" office:value="673745.681">
            <text:p>673745.681</text:p>
          </table:table-cell>
        </table:table-row>
        <table:table-row table:style-name="ro1">
          <table:table-cell table:number-columns-repeated="11"/>
          <table:table-cell office:value-type="float" office:value="25.362">
            <text:p>25.3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42">
            <text:p>942</text:p>
          </table:table-cell>
          <table:table-cell office:value-type="float" office:value="80.13">
            <text:p>80.13</text:p>
          </table:table-cell>
          <table:table-cell office:value-type="string">
            <text:p>replib</text:p>
          </table:table-cell>
          <table:table-cell office:value-type="float" office:value="45605.741">
            <text:p>45605.741</text:p>
          </table:table-cell>
          <table:table-cell office:value-type="float" office:value="951869.365">
            <text:p>951869.365</text:p>
          </table:table-cell>
        </table:table-row>
        <table:table-row table:style-name="ro1">
          <table:table-cell table:number-columns-repeated="11"/>
          <table:table-cell office:value-type="float" office:value="25.525">
            <text:p>25.5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73">
            <text:p>973</text:p>
          </table:table-cell>
          <table:table-cell office:value-type="float" office:value="82.21">
            <text:p>82.21</text:p>
          </table:table-cell>
          <table:table-cell office:value-type="string">
            <text:p>replib</text:p>
          </table:table-cell>
          <table:table-cell office:value-type="float" office:value="8858.233">
            <text:p>8858.233</text:p>
          </table:table-cell>
          <table:table-cell office:value-type="float" office:value="485262.374">
            <text:p>485262.374</text:p>
          </table:table-cell>
        </table:table-row>
        <table:table-row table:style-name="ro1">
          <table:table-cell table:number-columns-repeated="11"/>
          <table:table-cell office:value-type="float" office:value="25.614">
            <text:p>25.6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99">
            <text:p>999</text:p>
          </table:table-cell>
          <table:table-cell office:value-type="float" office:value="82.35">
            <text:p>82.35</text:p>
          </table:table-cell>
          <table:table-cell office:value-type="string">
            <text:p>replib</text:p>
          </table:table-cell>
          <table:table-cell office:value-type="float" office:value="18042.178">
            <text:p>18042.178</text:p>
          </table:table-cell>
          <table:table-cell office:value-type="float" office:value="504619.696">
            <text:p>504619.696</text:p>
          </table:table-cell>
        </table:table-row>
        <table:table-row table:style-name="ro1">
          <table:table-cell table:number-columns-repeated="11"/>
          <table:table-cell office:value-type="float" office:value="25.651">
            <text:p>25.6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999">
            <text:p>999</text:p>
          </table:table-cell>
          <table:table-cell office:value-type="float" office:value="82.23">
            <text:p>82.23</text:p>
          </table:table-cell>
          <table:table-cell office:value-type="string">
            <text:p>replib</text:p>
          </table:table-cell>
          <table:table-cell office:value-type="float" office:value="4992.479">
            <text:p>4992.479</text:p>
          </table:table-cell>
          <table:table-cell office:value-type="float" office:value="318835.439">
            <text:p>318835.439</text:p>
          </table:table-cell>
        </table:table-row>
        <table:table-row table:style-name="ro1">
          <table:table-cell table:number-columns-repeated="11"/>
          <table:table-cell office:value-type="float" office:value="25.702">
            <text:p>25.70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99">
            <text:p>999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3069.419">
            <text:p>3069.419</text:p>
          </table:table-cell>
          <table:table-cell office:value-type="float" office:value="350883.203">
            <text:p>350883.203</text:p>
          </table:table-cell>
        </table:table-row>
        <table:table-row table:style-name="ro1">
          <table:table-cell table:number-columns-repeated="11"/>
          <table:table-cell office:value-type="float" office:value="25.743">
            <text:p>25.74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99">
            <text:p>999</text:p>
          </table:table-cell>
          <table:table-cell office:value-type="float" office:value="82.52">
            <text:p>82.52</text:p>
          </table:table-cell>
          <table:table-cell office:value-type="string">
            <text:p>replib</text:p>
          </table:table-cell>
          <table:table-cell office:value-type="float" office:value="10494.256">
            <text:p>10494.256</text:p>
          </table:table-cell>
          <table:table-cell office:value-type="float" office:value="414230.384">
            <text:p>414230.384</text:p>
          </table:table-cell>
        </table:table-row>
        <table:table-row table:style-name="ro1">
          <table:table-cell table:number-columns-repeated="11"/>
          <table:table-cell office:value-type="float" office:value="25.78">
            <text:p>25.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84">
            <text:p>984</text:p>
          </table:table-cell>
          <table:table-cell office:value-type="float" office:value="66.14">
            <text:p>66.14</text:p>
          </table:table-cell>
          <table:table-cell office:value-type="string">
            <text:p>replib</text:p>
          </table:table-cell>
          <table:table-cell office:value-type="float" office:value="39111.608">
            <text:p>39111.608</text:p>
          </table:table-cell>
          <table:table-cell office:value-type="float" office:value="771573.331">
            <text:p>771573.331</text:p>
          </table:table-cell>
        </table:table-row>
        <table:table-row table:style-name="ro1">
          <table:table-cell table:number-columns-repeated="11"/>
          <table:table-cell office:value-type="float" office:value="25.807">
            <text:p>25.8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61">
            <text:p>961</text:p>
          </table:table-cell>
          <table:table-cell office:value-type="float" office:value="81.43">
            <text:p>81.43</text:p>
          </table:table-cell>
          <table:table-cell office:value-type="string">
            <text:p>replib</text:p>
          </table:table-cell>
          <table:table-cell office:value-type="float" office:value="3305.39">
            <text:p>3305.39</text:p>
          </table:table-cell>
          <table:table-cell office:value-type="float" office:value="323260.126">
            <text:p>323260.126</text:p>
          </table:table-cell>
        </table:table-row>
        <table:table-row table:style-name="ro1">
          <table:table-cell table:number-columns-repeated="11"/>
          <table:table-cell office:value-type="float" office:value="25.859">
            <text:p>25.8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61">
            <text:p>961</text:p>
          </table:table-cell>
          <table:table-cell office:value-type="float" office:value="81.7">
            <text:p>81.7</text:p>
          </table:table-cell>
          <table:table-cell office:value-type="string">
            <text:p>replib</text:p>
          </table:table-cell>
          <table:table-cell office:value-type="float" office:value="2217.416">
            <text:p>2217.416</text:p>
          </table:table-cell>
          <table:table-cell office:value-type="float" office:value="268352.176">
            <text:p>268352.176</text:p>
          </table:table-cell>
        </table:table-row>
        <table:table-row table:style-name="ro1">
          <table:table-cell table:number-columns-repeated="11"/>
          <table:table-cell office:value-type="float" office:value="25.916">
            <text:p>25.9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5">
            <text:p>985</text:p>
          </table:table-cell>
          <table:table-cell office:value-type="float" office:value="82.16">
            <text:p>82.16</text:p>
          </table:table-cell>
          <table:table-cell office:value-type="string">
            <text:p>replib</text:p>
          </table:table-cell>
          <table:table-cell office:value-type="float" office:value="24248.225">
            <text:p>24248.225</text:p>
          </table:table-cell>
          <table:table-cell office:value-type="float" office:value="660546.253">
            <text:p>660546.253</text:p>
          </table:table-cell>
        </table:table-row>
        <table:table-row table:style-name="ro1">
          <table:table-cell table:number-columns-repeated="11"/>
          <table:table-cell office:value-type="float" office:value="25.981">
            <text:p>25.98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0">
            <text:p>980</text:p>
          </table:table-cell>
          <table:table-cell office:value-type="float" office:value="58.72">
            <text:p>58.72</text:p>
          </table:table-cell>
          <table:table-cell office:value-type="string">
            <text:p>replib</text:p>
          </table:table-cell>
          <table:table-cell office:value-type="float" office:value="13761.193">
            <text:p>13761.193</text:p>
          </table:table-cell>
          <table:table-cell office:value-type="float" office:value="444207.796">
            <text:p>444207.796</text:p>
          </table:table-cell>
        </table:table-row>
        <table:table-row table:style-name="ro1">
          <table:table-cell table:number-columns-repeated="11"/>
          <table:table-cell office:value-type="float" office:value="26.005">
            <text:p>26.0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62">
            <text:p>962</text:p>
          </table:table-cell>
          <table:table-cell office:value-type="float" office:value="81.39">
            <text:p>81.39</text:p>
          </table:table-cell>
          <table:table-cell office:value-type="string">
            <text:p>replib</text:p>
          </table:table-cell>
          <table:table-cell office:value-type="float" office:value="28660.547">
            <text:p>28660.547</text:p>
          </table:table-cell>
          <table:table-cell office:value-type="float" office:value="548034.492">
            <text:p>548034.492</text:p>
          </table:table-cell>
        </table:table-row>
        <table:table-row table:style-name="ro1">
          <table:table-cell table:number-columns-repeated="11"/>
          <table:table-cell office:value-type="float" office:value="26.086">
            <text:p>26.0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5">
            <text:p>985</text:p>
          </table:table-cell>
          <table:table-cell office:value-type="float" office:value="82.4">
            <text:p>82.4</text:p>
          </table:table-cell>
          <table:table-cell office:value-type="string">
            <text:p>replib</text:p>
          </table:table-cell>
          <table:table-cell office:value-type="float" office:value="22010.201">
            <text:p>22010.201</text:p>
          </table:table-cell>
          <table:table-cell office:value-type="float" office:value="641738.106">
            <text:p>641738.106</text:p>
          </table:table-cell>
        </table:table-row>
        <table:table-row table:style-name="ro1">
          <table:table-cell table:number-columns-repeated="11"/>
          <table:table-cell office:value-type="float" office:value="26.134">
            <text:p>26.13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929">
            <text:p>929</text:p>
          </table:table-cell>
          <table:table-cell office:value-type="float" office:value="78.8">
            <text:p>78.8</text:p>
          </table:table-cell>
          <table:table-cell office:value-type="string">
            <text:p>replib</text:p>
          </table:table-cell>
          <table:table-cell office:value-type="float" office:value="4954.423">
            <text:p>4954.423</text:p>
          </table:table-cell>
          <table:table-cell office:value-type="float" office:value="344219.062">
            <text:p>344219.062</text:p>
          </table:table-cell>
        </table:table-row>
        <table:table-row table:style-name="ro1">
          <table:table-cell table:number-columns-repeated="11"/>
          <table:table-cell office:value-type="float" office:value="26.185">
            <text:p>26.1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82.39">
            <text:p>82.39</text:p>
          </table:table-cell>
          <table:table-cell office:value-type="string">
            <text:p>replib</text:p>
          </table:table-cell>
          <table:table-cell office:value-type="float" office:value="59864.164">
            <text:p>59864.164</text:p>
          </table:table-cell>
          <table:table-cell office:value-type="float" office:value="776589.504">
            <text:p>776589.504</text:p>
          </table:table-cell>
        </table:table-row>
        <table:table-row table:style-name="ro1">
          <table:table-cell table:number-columns-repeated="11"/>
          <table:table-cell office:value-type="float" office:value="26.287">
            <text:p>26.2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42">
            <text:p>942</text:p>
          </table:table-cell>
          <table:table-cell office:value-type="float" office:value="80.22">
            <text:p>80.22</text:p>
          </table:table-cell>
          <table:table-cell office:value-type="string">
            <text:p>replib</text:p>
          </table:table-cell>
          <table:table-cell office:value-type="float" office:value="39607.504">
            <text:p>39607.504</text:p>
          </table:table-cell>
          <table:table-cell office:value-type="float" office:value="699486.521">
            <text:p>699486.521</text:p>
          </table:table-cell>
        </table:table-row>
        <table:table-row table:style-name="ro1">
          <table:table-cell table:number-columns-repeated="11"/>
          <table:table-cell office:value-type="float" office:value="26.392">
            <text:p>26.39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0">
            <text:p>980</text:p>
          </table:table-cell>
          <table:table-cell office:value-type="float" office:value="59.79">
            <text:p>59.79</text:p>
          </table:table-cell>
          <table:table-cell office:value-type="string">
            <text:p>replib</text:p>
          </table:table-cell>
          <table:table-cell office:value-type="float" office:value="14094.363">
            <text:p>14094.363</text:p>
          </table:table-cell>
          <table:table-cell office:value-type="float" office:value="478846.378">
            <text:p>478846.378</text:p>
          </table:table-cell>
        </table:table-row>
        <table:table-row table:style-name="ro1">
          <table:table-cell table:number-columns-repeated="11"/>
          <table:table-cell office:value-type="float" office:value="26.467">
            <text:p>26.4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99">
            <text:p>999</text:p>
          </table:table-cell>
          <table:table-cell office:value-type="float" office:value="81.59">
            <text:p>81.59</text:p>
          </table:table-cell>
          <table:table-cell office:value-type="string">
            <text:p>replib</text:p>
          </table:table-cell>
          <table:table-cell office:value-type="float" office:value="32592.435">
            <text:p>32592.435</text:p>
          </table:table-cell>
          <table:table-cell office:value-type="float" office:value="514412.147">
            <text:p>514412.147</text:p>
          </table:table-cell>
        </table:table-row>
        <table:table-row table:style-name="ro1">
          <table:table-cell table:number-columns-repeated="11"/>
          <table:table-cell office:value-type="float" office:value="26.491">
            <text:p>26.49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78">
            <text:p>978</text:p>
          </table:table-cell>
          <table:table-cell office:value-type="float" office:value="81.96">
            <text:p>81.96</text:p>
          </table:table-cell>
          <table:table-cell office:value-type="string">
            <text:p>replib</text:p>
          </table:table-cell>
          <table:table-cell office:value-type="float" office:value="11967.414">
            <text:p>11967.414</text:p>
          </table:table-cell>
          <table:table-cell office:value-type="float" office:value="430014.602">
            <text:p>430014.602</text:p>
          </table:table-cell>
        </table:table-row>
        <table:table-row table:style-name="ro1">
          <table:table-cell table:number-columns-repeated="11"/>
          <table:table-cell office:value-type="float" office:value="26.529">
            <text:p>26.52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0">
            <text:p>980</text:p>
          </table:table-cell>
          <table:table-cell office:value-type="float" office:value="59.61">
            <text:p>59.61</text:p>
          </table:table-cell>
          <table:table-cell office:value-type="string">
            <text:p>replib</text:p>
          </table:table-cell>
          <table:table-cell office:value-type="float" office:value="8907.039">
            <text:p>8907.039</text:p>
          </table:table-cell>
          <table:table-cell office:value-type="float" office:value="406978.053">
            <text:p>406978.053</text:p>
          </table:table-cell>
        </table:table-row>
        <table:table-row table:style-name="ro1">
          <table:table-cell table:number-columns-repeated="11"/>
          <table:table-cell office:value-type="float" office:value="26.58">
            <text:p>26.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73">
            <text:p>973</text:p>
          </table:table-cell>
          <table:table-cell office:value-type="float" office:value="82.22">
            <text:p>82.22</text:p>
          </table:table-cell>
          <table:table-cell office:value-type="string">
            <text:p>replib</text:p>
          </table:table-cell>
          <table:table-cell office:value-type="float" office:value="9187.808">
            <text:p>9187.808</text:p>
          </table:table-cell>
          <table:table-cell office:value-type="float" office:value="319905.655">
            <text:p>319905.655</text:p>
          </table:table-cell>
        </table:table-row>
        <table:table-row table:style-name="ro1">
          <table:table-cell table:number-columns-repeated="11"/>
          <table:table-cell office:value-type="float" office:value="26.603">
            <text:p>26.6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99">
            <text:p>999</text:p>
          </table:table-cell>
          <table:table-cell office:value-type="float" office:value="82.25">
            <text:p>82.25</text:p>
          </table:table-cell>
          <table:table-cell office:value-type="string">
            <text:p>replib</text:p>
          </table:table-cell>
          <table:table-cell office:value-type="float" office:value="4671.94">
            <text:p>4671.94</text:p>
          </table:table-cell>
          <table:table-cell office:value-type="float" office:value="423395.567">
            <text:p>423395.567</text:p>
          </table:table-cell>
        </table:table-row>
        <table:table-row table:style-name="ro1">
          <table:table-cell table:number-columns-repeated="11"/>
          <table:table-cell office:value-type="float" office:value="26.648">
            <text:p>26.64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78">
            <text:p>978</text:p>
          </table:table-cell>
          <table:table-cell office:value-type="float" office:value="81.89">
            <text:p>81.89</text:p>
          </table:table-cell>
          <table:table-cell office:value-type="string">
            <text:p>replib</text:p>
          </table:table-cell>
          <table:table-cell office:value-type="float" office:value="6659.572">
            <text:p>6659.572</text:p>
          </table:table-cell>
          <table:table-cell office:value-type="float" office:value="416923.569">
            <text:p>416923.569</text:p>
          </table:table-cell>
        </table:table-row>
        <table:table-row table:style-name="ro1">
          <table:table-cell table:number-columns-repeated="11"/>
          <table:table-cell office:value-type="float" office:value="26.661">
            <text:p>26.66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99">
            <text:p>999</text:p>
          </table:table-cell>
          <table:table-cell office:value-type="float" office:value="81.35">
            <text:p>81.35</text:p>
          </table:table-cell>
          <table:table-cell office:value-type="string">
            <text:p>replib</text:p>
          </table:table-cell>
          <table:table-cell office:value-type="float" office:value="13115.541">
            <text:p>13115.541</text:p>
          </table:table-cell>
          <table:table-cell office:value-type="float" office:value="366723.348">
            <text:p>366723.348</text:p>
          </table:table-cell>
        </table:table-row>
        <table:table-row table:style-name="ro1">
          <table:table-cell table:number-columns-repeated="11"/>
          <table:table-cell office:value-type="float" office:value="26.75">
            <text:p>26.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58">
            <text:p>82.58</text:p>
          </table:table-cell>
          <table:table-cell office:value-type="string">
            <text:p>replib</text:p>
          </table:table-cell>
          <table:table-cell office:value-type="float" office:value="18738.811">
            <text:p>18738.811</text:p>
          </table:table-cell>
          <table:table-cell office:value-type="float" office:value="528419.611">
            <text:p>528419.611</text:p>
          </table:table-cell>
        </table:table-row>
        <table:table-row table:style-name="ro1">
          <table:table-cell table:number-columns-repeated="11"/>
          <table:table-cell office:value-type="float" office:value="26.845">
            <text:p>26.84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78">
            <text:p>978</text:p>
          </table:table-cell>
          <table:table-cell office:value-type="float" office:value="81.89">
            <text:p>81.89</text:p>
          </table:table-cell>
          <table:table-cell office:value-type="string">
            <text:p>replib</text:p>
          </table:table-cell>
          <table:table-cell office:value-type="float" office:value="8532.749">
            <text:p>8532.749</text:p>
          </table:table-cell>
          <table:table-cell office:value-type="float" office:value="402672.142">
            <text:p>402672.142</text:p>
          </table:table-cell>
        </table:table-row>
        <table:table-row table:style-name="ro1">
          <table:table-cell table:number-columns-repeated="11"/>
          <table:table-cell office:value-type="float" office:value="26.909">
            <text:p>26.9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51">
            <text:p>951</text:p>
          </table:table-cell>
          <table:table-cell office:value-type="float" office:value="81.09">
            <text:p>81.09</text:p>
          </table:table-cell>
          <table:table-cell office:value-type="string">
            <text:p>replib</text:p>
          </table:table-cell>
          <table:table-cell office:value-type="float" office:value="5883.009">
            <text:p>5883.009</text:p>
          </table:table-cell>
          <table:table-cell office:value-type="float" office:value="503026.314">
            <text:p>503026.314</text:p>
          </table:table-cell>
        </table:table-row>
        <table:table-row table:style-name="ro1">
          <table:table-cell table:number-columns-repeated="11"/>
          <table:table-cell office:value-type="float" office:value="26.93">
            <text:p>26.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3">
            <text:p>973</text:p>
          </table:table-cell>
          <table:table-cell office:value-type="float" office:value="82.14">
            <text:p>82.14</text:p>
          </table:table-cell>
          <table:table-cell office:value-type="string">
            <text:p>replib</text:p>
          </table:table-cell>
          <table:table-cell office:value-type="float" office:value="3171.219">
            <text:p>3171.219</text:p>
          </table:table-cell>
          <table:table-cell office:value-type="float" office:value="271492.797">
            <text:p>271492.797</text:p>
          </table:table-cell>
        </table:table-row>
        <table:table-row table:style-name="ro1">
          <table:table-cell table:number-columns-repeated="11"/>
          <table:table-cell office:value-type="float" office:value="26.96">
            <text:p>26.9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0">
            <text:p>980</text:p>
          </table:table-cell>
          <table:table-cell office:value-type="float" office:value="59.78">
            <text:p>59.78</text:p>
          </table:table-cell>
          <table:table-cell office:value-type="string">
            <text:p>replib</text:p>
          </table:table-cell>
          <table:table-cell office:value-type="float" office:value="1849.463">
            <text:p>1849.463</text:p>
          </table:table-cell>
          <table:table-cell office:value-type="float" office:value="289042.336">
            <text:p>289042.336</text:p>
          </table:table-cell>
        </table:table-row>
        <table:table-row table:style-name="ro1">
          <table:table-cell table:number-columns-repeated="11"/>
          <table:table-cell office:value-type="float" office:value="27.005">
            <text:p>27.0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5">
            <text:p>985</text:p>
          </table:table-cell>
          <table:table-cell office:value-type="float" office:value="82.17">
            <text:p>82.17</text:p>
          </table:table-cell>
          <table:table-cell office:value-type="string">
            <text:p>replib</text:p>
          </table:table-cell>
          <table:table-cell office:value-type="float" office:value="17385.9">
            <text:p>17385.9</text:p>
          </table:table-cell>
          <table:table-cell office:value-type="float" office:value="422824.851">
            <text:p>422824.851</text:p>
          </table:table-cell>
        </table:table-row>
        <table:table-row table:style-name="ro1">
          <table:table-cell table:number-columns-repeated="11"/>
          <table:table-cell office:value-type="float" office:value="27.066">
            <text:p>27.0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42">
            <text:p>942</text:p>
          </table:table-cell>
          <table:table-cell office:value-type="float" office:value="81.02">
            <text:p>81.02</text:p>
          </table:table-cell>
          <table:table-cell office:value-type="string">
            <text:p>replib</text:p>
          </table:table-cell>
          <table:table-cell office:value-type="float" office:value="6006.94">
            <text:p>6006.94</text:p>
          </table:table-cell>
          <table:table-cell office:value-type="float" office:value="373491.023">
            <text:p>373491.023</text:p>
          </table:table-cell>
        </table:table-row>
        <table:table-row table:style-name="ro1">
          <table:table-cell table:number-columns-repeated="11"/>
          <table:table-cell office:value-type="float" office:value="27.093">
            <text:p>27.09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99">
            <text:p>999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2541.83">
            <text:p>2541.83</text:p>
          </table:table-cell>
          <table:table-cell office:value-type="float" office:value="388217.78">
            <text:p>388217.78</text:p>
          </table:table-cell>
        </table:table-row>
        <table:table-row table:style-name="ro1">
          <table:table-cell table:number-columns-repeated="11"/>
          <table:table-cell office:value-type="float" office:value="27.114">
            <text:p>27.1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73">
            <text:p>973</text:p>
          </table:table-cell>
          <table:table-cell office:value-type="float" office:value="82.07">
            <text:p>82.07</text:p>
          </table:table-cell>
          <table:table-cell office:value-type="string">
            <text:p>replib</text:p>
          </table:table-cell>
          <table:table-cell office:value-type="float" office:value="9435.602">
            <text:p>9435.602</text:p>
          </table:table-cell>
          <table:table-cell office:value-type="float" office:value="371874.192">
            <text:p>371874.192</text:p>
          </table:table-cell>
        </table:table-row>
        <table:table-row table:style-name="ro1">
          <table:table-cell table:number-columns-repeated="11"/>
          <table:table-cell office:value-type="float" office:value="27.243">
            <text:p>27.24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2">
            <text:p>782</text:p>
          </table:table-cell>
          <table:table-cell office:value-type="float" office:value="999">
            <text:p>999</text:p>
          </table:table-cell>
          <table:table-cell office:value-type="float" office:value="82.41">
            <text:p>82.41</text:p>
          </table:table-cell>
          <table:table-cell office:value-type="string">
            <text:p>replib</text:p>
          </table:table-cell>
          <table:table-cell office:value-type="float" office:value="10016.273">
            <text:p>10016.273</text:p>
          </table:table-cell>
          <table:table-cell office:value-type="float" office:value="413838.882">
            <text:p>413838.882</text:p>
          </table:table-cell>
        </table:table-row>
        <table:table-row table:style-name="ro1">
          <table:table-cell table:number-columns-repeated="11"/>
          <table:table-cell office:value-type="float" office:value="27.263">
            <text:p>27.2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51">
            <text:p>951</text:p>
          </table:table-cell>
          <table:table-cell office:value-type="float" office:value="81.05">
            <text:p>81.05</text:p>
          </table:table-cell>
          <table:table-cell office:value-type="string">
            <text:p>replib</text:p>
          </table:table-cell>
          <table:table-cell office:value-type="float" office:value="8015.564">
            <text:p>8015.564</text:p>
          </table:table-cell>
          <table:table-cell office:value-type="float" office:value="375878.272">
            <text:p>375878.272</text:p>
          </table:table-cell>
        </table:table-row>
        <table:table-row table:style-name="ro1">
          <table:table-cell table:number-columns-repeated="11"/>
          <table:table-cell office:value-type="float" office:value="27.304">
            <text:p>27.30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80">
            <text:p>980</text:p>
          </table:table-cell>
          <table:table-cell office:value-type="float" office:value="60.38">
            <text:p>60.38</text:p>
          </table:table-cell>
          <table:table-cell office:value-type="string">
            <text:p>replib</text:p>
          </table:table-cell>
          <table:table-cell office:value-type="float" office:value="4113.88">
            <text:p>4113.88</text:p>
          </table:table-cell>
          <table:table-cell office:value-type="float" office:value="347491.524">
            <text:p>347491.524</text:p>
          </table:table-cell>
        </table:table-row>
        <table:table-row table:style-name="ro1">
          <table:table-cell table:number-columns-repeated="11"/>
          <table:table-cell office:value-type="float" office:value="27.345">
            <text:p>27.3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5">
            <text:p>985</text:p>
          </table:table-cell>
          <table:table-cell office:value-type="float" office:value="81.72">
            <text:p>81.72</text:p>
          </table:table-cell>
          <table:table-cell office:value-type="string">
            <text:p>replib</text:p>
          </table:table-cell>
          <table:table-cell office:value-type="float" office:value="2812.812">
            <text:p>2812.812</text:p>
          </table:table-cell>
          <table:table-cell office:value-type="float" office:value="424758.132">
            <text:p>424758.132</text:p>
          </table:table-cell>
        </table:table-row>
        <table:table-row table:style-name="ro1">
          <table:table-cell table:number-columns-repeated="11"/>
          <table:table-cell office:value-type="float" office:value="27.365">
            <text:p>27.3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5">
            <text:p>985</text:p>
          </table:table-cell>
          <table:table-cell office:value-type="float" office:value="82.13">
            <text:p>82.13</text:p>
          </table:table-cell>
          <table:table-cell office:value-type="string">
            <text:p>replib</text:p>
          </table:table-cell>
          <table:table-cell office:value-type="float" office:value="20549.56">
            <text:p>20549.56</text:p>
          </table:table-cell>
          <table:table-cell office:value-type="float" office:value="570013.251">
            <text:p>570013.251</text:p>
          </table:table-cell>
        </table:table-row>
        <table:table-row table:style-name="ro1">
          <table:table-cell table:number-columns-repeated="11"/>
          <table:table-cell office:value-type="float" office:value="27.454">
            <text:p>27.45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99">
            <text:p>799</text:p>
          </table:table-cell>
          <table:table-cell office:value-type="float" office:value="999">
            <text:p>999</text:p>
          </table:table-cell>
          <table:table-cell office:value-type="float" office:value="82.37">
            <text:p>82.37</text:p>
          </table:table-cell>
          <table:table-cell office:value-type="string">
            <text:p>replib</text:p>
          </table:table-cell>
          <table:table-cell office:value-type="float" office:value="18658.278">
            <text:p>18658.278</text:p>
          </table:table-cell>
          <table:table-cell office:value-type="float" office:value="508243.897">
            <text:p>508243.897</text:p>
          </table:table-cell>
        </table:table-row>
        <table:table-row table:style-name="ro1">
          <table:table-cell table:number-columns-repeated="11"/>
          <table:table-cell office:value-type="float" office:value="27.508">
            <text:p>27.5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73">
            <text:p>973</text:p>
          </table:table-cell>
          <table:table-cell office:value-type="float" office:value="82.15">
            <text:p>82.15</text:p>
          </table:table-cell>
          <table:table-cell office:value-type="string">
            <text:p>replib</text:p>
          </table:table-cell>
          <table:table-cell office:value-type="float" office:value="3615.291">
            <text:p>3615.291</text:p>
          </table:table-cell>
          <table:table-cell office:value-type="float" office:value="333962.159">
            <text:p>333962.159</text:p>
          </table:table-cell>
        </table:table-row>
        <table:table-row table:style-name="ro1">
          <table:table-cell table:number-columns-repeated="11"/>
          <table:table-cell office:value-type="float" office:value="27.61">
            <text:p>27.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999">
            <text:p>999</text:p>
          </table:table-cell>
          <table:table-cell office:value-type="float" office:value="82.48">
            <text:p>82.48</text:p>
          </table:table-cell>
          <table:table-cell office:value-type="string">
            <text:p>replib</text:p>
          </table:table-cell>
          <table:table-cell office:value-type="float" office:value="68774.092">
            <text:p>68774.092</text:p>
          </table:table-cell>
          <table:table-cell office:value-type="float" office:value="652710.787">
            <text:p>652710.787</text:p>
          </table:table-cell>
        </table:table-row>
        <table:table-row table:style-name="ro1">
          <table:table-cell table:number-columns-repeated="11"/>
          <table:table-cell office:value-type="float" office:value="27.719">
            <text:p>27.7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61">
            <text:p>961</text:p>
          </table:table-cell>
          <table:table-cell office:value-type="float" office:value="81.73">
            <text:p>81.73</text:p>
          </table:table-cell>
          <table:table-cell office:value-type="string">
            <text:p>replib</text:p>
          </table:table-cell>
          <table:table-cell office:value-type="float" office:value="57708.334">
            <text:p>57708.334</text:p>
          </table:table-cell>
          <table:table-cell office:value-type="float" office:value="671716.92">
            <text:p>671716.92</text:p>
          </table:table-cell>
        </table:table-row>
        <table:table-row table:style-name="ro1">
          <table:table-cell table:number-columns-repeated="11"/>
          <table:table-cell office:value-type="float" office:value="27.736">
            <text:p>27.7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42">
            <text:p>942</text:p>
          </table:table-cell>
          <table:table-cell office:value-type="float" office:value="80.69">
            <text:p>80.69</text:p>
          </table:table-cell>
          <table:table-cell office:value-type="string">
            <text:p>replib</text:p>
          </table:table-cell>
          <table:table-cell office:value-type="float" office:value="17326.985">
            <text:p>17326.985</text:p>
          </table:table-cell>
          <table:table-cell office:value-type="float" office:value="572221.399">
            <text:p>572221.399</text:p>
          </table:table-cell>
        </table:table-row>
        <table:table-row table:style-name="ro1">
          <table:table-cell table:number-columns-repeated="11"/>
          <table:table-cell office:value-type="float" office:value="27.787">
            <text:p>27.7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99">
            <text:p>999</text:p>
          </table:table-cell>
          <table:table-cell office:value-type="float" office:value="82.38">
            <text:p>82.38</text:p>
          </table:table-cell>
          <table:table-cell office:value-type="string">
            <text:p>replib</text:p>
          </table:table-cell>
          <table:table-cell office:value-type="float" office:value="10729.237">
            <text:p>10729.237</text:p>
          </table:table-cell>
          <table:table-cell office:value-type="float" office:value="547325.24">
            <text:p>547325.24</text:p>
          </table:table-cell>
        </table:table-row>
        <table:table-row table:style-name="ro1">
          <table:table-cell table:number-columns-repeated="11"/>
          <table:table-cell office:value-type="float" office:value="27.845">
            <text:p>27.8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99">
            <text:p>999</text:p>
          </table:table-cell>
          <table:table-cell office:value-type="float" office:value="81.76">
            <text:p>81.76</text:p>
          </table:table-cell>
          <table:table-cell office:value-type="string">
            <text:p>replib</text:p>
          </table:table-cell>
          <table:table-cell office:value-type="float" office:value="19120.421">
            <text:p>19120.421</text:p>
          </table:table-cell>
          <table:table-cell office:value-type="float" office:value="682736.201">
            <text:p>682736.201</text:p>
          </table:table-cell>
        </table:table-row>
        <table:table-row table:style-name="ro1">
          <table:table-cell table:number-columns-repeated="11"/>
          <table:table-cell office:value-type="float" office:value="27.916">
            <text:p>27.9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99">
            <text:p>999</text:p>
          </table:table-cell>
          <table:table-cell office:value-type="float" office:value="82.69">
            <text:p>82.69</text:p>
          </table:table-cell>
          <table:table-cell office:value-type="string">
            <text:p>replib</text:p>
          </table:table-cell>
          <table:table-cell office:value-type="float" office:value="17207.054">
            <text:p>17207.054</text:p>
          </table:table-cell>
          <table:table-cell office:value-type="float" office:value="454831.097">
            <text:p>454831.097</text:p>
          </table:table-cell>
        </table:table-row>
        <table:table-row table:style-name="ro1">
          <table:table-cell table:number-columns-repeated="11"/>
          <table:table-cell office:value-type="float" office:value="27.988">
            <text:p>27.9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81.44">
            <text:p>81.44</text:p>
          </table:table-cell>
          <table:table-cell office:value-type="string">
            <text:p>replib</text:p>
          </table:table-cell>
          <table:table-cell office:value-type="float" office:value="5290.985">
            <text:p>5290.985</text:p>
          </table:table-cell>
          <table:table-cell office:value-type="float" office:value="385716.993">
            <text:p>385716.993</text:p>
          </table:table-cell>
        </table:table-row>
        <table:table-row table:style-name="ro1">
          <table:table-cell table:number-columns-repeated="11"/>
          <table:table-cell office:value-type="float" office:value="28.005">
            <text:p>28.0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84">
            <text:p>984</text:p>
          </table:table-cell>
          <table:table-cell office:value-type="float" office:value="67.86">
            <text:p>67.86</text:p>
          </table:table-cell>
          <table:table-cell office:value-type="string">
            <text:p>replib</text:p>
          </table:table-cell>
          <table:table-cell office:value-type="float" office:value="11864.672">
            <text:p>11864.672</text:p>
          </table:table-cell>
          <table:table-cell office:value-type="float" office:value="476170.464">
            <text:p>476170.464</text:p>
          </table:table-cell>
        </table:table-row>
        <table:table-row table:style-name="ro1">
          <table:table-cell table:number-columns-repeated="11"/>
          <table:table-cell office:value-type="float" office:value="28.025">
            <text:p>28.02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78">
            <text:p>978</text:p>
          </table:table-cell>
          <table:table-cell office:value-type="float" office:value="82.04">
            <text:p>82.04</text:p>
          </table:table-cell>
          <table:table-cell office:value-type="string">
            <text:p>replib</text:p>
          </table:table-cell>
          <table:table-cell office:value-type="float" office:value="14868.123">
            <text:p>14868.123</text:p>
          </table:table-cell>
          <table:table-cell office:value-type="float" office:value="539807.253">
            <text:p>539807.253</text:p>
          </table:table-cell>
        </table:table-row>
        <table:table-row table:style-name="ro1">
          <table:table-cell table:number-columns-repeated="11"/>
          <table:table-cell office:value-type="float" office:value="28.073">
            <text:p>28.07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0">
            <text:p>980</text:p>
          </table:table-cell>
          <table:table-cell office:value-type="float" office:value="59.53">
            <text:p>59.53</text:p>
          </table:table-cell>
          <table:table-cell office:value-type="string">
            <text:p>replib</text:p>
          </table:table-cell>
          <table:table-cell office:value-type="float" office:value="21253.742">
            <text:p>21253.742</text:p>
          </table:table-cell>
          <table:table-cell office:value-type="float" office:value="699077.831">
            <text:p>699077.831</text:p>
          </table:table-cell>
        </table:table-row>
        <table:table-row table:style-name="ro1">
          <table:table-cell table:number-columns-repeated="11"/>
          <table:table-cell office:value-type="float" office:value="28.127">
            <text:p>28.1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985">
            <text:p>985</text:p>
          </table:table-cell>
          <table:table-cell office:value-type="float" office:value="82.31">
            <text:p>82.31</text:p>
          </table:table-cell>
          <table:table-cell office:value-type="string">
            <text:p>replib</text:p>
          </table:table-cell>
          <table:table-cell office:value-type="float" office:value="12616.505">
            <text:p>12616.505</text:p>
          </table:table-cell>
          <table:table-cell office:value-type="float" office:value="466610.954">
            <text:p>466610.954</text:p>
          </table:table-cell>
        </table:table-row>
        <table:table-row table:style-name="ro1">
          <table:table-cell table:number-columns-repeated="11"/>
          <table:table-cell office:value-type="float" office:value="28.182">
            <text:p>28.1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82.41">
            <text:p>82.41</text:p>
          </table:table-cell>
          <table:table-cell office:value-type="string">
            <text:p>replib</text:p>
          </table:table-cell>
          <table:table-cell office:value-type="float" office:value="28332.125">
            <text:p>28332.125</text:p>
          </table:table-cell>
          <table:table-cell office:value-type="float" office:value="513756.871">
            <text:p>513756.871</text:p>
          </table:table-cell>
        </table:table-row>
        <table:table-row table:style-name="ro1">
          <table:table-cell table:number-columns-repeated="11"/>
          <table:table-cell office:value-type="float" office:value="28.219">
            <text:p>28.2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61">
            <text:p>961</text:p>
          </table:table-cell>
          <table:table-cell office:value-type="float" office:value="81.77">
            <text:p>81.77</text:p>
          </table:table-cell>
          <table:table-cell office:value-type="string">
            <text:p>replib</text:p>
          </table:table-cell>
          <table:table-cell office:value-type="float" office:value="16632.95">
            <text:p>16632.95</text:p>
          </table:table-cell>
          <table:table-cell office:value-type="float" office:value="518822.967">
            <text:p>518822.967</text:p>
          </table:table-cell>
        </table:table-row>
        <table:table-row table:style-name="ro1">
          <table:table-cell table:number-columns-repeated="11"/>
          <table:table-cell office:value-type="float" office:value="28.294">
            <text:p>28.2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84">
            <text:p>984</text:p>
          </table:table-cell>
          <table:table-cell office:value-type="float" office:value="67.62">
            <text:p>67.62</text:p>
          </table:table-cell>
          <table:table-cell office:value-type="string">
            <text:p>replib</text:p>
          </table:table-cell>
          <table:table-cell office:value-type="float" office:value="13261.776">
            <text:p>13261.776</text:p>
          </table:table-cell>
          <table:table-cell office:value-type="float" office:value="538721.354">
            <text:p>538721.354</text:p>
          </table:table-cell>
        </table:table-row>
        <table:table-row table:style-name="ro1">
          <table:table-cell table:number-columns-repeated="11"/>
          <table:table-cell office:value-type="float" office:value="28.345">
            <text:p>28.34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55">
            <text:p>955</text:p>
          </table:table-cell>
          <table:table-cell office:value-type="float" office:value="81.27">
            <text:p>81.27</text:p>
          </table:table-cell>
          <table:table-cell office:value-type="string">
            <text:p>replib</text:p>
          </table:table-cell>
          <table:table-cell office:value-type="float" office:value="20806.491">
            <text:p>20806.491</text:p>
          </table:table-cell>
          <table:table-cell office:value-type="float" office:value="481238.093">
            <text:p>481238.093</text:p>
          </table:table-cell>
        </table:table-row>
        <table:table-row table:style-name="ro1">
          <table:table-cell table:number-columns-repeated="11"/>
          <table:table-cell office:value-type="float" office:value="28.396">
            <text:p>28.3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4">
            <text:p>984</text:p>
          </table:table-cell>
          <table:table-cell office:value-type="float" office:value="68.12">
            <text:p>68.12</text:p>
          </table:table-cell>
          <table:table-cell office:value-type="string">
            <text:p>replib</text:p>
          </table:table-cell>
          <table:table-cell office:value-type="float" office:value="46323.133">
            <text:p>46323.133</text:p>
          </table:table-cell>
          <table:table-cell office:value-type="float" office:value="587987.26">
            <text:p>587987.26</text:p>
          </table:table-cell>
        </table:table-row>
        <table:table-row table:style-name="ro1">
          <table:table-cell table:number-columns-repeated="11"/>
          <table:table-cell office:value-type="float" office:value="28.471">
            <text:p>28.4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84">
            <text:p>984</text:p>
          </table:table-cell>
          <table:table-cell office:value-type="float" office:value="67.19">
            <text:p>67.19</text:p>
          </table:table-cell>
          <table:table-cell office:value-type="string">
            <text:p>replib</text:p>
          </table:table-cell>
          <table:table-cell office:value-type="float" office:value="22344.987">
            <text:p>22344.987</text:p>
          </table:table-cell>
          <table:table-cell office:value-type="float" office:value="465079.261">
            <text:p>465079.261</text:p>
          </table:table-cell>
        </table:table-row>
        <table:table-row table:style-name="ro1">
          <table:table-cell table:number-columns-repeated="18"/>
          <table:table-cell office:value-type="float" office:value="7077.214">
            <text:p>7077.214</text:p>
          </table:table-cell>
          <table:table-cell office:value-type="float" office:value="451151.367">
            <text:p>451151.367</text:p>
          </table:table-cell>
        </table:table-row>
        <table:table-row table:style-name="ro1">
          <table:table-cell table:number-columns-repeated="18"/>
          <table:table-cell office:value-type="float" office:value="5495.569">
            <text:p>5495.569</text:p>
          </table:table-cell>
          <table:table-cell office:value-type="float" office:value="513183.607">
            <text:p>513183.607</text:p>
          </table:table-cell>
        </table:table-row>
        <table:table-row table:style-name="ro1">
          <table:table-cell table:number-columns-repeated="18"/>
          <table:table-cell office:value-type="float" office:value="9249.97">
            <text:p>9249.97</text:p>
          </table:table-cell>
          <table:table-cell office:value-type="float" office:value="483416.512">
            <text:p>483416.512</text:p>
          </table:table-cell>
        </table:table-row>
        <table:table-row table:style-name="ro1">
          <table:table-cell table:number-columns-repeated="18"/>
          <table:table-cell office:value-type="float" office:value="14202.187">
            <text:p>14202.187</text:p>
          </table:table-cell>
          <table:table-cell office:value-type="float" office:value="440835.081">
            <text:p>440835.081</text:p>
          </table:table-cell>
        </table:table-row>
        <table:table-row table:style-name="ro1">
          <table:table-cell table:number-columns-repeated="18"/>
          <table:table-cell office:value-type="float" office:value="8163.678">
            <text:p>8163.678</text:p>
          </table:table-cell>
          <table:table-cell office:value-type="float" office:value="424760.254">
            <text:p>424760.254</text:p>
          </table:table-cell>
        </table:table-row>
        <table:table-row table:style-name="ro1">
          <table:table-cell table:number-columns-repeated="18"/>
          <table:table-cell office:value-type="float" office:value="9252.944">
            <text:p>9252.944</text:p>
          </table:table-cell>
          <table:table-cell office:value-type="float" office:value="475949.649">
            <text:p>475949.649</text:p>
          </table:table-cell>
        </table:table-row>
        <table:table-row table:style-name="ro1">
          <table:table-cell table:number-columns-repeated="18"/>
          <table:table-cell office:value-type="float" office:value="9381.539">
            <text:p>9381.539</text:p>
          </table:table-cell>
          <table:table-cell office:value-type="float" office:value="390157.795">
            <text:p>390157.795</text:p>
          </table:table-cell>
        </table:table-row>
        <table:table-row table:style-name="ro1">
          <table:table-cell table:number-columns-repeated="18"/>
          <table:table-cell office:value-type="float" office:value="47186.394">
            <text:p>47186.394</text:p>
          </table:table-cell>
          <table:table-cell office:value-type="float" office:value="648902.499">
            <text:p>648902.499</text:p>
          </table:table-cell>
        </table:table-row>
        <table:table-row table:style-name="ro1">
          <table:table-cell table:number-columns-repeated="18"/>
          <table:table-cell office:value-type="float" office:value="14022.697">
            <text:p>14022.697</text:p>
          </table:table-cell>
          <table:table-cell office:value-type="float" office:value="582470.406">
            <text:p>582470.406</text:p>
          </table:table-cell>
        </table:table-row>
        <table:table-row table:style-name="ro1">
          <table:table-cell table:number-columns-repeated="18"/>
          <table:table-cell office:value-type="float" office:value="13769.231">
            <text:p>13769.231</text:p>
          </table:table-cell>
          <table:table-cell office:value-type="float" office:value="438623.031">
            <text:p>438623.031</text:p>
          </table:table-cell>
        </table:table-row>
        <table:table-row table:style-name="ro1">
          <table:table-cell table:number-columns-repeated="18"/>
          <table:table-cell office:value-type="float" office:value="4631.969">
            <text:p>4631.969</text:p>
          </table:table-cell>
          <table:table-cell office:value-type="float" office:value="536417.305">
            <text:p>536417.305</text:p>
          </table:table-cell>
        </table:table-row>
        <table:table-row table:style-name="ro1">
          <table:table-cell table:number-columns-repeated="18"/>
          <table:table-cell office:value-type="float" office:value="8730.381">
            <text:p>8730.381</text:p>
          </table:table-cell>
          <table:table-cell office:value-type="float" office:value="443037.395">
            <text:p>443037.395</text:p>
          </table:table-cell>
        </table:table-row>
        <table:table-row table:style-name="ro1">
          <table:table-cell table:number-columns-repeated="18"/>
          <table:table-cell office:value-type="float" office:value="23157.889">
            <text:p>23157.889</text:p>
          </table:table-cell>
          <table:table-cell office:value-type="float" office:value="471422.864">
            <text:p>471422.864</text:p>
          </table:table-cell>
        </table:table-row>
        <table:table-row table:style-name="ro1">
          <table:table-cell table:number-columns-repeated="18"/>
          <table:table-cell office:value-type="float" office:value="8974.174">
            <text:p>8974.174</text:p>
          </table:table-cell>
          <table:table-cell office:value-type="float" office:value="472313.537">
            <text:p>472313.537</text:p>
          </table:table-cell>
        </table:table-row>
        <table:table-row table:style-name="ro1">
          <table:table-cell table:number-columns-repeated="18"/>
          <table:table-cell office:value-type="float" office:value="4614.27">
            <text:p>4614.27</text:p>
          </table:table-cell>
          <table:table-cell office:value-type="float" office:value="282998.827">
            <text:p>282998.827</text:p>
          </table:table-cell>
        </table:table-row>
        <table:table-row table:style-name="ro1">
          <table:table-cell table:number-columns-repeated="18"/>
          <table:table-cell office:value-type="float" office:value="9299.62">
            <text:p>9299.62</text:p>
          </table:table-cell>
          <table:table-cell office:value-type="float" office:value="484216.312">
            <text:p>484216.312</text:p>
          </table:table-cell>
        </table:table-row>
        <table:table-row table:style-name="ro1">
          <table:table-cell table:number-columns-repeated="18"/>
          <table:table-cell office:value-type="float" office:value="30967.971">
            <text:p>30967.971</text:p>
          </table:table-cell>
          <table:table-cell office:value-type="float" office:value="642322.165">
            <text:p>642322.165</text:p>
          </table:table-cell>
        </table:table-row>
        <table:table-row table:style-name="ro1">
          <table:table-cell table:number-columns-repeated="18"/>
          <table:table-cell office:value-type="float" office:value="14336.683">
            <text:p>14336.683</text:p>
          </table:table-cell>
          <table:table-cell office:value-type="float" office:value="559182.909">
            <text:p>559182.909</text:p>
          </table:table-cell>
        </table:table-row>
        <table:table-row table:style-name="ro1">
          <table:table-cell table:number-columns-repeated="18"/>
          <table:table-cell office:value-type="float" office:value="8937.454">
            <text:p>8937.454</text:p>
          </table:table-cell>
          <table:table-cell office:value-type="float" office:value="589266.322">
            <text:p>589266.322</text:p>
          </table:table-cell>
        </table:table-row>
        <table:table-row table:style-name="ro1">
          <table:table-cell table:number-columns-repeated="18"/>
          <table:table-cell office:value-type="float" office:value="6767.564">
            <text:p>6767.564</text:p>
          </table:table-cell>
          <table:table-cell office:value-type="float" office:value="363085.142">
            <text:p>363085.142</text:p>
          </table:table-cell>
        </table:table-row>
        <table:table-row table:style-name="ro1">
          <table:table-cell table:number-columns-repeated="18"/>
          <table:table-cell office:value-type="float" office:value="26752.91">
            <text:p>26752.91</text:p>
          </table:table-cell>
          <table:table-cell office:value-type="float" office:value="447422.371">
            <text:p>447422.371</text:p>
          </table:table-cell>
        </table:table-row>
        <table:table-row table:style-name="ro1">
          <table:table-cell table:number-columns-repeated="18"/>
          <table:table-cell office:value-type="float" office:value="16307.671">
            <text:p>16307.671</text:p>
          </table:table-cell>
          <table:table-cell office:value-type="float" office:value="464147.76">
            <text:p>464147.76</text:p>
          </table:table-cell>
        </table:table-row>
        <table:table-row table:style-name="ro1">
          <table:table-cell table:number-columns-repeated="18"/>
          <table:table-cell office:value-type="float" office:value="21691.995">
            <text:p>21691.995</text:p>
          </table:table-cell>
          <table:table-cell office:value-type="float" office:value="531278.958">
            <text:p>531278.958</text:p>
          </table:table-cell>
        </table:table-row>
        <table:table-row table:style-name="ro1">
          <table:table-cell table:number-columns-repeated="18"/>
          <table:table-cell office:value-type="float" office:value="27539.473">
            <text:p>27539.473</text:p>
          </table:table-cell>
          <table:table-cell office:value-type="float" office:value="504702.135">
            <text:p>504702.135</text:p>
          </table:table-cell>
        </table:table-row>
        <table:table-row table:style-name="ro1">
          <table:table-cell table:number-columns-repeated="18"/>
          <table:table-cell office:value-type="float" office:value="19861.219">
            <text:p>19861.219</text:p>
          </table:table-cell>
          <table:table-cell office:value-type="float" office:value="483552.445">
            <text:p>483552.445</text:p>
          </table:table-cell>
        </table:table-row>
        <table:table-row table:style-name="ro1">
          <table:table-cell table:number-columns-repeated="18"/>
          <table:table-cell office:value-type="float" office:value="17470.649">
            <text:p>17470.649</text:p>
          </table:table-cell>
          <table:table-cell office:value-type="float" office:value="683444.689">
            <text:p>683444.689</text:p>
          </table:table-cell>
        </table:table-row>
        <table:table-row table:style-name="ro1">
          <table:table-cell table:number-columns-repeated="18"/>
          <table:table-cell office:value-type="float" office:value="3037.82">
            <text:p>3037.82</text:p>
          </table:table-cell>
          <table:table-cell office:value-type="float" office:value="425890.862">
            <text:p>425890.862</text:p>
          </table:table-cell>
        </table:table-row>
        <table:table-row table:style-name="ro1">
          <table:table-cell table:number-columns-repeated="18"/>
          <table:table-cell office:value-type="float" office:value="40459.379">
            <text:p>40459.379</text:p>
          </table:table-cell>
          <table:table-cell office:value-type="float" office:value="626611.943">
            <text:p>626611.943</text:p>
          </table:table-cell>
        </table:table-row>
        <table:table-row table:style-name="ro1">
          <table:table-cell table:number-columns-repeated="18"/>
          <table:table-cell office:value-type="float" office:value="17673.369">
            <text:p>17673.369</text:p>
          </table:table-cell>
          <table:table-cell office:value-type="float" office:value="554803.18">
            <text:p>554803.18</text:p>
          </table:table-cell>
        </table:table-row>
        <table:table-row table:style-name="ro1">
          <table:table-cell table:number-columns-repeated="18"/>
          <table:table-cell office:value-type="float" office:value="13027.951">
            <text:p>13027.951</text:p>
          </table:table-cell>
          <table:table-cell office:value-type="float" office:value="440721.163">
            <text:p>440721.163</text:p>
          </table:table-cell>
        </table:table-row>
        <table:table-row table:style-name="ro1">
          <table:table-cell table:number-columns-repeated="18"/>
          <table:table-cell office:value-type="float" office:value="4459.285">
            <text:p>4459.285</text:p>
          </table:table-cell>
          <table:table-cell office:value-type="float" office:value="486631.915">
            <text:p>486631.915</text:p>
          </table:table-cell>
        </table:table-row>
        <table:table-row table:style-name="ro1">
          <table:table-cell table:number-columns-repeated="18"/>
          <table:table-cell office:value-type="float" office:value="5467.892">
            <text:p>5467.892</text:p>
          </table:table-cell>
          <table:table-cell office:value-type="float" office:value="374766.313">
            <text:p>374766.313</text:p>
          </table:table-cell>
        </table:table-row>
        <table:table-row table:style-name="ro1">
          <table:table-cell table:number-columns-repeated="18"/>
          <table:table-cell office:value-type="float" office:value="11238.27">
            <text:p>11238.27</text:p>
          </table:table-cell>
          <table:table-cell office:value-type="float" office:value="389661.698">
            <text:p>389661.698</text:p>
          </table:table-cell>
        </table:table-row>
        <table:table-row table:style-name="ro1">
          <table:table-cell table:number-columns-repeated="18"/>
          <table:table-cell office:value-type="float" office:value="18481.952">
            <text:p>18481.952</text:p>
          </table:table-cell>
          <table:table-cell office:value-type="float" office:value="537928.31">
            <text:p>537928.31</text:p>
          </table:table-cell>
        </table:table-row>
        <table:table-row table:style-name="ro1">
          <table:table-cell table:number-columns-repeated="18"/>
          <table:table-cell office:value-type="float" office:value="13941.955">
            <text:p>13941.955</text:p>
          </table:table-cell>
          <table:table-cell office:value-type="float" office:value="468719.074">
            <text:p>468719.074</text:p>
          </table:table-cell>
        </table:table-row>
        <table:table-row table:style-name="ro1">
          <table:table-cell table:number-columns-repeated="18"/>
          <table:table-cell office:value-type="float" office:value="26900.508">
            <text:p>26900.508</text:p>
          </table:table-cell>
          <table:table-cell office:value-type="float" office:value="456249.837">
            <text:p>456249.837</text:p>
          </table:table-cell>
        </table:table-row>
        <table:table-row table:style-name="ro1">
          <table:table-cell table:number-columns-repeated="18"/>
          <table:table-cell office:value-type="float" office:value="15799.178">
            <text:p>15799.178</text:p>
          </table:table-cell>
          <table:table-cell office:value-type="float" office:value="496817.796">
            <text:p>496817.796</text:p>
          </table:table-cell>
        </table:table-row>
        <table:table-row table:style-name="ro1">
          <table:table-cell table:number-columns-repeated="18"/>
          <table:table-cell office:value-type="float" office:value="7711.661">
            <text:p>7711.661</text:p>
          </table:table-cell>
          <table:table-cell office:value-type="float" office:value="459892.63">
            <text:p>459892.63</text:p>
          </table:table-cell>
        </table:table-row>
        <table:table-row table:style-name="ro1">
          <table:table-cell table:number-columns-repeated="18"/>
          <table:table-cell office:value-type="float" office:value="23363.958">
            <text:p>23363.958</text:p>
          </table:table-cell>
          <table:table-cell office:value-type="float" office:value="418821.577">
            <text:p>418821.577</text:p>
          </table:table-cell>
        </table:table-row>
        <table:table-row table:style-name="ro1">
          <table:table-cell table:number-columns-repeated="18"/>
          <table:table-cell office:value-type="float" office:value="4929.395">
            <text:p>4929.395</text:p>
          </table:table-cell>
          <table:table-cell office:value-type="float" office:value="469221.967">
            <text:p>469221.967</text:p>
          </table:table-cell>
        </table:table-row>
        <table:table-row table:style-name="ro1">
          <table:table-cell table:number-columns-repeated="18"/>
          <table:table-cell office:value-type="string">
            <text:p>274506406.441 </text:p>
          </table:table-cell>
          <table:table-cell office:value-type="string">
            <text:p>8451327888.014 </text:p>
          </table:table-cell>
        </table:table-row>
        <table:table-row table:style-name="ro1">
          <table:table-cell table:number-columns-repeated="18"/>
          <table:table-cell office:value-type="float" office:value="11172.531">
            <text:p>11172.531</text:p>
          </table:table-cell>
          <table:table-cell office:value-type="float" office:value="389537.181">
            <text:p>389537.181</text:p>
          </table:table-cell>
        </table:table-row>
        <table:table-row table:style-name="ro1">
          <table:table-cell table:number-columns-repeated="18"/>
          <table:table-cell office:value-type="float" office:value="12292.174">
            <text:p>12292.174</text:p>
          </table:table-cell>
          <table:table-cell office:value-type="float" office:value="493218.064">
            <text:p>493218.064</text:p>
          </table:table-cell>
        </table:table-row>
        <table:table-row table:style-name="ro1">
          <table:table-cell table:number-columns-repeated="18"/>
          <table:table-cell office:value-type="float" office:value="7496.854">
            <text:p>7496.854</text:p>
          </table:table-cell>
          <table:table-cell office:value-type="float" office:value="479946.729">
            <text:p>479946.729</text:p>
          </table:table-cell>
        </table:table-row>
        <table:table-row table:style-name="ro1">
          <table:table-cell table:number-columns-repeated="18"/>
          <table:table-cell office:value-type="float" office:value="17938.198">
            <text:p>17938.198</text:p>
          </table:table-cell>
          <table:table-cell office:value-type="float" office:value="435888.819">
            <text:p>435888.819</text:p>
          </table:table-cell>
        </table:table-row>
        <table:table-row table:style-name="ro1">
          <table:table-cell table:number-columns-repeated="18"/>
          <table:table-cell office:value-type="float" office:value="17067.247">
            <text:p>17067.247</text:p>
          </table:table-cell>
          <table:table-cell office:value-type="float" office:value="544279.163">
            <text:p>544279.163</text:p>
          </table:table-cell>
        </table:table-row>
        <table:table-row table:style-name="ro1">
          <table:table-cell table:number-columns-repeated="18"/>
          <table:table-cell office:value-type="float" office:value="10486.265">
            <text:p>10486.265</text:p>
          </table:table-cell>
          <table:table-cell office:value-type="float" office:value="578510.366">
            <text:p>578510.366</text:p>
          </table:table-cell>
        </table:table-row>
        <table:table-row table:style-name="ro1">
          <table:table-cell table:number-columns-repeated="18"/>
          <table:table-cell office:value-type="float" office:value="11626.569">
            <text:p>11626.569</text:p>
          </table:table-cell>
          <table:table-cell office:value-type="float" office:value="564247.096">
            <text:p>564247.096</text:p>
          </table:table-cell>
        </table:table-row>
        <table:table-row table:style-name="ro1">
          <table:table-cell table:number-columns-repeated="18"/>
          <table:table-cell office:value-type="float" office:value="11920.403">
            <text:p>11920.403</text:p>
          </table:table-cell>
          <table:table-cell office:value-type="float" office:value="539297.778">
            <text:p>539297.778</text:p>
          </table:table-cell>
        </table:table-row>
        <table:table-row table:style-name="ro1">
          <table:table-cell table:number-columns-repeated="18"/>
          <table:table-cell office:value-type="float" office:value="21802.976">
            <text:p>21802.976</text:p>
          </table:table-cell>
          <table:table-cell office:value-type="float" office:value="478163.711">
            <text:p>478163.711</text:p>
          </table:table-cell>
        </table:table-row>
        <table:table-row table:style-name="ro1">
          <table:table-cell table:number-columns-repeated="18"/>
          <table:table-cell office:value-type="float" office:value="5507.514">
            <text:p>5507.514</text:p>
          </table:table-cell>
          <table:table-cell office:value-type="float" office:value="309908.973">
            <text:p>309908.973</text:p>
          </table:table-cell>
        </table:table-row>
        <table:table-row table:style-name="ro1">
          <table:table-cell table:number-columns-repeated="18"/>
          <table:table-cell office:value-type="float" office:value="13870.379">
            <text:p>13870.379</text:p>
          </table:table-cell>
          <table:table-cell office:value-type="float" office:value="435922.554">
            <text:p>435922.554</text:p>
          </table:table-cell>
        </table:table-row>
        <table:table-row table:style-name="ro1">
          <table:table-cell table:number-columns-repeated="18"/>
          <table:table-cell office:value-type="float" office:value="3401.684">
            <text:p>3401.684</text:p>
          </table:table-cell>
          <table:table-cell office:value-type="float" office:value="465094.368">
            <text:p>465094.368</text:p>
          </table:table-cell>
        </table:table-row>
        <table:table-row table:style-name="ro1">
          <table:table-cell table:number-columns-repeated="18"/>
          <table:table-cell office:value-type="float" office:value="2272.022">
            <text:p>2272.022</text:p>
          </table:table-cell>
          <table:table-cell office:value-type="float" office:value="238652.414">
            <text:p>238652.414</text:p>
          </table:table-cell>
        </table:table-row>
        <table:table-row table:style-name="ro1">
          <table:table-cell table:number-columns-repeated="18"/>
          <table:table-cell office:value-type="float" office:value="4013.557">
            <text:p>4013.557</text:p>
          </table:table-cell>
          <table:table-cell office:value-type="float" office:value="462200.121">
            <text:p>462200.121</text:p>
          </table:table-cell>
        </table:table-row>
        <table:table-row table:style-name="ro1">
          <table:table-cell table:number-columns-repeated="18"/>
          <table:table-cell office:value-type="float" office:value="6664.717">
            <text:p>6664.717</text:p>
          </table:table-cell>
          <table:table-cell office:value-type="float" office:value="484791.935">
            <text:p>484791.935</text:p>
          </table:table-cell>
        </table:table-row>
        <table:table-row table:style-name="ro1">
          <table:table-cell table:number-columns-repeated="18"/>
          <table:table-cell office:value-type="float" office:value="13187.003">
            <text:p>13187.003</text:p>
          </table:table-cell>
          <table:table-cell office:value-type="float" office:value="371867.471">
            <text:p>371867.471</text:p>
          </table:table-cell>
        </table:table-row>
        <table:table-row table:style-name="ro1">
          <table:table-cell table:number-columns-repeated="18"/>
          <table:table-cell office:value-type="float" office:value="3090.495">
            <text:p>3090.495</text:p>
          </table:table-cell>
          <table:table-cell office:value-type="float" office:value="276268.57">
            <text:p>276268.57</text:p>
          </table:table-cell>
        </table:table-row>
        <table:table-row table:style-name="ro1">
          <table:table-cell table:number-columns-repeated="18"/>
          <table:table-cell office:value-type="string">
            <text:p>193213725.290 </text:p>
          </table:table-cell>
          <table:table-cell office:value-type="string">
            <text:p>5782581914.568 </text:p>
          </table:table-cell>
        </table:table-row>
      </table:table>
      <table:table table:name="S4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Peak</text:p>
          </table:table-cell>
          <table:table-cell office:value-type="string">
            <text:p>Ret.Time</text:p>
          </table:table-cell>
          <table:table-cell office:value-type="string">
            <text:p>1st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2n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3r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table:number-columns-repeated="7"/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No.</text:p>
          </table:table-cell>
          <table:table-cell office:value-type="string">
            <text:p>min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1"/>
        </table:table-row>
        <table:table-row table:style-name="ro3">
          <table:table-cell table:number-columns-repeated="11" office:value-type="string">
            <text:p>TIC</text:p>
          </table:table-cell>
          <table:table-cell office:value-type="string">
            <text:p>Ret. Time</text:p>
          </table:table-cell>
          <table:table-cell office:value-type="string">
            <text:p>Name</text:p>
          </table:table-cell>
          <table:table-cell office:value-type="string">
            <text:p>Est. Amt.</text:p>
          </table:table-cell>
          <table:table-cell office:value-type="string">
            <text:p>SI</text:p>
          </table:table-cell>
          <table:table-cell office:value-type="string">
            <text:p>RSI</text:p>
          </table:table-cell>
          <table:table-cell office:value-type="string">
            <text:p>Prob.(%)</text:p>
          </table:table-cell>
          <table:table-cell office:value-type="string">
            <text:p>Library</text:p>
          </table:table-cell>
          <table:table-cell office:value-type="string">
            <text:p>ISTD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.46">
            <text:p>3.46</text:p>
          </table:table-cell>
          <table:table-cell office:value-type="float" office:value="742">
            <text:p>742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718">
            <text:p>718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699">
            <text:p>699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3.458">
            <text:p>3.45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896">
            <text:p>896</text:p>
          </table:table-cell>
          <table:table-cell office:value-type="float" office:value="42.55">
            <text:p>42.5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.72">
            <text:p>3.72</text:p>
          </table:table-cell>
          <table:table-cell office:value-type="float" office:value="724">
            <text:p>724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697">
            <text:p>697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678">
            <text:p>678</text:p>
          </table:table-cell>
          <table:table-cell office:value-type="string">
            <text:p>Oxirane, propyl-</text:p>
          </table:table-cell>
          <table:table-cell office:value-type="string">
            <text:p>replib</text:p>
          </table:table-cell>
          <table:table-cell office:value-type="float" office:value="3.577">
            <text:p>3.57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892">
            <text:p>892</text:p>
          </table:table-cell>
          <table:table-cell office:value-type="float" office:value="39.19">
            <text:p>39.1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.82">
            <text:p>3.82</text:p>
          </table:table-cell>
          <table:table-cell office:value-type="float" office:value="680">
            <text:p>680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661">
            <text:p>661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658">
            <text:p>658</text:p>
          </table:table-cell>
          <table:table-cell office:value-type="string">
            <text:p>1,3-Cyclopentanediol, cis-</text:p>
          </table:table-cell>
          <table:table-cell office:value-type="string">
            <text:p>replib</text:p>
          </table:table-cell>
          <table:table-cell office:value-type="float" office:value="3.717">
            <text:p>3.71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890">
            <text:p>890</text:p>
          </table:table-cell>
          <table:table-cell office:value-type="float" office:value="37.82">
            <text:p>37.8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.89">
            <text:p>3.89</text:p>
          </table:table-cell>
          <table:table-cell office:value-type="float" office:value="745">
            <text:p>745</text:p>
          </table:table-cell>
          <table:table-cell office:value-type="string">
            <text:p>1-Heptene, 2-pentyl-</text:p>
          </table:table-cell>
          <table:table-cell office:value-type="string">
            <text:p>replib</text:p>
          </table:table-cell>
          <table:table-cell office:value-type="float" office:value="741">
            <text:p>741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27">
            <text:p>727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3.819">
            <text:p>3.81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833">
            <text:p>833</text:p>
          </table:table-cell>
          <table:table-cell office:value-type="float" office:value="14.03">
            <text:p>14.0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.11">
            <text:p>4.11</text:p>
          </table:table-cell>
          <table:table-cell office:value-type="float" office:value="728">
            <text:p>728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03">
            <text:p>703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698">
            <text:p>698</text:p>
          </table:table-cell>
          <table:table-cell office:value-type="string">
            <text:p>2H-Pyran-2-one, tetrahydro-3,6-dimethyl-</text:p>
          </table:table-cell>
          <table:table-cell office:value-type="string">
            <text:p>replib</text:p>
          </table:table-cell>
          <table:table-cell office:value-type="float" office:value="3.894">
            <text:p>3.894</text:p>
          </table:table-cell>
          <table:table-cell office:value-type="string">
            <text:p>1-Heptene, 2-pentyl-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765">
            <text:p>765</text:p>
          </table:table-cell>
          <table:table-cell office:value-type="float" office:value="15.3">
            <text:p>15.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.65">
            <text:p>4.65</text:p>
          </table:table-cell>
          <table:table-cell office:value-type="float" office:value="733">
            <text:p>733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24">
            <text:p>724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21">
            <text:p>721</text:p>
          </table:table-cell>
          <table:table-cell office:value-type="string">
            <text:p>Tridecane, 3-methyl-</text:p>
          </table:table-cell>
          <table:table-cell office:value-type="string">
            <text:p>replib</text:p>
          </table:table-cell>
          <table:table-cell office:value-type="float" office:value="3.948">
            <text:p>3.948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712">
            <text:p>712</text:p>
          </table:table-cell>
          <table:table-cell office:value-type="float" office:value="19.23">
            <text:p>19.2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.42">
            <text:p>5.42</text:p>
          </table:table-cell>
          <table:table-cell office:value-type="float" office:value="867">
            <text:p>867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829">
            <text:p>829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707">
            <text:p>707</text:p>
          </table:table-cell>
          <table:table-cell office:value-type="string">
            <text:p>2,6-Dimethyl-6-trifluoroacetoxyoctane</text:p>
          </table:table-cell>
          <table:table-cell office:value-type="string">
            <text:p>replib</text:p>
          </table:table-cell>
          <table:table-cell office:value-type="float" office:value="4.03">
            <text:p>4.03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785">
            <text:p>785</text:p>
          </table:table-cell>
          <table:table-cell office:value-type="float" office:value="40.87">
            <text:p>40.8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.47">
            <text:p>5.47</text:p>
          </table:table-cell>
          <table:table-cell office:value-type="float" office:value="739">
            <text:p>739</text:p>
          </table:table-cell>
          <table:table-cell office:value-type="string">
            <text:p>4-Penten-1-ol, 3-methyl-</text:p>
          </table:table-cell>
          <table:table-cell office:value-type="string">
            <text:p>replib</text:p>
          </table:table-cell>
          <table:table-cell office:value-type="float" office:value="708">
            <text:p>708</text:p>
          </table:table-cell>
          <table:table-cell office:value-type="string">
            <text:p>Oxirane, 3-butenyl-</text:p>
          </table:table-cell>
          <table:table-cell office:value-type="string">
            <text:p>replib</text:p>
          </table:table-cell>
          <table:table-cell office:value-type="float" office:value="707">
            <text:p>707</text:p>
          </table:table-cell>
          <table:table-cell office:value-type="string">
            <text:p>3-Hexen-1-ol, (E)-</text:p>
          </table:table-cell>
          <table:table-cell office:value-type="string">
            <text:p>replib</text:p>
          </table:table-cell>
          <table:table-cell office:value-type="float" office:value="4.108">
            <text:p>4.10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751">
            <text:p>751</text:p>
          </table:table-cell>
          <table:table-cell office:value-type="float" office:value="33.66">
            <text:p>33.6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.7">
            <text:p>5.7</text:p>
          </table:table-cell>
          <table:table-cell office:value-type="float" office:value="743">
            <text:p>743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24">
            <text:p>724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17">
            <text:p>717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4.172">
            <text:p>4.17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15">
            <text:p>915</text:p>
          </table:table-cell>
          <table:table-cell office:value-type="float" office:value="45.58">
            <text:p>45.5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5.84">
            <text:p>5.84</text:p>
          </table:table-cell>
          <table:table-cell office:value-type="float" office:value="776">
            <text:p>776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74">
            <text:p>774</text:p>
          </table:table-cell>
          <table:table-cell office:value-type="string">
            <text:p>2H-Pyran-2-one, tetrahydro-3,6-dimethyl-</text:p>
          </table:table-cell>
          <table:table-cell office:value-type="string">
            <text:p>replib</text:p>
          </table:table-cell>
          <table:table-cell office:value-type="float" office:value="692">
            <text:p>692</text:p>
          </table:table-cell>
          <table:table-cell office:value-type="string">
            <text:p>Chloroacetic acid, hexyl ester</text:p>
          </table:table-cell>
          <table:table-cell office:value-type="string">
            <text:p>replib</text:p>
          </table:table-cell>
          <table:table-cell office:value-type="float" office:value="4.261">
            <text:p>4.26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00">
            <text:p>900</text:p>
          </table:table-cell>
          <table:table-cell office:value-type="float" office:value="37.16">
            <text:p>37.1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7.2">
            <text:p>7.2</text:p>
          </table:table-cell>
          <table:table-cell office:value-type="float" office:value="750">
            <text:p>750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replib</text:p>
          </table:table-cell>
          <table:table-cell office:value-type="float" office:value="694">
            <text:p>694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669">
            <text:p>669</text:p>
          </table:table-cell>
          <table:table-cell office:value-type="string">
            <text:p>Bicyclo[3.1.0]hex-2-ene, 2-methyl-5-(1-methylethyl)-</text:p>
          </table:table-cell>
          <table:table-cell office:value-type="string">
            <text:p>replib</text:p>
          </table:table-cell>
          <table:table-cell office:value-type="float" office:value="4.305">
            <text:p>4.30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883">
            <text:p>883</text:p>
          </table:table-cell>
          <table:table-cell office:value-type="float" office:value="32.65">
            <text:p>32.6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7.36">
            <text:p>7.36</text:p>
          </table:table-cell>
          <table:table-cell office:value-type="float" office:value="905">
            <text:p>905</text:p>
          </table:table-cell>
          <table:table-cell office:value-type="string">
            <text:p>a-Pinene</text:p>
          </table:table-cell>
          <table:table-cell office:value-type="string">
            <text:p>replib</text:p>
          </table:table-cell>
          <table:table-cell office:value-type="float" office:value="899">
            <text:p>899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891">
            <text:p>891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4.332">
            <text:p>4.33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25">
            <text:p>925</text:p>
          </table:table-cell>
          <table:table-cell office:value-type="float" office:value="66.1">
            <text:p>66.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7.72">
            <text:p>7.72</text:p>
          </table:table-cell>
          <table:table-cell office:value-type="float" office:value="866">
            <text:p>866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849">
            <text:p>849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845">
            <text:p>845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4.39">
            <text:p>4.3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20">
            <text:p>920</text:p>
          </table:table-cell>
          <table:table-cell office:value-type="float" office:value="61.42">
            <text:p>61.4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7.96">
            <text:p>7.96</text:p>
          </table:table-cell>
          <table:table-cell office:value-type="float" office:value="880">
            <text:p>880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773">
            <text:p>773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768">
            <text:p>768</text:p>
          </table:table-cell>
          <table:table-cell office:value-type="string">
            <text:p>Benzoyl bromide</text:p>
          </table:table-cell>
          <table:table-cell office:value-type="string">
            <text:p>replib</text:p>
          </table:table-cell>
          <table:table-cell office:value-type="float" office:value="4.462">
            <text:p>4.462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 office:value-type="float" office:value="15.02">
            <text:p>15.0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8.24">
            <text:p>8.24</text:p>
          </table:table-cell>
          <table:table-cell office:value-type="float" office:value="919">
            <text:p>919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915">
            <text:p>915</text:p>
          </table:table-cell>
          <table:table-cell office:value-type="string">
            <text:p>ß-Phellandrene</text:p>
          </table:table-cell>
          <table:table-cell office:value-type="string">
            <text:p>replib</text:p>
          </table:table-cell>
          <table:table-cell office:value-type="float" office:value="899">
            <text:p>899</text:p>
          </table:table-cell>
          <table:table-cell office:value-type="string">
            <text:p>Cyclohexane, 1-methylene-4-(1-methylethenyl)-</text:p>
          </table:table-cell>
          <table:table-cell office:value-type="string">
            <text:p>replib</text:p>
          </table:table-cell>
          <table:table-cell office:value-type="float" office:value="4.526">
            <text:p>4.526</text:p>
          </table:table-cell>
          <table:table-cell office:value-type="string">
            <text:p>Methyltris(trimethylsiloxy)silane</text:p>
          </table:table-cell>
          <table:table-cell office:value-type="string">
            <text:p>n.a.</text:p>
          </table:table-cell>
          <table:table-cell office:value-type="float" office:value="581">
            <text:p>581</text:p>
          </table:table-cell>
          <table:table-cell office:value-type="float" office:value="674">
            <text:p>674</text:p>
          </table:table-cell>
          <table:table-cell office:value-type="float" office:value="27.64">
            <text:p>27.6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8.34">
            <text:p>8.34</text:p>
          </table:table-cell>
          <table:table-cell office:value-type="float" office:value="820">
            <text:p>820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replib</text:p>
          </table:table-cell>
          <table:table-cell office:value-type="float" office:value="793">
            <text:p>793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787">
            <text:p>787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replib</text:p>
          </table:table-cell>
          <table:table-cell office:value-type="float" office:value="4.604">
            <text:p>4.60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08">
            <text:p>908</text:p>
          </table:table-cell>
          <table:table-cell office:value-type="float" office:value="72.68">
            <text:p>72.6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8.6">
            <text:p>8.6</text:p>
          </table:table-cell>
          <table:table-cell office:value-type="float" office:value="681">
            <text:p>681</text:p>
          </table:table-cell>
          <table:table-cell office:value-type="string">
            <text:p>Nerolidol</text:p>
          </table:table-cell>
          <table:table-cell office:value-type="string">
            <text:p>replib</text:p>
          </table:table-cell>
          <table:table-cell office:value-type="float" office:value="679">
            <text:p>679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676">
            <text:p>676</text:p>
          </table:table-cell>
          <table:table-cell office:value-type="string">
            <text:p>Geranyl formate</text:p>
          </table:table-cell>
          <table:table-cell office:value-type="string">
            <text:p>replib</text:p>
          </table:table-cell>
          <table:table-cell office:value-type="float" office:value="4.649">
            <text:p>4.649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748">
            <text:p>748</text:p>
          </table:table-cell>
          <table:table-cell office:value-type="float" office:value="12.05">
            <text:p>12.0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8.89">
            <text:p>8.89</text:p>
          </table:table-cell>
          <table:table-cell office:value-type="float" office:value="614">
            <text:p>614</text:p>
          </table:table-cell>
          <table:table-cell office:value-type="string">
            <text:p>Sydnone, 3-phenyl-</text:p>
          </table:table-cell>
          <table:table-cell office:value-type="string">
            <text:p>replib</text:p>
          </table:table-cell>
          <table:table-cell office:value-type="float" office:value="600">
            <text:p>600</text:p>
          </table:table-cell>
          <table:table-cell office:value-type="string">
            <text:p>3-Pyridinecarbonitrile</text:p>
          </table:table-cell>
          <table:table-cell office:value-type="string">
            <text:p>replib</text:p>
          </table:table-cell>
          <table:table-cell office:value-type="float" office:value="594">
            <text:p>594</text:p>
          </table:table-cell>
          <table:table-cell office:value-type="string">
            <text:p>3-(Anilinomethyl)-5-(2-methoxyphenyl)-1,3,4-oxadiazole-2(3H)-thione</text:p>
          </table:table-cell>
          <table:table-cell office:value-type="string">
            <text:p>replib</text:p>
          </table:table-cell>
          <table:table-cell office:value-type="float" office:value="4.713">
            <text:p>4.71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18">
            <text:p>918</text:p>
          </table:table-cell>
          <table:table-cell office:value-type="float" office:value="56.15">
            <text:p>56.1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8.99">
            <text:p>8.99</text:p>
          </table:table-cell>
          <table:table-cell office:value-type="float" office:value="595">
            <text:p>595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569">
            <text:p>569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565">
            <text:p>565</text:p>
          </table:table-cell>
          <table:table-cell office:value-type="string">
            <text:p>Carbon monoxide</text:p>
          </table:table-cell>
          <table:table-cell office:value-type="string">
            <text:p>replib</text:p>
          </table:table-cell>
          <table:table-cell office:value-type="float" office:value="4.785">
            <text:p>4.78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21">
            <text:p>921</text:p>
          </table:table-cell>
          <table:table-cell office:value-type="float" office:value="63.59">
            <text:p>63.5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9.18">
            <text:p>9.18</text:p>
          </table:table-cell>
          <table:table-cell office:value-type="float" office:value="751">
            <text:p>751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747">
            <text:p>747</text:p>
          </table:table-cell>
          <table:table-cell office:value-type="string">
            <text:p>2,4,6-Octatriene, 2,6-dimethyl-</text:p>
          </table:table-cell>
          <table:table-cell office:value-type="string">
            <text:p>replib</text:p>
          </table:table-cell>
          <table:table-cell office:value-type="float" office:value="744">
            <text:p>744</text:p>
          </table:table-cell>
          <table:table-cell office:value-type="string">
            <text:p>Cyclohexene, 4-ethenyl-4-methyl-3-(1-methylethenyl)-1-(1-methylethyl)-, (3R-trans)-</text:p>
          </table:table-cell>
          <table:table-cell office:value-type="string">
            <text:p>replib</text:p>
          </table:table-cell>
          <table:table-cell office:value-type="float" office:value="4.856">
            <text:p>4.85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12">
            <text:p>912</text:p>
          </table:table-cell>
          <table:table-cell office:value-type="float" office:value="52.11">
            <text:p>52.1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9.39">
            <text:p>9.39</text:p>
          </table:table-cell>
          <table:table-cell office:value-type="float" office:value="655">
            <text:p>655</text:p>
          </table:table-cell>
          <table:table-cell office:value-type="string">
            <text:p>1-Hexanethiol, 2-ethyl-</text:p>
          </table:table-cell>
          <table:table-cell office:value-type="string">
            <text:p>replib</text:p>
          </table:table-cell>
          <table:table-cell office:value-type="float" office:value="649">
            <text:p>649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632">
            <text:p>632</text:p>
          </table:table-cell>
          <table:table-cell office:value-type="string">
            <text:p>Octane, 4-chloro-</text:p>
          </table:table-cell>
          <table:table-cell office:value-type="string">
            <text:p>replib</text:p>
          </table:table-cell>
          <table:table-cell office:value-type="float" office:value="4.975">
            <text:p>4.97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752">
            <text:p>752</text:p>
          </table:table-cell>
          <table:table-cell office:value-type="float" office:value="50.02">
            <text:p>50.0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9.49">
            <text:p>9.49</text:p>
          </table:table-cell>
          <table:table-cell office:value-type="float" office:value="917">
            <text:p>917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910">
            <text:p>910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881">
            <text:p>881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5.077">
            <text:p>5.07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899">
            <text:p>899</text:p>
          </table:table-cell>
          <table:table-cell office:value-type="float" office:value="58.59">
            <text:p>58.5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9.77">
            <text:p>9.77</text:p>
          </table:table-cell>
          <table:table-cell office:value-type="float" office:value="901">
            <text:p>901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98">
            <text:p>898</text:p>
          </table:table-cell>
          <table:table-cell office:value-type="string">
            <text:p>Benzene, 1,2-diethyl-</text:p>
          </table:table-cell>
          <table:table-cell office:value-type="string">
            <text:p>replib</text:p>
          </table:table-cell>
          <table:table-cell office:value-type="float" office:value="893">
            <text:p>893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5.111">
            <text:p>5.11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770">
            <text:p>770</text:p>
          </table:table-cell>
          <table:table-cell office:value-type="float" office:value="40.31">
            <text:p>40.3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9.93">
            <text:p>9.93</text:p>
          </table:table-cell>
          <table:table-cell office:value-type="float" office:value="883">
            <text:p>883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77">
            <text:p>877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70">
            <text:p>870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5.183">
            <text:p>5.183</text:p>
          </table:table-cell>
          <table:table-cell office:value-type="string">
            <text:p>1,3-Cyclopentanediol, cis-</text:p>
          </table:table-cell>
          <table:table-cell office:value-type="string">
            <text:p>n.a.</text:p>
          </table:table-cell>
          <table:table-cell office:value-type="float" office:value="628">
            <text:p>628</text:p>
          </table:table-cell>
          <table:table-cell office:value-type="float" office:value="719">
            <text:p>719</text:p>
          </table:table-cell>
          <table:table-cell office:value-type="float" office:value="19.25">
            <text:p>19.2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0.01">
            <text:p>10.01</text:p>
          </table:table-cell>
          <table:table-cell office:value-type="float" office:value="720">
            <text:p>720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708">
            <text:p>708</text:p>
          </table:table-cell>
          <table:table-cell office:value-type="string">
            <text:p>?-Terpinene</text:p>
          </table:table-cell>
          <table:table-cell office:value-type="string">
            <text:p>replib</text:p>
          </table:table-cell>
          <table:table-cell office:value-type="float" office:value="704">
            <text:p>704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5.257">
            <text:p>5.25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05">
            <text:p>905</text:p>
          </table:table-cell>
          <table:table-cell office:value-type="float" office:value="60.35">
            <text:p>60.3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0.23">
            <text:p>10.23</text:p>
          </table:table-cell>
          <table:table-cell office:value-type="float" office:value="814">
            <text:p>814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799">
            <text:p>799</text:p>
          </table:table-cell>
          <table:table-cell office:value-type="string">
            <text:p>(1R,2S,4R)-2,7,7-Trimethylbicyclo[2.2.1]heptan-2-ol</text:p>
          </table:table-cell>
          <table:table-cell office:value-type="string">
            <text:p>replib</text:p>
          </table:table-cell>
          <table:table-cell office:value-type="float" office:value="752">
            <text:p>752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5.312">
            <text:p>5.312</text:p>
          </table:table-cell>
          <table:table-cell office:value-type="string">
            <text:p>Heptane, 4-propyl-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692">
            <text:p>692</text:p>
          </table:table-cell>
          <table:table-cell office:value-type="float" office:value="37.37">
            <text:p>37.3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0.85">
            <text:p>10.85</text:p>
          </table:table-cell>
          <table:table-cell office:value-type="float" office:value="877">
            <text:p>877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45">
            <text:p>845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37">
            <text:p>837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5.417">
            <text:p>5.417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867">
            <text:p>867</text:p>
          </table:table-cell>
          <table:table-cell office:value-type="float" office:value="887">
            <text:p>887</text:p>
          </table:table-cell>
          <table:table-cell office:value-type="float" office:value="91.49">
            <text:p>91.4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1.09">
            <text:p>11.09</text:p>
          </table:table-cell>
          <table:table-cell office:value-type="float" office:value="836">
            <text:p>836</text:p>
          </table:table-cell>
          <table:table-cell office:value-type="string">
            <text:p>cis-Verbenol</text:p>
          </table:table-cell>
          <table:table-cell office:value-type="string">
            <text:p>replib</text:p>
          </table:table-cell>
          <table:table-cell office:value-type="float" office:value="828">
            <text:p>828</text:p>
          </table:table-cell>
          <table:table-cell office:value-type="string">
            <text:p>Verbenol</text:p>
          </table:table-cell>
          <table:table-cell office:value-type="string">
            <text:p>replib</text:p>
          </table:table-cell>
          <table:table-cell office:value-type="float" office:value="797">
            <text:p>797</text:p>
          </table:table-cell>
          <table:table-cell office:value-type="string">
            <text:p>2-Cyclohexene-1-carboxaldehyde, 2,6,6-trimethyl-</text:p>
          </table:table-cell>
          <table:table-cell office:value-type="string">
            <text:p>replib</text:p>
          </table:table-cell>
          <table:table-cell office:value-type="float" office:value="5.472">
            <text:p>5.472</text:p>
          </table:table-cell>
          <table:table-cell office:value-type="string">
            <text:p>4-Penten-1-ol, 3-methyl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40">
            <text:p>740</text:p>
          </table:table-cell>
          <table:table-cell office:value-type="float" office:value="31.46">
            <text:p>31.4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1.18">
            <text:p>11.18</text:p>
          </table:table-cell>
          <table:table-cell office:value-type="float" office:value="757">
            <text:p>757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743">
            <text:p>743</text:p>
          </table:table-cell>
          <table:table-cell office:value-type="string">
            <text:p>Bicyclo[3.1.1]hept-2-en-6-one, 2,7,7-trimethyl-</text:p>
          </table:table-cell>
          <table:table-cell office:value-type="string">
            <text:p>replib</text:p>
          </table:table-cell>
          <table:table-cell office:value-type="float" office:value="724">
            <text:p>724</text:p>
          </table:table-cell>
          <table:table-cell office:value-type="string">
            <text:p>2,4-Cycloheptadien-1-one, 2,6,6-trimethyl-</text:p>
          </table:table-cell>
          <table:table-cell office:value-type="string">
            <text:p>replib</text:p>
          </table:table-cell>
          <table:table-cell office:value-type="float" office:value="5.574">
            <text:p>5.57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736">
            <text:p>736</text:p>
          </table:table-cell>
          <table:table-cell office:value-type="float" office:value="34.02">
            <text:p>34.0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11.44">
            <text:p>11.44</text:p>
          </table:table-cell>
          <table:table-cell office:value-type="float" office:value="750">
            <text:p>750</text:p>
          </table:table-cell>
          <table:table-cell office:value-type="string">
            <text:p>Isocyclocitral</text:p>
          </table:table-cell>
          <table:table-cell office:value-type="string">
            <text:p>replib</text:p>
          </table:table-cell>
          <table:table-cell office:value-type="float" office:value="731">
            <text:p>731</text:p>
          </table:table-cell>
          <table:table-cell office:value-type="string">
            <text:p>2-Cyclohexene-1-carboxaldehyde, 2,6,6-trimethyl-</text:p>
          </table:table-cell>
          <table:table-cell office:value-type="string">
            <text:p>replib</text:p>
          </table:table-cell>
          <table:table-cell office:value-type="float" office:value="721">
            <text:p>721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replib</text:p>
          </table:table-cell>
          <table:table-cell office:value-type="float" office:value="5.696">
            <text:p>5.696</text:p>
          </table:table-cell>
          <table:table-cell office:value-type="string">
            <text:p>Tridecane, 4-methyl-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747">
            <text:p>747</text:p>
          </table:table-cell>
          <table:table-cell office:value-type="float" office:value="23.55">
            <text:p>23.5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1.65">
            <text:p>11.65</text:p>
          </table:table-cell>
          <table:table-cell office:value-type="float" office:value="914">
            <text:p>914</text:p>
          </table:table-cell>
          <table:table-cell office:value-type="string">
            <text:p>Camphor</text:p>
          </table:table-cell>
          <table:table-cell office:value-type="string">
            <text:p>replib</text:p>
          </table:table-cell>
          <table:table-cell office:value-type="float" office:value="896">
            <text:p>896</text:p>
          </table:table-cell>
          <table:table-cell office:value-type="string">
            <text:p>Bicyclo[2.2.1]heptan-2-one, 1,7,7-trimethyl-, (1S)-</text:p>
          </table:table-cell>
          <table:table-cell office:value-type="string">
            <text:p>replib</text:p>
          </table:table-cell>
          <table:table-cell office:value-type="float" office:value="881">
            <text:p>881</text:p>
          </table:table-cell>
          <table:table-cell office:value-type="string">
            <text:p>(+)-2-Bornanone</text:p>
          </table:table-cell>
          <table:table-cell office:value-type="string">
            <text:p>replib</text:p>
          </table:table-cell>
          <table:table-cell office:value-type="float" office:value="5.747">
            <text:p>5.74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747">
            <text:p>747</text:p>
          </table:table-cell>
          <table:table-cell office:value-type="float" office:value="30.11">
            <text:p>30.1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1.81">
            <text:p>11.81</text:p>
          </table:table-cell>
          <table:table-cell office:value-type="float" office:value="756">
            <text:p>756</text:p>
          </table:table-cell>
          <table:table-cell office:value-type="string">
            <text:p>Bicyclo[3.1.0]hexan-2-one, 5-(1-methylethyl)-</text:p>
          </table:table-cell>
          <table:table-cell office:value-type="string">
            <text:p>replib</text:p>
          </table:table-cell>
          <table:table-cell office:value-type="float" office:value="728">
            <text:p>728</text:p>
          </table:table-cell>
          <table:table-cell office:value-type="string">
            <text:p>11-Hexadecyn-1-ol</text:p>
          </table:table-cell>
          <table:table-cell office:value-type="string">
            <text:p>replib</text:p>
          </table:table-cell>
          <table:table-cell office:value-type="float" office:value="727">
            <text:p>727</text:p>
          </table:table-cell>
          <table:table-cell office:value-type="string">
            <text:p>6-Nonenal, (Z)-</text:p>
          </table:table-cell>
          <table:table-cell office:value-type="string">
            <text:p>replib</text:p>
          </table:table-cell>
          <table:table-cell office:value-type="float" office:value="5.768">
            <text:p>5.768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694">
            <text:p>694</text:p>
          </table:table-cell>
          <table:table-cell office:value-type="float" office:value="41.34">
            <text:p>41.3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1.9">
            <text:p>11.9</text:p>
          </table:table-cell>
          <table:table-cell office:value-type="float" office:value="710">
            <text:p>710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695">
            <text:p>695</text:p>
          </table:table-cell>
          <table:table-cell office:value-type="string">
            <text:p>2-Cyclohexen-1-ol, 1-methyl-4-(1-methylethenyl)-, trans-</text:p>
          </table:table-cell>
          <table:table-cell office:value-type="string">
            <text:p>replib</text:p>
          </table:table-cell>
          <table:table-cell office:value-type="float" office:value="692">
            <text:p>692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5.842">
            <text:p>5.842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801">
            <text:p>801</text:p>
          </table:table-cell>
          <table:table-cell office:value-type="float" office:value="41.58">
            <text:p>41.5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12.09">
            <text:p>12.09</text:p>
          </table:table-cell>
          <table:table-cell office:value-type="float" office:value="842">
            <text:p>842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replib</text:p>
          </table:table-cell>
          <table:table-cell office:value-type="float" office:value="820">
            <text:p>820</text:p>
          </table:table-cell>
          <table:table-cell office:value-type="string">
            <text:p>endo-Borneol</text:p>
          </table:table-cell>
          <table:table-cell office:value-type="string">
            <text:p>replib</text:p>
          </table:table-cell>
          <table:table-cell office:value-type="float" office:value="818">
            <text:p>818</text:p>
          </table:table-cell>
          <table:table-cell office:value-type="string">
            <text:p>Isoborneol</text:p>
          </table:table-cell>
          <table:table-cell office:value-type="string">
            <text:p>replib</text:p>
          </table:table-cell>
          <table:table-cell office:value-type="float" office:value="5.995">
            <text:p>5.99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862">
            <text:p>862</text:p>
          </table:table-cell>
          <table:table-cell office:value-type="float" office:value="76.39">
            <text:p>76.3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2.23">
            <text:p>12.23</text:p>
          </table:table-cell>
          <table:table-cell office:value-type="float" office:value="703">
            <text:p>703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682">
            <text:p>682</text:p>
          </table:table-cell>
          <table:table-cell office:value-type="string">
            <text:p>(1R,2S,4R)-2,7,7-Trimethylbicyclo[2.2.1]heptan-2-ol</text:p>
          </table:table-cell>
          <table:table-cell office:value-type="string">
            <text:p>replib</text:p>
          </table:table-cell>
          <table:table-cell office:value-type="float" office:value="672">
            <text:p>672</text:p>
          </table:table-cell>
          <table:table-cell office:value-type="string">
            <text:p>3-Cyclohexen-1-ol, 4-methyl-1-(1-methylethyl)-, (R)-</text:p>
          </table:table-cell>
          <table:table-cell office:value-type="string">
            <text:p>replib</text:p>
          </table:table-cell>
          <table:table-cell office:value-type="float" office:value="6.063">
            <text:p>6.063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719">
            <text:p>719</text:p>
          </table:table-cell>
          <table:table-cell office:value-type="float" office:value="37.22">
            <text:p>37.2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2.3">
            <text:p>12.3</text:p>
          </table:table-cell>
          <table:table-cell office:value-type="float" office:value="822">
            <text:p>822</text:p>
          </table:table-cell>
          <table:table-cell office:value-type="string">
            <text:p>Benzaldehyde, 4-ethyl-</text:p>
          </table:table-cell>
          <table:table-cell office:value-type="string">
            <text:p>replib</text:p>
          </table:table-cell>
          <table:table-cell office:value-type="float" office:value="747">
            <text:p>747</text:p>
          </table:table-cell>
          <table:table-cell office:value-type="string">
            <text:p>1H-Inden-1-ol, 2,3-dihydro-</text:p>
          </table:table-cell>
          <table:table-cell office:value-type="string">
            <text:p>replib</text:p>
          </table:table-cell>
          <table:table-cell office:value-type="float" office:value="743">
            <text:p>743</text:p>
          </table:table-cell>
          <table:table-cell office:value-type="string">
            <text:p>Benzaldehyde, 2,5-dimethyl-</text:p>
          </table:table-cell>
          <table:table-cell office:value-type="string">
            <text:p>replib</text:p>
          </table:table-cell>
          <table:table-cell office:value-type="float" office:value="6.104">
            <text:p>6.10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12">
            <text:p>712</text:p>
          </table:table-cell>
          <table:table-cell office:value-type="float" office:value="27.48">
            <text:p>27.4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3.02">
            <text:p>13.02</text:p>
          </table:table-cell>
          <table:table-cell office:value-type="float" office:value="867">
            <text:p>867</text:p>
          </table:table-cell>
          <table:table-cell office:value-type="string">
            <text:p>Bicyclo[3.1.1]hept-2-en-6-ol, 2,7,7-trimethyl-, acetate, [1S-(1a,5a,6ß)]-</text:p>
          </table:table-cell>
          <table:table-cell office:value-type="string">
            <text:p>replib</text:p>
          </table:table-cell>
          <table:table-cell office:value-type="float" office:value="815">
            <text:p>815</text:p>
          </table:table-cell>
          <table:table-cell office:value-type="string">
            <text:p>(+)-cis-Verbenol, acetate</text:p>
          </table:table-cell>
          <table:table-cell office:value-type="string">
            <text:p>replib</text:p>
          </table:table-cell>
          <table:table-cell office:value-type="float" office:value="800">
            <text:p>800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6.155">
            <text:p>6.15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884">
            <text:p>884</text:p>
          </table:table-cell>
          <table:table-cell office:value-type="float" office:value="62.08">
            <text:p>62.08</text:p>
          </table:table-cell>
          <table:table-cell office:value-type="string">
            <text:p>replib</text:p>
          </table:table-cell>
          <table:table-cell office:value-type="string">
            <text:p>Area </text:p>
          </table:table-cell>
          <table:table-cell office:value-type="string">
            <text:p>Height 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3.22">
            <text:p>13.22</text:p>
          </table:table-cell>
          <table:table-cell office:value-type="float" office:value="673">
            <text:p>673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672">
            <text:p>672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63">
            <text:p>663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.193">
            <text:p>6.193</text:p>
          </table:table-cell>
          <table:table-cell office:value-type="string">
            <text:p>Urea, 2-propenyl-</text:p>
          </table:table-cell>
          <table:table-cell office:value-type="string">
            <text:p>n.a.</text:p>
          </table:table-cell>
          <table:table-cell office:value-type="float" office:value="675">
            <text:p>675</text:p>
          </table:table-cell>
          <table:table-cell office:value-type="float" office:value="718">
            <text:p>718</text:p>
          </table:table-cell>
          <table:table-cell office:value-type="float" office:value="34.79">
            <text:p>34.79</text:p>
          </table:table-cell>
          <table:table-cell office:value-type="string">
            <text:p>replib</text:p>
          </table:table-cell>
          <table:table-cell office:value-type="string">
            <text:p>counts*min</text:p>
          </table:table-cell>
          <table:table-cell office:value-type="string">
            <text:p>counts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13.41">
            <text:p>13.41</text:p>
          </table:table-cell>
          <table:table-cell office:value-type="float" office:value="698">
            <text:p>698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91">
            <text:p>691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90">
            <text:p>690</text:p>
          </table:table-cell>
          <table:table-cell office:value-type="string">
            <text:p>Phenol, 3-methyl-5-(1-methylethyl)-, methylcarbamate</text:p>
          </table:table-cell>
          <table:table-cell office:value-type="string">
            <text:p>replib</text:p>
          </table:table-cell>
          <table:table-cell office:value-type="float" office:value="6.23">
            <text:p>6.2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888">
            <text:p>888</text:p>
          </table:table-cell>
          <table:table-cell office:value-type="float" office:value="57.36">
            <text:p>57.36</text:p>
          </table:table-cell>
          <table:table-cell office:value-type="string">
            <text:p>replib</text:p>
          </table:table-cell>
          <table:table-cell table:number-columns-repeated="2" office:value-type="string">
            <text:p>TIC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3.51">
            <text:p>13.51</text:p>
          </table:table-cell>
          <table:table-cell office:value-type="float" office:value="830">
            <text:p>83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20">
            <text:p>82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16">
            <text:p>816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6.319">
            <text:p>6.319</text:p>
          </table:table-cell>
          <table:table-cell office:value-type="string">
            <text:p>Oxirane, pentyl-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695">
            <text:p>695</text:p>
          </table:table-cell>
          <table:table-cell office:value-type="float" office:value="23.72">
            <text:p>23.72</text:p>
          </table:table-cell>
          <table:table-cell office:value-type="string">
            <text:p>replib</text:p>
          </table:table-cell>
          <table:table-cell office:value-type="float" office:value="216627.144">
            <text:p>216627.144</text:p>
          </table:table-cell>
          <table:table-cell office:value-type="float" office:value="1944782.03">
            <text:p>1944782.03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13.86">
            <text:p>13.86</text:p>
          </table:table-cell>
          <table:table-cell office:value-type="float" office:value="863">
            <text:p>863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40">
            <text:p>84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27">
            <text:p>827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6.376">
            <text:p>6.376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812">
            <text:p>812</text:p>
          </table:table-cell>
          <table:table-cell office:value-type="float" office:value="42.83">
            <text:p>42.83</text:p>
          </table:table-cell>
          <table:table-cell office:value-type="string">
            <text:p>replib</text:p>
          </table:table-cell>
          <table:table-cell office:value-type="float" office:value="29252.019">
            <text:p>29252.019</text:p>
          </table:table-cell>
          <table:table-cell office:value-type="float" office:value="839068.4">
            <text:p>839068.4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3.93">
            <text:p>13.93</text:p>
          </table:table-cell>
          <table:table-cell office:value-type="float" office:value="794">
            <text:p>794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640">
            <text:p>640</text:p>
          </table:table-cell>
          <table:table-cell office:value-type="string">
            <text:p>2-Cyclohexen-1-ol, 3-methyl-6-(1-methylethyl)-, cis-</text:p>
          </table:table-cell>
          <table:table-cell office:value-type="string">
            <text:p>replib</text:p>
          </table:table-cell>
          <table:table-cell office:value-type="float" office:value="625">
            <text:p>625</text:p>
          </table:table-cell>
          <table:table-cell office:value-type="string">
            <text:p>2H-Pyran, 2-(3-butynyloxy)tetrahydro-</text:p>
          </table:table-cell>
          <table:table-cell office:value-type="string">
            <text:p>replib</text:p>
          </table:table-cell>
          <table:table-cell office:value-type="float" office:value="6.421">
            <text:p>6.42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858">
            <text:p>858</text:p>
          </table:table-cell>
          <table:table-cell office:value-type="float" office:value="22">
            <text:p>22</text:p>
          </table:table-cell>
          <table:table-cell office:value-type="string">
            <text:p>replib</text:p>
          </table:table-cell>
          <table:table-cell office:value-type="float" office:value="155289.692">
            <text:p>155289.692</text:p>
          </table:table-cell>
          <table:table-cell office:value-type="float" office:value="2430529.543">
            <text:p>2430529.543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4.1">
            <text:p>14.1</text:p>
          </table:table-cell>
          <table:table-cell office:value-type="float" office:value="907">
            <text:p>907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883">
            <text:p>883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618">
            <text:p>618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.451">
            <text:p>6.451</text:p>
          </table:table-cell>
          <table:table-cell office:value-type="string">
            <text:p>Oxirane, 2-methyl-3-(1-methylethyl)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726">
            <text:p>726</text:p>
          </table:table-cell>
          <table:table-cell office:value-type="float" office:value="31.52">
            <text:p>31.52</text:p>
          </table:table-cell>
          <table:table-cell office:value-type="string">
            <text:p>replib</text:p>
          </table:table-cell>
          <table:table-cell office:value-type="float" office:value="111708.478">
            <text:p>111708.478</text:p>
          </table:table-cell>
          <table:table-cell office:value-type="float" office:value="2855671.403">
            <text:p>2855671.403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4.99">
            <text:p>14.99</text:p>
          </table:table-cell>
          <table:table-cell office:value-type="float" office:value="877">
            <text:p>877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806">
            <text:p>806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771">
            <text:p>771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6.55">
            <text:p>6.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0">
            <text:p>650</text:p>
          </table:table-cell>
          <table:table-cell office:value-type="float" office:value="934">
            <text:p>934</text:p>
          </table:table-cell>
          <table:table-cell office:value-type="float" office:value="71.82">
            <text:p>71.82</text:p>
          </table:table-cell>
          <table:table-cell office:value-type="string">
            <text:p>replib</text:p>
          </table:table-cell>
          <table:table-cell office:value-type="float" office:value="106661.684">
            <text:p>106661.684</text:p>
          </table:table-cell>
          <table:table-cell office:value-type="float" office:value="3692275.077">
            <text:p>3692275.077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15.22">
            <text:p>15.22</text:p>
          </table:table-cell>
          <table:table-cell office:value-type="float" office:value="877">
            <text:p>877</text:p>
          </table:table-cell>
          <table:table-cell office:value-type="string">
            <text:p>Ylangene</text:p>
          </table:table-cell>
          <table:table-cell office:value-type="string">
            <text:p>replib</text:p>
          </table:table-cell>
          <table:table-cell office:value-type="float" office:value="862">
            <text:p>862</text:p>
          </table:table-cell>
          <table:table-cell office:value-type="string">
            <text:p>Ylangene</text:p>
          </table:table-cell>
          <table:table-cell office:value-type="string">
            <text:p>replib</text:p>
          </table:table-cell>
          <table:table-cell office:value-type="float" office:value="846">
            <text:p>846</text:p>
          </table:table-cell>
          <table:table-cell office:value-type="string">
            <text:p>Copaene</text:p>
          </table:table-cell>
          <table:table-cell office:value-type="string">
            <text:p>replib</text:p>
          </table:table-cell>
          <table:table-cell office:value-type="float" office:value="6.604">
            <text:p>6.604</text:p>
          </table:table-cell>
          <table:table-cell office:value-type="string">
            <text:p>2,6-Dimethyl-6-trifluoroacetoxyoctan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687">
            <text:p>687</text:p>
          </table:table-cell>
          <table:table-cell office:value-type="float" office:value="13.51">
            <text:p>13.51</text:p>
          </table:table-cell>
          <table:table-cell office:value-type="string">
            <text:p>replib</text:p>
          </table:table-cell>
          <table:table-cell office:value-type="float" office:value="36024.523">
            <text:p>36024.523</text:p>
          </table:table-cell>
          <table:table-cell office:value-type="float" office:value="898962.255">
            <text:p>898962.255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5.43">
            <text:p>15.43</text:p>
          </table:table-cell>
          <table:table-cell office:value-type="float" office:value="862">
            <text:p>862</text:p>
          </table:table-cell>
          <table:table-cell office:value-type="string">
            <text:p>7-Tetradecene</text:p>
          </table:table-cell>
          <table:table-cell office:value-type="string">
            <text:p>replib</text:p>
          </table:table-cell>
          <table:table-cell office:value-type="float" office:value="851">
            <text:p>851</text:p>
          </table:table-cell>
          <table:table-cell office:value-type="string">
            <text:p>Cyclotetradecane</text:p>
          </table:table-cell>
          <table:table-cell office:value-type="string">
            <text:p>replib</text:p>
          </table:table-cell>
          <table:table-cell office:value-type="float" office:value="839">
            <text:p>839</text:p>
          </table:table-cell>
          <table:table-cell office:value-type="string">
            <text:p>1-Hexadecanol</text:p>
          </table:table-cell>
          <table:table-cell office:value-type="string">
            <text:p>replib</text:p>
          </table:table-cell>
          <table:table-cell office:value-type="float" office:value="6.696">
            <text:p>6.69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882">
            <text:p>882</text:p>
          </table:table-cell>
          <table:table-cell office:value-type="float" office:value="62.37">
            <text:p>62.37</text:p>
          </table:table-cell>
          <table:table-cell office:value-type="string">
            <text:p>replib</text:p>
          </table:table-cell>
          <table:table-cell office:value-type="float" office:value="56733.713">
            <text:p>56733.713</text:p>
          </table:table-cell>
          <table:table-cell office:value-type="float" office:value="1499199.011">
            <text:p>1499199.011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6.46">
            <text:p>16.46</text:p>
          </table:table-cell>
          <table:table-cell office:value-type="float" office:value="912">
            <text:p>912</text:p>
          </table:table-cell>
          <table:table-cell office:value-type="string">
            <text:p>Cycloheptasiloxane, tetradecamethyl-</text:p>
          </table:table-cell>
          <table:table-cell office:value-type="string">
            <text:p>replib</text:p>
          </table:table-cell>
          <table:table-cell office:value-type="float" office:value="502">
            <text:p>502</text:p>
          </table:table-cell>
          <table:table-cell office:value-type="string">
            <text:p>Heptasiloxane, hexadecamethyl-</text:p>
          </table:table-cell>
          <table:table-cell office:value-type="string">
            <text:p>replib</text:p>
          </table:table-cell>
          <table:table-cell office:value-type="float" office:value="493">
            <text:p>493</text:p>
          </table:table-cell>
          <table:table-cell office:value-type="string">
            <text:p>Pentasiloxane, dodecamethyl-</text:p>
          </table:table-cell>
          <table:table-cell office:value-type="string">
            <text:p>replib</text:p>
          </table:table-cell>
          <table:table-cell office:value-type="float" office:value="6.747">
            <text:p>6.74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868">
            <text:p>868</text:p>
          </table:table-cell>
          <table:table-cell office:value-type="float" office:value="43.52">
            <text:p>43.52</text:p>
          </table:table-cell>
          <table:table-cell office:value-type="string">
            <text:p>replib</text:p>
          </table:table-cell>
          <table:table-cell office:value-type="float" office:value="115141.004">
            <text:p>115141.004</text:p>
          </table:table-cell>
          <table:table-cell office:value-type="float" office:value="2154294.712">
            <text:p>2154294.712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16.8">
            <text:p>16.8</text:p>
          </table:table-cell>
          <table:table-cell office:value-type="float" office:value="888">
            <text:p>888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876">
            <text:p>876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873">
            <text:p>873</text:p>
          </table:table-cell>
          <table:table-cell office:value-type="string">
            <text:p>?-Muurolene</text:p>
          </table:table-cell>
          <table:table-cell office:value-type="string">
            <text:p>replib</text:p>
          </table:table-cell>
          <table:table-cell office:value-type="float" office:value="6.764">
            <text:p>6.7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2">
            <text:p>642</text:p>
          </table:table-cell>
          <table:table-cell office:value-type="float" office:value="926">
            <text:p>926</text:p>
          </table:table-cell>
          <table:table-cell office:value-type="float" office:value="44.28">
            <text:p>44.28</text:p>
          </table:table-cell>
          <table:table-cell office:value-type="string">
            <text:p>replib</text:p>
          </table:table-cell>
          <table:table-cell office:value-type="float" office:value="28076.919">
            <text:p>28076.919</text:p>
          </table:table-cell>
          <table:table-cell office:value-type="float" office:value="887298.864">
            <text:p>887298.864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16.92">
            <text:p>16.92</text:p>
          </table:table-cell>
          <table:table-cell office:value-type="float" office:value="854">
            <text:p>854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770">
            <text:p>770</text:p>
          </table:table-cell>
          <table:table-cell office:value-type="string">
            <text:p>2,6-Octadien-1-ol, 3,7-dimethyl-, acetate</text:p>
          </table:table-cell>
          <table:table-cell office:value-type="string">
            <text:p>replib</text:p>
          </table:table-cell>
          <table:table-cell office:value-type="float" office:value="768">
            <text:p>768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6.863">
            <text:p>6.86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861">
            <text:p>861</text:p>
          </table:table-cell>
          <table:table-cell office:value-type="float" office:value="61.06">
            <text:p>61.06</text:p>
          </table:table-cell>
          <table:table-cell office:value-type="string">
            <text:p>replib</text:p>
          </table:table-cell>
          <table:table-cell office:value-type="float" office:value="35981.033">
            <text:p>35981.033</text:p>
          </table:table-cell>
          <table:table-cell office:value-type="float" office:value="881929.657">
            <text:p>881929.657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924">
            <text:p>924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14">
            <text:p>914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14">
            <text:p>914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6.9">
            <text:p>6.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884">
            <text:p>884</text:p>
          </table:table-cell>
          <table:table-cell office:value-type="float" office:value="58.15">
            <text:p>58.15</text:p>
          </table:table-cell>
          <table:table-cell office:value-type="string">
            <text:p>replib</text:p>
          </table:table-cell>
          <table:table-cell office:value-type="float" office:value="10668.305">
            <text:p>10668.305</text:p>
          </table:table-cell>
          <table:table-cell office:value-type="float" office:value="808082.942">
            <text:p>808082.942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float" office:value="18.08">
            <text:p>18.08</text:p>
          </table:table-cell>
          <table:table-cell office:value-type="float" office:value="757">
            <text:p>757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749">
            <text:p>749</text:p>
          </table:table-cell>
          <table:table-cell office:value-type="string">
            <text:p>Geranyl tiglate</text:p>
          </table:table-cell>
          <table:table-cell office:value-type="string">
            <text:p>replib</text:p>
          </table:table-cell>
          <table:table-cell office:value-type="float" office:value="719">
            <text:p>719</text:p>
          </table:table-cell>
          <table:table-cell office:value-type="string">
            <text:p>Ethanol, 2-(3,3-dimethylcyclohexylidene)-, (Z)-</text:p>
          </table:table-cell>
          <table:table-cell office:value-type="string">
            <text:p>replib</text:p>
          </table:table-cell>
          <table:table-cell office:value-type="float" office:value="6.951">
            <text:p>6.95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880">
            <text:p>880</text:p>
          </table:table-cell>
          <table:table-cell office:value-type="float" office:value="70.93">
            <text:p>70.93</text:p>
          </table:table-cell>
          <table:table-cell office:value-type="string">
            <text:p>replib</text:p>
          </table:table-cell>
          <table:table-cell office:value-type="float" office:value="33332.84">
            <text:p>33332.84</text:p>
          </table:table-cell>
          <table:table-cell office:value-type="float" office:value="926674.967">
            <text:p>926674.967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office:value-type="float" office:value="18.55">
            <text:p>18.55</text:p>
          </table:table-cell>
          <table:table-cell office:value-type="float" office:value="809">
            <text:p>809</text:p>
          </table:table-cell>
          <table:table-cell office:value-type="string">
            <text:p>Cyclooctasiloxane, hexadecamethyl-</text:p>
          </table:table-cell>
          <table:table-cell office:value-type="string">
            <text:p>replib</text:p>
          </table:table-cell>
          <table:table-cell office:value-type="float" office:value="632">
            <text:p>632</text:p>
          </table:table-cell>
          <table:table-cell office:value-type="string">
            <text:p>2,6-Dihydroxybenzoic acid, 3TMS derivative</text:p>
          </table:table-cell>
          <table:table-cell office:value-type="string">
            <text:p>replib</text:p>
          </table:table-cell>
          <table:table-cell office:value-type="float" office:value="617">
            <text:p>617</text:p>
          </table:table-cell>
          <table:table-cell office:value-type="string">
            <text:p>3,4-Dihydroxymandelic acid, 4TMS derivative</text:p>
          </table:table-cell>
          <table:table-cell office:value-type="string">
            <text:p>replib</text:p>
          </table:table-cell>
          <table:table-cell office:value-type="float" office:value="7.101">
            <text:p>7.101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 office:value-type="float" office:value="31.3">
            <text:p>31.3</text:p>
          </table:table-cell>
          <table:table-cell office:value-type="string">
            <text:p>replib</text:p>
          </table:table-cell>
          <table:table-cell office:value-type="float" office:value="9233.245">
            <text:p>9233.245</text:p>
          </table:table-cell>
          <table:table-cell office:value-type="float" office:value="740941.307">
            <text:p>740941.307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float" office:value="19.25">
            <text:p>19.25</text:p>
          </table:table-cell>
          <table:table-cell office:value-type="float" office:value="780">
            <text:p>780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replib</text:p>
          </table:table-cell>
          <table:table-cell office:value-type="float" office:value="778">
            <text:p>778</text:p>
          </table:table-cell>
          <table:table-cell office:value-type="string">
            <text:p>trans-Sesquisabinene hydrate</text:p>
          </table:table-cell>
          <table:table-cell office:value-type="string">
            <text:p>replib</text:p>
          </table:table-cell>
          <table:table-cell office:value-type="float" office:value="738">
            <text:p>738</text:p>
          </table:table-cell>
          <table:table-cell office:value-type="string">
            <text:p>(4S,4aR,6R)-4,4a-Dimethyl-6-(prop-1-en-2-yl)-1,2,3,4,4a,5,6,7-octahydronaphthalene</text:p>
          </table:table-cell>
          <table:table-cell office:value-type="string">
            <text:p>replib</text:p>
          </table:table-cell>
          <table:table-cell office:value-type="float" office:value="7.196">
            <text:p>7.196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804">
            <text:p>804</text:p>
          </table:table-cell>
          <table:table-cell office:value-type="float" office:value="67.14">
            <text:p>67.14</text:p>
          </table:table-cell>
          <table:table-cell office:value-type="string">
            <text:p>replib</text:p>
          </table:table-cell>
          <table:table-cell office:value-type="float" office:value="58520.719">
            <text:p>58520.719</text:p>
          </table:table-cell>
          <table:table-cell office:value-type="float" office:value="1491873.582">
            <text:p>1491873.582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20.34">
            <text:p>20.34</text:p>
          </table:table-cell>
          <table:table-cell office:value-type="float" office:value="849">
            <text:p>849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745">
            <text:p>745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47">
            <text:p>647</text:p>
          </table:table-cell>
          <table:table-cell office:value-type="string">
            <text:p>Heptasiloxane, hexadecamethyl-</text:p>
          </table:table-cell>
          <table:table-cell office:value-type="string">
            <text:p>replib</text:p>
          </table:table-cell>
          <table:table-cell office:value-type="float" office:value="7.278">
            <text:p>7.2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951">
            <text:p>951</text:p>
          </table:table-cell>
          <table:table-cell office:value-type="float" office:value="70.8">
            <text:p>70.8</text:p>
          </table:table-cell>
          <table:table-cell office:value-type="string">
            <text:p>replib</text:p>
          </table:table-cell>
          <table:table-cell office:value-type="float" office:value="79248.538">
            <text:p>79248.538</text:p>
          </table:table-cell>
          <table:table-cell office:value-type="float" office:value="2339297.725">
            <text:p>2339297.725</text:p>
          </table:table-cell>
        </table:table-row>
        <table:table-row table:style-name="ro3">
          <table:table-cell office:value-type="float" office:value="267">
            <text:p>267</text:p>
          </table:table-cell>
          <table:table-cell office:value-type="float" office:value="21.93">
            <text:p>21.93</text:p>
          </table:table-cell>
          <table:table-cell office:value-type="float" office:value="660">
            <text:p>660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36">
            <text:p>636</text:p>
          </table:table-cell>
          <table:table-cell office:value-type="string">
            <text:p>Cycloheptasiloxane, tetradecamethyl-</text:p>
          </table:table-cell>
          <table:table-cell office:value-type="string">
            <text:p>replib</text:p>
          </table:table-cell>
          <table:table-cell office:value-type="float" office:value="619">
            <text:p>619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7.302">
            <text:p>7.3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5">
            <text:p>645</text:p>
          </table:table-cell>
          <table:table-cell office:value-type="float" office:value="912">
            <text:p>912</text:p>
          </table:table-cell>
          <table:table-cell office:value-type="float" office:value="63.3">
            <text:p>63.3</text:p>
          </table:table-cell>
          <table:table-cell office:value-type="string">
            <text:p>replib</text:p>
          </table:table-cell>
          <table:table-cell office:value-type="float" office:value="19425.172">
            <text:p>19425.172</text:p>
          </table:table-cell>
          <table:table-cell office:value-type="float" office:value="840535.938">
            <text:p>840535.938</text:p>
          </table:table-cell>
        </table:table-row>
        <table:table-row table:style-name="ro3">
          <table:table-cell office:value-type="string">
            <text:p><text:s/></text:p>
          </table:table-cell>
          <table:table-cell table:number-columns-repeated="10"/>
          <table:table-cell office:value-type="float" office:value="7.356">
            <text:p>7.356</text:p>
          </table:table-cell>
          <table:table-cell office:value-type="string">
            <text:p>α-Pinene</text:p>
          </table:table-cell>
          <table:table-cell office:value-type="string">
            <text:p>n.a.</text:p>
          </table:table-cell>
          <table:table-cell office:value-type="float" office:value="905">
            <text:p>905</text:p>
          </table:table-cell>
          <table:table-cell office:value-type="float" office:value="908">
            <text:p>908</text:p>
          </table:table-cell>
          <table:table-cell office:value-type="float" office:value="20.88">
            <text:p>20.88</text:p>
          </table:table-cell>
          <table:table-cell office:value-type="string">
            <text:p>replib</text:p>
          </table:table-cell>
          <table:table-cell office:value-type="float" office:value="175833.177">
            <text:p>175833.177</text:p>
          </table:table-cell>
          <table:table-cell office:value-type="float" office:value="5677371.341">
            <text:p>5677371.341</text:p>
          </table:table-cell>
        </table:table-row>
        <table:table-row table:style-name="ro3">
          <table:table-cell table:number-columns-repeated="11"/>
          <table:table-cell office:value-type="float" office:value="7.495">
            <text:p>7.4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6">
            <text:p>646</text:p>
          </table:table-cell>
          <table:table-cell office:value-type="float" office:value="951">
            <text:p>951</text:p>
          </table:table-cell>
          <table:table-cell office:value-type="float" office:value="45.11">
            <text:p>45.11</text:p>
          </table:table-cell>
          <table:table-cell office:value-type="string">
            <text:p>replib</text:p>
          </table:table-cell>
          <table:table-cell office:value-type="float" office:value="40207.393">
            <text:p>40207.393</text:p>
          </table:table-cell>
          <table:table-cell office:value-type="float" office:value="970303.607">
            <text:p>970303.607</text:p>
          </table:table-cell>
        </table:table-row>
        <table:table-row table:style-name="ro3">
          <table:table-cell table:number-columns-repeated="11"/>
          <table:table-cell office:value-type="float" office:value="7.58">
            <text:p>7.5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878">
            <text:p>878</text:p>
          </table:table-cell>
          <table:table-cell office:value-type="float" office:value="43.38">
            <text:p>43.38</text:p>
          </table:table-cell>
          <table:table-cell office:value-type="string">
            <text:p>replib</text:p>
          </table:table-cell>
          <table:table-cell office:value-type="float" office:value="10574.727">
            <text:p>10574.727</text:p>
          </table:table-cell>
          <table:table-cell office:value-type="float" office:value="904562.099">
            <text:p>904562.099</text:p>
          </table:table-cell>
        </table:table-row>
        <table:table-row table:style-name="ro3">
          <table:table-cell table:number-columns-repeated="11"/>
          <table:table-cell office:value-type="float" office:value="7.591">
            <text:p>7.5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8">
            <text:p>658</text:p>
          </table:table-cell>
          <table:table-cell office:value-type="float" office:value="926">
            <text:p>926</text:p>
          </table:table-cell>
          <table:table-cell office:value-type="float" office:value="73.19">
            <text:p>73.19</text:p>
          </table:table-cell>
          <table:table-cell office:value-type="string">
            <text:p>replib</text:p>
          </table:table-cell>
          <table:table-cell office:value-type="float" office:value="99408.723">
            <text:p>99408.723</text:p>
          </table:table-cell>
          <table:table-cell office:value-type="float" office:value="998351.768">
            <text:p>998351.768</text:p>
          </table:table-cell>
        </table:table-row>
        <table:table-row table:style-name="ro3">
          <table:table-cell table:number-columns-repeated="11"/>
          <table:table-cell office:value-type="float" office:value="7.631">
            <text:p>7.631</text:p>
          </table:table-cell>
          <table:table-cell office:value-type="string">
            <text:p>Oxirane, 2-methyl-2-pentyl-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718">
            <text:p>718</text:p>
          </table:table-cell>
          <table:table-cell office:value-type="float" office:value="22.21">
            <text:p>22.21</text:p>
          </table:table-cell>
          <table:table-cell office:value-type="string">
            <text:p>replib</text:p>
          </table:table-cell>
          <table:table-cell office:value-type="float" office:value="12746.473">
            <text:p>12746.473</text:p>
          </table:table-cell>
          <table:table-cell office:value-type="float" office:value="959930.901">
            <text:p>959930.901</text:p>
          </table:table-cell>
        </table:table-row>
        <table:table-row table:style-name="ro3">
          <table:table-cell table:number-columns-repeated="11"/>
          <table:table-cell office:value-type="float" office:value="7.723">
            <text:p>7.723</text:p>
          </table:table-cell>
          <table:table-cell office:value-type="string">
            <text:p>Camphene</text:p>
          </table:table-cell>
          <table:table-cell office:value-type="string">
            <text:p>n.a.</text:p>
          </table:table-cell>
          <table:table-cell office:value-type="float" office:value="866">
            <text:p>866</text:p>
          </table:table-cell>
          <table:table-cell office:value-type="float" office:value="883">
            <text:p>883</text:p>
          </table:table-cell>
          <table:table-cell office:value-type="float" office:value="33.01">
            <text:p>33.01</text:p>
          </table:table-cell>
          <table:table-cell office:value-type="string">
            <text:p>replib</text:p>
          </table:table-cell>
          <table:table-cell office:value-type="float" office:value="60800.22">
            <text:p>60800.22</text:p>
          </table:table-cell>
          <table:table-cell office:value-type="float" office:value="1074008.5">
            <text:p>1074008.5</text:p>
          </table:table-cell>
        </table:table-row>
        <table:table-row table:style-name="ro3">
          <table:table-cell table:number-columns-repeated="11"/>
          <table:table-cell office:value-type="float" office:value="7.842">
            <text:p>7.842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664">
            <text:p>664</text:p>
          </table:table-cell>
          <table:table-cell office:value-type="float" office:value="17.09">
            <text:p>17.09</text:p>
          </table:table-cell>
          <table:table-cell office:value-type="string">
            <text:p>replib</text:p>
          </table:table-cell>
          <table:table-cell office:value-type="float" office:value="49848.514">
            <text:p>49848.514</text:p>
          </table:table-cell>
          <table:table-cell office:value-type="float" office:value="1236620.985">
            <text:p>1236620.985</text:p>
          </table:table-cell>
        </table:table-row>
        <table:table-row table:style-name="ro3">
          <table:table-cell table:number-columns-repeated="11"/>
          <table:table-cell office:value-type="float" office:value="7.91">
            <text:p>7.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926">
            <text:p>926</text:p>
          </table:table-cell>
          <table:table-cell office:value-type="float" office:value="75.07">
            <text:p>75.07</text:p>
          </table:table-cell>
          <table:table-cell office:value-type="string">
            <text:p>replib</text:p>
          </table:table-cell>
          <table:table-cell office:value-type="float" office:value="80856.095">
            <text:p>80856.095</text:p>
          </table:table-cell>
          <table:table-cell office:value-type="float" office:value="1395529.123">
            <text:p>1395529.123</text:p>
          </table:table-cell>
        </table:table-row>
        <table:table-row table:style-name="ro3">
          <table:table-cell table:number-columns-repeated="11"/>
          <table:table-cell office:value-type="float" office:value="7.958">
            <text:p>7.958</text:p>
          </table:table-cell>
          <table:table-cell office:value-type="string">
            <text:p>Benzaldehyde</text:p>
          </table:table-cell>
          <table:table-cell office:value-type="string">
            <text:p>n.a.</text:p>
          </table:table-cell>
          <table:table-cell office:value-type="float" office:value="880">
            <text:p>880</text:p>
          </table:table-cell>
          <table:table-cell office:value-type="float" office:value="916">
            <text:p>916</text:p>
          </table:table-cell>
          <table:table-cell office:value-type="float" office:value="80.29">
            <text:p>80.29</text:p>
          </table:table-cell>
          <table:table-cell office:value-type="string">
            <text:p>replib</text:p>
          </table:table-cell>
          <table:table-cell office:value-type="float" office:value="34638.573">
            <text:p>34638.573</text:p>
          </table:table-cell>
          <table:table-cell office:value-type="float" office:value="958310.921">
            <text:p>958310.921</text:p>
          </table:table-cell>
        </table:table-row>
        <table:table-row table:style-name="ro3">
          <table:table-cell table:number-columns-repeated="11"/>
          <table:table-cell office:value-type="float" office:value="8.023">
            <text:p>8.023</text:p>
          </table:table-cell>
          <table:table-cell office:value-type="string">
            <text:p>1-Butanone, 3-methyl-1-phenyl-</text:p>
          </table:table-cell>
          <table:table-cell office:value-type="string">
            <text:p>n.a.</text:p>
          </table:table-cell>
          <table:table-cell office:value-type="float" office:value="653">
            <text:p>653</text:p>
          </table:table-cell>
          <table:table-cell office:value-type="float" office:value="690">
            <text:p>690</text:p>
          </table:table-cell>
          <table:table-cell office:value-type="float" office:value="26.11">
            <text:p>26.11</text:p>
          </table:table-cell>
          <table:table-cell office:value-type="string">
            <text:p>replib</text:p>
          </table:table-cell>
          <table:table-cell office:value-type="float" office:value="18749.852">
            <text:p>18749.852</text:p>
          </table:table-cell>
          <table:table-cell office:value-type="float" office:value="796292.301">
            <text:p>796292.301</text:p>
          </table:table-cell>
        </table:table-row>
        <table:table-row table:style-name="ro3">
          <table:table-cell table:number-columns-repeated="11"/>
          <table:table-cell office:value-type="float" office:value="8.067">
            <text:p>8.0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919">
            <text:p>919</text:p>
          </table:table-cell>
          <table:table-cell office:value-type="float" office:value="72.91">
            <text:p>72.91</text:p>
          </table:table-cell>
          <table:table-cell office:value-type="string">
            <text:p>replib</text:p>
          </table:table-cell>
          <table:table-cell office:value-type="float" office:value="114367.194">
            <text:p>114367.194</text:p>
          </table:table-cell>
          <table:table-cell office:value-type="float" office:value="2975888.081">
            <text:p>2975888.081</text:p>
          </table:table-cell>
        </table:table-row>
        <table:table-row table:style-name="ro3">
          <table:table-cell table:number-columns-repeated="11"/>
          <table:table-cell office:value-type="float" office:value="8.104">
            <text:p>8.104</text:p>
          </table:table-cell>
          <table:table-cell office:value-type="string">
            <text:p>1,5-Heptadien-4-one, 3,3,6-trimethyl-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18">
            <text:p>718</text:p>
          </table:table-cell>
          <table:table-cell office:value-type="float" office:value="35.75">
            <text:p>35.75</text:p>
          </table:table-cell>
          <table:table-cell office:value-type="string">
            <text:p>replib</text:p>
          </table:table-cell>
          <table:table-cell office:value-type="float" office:value="212122.124">
            <text:p>212122.124</text:p>
          </table:table-cell>
          <table:table-cell office:value-type="float" office:value="4649353.124">
            <text:p>4649353.124</text:p>
          </table:table-cell>
        </table:table-row>
        <table:table-row table:style-name="ro3">
          <table:table-cell table:number-columns-repeated="11"/>
          <table:table-cell office:value-type="float" office:value="8.152">
            <text:p>8.1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90">
            <text:p>590</text:p>
          </table:table-cell>
          <table:table-cell office:value-type="float" office:value="900">
            <text:p>900</text:p>
          </table:table-cell>
          <table:table-cell office:value-type="float" office:value="26.06">
            <text:p>26.06</text:p>
          </table:table-cell>
          <table:table-cell office:value-type="string">
            <text:p>replib</text:p>
          </table:table-cell>
          <table:table-cell office:value-type="float" office:value="26994.971">
            <text:p>26994.971</text:p>
          </table:table-cell>
          <table:table-cell office:value-type="float" office:value="751332.878">
            <text:p>751332.878</text:p>
          </table:table-cell>
        </table:table-row>
        <table:table-row table:style-name="ro3">
          <table:table-cell table:number-columns-repeated="11"/>
          <table:table-cell office:value-type="float" office:value="8.24">
            <text:p>8.24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n.a.</text:p>
          </table:table-cell>
          <table:table-cell office:value-type="float" office:value="919">
            <text:p>919</text:p>
          </table:table-cell>
          <table:table-cell office:value-type="float" office:value="937">
            <text:p>937</text:p>
          </table:table-cell>
          <table:table-cell office:value-type="float" office:value="26.37">
            <text:p>26.37</text:p>
          </table:table-cell>
          <table:table-cell office:value-type="string">
            <text:p>replib</text:p>
          </table:table-cell>
          <table:table-cell office:value-type="float" office:value="133247.914">
            <text:p>133247.914</text:p>
          </table:table-cell>
          <table:table-cell office:value-type="float" office:value="4501101.427">
            <text:p>4501101.427</text:p>
          </table:table-cell>
        </table:table-row>
        <table:table-row table:style-name="ro3">
          <table:table-cell table:number-columns-repeated="11"/>
          <table:table-cell office:value-type="float" office:value="8.342">
            <text:p>8.342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n.a.</text:p>
          </table:table-cell>
          <table:table-cell office:value-type="float" office:value="820">
            <text:p>820</text:p>
          </table:table-cell>
          <table:table-cell office:value-type="float" office:value="896">
            <text:p>896</text:p>
          </table:table-cell>
          <table:table-cell office:value-type="float" office:value="31.91">
            <text:p>31.91</text:p>
          </table:table-cell>
          <table:table-cell office:value-type="string">
            <text:p>replib</text:p>
          </table:table-cell>
          <table:table-cell office:value-type="float" office:value="9051.067">
            <text:p>9051.067</text:p>
          </table:table-cell>
          <table:table-cell office:value-type="float" office:value="668716.767">
            <text:p>668716.767</text:p>
          </table:table-cell>
        </table:table-row>
        <table:table-row table:style-name="ro3">
          <table:table-cell table:number-columns-repeated="11"/>
          <table:table-cell office:value-type="float" office:value="8.393">
            <text:p>8.393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700">
            <text:p>700</text:p>
          </table:table-cell>
          <table:table-cell office:value-type="float" office:value="37.28">
            <text:p>37.28</text:p>
          </table:table-cell>
          <table:table-cell office:value-type="string">
            <text:p>replib</text:p>
          </table:table-cell>
          <table:table-cell office:value-type="float" office:value="21591.81">
            <text:p>21591.81</text:p>
          </table:table-cell>
          <table:table-cell office:value-type="float" office:value="707974.334">
            <text:p>707974.334</text:p>
          </table:table-cell>
        </table:table-row>
        <table:table-row table:style-name="ro3">
          <table:table-cell table:number-columns-repeated="11"/>
          <table:table-cell office:value-type="float" office:value="8.451">
            <text:p>8.4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2">
            <text:p>662</text:p>
          </table:table-cell>
          <table:table-cell office:value-type="float" office:value="926">
            <text:p>926</text:p>
          </table:table-cell>
          <table:table-cell office:value-type="float" office:value="38.69">
            <text:p>38.69</text:p>
          </table:table-cell>
          <table:table-cell office:value-type="string">
            <text:p>replib</text:p>
          </table:table-cell>
          <table:table-cell office:value-type="float" office:value="125924.092">
            <text:p>125924.092</text:p>
          </table:table-cell>
          <table:table-cell office:value-type="float" office:value="2306455.658">
            <text:p>2306455.658</text:p>
          </table:table-cell>
        </table:table-row>
        <table:table-row table:style-name="ro3">
          <table:table-cell table:number-columns-repeated="11"/>
          <table:table-cell office:value-type="float" office:value="8.465">
            <text:p>8.4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934">
            <text:p>934</text:p>
          </table:table-cell>
          <table:table-cell office:value-type="float" office:value="15.32">
            <text:p>15.32</text:p>
          </table:table-cell>
          <table:table-cell office:value-type="string">
            <text:p>replib</text:p>
          </table:table-cell>
          <table:table-cell office:value-type="float" office:value="12051.376">
            <text:p>12051.376</text:p>
          </table:table-cell>
          <table:table-cell office:value-type="float" office:value="763656.636">
            <text:p>763656.636</text:p>
          </table:table-cell>
        </table:table-row>
        <table:table-row table:style-name="ro3">
          <table:table-cell table:number-columns-repeated="11"/>
          <table:table-cell office:value-type="float" office:value="8.512">
            <text:p>8.512</text:p>
          </table:table-cell>
          <table:table-cell office:value-type="string">
            <text:p>Cyclotetrasiloxane, octamethyl-</text:p>
          </table:table-cell>
          <table:table-cell office:value-type="string">
            <text:p>n.a.</text:p>
          </table:table-cell>
          <table:table-cell office:value-type="float" office:value="796">
            <text:p>796</text:p>
          </table:table-cell>
          <table:table-cell office:value-type="float" office:value="843">
            <text:p>843</text:p>
          </table:table-cell>
          <table:table-cell office:value-type="float" office:value="98.09">
            <text:p>98.09</text:p>
          </table:table-cell>
          <table:table-cell office:value-type="string">
            <text:p>replib</text:p>
          </table:table-cell>
          <table:table-cell office:value-type="float" office:value="44052.22">
            <text:p>44052.22</text:p>
          </table:table-cell>
          <table:table-cell office:value-type="float" office:value="916242.562">
            <text:p>916242.562</text:p>
          </table:table-cell>
        </table:table-row>
        <table:table-row table:style-name="ro3">
          <table:table-cell table:number-columns-repeated="11"/>
          <table:table-cell office:value-type="float" office:value="8.597">
            <text:p>8.597</text:p>
          </table:table-cell>
          <table:table-cell office:value-type="string">
            <text:p>Nerolidol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703">
            <text:p>703</text:p>
          </table:table-cell>
          <table:table-cell office:value-type="float" office:value="16.86">
            <text:p>16.86</text:p>
          </table:table-cell>
          <table:table-cell office:value-type="string">
            <text:p>replib</text:p>
          </table:table-cell>
          <table:table-cell office:value-type="float" office:value="20462.89">
            <text:p>20462.89</text:p>
          </table:table-cell>
          <table:table-cell office:value-type="float" office:value="816793.276">
            <text:p>816793.276</text:p>
          </table:table-cell>
        </table:table-row>
        <table:table-row table:style-name="ro3">
          <table:table-cell table:number-columns-repeated="11"/>
          <table:table-cell office:value-type="float" office:value="8.706">
            <text:p>8.7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5">
            <text:p>655</text:p>
          </table:table-cell>
          <table:table-cell office:value-type="float" office:value="919">
            <text:p>919</text:p>
          </table:table-cell>
          <table:table-cell office:value-type="float" office:value="74.26">
            <text:p>74.26</text:p>
          </table:table-cell>
          <table:table-cell office:value-type="string">
            <text:p>replib</text:p>
          </table:table-cell>
          <table:table-cell office:value-type="float" office:value="6311.842">
            <text:p>6311.842</text:p>
          </table:table-cell>
          <table:table-cell office:value-type="float" office:value="483948.385">
            <text:p>483948.385</text:p>
          </table:table-cell>
        </table:table-row>
        <table:table-row table:style-name="ro3">
          <table:table-cell table:number-columns-repeated="11"/>
          <table:table-cell office:value-type="float" office:value="8.754">
            <text:p>8.7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4">
            <text:p>654</text:p>
          </table:table-cell>
          <table:table-cell office:value-type="float" office:value="912">
            <text:p>912</text:p>
          </table:table-cell>
          <table:table-cell office:value-type="float" office:value="33.22">
            <text:p>33.22</text:p>
          </table:table-cell>
          <table:table-cell office:value-type="string">
            <text:p>replib</text:p>
          </table:table-cell>
          <table:table-cell office:value-type="float" office:value="9563.763">
            <text:p>9563.763</text:p>
          </table:table-cell>
          <table:table-cell office:value-type="float" office:value="670169.932">
            <text:p>670169.932</text:p>
          </table:table-cell>
        </table:table-row>
        <table:table-row table:style-name="ro3">
          <table:table-cell table:number-columns-repeated="11"/>
          <table:table-cell office:value-type="float" office:value="8.798">
            <text:p>8.7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99">
            <text:p>999</text:p>
          </table:table-cell>
          <table:table-cell office:value-type="float" office:value="76.33">
            <text:p>76.33</text:p>
          </table:table-cell>
          <table:table-cell office:value-type="string">
            <text:p>replib</text:p>
          </table:table-cell>
          <table:table-cell office:value-type="float" office:value="22071.428">
            <text:p>22071.428</text:p>
          </table:table-cell>
          <table:table-cell office:value-type="float" office:value="591256.716">
            <text:p>591256.716</text:p>
          </table:table-cell>
        </table:table-row>
        <table:table-row table:style-name="ro3">
          <table:table-cell table:number-columns-repeated="11"/>
          <table:table-cell office:value-type="float" office:value="8.89">
            <text:p>8.89</text:p>
          </table:table-cell>
          <table:table-cell office:value-type="string">
            <text:p>Sydnone, 3-phenyl-</text:p>
          </table:table-cell>
          <table:table-cell office:value-type="string">
            <text:p>n.a.</text:p>
          </table:table-cell>
          <table:table-cell office:value-type="float" office:value="614">
            <text:p>614</text:p>
          </table:table-cell>
          <table:table-cell office:value-type="float" office:value="635">
            <text:p>635</text:p>
          </table:table-cell>
          <table:table-cell office:value-type="float" office:value="27.51">
            <text:p>27.51</text:p>
          </table:table-cell>
          <table:table-cell office:value-type="string">
            <text:p>replib</text:p>
          </table:table-cell>
          <table:table-cell office:value-type="float" office:value="59601.071">
            <text:p>59601.071</text:p>
          </table:table-cell>
          <table:table-cell office:value-type="float" office:value="1059707.836">
            <text:p>1059707.836</text:p>
          </table:table-cell>
        </table:table-row>
        <table:table-row table:style-name="ro3">
          <table:table-cell table:number-columns-repeated="11"/>
          <table:table-cell office:value-type="float" office:value="8.989">
            <text:p>8.989</text:p>
          </table:table-cell>
          <table:table-cell office:value-type="string">
            <text:p>Hexane, 1-chloro-5-methyl-</text:p>
          </table:table-cell>
          <table:table-cell office:value-type="string">
            <text:p>n.a.</text:p>
          </table:table-cell>
          <table:table-cell office:value-type="float" office:value="595">
            <text:p>595</text:p>
          </table:table-cell>
          <table:table-cell office:value-type="float" office:value="635">
            <text:p>635</text:p>
          </table:table-cell>
          <table:table-cell office:value-type="float" office:value="32.83">
            <text:p>32.83</text:p>
          </table:table-cell>
          <table:table-cell office:value-type="string">
            <text:p>replib</text:p>
          </table:table-cell>
          <table:table-cell office:value-type="float" office:value="48572.13">
            <text:p>48572.13</text:p>
          </table:table-cell>
          <table:table-cell office:value-type="float" office:value="1699391.493">
            <text:p>1699391.493</text:p>
          </table:table-cell>
        </table:table-row>
        <table:table-row table:style-name="ro3">
          <table:table-cell table:number-columns-repeated="11"/>
          <table:table-cell office:value-type="float" office:value="9.074">
            <text:p>9.0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2">
            <text:p>652</text:p>
          </table:table-cell>
          <table:table-cell office:value-type="float" office:value="951">
            <text:p>951</text:p>
          </table:table-cell>
          <table:table-cell office:value-type="float" office:value="31.62">
            <text:p>31.62</text:p>
          </table:table-cell>
          <table:table-cell office:value-type="string">
            <text:p>replib</text:p>
          </table:table-cell>
          <table:table-cell office:value-type="float" office:value="7287.581">
            <text:p>7287.581</text:p>
          </table:table-cell>
          <table:table-cell office:value-type="float" office:value="493490.588">
            <text:p>493490.588</text:p>
          </table:table-cell>
        </table:table-row>
        <table:table-row table:style-name="ro3">
          <table:table-cell table:number-columns-repeated="11"/>
          <table:table-cell office:value-type="float" office:value="9.114">
            <text:p>9.1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34">
            <text:p>934</text:p>
          </table:table-cell>
          <table:table-cell office:value-type="float" office:value="74.58">
            <text:p>74.58</text:p>
          </table:table-cell>
          <table:table-cell office:value-type="string">
            <text:p>replib</text:p>
          </table:table-cell>
          <table:table-cell office:value-type="float" office:value="12927.464">
            <text:p>12927.464</text:p>
          </table:table-cell>
          <table:table-cell office:value-type="float" office:value="684051.392">
            <text:p>684051.392</text:p>
          </table:table-cell>
        </table:table-row>
        <table:table-row table:style-name="ro3">
          <table:table-cell table:number-columns-repeated="11"/>
          <table:table-cell office:value-type="float" office:value="9.176">
            <text:p>9.176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770">
            <text:p>770</text:p>
          </table:table-cell>
          <table:table-cell office:value-type="float" office:value="22.14">
            <text:p>22.14</text:p>
          </table:table-cell>
          <table:table-cell office:value-type="string">
            <text:p>replib</text:p>
          </table:table-cell>
          <table:table-cell office:value-type="float" office:value="33864.749">
            <text:p>33864.749</text:p>
          </table:table-cell>
          <table:table-cell office:value-type="float" office:value="754303.589">
            <text:p>754303.589</text:p>
          </table:table-cell>
        </table:table-row>
        <table:table-row table:style-name="ro3">
          <table:table-cell table:number-columns-repeated="11"/>
          <table:table-cell office:value-type="float" office:value="9.278">
            <text:p>9.2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51">
            <text:p>951</text:p>
          </table:table-cell>
          <table:table-cell office:value-type="float" office:value="70.38">
            <text:p>70.38</text:p>
          </table:table-cell>
          <table:table-cell office:value-type="string">
            <text:p>replib</text:p>
          </table:table-cell>
          <table:table-cell office:value-type="float" office:value="63549.025">
            <text:p>63549.025</text:p>
          </table:table-cell>
          <table:table-cell office:value-type="float" office:value="1238170.426">
            <text:p>1238170.426</text:p>
          </table:table-cell>
        </table:table-row>
        <table:table-row table:style-name="ro3">
          <table:table-cell table:number-columns-repeated="11"/>
          <table:table-cell office:value-type="float" office:value="9.322">
            <text:p>9.322</text:p>
          </table:table-cell>
          <table:table-cell office:value-type="string">
            <text:p>1,3,8-p-Menthatriene</text:p>
          </table:table-cell>
          <table:table-cell office:value-type="string">
            <text:p>n.a.</text:p>
          </table:table-cell>
          <table:table-cell office:value-type="float" office:value="806">
            <text:p>806</text:p>
          </table:table-cell>
          <table:table-cell office:value-type="float" office:value="879">
            <text:p>879</text:p>
          </table:table-cell>
          <table:table-cell office:value-type="float" office:value="41">
            <text:p>41</text:p>
          </table:table-cell>
          <table:table-cell office:value-type="string">
            <text:p>replib</text:p>
          </table:table-cell>
          <table:table-cell office:value-type="float" office:value="38243.885">
            <text:p>38243.885</text:p>
          </table:table-cell>
          <table:table-cell office:value-type="float" office:value="924413.226">
            <text:p>924413.226</text:p>
          </table:table-cell>
        </table:table-row>
        <table:table-row table:style-name="ro3">
          <table:table-cell table:number-columns-repeated="11"/>
          <table:table-cell office:value-type="float" office:value="9.393">
            <text:p>9.393</text:p>
          </table:table-cell>
          <table:table-cell office:value-type="string">
            <text:p>1-Hexanethiol, 2-ethyl-</text:p>
          </table:table-cell>
          <table:table-cell office:value-type="string">
            <text:p>n.a.</text:p>
          </table:table-cell>
          <table:table-cell office:value-type="float" office:value="655">
            <text:p>655</text:p>
          </table:table-cell>
          <table:table-cell office:value-type="float" office:value="678">
            <text:p>678</text:p>
          </table:table-cell>
          <table:table-cell office:value-type="float" office:value="18.45">
            <text:p>18.45</text:p>
          </table:table-cell>
          <table:table-cell office:value-type="string">
            <text:p>replib</text:p>
          </table:table-cell>
          <table:table-cell office:value-type="float" office:value="9180.011">
            <text:p>9180.011</text:p>
          </table:table-cell>
          <table:table-cell office:value-type="float" office:value="927422.464">
            <text:p>927422.464</text:p>
          </table:table-cell>
        </table:table-row>
        <table:table-row table:style-name="ro3">
          <table:table-cell table:number-columns-repeated="11"/>
          <table:table-cell office:value-type="float" office:value="9.485">
            <text:p>9.485</text:p>
          </table:table-cell>
          <table:table-cell office:value-type="string">
            <text:p>Eucalyptol</text:p>
          </table:table-cell>
          <table:table-cell office:value-type="string">
            <text:p>n.a.</text:p>
          </table:table-cell>
          <table:table-cell office:value-type="float" office:value="917">
            <text:p>917</text:p>
          </table:table-cell>
          <table:table-cell office:value-type="float" office:value="920">
            <text:p>920</text:p>
          </table:table-cell>
          <table:table-cell office:value-type="float" office:value="85.62">
            <text:p>85.62</text:p>
          </table:table-cell>
          <table:table-cell office:value-type="string">
            <text:p>replib</text:p>
          </table:table-cell>
          <table:table-cell office:value-type="float" office:value="7800.523">
            <text:p>7800.523</text:p>
          </table:table-cell>
          <table:table-cell office:value-type="float" office:value="734055.039">
            <text:p>734055.039</text:p>
          </table:table-cell>
        </table:table-row>
        <table:table-row table:style-name="ro3">
          <table:table-cell table:number-columns-repeated="11"/>
          <table:table-cell office:value-type="float" office:value="9.584">
            <text:p>9.584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707">
            <text:p>707</text:p>
          </table:table-cell>
          <table:table-cell office:value-type="float" office:value="21.07">
            <text:p>21.07</text:p>
          </table:table-cell>
          <table:table-cell office:value-type="string">
            <text:p>replib</text:p>
          </table:table-cell>
          <table:table-cell office:value-type="float" office:value="62622.392">
            <text:p>62622.392</text:p>
          </table:table-cell>
          <table:table-cell office:value-type="float" office:value="897083.798">
            <text:p>897083.798</text:p>
          </table:table-cell>
        </table:table-row>
        <table:table-row table:style-name="ro3">
          <table:table-cell table:number-columns-repeated="11"/>
          <table:table-cell office:value-type="float" office:value="9.621">
            <text:p>9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42">
            <text:p>942</text:p>
          </table:table-cell>
          <table:table-cell office:value-type="float" office:value="55.1">
            <text:p>55.1</text:p>
          </table:table-cell>
          <table:table-cell office:value-type="string">
            <text:p>replib</text:p>
          </table:table-cell>
          <table:table-cell office:value-type="float" office:value="5976.872">
            <text:p>5976.872</text:p>
          </table:table-cell>
          <table:table-cell office:value-type="float" office:value="790218.171">
            <text:p>790218.171</text:p>
          </table:table-cell>
        </table:table-row>
        <table:table-row table:style-name="ro3">
          <table:table-cell table:number-columns-repeated="11"/>
          <table:table-cell office:value-type="float" office:value="9.679">
            <text:p>9.679</text:p>
          </table:table-cell>
          <table:table-cell office:value-type="string">
            <text:p>Benzeneacetaldehyde</text:p>
          </table:table-cell>
          <table:table-cell office:value-type="string">
            <text:p>n.a.</text:p>
          </table:table-cell>
          <table:table-cell office:value-type="float" office:value="825">
            <text:p>825</text:p>
          </table:table-cell>
          <table:table-cell office:value-type="float" office:value="866">
            <text:p>866</text:p>
          </table:table-cell>
          <table:table-cell office:value-type="float" office:value="76.58">
            <text:p>76.58</text:p>
          </table:table-cell>
          <table:table-cell office:value-type="string">
            <text:p>replib</text:p>
          </table:table-cell>
          <table:table-cell office:value-type="float" office:value="56955.725">
            <text:p>56955.725</text:p>
          </table:table-cell>
          <table:table-cell office:value-type="float" office:value="843712.239">
            <text:p>843712.239</text:p>
          </table:table-cell>
        </table:table-row>
        <table:table-row table:style-name="ro3">
          <table:table-cell table:number-columns-repeated="11"/>
          <table:table-cell office:value-type="float" office:value="9.771">
            <text:p>9.771</text:p>
          </table:table-cell>
          <table:table-cell office:value-type="string">
            <text:p>Benzene, 1,4-diethyl-</text:p>
          </table:table-cell>
          <table:table-cell office:value-type="string">
            <text:p>n.a.</text:p>
          </table:table-cell>
          <table:table-cell office:value-type="float" office:value="901">
            <text:p>901</text:p>
          </table:table-cell>
          <table:table-cell office:value-type="float" office:value="919">
            <text:p>919</text:p>
          </table:table-cell>
          <table:table-cell office:value-type="float" office:value="32.76">
            <text:p>32.76</text:p>
          </table:table-cell>
          <table:table-cell office:value-type="string">
            <text:p>replib</text:p>
          </table:table-cell>
          <table:table-cell office:value-type="float" office:value="67394.948">
            <text:p>67394.948</text:p>
          </table:table-cell>
          <table:table-cell office:value-type="float" office:value="1564678.296">
            <text:p>1564678.296</text:p>
          </table:table-cell>
        </table:table-row>
        <table:table-row table:style-name="ro3">
          <table:table-cell table:number-columns-repeated="11"/>
          <table:table-cell office:value-type="float" office:value="9.934">
            <text:p>9.934</text:p>
          </table:table-cell>
          <table:table-cell office:value-type="string">
            <text:p>Benzene, 1,4-diethyl-</text:p>
          </table:table-cell>
          <table:table-cell office:value-type="string">
            <text:p>n.a.</text:p>
          </table:table-cell>
          <table:table-cell office:value-type="float" office:value="883">
            <text:p>883</text:p>
          </table:table-cell>
          <table:table-cell office:value-type="float" office:value="917">
            <text:p>917</text:p>
          </table:table-cell>
          <table:table-cell office:value-type="float" office:value="36.7">
            <text:p>36.7</text:p>
          </table:table-cell>
          <table:table-cell office:value-type="string">
            <text:p>replib</text:p>
          </table:table-cell>
          <table:table-cell office:value-type="float" office:value="171275.65">
            <text:p>171275.65</text:p>
          </table:table-cell>
          <table:table-cell office:value-type="float" office:value="3411617.891">
            <text:p>3411617.891</text:p>
          </table:table-cell>
        </table:table-row>
        <table:table-row table:style-name="ro3">
          <table:table-cell table:number-columns-repeated="11"/>
          <table:table-cell office:value-type="float" office:value="10.005">
            <text:p>10.005</text:p>
          </table:table-cell>
          <table:table-cell office:value-type="string">
            <text:p>Hexane, 1-chloro-5-methyl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37">
            <text:p>737</text:p>
          </table:table-cell>
          <table:table-cell office:value-type="float" office:value="14.89">
            <text:p>14.89</text:p>
          </table:table-cell>
          <table:table-cell office:value-type="string">
            <text:p>replib</text:p>
          </table:table-cell>
          <table:table-cell office:value-type="float" office:value="9698.736">
            <text:p>9698.736</text:p>
          </table:table-cell>
          <table:table-cell office:value-type="float" office:value="666020.927">
            <text:p>666020.927</text:p>
          </table:table-cell>
        </table:table-row>
        <table:table-row table:style-name="ro3">
          <table:table-cell table:number-columns-repeated="11"/>
          <table:table-cell office:value-type="float" office:value="10.114">
            <text:p>10.1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3">
            <text:p>643</text:p>
          </table:table-cell>
          <table:table-cell office:value-type="float" office:value="926">
            <text:p>926</text:p>
          </table:table-cell>
          <table:table-cell office:value-type="float" office:value="62.75">
            <text:p>62.75</text:p>
          </table:table-cell>
          <table:table-cell office:value-type="string">
            <text:p>replib</text:p>
          </table:table-cell>
          <table:table-cell office:value-type="float" office:value="9128.003">
            <text:p>9128.003</text:p>
          </table:table-cell>
          <table:table-cell office:value-type="float" office:value="475584.09">
            <text:p>475584.09</text:p>
          </table:table-cell>
        </table:table-row>
        <table:table-row table:style-name="ro3">
          <table:table-cell table:number-columns-repeated="11"/>
          <table:table-cell office:value-type="float" office:value="10.155">
            <text:p>10.1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4">
            <text:p>984</text:p>
          </table:table-cell>
          <table:table-cell office:value-type="float" office:value="58.46">
            <text:p>58.46</text:p>
          </table:table-cell>
          <table:table-cell office:value-type="string">
            <text:p>replib</text:p>
          </table:table-cell>
          <table:table-cell office:value-type="float" office:value="2159911.219">
            <text:p>2159911.219</text:p>
          </table:table-cell>
          <table:table-cell office:value-type="float" office:value="77630760.213">
            <text:p>77630760.213</text:p>
          </table:table-cell>
        </table:table-row>
        <table:table-row table:style-name="ro3">
          <table:table-cell table:number-columns-repeated="11"/>
          <table:table-cell office:value-type="float" office:value="10.227">
            <text:p>10.227</text:p>
          </table:table-cell>
          <table:table-cell office:value-type="string">
            <text:p>p-Menth-8-en-1-ol, stereoisomer</text:p>
          </table:table-cell>
          <table:table-cell office:value-type="string">
            <text:p>n.a.</text:p>
          </table:table-cell>
          <table:table-cell office:value-type="float" office:value="814">
            <text:p>814</text:p>
          </table:table-cell>
          <table:table-cell office:value-type="float" office:value="852">
            <text:p>852</text:p>
          </table:table-cell>
          <table:table-cell office:value-type="float" office:value="40.76">
            <text:p>40.76</text:p>
          </table:table-cell>
          <table:table-cell office:value-type="string">
            <text:p>replib</text:p>
          </table:table-cell>
          <table:table-cell office:value-type="float" office:value="27688.144">
            <text:p>27688.144</text:p>
          </table:table-cell>
          <table:table-cell office:value-type="float" office:value="1008622.541">
            <text:p>1008622.541</text:p>
          </table:table-cell>
        </table:table-row>
        <table:table-row table:style-name="ro3">
          <table:table-cell table:number-columns-repeated="11"/>
          <table:table-cell office:value-type="float" office:value="10.322">
            <text:p>10.3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78.12">
            <text:p>78.12</text:p>
          </table:table-cell>
          <table:table-cell office:value-type="string">
            <text:p>replib</text:p>
          </table:table-cell>
          <table:table-cell office:value-type="float" office:value="5948.078">
            <text:p>5948.078</text:p>
          </table:table-cell>
          <table:table-cell office:value-type="float" office:value="382193.338">
            <text:p>382193.338</text:p>
          </table:table-cell>
        </table:table-row>
        <table:table-row table:style-name="ro3">
          <table:table-cell table:number-columns-repeated="11"/>
          <table:table-cell office:value-type="float" office:value="10.363">
            <text:p>10.3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934">
            <text:p>934</text:p>
          </table:table-cell>
          <table:table-cell office:value-type="float" office:value="68.58">
            <text:p>68.58</text:p>
          </table:table-cell>
          <table:table-cell office:value-type="string">
            <text:p>replib</text:p>
          </table:table-cell>
          <table:table-cell office:value-type="float" office:value="6022.873">
            <text:p>6022.873</text:p>
          </table:table-cell>
          <table:table-cell office:value-type="float" office:value="423430.322">
            <text:p>423430.322</text:p>
          </table:table-cell>
        </table:table-row>
        <table:table-row table:style-name="ro3">
          <table:table-cell table:number-columns-repeated="11"/>
          <table:table-cell office:value-type="float" office:value="10.42">
            <text:p>10.42</text:p>
          </table:table-cell>
          <table:table-cell office:value-type="string">
            <text:p>6-Tridecene, (Z)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35">
            <text:p>735</text:p>
          </table:table-cell>
          <table:table-cell office:value-type="float" office:value="23.19">
            <text:p>23.19</text:p>
          </table:table-cell>
          <table:table-cell office:value-type="string">
            <text:p>replib</text:p>
          </table:table-cell>
          <table:table-cell office:value-type="float" office:value="50807.554">
            <text:p>50807.554</text:p>
          </table:table-cell>
          <table:table-cell office:value-type="float" office:value="1782837.713">
            <text:p>1782837.713</text:p>
          </table:table-cell>
        </table:table-row>
        <table:table-row table:style-name="ro3">
          <table:table-cell table:number-columns-repeated="11"/>
          <table:table-cell office:value-type="float" office:value="10.478">
            <text:p>10.478</text:p>
          </table:table-cell>
          <table:table-cell office:value-type="string">
            <text:p>Benzene, 1,2,4,5-tetramethyl-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74">
            <text:p>774</text:p>
          </table:table-cell>
          <table:table-cell office:value-type="float" office:value="32.91">
            <text:p>32.91</text:p>
          </table:table-cell>
          <table:table-cell office:value-type="string">
            <text:p>replib</text:p>
          </table:table-cell>
          <table:table-cell office:value-type="float" office:value="463539.843">
            <text:p>463539.843</text:p>
          </table:table-cell>
          <table:table-cell office:value-type="float" office:value="15961747.577">
            <text:p>15961747.577</text:p>
          </table:table-cell>
        </table:table-row>
        <table:table-row table:style-name="ro3">
          <table:table-cell table:number-columns-repeated="11"/>
          <table:table-cell office:value-type="float" office:value="10.529">
            <text:p>10.529</text:p>
          </table:table-cell>
          <table:table-cell office:value-type="string">
            <text:p>Hexane, 1-chloro-5-methyl-</text:p>
          </table:table-cell>
          <table:table-cell office:value-type="string">
            <text:p>n.a.</text:p>
          </table:table-cell>
          <table:table-cell office:value-type="float" office:value="676">
            <text:p>676</text:p>
          </table:table-cell>
          <table:table-cell office:value-type="float" office:value="696">
            <text:p>696</text:p>
          </table:table-cell>
          <table:table-cell office:value-type="float" office:value="20.26">
            <text:p>20.26</text:p>
          </table:table-cell>
          <table:table-cell office:value-type="string">
            <text:p>replib</text:p>
          </table:table-cell>
          <table:table-cell office:value-type="float" office:value="60854.225">
            <text:p>60854.225</text:p>
          </table:table-cell>
          <table:table-cell office:value-type="float" office:value="1860444.116">
            <text:p>1860444.116</text:p>
          </table:table-cell>
        </table:table-row>
        <table:table-row table:style-name="ro3">
          <table:table-cell table:number-columns-repeated="11"/>
          <table:table-cell office:value-type="float" office:value="10.611">
            <text:p>10.6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97">
            <text:p>597</text:p>
          </table:table-cell>
          <table:table-cell office:value-type="float" office:value="906">
            <text:p>906</text:p>
          </table:table-cell>
          <table:table-cell office:value-type="float" office:value="62.19">
            <text:p>62.19</text:p>
          </table:table-cell>
          <table:table-cell office:value-type="string">
            <text:p>replib</text:p>
          </table:table-cell>
          <table:table-cell office:value-type="float" office:value="5014.194">
            <text:p>5014.194</text:p>
          </table:table-cell>
          <table:table-cell office:value-type="float" office:value="343543.2">
            <text:p>343543.2</text:p>
          </table:table-cell>
        </table:table-row>
        <table:table-row table:style-name="ro3">
          <table:table-cell table:number-columns-repeated="11"/>
          <table:table-cell office:value-type="float" office:value="10.665">
            <text:p>10.665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629">
            <text:p>629</text:p>
          </table:table-cell>
          <table:table-cell office:value-type="float" office:value="674">
            <text:p>674</text:p>
          </table:table-cell>
          <table:table-cell office:value-type="float" office:value="22.1">
            <text:p>22.1</text:p>
          </table:table-cell>
          <table:table-cell office:value-type="string">
            <text:p>replib</text:p>
          </table:table-cell>
          <table:table-cell office:value-type="float" office:value="182453.172">
            <text:p>182453.172</text:p>
          </table:table-cell>
          <table:table-cell office:value-type="float" office:value="6377942.143">
            <text:p>6377942.143</text:p>
          </table:table-cell>
        </table:table-row>
        <table:table-row table:style-name="ro3">
          <table:table-cell table:number-columns-repeated="11"/>
          <table:table-cell office:value-type="float" office:value="10.716">
            <text:p>10.716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49">
            <text:p>649</text:p>
          </table:table-cell>
          <table:table-cell office:value-type="float" office:value="726">
            <text:p>726</text:p>
          </table:table-cell>
          <table:table-cell office:value-type="float" office:value="37.1">
            <text:p>37.1</text:p>
          </table:table-cell>
          <table:table-cell office:value-type="string">
            <text:p>replib</text:p>
          </table:table-cell>
          <table:table-cell office:value-type="float" office:value="30825.603">
            <text:p>30825.603</text:p>
          </table:table-cell>
          <table:table-cell office:value-type="float" office:value="1023522.625">
            <text:p>1023522.625</text:p>
          </table:table-cell>
        </table:table-row>
        <table:table-row table:style-name="ro3">
          <table:table-cell table:number-columns-repeated="11"/>
          <table:table-cell office:value-type="float" office:value="10.849">
            <text:p>10.849</text:p>
          </table:table-cell>
          <table:table-cell office:value-type="string">
            <text:p>Nonanal</text:p>
          </table:table-cell>
          <table:table-cell office:value-type="string">
            <text:p>n.a.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61.7">
            <text:p>61.7</text:p>
          </table:table-cell>
          <table:table-cell office:value-type="string">
            <text:p>replib</text:p>
          </table:table-cell>
          <table:table-cell office:value-type="float" office:value="8644.436">
            <text:p>8644.436</text:p>
          </table:table-cell>
          <table:table-cell office:value-type="float" office:value="589639.342">
            <text:p>589639.342</text:p>
          </table:table-cell>
        </table:table-row>
        <table:table-row table:style-name="ro3">
          <table:table-cell table:number-columns-repeated="11"/>
          <table:table-cell office:value-type="float" office:value="11.09">
            <text:p>11.09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836">
            <text:p>836</text:p>
          </table:table-cell>
          <table:table-cell office:value-type="float" office:value="848">
            <text:p>848</text:p>
          </table:table-cell>
          <table:table-cell office:value-type="float" office:value="33.95">
            <text:p>33.95</text:p>
          </table:table-cell>
          <table:table-cell office:value-type="string">
            <text:p>replib</text:p>
          </table:table-cell>
          <table:table-cell office:value-type="float" office:value="80513.893">
            <text:p>80513.893</text:p>
          </table:table-cell>
          <table:table-cell office:value-type="float" office:value="2705688.149">
            <text:p>2705688.149</text:p>
          </table:table-cell>
        </table:table-row>
        <table:table-row table:style-name="ro3">
          <table:table-cell table:number-columns-repeated="11"/>
          <table:table-cell office:value-type="float" office:value="11.182">
            <text:p>11.182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764">
            <text:p>764</text:p>
          </table:table-cell>
          <table:table-cell office:value-type="float" office:value="39.53">
            <text:p>39.53</text:p>
          </table:table-cell>
          <table:table-cell office:value-type="string">
            <text:p>replib</text:p>
          </table:table-cell>
          <table:table-cell office:value-type="float" office:value="4016.81">
            <text:p>4016.81</text:p>
          </table:table-cell>
          <table:table-cell office:value-type="float" office:value="607185.786">
            <text:p>607185.786</text:p>
          </table:table-cell>
        </table:table-row>
        <table:table-row table:style-name="ro3">
          <table:table-cell table:number-columns-repeated="11"/>
          <table:table-cell office:value-type="float" office:value="11.278">
            <text:p>11.278</text:p>
          </table:table-cell>
          <table:table-cell office:value-type="string">
            <text:p>Hexane, 1-chloro-5-methyl-</text:p>
          </table:table-cell>
          <table:table-cell office:value-type="string">
            <text:p>n.a.</text:p>
          </table:table-cell>
          <table:table-cell office:value-type="float" office:value="640">
            <text:p>640</text:p>
          </table:table-cell>
          <table:table-cell office:value-type="float" office:value="669">
            <text:p>669</text:p>
          </table:table-cell>
          <table:table-cell office:value-type="float" office:value="34.75">
            <text:p>34.75</text:p>
          </table:table-cell>
          <table:table-cell office:value-type="string">
            <text:p>replib</text:p>
          </table:table-cell>
          <table:table-cell office:value-type="float" office:value="13057345.606">
            <text:p>13057345.606</text:p>
          </table:table-cell>
          <table:table-cell office:value-type="float" office:value="532920366.585">
            <text:p>532920366.585</text:p>
          </table:table-cell>
        </table:table-row>
        <table:table-row table:style-name="ro3">
          <table:table-cell table:number-columns-repeated="11"/>
          <table:table-cell office:value-type="float" office:value="11.335">
            <text:p>11.335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54">
            <text:p>754</text:p>
          </table:table-cell>
          <table:table-cell office:value-type="float" office:value="70.87">
            <text:p>70.87</text:p>
          </table:table-cell>
          <table:table-cell office:value-type="string">
            <text:p>replib</text:p>
          </table:table-cell>
          <table:table-cell office:value-type="float" office:value="203252.052">
            <text:p>203252.052</text:p>
          </table:table-cell>
          <table:table-cell office:value-type="float" office:value="7074627.582">
            <text:p>7074627.582</text:p>
          </table:table-cell>
        </table:table-row>
        <table:table-row table:style-name="ro3">
          <table:table-cell table:number-columns-repeated="11"/>
          <table:table-cell office:value-type="float" office:value="11.444">
            <text:p>11.444</text:p>
          </table:table-cell>
          <table:table-cell office:value-type="string">
            <text:p>Isocyclocitral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789">
            <text:p>789</text:p>
          </table:table-cell>
          <table:table-cell office:value-type="float" office:value="34.55">
            <text:p>34.55</text:p>
          </table:table-cell>
          <table:table-cell office:value-type="string">
            <text:p>replib</text:p>
          </table:table-cell>
          <table:table-cell office:value-type="float" office:value="10774.516">
            <text:p>10774.516</text:p>
          </table:table-cell>
          <table:table-cell office:value-type="float" office:value="551638.129">
            <text:p>551638.129</text:p>
          </table:table-cell>
        </table:table-row>
        <table:table-row table:style-name="ro3">
          <table:table-cell table:number-columns-repeated="11"/>
          <table:table-cell office:value-type="float" office:value="11.553">
            <text:p>11.553</text:p>
          </table:table-cell>
          <table:table-cell office:value-type="string">
            <text:p>Bicyclo[3.1.1]heptan-3-ol, 6,6-dimethyl-2-methylene-, [1S-(1α,3α,5α)]-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822">
            <text:p>822</text:p>
          </table:table-cell>
          <table:table-cell office:value-type="float" office:value="30.76">
            <text:p>30.76</text:p>
          </table:table-cell>
          <table:table-cell office:value-type="string">
            <text:p>replib</text:p>
          </table:table-cell>
          <table:table-cell office:value-type="float" office:value="3821.831">
            <text:p>3821.831</text:p>
          </table:table-cell>
          <table:table-cell office:value-type="float" office:value="330866.287">
            <text:p>330866.287</text:p>
          </table:table-cell>
        </table:table-row>
        <table:table-row table:style-name="ro3">
          <table:table-cell table:number-columns-repeated="11"/>
          <table:table-cell office:value-type="float" office:value="11.58">
            <text:p>11.58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table:number-columns-repeated="2" office:value-type="float" office:value="740">
            <text:p>740</text:p>
          </table:table-cell>
          <table:table-cell office:value-type="float" office:value="78.73">
            <text:p>78.73</text:p>
          </table:table-cell>
          <table:table-cell office:value-type="string">
            <text:p>replib</text:p>
          </table:table-cell>
          <table:table-cell office:value-type="float" office:value="5018.951">
            <text:p>5018.951</text:p>
          </table:table-cell>
          <table:table-cell office:value-type="float" office:value="355415.307">
            <text:p>355415.307</text:p>
          </table:table-cell>
        </table:table-row>
        <table:table-row table:style-name="ro3">
          <table:table-cell table:number-columns-repeated="11"/>
          <table:table-cell office:value-type="float" office:value="11.652">
            <text:p>11.652</text:p>
          </table:table-cell>
          <table:table-cell office:value-type="string">
            <text:p>Camphor</text:p>
          </table:table-cell>
          <table:table-cell office:value-type="string">
            <text:p>n.a.</text:p>
          </table:table-cell>
          <table:table-cell office:value-type="float" office:value="914">
            <text:p>914</text:p>
          </table:table-cell>
          <table:table-cell office:value-type="float" office:value="918">
            <text:p>918</text:p>
          </table:table-cell>
          <table:table-cell office:value-type="float" office:value="52.08">
            <text:p>52.08</text:p>
          </table:table-cell>
          <table:table-cell office:value-type="string">
            <text:p>replib</text:p>
          </table:table-cell>
          <table:table-cell office:value-type="float" office:value="57415.743">
            <text:p>57415.743</text:p>
          </table:table-cell>
          <table:table-cell office:value-type="float" office:value="1668315.827">
            <text:p>1668315.827</text:p>
          </table:table-cell>
        </table:table-row>
        <table:table-row table:style-name="ro3">
          <table:table-cell table:number-columns-repeated="11"/>
          <table:table-cell office:value-type="float" office:value="11.75">
            <text:p>11.75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756">
            <text:p>756</text:p>
          </table:table-cell>
          <table:table-cell office:value-type="float" office:value="53.93">
            <text:p>53.93</text:p>
          </table:table-cell>
          <table:table-cell office:value-type="string">
            <text:p>replib</text:p>
          </table:table-cell>
          <table:table-cell office:value-type="float" office:value="105861.319">
            <text:p>105861.319</text:p>
          </table:table-cell>
          <table:table-cell office:value-type="float" office:value="2127823.795">
            <text:p>2127823.795</text:p>
          </table:table-cell>
        </table:table-row>
        <table:table-row table:style-name="ro3">
          <table:table-cell table:number-columns-repeated="11"/>
          <table:table-cell office:value-type="float" office:value="11.815">
            <text:p>11.815</text:p>
          </table:table-cell>
          <table:table-cell office:value-type="string">
            <text:p>Bicyclo[3.1.0]hexan-2-one, 5-(1-methylethyl)-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812">
            <text:p>812</text:p>
          </table:table-cell>
          <table:table-cell office:value-type="float" office:value="22.93">
            <text:p>22.93</text:p>
          </table:table-cell>
          <table:table-cell office:value-type="string">
            <text:p>replib</text:p>
          </table:table-cell>
          <table:table-cell office:value-type="float" office:value="21070.183">
            <text:p>21070.183</text:p>
          </table:table-cell>
          <table:table-cell office:value-type="float" office:value="795074.378">
            <text:p>795074.378</text:p>
          </table:table-cell>
        </table:table-row>
        <table:table-row table:style-name="ro3">
          <table:table-cell table:number-columns-repeated="11"/>
          <table:table-cell office:value-type="float" office:value="11.9">
            <text:p>11.9</text:p>
          </table:table-cell>
          <table:table-cell office:value-type="string">
            <text:p>Hexane, 1-chloro-5-methyl-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763">
            <text:p>763</text:p>
          </table:table-cell>
          <table:table-cell office:value-type="float" office:value="17.94">
            <text:p>17.94</text:p>
          </table:table-cell>
          <table:table-cell office:value-type="string">
            <text:p>replib</text:p>
          </table:table-cell>
          <table:table-cell office:value-type="float" office:value="5297.956">
            <text:p>5297.956</text:p>
          </table:table-cell>
          <table:table-cell office:value-type="float" office:value="501836.684">
            <text:p>501836.684</text:p>
          </table:table-cell>
        </table:table-row>
        <table:table-row table:style-name="ro3">
          <table:table-cell table:number-columns-repeated="11"/>
          <table:table-cell office:value-type="float" office:value="12.026">
            <text:p>12.0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8">
            <text:p>638</text:p>
          </table:table-cell>
          <table:table-cell office:value-type="float" office:value="926">
            <text:p>926</text:p>
          </table:table-cell>
          <table:table-cell office:value-type="float" office:value="67.93">
            <text:p>67.93</text:p>
          </table:table-cell>
          <table:table-cell office:value-type="string">
            <text:p>replib</text:p>
          </table:table-cell>
          <table:table-cell office:value-type="float" office:value="15367.857">
            <text:p>15367.857</text:p>
          </table:table-cell>
          <table:table-cell office:value-type="float" office:value="768950.088">
            <text:p>768950.088</text:p>
          </table:table-cell>
        </table:table-row>
        <table:table-row table:style-name="ro3">
          <table:table-cell table:number-columns-repeated="11"/>
          <table:table-cell office:value-type="float" office:value="12.087">
            <text:p>12.087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n.a.</text:p>
          </table:table-cell>
          <table:table-cell office:value-type="float" office:value="842">
            <text:p>842</text:p>
          </table:table-cell>
          <table:table-cell office:value-type="float" office:value="865">
            <text:p>865</text:p>
          </table:table-cell>
          <table:table-cell office:value-type="float" office:value="49.01">
            <text:p>49.01</text:p>
          </table:table-cell>
          <table:table-cell office:value-type="string">
            <text:p>replib</text:p>
          </table:table-cell>
          <table:table-cell office:value-type="float" office:value="206421.568">
            <text:p>206421.568</text:p>
          </table:table-cell>
          <table:table-cell office:value-type="float" office:value="3617720.194">
            <text:p>3617720.194</text:p>
          </table:table-cell>
        </table:table-row>
        <table:table-row table:style-name="ro3">
          <table:table-cell table:number-columns-repeated="11"/>
          <table:table-cell office:value-type="float" office:value="12.155">
            <text:p>12.155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759">
            <text:p>759</text:p>
          </table:table-cell>
          <table:table-cell office:value-type="float" office:value="67.61">
            <text:p>67.61</text:p>
          </table:table-cell>
          <table:table-cell office:value-type="string">
            <text:p>replib</text:p>
          </table:table-cell>
          <table:table-cell office:value-type="float" office:value="118313.775">
            <text:p>118313.775</text:p>
          </table:table-cell>
          <table:table-cell office:value-type="float" office:value="1504818.513">
            <text:p>1504818.513</text:p>
          </table:table-cell>
        </table:table-row>
        <table:table-row table:style-name="ro3">
          <table:table-cell table:number-columns-repeated="11"/>
          <table:table-cell office:value-type="float" office:value="12.165">
            <text:p>12.165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table:number-columns-repeated="2" office:value-type="float" office:value="757">
            <text:p>757</text:p>
          </table:table-cell>
          <table:table-cell office:value-type="float" office:value="72.92">
            <text:p>72.92</text:p>
          </table:table-cell>
          <table:table-cell office:value-type="string">
            <text:p>replib</text:p>
          </table:table-cell>
          <table:table-cell office:value-type="float" office:value="51737.005">
            <text:p>51737.005</text:p>
          </table:table-cell>
          <table:table-cell office:value-type="float" office:value="1337254.304">
            <text:p>1337254.304</text:p>
          </table:table-cell>
        </table:table-row>
        <table:table-row table:style-name="ro3">
          <table:table-cell table:number-columns-repeated="11"/>
          <table:table-cell office:value-type="float" office:value="12.226">
            <text:p>12.226</text:p>
          </table:table-cell>
          <table:table-cell office:value-type="string">
            <text:p>p-Menth-8-en-1-ol, stereoisomer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34">
            <text:p>734</text:p>
          </table:table-cell>
          <table:table-cell office:value-type="float" office:value="26.71">
            <text:p>26.71</text:p>
          </table:table-cell>
          <table:table-cell office:value-type="string">
            <text:p>replib</text:p>
          </table:table-cell>
          <table:table-cell office:value-type="float" office:value="19134.728">
            <text:p>19134.728</text:p>
          </table:table-cell>
          <table:table-cell office:value-type="float" office:value="886386.851">
            <text:p>886386.851</text:p>
          </table:table-cell>
        </table:table-row>
        <table:table-row table:style-name="ro3">
          <table:table-cell table:number-columns-repeated="11"/>
          <table:table-cell office:value-type="float" office:value="12.305">
            <text:p>12.305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822">
            <text:p>822</text:p>
          </table:table-cell>
          <table:table-cell office:value-type="float" office:value="833">
            <text:p>833</text:p>
          </table:table-cell>
          <table:table-cell office:value-type="float" office:value="61.53">
            <text:p>61.53</text:p>
          </table:table-cell>
          <table:table-cell office:value-type="string">
            <text:p>replib</text:p>
          </table:table-cell>
          <table:table-cell office:value-type="float" office:value="126002.221">
            <text:p>126002.221</text:p>
          </table:table-cell>
          <table:table-cell office:value-type="float" office:value="2261812.358">
            <text:p>2261812.358</text:p>
          </table:table-cell>
        </table:table-row>
        <table:table-row table:style-name="ro3">
          <table:table-cell table:number-columns-repeated="11"/>
          <table:table-cell office:value-type="float" office:value="12.41">
            <text:p>12.41</text:p>
          </table:table-cell>
          <table:table-cell office:value-type="string">
            <text:p>Bicyclo[3.3.1]non-2-en-9-ol, syn-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822">
            <text:p>822</text:p>
          </table:table-cell>
          <table:table-cell office:value-type="float" office:value="69.85">
            <text:p>69.85</text:p>
          </table:table-cell>
          <table:table-cell office:value-type="string">
            <text:p>replib</text:p>
          </table:table-cell>
          <table:table-cell office:value-type="float" office:value="9578.885">
            <text:p>9578.885</text:p>
          </table:table-cell>
          <table:table-cell office:value-type="float" office:value="463302.31">
            <text:p>463302.31</text:p>
          </table:table-cell>
        </table:table-row>
        <table:table-row table:style-name="ro3">
          <table:table-cell table:number-columns-repeated="11"/>
          <table:table-cell office:value-type="float" office:value="12.468">
            <text:p>12.468</text:p>
          </table:table-cell>
          <table:table-cell office:value-type="string">
            <text:p>(1R,2S,4R)-2,7,7-Trimethylbicyclo[2.2.1]heptan-2-ol</text:p>
          </table:table-cell>
          <table:table-cell office:value-type="string">
            <text:p>n.a.</text:p>
          </table:table-cell>
          <table:table-cell table:number-columns-repeated="2" office:value-type="float" office:value="751">
            <text:p>751</text:p>
          </table:table-cell>
          <table:table-cell office:value-type="float" office:value="34.9">
            <text:p>34.9</text:p>
          </table:table-cell>
          <table:table-cell office:value-type="string">
            <text:p>replib</text:p>
          </table:table-cell>
          <table:table-cell office:value-type="float" office:value="91558.439">
            <text:p>91558.439</text:p>
          </table:table-cell>
          <table:table-cell office:value-type="float" office:value="3640798.933">
            <text:p>3640798.933</text:p>
          </table:table-cell>
        </table:table-row>
        <table:table-row table:style-name="ro3">
          <table:table-cell table:number-columns-repeated="11"/>
          <table:table-cell office:value-type="float" office:value="12.536">
            <text:p>12.536</text:p>
          </table:table-cell>
          <table:table-cell office:value-type="string">
            <text:p>1-Hexanethiol, 2-ethyl-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701">
            <text:p>701</text:p>
          </table:table-cell>
          <table:table-cell office:value-type="float" office:value="26.9">
            <text:p>26.9</text:p>
          </table:table-cell>
          <table:table-cell office:value-type="string">
            <text:p>replib</text:p>
          </table:table-cell>
          <table:table-cell office:value-type="float" office:value="201634.194">
            <text:p>201634.194</text:p>
          </table:table-cell>
          <table:table-cell office:value-type="float" office:value="4407760.899">
            <text:p>4407760.899</text:p>
          </table:table-cell>
        </table:table-row>
        <table:table-row table:style-name="ro3">
          <table:table-cell table:number-columns-repeated="11"/>
          <table:table-cell office:value-type="float" office:value="12.594">
            <text:p>12.594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786">
            <text:p>786</text:p>
          </table:table-cell>
          <table:table-cell office:value-type="float" office:value="57.78">
            <text:p>57.78</text:p>
          </table:table-cell>
          <table:table-cell office:value-type="string">
            <text:p>replib</text:p>
          </table:table-cell>
          <table:table-cell office:value-type="float" office:value="1271022.921">
            <text:p>1271022.921</text:p>
          </table:table-cell>
          <table:table-cell office:value-type="float" office:value="42480527.234">
            <text:p>42480527.234</text:p>
          </table:table-cell>
        </table:table-row>
        <table:table-row table:style-name="ro3">
          <table:table-cell table:number-columns-repeated="11"/>
          <table:table-cell office:value-type="float" office:value="12.675">
            <text:p>12.6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8">
            <text:p>628</text:p>
          </table:table-cell>
          <table:table-cell office:value-type="float" office:value="926">
            <text:p>926</text:p>
          </table:table-cell>
          <table:table-cell office:value-type="float" office:value="47.87">
            <text:p>47.87</text:p>
          </table:table-cell>
          <table:table-cell office:value-type="string">
            <text:p>replib</text:p>
          </table:table-cell>
          <table:table-cell office:value-type="float" office:value="6713.81">
            <text:p>6713.81</text:p>
          </table:table-cell>
          <table:table-cell office:value-type="float" office:value="565363.977">
            <text:p>565363.977</text:p>
          </table:table-cell>
        </table:table-row>
        <table:table-row table:style-name="ro3">
          <table:table-cell table:number-columns-repeated="11"/>
          <table:table-cell office:value-type="float" office:value="12.74">
            <text:p>12.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73">
            <text:p>973</text:p>
          </table:table-cell>
          <table:table-cell office:value-type="float" office:value="79.27">
            <text:p>79.27</text:p>
          </table:table-cell>
          <table:table-cell office:value-type="string">
            <text:p>replib</text:p>
          </table:table-cell>
          <table:table-cell office:value-type="float" office:value="7079.661">
            <text:p>7079.661</text:p>
          </table:table-cell>
          <table:table-cell office:value-type="float" office:value="421123.676">
            <text:p>421123.676</text:p>
          </table:table-cell>
        </table:table-row>
        <table:table-row table:style-name="ro3">
          <table:table-cell table:number-columns-repeated="11"/>
          <table:table-cell office:value-type="float" office:value="12.774">
            <text:p>12.7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42">
            <text:p>942</text:p>
          </table:table-cell>
          <table:table-cell office:value-type="float" office:value="60.91">
            <text:p>60.91</text:p>
          </table:table-cell>
          <table:table-cell office:value-type="string">
            <text:p>replib</text:p>
          </table:table-cell>
          <table:table-cell office:value-type="float" office:value="68539.885">
            <text:p>68539.885</text:p>
          </table:table-cell>
          <table:table-cell office:value-type="float" office:value="2026587.197">
            <text:p>2026587.197</text:p>
          </table:table-cell>
        </table:table-row>
        <table:table-row table:style-name="ro3">
          <table:table-cell table:number-columns-repeated="11"/>
          <table:table-cell office:value-type="float" office:value="12.825">
            <text:p>12.825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04">
            <text:p>704</text:p>
          </table:table-cell>
          <table:table-cell office:value-type="float" office:value="64.72">
            <text:p>64.72</text:p>
          </table:table-cell>
          <table:table-cell office:value-type="string">
            <text:p>replib</text:p>
          </table:table-cell>
          <table:table-cell office:value-type="float" office:value="1183555.712">
            <text:p>1183555.712</text:p>
          </table:table-cell>
          <table:table-cell office:value-type="float" office:value="43461836.126">
            <text:p>43461836.126</text:p>
          </table:table-cell>
        </table:table-row>
        <table:table-row table:style-name="ro3">
          <table:table-cell table:number-columns-repeated="11"/>
          <table:table-cell office:value-type="float" office:value="12.862">
            <text:p>12.8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5">
            <text:p>985</text:p>
          </table:table-cell>
          <table:table-cell office:value-type="float" office:value="70.61">
            <text:p>70.61</text:p>
          </table:table-cell>
          <table:table-cell office:value-type="string">
            <text:p>replib</text:p>
          </table:table-cell>
          <table:table-cell office:value-type="float" office:value="939554.425">
            <text:p>939554.425</text:p>
          </table:table-cell>
          <table:table-cell office:value-type="float" office:value="34881399.872">
            <text:p>34881399.872</text:p>
          </table:table-cell>
        </table:table-row>
        <table:table-row table:style-name="ro3">
          <table:table-cell table:number-columns-repeated="11"/>
          <table:table-cell office:value-type="float" office:value="12.937">
            <text:p>12.9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51">
            <text:p>951</text:p>
          </table:table-cell>
          <table:table-cell office:value-type="float" office:value="80.09">
            <text:p>80.09</text:p>
          </table:table-cell>
          <table:table-cell office:value-type="string">
            <text:p>replib</text:p>
          </table:table-cell>
          <table:table-cell office:value-type="float" office:value="222741.077">
            <text:p>222741.077</text:p>
          </table:table-cell>
          <table:table-cell office:value-type="float" office:value="3474235.372">
            <text:p>3474235.372</text:p>
          </table:table-cell>
        </table:table-row>
        <table:table-row table:style-name="ro3">
          <table:table-cell table:number-columns-repeated="11"/>
          <table:table-cell office:value-type="float" office:value="12.961">
            <text:p>12.9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51">
            <text:p>951</text:p>
          </table:table-cell>
          <table:table-cell office:value-type="float" office:value="64.36">
            <text:p>64.36</text:p>
          </table:table-cell>
          <table:table-cell office:value-type="string">
            <text:p>replib</text:p>
          </table:table-cell>
          <table:table-cell office:value-type="float" office:value="4354.157">
            <text:p>4354.157</text:p>
          </table:table-cell>
          <table:table-cell office:value-type="float" office:value="530712.128">
            <text:p>530712.128</text:p>
          </table:table-cell>
        </table:table-row>
        <table:table-row table:style-name="ro3">
          <table:table-cell table:number-columns-repeated="11"/>
          <table:table-cell office:value-type="float" office:value="13.022">
            <text:p>13.022</text:p>
          </table:table-cell>
          <table:table-cell office:value-type="string">
            <text:p>Bicyclo[3.1.1]hept-2-en-6-ol, 2,7,7-trimethyl-, acetate, [1S-(1α,5α,6β)]-</text:p>
          </table:table-cell>
          <table:table-cell office:value-type="string">
            <text:p>n.a.</text:p>
          </table:table-cell>
          <table:table-cell office:value-type="float" office:value="867">
            <text:p>867</text:p>
          </table:table-cell>
          <table:table-cell office:value-type="float" office:value="923">
            <text:p>923</text:p>
          </table:table-cell>
          <table:table-cell office:value-type="float" office:value="71.16">
            <text:p>71.16</text:p>
          </table:table-cell>
          <table:table-cell office:value-type="string">
            <text:p>replib</text:p>
          </table:table-cell>
          <table:table-cell office:value-type="float" office:value="13222.979">
            <text:p>13222.979</text:p>
          </table:table-cell>
          <table:table-cell office:value-type="float" office:value="516739.542">
            <text:p>516739.542</text:p>
          </table:table-cell>
        </table:table-row>
        <table:table-row table:style-name="ro3">
          <table:table-cell table:number-columns-repeated="11"/>
          <table:table-cell office:value-type="float" office:value="13.094">
            <text:p>13.0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73">
            <text:p>973</text:p>
          </table:table-cell>
          <table:table-cell office:value-type="float" office:value="76.4">
            <text:p>76.4</text:p>
          </table:table-cell>
          <table:table-cell office:value-type="string">
            <text:p>replib</text:p>
          </table:table-cell>
          <table:table-cell office:value-type="float" office:value="205323.104">
            <text:p>205323.104</text:p>
          </table:table-cell>
          <table:table-cell office:value-type="float" office:value="5749804.455">
            <text:p>5749804.455</text:p>
          </table:table-cell>
        </table:table-row>
        <table:table-row table:style-name="ro3">
          <table:table-cell table:number-columns-repeated="11"/>
          <table:table-cell office:value-type="float" office:value="13.124">
            <text:p>13.1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51">
            <text:p>951</text:p>
          </table:table-cell>
          <table:table-cell office:value-type="float" office:value="79.22">
            <text:p>79.22</text:p>
          </table:table-cell>
          <table:table-cell office:value-type="string">
            <text:p>replib</text:p>
          </table:table-cell>
          <table:table-cell office:value-type="float" office:value="24927.082">
            <text:p>24927.082</text:p>
          </table:table-cell>
          <table:table-cell office:value-type="float" office:value="806277.154">
            <text:p>806277.154</text:p>
          </table:table-cell>
        </table:table-row>
        <table:table-row table:style-name="ro3">
          <table:table-cell table:number-columns-repeated="11"/>
          <table:table-cell office:value-type="float" office:value="13.216">
            <text:p>13.216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700">
            <text:p>700</text:p>
          </table:table-cell>
          <table:table-cell office:value-type="float" office:value="15.1">
            <text:p>15.1</text:p>
          </table:table-cell>
          <table:table-cell office:value-type="string">
            <text:p>replib</text:p>
          </table:table-cell>
          <table:table-cell office:value-type="float" office:value="18418.4">
            <text:p>18418.4</text:p>
          </table:table-cell>
          <table:table-cell office:value-type="float" office:value="735448.359">
            <text:p>735448.359</text:p>
          </table:table-cell>
        </table:table-row>
        <table:table-row table:style-name="ro3">
          <table:table-cell table:number-columns-repeated="11"/>
          <table:table-cell office:value-type="float" office:value="13.311">
            <text:p>13.311</text:p>
          </table:table-cell>
          <table:table-cell office:value-type="string">
            <text:p>Benzene, 1,3-bis(1,1-dimethylethyl)-</text:p>
          </table:table-cell>
          <table:table-cell office:value-type="string">
            <text:p>n.a.</text:p>
          </table:table-cell>
          <table:table-cell office:value-type="float" office:value="818">
            <text:p>818</text:p>
          </table:table-cell>
          <table:table-cell office:value-type="float" office:value="834">
            <text:p>834</text:p>
          </table:table-cell>
          <table:table-cell office:value-type="float" office:value="74.77">
            <text:p>74.77</text:p>
          </table:table-cell>
          <table:table-cell office:value-type="string">
            <text:p>replib</text:p>
          </table:table-cell>
          <table:table-cell office:value-type="float" office:value="22352.527">
            <text:p>22352.527</text:p>
          </table:table-cell>
          <table:table-cell office:value-type="float" office:value="826609.603">
            <text:p>826609.603</text:p>
          </table:table-cell>
        </table:table-row>
        <table:table-row table:style-name="ro3">
          <table:table-cell table:number-columns-repeated="11"/>
          <table:table-cell office:value-type="float" office:value="13.349">
            <text:p>13.349</text:p>
          </table:table-cell>
          <table:table-cell office:value-type="string">
            <text:p>2H-Pyran, 2-(3-butynyloxy)tetrahydro-</text:p>
          </table:table-cell>
          <table:table-cell office:value-type="string">
            <text:p>n.a.</text:p>
          </table:table-cell>
          <table:table-cell office:value-type="float" office:value="658">
            <text:p>658</text:p>
          </table:table-cell>
          <table:table-cell office:value-type="float" office:value="723">
            <text:p>723</text:p>
          </table:table-cell>
          <table:table-cell office:value-type="float" office:value="27.88">
            <text:p>27.88</text:p>
          </table:table-cell>
          <table:table-cell office:value-type="string">
            <text:p>replib</text:p>
          </table:table-cell>
          <table:table-cell office:value-type="float" office:value="56057.015">
            <text:p>56057.015</text:p>
          </table:table-cell>
          <table:table-cell office:value-type="float" office:value="1393078.685">
            <text:p>1393078.685</text:p>
          </table:table-cell>
        </table:table-row>
        <table:table-row table:style-name="ro3">
          <table:table-cell table:number-columns-repeated="11"/>
          <table:table-cell office:value-type="float" office:value="13.407">
            <text:p>13.407</text:p>
          </table:table-cell>
          <table:table-cell office:value-type="string">
            <text:p>p-Cymen-7-ol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741">
            <text:p>741</text:p>
          </table:table-cell>
          <table:table-cell office:value-type="float" office:value="16.84">
            <text:p>16.84</text:p>
          </table:table-cell>
          <table:table-cell office:value-type="string">
            <text:p>replib</text:p>
          </table:table-cell>
          <table:table-cell office:value-type="float" office:value="54278.788">
            <text:p>54278.788</text:p>
          </table:table-cell>
          <table:table-cell office:value-type="float" office:value="1283759.603">
            <text:p>1283759.603</text:p>
          </table:table-cell>
        </table:table-row>
        <table:table-row table:style-name="ro3">
          <table:table-cell table:number-columns-repeated="11"/>
          <table:table-cell office:value-type="float" office:value="13.512">
            <text:p>13.512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30">
            <text:p>830</text:p>
          </table:table-cell>
          <table:table-cell office:value-type="float" office:value="837">
            <text:p>837</text:p>
          </table:table-cell>
          <table:table-cell office:value-type="float" office:value="40.15">
            <text:p>40.15</text:p>
          </table:table-cell>
          <table:table-cell office:value-type="string">
            <text:p>replib</text:p>
          </table:table-cell>
          <table:table-cell office:value-type="float" office:value="19209.674">
            <text:p>19209.674</text:p>
          </table:table-cell>
          <table:table-cell office:value-type="float" office:value="831241.169">
            <text:p>831241.169</text:p>
          </table:table-cell>
        </table:table-row>
        <table:table-row table:style-name="ro3">
          <table:table-cell table:number-columns-repeated="11"/>
          <table:table-cell office:value-type="float" office:value="13.587">
            <text:p>13.5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0">
            <text:p>640</text:p>
          </table:table-cell>
          <table:table-cell office:value-type="float" office:value="942">
            <text:p>942</text:p>
          </table:table-cell>
          <table:table-cell office:value-type="float" office:value="47.26">
            <text:p>47.26</text:p>
          </table:table-cell>
          <table:table-cell office:value-type="string">
            <text:p>replib</text:p>
          </table:table-cell>
          <table:table-cell office:value-type="float" office:value="50111.679">
            <text:p>50111.679</text:p>
          </table:table-cell>
          <table:table-cell office:value-type="float" office:value="1601488.727">
            <text:p>1601488.727</text:p>
          </table:table-cell>
        </table:table-row>
        <table:table-row table:style-name="ro3">
          <table:table-cell table:number-columns-repeated="11"/>
          <table:table-cell office:value-type="float" office:value="13.635">
            <text:p>13.6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61">
            <text:p>961</text:p>
          </table:table-cell>
          <table:table-cell office:value-type="float" office:value="77.29">
            <text:p>77.29</text:p>
          </table:table-cell>
          <table:table-cell office:value-type="string">
            <text:p>replib</text:p>
          </table:table-cell>
          <table:table-cell office:value-type="float" office:value="6559.474">
            <text:p>6559.474</text:p>
          </table:table-cell>
          <table:table-cell office:value-type="float" office:value="501650.321">
            <text:p>501650.321</text:p>
          </table:table-cell>
        </table:table-row>
        <table:table-row table:style-name="ro3">
          <table:table-cell table:number-columns-repeated="11"/>
          <table:table-cell office:value-type="float" office:value="13.706">
            <text:p>13.706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819">
            <text:p>819</text:p>
          </table:table-cell>
          <table:table-cell office:value-type="float" office:value="25.35">
            <text:p>25.35</text:p>
          </table:table-cell>
          <table:table-cell office:value-type="string">
            <text:p>replib</text:p>
          </table:table-cell>
          <table:table-cell office:value-type="float" office:value="756348.253">
            <text:p>756348.253</text:p>
          </table:table-cell>
          <table:table-cell office:value-type="float" office:value="21076465.894">
            <text:p>21076465.894</text:p>
          </table:table-cell>
        </table:table-row>
        <table:table-row table:style-name="ro3">
          <table:table-cell table:number-columns-repeated="11"/>
          <table:table-cell office:value-type="float" office:value="13.747">
            <text:p>13.7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62">
            <text:p>962</text:p>
          </table:table-cell>
          <table:table-cell office:value-type="float" office:value="75.87">
            <text:p>75.87</text:p>
          </table:table-cell>
          <table:table-cell office:value-type="string">
            <text:p>replib</text:p>
          </table:table-cell>
          <table:table-cell office:value-type="float" office:value="155846750.114">
            <text:p>155846750.114</text:p>
          </table:table-cell>
          <table:table-cell office:value-type="float" office:value="4448148934.281">
            <text:p>4448148934.281</text:p>
          </table:table-cell>
        </table:table-row>
        <table:table-row table:style-name="ro3">
          <table:table-cell table:number-columns-repeated="11"/>
          <table:table-cell office:value-type="float" office:value="13.856">
            <text:p>13.856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63">
            <text:p>863</text:p>
          </table:table-cell>
          <table:table-cell office:value-type="float" office:value="961">
            <text:p>961</text:p>
          </table:table-cell>
          <table:table-cell office:value-type="float" office:value="69.49">
            <text:p>69.49</text:p>
          </table:table-cell>
          <table:table-cell office:value-type="string">
            <text:p>replib</text:p>
          </table:table-cell>
          <table:table-cell office:value-type="float" office:value="6310523.746">
            <text:p>6310523.746</text:p>
          </table:table-cell>
          <table:table-cell office:value-type="float" office:value="237921484.823">
            <text:p>237921484.823</text:p>
          </table:table-cell>
        </table:table-row>
        <table:table-row table:style-name="ro3">
          <table:table-cell table:number-columns-repeated="11"/>
          <table:table-cell office:value-type="float" office:value="13.934">
            <text:p>13.934</text:p>
          </table:table-cell>
          <table:table-cell office:value-type="string">
            <text:p>[1,1'-Bicyclopentyl]-2-one</text:p>
          </table:table-cell>
          <table:table-cell office:value-type="string">
            <text:p>n.a.</text:p>
          </table:table-cell>
          <table:table-cell table:number-columns-repeated="2" office:value-type="float" office:value="794">
            <text:p>794</text:p>
          </table:table-cell>
          <table:table-cell office:value-type="float" office:value="88.52">
            <text:p>88.52</text:p>
          </table:table-cell>
          <table:table-cell office:value-type="string">
            <text:p>replib</text:p>
          </table:table-cell>
          <table:table-cell office:value-type="float" office:value="155421.36">
            <text:p>155421.36</text:p>
          </table:table-cell>
          <table:table-cell office:value-type="float" office:value="3502732.859">
            <text:p>3502732.859</text:p>
          </table:table-cell>
        </table:table-row>
        <table:table-row table:style-name="ro3">
          <table:table-cell table:number-columns-repeated="11"/>
          <table:table-cell office:value-type="float" office:value="13.992">
            <text:p>13.9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973">
            <text:p>973</text:p>
          </table:table-cell>
          <table:table-cell office:value-type="float" office:value="79.23">
            <text:p>79.23</text:p>
          </table:table-cell>
          <table:table-cell office:value-type="string">
            <text:p>replib</text:p>
          </table:table-cell>
          <table:table-cell office:value-type="float" office:value="17292.508">
            <text:p>17292.508</text:p>
          </table:table-cell>
          <table:table-cell office:value-type="float" office:value="653877.332">
            <text:p>653877.332</text:p>
          </table:table-cell>
        </table:table-row>
        <table:table-row table:style-name="ro3">
          <table:table-cell table:number-columns-repeated="11"/>
          <table:table-cell office:value-type="float" office:value="14.009">
            <text:p>14.0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85">
            <text:p>985</text:p>
          </table:table-cell>
          <table:table-cell office:value-type="float" office:value="80.52">
            <text:p>80.52</text:p>
          </table:table-cell>
          <table:table-cell office:value-type="string">
            <text:p>replib</text:p>
          </table:table-cell>
          <table:table-cell office:value-type="float" office:value="28550.84">
            <text:p>28550.84</text:p>
          </table:table-cell>
          <table:table-cell office:value-type="float" office:value="1059834.458">
            <text:p>1059834.458</text:p>
          </table:table-cell>
        </table:table-row>
        <table:table-row table:style-name="ro3">
          <table:table-cell table:number-columns-repeated="11"/>
          <table:table-cell office:value-type="float" office:value="14.039">
            <text:p>14.0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8">
            <text:p>608</text:p>
          </table:table-cell>
          <table:table-cell office:value-type="float" office:value="942">
            <text:p>942</text:p>
          </table:table-cell>
          <table:table-cell office:value-type="float" office:value="51.97">
            <text:p>51.97</text:p>
          </table:table-cell>
          <table:table-cell office:value-type="string">
            <text:p>replib</text:p>
          </table:table-cell>
          <table:table-cell office:value-type="float" office:value="499079.331">
            <text:p>499079.331</text:p>
          </table:table-cell>
          <table:table-cell office:value-type="float" office:value="8210580.765">
            <text:p>8210580.765</text:p>
          </table:table-cell>
        </table:table-row>
        <table:table-row table:style-name="ro3">
          <table:table-cell table:number-columns-repeated="11"/>
          <table:table-cell office:value-type="float" office:value="14.1">
            <text:p>14.1</text:p>
          </table:table-cell>
          <table:table-cell office:value-type="string">
            <text:p>Cyclohexasiloxane, dodecamethyl-</text:p>
          </table:table-cell>
          <table:table-cell office:value-type="string">
            <text:p>n.a.</text:p>
          </table:table-cell>
          <table:table-cell office:value-type="float" office:value="907">
            <text:p>907</text:p>
          </table:table-cell>
          <table:table-cell office:value-type="float" office:value="973">
            <text:p>973</text:p>
          </table:table-cell>
          <table:table-cell office:value-type="float" office:value="98.58">
            <text:p>98.58</text:p>
          </table:table-cell>
          <table:table-cell office:value-type="string">
            <text:p>replib</text:p>
          </table:table-cell>
          <table:table-cell office:value-type="float" office:value="50426.791">
            <text:p>50426.791</text:p>
          </table:table-cell>
          <table:table-cell office:value-type="float" office:value="1317451.336">
            <text:p>1317451.336</text:p>
          </table:table-cell>
        </table:table-row>
        <table:table-row table:style-name="ro3">
          <table:table-cell table:number-columns-repeated="11"/>
          <table:table-cell office:value-type="float" office:value="14.158">
            <text:p>14.1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99">
            <text:p>999</text:p>
          </table:table-cell>
          <table:table-cell office:value-type="float" office:value="73.99">
            <text:p>73.99</text:p>
          </table:table-cell>
          <table:table-cell office:value-type="string">
            <text:p>replib</text:p>
          </table:table-cell>
          <table:table-cell office:value-type="float" office:value="4447.049">
            <text:p>4447.049</text:p>
          </table:table-cell>
          <table:table-cell office:value-type="float" office:value="328995.017">
            <text:p>328995.017</text:p>
          </table:table-cell>
        </table:table-row>
        <table:table-row table:style-name="ro3">
          <table:table-cell table:number-columns-repeated="11"/>
          <table:table-cell office:value-type="float" office:value="14.233">
            <text:p>14.233</text:p>
          </table:table-cell>
          <table:table-cell office:value-type="string">
            <text:p>2,6-Dimethyl-6-trifluoroacetoxyoctan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71">
            <text:p>771</text:p>
          </table:table-cell>
          <table:table-cell office:value-type="float" office:value="21.8">
            <text:p>21.8</text:p>
          </table:table-cell>
          <table:table-cell office:value-type="string">
            <text:p>replib</text:p>
          </table:table-cell>
          <table:table-cell office:value-type="float" office:value="736090.903">
            <text:p>736090.903</text:p>
          </table:table-cell>
          <table:table-cell office:value-type="float" office:value="20656500.222">
            <text:p>20656500.222</text:p>
          </table:table-cell>
        </table:table-row>
        <table:table-row table:style-name="ro3">
          <table:table-cell table:number-columns-repeated="11"/>
          <table:table-cell office:value-type="float" office:value="14.291">
            <text:p>14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85">
            <text:p>985</text:p>
          </table:table-cell>
          <table:table-cell office:value-type="float" office:value="51.18">
            <text:p>51.18</text:p>
          </table:table-cell>
          <table:table-cell office:value-type="string">
            <text:p>replib</text:p>
          </table:table-cell>
          <table:table-cell office:value-type="float" office:value="89187.401">
            <text:p>89187.401</text:p>
          </table:table-cell>
          <table:table-cell office:value-type="float" office:value="3274535.56">
            <text:p>3274535.56</text:p>
          </table:table-cell>
        </table:table-row>
        <table:table-row table:style-name="ro3">
          <table:table-cell table:number-columns-repeated="11"/>
          <table:table-cell office:value-type="float" office:value="14.356">
            <text:p>14.356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697">
            <text:p>697</text:p>
          </table:table-cell>
          <table:table-cell office:value-type="float" office:value="17.2">
            <text:p>17.2</text:p>
          </table:table-cell>
          <table:table-cell office:value-type="string">
            <text:p>replib</text:p>
          </table:table-cell>
          <table:table-cell office:value-type="float" office:value="105439.088">
            <text:p>105439.088</text:p>
          </table:table-cell>
          <table:table-cell office:value-type="float" office:value="2874234.226">
            <text:p>2874234.226</text:p>
          </table:table-cell>
        </table:table-row>
        <table:table-row table:style-name="ro3">
          <table:table-cell table:number-columns-repeated="11"/>
          <table:table-cell office:value-type="float" office:value="14.41">
            <text:p>14.41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80">
            <text:p>780</text:p>
          </table:table-cell>
          <table:table-cell office:value-type="float" office:value="14.39">
            <text:p>14.39</text:p>
          </table:table-cell>
          <table:table-cell office:value-type="string">
            <text:p>replib</text:p>
          </table:table-cell>
          <table:table-cell office:value-type="float" office:value="265935.259">
            <text:p>265935.259</text:p>
          </table:table-cell>
          <table:table-cell office:value-type="float" office:value="7106845.065">
            <text:p>7106845.065</text:p>
          </table:table-cell>
        </table:table-row>
        <table:table-row table:style-name="ro3">
          <table:table-cell table:number-columns-repeated="11"/>
          <table:table-cell office:value-type="float" office:value="14.478">
            <text:p>14.478</text:p>
          </table:table-cell>
          <table:table-cell office:value-type="string">
            <text:p>Bioallethrin</text:p>
          </table:table-cell>
          <table:table-cell office:value-type="string">
            <text:p>n.a.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1.06">
            <text:p>11.06</text:p>
          </table:table-cell>
          <table:table-cell office:value-type="string">
            <text:p>replib</text:p>
          </table:table-cell>
          <table:table-cell office:value-type="float" office:value="67938.988">
            <text:p>67938.988</text:p>
          </table:table-cell>
          <table:table-cell office:value-type="float" office:value="1086642.727">
            <text:p>1086642.727</text:p>
          </table:table-cell>
        </table:table-row>
        <table:table-row table:style-name="ro3">
          <table:table-cell table:number-columns-repeated="11"/>
          <table:table-cell office:value-type="float" office:value="14.577">
            <text:p>14.5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961">
            <text:p>961</text:p>
          </table:table-cell>
          <table:table-cell office:value-type="float" office:value="36.97">
            <text:p>36.97</text:p>
          </table:table-cell>
          <table:table-cell office:value-type="string">
            <text:p>replib</text:p>
          </table:table-cell>
          <table:table-cell office:value-type="float" office:value="334089.29">
            <text:p>334089.29</text:p>
          </table:table-cell>
          <table:table-cell office:value-type="float" office:value="11931497.7">
            <text:p>11931497.7</text:p>
          </table:table-cell>
        </table:table-row>
        <table:table-row table:style-name="ro3">
          <table:table-cell table:number-columns-repeated="11"/>
          <table:table-cell office:value-type="float" office:value="14.682">
            <text:p>14.682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31">
            <text:p>631</text:p>
          </table:table-cell>
          <table:table-cell office:value-type="float" office:value="702">
            <text:p>702</text:p>
          </table:table-cell>
          <table:table-cell office:value-type="float" office:value="8.27">
            <text:p>8.27</text:p>
          </table:table-cell>
          <table:table-cell office:value-type="string">
            <text:p>replib</text:p>
          </table:table-cell>
          <table:table-cell office:value-type="float" office:value="3975.235">
            <text:p>3975.235</text:p>
          </table:table-cell>
          <table:table-cell office:value-type="float" office:value="640374.598">
            <text:p>640374.598</text:p>
          </table:table-cell>
        </table:table-row>
        <table:table-row table:style-name="ro3">
          <table:table-cell table:number-columns-repeated="11"/>
          <table:table-cell office:value-type="float" office:value="14.747">
            <text:p>14.7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985">
            <text:p>985</text:p>
          </table:table-cell>
          <table:table-cell office:value-type="float" office:value="32.52">
            <text:p>32.52</text:p>
          </table:table-cell>
          <table:table-cell office:value-type="string">
            <text:p>replib</text:p>
          </table:table-cell>
          <table:table-cell office:value-type="float" office:value="5104.38">
            <text:p>5104.38</text:p>
          </table:table-cell>
          <table:table-cell office:value-type="float" office:value="621638.87">
            <text:p>621638.87</text:p>
          </table:table-cell>
        </table:table-row>
        <table:table-row table:style-name="ro3">
          <table:table-cell table:number-columns-repeated="11"/>
          <table:table-cell office:value-type="float" office:value="14.815">
            <text:p>14.8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99">
            <text:p>999</text:p>
          </table:table-cell>
          <table:table-cell office:value-type="float" office:value="69.91">
            <text:p>69.91</text:p>
          </table:table-cell>
          <table:table-cell office:value-type="string">
            <text:p>replib</text:p>
          </table:table-cell>
          <table:table-cell office:value-type="float" office:value="116476.03">
            <text:p>116476.03</text:p>
          </table:table-cell>
          <table:table-cell office:value-type="float" office:value="2033024.713">
            <text:p>2033024.713</text:p>
          </table:table-cell>
        </table:table-row>
        <table:table-row table:style-name="ro3">
          <table:table-cell table:number-columns-repeated="11"/>
          <table:table-cell office:value-type="float" office:value="14.862">
            <text:p>14.86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80">
            <text:p>980</text:p>
          </table:table-cell>
          <table:table-cell office:value-type="float" office:value="53.55">
            <text:p>53.55</text:p>
          </table:table-cell>
          <table:table-cell office:value-type="string">
            <text:p>replib</text:p>
          </table:table-cell>
          <table:table-cell office:value-type="float" office:value="204570.556">
            <text:p>204570.556</text:p>
          </table:table-cell>
          <table:table-cell office:value-type="float" office:value="5983006.575">
            <text:p>5983006.575</text:p>
          </table:table-cell>
        </table:table-row>
        <table:table-row table:style-name="ro3">
          <table:table-cell table:number-columns-repeated="11"/>
          <table:table-cell office:value-type="float" office:value="14.917">
            <text:p>14.9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84">
            <text:p>984</text:p>
          </table:table-cell>
          <table:table-cell office:value-type="float" office:value="67.58">
            <text:p>67.58</text:p>
          </table:table-cell>
          <table:table-cell office:value-type="string">
            <text:p>replib</text:p>
          </table:table-cell>
          <table:table-cell office:value-type="float" office:value="51374.448">
            <text:p>51374.448</text:p>
          </table:table-cell>
          <table:table-cell office:value-type="float" office:value="1224337.75">
            <text:p>1224337.75</text:p>
          </table:table-cell>
        </table:table-row>
        <table:table-row table:style-name="ro3">
          <table:table-cell table:number-columns-repeated="11"/>
          <table:table-cell office:value-type="float" office:value="14.995">
            <text:p>14.995</text:p>
          </table:table-cell>
          <table:table-cell office:value-type="string">
            <text:p>Benzaldehyde, 2,4,6-trimethyl-</text:p>
          </table:table-cell>
          <table:table-cell office:value-type="string">
            <text:p>n.a.</text:p>
          </table:table-cell>
          <table:table-cell office:value-type="float" office:value="877">
            <text:p>877</text:p>
          </table:table-cell>
          <table:table-cell office:value-type="float" office:value="910">
            <text:p>910</text:p>
          </table:table-cell>
          <table:table-cell office:value-type="float" office:value="89.78">
            <text:p>89.78</text:p>
          </table:table-cell>
          <table:table-cell office:value-type="string">
            <text:p>replib</text:p>
          </table:table-cell>
          <table:table-cell office:value-type="float" office:value="74999.302">
            <text:p>74999.302</text:p>
          </table:table-cell>
          <table:table-cell office:value-type="float" office:value="1676374.862">
            <text:p>1676374.862</text:p>
          </table:table-cell>
        </table:table-row>
        <table:table-row table:style-name="ro3">
          <table:table-cell table:number-columns-repeated="11"/>
          <table:table-cell office:value-type="float" office:value="15.08">
            <text:p>15.08</text:p>
          </table:table-cell>
          <table:table-cell office:value-type="string">
            <text:p>Allyl o-tolyl ether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648">
            <text:p>648</text:p>
          </table:table-cell>
          <table:table-cell office:value-type="float" office:value="12.12">
            <text:p>12.12</text:p>
          </table:table-cell>
          <table:table-cell office:value-type="string">
            <text:p>replib</text:p>
          </table:table-cell>
          <table:table-cell office:value-type="float" office:value="76546.014">
            <text:p>76546.014</text:p>
          </table:table-cell>
          <table:table-cell office:value-type="float" office:value="2437762.946">
            <text:p>2437762.946</text:p>
          </table:table-cell>
        </table:table-row>
        <table:table-row table:style-name="ro3">
          <table:table-cell table:number-columns-repeated="11"/>
          <table:table-cell office:value-type="float" office:value="15.141">
            <text:p>15.141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878">
            <text:p>878</text:p>
          </table:table-cell>
          <table:table-cell office:value-type="float" office:value="56.35">
            <text:p>56.35</text:p>
          </table:table-cell>
          <table:table-cell office:value-type="string">
            <text:p>replib</text:p>
          </table:table-cell>
          <table:table-cell office:value-type="float" office:value="17934.665">
            <text:p>17934.665</text:p>
          </table:table-cell>
          <table:table-cell office:value-type="float" office:value="604659.753">
            <text:p>604659.753</text:p>
          </table:table-cell>
        </table:table-row>
        <table:table-row table:style-name="ro3">
          <table:table-cell table:number-columns-repeated="11"/>
          <table:table-cell office:value-type="float" office:value="15.223">
            <text:p>15.223</text:p>
          </table:table-cell>
          <table:table-cell office:value-type="string">
            <text:p>Ylangene</text:p>
          </table:table-cell>
          <table:table-cell office:value-type="string">
            <text:p>n.a.</text:p>
          </table:table-cell>
          <table:table-cell table:number-columns-repeated="2" office:value-type="float" office:value="877">
            <text:p>877</text:p>
          </table:table-cell>
          <table:table-cell office:value-type="float" office:value="48.34">
            <text:p>48.34</text:p>
          </table:table-cell>
          <table:table-cell office:value-type="string">
            <text:p>replib</text:p>
          </table:table-cell>
          <table:table-cell office:value-type="float" office:value="43364.798">
            <text:p>43364.798</text:p>
          </table:table-cell>
          <table:table-cell office:value-type="float" office:value="1028325.919">
            <text:p>1028325.919</text:p>
          </table:table-cell>
        </table:table-row>
        <table:table-row table:style-name="ro3">
          <table:table-cell table:number-columns-repeated="11"/>
          <table:table-cell office:value-type="float" office:value="15.352">
            <text:p>15.352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652">
            <text:p>652</text:p>
          </table:table-cell>
          <table:table-cell office:value-type="float" office:value="694">
            <text:p>694</text:p>
          </table:table-cell>
          <table:table-cell office:value-type="float" office:value="20.85">
            <text:p>20.85</text:p>
          </table:table-cell>
          <table:table-cell office:value-type="string">
            <text:p>replib</text:p>
          </table:table-cell>
          <table:table-cell office:value-type="float" office:value="9480.499">
            <text:p>9480.499</text:p>
          </table:table-cell>
          <table:table-cell office:value-type="float" office:value="390584.594">
            <text:p>390584.594</text:p>
          </table:table-cell>
        </table:table-row>
        <table:table-row table:style-name="ro3">
          <table:table-cell table:number-columns-repeated="11"/>
          <table:table-cell office:value-type="float" office:value="15.427">
            <text:p>15.427</text:p>
          </table:table-cell>
          <table:table-cell office:value-type="string">
            <text:p>7-Tetradecene</text:p>
          </table:table-cell>
          <table:table-cell office:value-type="string">
            <text:p>n.a.</text:p>
          </table:table-cell>
          <table:table-cell office:value-type="float" office:value="862">
            <text:p>862</text:p>
          </table:table-cell>
          <table:table-cell office:value-type="float" office:value="873">
            <text:p>873</text:p>
          </table:table-cell>
          <table:table-cell office:value-type="float" office:value="27.14">
            <text:p>27.14</text:p>
          </table:table-cell>
          <table:table-cell office:value-type="string">
            <text:p>replib</text:p>
          </table:table-cell>
          <table:table-cell office:value-type="float" office:value="5223.946">
            <text:p>5223.946</text:p>
          </table:table-cell>
          <table:table-cell office:value-type="float" office:value="590291.019">
            <text:p>590291.019</text:p>
          </table:table-cell>
        </table:table-row>
        <table:table-row table:style-name="ro3">
          <table:table-cell table:number-columns-repeated="11"/>
          <table:table-cell office:value-type="float" office:value="15.492">
            <text:p>15.492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23">
            <text:p>723</text:p>
          </table:table-cell>
          <table:table-cell office:value-type="float" office:value="67">
            <text:p>67</text:p>
          </table:table-cell>
          <table:table-cell office:value-type="string">
            <text:p>replib</text:p>
          </table:table-cell>
          <table:table-cell office:value-type="float" office:value="19082.809">
            <text:p>19082.809</text:p>
          </table:table-cell>
          <table:table-cell office:value-type="float" office:value="610107.295">
            <text:p>610107.295</text:p>
          </table:table-cell>
        </table:table-row>
        <table:table-row table:style-name="ro3">
          <table:table-cell table:number-columns-repeated="11"/>
          <table:table-cell office:value-type="float" office:value="15.546">
            <text:p>15.546</text:p>
          </table:table-cell>
          <table:table-cell office:value-type="string">
            <text:p>Tridecane, 4-methyl-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48">
            <text:p>748</text:p>
          </table:table-cell>
          <table:table-cell office:value-type="float" office:value="19">
            <text:p>19</text:p>
          </table:table-cell>
          <table:table-cell office:value-type="string">
            <text:p>replib</text:p>
          </table:table-cell>
          <table:table-cell office:value-type="float" office:value="21788.609">
            <text:p>21788.609</text:p>
          </table:table-cell>
          <table:table-cell office:value-type="float" office:value="573541.606">
            <text:p>573541.606</text:p>
          </table:table-cell>
        </table:table-row>
        <table:table-row table:style-name="ro3">
          <table:table-cell table:number-columns-repeated="11"/>
          <table:table-cell office:value-type="float" office:value="15.645">
            <text:p>15.6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934">
            <text:p>934</text:p>
          </table:table-cell>
          <table:table-cell office:value-type="float" office:value="55.98">
            <text:p>55.98</text:p>
          </table:table-cell>
          <table:table-cell office:value-type="string">
            <text:p>replib</text:p>
          </table:table-cell>
          <table:table-cell office:value-type="float" office:value="23125.375">
            <text:p>23125.375</text:p>
          </table:table-cell>
          <table:table-cell office:value-type="float" office:value="804456.262">
            <text:p>804456.262</text:p>
          </table:table-cell>
        </table:table-row>
        <table:table-row table:style-name="ro3">
          <table:table-cell table:number-columns-repeated="11"/>
          <table:table-cell office:value-type="float" office:value="15.753">
            <text:p>15.753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837">
            <text:p>837</text:p>
          </table:table-cell>
          <table:table-cell office:value-type="float" office:value="35.06">
            <text:p>35.06</text:p>
          </table:table-cell>
          <table:table-cell office:value-type="string">
            <text:p>replib</text:p>
          </table:table-cell>
          <table:table-cell office:value-type="float" office:value="7429.967">
            <text:p>7429.967</text:p>
          </table:table-cell>
          <table:table-cell office:value-type="float" office:value="699181.279">
            <text:p>699181.279</text:p>
          </table:table-cell>
        </table:table-row>
        <table:table-row table:style-name="ro3">
          <table:table-cell table:number-columns-repeated="11"/>
          <table:table-cell office:value-type="float" office:value="15.815">
            <text:p>15.8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5">
            <text:p>985</text:p>
          </table:table-cell>
          <table:table-cell office:value-type="float" office:value="82.13">
            <text:p>82.13</text:p>
          </table:table-cell>
          <table:table-cell office:value-type="string">
            <text:p>replib</text:p>
          </table:table-cell>
          <table:table-cell office:value-type="float" office:value="395155.238">
            <text:p>395155.238</text:p>
          </table:table-cell>
          <table:table-cell office:value-type="float" office:value="13335962.115">
            <text:p>13335962.115</text:p>
          </table:table-cell>
        </table:table-row>
        <table:table-row table:style-name="ro3">
          <table:table-cell table:number-columns-repeated="11"/>
          <table:table-cell office:value-type="float" office:value="15.835">
            <text:p>15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84">
            <text:p>984</text:p>
          </table:table-cell>
          <table:table-cell office:value-type="float" office:value="67.66">
            <text:p>67.66</text:p>
          </table:table-cell>
          <table:table-cell office:value-type="string">
            <text:p>replib</text:p>
          </table:table-cell>
          <table:table-cell office:value-type="float" office:value="8907.993">
            <text:p>8907.993</text:p>
          </table:table-cell>
          <table:table-cell office:value-type="float" office:value="597592.89">
            <text:p>597592.89</text:p>
          </table:table-cell>
        </table:table-row>
        <table:table-row table:style-name="ro3">
          <table:table-cell table:number-columns-repeated="11"/>
          <table:table-cell office:value-type="float" office:value="15.862">
            <text:p>15.8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5">
            <text:p>985</text:p>
          </table:table-cell>
          <table:table-cell office:value-type="float" office:value="81.46">
            <text:p>81.46</text:p>
          </table:table-cell>
          <table:table-cell office:value-type="string">
            <text:p>replib</text:p>
          </table:table-cell>
          <table:table-cell office:value-type="float" office:value="7567.401">
            <text:p>7567.401</text:p>
          </table:table-cell>
          <table:table-cell office:value-type="float" office:value="492406.789">
            <text:p>492406.789</text:p>
          </table:table-cell>
        </table:table-row>
        <table:table-row table:style-name="ro3">
          <table:table-cell table:number-columns-repeated="11"/>
          <table:table-cell office:value-type="float" office:value="15.964">
            <text:p>15.964</text:p>
          </table:table-cell>
          <table:table-cell office:value-type="string">
            <text:p>Caryophyllen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751">
            <text:p>751</text:p>
          </table:table-cell>
          <table:table-cell office:value-type="float" office:value="14.76">
            <text:p>14.76</text:p>
          </table:table-cell>
          <table:table-cell office:value-type="string">
            <text:p>replib</text:p>
          </table:table-cell>
          <table:table-cell office:value-type="float" office:value="199575.061">
            <text:p>199575.061</text:p>
          </table:table-cell>
          <table:table-cell office:value-type="float" office:value="5761001.426">
            <text:p>5761001.426</text:p>
          </table:table-cell>
        </table:table-row>
        <table:table-row table:style-name="ro3">
          <table:table-cell table:number-columns-repeated="11"/>
          <table:table-cell office:value-type="float" office:value="16.097">
            <text:p>16.097</text:p>
          </table:table-cell>
          <table:table-cell office:value-type="string">
            <text:p>α-Farnesen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25">
            <text:p>725</text:p>
          </table:table-cell>
          <table:table-cell office:value-type="float" office:value="25.71">
            <text:p>25.71</text:p>
          </table:table-cell>
          <table:table-cell office:value-type="string">
            <text:p>replib</text:p>
          </table:table-cell>
          <table:table-cell office:value-type="float" office:value="53003.314">
            <text:p>53003.314</text:p>
          </table:table-cell>
          <table:table-cell office:value-type="float" office:value="1654674.938">
            <text:p>1654674.938</text:p>
          </table:table-cell>
        </table:table-row>
        <table:table-row table:style-name="ro3">
          <table:table-cell table:number-columns-repeated="11"/>
          <table:table-cell office:value-type="float" office:value="16.189">
            <text:p>16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73">
            <text:p>973</text:p>
          </table:table-cell>
          <table:table-cell office:value-type="float" office:value="78.85">
            <text:p>78.85</text:p>
          </table:table-cell>
          <table:table-cell office:value-type="string">
            <text:p>replib</text:p>
          </table:table-cell>
          <table:table-cell office:value-type="float" office:value="17538.541">
            <text:p>17538.541</text:p>
          </table:table-cell>
          <table:table-cell office:value-type="float" office:value="1079092.425">
            <text:p>1079092.425</text:p>
          </table:table-cell>
        </table:table-row>
        <table:table-row table:style-name="ro3">
          <table:table-cell table:number-columns-repeated="11"/>
          <table:table-cell office:value-type="float" office:value="16.27">
            <text:p>16.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926">
            <text:p>926</text:p>
          </table:table-cell>
          <table:table-cell office:value-type="float" office:value="77.05">
            <text:p>77.05</text:p>
          </table:table-cell>
          <table:table-cell office:value-type="string">
            <text:p>replib</text:p>
          </table:table-cell>
          <table:table-cell office:value-type="float" office:value="263185.634">
            <text:p>263185.634</text:p>
          </table:table-cell>
          <table:table-cell office:value-type="float" office:value="7797621.962">
            <text:p>7797621.962</text:p>
          </table:table-cell>
        </table:table-row>
        <table:table-row table:style-name="ro3">
          <table:table-cell table:number-columns-repeated="11"/>
          <table:table-cell office:value-type="float" office:value="16.332">
            <text:p>16.33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80">
            <text:p>980</text:p>
          </table:table-cell>
          <table:table-cell office:value-type="float" office:value="55.46">
            <text:p>55.46</text:p>
          </table:table-cell>
          <table:table-cell office:value-type="string">
            <text:p>replib</text:p>
          </table:table-cell>
          <table:table-cell office:value-type="float" office:value="323517.269">
            <text:p>323517.269</text:p>
          </table:table-cell>
          <table:table-cell office:value-type="float" office:value="9945750.679">
            <text:p>9945750.679</text:p>
          </table:table-cell>
        </table:table-row>
        <table:table-row table:style-name="ro3">
          <table:table-cell table:number-columns-repeated="11"/>
          <table:table-cell office:value-type="float" office:value="16.457">
            <text:p>16.457</text:p>
          </table:table-cell>
          <table:table-cell office:value-type="string">
            <text:p>Cycloheptasiloxane, tetradecamethyl-</text:p>
          </table:table-cell>
          <table:table-cell office:value-type="string">
            <text:p>n.a.</text:p>
          </table:table-cell>
          <table:table-cell office:value-type="float" office:value="912">
            <text:p>912</text:p>
          </table:table-cell>
          <table:table-cell office:value-type="float" office:value="932">
            <text:p>932</text:p>
          </table:table-cell>
          <table:table-cell office:value-type="float" office:value="95.68">
            <text:p>95.68</text:p>
          </table:table-cell>
          <table:table-cell office:value-type="string">
            <text:p>replib</text:p>
          </table:table-cell>
          <table:table-cell office:value-type="float" office:value="14618.743">
            <text:p>14618.743</text:p>
          </table:table-cell>
          <table:table-cell office:value-type="float" office:value="826706.07">
            <text:p>826706.07</text:p>
          </table:table-cell>
        </table:table-row>
        <table:table-row table:style-name="ro3">
          <table:table-cell table:number-columns-repeated="11"/>
          <table:table-cell office:value-type="float" office:value="16.566">
            <text:p>16.5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85">
            <text:p>985</text:p>
          </table:table-cell>
          <table:table-cell office:value-type="float" office:value="71.6">
            <text:p>71.6</text:p>
          </table:table-cell>
          <table:table-cell office:value-type="string">
            <text:p>replib</text:p>
          </table:table-cell>
          <table:table-cell office:value-type="float" office:value="33252.337">
            <text:p>33252.337</text:p>
          </table:table-cell>
          <table:table-cell office:value-type="float" office:value="711012.567">
            <text:p>711012.567</text:p>
          </table:table-cell>
        </table:table-row>
        <table:table-row table:style-name="ro3">
          <table:table-cell table:number-columns-repeated="11"/>
          <table:table-cell office:value-type="float" office:value="16.651">
            <text:p>16.65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55">
            <text:p>955</text:p>
          </table:table-cell>
          <table:table-cell office:value-type="float" office:value="74">
            <text:p>74</text:p>
          </table:table-cell>
          <table:table-cell office:value-type="string">
            <text:p>replib</text:p>
          </table:table-cell>
          <table:table-cell office:value-type="float" office:value="57410.894">
            <text:p>57410.894</text:p>
          </table:table-cell>
          <table:table-cell office:value-type="float" office:value="1684587.748">
            <text:p>1684587.748</text:p>
          </table:table-cell>
        </table:table-row>
        <table:table-row table:style-name="ro3">
          <table:table-cell table:number-columns-repeated="11"/>
          <table:table-cell office:value-type="float" office:value="16.696">
            <text:p>16.6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5">
            <text:p>645</text:p>
          </table:table-cell>
          <table:table-cell office:value-type="float" office:value="951">
            <text:p>951</text:p>
          </table:table-cell>
          <table:table-cell office:value-type="float" office:value="48.81">
            <text:p>48.81</text:p>
          </table:table-cell>
          <table:table-cell office:value-type="string">
            <text:p>replib</text:p>
          </table:table-cell>
          <table:table-cell office:value-type="float" office:value="8579.817">
            <text:p>8579.817</text:p>
          </table:table-cell>
          <table:table-cell office:value-type="float" office:value="518897.328">
            <text:p>518897.328</text:p>
          </table:table-cell>
        </table:table-row>
        <table:table-row table:style-name="ro3">
          <table:table-cell table:number-columns-repeated="11"/>
          <table:table-cell office:value-type="float" office:value="16.716">
            <text:p>16.716</text:p>
          </table:table-cell>
          <table:table-cell office:value-type="string">
            <text:p>Heptadecane, 2-methyl-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741">
            <text:p>741</text:p>
          </table:table-cell>
          <table:table-cell office:value-type="float" office:value="19.6">
            <text:p>19.6</text:p>
          </table:table-cell>
          <table:table-cell office:value-type="string">
            <text:p>replib</text:p>
          </table:table-cell>
          <table:table-cell office:value-type="float" office:value="565959.338">
            <text:p>565959.338</text:p>
          </table:table-cell>
          <table:table-cell office:value-type="float" office:value="13645115.944">
            <text:p>13645115.944</text:p>
          </table:table-cell>
        </table:table-row>
        <table:table-row table:style-name="ro3">
          <table:table-cell table:number-columns-repeated="11"/>
          <table:table-cell office:value-type="float" office:value="16.801">
            <text:p>16.801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n.a.</text:p>
          </table:table-cell>
          <table:table-cell office:value-type="float" office:value="888">
            <text:p>888</text:p>
          </table:table-cell>
          <table:table-cell office:value-type="float" office:value="890">
            <text:p>890</text:p>
          </table:table-cell>
          <table:table-cell office:value-type="float" office:value="32.72">
            <text:p>32.72</text:p>
          </table:table-cell>
          <table:table-cell office:value-type="string">
            <text:p>replib</text:p>
          </table:table-cell>
          <table:table-cell office:value-type="float" office:value="141421.952">
            <text:p>141421.952</text:p>
          </table:table-cell>
          <table:table-cell office:value-type="float" office:value="4632456.354">
            <text:p>4632456.354</text:p>
          </table:table-cell>
        </table:table-row>
        <table:table-row table:style-name="ro3">
          <table:table-cell table:number-columns-repeated="11"/>
          <table:table-cell office:value-type="float" office:value="16.923">
            <text:p>16.923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854">
            <text:p>854</text:p>
          </table:table-cell>
          <table:table-cell office:value-type="float" office:value="866">
            <text:p>866</text:p>
          </table:table-cell>
          <table:table-cell office:value-type="float" office:value="65.64">
            <text:p>65.64</text:p>
          </table:table-cell>
          <table:table-cell office:value-type="string">
            <text:p>replib</text:p>
          </table:table-cell>
          <table:table-cell office:value-type="float" office:value="3658.613">
            <text:p>3658.613</text:p>
          </table:table-cell>
          <table:table-cell office:value-type="float" office:value="336248.828">
            <text:p>336248.828</text:p>
          </table:table-cell>
        </table:table-row>
        <table:table-row table:style-name="ro3">
          <table:table-cell table:number-columns-repeated="11"/>
          <table:table-cell office:value-type="float" office:value="16.998">
            <text:p>16.998</text:p>
          </table:table-cell>
          <table:table-cell office:value-type="string">
            <text:p>2,4-Di-tert-butylphenol</text:p>
          </table:table-cell>
          <table:table-cell office:value-type="string">
            <text:p>n.a.</text:p>
          </table:table-cell>
          <table:table-cell office:value-type="float" office:value="924">
            <text:p>924</text:p>
          </table:table-cell>
          <table:table-cell office:value-type="float" office:value="933">
            <text:p>933</text:p>
          </table:table-cell>
          <table:table-cell office:value-type="float" office:value="62.34">
            <text:p>62.34</text:p>
          </table:table-cell>
          <table:table-cell office:value-type="string">
            <text:p>replib</text:p>
          </table:table-cell>
          <table:table-cell office:value-type="float" office:value="3056.682">
            <text:p>3056.682</text:p>
          </table:table-cell>
          <table:table-cell office:value-type="float" office:value="370776.821">
            <text:p>370776.821</text:p>
          </table:table-cell>
        </table:table-row>
        <table:table-row table:style-name="ro3">
          <table:table-cell table:number-columns-repeated="11"/>
          <table:table-cell office:value-type="float" office:value="17.053">
            <text:p>17.053</text:p>
          </table:table-cell>
          <table:table-cell office:value-type="string">
            <text:p>Phenol, 3,5-bis(1,1-dimethylethyl)-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655">
            <text:p>655</text:p>
          </table:table-cell>
          <table:table-cell office:value-type="float" office:value="40.03">
            <text:p>40.03</text:p>
          </table:table-cell>
          <table:table-cell office:value-type="string">
            <text:p>replib</text:p>
          </table:table-cell>
          <table:table-cell office:value-type="float" office:value="32315.384">
            <text:p>32315.384</text:p>
          </table:table-cell>
          <table:table-cell office:value-type="float" office:value="1032722.982">
            <text:p>1032722.982</text:p>
          </table:table-cell>
        </table:table-row>
        <table:table-row table:style-name="ro3">
          <table:table-cell table:number-columns-repeated="11"/>
          <table:table-cell office:value-type="float" office:value="17.138">
            <text:p>17.1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95">
            <text:p>595</text:p>
          </table:table-cell>
          <table:table-cell office:value-type="float" office:value="942">
            <text:p>942</text:p>
          </table:table-cell>
          <table:table-cell office:value-type="float" office:value="74.45">
            <text:p>74.45</text:p>
          </table:table-cell>
          <table:table-cell office:value-type="string">
            <text:p>replib</text:p>
          </table:table-cell>
          <table:table-cell office:value-type="float" office:value="927326.653">
            <text:p>927326.653</text:p>
          </table:table-cell>
          <table:table-cell office:value-type="float" office:value="35786469.704">
            <text:p>35786469.704</text:p>
          </table:table-cell>
        </table:table-row>
        <table:table-row table:style-name="ro3">
          <table:table-cell table:number-columns-repeated="11"/>
          <table:table-cell office:value-type="float" office:value="17.162">
            <text:p>17.1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919">
            <text:p>919</text:p>
          </table:table-cell>
          <table:table-cell office:value-type="float" office:value="76.44">
            <text:p>76.44</text:p>
          </table:table-cell>
          <table:table-cell office:value-type="string">
            <text:p>replib</text:p>
          </table:table-cell>
          <table:table-cell office:value-type="float" office:value="11797.654">
            <text:p>11797.654</text:p>
          </table:table-cell>
          <table:table-cell office:value-type="float" office:value="590582.209">
            <text:p>590582.209</text:p>
          </table:table-cell>
        </table:table-row>
        <table:table-row table:style-name="ro3">
          <table:table-cell table:number-columns-repeated="11"/>
          <table:table-cell office:value-type="float" office:value="17.175">
            <text:p>17.1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973">
            <text:p>973</text:p>
          </table:table-cell>
          <table:table-cell office:value-type="float" office:value="81.02">
            <text:p>81.02</text:p>
          </table:table-cell>
          <table:table-cell office:value-type="string">
            <text:p>replib</text:p>
          </table:table-cell>
          <table:table-cell office:value-type="float" office:value="47425.391">
            <text:p>47425.391</text:p>
          </table:table-cell>
          <table:table-cell office:value-type="float" office:value="1232500.514">
            <text:p>1232500.514</text:p>
          </table:table-cell>
        </table:table-row>
        <table:table-row table:style-name="ro3">
          <table:table-cell table:number-columns-repeated="11"/>
          <table:table-cell office:value-type="float" office:value="17.213">
            <text:p>17.2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4">
            <text:p>644</text:p>
          </table:table-cell>
          <table:table-cell office:value-type="float" office:value="951">
            <text:p>951</text:p>
          </table:table-cell>
          <table:table-cell office:value-type="float" office:value="58.44">
            <text:p>58.44</text:p>
          </table:table-cell>
          <table:table-cell office:value-type="string">
            <text:p>replib</text:p>
          </table:table-cell>
          <table:table-cell office:value-type="float" office:value="5495.115">
            <text:p>5495.115</text:p>
          </table:table-cell>
          <table:table-cell office:value-type="float" office:value="386101.35">
            <text:p>386101.35</text:p>
          </table:table-cell>
        </table:table-row>
        <table:table-row table:style-name="ro3">
          <table:table-cell table:number-columns-repeated="11"/>
          <table:table-cell office:value-type="float" office:value="17.264">
            <text:p>17.2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12">
            <text:p>612</text:p>
          </table:table-cell>
          <table:table-cell office:value-type="float" office:value="942">
            <text:p>942</text:p>
          </table:table-cell>
          <table:table-cell office:value-type="float" office:value="14.88">
            <text:p>14.88</text:p>
          </table:table-cell>
          <table:table-cell office:value-type="string">
            <text:p>replib</text:p>
          </table:table-cell>
          <table:table-cell office:value-type="float" office:value="52102.243">
            <text:p>52102.243</text:p>
          </table:table-cell>
          <table:table-cell office:value-type="float" office:value="962551.94">
            <text:p>962551.94</text:p>
          </table:table-cell>
        </table:table-row>
        <table:table-row table:style-name="ro3">
          <table:table-cell table:number-columns-repeated="11"/>
          <table:table-cell office:value-type="float" office:value="17.369">
            <text:p>17.369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806">
            <text:p>806</text:p>
          </table:table-cell>
          <table:table-cell office:value-type="float" office:value="17.61">
            <text:p>17.61</text:p>
          </table:table-cell>
          <table:table-cell office:value-type="string">
            <text:p>replib</text:p>
          </table:table-cell>
          <table:table-cell office:value-type="float" office:value="70801.866">
            <text:p>70801.866</text:p>
          </table:table-cell>
          <table:table-cell office:value-type="float" office:value="1692578.295">
            <text:p>1692578.295</text:p>
          </table:table-cell>
        </table:table-row>
        <table:table-row table:style-name="ro3">
          <table:table-cell table:number-columns-repeated="11"/>
          <table:table-cell office:value-type="float" office:value="17.471">
            <text:p>17.4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4">
            <text:p>984</text:p>
          </table:table-cell>
          <table:table-cell office:value-type="float" office:value="66.45">
            <text:p>66.45</text:p>
          </table:table-cell>
          <table:table-cell office:value-type="string">
            <text:p>replib</text:p>
          </table:table-cell>
          <table:table-cell office:value-type="float" office:value="43601.19">
            <text:p>43601.19</text:p>
          </table:table-cell>
          <table:table-cell office:value-type="float" office:value="1032251.113">
            <text:p>1032251.113</text:p>
          </table:table-cell>
        </table:table-row>
        <table:table-row table:style-name="ro3">
          <table:table-cell table:number-columns-repeated="11"/>
          <table:table-cell office:value-type="float" office:value="17.491">
            <text:p>17.4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973">
            <text:p>973</text:p>
          </table:table-cell>
          <table:table-cell office:value-type="float" office:value="54.77">
            <text:p>54.77</text:p>
          </table:table-cell>
          <table:table-cell office:value-type="string">
            <text:p>replib</text:p>
          </table:table-cell>
          <table:table-cell office:value-type="float" office:value="51852.721">
            <text:p>51852.721</text:p>
          </table:table-cell>
          <table:table-cell office:value-type="float" office:value="871073.657">
            <text:p>871073.657</text:p>
          </table:table-cell>
        </table:table-row>
        <table:table-row table:style-name="ro3">
          <table:table-cell table:number-columns-repeated="11"/>
          <table:table-cell office:value-type="float" office:value="17.638">
            <text:p>17.638</text:p>
          </table:table-cell>
          <table:table-cell office:value-type="string">
            <text:p>Nerolidol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744">
            <text:p>744</text:p>
          </table:table-cell>
          <table:table-cell office:value-type="float" office:value="63.12">
            <text:p>63.12</text:p>
          </table:table-cell>
          <table:table-cell office:value-type="string">
            <text:p>replib</text:p>
          </table:table-cell>
          <table:table-cell office:value-type="float" office:value="37213.619">
            <text:p>37213.619</text:p>
          </table:table-cell>
          <table:table-cell office:value-type="float" office:value="879040.02">
            <text:p>879040.02</text:p>
          </table:table-cell>
        </table:table-row>
        <table:table-row table:style-name="ro3">
          <table:table-cell table:number-columns-repeated="11"/>
          <table:table-cell office:value-type="float" office:value="17.696">
            <text:p>17.6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4">
            <text:p>984</text:p>
          </table:table-cell>
          <table:table-cell office:value-type="float" office:value="67.84">
            <text:p>67.84</text:p>
          </table:table-cell>
          <table:table-cell office:value-type="string">
            <text:p>replib</text:p>
          </table:table-cell>
          <table:table-cell office:value-type="float" office:value="56382.224">
            <text:p>56382.224</text:p>
          </table:table-cell>
          <table:table-cell office:value-type="float" office:value="991794.17">
            <text:p>991794.17</text:p>
          </table:table-cell>
        </table:table-row>
        <table:table-row table:style-name="ro3">
          <table:table-cell table:number-columns-repeated="11"/>
          <table:table-cell office:value-type="float" office:value="17.77">
            <text:p>17.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42">
            <text:p>942</text:p>
          </table:table-cell>
          <table:table-cell office:value-type="float" office:value="77">
            <text:p>77</text:p>
          </table:table-cell>
          <table:table-cell office:value-type="string">
            <text:p>replib</text:p>
          </table:table-cell>
          <table:table-cell office:value-type="float" office:value="26128.238">
            <text:p>26128.238</text:p>
          </table:table-cell>
          <table:table-cell office:value-type="float" office:value="1061967.011">
            <text:p>1061967.011</text:p>
          </table:table-cell>
        </table:table-row>
        <table:table-row table:style-name="ro3">
          <table:table-cell table:number-columns-repeated="11"/>
          <table:table-cell office:value-type="float" office:value="17.852">
            <text:p>17.8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4">
            <text:p>984</text:p>
          </table:table-cell>
          <table:table-cell office:value-type="float" office:value="63.76">
            <text:p>63.76</text:p>
          </table:table-cell>
          <table:table-cell office:value-type="string">
            <text:p>replib</text:p>
          </table:table-cell>
          <table:table-cell office:value-type="float" office:value="8295.838">
            <text:p>8295.838</text:p>
          </table:table-cell>
          <table:table-cell office:value-type="float" office:value="879353.931">
            <text:p>879353.931</text:p>
          </table:table-cell>
        </table:table-row>
        <table:table-row table:style-name="ro3">
          <table:table-cell table:number-columns-repeated="11"/>
          <table:table-cell office:value-type="float" office:value="17.893">
            <text:p>17.8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51">
            <text:p>951</text:p>
          </table:table-cell>
          <table:table-cell office:value-type="float" office:value="78.7">
            <text:p>78.7</text:p>
          </table:table-cell>
          <table:table-cell office:value-type="string">
            <text:p>replib</text:p>
          </table:table-cell>
          <table:table-cell office:value-type="float" office:value="41743.149">
            <text:p>41743.149</text:p>
          </table:table-cell>
          <table:table-cell office:value-type="float" office:value="938155.44">
            <text:p>938155.44</text:p>
          </table:table-cell>
        </table:table-row>
        <table:table-row table:style-name="ro3">
          <table:table-cell table:number-columns-repeated="11"/>
          <table:table-cell office:value-type="float" office:value="18.076">
            <text:p>18.076</text:p>
          </table:table-cell>
          <table:table-cell office:value-type="string">
            <text:p>1,6-Octadien-3-ol, 3,7-dimethyl-, format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773">
            <text:p>773</text:p>
          </table:table-cell>
          <table:table-cell office:value-type="float" office:value="30.02">
            <text:p>30.02</text:p>
          </table:table-cell>
          <table:table-cell office:value-type="string">
            <text:p>replib</text:p>
          </table:table-cell>
          <table:table-cell office:value-type="float" office:value="198617.094">
            <text:p>198617.094</text:p>
          </table:table-cell>
          <table:table-cell office:value-type="float" office:value="4837036.149">
            <text:p>4837036.149</text:p>
          </table:table-cell>
        </table:table-row>
        <table:table-row table:style-name="ro3">
          <table:table-cell table:number-columns-repeated="11"/>
          <table:table-cell office:value-type="float" office:value="18.158">
            <text:p>18.158</text:p>
          </table:table-cell>
          <table:table-cell office:value-type="string">
            <text:p>Caryophyllene oxide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 office:value-type="float" office:value="46.84">
            <text:p>46.84</text:p>
          </table:table-cell>
          <table:table-cell office:value-type="string">
            <text:p>replib</text:p>
          </table:table-cell>
          <table:table-cell office:value-type="float" office:value="32578.226">
            <text:p>32578.226</text:p>
          </table:table-cell>
          <table:table-cell office:value-type="float" office:value="961523.892">
            <text:p>961523.892</text:p>
          </table:table-cell>
        </table:table-row>
        <table:table-row table:style-name="ro3">
          <table:table-cell table:number-columns-repeated="11"/>
          <table:table-cell office:value-type="float" office:value="18.206">
            <text:p>18.2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84">
            <text:p>984</text:p>
          </table:table-cell>
          <table:table-cell office:value-type="float" office:value="61.38">
            <text:p>61.38</text:p>
          </table:table-cell>
          <table:table-cell office:value-type="string">
            <text:p>replib</text:p>
          </table:table-cell>
          <table:table-cell office:value-type="float" office:value="59134.247">
            <text:p>59134.247</text:p>
          </table:table-cell>
          <table:table-cell office:value-type="float" office:value="1446755.493">
            <text:p>1446755.493</text:p>
          </table:table-cell>
        </table:table-row>
        <table:table-row table:style-name="ro3">
          <table:table-cell table:number-columns-repeated="11"/>
          <table:table-cell office:value-type="float" office:value="18.247">
            <text:p>18.2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81.96">
            <text:p>81.96</text:p>
          </table:table-cell>
          <table:table-cell office:value-type="string">
            <text:p>replib</text:p>
          </table:table-cell>
          <table:table-cell office:value-type="float" office:value="147307.042">
            <text:p>147307.042</text:p>
          </table:table-cell>
          <table:table-cell office:value-type="float" office:value="4812505.434">
            <text:p>4812505.434</text:p>
          </table:table-cell>
        </table:table-row>
        <table:table-row table:style-name="ro3">
          <table:table-cell table:number-columns-repeated="11"/>
          <table:table-cell office:value-type="float" office:value="18.26">
            <text:p>18.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73">
            <text:p>973</text:p>
          </table:table-cell>
          <table:table-cell office:value-type="float" office:value="80.86">
            <text:p>80.86</text:p>
          </table:table-cell>
          <table:table-cell office:value-type="string">
            <text:p>replib</text:p>
          </table:table-cell>
          <table:table-cell office:value-type="float" office:value="71807.437">
            <text:p>71807.437</text:p>
          </table:table-cell>
          <table:table-cell office:value-type="float" office:value="1560135.476">
            <text:p>1560135.476</text:p>
          </table:table-cell>
        </table:table-row>
        <table:table-row table:style-name="ro3">
          <table:table-cell table:number-columns-repeated="11"/>
          <table:table-cell office:value-type="float" office:value="18.328">
            <text:p>18.3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99">
            <text:p>999</text:p>
          </table:table-cell>
          <table:table-cell office:value-type="float" office:value="82.42">
            <text:p>82.42</text:p>
          </table:table-cell>
          <table:table-cell office:value-type="string">
            <text:p>replib</text:p>
          </table:table-cell>
          <table:table-cell office:value-type="float" office:value="218814.215">
            <text:p>218814.215</text:p>
          </table:table-cell>
          <table:table-cell office:value-type="float" office:value="6973292.086">
            <text:p>6973292.086</text:p>
          </table:table-cell>
        </table:table-row>
        <table:table-row table:style-name="ro3">
          <table:table-cell table:number-columns-repeated="11"/>
          <table:table-cell office:value-type="float" office:value="18.41">
            <text:p>18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99">
            <text:p>999</text:p>
          </table:table-cell>
          <table:table-cell office:value-type="float" office:value="79.26">
            <text:p>79.26</text:p>
          </table:table-cell>
          <table:table-cell office:value-type="string">
            <text:p>replib</text:p>
          </table:table-cell>
          <table:table-cell office:value-type="float" office:value="17274.966">
            <text:p>17274.966</text:p>
          </table:table-cell>
          <table:table-cell office:value-type="float" office:value="942897.358">
            <text:p>942897.358</text:p>
          </table:table-cell>
        </table:table-row>
        <table:table-row table:style-name="ro3">
          <table:table-cell table:number-columns-repeated="11"/>
          <table:table-cell office:value-type="float" office:value="18.546">
            <text:p>18.546</text:p>
          </table:table-cell>
          <table:table-cell office:value-type="string">
            <text:p>Cyclooctasiloxane, hexadecamethyl-</text:p>
          </table:table-cell>
          <table:table-cell office:value-type="string">
            <text:p>n.a.</text:p>
          </table:table-cell>
          <table:table-cell office:value-type="float" office:value="809">
            <text:p>809</text:p>
          </table:table-cell>
          <table:table-cell office:value-type="float" office:value="956">
            <text:p>956</text:p>
          </table:table-cell>
          <table:table-cell office:value-type="float" office:value="92.32">
            <text:p>92.32</text:p>
          </table:table-cell>
          <table:table-cell office:value-type="string">
            <text:p>replib</text:p>
          </table:table-cell>
          <table:table-cell office:value-type="float" office:value="60570.908">
            <text:p>60570.908</text:p>
          </table:table-cell>
          <table:table-cell office:value-type="float" office:value="1532109.361">
            <text:p>1532109.361</text:p>
          </table:table-cell>
        </table:table-row>
        <table:table-row table:style-name="ro3">
          <table:table-cell table:number-columns-repeated="11"/>
          <table:table-cell office:value-type="float" office:value="18.692">
            <text:p>18.692</text:p>
          </table:table-cell>
          <table:table-cell office:value-type="string">
            <text:p>Azulene, 1,2,3,3a,4,5,6,7-octahydro-1,4-dimethyl-7-(1-methylethenyl)-, [1R-(1α,3aβ,4α,7β)]-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750">
            <text:p>750</text:p>
          </table:table-cell>
          <table:table-cell office:value-type="float" office:value="14.71">
            <text:p>14.71</text:p>
          </table:table-cell>
          <table:table-cell office:value-type="string">
            <text:p>replib</text:p>
          </table:table-cell>
          <table:table-cell office:value-type="float" office:value="76234.799">
            <text:p>76234.799</text:p>
          </table:table-cell>
          <table:table-cell office:value-type="float" office:value="1197574.376">
            <text:p>1197574.376</text:p>
          </table:table-cell>
        </table:table-row>
        <table:table-row table:style-name="ro3">
          <table:table-cell table:number-columns-repeated="11"/>
          <table:table-cell office:value-type="float" office:value="18.763">
            <text:p>18.7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85">
            <text:p>985</text:p>
          </table:table-cell>
          <table:table-cell office:value-type="float" office:value="80.88">
            <text:p>80.88</text:p>
          </table:table-cell>
          <table:table-cell office:value-type="string">
            <text:p>replib</text:p>
          </table:table-cell>
          <table:table-cell office:value-type="float" office:value="43339.384">
            <text:p>43339.384</text:p>
          </table:table-cell>
          <table:table-cell office:value-type="float" office:value="894599.797">
            <text:p>894599.797</text:p>
          </table:table-cell>
        </table:table-row>
        <table:table-row table:style-name="ro3">
          <table:table-cell table:number-columns-repeated="11"/>
          <table:table-cell office:value-type="float" office:value="18.832">
            <text:p>18.832</text:p>
          </table:table-cell>
          <table:table-cell office:value-type="string">
            <text:p>Caryophyllene 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758">
            <text:p>758</text:p>
          </table:table-cell>
          <table:table-cell office:value-type="float" office:value="46.06">
            <text:p>46.06</text:p>
          </table:table-cell>
          <table:table-cell office:value-type="string">
            <text:p>replib</text:p>
          </table:table-cell>
          <table:table-cell office:value-type="float" office:value="4228.367">
            <text:p>4228.367</text:p>
          </table:table-cell>
          <table:table-cell office:value-type="float" office:value="425822.962">
            <text:p>425822.962</text:p>
          </table:table-cell>
        </table:table-row>
        <table:table-row table:style-name="ro3">
          <table:table-cell table:number-columns-repeated="11"/>
          <table:table-cell office:value-type="float" office:value="18.862">
            <text:p>18.8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51">
            <text:p>951</text:p>
          </table:table-cell>
          <table:table-cell office:value-type="float" office:value="80.35">
            <text:p>80.35</text:p>
          </table:table-cell>
          <table:table-cell office:value-type="string">
            <text:p>replib</text:p>
          </table:table-cell>
          <table:table-cell office:value-type="float" office:value="6466.915">
            <text:p>6466.915</text:p>
          </table:table-cell>
          <table:table-cell office:value-type="float" office:value="659943.253">
            <text:p>659943.253</text:p>
          </table:table-cell>
        </table:table-row>
        <table:table-row table:style-name="ro3">
          <table:table-cell table:number-columns-repeated="11"/>
          <table:table-cell office:value-type="float" office:value="18.883">
            <text:p>18.8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6">
            <text:p>656</text:p>
          </table:table-cell>
          <table:table-cell office:value-type="float" office:value="912">
            <text:p>912</text:p>
          </table:table-cell>
          <table:table-cell office:value-type="float" office:value="77.71">
            <text:p>77.71</text:p>
          </table:table-cell>
          <table:table-cell office:value-type="string">
            <text:p>replib</text:p>
          </table:table-cell>
          <table:table-cell office:value-type="float" office:value="30575.331">
            <text:p>30575.331</text:p>
          </table:table-cell>
          <table:table-cell office:value-type="float" office:value="632369.505">
            <text:p>632369.505</text:p>
          </table:table-cell>
        </table:table-row>
        <table:table-row table:style-name="ro3">
          <table:table-cell table:number-columns-repeated="11"/>
          <table:table-cell office:value-type="float" office:value="18.917">
            <text:p>18.9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73">
            <text:p>973</text:p>
          </table:table-cell>
          <table:table-cell office:value-type="float" office:value="81.84">
            <text:p>81.84</text:p>
          </table:table-cell>
          <table:table-cell office:value-type="string">
            <text:p>replib</text:p>
          </table:table-cell>
          <table:table-cell office:value-type="float" office:value="93089.7">
            <text:p>93089.7</text:p>
          </table:table-cell>
          <table:table-cell office:value-type="float" office:value="1524912.048">
            <text:p>1524912.048</text:p>
          </table:table-cell>
        </table:table-row>
        <table:table-row table:style-name="ro3">
          <table:table-cell table:number-columns-repeated="11"/>
          <table:table-cell office:value-type="float" office:value="18.937">
            <text:p>18.9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99">
            <text:p>999</text:p>
          </table:table-cell>
          <table:table-cell office:value-type="float" office:value="81.56">
            <text:p>81.56</text:p>
          </table:table-cell>
          <table:table-cell office:value-type="string">
            <text:p>replib</text:p>
          </table:table-cell>
          <table:table-cell office:value-type="float" office:value="87901.308">
            <text:p>87901.308</text:p>
          </table:table-cell>
          <table:table-cell office:value-type="float" office:value="1235911.152">
            <text:p>1235911.152</text:p>
          </table:table-cell>
        </table:table-row>
        <table:table-row table:style-name="ro3">
          <table:table-cell table:number-columns-repeated="11"/>
          <table:table-cell office:value-type="float" office:value="18.978">
            <text:p>18.9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85">
            <text:p>985</text:p>
          </table:table-cell>
          <table:table-cell office:value-type="float" office:value="50.35">
            <text:p>50.35</text:p>
          </table:table-cell>
          <table:table-cell office:value-type="string">
            <text:p>replib</text:p>
          </table:table-cell>
          <table:table-cell office:value-type="float" office:value="29689.635">
            <text:p>29689.635</text:p>
          </table:table-cell>
          <table:table-cell office:value-type="float" office:value="729650.274">
            <text:p>729650.274</text:p>
          </table:table-cell>
        </table:table-row>
        <table:table-row table:style-name="ro3">
          <table:table-cell table:number-columns-repeated="11"/>
          <table:table-cell office:value-type="float" office:value="19.029">
            <text:p>19.0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934">
            <text:p>934</text:p>
          </table:table-cell>
          <table:table-cell office:value-type="float" office:value="72.59">
            <text:p>72.59</text:p>
          </table:table-cell>
          <table:table-cell office:value-type="string">
            <text:p>replib</text:p>
          </table:table-cell>
          <table:table-cell office:value-type="float" office:value="28879.179">
            <text:p>28879.179</text:p>
          </table:table-cell>
          <table:table-cell office:value-type="float" office:value="744757.648">
            <text:p>744757.648</text:p>
          </table:table-cell>
        </table:table-row>
        <table:table-row table:style-name="ro3">
          <table:table-cell table:number-columns-repeated="11"/>
          <table:table-cell office:value-type="float" office:value="19.121">
            <text:p>19.1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84">
            <text:p>984</text:p>
          </table:table-cell>
          <table:table-cell office:value-type="float" office:value="66.46">
            <text:p>66.46</text:p>
          </table:table-cell>
          <table:table-cell office:value-type="string">
            <text:p>replib</text:p>
          </table:table-cell>
          <table:table-cell office:value-type="float" office:value="37019.234">
            <text:p>37019.234</text:p>
          </table:table-cell>
          <table:table-cell office:value-type="float" office:value="885216.015">
            <text:p>885216.015</text:p>
          </table:table-cell>
        </table:table-row>
        <table:table-row table:style-name="ro3">
          <table:table-cell table:number-columns-repeated="11"/>
          <table:table-cell office:value-type="float" office:value="19.25">
            <text:p>19.25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789">
            <text:p>789</text:p>
          </table:table-cell>
          <table:table-cell office:value-type="float" office:value="28.26">
            <text:p>28.26</text:p>
          </table:table-cell>
          <table:table-cell office:value-type="string">
            <text:p>replib</text:p>
          </table:table-cell>
          <table:table-cell office:value-type="float" office:value="1215075.474">
            <text:p>1215075.474</text:p>
          </table:table-cell>
          <table:table-cell office:value-type="float" office:value="46912831.191">
            <text:p>46912831.191</text:p>
          </table:table-cell>
        </table:table-row>
        <table:table-row table:style-name="ro3">
          <table:table-cell table:number-columns-repeated="11"/>
          <table:table-cell office:value-type="float" office:value="19.325">
            <text:p>19.3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99">
            <text:p>999</text:p>
          </table:table-cell>
          <table:table-cell office:value-type="float" office:value="81.86">
            <text:p>81.86</text:p>
          </table:table-cell>
          <table:table-cell office:value-type="string">
            <text:p>replib</text:p>
          </table:table-cell>
          <table:table-cell office:value-type="float" office:value="37577.096">
            <text:p>37577.096</text:p>
          </table:table-cell>
          <table:table-cell office:value-type="float" office:value="964225.095">
            <text:p>964225.095</text:p>
          </table:table-cell>
        </table:table-row>
        <table:table-row table:style-name="ro3">
          <table:table-cell table:number-columns-repeated="11"/>
          <table:table-cell office:value-type="float" office:value="19.423">
            <text:p>19.423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804">
            <text:p>804</text:p>
          </table:table-cell>
          <table:table-cell office:value-type="float" office:value="15.36">
            <text:p>15.36</text:p>
          </table:table-cell>
          <table:table-cell office:value-type="string">
            <text:p>replib</text:p>
          </table:table-cell>
          <table:table-cell office:value-type="float" office:value="11073.488">
            <text:p>11073.488</text:p>
          </table:table-cell>
          <table:table-cell office:value-type="float" office:value="479378.163">
            <text:p>479378.163</text:p>
          </table:table-cell>
        </table:table-row>
        <table:table-row table:style-name="ro3">
          <table:table-cell table:number-columns-repeated="11"/>
          <table:table-cell office:value-type="float" office:value="19.478">
            <text:p>19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942">
            <text:p>942</text:p>
          </table:table-cell>
          <table:table-cell office:value-type="float" office:value="67.62">
            <text:p>67.62</text:p>
          </table:table-cell>
          <table:table-cell office:value-type="string">
            <text:p>replib</text:p>
          </table:table-cell>
          <table:table-cell office:value-type="float" office:value="12301.946">
            <text:p>12301.946</text:p>
          </table:table-cell>
          <table:table-cell office:value-type="float" office:value="604301.02">
            <text:p>604301.02</text:p>
          </table:table-cell>
        </table:table-row>
        <table:table-row table:style-name="ro3">
          <table:table-cell table:number-columns-repeated="11"/>
          <table:table-cell office:value-type="float" office:value="19.525">
            <text:p>19.5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85">
            <text:p>985</text:p>
          </table:table-cell>
          <table:table-cell office:value-type="float" office:value="73.02">
            <text:p>73.02</text:p>
          </table:table-cell>
          <table:table-cell office:value-type="string">
            <text:p>replib</text:p>
          </table:table-cell>
          <table:table-cell office:value-type="float" office:value="8363.375">
            <text:p>8363.375</text:p>
          </table:table-cell>
          <table:table-cell office:value-type="float" office:value="517831.304">
            <text:p>517831.304</text:p>
          </table:table-cell>
        </table:table-row>
        <table:table-row table:style-name="ro3">
          <table:table-cell table:number-columns-repeated="11"/>
          <table:table-cell office:value-type="float" office:value="19.59">
            <text:p>19.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93">
            <text:p>593</text:p>
          </table:table-cell>
          <table:table-cell office:value-type="float" office:value="961">
            <text:p>961</text:p>
          </table:table-cell>
          <table:table-cell office:value-type="float" office:value="70.65">
            <text:p>70.65</text:p>
          </table:table-cell>
          <table:table-cell office:value-type="string">
            <text:p>replib</text:p>
          </table:table-cell>
          <table:table-cell office:value-type="float" office:value="739554.72">
            <text:p>739554.72</text:p>
          </table:table-cell>
          <table:table-cell office:value-type="float" office:value="14228181.2">
            <text:p>14228181.2</text:p>
          </table:table-cell>
        </table:table-row>
        <table:table-row table:style-name="ro3">
          <table:table-cell table:number-columns-repeated="11"/>
          <table:table-cell office:value-type="float" office:value="19.658">
            <text:p>19.65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80">
            <text:p>980</text:p>
          </table:table-cell>
          <table:table-cell office:value-type="float" office:value="59.05">
            <text:p>59.05</text:p>
          </table:table-cell>
          <table:table-cell office:value-type="string">
            <text:p>replib</text:p>
          </table:table-cell>
          <table:table-cell office:value-type="float" office:value="207547.971">
            <text:p>207547.971</text:p>
          </table:table-cell>
          <table:table-cell office:value-type="float" office:value="7740734.297">
            <text:p>7740734.297</text:p>
          </table:table-cell>
        </table:table-row>
        <table:table-row table:style-name="ro3">
          <table:table-cell table:number-columns-repeated="11"/>
          <table:table-cell office:value-type="float" office:value="19.77">
            <text:p>19.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934">
            <text:p>934</text:p>
          </table:table-cell>
          <table:table-cell office:value-type="float" office:value="76.1">
            <text:p>76.1</text:p>
          </table:table-cell>
          <table:table-cell office:value-type="string">
            <text:p>replib</text:p>
          </table:table-cell>
          <table:table-cell office:value-type="float" office:value="1710021.771">
            <text:p>1710021.771</text:p>
          </table:table-cell>
          <table:table-cell office:value-type="float" office:value="72366969.616">
            <text:p>72366969.616</text:p>
          </table:table-cell>
        </table:table-row>
        <table:table-row table:style-name="ro3">
          <table:table-cell table:number-columns-repeated="11"/>
          <table:table-cell office:value-type="float" office:value="19.794">
            <text:p>19.79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0">
            <text:p>980</text:p>
          </table:table-cell>
          <table:table-cell office:value-type="float" office:value="59.87">
            <text:p>59.87</text:p>
          </table:table-cell>
          <table:table-cell office:value-type="string">
            <text:p>replib</text:p>
          </table:table-cell>
          <table:table-cell office:value-type="float" office:value="27805.065">
            <text:p>27805.065</text:p>
          </table:table-cell>
          <table:table-cell office:value-type="float" office:value="638091.172">
            <text:p>638091.172</text:p>
          </table:table-cell>
        </table:table-row>
        <table:table-row table:style-name="ro3">
          <table:table-cell table:number-columns-repeated="11"/>
          <table:table-cell office:value-type="float" office:value="19.855">
            <text:p>19.8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85">
            <text:p>985</text:p>
          </table:table-cell>
          <table:table-cell office:value-type="float" office:value="82.15">
            <text:p>82.15</text:p>
          </table:table-cell>
          <table:table-cell office:value-type="string">
            <text:p>replib</text:p>
          </table:table-cell>
          <table:table-cell office:value-type="float" office:value="12106.912">
            <text:p>12106.912</text:p>
          </table:table-cell>
          <table:table-cell office:value-type="float" office:value="514319.689">
            <text:p>514319.689</text:p>
          </table:table-cell>
        </table:table-row>
        <table:table-row table:style-name="ro3">
          <table:table-cell table:number-columns-repeated="11"/>
          <table:table-cell office:value-type="float" office:value="19.947">
            <text:p>19.947</text:p>
          </table:table-cell>
          <table:table-cell office:value-type="string">
            <text:p>Tridecane, 4-methyl-</text:p>
          </table:table-cell>
          <table:table-cell office:value-type="string">
            <text:p>n.a.</text:p>
          </table:table-cell>
          <table:table-cell office:value-type="float" office:value="649">
            <text:p>649</text:p>
          </table:table-cell>
          <table:table-cell office:value-type="float" office:value="718">
            <text:p>718</text:p>
          </table:table-cell>
          <table:table-cell office:value-type="float" office:value="13.69">
            <text:p>13.69</text:p>
          </table:table-cell>
          <table:table-cell office:value-type="string">
            <text:p>replib</text:p>
          </table:table-cell>
          <table:table-cell office:value-type="float" office:value="3282.291">
            <text:p>3282.291</text:p>
          </table:table-cell>
          <table:table-cell office:value-type="float" office:value="398475.389">
            <text:p>398475.389</text:p>
          </table:table-cell>
        </table:table-row>
        <table:table-row table:style-name="ro3">
          <table:table-cell table:number-columns-repeated="11"/>
          <table:table-cell office:value-type="float" office:value="20.008">
            <text:p>20.0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84">
            <text:p>984</text:p>
          </table:table-cell>
          <table:table-cell office:value-type="float" office:value="65.04">
            <text:p>65.04</text:p>
          </table:table-cell>
          <table:table-cell office:value-type="string">
            <text:p>replib</text:p>
          </table:table-cell>
          <table:table-cell office:value-type="float" office:value="2283.954">
            <text:p>2283.954</text:p>
          </table:table-cell>
          <table:table-cell office:value-type="float" office:value="198276.758">
            <text:p>198276.758</text:p>
          </table:table-cell>
        </table:table-row>
        <table:table-row table:style-name="ro3">
          <table:table-cell table:number-columns-repeated="11"/>
          <table:table-cell office:value-type="float" office:value="20.09">
            <text:p>20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6">
            <text:p>646</text:p>
          </table:table-cell>
          <table:table-cell office:value-type="float" office:value="942">
            <text:p>942</text:p>
          </table:table-cell>
          <table:table-cell office:value-type="float" office:value="64.78">
            <text:p>64.78</text:p>
          </table:table-cell>
          <table:table-cell office:value-type="string">
            <text:p>replib</text:p>
          </table:table-cell>
          <table:table-cell office:value-type="float" office:value="11244.331">
            <text:p>11244.331</text:p>
          </table:table-cell>
          <table:table-cell office:value-type="float" office:value="501341.12">
            <text:p>501341.12</text:p>
          </table:table-cell>
        </table:table-row>
        <table:table-row table:style-name="ro3">
          <table:table-cell table:number-columns-repeated="11"/>
          <table:table-cell office:value-type="float" office:value="20.155">
            <text:p>20.15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80">
            <text:p>980</text:p>
          </table:table-cell>
          <table:table-cell office:value-type="float" office:value="44.2">
            <text:p>44.2</text:p>
          </table:table-cell>
          <table:table-cell office:value-type="string">
            <text:p>replib</text:p>
          </table:table-cell>
          <table:table-cell office:value-type="float" office:value="28350.609">
            <text:p>28350.609</text:p>
          </table:table-cell>
          <table:table-cell office:value-type="float" office:value="727112.331">
            <text:p>727112.331</text:p>
          </table:table-cell>
        </table:table-row>
        <table:table-row table:style-name="ro3">
          <table:table-cell table:number-columns-repeated="11"/>
          <table:table-cell office:value-type="float" office:value="20.202">
            <text:p>20.2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84">
            <text:p>984</text:p>
          </table:table-cell>
          <table:table-cell office:value-type="float" office:value="64.61">
            <text:p>64.61</text:p>
          </table:table-cell>
          <table:table-cell office:value-type="string">
            <text:p>replib</text:p>
          </table:table-cell>
          <table:table-cell office:value-type="float" office:value="76433.233">
            <text:p>76433.233</text:p>
          </table:table-cell>
          <table:table-cell office:value-type="float" office:value="1453095.502">
            <text:p>1453095.502</text:p>
          </table:table-cell>
        </table:table-row>
        <table:table-row table:style-name="ro3">
          <table:table-cell table:number-columns-repeated="11"/>
          <table:table-cell office:value-type="float" office:value="20.219">
            <text:p>20.2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73">
            <text:p>973</text:p>
          </table:table-cell>
          <table:table-cell office:value-type="float" office:value="66.97">
            <text:p>66.97</text:p>
          </table:table-cell>
          <table:table-cell office:value-type="string">
            <text:p>replib</text:p>
          </table:table-cell>
          <table:table-cell office:value-type="float" office:value="22453.404">
            <text:p>22453.404</text:p>
          </table:table-cell>
          <table:table-cell office:value-type="float" office:value="756578.278">
            <text:p>756578.278</text:p>
          </table:table-cell>
        </table:table-row>
        <table:table-row table:style-name="ro3">
          <table:table-cell table:number-columns-repeated="11"/>
          <table:table-cell office:value-type="float" office:value="20.25">
            <text:p>20.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73">
            <text:p>973</text:p>
          </table:table-cell>
          <table:table-cell office:value-type="float" office:value="77">
            <text:p>77</text:p>
          </table:table-cell>
          <table:table-cell office:value-type="string">
            <text:p>replib</text:p>
          </table:table-cell>
          <table:table-cell office:value-type="float" office:value="39379.347">
            <text:p>39379.347</text:p>
          </table:table-cell>
          <table:table-cell office:value-type="float" office:value="1130036.406">
            <text:p>1130036.406</text:p>
          </table:table-cell>
        </table:table-row>
        <table:table-row table:style-name="ro3">
          <table:table-cell table:number-columns-repeated="11"/>
          <table:table-cell office:value-type="float" office:value="20.338">
            <text:p>20.338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849">
            <text:p>849</text:p>
          </table:table-cell>
          <table:table-cell office:value-type="float" office:value="860">
            <text:p>860</text:p>
          </table:table-cell>
          <table:table-cell office:value-type="float" office:value="98.67">
            <text:p>98.67</text:p>
          </table:table-cell>
          <table:table-cell office:value-type="string">
            <text:p>replib</text:p>
          </table:table-cell>
          <table:table-cell office:value-type="float" office:value="98516.995">
            <text:p>98516.995</text:p>
          </table:table-cell>
          <table:table-cell office:value-type="float" office:value="1082120.2">
            <text:p>1082120.2</text:p>
          </table:table-cell>
        </table:table-row>
        <table:table-row table:style-name="ro3">
          <table:table-cell table:number-columns-repeated="11"/>
          <table:table-cell office:value-type="float" office:value="20.45">
            <text:p>20.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73">
            <text:p>973</text:p>
          </table:table-cell>
          <table:table-cell office:value-type="float" office:value="81.57">
            <text:p>81.57</text:p>
          </table:table-cell>
          <table:table-cell office:value-type="string">
            <text:p>replib</text:p>
          </table:table-cell>
          <table:table-cell office:value-type="float" office:value="19366.758">
            <text:p>19366.758</text:p>
          </table:table-cell>
          <table:table-cell office:value-type="float" office:value="661852.59">
            <text:p>661852.59</text:p>
          </table:table-cell>
        </table:table-row>
        <table:table-row table:style-name="ro3">
          <table:table-cell table:number-columns-repeated="11"/>
          <table:table-cell office:value-type="float" office:value="20.491">
            <text:p>20.49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99">
            <text:p>999</text:p>
          </table:table-cell>
          <table:table-cell office:value-type="float" office:value="81.07">
            <text:p>81.07</text:p>
          </table:table-cell>
          <table:table-cell office:value-type="string">
            <text:p>replib</text:p>
          </table:table-cell>
          <table:table-cell office:value-type="float" office:value="50318.729">
            <text:p>50318.729</text:p>
          </table:table-cell>
          <table:table-cell office:value-type="float" office:value="778812.119">
            <text:p>778812.119</text:p>
          </table:table-cell>
        </table:table-row>
        <table:table-row table:style-name="ro3">
          <table:table-cell table:number-columns-repeated="11"/>
          <table:table-cell office:value-type="float" office:value="20.576">
            <text:p>20.5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99">
            <text:p>999</text:p>
          </table:table-cell>
          <table:table-cell office:value-type="float" office:value="77.08">
            <text:p>77.08</text:p>
          </table:table-cell>
          <table:table-cell office:value-type="string">
            <text:p>replib</text:p>
          </table:table-cell>
          <table:table-cell office:value-type="float" office:value="14380.378">
            <text:p>14380.378</text:p>
          </table:table-cell>
          <table:table-cell office:value-type="float" office:value="593987.026">
            <text:p>593987.026</text:p>
          </table:table-cell>
        </table:table-row>
        <table:table-row table:style-name="ro3">
          <table:table-cell table:number-columns-repeated="11"/>
          <table:table-cell office:value-type="float" office:value="20.631">
            <text:p>20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51">
            <text:p>951</text:p>
          </table:table-cell>
          <table:table-cell office:value-type="float" office:value="80.83">
            <text:p>80.83</text:p>
          </table:table-cell>
          <table:table-cell office:value-type="string">
            <text:p>replib</text:p>
          </table:table-cell>
          <table:table-cell office:value-type="float" office:value="25613.321">
            <text:p>25613.321</text:p>
          </table:table-cell>
          <table:table-cell office:value-type="float" office:value="684784.624">
            <text:p>684784.624</text:p>
          </table:table-cell>
        </table:table-row>
        <table:table-row table:style-name="ro3">
          <table:table-cell table:number-columns-repeated="11"/>
          <table:table-cell office:value-type="float" office:value="20.763">
            <text:p>20.7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99">
            <text:p>999</text:p>
          </table:table-cell>
          <table:table-cell office:value-type="float" office:value="73.21">
            <text:p>73.21</text:p>
          </table:table-cell>
          <table:table-cell office:value-type="string">
            <text:p>replib</text:p>
          </table:table-cell>
          <table:table-cell office:value-type="float" office:value="140387.165">
            <text:p>140387.165</text:p>
          </table:table-cell>
          <table:table-cell office:value-type="float" office:value="2278309.444">
            <text:p>2278309.444</text:p>
          </table:table-cell>
        </table:table-row>
        <table:table-row table:style-name="ro3">
          <table:table-cell table:number-columns-repeated="11"/>
          <table:table-cell office:value-type="float" office:value="20.814">
            <text:p>20.8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3">
            <text:p>973</text:p>
          </table:table-cell>
          <table:table-cell office:value-type="float" office:value="81.79">
            <text:p>81.79</text:p>
          </table:table-cell>
          <table:table-cell office:value-type="string">
            <text:p>replib</text:p>
          </table:table-cell>
          <table:table-cell office:value-type="float" office:value="63242.266">
            <text:p>63242.266</text:p>
          </table:table-cell>
          <table:table-cell office:value-type="float" office:value="1704875.223">
            <text:p>1704875.223</text:p>
          </table:table-cell>
        </table:table-row>
        <table:table-row table:style-name="ro3">
          <table:table-cell table:number-columns-repeated="11"/>
          <table:table-cell office:value-type="float" office:value="20.855">
            <text:p>20.8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99">
            <text:p>999</text:p>
          </table:table-cell>
          <table:table-cell office:value-type="float" office:value="82.48">
            <text:p>82.48</text:p>
          </table:table-cell>
          <table:table-cell office:value-type="string">
            <text:p>replib</text:p>
          </table:table-cell>
          <table:table-cell office:value-type="float" office:value="16520.512">
            <text:p>16520.512</text:p>
          </table:table-cell>
          <table:table-cell office:value-type="float" office:value="448296.173">
            <text:p>448296.173</text:p>
          </table:table-cell>
        </table:table-row>
        <table:table-row table:style-name="ro3">
          <table:table-cell table:number-columns-repeated="11"/>
          <table:table-cell office:value-type="float" office:value="20.879">
            <text:p>20.8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61">
            <text:p>961</text:p>
          </table:table-cell>
          <table:table-cell office:value-type="float" office:value="81.11">
            <text:p>81.11</text:p>
          </table:table-cell>
          <table:table-cell office:value-type="string">
            <text:p>replib</text:p>
          </table:table-cell>
          <table:table-cell office:value-type="float" office:value="3335.725">
            <text:p>3335.725</text:p>
          </table:table-cell>
          <table:table-cell office:value-type="float" office:value="463116.128">
            <text:p>463116.128</text:p>
          </table:table-cell>
        </table:table-row>
        <table:table-row table:style-name="ro3">
          <table:table-cell table:number-columns-repeated="11"/>
          <table:table-cell office:value-type="float" office:value="20.913">
            <text:p>20.9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5">
            <text:p>985</text:p>
          </table:table-cell>
          <table:table-cell office:value-type="float" office:value="81.76">
            <text:p>81.76</text:p>
          </table:table-cell>
          <table:table-cell office:value-type="string">
            <text:p>replib</text:p>
          </table:table-cell>
          <table:table-cell office:value-type="float" office:value="11695.285">
            <text:p>11695.285</text:p>
          </table:table-cell>
          <table:table-cell office:value-type="float" office:value="433840.272">
            <text:p>433840.272</text:p>
          </table:table-cell>
        </table:table-row>
        <table:table-row table:style-name="ro3">
          <table:table-cell table:number-columns-repeated="11"/>
          <table:table-cell office:value-type="float" office:value="20.957">
            <text:p>20.9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99">
            <text:p>999</text:p>
          </table:table-cell>
          <table:table-cell office:value-type="float" office:value="81.83">
            <text:p>81.83</text:p>
          </table:table-cell>
          <table:table-cell office:value-type="string">
            <text:p>replib</text:p>
          </table:table-cell>
          <table:table-cell office:value-type="float" office:value="41240.839">
            <text:p>41240.839</text:p>
          </table:table-cell>
          <table:table-cell office:value-type="float" office:value="653249.901">
            <text:p>653249.901</text:p>
          </table:table-cell>
        </table:table-row>
        <table:table-row table:style-name="ro3">
          <table:table-cell table:number-columns-repeated="11"/>
          <table:table-cell office:value-type="float" office:value="21.039">
            <text:p>21.0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84">
            <text:p>984</text:p>
          </table:table-cell>
          <table:table-cell office:value-type="float" office:value="64.26">
            <text:p>64.26</text:p>
          </table:table-cell>
          <table:table-cell office:value-type="string">
            <text:p>replib</text:p>
          </table:table-cell>
          <table:table-cell office:value-type="float" office:value="14342.543">
            <text:p>14342.543</text:p>
          </table:table-cell>
          <table:table-cell office:value-type="float" office:value="533067.795">
            <text:p>533067.795</text:p>
          </table:table-cell>
        </table:table-row>
        <table:table-row table:style-name="ro3">
          <table:table-cell table:number-columns-repeated="11"/>
          <table:table-cell office:value-type="float" office:value="21.09">
            <text:p>21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4">
            <text:p>984</text:p>
          </table:table-cell>
          <table:table-cell office:value-type="float" office:value="67.78">
            <text:p>67.78</text:p>
          </table:table-cell>
          <table:table-cell office:value-type="string">
            <text:p>replib</text:p>
          </table:table-cell>
          <table:table-cell office:value-type="float" office:value="337188.907">
            <text:p>337188.907</text:p>
          </table:table-cell>
          <table:table-cell office:value-type="float" office:value="10813211.897">
            <text:p>10813211.897</text:p>
          </table:table-cell>
        </table:table-row>
        <table:table-row table:style-name="ro3">
          <table:table-cell table:number-columns-repeated="11"/>
          <table:table-cell office:value-type="float" office:value="21.158">
            <text:p>21.15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78">
            <text:p>978</text:p>
          </table:table-cell>
          <table:table-cell office:value-type="float" office:value="82.22">
            <text:p>82.22</text:p>
          </table:table-cell>
          <table:table-cell office:value-type="string">
            <text:p>replib</text:p>
          </table:table-cell>
          <table:table-cell office:value-type="float" office:value="70270.796">
            <text:p>70270.796</text:p>
          </table:table-cell>
          <table:table-cell office:value-type="float" office:value="1428934.573">
            <text:p>1428934.573</text:p>
          </table:table-cell>
        </table:table-row>
        <table:table-row table:style-name="ro3">
          <table:table-cell table:number-columns-repeated="11"/>
          <table:table-cell office:value-type="float" office:value="21.195">
            <text:p>21.1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999">
            <text:p>999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18001.871">
            <text:p>18001.871</text:p>
          </table:table-cell>
          <table:table-cell office:value-type="float" office:value="557285.358">
            <text:p>557285.358</text:p>
          </table:table-cell>
        </table:table-row>
        <table:table-row table:style-name="ro3">
          <table:table-cell table:number-columns-repeated="11"/>
          <table:table-cell office:value-type="float" office:value="21.246">
            <text:p>21.246</text:p>
          </table:table-cell>
          <table:table-cell office:value-type="string">
            <text:p>Didodecyl phthalat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794">
            <text:p>794</text:p>
          </table:table-cell>
          <table:table-cell office:value-type="float" office:value="52.15">
            <text:p>52.15</text:p>
          </table:table-cell>
          <table:table-cell office:value-type="string">
            <text:p>replib</text:p>
          </table:table-cell>
          <table:table-cell office:value-type="float" office:value="38190.377">
            <text:p>38190.377</text:p>
          </table:table-cell>
          <table:table-cell office:value-type="float" office:value="1296084.447">
            <text:p>1296084.447</text:p>
          </table:table-cell>
        </table:table-row>
        <table:table-row table:style-name="ro3">
          <table:table-cell table:number-columns-repeated="11"/>
          <table:table-cell office:value-type="float" office:value="21.308">
            <text:p>21.30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99">
            <text:p>999</text:p>
          </table:table-cell>
          <table:table-cell office:value-type="float" office:value="81.02">
            <text:p>81.02</text:p>
          </table:table-cell>
          <table:table-cell office:value-type="string">
            <text:p>replib</text:p>
          </table:table-cell>
          <table:table-cell office:value-type="float" office:value="3835.11">
            <text:p>3835.11</text:p>
          </table:table-cell>
          <table:table-cell office:value-type="float" office:value="376545.607">
            <text:p>376545.607</text:p>
          </table:table-cell>
        </table:table-row>
        <table:table-row table:style-name="ro3">
          <table:table-cell table:number-columns-repeated="11"/>
          <table:table-cell office:value-type="float" office:value="21.345">
            <text:p>21.3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62">
            <text:p>962</text:p>
          </table:table-cell>
          <table:table-cell office:value-type="float" office:value="81.77">
            <text:p>81.77</text:p>
          </table:table-cell>
          <table:table-cell office:value-type="string">
            <text:p>replib</text:p>
          </table:table-cell>
          <table:table-cell office:value-type="float" office:value="4665.946">
            <text:p>4665.946</text:p>
          </table:table-cell>
          <table:table-cell office:value-type="float" office:value="312793.157">
            <text:p>312793.157</text:p>
          </table:table-cell>
        </table:table-row>
        <table:table-row table:style-name="ro3">
          <table:table-cell table:number-columns-repeated="11"/>
          <table:table-cell office:value-type="float" office:value="21.45">
            <text:p>21.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5">
            <text:p>985</text:p>
          </table:table-cell>
          <table:table-cell office:value-type="float" office:value="67.67">
            <text:p>67.67</text:p>
          </table:table-cell>
          <table:table-cell office:value-type="string">
            <text:p>replib</text:p>
          </table:table-cell>
          <table:table-cell office:value-type="float" office:value="3393.546">
            <text:p>3393.546</text:p>
          </table:table-cell>
          <table:table-cell office:value-type="float" office:value="270084.118">
            <text:p>270084.118</text:p>
          </table:table-cell>
        </table:table-row>
        <table:table-row table:style-name="ro3">
          <table:table-cell table:number-columns-repeated="11"/>
          <table:table-cell office:value-type="float" office:value="21.484">
            <text:p>21.48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80">
            <text:p>980</text:p>
          </table:table-cell>
          <table:table-cell office:value-type="float" office:value="59.06">
            <text:p>59.06</text:p>
          </table:table-cell>
          <table:table-cell office:value-type="string">
            <text:p>replib</text:p>
          </table:table-cell>
          <table:table-cell office:value-type="float" office:value="3357.315">
            <text:p>3357.315</text:p>
          </table:table-cell>
          <table:table-cell office:value-type="float" office:value="395377.388">
            <text:p>395377.388</text:p>
          </table:table-cell>
        </table:table-row>
        <table:table-row table:style-name="ro3">
          <table:table-cell table:number-columns-repeated="11"/>
          <table:table-cell office:value-type="float" office:value="21.518">
            <text:p>21.5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99">
            <text:p>999</text:p>
          </table:table-cell>
          <table:table-cell office:value-type="float" office:value="82.49">
            <text:p>82.49</text:p>
          </table:table-cell>
          <table:table-cell office:value-type="string">
            <text:p>replib</text:p>
          </table:table-cell>
          <table:table-cell office:value-type="float" office:value="20265.882">
            <text:p>20265.882</text:p>
          </table:table-cell>
          <table:table-cell office:value-type="float" office:value="605631.193">
            <text:p>605631.193</text:p>
          </table:table-cell>
        </table:table-row>
        <table:table-row table:style-name="ro3">
          <table:table-cell table:number-columns-repeated="11"/>
          <table:table-cell office:value-type="float" office:value="21.658">
            <text:p>21.6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99">
            <text:p>999</text:p>
          </table:table-cell>
          <table:table-cell office:value-type="float" office:value="79.56">
            <text:p>79.56</text:p>
          </table:table-cell>
          <table:table-cell office:value-type="string">
            <text:p>replib</text:p>
          </table:table-cell>
          <table:table-cell office:value-type="float" office:value="39663.52">
            <text:p>39663.52</text:p>
          </table:table-cell>
          <table:table-cell office:value-type="float" office:value="586416.726">
            <text:p>586416.726</text:p>
          </table:table-cell>
        </table:table-row>
        <table:table-row table:style-name="ro3">
          <table:table-cell table:number-columns-repeated="11"/>
          <table:table-cell office:value-type="float" office:value="21.723">
            <text:p>21.7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99">
            <text:p>999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6969.694">
            <text:p>6969.694</text:p>
          </table:table-cell>
          <table:table-cell office:value-type="float" office:value="429285.543">
            <text:p>429285.543</text:p>
          </table:table-cell>
        </table:table-row>
        <table:table-row table:style-name="ro3">
          <table:table-cell table:number-columns-repeated="11"/>
          <table:table-cell office:value-type="float" office:value="21.757">
            <text:p>21.7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99">
            <text:p>999</text:p>
          </table:table-cell>
          <table:table-cell office:value-type="float" office:value="81.98">
            <text:p>81.98</text:p>
          </table:table-cell>
          <table:table-cell office:value-type="string">
            <text:p>replib</text:p>
          </table:table-cell>
          <table:table-cell office:value-type="float" office:value="107222.575">
            <text:p>107222.575</text:p>
          </table:table-cell>
          <table:table-cell office:value-type="float" office:value="2398346.37">
            <text:p>2398346.37</text:p>
          </table:table-cell>
        </table:table-row>
        <table:table-row table:style-name="ro3">
          <table:table-cell table:number-columns-repeated="11"/>
          <table:table-cell office:value-type="float" office:value="21.804">
            <text:p>21.804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788">
            <text:p>788</text:p>
          </table:table-cell>
          <table:table-cell office:value-type="float" office:value="21.95">
            <text:p>21.95</text:p>
          </table:table-cell>
          <table:table-cell office:value-type="string">
            <text:p>replib</text:p>
          </table:table-cell>
          <table:table-cell office:value-type="float" office:value="5070.168">
            <text:p>5070.168</text:p>
          </table:table-cell>
          <table:table-cell office:value-type="float" office:value="483107.972">
            <text:p>483107.972</text:p>
          </table:table-cell>
        </table:table-row>
        <table:table-row table:style-name="ro3">
          <table:table-cell table:number-columns-repeated="11"/>
          <table:table-cell office:value-type="float" office:value="21.859">
            <text:p>21.8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51">
            <text:p>951</text:p>
          </table:table-cell>
          <table:table-cell office:value-type="float" office:value="80.34">
            <text:p>80.34</text:p>
          </table:table-cell>
          <table:table-cell office:value-type="string">
            <text:p>replib</text:p>
          </table:table-cell>
          <table:table-cell office:value-type="float" office:value="93150.794">
            <text:p>93150.794</text:p>
          </table:table-cell>
          <table:table-cell office:value-type="float" office:value="1596539.828">
            <text:p>1596539.828</text:p>
          </table:table-cell>
        </table:table-row>
        <table:table-row table:style-name="ro3">
          <table:table-cell table:number-columns-repeated="11"/>
          <table:table-cell office:value-type="float" office:value="21.879">
            <text:p>21.8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4">
            <text:p>984</text:p>
          </table:table-cell>
          <table:table-cell office:value-type="float" office:value="65.37">
            <text:p>65.37</text:p>
          </table:table-cell>
          <table:table-cell office:value-type="string">
            <text:p>replib</text:p>
          </table:table-cell>
          <table:table-cell office:value-type="float" office:value="11594.443">
            <text:p>11594.443</text:p>
          </table:table-cell>
          <table:table-cell office:value-type="float" office:value="550009.901">
            <text:p>550009.901</text:p>
          </table:table-cell>
        </table:table-row>
        <table:table-row table:style-name="ro3">
          <table:table-cell table:number-columns-repeated="11"/>
          <table:table-cell office:value-type="float" office:value="21.927">
            <text:p>21.927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730">
            <text:p>730</text:p>
          </table:table-cell>
          <table:table-cell office:value-type="float" office:value="64.46">
            <text:p>64.46</text:p>
          </table:table-cell>
          <table:table-cell office:value-type="string">
            <text:p>replib</text:p>
          </table:table-cell>
          <table:table-cell office:value-type="float" office:value="17641.653">
            <text:p>17641.653</text:p>
          </table:table-cell>
          <table:table-cell office:value-type="float" office:value="552553.052">
            <text:p>552553.052</text:p>
          </table:table-cell>
        </table:table-row>
        <table:table-row table:style-name="ro3">
          <table:table-cell table:number-columns-repeated="11"/>
          <table:table-cell office:value-type="float" office:value="22.012">
            <text:p>22.0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73">
            <text:p>973</text:p>
          </table:table-cell>
          <table:table-cell office:value-type="float" office:value="81.14">
            <text:p>81.14</text:p>
          </table:table-cell>
          <table:table-cell office:value-type="string">
            <text:p>replib</text:p>
          </table:table-cell>
          <table:table-cell office:value-type="float" office:value="32565.042">
            <text:p>32565.042</text:p>
          </table:table-cell>
          <table:table-cell office:value-type="float" office:value="630446.789">
            <text:p>630446.789</text:p>
          </table:table-cell>
        </table:table-row>
        <table:table-row table:style-name="ro3">
          <table:table-cell table:number-columns-repeated="11"/>
          <table:table-cell office:value-type="float" office:value="22.042">
            <text:p>22.0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4">
            <text:p>984</text:p>
          </table:table-cell>
          <table:table-cell office:value-type="float" office:value="66.58">
            <text:p>66.58</text:p>
          </table:table-cell>
          <table:table-cell office:value-type="string">
            <text:p>replib</text:p>
          </table:table-cell>
          <table:table-cell office:value-type="float" office:value="29464.167">
            <text:p>29464.167</text:p>
          </table:table-cell>
          <table:table-cell office:value-type="float" office:value="487717.524">
            <text:p>487717.524</text:p>
          </table:table-cell>
        </table:table-row>
        <table:table-row table:style-name="ro3">
          <table:table-cell table:number-columns-repeated="11"/>
          <table:table-cell office:value-type="float" office:value="22.063">
            <text:p>22.0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26">
            <text:p>926</text:p>
          </table:table-cell>
          <table:table-cell office:value-type="float" office:value="76.62">
            <text:p>76.62</text:p>
          </table:table-cell>
          <table:table-cell office:value-type="string">
            <text:p>replib</text:p>
          </table:table-cell>
          <table:table-cell office:value-type="float" office:value="15788.337">
            <text:p>15788.337</text:p>
          </table:table-cell>
          <table:table-cell office:value-type="float" office:value="612373.832">
            <text:p>612373.832</text:p>
          </table:table-cell>
        </table:table-row>
        <table:table-row table:style-name="ro3">
          <table:table-cell table:number-columns-repeated="11"/>
          <table:table-cell office:value-type="float" office:value="22.093">
            <text:p>22.0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85">
            <text:p>985</text:p>
          </table:table-cell>
          <table:table-cell office:value-type="float" office:value="82.06">
            <text:p>82.06</text:p>
          </table:table-cell>
          <table:table-cell office:value-type="string">
            <text:p>replib</text:p>
          </table:table-cell>
          <table:table-cell office:value-type="float" office:value="23067.254">
            <text:p>23067.254</text:p>
          </table:table-cell>
          <table:table-cell office:value-type="float" office:value="626096.511">
            <text:p>626096.511</text:p>
          </table:table-cell>
        </table:table-row>
        <table:table-row table:style-name="ro3">
          <table:table-cell table:number-columns-repeated="11"/>
          <table:table-cell office:value-type="float" office:value="22.137">
            <text:p>22.1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99">
            <text:p>999</text:p>
          </table:table-cell>
          <table:table-cell office:value-type="float" office:value="82.46">
            <text:p>82.46</text:p>
          </table:table-cell>
          <table:table-cell office:value-type="string">
            <text:p>replib</text:p>
          </table:table-cell>
          <table:table-cell office:value-type="float" office:value="19856.76">
            <text:p>19856.76</text:p>
          </table:table-cell>
          <table:table-cell office:value-type="float" office:value="657882.033">
            <text:p>657882.033</text:p>
          </table:table-cell>
        </table:table-row>
        <table:table-row table:style-name="ro3">
          <table:table-cell table:number-columns-repeated="11"/>
          <table:table-cell office:value-type="float" office:value="22.165">
            <text:p>22.16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0">
            <text:p>980</text:p>
          </table:table-cell>
          <table:table-cell office:value-type="float" office:value="59.44">
            <text:p>59.44</text:p>
          </table:table-cell>
          <table:table-cell office:value-type="string">
            <text:p>replib</text:p>
          </table:table-cell>
          <table:table-cell office:value-type="float" office:value="40442.874">
            <text:p>40442.874</text:p>
          </table:table-cell>
          <table:table-cell office:value-type="float" office:value="639328.71">
            <text:p>639328.71</text:p>
          </table:table-cell>
        </table:table-row>
        <table:table-row table:style-name="ro3">
          <table:table-cell table:number-columns-repeated="11"/>
          <table:table-cell office:value-type="float" office:value="22.192">
            <text:p>22.1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84">
            <text:p>984</text:p>
          </table:table-cell>
          <table:table-cell office:value-type="float" office:value="65.88">
            <text:p>65.88</text:p>
          </table:table-cell>
          <table:table-cell office:value-type="string">
            <text:p>replib</text:p>
          </table:table-cell>
          <table:table-cell office:value-type="float" office:value="9989.85">
            <text:p>9989.85</text:p>
          </table:table-cell>
          <table:table-cell office:value-type="float" office:value="518014.753">
            <text:p>518014.753</text:p>
          </table:table-cell>
        </table:table-row>
        <table:table-row table:style-name="ro3">
          <table:table-cell table:number-columns-repeated="11"/>
          <table:table-cell office:value-type="float" office:value="22.246">
            <text:p>22.2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85">
            <text:p>985</text:p>
          </table:table-cell>
          <table:table-cell office:value-type="float" office:value="61.16">
            <text:p>61.16</text:p>
          </table:table-cell>
          <table:table-cell office:value-type="string">
            <text:p>replib</text:p>
          </table:table-cell>
          <table:table-cell office:value-type="float" office:value="31353.087">
            <text:p>31353.087</text:p>
          </table:table-cell>
          <table:table-cell office:value-type="float" office:value="741681.754">
            <text:p>741681.754</text:p>
          </table:table-cell>
        </table:table-row>
        <table:table-row table:style-name="ro3">
          <table:table-cell table:number-columns-repeated="11"/>
          <table:table-cell office:value-type="float" office:value="22.318">
            <text:p>22.3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4">
            <text:p>984</text:p>
          </table:table-cell>
          <table:table-cell office:value-type="float" office:value="66.56">
            <text:p>66.56</text:p>
          </table:table-cell>
          <table:table-cell office:value-type="string">
            <text:p>replib</text:p>
          </table:table-cell>
          <table:table-cell office:value-type="float" office:value="29728.83">
            <text:p>29728.83</text:p>
          </table:table-cell>
          <table:table-cell office:value-type="float" office:value="647484.053">
            <text:p>647484.053</text:p>
          </table:table-cell>
        </table:table-row>
        <table:table-row table:style-name="ro3">
          <table:table-cell table:number-columns-repeated="11"/>
          <table:table-cell office:value-type="float" office:value="22.335">
            <text:p>22.3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99">
            <text:p>999</text:p>
          </table:table-cell>
          <table:table-cell office:value-type="float" office:value="77.14">
            <text:p>77.14</text:p>
          </table:table-cell>
          <table:table-cell office:value-type="string">
            <text:p>replib</text:p>
          </table:table-cell>
          <table:table-cell office:value-type="float" office:value="8608.638">
            <text:p>8608.638</text:p>
          </table:table-cell>
          <table:table-cell office:value-type="float" office:value="548266.202">
            <text:p>548266.202</text:p>
          </table:table-cell>
        </table:table-row>
        <table:table-row table:style-name="ro3">
          <table:table-cell table:number-columns-repeated="11"/>
          <table:table-cell office:value-type="float" office:value="22.43">
            <text:p>22.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76.04">
            <text:p>76.04</text:p>
          </table:table-cell>
          <table:table-cell office:value-type="string">
            <text:p>replib</text:p>
          </table:table-cell>
          <table:table-cell office:value-type="float" office:value="8424.434">
            <text:p>8424.434</text:p>
          </table:table-cell>
          <table:table-cell office:value-type="float" office:value="373131.217">
            <text:p>373131.217</text:p>
          </table:table-cell>
        </table:table-row>
        <table:table-row table:style-name="ro3">
          <table:table-cell table:number-columns-repeated="11"/>
          <table:table-cell office:value-type="float" office:value="22.45">
            <text:p>22.4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80">
            <text:p>980</text:p>
          </table:table-cell>
          <table:table-cell office:value-type="float" office:value="55.92">
            <text:p>55.92</text:p>
          </table:table-cell>
          <table:table-cell office:value-type="string">
            <text:p>replib</text:p>
          </table:table-cell>
          <table:table-cell office:value-type="float" office:value="2186.426">
            <text:p>2186.426</text:p>
          </table:table-cell>
          <table:table-cell office:value-type="float" office:value="340654.344">
            <text:p>340654.344</text:p>
          </table:table-cell>
        </table:table-row>
        <table:table-row table:style-name="ro3">
          <table:table-cell table:number-columns-repeated="11"/>
          <table:table-cell office:value-type="float" office:value="22.495">
            <text:p>22.4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99">
            <text:p>999</text:p>
          </table:table-cell>
          <table:table-cell office:value-type="float" office:value="82.02">
            <text:p>82.02</text:p>
          </table:table-cell>
          <table:table-cell office:value-type="string">
            <text:p>replib</text:p>
          </table:table-cell>
          <table:table-cell office:value-type="float" office:value="261302.84">
            <text:p>261302.84</text:p>
          </table:table-cell>
          <table:table-cell office:value-type="float" office:value="8012223.197">
            <text:p>8012223.197</text:p>
          </table:table-cell>
        </table:table-row>
        <table:table-row table:style-name="ro3">
          <table:table-cell table:number-columns-repeated="11"/>
          <table:table-cell office:value-type="float" office:value="22.539">
            <text:p>22.5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85">
            <text:p>985</text:p>
          </table:table-cell>
          <table:table-cell office:value-type="float" office:value="79.3">
            <text:p>79.3</text:p>
          </table:table-cell>
          <table:table-cell office:value-type="string">
            <text:p>replib</text:p>
          </table:table-cell>
          <table:table-cell office:value-type="float" office:value="11634.285">
            <text:p>11634.285</text:p>
          </table:table-cell>
          <table:table-cell office:value-type="float" office:value="499862.866">
            <text:p>499862.866</text:p>
          </table:table-cell>
        </table:table-row>
        <table:table-row table:style-name="ro3">
          <table:table-cell table:number-columns-repeated="11"/>
          <table:table-cell office:value-type="float" office:value="22.576">
            <text:p>22.5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85">
            <text:p>985</text:p>
          </table:table-cell>
          <table:table-cell office:value-type="float" office:value="82.09">
            <text:p>82.09</text:p>
          </table:table-cell>
          <table:table-cell office:value-type="string">
            <text:p>replib</text:p>
          </table:table-cell>
          <table:table-cell office:value-type="float" office:value="7992.856">
            <text:p>7992.856</text:p>
          </table:table-cell>
          <table:table-cell office:value-type="float" office:value="690673.398">
            <text:p>690673.398</text:p>
          </table:table-cell>
        </table:table-row>
        <table:table-row table:style-name="ro3">
          <table:table-cell table:number-columns-repeated="11"/>
          <table:table-cell office:value-type="float" office:value="22.62">
            <text:p>22.6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0">
            <text:p>980</text:p>
          </table:table-cell>
          <table:table-cell office:value-type="float" office:value="58.78">
            <text:p>58.78</text:p>
          </table:table-cell>
          <table:table-cell office:value-type="string">
            <text:p>replib</text:p>
          </table:table-cell>
          <table:table-cell office:value-type="float" office:value="44953.552">
            <text:p>44953.552</text:p>
          </table:table-cell>
          <table:table-cell office:value-type="float" office:value="667069.351">
            <text:p>667069.351</text:p>
          </table:table-cell>
        </table:table-row>
        <table:table-row table:style-name="ro3">
          <table:table-cell table:number-columns-repeated="11"/>
          <table:table-cell office:value-type="float" office:value="22.665">
            <text:p>22.6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73">
            <text:p>973</text:p>
          </table:table-cell>
          <table:table-cell office:value-type="float" office:value="81.61">
            <text:p>81.61</text:p>
          </table:table-cell>
          <table:table-cell office:value-type="string">
            <text:p>replib</text:p>
          </table:table-cell>
          <table:table-cell office:value-type="float" office:value="13967.292">
            <text:p>13967.292</text:p>
          </table:table-cell>
          <table:table-cell office:value-type="float" office:value="491254.94">
            <text:p>491254.94</text:p>
          </table:table-cell>
        </table:table-row>
        <table:table-row table:style-name="ro3">
          <table:table-cell table:number-columns-repeated="11"/>
          <table:table-cell office:value-type="float" office:value="22.712">
            <text:p>22.7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99">
            <text:p>999</text:p>
          </table:table-cell>
          <table:table-cell office:value-type="float" office:value="82.07">
            <text:p>82.07</text:p>
          </table:table-cell>
          <table:table-cell office:value-type="string">
            <text:p>replib</text:p>
          </table:table-cell>
          <table:table-cell office:value-type="float" office:value="60223.503">
            <text:p>60223.503</text:p>
          </table:table-cell>
          <table:table-cell office:value-type="float" office:value="658022.715">
            <text:p>658022.715</text:p>
          </table:table-cell>
        </table:table-row>
        <table:table-row table:style-name="ro3">
          <table:table-cell table:number-columns-repeated="11"/>
          <table:table-cell office:value-type="float" office:value="22.726">
            <text:p>22.7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99">
            <text:p>999</text:p>
          </table:table-cell>
          <table:table-cell office:value-type="float" office:value="75.01">
            <text:p>75.01</text:p>
          </table:table-cell>
          <table:table-cell office:value-type="string">
            <text:p>replib</text:p>
          </table:table-cell>
          <table:table-cell office:value-type="float" office:value="3597.529">
            <text:p>3597.529</text:p>
          </table:table-cell>
          <table:table-cell office:value-type="float" office:value="314416.359">
            <text:p>314416.359</text:p>
          </table:table-cell>
        </table:table-row>
        <table:table-row table:style-name="ro3">
          <table:table-cell table:number-columns-repeated="11"/>
          <table:table-cell office:value-type="float" office:value="22.756">
            <text:p>22.7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99">
            <text:p>999</text:p>
          </table:table-cell>
          <table:table-cell office:value-type="float" office:value="82.71">
            <text:p>82.71</text:p>
          </table:table-cell>
          <table:table-cell office:value-type="string">
            <text:p>replib</text:p>
          </table:table-cell>
          <table:table-cell office:value-type="float" office:value="8823.016">
            <text:p>8823.016</text:p>
          </table:table-cell>
          <table:table-cell office:value-type="float" office:value="399015.605">
            <text:p>399015.605</text:p>
          </table:table-cell>
        </table:table-row>
        <table:table-row table:style-name="ro3">
          <table:table-cell table:number-columns-repeated="11"/>
          <table:table-cell office:value-type="float" office:value="22.807">
            <text:p>22.8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51">
            <text:p>951</text:p>
          </table:table-cell>
          <table:table-cell office:value-type="float" office:value="80.79">
            <text:p>80.79</text:p>
          </table:table-cell>
          <table:table-cell office:value-type="string">
            <text:p>replib</text:p>
          </table:table-cell>
          <table:table-cell office:value-type="float" office:value="4175.179">
            <text:p>4175.179</text:p>
          </table:table-cell>
          <table:table-cell office:value-type="float" office:value="309495.364">
            <text:p>309495.364</text:p>
          </table:table-cell>
        </table:table-row>
        <table:table-row table:style-name="ro3">
          <table:table-cell table:number-columns-repeated="11"/>
          <table:table-cell office:value-type="float" office:value="22.845">
            <text:p>22.8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4">
            <text:p>984</text:p>
          </table:table-cell>
          <table:table-cell office:value-type="float" office:value="68.89">
            <text:p>68.89</text:p>
          </table:table-cell>
          <table:table-cell office:value-type="string">
            <text:p>replib</text:p>
          </table:table-cell>
          <table:table-cell office:value-type="float" office:value="6806.831">
            <text:p>6806.831</text:p>
          </table:table-cell>
          <table:table-cell office:value-type="float" office:value="399865.409">
            <text:p>399865.409</text:p>
          </table:table-cell>
        </table:table-row>
        <table:table-row table:style-name="ro3">
          <table:table-cell table:number-columns-repeated="11"/>
          <table:table-cell office:value-type="float" office:value="22.882">
            <text:p>22.8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5">
            <text:p>985</text:p>
          </table:table-cell>
          <table:table-cell office:value-type="float" office:value="81.91">
            <text:p>81.91</text:p>
          </table:table-cell>
          <table:table-cell office:value-type="string">
            <text:p>replib</text:p>
          </table:table-cell>
          <table:table-cell office:value-type="float" office:value="29334.202">
            <text:p>29334.202</text:p>
          </table:table-cell>
          <table:table-cell office:value-type="float" office:value="709068.411">
            <text:p>709068.411</text:p>
          </table:table-cell>
        </table:table-row>
        <table:table-row table:style-name="ro3">
          <table:table-cell table:number-columns-repeated="11"/>
          <table:table-cell office:value-type="float" office:value="22.978">
            <text:p>22.9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84">
            <text:p>984</text:p>
          </table:table-cell>
          <table:table-cell office:value-type="float" office:value="67.55">
            <text:p>67.55</text:p>
          </table:table-cell>
          <table:table-cell office:value-type="string">
            <text:p>replib</text:p>
          </table:table-cell>
          <table:table-cell office:value-type="float" office:value="36520.514">
            <text:p>36520.514</text:p>
          </table:table-cell>
          <table:table-cell office:value-type="float" office:value="712620.228">
            <text:p>712620.228</text:p>
          </table:table-cell>
        </table:table-row>
        <table:table-row table:style-name="ro3">
          <table:table-cell table:number-columns-repeated="11"/>
          <table:table-cell office:value-type="float" office:value="23.025">
            <text:p>23.0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99">
            <text:p>999</text:p>
          </table:table-cell>
          <table:table-cell office:value-type="float" office:value="82.21">
            <text:p>82.21</text:p>
          </table:table-cell>
          <table:table-cell office:value-type="string">
            <text:p>replib</text:p>
          </table:table-cell>
          <table:table-cell office:value-type="float" office:value="9627.855">
            <text:p>9627.855</text:p>
          </table:table-cell>
          <table:table-cell office:value-type="float" office:value="579579.884">
            <text:p>579579.884</text:p>
          </table:table-cell>
        </table:table-row>
        <table:table-row table:style-name="ro3">
          <table:table-cell table:number-columns-repeated="11"/>
          <table:table-cell office:value-type="float" office:value="23.097">
            <text:p>23.0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85">
            <text:p>985</text:p>
          </table:table-cell>
          <table:table-cell office:value-type="float" office:value="82.24">
            <text:p>82.24</text:p>
          </table:table-cell>
          <table:table-cell office:value-type="string">
            <text:p>replib</text:p>
          </table:table-cell>
          <table:table-cell office:value-type="float" office:value="15807.329">
            <text:p>15807.329</text:p>
          </table:table-cell>
          <table:table-cell office:value-type="float" office:value="444823.657">
            <text:p>444823.657</text:p>
          </table:table-cell>
        </table:table-row>
        <table:table-row table:style-name="ro3">
          <table:table-cell table:number-columns-repeated="11"/>
          <table:table-cell office:value-type="float" office:value="23.202">
            <text:p>23.20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0">
            <text:p>980</text:p>
          </table:table-cell>
          <table:table-cell office:value-type="float" office:value="59.79">
            <text:p>59.79</text:p>
          </table:table-cell>
          <table:table-cell office:value-type="string">
            <text:p>replib</text:p>
          </table:table-cell>
          <table:table-cell office:value-type="float" office:value="6933.851">
            <text:p>6933.851</text:p>
          </table:table-cell>
          <table:table-cell office:value-type="float" office:value="544845.193">
            <text:p>544845.193</text:p>
          </table:table-cell>
        </table:table-row>
        <table:table-row table:style-name="ro3">
          <table:table-cell table:number-columns-repeated="11"/>
          <table:table-cell office:value-type="float" office:value="23.25">
            <text:p>23.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4">
            <text:p>984</text:p>
          </table:table-cell>
          <table:table-cell office:value-type="float" office:value="67.34">
            <text:p>67.34</text:p>
          </table:table-cell>
          <table:table-cell office:value-type="string">
            <text:p>replib</text:p>
          </table:table-cell>
          <table:table-cell office:value-type="float" office:value="24909.447">
            <text:p>24909.447</text:p>
          </table:table-cell>
          <table:table-cell office:value-type="float" office:value="618975.632">
            <text:p>618975.632</text:p>
          </table:table-cell>
        </table:table-row>
        <table:table-row table:style-name="ro3">
          <table:table-cell table:number-columns-repeated="11"/>
          <table:table-cell office:value-type="float" office:value="23.341">
            <text:p>23.34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0">
            <text:p>980</text:p>
          </table:table-cell>
          <table:table-cell office:value-type="float" office:value="60.17">
            <text:p>60.17</text:p>
          </table:table-cell>
          <table:table-cell office:value-type="string">
            <text:p>replib</text:p>
          </table:table-cell>
          <table:table-cell office:value-type="float" office:value="19989.899">
            <text:p>19989.899</text:p>
          </table:table-cell>
          <table:table-cell office:value-type="float" office:value="674993.965">
            <text:p>674993.965</text:p>
          </table:table-cell>
        </table:table-row>
        <table:table-row table:style-name="ro3">
          <table:table-cell table:number-columns-repeated="11"/>
          <table:table-cell office:value-type="float" office:value="23.362">
            <text:p>23.3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73">
            <text:p>973</text:p>
          </table:table-cell>
          <table:table-cell office:value-type="float" office:value="81.73">
            <text:p>81.73</text:p>
          </table:table-cell>
          <table:table-cell office:value-type="string">
            <text:p>replib</text:p>
          </table:table-cell>
          <table:table-cell office:value-type="float" office:value="15699.461">
            <text:p>15699.461</text:p>
          </table:table-cell>
          <table:table-cell office:value-type="float" office:value="533587.163">
            <text:p>533587.163</text:p>
          </table:table-cell>
        </table:table-row>
        <table:table-row table:style-name="ro3">
          <table:table-cell table:number-columns-repeated="11"/>
          <table:table-cell office:value-type="float" office:value="23.464">
            <text:p>23.464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797">
            <text:p>797</text:p>
          </table:table-cell>
          <table:table-cell office:value-type="float" office:value="52.43">
            <text:p>52.43</text:p>
          </table:table-cell>
          <table:table-cell office:value-type="string">
            <text:p>replib</text:p>
          </table:table-cell>
          <table:table-cell office:value-type="float" office:value="31068.736">
            <text:p>31068.736</text:p>
          </table:table-cell>
          <table:table-cell office:value-type="float" office:value="676990.809">
            <text:p>676990.809</text:p>
          </table:table-cell>
        </table:table-row>
        <table:table-row table:style-name="ro3">
          <table:table-cell table:number-columns-repeated="11"/>
          <table:table-cell office:value-type="float" office:value="23.552">
            <text:p>23.55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99">
            <text:p>999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12648.995">
            <text:p>12648.995</text:p>
          </table:table-cell>
          <table:table-cell office:value-type="float" office:value="719367.251">
            <text:p>719367.251</text:p>
          </table:table-cell>
        </table:table-row>
        <table:table-row table:style-name="ro3">
          <table:table-cell table:number-columns-repeated="11"/>
          <table:table-cell office:value-type="float" office:value="23.586">
            <text:p>23.5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5">
            <text:p>985</text:p>
          </table:table-cell>
          <table:table-cell office:value-type="float" office:value="82.29">
            <text:p>82.29</text:p>
          </table:table-cell>
          <table:table-cell office:value-type="string">
            <text:p>replib</text:p>
          </table:table-cell>
          <table:table-cell office:value-type="float" office:value="43080.025">
            <text:p>43080.025</text:p>
          </table:table-cell>
          <table:table-cell office:value-type="float" office:value="614401.701">
            <text:p>614401.701</text:p>
          </table:table-cell>
        </table:table-row>
        <table:table-row table:style-name="ro3">
          <table:table-cell table:number-columns-repeated="11"/>
          <table:table-cell office:value-type="float" office:value="23.617">
            <text:p>23.6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4">
            <text:p>984</text:p>
          </table:table-cell>
          <table:table-cell office:value-type="float" office:value="68.03">
            <text:p>68.03</text:p>
          </table:table-cell>
          <table:table-cell office:value-type="string">
            <text:p>replib</text:p>
          </table:table-cell>
          <table:table-cell office:value-type="float" office:value="19610.999">
            <text:p>19610.999</text:p>
          </table:table-cell>
          <table:table-cell office:value-type="float" office:value="499385.624">
            <text:p>499385.624</text:p>
          </table:table-cell>
        </table:table-row>
        <table:table-row table:style-name="ro3">
          <table:table-cell table:number-columns-repeated="11"/>
          <table:table-cell office:value-type="float" office:value="23.644">
            <text:p>23.6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73">
            <text:p>973</text:p>
          </table:table-cell>
          <table:table-cell office:value-type="float" office:value="81.41">
            <text:p>81.41</text:p>
          </table:table-cell>
          <table:table-cell office:value-type="string">
            <text:p>replib</text:p>
          </table:table-cell>
          <table:table-cell office:value-type="float" office:value="6835.005">
            <text:p>6835.005</text:p>
          </table:table-cell>
          <table:table-cell office:value-type="float" office:value="326159.646">
            <text:p>326159.646</text:p>
          </table:table-cell>
        </table:table-row>
        <table:table-row table:style-name="ro3">
          <table:table-cell table:number-columns-repeated="11"/>
          <table:table-cell office:value-type="float" office:value="23.705">
            <text:p>23.7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85">
            <text:p>985</text:p>
          </table:table-cell>
          <table:table-cell office:value-type="float" office:value="78.71">
            <text:p>78.71</text:p>
          </table:table-cell>
          <table:table-cell office:value-type="string">
            <text:p>replib</text:p>
          </table:table-cell>
          <table:table-cell office:value-type="float" office:value="16834.078">
            <text:p>16834.078</text:p>
          </table:table-cell>
          <table:table-cell office:value-type="float" office:value="697145.315">
            <text:p>697145.315</text:p>
          </table:table-cell>
        </table:table-row>
        <table:table-row table:style-name="ro3">
          <table:table-cell table:number-columns-repeated="11"/>
          <table:table-cell office:value-type="float" office:value="23.733">
            <text:p>23.7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94">
            <text:p>594</text:p>
          </table:table-cell>
          <table:table-cell office:value-type="float" office:value="942">
            <text:p>942</text:p>
          </table:table-cell>
          <table:table-cell office:value-type="float" office:value="39.08">
            <text:p>39.08</text:p>
          </table:table-cell>
          <table:table-cell office:value-type="string">
            <text:p>replib</text:p>
          </table:table-cell>
          <table:table-cell office:value-type="float" office:value="19531.389">
            <text:p>19531.389</text:p>
          </table:table-cell>
          <table:table-cell office:value-type="float" office:value="775705.126">
            <text:p>775705.126</text:p>
          </table:table-cell>
        </table:table-row>
        <table:table-row table:style-name="ro3">
          <table:table-cell table:number-columns-repeated="11"/>
          <table:table-cell office:value-type="float" office:value="23.814">
            <text:p>23.8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4">
            <text:p>984</text:p>
          </table:table-cell>
          <table:table-cell office:value-type="float" office:value="67.71">
            <text:p>67.71</text:p>
          </table:table-cell>
          <table:table-cell office:value-type="string">
            <text:p>replib</text:p>
          </table:table-cell>
          <table:table-cell office:value-type="float" office:value="4741.204">
            <text:p>4741.204</text:p>
          </table:table-cell>
          <table:table-cell office:value-type="float" office:value="234268.472">
            <text:p>234268.472</text:p>
          </table:table-cell>
        </table:table-row>
        <table:table-row table:style-name="ro3">
          <table:table-cell table:number-columns-repeated="11"/>
          <table:table-cell office:value-type="float" office:value="23.869">
            <text:p>23.869</text:p>
          </table:table-cell>
          <table:table-cell office:value-type="string">
            <text:p>13-Octadecenoic acid, methyl ester</text:p>
          </table:table-cell>
          <table:table-cell office:value-type="string">
            <text:p>n.a.</text:p>
          </table:table-cell>
          <table:table-cell office:value-type="float" office:value="615">
            <text:p>615</text:p>
          </table:table-cell>
          <table:table-cell office:value-type="float" office:value="644">
            <text:p>644</text:p>
          </table:table-cell>
          <table:table-cell office:value-type="float" office:value="43.69">
            <text:p>43.69</text:p>
          </table:table-cell>
          <table:table-cell office:value-type="string">
            <text:p>replib</text:p>
          </table:table-cell>
          <table:table-cell office:value-type="float" office:value="2468.037">
            <text:p>2468.037</text:p>
          </table:table-cell>
          <table:table-cell office:value-type="float" office:value="299235.68">
            <text:p>299235.68</text:p>
          </table:table-cell>
        </table:table-row>
        <table:table-row table:style-name="ro3">
          <table:table-cell table:number-columns-repeated="11"/>
          <table:table-cell office:value-type="float" office:value="23.95">
            <text:p>23.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84">
            <text:p>984</text:p>
          </table:table-cell>
          <table:table-cell office:value-type="float" office:value="67.42">
            <text:p>67.42</text:p>
          </table:table-cell>
          <table:table-cell office:value-type="string">
            <text:p>replib</text:p>
          </table:table-cell>
          <table:table-cell office:value-type="float" office:value="137326.794">
            <text:p>137326.794</text:p>
          </table:table-cell>
          <table:table-cell office:value-type="float" office:value="3945559.535">
            <text:p>3945559.535</text:p>
          </table:table-cell>
        </table:table-row>
        <table:table-row table:style-name="ro3">
          <table:table-cell table:number-columns-repeated="11"/>
          <table:table-cell office:value-type="float" office:value="23.995">
            <text:p>23.9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4">
            <text:p>984</text:p>
          </table:table-cell>
          <table:table-cell office:value-type="float" office:value="65.1">
            <text:p>65.1</text:p>
          </table:table-cell>
          <table:table-cell office:value-type="string">
            <text:p>replib</text:p>
          </table:table-cell>
          <table:table-cell office:value-type="float" office:value="8322.794">
            <text:p>8322.794</text:p>
          </table:table-cell>
          <table:table-cell office:value-type="float" office:value="361456.879">
            <text:p>361456.879</text:p>
          </table:table-cell>
        </table:table-row>
        <table:table-row table:style-name="ro3">
          <table:table-cell table:number-columns-repeated="11"/>
          <table:table-cell office:value-type="float" office:value="24.025">
            <text:p>24.02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78">
            <text:p>978</text:p>
          </table:table-cell>
          <table:table-cell office:value-type="float" office:value="81.81">
            <text:p>81.81</text:p>
          </table:table-cell>
          <table:table-cell office:value-type="string">
            <text:p>replib</text:p>
          </table:table-cell>
          <table:table-cell office:value-type="float" office:value="5652.656">
            <text:p>5652.656</text:p>
          </table:table-cell>
          <table:table-cell office:value-type="float" office:value="466093.786">
            <text:p>466093.786</text:p>
          </table:table-cell>
        </table:table-row>
        <table:table-row table:style-name="ro3">
          <table:table-cell table:number-columns-repeated="11"/>
          <table:table-cell office:value-type="float" office:value="24.046">
            <text:p>24.04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99">
            <text:p>999</text:p>
          </table:table-cell>
          <table:table-cell office:value-type="float" office:value="82.45">
            <text:p>82.45</text:p>
          </table:table-cell>
          <table:table-cell office:value-type="string">
            <text:p>replib</text:p>
          </table:table-cell>
          <table:table-cell office:value-type="float" office:value="2830.588">
            <text:p>2830.588</text:p>
          </table:table-cell>
          <table:table-cell office:value-type="float" office:value="269675.883">
            <text:p>269675.883</text:p>
          </table:table-cell>
        </table:table-row>
        <table:table-row table:style-name="ro3">
          <table:table-cell table:number-columns-repeated="11"/>
          <table:table-cell office:value-type="float" office:value="24.107">
            <text:p>24.10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999">
            <text:p>999</text:p>
          </table:table-cell>
          <table:table-cell office:value-type="float" office:value="81.99">
            <text:p>81.99</text:p>
          </table:table-cell>
          <table:table-cell office:value-type="string">
            <text:p>replib</text:p>
          </table:table-cell>
          <table:table-cell office:value-type="float" office:value="9664.799">
            <text:p>9664.799</text:p>
          </table:table-cell>
          <table:table-cell office:value-type="float" office:value="406831.504">
            <text:p>406831.504</text:p>
          </table:table-cell>
        </table:table-row>
        <table:table-row table:style-name="ro3">
          <table:table-cell table:number-columns-repeated="11"/>
          <table:table-cell office:value-type="float" office:value="24.205">
            <text:p>24.2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5">
            <text:p>985</text:p>
          </table:table-cell>
          <table:table-cell office:value-type="float" office:value="82.12">
            <text:p>82.12</text:p>
          </table:table-cell>
          <table:table-cell office:value-type="string">
            <text:p>replib</text:p>
          </table:table-cell>
          <table:table-cell office:value-type="float" office:value="8831.618">
            <text:p>8831.618</text:p>
          </table:table-cell>
          <table:table-cell office:value-type="float" office:value="465163.12">
            <text:p>465163.12</text:p>
          </table:table-cell>
        </table:table-row>
        <table:table-row table:style-name="ro3">
          <table:table-cell table:number-columns-repeated="11"/>
          <table:table-cell office:value-type="float" office:value="24.222">
            <text:p>24.2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4">
            <text:p>984</text:p>
          </table:table-cell>
          <table:table-cell office:value-type="float" office:value="68.13">
            <text:p>68.13</text:p>
          </table:table-cell>
          <table:table-cell office:value-type="string">
            <text:p>replib</text:p>
          </table:table-cell>
          <table:table-cell office:value-type="float" office:value="5301.02">
            <text:p>5301.02</text:p>
          </table:table-cell>
          <table:table-cell office:value-type="float" office:value="484167.486">
            <text:p>484167.486</text:p>
          </table:table-cell>
        </table:table-row>
        <table:table-row table:style-name="ro3">
          <table:table-cell table:number-columns-repeated="11"/>
          <table:table-cell office:value-type="float" office:value="24.267">
            <text:p>24.2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99">
            <text:p>999</text:p>
          </table:table-cell>
          <table:table-cell office:value-type="float" office:value="81.97">
            <text:p>81.97</text:p>
          </table:table-cell>
          <table:table-cell office:value-type="string">
            <text:p>replib</text:p>
          </table:table-cell>
          <table:table-cell office:value-type="float" office:value="9524.393">
            <text:p>9524.393</text:p>
          </table:table-cell>
          <table:table-cell office:value-type="float" office:value="566389.063">
            <text:p>566389.063</text:p>
          </table:table-cell>
        </table:table-row>
        <table:table-row table:style-name="ro3">
          <table:table-cell table:number-columns-repeated="11"/>
          <table:table-cell office:value-type="float" office:value="24.324">
            <text:p>24.3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73">
            <text:p>973</text:p>
          </table:table-cell>
          <table:table-cell office:value-type="float" office:value="81.66">
            <text:p>81.66</text:p>
          </table:table-cell>
          <table:table-cell office:value-type="string">
            <text:p>replib</text:p>
          </table:table-cell>
          <table:table-cell office:value-type="float" office:value="30774.881">
            <text:p>30774.881</text:p>
          </table:table-cell>
          <table:table-cell office:value-type="float" office:value="701466.648">
            <text:p>701466.648</text:p>
          </table:table-cell>
        </table:table-row>
        <table:table-row table:style-name="ro3">
          <table:table-cell table:number-columns-repeated="11"/>
          <table:table-cell office:value-type="float" office:value="24.375">
            <text:p>24.3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26">
            <text:p>926</text:p>
          </table:table-cell>
          <table:table-cell office:value-type="float" office:value="79.84">
            <text:p>79.84</text:p>
          </table:table-cell>
          <table:table-cell office:value-type="string">
            <text:p>replib</text:p>
          </table:table-cell>
          <table:table-cell office:value-type="float" office:value="12426.726">
            <text:p>12426.726</text:p>
          </table:table-cell>
          <table:table-cell office:value-type="float" office:value="506343.506">
            <text:p>506343.506</text:p>
          </table:table-cell>
        </table:table-row>
        <table:table-row table:style-name="ro3">
          <table:table-cell table:number-columns-repeated="11"/>
          <table:table-cell office:value-type="float" office:value="24.43">
            <text:p>24.4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78">
            <text:p>978</text:p>
          </table:table-cell>
          <table:table-cell office:value-type="float" office:value="82.2">
            <text:p>82.2</text:p>
          </table:table-cell>
          <table:table-cell office:value-type="string">
            <text:p>replib</text:p>
          </table:table-cell>
          <table:table-cell office:value-type="float" office:value="14109.054">
            <text:p>14109.054</text:p>
          </table:table-cell>
          <table:table-cell office:value-type="float" office:value="649104.67">
            <text:p>649104.67</text:p>
          </table:table-cell>
        </table:table-row>
        <table:table-row table:style-name="ro3">
          <table:table-cell table:number-columns-repeated="11"/>
          <table:table-cell office:value-type="float" office:value="24.457">
            <text:p>24.4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73">
            <text:p>973</text:p>
          </table:table-cell>
          <table:table-cell office:value-type="float" office:value="81.93">
            <text:p>81.93</text:p>
          </table:table-cell>
          <table:table-cell office:value-type="string">
            <text:p>replib</text:p>
          </table:table-cell>
          <table:table-cell office:value-type="float" office:value="29229.554">
            <text:p>29229.554</text:p>
          </table:table-cell>
          <table:table-cell office:value-type="float" office:value="617074.627">
            <text:p>617074.627</text:p>
          </table:table-cell>
        </table:table-row>
        <table:table-row table:style-name="ro3">
          <table:table-cell table:number-columns-repeated="11"/>
          <table:table-cell office:value-type="float" office:value="24.474">
            <text:p>24.4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99">
            <text:p>999</text:p>
          </table:table-cell>
          <table:table-cell office:value-type="float" office:value="82.64">
            <text:p>82.64</text:p>
          </table:table-cell>
          <table:table-cell office:value-type="string">
            <text:p>replib</text:p>
          </table:table-cell>
          <table:table-cell office:value-type="float" office:value="7181.684">
            <text:p>7181.684</text:p>
          </table:table-cell>
          <table:table-cell office:value-type="float" office:value="685466.318">
            <text:p>685466.318</text:p>
          </table:table-cell>
        </table:table-row>
        <table:table-row table:style-name="ro3">
          <table:table-cell table:number-columns-repeated="11"/>
          <table:table-cell office:value-type="float" office:value="24.511">
            <text:p>24.5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99">
            <text:p>999</text:p>
          </table:table-cell>
          <table:table-cell office:value-type="float" office:value="82.58">
            <text:p>82.58</text:p>
          </table:table-cell>
          <table:table-cell office:value-type="string">
            <text:p>replib</text:p>
          </table:table-cell>
          <table:table-cell office:value-type="float" office:value="19841.297">
            <text:p>19841.297</text:p>
          </table:table-cell>
          <table:table-cell office:value-type="float" office:value="453425.683">
            <text:p>453425.683</text:p>
          </table:table-cell>
        </table:table-row>
        <table:table-row table:style-name="ro3">
          <table:table-cell table:number-columns-repeated="11"/>
          <table:table-cell office:value-type="float" office:value="24.546">
            <text:p>24.54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99">
            <text:p>999</text:p>
          </table:table-cell>
          <table:table-cell office:value-type="float" office:value="81.82">
            <text:p>81.82</text:p>
          </table:table-cell>
          <table:table-cell office:value-type="string">
            <text:p>replib</text:p>
          </table:table-cell>
          <table:table-cell office:value-type="float" office:value="13814.762">
            <text:p>13814.762</text:p>
          </table:table-cell>
          <table:table-cell office:value-type="float" office:value="536004.054">
            <text:p>536004.054</text:p>
          </table:table-cell>
        </table:table-row>
        <table:table-row table:style-name="ro3">
          <table:table-cell table:number-columns-repeated="11"/>
          <table:table-cell office:value-type="float" office:value="24.6">
            <text:p>24.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34">
            <text:p>934</text:p>
          </table:table-cell>
          <table:table-cell office:value-type="float" office:value="80.46">
            <text:p>80.46</text:p>
          </table:table-cell>
          <table:table-cell office:value-type="string">
            <text:p>replib</text:p>
          </table:table-cell>
          <table:table-cell office:value-type="float" office:value="15043.415">
            <text:p>15043.415</text:p>
          </table:table-cell>
          <table:table-cell office:value-type="float" office:value="609992.36">
            <text:p>609992.36</text:p>
          </table:table-cell>
        </table:table-row>
        <table:table-row table:style-name="ro3">
          <table:table-cell table:number-columns-repeated="11"/>
          <table:table-cell office:value-type="float" office:value="24.675">
            <text:p>24.67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55">
            <text:p>955</text:p>
          </table:table-cell>
          <table:table-cell office:value-type="float" office:value="80.95">
            <text:p>80.95</text:p>
          </table:table-cell>
          <table:table-cell office:value-type="string">
            <text:p>replib</text:p>
          </table:table-cell>
          <table:table-cell office:value-type="float" office:value="4765.29">
            <text:p>4765.29</text:p>
          </table:table-cell>
          <table:table-cell office:value-type="float" office:value="615828.914">
            <text:p>615828.914</text:p>
          </table:table-cell>
        </table:table-row>
        <table:table-row table:style-name="ro3">
          <table:table-cell table:number-columns-repeated="11"/>
          <table:table-cell office:value-type="float" office:value="24.76">
            <text:p>24.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4">
            <text:p>984</text:p>
          </table:table-cell>
          <table:table-cell office:value-type="float" office:value="67">
            <text:p>67</text:p>
          </table:table-cell>
          <table:table-cell office:value-type="string">
            <text:p>replib</text:p>
          </table:table-cell>
          <table:table-cell office:value-type="float" office:value="18518.441">
            <text:p>18518.441</text:p>
          </table:table-cell>
          <table:table-cell office:value-type="float" office:value="616329.098">
            <text:p>616329.098</text:p>
          </table:table-cell>
        </table:table-row>
        <table:table-row table:style-name="ro3">
          <table:table-cell table:number-columns-repeated="11"/>
          <table:table-cell office:value-type="float" office:value="24.807">
            <text:p>24.80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78">
            <text:p>978</text:p>
          </table:table-cell>
          <table:table-cell office:value-type="float" office:value="80.52">
            <text:p>80.52</text:p>
          </table:table-cell>
          <table:table-cell office:value-type="string">
            <text:p>replib</text:p>
          </table:table-cell>
          <table:table-cell office:value-type="float" office:value="9797.506">
            <text:p>9797.506</text:p>
          </table:table-cell>
          <table:table-cell office:value-type="float" office:value="522460.392">
            <text:p>522460.392</text:p>
          </table:table-cell>
        </table:table-row>
        <table:table-row table:style-name="ro3">
          <table:table-cell table:number-columns-repeated="11"/>
          <table:table-cell office:value-type="float" office:value="24.824">
            <text:p>24.8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99">
            <text:p>999</text:p>
          </table:table-cell>
          <table:table-cell office:value-type="float" office:value="82.22">
            <text:p>82.22</text:p>
          </table:table-cell>
          <table:table-cell office:value-type="string">
            <text:p>replib</text:p>
          </table:table-cell>
          <table:table-cell office:value-type="float" office:value="2546.746">
            <text:p>2546.746</text:p>
          </table:table-cell>
          <table:table-cell office:value-type="float" office:value="334727.523">
            <text:p>334727.523</text:p>
          </table:table-cell>
        </table:table-row>
        <table:table-row table:style-name="ro3">
          <table:table-cell table:number-columns-repeated="11"/>
          <table:table-cell office:value-type="float" office:value="24.855">
            <text:p>24.85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78">
            <text:p>978</text:p>
          </table:table-cell>
          <table:table-cell office:value-type="float" office:value="81.83">
            <text:p>81.83</text:p>
          </table:table-cell>
          <table:table-cell office:value-type="string">
            <text:p>replib</text:p>
          </table:table-cell>
          <table:table-cell office:value-type="float" office:value="13574.238">
            <text:p>13574.238</text:p>
          </table:table-cell>
          <table:table-cell office:value-type="float" office:value="474836.647">
            <text:p>474836.647</text:p>
          </table:table-cell>
        </table:table-row>
        <table:table-row table:style-name="ro3">
          <table:table-cell table:number-columns-repeated="11"/>
          <table:table-cell office:value-type="float" office:value="24.872">
            <text:p>24.8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61">
            <text:p>961</text:p>
          </table:table-cell>
          <table:table-cell office:value-type="float" office:value="80.7">
            <text:p>80.7</text:p>
          </table:table-cell>
          <table:table-cell office:value-type="string">
            <text:p>replib</text:p>
          </table:table-cell>
          <table:table-cell office:value-type="float" office:value="7135.143">
            <text:p>7135.143</text:p>
          </table:table-cell>
          <table:table-cell office:value-type="float" office:value="440146.136">
            <text:p>440146.136</text:p>
          </table:table-cell>
        </table:table-row>
        <table:table-row table:style-name="ro3">
          <table:table-cell table:number-columns-repeated="11"/>
          <table:table-cell office:value-type="float" office:value="24.892">
            <text:p>24.8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62">
            <text:p>962</text:p>
          </table:table-cell>
          <table:table-cell office:value-type="float" office:value="80.55">
            <text:p>80.55</text:p>
          </table:table-cell>
          <table:table-cell office:value-type="string">
            <text:p>replib</text:p>
          </table:table-cell>
          <table:table-cell office:value-type="float" office:value="13691.307">
            <text:p>13691.307</text:p>
          </table:table-cell>
          <table:table-cell office:value-type="float" office:value="389702.084">
            <text:p>389702.084</text:p>
          </table:table-cell>
        </table:table-row>
        <table:table-row table:style-name="ro3">
          <table:table-cell table:number-columns-repeated="11"/>
          <table:table-cell office:value-type="float" office:value="24.923">
            <text:p>24.9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85">
            <text:p>985</text:p>
          </table:table-cell>
          <table:table-cell office:value-type="float" office:value="82.15">
            <text:p>82.15</text:p>
          </table:table-cell>
          <table:table-cell office:value-type="string">
            <text:p>replib</text:p>
          </table:table-cell>
          <table:table-cell office:value-type="float" office:value="23490.872">
            <text:p>23490.872</text:p>
          </table:table-cell>
          <table:table-cell office:value-type="float" office:value="533287.276">
            <text:p>533287.276</text:p>
          </table:table-cell>
        </table:table-row>
        <table:table-row table:style-name="ro3">
          <table:table-cell table:number-columns-repeated="11"/>
          <table:table-cell office:value-type="float" office:value="24.971">
            <text:p>24.97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29">
            <text:p>929</text:p>
          </table:table-cell>
          <table:table-cell office:value-type="float" office:value="79.62">
            <text:p>79.62</text:p>
          </table:table-cell>
          <table:table-cell office:value-type="string">
            <text:p>replib</text:p>
          </table:table-cell>
          <table:table-cell office:value-type="float" office:value="14341.968">
            <text:p>14341.968</text:p>
          </table:table-cell>
          <table:table-cell office:value-type="float" office:value="629571.831">
            <text:p>629571.831</text:p>
          </table:table-cell>
        </table:table-row>
        <table:table-row table:style-name="ro3">
          <table:table-cell table:number-columns-repeated="11"/>
          <table:table-cell office:value-type="float" office:value="25.008">
            <text:p>25.0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99">
            <text:p>999</text:p>
          </table:table-cell>
          <table:table-cell office:value-type="float" office:value="82.41">
            <text:p>82.41</text:p>
          </table:table-cell>
          <table:table-cell office:value-type="string">
            <text:p>replib</text:p>
          </table:table-cell>
          <table:table-cell office:value-type="float" office:value="24023.167">
            <text:p>24023.167</text:p>
          </table:table-cell>
          <table:table-cell office:value-type="float" office:value="503922.963">
            <text:p>503922.963</text:p>
          </table:table-cell>
        </table:table-row>
        <table:table-row table:style-name="ro3">
          <table:table-cell table:number-columns-repeated="11"/>
          <table:table-cell office:value-type="float" office:value="25.086">
            <text:p>25.0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99">
            <text:p>999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24530.847">
            <text:p>24530.847</text:p>
          </table:table-cell>
          <table:table-cell office:value-type="float" office:value="536628.13">
            <text:p>536628.13</text:p>
          </table:table-cell>
        </table:table-row>
        <table:table-row table:style-name="ro3">
          <table:table-cell table:number-columns-repeated="11"/>
          <table:table-cell office:value-type="float" office:value="25.151">
            <text:p>25.15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0">
            <text:p>980</text:p>
          </table:table-cell>
          <table:table-cell office:value-type="float" office:value="59.23">
            <text:p>59.23</text:p>
          </table:table-cell>
          <table:table-cell office:value-type="string">
            <text:p>replib</text:p>
          </table:table-cell>
          <table:table-cell office:value-type="float" office:value="11083.938">
            <text:p>11083.938</text:p>
          </table:table-cell>
          <table:table-cell office:value-type="float" office:value="368753.319">
            <text:p>368753.319</text:p>
          </table:table-cell>
        </table:table-row>
        <table:table-row table:style-name="ro3">
          <table:table-cell table:number-columns-repeated="11"/>
          <table:table-cell office:value-type="float" office:value="25.226">
            <text:p>25.2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85">
            <text:p>985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38397.591">
            <text:p>38397.591</text:p>
          </table:table-cell>
          <table:table-cell office:value-type="float" office:value="677016.371">
            <text:p>677016.371</text:p>
          </table:table-cell>
        </table:table-row>
        <table:table-row table:style-name="ro3">
          <table:table-cell table:number-columns-repeated="11"/>
          <table:table-cell office:value-type="float" office:value="25.335">
            <text:p>25.335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829">
            <text:p>829</text:p>
          </table:table-cell>
          <table:table-cell office:value-type="float" office:value="94.45">
            <text:p>94.45</text:p>
          </table:table-cell>
          <table:table-cell office:value-type="string">
            <text:p>replib</text:p>
          </table:table-cell>
          <table:table-cell office:value-type="float" office:value="4372.402">
            <text:p>4372.402</text:p>
          </table:table-cell>
          <table:table-cell office:value-type="float" office:value="580682.004">
            <text:p>580682.004</text:p>
          </table:table-cell>
        </table:table-row>
        <table:table-row table:style-name="ro3">
          <table:table-cell table:number-columns-repeated="11"/>
          <table:table-cell office:value-type="float" office:value="25.443">
            <text:p>25.4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5">
            <text:p>985</text:p>
          </table:table-cell>
          <table:table-cell office:value-type="float" office:value="81.88">
            <text:p>81.88</text:p>
          </table:table-cell>
          <table:table-cell office:value-type="string">
            <text:p>replib</text:p>
          </table:table-cell>
          <table:table-cell office:value-type="float" office:value="10416.991">
            <text:p>10416.991</text:p>
          </table:table-cell>
          <table:table-cell office:value-type="float" office:value="501095.589">
            <text:p>501095.589</text:p>
          </table:table-cell>
        </table:table-row>
        <table:table-row table:style-name="ro3">
          <table:table-cell table:number-columns-repeated="11"/>
          <table:table-cell office:value-type="float" office:value="25.494">
            <text:p>25.4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4">
            <text:p>984</text:p>
          </table:table-cell>
          <table:table-cell office:value-type="float" office:value="68.17">
            <text:p>68.17</text:p>
          </table:table-cell>
          <table:table-cell office:value-type="string">
            <text:p>replib</text:p>
          </table:table-cell>
          <table:table-cell office:value-type="float" office:value="89104.317">
            <text:p>89104.317</text:p>
          </table:table-cell>
          <table:table-cell office:value-type="float" office:value="1694966.916">
            <text:p>1694966.916</text:p>
          </table:table-cell>
        </table:table-row>
        <table:table-row table:style-name="ro3">
          <table:table-cell table:number-columns-repeated="11"/>
          <table:table-cell office:value-type="float" office:value="25.535">
            <text:p>25.5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999">
            <text:p>999</text:p>
          </table:table-cell>
          <table:table-cell office:value-type="float" office:value="82.66">
            <text:p>82.66</text:p>
          </table:table-cell>
          <table:table-cell office:value-type="string">
            <text:p>replib</text:p>
          </table:table-cell>
          <table:table-cell office:value-type="float" office:value="2107.751">
            <text:p>2107.751</text:p>
          </table:table-cell>
          <table:table-cell office:value-type="float" office:value="262044.263">
            <text:p>262044.263</text:p>
          </table:table-cell>
        </table:table-row>
        <table:table-row table:style-name="ro3">
          <table:table-cell table:number-columns-repeated="11"/>
          <table:table-cell office:value-type="float" office:value="25.61">
            <text:p>25.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2">
            <text:p>782</text:p>
          </table:table-cell>
          <table:table-cell office:value-type="float" office:value="999">
            <text:p>999</text:p>
          </table:table-cell>
          <table:table-cell office:value-type="float" office:value="82.57">
            <text:p>82.57</text:p>
          </table:table-cell>
          <table:table-cell office:value-type="string">
            <text:p>replib</text:p>
          </table:table-cell>
          <table:table-cell office:value-type="float" office:value="8054.07">
            <text:p>8054.07</text:p>
          </table:table-cell>
          <table:table-cell office:value-type="float" office:value="422763.329">
            <text:p>422763.329</text:p>
          </table:table-cell>
        </table:table-row>
        <table:table-row table:style-name="ro3">
          <table:table-cell table:number-columns-repeated="11"/>
          <table:table-cell office:value-type="float" office:value="25.685">
            <text:p>25.6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73">
            <text:p>973</text:p>
          </table:table-cell>
          <table:table-cell office:value-type="float" office:value="81.73">
            <text:p>81.73</text:p>
          </table:table-cell>
          <table:table-cell office:value-type="string">
            <text:p>replib</text:p>
          </table:table-cell>
          <table:table-cell office:value-type="float" office:value="11012.398">
            <text:p>11012.398</text:p>
          </table:table-cell>
          <table:table-cell office:value-type="float" office:value="433092.212">
            <text:p>433092.212</text:p>
          </table:table-cell>
        </table:table-row>
        <table:table-row table:style-name="ro3">
          <table:table-cell table:number-columns-repeated="11"/>
          <table:table-cell office:value-type="float" office:value="25.753">
            <text:p>25.7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10987.774">
            <text:p>10987.774</text:p>
          </table:table-cell>
          <table:table-cell office:value-type="float" office:value="441855.618">
            <text:p>441855.618</text:p>
          </table:table-cell>
        </table:table-row>
        <table:table-row table:style-name="ro3">
          <table:table-cell table:number-columns-repeated="11"/>
          <table:table-cell office:value-type="float" office:value="25.804">
            <text:p>25.80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78">
            <text:p>978</text:p>
          </table:table-cell>
          <table:table-cell office:value-type="float" office:value="82.12">
            <text:p>82.12</text:p>
          </table:table-cell>
          <table:table-cell office:value-type="string">
            <text:p>replib</text:p>
          </table:table-cell>
          <table:table-cell office:value-type="float" office:value="8875.163">
            <text:p>8875.163</text:p>
          </table:table-cell>
          <table:table-cell office:value-type="float" office:value="553648.257">
            <text:p>553648.257</text:p>
          </table:table-cell>
        </table:table-row>
        <table:table-row table:style-name="ro3">
          <table:table-cell table:number-columns-repeated="11"/>
          <table:table-cell office:value-type="float" office:value="25.841">
            <text:p>25.8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85">
            <text:p>985</text:p>
          </table:table-cell>
          <table:table-cell office:value-type="float" office:value="81.83">
            <text:p>81.83</text:p>
          </table:table-cell>
          <table:table-cell office:value-type="string">
            <text:p>replib</text:p>
          </table:table-cell>
          <table:table-cell office:value-type="float" office:value="46930.856">
            <text:p>46930.856</text:p>
          </table:table-cell>
          <table:table-cell office:value-type="float" office:value="918845.147">
            <text:p>918845.147</text:p>
          </table:table-cell>
        </table:table-row>
        <table:table-row table:style-name="ro3">
          <table:table-cell table:number-columns-repeated="11"/>
          <table:table-cell office:value-type="float" office:value="25.886">
            <text:p>25.88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78">
            <text:p>978</text:p>
          </table:table-cell>
          <table:table-cell office:value-type="float" office:value="81.99">
            <text:p>81.99</text:p>
          </table:table-cell>
          <table:table-cell office:value-type="string">
            <text:p>replib</text:p>
          </table:table-cell>
          <table:table-cell office:value-type="float" office:value="2800.187">
            <text:p>2800.187</text:p>
          </table:table-cell>
          <table:table-cell office:value-type="float" office:value="480918.935">
            <text:p>480918.935</text:p>
          </table:table-cell>
        </table:table-row>
        <table:table-row table:style-name="ro3">
          <table:table-cell table:number-columns-repeated="11"/>
          <table:table-cell office:value-type="float" office:value="25.937">
            <text:p>25.93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0">
            <text:p>980</text:p>
          </table:table-cell>
          <table:table-cell office:value-type="float" office:value="59.84">
            <text:p>59.84</text:p>
          </table:table-cell>
          <table:table-cell office:value-type="string">
            <text:p>replib</text:p>
          </table:table-cell>
          <table:table-cell office:value-type="float" office:value="51751.877">
            <text:p>51751.877</text:p>
          </table:table-cell>
          <table:table-cell office:value-type="float" office:value="849099.348">
            <text:p>849099.348</text:p>
          </table:table-cell>
        </table:table-row>
        <table:table-row table:style-name="ro3">
          <table:table-cell table:number-columns-repeated="11"/>
          <table:table-cell office:value-type="float" office:value="25.95">
            <text:p>25.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4">
            <text:p>984</text:p>
          </table:table-cell>
          <table:table-cell office:value-type="float" office:value="67.95">
            <text:p>67.95</text:p>
          </table:table-cell>
          <table:table-cell office:value-type="string">
            <text:p>replib</text:p>
          </table:table-cell>
          <table:table-cell office:value-type="float" office:value="8118.32">
            <text:p>8118.32</text:p>
          </table:table-cell>
          <table:table-cell office:value-type="float" office:value="400698.588">
            <text:p>400698.588</text:p>
          </table:table-cell>
        </table:table-row>
        <table:table-row table:style-name="ro3">
          <table:table-cell table:number-columns-repeated="11"/>
          <table:table-cell office:value-type="float" office:value="25.991">
            <text:p>25.99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0">
            <text:p>980</text:p>
          </table:table-cell>
          <table:table-cell office:value-type="float" office:value="59.07">
            <text:p>59.07</text:p>
          </table:table-cell>
          <table:table-cell office:value-type="string">
            <text:p>replib</text:p>
          </table:table-cell>
          <table:table-cell office:value-type="float" office:value="4676.254">
            <text:p>4676.254</text:p>
          </table:table-cell>
          <table:table-cell office:value-type="float" office:value="242969.157">
            <text:p>242969.157</text:p>
          </table:table-cell>
        </table:table-row>
        <table:table-row table:style-name="ro3">
          <table:table-cell table:number-columns-repeated="11"/>
          <table:table-cell office:value-type="float" office:value="26.025">
            <text:p>26.0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5">
            <text:p>985</text:p>
          </table:table-cell>
          <table:table-cell office:value-type="float" office:value="82.41">
            <text:p>82.41</text:p>
          </table:table-cell>
          <table:table-cell office:value-type="string">
            <text:p>replib</text:p>
          </table:table-cell>
          <table:table-cell office:value-type="float" office:value="5923.706">
            <text:p>5923.706</text:p>
          </table:table-cell>
          <table:table-cell office:value-type="float" office:value="425099.065">
            <text:p>425099.065</text:p>
          </table:table-cell>
        </table:table-row>
        <table:table-row table:style-name="ro3">
          <table:table-cell table:number-columns-repeated="11"/>
          <table:table-cell office:value-type="float" office:value="26.073">
            <text:p>26.0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4">
            <text:p>984</text:p>
          </table:table-cell>
          <table:table-cell office:value-type="float" office:value="67.7">
            <text:p>67.7</text:p>
          </table:table-cell>
          <table:table-cell office:value-type="string">
            <text:p>replib</text:p>
          </table:table-cell>
          <table:table-cell office:value-type="float" office:value="6497.468">
            <text:p>6497.468</text:p>
          </table:table-cell>
          <table:table-cell office:value-type="float" office:value="390084.044">
            <text:p>390084.044</text:p>
          </table:table-cell>
        </table:table-row>
        <table:table-row table:style-name="ro3">
          <table:table-cell table:number-columns-repeated="11"/>
          <table:table-cell office:value-type="float" office:value="26.113">
            <text:p>26.1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73">
            <text:p>973</text:p>
          </table:table-cell>
          <table:table-cell office:value-type="float" office:value="81.78">
            <text:p>81.78</text:p>
          </table:table-cell>
          <table:table-cell office:value-type="string">
            <text:p>replib</text:p>
          </table:table-cell>
          <table:table-cell office:value-type="float" office:value="20724.023">
            <text:p>20724.023</text:p>
          </table:table-cell>
          <table:table-cell office:value-type="float" office:value="427845.176">
            <text:p>427845.176</text:p>
          </table:table-cell>
        </table:table-row>
        <table:table-row table:style-name="ro3">
          <table:table-cell table:number-columns-repeated="11"/>
          <table:table-cell office:value-type="float" office:value="26.185">
            <text:p>26.1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99">
            <text:p>999</text:p>
          </table:table-cell>
          <table:table-cell office:value-type="float" office:value="82.15">
            <text:p>82.15</text:p>
          </table:table-cell>
          <table:table-cell office:value-type="string">
            <text:p>replib</text:p>
          </table:table-cell>
          <table:table-cell office:value-type="float" office:value="20143.541">
            <text:p>20143.541</text:p>
          </table:table-cell>
          <table:table-cell office:value-type="float" office:value="435760.425">
            <text:p>435760.425</text:p>
          </table:table-cell>
        </table:table-row>
        <table:table-row table:style-name="ro3">
          <table:table-cell table:number-columns-repeated="11"/>
          <table:table-cell office:value-type="float" office:value="26.294">
            <text:p>26.2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4">
            <text:p>984</text:p>
          </table:table-cell>
          <table:table-cell office:value-type="float" office:value="67.87">
            <text:p>67.87</text:p>
          </table:table-cell>
          <table:table-cell office:value-type="string">
            <text:p>replib</text:p>
          </table:table-cell>
          <table:table-cell office:value-type="float" office:value="4346.304">
            <text:p>4346.304</text:p>
          </table:table-cell>
          <table:table-cell office:value-type="float" office:value="373750.645">
            <text:p>373750.645</text:p>
          </table:table-cell>
        </table:table-row>
        <table:table-row table:style-name="ro3">
          <table:table-cell table:number-columns-repeated="11"/>
          <table:table-cell office:value-type="float" office:value="26.348">
            <text:p>26.3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5">
            <text:p>985</text:p>
          </table:table-cell>
          <table:table-cell office:value-type="float" office:value="82.36">
            <text:p>82.36</text:p>
          </table:table-cell>
          <table:table-cell office:value-type="string">
            <text:p>replib</text:p>
          </table:table-cell>
          <table:table-cell office:value-type="float" office:value="17069.572">
            <text:p>17069.572</text:p>
          </table:table-cell>
          <table:table-cell office:value-type="float" office:value="553983.698">
            <text:p>553983.698</text:p>
          </table:table-cell>
        </table:table-row>
        <table:table-row table:style-name="ro3">
          <table:table-cell table:number-columns-repeated="11"/>
          <table:table-cell office:value-type="float" office:value="26.386">
            <text:p>26.3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2">
            <text:p>792</text:p>
          </table:table-cell>
          <table:table-cell office:value-type="float" office:value="984">
            <text:p>984</text:p>
          </table:table-cell>
          <table:table-cell office:value-type="float" office:value="67.95">
            <text:p>67.95</text:p>
          </table:table-cell>
          <table:table-cell office:value-type="string">
            <text:p>replib</text:p>
          </table:table-cell>
          <table:table-cell office:value-type="float" office:value="14098.639">
            <text:p>14098.639</text:p>
          </table:table-cell>
          <table:table-cell office:value-type="float" office:value="455288.944">
            <text:p>455288.944</text:p>
          </table:table-cell>
        </table:table-row>
        <table:table-row table:style-name="ro3">
          <table:table-cell table:number-columns-repeated="11"/>
          <table:table-cell office:value-type="float" office:value="26.44">
            <text:p>26.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73">
            <text:p>973</text:p>
          </table:table-cell>
          <table:table-cell office:value-type="float" office:value="81.97">
            <text:p>81.97</text:p>
          </table:table-cell>
          <table:table-cell office:value-type="string">
            <text:p>replib</text:p>
          </table:table-cell>
          <table:table-cell office:value-type="float" office:value="12365.586">
            <text:p>12365.586</text:p>
          </table:table-cell>
          <table:table-cell office:value-type="float" office:value="338663.674">
            <text:p>338663.674</text:p>
          </table:table-cell>
        </table:table-row>
        <table:table-row table:style-name="ro3">
          <table:table-cell table:number-columns-repeated="11"/>
          <table:table-cell office:value-type="float" office:value="26.484">
            <text:p>26.48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92">
            <text:p>792</text:p>
          </table:table-cell>
          <table:table-cell office:value-type="float" office:value="999">
            <text:p>999</text:p>
          </table:table-cell>
          <table:table-cell office:value-type="float" office:value="82.25">
            <text:p>82.25</text:p>
          </table:table-cell>
          <table:table-cell office:value-type="string">
            <text:p>replib</text:p>
          </table:table-cell>
          <table:table-cell office:value-type="float" office:value="10577.574">
            <text:p>10577.574</text:p>
          </table:table-cell>
          <table:table-cell office:value-type="float" office:value="423172.603">
            <text:p>423172.603</text:p>
          </table:table-cell>
        </table:table-row>
        <table:table-row table:style-name="ro3">
          <table:table-cell table:number-columns-repeated="11"/>
          <table:table-cell office:value-type="float" office:value="26.528">
            <text:p>26.5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62">
            <text:p>962</text:p>
          </table:table-cell>
          <table:table-cell office:value-type="float" office:value="81.38">
            <text:p>81.38</text:p>
          </table:table-cell>
          <table:table-cell office:value-type="string">
            <text:p>replib</text:p>
          </table:table-cell>
          <table:table-cell office:value-type="float" office:value="5313.674">
            <text:p>5313.674</text:p>
          </table:table-cell>
          <table:table-cell office:value-type="float" office:value="559457.95">
            <text:p>559457.95</text:p>
          </table:table-cell>
        </table:table-row>
        <table:table-row table:style-name="ro3">
          <table:table-cell table:number-columns-repeated="11"/>
          <table:table-cell office:value-type="float" office:value="26.569">
            <text:p>26.5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99">
            <text:p>999</text:p>
          </table:table-cell>
          <table:table-cell office:value-type="float" office:value="82.25">
            <text:p>82.25</text:p>
          </table:table-cell>
          <table:table-cell office:value-type="string">
            <text:p>replib</text:p>
          </table:table-cell>
          <table:table-cell office:value-type="float" office:value="9134.409">
            <text:p>9134.409</text:p>
          </table:table-cell>
          <table:table-cell office:value-type="float" office:value="643918.511">
            <text:p>643918.511</text:p>
          </table:table-cell>
        </table:table-row>
        <table:table-row table:style-name="ro3">
          <table:table-cell table:number-columns-repeated="11"/>
          <table:table-cell office:value-type="float" office:value="26.627">
            <text:p>26.6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85">
            <text:p>985</text:p>
          </table:table-cell>
          <table:table-cell office:value-type="float" office:value="82.12">
            <text:p>82.12</text:p>
          </table:table-cell>
          <table:table-cell office:value-type="string">
            <text:p>replib</text:p>
          </table:table-cell>
          <table:table-cell office:value-type="float" office:value="8570.083">
            <text:p>8570.083</text:p>
          </table:table-cell>
          <table:table-cell office:value-type="float" office:value="549388.697">
            <text:p>549388.697</text:p>
          </table:table-cell>
        </table:table-row>
        <table:table-row table:style-name="ro3">
          <table:table-cell table:number-columns-repeated="11"/>
          <table:table-cell office:value-type="float" office:value="26.651">
            <text:p>26.65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99">
            <text:p>999</text:p>
          </table:table-cell>
          <table:table-cell office:value-type="float" office:value="82.4">
            <text:p>82.4</text:p>
          </table:table-cell>
          <table:table-cell office:value-type="string">
            <text:p>replib</text:p>
          </table:table-cell>
          <table:table-cell office:value-type="float" office:value="22630.014">
            <text:p>22630.014</text:p>
          </table:table-cell>
          <table:table-cell office:value-type="float" office:value="588159.726">
            <text:p>588159.726</text:p>
          </table:table-cell>
        </table:table-row>
        <table:table-row table:style-name="ro3">
          <table:table-cell table:number-columns-repeated="11"/>
          <table:table-cell office:value-type="float" office:value="26.709">
            <text:p>26.7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99">
            <text:p>999</text:p>
          </table:table-cell>
          <table:table-cell office:value-type="float" office:value="82.38">
            <text:p>82.38</text:p>
          </table:table-cell>
          <table:table-cell office:value-type="string">
            <text:p>replib</text:p>
          </table:table-cell>
          <table:table-cell office:value-type="float" office:value="6869.226">
            <text:p>6869.226</text:p>
          </table:table-cell>
          <table:table-cell office:value-type="float" office:value="349654.262">
            <text:p>349654.262</text:p>
          </table:table-cell>
        </table:table-row>
        <table:table-row table:style-name="ro3">
          <table:table-cell table:number-columns-repeated="11"/>
          <table:table-cell office:value-type="float" office:value="26.756">
            <text:p>26.7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7">
            <text:p>82.7</text:p>
          </table:table-cell>
          <table:table-cell office:value-type="string">
            <text:p>replib</text:p>
          </table:table-cell>
          <table:table-cell office:value-type="float" office:value="29053.058">
            <text:p>29053.058</text:p>
          </table:table-cell>
          <table:table-cell office:value-type="float" office:value="496668.13">
            <text:p>496668.13</text:p>
          </table:table-cell>
        </table:table-row>
        <table:table-row table:style-name="ro3">
          <table:table-cell table:number-columns-repeated="11"/>
          <table:table-cell office:value-type="float" office:value="26.831">
            <text:p>26.83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39">
            <text:p>82.39</text:p>
          </table:table-cell>
          <table:table-cell office:value-type="string">
            <text:p>replib</text:p>
          </table:table-cell>
          <table:table-cell office:value-type="float" office:value="19405.751">
            <text:p>19405.751</text:p>
          </table:table-cell>
          <table:table-cell office:value-type="float" office:value="529143.968">
            <text:p>529143.968</text:p>
          </table:table-cell>
        </table:table-row>
        <table:table-row table:style-name="ro3">
          <table:table-cell table:number-columns-repeated="11"/>
          <table:table-cell office:value-type="float" office:value="26.879">
            <text:p>26.8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985">
            <text:p>985</text:p>
          </table:table-cell>
          <table:table-cell office:value-type="float" office:value="82.31">
            <text:p>82.31</text:p>
          </table:table-cell>
          <table:table-cell office:value-type="string">
            <text:p>replib</text:p>
          </table:table-cell>
          <table:table-cell office:value-type="float" office:value="8453.562">
            <text:p>8453.562</text:p>
          </table:table-cell>
          <table:table-cell office:value-type="float" office:value="399449.991">
            <text:p>399449.991</text:p>
          </table:table-cell>
        </table:table-row>
        <table:table-row table:style-name="ro3">
          <table:table-cell table:number-columns-repeated="11"/>
          <table:table-cell office:value-type="float" office:value="26.93">
            <text:p>26.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42">
            <text:p>942</text:p>
          </table:table-cell>
          <table:table-cell office:value-type="float" office:value="80.89">
            <text:p>80.89</text:p>
          </table:table-cell>
          <table:table-cell office:value-type="string">
            <text:p>replib</text:p>
          </table:table-cell>
          <table:table-cell office:value-type="float" office:value="2082.147">
            <text:p>2082.147</text:p>
          </table:table-cell>
          <table:table-cell office:value-type="float" office:value="260621.107">
            <text:p>260621.107</text:p>
          </table:table-cell>
        </table:table-row>
        <table:table-row table:style-name="ro3">
          <table:table-cell table:number-columns-repeated="11"/>
          <table:table-cell office:value-type="float" office:value="26.994">
            <text:p>26.9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82.57">
            <text:p>82.57</text:p>
          </table:table-cell>
          <table:table-cell office:value-type="string">
            <text:p>replib</text:p>
          </table:table-cell>
          <table:table-cell office:value-type="float" office:value="6245.967">
            <text:p>6245.967</text:p>
          </table:table-cell>
          <table:table-cell office:value-type="float" office:value="293009.103">
            <text:p>293009.103</text:p>
          </table:table-cell>
        </table:table-row>
        <table:table-row table:style-name="ro3">
          <table:table-cell table:number-columns-repeated="11"/>
          <table:table-cell office:value-type="float" office:value="27.018">
            <text:p>27.0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73">
            <text:p>973</text:p>
          </table:table-cell>
          <table:table-cell office:value-type="float" office:value="82.11">
            <text:p>82.11</text:p>
          </table:table-cell>
          <table:table-cell office:value-type="string">
            <text:p>replib</text:p>
          </table:table-cell>
          <table:table-cell office:value-type="float" office:value="3844.57">
            <text:p>3844.57</text:p>
          </table:table-cell>
          <table:table-cell office:value-type="float" office:value="315450.97">
            <text:p>315450.97</text:p>
          </table:table-cell>
        </table:table-row>
        <table:table-row table:style-name="ro3">
          <table:table-cell table:number-columns-repeated="11"/>
          <table:table-cell office:value-type="float" office:value="27.079">
            <text:p>27.07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80">
            <text:p>980</text:p>
          </table:table-cell>
          <table:table-cell office:value-type="float" office:value="59.96">
            <text:p>59.96</text:p>
          </table:table-cell>
          <table:table-cell office:value-type="string">
            <text:p>replib</text:p>
          </table:table-cell>
          <table:table-cell office:value-type="float" office:value="7028.904">
            <text:p>7028.904</text:p>
          </table:table-cell>
          <table:table-cell office:value-type="float" office:value="507375.375">
            <text:p>507375.375</text:p>
          </table:table-cell>
        </table:table-row>
        <table:table-row table:style-name="ro3">
          <table:table-cell table:number-columns-repeated="11"/>
          <table:table-cell office:value-type="float" office:value="27.1">
            <text:p>27.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0">
            <text:p>980</text:p>
          </table:table-cell>
          <table:table-cell office:value-type="float" office:value="60.32">
            <text:p>60.32</text:p>
          </table:table-cell>
          <table:table-cell office:value-type="string">
            <text:p>replib</text:p>
          </table:table-cell>
          <table:table-cell office:value-type="float" office:value="6332.195">
            <text:p>6332.195</text:p>
          </table:table-cell>
          <table:table-cell office:value-type="float" office:value="413827.425">
            <text:p>413827.425</text:p>
          </table:table-cell>
        </table:table-row>
        <table:table-row table:style-name="ro3">
          <table:table-cell table:number-columns-repeated="11"/>
          <table:table-cell office:value-type="float" office:value="27.175">
            <text:p>27.1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2">
            <text:p>782</text:p>
          </table:table-cell>
          <table:table-cell office:value-type="float" office:value="999">
            <text:p>999</text:p>
          </table:table-cell>
          <table:table-cell office:value-type="float" office:value="82.72">
            <text:p>82.72</text:p>
          </table:table-cell>
          <table:table-cell office:value-type="string">
            <text:p>replib</text:p>
          </table:table-cell>
          <table:table-cell office:value-type="float" office:value="14795.79">
            <text:p>14795.79</text:p>
          </table:table-cell>
          <table:table-cell office:value-type="float" office:value="515318.482">
            <text:p>515318.482</text:p>
          </table:table-cell>
        </table:table-row>
        <table:table-row table:style-name="ro3">
          <table:table-cell table:number-columns-repeated="11"/>
          <table:table-cell office:value-type="float" office:value="27.236">
            <text:p>27.23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7">
            <text:p>787</text:p>
          </table:table-cell>
          <table:table-cell office:value-type="float" office:value="999">
            <text:p>999</text:p>
          </table:table-cell>
          <table:table-cell office:value-type="float" office:value="82.34">
            <text:p>82.34</text:p>
          </table:table-cell>
          <table:table-cell office:value-type="string">
            <text:p>replib</text:p>
          </table:table-cell>
          <table:table-cell office:value-type="float" office:value="30206.134">
            <text:p>30206.134</text:p>
          </table:table-cell>
          <table:table-cell office:value-type="float" office:value="472651.069">
            <text:p>472651.069</text:p>
          </table:table-cell>
        </table:table-row>
        <table:table-row table:style-name="ro3">
          <table:table-cell table:number-columns-repeated="11"/>
          <table:table-cell office:value-type="float" office:value="27.314">
            <text:p>27.3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73">
            <text:p>973</text:p>
          </table:table-cell>
          <table:table-cell office:value-type="float" office:value="81.63">
            <text:p>81.63</text:p>
          </table:table-cell>
          <table:table-cell office:value-type="string">
            <text:p>replib</text:p>
          </table:table-cell>
          <table:table-cell office:value-type="float" office:value="12060.248">
            <text:p>12060.248</text:p>
          </table:table-cell>
          <table:table-cell office:value-type="float" office:value="515349.878">
            <text:p>515349.878</text:p>
          </table:table-cell>
        </table:table-row>
        <table:table-row table:style-name="ro3">
          <table:table-cell table:number-columns-repeated="11"/>
          <table:table-cell office:value-type="float" office:value="27.348">
            <text:p>27.34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55">
            <text:p>955</text:p>
          </table:table-cell>
          <table:table-cell office:value-type="float" office:value="79.87">
            <text:p>79.87</text:p>
          </table:table-cell>
          <table:table-cell office:value-type="string">
            <text:p>replib</text:p>
          </table:table-cell>
          <table:table-cell office:value-type="float" office:value="14191.75">
            <text:p>14191.75</text:p>
          </table:table-cell>
          <table:table-cell office:value-type="float" office:value="616080.089">
            <text:p>616080.089</text:p>
          </table:table-cell>
        </table:table-row>
        <table:table-row table:style-name="ro3">
          <table:table-cell table:number-columns-repeated="11"/>
          <table:table-cell office:value-type="float" office:value="27.392">
            <text:p>27.39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802">
            <text:p>802</text:p>
          </table:table-cell>
          <table:table-cell office:value-type="float" office:value="999">
            <text:p>999</text:p>
          </table:table-cell>
          <table:table-cell office:value-type="float" office:value="82.57">
            <text:p>82.57</text:p>
          </table:table-cell>
          <table:table-cell office:value-type="string">
            <text:p>replib</text:p>
          </table:table-cell>
          <table:table-cell office:value-type="float" office:value="28167.595">
            <text:p>28167.595</text:p>
          </table:table-cell>
          <table:table-cell office:value-type="float" office:value="641778.896">
            <text:p>641778.896</text:p>
          </table:table-cell>
        </table:table-row>
        <table:table-row table:style-name="ro3">
          <table:table-cell table:number-columns-repeated="11"/>
          <table:table-cell office:value-type="float" office:value="27.443">
            <text:p>27.4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85">
            <text:p>985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88087.376">
            <text:p>88087.376</text:p>
          </table:table-cell>
          <table:table-cell office:value-type="float" office:value="1192801.979">
            <text:p>1192801.979</text:p>
          </table:table-cell>
        </table:table-row>
        <table:table-row table:style-name="ro3">
          <table:table-cell table:number-columns-repeated="11"/>
          <table:table-cell office:value-type="float" office:value="27.498">
            <text:p>27.4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73">
            <text:p>973</text:p>
          </table:table-cell>
          <table:table-cell office:value-type="float" office:value="81.6">
            <text:p>81.6</text:p>
          </table:table-cell>
          <table:table-cell office:value-type="string">
            <text:p>replib</text:p>
          </table:table-cell>
          <table:table-cell office:value-type="float" office:value="15088.595">
            <text:p>15088.595</text:p>
          </table:table-cell>
          <table:table-cell office:value-type="float" office:value="513336.528">
            <text:p>513336.528</text:p>
          </table:table-cell>
        </table:table-row>
        <table:table-row table:style-name="ro3">
          <table:table-cell table:number-columns-repeated="11"/>
          <table:table-cell office:value-type="float" office:value="27.556">
            <text:p>27.5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4">
            <text:p>984</text:p>
          </table:table-cell>
          <table:table-cell office:value-type="float" office:value="68.14">
            <text:p>68.14</text:p>
          </table:table-cell>
          <table:table-cell office:value-type="string">
            <text:p>replib</text:p>
          </table:table-cell>
          <table:table-cell office:value-type="float" office:value="29593.858">
            <text:p>29593.858</text:p>
          </table:table-cell>
          <table:table-cell office:value-type="float" office:value="592782.672">
            <text:p>592782.672</text:p>
          </table:table-cell>
        </table:table-row>
        <table:table-row table:style-name="ro3">
          <table:table-cell table:number-columns-repeated="11"/>
          <table:table-cell office:value-type="float" office:value="27.603">
            <text:p>27.6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84">
            <text:p>984</text:p>
          </table:table-cell>
          <table:table-cell office:value-type="float" office:value="68.12">
            <text:p>68.12</text:p>
          </table:table-cell>
          <table:table-cell office:value-type="string">
            <text:p>replib</text:p>
          </table:table-cell>
          <table:table-cell office:value-type="float" office:value="15598.582">
            <text:p>15598.582</text:p>
          </table:table-cell>
          <table:table-cell office:value-type="float" office:value="595002.158">
            <text:p>595002.158</text:p>
          </table:table-cell>
        </table:table-row>
        <table:table-row table:style-name="ro3">
          <table:table-cell table:number-columns-repeated="11"/>
          <table:table-cell office:value-type="float" office:value="27.641">
            <text:p>27.6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4">
            <text:p>984</text:p>
          </table:table-cell>
          <table:table-cell office:value-type="float" office:value="67.84">
            <text:p>67.84</text:p>
          </table:table-cell>
          <table:table-cell office:value-type="string">
            <text:p>replib</text:p>
          </table:table-cell>
          <table:table-cell office:value-type="float" office:value="19009.5">
            <text:p>19009.5</text:p>
          </table:table-cell>
          <table:table-cell office:value-type="float" office:value="446674.441">
            <text:p>446674.441</text:p>
          </table:table-cell>
        </table:table-row>
        <table:table-row table:style-name="ro3">
          <table:table-cell table:number-columns-repeated="11"/>
          <table:table-cell office:value-type="float" office:value="27.681">
            <text:p>27.68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78">
            <text:p>978</text:p>
          </table:table-cell>
          <table:table-cell office:value-type="float" office:value="81.67">
            <text:p>81.67</text:p>
          </table:table-cell>
          <table:table-cell office:value-type="string">
            <text:p>replib</text:p>
          </table:table-cell>
          <table:table-cell office:value-type="float" office:value="27059.618">
            <text:p>27059.618</text:p>
          </table:table-cell>
          <table:table-cell office:value-type="float" office:value="528172.149">
            <text:p>528172.149</text:p>
          </table:table-cell>
        </table:table-row>
        <table:table-row table:style-name="ro3">
          <table:table-cell table:number-columns-repeated="11"/>
          <table:table-cell office:value-type="float" office:value="27.722">
            <text:p>27.72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0">
            <text:p>980</text:p>
          </table:table-cell>
          <table:table-cell office:value-type="float" office:value="59.05">
            <text:p>59.05</text:p>
          </table:table-cell>
          <table:table-cell office:value-type="string">
            <text:p>replib</text:p>
          </table:table-cell>
          <table:table-cell office:value-type="float" office:value="15503.179">
            <text:p>15503.179</text:p>
          </table:table-cell>
          <table:table-cell office:value-type="float" office:value="489009.82">
            <text:p>489009.82</text:p>
          </table:table-cell>
        </table:table-row>
        <table:table-row table:style-name="ro3">
          <table:table-cell table:number-columns-repeated="11"/>
          <table:table-cell office:value-type="float" office:value="27.862">
            <text:p>27.862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755">
            <text:p>755</text:p>
          </table:table-cell>
          <table:table-cell office:value-type="float" office:value="80.26">
            <text:p>80.26</text:p>
          </table:table-cell>
          <table:table-cell office:value-type="string">
            <text:p>replib</text:p>
          </table:table-cell>
          <table:table-cell office:value-type="float" office:value="18870.739">
            <text:p>18870.739</text:p>
          </table:table-cell>
          <table:table-cell office:value-type="float" office:value="501534.627">
            <text:p>501534.627</text:p>
          </table:table-cell>
        </table:table-row>
        <table:table-row table:style-name="ro3">
          <table:table-cell table:number-columns-repeated="11"/>
          <table:table-cell office:value-type="float" office:value="27.947">
            <text:p>27.9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999">
            <text:p>999</text:p>
          </table:table-cell>
          <table:table-cell office:value-type="float" office:value="82.54">
            <text:p>82.54</text:p>
          </table:table-cell>
          <table:table-cell office:value-type="string">
            <text:p>replib</text:p>
          </table:table-cell>
          <table:table-cell office:value-type="float" office:value="7221.761">
            <text:p>7221.761</text:p>
          </table:table-cell>
          <table:table-cell office:value-type="float" office:value="717943.66">
            <text:p>717943.66</text:p>
          </table:table-cell>
        </table:table-row>
        <table:table-row table:style-name="ro3">
          <table:table-cell table:number-columns-repeated="11"/>
          <table:table-cell office:value-type="float" office:value="28.025">
            <text:p>28.0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73">
            <text:p>973</text:p>
          </table:table-cell>
          <table:table-cell office:value-type="float" office:value="81.75">
            <text:p>81.75</text:p>
          </table:table-cell>
          <table:table-cell office:value-type="string">
            <text:p>replib</text:p>
          </table:table-cell>
          <table:table-cell office:value-type="float" office:value="21882.922">
            <text:p>21882.922</text:p>
          </table:table-cell>
          <table:table-cell office:value-type="float" office:value="575563.749">
            <text:p>575563.749</text:p>
          </table:table-cell>
        </table:table-row>
        <table:table-row table:style-name="ro3">
          <table:table-cell table:number-columns-repeated="11"/>
          <table:table-cell office:value-type="float" office:value="28.083">
            <text:p>28.08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78">
            <text:p>978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4163.117">
            <text:p>4163.117</text:p>
          </table:table-cell>
          <table:table-cell office:value-type="float" office:value="396175.853">
            <text:p>396175.853</text:p>
          </table:table-cell>
        </table:table-row>
        <table:table-row table:style-name="ro3">
          <table:table-cell table:number-columns-repeated="11"/>
          <table:table-cell office:value-type="float" office:value="28.141">
            <text:p>28.14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0">
            <text:p>980</text:p>
          </table:table-cell>
          <table:table-cell office:value-type="float" office:value="59.26">
            <text:p>59.26</text:p>
          </table:table-cell>
          <table:table-cell office:value-type="string">
            <text:p>replib</text:p>
          </table:table-cell>
          <table:table-cell office:value-type="float" office:value="5188.389">
            <text:p>5188.389</text:p>
          </table:table-cell>
          <table:table-cell office:value-type="float" office:value="302832.469">
            <text:p>302832.469</text:p>
          </table:table-cell>
        </table:table-row>
        <table:table-row table:style-name="ro3">
          <table:table-cell table:number-columns-repeated="11"/>
          <table:table-cell office:value-type="float" office:value="28.188">
            <text:p>28.1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73">
            <text:p>973</text:p>
          </table:table-cell>
          <table:table-cell office:value-type="float" office:value="82.07">
            <text:p>82.07</text:p>
          </table:table-cell>
          <table:table-cell office:value-type="string">
            <text:p>replib</text:p>
          </table:table-cell>
          <table:table-cell office:value-type="float" office:value="11912.095">
            <text:p>11912.095</text:p>
          </table:table-cell>
          <table:table-cell office:value-type="float" office:value="418720.834">
            <text:p>418720.834</text:p>
          </table:table-cell>
        </table:table-row>
        <table:table-row table:style-name="ro3">
          <table:table-cell table:number-columns-repeated="11"/>
          <table:table-cell office:value-type="float" office:value="28.229">
            <text:p>28.22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80">
            <text:p>980</text:p>
          </table:table-cell>
          <table:table-cell office:value-type="float" office:value="59.57">
            <text:p>59.57</text:p>
          </table:table-cell>
          <table:table-cell office:value-type="string">
            <text:p>replib</text:p>
          </table:table-cell>
          <table:table-cell office:value-type="float" office:value="2549.587">
            <text:p>2549.587</text:p>
          </table:table-cell>
          <table:table-cell office:value-type="float" office:value="428550.452">
            <text:p>428550.452</text:p>
          </table:table-cell>
        </table:table-row>
        <table:table-row table:style-name="ro3">
          <table:table-cell table:number-columns-repeated="11"/>
          <table:table-cell office:value-type="float" office:value="28.273">
            <text:p>28.27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812">
            <text:p>812</text:p>
          </table:table-cell>
          <table:table-cell office:value-type="float" office:value="999">
            <text:p>999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12787.257">
            <text:p>12787.257</text:p>
          </table:table-cell>
          <table:table-cell office:value-type="float" office:value="519610.929">
            <text:p>519610.929</text:p>
          </table:table-cell>
        </table:table-row>
        <table:table-row table:style-name="ro3">
          <table:table-cell table:number-columns-repeated="11"/>
          <table:table-cell office:value-type="float" office:value="28.324">
            <text:p>28.32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55">
            <text:p>955</text:p>
          </table:table-cell>
          <table:table-cell office:value-type="float" office:value="81.34">
            <text:p>81.34</text:p>
          </table:table-cell>
          <table:table-cell office:value-type="string">
            <text:p>replib</text:p>
          </table:table-cell>
          <table:table-cell office:value-type="float" office:value="14345.65">
            <text:p>14345.65</text:p>
          </table:table-cell>
          <table:table-cell office:value-type="float" office:value="408355.104">
            <text:p>408355.104</text:p>
          </table:table-cell>
        </table:table-row>
        <table:table-row table:style-name="ro3">
          <table:table-cell table:number-columns-repeated="11"/>
          <table:table-cell office:value-type="float" office:value="28.389">
            <text:p>28.3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84">
            <text:p>984</text:p>
          </table:table-cell>
          <table:table-cell office:value-type="float" office:value="67.63">
            <text:p>67.63</text:p>
          </table:table-cell>
          <table:table-cell office:value-type="string">
            <text:p>replib</text:p>
          </table:table-cell>
          <table:table-cell office:value-type="float" office:value="30093.952">
            <text:p>30093.952</text:p>
          </table:table-cell>
          <table:table-cell office:value-type="float" office:value="490723.868">
            <text:p>490723.868</text:p>
          </table:table-cell>
        </table:table-row>
        <table:table-row table:style-name="ro3">
          <table:table-cell table:number-columns-repeated="11"/>
          <table:table-cell office:value-type="float" office:value="28.419">
            <text:p>28.4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5">
            <text:p>985</text:p>
          </table:table-cell>
          <table:table-cell office:value-type="float" office:value="82.36">
            <text:p>82.36</text:p>
          </table:table-cell>
          <table:table-cell office:value-type="string">
            <text:p>replib</text:p>
          </table:table-cell>
          <table:table-cell office:value-type="float" office:value="13311.161">
            <text:p>13311.161</text:p>
          </table:table-cell>
          <table:table-cell office:value-type="float" office:value="444557.52">
            <text:p>444557.52</text:p>
          </table:table-cell>
        </table:table-row>
        <table:table-row table:style-name="ro3">
          <table:table-cell table:number-columns-repeated="11"/>
          <table:table-cell office:value-type="float" office:value="28.443">
            <text:p>28.4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985">
            <text:p>985</text:p>
          </table:table-cell>
          <table:table-cell office:value-type="float" office:value="81.93">
            <text:p>81.93</text:p>
          </table:table-cell>
          <table:table-cell office:value-type="string">
            <text:p>replib</text:p>
          </table:table-cell>
          <table:table-cell office:value-type="float" office:value="13258.408">
            <text:p>13258.408</text:p>
          </table:table-cell>
          <table:table-cell office:value-type="float" office:value="458941.563">
            <text:p>458941.563</text:p>
          </table:table-cell>
        </table:table-row>
        <table:table-row table:style-name="ro3">
          <table:table-cell table:number-columns-repeated="11"/>
          <table:table-cell office:value-type="float" office:value="28.487">
            <text:p>28.4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6">
            <text:p>796</text:p>
          </table:table-cell>
          <table:table-cell office:value-type="float" office:value="999">
            <text:p>999</text:p>
          </table:table-cell>
          <table:table-cell office:value-type="float" office:value="82.74">
            <text:p>82.74</text:p>
          </table:table-cell>
          <table:table-cell office:value-type="string">
            <text:p>replib</text:p>
          </table:table-cell>
          <table:table-cell office:value-type="float" office:value="17797.979">
            <text:p>17797.979</text:p>
          </table:table-cell>
          <table:table-cell office:value-type="float" office:value="472149.777">
            <text:p>472149.777</text:p>
          </table:table-cell>
        </table:table-row>
        <table:table-row table:style-name="ro1">
          <table:table-cell table:number-columns-repeated="18"/>
          <table:table-cell office:value-type="float" office:value="18175.988">
            <text:p>18175.988</text:p>
          </table:table-cell>
          <table:table-cell office:value-type="float" office:value="458865.243">
            <text:p>458865.243</text:p>
          </table:table-cell>
        </table:table-row>
        <table:table-row table:style-name="ro1">
          <table:table-cell table:number-columns-repeated="18"/>
          <table:table-cell office:value-type="float" office:value="14260.367">
            <text:p>14260.367</text:p>
          </table:table-cell>
          <table:table-cell office:value-type="float" office:value="597934.32">
            <text:p>597934.32</text:p>
          </table:table-cell>
        </table:table-row>
        <table:table-row table:style-name="ro1">
          <table:table-cell table:number-columns-repeated="18"/>
          <table:table-cell office:value-type="float" office:value="12725.421">
            <text:p>12725.421</text:p>
          </table:table-cell>
          <table:table-cell office:value-type="float" office:value="546629.981">
            <text:p>546629.981</text:p>
          </table:table-cell>
        </table:table-row>
        <table:table-row table:style-name="ro1">
          <table:table-cell table:number-columns-repeated="18"/>
          <table:table-cell office:value-type="float" office:value="21074.301">
            <text:p>21074.301</text:p>
          </table:table-cell>
          <table:table-cell office:value-type="float" office:value="509950.388">
            <text:p>509950.388</text:p>
          </table:table-cell>
        </table:table-row>
        <table:table-row table:style-name="ro1">
          <table:table-cell table:number-columns-repeated="18"/>
          <table:table-cell office:value-type="float" office:value="14926.482">
            <text:p>14926.482</text:p>
          </table:table-cell>
          <table:table-cell office:value-type="float" office:value="547825.113">
            <text:p>547825.113</text:p>
          </table:table-cell>
        </table:table-row>
        <table:table-row table:style-name="ro1">
          <table:table-cell table:number-columns-repeated="18"/>
          <table:table-cell office:value-type="float" office:value="13329.414">
            <text:p>13329.414</text:p>
          </table:table-cell>
          <table:table-cell office:value-type="float" office:value="739379.69">
            <text:p>739379.69</text:p>
          </table:table-cell>
        </table:table-row>
        <table:table-row table:style-name="ro1">
          <table:table-cell table:number-columns-repeated="18"/>
          <table:table-cell office:value-type="float" office:value="22424.723">
            <text:p>22424.723</text:p>
          </table:table-cell>
          <table:table-cell office:value-type="float" office:value="610448.813">
            <text:p>610448.813</text:p>
          </table:table-cell>
        </table:table-row>
        <table:table-row table:style-name="ro1">
          <table:table-cell table:number-columns-repeated="18"/>
          <table:table-cell office:value-type="float" office:value="6588.795">
            <text:p>6588.795</text:p>
          </table:table-cell>
          <table:table-cell office:value-type="float" office:value="382935.377">
            <text:p>382935.377</text:p>
          </table:table-cell>
        </table:table-row>
        <table:table-row table:style-name="ro1">
          <table:table-cell table:number-columns-repeated="18"/>
          <table:table-cell office:value-type="float" office:value="18674.18">
            <text:p>18674.18</text:p>
          </table:table-cell>
          <table:table-cell office:value-type="float" office:value="389549.209">
            <text:p>389549.209</text:p>
          </table:table-cell>
        </table:table-row>
        <table:table-row table:style-name="ro1">
          <table:table-cell table:number-columns-repeated="18"/>
          <table:table-cell office:value-type="float" office:value="22204.102">
            <text:p>22204.102</text:p>
          </table:table-cell>
          <table:table-cell office:value-type="float" office:value="496067.809">
            <text:p>496067.809</text:p>
          </table:table-cell>
        </table:table-row>
        <table:table-row table:style-name="ro1">
          <table:table-cell table:number-columns-repeated="18"/>
          <table:table-cell office:value-type="float" office:value="2965.868">
            <text:p>2965.868</text:p>
          </table:table-cell>
          <table:table-cell office:value-type="float" office:value="308197.853">
            <text:p>308197.853</text:p>
          </table:table-cell>
        </table:table-row>
        <table:table-row table:style-name="ro1">
          <table:table-cell table:number-columns-repeated="18"/>
          <table:table-cell office:value-type="float" office:value="17601.281">
            <text:p>17601.281</text:p>
          </table:table-cell>
          <table:table-cell office:value-type="float" office:value="475646.276">
            <text:p>475646.276</text:p>
          </table:table-cell>
        </table:table-row>
        <table:table-row table:style-name="ro1">
          <table:table-cell table:number-columns-repeated="18"/>
          <table:table-cell office:value-type="float" office:value="9720.653">
            <text:p>9720.653</text:p>
          </table:table-cell>
          <table:table-cell office:value-type="float" office:value="548756.009">
            <text:p>548756.009</text:p>
          </table:table-cell>
        </table:table-row>
        <table:table-row table:style-name="ro1">
          <table:table-cell table:number-columns-repeated="18"/>
          <table:table-cell office:value-type="float" office:value="20464.461">
            <text:p>20464.461</text:p>
          </table:table-cell>
          <table:table-cell office:value-type="float" office:value="811331.092">
            <text:p>811331.092</text:p>
          </table:table-cell>
        </table:table-row>
        <table:table-row table:style-name="ro1">
          <table:table-cell table:number-columns-repeated="18"/>
          <table:table-cell office:value-type="float" office:value="8714.23">
            <text:p>8714.23</text:p>
          </table:table-cell>
          <table:table-cell office:value-type="float" office:value="473106.22">
            <text:p>473106.22</text:p>
          </table:table-cell>
        </table:table-row>
        <table:table-row table:style-name="ro1">
          <table:table-cell table:number-columns-repeated="18"/>
          <table:table-cell office:value-type="float" office:value="18928.233">
            <text:p>18928.233</text:p>
          </table:table-cell>
          <table:table-cell office:value-type="float" office:value="536853.977">
            <text:p>536853.977</text:p>
          </table:table-cell>
        </table:table-row>
        <table:table-row table:style-name="ro1">
          <table:table-cell table:number-columns-repeated="18"/>
          <table:table-cell office:value-type="float" office:value="39179.707">
            <text:p>39179.707</text:p>
          </table:table-cell>
          <table:table-cell office:value-type="float" office:value="612094.718">
            <text:p>612094.718</text:p>
          </table:table-cell>
        </table:table-row>
        <table:table-row table:style-name="ro1">
          <table:table-cell table:number-columns-repeated="18"/>
          <table:table-cell office:value-type="float" office:value="8066.333">
            <text:p>8066.333</text:p>
          </table:table-cell>
          <table:table-cell office:value-type="float" office:value="497194.187">
            <text:p>497194.187</text:p>
          </table:table-cell>
        </table:table-row>
        <table:table-row table:style-name="ro1">
          <table:table-cell table:number-columns-repeated="18"/>
          <table:table-cell office:value-type="float" office:value="14650.456">
            <text:p>14650.456</text:p>
          </table:table-cell>
          <table:table-cell office:value-type="float" office:value="585104.322">
            <text:p>585104.322</text:p>
          </table:table-cell>
        </table:table-row>
        <table:table-row table:style-name="ro1">
          <table:table-cell table:number-columns-repeated="18"/>
          <table:table-cell office:value-type="float" office:value="15949.409">
            <text:p>15949.409</text:p>
          </table:table-cell>
          <table:table-cell office:value-type="float" office:value="512880.42">
            <text:p>512880.42</text:p>
          </table:table-cell>
        </table:table-row>
        <table:table-row table:style-name="ro1">
          <table:table-cell table:number-columns-repeated="18"/>
          <table:table-cell office:value-type="float" office:value="21302.86">
            <text:p>21302.86</text:p>
          </table:table-cell>
          <table:table-cell office:value-type="float" office:value="601177.533">
            <text:p>601177.533</text:p>
          </table:table-cell>
        </table:table-row>
        <table:table-row table:style-name="ro1">
          <table:table-cell table:number-columns-repeated="18"/>
          <table:table-cell office:value-type="float" office:value="8009.088">
            <text:p>8009.088</text:p>
          </table:table-cell>
          <table:table-cell office:value-type="float" office:value="484595.395">
            <text:p>484595.395</text:p>
          </table:table-cell>
        </table:table-row>
        <table:table-row table:style-name="ro1">
          <table:table-cell table:number-columns-repeated="18"/>
          <table:table-cell office:value-type="float" office:value="22093.12">
            <text:p>22093.12</text:p>
          </table:table-cell>
          <table:table-cell office:value-type="float" office:value="554918.576">
            <text:p>554918.576</text:p>
          </table:table-cell>
        </table:table-row>
        <table:table-row table:style-name="ro1">
          <table:table-cell table:number-columns-repeated="18"/>
          <table:table-cell office:value-type="float" office:value="17845.554">
            <text:p>17845.554</text:p>
          </table:table-cell>
          <table:table-cell office:value-type="float" office:value="534878.884">
            <text:p>534878.884</text:p>
          </table:table-cell>
        </table:table-row>
        <table:table-row table:style-name="ro1">
          <table:table-cell table:number-columns-repeated="18"/>
          <table:table-cell office:value-type="float" office:value="14838.768">
            <text:p>14838.768</text:p>
          </table:table-cell>
          <table:table-cell office:value-type="float" office:value="460844.688">
            <text:p>460844.688</text:p>
          </table:table-cell>
        </table:table-row>
        <table:table-row table:style-name="ro1">
          <table:table-cell table:number-columns-repeated="18"/>
          <table:table-cell office:value-type="float" office:value="12744.834">
            <text:p>12744.834</text:p>
          </table:table-cell>
          <table:table-cell office:value-type="float" office:value="526942.955">
            <text:p>526942.955</text:p>
          </table:table-cell>
        </table:table-row>
        <table:table-row table:style-name="ro1">
          <table:table-cell table:number-columns-repeated="18"/>
          <table:table-cell office:value-type="float" office:value="18817.134">
            <text:p>18817.134</text:p>
          </table:table-cell>
          <table:table-cell office:value-type="float" office:value="503735.872">
            <text:p>503735.872</text:p>
          </table:table-cell>
        </table:table-row>
        <table:table-row table:style-name="ro1">
          <table:table-cell table:number-columns-repeated="18"/>
          <table:table-cell office:value-type="float" office:value="85804.838">
            <text:p>85804.838</text:p>
          </table:table-cell>
          <table:table-cell office:value-type="float" office:value="1101287.626">
            <text:p>1101287.626</text:p>
          </table:table-cell>
        </table:table-row>
        <table:table-row table:style-name="ro1">
          <table:table-cell table:number-columns-repeated="18"/>
          <table:table-cell office:value-type="float" office:value="35882.062">
            <text:p>35882.062</text:p>
          </table:table-cell>
          <table:table-cell office:value-type="float" office:value="634453.269">
            <text:p>634453.269</text:p>
          </table:table-cell>
        </table:table-row>
        <table:table-row table:style-name="ro1">
          <table:table-cell table:number-columns-repeated="18"/>
          <table:table-cell office:value-type="float" office:value="34177.891">
            <text:p>34177.891</text:p>
          </table:table-cell>
          <table:table-cell office:value-type="float" office:value="828472.155">
            <text:p>828472.155</text:p>
          </table:table-cell>
        </table:table-row>
        <table:table-row table:style-name="ro1">
          <table:table-cell table:number-columns-repeated="18"/>
          <table:table-cell office:value-type="float" office:value="34650.414">
            <text:p>34650.414</text:p>
          </table:table-cell>
          <table:table-cell office:value-type="float" office:value="783939.765">
            <text:p>783939.765</text:p>
          </table:table-cell>
        </table:table-row>
        <table:table-row table:style-name="ro1">
          <table:table-cell table:number-columns-repeated="18"/>
          <table:table-cell office:value-type="float" office:value="12792.71">
            <text:p>12792.71</text:p>
          </table:table-cell>
          <table:table-cell office:value-type="float" office:value="605754.784">
            <text:p>605754.784</text:p>
          </table:table-cell>
        </table:table-row>
        <table:table-row table:style-name="ro1">
          <table:table-cell table:number-columns-repeated="18"/>
          <table:table-cell office:value-type="float" office:value="17552.758">
            <text:p>17552.758</text:p>
          </table:table-cell>
          <table:table-cell office:value-type="float" office:value="538072.206">
            <text:p>538072.206</text:p>
          </table:table-cell>
        </table:table-row>
        <table:table-row table:style-name="ro1">
          <table:table-cell table:number-columns-repeated="18"/>
          <table:table-cell office:value-type="float" office:value="16283.447">
            <text:p>16283.447</text:p>
          </table:table-cell>
          <table:table-cell office:value-type="float" office:value="679102.679">
            <text:p>679102.679</text:p>
          </table:table-cell>
        </table:table-row>
        <table:table-row table:style-name="ro1">
          <table:table-cell table:number-columns-repeated="18"/>
          <table:table-cell office:value-type="float" office:value="31188.125">
            <text:p>31188.125</text:p>
          </table:table-cell>
          <table:table-cell office:value-type="float" office:value="624233.204">
            <text:p>624233.204</text:p>
          </table:table-cell>
        </table:table-row>
        <table:table-row table:style-name="ro1">
          <table:table-cell table:number-columns-repeated="18"/>
          <table:table-cell office:value-type="float" office:value="23414.527">
            <text:p>23414.527</text:p>
          </table:table-cell>
          <table:table-cell office:value-type="float" office:value="561838.229">
            <text:p>561838.229</text:p>
          </table:table-cell>
        </table:table-row>
        <table:table-row table:style-name="ro1">
          <table:table-cell table:number-columns-repeated="18"/>
          <table:table-cell office:value-type="float" office:value="7272.43">
            <text:p>7272.43</text:p>
          </table:table-cell>
          <table:table-cell office:value-type="float" office:value="407133.957">
            <text:p>407133.957</text:p>
          </table:table-cell>
        </table:table-row>
        <table:table-row table:style-name="ro1">
          <table:table-cell table:number-columns-repeated="18"/>
          <table:table-cell office:value-type="float" office:value="8375.476">
            <text:p>8375.476</text:p>
          </table:table-cell>
          <table:table-cell office:value-type="float" office:value="501963.068">
            <text:p>501963.068</text:p>
          </table:table-cell>
        </table:table-row>
        <table:table-row table:style-name="ro1">
          <table:table-cell table:number-columns-repeated="18"/>
          <table:table-cell office:value-type="float" office:value="3866.229">
            <text:p>3866.229</text:p>
          </table:table-cell>
          <table:table-cell office:value-type="float" office:value="447508.134">
            <text:p>447508.134</text:p>
          </table:table-cell>
        </table:table-row>
        <table:table-row table:style-name="ro1">
          <table:table-cell table:number-columns-repeated="18"/>
          <table:table-cell office:value-type="float" office:value="1599.314">
            <text:p>1599.314</text:p>
          </table:table-cell>
          <table:table-cell office:value-type="float" office:value="263757.634">
            <text:p>263757.634</text:p>
          </table:table-cell>
        </table:table-row>
        <table:table-row table:style-name="ro1">
          <table:table-cell table:number-columns-repeated="18"/>
          <table:table-cell office:value-type="string">
            <text:p>204086229.475 </text:p>
          </table:table-cell>
          <table:table-cell office:value-type="string">
            <text:p>6112408345.991 </text:p>
          </table:table-cell>
        </table:table-row>
        <table:table-row table:style-name="ro1">
          <table:table-cell table:number-columns-repeated="18"/>
          <table:table-cell office:value-type="float" office:value="5507.514">
            <text:p>5507.514</text:p>
          </table:table-cell>
          <table:table-cell office:value-type="float" office:value="309908.973">
            <text:p>309908.973</text:p>
          </table:table-cell>
        </table:table-row>
        <table:table-row table:style-name="ro1">
          <table:table-cell table:number-columns-repeated="18"/>
          <table:table-cell office:value-type="float" office:value="13870.379">
            <text:p>13870.379</text:p>
          </table:table-cell>
          <table:table-cell office:value-type="float" office:value="435922.554">
            <text:p>435922.554</text:p>
          </table:table-cell>
        </table:table-row>
        <table:table-row table:style-name="ro1">
          <table:table-cell table:number-columns-repeated="18"/>
          <table:table-cell office:value-type="float" office:value="3401.684">
            <text:p>3401.684</text:p>
          </table:table-cell>
          <table:table-cell office:value-type="float" office:value="465094.368">
            <text:p>465094.368</text:p>
          </table:table-cell>
        </table:table-row>
        <table:table-row table:style-name="ro1">
          <table:table-cell table:number-columns-repeated="18"/>
          <table:table-cell office:value-type="float" office:value="2272.022">
            <text:p>2272.022</text:p>
          </table:table-cell>
          <table:table-cell office:value-type="float" office:value="238652.414">
            <text:p>238652.414</text:p>
          </table:table-cell>
        </table:table-row>
        <table:table-row table:style-name="ro1">
          <table:table-cell table:number-columns-repeated="18"/>
          <table:table-cell office:value-type="float" office:value="4013.557">
            <text:p>4013.557</text:p>
          </table:table-cell>
          <table:table-cell office:value-type="float" office:value="462200.121">
            <text:p>462200.121</text:p>
          </table:table-cell>
        </table:table-row>
        <table:table-row table:style-name="ro1">
          <table:table-cell table:number-columns-repeated="18"/>
          <table:table-cell office:value-type="float" office:value="6664.717">
            <text:p>6664.717</text:p>
          </table:table-cell>
          <table:table-cell office:value-type="float" office:value="484791.935">
            <text:p>484791.935</text:p>
          </table:table-cell>
        </table:table-row>
        <table:table-row table:style-name="ro1">
          <table:table-cell table:number-columns-repeated="18"/>
          <table:table-cell office:value-type="float" office:value="13187.003">
            <text:p>13187.003</text:p>
          </table:table-cell>
          <table:table-cell office:value-type="float" office:value="371867.471">
            <text:p>371867.471</text:p>
          </table:table-cell>
        </table:table-row>
        <table:table-row table:style-name="ro1">
          <table:table-cell table:number-columns-repeated="18"/>
          <table:table-cell office:value-type="float" office:value="3090.495">
            <text:p>3090.495</text:p>
          </table:table-cell>
          <table:table-cell office:value-type="float" office:value="276268.57">
            <text:p>276268.57</text:p>
          </table:table-cell>
        </table:table-row>
        <table:table-row table:style-name="ro1">
          <table:table-cell table:number-columns-repeated="18"/>
          <table:table-cell office:value-type="string">
            <text:p>193213725.290 </text:p>
          </table:table-cell>
          <table:table-cell office:value-type="string">
            <text:p>5782581914.568 </text:p>
          </table:table-cell>
        </table:table-row>
      </table:table>
      <table:table table:name="S6" table:style-name="ta1" table:print="false">
        <table:table-column table:style-name="co1" table:number-columns-repeated="20" table:default-cell-style-name="Default"/>
        <table:table-row table:style-name="ro1">
          <table:table-cell office:value-type="string">
            <text:p>Peak</text:p>
          </table:table-cell>
          <table:table-cell office:value-type="string">
            <text:p>Ret.Time</text:p>
          </table:table-cell>
          <table:table-cell office:value-type="string">
            <text:p>1st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2n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3r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table:number-columns-repeated="9"/>
        </table:table-row>
        <table:table-row table:style-name="ro2">
          <table:table-cell office:value-type="string">
            <text:p>No.</text:p>
          </table:table-cell>
          <table:table-cell office:value-type="string">
            <text:p>min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1"/>
        </table:table-row>
        <table:table-row table:style-name="ro1">
          <table:table-cell table:number-columns-repeated="11" office:value-type="string">
            <text:p>TIC</text:p>
          </table:table-cell>
          <table:table-cell office:value-type="string">
            <text:p>Ret. Time</text:p>
          </table:table-cell>
          <table:table-cell office:value-type="string">
            <text:p>Name</text:p>
          </table:table-cell>
          <table:table-cell office:value-type="string">
            <text:p>Est. Amt.</text:p>
          </table:table-cell>
          <table:table-cell office:value-type="string">
            <text:p>SI</text:p>
          </table:table-cell>
          <table:table-cell office:value-type="string">
            <text:p>RSI</text:p>
          </table:table-cell>
          <table:table-cell office:value-type="string">
            <text:p>Prob.(%)</text:p>
          </table:table-cell>
          <table:table-cell office:value-type="string">
            <text:p>Library</text:p>
          </table:table-cell>
          <table:table-cell office:value-type="string">
            <text:p>IST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71">
            <text:p>3.71</text:p>
          </table:table-cell>
          <table:table-cell office:value-type="float" office:value="740">
            <text:p>740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710">
            <text:p>710</text:p>
          </table:table-cell>
          <table:table-cell office:value-type="string">
            <text:p>Heptane</text:p>
          </table:table-cell>
          <table:table-cell office:value-type="string">
            <text:p>replib</text:p>
          </table:table-cell>
          <table:table-cell office:value-type="float" office:value="701">
            <text:p>701</text:p>
          </table:table-cell>
          <table:table-cell office:value-type="string">
            <text:p>3-Pentanone, 2-methyl-</text:p>
          </table:table-cell>
          <table:table-cell office:value-type="string">
            <text:p>replib</text:p>
          </table:table-cell>
          <table:table-cell office:value-type="float" office:value="3.4">
            <text:p>3.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774">
            <text:p>774</text:p>
          </table:table-cell>
          <table:table-cell office:value-type="float" office:value="38.53">
            <text:p>38.5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9">
            <text:p>3.89</text:p>
          </table:table-cell>
          <table:table-cell office:value-type="float" office:value="798">
            <text:p>798</text:p>
          </table:table-cell>
          <table:table-cell office:value-type="string">
            <text:p>1-Octene</text:p>
          </table:table-cell>
          <table:table-cell office:value-type="string">
            <text:p>replib</text:p>
          </table:table-cell>
          <table:table-cell office:value-type="float" office:value="782">
            <text:p>782</text:p>
          </table:table-cell>
          <table:table-cell office:value-type="string">
            <text:p>1-Octene</text:p>
          </table:table-cell>
          <table:table-cell office:value-type="string">
            <text:p>replib</text:p>
          </table:table-cell>
          <table:table-cell office:value-type="float" office:value="782">
            <text:p>782</text:p>
          </table:table-cell>
          <table:table-cell office:value-type="string">
            <text:p>Octane, 4-chloro-</text:p>
          </table:table-cell>
          <table:table-cell office:value-type="string">
            <text:p>replib</text:p>
          </table:table-cell>
          <table:table-cell office:value-type="float" office:value="3.431">
            <text:p>3.43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07">
            <text:p>907</text:p>
          </table:table-cell>
          <table:table-cell office:value-type="float" office:value="44.2">
            <text:p>44.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03">
            <text:p>4.03</text:p>
          </table:table-cell>
          <table:table-cell office:value-type="float" office:value="780">
            <text:p>780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774">
            <text:p>774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771">
            <text:p>771</text:p>
          </table:table-cell>
          <table:table-cell office:value-type="string">
            <text:p>4-Pentenal, 2-methyl-</text:p>
          </table:table-cell>
          <table:table-cell office:value-type="string">
            <text:p>replib</text:p>
          </table:table-cell>
          <table:table-cell office:value-type="float" office:value="3.492">
            <text:p>3.49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888">
            <text:p>888</text:p>
          </table:table-cell>
          <table:table-cell office:value-type="float" office:value="13.26">
            <text:p>13.2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09">
            <text:p>4.09</text:p>
          </table:table-cell>
          <table:table-cell office:value-type="float" office:value="852">
            <text:p>852</text:p>
          </table:table-cell>
          <table:table-cell office:value-type="string">
            <text:p>Hexanal</text:p>
          </table:table-cell>
          <table:table-cell office:value-type="string">
            <text:p>replib</text:p>
          </table:table-cell>
          <table:table-cell office:value-type="float" office:value="831">
            <text:p>831</text:p>
          </table:table-cell>
          <table:table-cell office:value-type="string">
            <text:p>Hexanal</text:p>
          </table:table-cell>
          <table:table-cell office:value-type="string">
            <text:p>replib</text:p>
          </table:table-cell>
          <table:table-cell office:value-type="float" office:value="823">
            <text:p>823</text:p>
          </table:table-cell>
          <table:table-cell office:value-type="string">
            <text:p>Hexanal</text:p>
          </table:table-cell>
          <table:table-cell office:value-type="string">
            <text:p>replib</text:p>
          </table:table-cell>
          <table:table-cell office:value-type="float" office:value="3.632">
            <text:p>3.63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896">
            <text:p>896</text:p>
          </table:table-cell>
          <table:table-cell office:value-type="float" office:value="55.01">
            <text:p>55.0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65">
            <text:p>4.65</text:p>
          </table:table-cell>
          <table:table-cell office:value-type="float" office:value="746">
            <text:p>746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42">
            <text:p>742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28">
            <text:p>728</text:p>
          </table:table-cell>
          <table:table-cell office:value-type="string">
            <text:p>Tridecane, 3-methyl-</text:p>
          </table:table-cell>
          <table:table-cell office:value-type="string">
            <text:p>replib</text:p>
          </table:table-cell>
          <table:table-cell office:value-type="float" office:value="3.713">
            <text:p>3.713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784">
            <text:p>784</text:p>
          </table:table-cell>
          <table:table-cell office:value-type="float" office:value="29.59">
            <text:p>29.5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18">
            <text:p>5.18</text:p>
          </table:table-cell>
          <table:table-cell office:value-type="float" office:value="663">
            <text:p>663</text:p>
          </table:table-cell>
          <table:table-cell office:value-type="string">
            <text:p>2-Butenoic acid, 3-methyl-, methyl ester</text:p>
          </table:table-cell>
          <table:table-cell office:value-type="string">
            <text:p>replib</text:p>
          </table:table-cell>
          <table:table-cell office:value-type="float" office:value="611">
            <text:p>611</text:p>
          </table:table-cell>
          <table:table-cell office:value-type="string">
            <text:p>1,3-Cyclopentanediol, cis-</text:p>
          </table:table-cell>
          <table:table-cell office:value-type="string">
            <text:p>replib</text:p>
          </table:table-cell>
          <table:table-cell office:value-type="float" office:value="603">
            <text:p>603</text:p>
          </table:table-cell>
          <table:table-cell office:value-type="string">
            <text:p>Hexane, 1,5-dibromo-</text:p>
          </table:table-cell>
          <table:table-cell office:value-type="string">
            <text:p>replib</text:p>
          </table:table-cell>
          <table:table-cell office:value-type="float" office:value="3.809">
            <text:p>3.809</text:p>
          </table:table-cell>
          <table:table-cell office:value-type="string">
            <text:p>Oxirane, pentyl-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693">
            <text:p>693</text:p>
          </table:table-cell>
          <table:table-cell office:value-type="float" office:value="8.81">
            <text:p>8.8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4">
            <text:p>5.4</text:p>
          </table:table-cell>
          <table:table-cell office:value-type="float" office:value="941">
            <text:p>941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915">
            <text:p>915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908">
            <text:p>908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3.894">
            <text:p>3.894</text:p>
          </table:table-cell>
          <table:table-cell office:value-type="string">
            <text:p>1-Octene</text:p>
          </table:table-cell>
          <table:table-cell office:value-type="string">
            <text:p>n.a.</text:p>
          </table:table-cell>
          <table:table-cell office:value-type="float" office:value="798">
            <text:p>798</text:p>
          </table:table-cell>
          <table:table-cell office:value-type="float" office:value="828">
            <text:p>828</text:p>
          </table:table-cell>
          <table:table-cell office:value-type="float" office:value="14.8">
            <text:p>14.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46">
            <text:p>5.46</text:p>
          </table:table-cell>
          <table:table-cell office:value-type="float" office:value="888">
            <text:p>888</text:p>
          </table:table-cell>
          <table:table-cell office:value-type="string">
            <text:p>3-Hexen-1-ol, (Z)-</text:p>
          </table:table-cell>
          <table:table-cell office:value-type="string">
            <text:p>replib</text:p>
          </table:table-cell>
          <table:table-cell office:value-type="float" office:value="887">
            <text:p>887</text:p>
          </table:table-cell>
          <table:table-cell office:value-type="string">
            <text:p>3-Hexen-1-ol, (E)-</text:p>
          </table:table-cell>
          <table:table-cell office:value-type="string">
            <text:p>replib</text:p>
          </table:table-cell>
          <table:table-cell office:value-type="float" office:value="879">
            <text:p>879</text:p>
          </table:table-cell>
          <table:table-cell office:value-type="string">
            <text:p>3-Hexen-1-ol, (Z)-</text:p>
          </table:table-cell>
          <table:table-cell office:value-type="string">
            <text:p>replib</text:p>
          </table:table-cell>
          <table:table-cell office:value-type="float" office:value="3.968">
            <text:p>3.96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02">
            <text:p>902</text:p>
          </table:table-cell>
          <table:table-cell office:value-type="float" office:value="45.08">
            <text:p>45.0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.7">
            <text:p>5.7</text:p>
          </table:table-cell>
          <table:table-cell office:value-type="float" office:value="735">
            <text:p>735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721">
            <text:p>721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19">
            <text:p>719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4.03">
            <text:p>4.03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857">
            <text:p>857</text:p>
          </table:table-cell>
          <table:table-cell office:value-type="float" office:value="31.47">
            <text:p>31.4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.83">
            <text:p>5.83</text:p>
          </table:table-cell>
          <table:table-cell office:value-type="float" office:value="792">
            <text:p>792</text:p>
          </table:table-cell>
          <table:table-cell office:value-type="string">
            <text:p>2H-Pyran-2-one, tetrahydro-3,6-dimethyl-</text:p>
          </table:table-cell>
          <table:table-cell office:value-type="string">
            <text:p>replib</text:p>
          </table:table-cell>
          <table:table-cell office:value-type="float" office:value="784">
            <text:p>784</text:p>
          </table:table-cell>
          <table:table-cell office:value-type="string">
            <text:p>1-Hexanol</text:p>
          </table:table-cell>
          <table:table-cell office:value-type="string">
            <text:p>replib</text:p>
          </table:table-cell>
          <table:table-cell office:value-type="float" office:value="771">
            <text:p>771</text:p>
          </table:table-cell>
          <table:table-cell office:value-type="string">
            <text:p>1-Hexanol</text:p>
          </table:table-cell>
          <table:table-cell office:value-type="string">
            <text:p>replib</text:p>
          </table:table-cell>
          <table:table-cell office:value-type="float" office:value="4.088">
            <text:p>4.088</text:p>
          </table:table-cell>
          <table:table-cell office:value-type="string">
            <text:p>Hexanal</text:p>
          </table:table-cell>
          <table:table-cell office:value-type="string">
            <text:p>n.a.</text:p>
          </table:table-cell>
          <table:table-cell office:value-type="float" office:value="852">
            <text:p>852</text:p>
          </table:table-cell>
          <table:table-cell office:value-type="float" office:value="884">
            <text:p>884</text:p>
          </table:table-cell>
          <table:table-cell office:value-type="float" office:value="75.53">
            <text:p>75.5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.38">
            <text:p>6.38</text:p>
          </table:table-cell>
          <table:table-cell office:value-type="float" office:value="786">
            <text:p>786</text:p>
          </table:table-cell>
          <table:table-cell office:value-type="string">
            <text:p>6-Tridecene, (Z)-</text:p>
          </table:table-cell>
          <table:table-cell office:value-type="string">
            <text:p>replib</text:p>
          </table:table-cell>
          <table:table-cell office:value-type="float" office:value="782">
            <text:p>782</text:p>
          </table:table-cell>
          <table:table-cell office:value-type="string">
            <text:p>3-Dodecene, (Z)-</text:p>
          </table:table-cell>
          <table:table-cell office:value-type="string">
            <text:p>replib</text:p>
          </table:table-cell>
          <table:table-cell office:value-type="float" office:value="773">
            <text:p>773</text:p>
          </table:table-cell>
          <table:table-cell office:value-type="string">
            <text:p>Cyclopropane, 1-pentyl-2-propyl-</text:p>
          </table:table-cell>
          <table:table-cell office:value-type="string">
            <text:p>replib</text:p>
          </table:table-cell>
          <table:table-cell office:value-type="float" office:value="4.203">
            <text:p>4.203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736">
            <text:p>736</text:p>
          </table:table-cell>
          <table:table-cell office:value-type="float" office:value="25.32">
            <text:p>25.3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.6">
            <text:p>6.6</text:p>
          </table:table-cell>
          <table:table-cell office:value-type="float" office:value="732">
            <text:p>732</text:p>
          </table:table-cell>
          <table:table-cell office:value-type="string">
            <text:p>Cyclohexanol, 2-methyl-, cis-</text:p>
          </table:table-cell>
          <table:table-cell office:value-type="string">
            <text:p>replib</text:p>
          </table:table-cell>
          <table:table-cell office:value-type="float" office:value="723">
            <text:p>723</text:p>
          </table:table-cell>
          <table:table-cell office:value-type="string">
            <text:p>Heptanal</text:p>
          </table:table-cell>
          <table:table-cell office:value-type="string">
            <text:p>replib</text:p>
          </table:table-cell>
          <table:table-cell office:value-type="float" office:value="695">
            <text:p>695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4.217">
            <text:p>4.21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777">
            <text:p>777</text:p>
          </table:table-cell>
          <table:table-cell office:value-type="float" office:value="49.44">
            <text:p>49.4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.65">
            <text:p>6.65</text:p>
          </table:table-cell>
          <table:table-cell office:value-type="float" office:value="668">
            <text:p>668</text:p>
          </table:table-cell>
          <table:table-cell office:value-type="string">
            <text:p>Ethanol, 2-butoxy-</text:p>
          </table:table-cell>
          <table:table-cell office:value-type="string">
            <text:p>replib</text:p>
          </table:table-cell>
          <table:table-cell office:value-type="float" office:value="665">
            <text:p>665</text:p>
          </table:table-cell>
          <table:table-cell office:value-type="string">
            <text:p>Ethanol, 2-butoxy-</text:p>
          </table:table-cell>
          <table:table-cell office:value-type="string">
            <text:p>replib</text:p>
          </table:table-cell>
          <table:table-cell office:value-type="float" office:value="657">
            <text:p>657</text:p>
          </table:table-cell>
          <table:table-cell office:value-type="string">
            <text:p>Sulfurous acid, dibutyl ester</text:p>
          </table:table-cell>
          <table:table-cell office:value-type="string">
            <text:p>replib</text:p>
          </table:table-cell>
          <table:table-cell office:value-type="float" office:value="4.261">
            <text:p>4.26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67">
            <text:p>767</text:p>
          </table:table-cell>
          <table:table-cell office:value-type="float" office:value="39.27">
            <text:p>39.2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19">
            <text:p>7.19</text:p>
          </table:table-cell>
          <table:table-cell office:value-type="float" office:value="818">
            <text:p>818</text:p>
          </table:table-cell>
          <table:table-cell office:value-type="string">
            <text:p>Bicyclo[3.1.0]hex-2-ene, 2-methyl-5-(1-methylethyl)-</text:p>
          </table:table-cell>
          <table:table-cell office:value-type="string">
            <text:p>replib</text:p>
          </table:table-cell>
          <table:table-cell office:value-type="float" office:value="808">
            <text:p>808</text:p>
          </table:table-cell>
          <table:table-cell office:value-type="string">
            <text:p>a-Phellandrene</text:p>
          </table:table-cell>
          <table:table-cell office:value-type="string">
            <text:p>replib</text:p>
          </table:table-cell>
          <table:table-cell office:value-type="float" office:value="806">
            <text:p>806</text:p>
          </table:table-cell>
          <table:table-cell office:value-type="string">
            <text:p>Bicyclo[3.1.0]hex-2-ene, 2-methyl-5-(1-methylethyl)-</text:p>
          </table:table-cell>
          <table:table-cell office:value-type="string">
            <text:p>replib</text:p>
          </table:table-cell>
          <table:table-cell office:value-type="float" office:value="4.349">
            <text:p>4.349</text:p>
          </table:table-cell>
          <table:table-cell office:value-type="string">
            <text:p>Oxirane, 2-methyl-3-(1-methylethyl)-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773">
            <text:p>773</text:p>
          </table:table-cell>
          <table:table-cell office:value-type="float" office:value="18.17">
            <text:p>18.1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35">
            <text:p>7.35</text:p>
          </table:table-cell>
          <table:table-cell office:value-type="float" office:value="917">
            <text:p>917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917">
            <text:p>917</text:p>
          </table:table-cell>
          <table:table-cell office:value-type="string">
            <text:p>a-Pinene</text:p>
          </table:table-cell>
          <table:table-cell office:value-type="string">
            <text:p>replib</text:p>
          </table:table-cell>
          <table:table-cell office:value-type="float" office:value="909">
            <text:p>909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4.404">
            <text:p>4.40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05">
            <text:p>905</text:p>
          </table:table-cell>
          <table:table-cell office:value-type="float" office:value="63.86">
            <text:p>63.8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72">
            <text:p>7.72</text:p>
          </table:table-cell>
          <table:table-cell office:value-type="float" office:value="899">
            <text:p>899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876">
            <text:p>876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871">
            <text:p>871</text:p>
          </table:table-cell>
          <table:table-cell office:value-type="string">
            <text:p>Camphene</text:p>
          </table:table-cell>
          <table:table-cell office:value-type="string">
            <text:p>replib</text:p>
          </table:table-cell>
          <table:table-cell office:value-type="float" office:value="4.417">
            <text:p>4.41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07">
            <text:p>907</text:p>
          </table:table-cell>
          <table:table-cell office:value-type="float" office:value="52.51">
            <text:p>52.5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.84">
            <text:p>7.84</text:p>
          </table:table-cell>
          <table:table-cell office:value-type="float" office:value="651">
            <text:p>651</text:p>
          </table:table-cell>
          <table:table-cell office:value-type="string">
            <text:p>2,6,6-Trimethyl-bicyclo[3.1.1]hept-3-ylamine</text:p>
          </table:table-cell>
          <table:table-cell office:value-type="string">
            <text:p>replib</text:p>
          </table:table-cell>
          <table:table-cell office:value-type="float" office:value="648">
            <text:p>648</text:p>
          </table:table-cell>
          <table:table-cell office:value-type="string">
            <text:p>Bicyclo[3.1.0]hexan-3-ol, 4-methyl-1-(1-methylethyl)-</text:p>
          </table:table-cell>
          <table:table-cell office:value-type="string">
            <text:p>replib</text:p>
          </table:table-cell>
          <table:table-cell office:value-type="float" office:value="648">
            <text:p>648</text:p>
          </table:table-cell>
          <table:table-cell office:value-type="string">
            <text:p>2,6-Octadien-1-ol, 3,7-dimethyl-, acetate</text:p>
          </table:table-cell>
          <table:table-cell office:value-type="string">
            <text:p>replib</text:p>
          </table:table-cell>
          <table:table-cell office:value-type="float" office:value="4.458">
            <text:p>4.45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37">
            <text:p>737</text:p>
          </table:table-cell>
          <table:table-cell office:value-type="float" office:value="37.34">
            <text:p>37.3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.95">
            <text:p>7.95</text:p>
          </table:table-cell>
          <table:table-cell office:value-type="float" office:value="908">
            <text:p>908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841">
            <text:p>841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833">
            <text:p>833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4.519">
            <text:p>4.519</text:p>
          </table:table-cell>
          <table:table-cell office:value-type="string">
            <text:p>Methyltris(trimethylsiloxy)silane</text:p>
          </table:table-cell>
          <table:table-cell office:value-type="string">
            <text:p>n.a.</text:p>
          </table:table-cell>
          <table:table-cell office:value-type="float" office:value="616">
            <text:p>616</text:p>
          </table:table-cell>
          <table:table-cell office:value-type="float" office:value="696">
            <text:p>696</text:p>
          </table:table-cell>
          <table:table-cell office:value-type="float" office:value="28.51">
            <text:p>28.5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.24">
            <text:p>8.24</text:p>
          </table:table-cell>
          <table:table-cell office:value-type="float" office:value="918">
            <text:p>918</text:p>
          </table:table-cell>
          <table:table-cell office:value-type="string">
            <text:p>ß-Phellandrene</text:p>
          </table:table-cell>
          <table:table-cell office:value-type="string">
            <text:p>replib</text:p>
          </table:table-cell>
          <table:table-cell office:value-type="float" office:value="912">
            <text:p>912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898">
            <text:p>898</text:p>
          </table:table-cell>
          <table:table-cell office:value-type="string">
            <text:p>Cyclohexane, 1-methylene-4-(1-methylethenyl)-</text:p>
          </table:table-cell>
          <table:table-cell office:value-type="string">
            <text:p>replib</text:p>
          </table:table-cell>
          <table:table-cell office:value-type="float" office:value="4.645">
            <text:p>4.645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758">
            <text:p>758</text:p>
          </table:table-cell>
          <table:table-cell office:value-type="float" office:value="15.06">
            <text:p>15.0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.34">
            <text:p>8.34</text:p>
          </table:table-cell>
          <table:table-cell office:value-type="float" office:value="880">
            <text:p>880</text:p>
          </table:table-cell>
          <table:table-cell office:value-type="string">
            <text:p>Bicyclo[3.1.1]heptane, 6,6-dimethyl-2-methylene-, (1S)-</text:p>
          </table:table-cell>
          <table:table-cell office:value-type="string">
            <text:p>replib</text:p>
          </table:table-cell>
          <table:table-cell office:value-type="float" office:value="860">
            <text:p>860</text:p>
          </table:table-cell>
          <table:table-cell office:value-type="string">
            <text:p>Bicyclo[3.1.1]heptane, 6,6-dimethyl-2-methylene-, (1S)-</text:p>
          </table:table-cell>
          <table:table-cell office:value-type="string">
            <text:p>replib</text:p>
          </table:table-cell>
          <table:table-cell office:value-type="float" office:value="858">
            <text:p>858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4.7">
            <text:p>4.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740">
            <text:p>740</text:p>
          </table:table-cell>
          <table:table-cell office:value-type="float" office:value="27.72">
            <text:p>27.7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.51">
            <text:p>8.51</text:p>
          </table:table-cell>
          <table:table-cell office:value-type="float" office:value="809">
            <text:p>809</text:p>
          </table:table-cell>
          <table:table-cell office:value-type="string">
            <text:p>Cyclotetrasiloxane, octamethyl-</text:p>
          </table:table-cell>
          <table:table-cell office:value-type="string">
            <text:p>replib</text:p>
          </table:table-cell>
          <table:table-cell office:value-type="float" office:value="705">
            <text:p>705</text:p>
          </table:table-cell>
          <table:table-cell office:value-type="string">
            <text:p>Cyclotetrasiloxane, octamethyl-</text:p>
          </table:table-cell>
          <table:table-cell office:value-type="string">
            <text:p>replib</text:p>
          </table:table-cell>
          <table:table-cell office:value-type="float" office:value="646">
            <text:p>646</text:p>
          </table:table-cell>
          <table:table-cell office:value-type="string">
            <text:p>Cyclotetrasiloxane, octamethyl-</text:p>
          </table:table-cell>
          <table:table-cell office:value-type="string">
            <text:p>replib</text:p>
          </table:table-cell>
          <table:table-cell office:value-type="float" office:value="4.727">
            <text:p>4.72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20">
            <text:p>920</text:p>
          </table:table-cell>
          <table:table-cell office:value-type="float" office:value="59.65">
            <text:p>59.6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.6">
            <text:p>8.6</text:p>
          </table:table-cell>
          <table:table-cell office:value-type="float" office:value="712">
            <text:p>712</text:p>
          </table:table-cell>
          <table:table-cell office:value-type="string">
            <text:p>Geranyl phenylacetate</text:p>
          </table:table-cell>
          <table:table-cell office:value-type="string">
            <text:p>replib</text:p>
          </table:table-cell>
          <table:table-cell office:value-type="float" office:value="711">
            <text:p>711</text:p>
          </table:table-cell>
          <table:table-cell office:value-type="string">
            <text:p>Nerolidol</text:p>
          </table:table-cell>
          <table:table-cell office:value-type="string">
            <text:p>replib</text:p>
          </table:table-cell>
          <table:table-cell office:value-type="float" office:value="702">
            <text:p>702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4.751">
            <text:p>4.75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898">
            <text:p>898</text:p>
          </table:table-cell>
          <table:table-cell office:value-type="float" office:value="61.62">
            <text:p>61.6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.87">
            <text:p>8.87</text:p>
          </table:table-cell>
          <table:table-cell office:value-type="float" office:value="800">
            <text:p>800</text:p>
          </table:table-cell>
          <table:table-cell office:value-type="string">
            <text:p>Octanal</text:p>
          </table:table-cell>
          <table:table-cell office:value-type="string">
            <text:p>replib</text:p>
          </table:table-cell>
          <table:table-cell office:value-type="float" office:value="793">
            <text:p>793</text:p>
          </table:table-cell>
          <table:table-cell office:value-type="string">
            <text:p>Octanal</text:p>
          </table:table-cell>
          <table:table-cell office:value-type="string">
            <text:p>replib</text:p>
          </table:table-cell>
          <table:table-cell office:value-type="float" office:value="758">
            <text:p>758</text:p>
          </table:table-cell>
          <table:table-cell office:value-type="string">
            <text:p>Octanal</text:p>
          </table:table-cell>
          <table:table-cell office:value-type="string">
            <text:p>replib</text:p>
          </table:table-cell>
          <table:table-cell office:value-type="float" office:value="4.853">
            <text:p>4.85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26">
            <text:p>926</text:p>
          </table:table-cell>
          <table:table-cell office:value-type="float" office:value="43.42">
            <text:p>43.4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.18">
            <text:p>9.18</text:p>
          </table:table-cell>
          <table:table-cell office:value-type="float" office:value="787">
            <text:p>787</text:p>
          </table:table-cell>
          <table:table-cell office:value-type="string">
            <text:p>2,4,6-Octatriene, 2,6-dimethyl-</text:p>
          </table:table-cell>
          <table:table-cell office:value-type="string">
            <text:p>replib</text:p>
          </table:table-cell>
          <table:table-cell office:value-type="float" office:value="774">
            <text:p>774</text:p>
          </table:table-cell>
          <table:table-cell office:value-type="string">
            <text:p>1,3-Cyclohexadiene, 1,5,5,6-tetramethyl-</text:p>
          </table:table-cell>
          <table:table-cell office:value-type="string">
            <text:p>replib</text:p>
          </table:table-cell>
          <table:table-cell office:value-type="float" office:value="774">
            <text:p>774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4.928">
            <text:p>4.92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892">
            <text:p>892</text:p>
          </table:table-cell>
          <table:table-cell office:value-type="float" office:value="37.83">
            <text:p>37.8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.32">
            <text:p>9.32</text:p>
          </table:table-cell>
          <table:table-cell office:value-type="float" office:value="859">
            <text:p>859</text:p>
          </table:table-cell>
          <table:table-cell office:value-type="string">
            <text:p>p-Cymene</text:p>
          </table:table-cell>
          <table:table-cell office:value-type="string">
            <text:p>replib</text:p>
          </table:table-cell>
          <table:table-cell office:value-type="float" office:value="836">
            <text:p>836</text:p>
          </table:table-cell>
          <table:table-cell office:value-type="string">
            <text:p>Benzene, 1-methyl-3-(1-methylethyl)-</text:p>
          </table:table-cell>
          <table:table-cell office:value-type="string">
            <text:p>replib</text:p>
          </table:table-cell>
          <table:table-cell office:value-type="float" office:value="832">
            <text:p>832</text:p>
          </table:table-cell>
          <table:table-cell office:value-type="string">
            <text:p>Benzene, 1-ethyl-2,4-dimethyl-</text:p>
          </table:table-cell>
          <table:table-cell office:value-type="string">
            <text:p>replib</text:p>
          </table:table-cell>
          <table:table-cell office:value-type="float" office:value="4.985">
            <text:p>4.985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20">
            <text:p>720</text:p>
          </table:table-cell>
          <table:table-cell office:value-type="float" office:value="23.73">
            <text:p>23.7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.39">
            <text:p>9.39</text:p>
          </table:table-cell>
          <table:table-cell office:value-type="float" office:value="862">
            <text:p>862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828">
            <text:p>828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818">
            <text:p>818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5.057">
            <text:p>5.05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44">
            <text:p>744</text:p>
          </table:table-cell>
          <table:table-cell office:value-type="float" office:value="37.95">
            <text:p>37.9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.48">
            <text:p>9.48</text:p>
          </table:table-cell>
          <table:table-cell office:value-type="float" office:value="925">
            <text:p>925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908">
            <text:p>908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889">
            <text:p>889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5.111">
            <text:p>5.11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769">
            <text:p>769</text:p>
          </table:table-cell>
          <table:table-cell office:value-type="float" office:value="47.64">
            <text:p>47.6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.67">
            <text:p>9.67</text:p>
          </table:table-cell>
          <table:table-cell office:value-type="float" office:value="867">
            <text:p>867</text:p>
          </table:table-cell>
          <table:table-cell office:value-type="string">
            <text:p>Benzeneacetaldehyde</text:p>
          </table:table-cell>
          <table:table-cell office:value-type="string">
            <text:p>replib</text:p>
          </table:table-cell>
          <table:table-cell office:value-type="float" office:value="857">
            <text:p>857</text:p>
          </table:table-cell>
          <table:table-cell office:value-type="string">
            <text:p>Benzeneacetaldehyde</text:p>
          </table:table-cell>
          <table:table-cell office:value-type="string">
            <text:p>replib</text:p>
          </table:table-cell>
          <table:table-cell office:value-type="float" office:value="794">
            <text:p>794</text:p>
          </table:table-cell>
          <table:table-cell office:value-type="string">
            <text:p>Benzeneacetaldehyde</text:p>
          </table:table-cell>
          <table:table-cell office:value-type="string">
            <text:p>replib</text:p>
          </table:table-cell>
          <table:table-cell office:value-type="float" office:value="5.183">
            <text:p>5.183</text:p>
          </table:table-cell>
          <table:table-cell office:value-type="string">
            <text:p>2-Butenoic acid, 3-methyl-, methyl ester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713">
            <text:p>713</text:p>
          </table:table-cell>
          <table:table-cell office:value-type="float" office:value="31.54">
            <text:p>31.5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.76">
            <text:p>9.76</text:p>
          </table:table-cell>
          <table:table-cell office:value-type="float" office:value="724">
            <text:p>724</text:p>
          </table:table-cell>
          <table:table-cell office:value-type="string">
            <text:p>6,7-Dimethyl-3,5,8,8a-tetrahydro-1H-2-benzopyran</text:p>
          </table:table-cell>
          <table:table-cell office:value-type="string">
            <text:p>replib</text:p>
          </table:table-cell>
          <table:table-cell office:value-type="float" office:value="714">
            <text:p>714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702">
            <text:p>702</text:p>
          </table:table-cell>
          <table:table-cell office:value-type="string">
            <text:p>1,3,8-p-Menthatriene</text:p>
          </table:table-cell>
          <table:table-cell office:value-type="string">
            <text:p>replib</text:p>
          </table:table-cell>
          <table:table-cell office:value-type="float" office:value="5.247">
            <text:p>5.247</text:p>
          </table:table-cell>
          <table:table-cell office:value-type="string">
            <text:p>1-Hexanethiol, 2-ethyl-</text:p>
          </table:table-cell>
          <table:table-cell office:value-type="string">
            <text:p>n.a.</text:p>
          </table:table-cell>
          <table:table-cell table:number-columns-repeated="2" office:value-type="float" office:value="700">
            <text:p>700</text:p>
          </table:table-cell>
          <table:table-cell office:value-type="float" office:value="26.24">
            <text:p>26.2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.93">
            <text:p>9.93</text:p>
          </table:table-cell>
          <table:table-cell office:value-type="float" office:value="631">
            <text:p>631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583">
            <text:p>583</text:p>
          </table:table-cell>
          <table:table-cell office:value-type="string">
            <text:p>2-Cyclohexen-1-ol, 1-methyl-4-(1-methylethenyl)-, trans-</text:p>
          </table:table-cell>
          <table:table-cell office:value-type="string">
            <text:p>replib</text:p>
          </table:table-cell>
          <table:table-cell office:value-type="float" office:value="582">
            <text:p>582</text:p>
          </table:table-cell>
          <table:table-cell office:value-type="string">
            <text:p>2,6-Dimethyl-2,6-octadiene-1,8-diol diacetate</text:p>
          </table:table-cell>
          <table:table-cell office:value-type="string">
            <text:p>replib</text:p>
          </table:table-cell>
          <table:table-cell office:value-type="float" office:value="5.309">
            <text:p>5.309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32">
            <text:p>732</text:p>
          </table:table-cell>
          <table:table-cell office:value-type="float" office:value="25.82">
            <text:p>25.8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.01">
            <text:p>10.01</text:p>
          </table:table-cell>
          <table:table-cell office:value-type="float" office:value="772">
            <text:p>772</text:p>
          </table:table-cell>
          <table:table-cell office:value-type="string">
            <text:p>?-Terpinene</text:p>
          </table:table-cell>
          <table:table-cell office:value-type="string">
            <text:p>replib</text:p>
          </table:table-cell>
          <table:table-cell office:value-type="float" office:value="769">
            <text:p>769</text:p>
          </table:table-cell>
          <table:table-cell office:value-type="string">
            <text:p>?-Terpinene</text:p>
          </table:table-cell>
          <table:table-cell office:value-type="string">
            <text:p>replib</text:p>
          </table:table-cell>
          <table:table-cell office:value-type="float" office:value="763">
            <text:p>763</text:p>
          </table:table-cell>
          <table:table-cell office:value-type="string">
            <text:p>?-Terpinene</text:p>
          </table:table-cell>
          <table:table-cell office:value-type="string">
            <text:p>replib</text:p>
          </table:table-cell>
          <table:table-cell office:value-type="float" office:value="5.397">
            <text:p>5.397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941">
            <text:p>941</text:p>
          </table:table-cell>
          <table:table-cell office:value-type="float" office:value="959">
            <text:p>959</text:p>
          </table:table-cell>
          <table:table-cell office:value-type="float" office:value="73.27">
            <text:p>73.2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.22">
            <text:p>10.22</text:p>
          </table:table-cell>
          <table:table-cell office:value-type="float" office:value="838">
            <text:p>838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816">
            <text:p>816</text:p>
          </table:table-cell>
          <table:table-cell office:value-type="string">
            <text:p>5-Isopropyl-2-methylbicyclo[3.1.0]hexan-2-ol #</text:p>
          </table:table-cell>
          <table:table-cell office:value-type="string">
            <text:p>replib</text:p>
          </table:table-cell>
          <table:table-cell office:value-type="float" office:value="808">
            <text:p>808</text:p>
          </table:table-cell>
          <table:table-cell office:value-type="string">
            <text:p>Bicyclo[3.1.0]hexan-2-ol, 2-methyl-5-(1-methylethyl)-, (1a,2a,5a)-</text:p>
          </table:table-cell>
          <table:table-cell office:value-type="string">
            <text:p>replib</text:p>
          </table:table-cell>
          <table:table-cell office:value-type="float" office:value="5.462">
            <text:p>5.462</text:p>
          </table:table-cell>
          <table:table-cell office:value-type="string">
            <text:p>3-Hexen-1-ol, (Z)-</text:p>
          </table:table-cell>
          <table:table-cell office:value-type="string">
            <text:p>n.a.</text:p>
          </table:table-cell>
          <table:table-cell office:value-type="float" office:value="888">
            <text:p>888</text:p>
          </table:table-cell>
          <table:table-cell office:value-type="float" office:value="890">
            <text:p>890</text:p>
          </table:table-cell>
          <table:table-cell office:value-type="float" office:value="27.92">
            <text:p>27.9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.54">
            <text:p>10.54</text:p>
          </table:table-cell>
          <table:table-cell office:value-type="float" office:value="770">
            <text:p>770</text:p>
          </table:table-cell>
          <table:table-cell office:value-type="string">
            <text:p>Cyclohexene, 4-ethenyl-4-methyl-3-(1-methylethenyl)-1-(1-methylethyl)-, (3R-trans)-</text:p>
          </table:table-cell>
          <table:table-cell office:value-type="string">
            <text:p>replib</text:p>
          </table:table-cell>
          <table:table-cell office:value-type="float" office:value="763">
            <text:p>763</text:p>
          </table:table-cell>
          <table:table-cell office:value-type="string">
            <text:p>Ethanol, 2-(3,3-dimethylcyclohexylidene)-, (Z)-</text:p>
          </table:table-cell>
          <table:table-cell office:value-type="string">
            <text:p>replib</text:p>
          </table:table-cell>
          <table:table-cell office:value-type="float" office:value="760">
            <text:p>760</text:p>
          </table:table-cell>
          <table:table-cell office:value-type="string">
            <text:p>2,4,6-Octatriene, 2,6-dimethyl-</text:p>
          </table:table-cell>
          <table:table-cell office:value-type="string">
            <text:p>replib</text:p>
          </table:table-cell>
          <table:table-cell office:value-type="float" office:value="5.54">
            <text:p>5.54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756">
            <text:p>756</text:p>
          </table:table-cell>
          <table:table-cell office:value-type="float" office:value="16.59">
            <text:p>16.5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.76">
            <text:p>10.76</text:p>
          </table:table-cell>
          <table:table-cell office:value-type="float" office:value="772">
            <text:p>772</text:p>
          </table:table-cell>
          <table:table-cell office:value-type="string">
            <text:p>Linalool</text:p>
          </table:table-cell>
          <table:table-cell office:value-type="string">
            <text:p>replib</text:p>
          </table:table-cell>
          <table:table-cell office:value-type="float" office:value="769">
            <text:p>769</text:p>
          </table:table-cell>
          <table:table-cell office:value-type="string">
            <text:p>Linalool</text:p>
          </table:table-cell>
          <table:table-cell office:value-type="string">
            <text:p>replib</text:p>
          </table:table-cell>
          <table:table-cell office:value-type="float" office:value="766">
            <text:p>766</text:p>
          </table:table-cell>
          <table:table-cell office:value-type="string">
            <text:p>Linalool</text:p>
          </table:table-cell>
          <table:table-cell office:value-type="string">
            <text:p>replib</text:p>
          </table:table-cell>
          <table:table-cell office:value-type="float" office:value="5.581">
            <text:p>5.581</text:p>
          </table:table-cell>
          <table:table-cell office:value-type="string">
            <text:p>Benzene, (3,3-dimethylbutyl)-</text:p>
          </table:table-cell>
          <table:table-cell office:value-type="string">
            <text:p>n.a.</text:p>
          </table:table-cell>
          <table:table-cell office:value-type="float" office:value="588">
            <text:p>588</text:p>
          </table:table-cell>
          <table:table-cell office:value-type="float" office:value="618">
            <text:p>618</text:p>
          </table:table-cell>
          <table:table-cell office:value-type="float" office:value="33.07">
            <text:p>33.0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.85">
            <text:p>10.85</text:p>
          </table:table-cell>
          <table:table-cell office:value-type="float" office:value="941">
            <text:p>941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916">
            <text:p>916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86">
            <text:p>886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5.611">
            <text:p>5.611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744">
            <text:p>744</text:p>
          </table:table-cell>
          <table:table-cell office:value-type="float" office:value="17.76">
            <text:p>17.7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.09">
            <text:p>11.09</text:p>
          </table:table-cell>
          <table:table-cell office:value-type="float" office:value="832">
            <text:p>832</text:p>
          </table:table-cell>
          <table:table-cell office:value-type="string">
            <text:p>cis-Verbenol</text:p>
          </table:table-cell>
          <table:table-cell office:value-type="string">
            <text:p>replib</text:p>
          </table:table-cell>
          <table:table-cell office:value-type="float" office:value="831">
            <text:p>831</text:p>
          </table:table-cell>
          <table:table-cell office:value-type="string">
            <text:p>Verbenol</text:p>
          </table:table-cell>
          <table:table-cell office:value-type="string">
            <text:p>replib</text:p>
          </table:table-cell>
          <table:table-cell office:value-type="float" office:value="807">
            <text:p>807</text:p>
          </table:table-cell>
          <table:table-cell office:value-type="string">
            <text:p>2-Cyclohexen-1-ol, 1-methyl-4-(1-methylethenyl)-, trans-</text:p>
          </table:table-cell>
          <table:table-cell office:value-type="string">
            <text:p>replib</text:p>
          </table:table-cell>
          <table:table-cell office:value-type="float" office:value="5.696">
            <text:p>5.696</text:p>
          </table:table-cell>
          <table:table-cell office:value-type="string">
            <text:p>Octane, 4-methyl-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781">
            <text:p>781</text:p>
          </table:table-cell>
          <table:table-cell office:value-type="float" office:value="18.28">
            <text:p>18.2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.18">
            <text:p>11.18</text:p>
          </table:table-cell>
          <table:table-cell office:value-type="float" office:value="785">
            <text:p>785</text:p>
          </table:table-cell>
          <table:table-cell office:value-type="string">
            <text:p>Bicyclo[3.1.1]hept-2-en-6-one, 2,7,7-trimethyl-</text:p>
          </table:table-cell>
          <table:table-cell office:value-type="string">
            <text:p>replib</text:p>
          </table:table-cell>
          <table:table-cell office:value-type="float" office:value="766">
            <text:p>766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757">
            <text:p>757</text:p>
          </table:table-cell>
          <table:table-cell office:value-type="string">
            <text:p>2,4-Cycloheptadien-1-one, 2,6,6-trimethyl-</text:p>
          </table:table-cell>
          <table:table-cell office:value-type="string">
            <text:p>replib</text:p>
          </table:table-cell>
          <table:table-cell office:value-type="float" office:value="5.737">
            <text:p>5.737</text:p>
          </table:table-cell>
          <table:table-cell office:value-type="string">
            <text:p>Cyclopentanol, 2-methyl-, cis-</text:p>
          </table:table-cell>
          <table:table-cell office:value-type="string">
            <text:p>n.a.</text:p>
          </table:table-cell>
          <table:table-cell office:value-type="float" office:value="819">
            <text:p>819</text:p>
          </table:table-cell>
          <table:table-cell office:value-type="float" office:value="850">
            <text:p>850</text:p>
          </table:table-cell>
          <table:table-cell office:value-type="float" office:value="76.78">
            <text:p>76.78</text:p>
          </table:table-cell>
          <table:table-cell office:value-type="string">
            <text:p>replib</text:p>
          </table:table-cell>
          <table:table-cell office:value-type="string">
            <text:p>Area </text:p>
          </table:table-cell>
          <table:table-cell office:value-type="string">
            <text:p>Height 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.41">
            <text:p>11.41</text:p>
          </table:table-cell>
          <table:table-cell office:value-type="float" office:value="902">
            <text:p>902</text:p>
          </table:table-cell>
          <table:table-cell office:value-type="string">
            <text:p>Cyclopentasiloxane, decamethyl-</text:p>
          </table:table-cell>
          <table:table-cell office:value-type="string">
            <text:p>replib</text:p>
          </table:table-cell>
          <table:table-cell office:value-type="float" office:value="869">
            <text:p>869</text:p>
          </table:table-cell>
          <table:table-cell office:value-type="string">
            <text:p>Cyclopentasiloxane, decamethyl-</text:p>
          </table:table-cell>
          <table:table-cell office:value-type="string">
            <text:p>replib</text:p>
          </table:table-cell>
          <table:table-cell office:value-type="float" office:value="755">
            <text:p>755</text:p>
          </table:table-cell>
          <table:table-cell office:value-type="string">
            <text:p>2,6-Dihydroxybenzoic acid, 3TMS derivative</text:p>
          </table:table-cell>
          <table:table-cell office:value-type="string">
            <text:p>replib</text:p>
          </table:table-cell>
          <table:table-cell office:value-type="float" office:value="5.826">
            <text:p>5.826</text:p>
          </table:table-cell>
          <table:table-cell office:value-type="string">
            <text:p>2H-Pyran-2-one, tetrahydro-3,6-dimethyl-</text:p>
          </table:table-cell>
          <table:table-cell office:value-type="string">
            <text:p>n.a.</text:p>
          </table:table-cell>
          <table:table-cell office:value-type="float" office:value="792">
            <text:p>792</text:p>
          </table:table-cell>
          <table:table-cell office:value-type="float" office:value="872">
            <text:p>872</text:p>
          </table:table-cell>
          <table:table-cell office:value-type="float" office:value="31.74">
            <text:p>31.74</text:p>
          </table:table-cell>
          <table:table-cell office:value-type="string">
            <text:p>replib</text:p>
          </table:table-cell>
          <table:table-cell office:value-type="string">
            <text:p>counts*min</text:p>
          </table:table-cell>
          <table:table-cell office:value-type="string">
            <text:p>count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.65">
            <text:p>11.65</text:p>
          </table:table-cell>
          <table:table-cell office:value-type="float" office:value="924">
            <text:p>924</text:p>
          </table:table-cell>
          <table:table-cell office:value-type="string">
            <text:p>Bicyclo[2.2.1]heptan-2-one, 1,7,7-trimethyl-, (1S)-</text:p>
          </table:table-cell>
          <table:table-cell office:value-type="string">
            <text:p>replib</text:p>
          </table:table-cell>
          <table:table-cell office:value-type="float" office:value="923">
            <text:p>923</text:p>
          </table:table-cell>
          <table:table-cell office:value-type="string">
            <text:p>Camphor</text:p>
          </table:table-cell>
          <table:table-cell office:value-type="string">
            <text:p>replib</text:p>
          </table:table-cell>
          <table:table-cell office:value-type="float" office:value="921">
            <text:p>921</text:p>
          </table:table-cell>
          <table:table-cell office:value-type="string">
            <text:p>(+)-2-Bornanone</text:p>
          </table:table-cell>
          <table:table-cell office:value-type="string">
            <text:p>replib</text:p>
          </table:table-cell>
          <table:table-cell office:value-type="float" office:value="5.917">
            <text:p>5.91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39">
            <text:p>739</text:p>
          </table:table-cell>
          <table:table-cell office:value-type="float" office:value="33.4">
            <text:p>33.4</text:p>
          </table:table-cell>
          <table:table-cell office:value-type="string">
            <text:p>replib</text:p>
          </table:table-cell>
          <table:table-cell table:number-columns-repeated="2" office:value-type="string">
            <text:p>TIC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.7">
            <text:p>11.7</text:p>
          </table:table-cell>
          <table:table-cell office:value-type="float" office:value="813">
            <text:p>813</text:p>
          </table:table-cell>
          <table:table-cell office:value-type="string">
            <text:p>2,6-Nonadienal, (E,E)-</text:p>
          </table:table-cell>
          <table:table-cell office:value-type="string">
            <text:p>replib</text:p>
          </table:table-cell>
          <table:table-cell office:value-type="float" office:value="779">
            <text:p>779</text:p>
          </table:table-cell>
          <table:table-cell office:value-type="string">
            <text:p>2,6-Nonadienal, (E,Z)-</text:p>
          </table:table-cell>
          <table:table-cell office:value-type="string">
            <text:p>replib</text:p>
          </table:table-cell>
          <table:table-cell office:value-type="float" office:value="756">
            <text:p>756</text:p>
          </table:table-cell>
          <table:table-cell office:value-type="string">
            <text:p>2,6-Nonadienal, (E,E)-</text:p>
          </table:table-cell>
          <table:table-cell office:value-type="string">
            <text:p>replib</text:p>
          </table:table-cell>
          <table:table-cell office:value-type="float" office:value="5.965">
            <text:p>5.96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752">
            <text:p>752</text:p>
          </table:table-cell>
          <table:table-cell office:value-type="float" office:value="41.43">
            <text:p>41.43</text:p>
          </table:table-cell>
          <table:table-cell office:value-type="string">
            <text:p>replib</text:p>
          </table:table-cell>
          <table:table-cell office:value-type="float" office:value="10941.342">
            <text:p>10941.3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.75">
            <text:p>11.75</text:p>
          </table:table-cell>
          <table:table-cell office:value-type="float" office:value="743">
            <text:p>743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replib</text:p>
          </table:table-cell>
          <table:table-cell office:value-type="float" office:value="726">
            <text:p>726</text:p>
          </table:table-cell>
          <table:table-cell office:value-type="string">
            <text:p>3,6-Dimethyl-2,3,3a,4,5,7a-hexahydrobenzofuran</text:p>
          </table:table-cell>
          <table:table-cell office:value-type="string">
            <text:p>replib</text:p>
          </table:table-cell>
          <table:table-cell office:value-type="float" office:value="700">
            <text:p>700</text:p>
          </table:table-cell>
          <table:table-cell office:value-type="string">
            <text:p>Silane, trimethyl(4-methyl-3-penten-1-ynyl)-</text:p>
          </table:table-cell>
          <table:table-cell office:value-type="string">
            <text:p>replib</text:p>
          </table:table-cell>
          <table:table-cell office:value-type="float" office:value="6.047">
            <text:p>6.04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788">
            <text:p>788</text:p>
          </table:table-cell>
          <table:table-cell office:value-type="float" office:value="49.93">
            <text:p>49.93</text:p>
          </table:table-cell>
          <table:table-cell office:value-type="string">
            <text:p>replib</text:p>
          </table:table-cell>
          <table:table-cell office:value-type="float" office:value="32302.017">
            <text:p>32302.017</text:p>
          </table:table-cell>
          <table:table-cell office:value-type="float" office:value="1119358.537">
            <text:p>1119358.53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.82">
            <text:p>11.82</text:p>
          </table:table-cell>
          <table:table-cell office:value-type="float" office:value="795">
            <text:p>795</text:p>
          </table:table-cell>
          <table:table-cell office:value-type="string">
            <text:p>6-Nonenal, (Z)-</text:p>
          </table:table-cell>
          <table:table-cell office:value-type="string">
            <text:p>replib</text:p>
          </table:table-cell>
          <table:table-cell office:value-type="float" office:value="757">
            <text:p>757</text:p>
          </table:table-cell>
          <table:table-cell office:value-type="string">
            <text:p>2-Nonenal, (E)-</text:p>
          </table:table-cell>
          <table:table-cell office:value-type="string">
            <text:p>replib</text:p>
          </table:table-cell>
          <table:table-cell office:value-type="float" office:value="750">
            <text:p>750</text:p>
          </table:table-cell>
          <table:table-cell office:value-type="string">
            <text:p>6-Nonenal, (Z)-</text:p>
          </table:table-cell>
          <table:table-cell office:value-type="string">
            <text:p>replib</text:p>
          </table:table-cell>
          <table:table-cell office:value-type="float" office:value="6.145">
            <text:p>6.14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888">
            <text:p>888</text:p>
          </table:table-cell>
          <table:table-cell office:value-type="float" office:value="46.92">
            <text:p>46.92</text:p>
          </table:table-cell>
          <table:table-cell office:value-type="string">
            <text:p>replib</text:p>
          </table:table-cell>
          <table:table-cell office:value-type="float" office:value="119933.989">
            <text:p>119933.989</text:p>
          </table:table-cell>
          <table:table-cell office:value-type="float" office:value="1523752.339">
            <text:p>1523752.33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.91">
            <text:p>11.91</text:p>
          </table:table-cell>
          <table:table-cell office:value-type="float" office:value="729">
            <text:p>729</text:p>
          </table:table-cell>
          <table:table-cell office:value-type="string">
            <text:p>9,12,15-Octadecatrien-1-ol, (Z,Z,Z)-</text:p>
          </table:table-cell>
          <table:table-cell office:value-type="string">
            <text:p>replib</text:p>
          </table:table-cell>
          <table:table-cell office:value-type="float" office:value="723">
            <text:p>723</text:p>
          </table:table-cell>
          <table:table-cell office:value-type="string">
            <text:p>a-Farnesene</text:p>
          </table:table-cell>
          <table:table-cell office:value-type="string">
            <text:p>replib</text:p>
          </table:table-cell>
          <table:table-cell office:value-type="float" office:value="709">
            <text:p>709</text:p>
          </table:table-cell>
          <table:table-cell office:value-type="string">
            <text:p>2,6,10-Dodecatrien-1-ol, 3,7,11-trimethyl-, acetate, (E,E)-</text:p>
          </table:table-cell>
          <table:table-cell office:value-type="string">
            <text:p>replib</text:p>
          </table:table-cell>
          <table:table-cell office:value-type="float" office:value="6.189">
            <text:p>6.189</text:p>
          </table:table-cell>
          <table:table-cell office:value-type="string">
            <text:p>Butanoic acid, 4-hydroxy-</text:p>
          </table:table-cell>
          <table:table-cell office:value-type="string">
            <text:p>n.a.</text:p>
          </table:table-cell>
          <table:table-cell office:value-type="float" office:value="659">
            <text:p>659</text:p>
          </table:table-cell>
          <table:table-cell office:value-type="float" office:value="690">
            <text:p>690</text:p>
          </table:table-cell>
          <table:table-cell office:value-type="float" office:value="18.9">
            <text:p>18.9</text:p>
          </table:table-cell>
          <table:table-cell office:value-type="string">
            <text:p>replib</text:p>
          </table:table-cell>
          <table:table-cell office:value-type="float" office:value="7188.116">
            <text:p>7188.116</text:p>
          </table:table-cell>
          <table:table-cell office:value-type="float" office:value="436769.568">
            <text:p>436769.56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.09">
            <text:p>12.09</text:p>
          </table:table-cell>
          <table:table-cell office:value-type="float" office:value="893">
            <text:p>893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replib</text:p>
          </table:table-cell>
          <table:table-cell office:value-type="float" office:value="887">
            <text:p>887</text:p>
          </table:table-cell>
          <table:table-cell office:value-type="string">
            <text:p>endo-Borneol</text:p>
          </table:table-cell>
          <table:table-cell office:value-type="string">
            <text:p>replib</text:p>
          </table:table-cell>
          <table:table-cell office:value-type="float" office:value="881">
            <text:p>881</text:p>
          </table:table-cell>
          <table:table-cell office:value-type="string">
            <text:p>endo-Borneol</text:p>
          </table:table-cell>
          <table:table-cell office:value-type="string">
            <text:p>replib</text:p>
          </table:table-cell>
          <table:table-cell office:value-type="float" office:value="6.217">
            <text:p>6.21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724">
            <text:p>724</text:p>
          </table:table-cell>
          <table:table-cell office:value-type="float" office:value="28.51">
            <text:p>28.51</text:p>
          </table:table-cell>
          <table:table-cell office:value-type="string">
            <text:p>replib</text:p>
          </table:table-cell>
          <table:table-cell office:value-type="float" office:value="285456.327">
            <text:p>285456.327</text:p>
          </table:table-cell>
          <table:table-cell office:value-type="float" office:value="6688762.506">
            <text:p>6688762.5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.31">
            <text:p>12.31</text:p>
          </table:table-cell>
          <table:table-cell office:value-type="float" office:value="807">
            <text:p>807</text:p>
          </table:table-cell>
          <table:table-cell office:value-type="string">
            <text:p>Benzaldehyde, 4-ethyl-</text:p>
          </table:table-cell>
          <table:table-cell office:value-type="string">
            <text:p>replib</text:p>
          </table:table-cell>
          <table:table-cell office:value-type="float" office:value="794">
            <text:p>794</text:p>
          </table:table-cell>
          <table:table-cell office:value-type="string">
            <text:p>Benzaldehyde, 2,4-dimethyl-</text:p>
          </table:table-cell>
          <table:table-cell office:value-type="string">
            <text:p>replib</text:p>
          </table:table-cell>
          <table:table-cell office:value-type="float" office:value="785">
            <text:p>785</text:p>
          </table:table-cell>
          <table:table-cell office:value-type="string">
            <text:p>Benzaldehyde, 2,5-dimethyl-</text:p>
          </table:table-cell>
          <table:table-cell office:value-type="string">
            <text:p>replib</text:p>
          </table:table-cell>
          <table:table-cell office:value-type="float" office:value="6.312">
            <text:p>6.312</text:p>
          </table:table-cell>
          <table:table-cell office:value-type="string">
            <text:p>Butanoic acid, 3-oxo-, 2-methylpropyl ester</text:p>
          </table:table-cell>
          <table:table-cell office:value-type="string">
            <text:p>n.a.</text:p>
          </table:table-cell>
          <table:table-cell office:value-type="float" office:value="628">
            <text:p>628</text:p>
          </table:table-cell>
          <table:table-cell office:value-type="float" office:value="654">
            <text:p>654</text:p>
          </table:table-cell>
          <table:table-cell office:value-type="float" office:value="25.72">
            <text:p>25.72</text:p>
          </table:table-cell>
          <table:table-cell office:value-type="string">
            <text:p>replib</text:p>
          </table:table-cell>
          <table:table-cell office:value-type="float" office:value="126270.505">
            <text:p>126270.505</text:p>
          </table:table-cell>
          <table:table-cell office:value-type="float" office:value="3841850.263">
            <text:p>3841850.26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.41">
            <text:p>12.41</text:p>
          </table:table-cell>
          <table:table-cell office:value-type="float" office:value="777">
            <text:p>777</text:p>
          </table:table-cell>
          <table:table-cell office:value-type="string">
            <text:p>Methyl salicylate</text:p>
          </table:table-cell>
          <table:table-cell office:value-type="string">
            <text:p>replib</text:p>
          </table:table-cell>
          <table:table-cell office:value-type="float" office:value="775">
            <text:p>775</text:p>
          </table:table-cell>
          <table:table-cell office:value-type="string">
            <text:p>Methyl salicylate</text:p>
          </table:table-cell>
          <table:table-cell office:value-type="string">
            <text:p>replib</text:p>
          </table:table-cell>
          <table:table-cell office:value-type="float" office:value="737">
            <text:p>737</text:p>
          </table:table-cell>
          <table:table-cell office:value-type="string">
            <text:p>Aspirin methyl ester</text:p>
          </table:table-cell>
          <table:table-cell office:value-type="string">
            <text:p>replib</text:p>
          </table:table-cell>
          <table:table-cell office:value-type="float" office:value="6.377">
            <text:p>6.377</text:p>
          </table:table-cell>
          <table:table-cell office:value-type="string">
            <text:p>6-Tridecene, (Z)-</text:p>
          </table:table-cell>
          <table:table-cell office:value-type="string">
            <text:p>n.a.</text:p>
          </table:table-cell>
          <table:table-cell table:number-columns-repeated="2" office:value-type="float" office:value="786">
            <text:p>786</text:p>
          </table:table-cell>
          <table:table-cell office:value-type="float" office:value="19.97">
            <text:p>19.97</text:p>
          </table:table-cell>
          <table:table-cell office:value-type="string">
            <text:p>replib</text:p>
          </table:table-cell>
          <table:table-cell office:value-type="float" office:value="316415.986">
            <text:p>316415.986</text:p>
          </table:table-cell>
          <table:table-cell office:value-type="float" office:value="10033524.128">
            <text:p>10033524.1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.46">
            <text:p>12.46</text:p>
          </table:table-cell>
          <table:table-cell office:value-type="float" office:value="805">
            <text:p>805</text:p>
          </table:table-cell>
          <table:table-cell office:value-type="string">
            <text:p>L-a-Terpineol</text:p>
          </table:table-cell>
          <table:table-cell office:value-type="string">
            <text:p>replib</text:p>
          </table:table-cell>
          <table:table-cell office:value-type="float" office:value="782">
            <text:p>782</text:p>
          </table:table-cell>
          <table:table-cell office:value-type="string">
            <text:p>(1R,2S,4R)-2,7,7-Trimethylbicyclo[2.2.1]heptan-2-ol</text:p>
          </table:table-cell>
          <table:table-cell office:value-type="string">
            <text:p>replib</text:p>
          </table:table-cell>
          <table:table-cell office:value-type="float" office:value="756">
            <text:p>756</text:p>
          </table:table-cell>
          <table:table-cell office:value-type="string">
            <text:p>Ethanol, 2-(3,3-dimethylcyclohexylidene)-, (Z)-</text:p>
          </table:table-cell>
          <table:table-cell office:value-type="string">
            <text:p>replib</text:p>
          </table:table-cell>
          <table:table-cell office:value-type="float" office:value="6.516">
            <text:p>6.516</text:p>
          </table:table-cell>
          <table:table-cell office:value-type="string">
            <text:p>Propane, 2,2'-[methylenebis(oxy)]bis[2-methyl-</text:p>
          </table:table-cell>
          <table:table-cell office:value-type="string">
            <text:p>n.a.</text:p>
          </table:table-cell>
          <table:table-cell office:value-type="float" office:value="644">
            <text:p>644</text:p>
          </table:table-cell>
          <table:table-cell office:value-type="float" office:value="738">
            <text:p>738</text:p>
          </table:table-cell>
          <table:table-cell office:value-type="float" office:value="16.1">
            <text:p>16.1</text:p>
          </table:table-cell>
          <table:table-cell office:value-type="string">
            <text:p>replib</text:p>
          </table:table-cell>
          <table:table-cell office:value-type="float" office:value="6297.56">
            <text:p>6297.56</text:p>
          </table:table-cell>
          <table:table-cell office:value-type="float" office:value="648415.611">
            <text:p>648415.6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.52">
            <text:p>12.52</text:p>
          </table:table-cell>
          <table:table-cell office:value-type="float" office:value="767">
            <text:p>767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47">
            <text:p>747</text:p>
          </table:table-cell>
          <table:table-cell office:value-type="string">
            <text:p>Tetradecane, 1-iodo-</text:p>
          </table:table-cell>
          <table:table-cell office:value-type="string">
            <text:p>replib</text:p>
          </table:table-cell>
          <table:table-cell office:value-type="float" office:value="736">
            <text:p>736</text:p>
          </table:table-cell>
          <table:table-cell office:value-type="string">
            <text:p>Tridecane, 3-methyl-</text:p>
          </table:table-cell>
          <table:table-cell office:value-type="string">
            <text:p>replib</text:p>
          </table:table-cell>
          <table:table-cell office:value-type="float" office:value="6.601">
            <text:p>6.601</text:p>
          </table:table-cell>
          <table:table-cell office:value-type="string">
            <text:p>Cyclohexanol, 2-methyl-, cis-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737">
            <text:p>737</text:p>
          </table:table-cell>
          <table:table-cell office:value-type="float" office:value="41.14">
            <text:p>41.14</text:p>
          </table:table-cell>
          <table:table-cell office:value-type="string">
            <text:p>replib</text:p>
          </table:table-cell>
          <table:table-cell office:value-type="float" office:value="386457.241">
            <text:p>386457.241</text:p>
          </table:table-cell>
          <table:table-cell office:value-type="float" office:value="11539123.042">
            <text:p>11539123.04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.6">
            <text:p>12.6</text:p>
          </table:table-cell>
          <table:table-cell office:value-type="float" office:value="838">
            <text:p>838</text:p>
          </table:table-cell>
          <table:table-cell office:value-type="string">
            <text:p>Cyclodecanol</text:p>
          </table:table-cell>
          <table:table-cell office:value-type="string">
            <text:p>replib</text:p>
          </table:table-cell>
          <table:table-cell office:value-type="float" office:value="798">
            <text:p>798</text:p>
          </table:table-cell>
          <table:table-cell office:value-type="string">
            <text:p>Decanal</text:p>
          </table:table-cell>
          <table:table-cell office:value-type="string">
            <text:p>replib</text:p>
          </table:table-cell>
          <table:table-cell office:value-type="float" office:value="790">
            <text:p>790</text:p>
          </table:table-cell>
          <table:table-cell office:value-type="string">
            <text:p>Decanal</text:p>
          </table:table-cell>
          <table:table-cell office:value-type="string">
            <text:p>replib</text:p>
          </table:table-cell>
          <table:table-cell office:value-type="float" office:value="6.652">
            <text:p>6.652</text:p>
          </table:table-cell>
          <table:table-cell office:value-type="string">
            <text:p>Ethanol, 2-butoxy-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747">
            <text:p>747</text:p>
          </table:table-cell>
          <table:table-cell office:value-type="float" office:value="29.5">
            <text:p>29.5</text:p>
          </table:table-cell>
          <table:table-cell office:value-type="string">
            <text:p>replib</text:p>
          </table:table-cell>
          <table:table-cell office:value-type="float" office:value="764493.542">
            <text:p>764493.542</text:p>
          </table:table-cell>
          <table:table-cell office:value-type="float" office:value="18583487.137">
            <text:p>18583487.13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.02">
            <text:p>13.02</text:p>
          </table:table-cell>
          <table:table-cell office:value-type="float" office:value="841">
            <text:p>841</text:p>
          </table:table-cell>
          <table:table-cell office:value-type="string">
            <text:p>Bicyclo[3.1.1]hept-2-en-6-ol, 2,7,7-trimethyl-, acetate, [1S-(1a,5a,6ß)]-</text:p>
          </table:table-cell>
          <table:table-cell office:value-type="string">
            <text:p>replib</text:p>
          </table:table-cell>
          <table:table-cell office:value-type="float" office:value="829">
            <text:p>829</text:p>
          </table:table-cell>
          <table:table-cell office:value-type="string">
            <text:p>(+)-cis-Verbenol, acetate</text:p>
          </table:table-cell>
          <table:table-cell office:value-type="string">
            <text:p>replib</text:p>
          </table:table-cell>
          <table:table-cell office:value-type="float" office:value="789">
            <text:p>789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6.757">
            <text:p>6.757</text:p>
          </table:table-cell>
          <table:table-cell office:value-type="string">
            <text:p>N-Butyryl-DL-homoserine lacton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670">
            <text:p>670</text:p>
          </table:table-cell>
          <table:table-cell office:value-type="float" office:value="22.31">
            <text:p>22.31</text:p>
          </table:table-cell>
          <table:table-cell office:value-type="string">
            <text:p>replib</text:p>
          </table:table-cell>
          <table:table-cell office:value-type="float" office:value="9553.304">
            <text:p>9553.304</text:p>
          </table:table-cell>
          <table:table-cell office:value-type="float" office:value="736133.885">
            <text:p>736133.88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.22">
            <text:p>13.22</text:p>
          </table:table-cell>
          <table:table-cell office:value-type="float" office:value="693">
            <text:p>693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690">
            <text:p>690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79">
            <text:p>679</text:p>
          </table:table-cell>
          <table:table-cell office:value-type="string">
            <text:p>a-Thujenal</text:p>
          </table:table-cell>
          <table:table-cell office:value-type="string">
            <text:p>replib</text:p>
          </table:table-cell>
          <table:table-cell office:value-type="float" office:value="6.774">
            <text:p>6.77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858">
            <text:p>858</text:p>
          </table:table-cell>
          <table:table-cell office:value-type="float" office:value="26.92">
            <text:p>26.92</text:p>
          </table:table-cell>
          <table:table-cell office:value-type="string">
            <text:p>replib</text:p>
          </table:table-cell>
          <table:table-cell office:value-type="float" office:value="14055.092">
            <text:p>14055.092</text:p>
          </table:table-cell>
          <table:table-cell office:value-type="float" office:value="567978.117">
            <text:p>567978.11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.31">
            <text:p>13.31</text:p>
          </table:table-cell>
          <table:table-cell office:value-type="float" office:value="827">
            <text:p>827</text:p>
          </table:table-cell>
          <table:table-cell office:value-type="string">
            <text:p>Caprolactam</text:p>
          </table:table-cell>
          <table:table-cell office:value-type="string">
            <text:p>replib</text:p>
          </table:table-cell>
          <table:table-cell office:value-type="float" office:value="826">
            <text:p>826</text:p>
          </table:table-cell>
          <table:table-cell office:value-type="string">
            <text:p>Caprolactam</text:p>
          </table:table-cell>
          <table:table-cell office:value-type="string">
            <text:p>replib</text:p>
          </table:table-cell>
          <table:table-cell office:value-type="float" office:value="823">
            <text:p>823</text:p>
          </table:table-cell>
          <table:table-cell office:value-type="string">
            <text:p>Caprolactam</text:p>
          </table:table-cell>
          <table:table-cell office:value-type="string">
            <text:p>replib</text:p>
          </table:table-cell>
          <table:table-cell office:value-type="float" office:value="6.88">
            <text:p>6.8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858">
            <text:p>858</text:p>
          </table:table-cell>
          <table:table-cell office:value-type="float" office:value="43.38">
            <text:p>43.38</text:p>
          </table:table-cell>
          <table:table-cell office:value-type="string">
            <text:p>replib</text:p>
          </table:table-cell>
          <table:table-cell office:value-type="float" office:value="49090.451">
            <text:p>49090.451</text:p>
          </table:table-cell>
          <table:table-cell office:value-type="float" office:value="1156001.039">
            <text:p>1156001.03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.41">
            <text:p>13.41</text:p>
          </table:table-cell>
          <table:table-cell office:value-type="float" office:value="680">
            <text:p>680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660">
            <text:p>660</text:p>
          </table:table-cell>
          <table:table-cell office:value-type="string">
            <text:p>Bicyclo[3.1.1]hept-3-en-2-one, 4,6,6-trimethyl-</text:p>
          </table:table-cell>
          <table:table-cell office:value-type="string">
            <text:p>replib</text:p>
          </table:table-cell>
          <table:table-cell office:value-type="float" office:value="659">
            <text:p>659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.917">
            <text:p>6.917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677">
            <text:p>677</text:p>
          </table:table-cell>
          <table:table-cell office:value-type="float" office:value="42.71">
            <text:p>42.71</text:p>
          </table:table-cell>
          <table:table-cell office:value-type="string">
            <text:p>replib</text:p>
          </table:table-cell>
          <table:table-cell office:value-type="float" office:value="19845.627">
            <text:p>19845.627</text:p>
          </table:table-cell>
          <table:table-cell office:value-type="float" office:value="782981.842">
            <text:p>782981.84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.51">
            <text:p>13.51</text:p>
          </table:table-cell>
          <table:table-cell office:value-type="float" office:value="736">
            <text:p>736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721">
            <text:p>721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710">
            <text:p>71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6.982">
            <text:p>6.9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62">
            <text:p>962</text:p>
          </table:table-cell>
          <table:table-cell office:value-type="float" office:value="44.88">
            <text:p>44.88</text:p>
          </table:table-cell>
          <table:table-cell office:value-type="string">
            <text:p>replib</text:p>
          </table:table-cell>
          <table:table-cell office:value-type="float" office:value="21553.773">
            <text:p>21553.773</text:p>
          </table:table-cell>
          <table:table-cell office:value-type="float" office:value="1052312.526">
            <text:p>1052312.5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3.8">
            <text:p>13.8</text:p>
          </table:table-cell>
          <table:table-cell office:value-type="float" office:value="828">
            <text:p>828</text:p>
          </table:table-cell>
          <table:table-cell office:value-type="string">
            <text:p>2,6-Octadien-1-ol, 3,7-dimethyl-, acetate</text:p>
          </table:table-cell>
          <table:table-cell office:value-type="string">
            <text:p>replib</text:p>
          </table:table-cell>
          <table:table-cell office:value-type="float" office:value="776">
            <text:p>776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775">
            <text:p>775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7.03">
            <text:p>7.0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875">
            <text:p>875</text:p>
          </table:table-cell>
          <table:table-cell office:value-type="float" office:value="68.64">
            <text:p>68.64</text:p>
          </table:table-cell>
          <table:table-cell office:value-type="string">
            <text:p>replib</text:p>
          </table:table-cell>
          <table:table-cell office:value-type="float" office:value="14363.036">
            <text:p>14363.036</text:p>
          </table:table-cell>
          <table:table-cell office:value-type="float" office:value="1068656.56">
            <text:p>1068656.5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.85">
            <text:p>13.85</text:p>
          </table:table-cell>
          <table:table-cell office:value-type="float" office:value="775">
            <text:p>775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764">
            <text:p>764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744">
            <text:p>744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7.094">
            <text:p>7.094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769">
            <text:p>769</text:p>
          </table:table-cell>
          <table:table-cell office:value-type="float" office:value="38.78">
            <text:p>38.78</text:p>
          </table:table-cell>
          <table:table-cell office:value-type="string">
            <text:p>replib</text:p>
          </table:table-cell>
          <table:table-cell office:value-type="float" office:value="57468.755">
            <text:p>57468.755</text:p>
          </table:table-cell>
          <table:table-cell office:value-type="float" office:value="1656553.228">
            <text:p>1656553.2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.94">
            <text:p>13.94</text:p>
          </table:table-cell>
          <table:table-cell office:value-type="float" office:value="876">
            <text:p>876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852">
            <text:p>852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677">
            <text:p>677</text:p>
          </table:table-cell>
          <table:table-cell office:value-type="string">
            <text:p>trans-Carveol</text:p>
          </table:table-cell>
          <table:table-cell office:value-type="string">
            <text:p>replib</text:p>
          </table:table-cell>
          <table:table-cell office:value-type="float" office:value="7.189">
            <text:p>7.189</text:p>
          </table:table-cell>
          <table:table-cell office:value-type="string">
            <text:p>Bicyclo[3.1.0]hex-2-ene, 2-methyl-5-(1-methylethyl)-</text:p>
          </table:table-cell>
          <table:table-cell office:value-type="string">
            <text:p>n.a.</text:p>
          </table:table-cell>
          <table:table-cell office:value-type="float" office:value="818">
            <text:p>818</text:p>
          </table:table-cell>
          <table:table-cell office:value-type="float" office:value="855">
            <text:p>855</text:p>
          </table:table-cell>
          <table:table-cell office:value-type="float" office:value="34.48">
            <text:p>34.48</text:p>
          </table:table-cell>
          <table:table-cell office:value-type="string">
            <text:p>replib</text:p>
          </table:table-cell>
          <table:table-cell office:value-type="float" office:value="100467.971">
            <text:p>100467.971</text:p>
          </table:table-cell>
          <table:table-cell office:value-type="float" office:value="3058661.224">
            <text:p>3058661.22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.1">
            <text:p>14.1</text:p>
          </table:table-cell>
          <table:table-cell office:value-type="float" office:value="848">
            <text:p>848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762">
            <text:p>762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582">
            <text:p>582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7.353">
            <text:p>7.353</text:p>
          </table:table-cell>
          <table:table-cell office:value-type="string">
            <text:p>Tricyclo[2.2.1.0(2,6)]heptane, 1,3,3-trimethyl-</text:p>
          </table:table-cell>
          <table:table-cell office:value-type="string">
            <text:p>n.a.</text:p>
          </table:table-cell>
          <table:table-cell office:value-type="float" office:value="917">
            <text:p>917</text:p>
          </table:table-cell>
          <table:table-cell office:value-type="float" office:value="925">
            <text:p>925</text:p>
          </table:table-cell>
          <table:table-cell office:value-type="float" office:value="17.39">
            <text:p>17.39</text:p>
          </table:table-cell>
          <table:table-cell office:value-type="string">
            <text:p>replib</text:p>
          </table:table-cell>
          <table:table-cell office:value-type="float" office:value="228467.535">
            <text:p>228467.535</text:p>
          </table:table-cell>
          <table:table-cell office:value-type="float" office:value="6332179.504">
            <text:p>6332179.50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4.41">
            <text:p>14.41</text:p>
          </table:table-cell>
          <table:table-cell office:value-type="float" office:value="687">
            <text:p>687</text:p>
          </table:table-cell>
          <table:table-cell office:value-type="string">
            <text:p>Cyclohexane, eicosyl-</text:p>
          </table:table-cell>
          <table:table-cell office:value-type="string">
            <text:p>replib</text:p>
          </table:table-cell>
          <table:table-cell office:value-type="float" office:value="684">
            <text:p>684</text:p>
          </table:table-cell>
          <table:table-cell office:value-type="string">
            <text:p>cis-3-Hexenyl-a-methylbutyrate</text:p>
          </table:table-cell>
          <table:table-cell office:value-type="string">
            <text:p>replib</text:p>
          </table:table-cell>
          <table:table-cell office:value-type="float" office:value="680">
            <text:p>680</text:p>
          </table:table-cell>
          <table:table-cell office:value-type="string">
            <text:p>6-Methyl-5-octen-2-one</text:p>
          </table:table-cell>
          <table:table-cell office:value-type="string">
            <text:p>replib</text:p>
          </table:table-cell>
          <table:table-cell office:value-type="float" office:value="7.465">
            <text:p>7.465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763">
            <text:p>763</text:p>
          </table:table-cell>
          <table:table-cell office:value-type="float" office:value="44.23">
            <text:p>44.23</text:p>
          </table:table-cell>
          <table:table-cell office:value-type="string">
            <text:p>replib</text:p>
          </table:table-cell>
          <table:table-cell office:value-type="float" office:value="15652.626">
            <text:p>15652.626</text:p>
          </table:table-cell>
          <table:table-cell office:value-type="float" office:value="901398.488">
            <text:p>901398.48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4.6">
            <text:p>14.6</text:p>
          </table:table-cell>
          <table:table-cell office:value-type="float" office:value="599">
            <text:p>599</text:p>
          </table:table-cell>
          <table:table-cell office:value-type="string">
            <text:p>Adamantane-1-ethynyl</text:p>
          </table:table-cell>
          <table:table-cell office:value-type="string">
            <text:p>replib</text:p>
          </table:table-cell>
          <table:table-cell office:value-type="float" office:value="585">
            <text:p>585</text:p>
          </table:table-cell>
          <table:table-cell office:value-type="string">
            <text:p>7-Hexadecenal, (Z)-</text:p>
          </table:table-cell>
          <table:table-cell office:value-type="string">
            <text:p>replib</text:p>
          </table:table-cell>
          <table:table-cell office:value-type="float" office:value="574">
            <text:p>574</text:p>
          </table:table-cell>
          <table:table-cell office:value-type="string">
            <text:p>Octanal, 2-(phenylmethylene)-</text:p>
          </table:table-cell>
          <table:table-cell office:value-type="string">
            <text:p>replib</text:p>
          </table:table-cell>
          <table:table-cell office:value-type="float" office:value="7.485">
            <text:p>7.485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756">
            <text:p>756</text:p>
          </table:table-cell>
          <table:table-cell office:value-type="float" office:value="41.29">
            <text:p>41.29</text:p>
          </table:table-cell>
          <table:table-cell office:value-type="string">
            <text:p>replib</text:p>
          </table:table-cell>
          <table:table-cell office:value-type="float" office:value="5692.832">
            <text:p>5692.832</text:p>
          </table:table-cell>
          <table:table-cell office:value-type="float" office:value="742581.672">
            <text:p>742581.67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">
            <text:p>15</text:p>
          </table:table-cell>
          <table:table-cell office:value-type="float" office:value="909">
            <text:p>909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846">
            <text:p>846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843">
            <text:p>843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7.519">
            <text:p>7.519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608">
            <text:p>608</text:p>
          </table:table-cell>
          <table:table-cell office:value-type="float" office:value="667">
            <text:p>667</text:p>
          </table:table-cell>
          <table:table-cell office:value-type="float" office:value="15.86">
            <text:p>15.86</text:p>
          </table:table-cell>
          <table:table-cell office:value-type="string">
            <text:p>replib</text:p>
          </table:table-cell>
          <table:table-cell office:value-type="float" office:value="39566.12">
            <text:p>39566.12</text:p>
          </table:table-cell>
          <table:table-cell office:value-type="float" office:value="808248.747">
            <text:p>808248.74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.23">
            <text:p>15.23</text:p>
          </table:table-cell>
          <table:table-cell office:value-type="float" office:value="894">
            <text:p>894</text:p>
          </table:table-cell>
          <table:table-cell office:value-type="string">
            <text:p>Ylangene</text:p>
          </table:table-cell>
          <table:table-cell office:value-type="string">
            <text:p>replib</text:p>
          </table:table-cell>
          <table:table-cell office:value-type="float" office:value="881">
            <text:p>881</text:p>
          </table:table-cell>
          <table:table-cell office:value-type="string">
            <text:p>Copaene</text:p>
          </table:table-cell>
          <table:table-cell office:value-type="string">
            <text:p>replib</text:p>
          </table:table-cell>
          <table:table-cell office:value-type="float" office:value="859">
            <text:p>859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7.628">
            <text:p>7.628</text:p>
          </table:table-cell>
          <table:table-cell office:value-type="string">
            <text:p>1,3-Pentanediol, 2,2,4-trimethyl-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720">
            <text:p>720</text:p>
          </table:table-cell>
          <table:table-cell office:value-type="float" office:value="13.97">
            <text:p>13.97</text:p>
          </table:table-cell>
          <table:table-cell office:value-type="string">
            <text:p>replib</text:p>
          </table:table-cell>
          <table:table-cell office:value-type="float" office:value="50584.496">
            <text:p>50584.496</text:p>
          </table:table-cell>
          <table:table-cell office:value-type="float" office:value="994816.358">
            <text:p>994816.35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.55">
            <text:p>15.55</text:p>
          </table:table-cell>
          <table:table-cell office:value-type="float" office:value="777">
            <text:p>777</text:p>
          </table:table-cell>
          <table:table-cell office:value-type="string">
            <text:p>Tetradecane, 1-iodo-</text:p>
          </table:table-cell>
          <table:table-cell office:value-type="string">
            <text:p>replib</text:p>
          </table:table-cell>
          <table:table-cell office:value-type="float" office:value="774">
            <text:p>774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71">
            <text:p>771</text:p>
          </table:table-cell>
          <table:table-cell office:value-type="string">
            <text:p>Nonane, 5-butyl-</text:p>
          </table:table-cell>
          <table:table-cell office:value-type="string">
            <text:p>replib</text:p>
          </table:table-cell>
          <table:table-cell office:value-type="float" office:value="7.72">
            <text:p>7.72</text:p>
          </table:table-cell>
          <table:table-cell office:value-type="string">
            <text:p>Camphene</text:p>
          </table:table-cell>
          <table:table-cell office:value-type="string">
            <text:p>n.a.</text:p>
          </table:table-cell>
          <table:table-cell office:value-type="float" office:value="899">
            <text:p>899</text:p>
          </table:table-cell>
          <table:table-cell office:value-type="float" office:value="907">
            <text:p>907</text:p>
          </table:table-cell>
          <table:table-cell office:value-type="float" office:value="41.67">
            <text:p>41.67</text:p>
          </table:table-cell>
          <table:table-cell office:value-type="string">
            <text:p>replib</text:p>
          </table:table-cell>
          <table:table-cell office:value-type="float" office:value="24551.108">
            <text:p>24551.108</text:p>
          </table:table-cell>
          <table:table-cell office:value-type="float" office:value="759538.841">
            <text:p>759538.84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5.97">
            <text:p>15.97</text:p>
          </table:table-cell>
          <table:table-cell office:value-type="float" office:value="796">
            <text:p>796</text:p>
          </table:table-cell>
          <table:table-cell office:value-type="string">
            <text:p>Caryophyllene</text:p>
          </table:table-cell>
          <table:table-cell office:value-type="string">
            <text:p>replib</text:p>
          </table:table-cell>
          <table:table-cell office:value-type="float" office:value="786">
            <text:p>786</text:p>
          </table:table-cell>
          <table:table-cell office:value-type="string">
            <text:p>1H-Benzocycloheptene, 2,4a,5,6,7,8,9,9a-octahydro-3,5,5-trimethyl-9-methylene-, (4aS-cis)-</text:p>
          </table:table-cell>
          <table:table-cell office:value-type="string">
            <text:p>replib</text:p>
          </table:table-cell>
          <table:table-cell office:value-type="float" office:value="785">
            <text:p>785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replib</text:p>
          </table:table-cell>
          <table:table-cell office:value-type="float" office:value="7.839">
            <text:p>7.839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662">
            <text:p>662</text:p>
          </table:table-cell>
          <table:table-cell office:value-type="float" office:value="16.43">
            <text:p>16.43</text:p>
          </table:table-cell>
          <table:table-cell office:value-type="string">
            <text:p>replib</text:p>
          </table:table-cell>
          <table:table-cell office:value-type="float" office:value="52260.513">
            <text:p>52260.513</text:p>
          </table:table-cell>
          <table:table-cell office:value-type="float" office:value="923443.61">
            <text:p>923443.6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.45">
            <text:p>16.45</text:p>
          </table:table-cell>
          <table:table-cell office:value-type="float" office:value="834">
            <text:p>834</text:p>
          </table:table-cell>
          <table:table-cell office:value-type="string">
            <text:p>Cycloheptasiloxane, tetradecamethyl-</text:p>
          </table:table-cell>
          <table:table-cell office:value-type="string">
            <text:p>replib</text:p>
          </table:table-cell>
          <table:table-cell office:value-type="float" office:value="475">
            <text:p>475</text:p>
          </table:table-cell>
          <table:table-cell office:value-type="string">
            <text:p>Pentasiloxane, dodecamethyl-</text:p>
          </table:table-cell>
          <table:table-cell office:value-type="string">
            <text:p>replib</text:p>
          </table:table-cell>
          <table:table-cell office:value-type="float" office:value="462">
            <text:p>462</text:p>
          </table:table-cell>
          <table:table-cell office:value-type="string">
            <text:p>Heptasiloxane, hexadecamethyl-</text:p>
          </table:table-cell>
          <table:table-cell office:value-type="string">
            <text:p>replib</text:p>
          </table:table-cell>
          <table:table-cell office:value-type="float" office:value="7.917">
            <text:p>7.9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2">
            <text:p>662</text:p>
          </table:table-cell>
          <table:table-cell office:value-type="float" office:value="942">
            <text:p>942</text:p>
          </table:table-cell>
          <table:table-cell office:value-type="float" office:value="73.61">
            <text:p>73.61</text:p>
          </table:table-cell>
          <table:table-cell office:value-type="string">
            <text:p>replib</text:p>
          </table:table-cell>
          <table:table-cell office:value-type="float" office:value="18442.707">
            <text:p>18442.707</text:p>
          </table:table-cell>
          <table:table-cell office:value-type="float" office:value="822287.54">
            <text:p>822287.5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6.83">
            <text:p>16.83</text:p>
          </table:table-cell>
          <table:table-cell office:value-type="float" office:value="890">
            <text:p>890</text:p>
          </table:table-cell>
          <table:table-cell office:value-type="string">
            <text:p>Caryophyllene</text:p>
          </table:table-cell>
          <table:table-cell office:value-type="string">
            <text:p>replib</text:p>
          </table:table-cell>
          <table:table-cell office:value-type="float" office:value="882">
            <text:p>882</text:p>
          </table:table-cell>
          <table:table-cell office:value-type="string">
            <text:p>1H-Benzocycloheptene, 2,4a,5,6,7,8,9,9a-octahydro-3,5,5-trimethyl-9-methylene-, (4aS-cis)-</text:p>
          </table:table-cell>
          <table:table-cell office:value-type="string">
            <text:p>replib</text:p>
          </table:table-cell>
          <table:table-cell office:value-type="float" office:value="878">
            <text:p>878</text:p>
          </table:table-cell>
          <table:table-cell office:value-type="string">
            <text:p>Alloaromadendrene</text:p>
          </table:table-cell>
          <table:table-cell office:value-type="string">
            <text:p>replib</text:p>
          </table:table-cell>
          <table:table-cell office:value-type="float" office:value="7.955">
            <text:p>7.955</text:p>
          </table:table-cell>
          <table:table-cell office:value-type="string">
            <text:p>Benzaldehyde</text:p>
          </table:table-cell>
          <table:table-cell office:value-type="string">
            <text:p>n.a.</text:p>
          </table:table-cell>
          <table:table-cell office:value-type="float" office:value="908">
            <text:p>908</text:p>
          </table:table-cell>
          <table:table-cell office:value-type="float" office:value="935">
            <text:p>935</text:p>
          </table:table-cell>
          <table:table-cell office:value-type="float" office:value="83.34">
            <text:p>83.34</text:p>
          </table:table-cell>
          <table:table-cell office:value-type="string">
            <text:p>replib</text:p>
          </table:table-cell>
          <table:table-cell office:value-type="float" office:value="53171.38">
            <text:p>53171.38</text:p>
          </table:table-cell>
          <table:table-cell office:value-type="float" office:value="1559368.271">
            <text:p>1559368.2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.92">
            <text:p>16.92</text:p>
          </table:table-cell>
          <table:table-cell office:value-type="float" office:value="786">
            <text:p>786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766">
            <text:p>766</text:p>
          </table:table-cell>
          <table:table-cell office:value-type="string">
            <text:p>Geranyl propionate</text:p>
          </table:table-cell>
          <table:table-cell office:value-type="string">
            <text:p>replib</text:p>
          </table:table-cell>
          <table:table-cell office:value-type="float" office:value="742">
            <text:p>742</text:p>
          </table:table-cell>
          <table:table-cell office:value-type="string">
            <text:p>2,6-Octadien-1-ol, 3,7-dimethyl-, acetate</text:p>
          </table:table-cell>
          <table:table-cell office:value-type="string">
            <text:p>replib</text:p>
          </table:table-cell>
          <table:table-cell office:value-type="float" office:value="8.026">
            <text:p>8.026</text:p>
          </table:table-cell>
          <table:table-cell office:value-type="string">
            <text:p>1-Pentanone, 1-phenyl-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722">
            <text:p>722</text:p>
          </table:table-cell>
          <table:table-cell office:value-type="float" office:value="39.43">
            <text:p>39.43</text:p>
          </table:table-cell>
          <table:table-cell office:value-type="string">
            <text:p>replib</text:p>
          </table:table-cell>
          <table:table-cell office:value-type="float" office:value="142799.82">
            <text:p>142799.82</text:p>
          </table:table-cell>
          <table:table-cell office:value-type="float" office:value="3458186.284">
            <text:p>3458186.28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6.99">
            <text:p>16.99</text:p>
          </table:table-cell>
          <table:table-cell office:value-type="float" office:value="935">
            <text:p>935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26">
            <text:p>926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22">
            <text:p>922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8.101">
            <text:p>8.101</text:p>
          </table:table-cell>
          <table:table-cell office:value-type="string">
            <text:p>1,5-Heptadien-4-one, 3,3,6-trimethyl-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720">
            <text:p>720</text:p>
          </table:table-cell>
          <table:table-cell office:value-type="float" office:value="47.3">
            <text:p>47.3</text:p>
          </table:table-cell>
          <table:table-cell office:value-type="string">
            <text:p>replib</text:p>
          </table:table-cell>
          <table:table-cell office:value-type="float" office:value="26410.582">
            <text:p>26410.582</text:p>
          </table:table-cell>
          <table:table-cell office:value-type="float" office:value="1341123.558">
            <text:p>1341123.55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8.08">
            <text:p>18.08</text:p>
          </table:table-cell>
          <table:table-cell office:value-type="float" office:value="735">
            <text:p>735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719">
            <text:p>719</text:p>
          </table:table-cell>
          <table:table-cell office:value-type="string">
            <text:p>1,5-Dimethyl-1-vinyl-4-hexenyl butyrate</text:p>
          </table:table-cell>
          <table:table-cell office:value-type="string">
            <text:p>replib</text:p>
          </table:table-cell>
          <table:table-cell office:value-type="float" office:value="717">
            <text:p>717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8.145">
            <text:p>8.145</text:p>
          </table:table-cell>
          <table:table-cell office:value-type="string">
            <text:p>Butanoic acid, 3-oxo-, 2-methylpropyl ester</text:p>
          </table:table-cell>
          <table:table-cell office:value-type="string">
            <text:p>n.a.</text:p>
          </table:table-cell>
          <table:table-cell office:value-type="float" office:value="570">
            <text:p>570</text:p>
          </table:table-cell>
          <table:table-cell office:value-type="float" office:value="599">
            <text:p>599</text:p>
          </table:table-cell>
          <table:table-cell office:value-type="float" office:value="22.91">
            <text:p>22.91</text:p>
          </table:table-cell>
          <table:table-cell office:value-type="string">
            <text:p>replib</text:p>
          </table:table-cell>
          <table:table-cell office:value-type="float" office:value="58673.972">
            <text:p>58673.972</text:p>
          </table:table-cell>
          <table:table-cell office:value-type="float" office:value="1325872.103">
            <text:p>1325872.10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9.22">
            <text:p>19.22</text:p>
          </table:table-cell>
          <table:table-cell office:value-type="float" office:value="632">
            <text:p>632</text:p>
          </table:table-cell>
          <table:table-cell office:value-type="string">
            <text:p>5-Benzyloxy-dl-tryptophan</text:p>
          </table:table-cell>
          <table:table-cell office:value-type="string">
            <text:p>replib</text:p>
          </table:table-cell>
          <table:table-cell office:value-type="float" office:value="621">
            <text:p>621</text:p>
          </table:table-cell>
          <table:table-cell office:value-type="string">
            <text:p>2-tert-Butyl-4,5,6-trimethyl-3-nitroaniline</text:p>
          </table:table-cell>
          <table:table-cell office:value-type="string">
            <text:p>replib</text:p>
          </table:table-cell>
          <table:table-cell office:value-type="float" office:value="584">
            <text:p>584</text:p>
          </table:table-cell>
          <table:table-cell office:value-type="string">
            <text:p>Ethyl 3-(3,4-dimethoxyphenyl)acrylate</text:p>
          </table:table-cell>
          <table:table-cell office:value-type="string">
            <text:p>replib</text:p>
          </table:table-cell>
          <table:table-cell office:value-type="float" office:value="8.179">
            <text:p>8.179</text:p>
          </table:table-cell>
          <table:table-cell office:value-type="string">
            <text:p>1-Heptanol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774">
            <text:p>774</text:p>
          </table:table-cell>
          <table:table-cell office:value-type="float" office:value="21.82">
            <text:p>21.82</text:p>
          </table:table-cell>
          <table:table-cell office:value-type="string">
            <text:p>replib</text:p>
          </table:table-cell>
          <table:table-cell office:value-type="float" office:value="1358231.496">
            <text:p>1358231.496</text:p>
          </table:table-cell>
          <table:table-cell office:value-type="float" office:value="44497754.679">
            <text:p>44497754.67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9.41">
            <text:p>19.41</text:p>
          </table:table-cell>
          <table:table-cell office:value-type="float" office:value="830">
            <text:p>830</text:p>
          </table:table-cell>
          <table:table-cell office:value-type="string">
            <text:p>Pentacosane</text:p>
          </table:table-cell>
          <table:table-cell office:value-type="string">
            <text:p>replib</text:p>
          </table:table-cell>
          <table:table-cell office:value-type="float" office:value="818">
            <text:p>818</text:p>
          </table:table-cell>
          <table:table-cell office:value-type="string">
            <text:p>Nonadecane, 9-methyl-</text:p>
          </table:table-cell>
          <table:table-cell office:value-type="string">
            <text:p>replib</text:p>
          </table:table-cell>
          <table:table-cell office:value-type="float" office:value="808">
            <text:p>808</text:p>
          </table:table-cell>
          <table:table-cell office:value-type="string">
            <text:p>Hexacosane</text:p>
          </table:table-cell>
          <table:table-cell office:value-type="string">
            <text:p>replib</text:p>
          </table:table-cell>
          <table:table-cell office:value-type="float" office:value="8.24">
            <text:p>8.24</text:p>
          </table:table-cell>
          <table:table-cell office:value-type="string">
            <text:p>β-Phellandrene</text:p>
          </table:table-cell>
          <table:table-cell office:value-type="string">
            <text:p>n.a.</text:p>
          </table:table-cell>
          <table:table-cell table:number-columns-repeated="2" office:value-type="float" office:value="918">
            <text:p>918</text:p>
          </table:table-cell>
          <table:table-cell office:value-type="float" office:value="26.21">
            <text:p>26.21</text:p>
          </table:table-cell>
          <table:table-cell office:value-type="string">
            <text:p>replib</text:p>
          </table:table-cell>
          <table:table-cell office:value-type="float" office:value="1648032.227">
            <text:p>1648032.227</text:p>
          </table:table-cell>
          <table:table-cell office:value-type="float" office:value="51788692.765">
            <text:p>51788692.76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10"/>
          <table:table-cell office:value-type="float" office:value="8.339">
            <text:p>8.339</text:p>
          </table:table-cell>
          <table:table-cell office:value-type="string">
            <text:p>Bicyclo[3.1.1]heptane, 6,6-dimethyl-2-methylene-, (1S)-</text:p>
          </table:table-cell>
          <table:table-cell office:value-type="string">
            <text:p>n.a.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34.22">
            <text:p>34.22</text:p>
          </table:table-cell>
          <table:table-cell office:value-type="string">
            <text:p>replib</text:p>
          </table:table-cell>
          <table:table-cell office:value-type="float" office:value="9740.636">
            <text:p>9740.636</text:p>
          </table:table-cell>
          <table:table-cell office:value-type="float" office:value="456491.619">
            <text:p>456491.619</text:p>
          </table:table-cell>
        </table:table-row>
        <table:table-row table:style-name="ro1">
          <table:table-cell table:number-columns-repeated="11"/>
          <table:table-cell office:value-type="float" office:value="8.39">
            <text:p>8.39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691">
            <text:p>691</text:p>
          </table:table-cell>
          <table:table-cell office:value-type="float" office:value="20.8">
            <text:p>20.8</text:p>
          </table:table-cell>
          <table:table-cell office:value-type="string">
            <text:p>replib</text:p>
          </table:table-cell>
          <table:table-cell office:value-type="float" office:value="37897.611">
            <text:p>37897.611</text:p>
          </table:table-cell>
          <table:table-cell office:value-type="float" office:value="1851369.457">
            <text:p>1851369.457</text:p>
          </table:table-cell>
        </table:table-row>
        <table:table-row table:style-name="ro1">
          <table:table-cell table:number-columns-repeated="11"/>
          <table:table-cell office:value-type="float" office:value="8.424">
            <text:p>8.424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713">
            <text:p>713</text:p>
          </table:table-cell>
          <table:table-cell office:value-type="float" office:value="46.88">
            <text:p>46.88</text:p>
          </table:table-cell>
          <table:table-cell office:value-type="string">
            <text:p>replib</text:p>
          </table:table-cell>
          <table:table-cell office:value-type="float" office:value="8822.56">
            <text:p>8822.56</text:p>
          </table:table-cell>
          <table:table-cell office:value-type="float" office:value="428080.33">
            <text:p>428080.33</text:p>
          </table:table-cell>
        </table:table-row>
        <table:table-row table:style-name="ro1">
          <table:table-cell table:number-columns-repeated="11"/>
          <table:table-cell office:value-type="float" office:value="8.506">
            <text:p>8.506</text:p>
          </table:table-cell>
          <table:table-cell office:value-type="string">
            <text:p>Cyclotetrasiloxane, octamethyl-</text:p>
          </table:table-cell>
          <table:table-cell office:value-type="string">
            <text:p>n.a.</text:p>
          </table:table-cell>
          <table:table-cell office:value-type="float" office:value="809">
            <text:p>809</text:p>
          </table:table-cell>
          <table:table-cell office:value-type="float" office:value="871">
            <text:p>871</text:p>
          </table:table-cell>
          <table:table-cell office:value-type="float" office:value="98.63">
            <text:p>98.63</text:p>
          </table:table-cell>
          <table:table-cell office:value-type="string">
            <text:p>replib</text:p>
          </table:table-cell>
          <table:table-cell office:value-type="float" office:value="150338.108">
            <text:p>150338.108</text:p>
          </table:table-cell>
          <table:table-cell office:value-type="float" office:value="5580699.153">
            <text:p>5580699.153</text:p>
          </table:table-cell>
        </table:table-row>
        <table:table-row table:style-name="ro1">
          <table:table-cell table:number-columns-repeated="11"/>
          <table:table-cell office:value-type="float" office:value="8.601">
            <text:p>8.601</text:p>
          </table:table-cell>
          <table:table-cell office:value-type="string">
            <text:p>Geranyl phenylacetat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715">
            <text:p>715</text:p>
          </table:table-cell>
          <table:table-cell office:value-type="float" office:value="12.97">
            <text:p>12.97</text:p>
          </table:table-cell>
          <table:table-cell office:value-type="string">
            <text:p>replib</text:p>
          </table:table-cell>
          <table:table-cell office:value-type="float" office:value="119796.002">
            <text:p>119796.002</text:p>
          </table:table-cell>
          <table:table-cell office:value-type="float" office:value="3810282.121">
            <text:p>3810282.121</text:p>
          </table:table-cell>
        </table:table-row>
        <table:table-row table:style-name="ro1">
          <table:table-cell table:number-columns-repeated="11"/>
          <table:table-cell office:value-type="float" office:value="8.662">
            <text:p>8.662</text:p>
          </table:table-cell>
          <table:table-cell office:value-type="string">
            <text:p>Tumerone</text:p>
          </table:table-cell>
          <table:table-cell office:value-type="string">
            <text:p>n.a.</text:p>
          </table:table-cell>
          <table:table-cell office:value-type="float" office:value="628">
            <text:p>628</text:p>
          </table:table-cell>
          <table:table-cell office:value-type="float" office:value="637">
            <text:p>637</text:p>
          </table:table-cell>
          <table:table-cell office:value-type="float" office:value="11.07">
            <text:p>11.07</text:p>
          </table:table-cell>
          <table:table-cell office:value-type="string">
            <text:p>replib</text:p>
          </table:table-cell>
          <table:table-cell office:value-type="float" office:value="521511.882">
            <text:p>521511.882</text:p>
          </table:table-cell>
          <table:table-cell office:value-type="float" office:value="14536399.83">
            <text:p>14536399.83</text:p>
          </table:table-cell>
        </table:table-row>
        <table:table-row table:style-name="ro1">
          <table:table-cell table:number-columns-repeated="11"/>
          <table:table-cell office:value-type="float" office:value="8.751">
            <text:p>8.751</text:p>
          </table:table-cell>
          <table:table-cell office:value-type="string">
            <text:p>3-Pentadecanol</text:p>
          </table:table-cell>
          <table:table-cell office:value-type="string">
            <text:p>n.a.</text:p>
          </table:table-cell>
          <table:table-cell office:value-type="float" office:value="641">
            <text:p>641</text:p>
          </table:table-cell>
          <table:table-cell office:value-type="float" office:value="718">
            <text:p>718</text:p>
          </table:table-cell>
          <table:table-cell office:value-type="float" office:value="19.5">
            <text:p>19.5</text:p>
          </table:table-cell>
          <table:table-cell office:value-type="string">
            <text:p>replib</text:p>
          </table:table-cell>
          <table:table-cell office:value-type="float" office:value="10211.827">
            <text:p>10211.827</text:p>
          </table:table-cell>
          <table:table-cell office:value-type="float" office:value="551131.717">
            <text:p>551131.717</text:p>
          </table:table-cell>
        </table:table-row>
        <table:table-row table:style-name="ro1">
          <table:table-cell table:number-columns-repeated="11"/>
          <table:table-cell office:value-type="float" office:value="8.791">
            <text:p>8.791</text:p>
          </table:table-cell>
          <table:table-cell office:value-type="string">
            <text:p>Ethanol, 2-(2-ethoxyethoxy)-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701">
            <text:p>701</text:p>
          </table:table-cell>
          <table:table-cell office:value-type="float" office:value="39.35">
            <text:p>39.35</text:p>
          </table:table-cell>
          <table:table-cell office:value-type="string">
            <text:p>replib</text:p>
          </table:table-cell>
          <table:table-cell office:value-type="float" office:value="22636.191">
            <text:p>22636.191</text:p>
          </table:table-cell>
          <table:table-cell office:value-type="float" office:value="636118.932">
            <text:p>636118.932</text:p>
          </table:table-cell>
        </table:table-row>
        <table:table-row table:style-name="ro1">
          <table:table-cell table:number-columns-repeated="11"/>
          <table:table-cell office:value-type="float" office:value="8.873">
            <text:p>8.873</text:p>
          </table:table-cell>
          <table:table-cell office:value-type="string">
            <text:p>Octanal</text:p>
          </table:table-cell>
          <table:table-cell office:value-type="string">
            <text:p>n.a.</text:p>
          </table:table-cell>
          <table:table-cell office:value-type="float" office:value="800">
            <text:p>800</text:p>
          </table:table-cell>
          <table:table-cell office:value-type="float" office:value="846">
            <text:p>846</text:p>
          </table:table-cell>
          <table:table-cell office:value-type="float" office:value="68.55">
            <text:p>68.55</text:p>
          </table:table-cell>
          <table:table-cell office:value-type="string">
            <text:p>replib</text:p>
          </table:table-cell>
          <table:table-cell office:value-type="float" office:value="60058.279">
            <text:p>60058.279</text:p>
          </table:table-cell>
          <table:table-cell office:value-type="float" office:value="1091570.272">
            <text:p>1091570.272</text:p>
          </table:table-cell>
        </table:table-row>
        <table:table-row table:style-name="ro1">
          <table:table-cell table:number-columns-repeated="11"/>
          <table:table-cell office:value-type="float" office:value="8.944">
            <text:p>8.944</text:p>
          </table:table-cell>
          <table:table-cell office:value-type="string">
            <text:p>(1R)-2,6,6-Trimethylbicyclo[3.1.1]hept-2-ene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692">
            <text:p>692</text:p>
          </table:table-cell>
          <table:table-cell office:value-type="float" office:value="12.9">
            <text:p>12.9</text:p>
          </table:table-cell>
          <table:table-cell office:value-type="string">
            <text:p>replib</text:p>
          </table:table-cell>
          <table:table-cell office:value-type="float" office:value="22525.458">
            <text:p>22525.458</text:p>
          </table:table-cell>
          <table:table-cell office:value-type="float" office:value="534784.247">
            <text:p>534784.247</text:p>
          </table:table-cell>
        </table:table-row>
        <table:table-row table:style-name="ro1">
          <table:table-cell table:number-columns-repeated="11"/>
          <table:table-cell office:value-type="float" office:value="9.002">
            <text:p>9.002</text:p>
          </table:table-cell>
          <table:table-cell office:value-type="string">
            <text:p>Benzene, 2-ethenyl-1,4-dimethyl-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739">
            <text:p>739</text:p>
          </table:table-cell>
          <table:table-cell office:value-type="float" office:value="45.98">
            <text:p>45.98</text:p>
          </table:table-cell>
          <table:table-cell office:value-type="string">
            <text:p>replib</text:p>
          </table:table-cell>
          <table:table-cell office:value-type="float" office:value="16691.986">
            <text:p>16691.986</text:p>
          </table:table-cell>
          <table:table-cell office:value-type="float" office:value="796907.733">
            <text:p>796907.733</text:p>
          </table:table-cell>
        </table:table-row>
        <table:table-row table:style-name="ro1">
          <table:table-cell table:number-columns-repeated="11"/>
          <table:table-cell office:value-type="float" office:value="9.033">
            <text:p>9.033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n.a.</text:p>
          </table:table-cell>
          <table:table-cell office:value-type="float" office:value="612">
            <text:p>612</text:p>
          </table:table-cell>
          <table:table-cell office:value-type="float" office:value="811">
            <text:p>811</text:p>
          </table:table-cell>
          <table:table-cell office:value-type="float" office:value="17.67">
            <text:p>17.67</text:p>
          </table:table-cell>
          <table:table-cell office:value-type="string">
            <text:p>replib</text:p>
          </table:table-cell>
          <table:table-cell office:value-type="float" office:value="24120.46">
            <text:p>24120.46</text:p>
          </table:table-cell>
          <table:table-cell office:value-type="float" office:value="783152.241">
            <text:p>783152.241</text:p>
          </table:table-cell>
        </table:table-row>
        <table:table-row table:style-name="ro1">
          <table:table-cell table:number-columns-repeated="11"/>
          <table:table-cell office:value-type="float" office:value="9.067">
            <text:p>9.067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24">
            <text:p>624</text:p>
          </table:table-cell>
          <table:table-cell office:value-type="float" office:value="700">
            <text:p>700</text:p>
          </table:table-cell>
          <table:table-cell office:value-type="float" office:value="25.2">
            <text:p>25.2</text:p>
          </table:table-cell>
          <table:table-cell office:value-type="string">
            <text:p>replib</text:p>
          </table:table-cell>
          <table:table-cell office:value-type="float" office:value="64470.575">
            <text:p>64470.575</text:p>
          </table:table-cell>
          <table:table-cell office:value-type="float" office:value="2026419.66">
            <text:p>2026419.66</text:p>
          </table:table-cell>
        </table:table-row>
        <table:table-row table:style-name="ro1">
          <table:table-cell table:number-columns-repeated="11"/>
          <table:table-cell office:value-type="float" office:value="9.108">
            <text:p>9.108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597">
            <text:p>597</text:p>
          </table:table-cell>
          <table:table-cell office:value-type="float" office:value="669">
            <text:p>669</text:p>
          </table:table-cell>
          <table:table-cell office:value-type="float" office:value="15.99">
            <text:p>15.99</text:p>
          </table:table-cell>
          <table:table-cell office:value-type="string">
            <text:p>replib</text:p>
          </table:table-cell>
          <table:table-cell office:value-type="float" office:value="182355.621">
            <text:p>182355.621</text:p>
          </table:table-cell>
          <table:table-cell office:value-type="float" office:value="3560481.744">
            <text:p>3560481.744</text:p>
          </table:table-cell>
        </table:table-row>
        <table:table-row table:style-name="ro1">
          <table:table-cell table:number-columns-repeated="11"/>
          <table:table-cell office:value-type="float" office:value="9.176">
            <text:p>9.176</text:p>
          </table:table-cell>
          <table:table-cell office:value-type="string">
            <text:p>2,4,6-Octatriene, 2,6-dimethyl-</text:p>
          </table:table-cell>
          <table:table-cell office:value-type="string">
            <text:p>n.a.</text:p>
          </table:table-cell>
          <table:table-cell office:value-type="float" office:value="787">
            <text:p>787</text:p>
          </table:table-cell>
          <table:table-cell office:value-type="float" office:value="826">
            <text:p>826</text:p>
          </table:table-cell>
          <table:table-cell office:value-type="float" office:value="23.93">
            <text:p>23.93</text:p>
          </table:table-cell>
          <table:table-cell office:value-type="string">
            <text:p>replib</text:p>
          </table:table-cell>
          <table:table-cell office:value-type="float" office:value="42332.574">
            <text:p>42332.574</text:p>
          </table:table-cell>
          <table:table-cell office:value-type="float" office:value="741964.916">
            <text:p>741964.916</text:p>
          </table:table-cell>
        </table:table-row>
        <table:table-row table:style-name="ro1">
          <table:table-cell table:number-columns-repeated="11"/>
          <table:table-cell office:value-type="float" office:value="9.227">
            <text:p>9.227</text:p>
          </table:table-cell>
          <table:table-cell office:value-type="string">
            <text:p>Cyclohexene, 4-ethenyl-4-methyl-3-(1-methylethenyl)-1-(1-methylethyl)-, (3R-trans)-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53">
            <text:p>753</text:p>
          </table:table-cell>
          <table:table-cell office:value-type="float" office:value="18.05">
            <text:p>18.05</text:p>
          </table:table-cell>
          <table:table-cell office:value-type="string">
            <text:p>replib</text:p>
          </table:table-cell>
          <table:table-cell office:value-type="float" office:value="156709.689">
            <text:p>156709.689</text:p>
          </table:table-cell>
          <table:table-cell office:value-type="float" office:value="5289095.072">
            <text:p>5289095.072</text:p>
          </table:table-cell>
        </table:table-row>
        <table:table-row table:style-name="ro1">
          <table:table-cell table:number-columns-repeated="11"/>
          <table:table-cell office:value-type="float" office:value="9.322">
            <text:p>9.322</text:p>
          </table:table-cell>
          <table:table-cell office:value-type="string">
            <text:p>p-Cymene</text:p>
          </table:table-cell>
          <table:table-cell office:value-type="string">
            <text:p>n.a.</text:p>
          </table:table-cell>
          <table:table-cell office:value-type="float" office:value="859">
            <text:p>859</text:p>
          </table:table-cell>
          <table:table-cell office:value-type="float" office:value="912">
            <text:p>912</text:p>
          </table:table-cell>
          <table:table-cell office:value-type="float" office:value="31.23">
            <text:p>31.23</text:p>
          </table:table-cell>
          <table:table-cell office:value-type="string">
            <text:p>replib</text:p>
          </table:table-cell>
          <table:table-cell office:value-type="float" office:value="199209.803">
            <text:p>199209.803</text:p>
          </table:table-cell>
          <table:table-cell office:value-type="float" office:value="5788012.721">
            <text:p>5788012.721</text:p>
          </table:table-cell>
        </table:table-row>
        <table:table-row table:style-name="ro1">
          <table:table-cell table:number-columns-repeated="11"/>
          <table:table-cell office:value-type="float" office:value="9.39">
            <text:p>9.39</text:p>
          </table:table-cell>
          <table:table-cell office:value-type="string">
            <text:p>1-Hexanol, 2-ethyl-</text:p>
          </table:table-cell>
          <table:table-cell office:value-type="string">
            <text:p>n.a.</text:p>
          </table:table-cell>
          <table:table-cell office:value-type="float" office:value="862">
            <text:p>862</text:p>
          </table:table-cell>
          <table:table-cell office:value-type="float" office:value="927">
            <text:p>927</text:p>
          </table:table-cell>
          <table:table-cell office:value-type="float" office:value="71.25">
            <text:p>71.25</text:p>
          </table:table-cell>
          <table:table-cell office:value-type="string">
            <text:p>replib</text:p>
          </table:table-cell>
          <table:table-cell office:value-type="float" office:value="12968.384">
            <text:p>12968.384</text:p>
          </table:table-cell>
          <table:table-cell office:value-type="float" office:value="873863.931">
            <text:p>873863.931</text:p>
          </table:table-cell>
        </table:table-row>
        <table:table-row table:style-name="ro1">
          <table:table-cell table:number-columns-repeated="11"/>
          <table:table-cell office:value-type="float" office:value="9.482">
            <text:p>9.482</text:p>
          </table:table-cell>
          <table:table-cell office:value-type="string">
            <text:p>Eucalyptol</text:p>
          </table:table-cell>
          <table:table-cell office:value-type="string">
            <text:p>n.a.</text:p>
          </table:table-cell>
          <table:table-cell office:value-type="float" office:value="925">
            <text:p>925</text:p>
          </table:table-cell>
          <table:table-cell office:value-type="float" office:value="938">
            <text:p>938</text:p>
          </table:table-cell>
          <table:table-cell office:value-type="float" office:value="85.56">
            <text:p>85.56</text:p>
          </table:table-cell>
          <table:table-cell office:value-type="string">
            <text:p>replib</text:p>
          </table:table-cell>
          <table:table-cell office:value-type="float" office:value="47808.79">
            <text:p>47808.79</text:p>
          </table:table-cell>
          <table:table-cell office:value-type="float" office:value="725615.301">
            <text:p>725615.301</text:p>
          </table:table-cell>
        </table:table-row>
        <table:table-row table:style-name="ro1">
          <table:table-cell table:number-columns-repeated="11"/>
          <table:table-cell office:value-type="float" office:value="9.577">
            <text:p>9.577</text:p>
          </table:table-cell>
          <table:table-cell office:value-type="string">
            <text:p>Eucalyptol</text:p>
          </table:table-cell>
          <table:table-cell office:value-type="string">
            <text:p>n.a.</text:p>
          </table:table-cell>
          <table:table-cell office:value-type="float" office:value="805">
            <text:p>805</text:p>
          </table:table-cell>
          <table:table-cell office:value-type="float" office:value="808">
            <text:p>808</text:p>
          </table:table-cell>
          <table:table-cell office:value-type="float" office:value="70.96">
            <text:p>70.96</text:p>
          </table:table-cell>
          <table:table-cell office:value-type="string">
            <text:p>replib</text:p>
          </table:table-cell>
          <table:table-cell office:value-type="float" office:value="18162.77">
            <text:p>18162.77</text:p>
          </table:table-cell>
          <table:table-cell office:value-type="float" office:value="924382.507">
            <text:p>924382.507</text:p>
          </table:table-cell>
        </table:table-row>
        <table:table-row table:style-name="ro1">
          <table:table-cell table:number-columns-repeated="11"/>
          <table:table-cell office:value-type="float" office:value="9.594">
            <text:p>9.594</text:p>
          </table:table-cell>
          <table:table-cell office:value-type="string">
            <text:p>7-Oxabicyclo[2.2.1]heptane, 1-methyl-4-(1-methylethyl)-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50">
            <text:p>750</text:p>
          </table:table-cell>
          <table:table-cell office:value-type="float" office:value="24.51">
            <text:p>24.51</text:p>
          </table:table-cell>
          <table:table-cell office:value-type="string">
            <text:p>replib</text:p>
          </table:table-cell>
          <table:table-cell office:value-type="float" office:value="15065.677">
            <text:p>15065.677</text:p>
          </table:table-cell>
          <table:table-cell office:value-type="float" office:value="753577.329">
            <text:p>753577.329</text:p>
          </table:table-cell>
        </table:table-row>
        <table:table-row table:style-name="ro1">
          <table:table-cell table:number-columns-repeated="11"/>
          <table:table-cell office:value-type="float" office:value="9.614">
            <text:p>9.614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719">
            <text:p>719</text:p>
          </table:table-cell>
          <table:table-cell office:value-type="float" office:value="38.27">
            <text:p>38.27</text:p>
          </table:table-cell>
          <table:table-cell office:value-type="string">
            <text:p>replib</text:p>
          </table:table-cell>
          <table:table-cell office:value-type="float" office:value="28915.025">
            <text:p>28915.025</text:p>
          </table:table-cell>
          <table:table-cell office:value-type="float" office:value="796182.015">
            <text:p>796182.015</text:p>
          </table:table-cell>
        </table:table-row>
        <table:table-row table:style-name="ro1">
          <table:table-cell table:number-columns-repeated="11"/>
          <table:table-cell office:value-type="float" office:value="9.672">
            <text:p>9.672</text:p>
          </table:table-cell>
          <table:table-cell office:value-type="string">
            <text:p>Benzeneacetaldehyde</text:p>
          </table:table-cell>
          <table:table-cell office:value-type="string">
            <text:p>n.a.</text:p>
          </table:table-cell>
          <table:table-cell office:value-type="float" office:value="867">
            <text:p>867</text:p>
          </table:table-cell>
          <table:table-cell office:value-type="float" office:value="883">
            <text:p>883</text:p>
          </table:table-cell>
          <table:table-cell office:value-type="float" office:value="74.99">
            <text:p>74.99</text:p>
          </table:table-cell>
          <table:table-cell office:value-type="string">
            <text:p>replib</text:p>
          </table:table-cell>
          <table:table-cell office:value-type="float" office:value="3896.491">
            <text:p>3896.491</text:p>
          </table:table-cell>
          <table:table-cell office:value-type="float" office:value="432497.072">
            <text:p>432497.072</text:p>
          </table:table-cell>
        </table:table-row>
        <table:table-row table:style-name="ro1">
          <table:table-cell table:number-columns-repeated="11"/>
          <table:table-cell office:value-type="float" office:value="9.764">
            <text:p>9.764</text:p>
          </table:table-cell>
          <table:table-cell office:value-type="string">
            <text:p>6,7-Dimethyl-3,5,8,8a-tetrahydro-1H-2-benzopyran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736">
            <text:p>736</text:p>
          </table:table-cell>
          <table:table-cell office:value-type="float" office:value="17.66">
            <text:p>17.66</text:p>
          </table:table-cell>
          <table:table-cell office:value-type="string">
            <text:p>replib</text:p>
          </table:table-cell>
          <table:table-cell office:value-type="float" office:value="81990.395">
            <text:p>81990.395</text:p>
          </table:table-cell>
          <table:table-cell office:value-type="float" office:value="2519781.17">
            <text:p>2519781.17</text:p>
          </table:table-cell>
        </table:table-row>
        <table:table-row table:style-name="ro1">
          <table:table-cell table:number-columns-repeated="11"/>
          <table:table-cell office:value-type="float" office:value="9.931">
            <text:p>9.931</text:p>
          </table:table-cell>
          <table:table-cell office:value-type="string">
            <text:p>cis-p-Mentha-2,8-dien-1-ol</text:p>
          </table:table-cell>
          <table:table-cell office:value-type="string">
            <text:p>n.a.</text:p>
          </table:table-cell>
          <table:table-cell office:value-type="float" office:value="631">
            <text:p>631</text:p>
          </table:table-cell>
          <table:table-cell office:value-type="float" office:value="649">
            <text:p>649</text:p>
          </table:table-cell>
          <table:table-cell office:value-type="float" office:value="26.9">
            <text:p>26.9</text:p>
          </table:table-cell>
          <table:table-cell office:value-type="string">
            <text:p>replib</text:p>
          </table:table-cell>
          <table:table-cell office:value-type="float" office:value="347371.671">
            <text:p>347371.671</text:p>
          </table:table-cell>
          <table:table-cell office:value-type="float" office:value="9704505.641">
            <text:p>9704505.641</text:p>
          </table:table-cell>
        </table:table-row>
        <table:table-row table:style-name="ro1">
          <table:table-cell table:number-columns-repeated="11"/>
          <table:table-cell office:value-type="float" office:value="10.006">
            <text:p>10.006</text:p>
          </table:table-cell>
          <table:table-cell office:value-type="string">
            <text:p>γ-Terpinene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824">
            <text:p>824</text:p>
          </table:table-cell>
          <table:table-cell office:value-type="float" office:value="17.21">
            <text:p>17.21</text:p>
          </table:table-cell>
          <table:table-cell office:value-type="string">
            <text:p>replib</text:p>
          </table:table-cell>
          <table:table-cell office:value-type="float" office:value="5910648.171">
            <text:p>5910648.171</text:p>
          </table:table-cell>
          <table:table-cell office:value-type="float" office:value="230327072.151">
            <text:p>230327072.151</text:p>
          </table:table-cell>
        </table:table-row>
        <table:table-row table:style-name="ro1">
          <table:table-cell table:number-columns-repeated="11"/>
          <table:table-cell office:value-type="float" office:value="10.104">
            <text:p>10.104</text:p>
          </table:table-cell>
          <table:table-cell office:value-type="string">
            <text:p>1-Pentanone, 1-phenyl-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77">
            <text:p>777</text:p>
          </table:table-cell>
          <table:table-cell office:value-type="float" office:value="29">
            <text:p>29</text:p>
          </table:table-cell>
          <table:table-cell office:value-type="string">
            <text:p>replib</text:p>
          </table:table-cell>
          <table:table-cell office:value-type="float" office:value="3568.144">
            <text:p>3568.144</text:p>
          </table:table-cell>
          <table:table-cell office:value-type="float" office:value="334973.761">
            <text:p>334973.761</text:p>
          </table:table-cell>
        </table:table-row>
        <table:table-row table:style-name="ro1">
          <table:table-cell table:number-columns-repeated="11"/>
          <table:table-cell office:value-type="float" office:value="10.162">
            <text:p>10.162</text:p>
          </table:table-cell>
          <table:table-cell office:value-type="string">
            <text:p>2,6-Dimethyl-6-trifluoroacetoxyoctane</text:p>
          </table:table-cell>
          <table:table-cell office:value-type="string">
            <text:p>n.a.</text:p>
          </table:table-cell>
          <table:table-cell office:value-type="float" office:value="638">
            <text:p>638</text:p>
          </table:table-cell>
          <table:table-cell office:value-type="float" office:value="741">
            <text:p>741</text:p>
          </table:table-cell>
          <table:table-cell office:value-type="float" office:value="42.4">
            <text:p>42.4</text:p>
          </table:table-cell>
          <table:table-cell office:value-type="string">
            <text:p>replib</text:p>
          </table:table-cell>
          <table:table-cell office:value-type="float" office:value="4999.717">
            <text:p>4999.717</text:p>
          </table:table-cell>
          <table:table-cell office:value-type="float" office:value="558459.472">
            <text:p>558459.472</text:p>
          </table:table-cell>
        </table:table-row>
        <table:table-row table:style-name="ro1">
          <table:table-cell table:number-columns-repeated="11"/>
          <table:table-cell office:value-type="float" office:value="10.223">
            <text:p>10.223</text:p>
          </table:table-cell>
          <table:table-cell office:value-type="string">
            <text:p>p-Menth-8-en-1-ol, stereoisomer</text:p>
          </table:table-cell>
          <table:table-cell office:value-type="string">
            <text:p>n.a.</text:p>
          </table:table-cell>
          <table:table-cell office:value-type="float" office:value="838">
            <text:p>838</text:p>
          </table:table-cell>
          <table:table-cell office:value-type="float" office:value="877">
            <text:p>877</text:p>
          </table:table-cell>
          <table:table-cell office:value-type="float" office:value="32.61">
            <text:p>32.61</text:p>
          </table:table-cell>
          <table:table-cell office:value-type="string">
            <text:p>replib</text:p>
          </table:table-cell>
          <table:table-cell office:value-type="float" office:value="35439.754">
            <text:p>35439.754</text:p>
          </table:table-cell>
          <table:table-cell office:value-type="float" office:value="1117967.017">
            <text:p>1117967.017</text:p>
          </table:table-cell>
        </table:table-row>
        <table:table-row table:style-name="ro1">
          <table:table-cell table:number-columns-repeated="11"/>
          <table:table-cell office:value-type="float" office:value="10.404">
            <text:p>10.404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718">
            <text:p>718</text:p>
          </table:table-cell>
          <table:table-cell office:value-type="float" office:value="43.74">
            <text:p>43.74</text:p>
          </table:table-cell>
          <table:table-cell office:value-type="string">
            <text:p>replib</text:p>
          </table:table-cell>
          <table:table-cell office:value-type="float" office:value="60740.972">
            <text:p>60740.972</text:p>
          </table:table-cell>
          <table:table-cell office:value-type="float" office:value="2057175.852">
            <text:p>2057175.852</text:p>
          </table:table-cell>
        </table:table-row>
        <table:table-row table:style-name="ro1">
          <table:table-cell table:number-columns-repeated="11"/>
          <table:table-cell office:value-type="float" office:value="10.482">
            <text:p>10.482</text:p>
          </table:table-cell>
          <table:table-cell office:value-type="string">
            <text:p>cis-p-Mentha-2,8-dien-1-ol</text:p>
          </table:table-cell>
          <table:table-cell office:value-type="string">
            <text:p>n.a.</text:p>
          </table:table-cell>
          <table:table-cell office:value-type="float" office:value="595">
            <text:p>595</text:p>
          </table:table-cell>
          <table:table-cell office:value-type="float" office:value="631">
            <text:p>631</text:p>
          </table:table-cell>
          <table:table-cell office:value-type="float" office:value="33.26">
            <text:p>33.26</text:p>
          </table:table-cell>
          <table:table-cell office:value-type="string">
            <text:p>replib</text:p>
          </table:table-cell>
          <table:table-cell office:value-type="float" office:value="1069867.102">
            <text:p>1069867.102</text:p>
          </table:table-cell>
          <table:table-cell office:value-type="float" office:value="39061815.617">
            <text:p>39061815.617</text:p>
          </table:table-cell>
        </table:table-row>
        <table:table-row table:style-name="ro1">
          <table:table-cell table:number-columns-repeated="11"/>
          <table:table-cell office:value-type="float" office:value="10.536">
            <text:p>10.536</text:p>
          </table:table-cell>
          <table:table-cell office:value-type="string">
            <text:p>Cyclohexene, 4-ethenyl-4-methyl-3-(1-methylethenyl)-1-(1-methylethyl)-, (3R-trans)-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791">
            <text:p>791</text:p>
          </table:table-cell>
          <table:table-cell office:value-type="float" office:value="18.53">
            <text:p>18.53</text:p>
          </table:table-cell>
          <table:table-cell office:value-type="string">
            <text:p>replib</text:p>
          </table:table-cell>
          <table:table-cell office:value-type="float" office:value="159114.234">
            <text:p>159114.234</text:p>
          </table:table-cell>
          <table:table-cell office:value-type="float" office:value="2549266.573">
            <text:p>2549266.573</text:p>
          </table:table-cell>
        </table:table-row>
        <table:table-row table:style-name="ro1">
          <table:table-cell table:number-columns-repeated="11"/>
          <table:table-cell office:value-type="float" office:value="10.621">
            <text:p>10.621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784">
            <text:p>784</text:p>
          </table:table-cell>
          <table:table-cell office:value-type="float" office:value="32.68">
            <text:p>32.68</text:p>
          </table:table-cell>
          <table:table-cell office:value-type="string">
            <text:p>replib</text:p>
          </table:table-cell>
          <table:table-cell office:value-type="float" office:value="3912.255">
            <text:p>3912.255</text:p>
          </table:table-cell>
          <table:table-cell office:value-type="float" office:value="483311.972">
            <text:p>483311.972</text:p>
          </table:table-cell>
        </table:table-row>
        <table:table-row table:style-name="ro1">
          <table:table-cell table:number-columns-repeated="11"/>
          <table:table-cell office:value-type="float" office:value="10.665">
            <text:p>10.665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713">
            <text:p>713</text:p>
          </table:table-cell>
          <table:table-cell office:value-type="float" office:value="34.51">
            <text:p>34.51</text:p>
          </table:table-cell>
          <table:table-cell office:value-type="string">
            <text:p>replib</text:p>
          </table:table-cell>
          <table:table-cell office:value-type="float" office:value="546173.96">
            <text:p>546173.96</text:p>
          </table:table-cell>
          <table:table-cell office:value-type="float" office:value="19376225.711">
            <text:p>19376225.711</text:p>
          </table:table-cell>
        </table:table-row>
        <table:table-row table:style-name="ro1">
          <table:table-cell table:number-columns-repeated="11"/>
          <table:table-cell office:value-type="float" office:value="10.713">
            <text:p>10.713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731">
            <text:p>731</text:p>
          </table:table-cell>
          <table:table-cell office:value-type="float" office:value="41.13">
            <text:p>41.13</text:p>
          </table:table-cell>
          <table:table-cell office:value-type="string">
            <text:p>replib</text:p>
          </table:table-cell>
          <table:table-cell office:value-type="float" office:value="17495.215">
            <text:p>17495.215</text:p>
          </table:table-cell>
          <table:table-cell office:value-type="float" office:value="945512.31">
            <text:p>945512.31</text:p>
          </table:table-cell>
        </table:table-row>
        <table:table-row table:style-name="ro1">
          <table:table-cell table:number-columns-repeated="11"/>
          <table:table-cell office:value-type="float" office:value="10.764">
            <text:p>10.764</text:p>
          </table:table-cell>
          <table:table-cell office:value-type="string">
            <text:p>Linalool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791">
            <text:p>791</text:p>
          </table:table-cell>
          <table:table-cell office:value-type="float" office:value="35.5">
            <text:p>35.5</text:p>
          </table:table-cell>
          <table:table-cell office:value-type="string">
            <text:p>replib</text:p>
          </table:table-cell>
          <table:table-cell office:value-type="float" office:value="67633.465">
            <text:p>67633.465</text:p>
          </table:table-cell>
          <table:table-cell office:value-type="float" office:value="2720234.89">
            <text:p>2720234.89</text:p>
          </table:table-cell>
        </table:table-row>
        <table:table-row table:style-name="ro1">
          <table:table-cell table:number-columns-repeated="11"/>
          <table:table-cell office:value-type="float" office:value="10.846">
            <text:p>10.846</text:p>
          </table:table-cell>
          <table:table-cell office:value-type="string">
            <text:p>Nonanal</text:p>
          </table:table-cell>
          <table:table-cell office:value-type="string">
            <text:p>n.a.</text:p>
          </table:table-cell>
          <table:table-cell office:value-type="float" office:value="941">
            <text:p>941</text:p>
          </table:table-cell>
          <table:table-cell office:value-type="float" office:value="944">
            <text:p>944</text:p>
          </table:table-cell>
          <table:table-cell office:value-type="float" office:value="80.7">
            <text:p>80.7</text:p>
          </table:table-cell>
          <table:table-cell office:value-type="string">
            <text:p>replib</text:p>
          </table:table-cell>
          <table:table-cell office:value-type="float" office:value="2911.19">
            <text:p>2911.19</text:p>
          </table:table-cell>
          <table:table-cell office:value-type="float" office:value="327635.926">
            <text:p>327635.926</text:p>
          </table:table-cell>
        </table:table-row>
        <table:table-row table:style-name="ro1">
          <table:table-cell table:number-columns-repeated="11"/>
          <table:table-cell office:value-type="float" office:value="11.091">
            <text:p>11.091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832">
            <text:p>832</text:p>
          </table:table-cell>
          <table:table-cell office:value-type="float" office:value="844">
            <text:p>844</text:p>
          </table:table-cell>
          <table:table-cell office:value-type="float" office:value="31.56">
            <text:p>31.56</text:p>
          </table:table-cell>
          <table:table-cell office:value-type="string">
            <text:p>replib</text:p>
          </table:table-cell>
          <table:table-cell office:value-type="float" office:value="137347.071">
            <text:p>137347.071</text:p>
          </table:table-cell>
          <table:table-cell office:value-type="float" office:value="6892165.42">
            <text:p>6892165.42</text:p>
          </table:table-cell>
        </table:table-row>
        <table:table-row table:style-name="ro1">
          <table:table-cell table:number-columns-repeated="11"/>
          <table:table-cell office:value-type="float" office:value="11.179">
            <text:p>11.179</text:p>
          </table:table-cell>
          <table:table-cell office:value-type="string">
            <text:p>Bicyclo[3.1.1]hept-2-en-6-one, 2,7,7-trimethyl-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818">
            <text:p>818</text:p>
          </table:table-cell>
          <table:table-cell office:value-type="float" office:value="44.41">
            <text:p>44.41</text:p>
          </table:table-cell>
          <table:table-cell office:value-type="string">
            <text:p>replib</text:p>
          </table:table-cell>
          <table:table-cell office:value-type="float" office:value="33415478.741">
            <text:p>33415478.741</text:p>
          </table:table-cell>
          <table:table-cell office:value-type="float" office:value="1326002896.475">
            <text:p>1326002896.475</text:p>
          </table:table-cell>
        </table:table-row>
        <table:table-row table:style-name="ro1">
          <table:table-cell table:number-columns-repeated="11"/>
          <table:table-cell office:value-type="float" office:value="11.278">
            <text:p>11.278</text:p>
          </table:table-cell>
          <table:table-cell office:value-type="string">
            <text:p>9,12,15-Octadecatrien-1-ol, (Z,Z,Z)-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08">
            <text:p>708</text:p>
          </table:table-cell>
          <table:table-cell office:value-type="float" office:value="31.62">
            <text:p>31.62</text:p>
          </table:table-cell>
          <table:table-cell office:value-type="string">
            <text:p>replib</text:p>
          </table:table-cell>
          <table:table-cell office:value-type="float" office:value="593564.786">
            <text:p>593564.786</text:p>
          </table:table-cell>
          <table:table-cell office:value-type="float" office:value="21610950.222">
            <text:p>21610950.222</text:p>
          </table:table-cell>
        </table:table-row>
        <table:table-row table:style-name="ro1">
          <table:table-cell table:number-columns-repeated="11"/>
          <table:table-cell office:value-type="float" office:value="11.325">
            <text:p>11.325</text:p>
          </table:table-cell>
          <table:table-cell office:value-type="string">
            <text:p>cis,cis-7,10,-Hexadecadienal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63">
            <text:p>763</text:p>
          </table:table-cell>
          <table:table-cell office:value-type="float" office:value="18.78">
            <text:p>18.78</text:p>
          </table:table-cell>
          <table:table-cell office:value-type="string">
            <text:p>replib</text:p>
          </table:table-cell>
          <table:table-cell office:value-type="float" office:value="50679.425">
            <text:p>50679.425</text:p>
          </table:table-cell>
          <table:table-cell office:value-type="float" office:value="2701826.108">
            <text:p>2701826.108</text:p>
          </table:table-cell>
        </table:table-row>
        <table:table-row table:style-name="ro1">
          <table:table-cell table:number-columns-repeated="11"/>
          <table:table-cell office:value-type="float" office:value="11.414">
            <text:p>11.414</text:p>
          </table:table-cell>
          <table:table-cell office:value-type="string">
            <text:p>Cyclopentasiloxane, decamethyl-</text:p>
          </table:table-cell>
          <table:table-cell office:value-type="string">
            <text:p>n.a.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 office:value-type="float" office:value="95.23">
            <text:p>95.23</text:p>
          </table:table-cell>
          <table:table-cell office:value-type="string">
            <text:p>replib</text:p>
          </table:table-cell>
          <table:table-cell office:value-type="float" office:value="2568.274">
            <text:p>2568.274</text:p>
          </table:table-cell>
          <table:table-cell office:value-type="float" office:value="306203.331">
            <text:p>306203.331</text:p>
          </table:table-cell>
        </table:table-row>
        <table:table-row table:style-name="ro1">
          <table:table-cell table:number-columns-repeated="11"/>
          <table:table-cell office:value-type="float" office:value="11.55">
            <text:p>11.55</text:p>
          </table:table-cell>
          <table:table-cell office:value-type="string">
            <text:p>Bicyclo[3.1.1]heptan-3-ol, 6,6-dimethyl-2-methylene-, [1S-(1α,3α,5α)]-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857">
            <text:p>857</text:p>
          </table:table-cell>
          <table:table-cell office:value-type="float" office:value="76.49">
            <text:p>76.49</text:p>
          </table:table-cell>
          <table:table-cell office:value-type="string">
            <text:p>replib</text:p>
          </table:table-cell>
          <table:table-cell office:value-type="float" office:value="200848.093">
            <text:p>200848.093</text:p>
          </table:table-cell>
          <table:table-cell office:value-type="float" office:value="4128229.33">
            <text:p>4128229.33</text:p>
          </table:table-cell>
        </table:table-row>
        <table:table-row table:style-name="ro1">
          <table:table-cell table:number-columns-repeated="11"/>
          <table:table-cell office:value-type="float" office:value="11.594">
            <text:p>11.594</text:p>
          </table:table-cell>
          <table:table-cell office:value-type="string">
            <text:p>7-Tetradecen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715">
            <text:p>715</text:p>
          </table:table-cell>
          <table:table-cell office:value-type="float" office:value="9.4">
            <text:p>9.4</text:p>
          </table:table-cell>
          <table:table-cell office:value-type="string">
            <text:p>replib</text:p>
          </table:table-cell>
          <table:table-cell office:value-type="float" office:value="292976.838">
            <text:p>292976.838</text:p>
          </table:table-cell>
          <table:table-cell office:value-type="float" office:value="9503412.589">
            <text:p>9503412.589</text:p>
          </table:table-cell>
        </table:table-row>
        <table:table-row table:style-name="ro1">
          <table:table-cell table:number-columns-repeated="11"/>
          <table:table-cell office:value-type="float" office:value="11.652">
            <text:p>11.652</text:p>
          </table:table-cell>
          <table:table-cell office:value-type="string">
            <text:p>Bicyclo[2.2.1]heptan-2-one, 1,7,7-trimethyl-, (1S)-</text:p>
          </table:table-cell>
          <table:table-cell office:value-type="string">
            <text:p>n.a.</text:p>
          </table:table-cell>
          <table:table-cell office:value-type="float" office:value="924">
            <text:p>924</text:p>
          </table:table-cell>
          <table:table-cell office:value-type="float" office:value="930">
            <text:p>930</text:p>
          </table:table-cell>
          <table:table-cell office:value-type="float" office:value="33.32">
            <text:p>33.32</text:p>
          </table:table-cell>
          <table:table-cell office:value-type="string">
            <text:p>replib</text:p>
          </table:table-cell>
          <table:table-cell office:value-type="float" office:value="114266.368">
            <text:p>114266.368</text:p>
          </table:table-cell>
          <table:table-cell office:value-type="float" office:value="2846451.498">
            <text:p>2846451.498</text:p>
          </table:table-cell>
        </table:table-row>
        <table:table-row table:style-name="ro1">
          <table:table-cell table:number-columns-repeated="11"/>
          <table:table-cell office:value-type="float" office:value="11.696">
            <text:p>11.696</text:p>
          </table:table-cell>
          <table:table-cell office:value-type="string">
            <text:p>2,6-Nonadienal, (E,E)-</text:p>
          </table:table-cell>
          <table:table-cell office:value-type="string">
            <text:p>n.a.</text:p>
          </table:table-cell>
          <table:table-cell office:value-type="float" office:value="813">
            <text:p>813</text:p>
          </table:table-cell>
          <table:table-cell office:value-type="float" office:value="977">
            <text:p>977</text:p>
          </table:table-cell>
          <table:table-cell office:value-type="float" office:value="64.7">
            <text:p>64.7</text:p>
          </table:table-cell>
          <table:table-cell office:value-type="string">
            <text:p>replib</text:p>
          </table:table-cell>
          <table:table-cell office:value-type="float" office:value="13582.871">
            <text:p>13582.871</text:p>
          </table:table-cell>
          <table:table-cell office:value-type="float" office:value="826435.077">
            <text:p>826435.077</text:p>
          </table:table-cell>
        </table:table-row>
        <table:table-row table:style-name="ro1">
          <table:table-cell table:number-columns-repeated="11"/>
          <table:table-cell office:value-type="float" office:value="11.747">
            <text:p>11.747</text:p>
          </table:table-cell>
          <table:table-cell office:value-type="string">
            <text:p>1-Cyclohexene-1-carboxaldehyde, 2,6,6-trimethyl-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773">
            <text:p>773</text:p>
          </table:table-cell>
          <table:table-cell office:value-type="float" office:value="42.51">
            <text:p>42.51</text:p>
          </table:table-cell>
          <table:table-cell office:value-type="string">
            <text:p>replib</text:p>
          </table:table-cell>
          <table:table-cell office:value-type="float" office:value="124411.904">
            <text:p>124411.904</text:p>
          </table:table-cell>
          <table:table-cell office:value-type="float" office:value="5130417.779">
            <text:p>5130417.779</text:p>
          </table:table-cell>
        </table:table-row>
        <table:table-row table:style-name="ro1">
          <table:table-cell table:number-columns-repeated="11"/>
          <table:table-cell office:value-type="float" office:value="11.818">
            <text:p>11.818</text:p>
          </table:table-cell>
          <table:table-cell office:value-type="string">
            <text:p>6-Nonenal, (Z)-</text:p>
          </table:table-cell>
          <table:table-cell office:value-type="string">
            <text:p>n.a.</text:p>
          </table:table-cell>
          <table:table-cell office:value-type="float" office:value="795">
            <text:p>795</text:p>
          </table:table-cell>
          <table:table-cell office:value-type="float" office:value="823">
            <text:p>823</text:p>
          </table:table-cell>
          <table:table-cell office:value-type="float" office:value="33.39">
            <text:p>33.39</text:p>
          </table:table-cell>
          <table:table-cell office:value-type="string">
            <text:p>replib</text:p>
          </table:table-cell>
          <table:table-cell office:value-type="float" office:value="556708.516">
            <text:p>556708.516</text:p>
          </table:table-cell>
          <table:table-cell office:value-type="float" office:value="9924755.901">
            <text:p>9924755.901</text:p>
          </table:table-cell>
        </table:table-row>
        <table:table-row table:style-name="ro1">
          <table:table-cell table:number-columns-repeated="11"/>
          <table:table-cell office:value-type="float" office:value="11.907">
            <text:p>11.907</text:p>
          </table:table-cell>
          <table:table-cell office:value-type="string">
            <text:p>9,12,15-Octadecatrien-1-ol, (Z,Z,Z)-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731">
            <text:p>731</text:p>
          </table:table-cell>
          <table:table-cell office:value-type="float" office:value="12.6">
            <text:p>12.6</text:p>
          </table:table-cell>
          <table:table-cell office:value-type="string">
            <text:p>replib</text:p>
          </table:table-cell>
          <table:table-cell office:value-type="float" office:value="23079.701">
            <text:p>23079.701</text:p>
          </table:table-cell>
          <table:table-cell office:value-type="float" office:value="936493.597">
            <text:p>936493.597</text:p>
          </table:table-cell>
        </table:table-row>
        <table:table-row table:style-name="ro1">
          <table:table-cell table:number-columns-repeated="11"/>
          <table:table-cell office:value-type="float" office:value="12.016">
            <text:p>12.016</text:p>
          </table:table-cell>
          <table:table-cell office:value-type="string">
            <text:p>4-Nonene, 5-butyl-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640">
            <text:p>640</text:p>
          </table:table-cell>
          <table:table-cell office:value-type="float" office:value="11.41">
            <text:p>11.41</text:p>
          </table:table-cell>
          <table:table-cell office:value-type="string">
            <text:p>replib</text:p>
          </table:table-cell>
          <table:table-cell office:value-type="float" office:value="49845.466">
            <text:p>49845.466</text:p>
          </table:table-cell>
          <table:table-cell office:value-type="float" office:value="1966869.828">
            <text:p>1966869.828</text:p>
          </table:table-cell>
        </table:table-row>
        <table:table-row table:style-name="ro1">
          <table:table-cell table:number-columns-repeated="11"/>
          <table:table-cell office:value-type="float" office:value="12.087">
            <text:p>12.087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n.a.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office:value-type="float" office:value="38.83">
            <text:p>38.83</text:p>
          </table:table-cell>
          <table:table-cell office:value-type="string">
            <text:p>replib</text:p>
          </table:table-cell>
          <table:table-cell office:value-type="float" office:value="15585.459">
            <text:p>15585.459</text:p>
          </table:table-cell>
          <table:table-cell office:value-type="float" office:value="843584.901">
            <text:p>843584.901</text:p>
          </table:table-cell>
        </table:table-row>
        <table:table-row table:style-name="ro1">
          <table:table-cell table:number-columns-repeated="11"/>
          <table:table-cell office:value-type="float" office:value="12.165">
            <text:p>12.165</text:p>
          </table:table-cell>
          <table:table-cell office:value-type="string">
            <text:p>Levomenthol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769">
            <text:p>769</text:p>
          </table:table-cell>
          <table:table-cell office:value-type="float" office:value="17.77">
            <text:p>17.77</text:p>
          </table:table-cell>
          <table:table-cell office:value-type="string">
            <text:p>replib</text:p>
          </table:table-cell>
          <table:table-cell office:value-type="float" office:value="18805.758">
            <text:p>18805.758</text:p>
          </table:table-cell>
          <table:table-cell office:value-type="float" office:value="975652.968">
            <text:p>975652.968</text:p>
          </table:table-cell>
        </table:table-row>
        <table:table-row table:style-name="ro1">
          <table:table-cell table:number-columns-repeated="11"/>
          <table:table-cell office:value-type="float" office:value="12.308">
            <text:p>12.308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807">
            <text:p>807</text:p>
          </table:table-cell>
          <table:table-cell office:value-type="float" office:value="830">
            <text:p>830</text:p>
          </table:table-cell>
          <table:table-cell office:value-type="float" office:value="39.8">
            <text:p>39.8</text:p>
          </table:table-cell>
          <table:table-cell office:value-type="string">
            <text:p>replib</text:p>
          </table:table-cell>
          <table:table-cell office:value-type="float" office:value="17631.353">
            <text:p>17631.353</text:p>
          </table:table-cell>
          <table:table-cell office:value-type="float" office:value="967857.529">
            <text:p>967857.529</text:p>
          </table:table-cell>
        </table:table-row>
        <table:table-row table:style-name="ro1">
          <table:table-cell table:number-columns-repeated="11"/>
          <table:table-cell office:value-type="float" office:value="12.407">
            <text:p>12.407</text:p>
          </table:table-cell>
          <table:table-cell office:value-type="string">
            <text:p>Methyl salicylat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office:value-type="float" office:value="75.53">
            <text:p>75.53</text:p>
          </table:table-cell>
          <table:table-cell office:value-type="string">
            <text:p>replib</text:p>
          </table:table-cell>
          <table:table-cell office:value-type="float" office:value="239242.237">
            <text:p>239242.237</text:p>
          </table:table-cell>
          <table:table-cell office:value-type="float" office:value="5110906.058">
            <text:p>5110906.058</text:p>
          </table:table-cell>
        </table:table-row>
        <table:table-row table:style-name="ro1">
          <table:table-cell table:number-columns-repeated="11"/>
          <table:table-cell office:value-type="float" office:value="12.461">
            <text:p>12.461</text:p>
          </table:table-cell>
          <table:table-cell office:value-type="string">
            <text:p>L-α-Terpineol</text:p>
          </table:table-cell>
          <table:table-cell office:value-type="string">
            <text:p>n.a.</text:p>
          </table:table-cell>
          <table:table-cell office:value-type="float" office:value="805">
            <text:p>805</text:p>
          </table:table-cell>
          <table:table-cell office:value-type="float" office:value="816">
            <text:p>816</text:p>
          </table:table-cell>
          <table:table-cell office:value-type="float" office:value="56.74">
            <text:p>56.74</text:p>
          </table:table-cell>
          <table:table-cell office:value-type="string">
            <text:p>replib</text:p>
          </table:table-cell>
          <table:table-cell office:value-type="float" office:value="90437.808">
            <text:p>90437.808</text:p>
          </table:table-cell>
          <table:table-cell office:value-type="float" office:value="2956987.022">
            <text:p>2956987.022</text:p>
          </table:table-cell>
        </table:table-row>
        <table:table-row table:style-name="ro1">
          <table:table-cell table:number-columns-repeated="11"/>
          <table:table-cell office:value-type="float" office:value="12.516">
            <text:p>12.516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801">
            <text:p>801</text:p>
          </table:table-cell>
          <table:table-cell office:value-type="float" office:value="22.49">
            <text:p>22.49</text:p>
          </table:table-cell>
          <table:table-cell office:value-type="string">
            <text:p>replib</text:p>
          </table:table-cell>
          <table:table-cell office:value-type="float" office:value="325821.738">
            <text:p>325821.738</text:p>
          </table:table-cell>
          <table:table-cell office:value-type="float" office:value="13755547.048">
            <text:p>13755547.048</text:p>
          </table:table-cell>
        </table:table-row>
        <table:table-row table:style-name="ro1">
          <table:table-cell table:number-columns-repeated="11"/>
          <table:table-cell office:value-type="float" office:value="12.601">
            <text:p>12.601</text:p>
          </table:table-cell>
          <table:table-cell office:value-type="string">
            <text:p>Cyclodecanol</text:p>
          </table:table-cell>
          <table:table-cell office:value-type="string">
            <text:p>n.a.</text:p>
          </table:table-cell>
          <table:table-cell office:value-type="float" office:value="838">
            <text:p>838</text:p>
          </table:table-cell>
          <table:table-cell office:value-type="float" office:value="858">
            <text:p>858</text:p>
          </table:table-cell>
          <table:table-cell office:value-type="float" office:value="55.56">
            <text:p>55.56</text:p>
          </table:table-cell>
          <table:table-cell office:value-type="string">
            <text:p>replib</text:p>
          </table:table-cell>
          <table:table-cell office:value-type="float" office:value="1736930.8">
            <text:p>1736930.8</text:p>
          </table:table-cell>
          <table:table-cell office:value-type="float" office:value="55157924.316">
            <text:p>55157924.316</text:p>
          </table:table-cell>
        </table:table-row>
        <table:table-row table:style-name="ro1">
          <table:table-cell table:number-columns-repeated="11"/>
          <table:table-cell office:value-type="float" office:value="12.682">
            <text:p>12.682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788">
            <text:p>788</text:p>
          </table:table-cell>
          <table:table-cell office:value-type="float" office:value="31.59">
            <text:p>31.59</text:p>
          </table:table-cell>
          <table:table-cell office:value-type="string">
            <text:p>replib</text:p>
          </table:table-cell>
          <table:table-cell office:value-type="float" office:value="3417816.41">
            <text:p>3417816.41</text:p>
          </table:table-cell>
          <table:table-cell office:value-type="float" office:value="121501582.674">
            <text:p>121501582.674</text:p>
          </table:table-cell>
        </table:table-row>
        <table:table-row table:style-name="ro1">
          <table:table-cell table:number-columns-repeated="11"/>
          <table:table-cell office:value-type="float" office:value="12.829">
            <text:p>12.829</text:p>
          </table:table-cell>
          <table:table-cell office:value-type="string">
            <text:p>2,6,10-Dodecatrienal, 3,7,11-trimethyl-, (E,E)-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682">
            <text:p>682</text:p>
          </table:table-cell>
          <table:table-cell office:value-type="float" office:value="10.85">
            <text:p>10.85</text:p>
          </table:table-cell>
          <table:table-cell office:value-type="string">
            <text:p>replib</text:p>
          </table:table-cell>
          <table:table-cell office:value-type="float" office:value="5453.474">
            <text:p>5453.474</text:p>
          </table:table-cell>
          <table:table-cell office:value-type="float" office:value="638727.911">
            <text:p>638727.911</text:p>
          </table:table-cell>
        </table:table-row>
        <table:table-row table:style-name="ro1">
          <table:table-cell table:number-columns-repeated="11"/>
          <table:table-cell office:value-type="float" office:value="12.89">
            <text:p>12.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4">
            <text:p>624</text:p>
          </table:table-cell>
          <table:table-cell office:value-type="float" office:value="934">
            <text:p>934</text:p>
          </table:table-cell>
          <table:table-cell office:value-type="float" office:value="66.88">
            <text:p>66.88</text:p>
          </table:table-cell>
          <table:table-cell office:value-type="string">
            <text:p>replib</text:p>
          </table:table-cell>
          <table:table-cell office:value-type="float" office:value="5296.027">
            <text:p>5296.027</text:p>
          </table:table-cell>
          <table:table-cell office:value-type="float" office:value="364032.22">
            <text:p>364032.22</text:p>
          </table:table-cell>
        </table:table-row>
        <table:table-row table:style-name="ro1">
          <table:table-cell table:number-columns-repeated="11"/>
          <table:table-cell office:value-type="float" office:value="12.937">
            <text:p>12.9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62">
            <text:p>962</text:p>
          </table:table-cell>
          <table:table-cell office:value-type="float" office:value="61.2">
            <text:p>61.2</text:p>
          </table:table-cell>
          <table:table-cell office:value-type="string">
            <text:p>replib</text:p>
          </table:table-cell>
          <table:table-cell office:value-type="float" office:value="8770.456">
            <text:p>8770.456</text:p>
          </table:table-cell>
          <table:table-cell office:value-type="float" office:value="807495.746">
            <text:p>807495.746</text:p>
          </table:table-cell>
        </table:table-row>
        <table:table-row table:style-name="ro1">
          <table:table-cell table:number-columns-repeated="11"/>
          <table:table-cell office:value-type="float" office:value="12.958">
            <text:p>12.958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733">
            <text:p>733</text:p>
          </table:table-cell>
          <table:table-cell office:value-type="float" office:value="66.11">
            <text:p>66.11</text:p>
          </table:table-cell>
          <table:table-cell office:value-type="string">
            <text:p>replib</text:p>
          </table:table-cell>
          <table:table-cell office:value-type="float" office:value="284380.06">
            <text:p>284380.06</text:p>
          </table:table-cell>
          <table:table-cell office:value-type="float" office:value="10279680.878">
            <text:p>10279680.878</text:p>
          </table:table-cell>
        </table:table-row>
        <table:table-row table:style-name="ro1">
          <table:table-cell table:number-columns-repeated="11"/>
          <table:table-cell office:value-type="float" office:value="13.022">
            <text:p>13.022</text:p>
          </table:table-cell>
          <table:table-cell office:value-type="string">
            <text:p>Bicyclo[3.1.1]hept-2-en-6-ol, 2,7,7-trimethyl-, acetate, [1S-(1α,5α,6β)]-</text:p>
          </table:table-cell>
          <table:table-cell office:value-type="string">
            <text:p>n.a.</text:p>
          </table:table-cell>
          <table:table-cell office:value-type="float" office:value="841">
            <text:p>841</text:p>
          </table:table-cell>
          <table:table-cell office:value-type="float" office:value="903">
            <text:p>903</text:p>
          </table:table-cell>
          <table:table-cell office:value-type="float" office:value="45.45">
            <text:p>45.45</text:p>
          </table:table-cell>
          <table:table-cell office:value-type="string">
            <text:p>replib</text:p>
          </table:table-cell>
          <table:table-cell office:value-type="float" office:value="237381.595">
            <text:p>237381.595</text:p>
          </table:table-cell>
          <table:table-cell office:value-type="float" office:value="7308525.517">
            <text:p>7308525.517</text:p>
          </table:table-cell>
        </table:table-row>
        <table:table-row table:style-name="ro1">
          <table:table-cell table:number-columns-repeated="11"/>
          <table:table-cell office:value-type="float" office:value="13.162">
            <text:p>13.162</text:p>
          </table:table-cell>
          <table:table-cell office:value-type="string">
            <text:p>Butanoic acid, 3-oxo-, 2-methylpropyl ester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29">
            <text:p>729</text:p>
          </table:table-cell>
          <table:table-cell office:value-type="float" office:value="26.85">
            <text:p>26.85</text:p>
          </table:table-cell>
          <table:table-cell office:value-type="string">
            <text:p>replib</text:p>
          </table:table-cell>
          <table:table-cell office:value-type="float" office:value="487739.667">
            <text:p>487739.667</text:p>
          </table:table-cell>
          <table:table-cell office:value-type="float" office:value="10278547.196">
            <text:p>10278547.196</text:p>
          </table:table-cell>
        </table:table-row>
        <table:table-row table:style-name="ro1">
          <table:table-cell table:number-columns-repeated="11"/>
          <table:table-cell office:value-type="float" office:value="13.216">
            <text:p>13.216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726">
            <text:p>726</text:p>
          </table:table-cell>
          <table:table-cell office:value-type="float" office:value="18.11">
            <text:p>18.11</text:p>
          </table:table-cell>
          <table:table-cell office:value-type="string">
            <text:p>replib</text:p>
          </table:table-cell>
          <table:table-cell office:value-type="float" office:value="530398.204">
            <text:p>530398.204</text:p>
          </table:table-cell>
          <table:table-cell office:value-type="float" office:value="8254904.941">
            <text:p>8254904.941</text:p>
          </table:table-cell>
        </table:table-row>
        <table:table-row table:style-name="ro1">
          <table:table-cell table:number-columns-repeated="11"/>
          <table:table-cell office:value-type="float" office:value="13.315">
            <text:p>13.315</text:p>
          </table:table-cell>
          <table:table-cell office:value-type="string">
            <text:p>Caprolactam</text:p>
          </table:table-cell>
          <table:table-cell office:value-type="string">
            <text:p>n.a.</text:p>
          </table:table-cell>
          <table:table-cell office:value-type="float" office:value="827">
            <text:p>827</text:p>
          </table:table-cell>
          <table:table-cell office:value-type="float" office:value="882">
            <text:p>882</text:p>
          </table:table-cell>
          <table:table-cell office:value-type="float" office:value="86.95">
            <text:p>86.95</text:p>
          </table:table-cell>
          <table:table-cell office:value-type="string">
            <text:p>replib</text:p>
          </table:table-cell>
          <table:table-cell office:value-type="float" office:value="70164.848">
            <text:p>70164.848</text:p>
          </table:table-cell>
          <table:table-cell office:value-type="float" office:value="2262688.861">
            <text:p>2262688.861</text:p>
          </table:table-cell>
        </table:table-row>
        <table:table-row table:style-name="ro1">
          <table:table-cell table:number-columns-repeated="11"/>
          <table:table-cell office:value-type="float" office:value="13.407">
            <text:p>13.407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719">
            <text:p>719</text:p>
          </table:table-cell>
          <table:table-cell office:value-type="float" office:value="20.37">
            <text:p>20.37</text:p>
          </table:table-cell>
          <table:table-cell office:value-type="string">
            <text:p>replib</text:p>
          </table:table-cell>
          <table:table-cell office:value-type="float" office:value="22296.175">
            <text:p>22296.175</text:p>
          </table:table-cell>
          <table:table-cell office:value-type="float" office:value="1382074.905">
            <text:p>1382074.905</text:p>
          </table:table-cell>
        </table:table-row>
        <table:table-row table:style-name="ro1">
          <table:table-cell table:number-columns-repeated="11"/>
          <table:table-cell office:value-type="float" office:value="13.448">
            <text:p>13.448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56">
            <text:p>756</text:p>
          </table:table-cell>
          <table:table-cell office:value-type="float" office:value="17.2">
            <text:p>17.2</text:p>
          </table:table-cell>
          <table:table-cell office:value-type="string">
            <text:p>replib</text:p>
          </table:table-cell>
          <table:table-cell office:value-type="float" office:value="1013208.923">
            <text:p>1013208.923</text:p>
          </table:table-cell>
          <table:table-cell office:value-type="float" office:value="22072990.555">
            <text:p>22072990.555</text:p>
          </table:table-cell>
        </table:table-row>
        <table:table-row table:style-name="ro1">
          <table:table-cell table:number-columns-repeated="11"/>
          <table:table-cell office:value-type="float" office:value="13.509">
            <text:p>13.509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761">
            <text:p>761</text:p>
          </table:table-cell>
          <table:table-cell office:value-type="float" office:value="29.71">
            <text:p>29.71</text:p>
          </table:table-cell>
          <table:table-cell office:value-type="string">
            <text:p>replib</text:p>
          </table:table-cell>
          <table:table-cell office:value-type="float" office:value="125907.327">
            <text:p>125907.327</text:p>
          </table:table-cell>
          <table:table-cell office:value-type="float" office:value="1823021.13">
            <text:p>1823021.13</text:p>
          </table:table-cell>
        </table:table-row>
        <table:table-row table:style-name="ro1">
          <table:table-cell table:number-columns-repeated="11"/>
          <table:table-cell office:value-type="float" office:value="13.553">
            <text:p>13.553</text:p>
          </table:table-cell>
          <table:table-cell office:value-type="string">
            <text:p>Dodecyl acrylate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741">
            <text:p>741</text:p>
          </table:table-cell>
          <table:table-cell office:value-type="float" office:value="12.57">
            <text:p>12.57</text:p>
          </table:table-cell>
          <table:table-cell office:value-type="string">
            <text:p>replib</text:p>
          </table:table-cell>
          <table:table-cell office:value-type="float" office:value="64625.166">
            <text:p>64625.166</text:p>
          </table:table-cell>
          <table:table-cell office:value-type="float" office:value="2285329.667">
            <text:p>2285329.667</text:p>
          </table:table-cell>
        </table:table-row>
        <table:table-row table:style-name="ro1">
          <table:table-cell table:number-columns-repeated="11"/>
          <table:table-cell office:value-type="float" office:value="13.573">
            <text:p>13.573</text:p>
          </table:table-cell>
          <table:table-cell office:value-type="string">
            <text:p>Bioallethrin</text:p>
          </table:table-cell>
          <table:table-cell office:value-type="string">
            <text:p>n.a.</text:p>
          </table:table-cell>
          <table:table-cell table:number-columns-repeated="2" office:value-type="float" office:value="628">
            <text:p>628</text:p>
          </table:table-cell>
          <table:table-cell office:value-type="float" office:value="66.88">
            <text:p>66.88</text:p>
          </table:table-cell>
          <table:table-cell office:value-type="string">
            <text:p>replib</text:p>
          </table:table-cell>
          <table:table-cell office:value-type="float" office:value="163513.776">
            <text:p>163513.776</text:p>
          </table:table-cell>
          <table:table-cell office:value-type="float" office:value="2919742.212">
            <text:p>2919742.212</text:p>
          </table:table-cell>
        </table:table-row>
        <table:table-row table:style-name="ro1">
          <table:table-cell table:number-columns-repeated="11"/>
          <table:table-cell office:value-type="float" office:value="13.621">
            <text:p>13.621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665">
            <text:p>665</text:p>
          </table:table-cell>
          <table:table-cell office:value-type="float" office:value="725">
            <text:p>725</text:p>
          </table:table-cell>
          <table:table-cell office:value-type="float" office:value="22.16">
            <text:p>22.16</text:p>
          </table:table-cell>
          <table:table-cell office:value-type="string">
            <text:p>replib</text:p>
          </table:table-cell>
          <table:table-cell office:value-type="float" office:value="59240.134">
            <text:p>59240.134</text:p>
          </table:table-cell>
          <table:table-cell office:value-type="float" office:value="2628460.485">
            <text:p>2628460.485</text:p>
          </table:table-cell>
        </table:table-row>
        <table:table-row table:style-name="ro1">
          <table:table-cell table:number-columns-repeated="11"/>
          <table:table-cell office:value-type="float" office:value="13.672">
            <text:p>13.672</text:p>
          </table:table-cell>
          <table:table-cell office:value-type="string">
            <text:p>6-Tridecene, (Z)-</text:p>
          </table:table-cell>
          <table:table-cell office:value-type="string">
            <text:p>n.a.</text:p>
          </table:table-cell>
          <table:table-cell table:number-columns-repeated="2" office:value-type="float" office:value="674">
            <text:p>674</text:p>
          </table:table-cell>
          <table:table-cell office:value-type="float" office:value="31.99">
            <text:p>31.99</text:p>
          </table:table-cell>
          <table:table-cell office:value-type="string">
            <text:p>replib</text:p>
          </table:table-cell>
          <table:table-cell office:value-type="float" office:value="102119.069">
            <text:p>102119.069</text:p>
          </table:table-cell>
          <table:table-cell office:value-type="float" office:value="2852397.136">
            <text:p>2852397.136</text:p>
          </table:table-cell>
        </table:table-row>
        <table:table-row table:style-name="ro1">
          <table:table-cell table:number-columns-repeated="11"/>
          <table:table-cell office:value-type="float" office:value="13.713">
            <text:p>13.713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811">
            <text:p>811</text:p>
          </table:table-cell>
          <table:table-cell office:value-type="float" office:value="837">
            <text:p>837</text:p>
          </table:table-cell>
          <table:table-cell office:value-type="float" office:value="27.83">
            <text:p>27.83</text:p>
          </table:table-cell>
          <table:table-cell office:value-type="string">
            <text:p>replib</text:p>
          </table:table-cell>
          <table:table-cell office:value-type="float" office:value="5429.508">
            <text:p>5429.508</text:p>
          </table:table-cell>
          <table:table-cell office:value-type="float" office:value="424870.361">
            <text:p>424870.361</text:p>
          </table:table-cell>
        </table:table-row>
        <table:table-row table:style-name="ro1">
          <table:table-cell table:number-columns-repeated="11"/>
          <table:table-cell office:value-type="float" office:value="13.76">
            <text:p>13.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5">
            <text:p>645</text:p>
          </table:table-cell>
          <table:table-cell office:value-type="float" office:value="934">
            <text:p>934</text:p>
          </table:table-cell>
          <table:table-cell office:value-type="float" office:value="21.59">
            <text:p>21.59</text:p>
          </table:table-cell>
          <table:table-cell office:value-type="string">
            <text:p>replib</text:p>
          </table:table-cell>
          <table:table-cell office:value-type="float" office:value="727278.908">
            <text:p>727278.908</text:p>
          </table:table-cell>
          <table:table-cell office:value-type="float" office:value="17934092.27">
            <text:p>17934092.27</text:p>
          </table:table-cell>
        </table:table-row>
        <table:table-row table:style-name="ro1">
          <table:table-cell table:number-columns-repeated="11"/>
          <table:table-cell office:value-type="float" office:value="13.805">
            <text:p>13.805</text:p>
          </table:table-cell>
          <table:table-cell office:value-type="string">
            <text:p>2,6-Octadien-1-ol, 3,7-dimethyl-, acetate</text:p>
          </table:table-cell>
          <table:table-cell office:value-type="string">
            <text:p>n.a.</text:p>
          </table:table-cell>
          <table:table-cell office:value-type="float" office:value="828">
            <text:p>828</text:p>
          </table:table-cell>
          <table:table-cell office:value-type="float" office:value="852">
            <text:p>852</text:p>
          </table:table-cell>
          <table:table-cell office:value-type="float" office:value="42.75">
            <text:p>42.75</text:p>
          </table:table-cell>
          <table:table-cell office:value-type="string">
            <text:p>replib</text:p>
          </table:table-cell>
          <table:table-cell office:value-type="float" office:value="4012330.773">
            <text:p>4012330.773</text:p>
          </table:table-cell>
          <table:table-cell office:value-type="float" office:value="145949701.552">
            <text:p>145949701.552</text:p>
          </table:table-cell>
        </table:table-row>
        <table:table-row table:style-name="ro1">
          <table:table-cell table:number-columns-repeated="11"/>
          <table:table-cell office:value-type="float" office:value="13.852">
            <text:p>13.852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795">
            <text:p>795</text:p>
          </table:table-cell>
          <table:table-cell office:value-type="float" office:value="54.63">
            <text:p>54.63</text:p>
          </table:table-cell>
          <table:table-cell office:value-type="string">
            <text:p>replib</text:p>
          </table:table-cell>
          <table:table-cell office:value-type="float" office:value="167564596.505">
            <text:p>167564596.505</text:p>
          </table:table-cell>
          <table:table-cell office:value-type="float" office:value="4513396312.812">
            <text:p>4513396312.812</text:p>
          </table:table-cell>
        </table:table-row>
        <table:table-row table:style-name="ro1">
          <table:table-cell table:number-columns-repeated="11"/>
          <table:table-cell office:value-type="float" office:value="13.937">
            <text:p>13.937</text:p>
          </table:table-cell>
          <table:table-cell office:value-type="string">
            <text:p>[1,1'-Bicyclopentyl]-2-one</text:p>
          </table:table-cell>
          <table:table-cell office:value-type="string">
            <text:p>n.a.</text:p>
          </table:table-cell>
          <table:table-cell table:number-columns-repeated="2" office:value-type="float" office:value="876">
            <text:p>876</text:p>
          </table:table-cell>
          <table:table-cell office:value-type="float" office:value="89.52">
            <text:p>89.52</text:p>
          </table:table-cell>
          <table:table-cell office:value-type="string">
            <text:p>replib</text:p>
          </table:table-cell>
          <table:table-cell office:value-type="float" office:value="16464823.497">
            <text:p>16464823.497</text:p>
          </table:table-cell>
          <table:table-cell office:value-type="float" office:value="635700306.318">
            <text:p>635700306.318</text:p>
          </table:table-cell>
        </table:table-row>
        <table:table-row table:style-name="ro1">
          <table:table-cell table:number-columns-repeated="11"/>
          <table:table-cell office:value-type="float" office:value="14.101">
            <text:p>14.101</text:p>
          </table:table-cell>
          <table:table-cell office:value-type="string">
            <text:p>Cyclohexasiloxane, dodecamethyl-</text:p>
          </table:table-cell>
          <table:table-cell office:value-type="string">
            <text:p>n.a.</text:p>
          </table:table-cell>
          <table:table-cell office:value-type="float" office:value="848">
            <text:p>848</text:p>
          </table:table-cell>
          <table:table-cell office:value-type="float" office:value="940">
            <text:p>940</text:p>
          </table:table-cell>
          <table:table-cell office:value-type="float" office:value="98.39">
            <text:p>98.39</text:p>
          </table:table-cell>
          <table:table-cell office:value-type="string">
            <text:p>replib</text:p>
          </table:table-cell>
          <table:table-cell office:value-type="float" office:value="234591.211">
            <text:p>234591.211</text:p>
          </table:table-cell>
          <table:table-cell office:value-type="float" office:value="7163758.536">
            <text:p>7163758.536</text:p>
          </table:table-cell>
        </table:table-row>
        <table:table-row table:style-name="ro1">
          <table:table-cell table:number-columns-repeated="11"/>
          <table:table-cell office:value-type="float" office:value="14.206">
            <text:p>14.206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767">
            <text:p>767</text:p>
          </table:table-cell>
          <table:table-cell office:value-type="float" office:value="32.71">
            <text:p>32.71</text:p>
          </table:table-cell>
          <table:table-cell office:value-type="string">
            <text:p>replib</text:p>
          </table:table-cell>
          <table:table-cell office:value-type="float" office:value="44542.86">
            <text:p>44542.86</text:p>
          </table:table-cell>
          <table:table-cell office:value-type="float" office:value="1322273.37">
            <text:p>1322273.37</text:p>
          </table:table-cell>
        </table:table-row>
        <table:table-row table:style-name="ro1">
          <table:table-cell table:number-columns-repeated="11"/>
          <table:table-cell office:value-type="float" office:value="14.318">
            <text:p>14.318</text:p>
          </table:table-cell>
          <table:table-cell office:value-type="string">
            <text:p>7-Oxabicyclo[4.1.0]heptane, 1-methyl-4-(2-methyloxiranyl)-</text:p>
          </table:table-cell>
          <table:table-cell office:value-type="string">
            <text:p>n.a.</text:p>
          </table:table-cell>
          <table:table-cell office:value-type="float" office:value="683">
            <text:p>683</text:p>
          </table:table-cell>
          <table:table-cell office:value-type="float" office:value="728">
            <text:p>728</text:p>
          </table:table-cell>
          <table:table-cell office:value-type="float" office:value="51.21">
            <text:p>51.21</text:p>
          </table:table-cell>
          <table:table-cell office:value-type="string">
            <text:p>replib</text:p>
          </table:table-cell>
          <table:table-cell office:value-type="float" office:value="17646.608">
            <text:p>17646.608</text:p>
          </table:table-cell>
          <table:table-cell office:value-type="float" office:value="1030083.654">
            <text:p>1030083.654</text:p>
          </table:table-cell>
        </table:table-row>
        <table:table-row table:style-name="ro1">
          <table:table-cell table:number-columns-repeated="11"/>
          <table:table-cell office:value-type="float" office:value="14.407">
            <text:p>14.407</text:p>
          </table:table-cell>
          <table:table-cell office:value-type="string">
            <text:p>Cyclohexane, eicosyl-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707">
            <text:p>707</text:p>
          </table:table-cell>
          <table:table-cell office:value-type="float" office:value="10.99">
            <text:p>10.99</text:p>
          </table:table-cell>
          <table:table-cell office:value-type="string">
            <text:p>replib</text:p>
          </table:table-cell>
          <table:table-cell office:value-type="float" office:value="1744105.503">
            <text:p>1744105.503</text:p>
          </table:table-cell>
          <table:table-cell office:value-type="float" office:value="41821946.766">
            <text:p>41821946.766</text:p>
          </table:table-cell>
        </table:table-row>
        <table:table-row table:style-name="ro1">
          <table:table-cell table:number-columns-repeated="11"/>
          <table:table-cell office:value-type="float" office:value="14.492">
            <text:p>14.492</text:p>
          </table:table-cell>
          <table:table-cell office:value-type="string">
            <text:p>8,11,14-Eicosatrienoic acid, (Z,Z,Z)-</text:p>
          </table:table-cell>
          <table:table-cell office:value-type="string">
            <text:p>n.a.</text:p>
          </table:table-cell>
          <table:table-cell office:value-type="float" office:value="627">
            <text:p>627</text:p>
          </table:table-cell>
          <table:table-cell office:value-type="float" office:value="630">
            <text:p>630</text:p>
          </table:table-cell>
          <table:table-cell office:value-type="float" office:value="9.4">
            <text:p>9.4</text:p>
          </table:table-cell>
          <table:table-cell office:value-type="string">
            <text:p>replib</text:p>
          </table:table-cell>
          <table:table-cell office:value-type="float" office:value="82554.972">
            <text:p>82554.972</text:p>
          </table:table-cell>
          <table:table-cell office:value-type="float" office:value="3718903.301">
            <text:p>3718903.301</text:p>
          </table:table-cell>
        </table:table-row>
        <table:table-row table:style-name="ro1">
          <table:table-cell table:number-columns-repeated="11"/>
          <table:table-cell office:value-type="float" office:value="14.601">
            <text:p>14.601</text:p>
          </table:table-cell>
          <table:table-cell office:value-type="string">
            <text:p>Adamantane-1-ethynyl</text:p>
          </table:table-cell>
          <table:table-cell office:value-type="string">
            <text:p>n.a.</text:p>
          </table:table-cell>
          <table:table-cell office:value-type="float" office:value="599">
            <text:p>599</text:p>
          </table:table-cell>
          <table:table-cell office:value-type="float" office:value="621">
            <text:p>621</text:p>
          </table:table-cell>
          <table:table-cell office:value-type="float" office:value="19.64">
            <text:p>19.64</text:p>
          </table:table-cell>
          <table:table-cell office:value-type="string">
            <text:p>replib</text:p>
          </table:table-cell>
          <table:table-cell office:value-type="float" office:value="6647.051">
            <text:p>6647.051</text:p>
          </table:table-cell>
          <table:table-cell office:value-type="float" office:value="633698.478">
            <text:p>633698.478</text:p>
          </table:table-cell>
        </table:table-row>
        <table:table-row table:style-name="ro1">
          <table:table-cell table:number-columns-repeated="11"/>
          <table:table-cell office:value-type="float" office:value="14.672">
            <text:p>14.672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571">
            <text:p>571</text:p>
          </table:table-cell>
          <table:table-cell office:value-type="float" office:value="685">
            <text:p>685</text:p>
          </table:table-cell>
          <table:table-cell office:value-type="float" office:value="7.97">
            <text:p>7.97</text:p>
          </table:table-cell>
          <table:table-cell office:value-type="string">
            <text:p>replib</text:p>
          </table:table-cell>
          <table:table-cell office:value-type="float" office:value="1516694.112">
            <text:p>1516694.112</text:p>
          </table:table-cell>
          <table:table-cell office:value-type="float" office:value="57147158.665">
            <text:p>57147158.665</text:p>
          </table:table-cell>
        </table:table-row>
        <table:table-row table:style-name="ro1">
          <table:table-cell table:number-columns-repeated="11"/>
          <table:table-cell office:value-type="float" office:value="14.743">
            <text:p>14.743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782">
            <text:p>782</text:p>
          </table:table-cell>
          <table:table-cell office:value-type="float" office:value="27.25">
            <text:p>27.25</text:p>
          </table:table-cell>
          <table:table-cell office:value-type="string">
            <text:p>replib</text:p>
          </table:table-cell>
          <table:table-cell office:value-type="float" office:value="927062.222">
            <text:p>927062.222</text:p>
          </table:table-cell>
          <table:table-cell office:value-type="float" office:value="36449593.582">
            <text:p>36449593.582</text:p>
          </table:table-cell>
        </table:table-row>
        <table:table-row table:style-name="ro1">
          <table:table-cell table:number-columns-repeated="11"/>
          <table:table-cell office:value-type="float" office:value="14.811">
            <text:p>14.811</text:p>
          </table:table-cell>
          <table:table-cell office:value-type="string">
            <text:p>Isopulegol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727">
            <text:p>727</text:p>
          </table:table-cell>
          <table:table-cell office:value-type="float" office:value="20.56">
            <text:p>20.56</text:p>
          </table:table-cell>
          <table:table-cell office:value-type="string">
            <text:p>replib</text:p>
          </table:table-cell>
          <table:table-cell office:value-type="float" office:value="197082.285">
            <text:p>197082.285</text:p>
          </table:table-cell>
          <table:table-cell office:value-type="float" office:value="6879147.614">
            <text:p>6879147.614</text:p>
          </table:table-cell>
        </table:table-row>
        <table:table-row table:style-name="ro1">
          <table:table-cell table:number-columns-repeated="11"/>
          <table:table-cell office:value-type="float" office:value="14.917">
            <text:p>14.91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985">
            <text:p>985</text:p>
          </table:table-cell>
          <table:table-cell office:value-type="float" office:value="77.86">
            <text:p>77.86</text:p>
          </table:table-cell>
          <table:table-cell office:value-type="string">
            <text:p>replib</text:p>
          </table:table-cell>
          <table:table-cell office:value-type="float" office:value="475833.358">
            <text:p>475833.358</text:p>
          </table:table-cell>
          <table:table-cell office:value-type="float" office:value="16996239.046">
            <text:p>16996239.046</text:p>
          </table:table-cell>
        </table:table-row>
        <table:table-row table:style-name="ro1">
          <table:table-cell table:number-columns-repeated="11"/>
          <table:table-cell office:value-type="float" office:value="14.995">
            <text:p>14.995</text:p>
          </table:table-cell>
          <table:table-cell office:value-type="string">
            <text:p>Benzaldehyde, 2,4,6-trimethyl-</text:p>
          </table:table-cell>
          <table:table-cell office:value-type="string">
            <text:p>n.a.</text:p>
          </table:table-cell>
          <table:table-cell office:value-type="float" office:value="909">
            <text:p>909</text:p>
          </table:table-cell>
          <table:table-cell office:value-type="float" office:value="942">
            <text:p>942</text:p>
          </table:table-cell>
          <table:table-cell office:value-type="float" office:value="88.3">
            <text:p>88.3</text:p>
          </table:table-cell>
          <table:table-cell office:value-type="string">
            <text:p>replib</text:p>
          </table:table-cell>
          <table:table-cell office:value-type="float" office:value="452130.16">
            <text:p>452130.16</text:p>
          </table:table-cell>
          <table:table-cell office:value-type="float" office:value="12429300.356">
            <text:p>12429300.356</text:p>
          </table:table-cell>
        </table:table-row>
        <table:table-row table:style-name="ro1">
          <table:table-cell table:number-columns-repeated="11"/>
          <table:table-cell office:value-type="float" office:value="15.053">
            <text:p>15.0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951">
            <text:p>951</text:p>
          </table:table-cell>
          <table:table-cell office:value-type="float" office:value="38.02">
            <text:p>38.02</text:p>
          </table:table-cell>
          <table:table-cell office:value-type="string">
            <text:p>replib</text:p>
          </table:table-cell>
          <table:table-cell office:value-type="float" office:value="64775.246">
            <text:p>64775.246</text:p>
          </table:table-cell>
          <table:table-cell office:value-type="float" office:value="2006621.535">
            <text:p>2006621.535</text:p>
          </table:table-cell>
        </table:table-row>
        <table:table-row table:style-name="ro1">
          <table:table-cell table:number-columns-repeated="11"/>
          <table:table-cell office:value-type="float" office:value="15.138">
            <text:p>15.138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776">
            <text:p>776</text:p>
          </table:table-cell>
          <table:table-cell office:value-type="float" office:value="41.95">
            <text:p>41.95</text:p>
          </table:table-cell>
          <table:table-cell office:value-type="string">
            <text:p>replib</text:p>
          </table:table-cell>
          <table:table-cell office:value-type="float" office:value="774958.014">
            <text:p>774958.014</text:p>
          </table:table-cell>
          <table:table-cell office:value-type="float" office:value="27805949.835">
            <text:p>27805949.835</text:p>
          </table:table-cell>
        </table:table-row>
        <table:table-row table:style-name="ro1">
          <table:table-cell table:number-columns-repeated="11"/>
          <table:table-cell office:value-type="float" office:value="15.226">
            <text:p>15.226</text:p>
          </table:table-cell>
          <table:table-cell office:value-type="string">
            <text:p>Ylangene</text:p>
          </table:table-cell>
          <table:table-cell office:value-type="string">
            <text:p>n.a.</text:p>
          </table:table-cell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  <table:table-cell office:value-type="float" office:value="37.69">
            <text:p>37.69</text:p>
          </table:table-cell>
          <table:table-cell office:value-type="string">
            <text:p>replib</text:p>
          </table:table-cell>
          <table:table-cell office:value-type="float" office:value="66349.92">
            <text:p>66349.92</text:p>
          </table:table-cell>
          <table:table-cell office:value-type="float" office:value="2122571.045">
            <text:p>2122571.045</text:p>
          </table:table-cell>
        </table:table-row>
        <table:table-row table:style-name="ro1">
          <table:table-cell table:number-columns-repeated="11"/>
          <table:table-cell office:value-type="float" office:value="15.311">
            <text:p>15.311</text:p>
          </table:table-cell>
          <table:table-cell office:value-type="string">
            <text:p>Ylangene</text:p>
          </table:table-cell>
          <table:table-cell office:value-type="string">
            <text:p>n.a.</text:p>
          </table:table-cell>
          <table:table-cell office:value-type="float" office:value="794">
            <text:p>794</text:p>
          </table:table-cell>
          <table:table-cell office:value-type="float" office:value="801">
            <text:p>801</text:p>
          </table:table-cell>
          <table:table-cell office:value-type="float" office:value="22.26">
            <text:p>22.26</text:p>
          </table:table-cell>
          <table:table-cell office:value-type="string">
            <text:p>replib</text:p>
          </table:table-cell>
          <table:table-cell office:value-type="float" office:value="753294.881">
            <text:p>753294.881</text:p>
          </table:table-cell>
          <table:table-cell office:value-type="float" office:value="16923240.447">
            <text:p>16923240.447</text:p>
          </table:table-cell>
        </table:table-row>
        <table:table-row table:style-name="ro1">
          <table:table-cell table:number-columns-repeated="11"/>
          <table:table-cell office:value-type="float" office:value="15.427">
            <text:p>15.427</text:p>
          </table:table-cell>
          <table:table-cell office:value-type="string">
            <text:p>7-Tetradecene</text:p>
          </table:table-cell>
          <table:table-cell office:value-type="string">
            <text:p>n.a.</text:p>
          </table:table-cell>
          <table:table-cell office:value-type="float" office:value="808">
            <text:p>808</text:p>
          </table:table-cell>
          <table:table-cell office:value-type="float" office:value="833">
            <text:p>833</text:p>
          </table:table-cell>
          <table:table-cell office:value-type="float" office:value="41.04">
            <text:p>41.04</text:p>
          </table:table-cell>
          <table:table-cell office:value-type="string">
            <text:p>replib</text:p>
          </table:table-cell>
          <table:table-cell office:value-type="float" office:value="210703.54">
            <text:p>210703.54</text:p>
          </table:table-cell>
          <table:table-cell office:value-type="float" office:value="5847419.286">
            <text:p>5847419.286</text:p>
          </table:table-cell>
        </table:table-row>
        <table:table-row table:style-name="ro1">
          <table:table-cell table:number-columns-repeated="11"/>
          <table:table-cell office:value-type="float" office:value="15.55">
            <text:p>15.55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 office:value-type="float" office:value="13.75">
            <text:p>13.75</text:p>
          </table:table-cell>
          <table:table-cell office:value-type="string">
            <text:p>replib</text:p>
          </table:table-cell>
          <table:table-cell office:value-type="float" office:value="167035.031">
            <text:p>167035.031</text:p>
          </table:table-cell>
          <table:table-cell office:value-type="float" office:value="4445299.849">
            <text:p>4445299.849</text:p>
          </table:table-cell>
        </table:table-row>
        <table:table-row table:style-name="ro1">
          <table:table-cell table:number-columns-repeated="11"/>
          <table:table-cell office:value-type="float" office:value="15.635">
            <text:p>15.6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84">
            <text:p>584</text:p>
          </table:table-cell>
          <table:table-cell office:value-type="float" office:value="973">
            <text:p>973</text:p>
          </table:table-cell>
          <table:table-cell office:value-type="float" office:value="46.79">
            <text:p>46.79</text:p>
          </table:table-cell>
          <table:table-cell office:value-type="string">
            <text:p>replib</text:p>
          </table:table-cell>
          <table:table-cell office:value-type="float" office:value="259864.803">
            <text:p>259864.803</text:p>
          </table:table-cell>
          <table:table-cell office:value-type="float" office:value="6489263.973">
            <text:p>6489263.973</text:p>
          </table:table-cell>
        </table:table-row>
        <table:table-row table:style-name="ro1">
          <table:table-cell table:number-columns-repeated="11"/>
          <table:table-cell office:value-type="float" office:value="15.679">
            <text:p>15.679</text:p>
          </table:table-cell>
          <table:table-cell office:value-type="string">
            <text:p>Cyclodecanol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766">
            <text:p>766</text:p>
          </table:table-cell>
          <table:table-cell office:value-type="float" office:value="29.36">
            <text:p>29.36</text:p>
          </table:table-cell>
          <table:table-cell office:value-type="string">
            <text:p>replib</text:p>
          </table:table-cell>
          <table:table-cell office:value-type="float" office:value="351432.309">
            <text:p>351432.309</text:p>
          </table:table-cell>
          <table:table-cell office:value-type="float" office:value="11926114.945">
            <text:p>11926114.945</text:p>
          </table:table-cell>
        </table:table-row>
        <table:table-row table:style-name="ro1">
          <table:table-cell table:number-columns-repeated="11"/>
          <table:table-cell office:value-type="float" office:value="15.75">
            <text:p>15.75</text:p>
          </table:table-cell>
          <table:table-cell office:value-type="string">
            <text:p>Isopulegol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730">
            <text:p>730</text:p>
          </table:table-cell>
          <table:table-cell office:value-type="float" office:value="20.33">
            <text:p>20.33</text:p>
          </table:table-cell>
          <table:table-cell office:value-type="string">
            <text:p>replib</text:p>
          </table:table-cell>
          <table:table-cell office:value-type="float" office:value="107740.209">
            <text:p>107740.209</text:p>
          </table:table-cell>
          <table:table-cell office:value-type="float" office:value="2092171.591">
            <text:p>2092171.591</text:p>
          </table:table-cell>
        </table:table-row>
        <table:table-row table:style-name="ro1">
          <table:table-cell table:number-columns-repeated="11"/>
          <table:table-cell office:value-type="float" office:value="15.801">
            <text:p>15.8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34">
            <text:p>934</text:p>
          </table:table-cell>
          <table:table-cell office:value-type="float" office:value="75.91">
            <text:p>75.91</text:p>
          </table:table-cell>
          <table:table-cell office:value-type="string">
            <text:p>replib</text:p>
          </table:table-cell>
          <table:table-cell office:value-type="float" office:value="131330.953">
            <text:p>131330.953</text:p>
          </table:table-cell>
          <table:table-cell office:value-type="float" office:value="2685709.889">
            <text:p>2685709.889</text:p>
          </table:table-cell>
        </table:table-row>
        <table:table-row table:style-name="ro1">
          <table:table-cell table:number-columns-repeated="11"/>
          <table:table-cell office:value-type="float" office:value="15.849">
            <text:p>15.8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73">
            <text:p>973</text:p>
          </table:table-cell>
          <table:table-cell office:value-type="float" office:value="63.64">
            <text:p>63.64</text:p>
          </table:table-cell>
          <table:table-cell office:value-type="string">
            <text:p>replib</text:p>
          </table:table-cell>
          <table:table-cell office:value-type="float" office:value="16913.109">
            <text:p>16913.109</text:p>
          </table:table-cell>
          <table:table-cell office:value-type="float" office:value="638558.978">
            <text:p>638558.978</text:p>
          </table:table-cell>
        </table:table-row>
        <table:table-row table:style-name="ro1">
          <table:table-cell table:number-columns-repeated="11"/>
          <table:table-cell office:value-type="float" office:value="15.903">
            <text:p>15.9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18">
            <text:p>618</text:p>
          </table:table-cell>
          <table:table-cell office:value-type="float" office:value="942">
            <text:p>942</text:p>
          </table:table-cell>
          <table:table-cell office:value-type="float" office:value="67.54">
            <text:p>67.54</text:p>
          </table:table-cell>
          <table:table-cell office:value-type="string">
            <text:p>replib</text:p>
          </table:table-cell>
          <table:table-cell office:value-type="float" office:value="2484.941">
            <text:p>2484.941</text:p>
          </table:table-cell>
          <table:table-cell office:value-type="float" office:value="301717.223">
            <text:p>301717.223</text:p>
          </table:table-cell>
        </table:table-row>
        <table:table-row table:style-name="ro1">
          <table:table-cell table:number-columns-repeated="11"/>
          <table:table-cell office:value-type="float" office:value="15.968">
            <text:p>15.968</text:p>
          </table:table-cell>
          <table:table-cell office:value-type="string">
            <text:p>Caryophyllene</text:p>
          </table:table-cell>
          <table:table-cell office:value-type="string">
            <text:p>n.a.</text:p>
          </table:table-cell>
          <table:table-cell office:value-type="float" office:value="796">
            <text:p>796</text:p>
          </table:table-cell>
          <table:table-cell office:value-type="float" office:value="819">
            <text:p>819</text:p>
          </table:table-cell>
          <table:table-cell office:value-type="float" office:value="13.42">
            <text:p>13.42</text:p>
          </table:table-cell>
          <table:table-cell office:value-type="string">
            <text:p>replib</text:p>
          </table:table-cell>
          <table:table-cell office:value-type="float" office:value="4035.724">
            <text:p>4035.724</text:p>
          </table:table-cell>
          <table:table-cell office:value-type="float" office:value="414389.225">
            <text:p>414389.225</text:p>
          </table:table-cell>
        </table:table-row>
        <table:table-row table:style-name="ro1">
          <table:table-cell table:number-columns-repeated="11"/>
          <table:table-cell office:value-type="float" office:value="16.094">
            <text:p>16.094</text:p>
          </table:table-cell>
          <table:table-cell office:value-type="string">
            <text:p>α-Farnesen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36">
            <text:p>736</text:p>
          </table:table-cell>
          <table:table-cell office:value-type="float" office:value="12.16">
            <text:p>12.16</text:p>
          </table:table-cell>
          <table:table-cell office:value-type="string">
            <text:p>replib</text:p>
          </table:table-cell>
          <table:table-cell office:value-type="float" office:value="901147.067">
            <text:p>901147.067</text:p>
          </table:table-cell>
          <table:table-cell office:value-type="float" office:value="30403368.035">
            <text:p>30403368.035</text:p>
          </table:table-cell>
        </table:table-row>
        <table:table-row table:style-name="ro1">
          <table:table-cell table:number-columns-repeated="11"/>
          <table:table-cell office:value-type="float" office:value="16.196">
            <text:p>16.196</text:p>
          </table:table-cell>
          <table:table-cell office:value-type="string">
            <text:p>5,9-Undecadien-2-one, 6,10-dimethyl-, (Z)-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704">
            <text:p>704</text:p>
          </table:table-cell>
          <table:table-cell office:value-type="float" office:value="33.73">
            <text:p>33.73</text:p>
          </table:table-cell>
          <table:table-cell office:value-type="string">
            <text:p>replib</text:p>
          </table:table-cell>
          <table:table-cell office:value-type="float" office:value="58912.97">
            <text:p>58912.97</text:p>
          </table:table-cell>
          <table:table-cell office:value-type="float" office:value="1488064.772">
            <text:p>1488064.772</text:p>
          </table:table-cell>
        </table:table-row>
        <table:table-row table:style-name="ro1">
          <table:table-cell table:number-columns-repeated="11"/>
          <table:table-cell office:value-type="float" office:value="16.254">
            <text:p>16.2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942">
            <text:p>942</text:p>
          </table:table-cell>
          <table:table-cell office:value-type="float" office:value="62.41">
            <text:p>62.41</text:p>
          </table:table-cell>
          <table:table-cell office:value-type="string">
            <text:p>replib</text:p>
          </table:table-cell>
          <table:table-cell office:value-type="float" office:value="144912.673">
            <text:p>144912.673</text:p>
          </table:table-cell>
          <table:table-cell office:value-type="float" office:value="4252801.572">
            <text:p>4252801.572</text:p>
          </table:table-cell>
        </table:table-row>
        <table:table-row table:style-name="ro1">
          <table:table-cell table:number-columns-repeated="11"/>
          <table:table-cell office:value-type="float" office:value="16.315">
            <text:p>16.3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51">
            <text:p>951</text:p>
          </table:table-cell>
          <table:table-cell office:value-type="float" office:value="70.68">
            <text:p>70.68</text:p>
          </table:table-cell>
          <table:table-cell office:value-type="string">
            <text:p>replib</text:p>
          </table:table-cell>
          <table:table-cell office:value-type="float" office:value="1671288.426">
            <text:p>1671288.426</text:p>
          </table:table-cell>
          <table:table-cell office:value-type="float" office:value="49628206.62">
            <text:p>49628206.62</text:p>
          </table:table-cell>
        </table:table-row>
        <table:table-row table:style-name="ro1">
          <table:table-cell table:number-columns-repeated="11"/>
          <table:table-cell office:value-type="float" office:value="16.356">
            <text:p>16.3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8">
            <text:p>638</text:p>
          </table:table-cell>
          <table:table-cell office:value-type="float" office:value="926">
            <text:p>926</text:p>
          </table:table-cell>
          <table:table-cell office:value-type="float" office:value="54.82">
            <text:p>54.82</text:p>
          </table:table-cell>
          <table:table-cell office:value-type="string">
            <text:p>replib</text:p>
          </table:table-cell>
          <table:table-cell office:value-type="float" office:value="155502.771">
            <text:p>155502.771</text:p>
          </table:table-cell>
          <table:table-cell office:value-type="float" office:value="6183909.95">
            <text:p>6183909.95</text:p>
          </table:table-cell>
        </table:table-row>
        <table:table-row table:style-name="ro1">
          <table:table-cell table:number-columns-repeated="11"/>
          <table:table-cell office:value-type="float" office:value="16.454">
            <text:p>16.454</text:p>
          </table:table-cell>
          <table:table-cell office:value-type="string">
            <text:p>Cycloheptasiloxane, tetradecamethyl-</text:p>
          </table:table-cell>
          <table:table-cell office:value-type="string">
            <text:p>n.a.</text:p>
          </table:table-cell>
          <table:table-cell office:value-type="float" office:value="834">
            <text:p>834</text:p>
          </table:table-cell>
          <table:table-cell office:value-type="float" office:value="892">
            <text:p>892</text:p>
          </table:table-cell>
          <table:table-cell office:value-type="float" office:value="95.34">
            <text:p>95.34</text:p>
          </table:table-cell>
          <table:table-cell office:value-type="string">
            <text:p>replib</text:p>
          </table:table-cell>
          <table:table-cell office:value-type="float" office:value="18761.959">
            <text:p>18761.959</text:p>
          </table:table-cell>
          <table:table-cell office:value-type="float" office:value="1049797.373">
            <text:p>1049797.373</text:p>
          </table:table-cell>
        </table:table-row>
        <table:table-row table:style-name="ro1">
          <table:table-cell table:number-columns-repeated="11"/>
          <table:table-cell office:value-type="float" office:value="16.556">
            <text:p>16.556</text:p>
          </table:table-cell>
          <table:table-cell office:value-type="string">
            <text:p>trans-Sesquisabinene hydrat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690">
            <text:p>690</text:p>
          </table:table-cell>
          <table:table-cell office:value-type="float" office:value="30.24">
            <text:p>30.24</text:p>
          </table:table-cell>
          <table:table-cell office:value-type="string">
            <text:p>replib</text:p>
          </table:table-cell>
          <table:table-cell office:value-type="float" office:value="171986.52">
            <text:p>171986.52</text:p>
          </table:table-cell>
          <table:table-cell office:value-type="float" office:value="5389077.734">
            <text:p>5389077.734</text:p>
          </table:table-cell>
        </table:table-row>
        <table:table-row table:style-name="ro1">
          <table:table-cell table:number-columns-repeated="11"/>
          <table:table-cell office:value-type="float" office:value="16.641">
            <text:p>16.6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51">
            <text:p>951</text:p>
          </table:table-cell>
          <table:table-cell office:value-type="float" office:value="67.67">
            <text:p>67.67</text:p>
          </table:table-cell>
          <table:table-cell office:value-type="string">
            <text:p>replib</text:p>
          </table:table-cell>
          <table:table-cell office:value-type="float" office:value="3321.029">
            <text:p>3321.029</text:p>
          </table:table-cell>
          <table:table-cell office:value-type="float" office:value="241370.443">
            <text:p>241370.443</text:p>
          </table:table-cell>
        </table:table-row>
        <table:table-row table:style-name="ro1">
          <table:table-cell table:number-columns-repeated="11"/>
          <table:table-cell office:value-type="float" office:value="16.709">
            <text:p>16.709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735">
            <text:p>735</text:p>
          </table:table-cell>
          <table:table-cell office:value-type="float" office:value="18.07">
            <text:p>18.07</text:p>
          </table:table-cell>
          <table:table-cell office:value-type="string">
            <text:p>replib</text:p>
          </table:table-cell>
          <table:table-cell office:value-type="float" office:value="9406.077">
            <text:p>9406.077</text:p>
          </table:table-cell>
          <table:table-cell office:value-type="float" office:value="547475.494">
            <text:p>547475.494</text:p>
          </table:table-cell>
        </table:table-row>
        <table:table-row table:style-name="ro1">
          <table:table-cell table:number-columns-repeated="11"/>
          <table:table-cell office:value-type="float" office:value="16.832">
            <text:p>16.832</text:p>
          </table:table-cell>
          <table:table-cell office:value-type="string">
            <text:p>Caryophyllene</text:p>
          </table:table-cell>
          <table:table-cell office:value-type="string">
            <text:p>n.a.</text:p>
          </table:table-cell>
          <table:table-cell office:value-type="float" office:value="890">
            <text:p>890</text:p>
          </table:table-cell>
          <table:table-cell office:value-type="float" office:value="904">
            <text:p>904</text:p>
          </table:table-cell>
          <table:table-cell office:value-type="float" office:value="14.64">
            <text:p>14.64</text:p>
          </table:table-cell>
          <table:table-cell office:value-type="string">
            <text:p>replib</text:p>
          </table:table-cell>
          <table:table-cell office:value-type="float" office:value="37561.125">
            <text:p>37561.125</text:p>
          </table:table-cell>
          <table:table-cell office:value-type="float" office:value="1320472.776">
            <text:p>1320472.776</text:p>
          </table:table-cell>
        </table:table-row>
        <table:table-row table:style-name="ro1">
          <table:table-cell table:number-columns-repeated="11"/>
          <table:table-cell office:value-type="float" office:value="16.92">
            <text:p>16.92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812">
            <text:p>812</text:p>
          </table:table-cell>
          <table:table-cell office:value-type="float" office:value="42.13">
            <text:p>42.13</text:p>
          </table:table-cell>
          <table:table-cell office:value-type="string">
            <text:p>replib</text:p>
          </table:table-cell>
          <table:table-cell office:value-type="float" office:value="4731">
            <text:p>4731</text:p>
          </table:table-cell>
          <table:table-cell office:value-type="float" office:value="692729.534">
            <text:p>692729.534</text:p>
          </table:table-cell>
        </table:table-row>
        <table:table-row table:style-name="ro1">
          <table:table-cell table:number-columns-repeated="11"/>
          <table:table-cell office:value-type="float" office:value="16.992">
            <text:p>16.992</text:p>
          </table:table-cell>
          <table:table-cell office:value-type="string">
            <text:p>2,4-Di-tert-butylphenol</text:p>
          </table:table-cell>
          <table:table-cell office:value-type="string">
            <text:p>n.a.</text:p>
          </table:table-cell>
          <table:table-cell office:value-type="float" office:value="935">
            <text:p>935</text:p>
          </table:table-cell>
          <table:table-cell office:value-type="float" office:value="939">
            <text:p>939</text:p>
          </table:table-cell>
          <table:table-cell office:value-type="float" office:value="65.23">
            <text:p>65.23</text:p>
          </table:table-cell>
          <table:table-cell office:value-type="string">
            <text:p>replib</text:p>
          </table:table-cell>
          <table:table-cell office:value-type="float" office:value="83327.45">
            <text:p>83327.45</text:p>
          </table:table-cell>
          <table:table-cell office:value-type="float" office:value="2723231.216">
            <text:p>2723231.216</text:p>
          </table:table-cell>
        </table:table-row>
        <table:table-row table:style-name="ro1">
          <table:table-cell table:number-columns-repeated="11"/>
          <table:table-cell office:value-type="float" office:value="17.063">
            <text:p>17.063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762">
            <text:p>762</text:p>
          </table:table-cell>
          <table:table-cell office:value-type="float" office:value="20.38">
            <text:p>20.38</text:p>
          </table:table-cell>
          <table:table-cell office:value-type="string">
            <text:p>replib</text:p>
          </table:table-cell>
          <table:table-cell office:value-type="float" office:value="4381.582">
            <text:p>4381.582</text:p>
          </table:table-cell>
          <table:table-cell office:value-type="float" office:value="572616.353">
            <text:p>572616.353</text:p>
          </table:table-cell>
        </table:table-row>
        <table:table-row table:style-name="ro1">
          <table:table-cell table:number-columns-repeated="11"/>
          <table:table-cell office:value-type="float" office:value="17.138">
            <text:p>17.138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580">
            <text:p>580</text:p>
          </table:table-cell>
          <table:table-cell office:value-type="float" office:value="738">
            <text:p>738</text:p>
          </table:table-cell>
          <table:table-cell office:value-type="float" office:value="13.21">
            <text:p>13.21</text:p>
          </table:table-cell>
          <table:table-cell office:value-type="string">
            <text:p>replib</text:p>
          </table:table-cell>
          <table:table-cell office:value-type="float" office:value="142287.265">
            <text:p>142287.265</text:p>
          </table:table-cell>
          <table:table-cell office:value-type="float" office:value="5437325.793">
            <text:p>5437325.793</text:p>
          </table:table-cell>
        </table:table-row>
        <table:table-row table:style-name="ro1">
          <table:table-cell table:number-columns-repeated="11"/>
          <table:table-cell office:value-type="float" office:value="17.257">
            <text:p>17.257</text:p>
          </table:table-cell>
          <table:table-cell office:value-type="string">
            <text:p>(1R,2S,6S,7S,8S)-8-Isopropyl-1-methyl-3-methylenetricyclo[4.4.0.02,7]decane-rel-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749">
            <text:p>749</text:p>
          </table:table-cell>
          <table:table-cell office:value-type="float" office:value="24.75">
            <text:p>24.75</text:p>
          </table:table-cell>
          <table:table-cell office:value-type="string">
            <text:p>replib</text:p>
          </table:table-cell>
          <table:table-cell office:value-type="float" office:value="216931.587">
            <text:p>216931.587</text:p>
          </table:table-cell>
          <table:table-cell office:value-type="float" office:value="7826734.673">
            <text:p>7826734.673</text:p>
          </table:table-cell>
        </table:table-row>
        <table:table-row table:style-name="ro1">
          <table:table-cell table:number-columns-repeated="11"/>
          <table:table-cell office:value-type="float" office:value="17.301">
            <text:p>17.301</text:p>
          </table:table-cell>
          <table:table-cell office:value-type="string">
            <text:p>trans-Calamenene</text:p>
          </table:table-cell>
          <table:table-cell office:value-type="string">
            <text:p>n.a.</text:p>
          </table:table-cell>
          <table:table-cell office:value-type="float" office:value="600">
            <text:p>600</text:p>
          </table:table-cell>
          <table:table-cell office:value-type="float" office:value="639">
            <text:p>639</text:p>
          </table:table-cell>
          <table:table-cell office:value-type="float" office:value="33.82">
            <text:p>33.82</text:p>
          </table:table-cell>
          <table:table-cell office:value-type="string">
            <text:p>replib</text:p>
          </table:table-cell>
          <table:table-cell office:value-type="float" office:value="1258955.327">
            <text:p>1258955.327</text:p>
          </table:table-cell>
          <table:table-cell office:value-type="float" office:value="36713685.381">
            <text:p>36713685.381</text:p>
          </table:table-cell>
        </table:table-row>
        <table:table-row table:style-name="ro1">
          <table:table-cell table:number-columns-repeated="11"/>
          <table:table-cell office:value-type="float" office:value="17.359">
            <text:p>17.359</text:p>
          </table:table-cell>
          <table:table-cell office:value-type="string">
            <text:p>Octadecane, 2-methyl-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816">
            <text:p>816</text:p>
          </table:table-cell>
          <table:table-cell office:value-type="float" office:value="14.06">
            <text:p>14.06</text:p>
          </table:table-cell>
          <table:table-cell office:value-type="string">
            <text:p>replib</text:p>
          </table:table-cell>
          <table:table-cell office:value-type="float" office:value="291945.055">
            <text:p>291945.055</text:p>
          </table:table-cell>
          <table:table-cell office:value-type="float" office:value="8534296.575">
            <text:p>8534296.575</text:p>
          </table:table-cell>
        </table:table-row>
        <table:table-row table:style-name="ro1">
          <table:table-cell table:number-columns-repeated="11"/>
          <table:table-cell office:value-type="float" office:value="17.396">
            <text:p>17.396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36">
            <text:p>736</text:p>
          </table:table-cell>
          <table:table-cell office:value-type="float" office:value="29.14">
            <text:p>29.14</text:p>
          </table:table-cell>
          <table:table-cell office:value-type="string">
            <text:p>replib</text:p>
          </table:table-cell>
          <table:table-cell office:value-type="float" office:value="73881.242">
            <text:p>73881.242</text:p>
          </table:table-cell>
          <table:table-cell office:value-type="float" office:value="1192057.126">
            <text:p>1192057.126</text:p>
          </table:table-cell>
        </table:table-row>
        <table:table-row table:style-name="ro1">
          <table:table-cell table:number-columns-repeated="11"/>
          <table:table-cell office:value-type="float" office:value="17.427">
            <text:p>17.4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73">
            <text:p>973</text:p>
          </table:table-cell>
          <table:table-cell office:value-type="float" office:value="70.55">
            <text:p>70.55</text:p>
          </table:table-cell>
          <table:table-cell office:value-type="string">
            <text:p>replib</text:p>
          </table:table-cell>
          <table:table-cell office:value-type="float" office:value="93469.559">
            <text:p>93469.559</text:p>
          </table:table-cell>
          <table:table-cell office:value-type="float" office:value="1547491.555">
            <text:p>1547491.555</text:p>
          </table:table-cell>
        </table:table-row>
        <table:table-row table:style-name="ro1">
          <table:table-cell table:number-columns-repeated="11"/>
          <table:table-cell office:value-type="float" office:value="17.488">
            <text:p>17.488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669">
            <text:p>669</text:p>
          </table:table-cell>
          <table:table-cell office:value-type="float" office:value="741">
            <text:p>741</text:p>
          </table:table-cell>
          <table:table-cell office:value-type="float" office:value="21.7">
            <text:p>21.7</text:p>
          </table:table-cell>
          <table:table-cell office:value-type="string">
            <text:p>replib</text:p>
          </table:table-cell>
          <table:table-cell office:value-type="float" office:value="193418.579">
            <text:p>193418.579</text:p>
          </table:table-cell>
          <table:table-cell office:value-type="float" office:value="5239740.593">
            <text:p>5239740.593</text:p>
          </table:table-cell>
        </table:table-row>
        <table:table-row table:style-name="ro1">
          <table:table-cell table:number-columns-repeated="11"/>
          <table:table-cell office:value-type="float" office:value="17.539">
            <text:p>17.5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73">
            <text:p>973</text:p>
          </table:table-cell>
          <table:table-cell office:value-type="float" office:value="68.51">
            <text:p>68.51</text:p>
          </table:table-cell>
          <table:table-cell office:value-type="string">
            <text:p>replib</text:p>
          </table:table-cell>
          <table:table-cell office:value-type="float" office:value="100961.931">
            <text:p>100961.931</text:p>
          </table:table-cell>
          <table:table-cell office:value-type="float" office:value="2357076.236">
            <text:p>2357076.236</text:p>
          </table:table-cell>
        </table:table-row>
        <table:table-row table:style-name="ro1">
          <table:table-cell table:number-columns-repeated="11"/>
          <table:table-cell office:value-type="float" office:value="17.573">
            <text:p>17.573</text:p>
          </table:table-cell>
          <table:table-cell office:value-type="string">
            <text:p>trans-2-Hexenyl isovalerate</text:p>
          </table:table-cell>
          <table:table-cell office:value-type="string">
            <text:p>n.a.</text:p>
          </table:table-cell>
          <table:table-cell office:value-type="float" office:value="615">
            <text:p>615</text:p>
          </table:table-cell>
          <table:table-cell office:value-type="float" office:value="632">
            <text:p>632</text:p>
          </table:table-cell>
          <table:table-cell office:value-type="float" office:value="16.16">
            <text:p>16.16</text:p>
          </table:table-cell>
          <table:table-cell office:value-type="string">
            <text:p>replib</text:p>
          </table:table-cell>
          <table:table-cell office:value-type="float" office:value="139241.482">
            <text:p>139241.482</text:p>
          </table:table-cell>
          <table:table-cell office:value-type="float" office:value="2608643.311">
            <text:p>2608643.311</text:p>
          </table:table-cell>
        </table:table-row>
        <table:table-row table:style-name="ro1">
          <table:table-cell table:number-columns-repeated="11"/>
          <table:table-cell office:value-type="float" office:value="17.614">
            <text:p>17.614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760">
            <text:p>760</text:p>
          </table:table-cell>
          <table:table-cell office:value-type="float" office:value="13.28">
            <text:p>13.28</text:p>
          </table:table-cell>
          <table:table-cell office:value-type="string">
            <text:p>replib</text:p>
          </table:table-cell>
          <table:table-cell office:value-type="float" office:value="78526.852">
            <text:p>78526.852</text:p>
          </table:table-cell>
          <table:table-cell office:value-type="float" office:value="1500559.698">
            <text:p>1500559.698</text:p>
          </table:table-cell>
        </table:table-row>
        <table:table-row table:style-name="ro1">
          <table:table-cell table:number-columns-repeated="11"/>
          <table:table-cell office:value-type="float" office:value="17.706">
            <text:p>17.7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85">
            <text:p>985</text:p>
          </table:table-cell>
          <table:table-cell office:value-type="float" office:value="65.07">
            <text:p>65.07</text:p>
          </table:table-cell>
          <table:table-cell office:value-type="string">
            <text:p>replib</text:p>
          </table:table-cell>
          <table:table-cell office:value-type="float" office:value="102399.214">
            <text:p>102399.214</text:p>
          </table:table-cell>
          <table:table-cell office:value-type="float" office:value="2951153.828">
            <text:p>2951153.828</text:p>
          </table:table-cell>
        </table:table-row>
        <table:table-row table:style-name="ro1">
          <table:table-cell table:number-columns-repeated="11"/>
          <table:table-cell office:value-type="float" office:value="17.753">
            <text:p>17.753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627">
            <text:p>627</text:p>
          </table:table-cell>
          <table:table-cell office:value-type="float" office:value="646">
            <text:p>646</text:p>
          </table:table-cell>
          <table:table-cell office:value-type="float" office:value="42.78">
            <text:p>42.78</text:p>
          </table:table-cell>
          <table:table-cell office:value-type="string">
            <text:p>replib</text:p>
          </table:table-cell>
          <table:table-cell office:value-type="float" office:value="88582.951">
            <text:p>88582.951</text:p>
          </table:table-cell>
          <table:table-cell office:value-type="float" office:value="1360375.064">
            <text:p>1360375.064</text:p>
          </table:table-cell>
        </table:table-row>
        <table:table-row table:style-name="ro1">
          <table:table-cell table:number-columns-repeated="11"/>
          <table:table-cell office:value-type="float" office:value="17.828">
            <text:p>17.828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office:value-type="float" office:value="20.76">
            <text:p>20.76</text:p>
          </table:table-cell>
          <table:table-cell office:value-type="string">
            <text:p>replib</text:p>
          </table:table-cell>
          <table:table-cell office:value-type="float" office:value="8274.87">
            <text:p>8274.87</text:p>
          </table:table-cell>
          <table:table-cell office:value-type="float" office:value="500871.649">
            <text:p>500871.649</text:p>
          </table:table-cell>
        </table:table-row>
        <table:table-row table:style-name="ro1">
          <table:table-cell table:number-columns-repeated="11"/>
          <table:table-cell office:value-type="float" office:value="17.886">
            <text:p>17.8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985">
            <text:p>985</text:p>
          </table:table-cell>
          <table:table-cell office:value-type="float" office:value="48.66">
            <text:p>48.66</text:p>
          </table:table-cell>
          <table:table-cell office:value-type="string">
            <text:p>replib</text:p>
          </table:table-cell>
          <table:table-cell office:value-type="float" office:value="436240.892">
            <text:p>436240.892</text:p>
          </table:table-cell>
          <table:table-cell office:value-type="float" office:value="12208437.972">
            <text:p>12208437.972</text:p>
          </table:table-cell>
        </table:table-row>
        <table:table-row table:style-name="ro1">
          <table:table-cell table:number-columns-repeated="11"/>
          <table:table-cell office:value-type="float" office:value="17.937">
            <text:p>17.9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85">
            <text:p>985</text:p>
          </table:table-cell>
          <table:table-cell office:value-type="float" office:value="81.26">
            <text:p>81.26</text:p>
          </table:table-cell>
          <table:table-cell office:value-type="string">
            <text:p>replib</text:p>
          </table:table-cell>
          <table:table-cell office:value-type="float" office:value="7647.507">
            <text:p>7647.507</text:p>
          </table:table-cell>
          <table:table-cell office:value-type="float" office:value="549721.353">
            <text:p>549721.353</text:p>
          </table:table-cell>
        </table:table-row>
        <table:table-row table:style-name="ro1">
          <table:table-cell table:number-columns-repeated="11"/>
          <table:table-cell office:value-type="float" office:value="17.978">
            <text:p>17.9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951">
            <text:p>951</text:p>
          </table:table-cell>
          <table:table-cell office:value-type="float" office:value="71.91">
            <text:p>71.91</text:p>
          </table:table-cell>
          <table:table-cell office:value-type="string">
            <text:p>replib</text:p>
          </table:table-cell>
          <table:table-cell office:value-type="float" office:value="112413.903">
            <text:p>112413.903</text:p>
          </table:table-cell>
          <table:table-cell office:value-type="float" office:value="1764806.605">
            <text:p>1764806.605</text:p>
          </table:table-cell>
        </table:table-row>
        <table:table-row table:style-name="ro1">
          <table:table-cell table:number-columns-repeated="11"/>
          <table:table-cell office:value-type="float" office:value="18.077">
            <text:p>18.077</text:p>
          </table:table-cell>
          <table:table-cell office:value-type="string">
            <text:p>1,6-Octadien-3-ol, 3,7-dimethyl-, format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764">
            <text:p>764</text:p>
          </table:table-cell>
          <table:table-cell office:value-type="float" office:value="20.01">
            <text:p>20.01</text:p>
          </table:table-cell>
          <table:table-cell office:value-type="string">
            <text:p>replib</text:p>
          </table:table-cell>
          <table:table-cell office:value-type="float" office:value="290094.016">
            <text:p>290094.016</text:p>
          </table:table-cell>
          <table:table-cell office:value-type="float" office:value="9916072.197">
            <text:p>9916072.197</text:p>
          </table:table-cell>
        </table:table-row>
        <table:table-row table:style-name="ro1">
          <table:table-cell table:number-columns-repeated="11"/>
          <table:table-cell office:value-type="float" office:value="18.155">
            <text:p>18.155</text:p>
          </table:table-cell>
          <table:table-cell office:value-type="string">
            <text:p>Caryophyllene oxide</text:p>
          </table:table-cell>
          <table:table-cell office:value-type="string">
            <text:p>n.a.</text:p>
          </table:table-cell>
          <table:table-cell office:value-type="float" office:value="795">
            <text:p>795</text:p>
          </table:table-cell>
          <table:table-cell office:value-type="float" office:value="820">
            <text:p>820</text:p>
          </table:table-cell>
          <table:table-cell office:value-type="float" office:value="50.94">
            <text:p>50.94</text:p>
          </table:table-cell>
          <table:table-cell office:value-type="string">
            <text:p>replib</text:p>
          </table:table-cell>
          <table:table-cell office:value-type="float" office:value="54891.201">
            <text:p>54891.201</text:p>
          </table:table-cell>
          <table:table-cell office:value-type="float" office:value="1233279.715">
            <text:p>1233279.715</text:p>
          </table:table-cell>
        </table:table-row>
        <table:table-row table:style-name="ro1">
          <table:table-cell table:number-columns-repeated="11"/>
          <table:table-cell office:value-type="float" office:value="18.199">
            <text:p>18.199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88">
            <text:p>788</text:p>
          </table:table-cell>
          <table:table-cell office:value-type="float" office:value="829">
            <text:p>829</text:p>
          </table:table-cell>
          <table:table-cell office:value-type="float" office:value="16.08">
            <text:p>16.08</text:p>
          </table:table-cell>
          <table:table-cell office:value-type="string">
            <text:p>replib</text:p>
          </table:table-cell>
          <table:table-cell office:value-type="float" office:value="71967.172">
            <text:p>71967.172</text:p>
          </table:table-cell>
          <table:table-cell office:value-type="float" office:value="2155892.351">
            <text:p>2155892.351</text:p>
          </table:table-cell>
        </table:table-row>
        <table:table-row table:style-name="ro1">
          <table:table-cell table:number-columns-repeated="11"/>
          <table:table-cell office:value-type="float" office:value="18.291">
            <text:p>18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4">
            <text:p>634</text:p>
          </table:table-cell>
          <table:table-cell office:value-type="float" office:value="973">
            <text:p>973</text:p>
          </table:table-cell>
          <table:table-cell office:value-type="float" office:value="37.77">
            <text:p>37.77</text:p>
          </table:table-cell>
          <table:table-cell office:value-type="string">
            <text:p>replib</text:p>
          </table:table-cell>
          <table:table-cell office:value-type="float" office:value="170047.466">
            <text:p>170047.466</text:p>
          </table:table-cell>
          <table:table-cell office:value-type="float" office:value="3653446.839">
            <text:p>3653446.839</text:p>
          </table:table-cell>
        </table:table-row>
        <table:table-row table:style-name="ro1">
          <table:table-cell table:number-columns-repeated="11"/>
          <table:table-cell office:value-type="float" office:value="18.369">
            <text:p>18.369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784">
            <text:p>784</text:p>
          </table:table-cell>
          <table:table-cell office:value-type="float" office:value="41.22">
            <text:p>41.22</text:p>
          </table:table-cell>
          <table:table-cell office:value-type="string">
            <text:p>replib</text:p>
          </table:table-cell>
          <table:table-cell office:value-type="float" office:value="41510.876">
            <text:p>41510.876</text:p>
          </table:table-cell>
          <table:table-cell office:value-type="float" office:value="1180567.376">
            <text:p>1180567.376</text:p>
          </table:table-cell>
        </table:table-row>
        <table:table-row table:style-name="ro1">
          <table:table-cell table:number-columns-repeated="11"/>
          <table:table-cell office:value-type="float" office:value="18.41">
            <text:p>18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84">
            <text:p>984</text:p>
          </table:table-cell>
          <table:table-cell office:value-type="float" office:value="56.06">
            <text:p>56.06</text:p>
          </table:table-cell>
          <table:table-cell office:value-type="string">
            <text:p>replib</text:p>
          </table:table-cell>
          <table:table-cell office:value-type="float" office:value="29919.631">
            <text:p>29919.631</text:p>
          </table:table-cell>
          <table:table-cell office:value-type="float" office:value="1182607.052">
            <text:p>1182607.052</text:p>
          </table:table-cell>
        </table:table-row>
        <table:table-row table:style-name="ro1">
          <table:table-cell table:number-columns-repeated="11"/>
          <table:table-cell office:value-type="float" office:value="18.427">
            <text:p>18.4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73">
            <text:p>973</text:p>
          </table:table-cell>
          <table:table-cell office:value-type="float" office:value="75.24">
            <text:p>75.24</text:p>
          </table:table-cell>
          <table:table-cell office:value-type="string">
            <text:p>replib</text:p>
          </table:table-cell>
          <table:table-cell office:value-type="float" office:value="78147.494">
            <text:p>78147.494</text:p>
          </table:table-cell>
          <table:table-cell office:value-type="float" office:value="1622606.247">
            <text:p>1622606.247</text:p>
          </table:table-cell>
        </table:table-row>
        <table:table-row table:style-name="ro1">
          <table:table-cell table:number-columns-repeated="11"/>
          <table:table-cell office:value-type="float" office:value="18.464">
            <text:p>18.4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85">
            <text:p>985</text:p>
          </table:table-cell>
          <table:table-cell office:value-type="float" office:value="64.78">
            <text:p>64.78</text:p>
          </table:table-cell>
          <table:table-cell office:value-type="string">
            <text:p>replib</text:p>
          </table:table-cell>
          <table:table-cell office:value-type="float" office:value="10263.867">
            <text:p>10263.867</text:p>
          </table:table-cell>
          <table:table-cell office:value-type="float" office:value="909743.238">
            <text:p>909743.238</text:p>
          </table:table-cell>
        </table:table-row>
        <table:table-row table:style-name="ro1">
          <table:table-cell table:number-columns-repeated="11"/>
          <table:table-cell office:value-type="float" office:value="18.536">
            <text:p>18.536</text:p>
          </table:table-cell>
          <table:table-cell office:value-type="string">
            <text:p>Cyclooctasiloxane, hexadecamethyl-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896">
            <text:p>896</text:p>
          </table:table-cell>
          <table:table-cell office:value-type="float" office:value="94.06">
            <text:p>94.06</text:p>
          </table:table-cell>
          <table:table-cell office:value-type="string">
            <text:p>replib</text:p>
          </table:table-cell>
          <table:table-cell office:value-type="float" office:value="41850.436">
            <text:p>41850.436</text:p>
          </table:table-cell>
          <table:table-cell office:value-type="float" office:value="1146853.113">
            <text:p>1146853.113</text:p>
          </table:table-cell>
        </table:table-row>
        <table:table-row table:style-name="ro1">
          <table:table-cell table:number-columns-repeated="11"/>
          <table:table-cell office:value-type="float" office:value="18.614">
            <text:p>18.6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973">
            <text:p>973</text:p>
          </table:table-cell>
          <table:table-cell office:value-type="float" office:value="71.38">
            <text:p>71.38</text:p>
          </table:table-cell>
          <table:table-cell office:value-type="string">
            <text:p>replib</text:p>
          </table:table-cell>
          <table:table-cell office:value-type="float" office:value="29102.657">
            <text:p>29102.657</text:p>
          </table:table-cell>
          <table:table-cell office:value-type="float" office:value="1235103.609">
            <text:p>1235103.609</text:p>
          </table:table-cell>
        </table:table-row>
        <table:table-row table:style-name="ro1">
          <table:table-cell table:number-columns-repeated="11"/>
          <table:table-cell office:value-type="float" office:value="18.689">
            <text:p>18.689</text:p>
          </table:table-cell>
          <table:table-cell office:value-type="string">
            <text:p>trans-Sesquisabinene hydrat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780">
            <text:p>780</text:p>
          </table:table-cell>
          <table:table-cell office:value-type="float" office:value="16.06">
            <text:p>16.06</text:p>
          </table:table-cell>
          <table:table-cell office:value-type="string">
            <text:p>replib</text:p>
          </table:table-cell>
          <table:table-cell office:value-type="float" office:value="139923.768">
            <text:p>139923.768</text:p>
          </table:table-cell>
          <table:table-cell office:value-type="float" office:value="2806609.55">
            <text:p>2806609.55</text:p>
          </table:table-cell>
        </table:table-row>
        <table:table-row table:style-name="ro1">
          <table:table-cell table:number-columns-repeated="11"/>
          <table:table-cell office:value-type="float" office:value="18.75">
            <text:p>18.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973">
            <text:p>973</text:p>
          </table:table-cell>
          <table:table-cell office:value-type="float" office:value="39.67">
            <text:p>39.67</text:p>
          </table:table-cell>
          <table:table-cell office:value-type="string">
            <text:p>replib</text:p>
          </table:table-cell>
          <table:table-cell office:value-type="float" office:value="84384.598">
            <text:p>84384.598</text:p>
          </table:table-cell>
          <table:table-cell office:value-type="float" office:value="1627351.47">
            <text:p>1627351.47</text:p>
          </table:table-cell>
        </table:table-row>
        <table:table-row table:style-name="ro1">
          <table:table-cell table:number-columns-repeated="11"/>
          <table:table-cell office:value-type="float" office:value="18.825">
            <text:p>18.825</text:p>
          </table:table-cell>
          <table:table-cell office:value-type="string">
            <text:p>Caryophyllene 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791">
            <text:p>791</text:p>
          </table:table-cell>
          <table:table-cell office:value-type="float" office:value="36.66">
            <text:p>36.66</text:p>
          </table:table-cell>
          <table:table-cell office:value-type="string">
            <text:p>replib</text:p>
          </table:table-cell>
          <table:table-cell office:value-type="float" office:value="59752.689">
            <text:p>59752.689</text:p>
          </table:table-cell>
          <table:table-cell office:value-type="float" office:value="1037693.914">
            <text:p>1037693.914</text:p>
          </table:table-cell>
        </table:table-row>
        <table:table-row table:style-name="ro1">
          <table:table-cell table:number-columns-repeated="11"/>
          <table:table-cell office:value-type="float" office:value="18.968">
            <text:p>18.968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798">
            <text:p>798</text:p>
          </table:table-cell>
          <table:table-cell office:value-type="float" office:value="37.25">
            <text:p>37.25</text:p>
          </table:table-cell>
          <table:table-cell office:value-type="string">
            <text:p>replib</text:p>
          </table:table-cell>
          <table:table-cell office:value-type="float" office:value="16812.273">
            <text:p>16812.273</text:p>
          </table:table-cell>
          <table:table-cell office:value-type="float" office:value="846417.884">
            <text:p>846417.884</text:p>
          </table:table-cell>
        </table:table-row>
        <table:table-row table:style-name="ro1">
          <table:table-cell table:number-columns-repeated="11"/>
          <table:table-cell office:value-type="float" office:value="19.032">
            <text:p>19.032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659">
            <text:p>659</text:p>
          </table:table-cell>
          <table:table-cell office:value-type="float" office:value="17.93">
            <text:p>17.93</text:p>
          </table:table-cell>
          <table:table-cell office:value-type="string">
            <text:p>replib</text:p>
          </table:table-cell>
          <table:table-cell office:value-type="float" office:value="32396.27">
            <text:p>32396.27</text:p>
          </table:table-cell>
          <table:table-cell office:value-type="float" office:value="924249.666">
            <text:p>924249.666</text:p>
          </table:table-cell>
        </table:table-row>
        <table:table-row table:style-name="ro1">
          <table:table-cell table:number-columns-repeated="11"/>
          <table:table-cell office:value-type="float" office:value="19.128">
            <text:p>19.1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2">
            <text:p>662</text:p>
          </table:table-cell>
          <table:table-cell office:value-type="float" office:value="984">
            <text:p>984</text:p>
          </table:table-cell>
          <table:table-cell office:value-type="float" office:value="63.84">
            <text:p>63.84</text:p>
          </table:table-cell>
          <table:table-cell office:value-type="string">
            <text:p>replib</text:p>
          </table:table-cell>
          <table:table-cell office:value-type="float" office:value="24287.126">
            <text:p>24287.126</text:p>
          </table:table-cell>
          <table:table-cell office:value-type="float" office:value="798050.311">
            <text:p>798050.311</text:p>
          </table:table-cell>
        </table:table-row>
        <table:table-row table:style-name="ro1">
          <table:table-cell table:number-columns-repeated="11"/>
          <table:table-cell office:value-type="float" office:value="19.216">
            <text:p>19.216</text:p>
          </table:table-cell>
          <table:table-cell office:value-type="string">
            <text:p>5-Benzyloxy-dl-tryptophan</text:p>
          </table:table-cell>
          <table:table-cell office:value-type="string">
            <text:p>n.a.</text:p>
          </table:table-cell>
          <table:table-cell office:value-type="float" office:value="632">
            <text:p>632</text:p>
          </table:table-cell>
          <table:table-cell office:value-type="float" office:value="777">
            <text:p>777</text:p>
          </table:table-cell>
          <table:table-cell office:value-type="float" office:value="44.54">
            <text:p>44.54</text:p>
          </table:table-cell>
          <table:table-cell office:value-type="string">
            <text:p>replib</text:p>
          </table:table-cell>
          <table:table-cell office:value-type="float" office:value="209358.216">
            <text:p>209358.216</text:p>
          </table:table-cell>
          <table:table-cell office:value-type="float" office:value="4560646.433">
            <text:p>4560646.433</text:p>
          </table:table-cell>
        </table:table-row>
        <table:table-row table:style-name="ro1">
          <table:table-cell table:number-columns-repeated="11"/>
          <table:table-cell office:value-type="float" office:value="19.328">
            <text:p>19.328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679">
            <text:p>679</text:p>
          </table:table-cell>
          <table:table-cell office:value-type="float" office:value="782">
            <text:p>782</text:p>
          </table:table-cell>
          <table:table-cell office:value-type="float" office:value="14.62">
            <text:p>14.62</text:p>
          </table:table-cell>
          <table:table-cell office:value-type="string">
            <text:p>replib</text:p>
          </table:table-cell>
          <table:table-cell office:value-type="float" office:value="80046.474">
            <text:p>80046.474</text:p>
          </table:table-cell>
          <table:table-cell office:value-type="float" office:value="1406737.978">
            <text:p>1406737.978</text:p>
          </table:table-cell>
        </table:table-row>
        <table:table-row table:style-name="ro1">
          <table:table-cell table:number-columns-repeated="11"/>
          <table:table-cell office:value-type="float" office:value="19.413">
            <text:p>19.413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830">
            <text:p>830</text:p>
          </table:table-cell>
          <table:table-cell office:value-type="float" office:value="872">
            <text:p>872</text:p>
          </table:table-cell>
          <table:table-cell office:value-type="float" office:value="10.93">
            <text:p>10.93</text:p>
          </table:table-cell>
          <table:table-cell office:value-type="string">
            <text:p>replib</text:p>
          </table:table-cell>
          <table:table-cell office:value-type="float" office:value="9435.868">
            <text:p>9435.868</text:p>
          </table:table-cell>
          <table:table-cell office:value-type="float" office:value="395022.256">
            <text:p>395022.256</text:p>
          </table:table-cell>
        </table:table-row>
        <table:table-row table:style-name="ro1">
          <table:table-cell table:number-columns-repeated="11"/>
          <table:table-cell office:value-type="float" office:value="19.519">
            <text:p>19.519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39">
            <text:p>739</text:p>
          </table:table-cell>
          <table:table-cell office:value-type="float" office:value="15.31">
            <text:p>15.31</text:p>
          </table:table-cell>
          <table:table-cell office:value-type="string">
            <text:p>replib</text:p>
          </table:table-cell>
          <table:table-cell office:value-type="float" office:value="43136.19">
            <text:p>43136.19</text:p>
          </table:table-cell>
          <table:table-cell office:value-type="float" office:value="930037.273">
            <text:p>930037.273</text:p>
          </table:table-cell>
        </table:table-row>
        <table:table-row table:style-name="ro1">
          <table:table-cell table:number-columns-repeated="11"/>
          <table:table-cell office:value-type="float" office:value="19.583">
            <text:p>19.583</text:p>
          </table:table-cell>
          <table:table-cell office:value-type="string">
            <text:p>Pregnane-11,20-dione, 3-hydroxy-, (3β,5α)-</text:p>
          </table:table-cell>
          <table:table-cell office:value-type="string">
            <text:p>n.a.</text:p>
          </table:table-cell>
          <table:table-cell office:value-type="float" office:value="511">
            <text:p>511</text:p>
          </table:table-cell>
          <table:table-cell office:value-type="float" office:value="552">
            <text:p>552</text:p>
          </table:table-cell>
          <table:table-cell office:value-type="float" office:value="26.3">
            <text:p>26.3</text:p>
          </table:table-cell>
          <table:table-cell office:value-type="string">
            <text:p>replib</text:p>
          </table:table-cell>
          <table:table-cell office:value-type="float" office:value="1369076.064">
            <text:p>1369076.064</text:p>
          </table:table-cell>
          <table:table-cell office:value-type="float" office:value="28285107.002">
            <text:p>28285107.002</text:p>
          </table:table-cell>
        </table:table-row>
        <table:table-row table:style-name="ro1">
          <table:table-cell table:number-columns-repeated="11"/>
          <table:table-cell office:value-type="float" office:value="19.679">
            <text:p>19.679</text:p>
          </table:table-cell>
          <table:table-cell office:value-type="string">
            <text:p>8,11,14-Eicosatrienoic acid, (Z,Z,Z)-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674">
            <text:p>674</text:p>
          </table:table-cell>
          <table:table-cell office:value-type="float" office:value="25.05">
            <text:p>25.05</text:p>
          </table:table-cell>
          <table:table-cell office:value-type="string">
            <text:p>replib</text:p>
          </table:table-cell>
          <table:table-cell office:value-type="float" office:value="403483.568">
            <text:p>403483.568</text:p>
          </table:table-cell>
          <table:table-cell office:value-type="float" office:value="12716765.315">
            <text:p>12716765.315</text:p>
          </table:table-cell>
        </table:table-row>
        <table:table-row table:style-name="ro1">
          <table:table-cell table:number-columns-repeated="11"/>
          <table:table-cell office:value-type="float" office:value="19.723">
            <text:p>19.7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951">
            <text:p>951</text:p>
          </table:table-cell>
          <table:table-cell office:value-type="float" office:value="77.32">
            <text:p>77.32</text:p>
          </table:table-cell>
          <table:table-cell office:value-type="string">
            <text:p>replib</text:p>
          </table:table-cell>
          <table:table-cell office:value-type="float" office:value="3590459.823">
            <text:p>3590459.823</text:p>
          </table:table-cell>
          <table:table-cell office:value-type="float" office:value="152662248.58">
            <text:p>152662248.58</text:p>
          </table:table-cell>
        </table:table-row>
        <table:table-row table:style-name="ro1">
          <table:table-cell table:number-columns-repeated="11"/>
          <table:table-cell office:value-type="float" office:value="19.753">
            <text:p>19.753</text:p>
          </table:table-cell>
          <table:table-cell office:value-type="string">
            <text:p>2,6-Diisopropylnaphthalene</text:p>
          </table:table-cell>
          <table:table-cell office:value-type="string">
            <text:p>n.a.</text:p>
          </table:table-cell>
          <table:table-cell office:value-type="float" office:value="610">
            <text:p>610</text:p>
          </table:table-cell>
          <table:table-cell office:value-type="float" office:value="767">
            <text:p>767</text:p>
          </table:table-cell>
          <table:table-cell office:value-type="float" office:value="50.92">
            <text:p>50.92</text:p>
          </table:table-cell>
          <table:table-cell office:value-type="string">
            <text:p>replib</text:p>
          </table:table-cell>
          <table:table-cell office:value-type="float" office:value="59225.892">
            <text:p>59225.892</text:p>
          </table:table-cell>
          <table:table-cell office:value-type="float" office:value="1676682.58">
            <text:p>1676682.58</text:p>
          </table:table-cell>
        </table:table-row>
        <table:table-row table:style-name="ro1">
          <table:table-cell table:number-columns-repeated="11"/>
          <table:table-cell office:value-type="float" office:value="19.794">
            <text:p>19.7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99">
            <text:p>999</text:p>
          </table:table-cell>
          <table:table-cell office:value-type="float" office:value="72.48">
            <text:p>72.48</text:p>
          </table:table-cell>
          <table:table-cell office:value-type="string">
            <text:p>replib</text:p>
          </table:table-cell>
          <table:table-cell office:value-type="float" office:value="24352.327">
            <text:p>24352.327</text:p>
          </table:table-cell>
          <table:table-cell office:value-type="float" office:value="745907.941">
            <text:p>745907.941</text:p>
          </table:table-cell>
        </table:table-row>
        <table:table-row table:style-name="ro1">
          <table:table-cell table:number-columns-repeated="11"/>
          <table:table-cell office:value-type="float" office:value="19.815">
            <text:p>19.8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7">
            <text:p>607</text:p>
          </table:table-cell>
          <table:table-cell office:value-type="float" office:value="934">
            <text:p>934</text:p>
          </table:table-cell>
          <table:table-cell office:value-type="float" office:value="39.3">
            <text:p>39.3</text:p>
          </table:table-cell>
          <table:table-cell office:value-type="string">
            <text:p>replib</text:p>
          </table:table-cell>
          <table:table-cell office:value-type="float" office:value="51708.882">
            <text:p>51708.882</text:p>
          </table:table-cell>
          <table:table-cell office:value-type="float" office:value="1260702.47">
            <text:p>1260702.47</text:p>
          </table:table-cell>
        </table:table-row>
        <table:table-row table:style-name="ro1">
          <table:table-cell table:number-columns-repeated="11"/>
          <table:table-cell office:value-type="float" office:value="19.872">
            <text:p>19.872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776">
            <text:p>776</text:p>
          </table:table-cell>
          <table:table-cell office:value-type="float" office:value="68.22">
            <text:p>68.22</text:p>
          </table:table-cell>
          <table:table-cell office:value-type="string">
            <text:p>replib</text:p>
          </table:table-cell>
          <table:table-cell office:value-type="float" office:value="33549.179">
            <text:p>33549.179</text:p>
          </table:table-cell>
          <table:table-cell office:value-type="float" office:value="1174949.84">
            <text:p>1174949.84</text:p>
          </table:table-cell>
        </table:table-row>
        <table:table-row table:style-name="ro1">
          <table:table-cell table:number-columns-repeated="11"/>
          <table:table-cell office:value-type="float" office:value="19.93">
            <text:p>19.93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790">
            <text:p>790</text:p>
          </table:table-cell>
          <table:table-cell office:value-type="float" office:value="13.48">
            <text:p>13.48</text:p>
          </table:table-cell>
          <table:table-cell office:value-type="string">
            <text:p>replib</text:p>
          </table:table-cell>
          <table:table-cell office:value-type="float" office:value="72750.383">
            <text:p>72750.383</text:p>
          </table:table-cell>
          <table:table-cell office:value-type="float" office:value="2235237.261">
            <text:p>2235237.261</text:p>
          </table:table-cell>
        </table:table-row>
        <table:table-row table:style-name="ro1">
          <table:table-cell table:number-columns-repeated="11"/>
          <table:table-cell office:value-type="float" office:value="20.093">
            <text:p>20.0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68">
            <text:p>568</text:p>
          </table:table-cell>
          <table:table-cell office:value-type="float" office:value="951">
            <text:p>951</text:p>
          </table:table-cell>
          <table:table-cell office:value-type="float" office:value="27.91">
            <text:p>27.91</text:p>
          </table:table-cell>
          <table:table-cell office:value-type="string">
            <text:p>replib</text:p>
          </table:table-cell>
          <table:table-cell office:value-type="float" office:value="6866.813">
            <text:p>6866.813</text:p>
          </table:table-cell>
          <table:table-cell office:value-type="float" office:value="605293.69">
            <text:p>605293.69</text:p>
          </table:table-cell>
        </table:table-row>
        <table:table-row table:style-name="ro1">
          <table:table-cell table:number-columns-repeated="11"/>
          <table:table-cell office:value-type="float" office:value="20.148">
            <text:p>20.148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636">
            <text:p>636</text:p>
          </table:table-cell>
          <table:table-cell office:value-type="float" office:value="748">
            <text:p>748</text:p>
          </table:table-cell>
          <table:table-cell office:value-type="float" office:value="13.46">
            <text:p>13.46</text:p>
          </table:table-cell>
          <table:table-cell office:value-type="string">
            <text:p>replib</text:p>
          </table:table-cell>
          <table:table-cell office:value-type="float" office:value="5870.77">
            <text:p>5870.77</text:p>
          </table:table-cell>
          <table:table-cell office:value-type="float" office:value="398878.925">
            <text:p>398878.925</text:p>
          </table:table-cell>
        </table:table-row>
        <table:table-row table:style-name="ro1">
          <table:table-cell table:number-columns-repeated="11"/>
          <table:table-cell office:value-type="float" office:value="20.196">
            <text:p>20.196</text:p>
          </table:table-cell>
          <table:table-cell office:value-type="string">
            <text:p>7-Hexadecenal, (Z)-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771">
            <text:p>771</text:p>
          </table:table-cell>
          <table:table-cell office:value-type="float" office:value="27.96">
            <text:p>27.96</text:p>
          </table:table-cell>
          <table:table-cell office:value-type="string">
            <text:p>replib</text:p>
          </table:table-cell>
          <table:table-cell office:value-type="float" office:value="70410.303">
            <text:p>70410.303</text:p>
          </table:table-cell>
          <table:table-cell office:value-type="float" office:value="1451864.579">
            <text:p>1451864.579</text:p>
          </table:table-cell>
        </table:table-row>
        <table:table-row table:style-name="ro1">
          <table:table-cell table:number-columns-repeated="11"/>
          <table:table-cell office:value-type="float" office:value="20.332">
            <text:p>20.332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724">
            <text:p>724</text:p>
          </table:table-cell>
          <table:table-cell office:value-type="float" office:value="90.45">
            <text:p>90.45</text:p>
          </table:table-cell>
          <table:table-cell office:value-type="string">
            <text:p>replib</text:p>
          </table:table-cell>
          <table:table-cell office:value-type="float" office:value="5943.95">
            <text:p>5943.95</text:p>
          </table:table-cell>
          <table:table-cell office:value-type="float" office:value="416667.603">
            <text:p>416667.603</text:p>
          </table:table-cell>
        </table:table-row>
        <table:table-row table:style-name="ro1">
          <table:table-cell table:number-columns-repeated="11"/>
          <table:table-cell office:value-type="float" office:value="20.427">
            <text:p>20.4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26">
            <text:p>926</text:p>
          </table:table-cell>
          <table:table-cell office:value-type="float" office:value="61.77">
            <text:p>61.77</text:p>
          </table:table-cell>
          <table:table-cell office:value-type="string">
            <text:p>replib</text:p>
          </table:table-cell>
          <table:table-cell office:value-type="float" office:value="10434.566">
            <text:p>10434.566</text:p>
          </table:table-cell>
          <table:table-cell office:value-type="float" office:value="877320.131">
            <text:p>877320.131</text:p>
          </table:table-cell>
        </table:table-row>
        <table:table-row table:style-name="ro1">
          <table:table-cell table:number-columns-repeated="11"/>
          <table:table-cell office:value-type="float" office:value="20.454">
            <text:p>20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99">
            <text:p>999</text:p>
          </table:table-cell>
          <table:table-cell office:value-type="float" office:value="78.9">
            <text:p>78.9</text:p>
          </table:table-cell>
          <table:table-cell office:value-type="string">
            <text:p>replib</text:p>
          </table:table-cell>
          <table:table-cell office:value-type="float" office:value="50088.006">
            <text:p>50088.006</text:p>
          </table:table-cell>
          <table:table-cell office:value-type="float" office:value="1174009.065">
            <text:p>1174009.065</text:p>
          </table:table-cell>
        </table:table-row>
        <table:table-row table:style-name="ro1">
          <table:table-cell table:number-columns-repeated="11"/>
          <table:table-cell office:value-type="float" office:value="20.498">
            <text:p>20.4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919">
            <text:p>919</text:p>
          </table:table-cell>
          <table:table-cell office:value-type="float" office:value="72.53">
            <text:p>72.53</text:p>
          </table:table-cell>
          <table:table-cell office:value-type="string">
            <text:p>replib</text:p>
          </table:table-cell>
          <table:table-cell office:value-type="float" office:value="5125.532">
            <text:p>5125.532</text:p>
          </table:table-cell>
          <table:table-cell office:value-type="float" office:value="414787.616">
            <text:p>414787.616</text:p>
          </table:table-cell>
        </table:table-row>
        <table:table-row table:style-name="ro1">
          <table:table-cell table:number-columns-repeated="11"/>
          <table:table-cell office:value-type="float" office:value="20.566">
            <text:p>20.566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813">
            <text:p>813</text:p>
          </table:table-cell>
          <table:table-cell office:value-type="float" office:value="22.62">
            <text:p>22.62</text:p>
          </table:table-cell>
          <table:table-cell office:value-type="string">
            <text:p>replib</text:p>
          </table:table-cell>
          <table:table-cell office:value-type="float" office:value="51121.289">
            <text:p>51121.289</text:p>
          </table:table-cell>
          <table:table-cell office:value-type="float" office:value="1142921.37">
            <text:p>1142921.37</text:p>
          </table:table-cell>
        </table:table-row>
        <table:table-row table:style-name="ro1">
          <table:table-cell table:number-columns-repeated="11"/>
          <table:table-cell office:value-type="float" office:value="20.631">
            <text:p>20.63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80">
            <text:p>980</text:p>
          </table:table-cell>
          <table:table-cell office:value-type="float" office:value="53.86">
            <text:p>53.86</text:p>
          </table:table-cell>
          <table:table-cell office:value-type="string">
            <text:p>replib</text:p>
          </table:table-cell>
          <table:table-cell office:value-type="float" office:value="33676.312">
            <text:p>33676.312</text:p>
          </table:table-cell>
          <table:table-cell office:value-type="float" office:value="1107589.69">
            <text:p>1107589.69</text:p>
          </table:table-cell>
        </table:table-row>
        <table:table-row table:style-name="ro1">
          <table:table-cell table:number-columns-repeated="11"/>
          <table:table-cell office:value-type="float" office:value="20.672">
            <text:p>20.672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624">
            <text:p>624</text:p>
          </table:table-cell>
          <table:table-cell office:value-type="float" office:value="658">
            <text:p>658</text:p>
          </table:table-cell>
          <table:table-cell office:value-type="float" office:value="21.44">
            <text:p>21.44</text:p>
          </table:table-cell>
          <table:table-cell office:value-type="string">
            <text:p>replib</text:p>
          </table:table-cell>
          <table:table-cell office:value-type="float" office:value="57504.61">
            <text:p>57504.61</text:p>
          </table:table-cell>
          <table:table-cell office:value-type="float" office:value="1497992.335">
            <text:p>1497992.335</text:p>
          </table:table-cell>
        </table:table-row>
        <table:table-row table:style-name="ro1">
          <table:table-cell table:number-columns-repeated="11"/>
          <table:table-cell office:value-type="float" office:value="20.733">
            <text:p>20.733</text:p>
          </table:table-cell>
          <table:table-cell office:value-type="string">
            <text:p>[1,1'-Bicyclopentyl]-2-on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758">
            <text:p>758</text:p>
          </table:table-cell>
          <table:table-cell office:value-type="float" office:value="65.78">
            <text:p>65.78</text:p>
          </table:table-cell>
          <table:table-cell office:value-type="string">
            <text:p>replib</text:p>
          </table:table-cell>
          <table:table-cell office:value-type="float" office:value="16535.625">
            <text:p>16535.625</text:p>
          </table:table-cell>
          <table:table-cell office:value-type="float" office:value="940710.914">
            <text:p>940710.914</text:p>
          </table:table-cell>
        </table:table-row>
        <table:table-row table:style-name="ro1">
          <table:table-cell table:number-columns-repeated="11"/>
          <table:table-cell office:value-type="float" office:value="20.838">
            <text:p>20.8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51">
            <text:p>951</text:p>
          </table:table-cell>
          <table:table-cell office:value-type="float" office:value="77.67">
            <text:p>77.67</text:p>
          </table:table-cell>
          <table:table-cell office:value-type="string">
            <text:p>replib</text:p>
          </table:table-cell>
          <table:table-cell office:value-type="float" office:value="33294.809">
            <text:p>33294.809</text:p>
          </table:table-cell>
          <table:table-cell office:value-type="float" office:value="995862.664">
            <text:p>995862.664</text:p>
          </table:table-cell>
        </table:table-row>
        <table:table-row table:style-name="ro1">
          <table:table-cell table:number-columns-repeated="11"/>
          <table:table-cell office:value-type="float" office:value="20.886">
            <text:p>20.8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73">
            <text:p>973</text:p>
          </table:table-cell>
          <table:table-cell office:value-type="float" office:value="80.7">
            <text:p>80.7</text:p>
          </table:table-cell>
          <table:table-cell office:value-type="string">
            <text:p>replib</text:p>
          </table:table-cell>
          <table:table-cell office:value-type="float" office:value="175258.594">
            <text:p>175258.594</text:p>
          </table:table-cell>
          <table:table-cell office:value-type="float" office:value="3235514.452">
            <text:p>3235514.452</text:p>
          </table:table-cell>
        </table:table-row>
        <table:table-row table:style-name="ro1">
          <table:table-cell table:number-columns-repeated="11"/>
          <table:table-cell office:value-type="float" office:value="20.951">
            <text:p>20.9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973">
            <text:p>973</text:p>
          </table:table-cell>
          <table:table-cell office:value-type="float" office:value="69.9">
            <text:p>69.9</text:p>
          </table:table-cell>
          <table:table-cell office:value-type="string">
            <text:p>replib</text:p>
          </table:table-cell>
          <table:table-cell office:value-type="float" office:value="99766.052">
            <text:p>99766.052</text:p>
          </table:table-cell>
          <table:table-cell office:value-type="float" office:value="2900696.666">
            <text:p>2900696.666</text:p>
          </table:table-cell>
        </table:table-row>
        <table:table-row table:style-name="ro1">
          <table:table-cell table:number-columns-repeated="11"/>
          <table:table-cell office:value-type="float" office:value="21.025">
            <text:p>21.0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985">
            <text:p>985</text:p>
          </table:table-cell>
          <table:table-cell office:value-type="float" office:value="69.81">
            <text:p>69.81</text:p>
          </table:table-cell>
          <table:table-cell office:value-type="string">
            <text:p>replib</text:p>
          </table:table-cell>
          <table:table-cell office:value-type="float" office:value="96968.168">
            <text:p>96968.168</text:p>
          </table:table-cell>
          <table:table-cell office:value-type="float" office:value="2643987.804">
            <text:p>2643987.804</text:p>
          </table:table-cell>
        </table:table-row>
        <table:table-row table:style-name="ro1">
          <table:table-cell table:number-columns-repeated="11"/>
          <table:table-cell office:value-type="float" office:value="21.097">
            <text:p>21.09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0">
            <text:p>980</text:p>
          </table:table-cell>
          <table:table-cell office:value-type="float" office:value="58.82">
            <text:p>58.82</text:p>
          </table:table-cell>
          <table:table-cell office:value-type="string">
            <text:p>replib</text:p>
          </table:table-cell>
          <table:table-cell office:value-type="float" office:value="17433.931">
            <text:p>17433.931</text:p>
          </table:table-cell>
          <table:table-cell office:value-type="float" office:value="710257.803">
            <text:p>710257.803</text:p>
          </table:table-cell>
        </table:table-row>
        <table:table-row table:style-name="ro1">
          <table:table-cell table:number-columns-repeated="11"/>
          <table:table-cell office:value-type="float" office:value="21.151">
            <text:p>21.1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73">
            <text:p>973</text:p>
          </table:table-cell>
          <table:table-cell office:value-type="float" office:value="81.97">
            <text:p>81.97</text:p>
          </table:table-cell>
          <table:table-cell office:value-type="string">
            <text:p>replib</text:p>
          </table:table-cell>
          <table:table-cell office:value-type="float" office:value="31479.916">
            <text:p>31479.916</text:p>
          </table:table-cell>
          <table:table-cell office:value-type="float" office:value="787949.307">
            <text:p>787949.307</text:p>
          </table:table-cell>
        </table:table-row>
        <table:table-row table:style-name="ro1">
          <table:table-cell table:number-columns-repeated="11"/>
          <table:table-cell office:value-type="float" office:value="21.195">
            <text:p>21.1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61">
            <text:p>961</text:p>
          </table:table-cell>
          <table:table-cell office:value-type="float" office:value="81.12">
            <text:p>81.12</text:p>
          </table:table-cell>
          <table:table-cell office:value-type="string">
            <text:p>replib</text:p>
          </table:table-cell>
          <table:table-cell office:value-type="float" office:value="6306.732">
            <text:p>6306.732</text:p>
          </table:table-cell>
          <table:table-cell office:value-type="float" office:value="645232.292">
            <text:p>645232.292</text:p>
          </table:table-cell>
        </table:table-row>
        <table:table-row table:style-name="ro1">
          <table:table-cell table:number-columns-repeated="11"/>
          <table:table-cell office:value-type="float" office:value="21.219">
            <text:p>21.2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973">
            <text:p>973</text:p>
          </table:table-cell>
          <table:table-cell office:value-type="float" office:value="79.93">
            <text:p>79.93</text:p>
          </table:table-cell>
          <table:table-cell office:value-type="string">
            <text:p>replib</text:p>
          </table:table-cell>
          <table:table-cell office:value-type="float" office:value="2735.029">
            <text:p>2735.029</text:p>
          </table:table-cell>
          <table:table-cell office:value-type="float" office:value="443780.026">
            <text:p>443780.026</text:p>
          </table:table-cell>
        </table:table-row>
        <table:table-row table:style-name="ro1">
          <table:table-cell table:number-columns-repeated="11"/>
          <table:table-cell office:value-type="float" office:value="21.26">
            <text:p>21.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934">
            <text:p>934</text:p>
          </table:table-cell>
          <table:table-cell office:value-type="float" office:value="77.5">
            <text:p>77.5</text:p>
          </table:table-cell>
          <table:table-cell office:value-type="string">
            <text:p>replib</text:p>
          </table:table-cell>
          <table:table-cell office:value-type="float" office:value="35279.256">
            <text:p>35279.256</text:p>
          </table:table-cell>
          <table:table-cell office:value-type="float" office:value="757002.348">
            <text:p>757002.348</text:p>
          </table:table-cell>
        </table:table-row>
        <table:table-row table:style-name="ro1">
          <table:table-cell table:number-columns-repeated="11"/>
          <table:table-cell office:value-type="float" office:value="21.301">
            <text:p>21.3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99">
            <text:p>999</text:p>
          </table:table-cell>
          <table:table-cell office:value-type="float" office:value="79.88">
            <text:p>79.88</text:p>
          </table:table-cell>
          <table:table-cell office:value-type="string">
            <text:p>replib</text:p>
          </table:table-cell>
          <table:table-cell office:value-type="float" office:value="68084.249">
            <text:p>68084.249</text:p>
          </table:table-cell>
          <table:table-cell office:value-type="float" office:value="1853599.598">
            <text:p>1853599.598</text:p>
          </table:table-cell>
        </table:table-row>
        <table:table-row table:style-name="ro1">
          <table:table-cell table:number-columns-repeated="11"/>
          <table:table-cell office:value-type="float" office:value="21.318">
            <text:p>21.3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99">
            <text:p>999</text:p>
          </table:table-cell>
          <table:table-cell office:value-type="float" office:value="82.11">
            <text:p>82.11</text:p>
          </table:table-cell>
          <table:table-cell office:value-type="string">
            <text:p>replib</text:p>
          </table:table-cell>
          <table:table-cell office:value-type="float" office:value="12465.641">
            <text:p>12465.641</text:p>
          </table:table-cell>
          <table:table-cell office:value-type="float" office:value="662334.34">
            <text:p>662334.34</text:p>
          </table:table-cell>
        </table:table-row>
        <table:table-row table:style-name="ro1">
          <table:table-cell table:number-columns-repeated="11"/>
          <table:table-cell office:value-type="float" office:value="21.335">
            <text:p>21.33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8">
            <text:p>978</text:p>
          </table:table-cell>
          <table:table-cell office:value-type="float" office:value="78.72">
            <text:p>78.72</text:p>
          </table:table-cell>
          <table:table-cell office:value-type="string">
            <text:p>replib</text:p>
          </table:table-cell>
          <table:table-cell office:value-type="float" office:value="76066.359">
            <text:p>76066.359</text:p>
          </table:table-cell>
          <table:table-cell office:value-type="float" office:value="2166095.882">
            <text:p>2166095.882</text:p>
          </table:table-cell>
        </table:table-row>
        <table:table-row table:style-name="ro1">
          <table:table-cell table:number-columns-repeated="11"/>
          <table:table-cell office:value-type="float" office:value="21.376">
            <text:p>21.3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4">
            <text:p>984</text:p>
          </table:table-cell>
          <table:table-cell office:value-type="float" office:value="67.39">
            <text:p>67.39</text:p>
          </table:table-cell>
          <table:table-cell office:value-type="string">
            <text:p>replib</text:p>
          </table:table-cell>
          <table:table-cell office:value-type="float" office:value="47097.877">
            <text:p>47097.877</text:p>
          </table:table-cell>
          <table:table-cell office:value-type="float" office:value="927375.725">
            <text:p>927375.725</text:p>
          </table:table-cell>
        </table:table-row>
        <table:table-row table:style-name="ro1">
          <table:table-cell table:number-columns-repeated="11"/>
          <table:table-cell office:value-type="float" office:value="21.389">
            <text:p>21.3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84">
            <text:p>984</text:p>
          </table:table-cell>
          <table:table-cell office:value-type="float" office:value="64.45">
            <text:p>64.45</text:p>
          </table:table-cell>
          <table:table-cell office:value-type="string">
            <text:p>replib</text:p>
          </table:table-cell>
          <table:table-cell office:value-type="float" office:value="104081.888">
            <text:p>104081.888</text:p>
          </table:table-cell>
          <table:table-cell office:value-type="float" office:value="2589183.162">
            <text:p>2589183.162</text:p>
          </table:table-cell>
        </table:table-row>
        <table:table-row table:style-name="ro1">
          <table:table-cell table:number-columns-repeated="11"/>
          <table:table-cell office:value-type="float" office:value="21.41">
            <text:p>21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73">
            <text:p>973</text:p>
          </table:table-cell>
          <table:table-cell office:value-type="float" office:value="81.23">
            <text:p>81.23</text:p>
          </table:table-cell>
          <table:table-cell office:value-type="string">
            <text:p>replib</text:p>
          </table:table-cell>
          <table:table-cell office:value-type="float" office:value="61876.975">
            <text:p>61876.975</text:p>
          </table:table-cell>
          <table:table-cell office:value-type="float" office:value="1613119.405">
            <text:p>1613119.405</text:p>
          </table:table-cell>
        </table:table-row>
        <table:table-row table:style-name="ro1">
          <table:table-cell table:number-columns-repeated="11"/>
          <table:table-cell office:value-type="float" office:value="21.454">
            <text:p>21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6">
            <text:p>676</text:p>
          </table:table-cell>
          <table:table-cell office:value-type="float" office:value="926">
            <text:p>926</text:p>
          </table:table-cell>
          <table:table-cell office:value-type="float" office:value="78.57">
            <text:p>78.57</text:p>
          </table:table-cell>
          <table:table-cell office:value-type="string">
            <text:p>replib</text:p>
          </table:table-cell>
          <table:table-cell office:value-type="float" office:value="59356.57">
            <text:p>59356.57</text:p>
          </table:table-cell>
          <table:table-cell office:value-type="float" office:value="912369.778">
            <text:p>912369.778</text:p>
          </table:table-cell>
        </table:table-row>
        <table:table-row table:style-name="ro1">
          <table:table-cell table:number-columns-repeated="11"/>
          <table:table-cell office:value-type="float" office:value="21.536">
            <text:p>21.5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84">
            <text:p>984</text:p>
          </table:table-cell>
          <table:table-cell office:value-type="float" office:value="67.72">
            <text:p>67.72</text:p>
          </table:table-cell>
          <table:table-cell office:value-type="string">
            <text:p>replib</text:p>
          </table:table-cell>
          <table:table-cell office:value-type="float" office:value="10335.346">
            <text:p>10335.346</text:p>
          </table:table-cell>
          <table:table-cell office:value-type="float" office:value="598441.549">
            <text:p>598441.549</text:p>
          </table:table-cell>
        </table:table-row>
        <table:table-row table:style-name="ro1">
          <table:table-cell table:number-columns-repeated="11"/>
          <table:table-cell office:value-type="float" office:value="21.573">
            <text:p>21.5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4">
            <text:p>984</text:p>
          </table:table-cell>
          <table:table-cell office:value-type="float" office:value="67.99">
            <text:p>67.99</text:p>
          </table:table-cell>
          <table:table-cell office:value-type="string">
            <text:p>replib</text:p>
          </table:table-cell>
          <table:table-cell office:value-type="float" office:value="306223.799">
            <text:p>306223.799</text:p>
          </table:table-cell>
          <table:table-cell office:value-type="float" office:value="7864612.731">
            <text:p>7864612.731</text:p>
          </table:table-cell>
        </table:table-row>
        <table:table-row table:style-name="ro1">
          <table:table-cell table:number-columns-repeated="11"/>
          <table:table-cell office:value-type="float" office:value="21.593">
            <text:p>21.5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5">
            <text:p>985</text:p>
          </table:table-cell>
          <table:table-cell office:value-type="float" office:value="80.84">
            <text:p>80.84</text:p>
          </table:table-cell>
          <table:table-cell office:value-type="string">
            <text:p>replib</text:p>
          </table:table-cell>
          <table:table-cell office:value-type="float" office:value="12578.883">
            <text:p>12578.883</text:p>
          </table:table-cell>
          <table:table-cell office:value-type="float" office:value="745118.595">
            <text:p>745118.595</text:p>
          </table:table-cell>
        </table:table-row>
        <table:table-row table:style-name="ro1">
          <table:table-cell table:number-columns-repeated="11"/>
          <table:table-cell office:value-type="float" office:value="21.672">
            <text:p>21.6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73">
            <text:p>973</text:p>
          </table:table-cell>
          <table:table-cell office:value-type="float" office:value="78.78">
            <text:p>78.78</text:p>
          </table:table-cell>
          <table:table-cell office:value-type="string">
            <text:p>replib</text:p>
          </table:table-cell>
          <table:table-cell office:value-type="float" office:value="303974.253">
            <text:p>303974.253</text:p>
          </table:table-cell>
          <table:table-cell office:value-type="float" office:value="8221617.77">
            <text:p>8221617.77</text:p>
          </table:table-cell>
        </table:table-row>
        <table:table-row table:style-name="ro1">
          <table:table-cell table:number-columns-repeated="11"/>
          <table:table-cell office:value-type="float" office:value="21.753">
            <text:p>21.753</text:p>
          </table:table-cell>
          <table:table-cell office:value-type="string">
            <text:p>7,9-Di-tert-butyl-1-oxaspiro(4,5)deca-6,9-diene-2,8-dione</text:p>
          </table:table-cell>
          <table:table-cell office:value-type="string">
            <text:p>n.a.</text:p>
          </table:table-cell>
          <table:table-cell table:number-columns-repeated="2" office:value-type="float" office:value="734">
            <text:p>734</text:p>
          </table:table-cell>
          <table:table-cell office:value-type="float" office:value="90.06">
            <text:p>90.06</text:p>
          </table:table-cell>
          <table:table-cell office:value-type="string">
            <text:p>replib</text:p>
          </table:table-cell>
          <table:table-cell office:value-type="float" office:value="10007.991">
            <text:p>10007.991</text:p>
          </table:table-cell>
          <table:table-cell office:value-type="float" office:value="462092.739">
            <text:p>462092.739</text:p>
          </table:table-cell>
        </table:table-row>
        <table:table-row table:style-name="ro1">
          <table:table-cell table:number-columns-repeated="11"/>
          <table:table-cell office:value-type="float" office:value="21.801">
            <text:p>21.801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796">
            <text:p>796</text:p>
          </table:table-cell>
          <table:table-cell office:value-type="float" office:value="12.6">
            <text:p>12.6</text:p>
          </table:table-cell>
          <table:table-cell office:value-type="string">
            <text:p>replib</text:p>
          </table:table-cell>
          <table:table-cell office:value-type="float" office:value="119959.136">
            <text:p>119959.136</text:p>
          </table:table-cell>
          <table:table-cell office:value-type="float" office:value="3892199.278">
            <text:p>3892199.278</text:p>
          </table:table-cell>
        </table:table-row>
        <table:table-row table:style-name="ro1">
          <table:table-cell table:number-columns-repeated="11"/>
          <table:table-cell office:value-type="float" office:value="21.92">
            <text:p>21.92</text:p>
          </table:table-cell>
          <table:table-cell office:value-type="string">
            <text:p>Hexadecanoic acid, methyl ester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809">
            <text:p>809</text:p>
          </table:table-cell>
          <table:table-cell office:value-type="float" office:value="38.17">
            <text:p>38.17</text:p>
          </table:table-cell>
          <table:table-cell office:value-type="string">
            <text:p>replib</text:p>
          </table:table-cell>
          <table:table-cell office:value-type="float" office:value="39112.362">
            <text:p>39112.362</text:p>
          </table:table-cell>
          <table:table-cell office:value-type="float" office:value="1287879.845">
            <text:p>1287879.845</text:p>
          </table:table-cell>
        </table:table-row>
        <table:table-row table:style-name="ro1">
          <table:table-cell table:number-columns-repeated="11"/>
          <table:table-cell office:value-type="float" office:value="21.974">
            <text:p>21.9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34">
            <text:p>934</text:p>
          </table:table-cell>
          <table:table-cell office:value-type="float" office:value="79.49">
            <text:p>79.49</text:p>
          </table:table-cell>
          <table:table-cell office:value-type="string">
            <text:p>replib</text:p>
          </table:table-cell>
          <table:table-cell office:value-type="float" office:value="7100.059">
            <text:p>7100.059</text:p>
          </table:table-cell>
          <table:table-cell office:value-type="float" office:value="498983.252">
            <text:p>498983.252</text:p>
          </table:table-cell>
        </table:table-row>
        <table:table-row table:style-name="ro1">
          <table:table-cell table:number-columns-repeated="11"/>
          <table:table-cell office:value-type="float" office:value="22.015">
            <text:p>22.0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62">
            <text:p>962</text:p>
          </table:table-cell>
          <table:table-cell office:value-type="float" office:value="81.12">
            <text:p>81.12</text:p>
          </table:table-cell>
          <table:table-cell office:value-type="string">
            <text:p>replib</text:p>
          </table:table-cell>
          <table:table-cell office:value-type="float" office:value="20039.516">
            <text:p>20039.516</text:p>
          </table:table-cell>
          <table:table-cell office:value-type="float" office:value="626867.101">
            <text:p>626867.101</text:p>
          </table:table-cell>
        </table:table-row>
        <table:table-row table:style-name="ro1">
          <table:table-cell table:number-columns-repeated="11"/>
          <table:table-cell office:value-type="float" office:value="22.083">
            <text:p>22.0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73">
            <text:p>973</text:p>
          </table:table-cell>
          <table:table-cell office:value-type="float" office:value="78.33">
            <text:p>78.33</text:p>
          </table:table-cell>
          <table:table-cell office:value-type="string">
            <text:p>replib</text:p>
          </table:table-cell>
          <table:table-cell office:value-type="float" office:value="10030.353">
            <text:p>10030.353</text:p>
          </table:table-cell>
          <table:table-cell office:value-type="float" office:value="530004.407">
            <text:p>530004.407</text:p>
          </table:table-cell>
        </table:table-row>
        <table:table-row table:style-name="ro1">
          <table:table-cell table:number-columns-repeated="11"/>
          <table:table-cell office:value-type="float" office:value="22.11">
            <text:p>22.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99">
            <text:p>999</text:p>
          </table:table-cell>
          <table:table-cell office:value-type="float" office:value="79.56">
            <text:p>79.56</text:p>
          </table:table-cell>
          <table:table-cell office:value-type="string">
            <text:p>replib</text:p>
          </table:table-cell>
          <table:table-cell office:value-type="float" office:value="14815.953">
            <text:p>14815.953</text:p>
          </table:table-cell>
          <table:table-cell office:value-type="float" office:value="660885.63">
            <text:p>660885.63</text:p>
          </table:table-cell>
        </table:table-row>
        <table:table-row table:style-name="ro1">
          <table:table-cell table:number-columns-repeated="11"/>
          <table:table-cell office:value-type="float" office:value="22.124">
            <text:p>22.1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85">
            <text:p>985</text:p>
          </table:table-cell>
          <table:table-cell office:value-type="float" office:value="65.42">
            <text:p>65.42</text:p>
          </table:table-cell>
          <table:table-cell office:value-type="string">
            <text:p>replib</text:p>
          </table:table-cell>
          <table:table-cell office:value-type="float" office:value="11394.736">
            <text:p>11394.736</text:p>
          </table:table-cell>
          <table:table-cell office:value-type="float" office:value="434849.74">
            <text:p>434849.74</text:p>
          </table:table-cell>
        </table:table-row>
        <table:table-row table:style-name="ro1">
          <table:table-cell table:number-columns-repeated="11"/>
          <table:table-cell office:value-type="float" office:value="22.175">
            <text:p>22.1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934">
            <text:p>934</text:p>
          </table:table-cell>
          <table:table-cell office:value-type="float" office:value="74.44">
            <text:p>74.44</text:p>
          </table:table-cell>
          <table:table-cell office:value-type="string">
            <text:p>replib</text:p>
          </table:table-cell>
          <table:table-cell office:value-type="float" office:value="82415.982">
            <text:p>82415.982</text:p>
          </table:table-cell>
          <table:table-cell office:value-type="float" office:value="1398559.06">
            <text:p>1398559.06</text:p>
          </table:table-cell>
        </table:table-row>
        <table:table-row table:style-name="ro1">
          <table:table-cell table:number-columns-repeated="11"/>
          <table:table-cell office:value-type="float" office:value="22.24">
            <text:p>22.24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729">
            <text:p>729</text:p>
          </table:table-cell>
          <table:table-cell office:value-type="float" office:value="10.45">
            <text:p>10.45</text:p>
          </table:table-cell>
          <table:table-cell office:value-type="string">
            <text:p>replib</text:p>
          </table:table-cell>
          <table:table-cell office:value-type="float" office:value="43691.968">
            <text:p>43691.968</text:p>
          </table:table-cell>
          <table:table-cell office:value-type="float" office:value="952006.473">
            <text:p>952006.473</text:p>
          </table:table-cell>
        </table:table-row>
        <table:table-row table:style-name="ro1">
          <table:table-cell table:number-columns-repeated="11"/>
          <table:table-cell office:value-type="float" office:value="22.338">
            <text:p>22.3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62">
            <text:p>962</text:p>
          </table:table-cell>
          <table:table-cell office:value-type="float" office:value="75.56">
            <text:p>75.56</text:p>
          </table:table-cell>
          <table:table-cell office:value-type="string">
            <text:p>replib</text:p>
          </table:table-cell>
          <table:table-cell office:value-type="float" office:value="21910.379">
            <text:p>21910.379</text:p>
          </table:table-cell>
          <table:table-cell office:value-type="float" office:value="854613.513">
            <text:p>854613.513</text:p>
          </table:table-cell>
        </table:table-row>
        <table:table-row table:style-name="ro1">
          <table:table-cell table:number-columns-repeated="11"/>
          <table:table-cell office:value-type="float" office:value="22.359">
            <text:p>22.3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85">
            <text:p>985</text:p>
          </table:table-cell>
          <table:table-cell office:value-type="float" office:value="81.87">
            <text:p>81.87</text:p>
          </table:table-cell>
          <table:table-cell office:value-type="string">
            <text:p>replib</text:p>
          </table:table-cell>
          <table:table-cell office:value-type="float" office:value="64944.749">
            <text:p>64944.749</text:p>
          </table:table-cell>
          <table:table-cell office:value-type="float" office:value="787339.473">
            <text:p>787339.473</text:p>
          </table:table-cell>
        </table:table-row>
        <table:table-row table:style-name="ro1">
          <table:table-cell table:number-columns-repeated="11"/>
          <table:table-cell office:value-type="float" office:value="22.369">
            <text:p>22.3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84">
            <text:p>984</text:p>
          </table:table-cell>
          <table:table-cell office:value-type="float" office:value="64.64">
            <text:p>64.64</text:p>
          </table:table-cell>
          <table:table-cell office:value-type="string">
            <text:p>replib</text:p>
          </table:table-cell>
          <table:table-cell office:value-type="float" office:value="72675.71">
            <text:p>72675.71</text:p>
          </table:table-cell>
          <table:table-cell office:value-type="float" office:value="1608441.772">
            <text:p>1608441.772</text:p>
          </table:table-cell>
        </table:table-row>
        <table:table-row table:style-name="ro1">
          <table:table-cell table:number-columns-repeated="11"/>
          <table:table-cell office:value-type="float" office:value="22.41">
            <text:p>22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73">
            <text:p>973</text:p>
          </table:table-cell>
          <table:table-cell office:value-type="float" office:value="81.23">
            <text:p>81.23</text:p>
          </table:table-cell>
          <table:table-cell office:value-type="string">
            <text:p>replib</text:p>
          </table:table-cell>
          <table:table-cell office:value-type="float" office:value="16729.832">
            <text:p>16729.832</text:p>
          </table:table-cell>
          <table:table-cell office:value-type="float" office:value="656859.93">
            <text:p>656859.93</text:p>
          </table:table-cell>
        </table:table-row>
        <table:table-row table:style-name="ro1">
          <table:table-cell table:number-columns-repeated="11"/>
          <table:table-cell office:value-type="float" office:value="22.474">
            <text:p>22.4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6">
            <text:p>676</text:p>
          </table:table-cell>
          <table:table-cell office:value-type="float" office:value="942">
            <text:p>942</text:p>
          </table:table-cell>
          <table:table-cell office:value-type="float" office:value="79.84">
            <text:p>79.84</text:p>
          </table:table-cell>
          <table:table-cell office:value-type="string">
            <text:p>replib</text:p>
          </table:table-cell>
          <table:table-cell office:value-type="float" office:value="24111.655">
            <text:p>24111.655</text:p>
          </table:table-cell>
          <table:table-cell office:value-type="float" office:value="609964.707">
            <text:p>609964.707</text:p>
          </table:table-cell>
        </table:table-row>
        <table:table-row table:style-name="ro1">
          <table:table-cell table:number-columns-repeated="11"/>
          <table:table-cell office:value-type="float" office:value="22.546">
            <text:p>22.5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85">
            <text:p>985</text:p>
          </table:table-cell>
          <table:table-cell office:value-type="float" office:value="80.49">
            <text:p>80.49</text:p>
          </table:table-cell>
          <table:table-cell office:value-type="string">
            <text:p>replib</text:p>
          </table:table-cell>
          <table:table-cell office:value-type="float" office:value="12485.343">
            <text:p>12485.343</text:p>
          </table:table-cell>
          <table:table-cell office:value-type="float" office:value="629189.838">
            <text:p>629189.838</text:p>
          </table:table-cell>
        </table:table-row>
        <table:table-row table:style-name="ro1">
          <table:table-cell table:number-columns-repeated="11"/>
          <table:table-cell office:value-type="float" office:value="22.631">
            <text:p>22.63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980">
            <text:p>980</text:p>
          </table:table-cell>
          <table:table-cell office:value-type="float" office:value="56.47">
            <text:p>56.47</text:p>
          </table:table-cell>
          <table:table-cell office:value-type="string">
            <text:p>replib</text:p>
          </table:table-cell>
          <table:table-cell office:value-type="float" office:value="67280.467">
            <text:p>67280.467</text:p>
          </table:table-cell>
          <table:table-cell office:value-type="float" office:value="1539414.727">
            <text:p>1539414.727</text:p>
          </table:table-cell>
        </table:table-row>
        <table:table-row table:style-name="ro1">
          <table:table-cell table:number-columns-repeated="11"/>
          <table:table-cell office:value-type="float" office:value="22.716">
            <text:p>22.7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73">
            <text:p>973</text:p>
          </table:table-cell>
          <table:table-cell office:value-type="float" office:value="76.4">
            <text:p>76.4</text:p>
          </table:table-cell>
          <table:table-cell office:value-type="string">
            <text:p>replib</text:p>
          </table:table-cell>
          <table:table-cell office:value-type="float" office:value="21956.369">
            <text:p>21956.369</text:p>
          </table:table-cell>
          <table:table-cell office:value-type="float" office:value="944855.941">
            <text:p>944855.941</text:p>
          </table:table-cell>
        </table:table-row>
        <table:table-row table:style-name="ro1">
          <table:table-cell table:number-columns-repeated="11"/>
          <table:table-cell office:value-type="float" office:value="22.743">
            <text:p>22.7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6">
            <text:p>686</text:p>
          </table:table-cell>
          <table:table-cell office:value-type="float" office:value="962">
            <text:p>962</text:p>
          </table:table-cell>
          <table:table-cell office:value-type="float" office:value="71.08">
            <text:p>71.08</text:p>
          </table:table-cell>
          <table:table-cell office:value-type="string">
            <text:p>replib</text:p>
          </table:table-cell>
          <table:table-cell office:value-type="float" office:value="22670.393">
            <text:p>22670.393</text:p>
          </table:table-cell>
          <table:table-cell office:value-type="float" office:value="982954.019">
            <text:p>982954.019</text:p>
          </table:table-cell>
        </table:table-row>
        <table:table-row table:style-name="ro1">
          <table:table-cell table:number-columns-repeated="11"/>
          <table:table-cell office:value-type="float" office:value="22.77">
            <text:p>22.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73">
            <text:p>973</text:p>
          </table:table-cell>
          <table:table-cell office:value-type="float" office:value="80.52">
            <text:p>80.52</text:p>
          </table:table-cell>
          <table:table-cell office:value-type="string">
            <text:p>replib</text:p>
          </table:table-cell>
          <table:table-cell office:value-type="float" office:value="68954.3">
            <text:p>68954.3</text:p>
          </table:table-cell>
          <table:table-cell office:value-type="float" office:value="1144366.936">
            <text:p>1144366.936</text:p>
          </table:table-cell>
        </table:table-row>
        <table:table-row table:style-name="ro1">
          <table:table-cell table:number-columns-repeated="11"/>
          <table:table-cell office:value-type="float" office:value="22.831">
            <text:p>22.8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99">
            <text:p>999</text:p>
          </table:table-cell>
          <table:table-cell office:value-type="float" office:value="81.67">
            <text:p>81.67</text:p>
          </table:table-cell>
          <table:table-cell office:value-type="string">
            <text:p>replib</text:p>
          </table:table-cell>
          <table:table-cell office:value-type="float" office:value="32301.736">
            <text:p>32301.736</text:p>
          </table:table-cell>
          <table:table-cell office:value-type="float" office:value="618946.163">
            <text:p>618946.163</text:p>
          </table:table-cell>
        </table:table-row>
        <table:table-row table:style-name="ro1">
          <table:table-cell table:number-columns-repeated="11"/>
          <table:table-cell office:value-type="float" office:value="22.859">
            <text:p>22.8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5">
            <text:p>985</text:p>
          </table:table-cell>
          <table:table-cell office:value-type="float" office:value="81">
            <text:p>81</text:p>
          </table:table-cell>
          <table:table-cell office:value-type="string">
            <text:p>replib</text:p>
          </table:table-cell>
          <table:table-cell office:value-type="float" office:value="12889.751">
            <text:p>12889.751</text:p>
          </table:table-cell>
          <table:table-cell office:value-type="float" office:value="633253.609">
            <text:p>633253.609</text:p>
          </table:table-cell>
        </table:table-row>
        <table:table-row table:style-name="ro1">
          <table:table-cell table:number-columns-repeated="11"/>
          <table:table-cell office:value-type="float" office:value="22.896">
            <text:p>22.8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73">
            <text:p>973</text:p>
          </table:table-cell>
          <table:table-cell office:value-type="float" office:value="81.7">
            <text:p>81.7</text:p>
          </table:table-cell>
          <table:table-cell office:value-type="string">
            <text:p>replib</text:p>
          </table:table-cell>
          <table:table-cell office:value-type="float" office:value="38772.961">
            <text:p>38772.961</text:p>
          </table:table-cell>
          <table:table-cell office:value-type="float" office:value="690443.337">
            <text:p>690443.337</text:p>
          </table:table-cell>
        </table:table-row>
        <table:table-row table:style-name="ro1">
          <table:table-cell table:number-columns-repeated="11"/>
          <table:table-cell office:value-type="float" office:value="22.937">
            <text:p>22.93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0">
            <text:p>980</text:p>
          </table:table-cell>
          <table:table-cell office:value-type="float" office:value="57.57">
            <text:p>57.57</text:p>
          </table:table-cell>
          <table:table-cell office:value-type="string">
            <text:p>replib</text:p>
          </table:table-cell>
          <table:table-cell office:value-type="float" office:value="36035.274">
            <text:p>36035.274</text:p>
          </table:table-cell>
          <table:table-cell office:value-type="float" office:value="979375.177">
            <text:p>979375.177</text:p>
          </table:table-cell>
        </table:table-row>
        <table:table-row table:style-name="ro1">
          <table:table-cell table:number-columns-repeated="11"/>
          <table:table-cell office:value-type="float" office:value="23.015">
            <text:p>23.0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5">
            <text:p>605</text:p>
          </table:table-cell>
          <table:table-cell office:value-type="float" office:value="934">
            <text:p>934</text:p>
          </table:table-cell>
          <table:table-cell office:value-type="float" office:value="66">
            <text:p>66</text:p>
          </table:table-cell>
          <table:table-cell office:value-type="string">
            <text:p>replib</text:p>
          </table:table-cell>
          <table:table-cell office:value-type="float" office:value="10584.56">
            <text:p>10584.56</text:p>
          </table:table-cell>
          <table:table-cell office:value-type="float" office:value="339399.697">
            <text:p>339399.697</text:p>
          </table:table-cell>
        </table:table-row>
        <table:table-row table:style-name="ro1">
          <table:table-cell table:number-columns-repeated="11"/>
          <table:table-cell office:value-type="float" office:value="23.11">
            <text:p>23.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4">
            <text:p>984</text:p>
          </table:table-cell>
          <table:table-cell office:value-type="float" office:value="68.19">
            <text:p>68.19</text:p>
          </table:table-cell>
          <table:table-cell office:value-type="string">
            <text:p>replib</text:p>
          </table:table-cell>
          <table:table-cell office:value-type="float" office:value="9329.913">
            <text:p>9329.913</text:p>
          </table:table-cell>
          <table:table-cell office:value-type="float" office:value="431439.899">
            <text:p>431439.899</text:p>
          </table:table-cell>
        </table:table-row>
        <table:table-row table:style-name="ro1">
          <table:table-cell table:number-columns-repeated="11"/>
          <table:table-cell office:value-type="float" office:value="23.206">
            <text:p>23.2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99">
            <text:p>999</text:p>
          </table:table-cell>
          <table:table-cell office:value-type="float" office:value="82.52">
            <text:p>82.52</text:p>
          </table:table-cell>
          <table:table-cell office:value-type="string">
            <text:p>replib</text:p>
          </table:table-cell>
          <table:table-cell office:value-type="float" office:value="7643.778">
            <text:p>7643.778</text:p>
          </table:table-cell>
          <table:table-cell office:value-type="float" office:value="470561.242">
            <text:p>470561.242</text:p>
          </table:table-cell>
        </table:table-row>
        <table:table-row table:style-name="ro1">
          <table:table-cell table:number-columns-repeated="11"/>
          <table:table-cell office:value-type="float" office:value="23.274">
            <text:p>23.27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99">
            <text:p>999</text:p>
          </table:table-cell>
          <table:table-cell office:value-type="float" office:value="82.2">
            <text:p>82.2</text:p>
          </table:table-cell>
          <table:table-cell office:value-type="string">
            <text:p>replib</text:p>
          </table:table-cell>
          <table:table-cell office:value-type="float" office:value="3772.106">
            <text:p>3772.106</text:p>
          </table:table-cell>
          <table:table-cell office:value-type="float" office:value="577069.878">
            <text:p>577069.878</text:p>
          </table:table-cell>
        </table:table-row>
        <table:table-row table:style-name="ro1">
          <table:table-cell table:number-columns-repeated="11"/>
          <table:table-cell office:value-type="float" office:value="23.342">
            <text:p>23.3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81.73">
            <text:p>81.73</text:p>
          </table:table-cell>
          <table:table-cell office:value-type="string">
            <text:p>replib</text:p>
          </table:table-cell>
          <table:table-cell office:value-type="float" office:value="22718.84">
            <text:p>22718.84</text:p>
          </table:table-cell>
          <table:table-cell office:value-type="float" office:value="635487.125">
            <text:p>635487.125</text:p>
          </table:table-cell>
        </table:table-row>
        <table:table-row table:style-name="ro1">
          <table:table-cell table:number-columns-repeated="11"/>
          <table:table-cell office:value-type="float" office:value="23.359">
            <text:p>23.3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984">
            <text:p>984</text:p>
          </table:table-cell>
          <table:table-cell office:value-type="float" office:value="66.04">
            <text:p>66.04</text:p>
          </table:table-cell>
          <table:table-cell office:value-type="string">
            <text:p>replib</text:p>
          </table:table-cell>
          <table:table-cell office:value-type="float" office:value="12896.241">
            <text:p>12896.241</text:p>
          </table:table-cell>
          <table:table-cell office:value-type="float" office:value="550219.983">
            <text:p>550219.983</text:p>
          </table:table-cell>
        </table:table-row>
        <table:table-row table:style-name="ro1">
          <table:table-cell table:number-columns-repeated="11"/>
          <table:table-cell office:value-type="float" office:value="23.45">
            <text:p>23.4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78">
            <text:p>978</text:p>
          </table:table-cell>
          <table:table-cell office:value-type="float" office:value="81.74">
            <text:p>81.74</text:p>
          </table:table-cell>
          <table:table-cell office:value-type="string">
            <text:p>replib</text:p>
          </table:table-cell>
          <table:table-cell office:value-type="float" office:value="4724.457">
            <text:p>4724.457</text:p>
          </table:table-cell>
          <table:table-cell office:value-type="float" office:value="453701.228">
            <text:p>453701.228</text:p>
          </table:table-cell>
        </table:table-row>
        <table:table-row table:style-name="ro1">
          <table:table-cell table:number-columns-repeated="11"/>
          <table:table-cell office:value-type="float" office:value="23.529">
            <text:p>23.5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99">
            <text:p>999</text:p>
          </table:table-cell>
          <table:table-cell office:value-type="float" office:value="82.58">
            <text:p>82.58</text:p>
          </table:table-cell>
          <table:table-cell office:value-type="string">
            <text:p>replib</text:p>
          </table:table-cell>
          <table:table-cell office:value-type="float" office:value="5950.646">
            <text:p>5950.646</text:p>
          </table:table-cell>
          <table:table-cell office:value-type="float" office:value="452499.892">
            <text:p>452499.892</text:p>
          </table:table-cell>
        </table:table-row>
        <table:table-row table:style-name="ro1">
          <table:table-cell table:number-columns-repeated="11"/>
          <table:table-cell office:value-type="float" office:value="23.583">
            <text:p>23.5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951">
            <text:p>951</text:p>
          </table:table-cell>
          <table:table-cell office:value-type="float" office:value="80.72">
            <text:p>80.72</text:p>
          </table:table-cell>
          <table:table-cell office:value-type="string">
            <text:p>replib</text:p>
          </table:table-cell>
          <table:table-cell office:value-type="float" office:value="6636.913">
            <text:p>6636.913</text:p>
          </table:table-cell>
          <table:table-cell office:value-type="float" office:value="446738.794">
            <text:p>446738.794</text:p>
          </table:table-cell>
        </table:table-row>
        <table:table-row table:style-name="ro1">
          <table:table-cell table:number-columns-repeated="11"/>
          <table:table-cell office:value-type="float" office:value="23.597">
            <text:p>23.5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5">
            <text:p>985</text:p>
          </table:table-cell>
          <table:table-cell office:value-type="float" office:value="81.87">
            <text:p>81.87</text:p>
          </table:table-cell>
          <table:table-cell office:value-type="string">
            <text:p>replib</text:p>
          </table:table-cell>
          <table:table-cell office:value-type="float" office:value="4825.187">
            <text:p>4825.187</text:p>
          </table:table-cell>
          <table:table-cell office:value-type="float" office:value="382445.689">
            <text:p>382445.689</text:p>
          </table:table-cell>
        </table:table-row>
        <table:table-row table:style-name="ro1">
          <table:table-cell table:number-columns-repeated="11"/>
          <table:table-cell office:value-type="float" office:value="23.638">
            <text:p>23.6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51">
            <text:p>951</text:p>
          </table:table-cell>
          <table:table-cell office:value-type="float" office:value="80.6">
            <text:p>80.6</text:p>
          </table:table-cell>
          <table:table-cell office:value-type="string">
            <text:p>replib</text:p>
          </table:table-cell>
          <table:table-cell office:value-type="float" office:value="12506.698">
            <text:p>12506.698</text:p>
          </table:table-cell>
          <table:table-cell office:value-type="float" office:value="529242.943">
            <text:p>529242.943</text:p>
          </table:table-cell>
        </table:table-row>
        <table:table-row table:style-name="ro1">
          <table:table-cell table:number-columns-repeated="11"/>
          <table:table-cell office:value-type="float" office:value="23.678">
            <text:p>23.6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84">
            <text:p>984</text:p>
          </table:table-cell>
          <table:table-cell office:value-type="float" office:value="67.41">
            <text:p>67.41</text:p>
          </table:table-cell>
          <table:table-cell office:value-type="string">
            <text:p>replib</text:p>
          </table:table-cell>
          <table:table-cell office:value-type="float" office:value="10867.806">
            <text:p>10867.806</text:p>
          </table:table-cell>
          <table:table-cell office:value-type="float" office:value="679631.85">
            <text:p>679631.85</text:p>
          </table:table-cell>
        </table:table-row>
        <table:table-row table:style-name="ro1">
          <table:table-cell table:number-columns-repeated="11"/>
          <table:table-cell office:value-type="float" office:value="23.729">
            <text:p>23.729</text:p>
          </table:table-cell>
          <table:table-cell office:value-type="string">
            <text:p>9-Octadecenamide, (Z)-</text:p>
          </table:table-cell>
          <table:table-cell office:value-type="string">
            <text:p>n.a.</text:p>
          </table:table-cell>
          <table:table-cell office:value-type="float" office:value="637">
            <text:p>637</text:p>
          </table:table-cell>
          <table:table-cell office:value-type="float" office:value="644">
            <text:p>644</text:p>
          </table:table-cell>
          <table:table-cell office:value-type="float" office:value="65.8">
            <text:p>65.8</text:p>
          </table:table-cell>
          <table:table-cell office:value-type="string">
            <text:p>replib</text:p>
          </table:table-cell>
          <table:table-cell office:value-type="float" office:value="43301.538">
            <text:p>43301.538</text:p>
          </table:table-cell>
          <table:table-cell office:value-type="float" office:value="766131.618">
            <text:p>766131.618</text:p>
          </table:table-cell>
        </table:table-row>
        <table:table-row table:style-name="ro1">
          <table:table-cell table:number-columns-repeated="11"/>
          <table:table-cell office:value-type="float" office:value="23.804">
            <text:p>23.8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99">
            <text:p>999</text:p>
          </table:table-cell>
          <table:table-cell office:value-type="float" office:value="81.01">
            <text:p>81.01</text:p>
          </table:table-cell>
          <table:table-cell office:value-type="string">
            <text:p>replib</text:p>
          </table:table-cell>
          <table:table-cell office:value-type="float" office:value="9306.065">
            <text:p>9306.065</text:p>
          </table:table-cell>
          <table:table-cell office:value-type="float" office:value="713746.344">
            <text:p>713746.344</text:p>
          </table:table-cell>
        </table:table-row>
        <table:table-row table:style-name="ro1">
          <table:table-cell table:number-columns-repeated="11"/>
          <table:table-cell office:value-type="float" office:value="23.862">
            <text:p>23.862</text:p>
          </table:table-cell>
          <table:table-cell office:value-type="string">
            <text:p>Hexadecenoic acid, Z-11-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708">
            <text:p>708</text:p>
          </table:table-cell>
          <table:table-cell office:value-type="float" office:value="23.43">
            <text:p>23.43</text:p>
          </table:table-cell>
          <table:table-cell office:value-type="string">
            <text:p>replib</text:p>
          </table:table-cell>
          <table:table-cell office:value-type="float" office:value="38827.66">
            <text:p>38827.66</text:p>
          </table:table-cell>
          <table:table-cell office:value-type="float" office:value="872783.371">
            <text:p>872783.371</text:p>
          </table:table-cell>
        </table:table-row>
        <table:table-row table:style-name="ro1">
          <table:table-cell table:number-columns-repeated="11"/>
          <table:table-cell office:value-type="float" office:value="23.937">
            <text:p>23.9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4">
            <text:p>984</text:p>
          </table:table-cell>
          <table:table-cell office:value-type="float" office:value="66.28">
            <text:p>66.28</text:p>
          </table:table-cell>
          <table:table-cell office:value-type="string">
            <text:p>replib</text:p>
          </table:table-cell>
          <table:table-cell office:value-type="float" office:value="15527.586">
            <text:p>15527.586</text:p>
          </table:table-cell>
          <table:table-cell office:value-type="float" office:value="708287.717">
            <text:p>708287.717</text:p>
          </table:table-cell>
        </table:table-row>
        <table:table-row table:style-name="ro1">
          <table:table-cell table:number-columns-repeated="11"/>
          <table:table-cell office:value-type="float" office:value="23.961">
            <text:p>23.96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80">
            <text:p>980</text:p>
          </table:table-cell>
          <table:table-cell office:value-type="float" office:value="59.61">
            <text:p>59.61</text:p>
          </table:table-cell>
          <table:table-cell office:value-type="string">
            <text:p>replib</text:p>
          </table:table-cell>
          <table:table-cell office:value-type="float" office:value="30837.888">
            <text:p>30837.888</text:p>
          </table:table-cell>
          <table:table-cell office:value-type="float" office:value="943006.205">
            <text:p>943006.205</text:p>
          </table:table-cell>
        </table:table-row>
        <table:table-row table:style-name="ro1">
          <table:table-cell table:number-columns-repeated="11"/>
          <table:table-cell office:value-type="float" office:value="23.991">
            <text:p>23.9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85">
            <text:p>985</text:p>
          </table:table-cell>
          <table:table-cell office:value-type="float" office:value="81.66">
            <text:p>81.66</text:p>
          </table:table-cell>
          <table:table-cell office:value-type="string">
            <text:p>replib</text:p>
          </table:table-cell>
          <table:table-cell office:value-type="float" office:value="42679.679">
            <text:p>42679.679</text:p>
          </table:table-cell>
          <table:table-cell office:value-type="float" office:value="1089162.177">
            <text:p>1089162.177</text:p>
          </table:table-cell>
        </table:table-row>
        <table:table-row table:style-name="ro1">
          <table:table-cell table:number-columns-repeated="11"/>
          <table:table-cell office:value-type="float" office:value="24.022">
            <text:p>24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84">
            <text:p>984</text:p>
          </table:table-cell>
          <table:table-cell office:value-type="float" office:value="67.51">
            <text:p>67.51</text:p>
          </table:table-cell>
          <table:table-cell office:value-type="string">
            <text:p>replib</text:p>
          </table:table-cell>
          <table:table-cell office:value-type="float" office:value="61558.903">
            <text:p>61558.903</text:p>
          </table:table-cell>
          <table:table-cell office:value-type="float" office:value="1638028.062">
            <text:p>1638028.062</text:p>
          </table:table-cell>
        </table:table-row>
        <table:table-row table:style-name="ro1">
          <table:table-cell table:number-columns-repeated="11"/>
          <table:table-cell office:value-type="float" office:value="24.059">
            <text:p>24.0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73">
            <text:p>973</text:p>
          </table:table-cell>
          <table:table-cell office:value-type="float" office:value="81.46">
            <text:p>81.46</text:p>
          </table:table-cell>
          <table:table-cell office:value-type="string">
            <text:p>replib</text:p>
          </table:table-cell>
          <table:table-cell office:value-type="float" office:value="20596.334">
            <text:p>20596.334</text:p>
          </table:table-cell>
          <table:table-cell office:value-type="float" office:value="494786.968">
            <text:p>494786.968</text:p>
          </table:table-cell>
        </table:table-row>
        <table:table-row table:style-name="ro1">
          <table:table-cell table:number-columns-repeated="11"/>
          <table:table-cell office:value-type="float" office:value="24.1">
            <text:p>24.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80">
            <text:p>980</text:p>
          </table:table-cell>
          <table:table-cell office:value-type="float" office:value="59.27">
            <text:p>59.27</text:p>
          </table:table-cell>
          <table:table-cell office:value-type="string">
            <text:p>replib</text:p>
          </table:table-cell>
          <table:table-cell office:value-type="float" office:value="12056.997">
            <text:p>12056.997</text:p>
          </table:table-cell>
          <table:table-cell office:value-type="float" office:value="544365.322">
            <text:p>544365.322</text:p>
          </table:table-cell>
        </table:table-row>
        <table:table-row table:style-name="ro1">
          <table:table-cell table:number-columns-repeated="11"/>
          <table:table-cell office:value-type="float" office:value="24.131">
            <text:p>24.1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4">
            <text:p>984</text:p>
          </table:table-cell>
          <table:table-cell office:value-type="float" office:value="67.94">
            <text:p>67.94</text:p>
          </table:table-cell>
          <table:table-cell office:value-type="string">
            <text:p>replib</text:p>
          </table:table-cell>
          <table:table-cell office:value-type="float" office:value="9016.464">
            <text:p>9016.464</text:p>
          </table:table-cell>
          <table:table-cell office:value-type="float" office:value="456635.516">
            <text:p>456635.516</text:p>
          </table:table-cell>
        </table:table-row>
        <table:table-row table:style-name="ro1">
          <table:table-cell table:number-columns-repeated="11"/>
          <table:table-cell office:value-type="float" office:value="24.185">
            <text:p>24.1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99">
            <text:p>999</text:p>
          </table:table-cell>
          <table:table-cell office:value-type="float" office:value="64.25">
            <text:p>64.25</text:p>
          </table:table-cell>
          <table:table-cell office:value-type="string">
            <text:p>replib</text:p>
          </table:table-cell>
          <table:table-cell office:value-type="float" office:value="5645.339">
            <text:p>5645.339</text:p>
          </table:table-cell>
          <table:table-cell office:value-type="float" office:value="448081.764">
            <text:p>448081.764</text:p>
          </table:table-cell>
        </table:table-row>
        <table:table-row table:style-name="ro1">
          <table:table-cell table:number-columns-repeated="11"/>
          <table:table-cell office:value-type="float" office:value="24.226">
            <text:p>24.2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82.04">
            <text:p>82.04</text:p>
          </table:table-cell>
          <table:table-cell office:value-type="string">
            <text:p>replib</text:p>
          </table:table-cell>
          <table:table-cell office:value-type="float" office:value="5257.998">
            <text:p>5257.998</text:p>
          </table:table-cell>
          <table:table-cell office:value-type="float" office:value="341700.54">
            <text:p>341700.54</text:p>
          </table:table-cell>
        </table:table-row>
        <table:table-row table:style-name="ro1">
          <table:table-cell table:number-columns-repeated="11"/>
          <table:table-cell office:value-type="float" office:value="24.284">
            <text:p>24.2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51">
            <text:p>951</text:p>
          </table:table-cell>
          <table:table-cell office:value-type="float" office:value="80.34">
            <text:p>80.34</text:p>
          </table:table-cell>
          <table:table-cell office:value-type="string">
            <text:p>replib</text:p>
          </table:table-cell>
          <table:table-cell office:value-type="float" office:value="8189.21">
            <text:p>8189.21</text:p>
          </table:table-cell>
          <table:table-cell office:value-type="float" office:value="488092.889">
            <text:p>488092.889</text:p>
          </table:table-cell>
        </table:table-row>
        <table:table-row table:style-name="ro1">
          <table:table-cell table:number-columns-repeated="11"/>
          <table:table-cell office:value-type="float" office:value="24.342">
            <text:p>24.34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78">
            <text:p>978</text:p>
          </table:table-cell>
          <table:table-cell office:value-type="float" office:value="82.03">
            <text:p>82.03</text:p>
          </table:table-cell>
          <table:table-cell office:value-type="string">
            <text:p>replib</text:p>
          </table:table-cell>
          <table:table-cell office:value-type="float" office:value="39369.677">
            <text:p>39369.677</text:p>
          </table:table-cell>
          <table:table-cell office:value-type="float" office:value="726147.016">
            <text:p>726147.016</text:p>
          </table:table-cell>
        </table:table-row>
        <table:table-row table:style-name="ro1">
          <table:table-cell table:number-columns-repeated="11"/>
          <table:table-cell office:value-type="float" office:value="24.43">
            <text:p>24.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84">
            <text:p>984</text:p>
          </table:table-cell>
          <table:table-cell office:value-type="float" office:value="68.22">
            <text:p>68.22</text:p>
          </table:table-cell>
          <table:table-cell office:value-type="string">
            <text:p>replib</text:p>
          </table:table-cell>
          <table:table-cell office:value-type="float" office:value="18742.721">
            <text:p>18742.721</text:p>
          </table:table-cell>
          <table:table-cell office:value-type="float" office:value="557678.82">
            <text:p>557678.82</text:p>
          </table:table-cell>
        </table:table-row>
        <table:table-row table:style-name="ro1">
          <table:table-cell table:number-columns-repeated="11"/>
          <table:table-cell office:value-type="float" office:value="24.457">
            <text:p>24.4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4">
            <text:p>984</text:p>
          </table:table-cell>
          <table:table-cell office:value-type="float" office:value="68.36">
            <text:p>68.36</text:p>
          </table:table-cell>
          <table:table-cell office:value-type="string">
            <text:p>replib</text:p>
          </table:table-cell>
          <table:table-cell office:value-type="float" office:value="3099.269">
            <text:p>3099.269</text:p>
          </table:table-cell>
          <table:table-cell office:value-type="float" office:value="342926.778">
            <text:p>342926.778</text:p>
          </table:table-cell>
        </table:table-row>
        <table:table-row table:style-name="ro1">
          <table:table-cell table:number-columns-repeated="11"/>
          <table:table-cell office:value-type="float" office:value="24.518">
            <text:p>24.5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85">
            <text:p>985</text:p>
          </table:table-cell>
          <table:table-cell office:value-type="float" office:value="82.3">
            <text:p>82.3</text:p>
          </table:table-cell>
          <table:table-cell office:value-type="string">
            <text:p>replib</text:p>
          </table:table-cell>
          <table:table-cell office:value-type="float" office:value="6395.436">
            <text:p>6395.436</text:p>
          </table:table-cell>
          <table:table-cell office:value-type="float" office:value="491497.961">
            <text:p>491497.961</text:p>
          </table:table-cell>
        </table:table-row>
        <table:table-row table:style-name="ro1">
          <table:table-cell table:number-columns-repeated="11"/>
          <table:table-cell office:value-type="float" office:value="24.58">
            <text:p>24.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4">
            <text:p>984</text:p>
          </table:table-cell>
          <table:table-cell office:value-type="float" office:value="67.31">
            <text:p>67.31</text:p>
          </table:table-cell>
          <table:table-cell office:value-type="string">
            <text:p>replib</text:p>
          </table:table-cell>
          <table:table-cell office:value-type="float" office:value="17679.506">
            <text:p>17679.506</text:p>
          </table:table-cell>
          <table:table-cell office:value-type="float" office:value="422617.688">
            <text:p>422617.688</text:p>
          </table:table-cell>
        </table:table-row>
        <table:table-row table:style-name="ro1">
          <table:table-cell table:number-columns-repeated="11"/>
          <table:table-cell office:value-type="float" office:value="24.644">
            <text:p>24.6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4">
            <text:p>984</text:p>
          </table:table-cell>
          <table:table-cell office:value-type="float" office:value="67.85">
            <text:p>67.85</text:p>
          </table:table-cell>
          <table:table-cell office:value-type="string">
            <text:p>replib</text:p>
          </table:table-cell>
          <table:table-cell office:value-type="float" office:value="14120.355">
            <text:p>14120.355</text:p>
          </table:table-cell>
          <table:table-cell office:value-type="float" office:value="472445.61">
            <text:p>472445.61</text:p>
          </table:table-cell>
        </table:table-row>
        <table:table-row table:style-name="ro1">
          <table:table-cell table:number-columns-repeated="11"/>
          <table:table-cell office:value-type="float" office:value="24.733">
            <text:p>24.7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84">
            <text:p>984</text:p>
          </table:table-cell>
          <table:table-cell office:value-type="float" office:value="66.21">
            <text:p>66.21</text:p>
          </table:table-cell>
          <table:table-cell office:value-type="string">
            <text:p>replib</text:p>
          </table:table-cell>
          <table:table-cell office:value-type="float" office:value="26976.616">
            <text:p>26976.616</text:p>
          </table:table-cell>
          <table:table-cell office:value-type="float" office:value="630874.834">
            <text:p>630874.834</text:p>
          </table:table-cell>
        </table:table-row>
        <table:table-row table:style-name="ro1">
          <table:table-cell table:number-columns-repeated="11"/>
          <table:table-cell office:value-type="float" office:value="24.811">
            <text:p>24.8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80">
            <text:p>980</text:p>
          </table:table-cell>
          <table:table-cell office:value-type="float" office:value="59.4">
            <text:p>59.4</text:p>
          </table:table-cell>
          <table:table-cell office:value-type="string">
            <text:p>replib</text:p>
          </table:table-cell>
          <table:table-cell office:value-type="float" office:value="19061.559">
            <text:p>19061.559</text:p>
          </table:table-cell>
          <table:table-cell office:value-type="float" office:value="549389.944">
            <text:p>549389.944</text:p>
          </table:table-cell>
        </table:table-row>
        <table:table-row table:style-name="ro1">
          <table:table-cell table:number-columns-repeated="11"/>
          <table:table-cell office:value-type="float" office:value="24.869">
            <text:p>24.8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84">
            <text:p>984</text:p>
          </table:table-cell>
          <table:table-cell office:value-type="float" office:value="68">
            <text:p>68</text:p>
          </table:table-cell>
          <table:table-cell office:value-type="string">
            <text:p>replib</text:p>
          </table:table-cell>
          <table:table-cell office:value-type="float" office:value="15498.539">
            <text:p>15498.539</text:p>
          </table:table-cell>
          <table:table-cell office:value-type="float" office:value="394651.488">
            <text:p>394651.488</text:p>
          </table:table-cell>
        </table:table-row>
        <table:table-row table:style-name="ro1">
          <table:table-cell table:number-columns-repeated="11"/>
          <table:table-cell office:value-type="float" office:value="24.916">
            <text:p>24.9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51">
            <text:p>951</text:p>
          </table:table-cell>
          <table:table-cell office:value-type="float" office:value="80.48">
            <text:p>80.48</text:p>
          </table:table-cell>
          <table:table-cell office:value-type="string">
            <text:p>replib</text:p>
          </table:table-cell>
          <table:table-cell office:value-type="float" office:value="11364.746">
            <text:p>11364.746</text:p>
          </table:table-cell>
          <table:table-cell office:value-type="float" office:value="473899.022">
            <text:p>473899.022</text:p>
          </table:table-cell>
        </table:table-row>
        <table:table-row table:style-name="ro1">
          <table:table-cell table:number-columns-repeated="11"/>
          <table:table-cell office:value-type="float" office:value="25.032">
            <text:p>25.0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84">
            <text:p>984</text:p>
          </table:table-cell>
          <table:table-cell office:value-type="float" office:value="68.21">
            <text:p>68.21</text:p>
          </table:table-cell>
          <table:table-cell office:value-type="string">
            <text:p>replib</text:p>
          </table:table-cell>
          <table:table-cell office:value-type="float" office:value="15561.681">
            <text:p>15561.681</text:p>
          </table:table-cell>
          <table:table-cell office:value-type="float" office:value="454958.07">
            <text:p>454958.07</text:p>
          </table:table-cell>
        </table:table-row>
        <table:table-row table:style-name="ro1">
          <table:table-cell table:number-columns-repeated="11"/>
          <table:table-cell office:value-type="float" office:value="25.083">
            <text:p>25.0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48">
            <text:p>82.48</text:p>
          </table:table-cell>
          <table:table-cell office:value-type="string">
            <text:p>replib</text:p>
          </table:table-cell>
          <table:table-cell office:value-type="float" office:value="5528.816">
            <text:p>5528.816</text:p>
          </table:table-cell>
          <table:table-cell office:value-type="float" office:value="516653.287">
            <text:p>516653.287</text:p>
          </table:table-cell>
        </table:table-row>
        <table:table-row table:style-name="ro1">
          <table:table-cell table:number-columns-repeated="11"/>
          <table:table-cell office:value-type="float" office:value="25.134">
            <text:p>25.1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51">
            <text:p>951</text:p>
          </table:table-cell>
          <table:table-cell office:value-type="float" office:value="81.18">
            <text:p>81.18</text:p>
          </table:table-cell>
          <table:table-cell office:value-type="string">
            <text:p>replib</text:p>
          </table:table-cell>
          <table:table-cell office:value-type="float" office:value="2036.907">
            <text:p>2036.907</text:p>
          </table:table-cell>
          <table:table-cell office:value-type="float" office:value="301795.815">
            <text:p>301795.815</text:p>
          </table:table-cell>
        </table:table-row>
        <table:table-row table:style-name="ro1">
          <table:table-cell table:number-columns-repeated="11"/>
          <table:table-cell office:value-type="float" office:value="25.185">
            <text:p>25.1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85">
            <text:p>985</text:p>
          </table:table-cell>
          <table:table-cell office:value-type="float" office:value="81.91">
            <text:p>81.91</text:p>
          </table:table-cell>
          <table:table-cell office:value-type="string">
            <text:p>replib</text:p>
          </table:table-cell>
          <table:table-cell office:value-type="float" office:value="2885.678">
            <text:p>2885.678</text:p>
          </table:table-cell>
          <table:table-cell office:value-type="float" office:value="355953.302">
            <text:p>355953.302</text:p>
          </table:table-cell>
        </table:table-row>
        <table:table-row table:style-name="ro1">
          <table:table-cell table:number-columns-repeated="11"/>
          <table:table-cell office:value-type="float" office:value="25.216">
            <text:p>25.2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99">
            <text:p>999</text:p>
          </table:table-cell>
          <table:table-cell office:value-type="float" office:value="82.34">
            <text:p>82.34</text:p>
          </table:table-cell>
          <table:table-cell office:value-type="string">
            <text:p>replib</text:p>
          </table:table-cell>
          <table:table-cell office:value-type="float" office:value="7717.388">
            <text:p>7717.388</text:p>
          </table:table-cell>
          <table:table-cell office:value-type="float" office:value="430574.897">
            <text:p>430574.897</text:p>
          </table:table-cell>
        </table:table-row>
        <table:table-row table:style-name="ro1">
          <table:table-cell table:number-columns-repeated="11"/>
          <table:table-cell office:value-type="float" office:value="25.253">
            <text:p>25.2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85">
            <text:p>985</text:p>
          </table:table-cell>
          <table:table-cell office:value-type="float" office:value="81.07">
            <text:p>81.07</text:p>
          </table:table-cell>
          <table:table-cell office:value-type="string">
            <text:p>replib</text:p>
          </table:table-cell>
          <table:table-cell office:value-type="float" office:value="61318.109">
            <text:p>61318.109</text:p>
          </table:table-cell>
          <table:table-cell office:value-type="float" office:value="807004.749">
            <text:p>807004.749</text:p>
          </table:table-cell>
        </table:table-row>
        <table:table-row table:style-name="ro1">
          <table:table-cell table:number-columns-repeated="11"/>
          <table:table-cell office:value-type="float" office:value="25.277">
            <text:p>25.2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73">
            <text:p>973</text:p>
          </table:table-cell>
          <table:table-cell office:value-type="float" office:value="70.32">
            <text:p>70.32</text:p>
          </table:table-cell>
          <table:table-cell office:value-type="string">
            <text:p>replib</text:p>
          </table:table-cell>
          <table:table-cell office:value-type="float" office:value="28951.702">
            <text:p>28951.702</text:p>
          </table:table-cell>
          <table:table-cell office:value-type="float" office:value="527137.842">
            <text:p>527137.842</text:p>
          </table:table-cell>
        </table:table-row>
        <table:table-row table:style-name="ro1">
          <table:table-cell table:number-columns-repeated="11"/>
          <table:table-cell office:value-type="float" office:value="25.352">
            <text:p>25.3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99">
            <text:p>999</text:p>
          </table:table-cell>
          <table:table-cell office:value-type="float" office:value="82.49">
            <text:p>82.49</text:p>
          </table:table-cell>
          <table:table-cell office:value-type="string">
            <text:p>replib</text:p>
          </table:table-cell>
          <table:table-cell office:value-type="float" office:value="35303.345">
            <text:p>35303.345</text:p>
          </table:table-cell>
          <table:table-cell office:value-type="float" office:value="545306.732">
            <text:p>545306.732</text:p>
          </table:table-cell>
        </table:table-row>
        <table:table-row table:style-name="ro1">
          <table:table-cell table:number-columns-repeated="11"/>
          <table:table-cell office:value-type="float" office:value="25.433">
            <text:p>25.4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4066.382">
            <text:p>4066.382</text:p>
          </table:table-cell>
          <table:table-cell office:value-type="float" office:value="395879.328">
            <text:p>395879.328</text:p>
          </table:table-cell>
        </table:table-row>
        <table:table-row table:style-name="ro1">
          <table:table-cell table:number-columns-repeated="11"/>
          <table:table-cell office:value-type="float" office:value="25.501">
            <text:p>25.50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8">
            <text:p>978</text:p>
          </table:table-cell>
          <table:table-cell office:value-type="float" office:value="80.62">
            <text:p>80.62</text:p>
          </table:table-cell>
          <table:table-cell office:value-type="string">
            <text:p>replib</text:p>
          </table:table-cell>
          <table:table-cell office:value-type="float" office:value="21111.149">
            <text:p>21111.149</text:p>
          </table:table-cell>
          <table:table-cell office:value-type="float" office:value="557023.735">
            <text:p>557023.735</text:p>
          </table:table-cell>
        </table:table-row>
        <table:table-row table:style-name="ro1">
          <table:table-cell table:number-columns-repeated="11"/>
          <table:table-cell office:value-type="float" office:value="25.546">
            <text:p>25.5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62">
            <text:p>962</text:p>
          </table:table-cell>
          <table:table-cell office:value-type="float" office:value="81.27">
            <text:p>81.27</text:p>
          </table:table-cell>
          <table:table-cell office:value-type="string">
            <text:p>replib</text:p>
          </table:table-cell>
          <table:table-cell office:value-type="float" office:value="9095.431">
            <text:p>9095.431</text:p>
          </table:table-cell>
          <table:table-cell office:value-type="float" office:value="500265.429">
            <text:p>500265.429</text:p>
          </table:table-cell>
        </table:table-row>
        <table:table-row table:style-name="ro1">
          <table:table-cell table:number-columns-repeated="11"/>
          <table:table-cell office:value-type="float" office:value="25.559">
            <text:p>25.5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3">
            <text:p>973</text:p>
          </table:table-cell>
          <table:table-cell office:value-type="float" office:value="81.57">
            <text:p>81.57</text:p>
          </table:table-cell>
          <table:table-cell office:value-type="string">
            <text:p>replib</text:p>
          </table:table-cell>
          <table:table-cell office:value-type="float" office:value="30491.567">
            <text:p>30491.567</text:p>
          </table:table-cell>
          <table:table-cell office:value-type="float" office:value="705631.064">
            <text:p>705631.064</text:p>
          </table:table-cell>
        </table:table-row>
        <table:table-row table:style-name="ro1">
          <table:table-cell table:number-columns-repeated="11"/>
          <table:table-cell office:value-type="float" office:value="25.634">
            <text:p>25.63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80">
            <text:p>980</text:p>
          </table:table-cell>
          <table:table-cell office:value-type="float" office:value="60.21">
            <text:p>60.21</text:p>
          </table:table-cell>
          <table:table-cell office:value-type="string">
            <text:p>replib</text:p>
          </table:table-cell>
          <table:table-cell office:value-type="float" office:value="27479.488">
            <text:p>27479.488</text:p>
          </table:table-cell>
          <table:table-cell office:value-type="float" office:value="492053.058">
            <text:p>492053.058</text:p>
          </table:table-cell>
        </table:table-row>
        <table:table-row table:style-name="ro1">
          <table:table-cell table:number-columns-repeated="11"/>
          <table:table-cell office:value-type="float" office:value="25.675">
            <text:p>25.6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8">
            <text:p>798</text:p>
          </table:table-cell>
          <table:table-cell office:value-type="float" office:value="999">
            <text:p>999</text:p>
          </table:table-cell>
          <table:table-cell office:value-type="float" office:value="82.36">
            <text:p>82.36</text:p>
          </table:table-cell>
          <table:table-cell office:value-type="string">
            <text:p>replib</text:p>
          </table:table-cell>
          <table:table-cell office:value-type="float" office:value="6985.914">
            <text:p>6985.914</text:p>
          </table:table-cell>
          <table:table-cell office:value-type="float" office:value="459312.746">
            <text:p>459312.746</text:p>
          </table:table-cell>
        </table:table-row>
        <table:table-row table:style-name="ro1">
          <table:table-cell table:number-columns-repeated="11"/>
          <table:table-cell office:value-type="float" office:value="25.76">
            <text:p>25.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73">
            <text:p>973</text:p>
          </table:table-cell>
          <table:table-cell office:value-type="float" office:value="81.25">
            <text:p>81.25</text:p>
          </table:table-cell>
          <table:table-cell office:value-type="string">
            <text:p>replib</text:p>
          </table:table-cell>
          <table:table-cell office:value-type="float" office:value="12518.248">
            <text:p>12518.248</text:p>
          </table:table-cell>
          <table:table-cell office:value-type="float" office:value="482343.514">
            <text:p>482343.514</text:p>
          </table:table-cell>
        </table:table-row>
        <table:table-row table:style-name="ro1">
          <table:table-cell table:number-columns-repeated="11"/>
          <table:table-cell office:value-type="float" office:value="25.811">
            <text:p>25.8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73">
            <text:p>973</text:p>
          </table:table-cell>
          <table:table-cell office:value-type="float" office:value="81.94">
            <text:p>81.94</text:p>
          </table:table-cell>
          <table:table-cell office:value-type="string">
            <text:p>replib</text:p>
          </table:table-cell>
          <table:table-cell office:value-type="float" office:value="13280.383">
            <text:p>13280.383</text:p>
          </table:table-cell>
          <table:table-cell office:value-type="float" office:value="584254.358">
            <text:p>584254.358</text:p>
          </table:table-cell>
        </table:table-row>
        <table:table-row table:style-name="ro1">
          <table:table-cell table:number-columns-repeated="11"/>
          <table:table-cell office:value-type="float" office:value="25.875">
            <text:p>25.8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81.34">
            <text:p>81.34</text:p>
          </table:table-cell>
          <table:table-cell office:value-type="string">
            <text:p>replib</text:p>
          </table:table-cell>
          <table:table-cell office:value-type="float" office:value="8553.441">
            <text:p>8553.441</text:p>
          </table:table-cell>
          <table:table-cell office:value-type="float" office:value="554924.686">
            <text:p>554924.686</text:p>
          </table:table-cell>
        </table:table-row>
        <table:table-row table:style-name="ro1">
          <table:table-cell table:number-columns-repeated="11"/>
          <table:table-cell office:value-type="float" office:value="25.916">
            <text:p>25.9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61">
            <text:p>961</text:p>
          </table:table-cell>
          <table:table-cell office:value-type="float" office:value="81.46">
            <text:p>81.46</text:p>
          </table:table-cell>
          <table:table-cell office:value-type="string">
            <text:p>replib</text:p>
          </table:table-cell>
          <table:table-cell office:value-type="float" office:value="55867.847">
            <text:p>55867.847</text:p>
          </table:table-cell>
          <table:table-cell office:value-type="float" office:value="1258592.748">
            <text:p>1258592.748</text:p>
          </table:table-cell>
        </table:table-row>
        <table:table-row table:style-name="ro1">
          <table:table-cell table:number-columns-repeated="11"/>
          <table:table-cell office:value-type="float" office:value="26.069">
            <text:p>26.06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0">
            <text:p>980</text:p>
          </table:table-cell>
          <table:table-cell office:value-type="float" office:value="60.05">
            <text:p>60.05</text:p>
          </table:table-cell>
          <table:table-cell office:value-type="string">
            <text:p>replib</text:p>
          </table:table-cell>
          <table:table-cell office:value-type="float" office:value="8063.278">
            <text:p>8063.278</text:p>
          </table:table-cell>
          <table:table-cell office:value-type="float" office:value="491937.168">
            <text:p>491937.168</text:p>
          </table:table-cell>
        </table:table-row>
        <table:table-row table:style-name="ro1">
          <table:table-cell table:number-columns-repeated="11"/>
          <table:table-cell office:value-type="float" office:value="26.097">
            <text:p>26.0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73">
            <text:p>973</text:p>
          </table:table-cell>
          <table:table-cell office:value-type="float" office:value="82.09">
            <text:p>82.09</text:p>
          </table:table-cell>
          <table:table-cell office:value-type="string">
            <text:p>replib</text:p>
          </table:table-cell>
          <table:table-cell office:value-type="float" office:value="40566.336">
            <text:p>40566.336</text:p>
          </table:table-cell>
          <table:table-cell office:value-type="float" office:value="1028800.188">
            <text:p>1028800.188</text:p>
          </table:table-cell>
        </table:table-row>
        <table:table-row table:style-name="ro1">
          <table:table-cell table:number-columns-repeated="11"/>
          <table:table-cell office:value-type="float" office:value="26.144">
            <text:p>26.1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5">
            <text:p>985</text:p>
          </table:table-cell>
          <table:table-cell office:value-type="float" office:value="82.22">
            <text:p>82.22</text:p>
          </table:table-cell>
          <table:table-cell office:value-type="string">
            <text:p>replib</text:p>
          </table:table-cell>
          <table:table-cell office:value-type="float" office:value="13778.606">
            <text:p>13778.606</text:p>
          </table:table-cell>
          <table:table-cell office:value-type="float" office:value="541472.17">
            <text:p>541472.17</text:p>
          </table:table-cell>
        </table:table-row>
        <table:table-row table:style-name="ro1">
          <table:table-cell table:number-columns-repeated="11"/>
          <table:table-cell office:value-type="float" office:value="26.209">
            <text:p>26.2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5">
            <text:p>985</text:p>
          </table:table-cell>
          <table:table-cell office:value-type="float" office:value="82.14">
            <text:p>82.14</text:p>
          </table:table-cell>
          <table:table-cell office:value-type="string">
            <text:p>replib</text:p>
          </table:table-cell>
          <table:table-cell office:value-type="float" office:value="2831.597">
            <text:p>2831.597</text:p>
          </table:table-cell>
          <table:table-cell office:value-type="float" office:value="275881.983">
            <text:p>275881.983</text:p>
          </table:table-cell>
        </table:table-row>
        <table:table-row table:style-name="ro1">
          <table:table-cell table:number-columns-repeated="11"/>
          <table:table-cell office:value-type="float" office:value="26.318">
            <text:p>26.31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999">
            <text:p>999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7411.05">
            <text:p>7411.05</text:p>
          </table:table-cell>
          <table:table-cell office:value-type="float" office:value="511157.222">
            <text:p>511157.222</text:p>
          </table:table-cell>
        </table:table-row>
        <table:table-row table:style-name="ro1">
          <table:table-cell table:number-columns-repeated="11"/>
          <table:table-cell office:value-type="float" office:value="26.372">
            <text:p>26.3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810">
            <text:p>810</text:p>
          </table:table-cell>
          <table:table-cell office:value-type="float" office:value="999">
            <text:p>999</text:p>
          </table:table-cell>
          <table:table-cell office:value-type="float" office:value="82.59">
            <text:p>82.59</text:p>
          </table:table-cell>
          <table:table-cell office:value-type="string">
            <text:p>replib</text:p>
          </table:table-cell>
          <table:table-cell office:value-type="float" office:value="12764.71">
            <text:p>12764.71</text:p>
          </table:table-cell>
          <table:table-cell office:value-type="float" office:value="407100.953">
            <text:p>407100.953</text:p>
          </table:table-cell>
        </table:table-row>
        <table:table-row table:style-name="ro1">
          <table:table-cell table:number-columns-repeated="11"/>
          <table:table-cell office:value-type="float" office:value="26.42">
            <text:p>26.4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99">
            <text:p>999</text:p>
          </table:table-cell>
          <table:table-cell office:value-type="float" office:value="82.13">
            <text:p>82.13</text:p>
          </table:table-cell>
          <table:table-cell office:value-type="string">
            <text:p>replib</text:p>
          </table:table-cell>
          <table:table-cell office:value-type="float" office:value="11935.404">
            <text:p>11935.404</text:p>
          </table:table-cell>
          <table:table-cell office:value-type="float" office:value="503533.154">
            <text:p>503533.154</text:p>
          </table:table-cell>
        </table:table-row>
        <table:table-row table:style-name="ro1">
          <table:table-cell table:number-columns-repeated="11"/>
          <table:table-cell office:value-type="float" office:value="26.457">
            <text:p>26.4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9">
            <text:p>799</text:p>
          </table:table-cell>
          <table:table-cell office:value-type="float" office:value="985">
            <text:p>985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4169.495">
            <text:p>4169.495</text:p>
          </table:table-cell>
          <table:table-cell office:value-type="float" office:value="491226.885">
            <text:p>491226.885</text:p>
          </table:table-cell>
        </table:table-row>
        <table:table-row table:style-name="ro1">
          <table:table-cell table:number-columns-repeated="11"/>
          <table:table-cell office:value-type="float" office:value="26.491">
            <text:p>26.49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0">
            <text:p>980</text:p>
          </table:table-cell>
          <table:table-cell office:value-type="float" office:value="59.09">
            <text:p>59.09</text:p>
          </table:table-cell>
          <table:table-cell office:value-type="string">
            <text:p>replib</text:p>
          </table:table-cell>
          <table:table-cell office:value-type="float" office:value="10413.406">
            <text:p>10413.406</text:p>
          </table:table-cell>
          <table:table-cell office:value-type="float" office:value="424932.751">
            <text:p>424932.751</text:p>
          </table:table-cell>
        </table:table-row>
        <table:table-row table:style-name="ro1">
          <table:table-cell table:number-columns-repeated="11"/>
          <table:table-cell office:value-type="float" office:value="26.546">
            <text:p>26.54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78">
            <text:p>978</text:p>
          </table:table-cell>
          <table:table-cell office:value-type="float" office:value="82.14">
            <text:p>82.14</text:p>
          </table:table-cell>
          <table:table-cell office:value-type="string">
            <text:p>replib</text:p>
          </table:table-cell>
          <table:table-cell office:value-type="float" office:value="12902.117">
            <text:p>12902.117</text:p>
          </table:table-cell>
          <table:table-cell office:value-type="float" office:value="485198.971">
            <text:p>485198.971</text:p>
          </table:table-cell>
        </table:table-row>
        <table:table-row table:style-name="ro1">
          <table:table-cell table:number-columns-repeated="11"/>
          <table:table-cell office:value-type="float" office:value="26.597">
            <text:p>26.5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73">
            <text:p>973</text:p>
          </table:table-cell>
          <table:table-cell office:value-type="float" office:value="81.67">
            <text:p>81.67</text:p>
          </table:table-cell>
          <table:table-cell office:value-type="string">
            <text:p>replib</text:p>
          </table:table-cell>
          <table:table-cell office:value-type="float" office:value="15348.36">
            <text:p>15348.36</text:p>
          </table:table-cell>
          <table:table-cell office:value-type="float" office:value="471581.947">
            <text:p>471581.947</text:p>
          </table:table-cell>
        </table:table-row>
        <table:table-row table:style-name="ro1">
          <table:table-cell table:number-columns-repeated="11"/>
          <table:table-cell office:value-type="float" office:value="26.637">
            <text:p>26.63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55">
            <text:p>955</text:p>
          </table:table-cell>
          <table:table-cell office:value-type="float" office:value="81.2">
            <text:p>81.2</text:p>
          </table:table-cell>
          <table:table-cell office:value-type="string">
            <text:p>replib</text:p>
          </table:table-cell>
          <table:table-cell office:value-type="float" office:value="27533.417">
            <text:p>27533.417</text:p>
          </table:table-cell>
          <table:table-cell office:value-type="float" office:value="683029.052">
            <text:p>683029.052</text:p>
          </table:table-cell>
        </table:table-row>
        <table:table-row table:style-name="ro1">
          <table:table-cell table:number-columns-repeated="11"/>
          <table:table-cell office:value-type="float" office:value="26.716">
            <text:p>26.7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9">
            <text:p>779</text:p>
          </table:table-cell>
          <table:table-cell office:value-type="float" office:value="999">
            <text:p>999</text:p>
          </table:table-cell>
          <table:table-cell office:value-type="float" office:value="82.09">
            <text:p>82.09</text:p>
          </table:table-cell>
          <table:table-cell office:value-type="string">
            <text:p>replib</text:p>
          </table:table-cell>
          <table:table-cell office:value-type="float" office:value="10169.416">
            <text:p>10169.416</text:p>
          </table:table-cell>
          <table:table-cell office:value-type="float" office:value="432317.907">
            <text:p>432317.907</text:p>
          </table:table-cell>
        </table:table-row>
        <table:table-row table:style-name="ro1">
          <table:table-cell table:number-columns-repeated="11"/>
          <table:table-cell office:value-type="float" office:value="26.787">
            <text:p>26.7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99">
            <text:p>999</text:p>
          </table:table-cell>
          <table:table-cell office:value-type="float" office:value="82.41">
            <text:p>82.41</text:p>
          </table:table-cell>
          <table:table-cell office:value-type="string">
            <text:p>replib</text:p>
          </table:table-cell>
          <table:table-cell office:value-type="float" office:value="15624.81">
            <text:p>15624.81</text:p>
          </table:table-cell>
          <table:table-cell office:value-type="float" office:value="526374.632">
            <text:p>526374.632</text:p>
          </table:table-cell>
        </table:table-row>
        <table:table-row table:style-name="ro1">
          <table:table-cell table:number-columns-repeated="11"/>
          <table:table-cell office:value-type="float" office:value="26.811">
            <text:p>26.81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55">
            <text:p>955</text:p>
          </table:table-cell>
          <table:table-cell office:value-type="float" office:value="81.57">
            <text:p>81.57</text:p>
          </table:table-cell>
          <table:table-cell office:value-type="string">
            <text:p>replib</text:p>
          </table:table-cell>
          <table:table-cell office:value-type="float" office:value="7336.096">
            <text:p>7336.096</text:p>
          </table:table-cell>
          <table:table-cell office:value-type="float" office:value="468107.874">
            <text:p>468107.874</text:p>
          </table:table-cell>
        </table:table-row>
        <table:table-row table:style-name="ro1">
          <table:table-cell table:number-columns-repeated="11"/>
          <table:table-cell office:value-type="float" office:value="26.831">
            <text:p>26.8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984">
            <text:p>984</text:p>
          </table:table-cell>
          <table:table-cell office:value-type="float" office:value="67.92">
            <text:p>67.92</text:p>
          </table:table-cell>
          <table:table-cell office:value-type="string">
            <text:p>replib</text:p>
          </table:table-cell>
          <table:table-cell office:value-type="float" office:value="18202.538">
            <text:p>18202.538</text:p>
          </table:table-cell>
          <table:table-cell office:value-type="float" office:value="493081.767">
            <text:p>493081.767</text:p>
          </table:table-cell>
        </table:table-row>
        <table:table-row table:style-name="ro1">
          <table:table-cell table:number-columns-repeated="11"/>
          <table:table-cell office:value-type="float" office:value="26.889">
            <text:p>26.8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4">
            <text:p>984</text:p>
          </table:table-cell>
          <table:table-cell office:value-type="float" office:value="67.56">
            <text:p>67.56</text:p>
          </table:table-cell>
          <table:table-cell office:value-type="string">
            <text:p>replib</text:p>
          </table:table-cell>
          <table:table-cell office:value-type="float" office:value="23776.229">
            <text:p>23776.229</text:p>
          </table:table-cell>
          <table:table-cell office:value-type="float" office:value="566207.712">
            <text:p>566207.712</text:p>
          </table:table-cell>
        </table:table-row>
        <table:table-row table:style-name="ro1">
          <table:table-cell table:number-columns-repeated="11"/>
          <table:table-cell office:value-type="float" office:value="26.913">
            <text:p>26.91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78">
            <text:p>978</text:p>
          </table:table-cell>
          <table:table-cell office:value-type="float" office:value="81.22">
            <text:p>81.22</text:p>
          </table:table-cell>
          <table:table-cell office:value-type="string">
            <text:p>replib</text:p>
          </table:table-cell>
          <table:table-cell office:value-type="float" office:value="17845.677">
            <text:p>17845.677</text:p>
          </table:table-cell>
          <table:table-cell office:value-type="float" office:value="544291.473">
            <text:p>544291.473</text:p>
          </table:table-cell>
        </table:table-row>
        <table:table-row table:style-name="ro1">
          <table:table-cell table:number-columns-repeated="11"/>
          <table:table-cell office:value-type="float" office:value="26.947">
            <text:p>26.9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984">
            <text:p>984</text:p>
          </table:table-cell>
          <table:table-cell office:value-type="float" office:value="67.59">
            <text:p>67.59</text:p>
          </table:table-cell>
          <table:table-cell office:value-type="string">
            <text:p>replib</text:p>
          </table:table-cell>
          <table:table-cell office:value-type="float" office:value="50519.936">
            <text:p>50519.936</text:p>
          </table:table-cell>
          <table:table-cell office:value-type="float" office:value="634780.59">
            <text:p>634780.59</text:p>
          </table:table-cell>
        </table:table-row>
        <table:table-row table:style-name="ro1">
          <table:table-cell table:number-columns-repeated="11"/>
          <table:table-cell office:value-type="float" office:value="27.008">
            <text:p>27.0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61">
            <text:p>961</text:p>
          </table:table-cell>
          <table:table-cell office:value-type="float" office:value="75.22">
            <text:p>75.22</text:p>
          </table:table-cell>
          <table:table-cell office:value-type="string">
            <text:p>replib</text:p>
          </table:table-cell>
          <table:table-cell office:value-type="float" office:value="12780.522">
            <text:p>12780.522</text:p>
          </table:table-cell>
          <table:table-cell office:value-type="float" office:value="476801.642">
            <text:p>476801.642</text:p>
          </table:table-cell>
        </table:table-row>
        <table:table-row table:style-name="ro1">
          <table:table-cell table:number-columns-repeated="11"/>
          <table:table-cell office:value-type="float" office:value="27.076">
            <text:p>27.0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42">
            <text:p>942</text:p>
          </table:table-cell>
          <table:table-cell office:value-type="float" office:value="80.55">
            <text:p>80.55</text:p>
          </table:table-cell>
          <table:table-cell office:value-type="string">
            <text:p>replib</text:p>
          </table:table-cell>
          <table:table-cell office:value-type="float" office:value="14404.53">
            <text:p>14404.53</text:p>
          </table:table-cell>
          <table:table-cell office:value-type="float" office:value="508076.691">
            <text:p>508076.691</text:p>
          </table:table-cell>
        </table:table-row>
        <table:table-row table:style-name="ro1">
          <table:table-cell table:number-columns-repeated="11"/>
          <table:table-cell office:value-type="float" office:value="27.12">
            <text:p>27.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73">
            <text:p>973</text:p>
          </table:table-cell>
          <table:table-cell office:value-type="float" office:value="82.31">
            <text:p>82.31</text:p>
          </table:table-cell>
          <table:table-cell office:value-type="string">
            <text:p>replib</text:p>
          </table:table-cell>
          <table:table-cell office:value-type="float" office:value="44517.312">
            <text:p>44517.312</text:p>
          </table:table-cell>
          <table:table-cell office:value-type="float" office:value="622777.259">
            <text:p>622777.259</text:p>
          </table:table-cell>
        </table:table-row>
        <table:table-row table:style-name="ro1">
          <table:table-cell table:number-columns-repeated="11"/>
          <table:table-cell office:value-type="float" office:value="27.165">
            <text:p>27.1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82.1">
            <text:p>82.1</text:p>
          </table:table-cell>
          <table:table-cell office:value-type="string">
            <text:p>replib</text:p>
          </table:table-cell>
          <table:table-cell office:value-type="float" office:value="11665.551">
            <text:p>11665.551</text:p>
          </table:table-cell>
          <table:table-cell office:value-type="float" office:value="443563.959">
            <text:p>443563.959</text:p>
          </table:table-cell>
        </table:table-row>
        <table:table-row table:style-name="ro1">
          <table:table-cell table:number-columns-repeated="11"/>
          <table:table-cell office:value-type="float" office:value="27.239">
            <text:p>27.23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0">
            <text:p>980</text:p>
          </table:table-cell>
          <table:table-cell office:value-type="float" office:value="59.13">
            <text:p>59.13</text:p>
          </table:table-cell>
          <table:table-cell office:value-type="string">
            <text:p>replib</text:p>
          </table:table-cell>
          <table:table-cell office:value-type="float" office:value="12862.661">
            <text:p>12862.661</text:p>
          </table:table-cell>
          <table:table-cell office:value-type="float" office:value="451782.294">
            <text:p>451782.294</text:p>
          </table:table-cell>
        </table:table-row>
        <table:table-row table:style-name="ro1">
          <table:table-cell table:number-columns-repeated="11"/>
          <table:table-cell office:value-type="float" office:value="27.28">
            <text:p>27.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7">
            <text:p>787</text:p>
          </table:table-cell>
          <table:table-cell office:value-type="float" office:value="985">
            <text:p>985</text:p>
          </table:table-cell>
          <table:table-cell office:value-type="float" office:value="82">
            <text:p>82</text:p>
          </table:table-cell>
          <table:table-cell office:value-type="string">
            <text:p>replib</text:p>
          </table:table-cell>
          <table:table-cell office:value-type="float" office:value="14895.848">
            <text:p>14895.848</text:p>
          </table:table-cell>
          <table:table-cell office:value-type="float" office:value="470103.359">
            <text:p>470103.359</text:p>
          </table:table-cell>
        </table:table-row>
        <table:table-row table:style-name="ro1">
          <table:table-cell table:number-columns-repeated="11"/>
          <table:table-cell office:value-type="float" office:value="27.331">
            <text:p>27.3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84">
            <text:p>984</text:p>
          </table:table-cell>
          <table:table-cell office:value-type="float" office:value="67.89">
            <text:p>67.89</text:p>
          </table:table-cell>
          <table:table-cell office:value-type="string">
            <text:p>replib</text:p>
          </table:table-cell>
          <table:table-cell office:value-type="float" office:value="9033.264">
            <text:p>9033.264</text:p>
          </table:table-cell>
          <table:table-cell office:value-type="float" office:value="523256.951">
            <text:p>523256.951</text:p>
          </table:table-cell>
        </table:table-row>
        <table:table-row table:style-name="ro1">
          <table:table-cell table:number-columns-repeated="11"/>
          <table:table-cell office:value-type="float" office:value="27.389">
            <text:p>27.38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80">
            <text:p>980</text:p>
          </table:table-cell>
          <table:table-cell office:value-type="float" office:value="59.6">
            <text:p>59.6</text:p>
          </table:table-cell>
          <table:table-cell office:value-type="string">
            <text:p>replib</text:p>
          </table:table-cell>
          <table:table-cell office:value-type="float" office:value="9146.511">
            <text:p>9146.511</text:p>
          </table:table-cell>
          <table:table-cell office:value-type="float" office:value="467990.159">
            <text:p>467990.159</text:p>
          </table:table-cell>
        </table:table-row>
        <table:table-row table:style-name="ro1">
          <table:table-cell table:number-columns-repeated="11"/>
          <table:table-cell office:value-type="float" office:value="27.498">
            <text:p>27.49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78">
            <text:p>978</text:p>
          </table:table-cell>
          <table:table-cell office:value-type="float" office:value="82.07">
            <text:p>82.07</text:p>
          </table:table-cell>
          <table:table-cell office:value-type="string">
            <text:p>replib</text:p>
          </table:table-cell>
          <table:table-cell office:value-type="float" office:value="5949.575">
            <text:p>5949.575</text:p>
          </table:table-cell>
          <table:table-cell office:value-type="float" office:value="627990.371">
            <text:p>627990.371</text:p>
          </table:table-cell>
        </table:table-row>
        <table:table-row table:style-name="ro1">
          <table:table-cell table:number-columns-repeated="11"/>
          <table:table-cell office:value-type="float" office:value="27.518">
            <text:p>27.5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4">
            <text:p>984</text:p>
          </table:table-cell>
          <table:table-cell office:value-type="float" office:value="68.11">
            <text:p>68.11</text:p>
          </table:table-cell>
          <table:table-cell office:value-type="string">
            <text:p>replib</text:p>
          </table:table-cell>
          <table:table-cell office:value-type="float" office:value="31643.451">
            <text:p>31643.451</text:p>
          </table:table-cell>
          <table:table-cell office:value-type="float" office:value="655298.918">
            <text:p>655298.918</text:p>
          </table:table-cell>
        </table:table-row>
        <table:table-row table:style-name="ro1">
          <table:table-cell table:number-columns-repeated="11"/>
          <table:table-cell office:value-type="float" office:value="27.573">
            <text:p>27.57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80">
            <text:p>980</text:p>
          </table:table-cell>
          <table:table-cell office:value-type="float" office:value="60.05">
            <text:p>60.05</text:p>
          </table:table-cell>
          <table:table-cell office:value-type="string">
            <text:p>replib</text:p>
          </table:table-cell>
          <table:table-cell office:value-type="float" office:value="18929.951">
            <text:p>18929.951</text:p>
          </table:table-cell>
          <table:table-cell office:value-type="float" office:value="544591.522">
            <text:p>544591.522</text:p>
          </table:table-cell>
        </table:table-row>
        <table:table-row table:style-name="ro1">
          <table:table-cell table:number-columns-repeated="11"/>
          <table:table-cell office:value-type="float" office:value="27.648">
            <text:p>27.64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55">
            <text:p>955</text:p>
          </table:table-cell>
          <table:table-cell office:value-type="float" office:value="80.87">
            <text:p>80.87</text:p>
          </table:table-cell>
          <table:table-cell office:value-type="string">
            <text:p>replib</text:p>
          </table:table-cell>
          <table:table-cell office:value-type="float" office:value="38188.717">
            <text:p>38188.717</text:p>
          </table:table-cell>
          <table:table-cell office:value-type="float" office:value="701660.725">
            <text:p>701660.725</text:p>
          </table:table-cell>
        </table:table-row>
        <table:table-row table:style-name="ro1">
          <table:table-cell table:number-columns-repeated="11"/>
          <table:table-cell office:value-type="float" office:value="27.661">
            <text:p>27.6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62">
            <text:p>962</text:p>
          </table:table-cell>
          <table:table-cell office:value-type="float" office:value="81.4">
            <text:p>81.4</text:p>
          </table:table-cell>
          <table:table-cell office:value-type="string">
            <text:p>replib</text:p>
          </table:table-cell>
          <table:table-cell office:value-type="float" office:value="15540.435">
            <text:p>15540.435</text:p>
          </table:table-cell>
          <table:table-cell office:value-type="float" office:value="607982.996">
            <text:p>607982.996</text:p>
          </table:table-cell>
        </table:table-row>
        <table:table-row table:style-name="ro1">
          <table:table-cell table:number-columns-repeated="11"/>
          <table:table-cell office:value-type="float" office:value="27.685">
            <text:p>27.6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5">
            <text:p>985</text:p>
          </table:table-cell>
          <table:table-cell office:value-type="float" office:value="82.03">
            <text:p>82.03</text:p>
          </table:table-cell>
          <table:table-cell office:value-type="string">
            <text:p>replib</text:p>
          </table:table-cell>
          <table:table-cell office:value-type="float" office:value="2267.115">
            <text:p>2267.115</text:p>
          </table:table-cell>
          <table:table-cell office:value-type="float" office:value="318159.537">
            <text:p>318159.537</text:p>
          </table:table-cell>
        </table:table-row>
        <table:table-row table:style-name="ro1">
          <table:table-cell table:number-columns-repeated="11"/>
          <table:table-cell office:value-type="float" office:value="27.76">
            <text:p>27.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985">
            <text:p>985</text:p>
          </table:table-cell>
          <table:table-cell office:value-type="float" office:value="82.21">
            <text:p>82.21</text:p>
          </table:table-cell>
          <table:table-cell office:value-type="string">
            <text:p>replib</text:p>
          </table:table-cell>
          <table:table-cell office:value-type="float" office:value="7195.559">
            <text:p>7195.559</text:p>
          </table:table-cell>
          <table:table-cell office:value-type="float" office:value="449258.298">
            <text:p>449258.298</text:p>
          </table:table-cell>
        </table:table-row>
        <table:table-row table:style-name="ro1">
          <table:table-cell table:number-columns-repeated="11"/>
          <table:table-cell office:value-type="float" office:value="27.841">
            <text:p>27.8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4">
            <text:p>984</text:p>
          </table:table-cell>
          <table:table-cell office:value-type="float" office:value="67.95">
            <text:p>67.95</text:p>
          </table:table-cell>
          <table:table-cell office:value-type="string">
            <text:p>replib</text:p>
          </table:table-cell>
          <table:table-cell office:value-type="float" office:value="19726.974">
            <text:p>19726.974</text:p>
          </table:table-cell>
          <table:table-cell office:value-type="float" office:value="512287.362">
            <text:p>512287.362</text:p>
          </table:table-cell>
        </table:table-row>
        <table:table-row table:style-name="ro1">
          <table:table-cell table:number-columns-repeated="11"/>
          <table:table-cell office:value-type="float" office:value="27.947">
            <text:p>27.94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99">
            <text:p>999</text:p>
          </table:table-cell>
          <table:table-cell office:value-type="float" office:value="82.57">
            <text:p>82.57</text:p>
          </table:table-cell>
          <table:table-cell office:value-type="string">
            <text:p>replib</text:p>
          </table:table-cell>
          <table:table-cell office:value-type="float" office:value="32579.996">
            <text:p>32579.996</text:p>
          </table:table-cell>
          <table:table-cell office:value-type="float" office:value="502328.97">
            <text:p>502328.97</text:p>
          </table:table-cell>
        </table:table-row>
        <table:table-row table:style-name="ro1">
          <table:table-cell table:number-columns-repeated="11"/>
          <table:table-cell office:value-type="float" office:value="27.981">
            <text:p>27.98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980">
            <text:p>980</text:p>
          </table:table-cell>
          <table:table-cell office:value-type="float" office:value="60.09">
            <text:p>60.09</text:p>
          </table:table-cell>
          <table:table-cell office:value-type="string">
            <text:p>replib</text:p>
          </table:table-cell>
          <table:table-cell office:value-type="float" office:value="16197.922">
            <text:p>16197.922</text:p>
          </table:table-cell>
          <table:table-cell office:value-type="float" office:value="602063.583">
            <text:p>602063.583</text:p>
          </table:table-cell>
        </table:table-row>
        <table:table-row table:style-name="ro1">
          <table:table-cell table:number-columns-repeated="11"/>
          <table:table-cell office:value-type="float" office:value="28.13">
            <text:p>28.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42">
            <text:p>942</text:p>
          </table:table-cell>
          <table:table-cell office:value-type="float" office:value="80.29">
            <text:p>80.29</text:p>
          </table:table-cell>
          <table:table-cell office:value-type="string">
            <text:p>replib</text:p>
          </table:table-cell>
          <table:table-cell office:value-type="float" office:value="36287.5">
            <text:p>36287.5</text:p>
          </table:table-cell>
          <table:table-cell office:value-type="float" office:value="763224.606">
            <text:p>763224.606</text:p>
          </table:table-cell>
        </table:table-row>
        <table:table-row table:style-name="ro1">
          <table:table-cell table:number-columns-repeated="11"/>
          <table:table-cell office:value-type="float" office:value="28.216">
            <text:p>28.21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80">
            <text:p>980</text:p>
          </table:table-cell>
          <table:table-cell office:value-type="float" office:value="59.74">
            <text:p>59.74</text:p>
          </table:table-cell>
          <table:table-cell office:value-type="string">
            <text:p>replib</text:p>
          </table:table-cell>
          <table:table-cell office:value-type="float" office:value="9532.417">
            <text:p>9532.417</text:p>
          </table:table-cell>
          <table:table-cell office:value-type="float" office:value="629556.736">
            <text:p>629556.736</text:p>
          </table:table-cell>
        </table:table-row>
        <table:table-row table:style-name="ro1">
          <table:table-cell table:number-columns-repeated="11"/>
          <table:table-cell office:value-type="float" office:value="28.25">
            <text:p>28.2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0">
            <text:p>980</text:p>
          </table:table-cell>
          <table:table-cell office:value-type="float" office:value="59.04">
            <text:p>59.04</text:p>
          </table:table-cell>
          <table:table-cell office:value-type="string">
            <text:p>replib</text:p>
          </table:table-cell>
          <table:table-cell office:value-type="float" office:value="35656.429">
            <text:p>35656.429</text:p>
          </table:table-cell>
          <table:table-cell office:value-type="float" office:value="622976.554">
            <text:p>622976.554</text:p>
          </table:table-cell>
        </table:table-row>
        <table:table-row table:style-name="ro1">
          <table:table-cell table:number-columns-repeated="11"/>
          <table:table-cell office:value-type="float" office:value="28.318">
            <text:p>28.3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85">
            <text:p>985</text:p>
          </table:table-cell>
          <table:table-cell office:value-type="float" office:value="82.46">
            <text:p>82.46</text:p>
          </table:table-cell>
          <table:table-cell office:value-type="string">
            <text:p>replib</text:p>
          </table:table-cell>
          <table:table-cell office:value-type="float" office:value="53690.925">
            <text:p>53690.925</text:p>
          </table:table-cell>
          <table:table-cell office:value-type="float" office:value="708996.157">
            <text:p>708996.157</text:p>
          </table:table-cell>
        </table:table-row>
        <table:table-row table:style-name="ro1">
          <table:table-cell table:number-columns-repeated="11"/>
          <table:table-cell office:value-type="float" office:value="28.365">
            <text:p>28.3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5">
            <text:p>985</text:p>
          </table:table-cell>
          <table:table-cell office:value-type="float" office:value="81.92">
            <text:p>81.92</text:p>
          </table:table-cell>
          <table:table-cell office:value-type="string">
            <text:p>replib</text:p>
          </table:table-cell>
          <table:table-cell office:value-type="float" office:value="9186.201">
            <text:p>9186.201</text:p>
          </table:table-cell>
          <table:table-cell office:value-type="float" office:value="729302.515">
            <text:p>729302.515</text:p>
          </table:table-cell>
        </table:table-row>
        <table:table-row table:style-name="ro1">
          <table:table-cell table:number-columns-repeated="11"/>
          <table:table-cell office:value-type="float" office:value="28.416">
            <text:p>28.41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800">
            <text:p>800</text:p>
          </table:table-cell>
          <table:table-cell office:value-type="float" office:value="999">
            <text:p>999</text:p>
          </table:table-cell>
          <table:table-cell office:value-type="float" office:value="82.6">
            <text:p>82.6</text:p>
          </table:table-cell>
          <table:table-cell office:value-type="string">
            <text:p>replib</text:p>
          </table:table-cell>
          <table:table-cell office:value-type="float" office:value="20978.464">
            <text:p>20978.464</text:p>
          </table:table-cell>
          <table:table-cell office:value-type="float" office:value="663376.264">
            <text:p>663376.264</text:p>
          </table:table-cell>
        </table:table-row>
        <table:table-row table:style-name="ro2">
          <table:table-cell table:number-columns-repeated="18"/>
          <table:table-cell office:value-type="float" office:value="55608.127">
            <text:p>55608.127</text:p>
          </table:table-cell>
          <table:table-cell office:value-type="float" office:value="791939.572">
            <text:p>791939.572</text:p>
          </table:table-cell>
        </table:table-row>
        <table:table-row table:style-name="ro2">
          <table:table-cell table:number-columns-repeated="18"/>
          <table:table-cell office:value-type="float" office:value="9589.961">
            <text:p>9589.961</text:p>
          </table:table-cell>
          <table:table-cell office:value-type="float" office:value="449427.715">
            <text:p>449427.715</text:p>
          </table:table-cell>
        </table:table-row>
        <table:table-row table:style-name="ro2">
          <table:table-cell table:number-columns-repeated="18"/>
          <table:table-cell office:value-type="float" office:value="20460.757">
            <text:p>20460.757</text:p>
          </table:table-cell>
          <table:table-cell office:value-type="float" office:value="513664.944">
            <text:p>513664.944</text:p>
          </table:table-cell>
        </table:table-row>
        <table:table-row table:style-name="ro2">
          <table:table-cell table:number-columns-repeated="18"/>
          <table:table-cell office:value-type="float" office:value="5525.548">
            <text:p>5525.548</text:p>
          </table:table-cell>
          <table:table-cell office:value-type="float" office:value="561814.713">
            <text:p>561814.713</text:p>
          </table:table-cell>
        </table:table-row>
        <table:table-row table:style-name="ro2">
          <table:table-cell table:number-columns-repeated="18"/>
          <table:table-cell office:value-type="float" office:value="16380.345">
            <text:p>16380.345</text:p>
          </table:table-cell>
          <table:table-cell office:value-type="float" office:value="533423.447">
            <text:p>533423.447</text:p>
          </table:table-cell>
        </table:table-row>
        <table:table-row table:style-name="ro2">
          <table:table-cell table:number-columns-repeated="18"/>
          <table:table-cell office:value-type="float" office:value="19705.208">
            <text:p>19705.208</text:p>
          </table:table-cell>
          <table:table-cell office:value-type="float" office:value="542445.791">
            <text:p>542445.791</text:p>
          </table:table-cell>
        </table:table-row>
        <table:table-row table:style-name="ro2">
          <table:table-cell table:number-columns-repeated="18"/>
          <table:table-cell office:value-type="float" office:value="15248.11">
            <text:p>15248.11</text:p>
          </table:table-cell>
          <table:table-cell office:value-type="float" office:value="547548.513">
            <text:p>547548.513</text:p>
          </table:table-cell>
        </table:table-row>
        <table:table-row table:style-name="ro2">
          <table:table-cell table:number-columns-repeated="18"/>
          <table:table-cell office:value-type="float" office:value="10990.212">
            <text:p>10990.212</text:p>
          </table:table-cell>
          <table:table-cell office:value-type="float" office:value="464344.189">
            <text:p>464344.189</text:p>
          </table:table-cell>
        </table:table-row>
        <table:table-row table:style-name="ro2">
          <table:table-cell table:number-columns-repeated="18"/>
          <table:table-cell office:value-type="float" office:value="20400.398">
            <text:p>20400.398</text:p>
          </table:table-cell>
          <table:table-cell office:value-type="float" office:value="505872.307">
            <text:p>505872.307</text:p>
          </table:table-cell>
        </table:table-row>
        <table:table-row table:style-name="ro2">
          <table:table-cell table:number-columns-repeated="18"/>
          <table:table-cell office:value-type="float" office:value="17231.899">
            <text:p>17231.899</text:p>
          </table:table-cell>
          <table:table-cell office:value-type="float" office:value="480627.221">
            <text:p>480627.221</text:p>
          </table:table-cell>
        </table:table-row>
        <table:table-row table:style-name="ro2">
          <table:table-cell table:number-columns-repeated="18"/>
          <table:table-cell office:value-type="float" office:value="6823.251">
            <text:p>6823.251</text:p>
          </table:table-cell>
          <table:table-cell office:value-type="float" office:value="399839.186">
            <text:p>399839.186</text:p>
          </table:table-cell>
        </table:table-row>
        <table:table-row table:style-name="ro2">
          <table:table-cell table:number-columns-repeated="18"/>
          <table:table-cell office:value-type="float" office:value="6252.551">
            <text:p>6252.551</text:p>
          </table:table-cell>
          <table:table-cell office:value-type="float" office:value="488052.09">
            <text:p>488052.09</text:p>
          </table:table-cell>
        </table:table-row>
        <table:table-row table:style-name="ro2">
          <table:table-cell table:number-columns-repeated="18"/>
          <table:table-cell office:value-type="float" office:value="6687.358">
            <text:p>6687.358</text:p>
          </table:table-cell>
          <table:table-cell office:value-type="float" office:value="600276.894">
            <text:p>600276.894</text:p>
          </table:table-cell>
        </table:table-row>
        <table:table-row table:style-name="ro2">
          <table:table-cell table:number-columns-repeated="18"/>
          <table:table-cell office:value-type="float" office:value="17494.744">
            <text:p>17494.744</text:p>
          </table:table-cell>
          <table:table-cell office:value-type="float" office:value="450576.147">
            <text:p>450576.147</text:p>
          </table:table-cell>
        </table:table-row>
        <table:table-row table:style-name="ro2">
          <table:table-cell table:number-columns-repeated="18"/>
          <table:table-cell office:value-type="float" office:value="8088.977">
            <text:p>8088.977</text:p>
          </table:table-cell>
          <table:table-cell office:value-type="float" office:value="460558.632">
            <text:p>460558.632</text:p>
          </table:table-cell>
        </table:table-row>
        <table:table-row table:style-name="ro2">
          <table:table-cell table:number-columns-repeated="18"/>
          <table:table-cell office:value-type="float" office:value="7360.875">
            <text:p>7360.875</text:p>
          </table:table-cell>
          <table:table-cell office:value-type="float" office:value="552512.076">
            <text:p>552512.076</text:p>
          </table:table-cell>
        </table:table-row>
        <table:table-row table:style-name="ro2">
          <table:table-cell table:number-columns-repeated="18"/>
          <table:table-cell office:value-type="float" office:value="35575.765">
            <text:p>35575.765</text:p>
          </table:table-cell>
          <table:table-cell office:value-type="float" office:value="825613.444">
            <text:p>825613.444</text:p>
          </table:table-cell>
        </table:table-row>
        <table:table-row table:style-name="ro2">
          <table:table-cell table:number-columns-repeated="18"/>
          <table:table-cell office:value-type="float" office:value="26174.41">
            <text:p>26174.41</text:p>
          </table:table-cell>
          <table:table-cell office:value-type="float" office:value="628842.404">
            <text:p>628842.404</text:p>
          </table:table-cell>
        </table:table-row>
        <table:table-row table:style-name="ro2">
          <table:table-cell table:number-columns-repeated="18"/>
          <table:table-cell office:value-type="float" office:value="23901.407">
            <text:p>23901.407</text:p>
          </table:table-cell>
          <table:table-cell office:value-type="float" office:value="545555.387">
            <text:p>545555.387</text:p>
          </table:table-cell>
        </table:table-row>
        <table:table-row table:style-name="ro2">
          <table:table-cell table:number-columns-repeated="18"/>
          <table:table-cell office:value-type="float" office:value="7487.575">
            <text:p>7487.575</text:p>
          </table:table-cell>
          <table:table-cell office:value-type="float" office:value="511212.013">
            <text:p>511212.013</text:p>
          </table:table-cell>
        </table:table-row>
        <table:table-row table:style-name="ro2">
          <table:table-cell table:number-columns-repeated="18"/>
          <table:table-cell office:value-type="float" office:value="20996.012">
            <text:p>20996.012</text:p>
          </table:table-cell>
          <table:table-cell office:value-type="float" office:value="624160.614">
            <text:p>624160.614</text:p>
          </table:table-cell>
        </table:table-row>
        <table:table-row table:style-name="ro2">
          <table:table-cell table:number-columns-repeated="18"/>
          <table:table-cell office:value-type="float" office:value="17418.442">
            <text:p>17418.442</text:p>
          </table:table-cell>
          <table:table-cell office:value-type="float" office:value="562528.246">
            <text:p>562528.246</text:p>
          </table:table-cell>
        </table:table-row>
        <table:table-row table:style-name="ro2">
          <table:table-cell table:number-columns-repeated="18"/>
          <table:table-cell office:value-type="float" office:value="15413.883">
            <text:p>15413.883</text:p>
          </table:table-cell>
          <table:table-cell office:value-type="float" office:value="467758.041">
            <text:p>467758.041</text:p>
          </table:table-cell>
        </table:table-row>
        <table:table-row table:style-name="ro2">
          <table:table-cell table:number-columns-repeated="18"/>
          <table:table-cell office:value-type="float" office:value="21499.538">
            <text:p>21499.538</text:p>
          </table:table-cell>
          <table:table-cell office:value-type="float" office:value="544309.461">
            <text:p>544309.461</text:p>
          </table:table-cell>
        </table:table-row>
        <table:table-row table:style-name="ro2">
          <table:table-cell table:number-columns-repeated="18"/>
          <table:table-cell office:value-type="float" office:value="19084.565">
            <text:p>19084.565</text:p>
          </table:table-cell>
          <table:table-cell office:value-type="float" office:value="537455.995">
            <text:p>537455.995</text:p>
          </table:table-cell>
        </table:table-row>
        <table:table-row table:style-name="ro2">
          <table:table-cell table:number-columns-repeated="18"/>
          <table:table-cell office:value-type="float" office:value="5039.587">
            <text:p>5039.587</text:p>
          </table:table-cell>
          <table:table-cell office:value-type="float" office:value="503101.917">
            <text:p>503101.917</text:p>
          </table:table-cell>
        </table:table-row>
        <table:table-row table:style-name="ro2">
          <table:table-cell table:number-columns-repeated="18"/>
          <table:table-cell office:value-type="float" office:value="9579.435">
            <text:p>9579.435</text:p>
          </table:table-cell>
          <table:table-cell office:value-type="float" office:value="372097.103">
            <text:p>372097.103</text:p>
          </table:table-cell>
        </table:table-row>
        <table:table-row table:style-name="ro2">
          <table:table-cell table:number-columns-repeated="18"/>
          <table:table-cell office:value-type="float" office:value="22031.074">
            <text:p>22031.074</text:p>
          </table:table-cell>
          <table:table-cell office:value-type="float" office:value="562342.16">
            <text:p>562342.16</text:p>
          </table:table-cell>
        </table:table-row>
        <table:table-row table:style-name="ro2">
          <table:table-cell table:number-columns-repeated="18"/>
          <table:table-cell office:value-type="float" office:value="8078.982">
            <text:p>8078.982</text:p>
          </table:table-cell>
          <table:table-cell office:value-type="float" office:value="531476.141">
            <text:p>531476.141</text:p>
          </table:table-cell>
        </table:table-row>
        <table:table-row table:style-name="ro2">
          <table:table-cell table:number-columns-repeated="18"/>
          <table:table-cell office:value-type="float" office:value="12328.249">
            <text:p>12328.249</text:p>
          </table:table-cell>
          <table:table-cell office:value-type="float" office:value="376266.827">
            <text:p>376266.827</text:p>
          </table:table-cell>
        </table:table-row>
        <table:table-row table:style-name="ro2">
          <table:table-cell table:number-columns-repeated="18"/>
          <table:table-cell office:value-type="float" office:value="17681.021">
            <text:p>17681.021</text:p>
          </table:table-cell>
          <table:table-cell office:value-type="float" office:value="637716.362">
            <text:p>637716.362</text:p>
          </table:table-cell>
        </table:table-row>
        <table:table-row table:style-name="ro2">
          <table:table-cell table:number-columns-repeated="18"/>
          <table:table-cell office:value-type="float" office:value="40867.312">
            <text:p>40867.312</text:p>
          </table:table-cell>
          <table:table-cell office:value-type="float" office:value="525364.199">
            <text:p>525364.199</text:p>
          </table:table-cell>
        </table:table-row>
        <table:table-row table:style-name="ro2">
          <table:table-cell table:number-columns-repeated="18"/>
          <table:table-cell office:value-type="float" office:value="11484.607">
            <text:p>11484.607</text:p>
          </table:table-cell>
          <table:table-cell office:value-type="float" office:value="538038.947">
            <text:p>538038.947</text:p>
          </table:table-cell>
        </table:table-row>
        <table:table-row table:style-name="ro2">
          <table:table-cell table:number-columns-repeated="18"/>
          <table:table-cell office:value-type="float" office:value="40733.703">
            <text:p>40733.703</text:p>
          </table:table-cell>
          <table:table-cell office:value-type="float" office:value="809764.39">
            <text:p>809764.39</text:p>
          </table:table-cell>
        </table:table-row>
        <table:table-row table:style-name="ro2">
          <table:table-cell table:number-columns-repeated="18"/>
          <table:table-cell office:value-type="float" office:value="51312.9">
            <text:p>51312.9</text:p>
          </table:table-cell>
          <table:table-cell office:value-type="float" office:value="614876.718">
            <text:p>614876.718</text:p>
          </table:table-cell>
        </table:table-row>
        <table:table-row table:style-name="ro2">
          <table:table-cell table:number-columns-repeated="18"/>
          <table:table-cell office:value-type="float" office:value="16362.343">
            <text:p>16362.343</text:p>
          </table:table-cell>
          <table:table-cell office:value-type="float" office:value="609807.457">
            <text:p>609807.457</text:p>
          </table:table-cell>
        </table:table-row>
        <table:table-row table:style-name="ro2">
          <table:table-cell table:number-columns-repeated="18"/>
          <table:table-cell office:value-type="float" office:value="8967.359">
            <text:p>8967.359</text:p>
          </table:table-cell>
          <table:table-cell office:value-type="float" office:value="450382.9">
            <text:p>450382.9</text:p>
          </table:table-cell>
        </table:table-row>
        <table:table-row table:style-name="ro2">
          <table:table-cell table:number-columns-repeated="18"/>
          <table:table-cell office:value-type="float" office:value="32972.636">
            <text:p>32972.636</text:p>
          </table:table-cell>
          <table:table-cell office:value-type="float" office:value="673214.398">
            <text:p>673214.398</text:p>
          </table:table-cell>
        </table:table-row>
        <table:table-row table:style-name="ro2">
          <table:table-cell table:number-columns-repeated="18"/>
          <table:table-cell office:value-type="float" office:value="17530.472">
            <text:p>17530.472</text:p>
          </table:table-cell>
          <table:table-cell office:value-type="float" office:value="781531.567">
            <text:p>781531.567</text:p>
          </table:table-cell>
        </table:table-row>
        <table:table-row table:style-name="ro2">
          <table:table-cell table:number-columns-repeated="18"/>
          <table:table-cell office:value-type="float" office:value="29120.036">
            <text:p>29120.036</text:p>
          </table:table-cell>
          <table:table-cell office:value-type="float" office:value="667559.904">
            <text:p>667559.904</text:p>
          </table:table-cell>
        </table:table-row>
        <table:table-row table:style-name="ro2">
          <table:table-cell table:number-columns-repeated="18"/>
          <table:table-cell office:value-type="string">
            <text:p>277119940.426 </text:p>
          </table:table-cell>
          <table:table-cell office:value-type="string">
            <text:p>8386817601.809 </text:p>
          </table:table-cell>
        </table:table-row>
      </table:table>
      <table:table table:name="S8" table:style-name="ta1" table:print="false">
        <table:table-column table:style-name="co1" table:number-columns-repeated="20" table:default-cell-style-name="Default"/>
        <table:table-row table:style-name="ro1">
          <table:table-cell office:value-type="string">
            <text:p>Peak</text:p>
          </table:table-cell>
          <table:table-cell office:value-type="string">
            <text:p>Ret.Time</text:p>
          </table:table-cell>
          <table:table-cell office:value-type="string">
            <text:p>1st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2n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3r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table:number-columns-repeated="9"/>
        </table:table-row>
        <table:table-row table:style-name="ro2">
          <table:table-cell office:value-type="string">
            <text:p>No.</text:p>
          </table:table-cell>
          <table:table-cell office:value-type="string">
            <text:p>min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1"/>
        </table:table-row>
        <table:table-row table:style-name="ro1">
          <table:table-cell table:number-columns-repeated="11" office:value-type="string">
            <text:p>TIC</text:p>
          </table:table-cell>
          <table:table-cell office:value-type="string">
            <text:p>Ret. Time</text:p>
          </table:table-cell>
          <table:table-cell office:value-type="string">
            <text:p>Name</text:p>
          </table:table-cell>
          <table:table-cell office:value-type="string">
            <text:p>Est. Amt.</text:p>
          </table:table-cell>
          <table:table-cell office:value-type="string">
            <text:p>SI</text:p>
          </table:table-cell>
          <table:table-cell office:value-type="string">
            <text:p>RSI</text:p>
          </table:table-cell>
          <table:table-cell office:value-type="string">
            <text:p>Prob.(%)</text:p>
          </table:table-cell>
          <table:table-cell office:value-type="string">
            <text:p>Library</text:p>
          </table:table-cell>
          <table:table-cell office:value-type="string">
            <text:p>ISTD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2">
            <text:p>3.72</text:p>
          </table:table-cell>
          <table:table-cell office:value-type="float" office:value="723">
            <text:p>723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705">
            <text:p>705</text:p>
          </table:table-cell>
          <table:table-cell office:value-type="string">
            <text:p>Pentane, 2,3-dimethyl-</text:p>
          </table:table-cell>
          <table:table-cell office:value-type="string">
            <text:p>replib</text:p>
          </table:table-cell>
          <table:table-cell office:value-type="float" office:value="695">
            <text:p>695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3.407">
            <text:p>3.40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894">
            <text:p>894</text:p>
          </table:table-cell>
          <table:table-cell office:value-type="float" office:value="34.3">
            <text:p>34.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2">
            <text:p>3.82</text:p>
          </table:table-cell>
          <table:table-cell office:value-type="float" office:value="678">
            <text:p>678</text:p>
          </table:table-cell>
          <table:table-cell office:value-type="string">
            <text:p>2-Hexanone, 4-methyl-</text:p>
          </table:table-cell>
          <table:table-cell office:value-type="string">
            <text:p>replib</text:p>
          </table:table-cell>
          <table:table-cell office:value-type="float" office:value="661">
            <text:p>661</text:p>
          </table:table-cell>
          <table:table-cell office:value-type="string">
            <text:p>Oxirane, 2-methyl-2-pentyl-</text:p>
          </table:table-cell>
          <table:table-cell office:value-type="string">
            <text:p>replib</text:p>
          </table:table-cell>
          <table:table-cell office:value-type="float" office:value="661">
            <text:p>661</text:p>
          </table:table-cell>
          <table:table-cell office:value-type="string">
            <text:p>Oxirane, pentyl-</text:p>
          </table:table-cell>
          <table:table-cell office:value-type="string">
            <text:p>replib</text:p>
          </table:table-cell>
          <table:table-cell office:value-type="float" office:value="3.448">
            <text:p>3.44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12">
            <text:p>912</text:p>
          </table:table-cell>
          <table:table-cell office:value-type="float" office:value="43.83">
            <text:p>43.8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1">
            <text:p>4.1</text:p>
          </table:table-cell>
          <table:table-cell office:value-type="float" office:value="692">
            <text:p>692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691">
            <text:p>691</text:p>
          </table:table-cell>
          <table:table-cell office:value-type="string">
            <text:p>Cyclopentanol, 2-methyl-, cis-</text:p>
          </table:table-cell>
          <table:table-cell office:value-type="string">
            <text:p>replib</text:p>
          </table:table-cell>
          <table:table-cell office:value-type="float" office:value="685">
            <text:p>685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3.479">
            <text:p>3.47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889">
            <text:p>889</text:p>
          </table:table-cell>
          <table:table-cell office:value-type="float" office:value="39.58">
            <text:p>39.5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66">
            <text:p>4.66</text:p>
          </table:table-cell>
          <table:table-cell office:value-type="float" office:value="749">
            <text:p>749</text:p>
          </table:table-cell>
          <table:table-cell office:value-type="string">
            <text:p>Hexane, 2,3,5-trimethyl-</text:p>
          </table:table-cell>
          <table:table-cell office:value-type="string">
            <text:p>replib</text:p>
          </table:table-cell>
          <table:table-cell office:value-type="float" office:value="738">
            <text:p>738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32">
            <text:p>732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3.537">
            <text:p>3.53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893">
            <text:p>893</text:p>
          </table:table-cell>
          <table:table-cell office:value-type="float" office:value="33.21">
            <text:p>33.2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42">
            <text:p>5.42</text:p>
          </table:table-cell>
          <table:table-cell office:value-type="float" office:value="854">
            <text:p>854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836">
            <text:p>836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710">
            <text:p>710</text:p>
          </table:table-cell>
          <table:table-cell office:value-type="string">
            <text:p>1-Hexanethiol, 2-ethyl-</text:p>
          </table:table-cell>
          <table:table-cell office:value-type="string">
            <text:p>replib</text:p>
          </table:table-cell>
          <table:table-cell office:value-type="float" office:value="3.622">
            <text:p>3.62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897">
            <text:p>897</text:p>
          </table:table-cell>
          <table:table-cell office:value-type="float" office:value="28.66">
            <text:p>28.6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5">
            <text:p>5.5</text:p>
          </table:table-cell>
          <table:table-cell office:value-type="float" office:value="720">
            <text:p>720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689">
            <text:p>689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689">
            <text:p>689</text:p>
          </table:table-cell>
          <table:table-cell office:value-type="string">
            <text:p>Oxirane, pentyl-</text:p>
          </table:table-cell>
          <table:table-cell office:value-type="string">
            <text:p>replib</text:p>
          </table:table-cell>
          <table:table-cell office:value-type="float" office:value="3.724">
            <text:p>3.724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58">
            <text:p>758</text:p>
          </table:table-cell>
          <table:table-cell office:value-type="float" office:value="18.53">
            <text:p>18.5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.7">
            <text:p>5.7</text:p>
          </table:table-cell>
          <table:table-cell office:value-type="float" office:value="768">
            <text:p>768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764">
            <text:p>764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720">
            <text:p>720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3.819">
            <text:p>3.819</text:p>
          </table:table-cell>
          <table:table-cell office:value-type="string">
            <text:p>2-Hexanone, 4-methyl-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702">
            <text:p>702</text:p>
          </table:table-cell>
          <table:table-cell office:value-type="float" office:value="11.96">
            <text:p>11.9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.35">
            <text:p>7.35</text:p>
          </table:table-cell>
          <table:table-cell office:value-type="float" office:value="764">
            <text:p>764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717">
            <text:p>717</text:p>
          </table:table-cell>
          <table:table-cell office:value-type="string">
            <text:p>Humulene</text:p>
          </table:table-cell>
          <table:table-cell office:value-type="string">
            <text:p>replib</text:p>
          </table:table-cell>
          <table:table-cell office:value-type="float" office:value="709">
            <text:p>709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replib</text:p>
          </table:table-cell>
          <table:table-cell office:value-type="float" office:value="3.904">
            <text:p>3.90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793">
            <text:p>793</text:p>
          </table:table-cell>
          <table:table-cell office:value-type="float" office:value="37.12">
            <text:p>37.1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.18">
            <text:p>8.18</text:p>
          </table:table-cell>
          <table:table-cell office:value-type="float" office:value="746">
            <text:p>746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741">
            <text:p>741</text:p>
          </table:table-cell>
          <table:table-cell office:value-type="string">
            <text:p>1-Heptanol</text:p>
          </table:table-cell>
          <table:table-cell office:value-type="string">
            <text:p>replib</text:p>
          </table:table-cell>
          <table:table-cell office:value-type="float" office:value="737">
            <text:p>737</text:p>
          </table:table-cell>
          <table:table-cell office:value-type="string">
            <text:p>2,6-Dimethyl-6-trifluoroacetoxyoctane</text:p>
          </table:table-cell>
          <table:table-cell office:value-type="string">
            <text:p>replib</text:p>
          </table:table-cell>
          <table:table-cell office:value-type="float" office:value="3.945">
            <text:p>3.945</text:p>
          </table:table-cell>
          <table:table-cell office:value-type="string">
            <text:p>Oxirane, pentyl-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754">
            <text:p>754</text:p>
          </table:table-cell>
          <table:table-cell office:value-type="float" office:value="37">
            <text:p>3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.24">
            <text:p>8.24</text:p>
          </table:table-cell>
          <table:table-cell office:value-type="float" office:value="844">
            <text:p>844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replib</text:p>
          </table:table-cell>
          <table:table-cell office:value-type="float" office:value="825">
            <text:p>825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813">
            <text:p>813</text:p>
          </table:table-cell>
          <table:table-cell office:value-type="string">
            <text:p>Cyclohexane, 1-methylene-4-(1-methylethenyl)-</text:p>
          </table:table-cell>
          <table:table-cell office:value-type="string">
            <text:p>replib</text:p>
          </table:table-cell>
          <table:table-cell office:value-type="float" office:value="3.982">
            <text:p>3.98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892">
            <text:p>892</text:p>
          </table:table-cell>
          <table:table-cell office:value-type="float" office:value="36.61">
            <text:p>36.6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.87">
            <text:p>8.87</text:p>
          </table:table-cell>
          <table:table-cell office:value-type="float" office:value="724">
            <text:p>724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711">
            <text:p>711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695">
            <text:p>695</text:p>
          </table:table-cell>
          <table:table-cell office:value-type="string">
            <text:p>2,6,6-Trimethyl-bicyclo[3.1.1]hept-3-ylamine</text:p>
          </table:table-cell>
          <table:table-cell office:value-type="string">
            <text:p>replib</text:p>
          </table:table-cell>
          <table:table-cell office:value-type="float" office:value="4.037">
            <text:p>4.037</text:p>
          </table:table-cell>
          <table:table-cell office:value-type="string">
            <text:p>1,3-Cyclopentanediol, cis-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697">
            <text:p>697</text:p>
          </table:table-cell>
          <table:table-cell office:value-type="float" office:value="32.47">
            <text:p>32.4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.77">
            <text:p>9.77</text:p>
          </table:table-cell>
          <table:table-cell office:value-type="float" office:value="745">
            <text:p>745</text:p>
          </table:table-cell>
          <table:table-cell office:value-type="string">
            <text:p>1,3,8-p-Menthatriene</text:p>
          </table:table-cell>
          <table:table-cell office:value-type="string">
            <text:p>replib</text:p>
          </table:table-cell>
          <table:table-cell office:value-type="float" office:value="710">
            <text:p>710</text:p>
          </table:table-cell>
          <table:table-cell office:value-type="string">
            <text:p>6,7-Dimethyl-3,5,8,8a-tetrahydro-1H-2-benzopyran</text:p>
          </table:table-cell>
          <table:table-cell office:value-type="string">
            <text:p>replib</text:p>
          </table:table-cell>
          <table:table-cell office:value-type="float" office:value="691">
            <text:p>691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4.105">
            <text:p>4.10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19">
            <text:p>719</text:p>
          </table:table-cell>
          <table:table-cell office:value-type="float" office:value="13.85">
            <text:p>13.8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.93">
            <text:p>9.93</text:p>
          </table:table-cell>
          <table:table-cell office:value-type="float" office:value="596">
            <text:p>596</text:p>
          </table:table-cell>
          <table:table-cell office:value-type="string">
            <text:p>1,3,8-p-Menthatriene</text:p>
          </table:table-cell>
          <table:table-cell office:value-type="string">
            <text:p>replib</text:p>
          </table:table-cell>
          <table:table-cell office:value-type="float" office:value="581">
            <text:p>581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567">
            <text:p>567</text:p>
          </table:table-cell>
          <table:table-cell office:value-type="string">
            <text:p>2-Phenylpropyl butyrate</text:p>
          </table:table-cell>
          <table:table-cell office:value-type="string">
            <text:p>replib</text:p>
          </table:table-cell>
          <table:table-cell office:value-type="float" office:value="4.19">
            <text:p>4.1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895">
            <text:p>895</text:p>
          </table:table-cell>
          <table:table-cell office:value-type="float" office:value="44.28">
            <text:p>44.2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.85">
            <text:p>10.85</text:p>
          </table:table-cell>
          <table:table-cell office:value-type="float" office:value="885">
            <text:p>885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69">
            <text:p>869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49">
            <text:p>849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4.224">
            <text:p>4.22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877">
            <text:p>877</text:p>
          </table:table-cell>
          <table:table-cell office:value-type="float" office:value="26.04">
            <text:p>26.0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.09">
            <text:p>11.09</text:p>
          </table:table-cell>
          <table:table-cell office:value-type="float" office:value="752">
            <text:p>752</text:p>
          </table:table-cell>
          <table:table-cell office:value-type="string">
            <text:p>cis-Verbenol</text:p>
          </table:table-cell>
          <table:table-cell office:value-type="string">
            <text:p>replib</text:p>
          </table:table-cell>
          <table:table-cell office:value-type="float" office:value="739">
            <text:p>739</text:p>
          </table:table-cell>
          <table:table-cell office:value-type="string">
            <text:p>Verbenol</text:p>
          </table:table-cell>
          <table:table-cell office:value-type="string">
            <text:p>replib</text:p>
          </table:table-cell>
          <table:table-cell office:value-type="float" office:value="689">
            <text:p>689</text:p>
          </table:table-cell>
          <table:table-cell office:value-type="string">
            <text:p>2-Cyclohexen-1-ol, 1-methyl-4-(1-methylethenyl)-, trans-</text:p>
          </table:table-cell>
          <table:table-cell office:value-type="string">
            <text:p>replib</text:p>
          </table:table-cell>
          <table:table-cell office:value-type="float" office:value="4.319">
            <text:p>4.31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00">
            <text:p>900</text:p>
          </table:table-cell>
          <table:table-cell office:value-type="float" office:value="47.52">
            <text:p>47.5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.41">
            <text:p>11.41</text:p>
          </table:table-cell>
          <table:table-cell office:value-type="float" office:value="690">
            <text:p>690</text:p>
          </table:table-cell>
          <table:table-cell office:value-type="string">
            <text:p>2,5-Dihydroxybenzoic acid, 3TMS derivative</text:p>
          </table:table-cell>
          <table:table-cell office:value-type="string">
            <text:p>replib</text:p>
          </table:table-cell>
          <table:table-cell office:value-type="float" office:value="681">
            <text:p>681</text:p>
          </table:table-cell>
          <table:table-cell office:value-type="string">
            <text:p>Cyclopentasiloxane, decamethyl-</text:p>
          </table:table-cell>
          <table:table-cell office:value-type="string">
            <text:p>replib</text:p>
          </table:table-cell>
          <table:table-cell office:value-type="float" office:value="668">
            <text:p>668</text:p>
          </table:table-cell>
          <table:table-cell office:value-type="string">
            <text:p>Cyclopentasiloxane, decamethyl-</text:p>
          </table:table-cell>
          <table:table-cell office:value-type="string">
            <text:p>replib</text:p>
          </table:table-cell>
          <table:table-cell office:value-type="float" office:value="4.37">
            <text:p>4.3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03">
            <text:p>903</text:p>
          </table:table-cell>
          <table:table-cell office:value-type="float" office:value="50.52">
            <text:p>50.5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.54">
            <text:p>12.54</text:p>
          </table:table-cell>
          <table:table-cell office:value-type="float" office:value="704">
            <text:p>704</text:p>
          </table:table-cell>
          <table:table-cell office:value-type="string">
            <text:p>Heptane, 1,1'-oxybis-</text:p>
          </table:table-cell>
          <table:table-cell office:value-type="string">
            <text:p>replib</text:p>
          </table:table-cell>
          <table:table-cell office:value-type="float" office:value="637">
            <text:p>637</text:p>
          </table:table-cell>
          <table:table-cell office:value-type="string">
            <text:p>Heptane, 4-propyl-</text:p>
          </table:table-cell>
          <table:table-cell office:value-type="string">
            <text:p>replib</text:p>
          </table:table-cell>
          <table:table-cell office:value-type="float" office:value="624">
            <text:p>624</text:p>
          </table:table-cell>
          <table:table-cell office:value-type="string">
            <text:p>2-Hexenal, (E)-</text:p>
          </table:table-cell>
          <table:table-cell office:value-type="string">
            <text:p>replib</text:p>
          </table:table-cell>
          <table:table-cell office:value-type="float" office:value="4.39">
            <text:p>4.3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895">
            <text:p>895</text:p>
          </table:table-cell>
          <table:table-cell office:value-type="float" office:value="54.49">
            <text:p>54.4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.21">
            <text:p>13.21</text:p>
          </table:table-cell>
          <table:table-cell office:value-type="float" office:value="711">
            <text:p>711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90">
            <text:p>690</text:p>
          </table:table-cell>
          <table:table-cell office:value-type="string">
            <text:p>a-Thujenal</text:p>
          </table:table-cell>
          <table:table-cell office:value-type="string">
            <text:p>replib</text:p>
          </table:table-cell>
          <table:table-cell office:value-type="float" office:value="665">
            <text:p>665</text:p>
          </table:table-cell>
          <table:table-cell office:value-type="string">
            <text:p>Bicyclo[3.1.1]hept-2-en-6-one, 2,7,7-trimethyl-</text:p>
          </table:table-cell>
          <table:table-cell office:value-type="string">
            <text:p>replib</text:p>
          </table:table-cell>
          <table:table-cell office:value-type="float" office:value="4.458">
            <text:p>4.45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13">
            <text:p>913</text:p>
          </table:table-cell>
          <table:table-cell office:value-type="float" office:value="23.46">
            <text:p>23.4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.32">
            <text:p>13.32</text:p>
          </table:table-cell>
          <table:table-cell office:value-type="float" office:value="806">
            <text:p>806</text:p>
          </table:table-cell>
          <table:table-cell office:value-type="string">
            <text:p>Caprolactam</text:p>
          </table:table-cell>
          <table:table-cell office:value-type="string">
            <text:p>replib</text:p>
          </table:table-cell>
          <table:table-cell office:value-type="float" office:value="804">
            <text:p>804</text:p>
          </table:table-cell>
          <table:table-cell office:value-type="string">
            <text:p>Caprolactam</text:p>
          </table:table-cell>
          <table:table-cell office:value-type="string">
            <text:p>replib</text:p>
          </table:table-cell>
          <table:table-cell office:value-type="float" office:value="780">
            <text:p>780</text:p>
          </table:table-cell>
          <table:table-cell office:value-type="string">
            <text:p>Caprolactam</text:p>
          </table:table-cell>
          <table:table-cell office:value-type="string">
            <text:p>replib</text:p>
          </table:table-cell>
          <table:table-cell office:value-type="float" office:value="4.526">
            <text:p>4.526</text:p>
          </table:table-cell>
          <table:table-cell office:value-type="string">
            <text:p>4-tert-Butylphenol, TMS derivative</text:p>
          </table:table-cell>
          <table:table-cell office:value-type="string">
            <text:p>n.a.</text:p>
          </table:table-cell>
          <table:table-cell office:value-type="float" office:value="620">
            <text:p>620</text:p>
          </table:table-cell>
          <table:table-cell office:value-type="float" office:value="680">
            <text:p>680</text:p>
          </table:table-cell>
          <table:table-cell office:value-type="float" office:value="38.93">
            <text:p>38.9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.41">
            <text:p>13.41</text:p>
          </table:table-cell>
          <table:table-cell office:value-type="float" office:value="650">
            <text:p>650</text:p>
          </table:table-cell>
          <table:table-cell office:value-type="string">
            <text:p>Ethanone, 1-(2-hydroxy-5-methylphenyl)-</text:p>
          </table:table-cell>
          <table:table-cell office:value-type="string">
            <text:p>replib</text:p>
          </table:table-cell>
          <table:table-cell office:value-type="float" office:value="646">
            <text:p>646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643">
            <text:p>643</text:p>
          </table:table-cell>
          <table:table-cell office:value-type="string">
            <text:p>Phenol, 3-methyl-5-(1-methylethyl)-, methylcarbamate</text:p>
          </table:table-cell>
          <table:table-cell office:value-type="string">
            <text:p>replib</text:p>
          </table:table-cell>
          <table:table-cell office:value-type="float" office:value="4.656">
            <text:p>4.656</text:p>
          </table:table-cell>
          <table:table-cell office:value-type="string">
            <text:p>Hexane, 2,3,5-trimethyl-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office:value-type="float" office:value="12.84">
            <text:p>12.8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3.51">
            <text:p>13.51</text:p>
          </table:table-cell>
          <table:table-cell office:value-type="float" office:value="720">
            <text:p>72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719">
            <text:p>719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709">
            <text:p>709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4.717">
            <text:p>4.71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884">
            <text:p>884</text:p>
          </table:table-cell>
          <table:table-cell office:value-type="float" office:value="45.02">
            <text:p>45.0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3.86">
            <text:p>13.86</text:p>
          </table:table-cell>
          <table:table-cell office:value-type="float" office:value="750">
            <text:p>75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750">
            <text:p>75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737">
            <text:p>737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4.741">
            <text:p>4.74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10">
            <text:p>910</text:p>
          </table:table-cell>
          <table:table-cell office:value-type="float" office:value="45.31">
            <text:p>45.3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.1">
            <text:p>14.1</text:p>
          </table:table-cell>
          <table:table-cell office:value-type="float" office:value="884">
            <text:p>884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778">
            <text:p>778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582">
            <text:p>582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4.795">
            <text:p>4.79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15">
            <text:p>915</text:p>
          </table:table-cell>
          <table:table-cell office:value-type="float" office:value="50.95">
            <text:p>50.9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6.46">
            <text:p>16.46</text:p>
          </table:table-cell>
          <table:table-cell office:value-type="float" office:value="837">
            <text:p>837</text:p>
          </table:table-cell>
          <table:table-cell office:value-type="string">
            <text:p>Cycloheptasiloxane, tetradecamethyl-</text:p>
          </table:table-cell>
          <table:table-cell office:value-type="string">
            <text:p>replib</text:p>
          </table:table-cell>
          <table:table-cell office:value-type="float" office:value="496">
            <text:p>496</text:p>
          </table:table-cell>
          <table:table-cell office:value-type="string">
            <text:p>Pentasiloxane, dodecamethyl-</text:p>
          </table:table-cell>
          <table:table-cell office:value-type="string">
            <text:p>replib</text:p>
          </table:table-cell>
          <table:table-cell office:value-type="float" office:value="459">
            <text:p>459</text:p>
          </table:table-cell>
          <table:table-cell office:value-type="string">
            <text:p>1,3,5-Benzetriol, 3TMS derivative</text:p>
          </table:table-cell>
          <table:table-cell office:value-type="string">
            <text:p>replib</text:p>
          </table:table-cell>
          <table:table-cell office:value-type="float" office:value="4.826">
            <text:p>4.82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19">
            <text:p>919</text:p>
          </table:table-cell>
          <table:table-cell office:value-type="float" office:value="62.88">
            <text:p>62.8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10"/>
          <table:table-cell office:value-type="float" office:value="4.904">
            <text:p>4.90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877">
            <text:p>877</text:p>
          </table:table-cell>
          <table:table-cell office:value-type="float" office:value="60.06">
            <text:p>60.0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4.975">
            <text:p>4.97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734">
            <text:p>734</text:p>
          </table:table-cell>
          <table:table-cell office:value-type="float" office:value="51.34">
            <text:p>51.3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5.043">
            <text:p>5.04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893">
            <text:p>893</text:p>
          </table:table-cell>
          <table:table-cell office:value-type="float" office:value="36.01">
            <text:p>36.0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5.118">
            <text:p>5.118</text:p>
          </table:table-cell>
          <table:table-cell office:value-type="string">
            <text:p>1-Hexanethiol, 2-ethyl-</text:p>
          </table:table-cell>
          <table:table-cell office:value-type="string">
            <text:p>n.a.</text:p>
          </table:table-cell>
          <table:table-cell table:number-columns-repeated="2" office:value-type="float" office:value="711">
            <text:p>711</text:p>
          </table:table-cell>
          <table:table-cell office:value-type="float" office:value="26.47">
            <text:p>26.4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5.217">
            <text:p>5.21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887">
            <text:p>887</text:p>
          </table:table-cell>
          <table:table-cell office:value-type="float" office:value="31.77">
            <text:p>31.7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309">
            <text:p>5.309</text:p>
          </table:table-cell>
          <table:table-cell office:value-type="string">
            <text:p>Cyclohexanol, 4-amino-, trans-</text:p>
          </table:table-cell>
          <table:table-cell office:value-type="string">
            <text:p>n.a.</text:p>
          </table:table-cell>
          <table:table-cell office:value-type="float" office:value="642">
            <text:p>642</text:p>
          </table:table-cell>
          <table:table-cell office:value-type="float" office:value="653">
            <text:p>653</text:p>
          </table:table-cell>
          <table:table-cell office:value-type="float" office:value="13.4">
            <text:p>13.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417">
            <text:p>5.417</text:p>
          </table:table-cell>
          <table:table-cell office:value-type="string">
            <text:p>2-Hexenal, (E)-</text:p>
          </table:table-cell>
          <table:table-cell office:value-type="string">
            <text:p>n.a.</text:p>
          </table:table-cell>
          <table:table-cell office:value-type="float" office:value="854">
            <text:p>854</text:p>
          </table:table-cell>
          <table:table-cell office:value-type="float" office:value="877">
            <text:p>877</text:p>
          </table:table-cell>
          <table:table-cell office:value-type="float" office:value="89.63">
            <text:p>89.6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502">
            <text:p>5.502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33">
            <text:p>733</text:p>
          </table:table-cell>
          <table:table-cell office:value-type="float" office:value="33.84">
            <text:p>33.8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55">
            <text:p>5.5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875">
            <text:p>875</text:p>
          </table:table-cell>
          <table:table-cell office:value-type="float" office:value="33.98">
            <text:p>33.9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608">
            <text:p>5.60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880">
            <text:p>880</text:p>
          </table:table-cell>
          <table:table-cell office:value-type="float" office:value="47.43">
            <text:p>47.4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652">
            <text:p>5.65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01">
            <text:p>901</text:p>
          </table:table-cell>
          <table:table-cell office:value-type="float" office:value="59.09">
            <text:p>59.0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7">
            <text:p>5.7</text:p>
          </table:table-cell>
          <table:table-cell office:value-type="string">
            <text:p>Octane, 4-methyl-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808">
            <text:p>808</text:p>
          </table:table-cell>
          <table:table-cell office:value-type="float" office:value="48.04">
            <text:p>48.0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float" office:value="5.802">
            <text:p>5.80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883">
            <text:p>883</text:p>
          </table:table-cell>
          <table:table-cell office:value-type="float" office:value="40.21">
            <text:p>40.21</text:p>
          </table:table-cell>
          <table:table-cell office:value-type="string">
            <text:p>replib</text:p>
          </table:table-cell>
          <table:table-cell office:value-type="string">
            <text:p>Area </text:p>
          </table:table-cell>
          <table:table-cell office:value-type="string">
            <text:p>Height </text:p>
          </table:table-cell>
        </table:table-row>
        <table:table-row table:style-name="ro2">
          <table:table-cell table:number-columns-repeated="11"/>
          <table:table-cell office:value-type="float" office:value="5.849">
            <text:p>5.849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774">
            <text:p>774</text:p>
          </table:table-cell>
          <table:table-cell office:value-type="float" office:value="65.48">
            <text:p>65.48</text:p>
          </table:table-cell>
          <table:table-cell office:value-type="string">
            <text:p>replib</text:p>
          </table:table-cell>
          <table:table-cell office:value-type="string">
            <text:p>counts*min</text:p>
          </table:table-cell>
          <table:table-cell office:value-type="string">
            <text:p>counts</text:p>
          </table:table-cell>
        </table:table-row>
        <table:table-row table:style-name="ro2">
          <table:table-cell table:number-columns-repeated="11"/>
          <table:table-cell office:value-type="float" office:value="5.962">
            <text:p>5.96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851">
            <text:p>851</text:p>
          </table:table-cell>
          <table:table-cell office:value-type="float" office:value="34.11">
            <text:p>34.11</text:p>
          </table:table-cell>
          <table:table-cell office:value-type="string">
            <text:p>replib</text:p>
          </table:table-cell>
          <table:table-cell table:number-columns-repeated="2" office:value-type="string">
            <text:p>TIC</text:p>
          </table:table-cell>
        </table:table-row>
        <table:table-row table:style-name="ro2">
          <table:table-cell table:number-columns-repeated="11"/>
          <table:table-cell office:value-type="float" office:value="6.016">
            <text:p>6.016</text:p>
          </table:table-cell>
          <table:table-cell office:value-type="string">
            <text:p>Urea, 2-propenyl-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702">
            <text:p>702</text:p>
          </table:table-cell>
          <table:table-cell office:value-type="float" office:value="24.33">
            <text:p>24.33</text:p>
          </table:table-cell>
          <table:table-cell office:value-type="string">
            <text:p>replib</text:p>
          </table:table-cell>
          <table:table-cell office:value-type="float" office:value="15972.766">
            <text:p>15972.766</text:p>
          </table:table-cell>
          <table:table-cell office:value-type="float" office:value="948340.382">
            <text:p>948340.382</text:p>
          </table:table-cell>
        </table:table-row>
        <table:table-row table:style-name="ro2">
          <table:table-cell table:number-columns-repeated="11"/>
          <table:table-cell office:value-type="float" office:value="6.03">
            <text:p>6.0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853">
            <text:p>853</text:p>
          </table:table-cell>
          <table:table-cell office:value-type="float" office:value="69.8">
            <text:p>69.8</text:p>
          </table:table-cell>
          <table:table-cell office:value-type="string">
            <text:p>replib</text:p>
          </table:table-cell>
          <table:table-cell office:value-type="float" office:value="32693.243">
            <text:p>32693.243</text:p>
          </table:table-cell>
          <table:table-cell office:value-type="float" office:value="1052997.25">
            <text:p>1052997.25</text:p>
          </table:table-cell>
        </table:table-row>
        <table:table-row table:style-name="ro2">
          <table:table-cell table:number-columns-repeated="11"/>
          <table:table-cell office:value-type="float" office:value="6.074">
            <text:p>6.07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725">
            <text:p>725</text:p>
          </table:table-cell>
          <table:table-cell office:value-type="float" office:value="34.49">
            <text:p>34.49</text:p>
          </table:table-cell>
          <table:table-cell office:value-type="string">
            <text:p>replib</text:p>
          </table:table-cell>
          <table:table-cell office:value-type="float" office:value="45731.722">
            <text:p>45731.722</text:p>
          </table:table-cell>
          <table:table-cell office:value-type="float" office:value="982456.854">
            <text:p>982456.854</text:p>
          </table:table-cell>
        </table:table-row>
        <table:table-row table:style-name="ro2">
          <table:table-cell table:number-columns-repeated="11"/>
          <table:table-cell office:value-type="float" office:value="6.115">
            <text:p>6.11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897">
            <text:p>897</text:p>
          </table:table-cell>
          <table:table-cell office:value-type="float" office:value="62.97">
            <text:p>62.97</text:p>
          </table:table-cell>
          <table:table-cell office:value-type="string">
            <text:p>replib</text:p>
          </table:table-cell>
          <table:table-cell office:value-type="float" office:value="39964.527">
            <text:p>39964.527</text:p>
          </table:table-cell>
          <table:table-cell office:value-type="float" office:value="701836.257">
            <text:p>701836.257</text:p>
          </table:table-cell>
        </table:table-row>
        <table:table-row table:style-name="ro2">
          <table:table-cell table:number-columns-repeated="11"/>
          <table:table-cell office:value-type="float" office:value="6.139">
            <text:p>6.13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868">
            <text:p>868</text:p>
          </table:table-cell>
          <table:table-cell office:value-type="float" office:value="32.74">
            <text:p>32.74</text:p>
          </table:table-cell>
          <table:table-cell office:value-type="string">
            <text:p>replib</text:p>
          </table:table-cell>
          <table:table-cell office:value-type="float" office:value="14893.278">
            <text:p>14893.278</text:p>
          </table:table-cell>
          <table:table-cell office:value-type="float" office:value="946631.029">
            <text:p>946631.029</text:p>
          </table:table-cell>
        </table:table-row>
        <table:table-row table:style-name="ro2">
          <table:table-cell table:number-columns-repeated="11"/>
          <table:table-cell office:value-type="float" office:value="6.193">
            <text:p>6.19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874">
            <text:p>874</text:p>
          </table:table-cell>
          <table:table-cell office:value-type="float" office:value="53.42">
            <text:p>53.42</text:p>
          </table:table-cell>
          <table:table-cell office:value-type="string">
            <text:p>replib</text:p>
          </table:table-cell>
          <table:table-cell office:value-type="float" office:value="171995.236">
            <text:p>171995.236</text:p>
          </table:table-cell>
          <table:table-cell office:value-type="float" office:value="5248060.529">
            <text:p>5248060.529</text:p>
          </table:table-cell>
        </table:table-row>
        <table:table-row table:style-name="ro2">
          <table:table-cell table:number-columns-repeated="11"/>
          <table:table-cell office:value-type="float" office:value="6.22">
            <text:p>6.2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842">
            <text:p>842</text:p>
          </table:table-cell>
          <table:table-cell office:value-type="float" office:value="55.77">
            <text:p>55.77</text:p>
          </table:table-cell>
          <table:table-cell office:value-type="string">
            <text:p>replib</text:p>
          </table:table-cell>
          <table:table-cell office:value-type="float" office:value="117246.257">
            <text:p>117246.257</text:p>
          </table:table-cell>
          <table:table-cell office:value-type="float" office:value="4191350.117">
            <text:p>4191350.117</text:p>
          </table:table-cell>
        </table:table-row>
        <table:table-row table:style-name="ro2">
          <table:table-cell table:number-columns-repeated="11"/>
          <table:table-cell office:value-type="float" office:value="6.268">
            <text:p>6.26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08">
            <text:p>908</text:p>
          </table:table-cell>
          <table:table-cell office:value-type="float" office:value="60.39">
            <text:p>60.39</text:p>
          </table:table-cell>
          <table:table-cell office:value-type="string">
            <text:p>replib</text:p>
          </table:table-cell>
          <table:table-cell office:value-type="float" office:value="38175.967">
            <text:p>38175.967</text:p>
          </table:table-cell>
          <table:table-cell office:value-type="float" office:value="1513194.47">
            <text:p>1513194.47</text:p>
          </table:table-cell>
        </table:table-row>
        <table:table-row table:style-name="ro2">
          <table:table-cell table:number-columns-repeated="11"/>
          <table:table-cell office:value-type="float" office:value="6.343">
            <text:p>6.34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893">
            <text:p>893</text:p>
          </table:table-cell>
          <table:table-cell office:value-type="float" office:value="39.53">
            <text:p>39.53</text:p>
          </table:table-cell>
          <table:table-cell office:value-type="string">
            <text:p>replib</text:p>
          </table:table-cell>
          <table:table-cell office:value-type="float" office:value="72088.791">
            <text:p>72088.791</text:p>
          </table:table-cell>
          <table:table-cell office:value-type="float" office:value="2034243.324">
            <text:p>2034243.324</text:p>
          </table:table-cell>
        </table:table-row>
        <table:table-row table:style-name="ro2">
          <table:table-cell table:number-columns-repeated="11"/>
          <table:table-cell office:value-type="float" office:value="6.4">
            <text:p>6.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02">
            <text:p>902</text:p>
          </table:table-cell>
          <table:table-cell office:value-type="float" office:value="73.58">
            <text:p>73.58</text:p>
          </table:table-cell>
          <table:table-cell office:value-type="string">
            <text:p>replib</text:p>
          </table:table-cell>
          <table:table-cell office:value-type="float" office:value="4132.702">
            <text:p>4132.702</text:p>
          </table:table-cell>
          <table:table-cell office:value-type="float" office:value="440734.967">
            <text:p>440734.967</text:p>
          </table:table-cell>
        </table:table-row>
        <table:table-row table:style-name="ro2">
          <table:table-cell table:number-columns-repeated="11"/>
          <table:table-cell office:value-type="float" office:value="6.462">
            <text:p>6.4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26">
            <text:p>926</text:p>
          </table:table-cell>
          <table:table-cell office:value-type="float" office:value="28.65">
            <text:p>28.65</text:p>
          </table:table-cell>
          <table:table-cell office:value-type="string">
            <text:p>replib</text:p>
          </table:table-cell>
          <table:table-cell office:value-type="float" office:value="83034.816">
            <text:p>83034.816</text:p>
          </table:table-cell>
          <table:table-cell office:value-type="float" office:value="2439045.33">
            <text:p>2439045.33</text:p>
          </table:table-cell>
        </table:table-row>
        <table:table-row table:style-name="ro2">
          <table:table-cell table:number-columns-repeated="11"/>
          <table:table-cell office:value-type="float" office:value="6.54">
            <text:p>6.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587">
            <text:p>587</text:p>
          </table:table-cell>
          <table:table-cell office:value-type="float" office:value="912">
            <text:p>912</text:p>
          </table:table-cell>
          <table:table-cell office:value-type="float" office:value="48.72">
            <text:p>48.72</text:p>
          </table:table-cell>
          <table:table-cell office:value-type="string">
            <text:p>replib</text:p>
          </table:table-cell>
          <table:table-cell office:value-type="float" office:value="185092.405">
            <text:p>185092.405</text:p>
          </table:table-cell>
          <table:table-cell office:value-type="float" office:value="2943475.614">
            <text:p>2943475.614</text:p>
          </table:table-cell>
        </table:table-row>
        <table:table-row table:style-name="ro2">
          <table:table-cell table:number-columns-repeated="11"/>
          <table:table-cell office:value-type="float" office:value="6.604">
            <text:p>6.604</text:p>
          </table:table-cell>
          <table:table-cell office:value-type="string">
            <text:p>2,6-Dimethyl-6-trifluoroacetoxyoctane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667">
            <text:p>667</text:p>
          </table:table-cell>
          <table:table-cell office:value-type="float" office:value="14.53">
            <text:p>14.53</text:p>
          </table:table-cell>
          <table:table-cell office:value-type="string">
            <text:p>replib</text:p>
          </table:table-cell>
          <table:table-cell office:value-type="float" office:value="21579.962">
            <text:p>21579.962</text:p>
          </table:table-cell>
          <table:table-cell office:value-type="float" office:value="962310.508">
            <text:p>962310.508</text:p>
          </table:table-cell>
        </table:table-row>
        <table:table-row table:style-name="ro2">
          <table:table-cell table:number-columns-repeated="11"/>
          <table:table-cell office:value-type="float" office:value="6.693">
            <text:p>6.69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844">
            <text:p>844</text:p>
          </table:table-cell>
          <table:table-cell office:value-type="float" office:value="68.33">
            <text:p>68.33</text:p>
          </table:table-cell>
          <table:table-cell office:value-type="string">
            <text:p>replib</text:p>
          </table:table-cell>
          <table:table-cell office:value-type="float" office:value="47689.441">
            <text:p>47689.441</text:p>
          </table:table-cell>
          <table:table-cell office:value-type="float" office:value="756327.911">
            <text:p>756327.911</text:p>
          </table:table-cell>
        </table:table-row>
        <table:table-row table:style-name="ro2">
          <table:table-cell table:number-columns-repeated="11"/>
          <table:table-cell office:value-type="float" office:value="6.71">
            <text:p>6.7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897">
            <text:p>897</text:p>
          </table:table-cell>
          <table:table-cell office:value-type="float" office:value="66.7">
            <text:p>66.7</text:p>
          </table:table-cell>
          <table:table-cell office:value-type="string">
            <text:p>replib</text:p>
          </table:table-cell>
          <table:table-cell office:value-type="float" office:value="18104.683">
            <text:p>18104.683</text:p>
          </table:table-cell>
          <table:table-cell office:value-type="float" office:value="766334.441">
            <text:p>766334.441</text:p>
          </table:table-cell>
        </table:table-row>
        <table:table-row table:style-name="ro2">
          <table:table-cell table:number-columns-repeated="11"/>
          <table:table-cell office:value-type="float" office:value="6.815">
            <text:p>6.81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882">
            <text:p>882</text:p>
          </table:table-cell>
          <table:table-cell office:value-type="float" office:value="66.54">
            <text:p>66.54</text:p>
          </table:table-cell>
          <table:table-cell office:value-type="string">
            <text:p>replib</text:p>
          </table:table-cell>
          <table:table-cell office:value-type="float" office:value="18364.59">
            <text:p>18364.59</text:p>
          </table:table-cell>
          <table:table-cell office:value-type="float" office:value="855994.204">
            <text:p>855994.204</text:p>
          </table:table-cell>
        </table:table-row>
        <table:table-row table:style-name="ro2">
          <table:table-cell table:number-columns-repeated="11"/>
          <table:table-cell office:value-type="float" office:value="6.89">
            <text:p>6.8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883">
            <text:p>883</text:p>
          </table:table-cell>
          <table:table-cell office:value-type="float" office:value="63.39">
            <text:p>63.39</text:p>
          </table:table-cell>
          <table:table-cell office:value-type="string">
            <text:p>replib</text:p>
          </table:table-cell>
          <table:table-cell office:value-type="float" office:value="22874.108">
            <text:p>22874.108</text:p>
          </table:table-cell>
          <table:table-cell office:value-type="float" office:value="871901.982">
            <text:p>871901.982</text:p>
          </table:table-cell>
        </table:table-row>
        <table:table-row table:style-name="ro2">
          <table:table-cell table:number-columns-repeated="11"/>
          <table:table-cell office:value-type="float" office:value="6.948">
            <text:p>6.94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898">
            <text:p>898</text:p>
          </table:table-cell>
          <table:table-cell office:value-type="float" office:value="83.82">
            <text:p>83.82</text:p>
          </table:table-cell>
          <table:table-cell office:value-type="string">
            <text:p>replib</text:p>
          </table:table-cell>
          <table:table-cell office:value-type="float" office:value="54411.607">
            <text:p>54411.607</text:p>
          </table:table-cell>
          <table:table-cell office:value-type="float" office:value="1417748.17">
            <text:p>1417748.17</text:p>
          </table:table-cell>
        </table:table-row>
        <table:table-row table:style-name="ro2">
          <table:table-cell table:number-columns-repeated="11"/>
          <table:table-cell office:value-type="float" office:value="6.992">
            <text:p>6.99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857">
            <text:p>857</text:p>
          </table:table-cell>
          <table:table-cell office:value-type="float" office:value="46.72">
            <text:p>46.72</text:p>
          </table:table-cell>
          <table:table-cell office:value-type="string">
            <text:p>replib</text:p>
          </table:table-cell>
          <table:table-cell office:value-type="float" office:value="79837.404">
            <text:p>79837.404</text:p>
          </table:table-cell>
          <table:table-cell office:value-type="float" office:value="2344772.183">
            <text:p>2344772.183</text:p>
          </table:table-cell>
        </table:table-row>
        <table:table-row table:style-name="ro2">
          <table:table-cell table:number-columns-repeated="11"/>
          <table:table-cell office:value-type="float" office:value="7.04">
            <text:p>7.0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847">
            <text:p>847</text:p>
          </table:table-cell>
          <table:table-cell office:value-type="float" office:value="41.94">
            <text:p>41.94</text:p>
          </table:table-cell>
          <table:table-cell office:value-type="string">
            <text:p>replib</text:p>
          </table:table-cell>
          <table:table-cell office:value-type="float" office:value="239413.422">
            <text:p>239413.422</text:p>
          </table:table-cell>
          <table:table-cell office:value-type="float" office:value="6915673.452">
            <text:p>6915673.452</text:p>
          </table:table-cell>
        </table:table-row>
        <table:table-row table:style-name="ro2">
          <table:table-cell table:number-columns-repeated="11"/>
          <table:table-cell office:value-type="float" office:value="7.057">
            <text:p>7.0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51">
            <text:p>951</text:p>
          </table:table-cell>
          <table:table-cell office:value-type="float" office:value="63.6">
            <text:p>63.6</text:p>
          </table:table-cell>
          <table:table-cell office:value-type="string">
            <text:p>replib</text:p>
          </table:table-cell>
          <table:table-cell office:value-type="float" office:value="22283.456">
            <text:p>22283.456</text:p>
          </table:table-cell>
          <table:table-cell office:value-type="float" office:value="1040494.551">
            <text:p>1040494.551</text:p>
          </table:table-cell>
        </table:table-row>
        <table:table-row table:style-name="ro2">
          <table:table-cell table:number-columns-repeated="11"/>
          <table:table-cell office:value-type="float" office:value="7.094">
            <text:p>7.09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845">
            <text:p>845</text:p>
          </table:table-cell>
          <table:table-cell office:value-type="float" office:value="45.66">
            <text:p>45.66</text:p>
          </table:table-cell>
          <table:table-cell office:value-type="string">
            <text:p>replib</text:p>
          </table:table-cell>
          <table:table-cell office:value-type="float" office:value="22368.543">
            <text:p>22368.543</text:p>
          </table:table-cell>
          <table:table-cell office:value-type="float" office:value="1138542.877">
            <text:p>1138542.877</text:p>
          </table:table-cell>
        </table:table-row>
        <table:table-row table:style-name="ro2">
          <table:table-cell table:number-columns-repeated="11"/>
          <table:table-cell office:value-type="float" office:value="7.162">
            <text:p>7.162</text:p>
          </table:table-cell>
          <table:table-cell office:value-type="string">
            <text:p>1-Butanol, 4-butoxy-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723">
            <text:p>723</text:p>
          </table:table-cell>
          <table:table-cell office:value-type="float" office:value="53.27">
            <text:p>53.27</text:p>
          </table:table-cell>
          <table:table-cell office:value-type="string">
            <text:p>replib</text:p>
          </table:table-cell>
          <table:table-cell office:value-type="float" office:value="33874.16">
            <text:p>33874.16</text:p>
          </table:table-cell>
          <table:table-cell office:value-type="float" office:value="1153672.027">
            <text:p>1153672.027</text:p>
          </table:table-cell>
        </table:table-row>
        <table:table-row table:style-name="ro2">
          <table:table-cell table:number-columns-repeated="11"/>
          <table:table-cell office:value-type="float" office:value="7.193">
            <text:p>7.19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877">
            <text:p>877</text:p>
          </table:table-cell>
          <table:table-cell office:value-type="float" office:value="34.64">
            <text:p>34.64</text:p>
          </table:table-cell>
          <table:table-cell office:value-type="string">
            <text:p>replib</text:p>
          </table:table-cell>
          <table:table-cell office:value-type="float" office:value="44104.779">
            <text:p>44104.779</text:p>
          </table:table-cell>
          <table:table-cell office:value-type="float" office:value="895812.989">
            <text:p>895812.989</text:p>
          </table:table-cell>
        </table:table-row>
        <table:table-row table:style-name="ro2">
          <table:table-cell table:number-columns-repeated="11"/>
          <table:table-cell office:value-type="float" office:value="7.268">
            <text:p>7.2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8">
            <text:p>648</text:p>
          </table:table-cell>
          <table:table-cell office:value-type="float" office:value="901">
            <text:p>901</text:p>
          </table:table-cell>
          <table:table-cell office:value-type="float" office:value="74.37">
            <text:p>74.37</text:p>
          </table:table-cell>
          <table:table-cell office:value-type="string">
            <text:p>replib</text:p>
          </table:table-cell>
          <table:table-cell office:value-type="float" office:value="36608.782">
            <text:p>36608.782</text:p>
          </table:table-cell>
          <table:table-cell office:value-type="float" office:value="755401.293">
            <text:p>755401.293</text:p>
          </table:table-cell>
        </table:table-row>
        <table:table-row table:style-name="ro2">
          <table:table-cell table:number-columns-repeated="11"/>
          <table:table-cell office:value-type="float" office:value="7.353">
            <text:p>7.353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770">
            <text:p>770</text:p>
          </table:table-cell>
          <table:table-cell office:value-type="float" office:value="57.97">
            <text:p>57.97</text:p>
          </table:table-cell>
          <table:table-cell office:value-type="string">
            <text:p>replib</text:p>
          </table:table-cell>
          <table:table-cell office:value-type="float" office:value="28744.689">
            <text:p>28744.689</text:p>
          </table:table-cell>
          <table:table-cell office:value-type="float" office:value="1197829.279">
            <text:p>1197829.279</text:p>
          </table:table-cell>
        </table:table-row>
        <table:table-row table:style-name="ro2">
          <table:table-cell table:number-columns-repeated="11"/>
          <table:table-cell office:value-type="float" office:value="7.475">
            <text:p>7.47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863">
            <text:p>863</text:p>
          </table:table-cell>
          <table:table-cell office:value-type="float" office:value="40.19">
            <text:p>40.19</text:p>
          </table:table-cell>
          <table:table-cell office:value-type="string">
            <text:p>replib</text:p>
          </table:table-cell>
          <table:table-cell office:value-type="float" office:value="40810.72">
            <text:p>40810.72</text:p>
          </table:table-cell>
          <table:table-cell office:value-type="float" office:value="920902.147">
            <text:p>920902.147</text:p>
          </table:table-cell>
        </table:table-row>
        <table:table-row table:style-name="ro2">
          <table:table-cell table:number-columns-repeated="11"/>
          <table:table-cell office:value-type="float" office:value="7.496">
            <text:p>7.49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880">
            <text:p>880</text:p>
          </table:table-cell>
          <table:table-cell office:value-type="float" office:value="61.07">
            <text:p>61.07</text:p>
          </table:table-cell>
          <table:table-cell office:value-type="string">
            <text:p>replib</text:p>
          </table:table-cell>
          <table:table-cell office:value-type="float" office:value="50645.886">
            <text:p>50645.886</text:p>
          </table:table-cell>
          <table:table-cell office:value-type="float" office:value="1301640.38">
            <text:p>1301640.38</text:p>
          </table:table-cell>
        </table:table-row>
        <table:table-row table:style-name="ro2">
          <table:table-cell table:number-columns-repeated="11"/>
          <table:table-cell office:value-type="float" office:value="7.557">
            <text:p>7.55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875">
            <text:p>875</text:p>
          </table:table-cell>
          <table:table-cell office:value-type="float" office:value="67.72">
            <text:p>67.72</text:p>
          </table:table-cell>
          <table:table-cell office:value-type="string">
            <text:p>replib</text:p>
          </table:table-cell>
          <table:table-cell office:value-type="float" office:value="78651.89">
            <text:p>78651.89</text:p>
          </table:table-cell>
          <table:table-cell office:value-type="float" office:value="1271696.116">
            <text:p>1271696.116</text:p>
          </table:table-cell>
        </table:table-row>
        <table:table-row table:style-name="ro2">
          <table:table-cell table:number-columns-repeated="11"/>
          <table:table-cell office:value-type="float" office:value="7.632">
            <text:p>7.632</text:p>
          </table:table-cell>
          <table:table-cell office:value-type="string">
            <text:p>1-Butanol, 4-butoxy-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687">
            <text:p>687</text:p>
          </table:table-cell>
          <table:table-cell office:value-type="float" office:value="23.24">
            <text:p>23.24</text:p>
          </table:table-cell>
          <table:table-cell office:value-type="string">
            <text:p>replib</text:p>
          </table:table-cell>
          <table:table-cell office:value-type="float" office:value="39938.558">
            <text:p>39938.558</text:p>
          </table:table-cell>
          <table:table-cell office:value-type="float" office:value="1176531.482">
            <text:p>1176531.482</text:p>
          </table:table-cell>
        </table:table-row>
        <table:table-row table:style-name="ro2">
          <table:table-cell table:number-columns-repeated="11"/>
          <table:table-cell office:value-type="float" office:value="7.659">
            <text:p>7.65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866">
            <text:p>866</text:p>
          </table:table-cell>
          <table:table-cell office:value-type="float" office:value="56.03">
            <text:p>56.03</text:p>
          </table:table-cell>
          <table:table-cell office:value-type="string">
            <text:p>replib</text:p>
          </table:table-cell>
          <table:table-cell office:value-type="float" office:value="123594.858">
            <text:p>123594.858</text:p>
          </table:table-cell>
          <table:table-cell office:value-type="float" office:value="2519281.862">
            <text:p>2519281.862</text:p>
          </table:table-cell>
        </table:table-row>
        <table:table-row table:style-name="ro2">
          <table:table-cell table:number-columns-repeated="11"/>
          <table:table-cell office:value-type="float" office:value="7.727">
            <text:p>7.727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806">
            <text:p>806</text:p>
          </table:table-cell>
          <table:table-cell office:value-type="float" office:value="40.35">
            <text:p>40.35</text:p>
          </table:table-cell>
          <table:table-cell office:value-type="string">
            <text:p>replib</text:p>
          </table:table-cell>
          <table:table-cell office:value-type="float" office:value="113583.42">
            <text:p>113583.42</text:p>
          </table:table-cell>
          <table:table-cell office:value-type="float" office:value="2197723.864">
            <text:p>2197723.864</text:p>
          </table:table-cell>
        </table:table-row>
        <table:table-row table:style-name="ro2">
          <table:table-cell table:number-columns-repeated="11"/>
          <table:table-cell office:value-type="float" office:value="7.846">
            <text:p>7.846</text:p>
          </table:table-cell>
          <table:table-cell office:value-type="string">
            <text:p>Heptane, 2,3-epoxy-</text:p>
          </table:table-cell>
          <table:table-cell office:value-type="string">
            <text:p>n.a.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34.77">
            <text:p>34.77</text:p>
          </table:table-cell>
          <table:table-cell office:value-type="string">
            <text:p>replib</text:p>
          </table:table-cell>
          <table:table-cell office:value-type="float" office:value="23687.939">
            <text:p>23687.939</text:p>
          </table:table-cell>
          <table:table-cell office:value-type="float" office:value="783546.468">
            <text:p>783546.468</text:p>
          </table:table-cell>
        </table:table-row>
        <table:table-row table:style-name="ro2">
          <table:table-cell table:number-columns-repeated="11"/>
          <table:table-cell office:value-type="float" office:value="7.89">
            <text:p>7.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51">
            <text:p>951</text:p>
          </table:table-cell>
          <table:table-cell office:value-type="float" office:value="48.64">
            <text:p>48.64</text:p>
          </table:table-cell>
          <table:table-cell office:value-type="string">
            <text:p>replib</text:p>
          </table:table-cell>
          <table:table-cell office:value-type="float" office:value="19976.611">
            <text:p>19976.611</text:p>
          </table:table-cell>
          <table:table-cell office:value-type="float" office:value="775775.409">
            <text:p>775775.409</text:p>
          </table:table-cell>
        </table:table-row>
        <table:table-row table:style-name="ro2">
          <table:table-cell table:number-columns-repeated="11"/>
          <table:table-cell office:value-type="float" office:value="7.965">
            <text:p>7.9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4">
            <text:p>624</text:p>
          </table:table-cell>
          <table:table-cell office:value-type="float" office:value="906">
            <text:p>906</text:p>
          </table:table-cell>
          <table:table-cell office:value-type="float" office:value="35.3">
            <text:p>35.3</text:p>
          </table:table-cell>
          <table:table-cell office:value-type="string">
            <text:p>replib</text:p>
          </table:table-cell>
          <table:table-cell office:value-type="float" office:value="6258.173">
            <text:p>6258.173</text:p>
          </table:table-cell>
          <table:table-cell office:value-type="float" office:value="626383.993">
            <text:p>626383.993</text:p>
          </table:table-cell>
        </table:table-row>
        <table:table-row table:style-name="ro2">
          <table:table-cell table:number-columns-repeated="11"/>
          <table:table-cell office:value-type="float" office:value="8.013">
            <text:p>8.0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73">
            <text:p>973</text:p>
          </table:table-cell>
          <table:table-cell office:value-type="float" office:value="80.25">
            <text:p>80.25</text:p>
          </table:table-cell>
          <table:table-cell office:value-type="string">
            <text:p>replib</text:p>
          </table:table-cell>
          <table:table-cell office:value-type="float" office:value="157037.259">
            <text:p>157037.259</text:p>
          </table:table-cell>
          <table:table-cell office:value-type="float" office:value="5715452.882">
            <text:p>5715452.882</text:p>
          </table:table-cell>
        </table:table-row>
        <table:table-row table:style-name="ro2">
          <table:table-cell table:number-columns-repeated="11"/>
          <table:table-cell office:value-type="float" office:value="8.104">
            <text:p>8.104</text:p>
          </table:table-cell>
          <table:table-cell office:value-type="string">
            <text:p>1,3-Cyclopentanediol, cis-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office:value-type="float" office:value="15.16">
            <text:p>15.16</text:p>
          </table:table-cell>
          <table:table-cell office:value-type="string">
            <text:p>replib</text:p>
          </table:table-cell>
          <table:table-cell office:value-type="float" office:value="27440.398">
            <text:p>27440.398</text:p>
          </table:table-cell>
          <table:table-cell office:value-type="float" office:value="881448.175">
            <text:p>881448.175</text:p>
          </table:table-cell>
        </table:table-row>
        <table:table-row table:style-name="ro2">
          <table:table-cell table:number-columns-repeated="11"/>
          <table:table-cell office:value-type="float" office:value="8.179">
            <text:p>8.179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758">
            <text:p>758</text:p>
          </table:table-cell>
          <table:table-cell office:value-type="float" office:value="17.77">
            <text:p>17.77</text:p>
          </table:table-cell>
          <table:table-cell office:value-type="string">
            <text:p>replib</text:p>
          </table:table-cell>
          <table:table-cell office:value-type="float" office:value="74871.543">
            <text:p>74871.543</text:p>
          </table:table-cell>
          <table:table-cell office:value-type="float" office:value="1433731.338">
            <text:p>1433731.338</text:p>
          </table:table-cell>
        </table:table-row>
        <table:table-row table:style-name="ro2">
          <table:table-cell table:number-columns-repeated="11"/>
          <table:table-cell office:value-type="float" office:value="8.237">
            <text:p>8.237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n.a.</text:p>
          </table:table-cell>
          <table:table-cell office:value-type="float" office:value="844">
            <text:p>844</text:p>
          </table:table-cell>
          <table:table-cell office:value-type="float" office:value="911">
            <text:p>911</text:p>
          </table:table-cell>
          <table:table-cell office:value-type="float" office:value="31.48">
            <text:p>31.48</text:p>
          </table:table-cell>
          <table:table-cell office:value-type="string">
            <text:p>replib</text:p>
          </table:table-cell>
          <table:table-cell office:value-type="float" office:value="27635.853">
            <text:p>27635.853</text:p>
          </table:table-cell>
          <table:table-cell office:value-type="float" office:value="900397.967">
            <text:p>900397.967</text:p>
          </table:table-cell>
        </table:table-row>
        <table:table-row table:style-name="ro2">
          <table:table-cell table:number-columns-repeated="11"/>
          <table:table-cell office:value-type="float" office:value="8.325">
            <text:p>8.3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926">
            <text:p>926</text:p>
          </table:table-cell>
          <table:table-cell office:value-type="float" office:value="69.21">
            <text:p>69.21</text:p>
          </table:table-cell>
          <table:table-cell office:value-type="string">
            <text:p>replib</text:p>
          </table:table-cell>
          <table:table-cell office:value-type="float" office:value="10311">
            <text:p>10311</text:p>
          </table:table-cell>
          <table:table-cell office:value-type="float" office:value="661566.658">
            <text:p>661566.658</text:p>
          </table:table-cell>
        </table:table-row>
        <table:table-row table:style-name="ro2">
          <table:table-cell table:number-columns-repeated="11"/>
          <table:table-cell office:value-type="float" office:value="8.349">
            <text:p>8.3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934">
            <text:p>934</text:p>
          </table:table-cell>
          <table:table-cell office:value-type="float" office:value="76.32">
            <text:p>76.32</text:p>
          </table:table-cell>
          <table:table-cell office:value-type="string">
            <text:p>replib</text:p>
          </table:table-cell>
          <table:table-cell office:value-type="float" office:value="14089.051">
            <text:p>14089.051</text:p>
          </table:table-cell>
          <table:table-cell office:value-type="float" office:value="969913.055">
            <text:p>969913.055</text:p>
          </table:table-cell>
        </table:table-row>
        <table:table-row table:style-name="ro2">
          <table:table-cell table:number-columns-repeated="11"/>
          <table:table-cell office:value-type="float" office:value="8.383">
            <text:p>8.3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42">
            <text:p>942</text:p>
          </table:table-cell>
          <table:table-cell office:value-type="float" office:value="78">
            <text:p>78</text:p>
          </table:table-cell>
          <table:table-cell office:value-type="string">
            <text:p>replib</text:p>
          </table:table-cell>
          <table:table-cell office:value-type="float" office:value="43954.091">
            <text:p>43954.091</text:p>
          </table:table-cell>
          <table:table-cell office:value-type="float" office:value="1176584.993">
            <text:p>1176584.993</text:p>
          </table:table-cell>
        </table:table-row>
        <table:table-row table:style-name="ro2">
          <table:table-cell table:number-columns-repeated="11"/>
          <table:table-cell office:value-type="float" office:value="8.441">
            <text:p>8.4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906">
            <text:p>906</text:p>
          </table:table-cell>
          <table:table-cell office:value-type="float" office:value="74.38">
            <text:p>74.38</text:p>
          </table:table-cell>
          <table:table-cell office:value-type="string">
            <text:p>replib</text:p>
          </table:table-cell>
          <table:table-cell office:value-type="float" office:value="5890.613">
            <text:p>5890.613</text:p>
          </table:table-cell>
          <table:table-cell office:value-type="float" office:value="855344.699">
            <text:p>855344.699</text:p>
          </table:table-cell>
        </table:table-row>
        <table:table-row table:style-name="ro2">
          <table:table-cell table:number-columns-repeated="11"/>
          <table:table-cell office:value-type="float" office:value="8.509">
            <text:p>8.509</text:p>
          </table:table-cell>
          <table:table-cell office:value-type="string">
            <text:p>Cyclotetrasiloxane, octamethyl-</text:p>
          </table:table-cell>
          <table:table-cell office:value-type="string">
            <text:p>n.a.</text:p>
          </table:table-cell>
          <table:table-cell office:value-type="float" office:value="840">
            <text:p>840</text:p>
          </table:table-cell>
          <table:table-cell office:value-type="float" office:value="870">
            <text:p>870</text:p>
          </table:table-cell>
          <table:table-cell office:value-type="float" office:value="98.72">
            <text:p>98.72</text:p>
          </table:table-cell>
          <table:table-cell office:value-type="string">
            <text:p>replib</text:p>
          </table:table-cell>
          <table:table-cell office:value-type="float" office:value="33373.208">
            <text:p>33373.208</text:p>
          </table:table-cell>
          <table:table-cell office:value-type="float" office:value="753738.325">
            <text:p>753738.325</text:p>
          </table:table-cell>
        </table:table-row>
        <table:table-row table:style-name="ro2">
          <table:table-cell table:number-columns-repeated="11"/>
          <table:table-cell office:value-type="float" office:value="8.553">
            <text:p>8.5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2">
            <text:p>662</text:p>
          </table:table-cell>
          <table:table-cell office:value-type="float" office:value="961">
            <text:p>961</text:p>
          </table:table-cell>
          <table:table-cell office:value-type="float" office:value="76.22">
            <text:p>76.22</text:p>
          </table:table-cell>
          <table:table-cell office:value-type="string">
            <text:p>replib</text:p>
          </table:table-cell>
          <table:table-cell office:value-type="float" office:value="12276.272">
            <text:p>12276.272</text:p>
          </table:table-cell>
          <table:table-cell office:value-type="float" office:value="810256.921">
            <text:p>810256.921</text:p>
          </table:table-cell>
        </table:table-row>
        <table:table-row table:style-name="ro2">
          <table:table-cell table:number-columns-repeated="11"/>
          <table:table-cell office:value-type="float" office:value="8.618">
            <text:p>8.6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3">
            <text:p>683</text:p>
          </table:table-cell>
          <table:table-cell office:value-type="float" office:value="961">
            <text:p>961</text:p>
          </table:table-cell>
          <table:table-cell office:value-type="float" office:value="44.39">
            <text:p>44.39</text:p>
          </table:table-cell>
          <table:table-cell office:value-type="string">
            <text:p>replib</text:p>
          </table:table-cell>
          <table:table-cell office:value-type="float" office:value="4631.214">
            <text:p>4631.214</text:p>
          </table:table-cell>
          <table:table-cell office:value-type="float" office:value="657572.826">
            <text:p>657572.826</text:p>
          </table:table-cell>
        </table:table-row>
        <table:table-row table:style-name="ro2">
          <table:table-cell table:number-columns-repeated="11"/>
          <table:table-cell office:value-type="float" office:value="8.659">
            <text:p>8.659</text:p>
          </table:table-cell>
          <table:table-cell office:value-type="string">
            <text:p>1,2-Cyclopentanediol, trans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 office:value-type="float" office:value="34.45">
            <text:p>34.45</text:p>
          </table:table-cell>
          <table:table-cell office:value-type="string">
            <text:p>replib</text:p>
          </table:table-cell>
          <table:table-cell office:value-type="float" office:value="39132.863">
            <text:p>39132.863</text:p>
          </table:table-cell>
          <table:table-cell office:value-type="float" office:value="692609.24">
            <text:p>692609.24</text:p>
          </table:table-cell>
        </table:table-row>
        <table:table-row table:style-name="ro2">
          <table:table-cell table:number-columns-repeated="11"/>
          <table:table-cell office:value-type="float" office:value="8.747">
            <text:p>8.7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73">
            <text:p>973</text:p>
          </table:table-cell>
          <table:table-cell office:value-type="float" office:value="80.04">
            <text:p>80.04</text:p>
          </table:table-cell>
          <table:table-cell office:value-type="string">
            <text:p>replib</text:p>
          </table:table-cell>
          <table:table-cell office:value-type="float" office:value="34198.404">
            <text:p>34198.404</text:p>
          </table:table-cell>
          <table:table-cell office:value-type="float" office:value="628403.568">
            <text:p>628403.568</text:p>
          </table:table-cell>
        </table:table-row>
        <table:table-row table:style-name="ro2">
          <table:table-cell table:number-columns-repeated="11"/>
          <table:table-cell office:value-type="float" office:value="8.802">
            <text:p>8.8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42">
            <text:p>942</text:p>
          </table:table-cell>
          <table:table-cell office:value-type="float" office:value="70.7">
            <text:p>70.7</text:p>
          </table:table-cell>
          <table:table-cell office:value-type="string">
            <text:p>replib</text:p>
          </table:table-cell>
          <table:table-cell office:value-type="float" office:value="15638.724">
            <text:p>15638.724</text:p>
          </table:table-cell>
          <table:table-cell office:value-type="float" office:value="723121.813">
            <text:p>723121.813</text:p>
          </table:table-cell>
        </table:table-row>
        <table:table-row table:style-name="ro2">
          <table:table-cell table:number-columns-repeated="11"/>
          <table:table-cell office:value-type="float" office:value="8.873">
            <text:p>8.873</text:p>
          </table:table-cell>
          <table:table-cell office:value-type="string">
            <text:p>1,2-Cyclopentanediol, trans-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746">
            <text:p>746</text:p>
          </table:table-cell>
          <table:table-cell office:value-type="float" office:value="27.08">
            <text:p>27.08</text:p>
          </table:table-cell>
          <table:table-cell office:value-type="string">
            <text:p>replib</text:p>
          </table:table-cell>
          <table:table-cell office:value-type="float" office:value="32980.202">
            <text:p>32980.202</text:p>
          </table:table-cell>
          <table:table-cell office:value-type="float" office:value="813748.688">
            <text:p>813748.688</text:p>
          </table:table-cell>
        </table:table-row>
        <table:table-row table:style-name="ro2">
          <table:table-cell table:number-columns-repeated="11"/>
          <table:table-cell office:value-type="float" office:value="8.989">
            <text:p>8.9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951">
            <text:p>951</text:p>
          </table:table-cell>
          <table:table-cell office:value-type="float" office:value="78.12">
            <text:p>78.12</text:p>
          </table:table-cell>
          <table:table-cell office:value-type="string">
            <text:p>replib</text:p>
          </table:table-cell>
          <table:table-cell office:value-type="float" office:value="13923.049">
            <text:p>13923.049</text:p>
          </table:table-cell>
          <table:table-cell office:value-type="float" office:value="919998.972">
            <text:p>919998.972</text:p>
          </table:table-cell>
        </table:table-row>
        <table:table-row table:style-name="ro2">
          <table:table-cell table:number-columns-repeated="11"/>
          <table:table-cell office:value-type="float" office:value="9.057">
            <text:p>9.0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934">
            <text:p>934</text:p>
          </table:table-cell>
          <table:table-cell office:value-type="float" office:value="33.24">
            <text:p>33.24</text:p>
          </table:table-cell>
          <table:table-cell office:value-type="string">
            <text:p>replib</text:p>
          </table:table-cell>
          <table:table-cell office:value-type="float" office:value="63789.679">
            <text:p>63789.679</text:p>
          </table:table-cell>
          <table:table-cell office:value-type="float" office:value="1105892.305">
            <text:p>1105892.305</text:p>
          </table:table-cell>
        </table:table-row>
        <table:table-row table:style-name="ro2">
          <table:table-cell table:number-columns-repeated="11"/>
          <table:table-cell office:value-type="float" office:value="9.115">
            <text:p>9.1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34">
            <text:p>934</text:p>
          </table:table-cell>
          <table:table-cell office:value-type="float" office:value="78.05">
            <text:p>78.05</text:p>
          </table:table-cell>
          <table:table-cell office:value-type="string">
            <text:p>replib</text:p>
          </table:table-cell>
          <table:table-cell office:value-type="float" office:value="15548.525">
            <text:p>15548.525</text:p>
          </table:table-cell>
          <table:table-cell office:value-type="float" office:value="674011.168">
            <text:p>674011.168</text:p>
          </table:table-cell>
        </table:table-row>
        <table:table-row table:style-name="ro2">
          <table:table-cell table:number-columns-repeated="11"/>
          <table:table-cell office:value-type="float" office:value="9.159">
            <text:p>9.1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61">
            <text:p>961</text:p>
          </table:table-cell>
          <table:table-cell office:value-type="float" office:value="46.39">
            <text:p>46.39</text:p>
          </table:table-cell>
          <table:table-cell office:value-type="string">
            <text:p>replib</text:p>
          </table:table-cell>
          <table:table-cell office:value-type="float" office:value="20918.604">
            <text:p>20918.604</text:p>
          </table:table-cell>
          <table:table-cell office:value-type="float" office:value="1022556.068">
            <text:p>1022556.068</text:p>
          </table:table-cell>
        </table:table-row>
        <table:table-row table:style-name="ro2">
          <table:table-cell table:number-columns-repeated="11"/>
          <table:table-cell office:value-type="float" office:value="9.254">
            <text:p>9.2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61">
            <text:p>961</text:p>
          </table:table-cell>
          <table:table-cell office:value-type="float" office:value="66.75">
            <text:p>66.75</text:p>
          </table:table-cell>
          <table:table-cell office:value-type="string">
            <text:p>replib</text:p>
          </table:table-cell>
          <table:table-cell office:value-type="float" office:value="40314.007">
            <text:p>40314.007</text:p>
          </table:table-cell>
          <table:table-cell office:value-type="float" office:value="882160.252">
            <text:p>882160.252</text:p>
          </table:table-cell>
        </table:table-row>
        <table:table-row table:style-name="ro2">
          <table:table-cell table:number-columns-repeated="11"/>
          <table:table-cell office:value-type="float" office:value="9.291">
            <text:p>9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42">
            <text:p>942</text:p>
          </table:table-cell>
          <table:table-cell office:value-type="float" office:value="44.36">
            <text:p>44.36</text:p>
          </table:table-cell>
          <table:table-cell office:value-type="string">
            <text:p>replib</text:p>
          </table:table-cell>
          <table:table-cell office:value-type="float" office:value="56529.153">
            <text:p>56529.153</text:p>
          </table:table-cell>
          <table:table-cell office:value-type="float" office:value="903986.365">
            <text:p>903986.365</text:p>
          </table:table-cell>
        </table:table-row>
        <table:table-row table:style-name="ro2">
          <table:table-cell table:number-columns-repeated="11"/>
          <table:table-cell office:value-type="float" office:value="9.393">
            <text:p>9.393</text:p>
          </table:table-cell>
          <table:table-cell office:value-type="string">
            <text:p>1-Hexanethiol, 2-ethyl-</text:p>
          </table:table-cell>
          <table:table-cell office:value-type="string">
            <text:p>n.a.</text:p>
          </table:table-cell>
          <table:table-cell table:number-columns-repeated="2" office:value-type="float" office:value="661">
            <text:p>661</text:p>
          </table:table-cell>
          <table:table-cell office:value-type="float" office:value="30.66">
            <text:p>30.66</text:p>
          </table:table-cell>
          <table:table-cell office:value-type="string">
            <text:p>replib</text:p>
          </table:table-cell>
          <table:table-cell office:value-type="float" office:value="19381.001">
            <text:p>19381.001</text:p>
          </table:table-cell>
          <table:table-cell office:value-type="float" office:value="716700.991">
            <text:p>716700.991</text:p>
          </table:table-cell>
        </table:table-row>
        <table:table-row table:style-name="ro2">
          <table:table-cell table:number-columns-repeated="11"/>
          <table:table-cell office:value-type="float" office:value="9.492">
            <text:p>9.492</text:p>
          </table:table-cell>
          <table:table-cell office:value-type="string">
            <text:p>Eucalyptol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784">
            <text:p>784</text:p>
          </table:table-cell>
          <table:table-cell office:value-type="float" office:value="79.56">
            <text:p>79.56</text:p>
          </table:table-cell>
          <table:table-cell office:value-type="string">
            <text:p>replib</text:p>
          </table:table-cell>
          <table:table-cell office:value-type="float" office:value="17562.735">
            <text:p>17562.735</text:p>
          </table:table-cell>
          <table:table-cell office:value-type="float" office:value="675022.757">
            <text:p>675022.757</text:p>
          </table:table-cell>
        </table:table-row>
        <table:table-row table:style-name="ro2">
          <table:table-cell table:number-columns-repeated="11"/>
          <table:table-cell office:value-type="float" office:value="9.57">
            <text:p>9.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51">
            <text:p>951</text:p>
          </table:table-cell>
          <table:table-cell office:value-type="float" office:value="78.7">
            <text:p>78.7</text:p>
          </table:table-cell>
          <table:table-cell office:value-type="string">
            <text:p>replib</text:p>
          </table:table-cell>
          <table:table-cell office:value-type="float" office:value="8009.757">
            <text:p>8009.757</text:p>
          </table:table-cell>
          <table:table-cell office:value-type="float" office:value="574782.624">
            <text:p>574782.624</text:p>
          </table:table-cell>
        </table:table-row>
        <table:table-row table:style-name="ro2">
          <table:table-cell table:number-columns-repeated="11"/>
          <table:table-cell office:value-type="float" office:value="9.669">
            <text:p>9.6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62">
            <text:p>962</text:p>
          </table:table-cell>
          <table:table-cell office:value-type="float" office:value="76.47">
            <text:p>76.47</text:p>
          </table:table-cell>
          <table:table-cell office:value-type="string">
            <text:p>replib</text:p>
          </table:table-cell>
          <table:table-cell office:value-type="float" office:value="5791.745">
            <text:p>5791.745</text:p>
          </table:table-cell>
          <table:table-cell office:value-type="float" office:value="561122.195">
            <text:p>561122.195</text:p>
          </table:table-cell>
        </table:table-row>
        <table:table-row table:style-name="ro2">
          <table:table-cell table:number-columns-repeated="11"/>
          <table:table-cell office:value-type="float" office:value="9.703">
            <text:p>9.7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62">
            <text:p>962</text:p>
          </table:table-cell>
          <table:table-cell office:value-type="float" office:value="72.42">
            <text:p>72.42</text:p>
          </table:table-cell>
          <table:table-cell office:value-type="string">
            <text:p>replib</text:p>
          </table:table-cell>
          <table:table-cell office:value-type="float" office:value="14743.118">
            <text:p>14743.118</text:p>
          </table:table-cell>
          <table:table-cell office:value-type="float" office:value="640693.446">
            <text:p>640693.446</text:p>
          </table:table-cell>
        </table:table-row>
        <table:table-row table:style-name="ro2">
          <table:table-cell table:number-columns-repeated="11"/>
          <table:table-cell office:value-type="float" office:value="9.768">
            <text:p>9.768</text:p>
          </table:table-cell>
          <table:table-cell office:value-type="string">
            <text:p>1,3,8-p-Menthatrien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809">
            <text:p>809</text:p>
          </table:table-cell>
          <table:table-cell office:value-type="float" office:value="55.94">
            <text:p>55.94</text:p>
          </table:table-cell>
          <table:table-cell office:value-type="string">
            <text:p>replib</text:p>
          </table:table-cell>
          <table:table-cell office:value-type="float" office:value="82438.223">
            <text:p>82438.223</text:p>
          </table:table-cell>
          <table:table-cell office:value-type="float" office:value="2572072.441">
            <text:p>2572072.441</text:p>
          </table:table-cell>
        </table:table-row>
        <table:table-row table:style-name="ro2">
          <table:table-cell table:number-columns-repeated="11"/>
          <table:table-cell office:value-type="float" office:value="9.822">
            <text:p>9.8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61">
            <text:p>961</text:p>
          </table:table-cell>
          <table:table-cell office:value-type="float" office:value="75.12">
            <text:p>75.12</text:p>
          </table:table-cell>
          <table:table-cell office:value-type="string">
            <text:p>replib</text:p>
          </table:table-cell>
          <table:table-cell office:value-type="float" office:value="47812.76">
            <text:p>47812.76</text:p>
          </table:table-cell>
          <table:table-cell office:value-type="float" office:value="862516.521">
            <text:p>862516.521</text:p>
          </table:table-cell>
        </table:table-row>
        <table:table-row table:style-name="ro2">
          <table:table-cell table:number-columns-repeated="11"/>
          <table:table-cell office:value-type="float" office:value="9.832">
            <text:p>9.8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85">
            <text:p>985</text:p>
          </table:table-cell>
          <table:table-cell office:value-type="float" office:value="79.92">
            <text:p>79.92</text:p>
          </table:table-cell>
          <table:table-cell office:value-type="string">
            <text:p>replib</text:p>
          </table:table-cell>
          <table:table-cell office:value-type="float" office:value="7424.064">
            <text:p>7424.064</text:p>
          </table:table-cell>
          <table:table-cell office:value-type="float" office:value="465096.464">
            <text:p>465096.464</text:p>
          </table:table-cell>
        </table:table-row>
        <table:table-row table:style-name="ro2">
          <table:table-cell table:number-columns-repeated="11"/>
          <table:table-cell office:value-type="float" office:value="9.873">
            <text:p>9.873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726">
            <text:p>726</text:p>
          </table:table-cell>
          <table:table-cell office:value-type="float" office:value="22.98">
            <text:p>22.98</text:p>
          </table:table-cell>
          <table:table-cell office:value-type="string">
            <text:p>replib</text:p>
          </table:table-cell>
          <table:table-cell office:value-type="float" office:value="115256.391">
            <text:p>115256.391</text:p>
          </table:table-cell>
          <table:table-cell office:value-type="float" office:value="2430402.11">
            <text:p>2430402.11</text:p>
          </table:table-cell>
        </table:table-row>
        <table:table-row table:style-name="ro2">
          <table:table-cell table:number-columns-repeated="11"/>
          <table:table-cell office:value-type="float" office:value="9.931">
            <text:p>9.931</text:p>
          </table:table-cell>
          <table:table-cell office:value-type="string">
            <text:p>1,3,8-p-Menthatriene</text:p>
          </table:table-cell>
          <table:table-cell office:value-type="string">
            <text:p>n.a.</text:p>
          </table:table-cell>
          <table:table-cell office:value-type="float" office:value="596">
            <text:p>596</text:p>
          </table:table-cell>
          <table:table-cell office:value-type="float" office:value="844">
            <text:p>844</text:p>
          </table:table-cell>
          <table:table-cell office:value-type="float" office:value="14.53">
            <text:p>14.53</text:p>
          </table:table-cell>
          <table:table-cell office:value-type="string">
            <text:p>replib</text:p>
          </table:table-cell>
          <table:table-cell office:value-type="float" office:value="7518.267">
            <text:p>7518.267</text:p>
          </table:table-cell>
          <table:table-cell office:value-type="float" office:value="428354.173">
            <text:p>428354.173</text:p>
          </table:table-cell>
        </table:table-row>
        <table:table-row table:style-name="ro2">
          <table:table-cell table:number-columns-repeated="11"/>
          <table:table-cell office:value-type="float" office:value="10.043">
            <text:p>10.043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790">
            <text:p>790</text:p>
          </table:table-cell>
          <table:table-cell office:value-type="float" office:value="21.79">
            <text:p>21.79</text:p>
          </table:table-cell>
          <table:table-cell office:value-type="string">
            <text:p>replib</text:p>
          </table:table-cell>
          <table:table-cell office:value-type="float" office:value="22750.327">
            <text:p>22750.327</text:p>
          </table:table-cell>
          <table:table-cell office:value-type="float" office:value="590492.453">
            <text:p>590492.453</text:p>
          </table:table-cell>
        </table:table-row>
        <table:table-row table:style-name="ro2">
          <table:table-cell table:number-columns-repeated="11"/>
          <table:table-cell office:value-type="float" office:value="10.114">
            <text:p>10.1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84">
            <text:p>984</text:p>
          </table:table-cell>
          <table:table-cell office:value-type="float" office:value="62.72">
            <text:p>62.72</text:p>
          </table:table-cell>
          <table:table-cell office:value-type="string">
            <text:p>replib</text:p>
          </table:table-cell>
          <table:table-cell office:value-type="float" office:value="24003.739">
            <text:p>24003.739</text:p>
          </table:table-cell>
          <table:table-cell office:value-type="float" office:value="840204.191">
            <text:p>840204.191</text:p>
          </table:table-cell>
        </table:table-row>
        <table:table-row table:style-name="ro2">
          <table:table-cell table:number-columns-repeated="11"/>
          <table:table-cell office:value-type="float" office:value="10.152">
            <text:p>10.1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51">
            <text:p>951</text:p>
          </table:table-cell>
          <table:table-cell office:value-type="float" office:value="54.16">
            <text:p>54.16</text:p>
          </table:table-cell>
          <table:table-cell office:value-type="string">
            <text:p>replib</text:p>
          </table:table-cell>
          <table:table-cell office:value-type="float" office:value="59539.002">
            <text:p>59539.002</text:p>
          </table:table-cell>
          <table:table-cell office:value-type="float" office:value="1855812.436">
            <text:p>1855812.436</text:p>
          </table:table-cell>
        </table:table-row>
        <table:table-row table:style-name="ro2">
          <table:table-cell table:number-columns-repeated="11"/>
          <table:table-cell office:value-type="float" office:value="10.227">
            <text:p>10.2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6">
            <text:p>606</text:p>
          </table:table-cell>
          <table:table-cell office:value-type="float" office:value="926">
            <text:p>926</text:p>
          </table:table-cell>
          <table:table-cell office:value-type="float" office:value="33.65">
            <text:p>33.65</text:p>
          </table:table-cell>
          <table:table-cell office:value-type="string">
            <text:p>replib</text:p>
          </table:table-cell>
          <table:table-cell office:value-type="float" office:value="6906.244">
            <text:p>6906.244</text:p>
          </table:table-cell>
          <table:table-cell office:value-type="float" office:value="644034.91">
            <text:p>644034.91</text:p>
          </table:table-cell>
        </table:table-row>
        <table:table-row table:style-name="ro2">
          <table:table-cell table:number-columns-repeated="11"/>
          <table:table-cell office:value-type="float" office:value="10.291">
            <text:p>10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51">
            <text:p>951</text:p>
          </table:table-cell>
          <table:table-cell office:value-type="float" office:value="78.15">
            <text:p>78.15</text:p>
          </table:table-cell>
          <table:table-cell office:value-type="string">
            <text:p>replib</text:p>
          </table:table-cell>
          <table:table-cell office:value-type="float" office:value="57241.589">
            <text:p>57241.589</text:p>
          </table:table-cell>
          <table:table-cell office:value-type="float" office:value="1258741.944">
            <text:p>1258741.944</text:p>
          </table:table-cell>
        </table:table-row>
        <table:table-row table:style-name="ro2">
          <table:table-cell table:number-columns-repeated="11"/>
          <table:table-cell office:value-type="float" office:value="10.41">
            <text:p>10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61">
            <text:p>961</text:p>
          </table:table-cell>
          <table:table-cell office:value-type="float" office:value="56.14">
            <text:p>56.14</text:p>
          </table:table-cell>
          <table:table-cell office:value-type="string">
            <text:p>replib</text:p>
          </table:table-cell>
          <table:table-cell office:value-type="float" office:value="73422.365">
            <text:p>73422.365</text:p>
          </table:table-cell>
          <table:table-cell office:value-type="float" office:value="1769655.163">
            <text:p>1769655.163</text:p>
          </table:table-cell>
        </table:table-row>
        <table:table-row table:style-name="ro2">
          <table:table-cell table:number-columns-repeated="11"/>
          <table:table-cell office:value-type="float" office:value="10.478">
            <text:p>10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61">
            <text:p>961</text:p>
          </table:table-cell>
          <table:table-cell office:value-type="float" office:value="78.57">
            <text:p>78.57</text:p>
          </table:table-cell>
          <table:table-cell office:value-type="string">
            <text:p>replib</text:p>
          </table:table-cell>
          <table:table-cell office:value-type="float" office:value="17170.988">
            <text:p>17170.988</text:p>
          </table:table-cell>
          <table:table-cell office:value-type="float" office:value="970629.313">
            <text:p>970629.313</text:p>
          </table:table-cell>
        </table:table-row>
        <table:table-row table:style-name="ro2">
          <table:table-cell table:number-columns-repeated="11"/>
          <table:table-cell office:value-type="float" office:value="10.519">
            <text:p>10.5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73">
            <text:p>973</text:p>
          </table:table-cell>
          <table:table-cell office:value-type="float" office:value="73.18">
            <text:p>73.18</text:p>
          </table:table-cell>
          <table:table-cell office:value-type="string">
            <text:p>replib</text:p>
          </table:table-cell>
          <table:table-cell office:value-type="float" office:value="42969.352">
            <text:p>42969.352</text:p>
          </table:table-cell>
          <table:table-cell office:value-type="float" office:value="913169.7">
            <text:p>913169.7</text:p>
          </table:table-cell>
        </table:table-row>
        <table:table-row table:style-name="ro2">
          <table:table-cell table:number-columns-repeated="11"/>
          <table:table-cell office:value-type="float" office:value="10.557">
            <text:p>10.5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85">
            <text:p>985</text:p>
          </table:table-cell>
          <table:table-cell office:value-type="float" office:value="81.09">
            <text:p>81.09</text:p>
          </table:table-cell>
          <table:table-cell office:value-type="string">
            <text:p>replib</text:p>
          </table:table-cell>
          <table:table-cell office:value-type="float" office:value="21222.682">
            <text:p>21222.682</text:p>
          </table:table-cell>
          <table:table-cell office:value-type="float" office:value="549196.294">
            <text:p>549196.294</text:p>
          </table:table-cell>
        </table:table-row>
        <table:table-row table:style-name="ro2">
          <table:table-cell table:number-columns-repeated="11"/>
          <table:table-cell office:value-type="float" office:value="10.655">
            <text:p>10.6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85">
            <text:p>985</text:p>
          </table:table-cell>
          <table:table-cell office:value-type="float" office:value="62.07">
            <text:p>62.07</text:p>
          </table:table-cell>
          <table:table-cell office:value-type="string">
            <text:p>replib</text:p>
          </table:table-cell>
          <table:table-cell office:value-type="float" office:value="84862.291">
            <text:p>84862.291</text:p>
          </table:table-cell>
          <table:table-cell office:value-type="float" office:value="3221404.061">
            <text:p>3221404.061</text:p>
          </table:table-cell>
        </table:table-row>
        <table:table-row table:style-name="ro2">
          <table:table-cell table:number-columns-repeated="11"/>
          <table:table-cell office:value-type="float" office:value="10.706">
            <text:p>10.7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3">
            <text:p>633</text:p>
          </table:table-cell>
          <table:table-cell office:value-type="float" office:value="906">
            <text:p>906</text:p>
          </table:table-cell>
          <table:table-cell office:value-type="float" office:value="73.53">
            <text:p>73.53</text:p>
          </table:table-cell>
          <table:table-cell office:value-type="string">
            <text:p>replib</text:p>
          </table:table-cell>
          <table:table-cell office:value-type="float" office:value="174517.239">
            <text:p>174517.239</text:p>
          </table:table-cell>
          <table:table-cell office:value-type="float" office:value="6356077.525">
            <text:p>6356077.525</text:p>
          </table:table-cell>
        </table:table-row>
        <table:table-row table:style-name="ro2">
          <table:table-cell table:number-columns-repeated="11"/>
          <table:table-cell office:value-type="float" office:value="10.781">
            <text:p>10.781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798">
            <text:p>798</text:p>
          </table:table-cell>
          <table:table-cell office:value-type="float" office:value="25.19">
            <text:p>25.19</text:p>
          </table:table-cell>
          <table:table-cell office:value-type="string">
            <text:p>replib</text:p>
          </table:table-cell>
          <table:table-cell office:value-type="float" office:value="366995.304">
            <text:p>366995.304</text:p>
          </table:table-cell>
          <table:table-cell office:value-type="float" office:value="12612024.14">
            <text:p>12612024.14</text:p>
          </table:table-cell>
        </table:table-row>
        <table:table-row table:style-name="ro2">
          <table:table-cell table:number-columns-repeated="11"/>
          <table:table-cell office:value-type="float" office:value="10.846">
            <text:p>10.846</text:p>
          </table:table-cell>
          <table:table-cell office:value-type="string">
            <text:p>Nonanal</text:p>
          </table:table-cell>
          <table:table-cell office:value-type="string">
            <text:p>n.a.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office:value-type="float" office:value="70">
            <text:p>70</text:p>
          </table:table-cell>
          <table:table-cell office:value-type="string">
            <text:p>replib</text:p>
          </table:table-cell>
          <table:table-cell office:value-type="float" office:value="18916.399">
            <text:p>18916.399</text:p>
          </table:table-cell>
          <table:table-cell office:value-type="float" office:value="666758.148">
            <text:p>666758.148</text:p>
          </table:table-cell>
        </table:table-row>
        <table:table-row table:style-name="ro2">
          <table:table-cell table:number-columns-repeated="11"/>
          <table:table-cell office:value-type="float" office:value="11.091">
            <text:p>11.091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763">
            <text:p>763</text:p>
          </table:table-cell>
          <table:table-cell office:value-type="float" office:value="37.89">
            <text:p>37.89</text:p>
          </table:table-cell>
          <table:table-cell office:value-type="string">
            <text:p>replib</text:p>
          </table:table-cell>
          <table:table-cell office:value-type="float" office:value="4296.922">
            <text:p>4296.922</text:p>
          </table:table-cell>
          <table:table-cell office:value-type="float" office:value="527376.593">
            <text:p>527376.593</text:p>
          </table:table-cell>
        </table:table-row>
        <table:table-row table:style-name="ro2">
          <table:table-cell table:number-columns-repeated="11"/>
          <table:table-cell office:value-type="float" office:value="11.121">
            <text:p>11.121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801">
            <text:p>801</text:p>
          </table:table-cell>
          <table:table-cell office:value-type="float" office:value="32.98">
            <text:p>32.98</text:p>
          </table:table-cell>
          <table:table-cell office:value-type="string">
            <text:p>replib</text:p>
          </table:table-cell>
          <table:table-cell office:value-type="float" office:value="26482.414">
            <text:p>26482.414</text:p>
          </table:table-cell>
          <table:table-cell office:value-type="float" office:value="760856.088">
            <text:p>760856.088</text:p>
          </table:table-cell>
        </table:table-row>
        <table:table-row table:style-name="ro2">
          <table:table-cell table:number-columns-repeated="11"/>
          <table:table-cell office:value-type="float" office:value="11.148">
            <text:p>11.14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94">
            <text:p>794</text:p>
          </table:table-cell>
          <table:table-cell office:value-type="float" office:value="51.13">
            <text:p>51.13</text:p>
          </table:table-cell>
          <table:table-cell office:value-type="string">
            <text:p>replib</text:p>
          </table:table-cell>
          <table:table-cell office:value-type="float" office:value="11308.451">
            <text:p>11308.451</text:p>
          </table:table-cell>
          <table:table-cell office:value-type="float" office:value="723438.665">
            <text:p>723438.665</text:p>
          </table:table-cell>
        </table:table-row>
        <table:table-row table:style-name="ro2">
          <table:table-cell table:number-columns-repeated="11"/>
          <table:table-cell office:value-type="float" office:value="11.216">
            <text:p>11.2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961">
            <text:p>961</text:p>
          </table:table-cell>
          <table:table-cell office:value-type="float" office:value="24.65">
            <text:p>24.65</text:p>
          </table:table-cell>
          <table:table-cell office:value-type="string">
            <text:p>replib</text:p>
          </table:table-cell>
          <table:table-cell office:value-type="float" office:value="75200.486">
            <text:p>75200.486</text:p>
          </table:table-cell>
          <table:table-cell office:value-type="float" office:value="1649425.535">
            <text:p>1649425.535</text:p>
          </table:table-cell>
        </table:table-row>
        <table:table-row table:style-name="ro2">
          <table:table-cell table:number-columns-repeated="11"/>
          <table:table-cell office:value-type="float" office:value="11.308">
            <text:p>11.3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62">
            <text:p>962</text:p>
          </table:table-cell>
          <table:table-cell office:value-type="float" office:value="58.68">
            <text:p>58.68</text:p>
          </table:table-cell>
          <table:table-cell office:value-type="string">
            <text:p>replib</text:p>
          </table:table-cell>
          <table:table-cell office:value-type="float" office:value="5874.238">
            <text:p>5874.238</text:p>
          </table:table-cell>
          <table:table-cell office:value-type="float" office:value="666962.571">
            <text:p>666962.571</text:p>
          </table:table-cell>
        </table:table-row>
        <table:table-row table:style-name="ro2">
          <table:table-cell table:number-columns-repeated="11"/>
          <table:table-cell office:value-type="float" office:value="11.41">
            <text:p>11.41</text:p>
          </table:table-cell>
          <table:table-cell office:value-type="string">
            <text:p>2,5-Dihydroxybenzoic acid, 3TMS derivative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755">
            <text:p>755</text:p>
          </table:table-cell>
          <table:table-cell office:value-type="float" office:value="33.54">
            <text:p>33.54</text:p>
          </table:table-cell>
          <table:table-cell office:value-type="string">
            <text:p>replib</text:p>
          </table:table-cell>
          <table:table-cell office:value-type="float" office:value="45690.74">
            <text:p>45690.74</text:p>
          </table:table-cell>
          <table:table-cell office:value-type="float" office:value="1147073.305">
            <text:p>1147073.305</text:p>
          </table:table-cell>
        </table:table-row>
        <table:table-row table:style-name="ro2">
          <table:table-cell table:number-columns-repeated="11"/>
          <table:table-cell office:value-type="float" office:value="11.526">
            <text:p>11.5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62">
            <text:p>962</text:p>
          </table:table-cell>
          <table:table-cell office:value-type="float" office:value="47.84">
            <text:p>47.84</text:p>
          </table:table-cell>
          <table:table-cell office:value-type="string">
            <text:p>replib</text:p>
          </table:table-cell>
          <table:table-cell office:value-type="float" office:value="38585.236">
            <text:p>38585.236</text:p>
          </table:table-cell>
          <table:table-cell office:value-type="float" office:value="1025800.621">
            <text:p>1025800.621</text:p>
          </table:table-cell>
        </table:table-row>
        <table:table-row table:style-name="ro2">
          <table:table-cell table:number-columns-repeated="11"/>
          <table:table-cell office:value-type="float" office:value="11.57">
            <text:p>11.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3">
            <text:p>973</text:p>
          </table:table-cell>
          <table:table-cell office:value-type="float" office:value="75.26">
            <text:p>75.26</text:p>
          </table:table-cell>
          <table:table-cell office:value-type="string">
            <text:p>replib</text:p>
          </table:table-cell>
          <table:table-cell office:value-type="float" office:value="40586.948">
            <text:p>40586.948</text:p>
          </table:table-cell>
          <table:table-cell office:value-type="float" office:value="765623.813">
            <text:p>765623.813</text:p>
          </table:table-cell>
        </table:table-row>
        <table:table-row table:style-name="ro2">
          <table:table-cell table:number-columns-repeated="11"/>
          <table:table-cell office:value-type="float" office:value="11.642">
            <text:p>11.6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62">
            <text:p>962</text:p>
          </table:table-cell>
          <table:table-cell office:value-type="float" office:value="42.8">
            <text:p>42.8</text:p>
          </table:table-cell>
          <table:table-cell office:value-type="string">
            <text:p>replib</text:p>
          </table:table-cell>
          <table:table-cell office:value-type="float" office:value="9214.166">
            <text:p>9214.166</text:p>
          </table:table-cell>
          <table:table-cell office:value-type="float" office:value="722869.059">
            <text:p>722869.059</text:p>
          </table:table-cell>
        </table:table-row>
        <table:table-row table:style-name="ro2">
          <table:table-cell table:number-columns-repeated="11"/>
          <table:table-cell office:value-type="float" office:value="11.689">
            <text:p>11.6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73">
            <text:p>973</text:p>
          </table:table-cell>
          <table:table-cell office:value-type="float" office:value="44.61">
            <text:p>44.61</text:p>
          </table:table-cell>
          <table:table-cell office:value-type="string">
            <text:p>replib</text:p>
          </table:table-cell>
          <table:table-cell office:value-type="float" office:value="124789.54">
            <text:p>124789.54</text:p>
          </table:table-cell>
          <table:table-cell office:value-type="float" office:value="2696673.88">
            <text:p>2696673.88</text:p>
          </table:table-cell>
        </table:table-row>
        <table:table-row table:style-name="ro2">
          <table:table-cell table:number-columns-repeated="11"/>
          <table:table-cell office:value-type="float" office:value="11.764">
            <text:p>11.7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42">
            <text:p>942</text:p>
          </table:table-cell>
          <table:table-cell office:value-type="float" office:value="55.41">
            <text:p>55.41</text:p>
          </table:table-cell>
          <table:table-cell office:value-type="string">
            <text:p>replib</text:p>
          </table:table-cell>
          <table:table-cell office:value-type="float" office:value="16730.634">
            <text:p>16730.634</text:p>
          </table:table-cell>
          <table:table-cell office:value-type="float" office:value="587215.964">
            <text:p>587215.964</text:p>
          </table:table-cell>
        </table:table-row>
        <table:table-row table:style-name="ro2">
          <table:table-cell table:number-columns-repeated="11"/>
          <table:table-cell office:value-type="float" office:value="11.798">
            <text:p>11.7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5">
            <text:p>985</text:p>
          </table:table-cell>
          <table:table-cell office:value-type="float" office:value="75.57">
            <text:p>75.57</text:p>
          </table:table-cell>
          <table:table-cell office:value-type="string">
            <text:p>replib</text:p>
          </table:table-cell>
          <table:table-cell office:value-type="float" office:value="46549.299">
            <text:p>46549.299</text:p>
          </table:table-cell>
          <table:table-cell office:value-type="float" office:value="678172.252">
            <text:p>678172.252</text:p>
          </table:table-cell>
        </table:table-row>
        <table:table-row table:style-name="ro2">
          <table:table-cell table:number-columns-repeated="11"/>
          <table:table-cell office:value-type="float" office:value="11.849">
            <text:p>11.8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51">
            <text:p>951</text:p>
          </table:table-cell>
          <table:table-cell office:value-type="float" office:value="59.77">
            <text:p>59.77</text:p>
          </table:table-cell>
          <table:table-cell office:value-type="string">
            <text:p>replib</text:p>
          </table:table-cell>
          <table:table-cell office:value-type="float" office:value="5257.721">
            <text:p>5257.721</text:p>
          </table:table-cell>
          <table:table-cell office:value-type="float" office:value="659803.061">
            <text:p>659803.061</text:p>
          </table:table-cell>
        </table:table-row>
        <table:table-row table:style-name="ro2">
          <table:table-cell table:number-columns-repeated="11"/>
          <table:table-cell office:value-type="float" office:value="11.9">
            <text:p>11.9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668">
            <text:p>668</text:p>
          </table:table-cell>
          <table:table-cell office:value-type="float" office:value="33.26">
            <text:p>33.26</text:p>
          </table:table-cell>
          <table:table-cell office:value-type="string">
            <text:p>replib</text:p>
          </table:table-cell>
          <table:table-cell office:value-type="float" office:value="49544.804">
            <text:p>49544.804</text:p>
          </table:table-cell>
          <table:table-cell office:value-type="float" office:value="1000396.757">
            <text:p>1000396.757</text:p>
          </table:table-cell>
        </table:table-row>
        <table:table-row table:style-name="ro2">
          <table:table-cell table:number-columns-repeated="11"/>
          <table:table-cell office:value-type="float" office:value="11.961">
            <text:p>11.9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76.51">
            <text:p>76.51</text:p>
          </table:table-cell>
          <table:table-cell office:value-type="string">
            <text:p>replib</text:p>
          </table:table-cell>
          <table:table-cell office:value-type="float" office:value="9213.94">
            <text:p>9213.94</text:p>
          </table:table-cell>
          <table:table-cell office:value-type="float" office:value="519662.55">
            <text:p>519662.55</text:p>
          </table:table-cell>
        </table:table-row>
        <table:table-row table:style-name="ro2">
          <table:table-cell table:number-columns-repeated="11"/>
          <table:table-cell office:value-type="float" office:value="12.033">
            <text:p>12.0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4">
            <text:p>984</text:p>
          </table:table-cell>
          <table:table-cell office:value-type="float" office:value="53.26">
            <text:p>53.26</text:p>
          </table:table-cell>
          <table:table-cell office:value-type="string">
            <text:p>replib</text:p>
          </table:table-cell>
          <table:table-cell office:value-type="float" office:value="21215.917">
            <text:p>21215.917</text:p>
          </table:table-cell>
          <table:table-cell office:value-type="float" office:value="523725.096">
            <text:p>523725.096</text:p>
          </table:table-cell>
        </table:table-row>
        <table:table-row table:style-name="ro2">
          <table:table-cell table:number-columns-repeated="11"/>
          <table:table-cell office:value-type="float" office:value="12.104">
            <text:p>12.1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62">
            <text:p>962</text:p>
          </table:table-cell>
          <table:table-cell office:value-type="float" office:value="75.47">
            <text:p>75.47</text:p>
          </table:table-cell>
          <table:table-cell office:value-type="string">
            <text:p>replib</text:p>
          </table:table-cell>
          <table:table-cell office:value-type="float" office:value="55855.87">
            <text:p>55855.87</text:p>
          </table:table-cell>
          <table:table-cell office:value-type="float" office:value="1022725.135">
            <text:p>1022725.135</text:p>
          </table:table-cell>
        </table:table-row>
        <table:table-row table:style-name="ro2">
          <table:table-cell table:number-columns-repeated="11"/>
          <table:table-cell office:value-type="float" office:value="12.148">
            <text:p>12.1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62">
            <text:p>962</text:p>
          </table:table-cell>
          <table:table-cell office:value-type="float" office:value="75.37">
            <text:p>75.37</text:p>
          </table:table-cell>
          <table:table-cell office:value-type="string">
            <text:p>replib</text:p>
          </table:table-cell>
          <table:table-cell office:value-type="float" office:value="64614.826">
            <text:p>64614.826</text:p>
          </table:table-cell>
          <table:table-cell office:value-type="float" office:value="1501121.942">
            <text:p>1501121.942</text:p>
          </table:table-cell>
        </table:table-row>
        <table:table-row table:style-name="ro2">
          <table:table-cell table:number-columns-repeated="11"/>
          <table:table-cell office:value-type="float" office:value="12.203">
            <text:p>12.2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951">
            <text:p>951</text:p>
          </table:table-cell>
          <table:table-cell office:value-type="float" office:value="50.41">
            <text:p>50.41</text:p>
          </table:table-cell>
          <table:table-cell office:value-type="string">
            <text:p>replib</text:p>
          </table:table-cell>
          <table:table-cell office:value-type="float" office:value="21638.079">
            <text:p>21638.079</text:p>
          </table:table-cell>
          <table:table-cell office:value-type="float" office:value="691611.437">
            <text:p>691611.437</text:p>
          </table:table-cell>
        </table:table-row>
        <table:table-row table:style-name="ro2">
          <table:table-cell table:number-columns-repeated="11"/>
          <table:table-cell office:value-type="float" office:value="12.261">
            <text:p>12.2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951">
            <text:p>951</text:p>
          </table:table-cell>
          <table:table-cell office:value-type="float" office:value="57.7">
            <text:p>57.7</text:p>
          </table:table-cell>
          <table:table-cell office:value-type="string">
            <text:p>replib</text:p>
          </table:table-cell>
          <table:table-cell office:value-type="float" office:value="36954.58">
            <text:p>36954.58</text:p>
          </table:table-cell>
          <table:table-cell office:value-type="float" office:value="635796.365">
            <text:p>635796.365</text:p>
          </table:table-cell>
        </table:table-row>
        <table:table-row table:style-name="ro2">
          <table:table-cell table:number-columns-repeated="11"/>
          <table:table-cell office:value-type="float" office:value="12.318">
            <text:p>12.31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0">
            <text:p>980</text:p>
          </table:table-cell>
          <table:table-cell office:value-type="float" office:value="58.32">
            <text:p>58.32</text:p>
          </table:table-cell>
          <table:table-cell office:value-type="string">
            <text:p>replib</text:p>
          </table:table-cell>
          <table:table-cell office:value-type="float" office:value="11180.751">
            <text:p>11180.751</text:p>
          </table:table-cell>
          <table:table-cell office:value-type="float" office:value="512577.409">
            <text:p>512577.409</text:p>
          </table:table-cell>
        </table:table-row>
        <table:table-row table:style-name="ro2">
          <table:table-cell table:number-columns-repeated="11"/>
          <table:table-cell office:value-type="float" office:value="12.38">
            <text:p>12.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73">
            <text:p>973</text:p>
          </table:table-cell>
          <table:table-cell office:value-type="float" office:value="65.19">
            <text:p>65.19</text:p>
          </table:table-cell>
          <table:table-cell office:value-type="string">
            <text:p>replib</text:p>
          </table:table-cell>
          <table:table-cell office:value-type="float" office:value="90064.183">
            <text:p>90064.183</text:p>
          </table:table-cell>
          <table:table-cell office:value-type="float" office:value="2954662.2">
            <text:p>2954662.2</text:p>
          </table:table-cell>
        </table:table-row>
        <table:table-row table:style-name="ro2">
          <table:table-cell table:number-columns-repeated="11"/>
          <table:table-cell office:value-type="float" office:value="12.41">
            <text:p>12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81.12">
            <text:p>81.12</text:p>
          </table:table-cell>
          <table:table-cell office:value-type="string">
            <text:p>replib</text:p>
          </table:table-cell>
          <table:table-cell office:value-type="float" office:value="4150.538">
            <text:p>4150.538</text:p>
          </table:table-cell>
          <table:table-cell office:value-type="float" office:value="480142.708">
            <text:p>480142.708</text:p>
          </table:table-cell>
        </table:table-row>
        <table:table-row table:style-name="ro2">
          <table:table-cell table:number-columns-repeated="11"/>
          <table:table-cell office:value-type="float" office:value="12.54">
            <text:p>12.54</text:p>
          </table:table-cell>
          <table:table-cell office:value-type="string">
            <text:p>Heptane, 1,1'-oxybis-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802">
            <text:p>802</text:p>
          </table:table-cell>
          <table:table-cell office:value-type="float" office:value="66.73">
            <text:p>66.73</text:p>
          </table:table-cell>
          <table:table-cell office:value-type="string">
            <text:p>replib</text:p>
          </table:table-cell>
          <table:table-cell office:value-type="float" office:value="5624.393">
            <text:p>5624.393</text:p>
          </table:table-cell>
          <table:table-cell office:value-type="float" office:value="480428.927">
            <text:p>480428.927</text:p>
          </table:table-cell>
        </table:table-row>
        <table:table-row table:style-name="ro2">
          <table:table-cell table:number-columns-repeated="11"/>
          <table:table-cell office:value-type="float" office:value="12.601">
            <text:p>12.601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36.13">
            <text:p>36.13</text:p>
          </table:table-cell>
          <table:table-cell office:value-type="string">
            <text:p>replib</text:p>
          </table:table-cell>
          <table:table-cell office:value-type="float" office:value="14791.436">
            <text:p>14791.436</text:p>
          </table:table-cell>
          <table:table-cell office:value-type="float" office:value="566923.121">
            <text:p>566923.121</text:p>
          </table:table-cell>
        </table:table-row>
        <table:table-row table:style-name="ro2">
          <table:table-cell table:number-columns-repeated="11"/>
          <table:table-cell office:value-type="float" office:value="12.672">
            <text:p>12.6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61">
            <text:p>961</text:p>
          </table:table-cell>
          <table:table-cell office:value-type="float" office:value="80.64">
            <text:p>80.64</text:p>
          </table:table-cell>
          <table:table-cell office:value-type="string">
            <text:p>replib</text:p>
          </table:table-cell>
          <table:table-cell office:value-type="float" office:value="134238.272">
            <text:p>134238.272</text:p>
          </table:table-cell>
          <table:table-cell office:value-type="float" office:value="3909452.085">
            <text:p>3909452.085</text:p>
          </table:table-cell>
        </table:table-row>
        <table:table-row table:style-name="ro2">
          <table:table-cell table:number-columns-repeated="11"/>
          <table:table-cell office:value-type="float" office:value="12.72">
            <text:p>12.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73">
            <text:p>973</text:p>
          </table:table-cell>
          <table:table-cell office:value-type="float" office:value="78.51">
            <text:p>78.51</text:p>
          </table:table-cell>
          <table:table-cell office:value-type="string">
            <text:p>replib</text:p>
          </table:table-cell>
          <table:table-cell office:value-type="float" office:value="57575.632">
            <text:p>57575.632</text:p>
          </table:table-cell>
          <table:table-cell office:value-type="float" office:value="1401542.081">
            <text:p>1401542.081</text:p>
          </table:table-cell>
        </table:table-row>
        <table:table-row table:style-name="ro2">
          <table:table-cell table:number-columns-repeated="11"/>
          <table:table-cell office:value-type="float" office:value="12.812">
            <text:p>12.8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85">
            <text:p>985</text:p>
          </table:table-cell>
          <table:table-cell office:value-type="float" office:value="65.27">
            <text:p>65.27</text:p>
          </table:table-cell>
          <table:table-cell office:value-type="string">
            <text:p>replib</text:p>
          </table:table-cell>
          <table:table-cell office:value-type="float" office:value="24179.503">
            <text:p>24179.503</text:p>
          </table:table-cell>
          <table:table-cell office:value-type="float" office:value="1036113.592">
            <text:p>1036113.592</text:p>
          </table:table-cell>
        </table:table-row>
        <table:table-row table:style-name="ro2">
          <table:table-cell table:number-columns-repeated="11"/>
          <table:table-cell office:value-type="float" office:value="12.934">
            <text:p>12.9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73">
            <text:p>973</text:p>
          </table:table-cell>
          <table:table-cell office:value-type="float" office:value="81.61">
            <text:p>81.61</text:p>
          </table:table-cell>
          <table:table-cell office:value-type="string">
            <text:p>replib</text:p>
          </table:table-cell>
          <table:table-cell office:value-type="float" office:value="25566.207">
            <text:p>25566.207</text:p>
          </table:table-cell>
          <table:table-cell office:value-type="float" office:value="564913.93">
            <text:p>564913.93</text:p>
          </table:table-cell>
        </table:table-row>
        <table:table-row table:style-name="ro2">
          <table:table-cell table:number-columns-repeated="11"/>
          <table:table-cell office:value-type="float" office:value="13.046">
            <text:p>13.0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61">
            <text:p>961</text:p>
          </table:table-cell>
          <table:table-cell office:value-type="float" office:value="79.29">
            <text:p>79.29</text:p>
          </table:table-cell>
          <table:table-cell office:value-type="string">
            <text:p>replib</text:p>
          </table:table-cell>
          <table:table-cell office:value-type="float" office:value="54076">
            <text:p>54076</text:p>
          </table:table-cell>
          <table:table-cell office:value-type="float" office:value="1277709.697">
            <text:p>1277709.697</text:p>
          </table:table-cell>
        </table:table-row>
        <table:table-row table:style-name="ro2">
          <table:table-cell table:number-columns-repeated="11"/>
          <table:table-cell office:value-type="float" office:value="13.111">
            <text:p>13.1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42">
            <text:p>942</text:p>
          </table:table-cell>
          <table:table-cell office:value-type="float" office:value="75.69">
            <text:p>75.69</text:p>
          </table:table-cell>
          <table:table-cell office:value-type="string">
            <text:p>replib</text:p>
          </table:table-cell>
          <table:table-cell office:value-type="float" office:value="29045.657">
            <text:p>29045.657</text:p>
          </table:table-cell>
          <table:table-cell office:value-type="float" office:value="748100.139">
            <text:p>748100.139</text:p>
          </table:table-cell>
        </table:table-row>
        <table:table-row table:style-name="ro2">
          <table:table-cell table:number-columns-repeated="11"/>
          <table:table-cell office:value-type="float" office:value="13.162">
            <text:p>13.1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62">
            <text:p>962</text:p>
          </table:table-cell>
          <table:table-cell office:value-type="float" office:value="72.62">
            <text:p>72.62</text:p>
          </table:table-cell>
          <table:table-cell office:value-type="string">
            <text:p>replib</text:p>
          </table:table-cell>
          <table:table-cell office:value-type="float" office:value="43402.399">
            <text:p>43402.399</text:p>
          </table:table-cell>
          <table:table-cell office:value-type="float" office:value="792369.351">
            <text:p>792369.351</text:p>
          </table:table-cell>
        </table:table-row>
        <table:table-row table:style-name="ro2">
          <table:table-cell table:number-columns-repeated="11"/>
          <table:table-cell office:value-type="float" office:value="13.213">
            <text:p>13.213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727">
            <text:p>727</text:p>
          </table:table-cell>
          <table:table-cell office:value-type="float" office:value="46.94">
            <text:p>46.94</text:p>
          </table:table-cell>
          <table:table-cell office:value-type="string">
            <text:p>replib</text:p>
          </table:table-cell>
          <table:table-cell office:value-type="float" office:value="26536.12">
            <text:p>26536.12</text:p>
          </table:table-cell>
          <table:table-cell office:value-type="float" office:value="585754.789">
            <text:p>585754.789</text:p>
          </table:table-cell>
        </table:table-row>
        <table:table-row table:style-name="ro2">
          <table:table-cell table:number-columns-repeated="11"/>
          <table:table-cell office:value-type="float" office:value="13.257">
            <text:p>13.2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85">
            <text:p>985</text:p>
          </table:table-cell>
          <table:table-cell office:value-type="float" office:value="80.11">
            <text:p>80.11</text:p>
          </table:table-cell>
          <table:table-cell office:value-type="string">
            <text:p>replib</text:p>
          </table:table-cell>
          <table:table-cell office:value-type="float" office:value="14041.832">
            <text:p>14041.832</text:p>
          </table:table-cell>
          <table:table-cell office:value-type="float" office:value="725158.44">
            <text:p>725158.44</text:p>
          </table:table-cell>
        </table:table-row>
        <table:table-row table:style-name="ro2">
          <table:table-cell table:number-columns-repeated="11"/>
          <table:table-cell office:value-type="float" office:value="13.318">
            <text:p>13.318</text:p>
          </table:table-cell>
          <table:table-cell office:value-type="string">
            <text:p>Caprolactam</text:p>
          </table:table-cell>
          <table:table-cell office:value-type="string">
            <text:p>n.a.</text:p>
          </table:table-cell>
          <table:table-cell office:value-type="float" office:value="806">
            <text:p>806</text:p>
          </table:table-cell>
          <table:table-cell office:value-type="float" office:value="897">
            <text:p>897</text:p>
          </table:table-cell>
          <table:table-cell office:value-type="float" office:value="86.93">
            <text:p>86.93</text:p>
          </table:table-cell>
          <table:table-cell office:value-type="string">
            <text:p>replib</text:p>
          </table:table-cell>
          <table:table-cell office:value-type="float" office:value="36117.198">
            <text:p>36117.198</text:p>
          </table:table-cell>
          <table:table-cell office:value-type="float" office:value="619814.041">
            <text:p>619814.041</text:p>
          </table:table-cell>
        </table:table-row>
        <table:table-row table:style-name="ro2">
          <table:table-cell table:number-columns-repeated="11"/>
          <table:table-cell office:value-type="float" office:value="13.41">
            <text:p>13.41</text:p>
          </table:table-cell>
          <table:table-cell office:value-type="string">
            <text:p>Ethanone, 1-(2-hydroxy-5-methylphenyl)-</text:p>
          </table:table-cell>
          <table:table-cell office:value-type="string">
            <text:p>n.a.</text:p>
          </table:table-cell>
          <table:table-cell office:value-type="float" office:value="650">
            <text:p>650</text:p>
          </table:table-cell>
          <table:table-cell office:value-type="float" office:value="713">
            <text:p>713</text:p>
          </table:table-cell>
          <table:table-cell office:value-type="float" office:value="14.04">
            <text:p>14.04</text:p>
          </table:table-cell>
          <table:table-cell office:value-type="string">
            <text:p>replib</text:p>
          </table:table-cell>
          <table:table-cell office:value-type="float" office:value="36566.325">
            <text:p>36566.325</text:p>
          </table:table-cell>
          <table:table-cell office:value-type="float" office:value="984082.474">
            <text:p>984082.474</text:p>
          </table:table-cell>
        </table:table-row>
        <table:table-row table:style-name="ro2">
          <table:table-cell table:number-columns-repeated="11"/>
          <table:table-cell office:value-type="float" office:value="13.454">
            <text:p>13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0">
            <text:p>630</text:p>
          </table:table-cell>
          <table:table-cell office:value-type="float" office:value="934">
            <text:p>934</text:p>
          </table:table-cell>
          <table:table-cell office:value-type="float" office:value="15.12">
            <text:p>15.12</text:p>
          </table:table-cell>
          <table:table-cell office:value-type="string">
            <text:p>replib</text:p>
          </table:table-cell>
          <table:table-cell office:value-type="float" office:value="6040.113">
            <text:p>6040.113</text:p>
          </table:table-cell>
          <table:table-cell office:value-type="float" office:value="558216.275">
            <text:p>558216.275</text:p>
          </table:table-cell>
        </table:table-row>
        <table:table-row table:style-name="ro2">
          <table:table-cell table:number-columns-repeated="11"/>
          <table:table-cell office:value-type="float" office:value="13.512">
            <text:p>13.512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32">
            <text:p>732</text:p>
          </table:table-cell>
          <table:table-cell office:value-type="float" office:value="27">
            <text:p>27</text:p>
          </table:table-cell>
          <table:table-cell office:value-type="string">
            <text:p>replib</text:p>
          </table:table-cell>
          <table:table-cell office:value-type="float" office:value="68119.597">
            <text:p>68119.597</text:p>
          </table:table-cell>
          <table:table-cell office:value-type="float" office:value="1910882.469">
            <text:p>1910882.469</text:p>
          </table:table-cell>
        </table:table-row>
        <table:table-row table:style-name="ro2">
          <table:table-cell table:number-columns-repeated="11"/>
          <table:table-cell office:value-type="float" office:value="13.621">
            <text:p>13.62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80">
            <text:p>980</text:p>
          </table:table-cell>
          <table:table-cell office:value-type="float" office:value="32.98">
            <text:p>32.98</text:p>
          </table:table-cell>
          <table:table-cell office:value-type="string">
            <text:p>replib</text:p>
          </table:table-cell>
          <table:table-cell office:value-type="float" office:value="782822.568">
            <text:p>782822.568</text:p>
          </table:table-cell>
          <table:table-cell office:value-type="float" office:value="26835682.227">
            <text:p>26835682.227</text:p>
          </table:table-cell>
        </table:table-row>
        <table:table-row table:style-name="ro2">
          <table:table-cell table:number-columns-repeated="11"/>
          <table:table-cell office:value-type="float" office:value="13.645">
            <text:p>13.6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62">
            <text:p>962</text:p>
          </table:table-cell>
          <table:table-cell office:value-type="float" office:value="64.88">
            <text:p>64.88</text:p>
          </table:table-cell>
          <table:table-cell office:value-type="string">
            <text:p>replib</text:p>
          </table:table-cell>
          <table:table-cell office:value-type="float" office:value="163893500.826">
            <text:p>163893500.826</text:p>
          </table:table-cell>
          <table:table-cell office:value-type="float" office:value="4438781213.874">
            <text:p>4438781213.874</text:p>
          </table:table-cell>
        </table:table-row>
        <table:table-row table:style-name="ro2">
          <table:table-cell table:number-columns-repeated="11"/>
          <table:table-cell office:value-type="float" office:value="13.713">
            <text:p>13.713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817">
            <text:p>817</text:p>
          </table:table-cell>
          <table:table-cell office:value-type="float" office:value="837">
            <text:p>837</text:p>
          </table:table-cell>
          <table:table-cell office:value-type="float" office:value="33.9">
            <text:p>33.9</text:p>
          </table:table-cell>
          <table:table-cell office:value-type="string">
            <text:p>replib</text:p>
          </table:table-cell>
          <table:table-cell office:value-type="float" office:value="146634.303">
            <text:p>146634.303</text:p>
          </table:table-cell>
          <table:table-cell office:value-type="float" office:value="3264643.441">
            <text:p>3264643.441</text:p>
          </table:table-cell>
        </table:table-row>
        <table:table-row table:style-name="ro2">
          <table:table-cell table:number-columns-repeated="11"/>
          <table:table-cell office:value-type="float" office:value="13.754">
            <text:p>13.7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67.27">
            <text:p>67.27</text:p>
          </table:table-cell>
          <table:table-cell office:value-type="string">
            <text:p>replib</text:p>
          </table:table-cell>
          <table:table-cell office:value-type="float" office:value="6849.735">
            <text:p>6849.735</text:p>
          </table:table-cell>
          <table:table-cell office:value-type="float" office:value="398103.998">
            <text:p>398103.998</text:p>
          </table:table-cell>
        </table:table-row>
        <table:table-row table:style-name="ro2">
          <table:table-cell table:number-columns-repeated="11"/>
          <table:table-cell office:value-type="float" office:value="13.859">
            <text:p>13.859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39">
            <text:p>939</text:p>
          </table:table-cell>
          <table:table-cell office:value-type="float" office:value="40.73">
            <text:p>40.73</text:p>
          </table:table-cell>
          <table:table-cell office:value-type="string">
            <text:p>replib</text:p>
          </table:table-cell>
          <table:table-cell office:value-type="float" office:value="11075.691">
            <text:p>11075.691</text:p>
          </table:table-cell>
          <table:table-cell office:value-type="float" office:value="459750.898">
            <text:p>459750.898</text:p>
          </table:table-cell>
        </table:table-row>
        <table:table-row table:style-name="ro2">
          <table:table-cell table:number-columns-repeated="11"/>
          <table:table-cell office:value-type="float" office:value="13.937">
            <text:p>13.937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71">
            <text:p>671</text:p>
          </table:table-cell>
          <table:table-cell office:value-type="float" office:value="705">
            <text:p>705</text:p>
          </table:table-cell>
          <table:table-cell office:value-type="float" office:value="13.73">
            <text:p>13.73</text:p>
          </table:table-cell>
          <table:table-cell office:value-type="string">
            <text:p>replib</text:p>
          </table:table-cell>
          <table:table-cell office:value-type="float" office:value="27670.409">
            <text:p>27670.409</text:p>
          </table:table-cell>
          <table:table-cell office:value-type="float" office:value="838223.414">
            <text:p>838223.414</text:p>
          </table:table-cell>
        </table:table-row>
        <table:table-row table:style-name="ro2">
          <table:table-cell table:number-columns-repeated="11"/>
          <table:table-cell office:value-type="float" office:value="14.039">
            <text:p>14.0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961">
            <text:p>961</text:p>
          </table:table-cell>
          <table:table-cell office:value-type="float" office:value="31.58">
            <text:p>31.58</text:p>
          </table:table-cell>
          <table:table-cell office:value-type="string">
            <text:p>replib</text:p>
          </table:table-cell>
          <table:table-cell office:value-type="float" office:value="36861.699">
            <text:p>36861.699</text:p>
          </table:table-cell>
          <table:table-cell office:value-type="float" office:value="1105694.476">
            <text:p>1105694.476</text:p>
          </table:table-cell>
        </table:table-row>
        <table:table-row table:style-name="ro2">
          <table:table-cell table:number-columns-repeated="11"/>
          <table:table-cell office:value-type="float" office:value="14.101">
            <text:p>14.101</text:p>
          </table:table-cell>
          <table:table-cell office:value-type="string">
            <text:p>Cyclohexasiloxane, dodecamethyl-</text:p>
          </table:table-cell>
          <table:table-cell office:value-type="string">
            <text:p>n.a.</text:p>
          </table:table-cell>
          <table:table-cell office:value-type="float" office:value="884">
            <text:p>884</text:p>
          </table:table-cell>
          <table:table-cell office:value-type="float" office:value="943">
            <text:p>943</text:p>
          </table:table-cell>
          <table:table-cell office:value-type="float" office:value="98.54">
            <text:p>98.54</text:p>
          </table:table-cell>
          <table:table-cell office:value-type="string">
            <text:p>replib</text:p>
          </table:table-cell>
          <table:table-cell office:value-type="float" office:value="222911.095">
            <text:p>222911.095</text:p>
          </table:table-cell>
          <table:table-cell office:value-type="float" office:value="3608881.398">
            <text:p>3608881.398</text:p>
          </table:table-cell>
        </table:table-row>
        <table:table-row table:style-name="ro2">
          <table:table-cell table:number-columns-repeated="11"/>
          <table:table-cell office:value-type="float" office:value="14.158">
            <text:p>14.1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99">
            <text:p>999</text:p>
          </table:table-cell>
          <table:table-cell office:value-type="float" office:value="77.01">
            <text:p>77.01</text:p>
          </table:table-cell>
          <table:table-cell office:value-type="string">
            <text:p>replib</text:p>
          </table:table-cell>
          <table:table-cell office:value-type="float" office:value="29712.96">
            <text:p>29712.96</text:p>
          </table:table-cell>
          <table:table-cell office:value-type="float" office:value="958311.276">
            <text:p>958311.276</text:p>
          </table:table-cell>
        </table:table-row>
        <table:table-row table:style-name="ro2">
          <table:table-cell table:number-columns-repeated="11"/>
          <table:table-cell office:value-type="float" office:value="14.23">
            <text:p>14.23</text:p>
          </table:table-cell>
          <table:table-cell office:value-type="string">
            <text:p>2,6-Dimethyl-6-trifluoroacetoxyoctan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774">
            <text:p>774</text:p>
          </table:table-cell>
          <table:table-cell office:value-type="float" office:value="27.16">
            <text:p>27.16</text:p>
          </table:table-cell>
          <table:table-cell office:value-type="string">
            <text:p>replib</text:p>
          </table:table-cell>
          <table:table-cell office:value-type="float" office:value="35688.112">
            <text:p>35688.112</text:p>
          </table:table-cell>
          <table:table-cell office:value-type="float" office:value="939936.378">
            <text:p>939936.378</text:p>
          </table:table-cell>
        </table:table-row>
        <table:table-row table:style-name="ro2">
          <table:table-cell table:number-columns-repeated="11"/>
          <table:table-cell office:value-type="float" office:value="14.291">
            <text:p>14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99">
            <text:p>999</text:p>
          </table:table-cell>
          <table:table-cell office:value-type="float" office:value="77.97">
            <text:p>77.97</text:p>
          </table:table-cell>
          <table:table-cell office:value-type="string">
            <text:p>replib</text:p>
          </table:table-cell>
          <table:table-cell office:value-type="float" office:value="51603.92">
            <text:p>51603.92</text:p>
          </table:table-cell>
          <table:table-cell office:value-type="float" office:value="1250531.711">
            <text:p>1250531.711</text:p>
          </table:table-cell>
        </table:table-row>
        <table:table-row table:style-name="ro2">
          <table:table-cell table:number-columns-repeated="11"/>
          <table:table-cell office:value-type="float" office:value="14.339">
            <text:p>14.3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973">
            <text:p>973</text:p>
          </table:table-cell>
          <table:table-cell office:value-type="float" office:value="77.18">
            <text:p>77.18</text:p>
          </table:table-cell>
          <table:table-cell office:value-type="string">
            <text:p>replib</text:p>
          </table:table-cell>
          <table:table-cell office:value-type="float" office:value="72233.782">
            <text:p>72233.782</text:p>
          </table:table-cell>
          <table:table-cell office:value-type="float" office:value="1293667.514">
            <text:p>1293667.514</text:p>
          </table:table-cell>
        </table:table-row>
        <table:table-row table:style-name="ro2">
          <table:table-cell table:number-columns-repeated="11"/>
          <table:table-cell office:value-type="float" office:value="14.417">
            <text:p>14.417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office:value-type="float" office:value="22.28">
            <text:p>22.28</text:p>
          </table:table-cell>
          <table:table-cell office:value-type="string">
            <text:p>replib</text:p>
          </table:table-cell>
          <table:table-cell office:value-type="float" office:value="18826.246">
            <text:p>18826.246</text:p>
          </table:table-cell>
          <table:table-cell office:value-type="float" office:value="1148186.572">
            <text:p>1148186.572</text:p>
          </table:table-cell>
        </table:table-row>
        <table:table-row table:style-name="ro2">
          <table:table-cell table:number-columns-repeated="11"/>
          <table:table-cell office:value-type="float" office:value="14.475">
            <text:p>14.4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51">
            <text:p>951</text:p>
          </table:table-cell>
          <table:table-cell office:value-type="float" office:value="62.51">
            <text:p>62.51</text:p>
          </table:table-cell>
          <table:table-cell office:value-type="string">
            <text:p>replib</text:p>
          </table:table-cell>
          <table:table-cell office:value-type="float" office:value="34288.93">
            <text:p>34288.93</text:p>
          </table:table-cell>
          <table:table-cell office:value-type="float" office:value="1095548.663">
            <text:p>1095548.663</text:p>
          </table:table-cell>
        </table:table-row>
        <table:table-row table:style-name="ro2">
          <table:table-cell table:number-columns-repeated="11"/>
          <table:table-cell office:value-type="float" office:value="14.509">
            <text:p>14.509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table:number-columns-repeated="2" office:value-type="float" office:value="723">
            <text:p>723</text:p>
          </table:table-cell>
          <table:table-cell office:value-type="float" office:value="43.95">
            <text:p>43.95</text:p>
          </table:table-cell>
          <table:table-cell office:value-type="string">
            <text:p>replib</text:p>
          </table:table-cell>
          <table:table-cell office:value-type="float" office:value="25614.741">
            <text:p>25614.741</text:p>
          </table:table-cell>
          <table:table-cell office:value-type="float" office:value="1010208.014">
            <text:p>1010208.014</text:p>
          </table:table-cell>
        </table:table-row>
        <table:table-row table:style-name="ro2">
          <table:table-cell table:number-columns-repeated="11"/>
          <table:table-cell office:value-type="float" office:value="14.546">
            <text:p>14.546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735">
            <text:p>735</text:p>
          </table:table-cell>
          <table:table-cell office:value-type="float" office:value="14.04">
            <text:p>14.04</text:p>
          </table:table-cell>
          <table:table-cell office:value-type="string">
            <text:p>replib</text:p>
          </table:table-cell>
          <table:table-cell office:value-type="float" office:value="50707.792">
            <text:p>50707.792</text:p>
          </table:table-cell>
          <table:table-cell office:value-type="float" office:value="1724013.193">
            <text:p>1724013.193</text:p>
          </table:table-cell>
        </table:table-row>
        <table:table-row table:style-name="ro2">
          <table:table-cell table:number-columns-repeated="11"/>
          <table:table-cell office:value-type="float" office:value="14.587">
            <text:p>14.5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73">
            <text:p>973</text:p>
          </table:table-cell>
          <table:table-cell office:value-type="float" office:value="30.24">
            <text:p>30.24</text:p>
          </table:table-cell>
          <table:table-cell office:value-type="string">
            <text:p>replib</text:p>
          </table:table-cell>
          <table:table-cell office:value-type="float" office:value="36797.112">
            <text:p>36797.112</text:p>
          </table:table-cell>
          <table:table-cell office:value-type="float" office:value="771671.978">
            <text:p>771671.978</text:p>
          </table:table-cell>
        </table:table-row>
        <table:table-row table:style-name="ro2">
          <table:table-cell table:number-columns-repeated="11"/>
          <table:table-cell office:value-type="float" office:value="14.675">
            <text:p>14.675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736">
            <text:p>736</text:p>
          </table:table-cell>
          <table:table-cell office:value-type="float" office:value="13.07">
            <text:p>13.07</text:p>
          </table:table-cell>
          <table:table-cell office:value-type="string">
            <text:p>replib</text:p>
          </table:table-cell>
          <table:table-cell office:value-type="float" office:value="8036.403">
            <text:p>8036.403</text:p>
          </table:table-cell>
          <table:table-cell office:value-type="float" office:value="431615.106">
            <text:p>431615.106</text:p>
          </table:table-cell>
        </table:table-row>
        <table:table-row table:style-name="ro2">
          <table:table-cell table:number-columns-repeated="11"/>
          <table:table-cell office:value-type="float" office:value="14.822">
            <text:p>14.822</text:p>
          </table:table-cell>
          <table:table-cell office:value-type="string">
            <text:p>Decane, 3,8-dimethyl-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725">
            <text:p>725</text:p>
          </table:table-cell>
          <table:table-cell office:value-type="float" office:value="12.44">
            <text:p>12.44</text:p>
          </table:table-cell>
          <table:table-cell office:value-type="string">
            <text:p>replib</text:p>
          </table:table-cell>
          <table:table-cell office:value-type="float" office:value="30847.39">
            <text:p>30847.39</text:p>
          </table:table-cell>
          <table:table-cell office:value-type="float" office:value="688197.154">
            <text:p>688197.154</text:p>
          </table:table-cell>
        </table:table-row>
        <table:table-row table:style-name="ro2">
          <table:table-cell table:number-columns-repeated="11"/>
          <table:table-cell office:value-type="float" office:value="14.832">
            <text:p>14.832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680">
            <text:p>680</text:p>
          </table:table-cell>
          <table:table-cell office:value-type="float" office:value="15.46">
            <text:p>15.46</text:p>
          </table:table-cell>
          <table:table-cell office:value-type="string">
            <text:p>replib</text:p>
          </table:table-cell>
          <table:table-cell office:value-type="float" office:value="16598.534">
            <text:p>16598.534</text:p>
          </table:table-cell>
          <table:table-cell office:value-type="float" office:value="719237.291">
            <text:p>719237.291</text:p>
          </table:table-cell>
        </table:table-row>
        <table:table-row table:style-name="ro2">
          <table:table-cell table:number-columns-repeated="11"/>
          <table:table-cell office:value-type="float" office:value="14.92">
            <text:p>14.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73">
            <text:p>973</text:p>
          </table:table-cell>
          <table:table-cell office:value-type="float" office:value="78.02">
            <text:p>78.02</text:p>
          </table:table-cell>
          <table:table-cell office:value-type="string">
            <text:p>replib</text:p>
          </table:table-cell>
          <table:table-cell office:value-type="float" office:value="36796.973">
            <text:p>36796.973</text:p>
          </table:table-cell>
          <table:table-cell office:value-type="float" office:value="1358303.488">
            <text:p>1358303.488</text:p>
          </table:table-cell>
        </table:table-row>
        <table:table-row table:style-name="ro2">
          <table:table-cell table:number-columns-repeated="11"/>
          <table:table-cell office:value-type="float" office:value="14.982">
            <text:p>14.9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51">
            <text:p>951</text:p>
          </table:table-cell>
          <table:table-cell office:value-type="float" office:value="75.74">
            <text:p>75.74</text:p>
          </table:table-cell>
          <table:table-cell office:value-type="string">
            <text:p>replib</text:p>
          </table:table-cell>
          <table:table-cell office:value-type="float" office:value="39726.746">
            <text:p>39726.746</text:p>
          </table:table-cell>
          <table:table-cell office:value-type="float" office:value="1115022.218">
            <text:p>1115022.218</text:p>
          </table:table-cell>
        </table:table-row>
        <table:table-row table:style-name="ro2">
          <table:table-cell table:number-columns-repeated="11"/>
          <table:table-cell office:value-type="float" office:value="15.016">
            <text:p>15.0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51">
            <text:p>951</text:p>
          </table:table-cell>
          <table:table-cell office:value-type="float" office:value="79.63">
            <text:p>79.63</text:p>
          </table:table-cell>
          <table:table-cell office:value-type="string">
            <text:p>replib</text:p>
          </table:table-cell>
          <table:table-cell office:value-type="float" office:value="43709.589">
            <text:p>43709.589</text:p>
          </table:table-cell>
          <table:table-cell office:value-type="float" office:value="935727.991">
            <text:p>935727.991</text:p>
          </table:table-cell>
        </table:table-row>
        <table:table-row table:style-name="ro2">
          <table:table-cell table:number-columns-repeated="11"/>
          <table:table-cell office:value-type="float" office:value="15.033">
            <text:p>15.0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61">
            <text:p>961</text:p>
          </table:table-cell>
          <table:table-cell office:value-type="float" office:value="71.34">
            <text:p>71.34</text:p>
          </table:table-cell>
          <table:table-cell office:value-type="string">
            <text:p>replib</text:p>
          </table:table-cell>
          <table:table-cell office:value-type="float" office:value="22301.307">
            <text:p>22301.307</text:p>
          </table:table-cell>
          <table:table-cell office:value-type="float" office:value="942802.287">
            <text:p>942802.287</text:p>
          </table:table-cell>
        </table:table-row>
        <table:table-row table:style-name="ro2">
          <table:table-cell table:number-columns-repeated="11"/>
          <table:table-cell office:value-type="float" office:value="15.063">
            <text:p>15.06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0">
            <text:p>980</text:p>
          </table:table-cell>
          <table:table-cell office:value-type="float" office:value="57.8">
            <text:p>57.8</text:p>
          </table:table-cell>
          <table:table-cell office:value-type="string">
            <text:p>replib</text:p>
          </table:table-cell>
          <table:table-cell office:value-type="float" office:value="63575.918">
            <text:p>63575.918</text:p>
          </table:table-cell>
          <table:table-cell office:value-type="float" office:value="1359947.393">
            <text:p>1359947.393</text:p>
          </table:table-cell>
        </table:table-row>
        <table:table-row table:style-name="ro2">
          <table:table-cell table:number-columns-repeated="11"/>
          <table:table-cell office:value-type="float" office:value="15.118">
            <text:p>15.1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62">
            <text:p>962</text:p>
          </table:table-cell>
          <table:table-cell office:value-type="float" office:value="76.32">
            <text:p>76.32</text:p>
          </table:table-cell>
          <table:table-cell office:value-type="string">
            <text:p>replib</text:p>
          </table:table-cell>
          <table:table-cell office:value-type="float" office:value="112385.071">
            <text:p>112385.071</text:p>
          </table:table-cell>
          <table:table-cell office:value-type="float" office:value="2957641.983">
            <text:p>2957641.983</text:p>
          </table:table-cell>
        </table:table-row>
        <table:table-row table:style-name="ro2">
          <table:table-cell table:number-columns-repeated="11"/>
          <table:table-cell office:value-type="float" office:value="15.179">
            <text:p>15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5">
            <text:p>985</text:p>
          </table:table-cell>
          <table:table-cell office:value-type="float" office:value="72.09">
            <text:p>72.09</text:p>
          </table:table-cell>
          <table:table-cell office:value-type="string">
            <text:p>replib</text:p>
          </table:table-cell>
          <table:table-cell office:value-type="float" office:value="77033.867">
            <text:p>77033.867</text:p>
          </table:table-cell>
          <table:table-cell office:value-type="float" office:value="1750723.028">
            <text:p>1750723.028</text:p>
          </table:table-cell>
        </table:table-row>
        <table:table-row table:style-name="ro2">
          <table:table-cell table:number-columns-repeated="11"/>
          <table:table-cell office:value-type="float" office:value="15.223">
            <text:p>15.2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61">
            <text:p>961</text:p>
          </table:table-cell>
          <table:table-cell office:value-type="float" office:value="76.85">
            <text:p>76.85</text:p>
          </table:table-cell>
          <table:table-cell office:value-type="string">
            <text:p>replib</text:p>
          </table:table-cell>
          <table:table-cell office:value-type="float" office:value="35904.517">
            <text:p>35904.517</text:p>
          </table:table-cell>
          <table:table-cell office:value-type="float" office:value="1012901.263">
            <text:p>1012901.263</text:p>
          </table:table-cell>
        </table:table-row>
        <table:table-row table:style-name="ro2">
          <table:table-cell table:number-columns-repeated="11"/>
          <table:table-cell office:value-type="float" office:value="15.335">
            <text:p>15.3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73">
            <text:p>973</text:p>
          </table:table-cell>
          <table:table-cell office:value-type="float" office:value="81.18">
            <text:p>81.18</text:p>
          </table:table-cell>
          <table:table-cell office:value-type="string">
            <text:p>replib</text:p>
          </table:table-cell>
          <table:table-cell office:value-type="float" office:value="47350.04">
            <text:p>47350.04</text:p>
          </table:table-cell>
          <table:table-cell office:value-type="float" office:value="943037.778">
            <text:p>943037.778</text:p>
          </table:table-cell>
        </table:table-row>
        <table:table-row table:style-name="ro2">
          <table:table-cell table:number-columns-repeated="11"/>
          <table:table-cell office:value-type="float" office:value="15.478">
            <text:p>15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934">
            <text:p>934</text:p>
          </table:table-cell>
          <table:table-cell office:value-type="float" office:value="76.91">
            <text:p>76.91</text:p>
          </table:table-cell>
          <table:table-cell office:value-type="string">
            <text:p>replib</text:p>
          </table:table-cell>
          <table:table-cell office:value-type="float" office:value="58045.279">
            <text:p>58045.279</text:p>
          </table:table-cell>
          <table:table-cell office:value-type="float" office:value="966743.01">
            <text:p>966743.01</text:p>
          </table:table-cell>
        </table:table-row>
        <table:table-row table:style-name="ro2">
          <table:table-cell table:number-columns-repeated="11"/>
          <table:table-cell office:value-type="float" office:value="15.519">
            <text:p>15.51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84">
            <text:p>984</text:p>
          </table:table-cell>
          <table:table-cell office:value-type="float" office:value="67.92">
            <text:p>67.92</text:p>
          </table:table-cell>
          <table:table-cell office:value-type="string">
            <text:p>replib</text:p>
          </table:table-cell>
          <table:table-cell office:value-type="float" office:value="33549.775">
            <text:p>33549.775</text:p>
          </table:table-cell>
          <table:table-cell office:value-type="float" office:value="970013.019">
            <text:p>970013.019</text:p>
          </table:table-cell>
        </table:table-row>
        <table:table-row table:style-name="ro2">
          <table:table-cell table:number-columns-repeated="11"/>
          <table:table-cell office:value-type="float" office:value="15.57">
            <text:p>15.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73">
            <text:p>973</text:p>
          </table:table-cell>
          <table:table-cell office:value-type="float" office:value="80.95">
            <text:p>80.95</text:p>
          </table:table-cell>
          <table:table-cell office:value-type="string">
            <text:p>replib</text:p>
          </table:table-cell>
          <table:table-cell office:value-type="float" office:value="85188.692">
            <text:p>85188.692</text:p>
          </table:table-cell>
          <table:table-cell office:value-type="float" office:value="1091547.555">
            <text:p>1091547.555</text:p>
          </table:table-cell>
        </table:table-row>
        <table:table-row table:style-name="ro2">
          <table:table-cell table:number-columns-repeated="11"/>
          <table:table-cell office:value-type="float" office:value="15.631">
            <text:p>15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84">
            <text:p>984</text:p>
          </table:table-cell>
          <table:table-cell office:value-type="float" office:value="59.29">
            <text:p>59.29</text:p>
          </table:table-cell>
          <table:table-cell office:value-type="string">
            <text:p>replib</text:p>
          </table:table-cell>
          <table:table-cell office:value-type="float" office:value="24261.489">
            <text:p>24261.489</text:p>
          </table:table-cell>
          <table:table-cell office:value-type="float" office:value="695909.924">
            <text:p>695909.924</text:p>
          </table:table-cell>
        </table:table-row>
        <table:table-row table:style-name="ro2">
          <table:table-cell table:number-columns-repeated="11"/>
          <table:table-cell office:value-type="float" office:value="15.648">
            <text:p>15.64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99">
            <text:p>999</text:p>
          </table:table-cell>
          <table:table-cell office:value-type="float" office:value="80.82">
            <text:p>80.82</text:p>
          </table:table-cell>
          <table:table-cell office:value-type="string">
            <text:p>replib</text:p>
          </table:table-cell>
          <table:table-cell office:value-type="float" office:value="8457.987">
            <text:p>8457.987</text:p>
          </table:table-cell>
          <table:table-cell office:value-type="float" office:value="570319.452">
            <text:p>570319.452</text:p>
          </table:table-cell>
        </table:table-row>
        <table:table-row table:style-name="ro2">
          <table:table-cell table:number-columns-repeated="11"/>
          <table:table-cell office:value-type="float" office:value="15.692">
            <text:p>15.6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3">
            <text:p>973</text:p>
          </table:table-cell>
          <table:table-cell office:value-type="float" office:value="81.7">
            <text:p>81.7</text:p>
          </table:table-cell>
          <table:table-cell office:value-type="string">
            <text:p>replib</text:p>
          </table:table-cell>
          <table:table-cell office:value-type="float" office:value="90228.024">
            <text:p>90228.024</text:p>
          </table:table-cell>
          <table:table-cell office:value-type="float" office:value="2761453.052">
            <text:p>2761453.052</text:p>
          </table:table-cell>
        </table:table-row>
        <table:table-row table:style-name="ro2">
          <table:table-cell table:number-columns-repeated="11"/>
          <table:table-cell office:value-type="float" office:value="15.754">
            <text:p>15.75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0">
            <text:p>980</text:p>
          </table:table-cell>
          <table:table-cell office:value-type="float" office:value="54.19">
            <text:p>54.19</text:p>
          </table:table-cell>
          <table:table-cell office:value-type="string">
            <text:p>replib</text:p>
          </table:table-cell>
          <table:table-cell office:value-type="float" office:value="6105.107">
            <text:p>6105.107</text:p>
          </table:table-cell>
          <table:table-cell office:value-type="float" office:value="578578.799">
            <text:p>578578.799</text:p>
          </table:table-cell>
        </table:table-row>
        <table:table-row table:style-name="ro2">
          <table:table-cell table:number-columns-repeated="11"/>
          <table:table-cell office:value-type="float" office:value="15.801">
            <text:p>15.8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0">
            <text:p>790</text:p>
          </table:table-cell>
          <table:table-cell office:value-type="float" office:value="999">
            <text:p>999</text:p>
          </table:table-cell>
          <table:table-cell office:value-type="float" office:value="82.53">
            <text:p>82.53</text:p>
          </table:table-cell>
          <table:table-cell office:value-type="string">
            <text:p>replib</text:p>
          </table:table-cell>
          <table:table-cell office:value-type="float" office:value="849800.406">
            <text:p>849800.406</text:p>
          </table:table-cell>
          <table:table-cell office:value-type="float" office:value="22721557.935">
            <text:p>22721557.935</text:p>
          </table:table-cell>
        </table:table-row>
        <table:table-row table:style-name="ro2">
          <table:table-cell table:number-columns-repeated="11"/>
          <table:table-cell office:value-type="float" office:value="15.849">
            <text:p>15.8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62">
            <text:p>962</text:p>
          </table:table-cell>
          <table:table-cell office:value-type="float" office:value="80.77">
            <text:p>80.77</text:p>
          </table:table-cell>
          <table:table-cell office:value-type="string">
            <text:p>replib</text:p>
          </table:table-cell>
          <table:table-cell office:value-type="float" office:value="161899.946">
            <text:p>161899.946</text:p>
          </table:table-cell>
          <table:table-cell office:value-type="float" office:value="5224509.722">
            <text:p>5224509.722</text:p>
          </table:table-cell>
        </table:table-row>
        <table:table-row table:style-name="ro2">
          <table:table-cell table:number-columns-repeated="11"/>
          <table:table-cell office:value-type="float" office:value="15.886">
            <text:p>15.8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85">
            <text:p>985</text:p>
          </table:table-cell>
          <table:table-cell office:value-type="float" office:value="82.04">
            <text:p>82.04</text:p>
          </table:table-cell>
          <table:table-cell office:value-type="string">
            <text:p>replib</text:p>
          </table:table-cell>
          <table:table-cell office:value-type="float" office:value="5650.326">
            <text:p>5650.326</text:p>
          </table:table-cell>
          <table:table-cell office:value-type="float" office:value="510848.086">
            <text:p>510848.086</text:p>
          </table:table-cell>
        </table:table-row>
        <table:table-row table:style-name="ro2">
          <table:table-cell table:number-columns-repeated="11"/>
          <table:table-cell office:value-type="float" office:value="15.907">
            <text:p>15.9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4">
            <text:p>984</text:p>
          </table:table-cell>
          <table:table-cell office:value-type="float" office:value="63.53">
            <text:p>63.53</text:p>
          </table:table-cell>
          <table:table-cell office:value-type="string">
            <text:p>replib</text:p>
          </table:table-cell>
          <table:table-cell office:value-type="float" office:value="155419.459">
            <text:p>155419.459</text:p>
          </table:table-cell>
          <table:table-cell office:value-type="float" office:value="4430868.25">
            <text:p>4430868.25</text:p>
          </table:table-cell>
        </table:table-row>
        <table:table-row table:style-name="ro2">
          <table:table-cell table:number-columns-repeated="11"/>
          <table:table-cell office:value-type="float" office:value="15.961">
            <text:p>15.9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51">
            <text:p>951</text:p>
          </table:table-cell>
          <table:table-cell office:value-type="float" office:value="80.36">
            <text:p>80.36</text:p>
          </table:table-cell>
          <table:table-cell office:value-type="string">
            <text:p>replib</text:p>
          </table:table-cell>
          <table:table-cell office:value-type="float" office:value="38268.577">
            <text:p>38268.577</text:p>
          </table:table-cell>
          <table:table-cell office:value-type="float" office:value="921859.916">
            <text:p>921859.916</text:p>
          </table:table-cell>
        </table:table-row>
        <table:table-row table:style-name="ro2">
          <table:table-cell table:number-columns-repeated="11"/>
          <table:table-cell office:value-type="float" office:value="16.022">
            <text:p>16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42">
            <text:p>942</text:p>
          </table:table-cell>
          <table:table-cell office:value-type="float" office:value="80.35">
            <text:p>80.35</text:p>
          </table:table-cell>
          <table:table-cell office:value-type="string">
            <text:p>replib</text:p>
          </table:table-cell>
          <table:table-cell office:value-type="float" office:value="3876.846">
            <text:p>3876.846</text:p>
          </table:table-cell>
          <table:table-cell office:value-type="float" office:value="517473.297">
            <text:p>517473.297</text:p>
          </table:table-cell>
        </table:table-row>
        <table:table-row table:style-name="ro2">
          <table:table-cell table:number-columns-repeated="11"/>
          <table:table-cell office:value-type="float" office:value="16.06">
            <text:p>16.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42">
            <text:p>942</text:p>
          </table:table-cell>
          <table:table-cell office:value-type="float" office:value="75.64">
            <text:p>75.64</text:p>
          </table:table-cell>
          <table:table-cell office:value-type="string">
            <text:p>replib</text:p>
          </table:table-cell>
          <table:table-cell office:value-type="float" office:value="83051.919">
            <text:p>83051.919</text:p>
          </table:table-cell>
          <table:table-cell office:value-type="float" office:value="2155619.17">
            <text:p>2155619.17</text:p>
          </table:table-cell>
        </table:table-row>
        <table:table-row table:style-name="ro2">
          <table:table-cell table:number-columns-repeated="11"/>
          <table:table-cell office:value-type="float" office:value="16.09">
            <text:p>16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73">
            <text:p>973</text:p>
          </table:table-cell>
          <table:table-cell office:value-type="float" office:value="81.86">
            <text:p>81.86</text:p>
          </table:table-cell>
          <table:table-cell office:value-type="string">
            <text:p>replib</text:p>
          </table:table-cell>
          <table:table-cell office:value-type="float" office:value="23477.394">
            <text:p>23477.394</text:p>
          </table:table-cell>
          <table:table-cell office:value-type="float" office:value="658837.051">
            <text:p>658837.051</text:p>
          </table:table-cell>
        </table:table-row>
        <table:table-row table:style-name="ro2">
          <table:table-cell table:number-columns-repeated="11"/>
          <table:table-cell office:value-type="float" office:value="16.162">
            <text:p>16.1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5">
            <text:p>985</text:p>
          </table:table-cell>
          <table:table-cell office:value-type="float" office:value="82.23">
            <text:p>82.23</text:p>
          </table:table-cell>
          <table:table-cell office:value-type="string">
            <text:p>replib</text:p>
          </table:table-cell>
          <table:table-cell office:value-type="float" office:value="208582.712">
            <text:p>208582.712</text:p>
          </table:table-cell>
          <table:table-cell office:value-type="float" office:value="5767939.214">
            <text:p>5767939.214</text:p>
          </table:table-cell>
        </table:table-row>
        <table:table-row table:style-name="ro2">
          <table:table-cell table:number-columns-repeated="11"/>
          <table:table-cell office:value-type="float" office:value="16.203">
            <text:p>16.20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78">
            <text:p>978</text:p>
          </table:table-cell>
          <table:table-cell office:value-type="float" office:value="81.02">
            <text:p>81.02</text:p>
          </table:table-cell>
          <table:table-cell office:value-type="string">
            <text:p>replib</text:p>
          </table:table-cell>
          <table:table-cell office:value-type="float" office:value="47326.237">
            <text:p>47326.237</text:p>
          </table:table-cell>
          <table:table-cell office:value-type="float" office:value="1198956.582">
            <text:p>1198956.582</text:p>
          </table:table-cell>
        </table:table-row>
        <table:table-row table:style-name="ro2">
          <table:table-cell table:number-columns-repeated="11"/>
          <table:table-cell office:value-type="float" office:value="16.23">
            <text:p>16.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62">
            <text:p>962</text:p>
          </table:table-cell>
          <table:table-cell office:value-type="float" office:value="76.27">
            <text:p>76.27</text:p>
          </table:table-cell>
          <table:table-cell office:value-type="string">
            <text:p>replib</text:p>
          </table:table-cell>
          <table:table-cell office:value-type="float" office:value="57746.628">
            <text:p>57746.628</text:p>
          </table:table-cell>
          <table:table-cell office:value-type="float" office:value="963154.097">
            <text:p>963154.097</text:p>
          </table:table-cell>
        </table:table-row>
        <table:table-row table:style-name="ro2">
          <table:table-cell table:number-columns-repeated="11"/>
          <table:table-cell office:value-type="float" office:value="16.247">
            <text:p>16.2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5">
            <text:p>985</text:p>
          </table:table-cell>
          <table:table-cell office:value-type="float" office:value="82.13">
            <text:p>82.13</text:p>
          </table:table-cell>
          <table:table-cell office:value-type="string">
            <text:p>replib</text:p>
          </table:table-cell>
          <table:table-cell office:value-type="float" office:value="179155.707">
            <text:p>179155.707</text:p>
          </table:table-cell>
          <table:table-cell office:value-type="float" office:value="5487881.831">
            <text:p>5487881.831</text:p>
          </table:table-cell>
        </table:table-row>
        <table:table-row table:style-name="ro2">
          <table:table-cell table:number-columns-repeated="11"/>
          <table:table-cell office:value-type="float" office:value="16.267">
            <text:p>16.2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4">
            <text:p>984</text:p>
          </table:table-cell>
          <table:table-cell office:value-type="float" office:value="67.95">
            <text:p>67.95</text:p>
          </table:table-cell>
          <table:table-cell office:value-type="string">
            <text:p>replib</text:p>
          </table:table-cell>
          <table:table-cell office:value-type="float" office:value="5893.306">
            <text:p>5893.306</text:p>
          </table:table-cell>
          <table:table-cell office:value-type="float" office:value="894518.718">
            <text:p>894518.718</text:p>
          </table:table-cell>
        </table:table-row>
        <table:table-row table:style-name="ro2">
          <table:table-cell table:number-columns-repeated="11"/>
          <table:table-cell office:value-type="float" office:value="16.328">
            <text:p>16.3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73">
            <text:p>973</text:p>
          </table:table-cell>
          <table:table-cell office:value-type="float" office:value="68.17">
            <text:p>68.17</text:p>
          </table:table-cell>
          <table:table-cell office:value-type="string">
            <text:p>replib</text:p>
          </table:table-cell>
          <table:table-cell office:value-type="float" office:value="64687.936">
            <text:p>64687.936</text:p>
          </table:table-cell>
          <table:table-cell office:value-type="float" office:value="1196801.266">
            <text:p>1196801.266</text:p>
          </table:table-cell>
        </table:table-row>
        <table:table-row table:style-name="ro2">
          <table:table-cell table:number-columns-repeated="11"/>
          <table:table-cell office:value-type="float" office:value="16.461">
            <text:p>16.461</text:p>
          </table:table-cell>
          <table:table-cell office:value-type="string">
            <text:p>Cycloheptasiloxane, tetradecamethyl-</text:p>
          </table:table-cell>
          <table:table-cell office:value-type="string">
            <text:p>n.a.</text:p>
          </table:table-cell>
          <table:table-cell office:value-type="float" office:value="837">
            <text:p>837</text:p>
          </table:table-cell>
          <table:table-cell office:value-type="float" office:value="862">
            <text:p>862</text:p>
          </table:table-cell>
          <table:table-cell office:value-type="float" office:value="98.05">
            <text:p>98.05</text:p>
          </table:table-cell>
          <table:table-cell office:value-type="string">
            <text:p>replib</text:p>
          </table:table-cell>
          <table:table-cell office:value-type="float" office:value="9949.518">
            <text:p>9949.518</text:p>
          </table:table-cell>
          <table:table-cell office:value-type="float" office:value="600848.616">
            <text:p>600848.616</text:p>
          </table:table-cell>
        </table:table-row>
        <table:table-row table:style-name="ro2">
          <table:table-cell table:number-columns-repeated="11"/>
          <table:table-cell office:value-type="float" office:value="16.573">
            <text:p>16.573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699">
            <text:p>699</text:p>
          </table:table-cell>
          <table:table-cell office:value-type="float" office:value="12.45">
            <text:p>12.45</text:p>
          </table:table-cell>
          <table:table-cell office:value-type="string">
            <text:p>replib</text:p>
          </table:table-cell>
          <table:table-cell office:value-type="float" office:value="47247.941">
            <text:p>47247.941</text:p>
          </table:table-cell>
          <table:table-cell office:value-type="float" office:value="809960.483">
            <text:p>809960.483</text:p>
          </table:table-cell>
        </table:table-row>
        <table:table-row table:style-name="ro2">
          <table:table-cell table:number-columns-repeated="11"/>
          <table:table-cell office:value-type="float" office:value="16.621">
            <text:p>16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62">
            <text:p>962</text:p>
          </table:table-cell>
          <table:table-cell office:value-type="float" office:value="81.11">
            <text:p>81.11</text:p>
          </table:table-cell>
          <table:table-cell office:value-type="string">
            <text:p>replib</text:p>
          </table:table-cell>
          <table:table-cell office:value-type="float" office:value="62452.062">
            <text:p>62452.062</text:p>
          </table:table-cell>
          <table:table-cell office:value-type="float" office:value="1958476.092">
            <text:p>1958476.092</text:p>
          </table:table-cell>
        </table:table-row>
        <table:table-row table:style-name="ro2">
          <table:table-cell table:number-columns-repeated="11"/>
          <table:table-cell office:value-type="float" office:value="16.686">
            <text:p>16.6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5">
            <text:p>985</text:p>
          </table:table-cell>
          <table:table-cell office:value-type="float" office:value="81.86">
            <text:p>81.86</text:p>
          </table:table-cell>
          <table:table-cell office:value-type="string">
            <text:p>replib</text:p>
          </table:table-cell>
          <table:table-cell office:value-type="float" office:value="31125.384">
            <text:p>31125.384</text:p>
          </table:table-cell>
          <table:table-cell office:value-type="float" office:value="895327.452">
            <text:p>895327.452</text:p>
          </table:table-cell>
        </table:table-row>
        <table:table-row table:style-name="ro2">
          <table:table-cell table:number-columns-repeated="11"/>
          <table:table-cell office:value-type="float" office:value="16.764">
            <text:p>16.764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98">
            <text:p>798</text:p>
          </table:table-cell>
          <table:table-cell office:value-type="float" office:value="820">
            <text:p>820</text:p>
          </table:table-cell>
          <table:table-cell office:value-type="float" office:value="17.19">
            <text:p>17.19</text:p>
          </table:table-cell>
          <table:table-cell office:value-type="string">
            <text:p>replib</text:p>
          </table:table-cell>
          <table:table-cell office:value-type="float" office:value="11212.026">
            <text:p>11212.026</text:p>
          </table:table-cell>
          <table:table-cell office:value-type="float" office:value="837241.966">
            <text:p>837241.966</text:p>
          </table:table-cell>
        </table:table-row>
        <table:table-row table:style-name="ro2">
          <table:table-cell table:number-columns-repeated="11"/>
          <table:table-cell office:value-type="float" office:value="16.856">
            <text:p>16.8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4">
            <text:p>984</text:p>
          </table:table-cell>
          <table:table-cell office:value-type="float" office:value="66.69">
            <text:p>66.69</text:p>
          </table:table-cell>
          <table:table-cell office:value-type="string">
            <text:p>replib</text:p>
          </table:table-cell>
          <table:table-cell office:value-type="float" office:value="36395.226">
            <text:p>36395.226</text:p>
          </table:table-cell>
          <table:table-cell office:value-type="float" office:value="992250.508">
            <text:p>992250.508</text:p>
          </table:table-cell>
        </table:table-row>
        <table:table-row table:style-name="ro2">
          <table:table-cell table:number-columns-repeated="11"/>
          <table:table-cell office:value-type="float" office:value="16.869">
            <text:p>16.8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999">
            <text:p>999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17303.052">
            <text:p>17303.052</text:p>
          </table:table-cell>
          <table:table-cell office:value-type="float" office:value="926378.597">
            <text:p>926378.597</text:p>
          </table:table-cell>
        </table:table-row>
        <table:table-row table:style-name="ro2">
          <table:table-cell table:number-columns-repeated="11"/>
          <table:table-cell office:value-type="float" office:value="16.89">
            <text:p>16.89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79">
            <text:p>679</text:p>
          </table:table-cell>
          <table:table-cell office:value-type="float" office:value="710">
            <text:p>710</text:p>
          </table:table-cell>
          <table:table-cell office:value-type="float" office:value="23.29">
            <text:p>23.29</text:p>
          </table:table-cell>
          <table:table-cell office:value-type="string">
            <text:p>replib</text:p>
          </table:table-cell>
          <table:table-cell office:value-type="float" office:value="76693.564">
            <text:p>76693.564</text:p>
          </table:table-cell>
          <table:table-cell office:value-type="float" office:value="998173.959">
            <text:p>998173.959</text:p>
          </table:table-cell>
        </table:table-row>
        <table:table-row table:style-name="ro2">
          <table:table-cell table:number-columns-repeated="11"/>
          <table:table-cell office:value-type="float" office:value="16.992">
            <text:p>16.992</text:p>
          </table:table-cell>
          <table:table-cell office:value-type="string">
            <text:p>Phenol, 2,5-bis(1,1-dimethylethyl)-</text:p>
          </table:table-cell>
          <table:table-cell office:value-type="string">
            <text:p>n.a.</text:p>
          </table:table-cell>
          <table:table-cell office:value-type="float" office:value="822">
            <text:p>822</text:p>
          </table:table-cell>
          <table:table-cell office:value-type="float" office:value="864">
            <text:p>864</text:p>
          </table:table-cell>
          <table:table-cell office:value-type="float" office:value="80.16">
            <text:p>80.16</text:p>
          </table:table-cell>
          <table:table-cell office:value-type="string">
            <text:p>replib</text:p>
          </table:table-cell>
          <table:table-cell office:value-type="float" office:value="29850.485">
            <text:p>29850.485</text:p>
          </table:table-cell>
          <table:table-cell office:value-type="float" office:value="1001540.446">
            <text:p>1001540.446</text:p>
          </table:table-cell>
        </table:table-row>
        <table:table-row table:style-name="ro2">
          <table:table-cell table:number-columns-repeated="11"/>
          <table:table-cell office:value-type="float" office:value="17.077">
            <text:p>17.0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85">
            <text:p>985</text:p>
          </table:table-cell>
          <table:table-cell office:value-type="float" office:value="80.54">
            <text:p>80.54</text:p>
          </table:table-cell>
          <table:table-cell office:value-type="string">
            <text:p>replib</text:p>
          </table:table-cell>
          <table:table-cell office:value-type="float" office:value="32553.338">
            <text:p>32553.338</text:p>
          </table:table-cell>
          <table:table-cell office:value-type="float" office:value="777585.516">
            <text:p>777585.516</text:p>
          </table:table-cell>
        </table:table-row>
        <table:table-row table:style-name="ro2">
          <table:table-cell table:number-columns-repeated="11"/>
          <table:table-cell office:value-type="float" office:value="17.128">
            <text:p>17.1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0">
            <text:p>700</text:p>
          </table:table-cell>
          <table:table-cell office:value-type="float" office:value="973">
            <text:p>973</text:p>
          </table:table-cell>
          <table:table-cell office:value-type="float" office:value="81.21">
            <text:p>81.21</text:p>
          </table:table-cell>
          <table:table-cell office:value-type="string">
            <text:p>replib</text:p>
          </table:table-cell>
          <table:table-cell office:value-type="float" office:value="15041.755">
            <text:p>15041.755</text:p>
          </table:table-cell>
          <table:table-cell office:value-type="float" office:value="845945.462">
            <text:p>845945.462</text:p>
          </table:table-cell>
        </table:table-row>
        <table:table-row table:style-name="ro2">
          <table:table-cell table:number-columns-repeated="11"/>
          <table:table-cell office:value-type="float" office:value="17.158">
            <text:p>17.1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4">
            <text:p>984</text:p>
          </table:table-cell>
          <table:table-cell office:value-type="float" office:value="61.36">
            <text:p>61.36</text:p>
          </table:table-cell>
          <table:table-cell office:value-type="string">
            <text:p>replib</text:p>
          </table:table-cell>
          <table:table-cell office:value-type="float" office:value="23737.442">
            <text:p>23737.442</text:p>
          </table:table-cell>
          <table:table-cell office:value-type="float" office:value="623844.361">
            <text:p>623844.361</text:p>
          </table:table-cell>
        </table:table-row>
        <table:table-row table:style-name="ro2">
          <table:table-cell table:number-columns-repeated="11"/>
          <table:table-cell office:value-type="float" office:value="17.271">
            <text:p>17.2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51">
            <text:p>951</text:p>
          </table:table-cell>
          <table:table-cell office:value-type="float" office:value="80.3">
            <text:p>80.3</text:p>
          </table:table-cell>
          <table:table-cell office:value-type="string">
            <text:p>replib</text:p>
          </table:table-cell>
          <table:table-cell office:value-type="float" office:value="3420.334">
            <text:p>3420.334</text:p>
          </table:table-cell>
          <table:table-cell office:value-type="float" office:value="459891.455">
            <text:p>459891.455</text:p>
          </table:table-cell>
        </table:table-row>
        <table:table-row table:style-name="ro2">
          <table:table-cell table:number-columns-repeated="11"/>
          <table:table-cell office:value-type="float" office:value="17.298">
            <text:p>17.2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73">
            <text:p>973</text:p>
          </table:table-cell>
          <table:table-cell office:value-type="float" office:value="81.67">
            <text:p>81.67</text:p>
          </table:table-cell>
          <table:table-cell office:value-type="string">
            <text:p>replib</text:p>
          </table:table-cell>
          <table:table-cell office:value-type="float" office:value="5215.884">
            <text:p>5215.884</text:p>
          </table:table-cell>
          <table:table-cell office:value-type="float" office:value="579294.946">
            <text:p>579294.946</text:p>
          </table:table-cell>
        </table:table-row>
        <table:table-row table:style-name="ro2">
          <table:table-cell table:number-columns-repeated="11"/>
          <table:table-cell office:value-type="float" office:value="17.366">
            <text:p>17.366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786">
            <text:p>786</text:p>
          </table:table-cell>
          <table:table-cell office:value-type="float" office:value="17.04">
            <text:p>17.04</text:p>
          </table:table-cell>
          <table:table-cell office:value-type="string">
            <text:p>replib</text:p>
          </table:table-cell>
          <table:table-cell office:value-type="float" office:value="28721.587">
            <text:p>28721.587</text:p>
          </table:table-cell>
          <table:table-cell office:value-type="float" office:value="762490.461">
            <text:p>762490.461</text:p>
          </table:table-cell>
        </table:table-row>
        <table:table-row table:style-name="ro2">
          <table:table-cell table:number-columns-repeated="11"/>
          <table:table-cell office:value-type="float" office:value="17.407">
            <text:p>17.4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4">
            <text:p>984</text:p>
          </table:table-cell>
          <table:table-cell office:value-type="float" office:value="61.35">
            <text:p>61.35</text:p>
          </table:table-cell>
          <table:table-cell office:value-type="string">
            <text:p>replib</text:p>
          </table:table-cell>
          <table:table-cell office:value-type="float" office:value="24112.105">
            <text:p>24112.105</text:p>
          </table:table-cell>
          <table:table-cell office:value-type="float" office:value="857866.553">
            <text:p>857866.553</text:p>
          </table:table-cell>
        </table:table-row>
        <table:table-row table:style-name="ro2">
          <table:table-cell table:number-columns-repeated="11"/>
          <table:table-cell office:value-type="float" office:value="17.498">
            <text:p>17.498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60">
            <text:p>760</text:p>
          </table:table-cell>
          <table:table-cell office:value-type="float" office:value="21.75">
            <text:p>21.75</text:p>
          </table:table-cell>
          <table:table-cell office:value-type="string">
            <text:p>replib</text:p>
          </table:table-cell>
          <table:table-cell office:value-type="float" office:value="15505.525">
            <text:p>15505.525</text:p>
          </table:table-cell>
          <table:table-cell office:value-type="float" office:value="624607.146">
            <text:p>624607.146</text:p>
          </table:table-cell>
        </table:table-row>
        <table:table-row table:style-name="ro2">
          <table:table-cell table:number-columns-repeated="11"/>
          <table:table-cell office:value-type="float" office:value="17.529">
            <text:p>17.52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0">
            <text:p>980</text:p>
          </table:table-cell>
          <table:table-cell office:value-type="float" office:value="60.2">
            <text:p>60.2</text:p>
          </table:table-cell>
          <table:table-cell office:value-type="string">
            <text:p>replib</text:p>
          </table:table-cell>
          <table:table-cell office:value-type="float" office:value="48657.695">
            <text:p>48657.695</text:p>
          </table:table-cell>
          <table:table-cell office:value-type="float" office:value="934797.014">
            <text:p>934797.014</text:p>
          </table:table-cell>
        </table:table-row>
        <table:table-row table:style-name="ro2">
          <table:table-cell table:number-columns-repeated="11"/>
          <table:table-cell office:value-type="float" office:value="17.628">
            <text:p>17.628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22">
            <text:p>722</text:p>
          </table:table-cell>
          <table:table-cell office:value-type="float" office:value="19.48">
            <text:p>19.48</text:p>
          </table:table-cell>
          <table:table-cell office:value-type="string">
            <text:p>replib</text:p>
          </table:table-cell>
          <table:table-cell office:value-type="float" office:value="58532.189">
            <text:p>58532.189</text:p>
          </table:table-cell>
          <table:table-cell office:value-type="float" office:value="794743.614">
            <text:p>794743.614</text:p>
          </table:table-cell>
        </table:table-row>
        <table:table-row table:style-name="ro2">
          <table:table-cell table:number-columns-repeated="11"/>
          <table:table-cell office:value-type="float" office:value="17.771">
            <text:p>17.7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73">
            <text:p>973</text:p>
          </table:table-cell>
          <table:table-cell office:value-type="float" office:value="67.17">
            <text:p>67.17</text:p>
          </table:table-cell>
          <table:table-cell office:value-type="string">
            <text:p>replib</text:p>
          </table:table-cell>
          <table:table-cell office:value-type="float" office:value="65373.536">
            <text:p>65373.536</text:p>
          </table:table-cell>
          <table:table-cell office:value-type="float" office:value="1177283.094">
            <text:p>1177283.094</text:p>
          </table:table-cell>
        </table:table-row>
        <table:table-row table:style-name="ro2">
          <table:table-cell table:number-columns-repeated="11"/>
          <table:table-cell office:value-type="float" office:value="17.832">
            <text:p>17.8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61">
            <text:p>961</text:p>
          </table:table-cell>
          <table:table-cell office:value-type="float" office:value="80.11">
            <text:p>80.11</text:p>
          </table:table-cell>
          <table:table-cell office:value-type="string">
            <text:p>replib</text:p>
          </table:table-cell>
          <table:table-cell office:value-type="float" office:value="9547.256">
            <text:p>9547.256</text:p>
          </table:table-cell>
          <table:table-cell office:value-type="float" office:value="506075.719">
            <text:p>506075.719</text:p>
          </table:table-cell>
        </table:table-row>
        <table:table-row table:style-name="ro2">
          <table:table-cell table:number-columns-repeated="11"/>
          <table:table-cell office:value-type="float" office:value="17.896">
            <text:p>17.8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4">
            <text:p>984</text:p>
          </table:table-cell>
          <table:table-cell office:value-type="float" office:value="65.01">
            <text:p>65.01</text:p>
          </table:table-cell>
          <table:table-cell office:value-type="string">
            <text:p>replib</text:p>
          </table:table-cell>
          <table:table-cell office:value-type="float" office:value="21924.788">
            <text:p>21924.788</text:p>
          </table:table-cell>
          <table:table-cell office:value-type="float" office:value="701378.318">
            <text:p>701378.318</text:p>
          </table:table-cell>
        </table:table-row>
        <table:table-row table:style-name="ro2">
          <table:table-cell table:number-columns-repeated="11"/>
          <table:table-cell office:value-type="float" office:value="17.937">
            <text:p>17.93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0">
            <text:p>980</text:p>
          </table:table-cell>
          <table:table-cell office:value-type="float" office:value="59.23">
            <text:p>59.23</text:p>
          </table:table-cell>
          <table:table-cell office:value-type="string">
            <text:p>replib</text:p>
          </table:table-cell>
          <table:table-cell office:value-type="float" office:value="12502.369">
            <text:p>12502.369</text:p>
          </table:table-cell>
          <table:table-cell office:value-type="float" office:value="633826.033">
            <text:p>633826.033</text:p>
          </table:table-cell>
        </table:table-row>
        <table:table-row table:style-name="ro2">
          <table:table-cell table:number-columns-repeated="11"/>
          <table:table-cell office:value-type="float" office:value="17.981">
            <text:p>17.98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0">
            <text:p>980</text:p>
          </table:table-cell>
          <table:table-cell office:value-type="float" office:value="59.07">
            <text:p>59.07</text:p>
          </table:table-cell>
          <table:table-cell office:value-type="string">
            <text:p>replib</text:p>
          </table:table-cell>
          <table:table-cell office:value-type="float" office:value="8010.877">
            <text:p>8010.877</text:p>
          </table:table-cell>
          <table:table-cell office:value-type="float" office:value="534149.32">
            <text:p>534149.32</text:p>
          </table:table-cell>
        </table:table-row>
        <table:table-row table:style-name="ro2">
          <table:table-cell table:number-columns-repeated="11"/>
          <table:table-cell office:value-type="float" office:value="18.032">
            <text:p>18.0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51">
            <text:p>951</text:p>
          </table:table-cell>
          <table:table-cell office:value-type="float" office:value="80.8">
            <text:p>80.8</text:p>
          </table:table-cell>
          <table:table-cell office:value-type="string">
            <text:p>replib</text:p>
          </table:table-cell>
          <table:table-cell office:value-type="float" office:value="26657.693">
            <text:p>26657.693</text:p>
          </table:table-cell>
          <table:table-cell office:value-type="float" office:value="565645.429">
            <text:p>565645.429</text:p>
          </table:table-cell>
        </table:table-row>
        <table:table-row table:style-name="ro2">
          <table:table-cell table:number-columns-repeated="11"/>
          <table:table-cell office:value-type="float" office:value="18.066">
            <text:p>18.0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3">
            <text:p>973</text:p>
          </table:table-cell>
          <table:table-cell office:value-type="float" office:value="60.22">
            <text:p>60.22</text:p>
          </table:table-cell>
          <table:table-cell office:value-type="string">
            <text:p>replib</text:p>
          </table:table-cell>
          <table:table-cell office:value-type="float" office:value="10588.932">
            <text:p>10588.932</text:p>
          </table:table-cell>
          <table:table-cell office:value-type="float" office:value="747666.384">
            <text:p>747666.384</text:p>
          </table:table-cell>
        </table:table-row>
        <table:table-row table:style-name="ro2">
          <table:table-cell table:number-columns-repeated="11"/>
          <table:table-cell office:value-type="float" office:value="18.151">
            <text:p>18.15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55">
            <text:p>955</text:p>
          </table:table-cell>
          <table:table-cell office:value-type="float" office:value="74.13">
            <text:p>74.13</text:p>
          </table:table-cell>
          <table:table-cell office:value-type="string">
            <text:p>replib</text:p>
          </table:table-cell>
          <table:table-cell office:value-type="float" office:value="19251.199">
            <text:p>19251.199</text:p>
          </table:table-cell>
          <table:table-cell office:value-type="float" office:value="682982.87">
            <text:p>682982.87</text:p>
          </table:table-cell>
        </table:table-row>
        <table:table-row table:style-name="ro2">
          <table:table-cell table:number-columns-repeated="11"/>
          <table:table-cell office:value-type="float" office:value="18.179">
            <text:p>18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2">
            <text:p>792</text:p>
          </table:table-cell>
          <table:table-cell office:value-type="float" office:value="999">
            <text:p>999</text:p>
          </table:table-cell>
          <table:table-cell office:value-type="float" office:value="80.39">
            <text:p>80.39</text:p>
          </table:table-cell>
          <table:table-cell office:value-type="string">
            <text:p>replib</text:p>
          </table:table-cell>
          <table:table-cell office:value-type="float" office:value="25274.244">
            <text:p>25274.244</text:p>
          </table:table-cell>
          <table:table-cell office:value-type="float" office:value="656763.408">
            <text:p>656763.408</text:p>
          </table:table-cell>
        </table:table-row>
        <table:table-row table:style-name="ro2">
          <table:table-cell table:number-columns-repeated="11"/>
          <table:table-cell office:value-type="float" office:value="18.264">
            <text:p>18.2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999">
            <text:p>999</text:p>
          </table:table-cell>
          <table:table-cell office:value-type="float" office:value="82.48">
            <text:p>82.48</text:p>
          </table:table-cell>
          <table:table-cell office:value-type="string">
            <text:p>replib</text:p>
          </table:table-cell>
          <table:table-cell office:value-type="float" office:value="5036.802">
            <text:p>5036.802</text:p>
          </table:table-cell>
          <table:table-cell office:value-type="float" office:value="545397.11">
            <text:p>545397.11</text:p>
          </table:table-cell>
        </table:table-row>
        <table:table-row table:style-name="ro2">
          <table:table-cell table:number-columns-repeated="11"/>
          <table:table-cell office:value-type="float" office:value="18.376">
            <text:p>18.3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985">
            <text:p>985</text:p>
          </table:table-cell>
          <table:table-cell office:value-type="float" office:value="82.19">
            <text:p>82.19</text:p>
          </table:table-cell>
          <table:table-cell office:value-type="string">
            <text:p>replib</text:p>
          </table:table-cell>
          <table:table-cell office:value-type="float" office:value="18418.622">
            <text:p>18418.622</text:p>
          </table:table-cell>
          <table:table-cell office:value-type="float" office:value="501292.225">
            <text:p>501292.225</text:p>
          </table:table-cell>
        </table:table-row>
        <table:table-row table:style-name="ro2">
          <table:table-cell table:number-columns-repeated="11"/>
          <table:table-cell office:value-type="float" office:value="18.478">
            <text:p>18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4">
            <text:p>984</text:p>
          </table:table-cell>
          <table:table-cell office:value-type="float" office:value="63.6">
            <text:p>63.6</text:p>
          </table:table-cell>
          <table:table-cell office:value-type="string">
            <text:p>replib</text:p>
          </table:table-cell>
          <table:table-cell office:value-type="float" office:value="9554.974">
            <text:p>9554.974</text:p>
          </table:table-cell>
          <table:table-cell office:value-type="float" office:value="530233.686">
            <text:p>530233.686</text:p>
          </table:table-cell>
        </table:table-row>
        <table:table-row table:style-name="ro2">
          <table:table-cell table:number-columns-repeated="11"/>
          <table:table-cell office:value-type="float" office:value="18.546">
            <text:p>18.546</text:p>
          </table:table-cell>
          <table:table-cell office:value-type="string">
            <text:p>Cyclooctasiloxane, hexadecamethyl-</text:p>
          </table:table-cell>
          <table:table-cell office:value-type="string">
            <text:p>n.a.</text:p>
          </table:table-cell>
          <table:table-cell office:value-type="float" office:value="798">
            <text:p>798</text:p>
          </table:table-cell>
          <table:table-cell office:value-type="float" office:value="852">
            <text:p>852</text:p>
          </table:table-cell>
          <table:table-cell office:value-type="float" office:value="92.9">
            <text:p>92.9</text:p>
          </table:table-cell>
          <table:table-cell office:value-type="string">
            <text:p>replib</text:p>
          </table:table-cell>
          <table:table-cell office:value-type="float" office:value="21431.757">
            <text:p>21431.757</text:p>
          </table:table-cell>
          <table:table-cell office:value-type="float" office:value="516470.283">
            <text:p>516470.283</text:p>
          </table:table-cell>
        </table:table-row>
        <table:table-row table:style-name="ro2">
          <table:table-cell table:number-columns-repeated="11"/>
          <table:table-cell office:value-type="float" office:value="18.655">
            <text:p>18.6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62">
            <text:p>962</text:p>
          </table:table-cell>
          <table:table-cell office:value-type="float" office:value="81.15">
            <text:p>81.15</text:p>
          </table:table-cell>
          <table:table-cell office:value-type="string">
            <text:p>replib</text:p>
          </table:table-cell>
          <table:table-cell office:value-type="float" office:value="2998.561">
            <text:p>2998.561</text:p>
          </table:table-cell>
          <table:table-cell office:value-type="float" office:value="430916.318">
            <text:p>430916.318</text:p>
          </table:table-cell>
        </table:table-row>
        <table:table-row table:style-name="ro2">
          <table:table-cell table:number-columns-repeated="11"/>
          <table:table-cell office:value-type="float" office:value="18.668">
            <text:p>18.6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85">
            <text:p>985</text:p>
          </table:table-cell>
          <table:table-cell office:value-type="float" office:value="81.46">
            <text:p>81.46</text:p>
          </table:table-cell>
          <table:table-cell office:value-type="string">
            <text:p>replib</text:p>
          </table:table-cell>
          <table:table-cell office:value-type="float" office:value="11818.127">
            <text:p>11818.127</text:p>
          </table:table-cell>
          <table:table-cell office:value-type="float" office:value="457255.649">
            <text:p>457255.649</text:p>
          </table:table-cell>
        </table:table-row>
        <table:table-row table:style-name="ro2">
          <table:table-cell table:number-columns-repeated="11"/>
          <table:table-cell office:value-type="float" office:value="18.733">
            <text:p>18.7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51">
            <text:p>951</text:p>
          </table:table-cell>
          <table:table-cell office:value-type="float" office:value="80.73">
            <text:p>80.73</text:p>
          </table:table-cell>
          <table:table-cell office:value-type="string">
            <text:p>replib</text:p>
          </table:table-cell>
          <table:table-cell office:value-type="float" office:value="18648.172">
            <text:p>18648.172</text:p>
          </table:table-cell>
          <table:table-cell office:value-type="float" office:value="558692.155">
            <text:p>558692.155</text:p>
          </table:table-cell>
        </table:table-row>
        <table:table-row table:style-name="ro2">
          <table:table-cell table:number-columns-repeated="11"/>
          <table:table-cell office:value-type="float" office:value="18.784">
            <text:p>18.7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73">
            <text:p>973</text:p>
          </table:table-cell>
          <table:table-cell office:value-type="float" office:value="81.3">
            <text:p>81.3</text:p>
          </table:table-cell>
          <table:table-cell office:value-type="string">
            <text:p>replib</text:p>
          </table:table-cell>
          <table:table-cell office:value-type="float" office:value="15346.064">
            <text:p>15346.064</text:p>
          </table:table-cell>
          <table:table-cell office:value-type="float" office:value="534097.916">
            <text:p>534097.916</text:p>
          </table:table-cell>
        </table:table-row>
        <table:table-row table:style-name="ro2">
          <table:table-cell table:number-columns-repeated="11"/>
          <table:table-cell office:value-type="float" office:value="18.828">
            <text:p>18.8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73">
            <text:p>973</text:p>
          </table:table-cell>
          <table:table-cell office:value-type="float" office:value="80.11">
            <text:p>80.11</text:p>
          </table:table-cell>
          <table:table-cell office:value-type="string">
            <text:p>replib</text:p>
          </table:table-cell>
          <table:table-cell office:value-type="float" office:value="4406.009">
            <text:p>4406.009</text:p>
          </table:table-cell>
          <table:table-cell office:value-type="float" office:value="535292.096">
            <text:p>535292.096</text:p>
          </table:table-cell>
        </table:table-row>
        <table:table-row table:style-name="ro2">
          <table:table-cell table:number-columns-repeated="11"/>
          <table:table-cell office:value-type="float" office:value="18.91">
            <text:p>18.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51">
            <text:p>951</text:p>
          </table:table-cell>
          <table:table-cell office:value-type="float" office:value="75.67">
            <text:p>75.67</text:p>
          </table:table-cell>
          <table:table-cell office:value-type="string">
            <text:p>replib</text:p>
          </table:table-cell>
          <table:table-cell office:value-type="float" office:value="2435.918">
            <text:p>2435.918</text:p>
          </table:table-cell>
          <table:table-cell office:value-type="float" office:value="417250.62">
            <text:p>417250.62</text:p>
          </table:table-cell>
        </table:table-row>
        <table:table-row table:style-name="ro2">
          <table:table-cell table:number-columns-repeated="11"/>
          <table:table-cell office:value-type="float" office:value="18.985">
            <text:p>18.9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7">
            <text:p>687</text:p>
          </table:table-cell>
          <table:table-cell office:value-type="float" office:value="934">
            <text:p>934</text:p>
          </table:table-cell>
          <table:table-cell office:value-type="float" office:value="72.04">
            <text:p>72.04</text:p>
          </table:table-cell>
          <table:table-cell office:value-type="string">
            <text:p>replib</text:p>
          </table:table-cell>
          <table:table-cell office:value-type="float" office:value="26393.067">
            <text:p>26393.067</text:p>
          </table:table-cell>
          <table:table-cell office:value-type="float" office:value="713683.889">
            <text:p>713683.889</text:p>
          </table:table-cell>
        </table:table-row>
        <table:table-row table:style-name="ro2">
          <table:table-cell table:number-columns-repeated="11"/>
          <table:table-cell office:value-type="float" office:value="19.053">
            <text:p>19.0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73">
            <text:p>973</text:p>
          </table:table-cell>
          <table:table-cell office:value-type="float" office:value="76.16">
            <text:p>76.16</text:p>
          </table:table-cell>
          <table:table-cell office:value-type="string">
            <text:p>replib</text:p>
          </table:table-cell>
          <table:table-cell office:value-type="float" office:value="16750.899">
            <text:p>16750.899</text:p>
          </table:table-cell>
          <table:table-cell office:value-type="float" office:value="537133.999">
            <text:p>537133.999</text:p>
          </table:table-cell>
        </table:table-row>
        <table:table-row table:style-name="ro2">
          <table:table-cell table:number-columns-repeated="11"/>
          <table:table-cell office:value-type="float" office:value="19.189">
            <text:p>19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84">
            <text:p>984</text:p>
          </table:table-cell>
          <table:table-cell office:value-type="float" office:value="67.81">
            <text:p>67.81</text:p>
          </table:table-cell>
          <table:table-cell office:value-type="string">
            <text:p>replib</text:p>
          </table:table-cell>
          <table:table-cell office:value-type="float" office:value="113701.278">
            <text:p>113701.278</text:p>
          </table:table-cell>
          <table:table-cell office:value-type="float" office:value="2837212.093">
            <text:p>2837212.093</text:p>
          </table:table-cell>
        </table:table-row>
        <table:table-row table:style-name="ro2">
          <table:table-cell table:number-columns-repeated="11"/>
          <table:table-cell office:value-type="float" office:value="19.233">
            <text:p>19.2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34">
            <text:p>934</text:p>
          </table:table-cell>
          <table:table-cell office:value-type="float" office:value="79.14">
            <text:p>79.14</text:p>
          </table:table-cell>
          <table:table-cell office:value-type="string">
            <text:p>replib</text:p>
          </table:table-cell>
          <table:table-cell office:value-type="float" office:value="37352.284">
            <text:p>37352.284</text:p>
          </table:table-cell>
          <table:table-cell office:value-type="float" office:value="620516.056">
            <text:p>620516.056</text:p>
          </table:table-cell>
        </table:table-row>
        <table:table-row table:style-name="ro2">
          <table:table-cell table:number-columns-repeated="11"/>
          <table:table-cell office:value-type="float" office:value="19.264">
            <text:p>19.2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4">
            <text:p>984</text:p>
          </table:table-cell>
          <table:table-cell office:value-type="float" office:value="64.51">
            <text:p>64.51</text:p>
          </table:table-cell>
          <table:table-cell office:value-type="string">
            <text:p>replib</text:p>
          </table:table-cell>
          <table:table-cell office:value-type="float" office:value="18342.564">
            <text:p>18342.564</text:p>
          </table:table-cell>
          <table:table-cell office:value-type="float" office:value="482325.946">
            <text:p>482325.946</text:p>
          </table:table-cell>
        </table:table-row>
        <table:table-row table:style-name="ro2">
          <table:table-cell table:number-columns-repeated="11"/>
          <table:table-cell office:value-type="float" office:value="19.294">
            <text:p>19.2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42">
            <text:p>942</text:p>
          </table:table-cell>
          <table:table-cell office:value-type="float" office:value="79.62">
            <text:p>79.62</text:p>
          </table:table-cell>
          <table:table-cell office:value-type="string">
            <text:p>replib</text:p>
          </table:table-cell>
          <table:table-cell office:value-type="float" office:value="2218.513">
            <text:p>2218.513</text:p>
          </table:table-cell>
          <table:table-cell office:value-type="float" office:value="344398.529">
            <text:p>344398.529</text:p>
          </table:table-cell>
        </table:table-row>
        <table:table-row table:style-name="ro2">
          <table:table-cell table:number-columns-repeated="11"/>
          <table:table-cell office:value-type="float" office:value="19.311">
            <text:p>19.3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5">
            <text:p>985</text:p>
          </table:table-cell>
          <table:table-cell office:value-type="float" office:value="79.71">
            <text:p>79.71</text:p>
          </table:table-cell>
          <table:table-cell office:value-type="string">
            <text:p>replib</text:p>
          </table:table-cell>
          <table:table-cell office:value-type="float" office:value="78664.803">
            <text:p>78664.803</text:p>
          </table:table-cell>
          <table:table-cell office:value-type="float" office:value="1120069.939">
            <text:p>1120069.939</text:p>
          </table:table-cell>
        </table:table-row>
        <table:table-row table:style-name="ro2">
          <table:table-cell table:number-columns-repeated="11"/>
          <table:table-cell office:value-type="float" office:value="19.325">
            <text:p>19.3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4">
            <text:p>984</text:p>
          </table:table-cell>
          <table:table-cell office:value-type="float" office:value="67.87">
            <text:p>67.87</text:p>
          </table:table-cell>
          <table:table-cell office:value-type="string">
            <text:p>replib</text:p>
          </table:table-cell>
          <table:table-cell office:value-type="float" office:value="3160.441">
            <text:p>3160.441</text:p>
          </table:table-cell>
          <table:table-cell office:value-type="float" office:value="426291.816">
            <text:p>426291.816</text:p>
          </table:table-cell>
        </table:table-row>
        <table:table-row table:style-name="ro2">
          <table:table-cell table:number-columns-repeated="11"/>
          <table:table-cell office:value-type="float" office:value="19.342">
            <text:p>19.3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51">
            <text:p>951</text:p>
          </table:table-cell>
          <table:table-cell office:value-type="float" office:value="80.73">
            <text:p>80.73</text:p>
          </table:table-cell>
          <table:table-cell office:value-type="string">
            <text:p>replib</text:p>
          </table:table-cell>
          <table:table-cell office:value-type="float" office:value="2260.092">
            <text:p>2260.092</text:p>
          </table:table-cell>
          <table:table-cell office:value-type="float" office:value="321787.538">
            <text:p>321787.538</text:p>
          </table:table-cell>
        </table:table-row>
        <table:table-row table:style-name="ro2">
          <table:table-cell table:number-columns-repeated="11"/>
          <table:table-cell office:value-type="float" office:value="19.366">
            <text:p>19.3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26">
            <text:p>926</text:p>
          </table:table-cell>
          <table:table-cell office:value-type="float" office:value="77.66">
            <text:p>77.66</text:p>
          </table:table-cell>
          <table:table-cell office:value-type="string">
            <text:p>replib</text:p>
          </table:table-cell>
          <table:table-cell office:value-type="float" office:value="29383.497">
            <text:p>29383.497</text:p>
          </table:table-cell>
          <table:table-cell office:value-type="float" office:value="657092.624">
            <text:p>657092.624</text:p>
          </table:table-cell>
        </table:table-row>
        <table:table-row table:style-name="ro2">
          <table:table-cell table:number-columns-repeated="11"/>
          <table:table-cell office:value-type="float" office:value="19.434">
            <text:p>19.434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784">
            <text:p>784</text:p>
          </table:table-cell>
          <table:table-cell office:value-type="float" office:value="13.58">
            <text:p>13.58</text:p>
          </table:table-cell>
          <table:table-cell office:value-type="string">
            <text:p>replib</text:p>
          </table:table-cell>
          <table:table-cell office:value-type="float" office:value="70904.554">
            <text:p>70904.554</text:p>
          </table:table-cell>
          <table:table-cell office:value-type="float" office:value="1237772.904">
            <text:p>1237772.904</text:p>
          </table:table-cell>
        </table:table-row>
        <table:table-row table:style-name="ro2">
          <table:table-cell table:number-columns-repeated="11"/>
          <table:table-cell office:value-type="float" office:value="19.526">
            <text:p>19.5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1">
            <text:p>701</text:p>
          </table:table-cell>
          <table:table-cell office:value-type="float" office:value="962">
            <text:p>962</text:p>
          </table:table-cell>
          <table:table-cell office:value-type="float" office:value="44.76">
            <text:p>44.76</text:p>
          </table:table-cell>
          <table:table-cell office:value-type="string">
            <text:p>replib</text:p>
          </table:table-cell>
          <table:table-cell office:value-type="float" office:value="5799.655">
            <text:p>5799.655</text:p>
          </table:table-cell>
          <table:table-cell office:value-type="float" office:value="304896.822">
            <text:p>304896.822</text:p>
          </table:table-cell>
        </table:table-row>
        <table:table-row table:style-name="ro2">
          <table:table-cell table:number-columns-repeated="11"/>
          <table:table-cell office:value-type="float" office:value="19.59">
            <text:p>19.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62">
            <text:p>962</text:p>
          </table:table-cell>
          <table:table-cell office:value-type="float" office:value="80.75">
            <text:p>80.75</text:p>
          </table:table-cell>
          <table:table-cell office:value-type="string">
            <text:p>replib</text:p>
          </table:table-cell>
          <table:table-cell office:value-type="float" office:value="17458.081">
            <text:p>17458.081</text:p>
          </table:table-cell>
          <table:table-cell office:value-type="float" office:value="790143.08">
            <text:p>790143.08</text:p>
          </table:table-cell>
        </table:table-row>
        <table:table-row table:style-name="ro2">
          <table:table-cell table:number-columns-repeated="11"/>
          <table:table-cell office:value-type="float" office:value="19.611">
            <text:p>19.6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999">
            <text:p>999</text:p>
          </table:table-cell>
          <table:table-cell office:value-type="float" office:value="82.1">
            <text:p>82.1</text:p>
          </table:table-cell>
          <table:table-cell office:value-type="string">
            <text:p>replib</text:p>
          </table:table-cell>
          <table:table-cell office:value-type="float" office:value="25321.539">
            <text:p>25321.539</text:p>
          </table:table-cell>
          <table:table-cell office:value-type="float" office:value="582342.272">
            <text:p>582342.272</text:p>
          </table:table-cell>
        </table:table-row>
        <table:table-row table:style-name="ro2">
          <table:table-cell table:number-columns-repeated="11"/>
          <table:table-cell office:value-type="float" office:value="19.689">
            <text:p>19.6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73">
            <text:p>973</text:p>
          </table:table-cell>
          <table:table-cell office:value-type="float" office:value="77.84">
            <text:p>77.84</text:p>
          </table:table-cell>
          <table:table-cell office:value-type="string">
            <text:p>replib</text:p>
          </table:table-cell>
          <table:table-cell office:value-type="float" office:value="15543.866">
            <text:p>15543.866</text:p>
          </table:table-cell>
          <table:table-cell office:value-type="float" office:value="666456.49">
            <text:p>666456.49</text:p>
          </table:table-cell>
        </table:table-row>
        <table:table-row table:style-name="ro2">
          <table:table-cell table:number-columns-repeated="11"/>
          <table:table-cell office:value-type="float" office:value="19.77">
            <text:p>19.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51">
            <text:p>951</text:p>
          </table:table-cell>
          <table:table-cell office:value-type="float" office:value="80.59">
            <text:p>80.59</text:p>
          </table:table-cell>
          <table:table-cell office:value-type="string">
            <text:p>replib</text:p>
          </table:table-cell>
          <table:table-cell office:value-type="float" office:value="6526.251">
            <text:p>6526.251</text:p>
          </table:table-cell>
          <table:table-cell office:value-type="float" office:value="350870.882">
            <text:p>350870.882</text:p>
          </table:table-cell>
        </table:table-row>
        <table:table-row table:style-name="ro2">
          <table:table-cell table:number-columns-repeated="11"/>
          <table:table-cell office:value-type="float" office:value="19.828">
            <text:p>19.8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62">
            <text:p>962</text:p>
          </table:table-cell>
          <table:table-cell office:value-type="float" office:value="81.32">
            <text:p>81.32</text:p>
          </table:table-cell>
          <table:table-cell office:value-type="string">
            <text:p>replib</text:p>
          </table:table-cell>
          <table:table-cell office:value-type="float" office:value="58012.134">
            <text:p>58012.134</text:p>
          </table:table-cell>
          <table:table-cell office:value-type="float" office:value="1240584.57">
            <text:p>1240584.57</text:p>
          </table:table-cell>
        </table:table-row>
        <table:table-row table:style-name="ro2">
          <table:table-cell table:number-columns-repeated="11"/>
          <table:table-cell office:value-type="float" office:value="19.872">
            <text:p>19.8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5">
            <text:p>985</text:p>
          </table:table-cell>
          <table:table-cell office:value-type="float" office:value="80.6">
            <text:p>80.6</text:p>
          </table:table-cell>
          <table:table-cell office:value-type="string">
            <text:p>replib</text:p>
          </table:table-cell>
          <table:table-cell office:value-type="float" office:value="10255.05">
            <text:p>10255.05</text:p>
          </table:table-cell>
          <table:table-cell office:value-type="float" office:value="804107.755">
            <text:p>804107.755</text:p>
          </table:table-cell>
        </table:table-row>
        <table:table-row table:style-name="ro2">
          <table:table-cell table:number-columns-repeated="11"/>
          <table:table-cell office:value-type="float" office:value="19.93">
            <text:p>19.93</text:p>
          </table:table-cell>
          <table:table-cell office:value-type="string">
            <text:p>Tetradecane, 1-iodo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78">
            <text:p>778</text:p>
          </table:table-cell>
          <table:table-cell office:value-type="float" office:value="24.23">
            <text:p>24.23</text:p>
          </table:table-cell>
          <table:table-cell office:value-type="string">
            <text:p>replib</text:p>
          </table:table-cell>
          <table:table-cell office:value-type="float" office:value="45712.873">
            <text:p>45712.873</text:p>
          </table:table-cell>
          <table:table-cell office:value-type="float" office:value="873342.355">
            <text:p>873342.355</text:p>
          </table:table-cell>
        </table:table-row>
        <table:table-row table:style-name="ro2">
          <table:table-cell table:number-columns-repeated="11"/>
          <table:table-cell office:value-type="float" office:value="20.009">
            <text:p>20.0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62">
            <text:p>962</text:p>
          </table:table-cell>
          <table:table-cell office:value-type="float" office:value="76.44">
            <text:p>76.44</text:p>
          </table:table-cell>
          <table:table-cell office:value-type="string">
            <text:p>replib</text:p>
          </table:table-cell>
          <table:table-cell office:value-type="float" office:value="33309.531">
            <text:p>33309.531</text:p>
          </table:table-cell>
          <table:table-cell office:value-type="float" office:value="688191.562">
            <text:p>688191.562</text:p>
          </table:table-cell>
        </table:table-row>
        <table:table-row table:style-name="ro2">
          <table:table-cell table:number-columns-repeated="11"/>
          <table:table-cell office:value-type="float" office:value="20.097">
            <text:p>20.097</text:p>
          </table:table-cell>
          <table:table-cell office:value-type="string">
            <text:p>13-Docosenamide, (Z)-</text:p>
          </table:table-cell>
          <table:table-cell office:value-type="string">
            <text:p>n.a.</text:p>
          </table:table-cell>
          <table:table-cell office:value-type="float" office:value="612">
            <text:p>612</text:p>
          </table:table-cell>
          <table:table-cell office:value-type="float" office:value="680">
            <text:p>680</text:p>
          </table:table-cell>
          <table:table-cell office:value-type="float" office:value="60.06">
            <text:p>60.06</text:p>
          </table:table-cell>
          <table:table-cell office:value-type="string">
            <text:p>replib</text:p>
          </table:table-cell>
          <table:table-cell office:value-type="float" office:value="46911.103">
            <text:p>46911.103</text:p>
          </table:table-cell>
          <table:table-cell office:value-type="float" office:value="842431.333">
            <text:p>842431.333</text:p>
          </table:table-cell>
        </table:table-row>
        <table:table-row table:style-name="ro2">
          <table:table-cell table:number-columns-repeated="11"/>
          <table:table-cell office:value-type="float" office:value="20.199">
            <text:p>20.1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85">
            <text:p>985</text:p>
          </table:table-cell>
          <table:table-cell office:value-type="float" office:value="55.27">
            <text:p>55.27</text:p>
          </table:table-cell>
          <table:table-cell office:value-type="string">
            <text:p>replib</text:p>
          </table:table-cell>
          <table:table-cell office:value-type="float" office:value="33638.47">
            <text:p>33638.47</text:p>
          </table:table-cell>
          <table:table-cell office:value-type="float" office:value="618043.05">
            <text:p>618043.05</text:p>
          </table:table-cell>
        </table:table-row>
        <table:table-row table:style-name="ro2">
          <table:table-cell table:number-columns-repeated="11"/>
          <table:table-cell office:value-type="float" office:value="20.236">
            <text:p>20.2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4">
            <text:p>984</text:p>
          </table:table-cell>
          <table:table-cell office:value-type="float" office:value="65.38">
            <text:p>65.38</text:p>
          </table:table-cell>
          <table:table-cell office:value-type="string">
            <text:p>replib</text:p>
          </table:table-cell>
          <table:table-cell office:value-type="float" office:value="14977.953">
            <text:p>14977.953</text:p>
          </table:table-cell>
          <table:table-cell office:value-type="float" office:value="622560.295">
            <text:p>622560.295</text:p>
          </table:table-cell>
        </table:table-row>
        <table:table-row table:style-name="ro2">
          <table:table-cell table:number-columns-repeated="11"/>
          <table:table-cell office:value-type="float" office:value="20.264">
            <text:p>20.26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55">
            <text:p>955</text:p>
          </table:table-cell>
          <table:table-cell office:value-type="float" office:value="61.57">
            <text:p>61.57</text:p>
          </table:table-cell>
          <table:table-cell office:value-type="string">
            <text:p>replib</text:p>
          </table:table-cell>
          <table:table-cell office:value-type="float" office:value="23592.516">
            <text:p>23592.516</text:p>
          </table:table-cell>
          <table:table-cell office:value-type="float" office:value="707515.211">
            <text:p>707515.211</text:p>
          </table:table-cell>
        </table:table-row>
        <table:table-row table:style-name="ro2">
          <table:table-cell table:number-columns-repeated="11"/>
          <table:table-cell office:value-type="float" office:value="20.332">
            <text:p>20.332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833">
            <text:p>833</text:p>
          </table:table-cell>
          <table:table-cell office:value-type="float" office:value="96.42">
            <text:p>96.42</text:p>
          </table:table-cell>
          <table:table-cell office:value-type="string">
            <text:p>replib</text:p>
          </table:table-cell>
          <table:table-cell office:value-type="float" office:value="7679.974">
            <text:p>7679.974</text:p>
          </table:table-cell>
          <table:table-cell office:value-type="float" office:value="445363.734">
            <text:p>445363.734</text:p>
          </table:table-cell>
        </table:table-row>
        <table:table-row table:style-name="ro2">
          <table:table-cell table:number-columns-repeated="11"/>
          <table:table-cell office:value-type="float" office:value="20.393">
            <text:p>20.3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4">
            <text:p>984</text:p>
          </table:table-cell>
          <table:table-cell office:value-type="float" office:value="66.58">
            <text:p>66.58</text:p>
          </table:table-cell>
          <table:table-cell office:value-type="string">
            <text:p>replib</text:p>
          </table:table-cell>
          <table:table-cell office:value-type="float" office:value="20804.853">
            <text:p>20804.853</text:p>
          </table:table-cell>
          <table:table-cell office:value-type="float" office:value="526720.565">
            <text:p>526720.565</text:p>
          </table:table-cell>
        </table:table-row>
        <table:table-row table:style-name="ro2">
          <table:table-cell table:number-columns-repeated="11"/>
          <table:table-cell office:value-type="float" office:value="20.427">
            <text:p>20.4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934">
            <text:p>934</text:p>
          </table:table-cell>
          <table:table-cell office:value-type="float" office:value="73.12">
            <text:p>73.12</text:p>
          </table:table-cell>
          <table:table-cell office:value-type="string">
            <text:p>replib</text:p>
          </table:table-cell>
          <table:table-cell office:value-type="float" office:value="3243.068">
            <text:p>3243.068</text:p>
          </table:table-cell>
          <table:table-cell office:value-type="float" office:value="360605.042">
            <text:p>360605.042</text:p>
          </table:table-cell>
        </table:table-row>
        <table:table-row table:style-name="ro2">
          <table:table-cell table:number-columns-repeated="11"/>
          <table:table-cell office:value-type="float" office:value="20.491">
            <text:p>20.4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84">
            <text:p>984</text:p>
          </table:table-cell>
          <table:table-cell office:value-type="float" office:value="66.91">
            <text:p>66.91</text:p>
          </table:table-cell>
          <table:table-cell office:value-type="string">
            <text:p>replib</text:p>
          </table:table-cell>
          <table:table-cell office:value-type="float" office:value="20741.236">
            <text:p>20741.236</text:p>
          </table:table-cell>
          <table:table-cell office:value-type="float" office:value="500096.652">
            <text:p>500096.652</text:p>
          </table:table-cell>
        </table:table-row>
        <table:table-row table:style-name="ro2">
          <table:table-cell table:number-columns-repeated="11"/>
          <table:table-cell office:value-type="float" office:value="20.529">
            <text:p>20.5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42">
            <text:p>942</text:p>
          </table:table-cell>
          <table:table-cell office:value-type="float" office:value="80.27">
            <text:p>80.27</text:p>
          </table:table-cell>
          <table:table-cell office:value-type="string">
            <text:p>replib</text:p>
          </table:table-cell>
          <table:table-cell office:value-type="float" office:value="8259.864">
            <text:p>8259.864</text:p>
          </table:table-cell>
          <table:table-cell office:value-type="float" office:value="357531.228">
            <text:p>357531.228</text:p>
          </table:table-cell>
        </table:table-row>
        <table:table-row table:style-name="ro2">
          <table:table-cell table:number-columns-repeated="11"/>
          <table:table-cell office:value-type="float" office:value="20.607">
            <text:p>20.6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84">
            <text:p>984</text:p>
          </table:table-cell>
          <table:table-cell office:value-type="float" office:value="67.23">
            <text:p>67.23</text:p>
          </table:table-cell>
          <table:table-cell office:value-type="string">
            <text:p>replib</text:p>
          </table:table-cell>
          <table:table-cell office:value-type="float" office:value="5446.704">
            <text:p>5446.704</text:p>
          </table:table-cell>
          <table:table-cell office:value-type="float" office:value="451992.434">
            <text:p>451992.434</text:p>
          </table:table-cell>
        </table:table-row>
        <table:table-row table:style-name="ro2">
          <table:table-cell table:number-columns-repeated="11"/>
          <table:table-cell office:value-type="float" office:value="20.621">
            <text:p>20.62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80">
            <text:p>980</text:p>
          </table:table-cell>
          <table:table-cell office:value-type="float" office:value="59.54">
            <text:p>59.54</text:p>
          </table:table-cell>
          <table:table-cell office:value-type="string">
            <text:p>replib</text:p>
          </table:table-cell>
          <table:table-cell office:value-type="float" office:value="56231.814">
            <text:p>56231.814</text:p>
          </table:table-cell>
          <table:table-cell office:value-type="float" office:value="646140.183">
            <text:p>646140.183</text:p>
          </table:table-cell>
        </table:table-row>
        <table:table-row table:style-name="ro2">
          <table:table-cell table:number-columns-repeated="11"/>
          <table:table-cell office:value-type="float" office:value="20.668">
            <text:p>20.6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999">
            <text:p>999</text:p>
          </table:table-cell>
          <table:table-cell office:value-type="float" office:value="82.54">
            <text:p>82.54</text:p>
          </table:table-cell>
          <table:table-cell office:value-type="string">
            <text:p>replib</text:p>
          </table:table-cell>
          <table:table-cell office:value-type="float" office:value="16901.744">
            <text:p>16901.744</text:p>
          </table:table-cell>
          <table:table-cell office:value-type="float" office:value="590723.983">
            <text:p>590723.983</text:p>
          </table:table-cell>
        </table:table-row>
        <table:table-row table:style-name="ro2">
          <table:table-cell table:number-columns-repeated="11"/>
          <table:table-cell office:value-type="float" office:value="20.706">
            <text:p>20.7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999">
            <text:p>999</text:p>
          </table:table-cell>
          <table:table-cell office:value-type="float" office:value="82.08">
            <text:p>82.08</text:p>
          </table:table-cell>
          <table:table-cell office:value-type="string">
            <text:p>replib</text:p>
          </table:table-cell>
          <table:table-cell office:value-type="float" office:value="30667.615">
            <text:p>30667.615</text:p>
          </table:table-cell>
          <table:table-cell office:value-type="float" office:value="623278.034">
            <text:p>623278.034</text:p>
          </table:table-cell>
        </table:table-row>
        <table:table-row table:style-name="ro2">
          <table:table-cell table:number-columns-repeated="11"/>
          <table:table-cell office:value-type="float" office:value="20.723">
            <text:p>20.7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73">
            <text:p>973</text:p>
          </table:table-cell>
          <table:table-cell office:value-type="float" office:value="79.19">
            <text:p>79.19</text:p>
          </table:table-cell>
          <table:table-cell office:value-type="string">
            <text:p>replib</text:p>
          </table:table-cell>
          <table:table-cell office:value-type="float" office:value="67472.491">
            <text:p>67472.491</text:p>
          </table:table-cell>
          <table:table-cell office:value-type="float" office:value="1473106.738">
            <text:p>1473106.738</text:p>
          </table:table-cell>
        </table:table-row>
        <table:table-row table:style-name="ro2">
          <table:table-cell table:number-columns-repeated="11"/>
          <table:table-cell office:value-type="float" office:value="20.77">
            <text:p>20.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74.81">
            <text:p>74.81</text:p>
          </table:table-cell>
          <table:table-cell office:value-type="string">
            <text:p>replib</text:p>
          </table:table-cell>
          <table:table-cell office:value-type="float" office:value="15394.972">
            <text:p>15394.972</text:p>
          </table:table-cell>
          <table:table-cell office:value-type="float" office:value="557915.944">
            <text:p>557915.944</text:p>
          </table:table-cell>
        </table:table-row>
        <table:table-row table:style-name="ro2">
          <table:table-cell table:number-columns-repeated="11"/>
          <table:table-cell office:value-type="float" office:value="20.801">
            <text:p>20.8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1">
            <text:p>791</text:p>
          </table:table-cell>
          <table:table-cell office:value-type="float" office:value="999">
            <text:p>999</text:p>
          </table:table-cell>
          <table:table-cell office:value-type="float" office:value="82.52">
            <text:p>82.52</text:p>
          </table:table-cell>
          <table:table-cell office:value-type="string">
            <text:p>replib</text:p>
          </table:table-cell>
          <table:table-cell office:value-type="float" office:value="23402.769">
            <text:p>23402.769</text:p>
          </table:table-cell>
          <table:table-cell office:value-type="float" office:value="686634.243">
            <text:p>686634.243</text:p>
          </table:table-cell>
        </table:table-row>
        <table:table-row table:style-name="ro2">
          <table:table-cell table:number-columns-repeated="11"/>
          <table:table-cell office:value-type="float" office:value="20.815">
            <text:p>20.8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61">
            <text:p>961</text:p>
          </table:table-cell>
          <table:table-cell office:value-type="float" office:value="80.96">
            <text:p>80.96</text:p>
          </table:table-cell>
          <table:table-cell office:value-type="string">
            <text:p>replib</text:p>
          </table:table-cell>
          <table:table-cell office:value-type="float" office:value="11109.467">
            <text:p>11109.467</text:p>
          </table:table-cell>
          <table:table-cell office:value-type="float" office:value="462761.898">
            <text:p>462761.898</text:p>
          </table:table-cell>
        </table:table-row>
        <table:table-row table:style-name="ro2">
          <table:table-cell table:number-columns-repeated="11"/>
          <table:table-cell office:value-type="float" office:value="20.842">
            <text:p>20.8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9">
            <text:p>789</text:p>
          </table:table-cell>
          <table:table-cell office:value-type="float" office:value="999">
            <text:p>999</text:p>
          </table:table-cell>
          <table:table-cell office:value-type="float" office:value="82.35">
            <text:p>82.35</text:p>
          </table:table-cell>
          <table:table-cell office:value-type="string">
            <text:p>replib</text:p>
          </table:table-cell>
          <table:table-cell office:value-type="float" office:value="13011.64">
            <text:p>13011.64</text:p>
          </table:table-cell>
          <table:table-cell office:value-type="float" office:value="354978.157">
            <text:p>354978.157</text:p>
          </table:table-cell>
        </table:table-row>
        <table:table-row table:style-name="ro2">
          <table:table-cell table:number-columns-repeated="11"/>
          <table:table-cell office:value-type="float" office:value="20.883">
            <text:p>20.8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85">
            <text:p>985</text:p>
          </table:table-cell>
          <table:table-cell office:value-type="float" office:value="82.27">
            <text:p>82.27</text:p>
          </table:table-cell>
          <table:table-cell office:value-type="string">
            <text:p>replib</text:p>
          </table:table-cell>
          <table:table-cell office:value-type="float" office:value="15552.752">
            <text:p>15552.752</text:p>
          </table:table-cell>
          <table:table-cell office:value-type="float" office:value="480186.368">
            <text:p>480186.368</text:p>
          </table:table-cell>
        </table:table-row>
        <table:table-row table:style-name="ro2">
          <table:table-cell table:number-columns-repeated="11"/>
          <table:table-cell office:value-type="float" office:value="20.951">
            <text:p>20.9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73">
            <text:p>973</text:p>
          </table:table-cell>
          <table:table-cell office:value-type="float" office:value="78.02">
            <text:p>78.02</text:p>
          </table:table-cell>
          <table:table-cell office:value-type="string">
            <text:p>replib</text:p>
          </table:table-cell>
          <table:table-cell office:value-type="float" office:value="25387.221">
            <text:p>25387.221</text:p>
          </table:table-cell>
          <table:table-cell office:value-type="float" office:value="608384.953">
            <text:p>608384.953</text:p>
          </table:table-cell>
        </table:table-row>
        <table:table-row table:style-name="ro2">
          <table:table-cell table:number-columns-repeated="11"/>
          <table:table-cell office:value-type="float" office:value="21.025">
            <text:p>21.0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73">
            <text:p>973</text:p>
          </table:table-cell>
          <table:table-cell office:value-type="float" office:value="81.72">
            <text:p>81.72</text:p>
          </table:table-cell>
          <table:table-cell office:value-type="string">
            <text:p>replib</text:p>
          </table:table-cell>
          <table:table-cell office:value-type="float" office:value="20770.311">
            <text:p>20770.311</text:p>
          </table:table-cell>
          <table:table-cell office:value-type="float" office:value="584867.897">
            <text:p>584867.897</text:p>
          </table:table-cell>
        </table:table-row>
        <table:table-row table:style-name="ro2">
          <table:table-cell table:number-columns-repeated="11"/>
          <table:table-cell office:value-type="float" office:value="21.094">
            <text:p>21.0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984">
            <text:p>984</text:p>
          </table:table-cell>
          <table:table-cell office:value-type="float" office:value="67.9">
            <text:p>67.9</text:p>
          </table:table-cell>
          <table:table-cell office:value-type="string">
            <text:p>replib</text:p>
          </table:table-cell>
          <table:table-cell office:value-type="float" office:value="46837.784">
            <text:p>46837.784</text:p>
          </table:table-cell>
          <table:table-cell office:value-type="float" office:value="688258.334">
            <text:p>688258.334</text:p>
          </table:table-cell>
        </table:table-row>
        <table:table-row table:style-name="ro2">
          <table:table-cell table:number-columns-repeated="11"/>
          <table:table-cell office:value-type="float" office:value="21.121">
            <text:p>21.1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61">
            <text:p>961</text:p>
          </table:table-cell>
          <table:table-cell office:value-type="float" office:value="81.8">
            <text:p>81.8</text:p>
          </table:table-cell>
          <table:table-cell office:value-type="string">
            <text:p>replib</text:p>
          </table:table-cell>
          <table:table-cell office:value-type="float" office:value="29674.046">
            <text:p>29674.046</text:p>
          </table:table-cell>
          <table:table-cell office:value-type="float" office:value="579147.115">
            <text:p>579147.115</text:p>
          </table:table-cell>
        </table:table-row>
        <table:table-row table:style-name="ro2">
          <table:table-cell table:number-columns-repeated="11"/>
          <table:table-cell office:value-type="float" office:value="21.199">
            <text:p>21.1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4">
            <text:p>984</text:p>
          </table:table-cell>
          <table:table-cell office:value-type="float" office:value="67.17">
            <text:p>67.17</text:p>
          </table:table-cell>
          <table:table-cell office:value-type="string">
            <text:p>replib</text:p>
          </table:table-cell>
          <table:table-cell office:value-type="float" office:value="12263.071">
            <text:p>12263.071</text:p>
          </table:table-cell>
          <table:table-cell office:value-type="float" office:value="660032.807">
            <text:p>660032.807</text:p>
          </table:table-cell>
        </table:table-row>
        <table:table-row table:style-name="ro2">
          <table:table-cell table:number-columns-repeated="11"/>
          <table:table-cell office:value-type="float" office:value="21.226">
            <text:p>21.2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73">
            <text:p>973</text:p>
          </table:table-cell>
          <table:table-cell office:value-type="float" office:value="80.92">
            <text:p>80.92</text:p>
          </table:table-cell>
          <table:table-cell office:value-type="string">
            <text:p>replib</text:p>
          </table:table-cell>
          <table:table-cell office:value-type="float" office:value="6602.631">
            <text:p>6602.631</text:p>
          </table:table-cell>
          <table:table-cell office:value-type="float" office:value="387119.217">
            <text:p>387119.217</text:p>
          </table:table-cell>
        </table:table-row>
        <table:table-row table:style-name="ro2">
          <table:table-cell table:number-columns-repeated="11"/>
          <table:table-cell office:value-type="float" office:value="21.274">
            <text:p>21.27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0">
            <text:p>980</text:p>
          </table:table-cell>
          <table:table-cell office:value-type="float" office:value="60.15">
            <text:p>60.15</text:p>
          </table:table-cell>
          <table:table-cell office:value-type="string">
            <text:p>replib</text:p>
          </table:table-cell>
          <table:table-cell office:value-type="float" office:value="1914.103">
            <text:p>1914.103</text:p>
          </table:table-cell>
          <table:table-cell office:value-type="float" office:value="178678.584">
            <text:p>178678.584</text:p>
          </table:table-cell>
        </table:table-row>
        <table:table-row table:style-name="ro2">
          <table:table-cell table:number-columns-repeated="11"/>
          <table:table-cell office:value-type="float" office:value="21.386">
            <text:p>21.3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4">
            <text:p>984</text:p>
          </table:table-cell>
          <table:table-cell office:value-type="float" office:value="66.64">
            <text:p>66.64</text:p>
          </table:table-cell>
          <table:table-cell office:value-type="string">
            <text:p>replib</text:p>
          </table:table-cell>
          <table:table-cell office:value-type="float" office:value="3560.89">
            <text:p>3560.89</text:p>
          </table:table-cell>
          <table:table-cell office:value-type="float" office:value="349211.085">
            <text:p>349211.085</text:p>
          </table:table-cell>
        </table:table-row>
        <table:table-row table:style-name="ro2">
          <table:table-cell table:number-columns-repeated="11"/>
          <table:table-cell office:value-type="float" office:value="21.447">
            <text:p>21.44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0">
            <text:p>980</text:p>
          </table:table-cell>
          <table:table-cell office:value-type="float" office:value="59.53">
            <text:p>59.53</text:p>
          </table:table-cell>
          <table:table-cell office:value-type="string">
            <text:p>replib</text:p>
          </table:table-cell>
          <table:table-cell office:value-type="float" office:value="3433.951">
            <text:p>3433.951</text:p>
          </table:table-cell>
          <table:table-cell office:value-type="float" office:value="413040.544">
            <text:p>413040.544</text:p>
          </table:table-cell>
        </table:table-row>
        <table:table-row table:style-name="ro2">
          <table:table-cell table:number-columns-repeated="11"/>
          <table:table-cell office:value-type="float" office:value="21.491">
            <text:p>21.4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42">
            <text:p>942</text:p>
          </table:table-cell>
          <table:table-cell office:value-type="float" office:value="80.37">
            <text:p>80.37</text:p>
          </table:table-cell>
          <table:table-cell office:value-type="string">
            <text:p>replib</text:p>
          </table:table-cell>
          <table:table-cell office:value-type="float" office:value="4931.443">
            <text:p>4931.443</text:p>
          </table:table-cell>
          <table:table-cell office:value-type="float" office:value="398632.723">
            <text:p>398632.723</text:p>
          </table:table-cell>
        </table:table-row>
        <table:table-row table:style-name="ro2">
          <table:table-cell table:number-columns-repeated="11"/>
          <table:table-cell office:value-type="float" office:value="21.505">
            <text:p>21.5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99">
            <text:p>999</text:p>
          </table:table-cell>
          <table:table-cell office:value-type="float" office:value="81.9">
            <text:p>81.9</text:p>
          </table:table-cell>
          <table:table-cell office:value-type="string">
            <text:p>replib</text:p>
          </table:table-cell>
          <table:table-cell office:value-type="float" office:value="2480.016">
            <text:p>2480.016</text:p>
          </table:table-cell>
          <table:table-cell office:value-type="float" office:value="292153.337">
            <text:p>292153.337</text:p>
          </table:table-cell>
        </table:table-row>
        <table:table-row table:style-name="ro2">
          <table:table-cell table:number-columns-repeated="11"/>
          <table:table-cell office:value-type="float" office:value="21.522">
            <text:p>21.5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5">
            <text:p>985</text:p>
          </table:table-cell>
          <table:table-cell office:value-type="float" office:value="81.64">
            <text:p>81.64</text:p>
          </table:table-cell>
          <table:table-cell office:value-type="string">
            <text:p>replib</text:p>
          </table:table-cell>
          <table:table-cell office:value-type="float" office:value="61698.776">
            <text:p>61698.776</text:p>
          </table:table-cell>
          <table:table-cell office:value-type="float" office:value="949055.498">
            <text:p>949055.498</text:p>
          </table:table-cell>
        </table:table-row>
        <table:table-row table:style-name="ro2">
          <table:table-cell table:number-columns-repeated="11"/>
          <table:table-cell office:value-type="float" office:value="21.57">
            <text:p>21.5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80">
            <text:p>980</text:p>
          </table:table-cell>
          <table:table-cell office:value-type="float" office:value="59.21">
            <text:p>59.21</text:p>
          </table:table-cell>
          <table:table-cell office:value-type="string">
            <text:p>replib</text:p>
          </table:table-cell>
          <table:table-cell office:value-type="float" office:value="23637.391">
            <text:p>23637.391</text:p>
          </table:table-cell>
          <table:table-cell office:value-type="float" office:value="857331.805">
            <text:p>857331.805</text:p>
          </table:table-cell>
        </table:table-row>
        <table:table-row table:style-name="ro2">
          <table:table-cell table:number-columns-repeated="11"/>
          <table:table-cell office:value-type="float" office:value="21.583">
            <text:p>21.5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51">
            <text:p>951</text:p>
          </table:table-cell>
          <table:table-cell office:value-type="float" office:value="79.83">
            <text:p>79.83</text:p>
          </table:table-cell>
          <table:table-cell office:value-type="string">
            <text:p>replib</text:p>
          </table:table-cell>
          <table:table-cell office:value-type="float" office:value="15169.749">
            <text:p>15169.749</text:p>
          </table:table-cell>
          <table:table-cell office:value-type="float" office:value="683953.843">
            <text:p>683953.843</text:p>
          </table:table-cell>
        </table:table-row>
        <table:table-row table:style-name="ro2">
          <table:table-cell table:number-columns-repeated="11"/>
          <table:table-cell office:value-type="float" office:value="21.621">
            <text:p>21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85">
            <text:p>985</text:p>
          </table:table-cell>
          <table:table-cell office:value-type="float" office:value="79.76">
            <text:p>79.76</text:p>
          </table:table-cell>
          <table:table-cell office:value-type="string">
            <text:p>replib</text:p>
          </table:table-cell>
          <table:table-cell office:value-type="float" office:value="27580.602">
            <text:p>27580.602</text:p>
          </table:table-cell>
          <table:table-cell office:value-type="float" office:value="636480.943">
            <text:p>636480.943</text:p>
          </table:table-cell>
        </table:table-row>
        <table:table-row table:style-name="ro2">
          <table:table-cell table:number-columns-repeated="11"/>
          <table:table-cell office:value-type="float" office:value="21.682">
            <text:p>21.6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61">
            <text:p>961</text:p>
          </table:table-cell>
          <table:table-cell office:value-type="float" office:value="81.05">
            <text:p>81.05</text:p>
          </table:table-cell>
          <table:table-cell office:value-type="string">
            <text:p>replib</text:p>
          </table:table-cell>
          <table:table-cell office:value-type="float" office:value="16561.612">
            <text:p>16561.612</text:p>
          </table:table-cell>
          <table:table-cell office:value-type="float" office:value="541496.643">
            <text:p>541496.643</text:p>
          </table:table-cell>
        </table:table-row>
        <table:table-row table:style-name="ro2">
          <table:table-cell table:number-columns-repeated="11"/>
          <table:table-cell office:value-type="float" office:value="21.692">
            <text:p>21.6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999">
            <text:p>999</text:p>
          </table:table-cell>
          <table:table-cell office:value-type="float" office:value="82.26">
            <text:p>82.26</text:p>
          </table:table-cell>
          <table:table-cell office:value-type="string">
            <text:p>replib</text:p>
          </table:table-cell>
          <table:table-cell office:value-type="float" office:value="22853.125">
            <text:p>22853.125</text:p>
          </table:table-cell>
          <table:table-cell office:value-type="float" office:value="620333.175">
            <text:p>620333.175</text:p>
          </table:table-cell>
        </table:table-row>
        <table:table-row table:style-name="ro2">
          <table:table-cell table:number-columns-repeated="11"/>
          <table:table-cell office:value-type="float" office:value="21.76">
            <text:p>21.76</text:p>
          </table:table-cell>
          <table:table-cell office:value-type="string">
            <text:p>7,9-Di-tert-butyl-1-oxaspiro(4,5)deca-6,9-diene-2,8-dione</text:p>
          </table:table-cell>
          <table:table-cell office:value-type="string">
            <text:p>n.a.</text:p>
          </table:table-cell>
          <table:table-cell table:number-columns-repeated="2" office:value-type="float" office:value="690">
            <text:p>690</text:p>
          </table:table-cell>
          <table:table-cell office:value-type="float" office:value="67.76">
            <text:p>67.76</text:p>
          </table:table-cell>
          <table:table-cell office:value-type="string">
            <text:p>replib</text:p>
          </table:table-cell>
          <table:table-cell office:value-type="float" office:value="17918.178">
            <text:p>17918.178</text:p>
          </table:table-cell>
          <table:table-cell office:value-type="float" office:value="596811.2">
            <text:p>596811.2</text:p>
          </table:table-cell>
        </table:table-row>
        <table:table-row table:style-name="ro2">
          <table:table-cell table:number-columns-repeated="11"/>
          <table:table-cell office:value-type="float" office:value="21.804">
            <text:p>21.804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799">
            <text:p>799</text:p>
          </table:table-cell>
          <table:table-cell office:value-type="float" office:value="22.36">
            <text:p>22.36</text:p>
          </table:table-cell>
          <table:table-cell office:value-type="string">
            <text:p>replib</text:p>
          </table:table-cell>
          <table:table-cell office:value-type="float" office:value="12275.758">
            <text:p>12275.758</text:p>
          </table:table-cell>
          <table:table-cell office:value-type="float" office:value="454242.911">
            <text:p>454242.911</text:p>
          </table:table-cell>
        </table:table-row>
        <table:table-row table:style-name="ro2">
          <table:table-cell table:number-columns-repeated="11"/>
          <table:table-cell office:value-type="float" office:value="21.825">
            <text:p>21.82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5">
            <text:p>785</text:p>
          </table:table-cell>
          <table:table-cell office:value-type="float" office:value="999">
            <text:p>999</text:p>
          </table:table-cell>
          <table:table-cell office:value-type="float" office:value="81.64">
            <text:p>81.64</text:p>
          </table:table-cell>
          <table:table-cell office:value-type="string">
            <text:p>replib</text:p>
          </table:table-cell>
          <table:table-cell office:value-type="float" office:value="32505.559">
            <text:p>32505.559</text:p>
          </table:table-cell>
          <table:table-cell office:value-type="float" office:value="728272.92">
            <text:p>728272.92</text:p>
          </table:table-cell>
        </table:table-row>
        <table:table-row table:style-name="ro2">
          <table:table-cell table:number-columns-repeated="11"/>
          <table:table-cell office:value-type="float" office:value="21.927">
            <text:p>21.927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51">
            <text:p>651</text:p>
          </table:table-cell>
          <table:table-cell office:value-type="float" office:value="717">
            <text:p>717</text:p>
          </table:table-cell>
          <table:table-cell office:value-type="float" office:value="79.46">
            <text:p>79.46</text:p>
          </table:table-cell>
          <table:table-cell office:value-type="string">
            <text:p>replib</text:p>
          </table:table-cell>
          <table:table-cell office:value-type="float" office:value="9193.358">
            <text:p>9193.358</text:p>
          </table:table-cell>
          <table:table-cell office:value-type="float" office:value="462339.971">
            <text:p>462339.971</text:p>
          </table:table-cell>
        </table:table-row>
        <table:table-row table:style-name="ro2">
          <table:table-cell table:number-columns-repeated="11"/>
          <table:table-cell office:value-type="float" office:value="22.039">
            <text:p>22.03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999">
            <text:p>999</text:p>
          </table:table-cell>
          <table:table-cell office:value-type="float" office:value="82.53">
            <text:p>82.53</text:p>
          </table:table-cell>
          <table:table-cell office:value-type="string">
            <text:p>replib</text:p>
          </table:table-cell>
          <table:table-cell office:value-type="float" office:value="82970.761">
            <text:p>82970.761</text:p>
          </table:table-cell>
          <table:table-cell office:value-type="float" office:value="1027132.667">
            <text:p>1027132.667</text:p>
          </table:table-cell>
        </table:table-row>
        <table:table-row table:style-name="ro2">
          <table:table-cell table:number-columns-repeated="11"/>
          <table:table-cell office:value-type="float" office:value="22.063">
            <text:p>22.0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999">
            <text:p>999</text:p>
          </table:table-cell>
          <table:table-cell office:value-type="float" office:value="82.55">
            <text:p>82.55</text:p>
          </table:table-cell>
          <table:table-cell office:value-type="string">
            <text:p>replib</text:p>
          </table:table-cell>
          <table:table-cell office:value-type="float" office:value="31053.997">
            <text:p>31053.997</text:p>
          </table:table-cell>
          <table:table-cell office:value-type="float" office:value="841971.916">
            <text:p>841971.916</text:p>
          </table:table-cell>
        </table:table-row>
        <table:table-row table:style-name="ro2">
          <table:table-cell table:number-columns-repeated="11"/>
          <table:table-cell office:value-type="float" office:value="22.11">
            <text:p>22.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5">
            <text:p>985</text:p>
          </table:table-cell>
          <table:table-cell office:value-type="float" office:value="81.21">
            <text:p>81.21</text:p>
          </table:table-cell>
          <table:table-cell office:value-type="string">
            <text:p>replib</text:p>
          </table:table-cell>
          <table:table-cell office:value-type="float" office:value="5185.724">
            <text:p>5185.724</text:p>
          </table:table-cell>
          <table:table-cell office:value-type="float" office:value="785646.325">
            <text:p>785646.325</text:p>
          </table:table-cell>
        </table:table-row>
        <table:table-row table:style-name="ro2">
          <table:table-cell table:number-columns-repeated="11"/>
          <table:table-cell office:value-type="float" office:value="22.165">
            <text:p>22.16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0">
            <text:p>980</text:p>
          </table:table-cell>
          <table:table-cell office:value-type="float" office:value="58.53">
            <text:p>58.53</text:p>
          </table:table-cell>
          <table:table-cell office:value-type="string">
            <text:p>replib</text:p>
          </table:table-cell>
          <table:table-cell office:value-type="float" office:value="19073.385">
            <text:p>19073.385</text:p>
          </table:table-cell>
          <table:table-cell office:value-type="float" office:value="653327.525">
            <text:p>653327.525</text:p>
          </table:table-cell>
        </table:table-row>
        <table:table-row table:style-name="ro2">
          <table:table-cell table:number-columns-repeated="11"/>
          <table:table-cell office:value-type="float" office:value="22.189">
            <text:p>22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4">
            <text:p>684</text:p>
          </table:table-cell>
          <table:table-cell office:value-type="float" office:value="951">
            <text:p>951</text:p>
          </table:table-cell>
          <table:table-cell office:value-type="float" office:value="76.7">
            <text:p>76.7</text:p>
          </table:table-cell>
          <table:table-cell office:value-type="string">
            <text:p>replib</text:p>
          </table:table-cell>
          <table:table-cell office:value-type="float" office:value="59564.574">
            <text:p>59564.574</text:p>
          </table:table-cell>
          <table:table-cell office:value-type="float" office:value="1266179.972">
            <text:p>1266179.972</text:p>
          </table:table-cell>
        </table:table-row>
        <table:table-row table:style-name="ro2">
          <table:table-cell table:number-columns-repeated="11"/>
          <table:table-cell office:value-type="float" office:value="22.26">
            <text:p>22.26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39">
            <text:p>639</text:p>
          </table:table-cell>
          <table:table-cell office:value-type="float" office:value="734">
            <text:p>734</text:p>
          </table:table-cell>
          <table:table-cell office:value-type="float" office:value="12.75">
            <text:p>12.75</text:p>
          </table:table-cell>
          <table:table-cell office:value-type="string">
            <text:p>replib</text:p>
          </table:table-cell>
          <table:table-cell office:value-type="float" office:value="16457.169">
            <text:p>16457.169</text:p>
          </table:table-cell>
          <table:table-cell office:value-type="float" office:value="592600.535">
            <text:p>592600.535</text:p>
          </table:table-cell>
        </table:table-row>
        <table:table-row table:style-name="ro2">
          <table:table-cell table:number-columns-repeated="11"/>
          <table:table-cell office:value-type="float" office:value="22.335">
            <text:p>22.33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29">
            <text:p>929</text:p>
          </table:table-cell>
          <table:table-cell office:value-type="float" office:value="73.11">
            <text:p>73.11</text:p>
          </table:table-cell>
          <table:table-cell office:value-type="string">
            <text:p>replib</text:p>
          </table:table-cell>
          <table:table-cell office:value-type="float" office:value="10076.383">
            <text:p>10076.383</text:p>
          </table:table-cell>
          <table:table-cell office:value-type="float" office:value="615036.699">
            <text:p>615036.699</text:p>
          </table:table-cell>
        </table:table-row>
        <table:table-row table:style-name="ro2">
          <table:table-cell table:number-columns-repeated="11"/>
          <table:table-cell office:value-type="float" office:value="22.349">
            <text:p>22.3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4">
            <text:p>984</text:p>
          </table:table-cell>
          <table:table-cell office:value-type="float" office:value="62.03">
            <text:p>62.03</text:p>
          </table:table-cell>
          <table:table-cell office:value-type="string">
            <text:p>replib</text:p>
          </table:table-cell>
          <table:table-cell office:value-type="float" office:value="14235.077">
            <text:p>14235.077</text:p>
          </table:table-cell>
          <table:table-cell office:value-type="float" office:value="496238.301">
            <text:p>496238.301</text:p>
          </table:table-cell>
        </table:table-row>
        <table:table-row table:style-name="ro2">
          <table:table-cell table:number-columns-repeated="11"/>
          <table:table-cell office:value-type="float" office:value="22.369">
            <text:p>22.3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85">
            <text:p>985</text:p>
          </table:table-cell>
          <table:table-cell office:value-type="float" office:value="81.42">
            <text:p>81.42</text:p>
          </table:table-cell>
          <table:table-cell office:value-type="string">
            <text:p>replib</text:p>
          </table:table-cell>
          <table:table-cell office:value-type="float" office:value="17732.485">
            <text:p>17732.485</text:p>
          </table:table-cell>
          <table:table-cell office:value-type="float" office:value="520166.069">
            <text:p>520166.069</text:p>
          </table:table-cell>
        </table:table-row>
        <table:table-row table:style-name="ro2">
          <table:table-cell table:number-columns-repeated="11"/>
          <table:table-cell office:value-type="float" office:value="22.406">
            <text:p>22.4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85">
            <text:p>985</text:p>
          </table:table-cell>
          <table:table-cell office:value-type="float" office:value="81.62">
            <text:p>81.62</text:p>
          </table:table-cell>
          <table:table-cell office:value-type="string">
            <text:p>replib</text:p>
          </table:table-cell>
          <table:table-cell office:value-type="float" office:value="7084.841">
            <text:p>7084.841</text:p>
          </table:table-cell>
          <table:table-cell office:value-type="float" office:value="510826.442">
            <text:p>510826.442</text:p>
          </table:table-cell>
        </table:table-row>
        <table:table-row table:style-name="ro2">
          <table:table-cell table:number-columns-repeated="11"/>
          <table:table-cell office:value-type="float" office:value="22.444">
            <text:p>22.4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5">
            <text:p>985</text:p>
          </table:table-cell>
          <table:table-cell office:value-type="float" office:value="76.91">
            <text:p>76.91</text:p>
          </table:table-cell>
          <table:table-cell office:value-type="string">
            <text:p>replib</text:p>
          </table:table-cell>
          <table:table-cell office:value-type="float" office:value="9011.583">
            <text:p>9011.583</text:p>
          </table:table-cell>
          <table:table-cell office:value-type="float" office:value="412072.796">
            <text:p>412072.796</text:p>
          </table:table-cell>
        </table:table-row>
        <table:table-row table:style-name="ro2">
          <table:table-cell table:number-columns-repeated="11"/>
          <table:table-cell office:value-type="float" office:value="22.495">
            <text:p>22.4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73">
            <text:p>973</text:p>
          </table:table-cell>
          <table:table-cell office:value-type="float" office:value="78.43">
            <text:p>78.43</text:p>
          </table:table-cell>
          <table:table-cell office:value-type="string">
            <text:p>replib</text:p>
          </table:table-cell>
          <table:table-cell office:value-type="float" office:value="10919.824">
            <text:p>10919.824</text:p>
          </table:table-cell>
          <table:table-cell office:value-type="float" office:value="371431.874">
            <text:p>371431.874</text:p>
          </table:table-cell>
        </table:table-row>
        <table:table-row table:style-name="ro2">
          <table:table-cell table:number-columns-repeated="11"/>
          <table:table-cell office:value-type="float" office:value="22.536">
            <text:p>22.5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942">
            <text:p>942</text:p>
          </table:table-cell>
          <table:table-cell office:value-type="float" office:value="80.26">
            <text:p>80.26</text:p>
          </table:table-cell>
          <table:table-cell office:value-type="string">
            <text:p>replib</text:p>
          </table:table-cell>
          <table:table-cell office:value-type="float" office:value="2613.319">
            <text:p>2613.319</text:p>
          </table:table-cell>
          <table:table-cell office:value-type="float" office:value="225606.835">
            <text:p>225606.835</text:p>
          </table:table-cell>
        </table:table-row>
        <table:table-row table:style-name="ro2">
          <table:table-cell table:number-columns-repeated="11"/>
          <table:table-cell office:value-type="float" office:value="22.621">
            <text:p>22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5">
            <text:p>985</text:p>
          </table:table-cell>
          <table:table-cell office:value-type="float" office:value="80.49">
            <text:p>80.49</text:p>
          </table:table-cell>
          <table:table-cell office:value-type="string">
            <text:p>replib</text:p>
          </table:table-cell>
          <table:table-cell office:value-type="float" office:value="4030.334">
            <text:p>4030.334</text:p>
          </table:table-cell>
          <table:table-cell office:value-type="float" office:value="450690.395">
            <text:p>450690.395</text:p>
          </table:table-cell>
        </table:table-row>
        <table:table-row table:style-name="ro2">
          <table:table-cell table:number-columns-repeated="11"/>
          <table:table-cell office:value-type="float" office:value="22.692">
            <text:p>22.69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99">
            <text:p>999</text:p>
          </table:table-cell>
          <table:table-cell office:value-type="float" office:value="81.32">
            <text:p>81.32</text:p>
          </table:table-cell>
          <table:table-cell office:value-type="string">
            <text:p>replib</text:p>
          </table:table-cell>
          <table:table-cell office:value-type="float" office:value="12219.169">
            <text:p>12219.169</text:p>
          </table:table-cell>
          <table:table-cell office:value-type="float" office:value="619275.243">
            <text:p>619275.243</text:p>
          </table:table-cell>
        </table:table-row>
        <table:table-row table:style-name="ro2">
          <table:table-cell table:number-columns-repeated="11"/>
          <table:table-cell office:value-type="float" office:value="22.757">
            <text:p>22.7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99">
            <text:p>999</text:p>
          </table:table-cell>
          <table:table-cell office:value-type="float" office:value="81.68">
            <text:p>81.68</text:p>
          </table:table-cell>
          <table:table-cell office:value-type="string">
            <text:p>replib</text:p>
          </table:table-cell>
          <table:table-cell office:value-type="float" office:value="5427.347">
            <text:p>5427.347</text:p>
          </table:table-cell>
          <table:table-cell office:value-type="float" office:value="362637.782">
            <text:p>362637.782</text:p>
          </table:table-cell>
        </table:table-row>
        <table:table-row table:style-name="ro2">
          <table:table-cell table:number-columns-repeated="11"/>
          <table:table-cell office:value-type="float" office:value="22.787">
            <text:p>22.7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73">
            <text:p>973</text:p>
          </table:table-cell>
          <table:table-cell office:value-type="float" office:value="81.95">
            <text:p>81.95</text:p>
          </table:table-cell>
          <table:table-cell office:value-type="string">
            <text:p>replib</text:p>
          </table:table-cell>
          <table:table-cell office:value-type="float" office:value="4529.909">
            <text:p>4529.909</text:p>
          </table:table-cell>
          <table:table-cell office:value-type="float" office:value="334195.137">
            <text:p>334195.137</text:p>
          </table:table-cell>
        </table:table-row>
        <table:table-row table:style-name="ro2">
          <table:table-cell table:number-columns-repeated="11"/>
          <table:table-cell office:value-type="float" office:value="22.825">
            <text:p>22.8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62">
            <text:p>962</text:p>
          </table:table-cell>
          <table:table-cell office:value-type="float" office:value="81.17">
            <text:p>81.17</text:p>
          </table:table-cell>
          <table:table-cell office:value-type="string">
            <text:p>replib</text:p>
          </table:table-cell>
          <table:table-cell office:value-type="float" office:value="7412.14">
            <text:p>7412.14</text:p>
          </table:table-cell>
          <table:table-cell office:value-type="float" office:value="483648.855">
            <text:p>483648.855</text:p>
          </table:table-cell>
        </table:table-row>
        <table:table-row table:style-name="ro2">
          <table:table-cell table:number-columns-repeated="11"/>
          <table:table-cell office:value-type="float" office:value="22.876">
            <text:p>22.8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73">
            <text:p>973</text:p>
          </table:table-cell>
          <table:table-cell office:value-type="float" office:value="81.68">
            <text:p>81.68</text:p>
          </table:table-cell>
          <table:table-cell office:value-type="string">
            <text:p>replib</text:p>
          </table:table-cell>
          <table:table-cell office:value-type="float" office:value="10613.146">
            <text:p>10613.146</text:p>
          </table:table-cell>
          <table:table-cell office:value-type="float" office:value="610387.169">
            <text:p>610387.169</text:p>
          </table:table-cell>
        </table:table-row>
        <table:table-row table:style-name="ro2">
          <table:table-cell table:number-columns-repeated="11"/>
          <table:table-cell office:value-type="float" office:value="22.954">
            <text:p>22.9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73">
            <text:p>973</text:p>
          </table:table-cell>
          <table:table-cell office:value-type="float" office:value="81.2">
            <text:p>81.2</text:p>
          </table:table-cell>
          <table:table-cell office:value-type="string">
            <text:p>replib</text:p>
          </table:table-cell>
          <table:table-cell office:value-type="float" office:value="48913.599">
            <text:p>48913.599</text:p>
          </table:table-cell>
          <table:table-cell office:value-type="float" office:value="723072.758">
            <text:p>723072.758</text:p>
          </table:table-cell>
        </table:table-row>
        <table:table-row table:style-name="ro2">
          <table:table-cell table:number-columns-repeated="11"/>
          <table:table-cell office:value-type="float" office:value="23.022">
            <text:p>23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34">
            <text:p>934</text:p>
          </table:table-cell>
          <table:table-cell office:value-type="float" office:value="79.96">
            <text:p>79.96</text:p>
          </table:table-cell>
          <table:table-cell office:value-type="string">
            <text:p>replib</text:p>
          </table:table-cell>
          <table:table-cell office:value-type="float" office:value="21456.634">
            <text:p>21456.634</text:p>
          </table:table-cell>
          <table:table-cell office:value-type="float" office:value="575048.517">
            <text:p>575048.517</text:p>
          </table:table-cell>
        </table:table-row>
        <table:table-row table:style-name="ro2">
          <table:table-cell table:number-columns-repeated="11"/>
          <table:table-cell office:value-type="float" office:value="23.09">
            <text:p>23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73">
            <text:p>973</text:p>
          </table:table-cell>
          <table:table-cell office:value-type="float" office:value="81.82">
            <text:p>81.82</text:p>
          </table:table-cell>
          <table:table-cell office:value-type="string">
            <text:p>replib</text:p>
          </table:table-cell>
          <table:table-cell office:value-type="float" office:value="3102.386">
            <text:p>3102.386</text:p>
          </table:table-cell>
          <table:table-cell office:value-type="float" office:value="378180.114">
            <text:p>378180.114</text:p>
          </table:table-cell>
        </table:table-row>
        <table:table-row table:style-name="ro2">
          <table:table-cell table:number-columns-repeated="11"/>
          <table:table-cell office:value-type="float" office:value="23.192">
            <text:p>23.1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73">
            <text:p>973</text:p>
          </table:table-cell>
          <table:table-cell office:value-type="float" office:value="81.87">
            <text:p>81.87</text:p>
          </table:table-cell>
          <table:table-cell office:value-type="string">
            <text:p>replib</text:p>
          </table:table-cell>
          <table:table-cell office:value-type="float" office:value="14905.303">
            <text:p>14905.303</text:p>
          </table:table-cell>
          <table:table-cell office:value-type="float" office:value="498266.476">
            <text:p>498266.476</text:p>
          </table:table-cell>
        </table:table-row>
        <table:table-row table:style-name="ro2">
          <table:table-cell table:number-columns-repeated="11"/>
          <table:table-cell office:value-type="float" office:value="23.243">
            <text:p>23.2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3">
            <text:p>793</text:p>
          </table:table-cell>
          <table:table-cell office:value-type="float" office:value="999">
            <text:p>999</text:p>
          </table:table-cell>
          <table:table-cell office:value-type="float" office:value="82.32">
            <text:p>82.32</text:p>
          </table:table-cell>
          <table:table-cell office:value-type="string">
            <text:p>replib</text:p>
          </table:table-cell>
          <table:table-cell office:value-type="float" office:value="14941.68">
            <text:p>14941.68</text:p>
          </table:table-cell>
          <table:table-cell office:value-type="float" office:value="545832.657">
            <text:p>545832.657</text:p>
          </table:table-cell>
        </table:table-row>
        <table:table-row table:style-name="ro2">
          <table:table-cell table:number-columns-repeated="11"/>
          <table:table-cell office:value-type="float" office:value="23.291">
            <text:p>23.29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6">
            <text:p>786</text:p>
          </table:table-cell>
          <table:table-cell office:value-type="float" office:value="999">
            <text:p>999</text:p>
          </table:table-cell>
          <table:table-cell office:value-type="float" office:value="81.56">
            <text:p>81.56</text:p>
          </table:table-cell>
          <table:table-cell office:value-type="string">
            <text:p>replib</text:p>
          </table:table-cell>
          <table:table-cell office:value-type="float" office:value="7600.329">
            <text:p>7600.329</text:p>
          </table:table-cell>
          <table:table-cell office:value-type="float" office:value="519299.799">
            <text:p>519299.799</text:p>
          </table:table-cell>
        </table:table-row>
        <table:table-row table:style-name="ro2">
          <table:table-cell table:number-columns-repeated="11"/>
          <table:table-cell office:value-type="float" office:value="23.369">
            <text:p>23.3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5">
            <text:p>985</text:p>
          </table:table-cell>
          <table:table-cell office:value-type="float" office:value="82.23">
            <text:p>82.23</text:p>
          </table:table-cell>
          <table:table-cell office:value-type="string">
            <text:p>replib</text:p>
          </table:table-cell>
          <table:table-cell office:value-type="float" office:value="20929.294">
            <text:p>20929.294</text:p>
          </table:table-cell>
          <table:table-cell office:value-type="float" office:value="488073.189">
            <text:p>488073.189</text:p>
          </table:table-cell>
        </table:table-row>
        <table:table-row table:style-name="ro2">
          <table:table-cell table:number-columns-repeated="11"/>
          <table:table-cell office:value-type="float" office:value="23.417">
            <text:p>23.41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800">
            <text:p>800</text:p>
          </table:table-cell>
          <table:table-cell office:value-type="float" office:value="999">
            <text:p>999</text:p>
          </table:table-cell>
          <table:table-cell office:value-type="float" office:value="82.24">
            <text:p>82.24</text:p>
          </table:table-cell>
          <table:table-cell office:value-type="string">
            <text:p>replib</text:p>
          </table:table-cell>
          <table:table-cell office:value-type="float" office:value="13284.759">
            <text:p>13284.759</text:p>
          </table:table-cell>
          <table:table-cell office:value-type="float" office:value="444416.991">
            <text:p>444416.991</text:p>
          </table:table-cell>
        </table:table-row>
        <table:table-row table:style-name="ro2">
          <table:table-cell table:number-columns-repeated="11"/>
          <table:table-cell office:value-type="float" office:value="23.454">
            <text:p>23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999">
            <text:p>999</text:p>
          </table:table-cell>
          <table:table-cell office:value-type="float" office:value="65.18">
            <text:p>65.18</text:p>
          </table:table-cell>
          <table:table-cell office:value-type="string">
            <text:p>replib</text:p>
          </table:table-cell>
          <table:table-cell office:value-type="float" office:value="20938.254">
            <text:p>20938.254</text:p>
          </table:table-cell>
          <table:table-cell office:value-type="float" office:value="546000.053">
            <text:p>546000.053</text:p>
          </table:table-cell>
        </table:table-row>
        <table:table-row table:style-name="ro2">
          <table:table-cell table:number-columns-repeated="11"/>
          <table:table-cell office:value-type="float" office:value="23.58">
            <text:p>23.58</text:p>
          </table:table-cell>
          <table:table-cell office:value-type="string">
            <text:p>Heptadecane, 2-methyl-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744">
            <text:p>744</text:p>
          </table:table-cell>
          <table:table-cell office:value-type="float" office:value="17.01">
            <text:p>17.01</text:p>
          </table:table-cell>
          <table:table-cell office:value-type="string">
            <text:p>replib</text:p>
          </table:table-cell>
          <table:table-cell office:value-type="float" office:value="11204.801">
            <text:p>11204.801</text:p>
          </table:table-cell>
          <table:table-cell office:value-type="float" office:value="427780.125">
            <text:p>427780.125</text:p>
          </table:table-cell>
        </table:table-row>
        <table:table-row table:style-name="ro2">
          <table:table-cell table:number-columns-repeated="11"/>
          <table:table-cell office:value-type="float" office:value="23.641">
            <text:p>23.64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80">
            <text:p>980</text:p>
          </table:table-cell>
          <table:table-cell office:value-type="float" office:value="59.27">
            <text:p>59.27</text:p>
          </table:table-cell>
          <table:table-cell office:value-type="string">
            <text:p>replib</text:p>
          </table:table-cell>
          <table:table-cell office:value-type="float" office:value="3617.662">
            <text:p>3617.662</text:p>
          </table:table-cell>
          <table:table-cell office:value-type="float" office:value="480096.818">
            <text:p>480096.818</text:p>
          </table:table-cell>
        </table:table-row>
        <table:table-row table:style-name="ro2">
          <table:table-cell table:number-columns-repeated="11"/>
          <table:table-cell office:value-type="float" office:value="23.665">
            <text:p>23.6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85">
            <text:p>985</text:p>
          </table:table-cell>
          <table:table-cell office:value-type="float" office:value="81.54">
            <text:p>81.54</text:p>
          </table:table-cell>
          <table:table-cell office:value-type="string">
            <text:p>replib</text:p>
          </table:table-cell>
          <table:table-cell office:value-type="float" office:value="5926.645">
            <text:p>5926.645</text:p>
          </table:table-cell>
          <table:table-cell office:value-type="float" office:value="363848.327">
            <text:p>363848.327</text:p>
          </table:table-cell>
        </table:table-row>
        <table:table-row table:style-name="ro2">
          <table:table-cell table:number-columns-repeated="11"/>
          <table:table-cell office:value-type="float" office:value="23.736">
            <text:p>23.736</text:p>
          </table:table-cell>
          <table:table-cell office:value-type="string">
            <text:p>9-Octadecenamide, (Z)-</text:p>
          </table:table-cell>
          <table:table-cell office:value-type="string">
            <text:p>n.a.</text:p>
          </table:table-cell>
          <table:table-cell office:value-type="float" office:value="665">
            <text:p>665</text:p>
          </table:table-cell>
          <table:table-cell office:value-type="float" office:value="673">
            <text:p>673</text:p>
          </table:table-cell>
          <table:table-cell office:value-type="float" office:value="64.3">
            <text:p>64.3</text:p>
          </table:table-cell>
          <table:table-cell office:value-type="string">
            <text:p>replib</text:p>
          </table:table-cell>
          <table:table-cell office:value-type="float" office:value="6800.922">
            <text:p>6800.922</text:p>
          </table:table-cell>
          <table:table-cell office:value-type="float" office:value="432566.952">
            <text:p>432566.952</text:p>
          </table:table-cell>
        </table:table-row>
        <table:table-row table:style-name="ro2">
          <table:table-cell table:number-columns-repeated="11"/>
          <table:table-cell office:value-type="float" office:value="23.835">
            <text:p>23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919">
            <text:p>919</text:p>
          </table:table-cell>
          <table:table-cell office:value-type="float" office:value="75.83">
            <text:p>75.83</text:p>
          </table:table-cell>
          <table:table-cell office:value-type="string">
            <text:p>replib</text:p>
          </table:table-cell>
          <table:table-cell office:value-type="float" office:value="8296.192">
            <text:p>8296.192</text:p>
          </table:table-cell>
          <table:table-cell office:value-type="float" office:value="634750.033">
            <text:p>634750.033</text:p>
          </table:table-cell>
        </table:table-row>
        <table:table-row table:style-name="ro2">
          <table:table-cell table:number-columns-repeated="11"/>
          <table:table-cell office:value-type="float" office:value="23.903">
            <text:p>23.90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73">
            <text:p>973</text:p>
          </table:table-cell>
          <table:table-cell office:value-type="float" office:value="79.3">
            <text:p>79.3</text:p>
          </table:table-cell>
          <table:table-cell office:value-type="string">
            <text:p>replib</text:p>
          </table:table-cell>
          <table:table-cell office:value-type="float" office:value="24875.962">
            <text:p>24875.962</text:p>
          </table:table-cell>
          <table:table-cell office:value-type="float" office:value="680676.869">
            <text:p>680676.869</text:p>
          </table:table-cell>
        </table:table-row>
        <table:table-row table:style-name="ro2">
          <table:table-cell table:number-columns-repeated="11"/>
          <table:table-cell office:value-type="float" office:value="23.94">
            <text:p>23.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5">
            <text:p>985</text:p>
          </table:table-cell>
          <table:table-cell office:value-type="float" office:value="81.57">
            <text:p>81.57</text:p>
          </table:table-cell>
          <table:table-cell office:value-type="string">
            <text:p>replib</text:p>
          </table:table-cell>
          <table:table-cell office:value-type="float" office:value="10485.369">
            <text:p>10485.369</text:p>
          </table:table-cell>
          <table:table-cell office:value-type="float" office:value="569848.953">
            <text:p>569848.953</text:p>
          </table:table-cell>
        </table:table-row>
        <table:table-row table:style-name="ro2">
          <table:table-cell table:number-columns-repeated="11"/>
          <table:table-cell office:value-type="float" office:value="23.974">
            <text:p>23.9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73">
            <text:p>973</text:p>
          </table:table-cell>
          <table:table-cell office:value-type="float" office:value="82.11">
            <text:p>82.11</text:p>
          </table:table-cell>
          <table:table-cell office:value-type="string">
            <text:p>replib</text:p>
          </table:table-cell>
          <table:table-cell office:value-type="float" office:value="16520.626">
            <text:p>16520.626</text:p>
          </table:table-cell>
          <table:table-cell office:value-type="float" office:value="773794.785">
            <text:p>773794.785</text:p>
          </table:table-cell>
        </table:table-row>
        <table:table-row table:style-name="ro2">
          <table:table-cell table:number-columns-repeated="11"/>
          <table:table-cell office:value-type="float" office:value="24.002">
            <text:p>24.00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55">
            <text:p>955</text:p>
          </table:table-cell>
          <table:table-cell office:value-type="float" office:value="78.66">
            <text:p>78.66</text:p>
          </table:table-cell>
          <table:table-cell office:value-type="string">
            <text:p>replib</text:p>
          </table:table-cell>
          <table:table-cell office:value-type="float" office:value="32846.392">
            <text:p>32846.392</text:p>
          </table:table-cell>
          <table:table-cell office:value-type="float" office:value="898755.191">
            <text:p>898755.191</text:p>
          </table:table-cell>
        </table:table-row>
        <table:table-row table:style-name="ro2">
          <table:table-cell table:number-columns-repeated="11"/>
          <table:table-cell office:value-type="float" office:value="24.029">
            <text:p>24.0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99">
            <text:p>999</text:p>
          </table:table-cell>
          <table:table-cell office:value-type="float" office:value="82.17">
            <text:p>82.17</text:p>
          </table:table-cell>
          <table:table-cell office:value-type="string">
            <text:p>replib</text:p>
          </table:table-cell>
          <table:table-cell office:value-type="float" office:value="22824.3">
            <text:p>22824.3</text:p>
          </table:table-cell>
          <table:table-cell office:value-type="float" office:value="877689.382">
            <text:p>877689.382</text:p>
          </table:table-cell>
        </table:table-row>
        <table:table-row table:style-name="ro2">
          <table:table-cell table:number-columns-repeated="11"/>
          <table:table-cell office:value-type="float" office:value="24.104">
            <text:p>24.1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2">
            <text:p>782</text:p>
          </table:table-cell>
          <table:table-cell office:value-type="float" office:value="999">
            <text:p>999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23052.751">
            <text:p>23052.751</text:p>
          </table:table-cell>
          <table:table-cell office:value-type="float" office:value="610015.897">
            <text:p>610015.897</text:p>
          </table:table-cell>
        </table:table-row>
        <table:table-row table:style-name="ro2">
          <table:table-cell table:number-columns-repeated="11"/>
          <table:table-cell office:value-type="float" office:value="24.141">
            <text:p>24.1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99">
            <text:p>999</text:p>
          </table:table-cell>
          <table:table-cell office:value-type="float" office:value="82.41">
            <text:p>82.41</text:p>
          </table:table-cell>
          <table:table-cell office:value-type="string">
            <text:p>replib</text:p>
          </table:table-cell>
          <table:table-cell office:value-type="float" office:value="45570.258">
            <text:p>45570.258</text:p>
          </table:table-cell>
          <table:table-cell office:value-type="float" office:value="810926.039">
            <text:p>810926.039</text:p>
          </table:table-cell>
        </table:table-row>
        <table:table-row table:style-name="ro2">
          <table:table-cell table:number-columns-repeated="11"/>
          <table:table-cell office:value-type="float" office:value="24.189">
            <text:p>24.1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0">
            <text:p>660</text:p>
          </table:table-cell>
          <table:table-cell office:value-type="float" office:value="919">
            <text:p>919</text:p>
          </table:table-cell>
          <table:table-cell office:value-type="float" office:value="69.69">
            <text:p>69.69</text:p>
          </table:table-cell>
          <table:table-cell office:value-type="string">
            <text:p>replib</text:p>
          </table:table-cell>
          <table:table-cell office:value-type="float" office:value="15556.594">
            <text:p>15556.594</text:p>
          </table:table-cell>
          <table:table-cell office:value-type="float" office:value="450930.985">
            <text:p>450930.985</text:p>
          </table:table-cell>
        </table:table-row>
        <table:table-row table:style-name="ro2">
          <table:table-cell table:number-columns-repeated="11"/>
          <table:table-cell office:value-type="float" office:value="24.24">
            <text:p>24.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5">
            <text:p>985</text:p>
          </table:table-cell>
          <table:table-cell office:value-type="float" office:value="82.09">
            <text:p>82.09</text:p>
          </table:table-cell>
          <table:table-cell office:value-type="string">
            <text:p>replib</text:p>
          </table:table-cell>
          <table:table-cell office:value-type="float" office:value="6327.423">
            <text:p>6327.423</text:p>
          </table:table-cell>
          <table:table-cell office:value-type="float" office:value="438984.803">
            <text:p>438984.803</text:p>
          </table:table-cell>
        </table:table-row>
        <table:table-row table:style-name="ro2">
          <table:table-cell table:number-columns-repeated="11"/>
          <table:table-cell office:value-type="float" office:value="24.301">
            <text:p>24.3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934">
            <text:p>934</text:p>
          </table:table-cell>
          <table:table-cell office:value-type="float" office:value="80.68">
            <text:p>80.68</text:p>
          </table:table-cell>
          <table:table-cell office:value-type="string">
            <text:p>replib</text:p>
          </table:table-cell>
          <table:table-cell office:value-type="float" office:value="14447.939">
            <text:p>14447.939</text:p>
          </table:table-cell>
          <table:table-cell office:value-type="float" office:value="456301.119">
            <text:p>456301.119</text:p>
          </table:table-cell>
        </table:table-row>
        <table:table-row table:style-name="ro2">
          <table:table-cell table:number-columns-repeated="11"/>
          <table:table-cell office:value-type="float" office:value="24.389">
            <text:p>24.3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4">
            <text:p>984</text:p>
          </table:table-cell>
          <table:table-cell office:value-type="float" office:value="68.11">
            <text:p>68.11</text:p>
          </table:table-cell>
          <table:table-cell office:value-type="string">
            <text:p>replib</text:p>
          </table:table-cell>
          <table:table-cell office:value-type="float" office:value="7176.017">
            <text:p>7176.017</text:p>
          </table:table-cell>
          <table:table-cell office:value-type="float" office:value="476685.494">
            <text:p>476685.494</text:p>
          </table:table-cell>
        </table:table-row>
        <table:table-row table:style-name="ro2">
          <table:table-cell table:number-columns-repeated="11"/>
          <table:table-cell office:value-type="float" office:value="24.43">
            <text:p>24.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73">
            <text:p>973</text:p>
          </table:table-cell>
          <table:table-cell office:value-type="float" office:value="82">
            <text:p>82</text:p>
          </table:table-cell>
          <table:table-cell office:value-type="string">
            <text:p>replib</text:p>
          </table:table-cell>
          <table:table-cell office:value-type="float" office:value="14263.225">
            <text:p>14263.225</text:p>
          </table:table-cell>
          <table:table-cell office:value-type="float" office:value="430217.416">
            <text:p>430217.416</text:p>
          </table:table-cell>
        </table:table-row>
        <table:table-row table:style-name="ro2">
          <table:table-cell table:number-columns-repeated="11"/>
          <table:table-cell office:value-type="float" office:value="24.478">
            <text:p>24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4">
            <text:p>984</text:p>
          </table:table-cell>
          <table:table-cell office:value-type="float" office:value="68.23">
            <text:p>68.23</text:p>
          </table:table-cell>
          <table:table-cell office:value-type="string">
            <text:p>replib</text:p>
          </table:table-cell>
          <table:table-cell office:value-type="float" office:value="28984.168">
            <text:p>28984.168</text:p>
          </table:table-cell>
          <table:table-cell office:value-type="float" office:value="710497.408">
            <text:p>710497.408</text:p>
          </table:table-cell>
        </table:table-row>
        <table:table-row table:style-name="ro2">
          <table:table-cell table:number-columns-repeated="11"/>
          <table:table-cell office:value-type="float" office:value="24.532">
            <text:p>24.5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4">
            <text:p>984</text:p>
          </table:table-cell>
          <table:table-cell office:value-type="float" office:value="67.91">
            <text:p>67.91</text:p>
          </table:table-cell>
          <table:table-cell office:value-type="string">
            <text:p>replib</text:p>
          </table:table-cell>
          <table:table-cell office:value-type="float" office:value="8847.034">
            <text:p>8847.034</text:p>
          </table:table-cell>
          <table:table-cell office:value-type="float" office:value="504055.051">
            <text:p>504055.051</text:p>
          </table:table-cell>
        </table:table-row>
        <table:table-row table:style-name="ro2">
          <table:table-cell table:number-columns-repeated="11"/>
          <table:table-cell office:value-type="float" office:value="24.58">
            <text:p>24.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51">
            <text:p>951</text:p>
          </table:table-cell>
          <table:table-cell office:value-type="float" office:value="80.82">
            <text:p>80.82</text:p>
          </table:table-cell>
          <table:table-cell office:value-type="string">
            <text:p>replib</text:p>
          </table:table-cell>
          <table:table-cell office:value-type="float" office:value="3383.918">
            <text:p>3383.918</text:p>
          </table:table-cell>
          <table:table-cell office:value-type="float" office:value="461645.557">
            <text:p>461645.557</text:p>
          </table:table-cell>
        </table:table-row>
        <table:table-row table:style-name="ro2">
          <table:table-cell table:number-columns-repeated="11"/>
          <table:table-cell office:value-type="float" office:value="24.604">
            <text:p>24.60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99">
            <text:p>999</text:p>
          </table:table-cell>
          <table:table-cell office:value-type="float" office:value="82.38">
            <text:p>82.38</text:p>
          </table:table-cell>
          <table:table-cell office:value-type="string">
            <text:p>replib</text:p>
          </table:table-cell>
          <table:table-cell office:value-type="float" office:value="5065.794">
            <text:p>5065.794</text:p>
          </table:table-cell>
          <table:table-cell office:value-type="float" office:value="280430.514">
            <text:p>280430.514</text:p>
          </table:table-cell>
        </table:table-row>
        <table:table-row table:style-name="ro2">
          <table:table-cell table:number-columns-repeated="11"/>
          <table:table-cell office:value-type="float" office:value="24.665">
            <text:p>24.6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4">
            <text:p>984</text:p>
          </table:table-cell>
          <table:table-cell office:value-type="float" office:value="65.88">
            <text:p>65.88</text:p>
          </table:table-cell>
          <table:table-cell office:value-type="string">
            <text:p>replib</text:p>
          </table:table-cell>
          <table:table-cell office:value-type="float" office:value="6782.731">
            <text:p>6782.731</text:p>
          </table:table-cell>
          <table:table-cell office:value-type="float" office:value="342799.68">
            <text:p>342799.68</text:p>
          </table:table-cell>
        </table:table-row>
        <table:table-row table:style-name="ro2">
          <table:table-cell table:number-columns-repeated="11"/>
          <table:table-cell office:value-type="float" office:value="24.712">
            <text:p>24.71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8">
            <text:p>978</text:p>
          </table:table-cell>
          <table:table-cell office:value-type="float" office:value="81.48">
            <text:p>81.48</text:p>
          </table:table-cell>
          <table:table-cell office:value-type="string">
            <text:p>replib</text:p>
          </table:table-cell>
          <table:table-cell office:value-type="float" office:value="10799.588">
            <text:p>10799.588</text:p>
          </table:table-cell>
          <table:table-cell office:value-type="float" office:value="464691.892">
            <text:p>464691.892</text:p>
          </table:table-cell>
        </table:table-row>
        <table:table-row table:style-name="ro2">
          <table:table-cell table:number-columns-repeated="11"/>
          <table:table-cell office:value-type="float" office:value="24.723">
            <text:p>24.7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999">
            <text:p>999</text:p>
          </table:table-cell>
          <table:table-cell office:value-type="float" office:value="82.6">
            <text:p>82.6</text:p>
          </table:table-cell>
          <table:table-cell office:value-type="string">
            <text:p>replib</text:p>
          </table:table-cell>
          <table:table-cell office:value-type="float" office:value="7731.655">
            <text:p>7731.655</text:p>
          </table:table-cell>
          <table:table-cell office:value-type="float" office:value="472101.215">
            <text:p>472101.215</text:p>
          </table:table-cell>
        </table:table-row>
        <table:table-row table:style-name="ro2">
          <table:table-cell table:number-columns-repeated="11"/>
          <table:table-cell office:value-type="float" office:value="24.787">
            <text:p>24.7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999">
            <text:p>999</text:p>
          </table:table-cell>
          <table:table-cell office:value-type="float" office:value="82.29">
            <text:p>82.29</text:p>
          </table:table-cell>
          <table:table-cell office:value-type="string">
            <text:p>replib</text:p>
          </table:table-cell>
          <table:table-cell office:value-type="float" office:value="33760.004">
            <text:p>33760.004</text:p>
          </table:table-cell>
          <table:table-cell office:value-type="float" office:value="583096.84">
            <text:p>583096.84</text:p>
          </table:table-cell>
        </table:table-row>
        <table:table-row table:style-name="ro2">
          <table:table-cell table:number-columns-repeated="11"/>
          <table:table-cell office:value-type="float" office:value="24.814">
            <text:p>24.8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5">
            <text:p>985</text:p>
          </table:table-cell>
          <table:table-cell office:value-type="float" office:value="82.25">
            <text:p>82.25</text:p>
          </table:table-cell>
          <table:table-cell office:value-type="string">
            <text:p>replib</text:p>
          </table:table-cell>
          <table:table-cell office:value-type="float" office:value="11283.703">
            <text:p>11283.703</text:p>
          </table:table-cell>
          <table:table-cell office:value-type="float" office:value="519793.615">
            <text:p>519793.615</text:p>
          </table:table-cell>
        </table:table-row>
        <table:table-row table:style-name="ro2">
          <table:table-cell table:number-columns-repeated="11"/>
          <table:table-cell office:value-type="float" office:value="24.865">
            <text:p>24.8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973">
            <text:p>973</text:p>
          </table:table-cell>
          <table:table-cell office:value-type="float" office:value="81.72">
            <text:p>81.72</text:p>
          </table:table-cell>
          <table:table-cell office:value-type="string">
            <text:p>replib</text:p>
          </table:table-cell>
          <table:table-cell office:value-type="float" office:value="25546.656">
            <text:p>25546.656</text:p>
          </table:table-cell>
          <table:table-cell office:value-type="float" office:value="498897.656">
            <text:p>498897.656</text:p>
          </table:table-cell>
        </table:table-row>
        <table:table-row table:style-name="ro2">
          <table:table-cell table:number-columns-repeated="11"/>
          <table:table-cell office:value-type="float" office:value="24.886">
            <text:p>24.8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85">
            <text:p>985</text:p>
          </table:table-cell>
          <table:table-cell office:value-type="float" office:value="81.99">
            <text:p>81.99</text:p>
          </table:table-cell>
          <table:table-cell office:value-type="string">
            <text:p>replib</text:p>
          </table:table-cell>
          <table:table-cell office:value-type="float" office:value="14925.645">
            <text:p>14925.645</text:p>
          </table:table-cell>
          <table:table-cell office:value-type="float" office:value="718524.838">
            <text:p>718524.838</text:p>
          </table:table-cell>
        </table:table-row>
        <table:table-row table:style-name="ro2">
          <table:table-cell table:number-columns-repeated="11"/>
          <table:table-cell office:value-type="float" office:value="24.998">
            <text:p>24.99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1">
            <text:p>771</text:p>
          </table:table-cell>
          <table:table-cell office:value-type="float" office:value="980">
            <text:p>980</text:p>
          </table:table-cell>
          <table:table-cell office:value-type="float" office:value="60.13">
            <text:p>60.13</text:p>
          </table:table-cell>
          <table:table-cell office:value-type="string">
            <text:p>replib</text:p>
          </table:table-cell>
          <table:table-cell office:value-type="float" office:value="8035.59">
            <text:p>8035.59</text:p>
          </table:table-cell>
          <table:table-cell office:value-type="float" office:value="515718.297">
            <text:p>515718.297</text:p>
          </table:table-cell>
        </table:table-row>
        <table:table-row table:style-name="ro2">
          <table:table-cell table:number-columns-repeated="11"/>
          <table:table-cell office:value-type="float" office:value="25.097">
            <text:p>25.09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80">
            <text:p>980</text:p>
          </table:table-cell>
          <table:table-cell office:value-type="float" office:value="58.47">
            <text:p>58.47</text:p>
          </table:table-cell>
          <table:table-cell office:value-type="string">
            <text:p>replib</text:p>
          </table:table-cell>
          <table:table-cell office:value-type="float" office:value="14329.745">
            <text:p>14329.745</text:p>
          </table:table-cell>
          <table:table-cell office:value-type="float" office:value="436405.814">
            <text:p>436405.814</text:p>
          </table:table-cell>
        </table:table-row>
        <table:table-row table:style-name="ro2">
          <table:table-cell table:number-columns-repeated="11"/>
          <table:table-cell office:value-type="float" office:value="25.127">
            <text:p>25.1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73">
            <text:p>973</text:p>
          </table:table-cell>
          <table:table-cell office:value-type="float" office:value="80.93">
            <text:p>80.93</text:p>
          </table:table-cell>
          <table:table-cell office:value-type="string">
            <text:p>replib</text:p>
          </table:table-cell>
          <table:table-cell office:value-type="float" office:value="8813.576">
            <text:p>8813.576</text:p>
          </table:table-cell>
          <table:table-cell office:value-type="float" office:value="500440.209">
            <text:p>500440.209</text:p>
          </table:table-cell>
        </table:table-row>
        <table:table-row table:style-name="ro2">
          <table:table-cell table:number-columns-repeated="11"/>
          <table:table-cell office:value-type="float" office:value="25.212">
            <text:p>25.2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51">
            <text:p>951</text:p>
          </table:table-cell>
          <table:table-cell office:value-type="float" office:value="81.15">
            <text:p>81.15</text:p>
          </table:table-cell>
          <table:table-cell office:value-type="string">
            <text:p>replib</text:p>
          </table:table-cell>
          <table:table-cell office:value-type="float" office:value="26606.634">
            <text:p>26606.634</text:p>
          </table:table-cell>
          <table:table-cell office:value-type="float" office:value="538810.674">
            <text:p>538810.674</text:p>
          </table:table-cell>
        </table:table-row>
        <table:table-row table:style-name="ro2">
          <table:table-cell table:number-columns-repeated="11"/>
          <table:table-cell office:value-type="float" office:value="25.274">
            <text:p>25.27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999">
            <text:p>999</text:p>
          </table:table-cell>
          <table:table-cell office:value-type="float" office:value="82.5">
            <text:p>82.5</text:p>
          </table:table-cell>
          <table:table-cell office:value-type="string">
            <text:p>replib</text:p>
          </table:table-cell>
          <table:table-cell office:value-type="float" office:value="34901.867">
            <text:p>34901.867</text:p>
          </table:table-cell>
          <table:table-cell office:value-type="float" office:value="585968.878">
            <text:p>585968.878</text:p>
          </table:table-cell>
        </table:table-row>
        <table:table-row table:style-name="ro2">
          <table:table-cell table:number-columns-repeated="11"/>
          <table:table-cell office:value-type="float" office:value="25.321">
            <text:p>25.32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99">
            <text:p>999</text:p>
          </table:table-cell>
          <table:table-cell office:value-type="float" office:value="79.84">
            <text:p>79.84</text:p>
          </table:table-cell>
          <table:table-cell office:value-type="string">
            <text:p>replib</text:p>
          </table:table-cell>
          <table:table-cell office:value-type="float" office:value="23776.801">
            <text:p>23776.801</text:p>
          </table:table-cell>
          <table:table-cell office:value-type="float" office:value="705568.647">
            <text:p>705568.647</text:p>
          </table:table-cell>
        </table:table-row>
        <table:table-row table:style-name="ro2">
          <table:table-cell table:number-columns-repeated="11"/>
          <table:table-cell office:value-type="float" office:value="25.376">
            <text:p>25.37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99">
            <text:p>999</text:p>
          </table:table-cell>
          <table:table-cell office:value-type="float" office:value="82.38">
            <text:p>82.38</text:p>
          </table:table-cell>
          <table:table-cell office:value-type="string">
            <text:p>replib</text:p>
          </table:table-cell>
          <table:table-cell office:value-type="float" office:value="51285.754">
            <text:p>51285.754</text:p>
          </table:table-cell>
          <table:table-cell office:value-type="float" office:value="722928.328">
            <text:p>722928.328</text:p>
          </table:table-cell>
        </table:table-row>
        <table:table-row table:style-name="ro2">
          <table:table-cell table:number-columns-repeated="11"/>
          <table:table-cell office:value-type="float" office:value="25.406">
            <text:p>25.4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85">
            <text:p>985</text:p>
          </table:table-cell>
          <table:table-cell office:value-type="float" office:value="82.35">
            <text:p>82.35</text:p>
          </table:table-cell>
          <table:table-cell office:value-type="string">
            <text:p>replib</text:p>
          </table:table-cell>
          <table:table-cell office:value-type="float" office:value="39710.66">
            <text:p>39710.66</text:p>
          </table:table-cell>
          <table:table-cell office:value-type="float" office:value="834250.801">
            <text:p>834250.801</text:p>
          </table:table-cell>
        </table:table-row>
        <table:table-row table:style-name="ro2">
          <table:table-cell table:number-columns-repeated="11"/>
          <table:table-cell office:value-type="float" office:value="25.44">
            <text:p>25.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802">
            <text:p>802</text:p>
          </table:table-cell>
          <table:table-cell office:value-type="float" office:value="999">
            <text:p>999</text:p>
          </table:table-cell>
          <table:table-cell office:value-type="float" office:value="82.31">
            <text:p>82.31</text:p>
          </table:table-cell>
          <table:table-cell office:value-type="string">
            <text:p>replib</text:p>
          </table:table-cell>
          <table:table-cell office:value-type="float" office:value="21126.4">
            <text:p>21126.4</text:p>
          </table:table-cell>
          <table:table-cell office:value-type="float" office:value="776290.14">
            <text:p>776290.14</text:p>
          </table:table-cell>
        </table:table-row>
        <table:table-row table:style-name="ro2">
          <table:table-cell table:number-columns-repeated="11"/>
          <table:table-cell office:value-type="float" office:value="25.484">
            <text:p>25.48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27905.977">
            <text:p>27905.977</text:p>
          </table:table-cell>
          <table:table-cell office:value-type="float" office:value="786377.12">
            <text:p>786377.12</text:p>
          </table:table-cell>
        </table:table-row>
        <table:table-row table:style-name="ro2">
          <table:table-cell table:number-columns-repeated="11"/>
          <table:table-cell office:value-type="float" office:value="25.569">
            <text:p>25.5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4">
            <text:p>984</text:p>
          </table:table-cell>
          <table:table-cell office:value-type="float" office:value="67.67">
            <text:p>67.67</text:p>
          </table:table-cell>
          <table:table-cell office:value-type="string">
            <text:p>replib</text:p>
          </table:table-cell>
          <table:table-cell office:value-type="float" office:value="24964.418">
            <text:p>24964.418</text:p>
          </table:table-cell>
          <table:table-cell office:value-type="float" office:value="699871.46">
            <text:p>699871.46</text:p>
          </table:table-cell>
        </table:table-row>
        <table:table-row table:style-name="ro2">
          <table:table-cell table:number-columns-repeated="11"/>
          <table:table-cell office:value-type="float" office:value="25.614">
            <text:p>25.6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73">
            <text:p>973</text:p>
          </table:table-cell>
          <table:table-cell office:value-type="float" office:value="81.98">
            <text:p>81.98</text:p>
          </table:table-cell>
          <table:table-cell office:value-type="string">
            <text:p>replib</text:p>
          </table:table-cell>
          <table:table-cell office:value-type="float" office:value="42541.075">
            <text:p>42541.075</text:p>
          </table:table-cell>
          <table:table-cell office:value-type="float" office:value="739042">
            <text:p>739042</text:p>
          </table:table-cell>
        </table:table-row>
        <table:table-row table:style-name="ro2">
          <table:table-cell table:number-columns-repeated="11"/>
          <table:table-cell office:value-type="float" office:value="25.682">
            <text:p>25.6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5">
            <text:p>985</text:p>
          </table:table-cell>
          <table:table-cell office:value-type="float" office:value="82.21">
            <text:p>82.21</text:p>
          </table:table-cell>
          <table:table-cell office:value-type="string">
            <text:p>replib</text:p>
          </table:table-cell>
          <table:table-cell office:value-type="float" office:value="29028.856">
            <text:p>29028.856</text:p>
          </table:table-cell>
          <table:table-cell office:value-type="float" office:value="745013.376">
            <text:p>745013.376</text:p>
          </table:table-cell>
        </table:table-row>
        <table:table-row table:style-name="ro2">
          <table:table-cell table:number-columns-repeated="11"/>
          <table:table-cell office:value-type="float" office:value="25.706">
            <text:p>25.7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84">
            <text:p>984</text:p>
          </table:table-cell>
          <table:table-cell office:value-type="float" office:value="66.68">
            <text:p>66.68</text:p>
          </table:table-cell>
          <table:table-cell office:value-type="string">
            <text:p>replib</text:p>
          </table:table-cell>
          <table:table-cell office:value-type="float" office:value="24871.852">
            <text:p>24871.852</text:p>
          </table:table-cell>
          <table:table-cell office:value-type="float" office:value="621446.976">
            <text:p>621446.976</text:p>
          </table:table-cell>
        </table:table-row>
        <table:table-row table:style-name="ro2">
          <table:table-cell table:number-columns-repeated="11"/>
          <table:table-cell office:value-type="float" office:value="25.791">
            <text:p>25.7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26">
            <text:p>926</text:p>
          </table:table-cell>
          <table:table-cell office:value-type="float" office:value="79.69">
            <text:p>79.69</text:p>
          </table:table-cell>
          <table:table-cell office:value-type="string">
            <text:p>replib</text:p>
          </table:table-cell>
          <table:table-cell office:value-type="float" office:value="16574.674">
            <text:p>16574.674</text:p>
          </table:table-cell>
          <table:table-cell office:value-type="float" office:value="536389.494">
            <text:p>536389.494</text:p>
          </table:table-cell>
        </table:table-row>
        <table:table-row table:style-name="ro2">
          <table:table-cell table:number-columns-repeated="11"/>
          <table:table-cell office:value-type="float" office:value="25.845">
            <text:p>25.8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73">
            <text:p>973</text:p>
          </table:table-cell>
          <table:table-cell office:value-type="float" office:value="81.68">
            <text:p>81.68</text:p>
          </table:table-cell>
          <table:table-cell office:value-type="string">
            <text:p>replib</text:p>
          </table:table-cell>
          <table:table-cell office:value-type="float" office:value="69755.08">
            <text:p>69755.08</text:p>
          </table:table-cell>
          <table:table-cell office:value-type="float" office:value="1582146.668">
            <text:p>1582146.668</text:p>
          </table:table-cell>
        </table:table-row>
        <table:table-row table:style-name="ro2">
          <table:table-cell table:number-columns-repeated="11"/>
          <table:table-cell office:value-type="float" office:value="25.899">
            <text:p>25.89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999">
            <text:p>999</text:p>
          </table:table-cell>
          <table:table-cell office:value-type="float" office:value="82.65">
            <text:p>82.65</text:p>
          </table:table-cell>
          <table:table-cell office:value-type="string">
            <text:p>replib</text:p>
          </table:table-cell>
          <table:table-cell office:value-type="float" office:value="33760.637">
            <text:p>33760.637</text:p>
          </table:table-cell>
          <table:table-cell office:value-type="float" office:value="584143.3">
            <text:p>584143.3</text:p>
          </table:table-cell>
        </table:table-row>
        <table:table-row table:style-name="ro2">
          <table:table-cell table:number-columns-repeated="11"/>
          <table:table-cell office:value-type="float" office:value="25.964">
            <text:p>25.96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80">
            <text:p>980</text:p>
          </table:table-cell>
          <table:table-cell office:value-type="float" office:value="58.84">
            <text:p>58.84</text:p>
          </table:table-cell>
          <table:table-cell office:value-type="string">
            <text:p>replib</text:p>
          </table:table-cell>
          <table:table-cell office:value-type="float" office:value="9680.202">
            <text:p>9680.202</text:p>
          </table:table-cell>
          <table:table-cell office:value-type="float" office:value="607995.249">
            <text:p>607995.249</text:p>
          </table:table-cell>
        </table:table-row>
        <table:table-row table:style-name="ro2">
          <table:table-cell table:number-columns-repeated="11"/>
          <table:table-cell office:value-type="float" office:value="26.001">
            <text:p>26.0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3">
            <text:p>793</text:p>
          </table:table-cell>
          <table:table-cell office:value-type="float" office:value="984">
            <text:p>984</text:p>
          </table:table-cell>
          <table:table-cell office:value-type="float" office:value="67.6">
            <text:p>67.6</text:p>
          </table:table-cell>
          <table:table-cell office:value-type="string">
            <text:p>replib</text:p>
          </table:table-cell>
          <table:table-cell office:value-type="float" office:value="9793.658">
            <text:p>9793.658</text:p>
          </table:table-cell>
          <table:table-cell office:value-type="float" office:value="409606.513">
            <text:p>409606.513</text:p>
          </table:table-cell>
        </table:table-row>
        <table:table-row table:style-name="ro2">
          <table:table-cell table:number-columns-repeated="11"/>
          <table:table-cell office:value-type="float" office:value="26.127">
            <text:p>26.12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90">
            <text:p>790</text:p>
          </table:table-cell>
          <table:table-cell office:value-type="float" office:value="999">
            <text:p>999</text:p>
          </table:table-cell>
          <table:table-cell office:value-type="float" office:value="82.59">
            <text:p>82.59</text:p>
          </table:table-cell>
          <table:table-cell office:value-type="string">
            <text:p>replib</text:p>
          </table:table-cell>
          <table:table-cell office:value-type="float" office:value="9179.792">
            <text:p>9179.792</text:p>
          </table:table-cell>
          <table:table-cell office:value-type="float" office:value="472005.091">
            <text:p>472005.091</text:p>
          </table:table-cell>
        </table:table-row>
        <table:table-row table:style-name="ro2">
          <table:table-cell table:number-columns-repeated="11"/>
          <table:table-cell office:value-type="float" office:value="26.175">
            <text:p>26.1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985">
            <text:p>985</text:p>
          </table:table-cell>
          <table:table-cell office:value-type="float" office:value="82.14">
            <text:p>82.14</text:p>
          </table:table-cell>
          <table:table-cell office:value-type="string">
            <text:p>replib</text:p>
          </table:table-cell>
          <table:table-cell office:value-type="float" office:value="8870.444">
            <text:p>8870.444</text:p>
          </table:table-cell>
          <table:table-cell office:value-type="float" office:value="396666.138">
            <text:p>396666.138</text:p>
          </table:table-cell>
        </table:table-row>
        <table:table-row table:style-name="ro2">
          <table:table-cell table:number-columns-repeated="11"/>
          <table:table-cell office:value-type="float" office:value="26.216">
            <text:p>26.21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0">
            <text:p>980</text:p>
          </table:table-cell>
          <table:table-cell office:value-type="float" office:value="60.17">
            <text:p>60.17</text:p>
          </table:table-cell>
          <table:table-cell office:value-type="string">
            <text:p>replib</text:p>
          </table:table-cell>
          <table:table-cell office:value-type="float" office:value="19696.01">
            <text:p>19696.01</text:p>
          </table:table-cell>
          <table:table-cell office:value-type="float" office:value="413065.052">
            <text:p>413065.052</text:p>
          </table:table-cell>
        </table:table-row>
        <table:table-row table:style-name="ro2">
          <table:table-cell table:number-columns-repeated="11"/>
          <table:table-cell office:value-type="float" office:value="26.273">
            <text:p>26.2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51">
            <text:p>951</text:p>
          </table:table-cell>
          <table:table-cell office:value-type="float" office:value="81.45">
            <text:p>81.45</text:p>
          </table:table-cell>
          <table:table-cell office:value-type="string">
            <text:p>replib</text:p>
          </table:table-cell>
          <table:table-cell office:value-type="float" office:value="16490.699">
            <text:p>16490.699</text:p>
          </table:table-cell>
          <table:table-cell office:value-type="float" office:value="530695.116">
            <text:p>530695.116</text:p>
          </table:table-cell>
        </table:table-row>
        <table:table-row table:style-name="ro2">
          <table:table-cell table:number-columns-repeated="11"/>
          <table:table-cell office:value-type="float" office:value="26.314">
            <text:p>26.3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99">
            <text:p>999</text:p>
          </table:table-cell>
          <table:table-cell office:value-type="float" office:value="82.85">
            <text:p>82.85</text:p>
          </table:table-cell>
          <table:table-cell office:value-type="string">
            <text:p>replib</text:p>
          </table:table-cell>
          <table:table-cell office:value-type="float" office:value="10162.488">
            <text:p>10162.488</text:p>
          </table:table-cell>
          <table:table-cell office:value-type="float" office:value="540721.096">
            <text:p>540721.096</text:p>
          </table:table-cell>
        </table:table-row>
        <table:table-row table:style-name="ro2">
          <table:table-cell table:number-columns-repeated="11"/>
          <table:table-cell office:value-type="float" office:value="26.379">
            <text:p>26.37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80">
            <text:p>980</text:p>
          </table:table-cell>
          <table:table-cell office:value-type="float" office:value="60.11">
            <text:p>60.11</text:p>
          </table:table-cell>
          <table:table-cell office:value-type="string">
            <text:p>replib</text:p>
          </table:table-cell>
          <table:table-cell office:value-type="float" office:value="25876.966">
            <text:p>25876.966</text:p>
          </table:table-cell>
          <table:table-cell office:value-type="float" office:value="682643.06">
            <text:p>682643.06</text:p>
          </table:table-cell>
        </table:table-row>
        <table:table-row table:style-name="ro2">
          <table:table-cell table:number-columns-repeated="11"/>
          <table:table-cell office:value-type="float" office:value="26.437">
            <text:p>26.4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51">
            <text:p>951</text:p>
          </table:table-cell>
          <table:table-cell office:value-type="float" office:value="81.3">
            <text:p>81.3</text:p>
          </table:table-cell>
          <table:table-cell office:value-type="string">
            <text:p>replib</text:p>
          </table:table-cell>
          <table:table-cell office:value-type="float" office:value="24458.693">
            <text:p>24458.693</text:p>
          </table:table-cell>
          <table:table-cell office:value-type="float" office:value="602439.378">
            <text:p>602439.378</text:p>
          </table:table-cell>
        </table:table-row>
        <table:table-row table:style-name="ro2">
          <table:table-cell table:number-columns-repeated="11"/>
          <table:table-cell office:value-type="float" office:value="26.532">
            <text:p>26.53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99">
            <text:p>999</text:p>
          </table:table-cell>
          <table:table-cell office:value-type="float" office:value="82.6">
            <text:p>82.6</text:p>
          </table:table-cell>
          <table:table-cell office:value-type="string">
            <text:p>replib</text:p>
          </table:table-cell>
          <table:table-cell office:value-type="float" office:value="26723.599">
            <text:p>26723.599</text:p>
          </table:table-cell>
          <table:table-cell office:value-type="float" office:value="593788.377">
            <text:p>593788.377</text:p>
          </table:table-cell>
        </table:table-row>
        <table:table-row table:style-name="ro2">
          <table:table-cell table:number-columns-repeated="11"/>
          <table:table-cell office:value-type="float" office:value="26.566">
            <text:p>26.56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78">
            <text:p>978</text:p>
          </table:table-cell>
          <table:table-cell office:value-type="float" office:value="81.87">
            <text:p>81.87</text:p>
          </table:table-cell>
          <table:table-cell office:value-type="string">
            <text:p>replib</text:p>
          </table:table-cell>
          <table:table-cell office:value-type="float" office:value="12386.702">
            <text:p>12386.702</text:p>
          </table:table-cell>
          <table:table-cell office:value-type="float" office:value="643271.057">
            <text:p>643271.057</text:p>
          </table:table-cell>
        </table:table-row>
        <table:table-row table:style-name="ro2">
          <table:table-cell table:number-columns-repeated="11"/>
          <table:table-cell office:value-type="float" office:value="26.624">
            <text:p>26.6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85">
            <text:p>985</text:p>
          </table:table-cell>
          <table:table-cell office:value-type="float" office:value="81.88">
            <text:p>81.88</text:p>
          </table:table-cell>
          <table:table-cell office:value-type="string">
            <text:p>replib</text:p>
          </table:table-cell>
          <table:table-cell office:value-type="float" office:value="26079.705">
            <text:p>26079.705</text:p>
          </table:table-cell>
          <table:table-cell office:value-type="float" office:value="625827.318">
            <text:p>625827.318</text:p>
          </table:table-cell>
        </table:table-row>
        <table:table-row table:style-name="ro2">
          <table:table-cell table:number-columns-repeated="11"/>
          <table:table-cell office:value-type="float" office:value="26.695">
            <text:p>26.69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2">
            <text:p>782</text:p>
          </table:table-cell>
          <table:table-cell office:value-type="float" office:value="984">
            <text:p>984</text:p>
          </table:table-cell>
          <table:table-cell office:value-type="float" office:value="68.2">
            <text:p>68.2</text:p>
          </table:table-cell>
          <table:table-cell office:value-type="string">
            <text:p>replib</text:p>
          </table:table-cell>
          <table:table-cell office:value-type="float" office:value="7641.818">
            <text:p>7641.818</text:p>
          </table:table-cell>
          <table:table-cell office:value-type="float" office:value="540213.416">
            <text:p>540213.416</text:p>
          </table:table-cell>
        </table:table-row>
        <table:table-row table:style-name="ro2">
          <table:table-cell table:number-columns-repeated="11"/>
          <table:table-cell office:value-type="float" office:value="26.75">
            <text:p>26.7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55">
            <text:p>955</text:p>
          </table:table-cell>
          <table:table-cell office:value-type="float" office:value="81.55">
            <text:p>81.55</text:p>
          </table:table-cell>
          <table:table-cell office:value-type="string">
            <text:p>replib</text:p>
          </table:table-cell>
          <table:table-cell office:value-type="float" office:value="21463.911">
            <text:p>21463.911</text:p>
          </table:table-cell>
          <table:table-cell office:value-type="float" office:value="576717.946">
            <text:p>576717.946</text:p>
          </table:table-cell>
        </table:table-row>
        <table:table-row table:style-name="ro2">
          <table:table-cell table:number-columns-repeated="11"/>
          <table:table-cell office:value-type="float" office:value="26.797">
            <text:p>26.79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85">
            <text:p>985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5713.47">
            <text:p>5713.47</text:p>
          </table:table-cell>
          <table:table-cell office:value-type="float" office:value="293694.127">
            <text:p>293694.127</text:p>
          </table:table-cell>
        </table:table-row>
        <table:table-row table:style-name="ro2">
          <table:table-cell table:number-columns-repeated="11"/>
          <table:table-cell office:value-type="float" office:value="26.835">
            <text:p>26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51">
            <text:p>951</text:p>
          </table:table-cell>
          <table:table-cell office:value-type="float" office:value="81.01">
            <text:p>81.01</text:p>
          </table:table-cell>
          <table:table-cell office:value-type="string">
            <text:p>replib</text:p>
          </table:table-cell>
          <table:table-cell office:value-type="float" office:value="10246.957">
            <text:p>10246.957</text:p>
          </table:table-cell>
          <table:table-cell office:value-type="float" office:value="583484.065">
            <text:p>583484.065</text:p>
          </table:table-cell>
        </table:table-row>
        <table:table-row table:style-name="ro2">
          <table:table-cell table:number-columns-repeated="11"/>
          <table:table-cell office:value-type="float" office:value="26.869">
            <text:p>26.86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55">
            <text:p>955</text:p>
          </table:table-cell>
          <table:table-cell office:value-type="float" office:value="81.16">
            <text:p>81.16</text:p>
          </table:table-cell>
          <table:table-cell office:value-type="string">
            <text:p>replib</text:p>
          </table:table-cell>
          <table:table-cell office:value-type="float" office:value="24402.159">
            <text:p>24402.159</text:p>
          </table:table-cell>
          <table:table-cell office:value-type="float" office:value="689387.183">
            <text:p>689387.183</text:p>
          </table:table-cell>
        </table:table-row>
        <table:table-row table:style-name="ro2">
          <table:table-cell table:number-columns-repeated="11"/>
          <table:table-cell office:value-type="float" office:value="26.893">
            <text:p>26.8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84">
            <text:p>984</text:p>
          </table:table-cell>
          <table:table-cell office:value-type="float" office:value="67.89">
            <text:p>67.89</text:p>
          </table:table-cell>
          <table:table-cell office:value-type="string">
            <text:p>replib</text:p>
          </table:table-cell>
          <table:table-cell office:value-type="float" office:value="5735.324">
            <text:p>5735.324</text:p>
          </table:table-cell>
          <table:table-cell office:value-type="float" office:value="398831.597">
            <text:p>398831.597</text:p>
          </table:table-cell>
        </table:table-row>
        <table:table-row table:style-name="ro2">
          <table:table-cell table:number-columns-repeated="11"/>
          <table:table-cell office:value-type="float" office:value="26.974">
            <text:p>26.9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85">
            <text:p>985</text:p>
          </table:table-cell>
          <table:table-cell office:value-type="float" office:value="82.07">
            <text:p>82.07</text:p>
          </table:table-cell>
          <table:table-cell office:value-type="string">
            <text:p>replib</text:p>
          </table:table-cell>
          <table:table-cell office:value-type="float" office:value="5082.395">
            <text:p>5082.395</text:p>
          </table:table-cell>
          <table:table-cell office:value-type="float" office:value="439193.792">
            <text:p>439193.792</text:p>
          </table:table-cell>
        </table:table-row>
        <table:table-row table:style-name="ro2">
          <table:table-cell table:number-columns-repeated="11"/>
          <table:table-cell office:value-type="float" office:value="27.049">
            <text:p>27.0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4">
            <text:p>984</text:p>
          </table:table-cell>
          <table:table-cell office:value-type="float" office:value="67.57">
            <text:p>67.57</text:p>
          </table:table-cell>
          <table:table-cell office:value-type="string">
            <text:p>replib</text:p>
          </table:table-cell>
          <table:table-cell office:value-type="float" office:value="20064.072">
            <text:p>20064.072</text:p>
          </table:table-cell>
          <table:table-cell office:value-type="float" office:value="489996.032">
            <text:p>489996.032</text:p>
          </table:table-cell>
        </table:table-row>
        <table:table-row table:style-name="ro2">
          <table:table-cell table:number-columns-repeated="11"/>
          <table:table-cell office:value-type="float" office:value="27.063">
            <text:p>27.06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0">
            <text:p>980</text:p>
          </table:table-cell>
          <table:table-cell office:value-type="float" office:value="59.44">
            <text:p>59.44</text:p>
          </table:table-cell>
          <table:table-cell office:value-type="string">
            <text:p>replib</text:p>
          </table:table-cell>
          <table:table-cell office:value-type="float" office:value="8239.503">
            <text:p>8239.503</text:p>
          </table:table-cell>
          <table:table-cell office:value-type="float" office:value="503086.69">
            <text:p>503086.69</text:p>
          </table:table-cell>
        </table:table-row>
        <table:table-row table:style-name="ro2">
          <table:table-cell table:number-columns-repeated="11"/>
          <table:table-cell office:value-type="float" office:value="27.107">
            <text:p>27.1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61">
            <text:p>961</text:p>
          </table:table-cell>
          <table:table-cell office:value-type="float" office:value="81.67">
            <text:p>81.67</text:p>
          </table:table-cell>
          <table:table-cell office:value-type="string">
            <text:p>replib</text:p>
          </table:table-cell>
          <table:table-cell office:value-type="float" office:value="13331.343">
            <text:p>13331.343</text:p>
          </table:table-cell>
          <table:table-cell office:value-type="float" office:value="427332.567">
            <text:p>427332.567</text:p>
          </table:table-cell>
        </table:table-row>
        <table:table-row table:style-name="ro2">
          <table:table-cell table:number-columns-repeated="11"/>
          <table:table-cell office:value-type="float" office:value="27.151">
            <text:p>27.15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0">
            <text:p>980</text:p>
          </table:table-cell>
          <table:table-cell office:value-type="float" office:value="59.98">
            <text:p>59.98</text:p>
          </table:table-cell>
          <table:table-cell office:value-type="string">
            <text:p>replib</text:p>
          </table:table-cell>
          <table:table-cell office:value-type="float" office:value="17756.461">
            <text:p>17756.461</text:p>
          </table:table-cell>
          <table:table-cell office:value-type="float" office:value="720466.952">
            <text:p>720466.952</text:p>
          </table:table-cell>
        </table:table-row>
        <table:table-row table:style-name="ro2">
          <table:table-cell table:number-columns-repeated="11"/>
          <table:table-cell office:value-type="float" office:value="27.168">
            <text:p>27.16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999">
            <text:p>999</text:p>
          </table:table-cell>
          <table:table-cell office:value-type="float" office:value="82.8">
            <text:p>82.8</text:p>
          </table:table-cell>
          <table:table-cell office:value-type="string">
            <text:p>replib</text:p>
          </table:table-cell>
          <table:table-cell office:value-type="float" office:value="21995.297">
            <text:p>21995.297</text:p>
          </table:table-cell>
          <table:table-cell office:value-type="float" office:value="457795.377">
            <text:p>457795.377</text:p>
          </table:table-cell>
        </table:table-row>
        <table:table-row table:style-name="ro2">
          <table:table-cell table:number-columns-repeated="11"/>
          <table:table-cell office:value-type="float" office:value="27.25">
            <text:p>27.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8">
            <text:p>798</text:p>
          </table:table-cell>
          <table:table-cell office:value-type="float" office:value="999">
            <text:p>999</text:p>
          </table:table-cell>
          <table:table-cell office:value-type="float" office:value="82.6">
            <text:p>82.6</text:p>
          </table:table-cell>
          <table:table-cell office:value-type="string">
            <text:p>replib</text:p>
          </table:table-cell>
          <table:table-cell office:value-type="float" office:value="30193.552">
            <text:p>30193.552</text:p>
          </table:table-cell>
          <table:table-cell office:value-type="float" office:value="803543.246">
            <text:p>803543.246</text:p>
          </table:table-cell>
        </table:table-row>
        <table:table-row table:style-name="ro2">
          <table:table-cell table:number-columns-repeated="11"/>
          <table:table-cell office:value-type="float" office:value="27.29">
            <text:p>27.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85">
            <text:p>985</text:p>
          </table:table-cell>
          <table:table-cell office:value-type="float" office:value="82.04">
            <text:p>82.04</text:p>
          </table:table-cell>
          <table:table-cell office:value-type="string">
            <text:p>replib</text:p>
          </table:table-cell>
          <table:table-cell office:value-type="float" office:value="23091.663">
            <text:p>23091.663</text:p>
          </table:table-cell>
          <table:table-cell office:value-type="float" office:value="589083.956">
            <text:p>589083.956</text:p>
          </table:table-cell>
        </table:table-row>
        <table:table-row table:style-name="ro2">
          <table:table-cell table:number-columns-repeated="11"/>
          <table:table-cell office:value-type="float" office:value="27.307">
            <text:p>27.3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999">
            <text:p>999</text:p>
          </table:table-cell>
          <table:table-cell office:value-type="float" office:value="82.5">
            <text:p>82.5</text:p>
          </table:table-cell>
          <table:table-cell office:value-type="string">
            <text:p>replib</text:p>
          </table:table-cell>
          <table:table-cell office:value-type="float" office:value="35724.318">
            <text:p>35724.318</text:p>
          </table:table-cell>
          <table:table-cell office:value-type="float" office:value="703118.907">
            <text:p>703118.907</text:p>
          </table:table-cell>
        </table:table-row>
        <table:table-row table:style-name="ro2">
          <table:table-cell table:number-columns-repeated="11"/>
          <table:table-cell office:value-type="float" office:value="27.372">
            <text:p>27.37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84">
            <text:p>984</text:p>
          </table:table-cell>
          <table:table-cell office:value-type="float" office:value="68.2">
            <text:p>68.2</text:p>
          </table:table-cell>
          <table:table-cell office:value-type="string">
            <text:p>replib</text:p>
          </table:table-cell>
          <table:table-cell office:value-type="float" office:value="7348.606">
            <text:p>7348.606</text:p>
          </table:table-cell>
          <table:table-cell office:value-type="float" office:value="731553.545">
            <text:p>731553.545</text:p>
          </table:table-cell>
        </table:table-row>
        <table:table-row table:style-name="ro2">
          <table:table-cell table:number-columns-repeated="11"/>
          <table:table-cell office:value-type="float" office:value="27.392">
            <text:p>27.39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999">
            <text:p>999</text:p>
          </table:table-cell>
          <table:table-cell office:value-type="float" office:value="82.63">
            <text:p>82.63</text:p>
          </table:table-cell>
          <table:table-cell office:value-type="string">
            <text:p>replib</text:p>
          </table:table-cell>
          <table:table-cell office:value-type="float" office:value="27851.411">
            <text:p>27851.411</text:p>
          </table:table-cell>
          <table:table-cell office:value-type="float" office:value="657755.348">
            <text:p>657755.348</text:p>
          </table:table-cell>
        </table:table-row>
        <table:table-row table:style-name="ro2">
          <table:table-cell table:number-columns-repeated="11"/>
          <table:table-cell office:value-type="float" office:value="27.454">
            <text:p>27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84">
            <text:p>984</text:p>
          </table:table-cell>
          <table:table-cell office:value-type="float" office:value="67.54">
            <text:p>67.54</text:p>
          </table:table-cell>
          <table:table-cell office:value-type="string">
            <text:p>replib</text:p>
          </table:table-cell>
          <table:table-cell office:value-type="float" office:value="14427.313">
            <text:p>14427.313</text:p>
          </table:table-cell>
          <table:table-cell office:value-type="float" office:value="652521.966">
            <text:p>652521.966</text:p>
          </table:table-cell>
        </table:table-row>
        <table:table-row table:style-name="ro2">
          <table:table-cell table:number-columns-repeated="11"/>
          <table:table-cell office:value-type="float" office:value="27.467">
            <text:p>27.46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55">
            <text:p>955</text:p>
          </table:table-cell>
          <table:table-cell office:value-type="float" office:value="80.65">
            <text:p>80.65</text:p>
          </table:table-cell>
          <table:table-cell office:value-type="string">
            <text:p>replib</text:p>
          </table:table-cell>
          <table:table-cell office:value-type="float" office:value="4277.717">
            <text:p>4277.717</text:p>
          </table:table-cell>
          <table:table-cell office:value-type="float" office:value="389993.266">
            <text:p>389993.266</text:p>
          </table:table-cell>
        </table:table-row>
        <table:table-row table:style-name="ro2">
          <table:table-cell table:number-columns-repeated="11"/>
          <table:table-cell office:value-type="float" office:value="27.481">
            <text:p>27.48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73">
            <text:p>973</text:p>
          </table:table-cell>
          <table:table-cell office:value-type="float" office:value="82.19">
            <text:p>82.19</text:p>
          </table:table-cell>
          <table:table-cell office:value-type="string">
            <text:p>replib</text:p>
          </table:table-cell>
          <table:table-cell office:value-type="float" office:value="7428.392">
            <text:p>7428.392</text:p>
          </table:table-cell>
          <table:table-cell office:value-type="float" office:value="472098.979">
            <text:p>472098.979</text:p>
          </table:table-cell>
        </table:table-row>
        <table:table-row table:style-name="ro2">
          <table:table-cell table:number-columns-repeated="11"/>
          <table:table-cell office:value-type="float" office:value="27.546">
            <text:p>27.5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62">
            <text:p>962</text:p>
          </table:table-cell>
          <table:table-cell office:value-type="float" office:value="81.54">
            <text:p>81.54</text:p>
          </table:table-cell>
          <table:table-cell office:value-type="string">
            <text:p>replib</text:p>
          </table:table-cell>
          <table:table-cell office:value-type="float" office:value="18740.511">
            <text:p>18740.511</text:p>
          </table:table-cell>
          <table:table-cell office:value-type="float" office:value="397171.333">
            <text:p>397171.333</text:p>
          </table:table-cell>
        </table:table-row>
        <table:table-row table:style-name="ro2">
          <table:table-cell table:number-columns-repeated="11"/>
          <table:table-cell office:value-type="float" office:value="27.617">
            <text:p>27.61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6">
            <text:p>746</text:p>
          </table:table-cell>
          <table:table-cell office:value-type="float" office:value="980">
            <text:p>980</text:p>
          </table:table-cell>
          <table:table-cell office:value-type="float" office:value="59.53">
            <text:p>59.53</text:p>
          </table:table-cell>
          <table:table-cell office:value-type="string">
            <text:p>replib</text:p>
          </table:table-cell>
          <table:table-cell office:value-type="float" office:value="21028.323">
            <text:p>21028.323</text:p>
          </table:table-cell>
          <table:table-cell office:value-type="float" office:value="493508.753">
            <text:p>493508.753</text:p>
          </table:table-cell>
        </table:table-row>
        <table:table-row table:style-name="ro2">
          <table:table-cell table:number-columns-repeated="11"/>
          <table:table-cell office:value-type="float" office:value="27.678">
            <text:p>27.6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0">
            <text:p>750</text:p>
          </table:table-cell>
          <table:table-cell office:value-type="float" office:value="984">
            <text:p>984</text:p>
          </table:table-cell>
          <table:table-cell office:value-type="float" office:value="67.7">
            <text:p>67.7</text:p>
          </table:table-cell>
          <table:table-cell office:value-type="string">
            <text:p>replib</text:p>
          </table:table-cell>
          <table:table-cell office:value-type="float" office:value="9336.281">
            <text:p>9336.281</text:p>
          </table:table-cell>
          <table:table-cell office:value-type="float" office:value="442395.842">
            <text:p>442395.842</text:p>
          </table:table-cell>
        </table:table-row>
        <table:table-row table:style-name="ro2">
          <table:table-cell table:number-columns-repeated="11"/>
          <table:table-cell office:value-type="float" office:value="27.726">
            <text:p>27.72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99">
            <text:p>999</text:p>
          </table:table-cell>
          <table:table-cell office:value-type="float" office:value="76.89">
            <text:p>76.89</text:p>
          </table:table-cell>
          <table:table-cell office:value-type="string">
            <text:p>replib</text:p>
          </table:table-cell>
          <table:table-cell office:value-type="float" office:value="17019.658">
            <text:p>17019.658</text:p>
          </table:table-cell>
          <table:table-cell office:value-type="float" office:value="444529.072">
            <text:p>444529.072</text:p>
          </table:table-cell>
        </table:table-row>
        <table:table-row table:style-name="ro2">
          <table:table-cell table:number-columns-repeated="11"/>
          <table:table-cell office:value-type="float" office:value="27.79">
            <text:p>27.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5">
            <text:p>985</text:p>
          </table:table-cell>
          <table:table-cell office:value-type="float" office:value="81.7">
            <text:p>81.7</text:p>
          </table:table-cell>
          <table:table-cell office:value-type="string">
            <text:p>replib</text:p>
          </table:table-cell>
          <table:table-cell office:value-type="float" office:value="4036.322">
            <text:p>4036.322</text:p>
          </table:table-cell>
          <table:table-cell office:value-type="float" office:value="274814.362">
            <text:p>274814.362</text:p>
          </table:table-cell>
        </table:table-row>
        <table:table-row table:style-name="ro2">
          <table:table-cell table:number-columns-repeated="11"/>
          <table:table-cell office:value-type="float" office:value="27.848">
            <text:p>27.8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85">
            <text:p>985</text:p>
          </table:table-cell>
          <table:table-cell office:value-type="float" office:value="82.19">
            <text:p>82.19</text:p>
          </table:table-cell>
          <table:table-cell office:value-type="string">
            <text:p>replib</text:p>
          </table:table-cell>
          <table:table-cell office:value-type="float" office:value="37113.715">
            <text:p>37113.715</text:p>
          </table:table-cell>
          <table:table-cell office:value-type="float" office:value="581644.697">
            <text:p>581644.697</text:p>
          </table:table-cell>
        </table:table-row>
        <table:table-row table:style-name="ro2">
          <table:table-cell table:number-columns-repeated="11"/>
          <table:table-cell office:value-type="float" office:value="27.896">
            <text:p>27.89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55">
            <text:p>955</text:p>
          </table:table-cell>
          <table:table-cell office:value-type="float" office:value="81.27">
            <text:p>81.27</text:p>
          </table:table-cell>
          <table:table-cell office:value-type="string">
            <text:p>replib</text:p>
          </table:table-cell>
          <table:table-cell office:value-type="float" office:value="6280.832">
            <text:p>6280.832</text:p>
          </table:table-cell>
          <table:table-cell office:value-type="float" office:value="440714.847">
            <text:p>440714.847</text:p>
          </table:table-cell>
        </table:table-row>
        <table:table-row table:style-name="ro2">
          <table:table-cell table:number-columns-repeated="11"/>
          <table:table-cell office:value-type="float" office:value="27.93">
            <text:p>27.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85">
            <text:p>985</text:p>
          </table:table-cell>
          <table:table-cell office:value-type="float" office:value="82.19">
            <text:p>82.19</text:p>
          </table:table-cell>
          <table:table-cell office:value-type="string">
            <text:p>replib</text:p>
          </table:table-cell>
          <table:table-cell office:value-type="float" office:value="12181.197">
            <text:p>12181.197</text:p>
          </table:table-cell>
          <table:table-cell office:value-type="float" office:value="491342.133">
            <text:p>491342.133</text:p>
          </table:table-cell>
        </table:table-row>
        <table:table-row table:style-name="ro2">
          <table:table-cell table:number-columns-repeated="11"/>
          <table:table-cell office:value-type="float" office:value="27.998">
            <text:p>27.9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4">
            <text:p>984</text:p>
          </table:table-cell>
          <table:table-cell office:value-type="float" office:value="66.71">
            <text:p>66.71</text:p>
          </table:table-cell>
          <table:table-cell office:value-type="string">
            <text:p>replib</text:p>
          </table:table-cell>
          <table:table-cell office:value-type="float" office:value="13447.155">
            <text:p>13447.155</text:p>
          </table:table-cell>
          <table:table-cell office:value-type="float" office:value="472870.456">
            <text:p>472870.456</text:p>
          </table:table-cell>
        </table:table-row>
        <table:table-row table:style-name="ro2">
          <table:table-cell table:number-columns-repeated="11"/>
          <table:table-cell office:value-type="float" office:value="28.039">
            <text:p>28.0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61">
            <text:p>961</text:p>
          </table:table-cell>
          <table:table-cell office:value-type="float" office:value="81.02">
            <text:p>81.02</text:p>
          </table:table-cell>
          <table:table-cell office:value-type="string">
            <text:p>replib</text:p>
          </table:table-cell>
          <table:table-cell office:value-type="float" office:value="37302.786">
            <text:p>37302.786</text:p>
          </table:table-cell>
          <table:table-cell office:value-type="float" office:value="607815.173">
            <text:p>607815.173</text:p>
          </table:table-cell>
        </table:table-row>
        <table:table-row table:style-name="ro2">
          <table:table-cell table:number-columns-repeated="11"/>
          <table:table-cell office:value-type="float" office:value="28.093">
            <text:p>28.09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984">
            <text:p>984</text:p>
          </table:table-cell>
          <table:table-cell office:value-type="float" office:value="68.22">
            <text:p>68.22</text:p>
          </table:table-cell>
          <table:table-cell office:value-type="string">
            <text:p>replib</text:p>
          </table:table-cell>
          <table:table-cell office:value-type="float" office:value="29673.101">
            <text:p>29673.101</text:p>
          </table:table-cell>
          <table:table-cell office:value-type="float" office:value="658890.642">
            <text:p>658890.642</text:p>
          </table:table-cell>
        </table:table-row>
        <table:table-row table:style-name="ro2">
          <table:table-cell table:number-columns-repeated="11"/>
          <table:table-cell office:value-type="float" office:value="28.141">
            <text:p>28.14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980">
            <text:p>980</text:p>
          </table:table-cell>
          <table:table-cell office:value-type="float" office:value="60.05">
            <text:p>60.05</text:p>
          </table:table-cell>
          <table:table-cell office:value-type="string">
            <text:p>replib</text:p>
          </table:table-cell>
          <table:table-cell office:value-type="float" office:value="9484.45">
            <text:p>9484.45</text:p>
          </table:table-cell>
          <table:table-cell office:value-type="float" office:value="633550.021">
            <text:p>633550.021</text:p>
          </table:table-cell>
        </table:table-row>
        <table:table-row table:style-name="ro2">
          <table:table-cell table:number-columns-repeated="11"/>
          <table:table-cell office:value-type="float" office:value="28.182">
            <text:p>28.18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93">
            <text:p>793</text:p>
          </table:table-cell>
          <table:table-cell office:value-type="float" office:value="999">
            <text:p>999</text:p>
          </table:table-cell>
          <table:table-cell office:value-type="float" office:value="82.24">
            <text:p>82.24</text:p>
          </table:table-cell>
          <table:table-cell office:value-type="string">
            <text:p>replib</text:p>
          </table:table-cell>
          <table:table-cell office:value-type="float" office:value="16287.862">
            <text:p>16287.862</text:p>
          </table:table-cell>
          <table:table-cell office:value-type="float" office:value="704782.083">
            <text:p>704782.083</text:p>
          </table:table-cell>
        </table:table-row>
        <table:table-row table:style-name="ro2">
          <table:table-cell table:number-columns-repeated="11"/>
          <table:table-cell office:value-type="float" office:value="28.226">
            <text:p>28.22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94">
            <text:p>794</text:p>
          </table:table-cell>
          <table:table-cell office:value-type="float" office:value="980">
            <text:p>980</text:p>
          </table:table-cell>
          <table:table-cell office:value-type="float" office:value="60.29">
            <text:p>60.29</text:p>
          </table:table-cell>
          <table:table-cell office:value-type="string">
            <text:p>replib</text:p>
          </table:table-cell>
          <table:table-cell office:value-type="float" office:value="26175.444">
            <text:p>26175.444</text:p>
          </table:table-cell>
          <table:table-cell office:value-type="float" office:value="618309.774">
            <text:p>618309.774</text:p>
          </table:table-cell>
        </table:table-row>
        <table:table-row table:style-name="ro2">
          <table:table-cell table:number-columns-repeated="11"/>
          <table:table-cell office:value-type="float" office:value="28.256">
            <text:p>28.25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78">
            <text:p>978</text:p>
          </table:table-cell>
          <table:table-cell office:value-type="float" office:value="82.15">
            <text:p>82.15</text:p>
          </table:table-cell>
          <table:table-cell office:value-type="string">
            <text:p>replib</text:p>
          </table:table-cell>
          <table:table-cell office:value-type="float" office:value="37731.412">
            <text:p>37731.412</text:p>
          </table:table-cell>
          <table:table-cell office:value-type="float" office:value="651986.354">
            <text:p>651986.354</text:p>
          </table:table-cell>
        </table:table-row>
        <table:table-row table:style-name="ro2">
          <table:table-cell table:number-columns-repeated="11"/>
          <table:table-cell office:value-type="float" office:value="28.294">
            <text:p>28.29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0">
            <text:p>980</text:p>
          </table:table-cell>
          <table:table-cell office:value-type="float" office:value="60.11">
            <text:p>60.11</text:p>
          </table:table-cell>
          <table:table-cell office:value-type="string">
            <text:p>replib</text:p>
          </table:table-cell>
          <table:table-cell office:value-type="float" office:value="29823.557">
            <text:p>29823.557</text:p>
          </table:table-cell>
          <table:table-cell office:value-type="float" office:value="617974.046">
            <text:p>617974.046</text:p>
          </table:table-cell>
        </table:table-row>
        <table:table-row table:style-name="ro2">
          <table:table-cell table:number-columns-repeated="11"/>
          <table:table-cell office:value-type="float" office:value="28.362">
            <text:p>28.3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973">
            <text:p>973</text:p>
          </table:table-cell>
          <table:table-cell office:value-type="float" office:value="81.95">
            <text:p>81.95</text:p>
          </table:table-cell>
          <table:table-cell office:value-type="string">
            <text:p>replib</text:p>
          </table:table-cell>
          <table:table-cell office:value-type="float" office:value="8548.599">
            <text:p>8548.599</text:p>
          </table:table-cell>
          <table:table-cell office:value-type="float" office:value="620262.169">
            <text:p>620262.169</text:p>
          </table:table-cell>
        </table:table-row>
        <table:table-row table:style-name="ro2">
          <table:table-cell table:number-columns-repeated="11"/>
          <table:table-cell office:value-type="float" office:value="28.389">
            <text:p>28.3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51">
            <text:p>951</text:p>
          </table:table-cell>
          <table:table-cell office:value-type="float" office:value="81.08">
            <text:p>81.08</text:p>
          </table:table-cell>
          <table:table-cell office:value-type="string">
            <text:p>replib</text:p>
          </table:table-cell>
          <table:table-cell office:value-type="float" office:value="30785.391">
            <text:p>30785.391</text:p>
          </table:table-cell>
          <table:table-cell office:value-type="float" office:value="541896.316">
            <text:p>541896.316</text:p>
          </table:table-cell>
        </table:table-row>
        <table:table-row table:style-name="ro2">
          <table:table-cell table:number-columns-repeated="11"/>
          <table:table-cell office:value-type="float" office:value="28.43">
            <text:p>28.4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0">
            <text:p>980</text:p>
          </table:table-cell>
          <table:table-cell office:value-type="float" office:value="60.1">
            <text:p>60.1</text:p>
          </table:table-cell>
          <table:table-cell office:value-type="string">
            <text:p>replib</text:p>
          </table:table-cell>
          <table:table-cell office:value-type="float" office:value="21605.29">
            <text:p>21605.29</text:p>
          </table:table-cell>
          <table:table-cell office:value-type="float" office:value="650876.263">
            <text:p>650876.263</text:p>
          </table:table-cell>
        </table:table-row>
        <table:table-row table:style-name="ro2">
          <table:table-cell table:number-columns-repeated="11"/>
          <table:table-cell office:value-type="float" office:value="28.443">
            <text:p>28.4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84">
            <text:p>984</text:p>
          </table:table-cell>
          <table:table-cell office:value-type="float" office:value="68.14">
            <text:p>68.14</text:p>
          </table:table-cell>
          <table:table-cell office:value-type="string">
            <text:p>replib</text:p>
          </table:table-cell>
          <table:table-cell office:value-type="float" office:value="13634.947">
            <text:p>13634.947</text:p>
          </table:table-cell>
          <table:table-cell office:value-type="float" office:value="495182.471">
            <text:p>495182.471</text:p>
          </table:table-cell>
        </table:table-row>
        <table:table-row table:style-name="ro2">
          <table:table-cell table:number-columns-repeated="11"/>
          <table:table-cell office:value-type="float" office:value="28.474">
            <text:p>28.47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78">
            <text:p>978</text:p>
          </table:table-cell>
          <table:table-cell office:value-type="float" office:value="81.47">
            <text:p>81.47</text:p>
          </table:table-cell>
          <table:table-cell office:value-type="string">
            <text:p>replib</text:p>
          </table:table-cell>
          <table:table-cell office:value-type="float" office:value="12403.238">
            <text:p>12403.238</text:p>
          </table:table-cell>
          <table:table-cell office:value-type="float" office:value="478913.747">
            <text:p>478913.747</text:p>
          </table:table-cell>
        </table:table-row>
        <table:table-row table:style-name="ro2">
          <table:table-cell table:number-columns-repeated="18"/>
          <table:table-cell office:value-type="float" office:value="3474.101">
            <text:p>3474.101</text:p>
          </table:table-cell>
          <table:table-cell office:value-type="float" office:value="267434.164">
            <text:p>267434.164</text:p>
          </table:table-cell>
        </table:table-row>
        <table:table-row table:style-name="ro2">
          <table:table-cell table:number-columns-repeated="18"/>
          <table:table-cell office:value-type="float" office:value="16889.445">
            <text:p>16889.445</text:p>
          </table:table-cell>
          <table:table-cell office:value-type="float" office:value="461958.924">
            <text:p>461958.924</text:p>
          </table:table-cell>
        </table:table-row>
        <table:table-row table:style-name="ro2">
          <table:table-cell table:number-columns-repeated="18"/>
          <table:table-cell office:value-type="float" office:value="3533.842">
            <text:p>3533.842</text:p>
          </table:table-cell>
          <table:table-cell office:value-type="float" office:value="232892.771">
            <text:p>232892.771</text:p>
          </table:table-cell>
        </table:table-row>
        <table:table-row table:style-name="ro2">
          <table:table-cell table:number-columns-repeated="18"/>
          <table:table-cell office:value-type="float" office:value="5795.469">
            <text:p>5795.469</text:p>
          </table:table-cell>
          <table:table-cell office:value-type="float" office:value="416536.534">
            <text:p>416536.534</text:p>
          </table:table-cell>
        </table:table-row>
        <table:table-row table:style-name="ro2">
          <table:table-cell table:number-columns-repeated="18"/>
          <table:table-cell office:value-type="float" office:value="3427.826">
            <text:p>3427.826</text:p>
          </table:table-cell>
          <table:table-cell office:value-type="float" office:value="393169.239">
            <text:p>393169.239</text:p>
          </table:table-cell>
        </table:table-row>
        <table:table-row table:style-name="ro2">
          <table:table-cell table:number-columns-repeated="18"/>
          <table:table-cell office:value-type="float" office:value="20441.051">
            <text:p>20441.051</text:p>
          </table:table-cell>
          <table:table-cell office:value-type="float" office:value="548230.221">
            <text:p>548230.221</text:p>
          </table:table-cell>
        </table:table-row>
        <table:table-row table:style-name="ro2">
          <table:table-cell table:number-columns-repeated="18"/>
          <table:table-cell office:value-type="float" office:value="20508.253">
            <text:p>20508.253</text:p>
          </table:table-cell>
          <table:table-cell office:value-type="float" office:value="557107.446">
            <text:p>557107.446</text:p>
          </table:table-cell>
        </table:table-row>
        <table:table-row table:style-name="ro2">
          <table:table-cell table:number-columns-repeated="18"/>
          <table:table-cell office:value-type="float" office:value="10018.024">
            <text:p>10018.024</text:p>
          </table:table-cell>
          <table:table-cell office:value-type="float" office:value="396627.278">
            <text:p>396627.278</text:p>
          </table:table-cell>
        </table:table-row>
        <table:table-row table:style-name="ro2">
          <table:table-cell table:number-columns-repeated="18"/>
          <table:table-cell office:value-type="float" office:value="7097.116">
            <text:p>7097.116</text:p>
          </table:table-cell>
          <table:table-cell office:value-type="float" office:value="471677.621">
            <text:p>471677.621</text:p>
          </table:table-cell>
        </table:table-row>
        <table:table-row table:style-name="ro2">
          <table:table-cell table:number-columns-repeated="18"/>
          <table:table-cell office:value-type="float" office:value="5904.126">
            <text:p>5904.126</text:p>
          </table:table-cell>
          <table:table-cell office:value-type="float" office:value="405815.949">
            <text:p>405815.949</text:p>
          </table:table-cell>
        </table:table-row>
        <table:table-row table:style-name="ro2">
          <table:table-cell table:number-columns-repeated="18"/>
          <table:table-cell office:value-type="float" office:value="7845.412">
            <text:p>7845.412</text:p>
          </table:table-cell>
          <table:table-cell office:value-type="float" office:value="561671.155">
            <text:p>561671.155</text:p>
          </table:table-cell>
        </table:table-row>
        <table:table-row table:style-name="ro2">
          <table:table-cell table:number-columns-repeated="18"/>
          <table:table-cell office:value-type="float" office:value="16126.354">
            <text:p>16126.354</text:p>
          </table:table-cell>
          <table:table-cell office:value-type="float" office:value="472835.308">
            <text:p>472835.308</text:p>
          </table:table-cell>
        </table:table-row>
        <table:table-row table:style-name="ro2">
          <table:table-cell table:number-columns-repeated="18"/>
          <table:table-cell office:value-type="float" office:value="3743.442">
            <text:p>3743.442</text:p>
          </table:table-cell>
          <table:table-cell office:value-type="float" office:value="479489.939">
            <text:p>479489.939</text:p>
          </table:table-cell>
        </table:table-row>
        <table:table-row table:style-name="ro2">
          <table:table-cell table:number-columns-repeated="18"/>
          <table:table-cell office:value-type="float" office:value="8575.528">
            <text:p>8575.528</text:p>
          </table:table-cell>
          <table:table-cell office:value-type="float" office:value="527908.375">
            <text:p>527908.375</text:p>
          </table:table-cell>
        </table:table-row>
        <table:table-row table:style-name="ro2">
          <table:table-cell table:number-columns-repeated="18"/>
          <table:table-cell office:value-type="float" office:value="17547.595">
            <text:p>17547.595</text:p>
          </table:table-cell>
          <table:table-cell office:value-type="float" office:value="531914.277">
            <text:p>531914.277</text:p>
          </table:table-cell>
        </table:table-row>
        <table:table-row table:style-name="ro2">
          <table:table-cell table:number-columns-repeated="18"/>
          <table:table-cell office:value-type="float" office:value="3871.553">
            <text:p>3871.553</text:p>
          </table:table-cell>
          <table:table-cell office:value-type="float" office:value="355323.899">
            <text:p>355323.899</text:p>
          </table:table-cell>
        </table:table-row>
        <table:table-row table:style-name="ro2">
          <table:table-cell table:number-columns-repeated="18"/>
          <table:table-cell office:value-type="float" office:value="19596.447">
            <text:p>19596.447</text:p>
          </table:table-cell>
          <table:table-cell office:value-type="float" office:value="609033.508">
            <text:p>609033.508</text:p>
          </table:table-cell>
        </table:table-row>
        <table:table-row table:style-name="ro2">
          <table:table-cell table:number-columns-repeated="18"/>
          <table:table-cell office:value-type="float" office:value="2611.88">
            <text:p>2611.88</text:p>
          </table:table-cell>
          <table:table-cell office:value-type="float" office:value="449651.939">
            <text:p>449651.939</text:p>
          </table:table-cell>
        </table:table-row>
        <table:table-row table:style-name="ro2">
          <table:table-cell table:number-columns-repeated="18"/>
          <table:table-cell office:value-type="float" office:value="1727.704">
            <text:p>1727.704</text:p>
          </table:table-cell>
          <table:table-cell office:value-type="float" office:value="207529.463">
            <text:p>207529.463</text:p>
          </table:table-cell>
        </table:table-row>
        <table:table-row table:style-name="ro2">
          <table:table-cell table:number-columns-repeated="18"/>
          <table:table-cell office:value-type="float" office:value="24981.461">
            <text:p>24981.461</text:p>
          </table:table-cell>
          <table:table-cell office:value-type="float" office:value="564373.113">
            <text:p>564373.113</text:p>
          </table:table-cell>
        </table:table-row>
        <table:table-row table:style-name="ro2">
          <table:table-cell table:number-columns-repeated="18"/>
          <table:table-cell office:value-type="float" office:value="14563.071">
            <text:p>14563.071</text:p>
          </table:table-cell>
          <table:table-cell office:value-type="float" office:value="438751.884">
            <text:p>438751.884</text:p>
          </table:table-cell>
        </table:table-row>
        <table:table-row table:style-name="ro2">
          <table:table-cell table:number-columns-repeated="18"/>
          <table:table-cell office:value-type="float" office:value="17851.703">
            <text:p>17851.703</text:p>
          </table:table-cell>
          <table:table-cell office:value-type="float" office:value="672694.959">
            <text:p>672694.959</text:p>
          </table:table-cell>
        </table:table-row>
        <table:table-row table:style-name="ro2">
          <table:table-cell table:number-columns-repeated="18"/>
          <table:table-cell office:value-type="float" office:value="33100.141">
            <text:p>33100.141</text:p>
          </table:table-cell>
          <table:table-cell office:value-type="float" office:value="716323.842">
            <text:p>716323.842</text:p>
          </table:table-cell>
        </table:table-row>
        <table:table-row table:style-name="ro2">
          <table:table-cell table:number-columns-repeated="18"/>
          <table:table-cell office:value-type="float" office:value="4714.345">
            <text:p>4714.345</text:p>
          </table:table-cell>
          <table:table-cell office:value-type="float" office:value="280331.611">
            <text:p>280331.611</text:p>
          </table:table-cell>
        </table:table-row>
        <table:table-row table:style-name="ro2">
          <table:table-cell table:number-columns-repeated="18"/>
          <table:table-cell office:value-type="float" office:value="29011.178">
            <text:p>29011.178</text:p>
          </table:table-cell>
          <table:table-cell office:value-type="float" office:value="648694.737">
            <text:p>648694.737</text:p>
          </table:table-cell>
        </table:table-row>
        <table:table-row table:style-name="ro2">
          <table:table-cell table:number-columns-repeated="18"/>
          <table:table-cell office:value-type="float" office:value="3600.786">
            <text:p>3600.786</text:p>
          </table:table-cell>
          <table:table-cell office:value-type="float" office:value="444454.171">
            <text:p>444454.171</text:p>
          </table:table-cell>
        </table:table-row>
        <table:table-row table:style-name="ro2">
          <table:table-cell table:number-columns-repeated="18"/>
          <table:table-cell office:value-type="float" office:value="25994.195">
            <text:p>25994.195</text:p>
          </table:table-cell>
          <table:table-cell office:value-type="float" office:value="475416.824">
            <text:p>475416.824</text:p>
          </table:table-cell>
        </table:table-row>
        <table:table-row table:style-name="ro2">
          <table:table-cell table:number-columns-repeated="18"/>
          <table:table-cell office:value-type="float" office:value="9786.886">
            <text:p>9786.886</text:p>
          </table:table-cell>
          <table:table-cell office:value-type="float" office:value="444575.793">
            <text:p>444575.793</text:p>
          </table:table-cell>
        </table:table-row>
        <table:table-row table:style-name="ro2">
          <table:table-cell table:number-columns-repeated="18"/>
          <table:table-cell office:value-type="float" office:value="21376.559">
            <text:p>21376.559</text:p>
          </table:table-cell>
          <table:table-cell office:value-type="float" office:value="557970.529">
            <text:p>557970.529</text:p>
          </table:table-cell>
        </table:table-row>
        <table:table-row table:style-name="ro2">
          <table:table-cell table:number-columns-repeated="18"/>
          <table:table-cell office:value-type="float" office:value="10962.587">
            <text:p>10962.587</text:p>
          </table:table-cell>
          <table:table-cell office:value-type="float" office:value="714171.9">
            <text:p>714171.9</text:p>
          </table:table-cell>
        </table:table-row>
        <table:table-row table:style-name="ro2">
          <table:table-cell table:number-columns-repeated="18"/>
          <table:table-cell office:value-type="float" office:value="23860.823">
            <text:p>23860.823</text:p>
          </table:table-cell>
          <table:table-cell office:value-type="float" office:value="467899.822">
            <text:p>467899.822</text:p>
          </table:table-cell>
        </table:table-row>
        <table:table-row table:style-name="ro2">
          <table:table-cell table:number-columns-repeated="18"/>
          <table:table-cell office:value-type="float" office:value="3893.81">
            <text:p>3893.81</text:p>
          </table:table-cell>
          <table:table-cell office:value-type="float" office:value="509414.42">
            <text:p>509414.42</text:p>
          </table:table-cell>
        </table:table-row>
        <table:table-row table:style-name="ro2">
          <table:table-cell table:number-columns-repeated="18"/>
          <table:table-cell office:value-type="float" office:value="16918.65">
            <text:p>16918.65</text:p>
          </table:table-cell>
          <table:table-cell office:value-type="float" office:value="487561.02">
            <text:p>487561.02</text:p>
          </table:table-cell>
        </table:table-row>
        <table:table-row table:style-name="ro2">
          <table:table-cell table:number-columns-repeated="18"/>
          <table:table-cell office:value-type="float" office:value="7861.916">
            <text:p>7861.916</text:p>
          </table:table-cell>
          <table:table-cell office:value-type="float" office:value="310342.538">
            <text:p>310342.538</text:p>
          </table:table-cell>
        </table:table-row>
        <table:table-row table:style-name="ro2">
          <table:table-cell table:number-columns-repeated="18"/>
          <table:table-cell office:value-type="float" office:value="12560.253">
            <text:p>12560.253</text:p>
          </table:table-cell>
          <table:table-cell office:value-type="float" office:value="480031.891">
            <text:p>480031.891</text:p>
          </table:table-cell>
        </table:table-row>
        <table:table-row table:style-name="ro2">
          <table:table-cell table:number-columns-repeated="18"/>
          <table:table-cell office:value-type="float" office:value="12613.403">
            <text:p>12613.403</text:p>
          </table:table-cell>
          <table:table-cell office:value-type="float" office:value="358352.533">
            <text:p>358352.533</text:p>
          </table:table-cell>
        </table:table-row>
        <table:table-row table:style-name="ro2">
          <table:table-cell table:number-columns-repeated="18"/>
          <table:table-cell office:value-type="float" office:value="5519.811">
            <text:p>5519.811</text:p>
          </table:table-cell>
          <table:table-cell office:value-type="float" office:value="458663.582">
            <text:p>458663.582</text:p>
          </table:table-cell>
        </table:table-row>
        <table:table-row table:style-name="ro2">
          <table:table-cell table:number-columns-repeated="18"/>
          <table:table-cell office:value-type="float" office:value="5724.651">
            <text:p>5724.651</text:p>
          </table:table-cell>
          <table:table-cell office:value-type="float" office:value="326635.321">
            <text:p>326635.321</text:p>
          </table:table-cell>
        </table:table-row>
        <table:table-row table:style-name="ro2">
          <table:table-cell table:number-columns-repeated="18"/>
          <table:table-cell office:value-type="float" office:value="7805.149">
            <text:p>7805.149</text:p>
          </table:table-cell>
          <table:table-cell office:value-type="float" office:value="394164.412">
            <text:p>394164.412</text:p>
          </table:table-cell>
        </table:table-row>
        <table:table-row table:style-name="ro2">
          <table:table-cell table:number-columns-repeated="18"/>
          <table:table-cell office:value-type="float" office:value="3362.187">
            <text:p>3362.187</text:p>
          </table:table-cell>
          <table:table-cell office:value-type="float" office:value="308924.525">
            <text:p>308924.525</text:p>
          </table:table-cell>
        </table:table-row>
        <table:table-row table:style-name="ro2">
          <table:table-cell table:number-columns-repeated="18"/>
          <table:table-cell office:value-type="string">
            <text:p>178805374.658 </text:p>
          </table:table-cell>
          <table:table-cell office:value-type="string">
            <text:p>4876680758.471 </text:p>
          </table:table-cell>
        </table:table-row>
      </table:table>
      <table:table table:name="S2cut" table:style-name="ta1" table:print="false">
        <table:table-column table:style-name="co1" table:number-columns-repeated="20" table:default-cell-style-name="Default"/>
        <table:table-row table:style-name="ro2">
          <table:table-cell table:number-columns-repeated="18"/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Peak</text:p>
          </table:table-cell>
          <table:table-cell office:value-type="string">
            <text:p>Ret.Time</text:p>
          </table:table-cell>
          <table:table-cell office:value-type="string">
            <text:p>1st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2n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office:value-type="string">
            <text:p>3rd Hit</text:p>
          </table:table-cell>
          <table:table-cell office:value-type="string">
            <text:p>Library Compound</text:p>
          </table:table-cell>
          <table:table-cell office:value-type="string">
            <text:p>Library</text:p>
          </table:table-cell>
          <table:table-cell table:number-columns-repeated="9"/>
        </table:table-row>
        <table:table-row table:style-name="ro1">
          <table:table-cell office:value-type="string">
            <text:p>No.</text:p>
          </table:table-cell>
          <table:table-cell office:value-type="string">
            <text:p>min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Ret. Time</text:p>
          </table:table-cell>
          <table:table-cell office:value-type="string">
            <text:p>Name</text:p>
          </table:table-cell>
          <table:table-cell office:value-type="string">
            <text:p>Est. Amt.</text:p>
          </table:table-cell>
          <table:table-cell office:value-type="string">
            <text:p>SI</text:p>
          </table:table-cell>
          <table:table-cell office:value-type="string">
            <text:p>RSI</text:p>
          </table:table-cell>
          <table:table-cell office:value-type="string">
            <text:p>Prob.(%)</text:p>
          </table:table-cell>
          <table:table-cell office:value-type="string">
            <text:p>Library</text:p>
          </table:table-cell>
          <table:table-cell office:value-type="string">
            <text:p>ISTD</text:p>
          </table:table-cell>
          <table:table-cell/>
        </table:table-row>
        <table:table-row table:style-name="ro1">
          <table:table-cell table:number-columns-repeated="11" office:value-type="string">
            <text:p>TIC</text:p>
          </table:table-cell>
          <table:table-cell office:value-type="float" office:value="3.411">
            <text:p>3.41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08">
            <text:p>908</text:p>
          </table:table-cell>
          <table:table-cell office:value-type="float" office:value="54.8">
            <text:p>54.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82">
            <text:p>3.82</text:p>
          </table:table-cell>
          <table:table-cell office:value-type="float" office:value="685">
            <text:p>685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683">
            <text:p>683</text:p>
          </table:table-cell>
          <table:table-cell office:value-type="string">
            <text:p>Oxirane, pentyl-</text:p>
          </table:table-cell>
          <table:table-cell office:value-type="string">
            <text:p>replib</text:p>
          </table:table-cell>
          <table:table-cell office:value-type="float" office:value="671">
            <text:p>671</text:p>
          </table:table-cell>
          <table:table-cell office:value-type="string">
            <text:p>Oxirane, 2-methyl-2-pentyl-</text:p>
          </table:table-cell>
          <table:table-cell office:value-type="string">
            <text:p>replib</text:p>
          </table:table-cell>
          <table:table-cell office:value-type="float" office:value="3.445">
            <text:p>3.44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896">
            <text:p>896</text:p>
          </table:table-cell>
          <table:table-cell office:value-type="float" office:value="40.09">
            <text:p>40.0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11">
            <text:p>4.11</text:p>
          </table:table-cell>
          <table:table-cell office:value-type="float" office:value="739">
            <text:p>739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697">
            <text:p>697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694">
            <text:p>694</text:p>
          </table:table-cell>
          <table:table-cell office:value-type="string">
            <text:p>Oxirane, pentyl-</text:p>
          </table:table-cell>
          <table:table-cell office:value-type="string">
            <text:p>replib</text:p>
          </table:table-cell>
          <table:table-cell office:value-type="float" office:value="3.54">
            <text:p>3.5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886">
            <text:p>886</text:p>
          </table:table-cell>
          <table:table-cell office:value-type="float" office:value="24.3">
            <text:p>24.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65">
            <text:p>4.65</text:p>
          </table:table-cell>
          <table:table-cell office:value-type="float" office:value="725">
            <text:p>725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21">
            <text:p>721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718">
            <text:p>718</text:p>
          </table:table-cell>
          <table:table-cell office:value-type="string">
            <text:p>Tridecane, 3-methyl-</text:p>
          </table:table-cell>
          <table:table-cell office:value-type="string">
            <text:p>replib</text:p>
          </table:table-cell>
          <table:table-cell office:value-type="float" office:value="3.598">
            <text:p>3.59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04">
            <text:p>904</text:p>
          </table:table-cell>
          <table:table-cell office:value-type="float" office:value="50">
            <text:p>50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.19">
            <text:p>5.19</text:p>
          </table:table-cell>
          <table:table-cell office:value-type="float" office:value="650">
            <text:p>650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648">
            <text:p>648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644">
            <text:p>644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3.673">
            <text:p>3.67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03">
            <text:p>903</text:p>
          </table:table-cell>
          <table:table-cell office:value-type="float" office:value="54.86">
            <text:p>54.8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51">
            <text:p>5.51</text:p>
          </table:table-cell>
          <table:table-cell office:value-type="float" office:value="718">
            <text:p>718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675">
            <text:p>675</text:p>
          </table:table-cell>
          <table:table-cell office:value-type="string">
            <text:p>1,2-Cyclopentanediol, trans-</text:p>
          </table:table-cell>
          <table:table-cell office:value-type="string">
            <text:p>replib</text:p>
          </table:table-cell>
          <table:table-cell office:value-type="float" office:value="675">
            <text:p>675</text:p>
          </table:table-cell>
          <table:table-cell office:value-type="string">
            <text:p>4-Piperidinemethanamine</text:p>
          </table:table-cell>
          <table:table-cell office:value-type="string">
            <text:p>replib</text:p>
          </table:table-cell>
          <table:table-cell office:value-type="float" office:value="3.727">
            <text:p>3.72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14">
            <text:p>914</text:p>
          </table:table-cell>
          <table:table-cell office:value-type="float" office:value="29.54">
            <text:p>29.5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.7">
            <text:p>5.7</text:p>
          </table:table-cell>
          <table:table-cell office:value-type="float" office:value="734">
            <text:p>734</text:p>
          </table:table-cell>
          <table:table-cell office:value-type="string">
            <text:p>Tridecane, 4-methyl-</text:p>
          </table:table-cell>
          <table:table-cell office:value-type="string">
            <text:p>replib</text:p>
          </table:table-cell>
          <table:table-cell office:value-type="float" office:value="716">
            <text:p>716</text:p>
          </table:table-cell>
          <table:table-cell office:value-type="string">
            <text:p>Octane, 4-methyl-</text:p>
          </table:table-cell>
          <table:table-cell office:value-type="string">
            <text:p>replib</text:p>
          </table:table-cell>
          <table:table-cell office:value-type="float" office:value="715">
            <text:p>715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3.758">
            <text:p>3.75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896">
            <text:p>896</text:p>
          </table:table-cell>
          <table:table-cell office:value-type="float" office:value="56.89">
            <text:p>56.8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.61">
            <text:p>6.61</text:p>
          </table:table-cell>
          <table:table-cell office:value-type="float" office:value="669">
            <text:p>669</text:p>
          </table:table-cell>
          <table:table-cell office:value-type="string">
            <text:p>Tert.-butylaminoacrylonitryl</text:p>
          </table:table-cell>
          <table:table-cell office:value-type="string">
            <text:p>replib</text:p>
          </table:table-cell>
          <table:table-cell office:value-type="float" office:value="645">
            <text:p>645</text:p>
          </table:table-cell>
          <table:table-cell office:value-type="string">
            <text:p>2,6,6-Trimethyl-bicyclo[3.1.1]hept-3-ylamine</text:p>
          </table:table-cell>
          <table:table-cell office:value-type="string">
            <text:p>replib</text:p>
          </table:table-cell>
          <table:table-cell office:value-type="float" office:value="643">
            <text:p>643</text:p>
          </table:table-cell>
          <table:table-cell office:value-type="string">
            <text:p>Cyclohexanone, 4-hydroxy-</text:p>
          </table:table-cell>
          <table:table-cell office:value-type="string">
            <text:p>replib</text:p>
          </table:table-cell>
          <table:table-cell office:value-type="float" office:value="3.819">
            <text:p>3.81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838">
            <text:p>838</text:p>
          </table:table-cell>
          <table:table-cell office:value-type="float" office:value="10.81">
            <text:p>10.8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.68">
            <text:p>6.68</text:p>
          </table:table-cell>
          <table:table-cell office:value-type="float" office:value="670">
            <text:p>670</text:p>
          </table:table-cell>
          <table:table-cell office:value-type="string">
            <text:p>N-Butyryl-DL-homoserine lactone</text:p>
          </table:table-cell>
          <table:table-cell office:value-type="string">
            <text:p>replib</text:p>
          </table:table-cell>
          <table:table-cell office:value-type="float" office:value="664">
            <text:p>664</text:p>
          </table:table-cell>
          <table:table-cell office:value-type="string">
            <text:p>Hexane, 2,2,5,5-tetramethyl-</text:p>
          </table:table-cell>
          <table:table-cell office:value-type="string">
            <text:p>replib</text:p>
          </table:table-cell>
          <table:table-cell office:value-type="float" office:value="655">
            <text:p>655</text:p>
          </table:table-cell>
          <table:table-cell office:value-type="string">
            <text:p>n-Hexane</text:p>
          </table:table-cell>
          <table:table-cell office:value-type="string">
            <text:p>replib</text:p>
          </table:table-cell>
          <table:table-cell office:value-type="float" office:value="3.897">
            <text:p>3.89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766">
            <text:p>766</text:p>
          </table:table-cell>
          <table:table-cell office:value-type="float" office:value="17.62">
            <text:p>17.6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36">
            <text:p>7.36</text:p>
          </table:table-cell>
          <table:table-cell office:value-type="float" office:value="879">
            <text:p>879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877">
            <text:p>877</text:p>
          </table:table-cell>
          <table:table-cell office:value-type="string">
            <text:p>a-Pinene</text:p>
          </table:table-cell>
          <table:table-cell office:value-type="string">
            <text:p>replib</text:p>
          </table:table-cell>
          <table:table-cell office:value-type="float" office:value="876">
            <text:p>876</text:p>
          </table:table-cell>
          <table:table-cell office:value-type="string">
            <text:p>Tricyclo[2.2.1.0(2,6)]heptane, 1,3,3-trimethyl-</text:p>
          </table:table-cell>
          <table:table-cell office:value-type="string">
            <text:p>replib</text:p>
          </table:table-cell>
          <table:table-cell office:value-type="float" office:value="3.952">
            <text:p>3.952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737">
            <text:p>737</text:p>
          </table:table-cell>
          <table:table-cell office:value-type="float" office:value="38.99">
            <text:p>38.9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72">
            <text:p>7.72</text:p>
          </table:table-cell>
          <table:table-cell office:value-type="float" office:value="842">
            <text:p>842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823">
            <text:p>823</text:p>
          </table:table-cell>
          <table:table-cell office:value-type="string">
            <text:p>Cyclohexene, 1-methyl-4-(1-methylethenyl)-, trans-</text:p>
          </table:table-cell>
          <table:table-cell office:value-type="string">
            <text:p>replib</text:p>
          </table:table-cell>
          <table:table-cell office:value-type="float" office:value="818">
            <text:p>818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replib</text:p>
          </table:table-cell>
          <table:table-cell office:value-type="float" office:value="3.996">
            <text:p>3.996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6.17">
            <text:p>16.1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.96">
            <text:p>7.96</text:p>
          </table:table-cell>
          <table:table-cell office:value-type="float" office:value="797">
            <text:p>797</text:p>
          </table:table-cell>
          <table:table-cell office:value-type="string">
            <text:p>Benzaldehyde</text:p>
          </table:table-cell>
          <table:table-cell office:value-type="string">
            <text:p>replib</text:p>
          </table:table-cell>
          <table:table-cell office:value-type="float" office:value="738">
            <text:p>738</text:p>
          </table:table-cell>
          <table:table-cell office:value-type="string">
            <text:p>Benzoyl bromide</text:p>
          </table:table-cell>
          <table:table-cell office:value-type="string">
            <text:p>replib</text:p>
          </table:table-cell>
          <table:table-cell office:value-type="float" office:value="725">
            <text:p>725</text:p>
          </table:table-cell>
          <table:table-cell office:value-type="string">
            <text:p>1-Propanone, 2-bromo-1-phenyl-</text:p>
          </table:table-cell>
          <table:table-cell office:value-type="string">
            <text:p>replib</text:p>
          </table:table-cell>
          <table:table-cell office:value-type="float" office:value="4.037">
            <text:p>4.03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54">
            <text:p>754</text:p>
          </table:table-cell>
          <table:table-cell office:value-type="float" office:value="23.06">
            <text:p>23.0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.18">
            <text:p>8.18</text:p>
          </table:table-cell>
          <table:table-cell office:value-type="float" office:value="744">
            <text:p>744</text:p>
          </table:table-cell>
          <table:table-cell office:value-type="string">
            <text:p>1-Heptanol</text:p>
          </table:table-cell>
          <table:table-cell office:value-type="string">
            <text:p>replib</text:p>
          </table:table-cell>
          <table:table-cell office:value-type="float" office:value="735">
            <text:p>735</text:p>
          </table:table-cell>
          <table:table-cell office:value-type="string">
            <text:p>1-Heptanol</text:p>
          </table:table-cell>
          <table:table-cell office:value-type="string">
            <text:p>replib</text:p>
          </table:table-cell>
          <table:table-cell office:value-type="float" office:value="726">
            <text:p>726</text:p>
          </table:table-cell>
          <table:table-cell office:value-type="string">
            <text:p>Oxirane, (1-methylbutyl)-</text:p>
          </table:table-cell>
          <table:table-cell office:value-type="string">
            <text:p>replib</text:p>
          </table:table-cell>
          <table:table-cell office:value-type="float" office:value="4.112">
            <text:p>4.112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60">
            <text:p>760</text:p>
          </table:table-cell>
          <table:table-cell office:value-type="float" office:value="41.23">
            <text:p>41.2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.24">
            <text:p>8.24</text:p>
          </table:table-cell>
          <table:table-cell office:value-type="float" office:value="922">
            <text:p>922</text:p>
          </table:table-cell>
          <table:table-cell office:value-type="string">
            <text:p>ß-Phellandrene</text:p>
          </table:table-cell>
          <table:table-cell office:value-type="string">
            <text:p>replib</text:p>
          </table:table-cell>
          <table:table-cell office:value-type="float" office:value="914">
            <text:p>914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894">
            <text:p>894</text:p>
          </table:table-cell>
          <table:table-cell office:value-type="string">
            <text:p>Bicyclo[3.1.0]hexane, 4-methylene-1-(1-methylethyl)-</text:p>
          </table:table-cell>
          <table:table-cell office:value-type="string">
            <text:p>replib</text:p>
          </table:table-cell>
          <table:table-cell office:value-type="float" office:value="4.268">
            <text:p>4.26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27">
            <text:p>927</text:p>
          </table:table-cell>
          <table:table-cell office:value-type="float" office:value="62.11">
            <text:p>62.1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.34">
            <text:p>8.34</text:p>
          </table:table-cell>
          <table:table-cell office:value-type="float" office:value="789">
            <text:p>789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replib</text:p>
          </table:table-cell>
          <table:table-cell office:value-type="float" office:value="782">
            <text:p>782</text:p>
          </table:table-cell>
          <table:table-cell office:value-type="string">
            <text:p>Bicyclo[2.2.1]heptane, 7,7-dimethyl-2-methylene-</text:p>
          </table:table-cell>
          <table:table-cell office:value-type="string">
            <text:p>replib</text:p>
          </table:table-cell>
          <table:table-cell office:value-type="float" office:value="759">
            <text:p>759</text:p>
          </table:table-cell>
          <table:table-cell office:value-type="string">
            <text:p>Santolina triene</text:p>
          </table:table-cell>
          <table:table-cell office:value-type="string">
            <text:p>replib</text:p>
          </table:table-cell>
          <table:table-cell office:value-type="float" office:value="4.309">
            <text:p>4.309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878">
            <text:p>878</text:p>
          </table:table-cell>
          <table:table-cell office:value-type="float" office:value="28.16">
            <text:p>28.1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.91">
            <text:p>8.91</text:p>
          </table:table-cell>
          <table:table-cell office:value-type="float" office:value="797">
            <text:p>797</text:p>
          </table:table-cell>
          <table:table-cell office:value-type="string">
            <text:p>4-Hexen-1-ol, acetate</text:p>
          </table:table-cell>
          <table:table-cell office:value-type="string">
            <text:p>replib</text:p>
          </table:table-cell>
          <table:table-cell office:value-type="float" office:value="727">
            <text:p>727</text:p>
          </table:table-cell>
          <table:table-cell office:value-type="string">
            <text:p>Butanoic acid, 4-hexenyl ester, (Z)-</text:p>
          </table:table-cell>
          <table:table-cell office:value-type="string">
            <text:p>replib</text:p>
          </table:table-cell>
          <table:table-cell office:value-type="float" office:value="698">
            <text:p>698</text:p>
          </table:table-cell>
          <table:table-cell office:value-type="string">
            <text:p>1,3-Butadiene, 2,3-dimethyl-</text:p>
          </table:table-cell>
          <table:table-cell office:value-type="string">
            <text:p>replib</text:p>
          </table:table-cell>
          <table:table-cell office:value-type="float" office:value="4.333">
            <text:p>4.33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20">
            <text:p>920</text:p>
          </table:table-cell>
          <table:table-cell office:value-type="float" office:value="57.68">
            <text:p>57.6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.39">
            <text:p>9.39</text:p>
          </table:table-cell>
          <table:table-cell office:value-type="float" office:value="787">
            <text:p>787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767">
            <text:p>767</text:p>
          </table:table-cell>
          <table:table-cell office:value-type="string">
            <text:p>1-Hexanol, 2-ethyl-</text:p>
          </table:table-cell>
          <table:table-cell office:value-type="string">
            <text:p>replib</text:p>
          </table:table-cell>
          <table:table-cell office:value-type="float" office:value="748">
            <text:p>748</text:p>
          </table:table-cell>
          <table:table-cell office:value-type="string">
            <text:p>Oxirane, [[(2-ethylhexyl)oxy]methyl]-</text:p>
          </table:table-cell>
          <table:table-cell office:value-type="string">
            <text:p>replib</text:p>
          </table:table-cell>
          <table:table-cell office:value-type="float" office:value="4.465">
            <text:p>4.46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749">
            <text:p>749</text:p>
          </table:table-cell>
          <table:table-cell office:value-type="float" office:value="30.42">
            <text:p>30.4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.49">
            <text:p>9.49</text:p>
          </table:table-cell>
          <table:table-cell office:value-type="float" office:value="893">
            <text:p>893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856">
            <text:p>856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836">
            <text:p>836</text:p>
          </table:table-cell>
          <table:table-cell office:value-type="string">
            <text:p>Eucalyptol</text:p>
          </table:table-cell>
          <table:table-cell office:value-type="string">
            <text:p>replib</text:p>
          </table:table-cell>
          <table:table-cell office:value-type="float" office:value="4.523">
            <text:p>4.523</text:p>
          </table:table-cell>
          <table:table-cell office:value-type="string">
            <text:p>Thieno[2,3-c]furan-3-carbonitrile, 2-amino-4,6-dihydro-4,4,6,6-tetramethyl-</text:p>
          </table:table-cell>
          <table:table-cell office:value-type="string">
            <text:p>n.a.</text:p>
          </table:table-cell>
          <table:table-cell office:value-type="float" office:value="563">
            <text:p>563</text:p>
          </table:table-cell>
          <table:table-cell office:value-type="float" office:value="574">
            <text:p>574</text:p>
          </table:table-cell>
          <table:table-cell office:value-type="float" office:value="24.62">
            <text:p>24.6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.77">
            <text:p>9.77</text:p>
          </table:table-cell>
          <table:table-cell office:value-type="float" office:value="909">
            <text:p>909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908">
            <text:p>908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98">
            <text:p>898</text:p>
          </table:table-cell>
          <table:table-cell office:value-type="string">
            <text:p>Benzene, 1,2-diethyl-</text:p>
          </table:table-cell>
          <table:table-cell office:value-type="string">
            <text:p>replib</text:p>
          </table:table-cell>
          <table:table-cell office:value-type="float" office:value="4.652">
            <text:p>4.652</text:p>
          </table:table-cell>
          <table:table-cell office:value-type="string">
            <text:p>Tridecane, 4-methyl-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741">
            <text:p>741</text:p>
          </table:table-cell>
          <table:table-cell office:value-type="float" office:value="11.43">
            <text:p>11.43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.93">
            <text:p>9.93</text:p>
          </table:table-cell>
          <table:table-cell office:value-type="float" office:value="880">
            <text:p>880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878">
            <text:p>878</text:p>
          </table:table-cell>
          <table:table-cell office:value-type="string">
            <text:p>Benzene, 1,4-diethyl-</text:p>
          </table:table-cell>
          <table:table-cell office:value-type="string">
            <text:p>replib</text:p>
          </table:table-cell>
          <table:table-cell office:value-type="float" office:value="877">
            <text:p>877</text:p>
          </table:table-cell>
          <table:table-cell office:value-type="string">
            <text:p>Benzene, 1,3-diethyl-</text:p>
          </table:table-cell>
          <table:table-cell office:value-type="string">
            <text:p>replib</text:p>
          </table:table-cell>
          <table:table-cell office:value-type="float" office:value="4.717">
            <text:p>4.71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899">
            <text:p>899</text:p>
          </table:table-cell>
          <table:table-cell office:value-type="float" office:value="56.84">
            <text:p>56.8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.23">
            <text:p>10.23</text:p>
          </table:table-cell>
          <table:table-cell office:value-type="float" office:value="765">
            <text:p>765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709">
            <text:p>709</text:p>
          </table:table-cell>
          <table:table-cell office:value-type="string">
            <text:p>Cyclohexanol, 5-methyl-2-(1-methylethenyl)-</text:p>
          </table:table-cell>
          <table:table-cell office:value-type="string">
            <text:p>replib</text:p>
          </table:table-cell>
          <table:table-cell office:value-type="float" office:value="699">
            <text:p>699</text:p>
          </table:table-cell>
          <table:table-cell office:value-type="string">
            <text:p>2,6-Octadien-1-ol, 3,7-dimethyl-, (Z)-</text:p>
          </table:table-cell>
          <table:table-cell office:value-type="string">
            <text:p>replib</text:p>
          </table:table-cell>
          <table:table-cell office:value-type="float" office:value="4.768">
            <text:p>4.768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05">
            <text:p>705</text:p>
          </table:table-cell>
          <table:table-cell office:value-type="float" office:value="748">
            <text:p>748</text:p>
          </table:table-cell>
          <table:table-cell office:value-type="float" office:value="46.47">
            <text:p>46.4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.76">
            <text:p>10.76</text:p>
          </table:table-cell>
          <table:table-cell office:value-type="float" office:value="697">
            <text:p>697</text:p>
          </table:table-cell>
          <table:table-cell office:value-type="string">
            <text:p>2,6-Octadien-1-ol, 3,7-dimethyl-, (Z)-</text:p>
          </table:table-cell>
          <table:table-cell office:value-type="string">
            <text:p>replib</text:p>
          </table:table-cell>
          <table:table-cell office:value-type="float" office:value="694">
            <text:p>694</text:p>
          </table:table-cell>
          <table:table-cell office:value-type="string">
            <text:p>p-Menth-8-en-1-ol, stereoisomer</text:p>
          </table:table-cell>
          <table:table-cell office:value-type="string">
            <text:p>replib</text:p>
          </table:table-cell>
          <table:table-cell office:value-type="float" office:value="675">
            <text:p>675</text:p>
          </table:table-cell>
          <table:table-cell office:value-type="string">
            <text:p>7-Hexadecenal, (Z)-</text:p>
          </table:table-cell>
          <table:table-cell office:value-type="string">
            <text:p>replib</text:p>
          </table:table-cell>
          <table:table-cell office:value-type="float" office:value="4.846">
            <text:p>4.84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09">
            <text:p>909</text:p>
          </table:table-cell>
          <table:table-cell office:value-type="float" office:value="59.97">
            <text:p>59.9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.85">
            <text:p>10.85</text:p>
          </table:table-cell>
          <table:table-cell office:value-type="float" office:value="898">
            <text:p>898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76">
            <text:p>876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849">
            <text:p>849</text:p>
          </table:table-cell>
          <table:table-cell office:value-type="string">
            <text:p>Nonanal</text:p>
          </table:table-cell>
          <table:table-cell office:value-type="string">
            <text:p>replib</text:p>
          </table:table-cell>
          <table:table-cell office:value-type="float" office:value="4.907">
            <text:p>4.90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886">
            <text:p>886</text:p>
          </table:table-cell>
          <table:table-cell office:value-type="float" office:value="51.86">
            <text:p>51.8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.09">
            <text:p>11.09</text:p>
          </table:table-cell>
          <table:table-cell office:value-type="float" office:value="824">
            <text:p>824</text:p>
          </table:table-cell>
          <table:table-cell office:value-type="string">
            <text:p>cis-Verbenol</text:p>
          </table:table-cell>
          <table:table-cell office:value-type="string">
            <text:p>replib</text:p>
          </table:table-cell>
          <table:table-cell office:value-type="float" office:value="821">
            <text:p>821</text:p>
          </table:table-cell>
          <table:table-cell office:value-type="string">
            <text:p>Verbenol</text:p>
          </table:table-cell>
          <table:table-cell office:value-type="string">
            <text:p>replib</text:p>
          </table:table-cell>
          <table:table-cell office:value-type="float" office:value="800">
            <text:p>800</text:p>
          </table:table-cell>
          <table:table-cell office:value-type="string">
            <text:p>2-Cyclohexene-1-carboxaldehyde, 2,6,6-trimethyl-</text:p>
          </table:table-cell>
          <table:table-cell office:value-type="string">
            <text:p>replib</text:p>
          </table:table-cell>
          <table:table-cell office:value-type="float" office:value="4.955">
            <text:p>4.955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09">
            <text:p>909</text:p>
          </table:table-cell>
          <table:table-cell office:value-type="float" office:value="68.39">
            <text:p>68.39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.41">
            <text:p>11.41</text:p>
          </table:table-cell>
          <table:table-cell office:value-type="float" office:value="836">
            <text:p>836</text:p>
          </table:table-cell>
          <table:table-cell office:value-type="string">
            <text:p>Cyclopentasiloxane, decamethyl-</text:p>
          </table:table-cell>
          <table:table-cell office:value-type="string">
            <text:p>replib</text:p>
          </table:table-cell>
          <table:table-cell office:value-type="float" office:value="834">
            <text:p>834</text:p>
          </table:table-cell>
          <table:table-cell office:value-type="string">
            <text:p>Cyclopentasiloxane, decamethyl-</text:p>
          </table:table-cell>
          <table:table-cell office:value-type="string">
            <text:p>replib</text:p>
          </table:table-cell>
          <table:table-cell office:value-type="float" office:value="747">
            <text:p>747</text:p>
          </table:table-cell>
          <table:table-cell office:value-type="string">
            <text:p>2,6-Dihydroxybenzoic acid, 3TMS derivative</text:p>
          </table:table-cell>
          <table:table-cell office:value-type="string">
            <text:p>replib</text:p>
          </table:table-cell>
          <table:table-cell office:value-type="float" office:value="5.04">
            <text:p>5.0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886">
            <text:p>886</text:p>
          </table:table-cell>
          <table:table-cell office:value-type="float" office:value="54.32">
            <text:p>54.3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.65">
            <text:p>11.65</text:p>
          </table:table-cell>
          <table:table-cell office:value-type="float" office:value="887">
            <text:p>887</text:p>
          </table:table-cell>
          <table:table-cell office:value-type="string">
            <text:p>Camphor</text:p>
          </table:table-cell>
          <table:table-cell office:value-type="string">
            <text:p>replib</text:p>
          </table:table-cell>
          <table:table-cell office:value-type="float" office:value="885">
            <text:p>885</text:p>
          </table:table-cell>
          <table:table-cell office:value-type="string">
            <text:p>Bicyclo[2.2.1]heptan-2-one, 1,7,7-trimethyl-, (1S)-</text:p>
          </table:table-cell>
          <table:table-cell office:value-type="string">
            <text:p>replib</text:p>
          </table:table-cell>
          <table:table-cell office:value-type="float" office:value="856">
            <text:p>856</text:p>
          </table:table-cell>
          <table:table-cell office:value-type="string">
            <text:p>Camphor</text:p>
          </table:table-cell>
          <table:table-cell office:value-type="string">
            <text:p>replib</text:p>
          </table:table-cell>
          <table:table-cell office:value-type="float" office:value="5.115">
            <text:p>5.115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0">
            <text:p>710</text:p>
          </table:table-cell>
          <table:table-cell office:value-type="float" office:value="739">
            <text:p>739</text:p>
          </table:table-cell>
          <table:table-cell office:value-type="float" office:value="14.77">
            <text:p>14.7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.9">
            <text:p>11.9</text:p>
          </table:table-cell>
          <table:table-cell office:value-type="float" office:value="707">
            <text:p>707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668">
            <text:p>668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656">
            <text:p>656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replib</text:p>
          </table:table-cell>
          <table:table-cell office:value-type="float" office:value="5.19">
            <text:p>5.19</text:p>
          </table:table-cell>
          <table:table-cell office:value-type="string">
            <text:p>1,2-Cyclopentanediol, trans-</text:p>
          </table:table-cell>
          <table:table-cell office:value-type="string">
            <text:p>n.a.</text:p>
          </table:table-cell>
          <table:table-cell office:value-type="float" office:value="650">
            <text:p>650</text:p>
          </table:table-cell>
          <table:table-cell office:value-type="float" office:value="693">
            <text:p>693</text:p>
          </table:table-cell>
          <table:table-cell office:value-type="float" office:value="13.28">
            <text:p>13.2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.08">
            <text:p>12.08</text:p>
          </table:table-cell>
          <table:table-cell office:value-type="float" office:value="744">
            <text:p>744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replib</text:p>
          </table:table-cell>
          <table:table-cell office:value-type="float" office:value="742">
            <text:p>742</text:p>
          </table:table-cell>
          <table:table-cell office:value-type="string">
            <text:p>Bicyclo[3.1.0]hexan-3-ol, 4-methyl-1-(1-methylethyl)-</text:p>
          </table:table-cell>
          <table:table-cell office:value-type="string">
            <text:p>replib</text:p>
          </table:table-cell>
          <table:table-cell office:value-type="float" office:value="741">
            <text:p>741</text:p>
          </table:table-cell>
          <table:table-cell office:value-type="string">
            <text:p>Isobornyl acetate</text:p>
          </table:table-cell>
          <table:table-cell office:value-type="string">
            <text:p>replib</text:p>
          </table:table-cell>
          <table:table-cell office:value-type="float" office:value="5.299">
            <text:p>5.299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23">
            <text:p>723</text:p>
          </table:table-cell>
          <table:table-cell office:value-type="float" office:value="768">
            <text:p>768</text:p>
          </table:table-cell>
          <table:table-cell office:value-type="float" office:value="43.24">
            <text:p>43.24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.31">
            <text:p>12.31</text:p>
          </table:table-cell>
          <table:table-cell office:value-type="float" office:value="721">
            <text:p>721</text:p>
          </table:table-cell>
          <table:table-cell office:value-type="string">
            <text:p>Benzaldehyde, 4-ethyl-</text:p>
          </table:table-cell>
          <table:table-cell office:value-type="string">
            <text:p>replib</text:p>
          </table:table-cell>
          <table:table-cell office:value-type="float" office:value="654">
            <text:p>654</text:p>
          </table:table-cell>
          <table:table-cell office:value-type="string">
            <text:p>Phenol, 4-(2-propenyl)-, acetate</text:p>
          </table:table-cell>
          <table:table-cell office:value-type="string">
            <text:p>replib</text:p>
          </table:table-cell>
          <table:table-cell office:value-type="float" office:value="649">
            <text:p>649</text:p>
          </table:table-cell>
          <table:table-cell office:value-type="string">
            <text:p>1H-Inden-1-ol, 2,3-dihydro-</text:p>
          </table:table-cell>
          <table:table-cell office:value-type="string">
            <text:p>replib</text:p>
          </table:table-cell>
          <table:table-cell office:value-type="float" office:value="5.397">
            <text:p>5.397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870">
            <text:p>870</text:p>
          </table:table-cell>
          <table:table-cell office:value-type="float" office:value="43.55">
            <text:p>43.55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2.53">
            <text:p>12.53</text:p>
          </table:table-cell>
          <table:table-cell office:value-type="float" office:value="635">
            <text:p>635</text:p>
          </table:table-cell>
          <table:table-cell office:value-type="string">
            <text:p>Heptane, 1,1'-oxybis-</text:p>
          </table:table-cell>
          <table:table-cell office:value-type="string">
            <text:p>replib</text:p>
          </table:table-cell>
          <table:table-cell office:value-type="float" office:value="635">
            <text:p>635</text:p>
          </table:table-cell>
          <table:table-cell office:value-type="string">
            <text:p>Heptane, 4-propyl-</text:p>
          </table:table-cell>
          <table:table-cell office:value-type="string">
            <text:p>replib</text:p>
          </table:table-cell>
          <table:table-cell office:value-type="float" office:value="626">
            <text:p>626</text:p>
          </table:table-cell>
          <table:table-cell office:value-type="string">
            <text:p>7-Tetradecene</text:p>
          </table:table-cell>
          <table:table-cell office:value-type="string">
            <text:p>replib</text:p>
          </table:table-cell>
          <table:table-cell office:value-type="float" office:value="5.431">
            <text:p>5.431</text:p>
          </table:table-cell>
          <table:table-cell office:value-type="string">
            <text:p>Hexane, 2,2,5,5-tetramethyl-</text:p>
          </table:table-cell>
          <table:table-cell office:value-type="string">
            <text:p>n.a.</text:p>
          </table:table-cell>
          <table:table-cell table:number-columns-repeated="2" office:value-type="float" office:value="680">
            <text:p>680</text:p>
          </table:table-cell>
          <table:table-cell office:value-type="float" office:value="16.67">
            <text:p>16.67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3.02">
            <text:p>13.02</text:p>
          </table:table-cell>
          <table:table-cell office:value-type="float" office:value="828">
            <text:p>828</text:p>
          </table:table-cell>
          <table:table-cell office:value-type="string">
            <text:p>Bicyclo[3.1.1]hept-2-en-6-ol, 2,7,7-trimethyl-, acetate, [1S-(1a,5a,6ß)]-</text:p>
          </table:table-cell>
          <table:table-cell office:value-type="string">
            <text:p>replib</text:p>
          </table:table-cell>
          <table:table-cell office:value-type="float" office:value="761">
            <text:p>761</text:p>
          </table:table-cell>
          <table:table-cell office:value-type="string">
            <text:p>cis-p-Mentha-2,8-dien-1-ol</text:p>
          </table:table-cell>
          <table:table-cell office:value-type="string">
            <text:p>replib</text:p>
          </table:table-cell>
          <table:table-cell office:value-type="float" office:value="760">
            <text:p>760</text:p>
          </table:table-cell>
          <table:table-cell office:value-type="string">
            <text:p>Hexane, 1-chloro-5-methyl-</text:p>
          </table:table-cell>
          <table:table-cell office:value-type="string">
            <text:p>replib</text:p>
          </table:table-cell>
          <table:table-cell office:value-type="float" office:value="5.509">
            <text:p>5.509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734">
            <text:p>734</text:p>
          </table:table-cell>
          <table:table-cell office:value-type="float" office:value="37.21">
            <text:p>37.2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3.21">
            <text:p>13.21</text:p>
          </table:table-cell>
          <table:table-cell office:value-type="float" office:value="699">
            <text:p>699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682">
            <text:p>682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676">
            <text:p>676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replib</text:p>
          </table:table-cell>
          <table:table-cell office:value-type="float" office:value="5.584">
            <text:p>5.584</text:p>
          </table:table-cell>
          <table:table-cell office:value-type="string">
            <text:p>Oxirane, 2-methyl-3-(1-methylethyl)-</text:p>
          </table:table-cell>
          <table:table-cell office:value-type="string">
            <text:p>n.a.</text:p>
          </table:table-cell>
          <table:table-cell office:value-type="float" office:value="629">
            <text:p>629</text:p>
          </table:table-cell>
          <table:table-cell office:value-type="float" office:value="723">
            <text:p>723</text:p>
          </table:table-cell>
          <table:table-cell office:value-type="float" office:value="13.38">
            <text:p>13.38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3.41">
            <text:p>13.41</text:p>
          </table:table-cell>
          <table:table-cell office:value-type="float" office:value="707">
            <text:p>707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replib</text:p>
          </table:table-cell>
          <table:table-cell office:value-type="float" office:value="702">
            <text:p>702</text:p>
          </table:table-cell>
          <table:table-cell office:value-type="string">
            <text:p>Phenol, 3-methyl-5-(1-methylethyl)-, methylcarbamate</text:p>
          </table:table-cell>
          <table:table-cell office:value-type="string">
            <text:p>replib</text:p>
          </table:table-cell>
          <table:table-cell office:value-type="float" office:value="697">
            <text:p>697</text:p>
          </table:table-cell>
          <table:table-cell office:value-type="string">
            <text:p>p-Cymen-7-ol</text:p>
          </table:table-cell>
          <table:table-cell office:value-type="string">
            <text:p>replib</text:p>
          </table:table-cell>
          <table:table-cell office:value-type="float" office:value="5.703">
            <text:p>5.703</text:p>
          </table:table-cell>
          <table:table-cell office:value-type="string">
            <text:p>Tridecane, 4-methyl-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737">
            <text:p>737</text:p>
          </table:table-cell>
          <table:table-cell office:value-type="float" office:value="19.42">
            <text:p>19.4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3.51">
            <text:p>13.51</text:p>
          </table:table-cell>
          <table:table-cell office:value-type="float" office:value="845">
            <text:p>845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36">
            <text:p>836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30">
            <text:p>830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5.812">
            <text:p>5.81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893">
            <text:p>893</text:p>
          </table:table-cell>
          <table:table-cell office:value-type="float" office:value="50.91">
            <text:p>50.91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3.86">
            <text:p>13.86</text:p>
          </table:table-cell>
          <table:table-cell office:value-type="float" office:value="880">
            <text:p>880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66">
            <text:p>866</text:p>
          </table:table-cell>
          <table:table-cell office:value-type="string">
            <text:p>Ethanone, 1-(4-ethylphenyl)-</text:p>
          </table:table-cell>
          <table:table-cell office:value-type="string">
            <text:p>replib</text:p>
          </table:table-cell>
          <table:table-cell office:value-type="float" office:value="842">
            <text:p>842</text:p>
          </table:table-cell>
          <table:table-cell office:value-type="string">
            <text:p>Ethanone, 1-(2,4-dimethylphenyl)-</text:p>
          </table:table-cell>
          <table:table-cell office:value-type="string">
            <text:p>replib</text:p>
          </table:table-cell>
          <table:table-cell office:value-type="float" office:value="5.931">
            <text:p>5.931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885">
            <text:p>885</text:p>
          </table:table-cell>
          <table:table-cell office:value-type="float" office:value="56.82">
            <text:p>56.82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3.93">
            <text:p>13.93</text:p>
          </table:table-cell>
          <table:table-cell office:value-type="float" office:value="842">
            <text:p>842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723">
            <text:p>723</text:p>
          </table:table-cell>
          <table:table-cell office:value-type="string">
            <text:p>[1,1'-Bicyclopentyl]-2-one</text:p>
          </table:table-cell>
          <table:table-cell office:value-type="string">
            <text:p>replib</text:p>
          </table:table-cell>
          <table:table-cell office:value-type="float" office:value="648">
            <text:p>648</text:p>
          </table:table-cell>
          <table:table-cell office:value-type="string">
            <text:p>2-Cyclohexen-1-ol, 3-methyl-6-(1-methylethyl)-, cis-</text:p>
          </table:table-cell>
          <table:table-cell office:value-type="string">
            <text:p>replib</text:p>
          </table:table-cell>
          <table:table-cell office:value-type="float" office:value="6.023">
            <text:p>6.023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848">
            <text:p>848</text:p>
          </table:table-cell>
          <table:table-cell office:value-type="float" office:value="49.16">
            <text:p>49.16</text:p>
          </table:table-cell>
          <table:table-cell office:value-type="string">
            <text:p>replib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4.1">
            <text:p>14.1</text:p>
          </table:table-cell>
          <table:table-cell office:value-type="float" office:value="904">
            <text:p>904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862">
            <text:p>862</text:p>
          </table:table-cell>
          <table:table-cell office:value-type="string">
            <text:p>Cyclohexasiloxane, dodecamethyl-</text:p>
          </table:table-cell>
          <table:table-cell office:value-type="string">
            <text:p>replib</text:p>
          </table:table-cell>
          <table:table-cell office:value-type="float" office:value="597">
            <text:p>597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.067">
            <text:p>6.067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718">
            <text:p>718</text:p>
          </table:table-cell>
          <table:table-cell office:value-type="float" office:value="46.14">
            <text:p>46.14</text:p>
          </table:table-cell>
          <table:table-cell office:value-type="string">
            <text:p>replib</text:p>
          </table:table-cell>
          <table:table-cell office:value-type="string">
            <text:p>Area </text:p>
          </table:table-cell>
          <table:table-cell office:value-type="string">
            <text:p>Height 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867">
            <text:p>867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758">
            <text:p>758</text:p>
          </table:table-cell>
          <table:table-cell office:value-type="string">
            <text:p>Benzaldehyde, 2,4,6-trimethyl-</text:p>
          </table:table-cell>
          <table:table-cell office:value-type="string">
            <text:p>replib</text:p>
          </table:table-cell>
          <table:table-cell office:value-type="float" office:value="748">
            <text:p>748</text:p>
          </table:table-cell>
          <table:table-cell office:value-type="string">
            <text:p>Anethole</text:p>
          </table:table-cell>
          <table:table-cell office:value-type="string">
            <text:p>replib</text:p>
          </table:table-cell>
          <table:table-cell office:value-type="float" office:value="6.118">
            <text:p>6.11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829">
            <text:p>829</text:p>
          </table:table-cell>
          <table:table-cell office:value-type="float" office:value="62.56">
            <text:p>62.56</text:p>
          </table:table-cell>
          <table:table-cell office:value-type="string">
            <text:p>replib</text:p>
          </table:table-cell>
          <table:table-cell office:value-type="string">
            <text:p>counts*min</text:p>
          </table:table-cell>
          <table:table-cell office:value-type="string">
            <text:p>counts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5.42">
            <text:p>15.42</text:p>
          </table:table-cell>
          <table:table-cell office:value-type="float" office:value="804">
            <text:p>804</text:p>
          </table:table-cell>
          <table:table-cell office:value-type="string">
            <text:p>7-Tetradecene</text:p>
          </table:table-cell>
          <table:table-cell office:value-type="string">
            <text:p>replib</text:p>
          </table:table-cell>
          <table:table-cell office:value-type="float" office:value="796">
            <text:p>796</text:p>
          </table:table-cell>
          <table:table-cell office:value-type="string">
            <text:p>6-Tridecene, (Z)-</text:p>
          </table:table-cell>
          <table:table-cell office:value-type="string">
            <text:p>replib</text:p>
          </table:table-cell>
          <table:table-cell office:value-type="float" office:value="761">
            <text:p>761</text:p>
          </table:table-cell>
          <table:table-cell office:value-type="string">
            <text:p>6-Dodecene, (E)-</text:p>
          </table:table-cell>
          <table:table-cell office:value-type="string">
            <text:p>replib</text:p>
          </table:table-cell>
          <table:table-cell office:value-type="float" office:value="6.156">
            <text:p>6.15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851">
            <text:p>851</text:p>
          </table:table-cell>
          <table:table-cell office:value-type="float" office:value="48.6">
            <text:p>48.6</text:p>
          </table:table-cell>
          <table:table-cell office:value-type="string">
            <text:p>replib</text:p>
          </table:table-cell>
          <table:table-cell table:number-columns-repeated="2" office:value-type="string">
            <text:p>TIC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6.46">
            <text:p>16.46</text:p>
          </table:table-cell>
          <table:table-cell office:value-type="float" office:value="900">
            <text:p>900</text:p>
          </table:table-cell>
          <table:table-cell office:value-type="string">
            <text:p>Cycloheptasiloxane, tetradecamethyl-</text:p>
          </table:table-cell>
          <table:table-cell office:value-type="string">
            <text:p>replib</text:p>
          </table:table-cell>
          <table:table-cell office:value-type="float" office:value="498">
            <text:p>498</text:p>
          </table:table-cell>
          <table:table-cell office:value-type="string">
            <text:p>Heptasiloxane, hexadecamethyl-</text:p>
          </table:table-cell>
          <table:table-cell office:value-type="string">
            <text:p>replib</text:p>
          </table:table-cell>
          <table:table-cell office:value-type="float" office:value="472">
            <text:p>472</text:p>
          </table:table-cell>
          <table:table-cell office:value-type="string">
            <text:p>Pentasiloxane, dodecamethyl-</text:p>
          </table:table-cell>
          <table:table-cell office:value-type="string">
            <text:p>replib</text:p>
          </table:table-cell>
          <table:table-cell office:value-type="float" office:value="6.22">
            <text:p>6.22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880">
            <text:p>880</text:p>
          </table:table-cell>
          <table:table-cell office:value-type="float" office:value="60.25">
            <text:p>60.25</text:p>
          </table:table-cell>
          <table:table-cell office:value-type="string">
            <text:p>replib</text:p>
          </table:table-cell>
          <table:table-cell office:value-type="float" office:value="15495.799">
            <text:p>15495.799</text:p>
          </table:table-cell>
          <table:table-cell office:value-type="float" office:value="752899.349">
            <text:p>752899.34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6.83">
            <text:p>16.83</text:p>
          </table:table-cell>
          <table:table-cell office:value-type="float" office:value="849">
            <text:p>849</text:p>
          </table:table-cell>
          <table:table-cell office:value-type="string">
            <text:p>Caryophyllene</text:p>
          </table:table-cell>
          <table:table-cell office:value-type="string">
            <text:p>replib</text:p>
          </table:table-cell>
          <table:table-cell office:value-type="float" office:value="840">
            <text:p>840</text:p>
          </table:table-cell>
          <table:table-cell office:value-type="string">
            <text:p>1H-Benzocycloheptene, 2,4a,5,6,7,8,9,9a-octahydro-3,5,5-trimethyl-9-methylene-, (4aS-cis)-</text:p>
          </table:table-cell>
          <table:table-cell office:value-type="string">
            <text:p>replib</text:p>
          </table:table-cell>
          <table:table-cell office:value-type="float" office:value="820">
            <text:p>820</text:p>
          </table:table-cell>
          <table:table-cell office:value-type="string">
            <text:p>Naphthalene, 1,2,3,5,6,7,8,8a-octahydro-1,8a-dimethyl-7-(1-methylethenyl)-, [1R-(1a,7ß,8aa)]-</text:p>
          </table:table-cell>
          <table:table-cell office:value-type="string">
            <text:p>replib</text:p>
          </table:table-cell>
          <table:table-cell office:value-type="float" office:value="6.312">
            <text:p>6.312</text:p>
          </table:table-cell>
          <table:table-cell office:value-type="string">
            <text:p>Butanoic acid, 3-oxo-, 2-methylpropyl ester</text:p>
          </table:table-cell>
          <table:table-cell office:value-type="string">
            <text:p>n.a.</text:p>
          </table:table-cell>
          <table:table-cell table:number-columns-repeated="2" office:value-type="float" office:value="689">
            <text:p>689</text:p>
          </table:table-cell>
          <table:table-cell office:value-type="float" office:value="21.25">
            <text:p>21.25</text:p>
          </table:table-cell>
          <table:table-cell office:value-type="string">
            <text:p>replib</text:p>
          </table:table-cell>
          <table:table-cell office:value-type="float" office:value="50320.695">
            <text:p>50320.695</text:p>
          </table:table-cell>
          <table:table-cell office:value-type="float" office:value="743659.946">
            <text:p>743659.946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6.92">
            <text:p>16.92</text:p>
          </table:table-cell>
          <table:table-cell office:value-type="float" office:value="792">
            <text:p>792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replib</text:p>
          </table:table-cell>
          <table:table-cell office:value-type="float" office:value="735">
            <text:p>735</text:p>
          </table:table-cell>
          <table:table-cell office:value-type="string">
            <text:p>1,6-Octadien-3-ol, 3,7-dimethyl-, formate</text:p>
          </table:table-cell>
          <table:table-cell office:value-type="string">
            <text:p>replib</text:p>
          </table:table-cell>
          <table:table-cell office:value-type="float" office:value="734">
            <text:p>734</text:p>
          </table:table-cell>
          <table:table-cell office:value-type="string">
            <text:p>1,6-Octadien-3-ol, 3,7-dimethyl-, propanoate</text:p>
          </table:table-cell>
          <table:table-cell office:value-type="string">
            <text:p>replib</text:p>
          </table:table-cell>
          <table:table-cell office:value-type="float" office:value="6.377">
            <text:p>6.377</text:p>
          </table:table-cell>
          <table:table-cell office:value-type="string">
            <text:p>2,6-Dimethyl-6-trifluoroacetoxyoctane</text:p>
          </table:table-cell>
          <table:table-cell office:value-type="string">
            <text:p>n.a.</text:p>
          </table:table-cell>
          <table:table-cell table:number-columns-repeated="2" office:value-type="float" office:value="698">
            <text:p>698</text:p>
          </table:table-cell>
          <table:table-cell office:value-type="float" office:value="28.42">
            <text:p>28.42</text:p>
          </table:table-cell>
          <table:table-cell office:value-type="string">
            <text:p>replib</text:p>
          </table:table-cell>
          <table:table-cell office:value-type="float" office:value="30079.676">
            <text:p>30079.676</text:p>
          </table:table-cell>
          <table:table-cell office:value-type="float" office:value="1015472.262">
            <text:p>1015472.26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914">
            <text:p>914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14">
            <text:p>914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908">
            <text:p>908</text:p>
          </table:table-cell>
          <table:table-cell office:value-type="string">
            <text:p>2,4-Di-tert-butylphenol</text:p>
          </table:table-cell>
          <table:table-cell office:value-type="string">
            <text:p>replib</text:p>
          </table:table-cell>
          <table:table-cell office:value-type="float" office:value="6.424">
            <text:p>6.42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867">
            <text:p>867</text:p>
          </table:table-cell>
          <table:table-cell office:value-type="float" office:value="60.36">
            <text:p>60.36</text:p>
          </table:table-cell>
          <table:table-cell office:value-type="string">
            <text:p>replib</text:p>
          </table:table-cell>
          <table:table-cell office:value-type="float" office:value="50534.164">
            <text:p>50534.164</text:p>
          </table:table-cell>
          <table:table-cell office:value-type="float" office:value="910916.535">
            <text:p>910916.535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8.55">
            <text:p>18.55</text:p>
          </table:table-cell>
          <table:table-cell office:value-type="float" office:value="815">
            <text:p>815</text:p>
          </table:table-cell>
          <table:table-cell office:value-type="string">
            <text:p>Cyclooctasiloxane, hexadecamethyl-</text:p>
          </table:table-cell>
          <table:table-cell office:value-type="string">
            <text:p>replib</text:p>
          </table:table-cell>
          <table:table-cell office:value-type="float" office:value="635">
            <text:p>635</text:p>
          </table:table-cell>
          <table:table-cell office:value-type="string">
            <text:p>3,4-Dihydroxyphenylglycol, 4TMS derivative</text:p>
          </table:table-cell>
          <table:table-cell office:value-type="string">
            <text:p>replib</text:p>
          </table:table-cell>
          <table:table-cell office:value-type="float" office:value="635">
            <text:p>635</text:p>
          </table:table-cell>
          <table:table-cell office:value-type="string">
            <text:p>3,4-Dihydroxyphenylglycol, 4TMS derivative</text:p>
          </table:table-cell>
          <table:table-cell office:value-type="string">
            <text:p>replib</text:p>
          </table:table-cell>
          <table:table-cell office:value-type="float" office:value="6.516">
            <text:p>6.51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840">
            <text:p>840</text:p>
          </table:table-cell>
          <table:table-cell office:value-type="float" office:value="52.89">
            <text:p>52.89</text:p>
          </table:table-cell>
          <table:table-cell office:value-type="string">
            <text:p>replib</text:p>
          </table:table-cell>
          <table:table-cell office:value-type="float" office:value="57897.339">
            <text:p>57897.339</text:p>
          </table:table-cell>
          <table:table-cell office:value-type="float" office:value="1681576.448">
            <text:p>1681576.448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19.43">
            <text:p>19.43</text:p>
          </table:table-cell>
          <table:table-cell office:value-type="float" office:value="821">
            <text:p>821</text:p>
          </table:table-cell>
          <table:table-cell office:value-type="string">
            <text:p>Pentacosane</text:p>
          </table:table-cell>
          <table:table-cell office:value-type="string">
            <text:p>replib</text:p>
          </table:table-cell>
          <table:table-cell office:value-type="float" office:value="809">
            <text:p>809</text:p>
          </table:table-cell>
          <table:table-cell office:value-type="string">
            <text:p>Dodecane, 1-iodo-</text:p>
          </table:table-cell>
          <table:table-cell office:value-type="string">
            <text:p>replib</text:p>
          </table:table-cell>
          <table:table-cell office:value-type="float" office:value="802">
            <text:p>802</text:p>
          </table:table-cell>
          <table:table-cell office:value-type="string">
            <text:p>Octadecane, 2-methyl-</text:p>
          </table:table-cell>
          <table:table-cell office:value-type="string">
            <text:p>replib</text:p>
          </table:table-cell>
          <table:table-cell office:value-type="float" office:value="6.611">
            <text:p>6.611</text:p>
          </table:table-cell>
          <table:table-cell office:value-type="string">
            <text:p>Tert.-butylaminoacrylonitryl</text:p>
          </table:table-cell>
          <table:table-cell office:value-type="string">
            <text:p>n.a.</text:p>
          </table:table-cell>
          <table:table-cell office:value-type="float" office:value="669">
            <text:p>669</text:p>
          </table:table-cell>
          <table:table-cell office:value-type="float" office:value="709">
            <text:p>709</text:p>
          </table:table-cell>
          <table:table-cell office:value-type="float" office:value="26.92">
            <text:p>26.92</text:p>
          </table:table-cell>
          <table:table-cell office:value-type="string">
            <text:p>replib</text:p>
          </table:table-cell>
          <table:table-cell office:value-type="float" office:value="91510.505">
            <text:p>91510.505</text:p>
          </table:table-cell>
          <table:table-cell office:value-type="float" office:value="3288118.491">
            <text:p>3288118.491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0.34">
            <text:p>20.34</text:p>
          </table:table-cell>
          <table:table-cell office:value-type="float" office:value="862">
            <text:p>862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738">
            <text:p>738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56">
            <text:p>656</text:p>
          </table:table-cell>
          <table:table-cell office:value-type="string">
            <text:p>Heptasiloxane, hexadecamethyl-</text:p>
          </table:table-cell>
          <table:table-cell office:value-type="string">
            <text:p>replib</text:p>
          </table:table-cell>
          <table:table-cell office:value-type="float" office:value="6.679">
            <text:p>6.679</text:p>
          </table:table-cell>
          <table:table-cell office:value-type="string">
            <text:p>N-Butyryl-DL-homoserine lactone</text:p>
          </table:table-cell>
          <table:table-cell office:value-type="string">
            <text:p>n.a.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 office:value-type="float" office:value="22.96">
            <text:p>22.96</text:p>
          </table:table-cell>
          <table:table-cell office:value-type="string">
            <text:p>replib</text:p>
          </table:table-cell>
          <table:table-cell office:value-type="float" office:value="11302.076">
            <text:p>11302.076</text:p>
          </table:table-cell>
          <table:table-cell office:value-type="float" office:value="839765.567">
            <text:p>839765.567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1.92">
            <text:p>21.92</text:p>
          </table:table-cell>
          <table:table-cell office:value-type="float" office:value="616">
            <text:p>616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14">
            <text:p>614</text:p>
          </table:table-cell>
          <table:table-cell office:value-type="string">
            <text:p>Cyclononasiloxane, octadecamethyl-</text:p>
          </table:table-cell>
          <table:table-cell office:value-type="string">
            <text:p>replib</text:p>
          </table:table-cell>
          <table:table-cell office:value-type="float" office:value="614">
            <text:p>614</text:p>
          </table:table-cell>
          <table:table-cell office:value-type="string">
            <text:p>Cycloheptasiloxane, tetradecamethyl-</text:p>
          </table:table-cell>
          <table:table-cell office:value-type="string">
            <text:p>replib</text:p>
          </table:table-cell>
          <table:table-cell office:value-type="float" office:value="6.768">
            <text:p>6.76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863">
            <text:p>863</text:p>
          </table:table-cell>
          <table:table-cell office:value-type="float" office:value="42.93">
            <text:p>42.93</text:p>
          </table:table-cell>
          <table:table-cell office:value-type="string">
            <text:p>replib</text:p>
          </table:table-cell>
          <table:table-cell office:value-type="float" office:value="108874.877">
            <text:p>108874.877</text:p>
          </table:table-cell>
          <table:table-cell office:value-type="float" office:value="2841273.499">
            <text:p>2841273.499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23.73">
            <text:p>23.73</text:p>
          </table:table-cell>
          <table:table-cell office:value-type="float" office:value="694">
            <text:p>694</text:p>
          </table:table-cell>
          <table:table-cell office:value-type="string">
            <text:p>9-Octadecenamide, (Z)-</text:p>
          </table:table-cell>
          <table:table-cell office:value-type="string">
            <text:p>replib</text:p>
          </table:table-cell>
          <table:table-cell office:value-type="float" office:value="677">
            <text:p>677</text:p>
          </table:table-cell>
          <table:table-cell office:value-type="string">
            <text:p>9-Octadecenamide, (Z)-</text:p>
          </table:table-cell>
          <table:table-cell office:value-type="string">
            <text:p>replib</text:p>
          </table:table-cell>
          <table:table-cell office:value-type="float" office:value="650">
            <text:p>650</text:p>
          </table:table-cell>
          <table:table-cell office:value-type="string">
            <text:p>9-Octadecenamide, (Z)-</text:p>
          </table:table-cell>
          <table:table-cell office:value-type="string">
            <text:p>replib</text:p>
          </table:table-cell>
          <table:table-cell office:value-type="float" office:value="6.86">
            <text:p>6.86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885">
            <text:p>885</text:p>
          </table:table-cell>
          <table:table-cell office:value-type="float" office:value="78.64">
            <text:p>78.64</text:p>
          </table:table-cell>
          <table:table-cell office:value-type="string">
            <text:p>replib</text:p>
          </table:table-cell>
          <table:table-cell office:value-type="float" office:value="70515.774">
            <text:p>70515.774</text:p>
          </table:table-cell>
          <table:table-cell office:value-type="float" office:value="1976447.185">
            <text:p>1976447.185</text:p>
          </table:table-cell>
        </table:table-row>
        <table:table-row table:style-name="ro2">
          <table:table-cell office:value-type="string">
            <text:p><text:s/></text:p>
          </table:table-cell>
          <table:table-cell table:number-columns-repeated="10"/>
          <table:table-cell office:value-type="float" office:value="6.88">
            <text:p>6.88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896">
            <text:p>896</text:p>
          </table:table-cell>
          <table:table-cell office:value-type="float" office:value="75.41">
            <text:p>75.41</text:p>
          </table:table-cell>
          <table:table-cell office:value-type="string">
            <text:p>replib</text:p>
          </table:table-cell>
          <table:table-cell office:value-type="float" office:value="44037.894">
            <text:p>44037.894</text:p>
          </table:table-cell>
          <table:table-cell office:value-type="float" office:value="1286504.353">
            <text:p>1286504.353</text:p>
          </table:table-cell>
        </table:table-row>
        <table:table-row table:style-name="ro2">
          <table:table-cell table:number-columns-repeated="11"/>
          <table:table-cell office:value-type="float" office:value="6.924">
            <text:p>6.924</text:p>
          </table:table-cell>
          <table:table-cell office:value-type="string">
            <text:p>n-Hexane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854">
            <text:p>854</text:p>
          </table:table-cell>
          <table:table-cell office:value-type="float" office:value="40.46">
            <text:p>40.46</text:p>
          </table:table-cell>
          <table:table-cell office:value-type="string">
            <text:p>replib</text:p>
          </table:table-cell>
          <table:table-cell office:value-type="float" office:value="2736.666">
            <text:p>2736.666</text:p>
          </table:table-cell>
          <table:table-cell office:value-type="float" office:value="326893.217">
            <text:p>326893.217</text:p>
          </table:table-cell>
        </table:table-row>
        <table:table-row table:style-name="ro2">
          <table:table-cell table:number-columns-repeated="11"/>
          <table:table-cell office:value-type="float" office:value="7.108">
            <text:p>7.108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680">
            <text:p>680</text:p>
          </table:table-cell>
          <table:table-cell office:value-type="float" office:value="793">
            <text:p>793</text:p>
          </table:table-cell>
          <table:table-cell office:value-type="float" office:value="46.87">
            <text:p>46.87</text:p>
          </table:table-cell>
          <table:table-cell office:value-type="string">
            <text:p>replib</text:p>
          </table:table-cell>
          <table:table-cell office:value-type="float" office:value="58685.688">
            <text:p>58685.688</text:p>
          </table:table-cell>
          <table:table-cell office:value-type="float" office:value="1546968.247">
            <text:p>1546968.247</text:p>
          </table:table-cell>
        </table:table-row>
        <table:table-row table:style-name="ro2">
          <table:table-cell table:number-columns-repeated="11"/>
          <table:table-cell office:value-type="float" office:value="7.159">
            <text:p>7.159</text:p>
          </table:table-cell>
          <table:table-cell office:value-type="string">
            <text:p>1-Butanol, 4-butoxy-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713">
            <text:p>713</text:p>
          </table:table-cell>
          <table:table-cell office:value-type="float" office:value="26">
            <text:p>26</text:p>
          </table:table-cell>
          <table:table-cell office:value-type="string">
            <text:p>replib</text:p>
          </table:table-cell>
          <table:table-cell office:value-type="float" office:value="158511.518">
            <text:p>158511.518</text:p>
          </table:table-cell>
          <table:table-cell office:value-type="float" office:value="2263974.515">
            <text:p>2263974.515</text:p>
          </table:table-cell>
        </table:table-row>
        <table:table-row table:style-name="ro2">
          <table:table-cell table:number-columns-repeated="11"/>
          <table:table-cell office:value-type="float" office:value="7.196">
            <text:p>7.196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n.a.</text:p>
          </table:table-cell>
          <table:table-cell office:value-type="float" office:value="656">
            <text:p>656</text:p>
          </table:table-cell>
          <table:table-cell office:value-type="float" office:value="740">
            <text:p>740</text:p>
          </table:table-cell>
          <table:table-cell office:value-type="float" office:value="58.31">
            <text:p>58.31</text:p>
          </table:table-cell>
          <table:table-cell office:value-type="string">
            <text:p>replib</text:p>
          </table:table-cell>
          <table:table-cell office:value-type="float" office:value="46309.49">
            <text:p>46309.49</text:p>
          </table:table-cell>
          <table:table-cell office:value-type="float" office:value="1363033.198">
            <text:p>1363033.198</text:p>
          </table:table-cell>
        </table:table-row>
        <table:table-row table:style-name="ro2">
          <table:table-cell table:number-columns-repeated="11"/>
          <table:table-cell office:value-type="float" office:value="7.356">
            <text:p>7.356</text:p>
          </table:table-cell>
          <table:table-cell office:value-type="string">
            <text:p>Tricyclo[2.2.1.0(2,6)]heptane, 1,3,3-trimethyl-</text:p>
          </table:table-cell>
          <table:table-cell office:value-type="string">
            <text:p>n.a.</text:p>
          </table:table-cell>
          <table:table-cell office:value-type="float" office:value="879">
            <text:p>879</text:p>
          </table:table-cell>
          <table:table-cell office:value-type="float" office:value="906">
            <text:p>906</text:p>
          </table:table-cell>
          <table:table-cell office:value-type="float" office:value="15.32">
            <text:p>15.32</text:p>
          </table:table-cell>
          <table:table-cell office:value-type="string">
            <text:p>replib</text:p>
          </table:table-cell>
          <table:table-cell office:value-type="float" office:value="18429.583">
            <text:p>18429.583</text:p>
          </table:table-cell>
          <table:table-cell office:value-type="float" office:value="1193158.513">
            <text:p>1193158.513</text:p>
          </table:table-cell>
        </table:table-row>
        <table:table-row table:style-name="ro2">
          <table:table-cell table:number-columns-repeated="11"/>
          <table:table-cell office:value-type="float" office:value="7.537">
            <text:p>7.5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7">
            <text:p>637</text:p>
          </table:table-cell>
          <table:table-cell office:value-type="float" office:value="919">
            <text:p>919</text:p>
          </table:table-cell>
          <table:table-cell office:value-type="float" office:value="55.83">
            <text:p>55.83</text:p>
          </table:table-cell>
          <table:table-cell office:value-type="string">
            <text:p>replib</text:p>
          </table:table-cell>
          <table:table-cell office:value-type="float" office:value="55994.087">
            <text:p>55994.087</text:p>
          </table:table-cell>
          <table:table-cell office:value-type="float" office:value="899319.023">
            <text:p>899319.023</text:p>
          </table:table-cell>
        </table:table-row>
        <table:table-row table:style-name="ro2">
          <table:table-cell table:number-columns-repeated="11"/>
          <table:table-cell office:value-type="float" office:value="7.601">
            <text:p>7.60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973">
            <text:p>973</text:p>
          </table:table-cell>
          <table:table-cell office:value-type="float" office:value="58.14">
            <text:p>58.14</text:p>
          </table:table-cell>
          <table:table-cell office:value-type="string">
            <text:p>replib</text:p>
          </table:table-cell>
          <table:table-cell office:value-type="float" office:value="41878.233">
            <text:p>41878.233</text:p>
          </table:table-cell>
          <table:table-cell office:value-type="float" office:value="1315346.216">
            <text:p>1315346.216</text:p>
          </table:table-cell>
        </table:table-row>
        <table:table-row table:style-name="ro2">
          <table:table-cell table:number-columns-repeated="11"/>
          <table:table-cell office:value-type="float" office:value="7.628">
            <text:p>7.628</text:p>
          </table:table-cell>
          <table:table-cell office:value-type="string">
            <text:p>1-Butanol, 4-butoxy-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694">
            <text:p>694</text:p>
          </table:table-cell>
          <table:table-cell office:value-type="float" office:value="20.02">
            <text:p>20.02</text:p>
          </table:table-cell>
          <table:table-cell office:value-type="string">
            <text:p>replib</text:p>
          </table:table-cell>
          <table:table-cell office:value-type="float" office:value="74654.22">
            <text:p>74654.22</text:p>
          </table:table-cell>
          <table:table-cell office:value-type="float" office:value="1833709.542">
            <text:p>1833709.542</text:p>
          </table:table-cell>
        </table:table-row>
        <table:table-row table:style-name="ro2">
          <table:table-cell table:number-columns-repeated="11"/>
          <table:table-cell office:value-type="float" office:value="7.724">
            <text:p>7.724</text:p>
          </table:table-cell>
          <table:table-cell office:value-type="string">
            <text:p>Santolina triene</text:p>
          </table:table-cell>
          <table:table-cell office:value-type="string">
            <text:p>n.a.</text:p>
          </table:table-cell>
          <table:table-cell office:value-type="float" office:value="842">
            <text:p>842</text:p>
          </table:table-cell>
          <table:table-cell office:value-type="float" office:value="849">
            <text:p>849</text:p>
          </table:table-cell>
          <table:table-cell office:value-type="float" office:value="29.74">
            <text:p>29.74</text:p>
          </table:table-cell>
          <table:table-cell office:value-type="string">
            <text:p>replib</text:p>
          </table:table-cell>
          <table:table-cell office:value-type="float" office:value="207024.262">
            <text:p>207024.262</text:p>
          </table:table-cell>
          <table:table-cell office:value-type="float" office:value="6806229.067">
            <text:p>6806229.067</text:p>
          </table:table-cell>
        </table:table-row>
        <table:table-row table:style-name="ro2">
          <table:table-cell table:number-columns-repeated="11"/>
          <table:table-cell office:value-type="float" office:value="7.843">
            <text:p>7.843</text:p>
          </table:table-cell>
          <table:table-cell office:value-type="string">
            <text:p>1,3-Cyclopentanediol, cis-</text:p>
          </table:table-cell>
          <table:table-cell office:value-type="string">
            <text:p>n.a.</text:p>
          </table:table-cell>
          <table:table-cell office:value-type="float" office:value="650">
            <text:p>650</text:p>
          </table:table-cell>
          <table:table-cell office:value-type="float" office:value="670">
            <text:p>670</text:p>
          </table:table-cell>
          <table:table-cell office:value-type="float" office:value="29.96">
            <text:p>29.96</text:p>
          </table:table-cell>
          <table:table-cell office:value-type="string">
            <text:p>replib</text:p>
          </table:table-cell>
          <table:table-cell office:value-type="float" office:value="29149.512">
            <text:p>29149.512</text:p>
          </table:table-cell>
          <table:table-cell office:value-type="float" office:value="622681.675">
            <text:p>622681.675</text:p>
          </table:table-cell>
        </table:table-row>
        <table:table-row table:style-name="ro2">
          <table:table-cell table:number-columns-repeated="11"/>
          <table:table-cell office:value-type="float" office:value="7.907">
            <text:p>7.9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51">
            <text:p>951</text:p>
          </table:table-cell>
          <table:table-cell office:value-type="float" office:value="50.27">
            <text:p>50.27</text:p>
          </table:table-cell>
          <table:table-cell office:value-type="string">
            <text:p>replib</text:p>
          </table:table-cell>
          <table:table-cell office:value-type="float" office:value="26157.558">
            <text:p>26157.558</text:p>
          </table:table-cell>
          <table:table-cell office:value-type="float" office:value="796398.095">
            <text:p>796398.095</text:p>
          </table:table-cell>
        </table:table-row>
        <table:table-row table:style-name="ro2">
          <table:table-cell table:number-columns-repeated="11"/>
          <table:table-cell office:value-type="float" office:value="7.962">
            <text:p>7.962</text:p>
          </table:table-cell>
          <table:table-cell office:value-type="string">
            <text:p>Benzaldehyde</text:p>
          </table:table-cell>
          <table:table-cell office:value-type="string">
            <text:p>n.a.</text:p>
          </table:table-cell>
          <table:table-cell office:value-type="float" office:value="797">
            <text:p>797</text:p>
          </table:table-cell>
          <table:table-cell office:value-type="float" office:value="854">
            <text:p>854</text:p>
          </table:table-cell>
          <table:table-cell office:value-type="float" office:value="46.88">
            <text:p>46.88</text:p>
          </table:table-cell>
          <table:table-cell office:value-type="string">
            <text:p>replib</text:p>
          </table:table-cell>
          <table:table-cell office:value-type="float" office:value="40678.549">
            <text:p>40678.549</text:p>
          </table:table-cell>
          <table:table-cell office:value-type="float" office:value="1048575.247">
            <text:p>1048575.247</text:p>
          </table:table-cell>
        </table:table-row>
        <table:table-row table:style-name="ro2">
          <table:table-cell table:number-columns-repeated="11"/>
          <table:table-cell office:value-type="float" office:value="8.023">
            <text:p>8.0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6">
            <text:p>646</text:p>
          </table:table-cell>
          <table:table-cell office:value-type="float" office:value="973">
            <text:p>973</text:p>
          </table:table-cell>
          <table:table-cell office:value-type="float" office:value="35.16">
            <text:p>35.16</text:p>
          </table:table-cell>
          <table:table-cell office:value-type="string">
            <text:p>replib</text:p>
          </table:table-cell>
          <table:table-cell office:value-type="float" office:value="9214.234">
            <text:p>9214.234</text:p>
          </table:table-cell>
          <table:table-cell office:value-type="float" office:value="748894.32">
            <text:p>748894.32</text:p>
          </table:table-cell>
        </table:table-row>
        <table:table-row table:style-name="ro2">
          <table:table-cell table:number-columns-repeated="11"/>
          <table:table-cell office:value-type="float" office:value="8.104">
            <text:p>8.104</text:p>
          </table:table-cell>
          <table:table-cell office:value-type="string">
            <text:p>1,5-Heptadien-4-one, 3,3,6-trimethyl-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702">
            <text:p>702</text:p>
          </table:table-cell>
          <table:table-cell office:value-type="float" office:value="16.98">
            <text:p>16.98</text:p>
          </table:table-cell>
          <table:table-cell office:value-type="string">
            <text:p>replib</text:p>
          </table:table-cell>
          <table:table-cell office:value-type="float" office:value="49098.285">
            <text:p>49098.285</text:p>
          </table:table-cell>
          <table:table-cell office:value-type="float" office:value="970228.573">
            <text:p>970228.573</text:p>
          </table:table-cell>
        </table:table-row>
        <table:table-row table:style-name="ro2">
          <table:table-cell table:number-columns-repeated="11"/>
          <table:table-cell office:value-type="float" office:value="8.179">
            <text:p>8.179</text:p>
          </table:table-cell>
          <table:table-cell office:value-type="string">
            <text:p>1-Heptanol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778">
            <text:p>778</text:p>
          </table:table-cell>
          <table:table-cell office:value-type="float" office:value="16.23">
            <text:p>16.23</text:p>
          </table:table-cell>
          <table:table-cell office:value-type="string">
            <text:p>replib</text:p>
          </table:table-cell>
          <table:table-cell office:value-type="float" office:value="15636.579">
            <text:p>15636.579</text:p>
          </table:table-cell>
          <table:table-cell office:value-type="float" office:value="709642.177">
            <text:p>709642.177</text:p>
          </table:table-cell>
        </table:table-row>
        <table:table-row table:style-name="ro2">
          <table:table-cell table:number-columns-repeated="11"/>
          <table:table-cell office:value-type="float" office:value="8.241">
            <text:p>8.241</text:p>
          </table:table-cell>
          <table:table-cell office:value-type="string">
            <text:p>β-Phellandrene</text:p>
          </table:table-cell>
          <table:table-cell office:value-type="string">
            <text:p>n.a.</text:p>
          </table:table-cell>
          <table:table-cell table:number-columns-repeated="2" office:value-type="float" office:value="922">
            <text:p>922</text:p>
          </table:table-cell>
          <table:table-cell office:value-type="float" office:value="31.67">
            <text:p>31.67</text:p>
          </table:table-cell>
          <table:table-cell office:value-type="string">
            <text:p>replib</text:p>
          </table:table-cell>
          <table:table-cell office:value-type="float" office:value="62881.278">
            <text:p>62881.278</text:p>
          </table:table-cell>
          <table:table-cell office:value-type="float" office:value="1124134.106">
            <text:p>1124134.106</text:p>
          </table:table-cell>
        </table:table-row>
        <table:table-row table:style-name="ro2">
          <table:table-cell table:number-columns-repeated="11"/>
          <table:table-cell office:value-type="float" office:value="8.343">
            <text:p>8.343</text:p>
          </table:table-cell>
          <table:table-cell office:value-type="string">
            <text:p>Bicyclo[3.1.0]hex-2-ene, 4-methyl-1-(1-methylethyl)-</text:p>
          </table:table-cell>
          <table:table-cell office:value-type="string">
            <text:p>n.a.</text:p>
          </table:table-cell>
          <table:table-cell office:value-type="float" office:value="789">
            <text:p>789</text:p>
          </table:table-cell>
          <table:table-cell office:value-type="float" office:value="866">
            <text:p>866</text:p>
          </table:table-cell>
          <table:table-cell office:value-type="float" office:value="31.85">
            <text:p>31.85</text:p>
          </table:table-cell>
          <table:table-cell office:value-type="string">
            <text:p>replib</text:p>
          </table:table-cell>
          <table:table-cell office:value-type="float" office:value="107053.851">
            <text:p>107053.851</text:p>
          </table:table-cell>
          <table:table-cell office:value-type="float" office:value="1159645.509">
            <text:p>1159645.509</text:p>
          </table:table-cell>
        </table:table-row>
        <table:table-row table:style-name="ro2">
          <table:table-cell table:number-columns-repeated="11"/>
          <table:table-cell office:value-type="float" office:value="8.38">
            <text:p>8.38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627">
            <text:p>627</text:p>
          </table:table-cell>
          <table:table-cell office:value-type="float" office:value="740">
            <text:p>740</text:p>
          </table:table-cell>
          <table:table-cell office:value-type="float" office:value="26.84">
            <text:p>26.84</text:p>
          </table:table-cell>
          <table:table-cell office:value-type="string">
            <text:p>replib</text:p>
          </table:table-cell>
          <table:table-cell office:value-type="float" office:value="48279.969">
            <text:p>48279.969</text:p>
          </table:table-cell>
          <table:table-cell office:value-type="float" office:value="1366822.94">
            <text:p>1366822.94</text:p>
          </table:table-cell>
        </table:table-row>
        <table:table-row table:style-name="ro2">
          <table:table-cell table:number-columns-repeated="11"/>
          <table:table-cell office:value-type="float" office:value="8.394">
            <text:p>8.3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10">
            <text:p>610</text:p>
          </table:table-cell>
          <table:table-cell office:value-type="float" office:value="906">
            <text:p>906</text:p>
          </table:table-cell>
          <table:table-cell office:value-type="float" office:value="61.4">
            <text:p>61.4</text:p>
          </table:table-cell>
          <table:table-cell office:value-type="string">
            <text:p>replib</text:p>
          </table:table-cell>
          <table:table-cell office:value-type="float" office:value="42540.051">
            <text:p>42540.051</text:p>
          </table:table-cell>
          <table:table-cell office:value-type="float" office:value="946802.893">
            <text:p>946802.893</text:p>
          </table:table-cell>
        </table:table-row>
        <table:table-row table:style-name="ro2">
          <table:table-cell table:number-columns-repeated="11"/>
          <table:table-cell office:value-type="float" office:value="8.438">
            <text:p>8.4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8">
            <text:p>708</text:p>
          </table:table-cell>
          <table:table-cell office:value-type="float" office:value="961">
            <text:p>961</text:p>
          </table:table-cell>
          <table:table-cell office:value-type="float" office:value="59.32">
            <text:p>59.32</text:p>
          </table:table-cell>
          <table:table-cell office:value-type="string">
            <text:p>replib</text:p>
          </table:table-cell>
          <table:table-cell office:value-type="float" office:value="6111.522">
            <text:p>6111.522</text:p>
          </table:table-cell>
          <table:table-cell office:value-type="float" office:value="901902.374">
            <text:p>901902.374</text:p>
          </table:table-cell>
        </table:table-row>
        <table:table-row table:style-name="ro2">
          <table:table-cell table:number-columns-repeated="11"/>
          <table:table-cell office:value-type="float" office:value="8.509">
            <text:p>8.509</text:p>
          </table:table-cell>
          <table:table-cell office:value-type="string">
            <text:p>Cyclotetrasiloxane, octamethyl-</text:p>
          </table:table-cell>
          <table:table-cell office:value-type="string">
            <text:p>n.a.</text:p>
          </table:table-cell>
          <table:table-cell office:value-type="float" office:value="798">
            <text:p>798</text:p>
          </table:table-cell>
          <table:table-cell office:value-type="float" office:value="849">
            <text:p>849</text:p>
          </table:table-cell>
          <table:table-cell office:value-type="float" office:value="97.77">
            <text:p>97.77</text:p>
          </table:table-cell>
          <table:table-cell office:value-type="string">
            <text:p>replib</text:p>
          </table:table-cell>
          <table:table-cell office:value-type="float" office:value="139302.342">
            <text:p>139302.342</text:p>
          </table:table-cell>
          <table:table-cell office:value-type="float" office:value="2375892.366">
            <text:p>2375892.366</text:p>
          </table:table-cell>
        </table:table-row>
        <table:table-row table:style-name="ro2">
          <table:table-cell table:number-columns-repeated="11"/>
          <table:table-cell office:value-type="float" office:value="8.598">
            <text:p>8.598</text:p>
          </table:table-cell>
          <table:table-cell office:value-type="string">
            <text:p>4,4'-Isopropylidene-bis(2-chlorophenol)</text:p>
          </table:table-cell>
          <table:table-cell office:value-type="string">
            <text:p>n.a.</text:p>
          </table:table-cell>
          <table:table-cell table:number-columns-repeated="2" office:value-type="float" office:value="638">
            <text:p>638</text:p>
          </table:table-cell>
          <table:table-cell office:value-type="float" office:value="23.86">
            <text:p>23.86</text:p>
          </table:table-cell>
          <table:table-cell office:value-type="string">
            <text:p>replib</text:p>
          </table:table-cell>
          <table:table-cell office:value-type="float" office:value="51986.003">
            <text:p>51986.003</text:p>
          </table:table-cell>
          <table:table-cell office:value-type="float" office:value="1230054.797">
            <text:p>1230054.797</text:p>
          </table:table-cell>
        </table:table-row>
        <table:table-row table:style-name="ro2">
          <table:table-cell table:number-columns-repeated="11"/>
          <table:table-cell office:value-type="float" office:value="8.707">
            <text:p>8.707</text:p>
          </table:table-cell>
          <table:table-cell office:value-type="string">
            <text:p>Oxirane, pentyl-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704">
            <text:p>704</text:p>
          </table:table-cell>
          <table:table-cell office:value-type="float" office:value="18.02">
            <text:p>18.02</text:p>
          </table:table-cell>
          <table:table-cell office:value-type="string">
            <text:p>replib</text:p>
          </table:table-cell>
          <table:table-cell office:value-type="float" office:value="181015.819">
            <text:p>181015.819</text:p>
          </table:table-cell>
          <table:table-cell office:value-type="float" office:value="5038558.572">
            <text:p>5038558.572</text:p>
          </table:table-cell>
        </table:table-row>
        <table:table-row table:style-name="ro2">
          <table:table-cell table:number-columns-repeated="11"/>
          <table:table-cell office:value-type="float" office:value="8.754">
            <text:p>8.7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73">
            <text:p>973</text:p>
          </table:table-cell>
          <table:table-cell office:value-type="float" office:value="70.26">
            <text:p>70.26</text:p>
          </table:table-cell>
          <table:table-cell office:value-type="string">
            <text:p>replib</text:p>
          </table:table-cell>
          <table:table-cell office:value-type="float" office:value="89388.476">
            <text:p>89388.476</text:p>
          </table:table-cell>
          <table:table-cell office:value-type="float" office:value="999466.782">
            <text:p>999466.782</text:p>
          </table:table-cell>
        </table:table-row>
        <table:table-row table:style-name="ro2">
          <table:table-cell table:number-columns-repeated="11"/>
          <table:table-cell office:value-type="float" office:value="8.771">
            <text:p>8.7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926">
            <text:p>926</text:p>
          </table:table-cell>
          <table:table-cell office:value-type="float" office:value="24.46">
            <text:p>24.46</text:p>
          </table:table-cell>
          <table:table-cell office:value-type="string">
            <text:p>replib</text:p>
          </table:table-cell>
          <table:table-cell office:value-type="float" office:value="28050.711">
            <text:p>28050.711</text:p>
          </table:table-cell>
          <table:table-cell office:value-type="float" office:value="803228.814">
            <text:p>803228.814</text:p>
          </table:table-cell>
        </table:table-row>
        <table:table-row table:style-name="ro2">
          <table:table-cell table:number-columns-repeated="11"/>
          <table:table-cell office:value-type="float" office:value="8.819">
            <text:p>8.819</text:p>
          </table:table-cell>
          <table:table-cell office:value-type="string">
            <text:p>1,3-Butanediol, (S)-</text:p>
          </table:table-cell>
          <table:table-cell office:value-type="string">
            <text:p>n.a.</text:p>
          </table:table-cell>
          <table:table-cell office:value-type="float" office:value="629">
            <text:p>629</text:p>
          </table:table-cell>
          <table:table-cell office:value-type="float" office:value="681">
            <text:p>681</text:p>
          </table:table-cell>
          <table:table-cell office:value-type="float" office:value="40.06">
            <text:p>40.06</text:p>
          </table:table-cell>
          <table:table-cell office:value-type="string">
            <text:p>replib</text:p>
          </table:table-cell>
          <table:table-cell office:value-type="float" office:value="53313.338">
            <text:p>53313.338</text:p>
          </table:table-cell>
          <table:table-cell office:value-type="float" office:value="973536.14">
            <text:p>973536.14</text:p>
          </table:table-cell>
        </table:table-row>
        <table:table-row table:style-name="ro2">
          <table:table-cell table:number-columns-repeated="11"/>
          <table:table-cell office:value-type="float" office:value="8.911">
            <text:p>8.911</text:p>
          </table:table-cell>
          <table:table-cell office:value-type="string">
            <text:p>4-Hexen-1-ol, acetate</text:p>
          </table:table-cell>
          <table:table-cell office:value-type="string">
            <text:p>n.a.</text:p>
          </table:table-cell>
          <table:table-cell office:value-type="float" office:value="797">
            <text:p>797</text:p>
          </table:table-cell>
          <table:table-cell office:value-type="float" office:value="888">
            <text:p>888</text:p>
          </table:table-cell>
          <table:table-cell office:value-type="float" office:value="78.52">
            <text:p>78.52</text:p>
          </table:table-cell>
          <table:table-cell office:value-type="string">
            <text:p>replib</text:p>
          </table:table-cell>
          <table:table-cell office:value-type="float" office:value="41880.41">
            <text:p>41880.41</text:p>
          </table:table-cell>
          <table:table-cell office:value-type="float" office:value="1164883.637">
            <text:p>1164883.637</text:p>
          </table:table-cell>
        </table:table-row>
        <table:table-row table:style-name="ro2">
          <table:table-cell table:number-columns-repeated="11"/>
          <table:table-cell office:value-type="float" office:value="8.989">
            <text:p>8.9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28">
            <text:p>628</text:p>
          </table:table-cell>
          <table:table-cell office:value-type="float" office:value="942">
            <text:p>942</text:p>
          </table:table-cell>
          <table:table-cell office:value-type="float" office:value="57.62">
            <text:p>57.62</text:p>
          </table:table-cell>
          <table:table-cell office:value-type="string">
            <text:p>replib</text:p>
          </table:table-cell>
          <table:table-cell office:value-type="float" office:value="32767.603">
            <text:p>32767.603</text:p>
          </table:table-cell>
          <table:table-cell office:value-type="float" office:value="985413.288">
            <text:p>985413.288</text:p>
          </table:table-cell>
        </table:table-row>
        <table:table-row table:style-name="ro2">
          <table:table-cell table:number-columns-repeated="11"/>
          <table:table-cell office:value-type="float" office:value="9.064">
            <text:p>9.064</text:p>
          </table:table-cell>
          <table:table-cell office:value-type="string">
            <text:p>Oxirane, (1-methylbutyl)-</text:p>
          </table:table-cell>
          <table:table-cell office:value-type="string">
            <text:p>n.a.</text:p>
          </table:table-cell>
          <table:table-cell office:value-type="float" office:value="656">
            <text:p>656</text:p>
          </table:table-cell>
          <table:table-cell office:value-type="float" office:value="747">
            <text:p>747</text:p>
          </table:table-cell>
          <table:table-cell office:value-type="float" office:value="20.94">
            <text:p>20.94</text:p>
          </table:table-cell>
          <table:table-cell office:value-type="string">
            <text:p>replib</text:p>
          </table:table-cell>
          <table:table-cell office:value-type="float" office:value="22530.547">
            <text:p>22530.547</text:p>
          </table:table-cell>
          <table:table-cell office:value-type="float" office:value="863160.214">
            <text:p>863160.214</text:p>
          </table:table-cell>
        </table:table-row>
        <table:table-row table:style-name="ro2">
          <table:table-cell table:number-columns-repeated="11"/>
          <table:table-cell office:value-type="float" office:value="9.176">
            <text:p>9.176</text:p>
          </table:table-cell>
          <table:table-cell office:value-type="string">
            <text:p>Cyclohexene, 3-methyl-6-(1-methylethylidene)-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788">
            <text:p>788</text:p>
          </table:table-cell>
          <table:table-cell office:value-type="float" office:value="34.41">
            <text:p>34.41</text:p>
          </table:table-cell>
          <table:table-cell office:value-type="string">
            <text:p>replib</text:p>
          </table:table-cell>
          <table:table-cell office:value-type="float" office:value="21358.318">
            <text:p>21358.318</text:p>
          </table:table-cell>
          <table:table-cell office:value-type="float" office:value="833908.327">
            <text:p>833908.327</text:p>
          </table:table-cell>
        </table:table-row>
        <table:table-row table:style-name="ro2">
          <table:table-cell table:number-columns-repeated="11"/>
          <table:table-cell office:value-type="float" office:value="9.24">
            <text:p>9.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62">
            <text:p>962</text:p>
          </table:table-cell>
          <table:table-cell office:value-type="float" office:value="75.94">
            <text:p>75.94</text:p>
          </table:table-cell>
          <table:table-cell office:value-type="string">
            <text:p>replib</text:p>
          </table:table-cell>
          <table:table-cell office:value-type="float" office:value="101012.279">
            <text:p>101012.279</text:p>
          </table:table-cell>
          <table:table-cell office:value-type="float" office:value="1198772.206">
            <text:p>1198772.206</text:p>
          </table:table-cell>
        </table:table-row>
        <table:table-row table:style-name="ro2">
          <table:table-cell table:number-columns-repeated="11"/>
          <table:table-cell office:value-type="float" office:value="9.288">
            <text:p>9.2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51">
            <text:p>951</text:p>
          </table:table-cell>
          <table:table-cell office:value-type="float" office:value="75.58">
            <text:p>75.58</text:p>
          </table:table-cell>
          <table:table-cell office:value-type="string">
            <text:p>replib</text:p>
          </table:table-cell>
          <table:table-cell office:value-type="float" office:value="38468.931">
            <text:p>38468.931</text:p>
          </table:table-cell>
          <table:table-cell office:value-type="float" office:value="1266220.261">
            <text:p>1266220.261</text:p>
          </table:table-cell>
        </table:table-row>
        <table:table-row table:style-name="ro2">
          <table:table-cell table:number-columns-repeated="11"/>
          <table:table-cell office:value-type="float" office:value="9.319">
            <text:p>9.319</text:p>
          </table:table-cell>
          <table:table-cell office:value-type="string">
            <text:p>Benzene, 1,2,4,5-tetramethyl-</text:p>
          </table:table-cell>
          <table:table-cell office:value-type="string">
            <text:p>n.a.</text:p>
          </table:table-cell>
          <table:table-cell office:value-type="float" office:value="782">
            <text:p>782</text:p>
          </table:table-cell>
          <table:table-cell office:value-type="float" office:value="811">
            <text:p>811</text:p>
          </table:table-cell>
          <table:table-cell office:value-type="float" office:value="60.34">
            <text:p>60.34</text:p>
          </table:table-cell>
          <table:table-cell office:value-type="string">
            <text:p>replib</text:p>
          </table:table-cell>
          <table:table-cell office:value-type="float" office:value="42093.755">
            <text:p>42093.755</text:p>
          </table:table-cell>
          <table:table-cell office:value-type="float" office:value="1040671.736">
            <text:p>1040671.736</text:p>
          </table:table-cell>
        </table:table-row>
        <table:table-row table:style-name="ro2">
          <table:table-cell table:number-columns-repeated="11"/>
          <table:table-cell office:value-type="float" office:value="9.394">
            <text:p>9.394</text:p>
          </table:table-cell>
          <table:table-cell office:value-type="string">
            <text:p>1-Hexanol, 2-ethyl-</text:p>
          </table:table-cell>
          <table:table-cell office:value-type="string">
            <text:p>n.a.</text:p>
          </table:table-cell>
          <table:table-cell office:value-type="float" office:value="787">
            <text:p>787</text:p>
          </table:table-cell>
          <table:table-cell office:value-type="float" office:value="820">
            <text:p>820</text:p>
          </table:table-cell>
          <table:table-cell office:value-type="float" office:value="49.58">
            <text:p>49.58</text:p>
          </table:table-cell>
          <table:table-cell office:value-type="string">
            <text:p>replib</text:p>
          </table:table-cell>
          <table:table-cell office:value-type="float" office:value="44366.599">
            <text:p>44366.599</text:p>
          </table:table-cell>
          <table:table-cell office:value-type="float" office:value="1191411.844">
            <text:p>1191411.844</text:p>
          </table:table-cell>
        </table:table-row>
        <table:table-row table:style-name="ro2">
          <table:table-cell table:number-columns-repeated="11"/>
          <table:table-cell office:value-type="float" office:value="9.485">
            <text:p>9.485</text:p>
          </table:table-cell>
          <table:table-cell office:value-type="string">
            <text:p>Eucalyptol</text:p>
          </table:table-cell>
          <table:table-cell office:value-type="string">
            <text:p>n.a.</text:p>
          </table:table-cell>
          <table:table-cell office:value-type="float" office:value="893">
            <text:p>893</text:p>
          </table:table-cell>
          <table:table-cell office:value-type="float" office:value="899">
            <text:p>899</text:p>
          </table:table-cell>
          <table:table-cell office:value-type="float" office:value="85.46">
            <text:p>85.46</text:p>
          </table:table-cell>
          <table:table-cell office:value-type="string">
            <text:p>replib</text:p>
          </table:table-cell>
          <table:table-cell office:value-type="float" office:value="111293.531">
            <text:p>111293.531</text:p>
          </table:table-cell>
          <table:table-cell office:value-type="float" office:value="1856347.264">
            <text:p>1856347.264</text:p>
          </table:table-cell>
        </table:table-row>
        <table:table-row table:style-name="ro2">
          <table:table-cell table:number-columns-repeated="11"/>
          <table:table-cell office:value-type="float" office:value="9.604">
            <text:p>9.6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42">
            <text:p>942</text:p>
          </table:table-cell>
          <table:table-cell office:value-type="float" office:value="52.67">
            <text:p>52.67</text:p>
          </table:table-cell>
          <table:table-cell office:value-type="string">
            <text:p>replib</text:p>
          </table:table-cell>
          <table:table-cell office:value-type="float" office:value="112723.678">
            <text:p>112723.678</text:p>
          </table:table-cell>
          <table:table-cell office:value-type="float" office:value="1921791.868">
            <text:p>1921791.868</text:p>
          </table:table-cell>
        </table:table-row>
        <table:table-row table:style-name="ro2">
          <table:table-cell table:number-columns-repeated="11"/>
          <table:table-cell office:value-type="float" office:value="9.618">
            <text:p>9.6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9">
            <text:p>709</text:p>
          </table:table-cell>
          <table:table-cell office:value-type="float" office:value="934">
            <text:p>934</text:p>
          </table:table-cell>
          <table:table-cell office:value-type="float" office:value="70.04">
            <text:p>70.04</text:p>
          </table:table-cell>
          <table:table-cell office:value-type="string">
            <text:p>replib</text:p>
          </table:table-cell>
          <table:table-cell office:value-type="float" office:value="61575.075">
            <text:p>61575.075</text:p>
          </table:table-cell>
          <table:table-cell office:value-type="float" office:value="1221776.769">
            <text:p>1221776.769</text:p>
          </table:table-cell>
        </table:table-row>
        <table:table-row table:style-name="ro2">
          <table:table-cell table:number-columns-repeated="11"/>
          <table:table-cell office:value-type="float" office:value="9.635">
            <text:p>9.6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34">
            <text:p>934</text:p>
          </table:table-cell>
          <table:table-cell office:value-type="float" office:value="63.57">
            <text:p>63.57</text:p>
          </table:table-cell>
          <table:table-cell office:value-type="string">
            <text:p>replib</text:p>
          </table:table-cell>
          <table:table-cell office:value-type="float" office:value="21960.819">
            <text:p>21960.819</text:p>
          </table:table-cell>
          <table:table-cell office:value-type="float" office:value="900326.576">
            <text:p>900326.576</text:p>
          </table:table-cell>
        </table:table-row>
        <table:table-row table:style-name="ro2">
          <table:table-cell table:number-columns-repeated="11"/>
          <table:table-cell office:value-type="float" office:value="9.669">
            <text:p>9.66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84">
            <text:p>984</text:p>
          </table:table-cell>
          <table:table-cell office:value-type="float" office:value="66.38">
            <text:p>66.38</text:p>
          </table:table-cell>
          <table:table-cell office:value-type="string">
            <text:p>replib</text:p>
          </table:table-cell>
          <table:table-cell office:value-type="float" office:value="30401.415">
            <text:p>30401.415</text:p>
          </table:table-cell>
          <table:table-cell office:value-type="float" office:value="940266.822">
            <text:p>940266.822</text:p>
          </table:table-cell>
        </table:table-row>
        <table:table-row table:style-name="ro2">
          <table:table-cell table:number-columns-repeated="11"/>
          <table:table-cell office:value-type="float" office:value="9.686">
            <text:p>9.68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5">
            <text:p>675</text:p>
          </table:table-cell>
          <table:table-cell office:value-type="float" office:value="942">
            <text:p>942</text:p>
          </table:table-cell>
          <table:table-cell office:value-type="float" office:value="76.99">
            <text:p>76.99</text:p>
          </table:table-cell>
          <table:table-cell office:value-type="string">
            <text:p>replib</text:p>
          </table:table-cell>
          <table:table-cell office:value-type="float" office:value="45979.551">
            <text:p>45979.551</text:p>
          </table:table-cell>
          <table:table-cell office:value-type="float" office:value="850201.605">
            <text:p>850201.605</text:p>
          </table:table-cell>
        </table:table-row>
        <table:table-row table:style-name="ro2">
          <table:table-cell table:number-columns-repeated="11"/>
          <table:table-cell office:value-type="float" office:value="9.727">
            <text:p>9.7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61">
            <text:p>961</text:p>
          </table:table-cell>
          <table:table-cell office:value-type="float" office:value="58.27">
            <text:p>58.27</text:p>
          </table:table-cell>
          <table:table-cell office:value-type="string">
            <text:p>replib</text:p>
          </table:table-cell>
          <table:table-cell office:value-type="float" office:value="87082.736">
            <text:p>87082.736</text:p>
          </table:table-cell>
          <table:table-cell office:value-type="float" office:value="1208532.697">
            <text:p>1208532.697</text:p>
          </table:table-cell>
        </table:table-row>
        <table:table-row table:style-name="ro2">
          <table:table-cell table:number-columns-repeated="11"/>
          <table:table-cell office:value-type="float" office:value="9.771">
            <text:p>9.771</text:p>
          </table:table-cell>
          <table:table-cell office:value-type="string">
            <text:p>Benzene, 1,4-diethyl-</text:p>
          </table:table-cell>
          <table:table-cell office:value-type="string">
            <text:p>n.a.</text:p>
          </table:table-cell>
          <table:table-cell office:value-type="float" office:value="909">
            <text:p>909</text:p>
          </table:table-cell>
          <table:table-cell office:value-type="float" office:value="919">
            <text:p>919</text:p>
          </table:table-cell>
          <table:table-cell office:value-type="float" office:value="34.81">
            <text:p>34.81</text:p>
          </table:table-cell>
          <table:table-cell office:value-type="string">
            <text:p>replib</text:p>
          </table:table-cell>
          <table:table-cell office:value-type="float" office:value="59424.925">
            <text:p>59424.925</text:p>
          </table:table-cell>
          <table:table-cell office:value-type="float" office:value="1707546.428">
            <text:p>1707546.428</text:p>
          </table:table-cell>
        </table:table-row>
        <table:table-row table:style-name="ro2">
          <table:table-cell table:number-columns-repeated="11"/>
          <table:table-cell office:value-type="float" office:value="9.934">
            <text:p>9.934</text:p>
          </table:table-cell>
          <table:table-cell office:value-type="string">
            <text:p>Benzene, 1,3-diethyl-</text:p>
          </table:table-cell>
          <table:table-cell office:value-type="string">
            <text:p>n.a.</text:p>
          </table:table-cell>
          <table:table-cell office:value-type="float" office:value="880">
            <text:p>880</text:p>
          </table:table-cell>
          <table:table-cell office:value-type="float" office:value="914">
            <text:p>914</text:p>
          </table:table-cell>
          <table:table-cell office:value-type="float" office:value="29.94">
            <text:p>29.94</text:p>
          </table:table-cell>
          <table:table-cell office:value-type="string">
            <text:p>replib</text:p>
          </table:table-cell>
          <table:table-cell office:value-type="float" office:value="89575.452">
            <text:p>89575.452</text:p>
          </table:table-cell>
          <table:table-cell office:value-type="float" office:value="1714021.151">
            <text:p>1714021.151</text:p>
          </table:table-cell>
        </table:table-row>
        <table:table-row table:style-name="ro2">
          <table:table-cell table:number-columns-repeated="11"/>
          <table:table-cell office:value-type="float" office:value="10.047">
            <text:p>10.047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53">
            <text:p>653</text:p>
          </table:table-cell>
          <table:table-cell office:value-type="float" office:value="773">
            <text:p>773</text:p>
          </table:table-cell>
          <table:table-cell office:value-type="float" office:value="14.91">
            <text:p>14.91</text:p>
          </table:table-cell>
          <table:table-cell office:value-type="string">
            <text:p>replib</text:p>
          </table:table-cell>
          <table:table-cell office:value-type="float" office:value="1166857.627">
            <text:p>1166857.627</text:p>
          </table:table-cell>
          <table:table-cell office:value-type="float" office:value="41584329.563">
            <text:p>41584329.563</text:p>
          </table:table-cell>
        </table:table-row>
        <table:table-row table:style-name="ro2">
          <table:table-cell table:number-columns-repeated="11"/>
          <table:table-cell office:value-type="float" office:value="10.098">
            <text:p>10.09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942">
            <text:p>942</text:p>
          </table:table-cell>
          <table:table-cell office:value-type="float" office:value="61.69">
            <text:p>61.69</text:p>
          </table:table-cell>
          <table:table-cell office:value-type="string">
            <text:p>replib</text:p>
          </table:table-cell>
          <table:table-cell office:value-type="float" office:value="40889.817">
            <text:p>40889.817</text:p>
          </table:table-cell>
          <table:table-cell office:value-type="float" office:value="795536.37">
            <text:p>795536.37</text:p>
          </table:table-cell>
        </table:table-row>
        <table:table-row table:style-name="ro2">
          <table:table-cell table:number-columns-repeated="11"/>
          <table:table-cell office:value-type="float" office:value="10.111">
            <text:p>10.1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7">
            <text:p>647</text:p>
          </table:table-cell>
          <table:table-cell office:value-type="float" office:value="951">
            <text:p>951</text:p>
          </table:table-cell>
          <table:table-cell office:value-type="float" office:value="58.11">
            <text:p>58.11</text:p>
          </table:table-cell>
          <table:table-cell office:value-type="string">
            <text:p>replib</text:p>
          </table:table-cell>
          <table:table-cell office:value-type="float" office:value="6925.779">
            <text:p>6925.779</text:p>
          </table:table-cell>
          <table:table-cell office:value-type="float" office:value="580049.322">
            <text:p>580049.322</text:p>
          </table:table-cell>
        </table:table-row>
        <table:table-row table:style-name="ro2">
          <table:table-cell table:number-columns-repeated="11"/>
          <table:table-cell office:value-type="float" office:value="10.145">
            <text:p>10.1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51">
            <text:p>951</text:p>
          </table:table-cell>
          <table:table-cell office:value-type="float" office:value="77.52">
            <text:p>77.52</text:p>
          </table:table-cell>
          <table:table-cell office:value-type="string">
            <text:p>replib</text:p>
          </table:table-cell>
          <table:table-cell office:value-type="float" office:value="57479.929">
            <text:p>57479.929</text:p>
          </table:table-cell>
          <table:table-cell office:value-type="float" office:value="1899281.227">
            <text:p>1899281.227</text:p>
          </table:table-cell>
        </table:table-row>
        <table:table-row table:style-name="ro2">
          <table:table-cell table:number-columns-repeated="11"/>
          <table:table-cell office:value-type="float" office:value="10.227">
            <text:p>10.227</text:p>
          </table:table-cell>
          <table:table-cell office:value-type="string">
            <text:p>p-Menth-8-en-1-ol, stereoisomer</text:p>
          </table:table-cell>
          <table:table-cell office:value-type="string">
            <text:p>n.a.</text:p>
          </table:table-cell>
          <table:table-cell office:value-type="float" office:value="765">
            <text:p>765</text:p>
          </table:table-cell>
          <table:table-cell office:value-type="float" office:value="829">
            <text:p>829</text:p>
          </table:table-cell>
          <table:table-cell office:value-type="float" office:value="52.86">
            <text:p>52.86</text:p>
          </table:table-cell>
          <table:table-cell office:value-type="string">
            <text:p>replib</text:p>
          </table:table-cell>
          <table:table-cell office:value-type="float" office:value="263146.684">
            <text:p>263146.684</text:p>
          </table:table-cell>
          <table:table-cell office:value-type="float" office:value="8614583.525">
            <text:p>8614583.525</text:p>
          </table:table-cell>
        </table:table-row>
        <table:table-row table:style-name="ro2">
          <table:table-cell table:number-columns-repeated="11"/>
          <table:table-cell office:value-type="float" office:value="10.336">
            <text:p>10.336</text:p>
          </table:table-cell>
          <table:table-cell office:value-type="string">
            <text:p>2,6-Dimethyl-6-trifluoroacetoxyoctane</text:p>
          </table:table-cell>
          <table:table-cell office:value-type="string">
            <text:p>n.a.</text:p>
          </table:table-cell>
          <table:table-cell table:number-columns-repeated="2" office:value-type="float" office:value="730">
            <text:p>730</text:p>
          </table:table-cell>
          <table:table-cell office:value-type="float" office:value="48.83">
            <text:p>48.83</text:p>
          </table:table-cell>
          <table:table-cell office:value-type="string">
            <text:p>replib</text:p>
          </table:table-cell>
          <table:table-cell office:value-type="float" office:value="82161.823">
            <text:p>82161.823</text:p>
          </table:table-cell>
          <table:table-cell office:value-type="float" office:value="2262435.005">
            <text:p>2262435.005</text:p>
          </table:table-cell>
        </table:table-row>
        <table:table-row table:style-name="ro2">
          <table:table-cell table:number-columns-repeated="11"/>
          <table:table-cell office:value-type="float" office:value="10.414">
            <text:p>10.4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1">
            <text:p>691</text:p>
          </table:table-cell>
          <table:table-cell office:value-type="float" office:value="973">
            <text:p>973</text:p>
          </table:table-cell>
          <table:table-cell office:value-type="float" office:value="32.61">
            <text:p>32.61</text:p>
          </table:table-cell>
          <table:table-cell office:value-type="string">
            <text:p>replib</text:p>
          </table:table-cell>
          <table:table-cell office:value-type="float" office:value="16922.692">
            <text:p>16922.692</text:p>
          </table:table-cell>
          <table:table-cell office:value-type="float" office:value="783925.28">
            <text:p>783925.28</text:p>
          </table:table-cell>
        </table:table-row>
        <table:table-row table:style-name="ro2">
          <table:table-cell table:number-columns-repeated="11"/>
          <table:table-cell office:value-type="float" office:value="10.489">
            <text:p>10.489</text:p>
          </table:table-cell>
          <table:table-cell office:value-type="string">
            <text:p>Benzene, 1,2,4,5-tetramethyl-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797">
            <text:p>797</text:p>
          </table:table-cell>
          <table:table-cell office:value-type="float" office:value="51.25">
            <text:p>51.25</text:p>
          </table:table-cell>
          <table:table-cell office:value-type="string">
            <text:p>replib</text:p>
          </table:table-cell>
          <table:table-cell office:value-type="float" office:value="116332.873">
            <text:p>116332.873</text:p>
          </table:table-cell>
          <table:table-cell office:value-type="float" office:value="4321481.308">
            <text:p>4321481.308</text:p>
          </table:table-cell>
        </table:table-row>
        <table:table-row table:style-name="ro2">
          <table:table-cell table:number-columns-repeated="11"/>
          <table:table-cell office:value-type="float" office:value="10.587">
            <text:p>10.5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919">
            <text:p>919</text:p>
          </table:table-cell>
          <table:table-cell office:value-type="float" office:value="75.81">
            <text:p>75.81</text:p>
          </table:table-cell>
          <table:table-cell office:value-type="string">
            <text:p>replib</text:p>
          </table:table-cell>
          <table:table-cell office:value-type="float" office:value="39054.095">
            <text:p>39054.095</text:p>
          </table:table-cell>
          <table:table-cell office:value-type="float" office:value="1011532.019">
            <text:p>1011532.019</text:p>
          </table:table-cell>
        </table:table-row>
        <table:table-row table:style-name="ro2">
          <table:table-cell table:number-columns-repeated="11"/>
          <table:table-cell office:value-type="float" office:value="10.615">
            <text:p>10.6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73">
            <text:p>973</text:p>
          </table:table-cell>
          <table:table-cell office:value-type="float" office:value="81.27">
            <text:p>81.27</text:p>
          </table:table-cell>
          <table:table-cell office:value-type="string">
            <text:p>replib</text:p>
          </table:table-cell>
          <table:table-cell office:value-type="float" office:value="82876.421">
            <text:p>82876.421</text:p>
          </table:table-cell>
          <table:table-cell office:value-type="float" office:value="2972566.2">
            <text:p>2972566.2</text:p>
          </table:table-cell>
        </table:table-row>
        <table:table-row table:style-name="ro2">
          <table:table-cell table:number-columns-repeated="11"/>
          <table:table-cell office:value-type="float" office:value="10.659">
            <text:p>10.659</text:p>
          </table:table-cell>
          <table:table-cell office:value-type="string">
            <text:p>Debrisoquine</text:p>
          </table:table-cell>
          <table:table-cell office:value-type="string">
            <text:p>n.a.</text:p>
          </table:table-cell>
          <table:table-cell table:number-columns-repeated="2" office:value-type="float" office:value="542">
            <text:p>542</text:p>
          </table:table-cell>
          <table:table-cell office:value-type="float" office:value="15.46">
            <text:p>15.46</text:p>
          </table:table-cell>
          <table:table-cell office:value-type="string">
            <text:p>replib</text:p>
          </table:table-cell>
          <table:table-cell office:value-type="float" office:value="172733.416">
            <text:p>172733.416</text:p>
          </table:table-cell>
          <table:table-cell office:value-type="float" office:value="7107626.419">
            <text:p>7107626.419</text:p>
          </table:table-cell>
        </table:table-row>
        <table:table-row table:style-name="ro2">
          <table:table-cell table:number-columns-repeated="11"/>
          <table:table-cell office:value-type="float" office:value="10.717">
            <text:p>10.717</text:p>
          </table:table-cell>
          <table:table-cell office:value-type="string">
            <text:p>4-Hepten-1-ol</text:p>
          </table:table-cell>
          <table:table-cell office:value-type="string">
            <text:p>n.a.</text:p>
          </table:table-cell>
          <table:table-cell office:value-type="float" office:value="642">
            <text:p>642</text:p>
          </table:table-cell>
          <table:table-cell office:value-type="float" office:value="705">
            <text:p>705</text:p>
          </table:table-cell>
          <table:table-cell office:value-type="float" office:value="23.22">
            <text:p>23.22</text:p>
          </table:table-cell>
          <table:table-cell office:value-type="string">
            <text:p>replib</text:p>
          </table:table-cell>
          <table:table-cell office:value-type="float" office:value="6614908.168">
            <text:p>6614908.168</text:p>
          </table:table-cell>
          <table:table-cell office:value-type="float" office:value="264511149.452">
            <text:p>264511149.452</text:p>
          </table:table-cell>
        </table:table-row>
        <table:table-row table:style-name="ro2">
          <table:table-cell table:number-columns-repeated="11"/>
          <table:table-cell office:value-type="float" office:value="10.764">
            <text:p>10.764</text:p>
          </table:table-cell>
          <table:table-cell office:value-type="string">
            <text:p>2,6-Octadien-1-ol, 3,7-dimethyl-, (Z)-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750">
            <text:p>750</text:p>
          </table:table-cell>
          <table:table-cell office:value-type="float" office:value="22.25">
            <text:p>22.25</text:p>
          </table:table-cell>
          <table:table-cell office:value-type="string">
            <text:p>replib</text:p>
          </table:table-cell>
          <table:table-cell office:value-type="float" office:value="107216.28">
            <text:p>107216.28</text:p>
          </table:table-cell>
          <table:table-cell office:value-type="float" office:value="3905058.494">
            <text:p>3905058.494</text:p>
          </table:table-cell>
        </table:table-row>
        <table:table-row table:style-name="ro2">
          <table:table-cell table:number-columns-repeated="11"/>
          <table:table-cell office:value-type="float" office:value="10.846">
            <text:p>10.846</text:p>
          </table:table-cell>
          <table:table-cell office:value-type="string">
            <text:p>Nonanal</text:p>
          </table:table-cell>
          <table:table-cell office:value-type="string">
            <text:p>n.a.</text:p>
          </table:table-cell>
          <table:table-cell office:value-type="float" office:value="898">
            <text:p>898</text:p>
          </table:table-cell>
          <table:table-cell office:value-type="float" office:value="909">
            <text:p>909</text:p>
          </table:table-cell>
          <table:table-cell office:value-type="float" office:value="76.97">
            <text:p>76.97</text:p>
          </table:table-cell>
          <table:table-cell office:value-type="string">
            <text:p>replib</text:p>
          </table:table-cell>
          <table:table-cell office:value-type="float" office:value="2025.401">
            <text:p>2025.401</text:p>
          </table:table-cell>
          <table:table-cell office:value-type="float" office:value="299610.709">
            <text:p>299610.709</text:p>
          </table:table-cell>
        </table:table-row>
        <table:table-row table:style-name="ro2">
          <table:table-cell table:number-columns-repeated="11"/>
          <table:table-cell office:value-type="float" office:value="11.087">
            <text:p>11.087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824">
            <text:p>824</text:p>
          </table:table-cell>
          <table:table-cell office:value-type="float" office:value="836">
            <text:p>836</text:p>
          </table:table-cell>
          <table:table-cell office:value-type="float" office:value="26.43">
            <text:p>26.43</text:p>
          </table:table-cell>
          <table:table-cell office:value-type="string">
            <text:p>replib</text:p>
          </table:table-cell>
          <table:table-cell office:value-type="float" office:value="11560.54">
            <text:p>11560.54</text:p>
          </table:table-cell>
          <table:table-cell office:value-type="float" office:value="539402.894">
            <text:p>539402.894</text:p>
          </table:table-cell>
        </table:table-row>
        <table:table-row table:style-name="ro2">
          <table:table-cell table:number-columns-repeated="11"/>
          <table:table-cell office:value-type="float" office:value="11.179">
            <text:p>11.179</text:p>
          </table:table-cell>
          <table:table-cell office:value-type="string">
            <text:p>Bicyclo[3.1.1]hept-3-en-2-one, 4,6,6-trimethyl-, (1S)-</text:p>
          </table:table-cell>
          <table:table-cell office:value-type="string">
            <text:p>n.a.</text:p>
          </table:table-cell>
          <table:table-cell office:value-type="float" office:value="690">
            <text:p>690</text:p>
          </table:table-cell>
          <table:table-cell office:value-type="float" office:value="715">
            <text:p>715</text:p>
          </table:table-cell>
          <table:table-cell office:value-type="float" office:value="25.6">
            <text:p>25.6</text:p>
          </table:table-cell>
          <table:table-cell office:value-type="string">
            <text:p>replib</text:p>
          </table:table-cell>
          <table:table-cell office:value-type="float" office:value="13887.486">
            <text:p>13887.486</text:p>
          </table:table-cell>
          <table:table-cell office:value-type="float" office:value="575964.665">
            <text:p>575964.665</text:p>
          </table:table-cell>
        </table:table-row>
        <table:table-row table:style-name="ro2">
          <table:table-cell table:number-columns-repeated="11"/>
          <table:table-cell office:value-type="float" office:value="11.22">
            <text:p>11.22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739">
            <text:p>739</text:p>
          </table:table-cell>
          <table:table-cell office:value-type="float" office:value="48.73">
            <text:p>48.73</text:p>
          </table:table-cell>
          <table:table-cell office:value-type="string">
            <text:p>replib</text:p>
          </table:table-cell>
          <table:table-cell office:value-type="float" office:value="100148.854">
            <text:p>100148.854</text:p>
          </table:table-cell>
          <table:table-cell office:value-type="float" office:value="1908718.64">
            <text:p>1908718.64</text:p>
          </table:table-cell>
        </table:table-row>
        <table:table-row table:style-name="ro2">
          <table:table-cell table:number-columns-repeated="11"/>
          <table:table-cell office:value-type="float" office:value="11.237">
            <text:p>11.237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52">
            <text:p>752</text:p>
          </table:table-cell>
          <table:table-cell office:value-type="float" office:value="61.83">
            <text:p>61.83</text:p>
          </table:table-cell>
          <table:table-cell office:value-type="string">
            <text:p>replib</text:p>
          </table:table-cell>
          <table:table-cell office:value-type="float" office:value="93848.988">
            <text:p>93848.988</text:p>
          </table:table-cell>
          <table:table-cell office:value-type="float" office:value="1339436.431">
            <text:p>1339436.431</text:p>
          </table:table-cell>
        </table:table-row>
        <table:table-row table:style-name="ro2">
          <table:table-cell table:number-columns-repeated="11"/>
          <table:table-cell office:value-type="float" office:value="11.281">
            <text:p>11.281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748">
            <text:p>748</text:p>
          </table:table-cell>
          <table:table-cell office:value-type="float" office:value="74.2">
            <text:p>74.2</text:p>
          </table:table-cell>
          <table:table-cell office:value-type="string">
            <text:p>replib</text:p>
          </table:table-cell>
          <table:table-cell office:value-type="float" office:value="20192.446">
            <text:p>20192.446</text:p>
          </table:table-cell>
          <table:table-cell office:value-type="float" office:value="637524.553">
            <text:p>637524.553</text:p>
          </table:table-cell>
        </table:table-row>
        <table:table-row table:style-name="ro2">
          <table:table-cell table:number-columns-repeated="11"/>
          <table:table-cell office:value-type="float" office:value="11.322">
            <text:p>11.3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5">
            <text:p>645</text:p>
          </table:table-cell>
          <table:table-cell office:value-type="float" office:value="926">
            <text:p>926</text:p>
          </table:table-cell>
          <table:table-cell office:value-type="float" office:value="33.12">
            <text:p>33.12</text:p>
          </table:table-cell>
          <table:table-cell office:value-type="string">
            <text:p>replib</text:p>
          </table:table-cell>
          <table:table-cell office:value-type="float" office:value="4666.643">
            <text:p>4666.643</text:p>
          </table:table-cell>
          <table:table-cell office:value-type="float" office:value="510759.844">
            <text:p>510759.844</text:p>
          </table:table-cell>
        </table:table-row>
        <table:table-row table:style-name="ro2">
          <table:table-cell table:number-columns-repeated="11"/>
          <table:table-cell office:value-type="float" office:value="11.414">
            <text:p>11.414</text:p>
          </table:table-cell>
          <table:table-cell office:value-type="string">
            <text:p>Cyclopentasiloxane, decamethyl-</text:p>
          </table:table-cell>
          <table:table-cell office:value-type="string">
            <text:p>n.a.</text:p>
          </table:table-cell>
          <table:table-cell office:value-type="float" office:value="836">
            <text:p>836</text:p>
          </table:table-cell>
          <table:table-cell office:value-type="float" office:value="866">
            <text:p>866</text:p>
          </table:table-cell>
          <table:table-cell office:value-type="float" office:value="88.59">
            <text:p>88.59</text:p>
          </table:table-cell>
          <table:table-cell office:value-type="string">
            <text:p>replib</text:p>
          </table:table-cell>
          <table:table-cell office:value-type="float" office:value="5435.931">
            <text:p>5435.931</text:p>
          </table:table-cell>
          <table:table-cell office:value-type="float" office:value="413479.895">
            <text:p>413479.895</text:p>
          </table:table-cell>
        </table:table-row>
        <table:table-row table:style-name="ro2">
          <table:table-cell table:number-columns-repeated="11"/>
          <table:table-cell office:value-type="float" office:value="11.557">
            <text:p>11.5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99">
            <text:p>999</text:p>
          </table:table-cell>
          <table:table-cell office:value-type="float" office:value="69.39">
            <text:p>69.39</text:p>
          </table:table-cell>
          <table:table-cell office:value-type="string">
            <text:p>replib</text:p>
          </table:table-cell>
          <table:table-cell office:value-type="float" office:value="40636.437">
            <text:p>40636.437</text:p>
          </table:table-cell>
          <table:table-cell office:value-type="float" office:value="1259736.727">
            <text:p>1259736.727</text:p>
          </table:table-cell>
        </table:table-row>
        <table:table-row table:style-name="ro2">
          <table:table-cell table:number-columns-repeated="11"/>
          <table:table-cell office:value-type="float" office:value="11.594">
            <text:p>11.5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84">
            <text:p>984</text:p>
          </table:table-cell>
          <table:table-cell office:value-type="float" office:value="58.17">
            <text:p>58.17</text:p>
          </table:table-cell>
          <table:table-cell office:value-type="string">
            <text:p>replib</text:p>
          </table:table-cell>
          <table:table-cell office:value-type="float" office:value="221078.51">
            <text:p>221078.51</text:p>
          </table:table-cell>
          <table:table-cell office:value-type="float" office:value="5081013.843">
            <text:p>5081013.843</text:p>
          </table:table-cell>
        </table:table-row>
        <table:table-row table:style-name="ro2">
          <table:table-cell table:number-columns-repeated="11"/>
          <table:table-cell office:value-type="float" office:value="11.652">
            <text:p>11.652</text:p>
          </table:table-cell>
          <table:table-cell office:value-type="string">
            <text:p>Camphor</text:p>
          </table:table-cell>
          <table:table-cell office:value-type="string">
            <text:p>n.a.</text:p>
          </table:table-cell>
          <table:table-cell office:value-type="float" office:value="887">
            <text:p>887</text:p>
          </table:table-cell>
          <table:table-cell office:value-type="float" office:value="895">
            <text:p>895</text:p>
          </table:table-cell>
          <table:table-cell office:value-type="float" office:value="45.87">
            <text:p>45.87</text:p>
          </table:table-cell>
          <table:table-cell office:value-type="string">
            <text:p>replib</text:p>
          </table:table-cell>
          <table:table-cell office:value-type="float" office:value="44130.906">
            <text:p>44130.906</text:p>
          </table:table-cell>
          <table:table-cell office:value-type="float" office:value="1330505.622">
            <text:p>1330505.622</text:p>
          </table:table-cell>
        </table:table-row>
        <table:table-row table:style-name="ro2">
          <table:table-cell table:number-columns-repeated="11"/>
          <table:table-cell office:value-type="float" office:value="11.747">
            <text:p>11.747</text:p>
          </table:table-cell>
          <table:table-cell office:value-type="string">
            <text:p>Silane, trimethyl(4-methyl-3-penten-1-ynyl)-</text:p>
          </table:table-cell>
          <table:table-cell office:value-type="string">
            <text:p>n.a.</text:p>
          </table:table-cell>
          <table:table-cell office:value-type="float" office:value="654">
            <text:p>654</text:p>
          </table:table-cell>
          <table:table-cell office:value-type="float" office:value="728">
            <text:p>728</text:p>
          </table:table-cell>
          <table:table-cell office:value-type="float" office:value="32.62">
            <text:p>32.62</text:p>
          </table:table-cell>
          <table:table-cell office:value-type="string">
            <text:p>replib</text:p>
          </table:table-cell>
          <table:table-cell office:value-type="float" office:value="26120.544">
            <text:p>26120.544</text:p>
          </table:table-cell>
          <table:table-cell office:value-type="float" office:value="569679.634">
            <text:p>569679.634</text:p>
          </table:table-cell>
        </table:table-row>
        <table:table-row table:style-name="ro2">
          <table:table-cell table:number-columns-repeated="11"/>
          <table:table-cell office:value-type="float" office:value="11.819">
            <text:p>11.819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658">
            <text:p>658</text:p>
          </table:table-cell>
          <table:table-cell office:value-type="float" office:value="675">
            <text:p>675</text:p>
          </table:table-cell>
          <table:table-cell office:value-type="float" office:value="16.53">
            <text:p>16.53</text:p>
          </table:table-cell>
          <table:table-cell office:value-type="string">
            <text:p>replib</text:p>
          </table:table-cell>
          <table:table-cell office:value-type="float" office:value="52250.004">
            <text:p>52250.004</text:p>
          </table:table-cell>
          <table:table-cell office:value-type="float" office:value="862990.37">
            <text:p>862990.37</text:p>
          </table:table-cell>
        </table:table-row>
        <table:table-row table:style-name="ro2">
          <table:table-cell table:number-columns-repeated="11"/>
          <table:table-cell office:value-type="float" office:value="11.9">
            <text:p>11.9</text:p>
          </table:table-cell>
          <table:table-cell office:value-type="string">
            <text:p>Hexane, 1-chloro-5-methyl-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49">
            <text:p>749</text:p>
          </table:table-cell>
          <table:table-cell office:value-type="float" office:value="42.74">
            <text:p>42.74</text:p>
          </table:table-cell>
          <table:table-cell office:value-type="string">
            <text:p>replib</text:p>
          </table:table-cell>
          <table:table-cell office:value-type="float" office:value="10924.576">
            <text:p>10924.576</text:p>
          </table:table-cell>
          <table:table-cell office:value-type="float" office:value="696771.023">
            <text:p>696771.023</text:p>
          </table:table-cell>
        </table:table-row>
        <table:table-row table:style-name="ro2">
          <table:table-cell table:number-columns-repeated="11"/>
          <table:table-cell office:value-type="float" office:value="11.992">
            <text:p>11.9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942">
            <text:p>942</text:p>
          </table:table-cell>
          <table:table-cell office:value-type="float" office:value="78.38">
            <text:p>78.38</text:p>
          </table:table-cell>
          <table:table-cell office:value-type="string">
            <text:p>replib</text:p>
          </table:table-cell>
          <table:table-cell office:value-type="float" office:value="21971.243">
            <text:p>21971.243</text:p>
          </table:table-cell>
          <table:table-cell office:value-type="float" office:value="721813.985">
            <text:p>721813.985</text:p>
          </table:table-cell>
        </table:table-row>
        <table:table-row table:style-name="ro2">
          <table:table-cell table:number-columns-repeated="11"/>
          <table:table-cell office:value-type="float" office:value="12.084">
            <text:p>12.084</text:p>
          </table:table-cell>
          <table:table-cell office:value-type="string">
            <text:p>Bicyclo[2.2.1]heptan-2-ol, 1,7,7-trimethyl-, (1S-endo)-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776">
            <text:p>776</text:p>
          </table:table-cell>
          <table:table-cell office:value-type="float" office:value="16.95">
            <text:p>16.95</text:p>
          </table:table-cell>
          <table:table-cell office:value-type="string">
            <text:p>replib</text:p>
          </table:table-cell>
          <table:table-cell office:value-type="float" office:value="33156.175">
            <text:p>33156.175</text:p>
          </table:table-cell>
          <table:table-cell office:value-type="float" office:value="1153612.143">
            <text:p>1153612.143</text:p>
          </table:table-cell>
        </table:table-row>
        <table:table-row table:style-name="ro2">
          <table:table-cell table:number-columns-repeated="11"/>
          <table:table-cell office:value-type="float" office:value="12.196">
            <text:p>12.196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764">
            <text:p>764</text:p>
          </table:table-cell>
          <table:table-cell office:value-type="float" office:value="772">
            <text:p>772</text:p>
          </table:table-cell>
          <table:table-cell office:value-type="float" office:value="65.49">
            <text:p>65.49</text:p>
          </table:table-cell>
          <table:table-cell office:value-type="string">
            <text:p>replib</text:p>
          </table:table-cell>
          <table:table-cell office:value-type="float" office:value="321723.271">
            <text:p>321723.271</text:p>
          </table:table-cell>
          <table:table-cell office:value-type="float" office:value="9974272.299">
            <text:p>9974272.299</text:p>
          </table:table-cell>
        </table:table-row>
        <table:table-row table:style-name="ro2">
          <table:table-cell table:number-columns-repeated="11"/>
          <table:table-cell office:value-type="float" office:value="12.308">
            <text:p>12.308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738">
            <text:p>738</text:p>
          </table:table-cell>
          <table:table-cell office:value-type="float" office:value="52.66">
            <text:p>52.66</text:p>
          </table:table-cell>
          <table:table-cell office:value-type="string">
            <text:p>replib</text:p>
          </table:table-cell>
          <table:table-cell office:value-type="float" office:value="604471.716">
            <text:p>604471.716</text:p>
          </table:table-cell>
          <table:table-cell office:value-type="float" office:value="18315046.998">
            <text:p>18315046.998</text:p>
          </table:table-cell>
        </table:table-row>
        <table:table-row table:style-name="ro2">
          <table:table-cell table:number-columns-repeated="11"/>
          <table:table-cell office:value-type="float" office:value="12.4">
            <text:p>12.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973">
            <text:p>973</text:p>
          </table:table-cell>
          <table:table-cell office:value-type="float" office:value="65.48">
            <text:p>65.48</text:p>
          </table:table-cell>
          <table:table-cell office:value-type="string">
            <text:p>replib</text:p>
          </table:table-cell>
          <table:table-cell office:value-type="float" office:value="3655.677">
            <text:p>3655.677</text:p>
          </table:table-cell>
          <table:table-cell office:value-type="float" office:value="341653.809">
            <text:p>341653.809</text:p>
          </table:table-cell>
        </table:table-row>
        <table:table-row table:style-name="ro2">
          <table:table-cell table:number-columns-repeated="11"/>
          <table:table-cell office:value-type="float" office:value="12.461">
            <text:p>12.461</text:p>
          </table:table-cell>
          <table:table-cell office:value-type="string">
            <text:p>L-α-Terpineol</text:p>
          </table:table-cell>
          <table:table-cell office:value-type="string">
            <text:p>n.a.</text:p>
          </table:table-cell>
          <table:table-cell office:value-type="float" office:value="777">
            <text:p>777</text:p>
          </table:table-cell>
          <table:table-cell office:value-type="float" office:value="781">
            <text:p>781</text:p>
          </table:table-cell>
          <table:table-cell office:value-type="float" office:value="70.08">
            <text:p>70.08</text:p>
          </table:table-cell>
          <table:table-cell office:value-type="string">
            <text:p>replib</text:p>
          </table:table-cell>
          <table:table-cell office:value-type="float" office:value="4822.375">
            <text:p>4822.375</text:p>
          </table:table-cell>
          <table:table-cell office:value-type="float" office:value="639092.11">
            <text:p>639092.11</text:p>
          </table:table-cell>
        </table:table-row>
        <table:table-row table:style-name="ro2">
          <table:table-cell table:number-columns-repeated="11"/>
          <table:table-cell office:value-type="float" office:value="12.533">
            <text:p>12.533</text:p>
          </table:table-cell>
          <table:table-cell office:value-type="string">
            <text:p>Heptane, 1,1'-oxybis-</text:p>
          </table:table-cell>
          <table:table-cell office:value-type="string">
            <text:p>n.a.</text:p>
          </table:table-cell>
          <table:table-cell office:value-type="float" office:value="635">
            <text:p>635</text:p>
          </table:table-cell>
          <table:table-cell office:value-type="float" office:value="771">
            <text:p>771</text:p>
          </table:table-cell>
          <table:table-cell office:value-type="float" office:value="16.78">
            <text:p>16.78</text:p>
          </table:table-cell>
          <table:table-cell office:value-type="string">
            <text:p>replib</text:p>
          </table:table-cell>
          <table:table-cell office:value-type="float" office:value="2390.053">
            <text:p>2390.053</text:p>
          </table:table-cell>
          <table:table-cell office:value-type="float" office:value="288474.333">
            <text:p>288474.333</text:p>
          </table:table-cell>
        </table:table-row>
        <table:table-row table:style-name="ro2">
          <table:table-cell table:number-columns-repeated="11"/>
          <table:table-cell office:value-type="float" office:value="12.594">
            <text:p>12.594</text:p>
          </table:table-cell>
          <table:table-cell office:value-type="string">
            <text:p>Cyclodecanol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769">
            <text:p>769</text:p>
          </table:table-cell>
          <table:table-cell office:value-type="float" office:value="31.94">
            <text:p>31.94</text:p>
          </table:table-cell>
          <table:table-cell office:value-type="string">
            <text:p>replib</text:p>
          </table:table-cell>
          <table:table-cell office:value-type="float" office:value="13377.375">
            <text:p>13377.375</text:p>
          </table:table-cell>
          <table:table-cell office:value-type="float" office:value="735518.676">
            <text:p>735518.676</text:p>
          </table:table-cell>
        </table:table-row>
        <table:table-row table:style-name="ro2">
          <table:table-cell table:number-columns-repeated="11"/>
          <table:table-cell office:value-type="float" office:value="12.648">
            <text:p>12.648</text:p>
          </table:table-cell>
          <table:table-cell office:value-type="string">
            <text:p>2,6,6-Trimethyl-bicyclo[3.1.1]hept-3-ylamin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764">
            <text:p>764</text:p>
          </table:table-cell>
          <table:table-cell office:value-type="float" office:value="77.65">
            <text:p>77.65</text:p>
          </table:table-cell>
          <table:table-cell office:value-type="string">
            <text:p>replib</text:p>
          </table:table-cell>
          <table:table-cell office:value-type="float" office:value="12165.472">
            <text:p>12165.472</text:p>
          </table:table-cell>
          <table:table-cell office:value-type="float" office:value="724255.138">
            <text:p>724255.138</text:p>
          </table:table-cell>
        </table:table-row>
        <table:table-row table:style-name="ro2">
          <table:table-cell table:number-columns-repeated="11"/>
          <table:table-cell office:value-type="float" office:value="12.699">
            <text:p>12.6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62">
            <text:p>962</text:p>
          </table:table-cell>
          <table:table-cell office:value-type="float" office:value="78.47">
            <text:p>78.47</text:p>
          </table:table-cell>
          <table:table-cell office:value-type="string">
            <text:p>replib</text:p>
          </table:table-cell>
          <table:table-cell office:value-type="float" office:value="4285.581">
            <text:p>4285.581</text:p>
          </table:table-cell>
          <table:table-cell office:value-type="float" office:value="512121.224">
            <text:p>512121.224</text:p>
          </table:table-cell>
        </table:table-row>
        <table:table-row table:style-name="ro2">
          <table:table-cell table:number-columns-repeated="11"/>
          <table:table-cell office:value-type="float" office:value="12.747">
            <text:p>12.7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84">
            <text:p>984</text:p>
          </table:table-cell>
          <table:table-cell office:value-type="float" office:value="65.09">
            <text:p>65.09</text:p>
          </table:table-cell>
          <table:table-cell office:value-type="string">
            <text:p>replib</text:p>
          </table:table-cell>
          <table:table-cell office:value-type="float" office:value="1395148.456">
            <text:p>1395148.456</text:p>
          </table:table-cell>
          <table:table-cell office:value-type="float" office:value="51496754.44">
            <text:p>51496754.44</text:p>
          </table:table-cell>
        </table:table-row>
        <table:table-row table:style-name="ro2">
          <table:table-cell table:number-columns-repeated="11"/>
          <table:table-cell office:value-type="float" office:value="12.791">
            <text:p>12.7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73">
            <text:p>973</text:p>
          </table:table-cell>
          <table:table-cell office:value-type="float" office:value="78.44">
            <text:p>78.44</text:p>
          </table:table-cell>
          <table:table-cell office:value-type="string">
            <text:p>replib</text:p>
          </table:table-cell>
          <table:table-cell office:value-type="float" office:value="1158801.563">
            <text:p>1158801.563</text:p>
          </table:table-cell>
          <table:table-cell office:value-type="float" office:value="42853070.318">
            <text:p>42853070.318</text:p>
          </table:table-cell>
        </table:table-row>
        <table:table-row table:style-name="ro2">
          <table:table-cell table:number-columns-repeated="11"/>
          <table:table-cell office:value-type="float" office:value="12.842">
            <text:p>12.8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73">
            <text:p>973</text:p>
          </table:table-cell>
          <table:table-cell office:value-type="float" office:value="76.4">
            <text:p>76.4</text:p>
          </table:table-cell>
          <table:table-cell office:value-type="string">
            <text:p>replib</text:p>
          </table:table-cell>
          <table:table-cell office:value-type="float" office:value="54188.757">
            <text:p>54188.757</text:p>
          </table:table-cell>
          <table:table-cell office:value-type="float" office:value="1838432.425">
            <text:p>1838432.425</text:p>
          </table:table-cell>
        </table:table-row>
        <table:table-row table:style-name="ro2">
          <table:table-cell table:number-columns-repeated="11"/>
          <table:table-cell office:value-type="float" office:value="12.883">
            <text:p>12.8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62">
            <text:p>962</text:p>
          </table:table-cell>
          <table:table-cell office:value-type="float" office:value="73.73">
            <text:p>73.73</text:p>
          </table:table-cell>
          <table:table-cell office:value-type="string">
            <text:p>replib</text:p>
          </table:table-cell>
          <table:table-cell office:value-type="float" office:value="6660.416">
            <text:p>6660.416</text:p>
          </table:table-cell>
          <table:table-cell office:value-type="float" office:value="581822.29">
            <text:p>581822.29</text:p>
          </table:table-cell>
        </table:table-row>
        <table:table-row table:style-name="ro2">
          <table:table-cell table:number-columns-repeated="11"/>
          <table:table-cell office:value-type="float" office:value="12.904">
            <text:p>12.9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42">
            <text:p>942</text:p>
          </table:table-cell>
          <table:table-cell office:value-type="float" office:value="79.16">
            <text:p>79.16</text:p>
          </table:table-cell>
          <table:table-cell office:value-type="string">
            <text:p>replib</text:p>
          </table:table-cell>
          <table:table-cell office:value-type="float" office:value="10427.81">
            <text:p>10427.81</text:p>
          </table:table-cell>
          <table:table-cell office:value-type="float" office:value="566109.374">
            <text:p>566109.374</text:p>
          </table:table-cell>
        </table:table-row>
        <table:table-row table:style-name="ro2">
          <table:table-cell table:number-columns-repeated="11"/>
          <table:table-cell office:value-type="float" office:value="13.019">
            <text:p>13.019</text:p>
          </table:table-cell>
          <table:table-cell office:value-type="string">
            <text:p>Bicyclo[3.1.1]hept-2-en-6-ol, 2,7,7-trimethyl-, acetate, [1S-(1α,5α,6β)]-</text:p>
          </table:table-cell>
          <table:table-cell office:value-type="string">
            <text:p>n.a.</text:p>
          </table:table-cell>
          <table:table-cell office:value-type="float" office:value="828">
            <text:p>828</text:p>
          </table:table-cell>
          <table:table-cell office:value-type="float" office:value="892">
            <text:p>892</text:p>
          </table:table-cell>
          <table:table-cell office:value-type="float" office:value="66.35">
            <text:p>66.35</text:p>
          </table:table-cell>
          <table:table-cell office:value-type="string">
            <text:p>replib</text:p>
          </table:table-cell>
          <table:table-cell office:value-type="float" office:value="2680.745">
            <text:p>2680.745</text:p>
          </table:table-cell>
          <table:table-cell office:value-type="float" office:value="353862.62">
            <text:p>353862.62</text:p>
          </table:table-cell>
        </table:table-row>
        <table:table-row table:style-name="ro2">
          <table:table-cell table:number-columns-repeated="11"/>
          <table:table-cell office:value-type="float" office:value="13.091">
            <text:p>13.0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73">
            <text:p>973</text:p>
          </table:table-cell>
          <table:table-cell office:value-type="float" office:value="81.51">
            <text:p>81.51</text:p>
          </table:table-cell>
          <table:table-cell office:value-type="string">
            <text:p>replib</text:p>
          </table:table-cell>
          <table:table-cell office:value-type="float" office:value="147171.279">
            <text:p>147171.279</text:p>
          </table:table-cell>
          <table:table-cell office:value-type="float" office:value="3168686.518">
            <text:p>3168686.518</text:p>
          </table:table-cell>
        </table:table-row>
        <table:table-row table:style-name="ro2">
          <table:table-cell table:number-columns-repeated="11"/>
          <table:table-cell office:value-type="float" office:value="13.213">
            <text:p>13.213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699">
            <text:p>699</text:p>
          </table:table-cell>
          <table:table-cell office:value-type="float" office:value="728">
            <text:p>728</text:p>
          </table:table-cell>
          <table:table-cell office:value-type="float" office:value="26.28">
            <text:p>26.28</text:p>
          </table:table-cell>
          <table:table-cell office:value-type="string">
            <text:p>replib</text:p>
          </table:table-cell>
          <table:table-cell office:value-type="float" office:value="29050.598">
            <text:p>29050.598</text:p>
          </table:table-cell>
          <table:table-cell office:value-type="float" office:value="769861.337">
            <text:p>769861.337</text:p>
          </table:table-cell>
        </table:table-row>
        <table:table-row table:style-name="ro2">
          <table:table-cell table:number-columns-repeated="11"/>
          <table:table-cell office:value-type="float" office:value="13.308">
            <text:p>13.308</text:p>
          </table:table-cell>
          <table:table-cell office:value-type="string">
            <text:p>Benzene, 1,3-bis(1,1-dimethylethyl)-</text:p>
          </table:table-cell>
          <table:table-cell office:value-type="string">
            <text:p>n.a.</text:p>
          </table:table-cell>
          <table:table-cell office:value-type="float" office:value="841">
            <text:p>841</text:p>
          </table:table-cell>
          <table:table-cell office:value-type="float" office:value="923">
            <text:p>923</text:p>
          </table:table-cell>
          <table:table-cell office:value-type="float" office:value="86.03">
            <text:p>86.03</text:p>
          </table:table-cell>
          <table:table-cell office:value-type="string">
            <text:p>replib</text:p>
          </table:table-cell>
          <table:table-cell office:value-type="float" office:value="12442.788">
            <text:p>12442.788</text:p>
          </table:table-cell>
          <table:table-cell office:value-type="float" office:value="558571.317">
            <text:p>558571.317</text:p>
          </table:table-cell>
        </table:table-row>
        <table:table-row table:style-name="ro2">
          <table:table-cell table:number-columns-repeated="11"/>
          <table:table-cell office:value-type="float" office:value="13.407">
            <text:p>13.407</text:p>
          </table:table-cell>
          <table:table-cell office:value-type="string">
            <text:p>1,3-Cyclohexadiene-1-carboxaldehyde, 2,6,6-trimethyl-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35">
            <text:p>735</text:p>
          </table:table-cell>
          <table:table-cell office:value-type="float" office:value="19.01">
            <text:p>19.01</text:p>
          </table:table-cell>
          <table:table-cell office:value-type="string">
            <text:p>replib</text:p>
          </table:table-cell>
          <table:table-cell office:value-type="float" office:value="99250.657">
            <text:p>99250.657</text:p>
          </table:table-cell>
          <table:table-cell office:value-type="float" office:value="1594723.889">
            <text:p>1594723.889</text:p>
          </table:table-cell>
        </table:table-row>
        <table:table-row table:style-name="ro2">
          <table:table-cell table:number-columns-repeated="11"/>
          <table:table-cell office:value-type="float" office:value="13.512">
            <text:p>13.512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45">
            <text:p>845</text:p>
          </table:table-cell>
          <table:table-cell office:value-type="float" office:value="951">
            <text:p>951</text:p>
          </table:table-cell>
          <table:table-cell office:value-type="float" office:value="47.87">
            <text:p>47.87</text:p>
          </table:table-cell>
          <table:table-cell office:value-type="string">
            <text:p>replib</text:p>
          </table:table-cell>
          <table:table-cell office:value-type="float" office:value="5472.65">
            <text:p>5472.65</text:p>
          </table:table-cell>
          <table:table-cell office:value-type="float" office:value="547779.602">
            <text:p>547779.602</text:p>
          </table:table-cell>
        </table:table-row>
        <table:table-row table:style-name="ro2">
          <table:table-cell table:number-columns-repeated="11"/>
          <table:table-cell office:value-type="float" office:value="13.563">
            <text:p>13.56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30">
            <text:p>630</text:p>
          </table:table-cell>
          <table:table-cell office:value-type="float" office:value="926">
            <text:p>926</text:p>
          </table:table-cell>
          <table:table-cell office:value-type="float" office:value="72.76">
            <text:p>72.76</text:p>
          </table:table-cell>
          <table:table-cell office:value-type="string">
            <text:p>replib</text:p>
          </table:table-cell>
          <table:table-cell office:value-type="float" office:value="7891.363">
            <text:p>7891.363</text:p>
          </table:table-cell>
          <table:table-cell office:value-type="float" office:value="809908.185">
            <text:p>809908.185</text:p>
          </table:table-cell>
        </table:table-row>
        <table:table-row table:style-name="ro2">
          <table:table-cell table:number-columns-repeated="11"/>
          <table:table-cell office:value-type="float" office:value="13.587">
            <text:p>13.58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7">
            <text:p>667</text:p>
          </table:table-cell>
          <table:table-cell office:value-type="float" office:value="951">
            <text:p>951</text:p>
          </table:table-cell>
          <table:table-cell office:value-type="float" office:value="71.88">
            <text:p>71.88</text:p>
          </table:table-cell>
          <table:table-cell office:value-type="string">
            <text:p>replib</text:p>
          </table:table-cell>
          <table:table-cell office:value-type="float" office:value="55281.964">
            <text:p>55281.964</text:p>
          </table:table-cell>
          <table:table-cell office:value-type="float" office:value="1318501.945">
            <text:p>1318501.945</text:p>
          </table:table-cell>
        </table:table-row>
        <table:table-row table:style-name="ro2">
          <table:table-cell table:number-columns-repeated="11"/>
          <table:table-cell office:value-type="float" office:value="13.625">
            <text:p>13.6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4">
            <text:p>654</text:p>
          </table:table-cell>
          <table:table-cell office:value-type="float" office:value="942">
            <text:p>942</text:p>
          </table:table-cell>
          <table:table-cell office:value-type="float" office:value="26.33">
            <text:p>26.33</text:p>
          </table:table-cell>
          <table:table-cell office:value-type="string">
            <text:p>replib</text:p>
          </table:table-cell>
          <table:table-cell office:value-type="float" office:value="10704.91">
            <text:p>10704.91</text:p>
          </table:table-cell>
          <table:table-cell office:value-type="float" office:value="510753.925">
            <text:p>510753.925</text:p>
          </table:table-cell>
        </table:table-row>
        <table:table-row table:style-name="ro2">
          <table:table-cell table:number-columns-repeated="11"/>
          <table:table-cell office:value-type="float" office:value="13.71">
            <text:p>13.71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831">
            <text:p>831</text:p>
          </table:table-cell>
          <table:table-cell office:value-type="float" office:value="862">
            <text:p>862</text:p>
          </table:table-cell>
          <table:table-cell office:value-type="float" office:value="39.47">
            <text:p>39.47</text:p>
          </table:table-cell>
          <table:table-cell office:value-type="string">
            <text:p>replib</text:p>
          </table:table-cell>
          <table:table-cell office:value-type="float" office:value="138236.824">
            <text:p>138236.824</text:p>
          </table:table-cell>
          <table:table-cell office:value-type="float" office:value="3096845.123">
            <text:p>3096845.123</text:p>
          </table:table-cell>
        </table:table-row>
        <table:table-row table:style-name="ro2">
          <table:table-cell table:number-columns-repeated="11"/>
          <table:table-cell office:value-type="float" office:value="13.754">
            <text:p>13.7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6">
            <text:p>676</text:p>
          </table:table-cell>
          <table:table-cell office:value-type="float" office:value="951">
            <text:p>951</text:p>
          </table:table-cell>
          <table:table-cell office:value-type="float" office:value="62.36">
            <text:p>62.36</text:p>
          </table:table-cell>
          <table:table-cell office:value-type="string">
            <text:p>replib</text:p>
          </table:table-cell>
          <table:table-cell office:value-type="float" office:value="840172.071">
            <text:p>840172.071</text:p>
          </table:table-cell>
          <table:table-cell office:value-type="float" office:value="28728931.039">
            <text:p>28728931.039</text:p>
          </table:table-cell>
        </table:table-row>
        <table:table-row table:style-name="ro2">
          <table:table-cell table:number-columns-repeated="11"/>
          <table:table-cell office:value-type="float" office:value="13.856">
            <text:p>13.856</text:p>
          </table:table-cell>
          <table:table-cell office:value-type="string">
            <text:p>Ethanone, 1-(4-ethylphenyl)-</text:p>
          </table:table-cell>
          <table:table-cell office:value-type="string">
            <text:p>n.a.</text:p>
          </table:table-cell>
          <table:table-cell office:value-type="float" office:value="880">
            <text:p>880</text:p>
          </table:table-cell>
          <table:table-cell office:value-type="float" office:value="964">
            <text:p>964</text:p>
          </table:table-cell>
          <table:table-cell office:value-type="float" office:value="71.74">
            <text:p>71.74</text:p>
          </table:table-cell>
          <table:table-cell office:value-type="string">
            <text:p>replib</text:p>
          </table:table-cell>
          <table:table-cell office:value-type="float" office:value="170983416.668">
            <text:p>170983416.668</text:p>
          </table:table-cell>
          <table:table-cell office:value-type="float" office:value="4525840048.112">
            <text:p>4525840048.112</text:p>
          </table:table-cell>
        </table:table-row>
        <table:table-row table:style-name="ro2">
          <table:table-cell table:number-columns-repeated="11"/>
          <table:table-cell office:value-type="float" office:value="13.934">
            <text:p>13.934</text:p>
          </table:table-cell>
          <table:table-cell office:value-type="string">
            <text:p>[1,1'-Bicyclopentyl]-2-one</text:p>
          </table:table-cell>
          <table:table-cell office:value-type="string">
            <text:p>n.a.</text:p>
          </table:table-cell>
          <table:table-cell office:value-type="float" office:value="842">
            <text:p>842</text:p>
          </table:table-cell>
          <table:table-cell office:value-type="float" office:value="843">
            <text:p>843</text:p>
          </table:table-cell>
          <table:table-cell office:value-type="float" office:value="91.86">
            <text:p>91.86</text:p>
          </table:table-cell>
          <table:table-cell office:value-type="string">
            <text:p>replib</text:p>
          </table:table-cell>
          <table:table-cell office:value-type="float" office:value="3194987.527">
            <text:p>3194987.527</text:p>
          </table:table-cell>
          <table:table-cell office:value-type="float" office:value="116296747.944">
            <text:p>116296747.944</text:p>
          </table:table-cell>
        </table:table-row>
        <table:table-row table:style-name="ro2">
          <table:table-cell table:number-columns-repeated="11"/>
          <table:table-cell office:value-type="float" office:value="13.982">
            <text:p>13.9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2">
            <text:p>672</text:p>
          </table:table-cell>
          <table:table-cell office:value-type="float" office:value="942">
            <text:p>942</text:p>
          </table:table-cell>
          <table:table-cell office:value-type="float" office:value="75.97">
            <text:p>75.97</text:p>
          </table:table-cell>
          <table:table-cell office:value-type="string">
            <text:p>replib</text:p>
          </table:table-cell>
          <table:table-cell office:value-type="float" office:value="68103.145">
            <text:p>68103.145</text:p>
          </table:table-cell>
          <table:table-cell office:value-type="float" office:value="2335767.083">
            <text:p>2335767.083</text:p>
          </table:table-cell>
        </table:table-row>
        <table:table-row table:style-name="ro2">
          <table:table-cell table:number-columns-repeated="11"/>
          <table:table-cell office:value-type="float" office:value="14.101">
            <text:p>14.101</text:p>
          </table:table-cell>
          <table:table-cell office:value-type="string">
            <text:p>Cyclohexasiloxane, dodecamethyl-</text:p>
          </table:table-cell>
          <table:table-cell office:value-type="string">
            <text:p>n.a.</text:p>
          </table:table-cell>
          <table:table-cell office:value-type="float" office:value="904">
            <text:p>904</text:p>
          </table:table-cell>
          <table:table-cell office:value-type="float" office:value="972">
            <text:p>972</text:p>
          </table:table-cell>
          <table:table-cell office:value-type="float" office:value="98.54">
            <text:p>98.54</text:p>
          </table:table-cell>
          <table:table-cell office:value-type="string">
            <text:p>replib</text:p>
          </table:table-cell>
          <table:table-cell office:value-type="float" office:value="4470.315">
            <text:p>4470.315</text:p>
          </table:table-cell>
          <table:table-cell office:value-type="float" office:value="395205.983">
            <text:p>395205.983</text:p>
          </table:table-cell>
        </table:table-row>
        <table:table-row table:style-name="ro2">
          <table:table-cell table:number-columns-repeated="11"/>
          <table:table-cell office:value-type="float" office:value="14.152">
            <text:p>14.1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5">
            <text:p>985</text:p>
          </table:table-cell>
          <table:table-cell office:value-type="float" office:value="78.59">
            <text:p>78.59</text:p>
          </table:table-cell>
          <table:table-cell office:value-type="string">
            <text:p>replib</text:p>
          </table:table-cell>
          <table:table-cell office:value-type="float" office:value="2634.271">
            <text:p>2634.271</text:p>
          </table:table-cell>
          <table:table-cell office:value-type="float" office:value="403250.841">
            <text:p>403250.841</text:p>
          </table:table-cell>
        </table:table-row>
        <table:table-row table:style-name="ro2">
          <table:table-cell table:number-columns-repeated="11"/>
          <table:table-cell office:value-type="float" office:value="14.23">
            <text:p>14.23</text:p>
          </table:table-cell>
          <table:table-cell office:value-type="string">
            <text:p>6-Tridecene, (Z)-</text:p>
          </table:table-cell>
          <table:table-cell office:value-type="string">
            <text:p>n.a.</text:p>
          </table:table-cell>
          <table:table-cell office:value-type="float" office:value="707">
            <text:p>707</text:p>
          </table:table-cell>
          <table:table-cell office:value-type="float" office:value="722">
            <text:p>722</text:p>
          </table:table-cell>
          <table:table-cell office:value-type="float" office:value="28.53">
            <text:p>28.53</text:p>
          </table:table-cell>
          <table:table-cell office:value-type="string">
            <text:p>replib</text:p>
          </table:table-cell>
          <table:table-cell office:value-type="float" office:value="26847.508">
            <text:p>26847.508</text:p>
          </table:table-cell>
          <table:table-cell office:value-type="float" office:value="740405.365">
            <text:p>740405.365</text:p>
          </table:table-cell>
        </table:table-row>
        <table:table-row table:style-name="ro2">
          <table:table-cell table:number-columns-repeated="11"/>
          <table:table-cell office:value-type="float" office:value="14.284">
            <text:p>14.28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51">
            <text:p>951</text:p>
          </table:table-cell>
          <table:table-cell office:value-type="float" office:value="79.5">
            <text:p>79.5</text:p>
          </table:table-cell>
          <table:table-cell office:value-type="string">
            <text:p>replib</text:p>
          </table:table-cell>
          <table:table-cell office:value-type="float" office:value="5267.377">
            <text:p>5267.377</text:p>
          </table:table-cell>
          <table:table-cell office:value-type="float" office:value="748123.385">
            <text:p>748123.385</text:p>
          </table:table-cell>
        </table:table-row>
        <table:table-row table:style-name="ro2">
          <table:table-cell table:number-columns-repeated="11"/>
          <table:table-cell office:value-type="float" office:value="14.352">
            <text:p>14.352</text:p>
          </table:table-cell>
          <table:table-cell office:value-type="string">
            <text:p>3-Dodecene, (Z)-</text:p>
          </table:table-cell>
          <table:table-cell office:value-type="string">
            <text:p>n.a.</text:p>
          </table:table-cell>
          <table:table-cell office:value-type="float" office:value="623">
            <text:p>623</text:p>
          </table:table-cell>
          <table:table-cell office:value-type="float" office:value="664">
            <text:p>664</text:p>
          </table:table-cell>
          <table:table-cell office:value-type="float" office:value="10.29">
            <text:p>10.29</text:p>
          </table:table-cell>
          <table:table-cell office:value-type="string">
            <text:p>replib</text:p>
          </table:table-cell>
          <table:table-cell office:value-type="float" office:value="463328.127">
            <text:p>463328.127</text:p>
          </table:table-cell>
          <table:table-cell office:value-type="float" office:value="8835641.123">
            <text:p>8835641.123</text:p>
          </table:table-cell>
        </table:table-row>
        <table:table-row table:style-name="ro2">
          <table:table-cell table:number-columns-repeated="11"/>
          <table:table-cell office:value-type="float" office:value="14.414">
            <text:p>14.414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810">
            <text:p>810</text:p>
          </table:table-cell>
          <table:table-cell office:value-type="float" office:value="25.36">
            <text:p>25.36</text:p>
          </table:table-cell>
          <table:table-cell office:value-type="string">
            <text:p>replib</text:p>
          </table:table-cell>
          <table:table-cell office:value-type="float" office:value="28363.643">
            <text:p>28363.643</text:p>
          </table:table-cell>
          <table:table-cell office:value-type="float" office:value="824328.413">
            <text:p>824328.413</text:p>
          </table:table-cell>
        </table:table-row>
        <table:table-row table:style-name="ro2">
          <table:table-cell table:number-columns-repeated="11"/>
          <table:table-cell office:value-type="float" office:value="14.489">
            <text:p>14.4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85">
            <text:p>985</text:p>
          </table:table-cell>
          <table:table-cell office:value-type="float" office:value="78.46">
            <text:p>78.46</text:p>
          </table:table-cell>
          <table:table-cell office:value-type="string">
            <text:p>replib</text:p>
          </table:table-cell>
          <table:table-cell office:value-type="float" office:value="9470.655">
            <text:p>9470.655</text:p>
          </table:table-cell>
          <table:table-cell office:value-type="float" office:value="655327.425">
            <text:p>655327.425</text:p>
          </table:table-cell>
        </table:table-row>
        <table:table-row table:style-name="ro2">
          <table:table-cell table:number-columns-repeated="11"/>
          <table:table-cell office:value-type="float" office:value="14.58">
            <text:p>14.58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758">
            <text:p>758</text:p>
          </table:table-cell>
          <table:table-cell office:value-type="float" office:value="18.68">
            <text:p>18.68</text:p>
          </table:table-cell>
          <table:table-cell office:value-type="string">
            <text:p>replib</text:p>
          </table:table-cell>
          <table:table-cell office:value-type="float" office:value="330067.144">
            <text:p>330067.144</text:p>
          </table:table-cell>
          <table:table-cell office:value-type="float" office:value="10496200.239">
            <text:p>10496200.239</text:p>
          </table:table-cell>
        </table:table-row>
        <table:table-row table:style-name="ro2">
          <table:table-cell table:number-columns-repeated="11"/>
          <table:table-cell office:value-type="float" office:value="14.693">
            <text:p>14.693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767">
            <text:p>767</text:p>
          </table:table-cell>
          <table:table-cell office:value-type="float" office:value="19.09">
            <text:p>19.09</text:p>
          </table:table-cell>
          <table:table-cell office:value-type="string">
            <text:p>replib</text:p>
          </table:table-cell>
          <table:table-cell office:value-type="float" office:value="51577.382">
            <text:p>51577.382</text:p>
          </table:table-cell>
          <table:table-cell office:value-type="float" office:value="1720839.934">
            <text:p>1720839.934</text:p>
          </table:table-cell>
        </table:table-row>
        <table:table-row table:style-name="ro2">
          <table:table-cell table:number-columns-repeated="11"/>
          <table:table-cell office:value-type="float" office:value="14.744">
            <text:p>14.744</text:p>
          </table:table-cell>
          <table:table-cell office:value-type="string">
            <text:p>9,12,15-Octadecatrien-1-ol, (Z,Z,Z)-</text:p>
          </table:table-cell>
          <table:table-cell office:value-type="string">
            <text:p>n.a.</text:p>
          </table:table-cell>
          <table:table-cell table:number-columns-repeated="2" office:value-type="float" office:value="680">
            <text:p>680</text:p>
          </table:table-cell>
          <table:table-cell office:value-type="float" office:value="14.93">
            <text:p>14.93</text:p>
          </table:table-cell>
          <table:table-cell office:value-type="string">
            <text:p>replib</text:p>
          </table:table-cell>
          <table:table-cell office:value-type="float" office:value="50276.778">
            <text:p>50276.778</text:p>
          </table:table-cell>
          <table:table-cell office:value-type="float" office:value="1101476.039">
            <text:p>1101476.039</text:p>
          </table:table-cell>
        </table:table-row>
        <table:table-row table:style-name="ro2">
          <table:table-cell table:number-columns-repeated="11"/>
          <table:table-cell office:value-type="float" office:value="14.812">
            <text:p>14.8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962">
            <text:p>962</text:p>
          </table:table-cell>
          <table:table-cell office:value-type="float" office:value="73.26">
            <text:p>73.26</text:p>
          </table:table-cell>
          <table:table-cell office:value-type="string">
            <text:p>replib</text:p>
          </table:table-cell>
          <table:table-cell office:value-type="float" office:value="165744.745">
            <text:p>165744.745</text:p>
          </table:table-cell>
          <table:table-cell office:value-type="float" office:value="4118820.495">
            <text:p>4118820.495</text:p>
          </table:table-cell>
        </table:table-row>
        <table:table-row table:style-name="ro2">
          <table:table-cell table:number-columns-repeated="11"/>
          <table:table-cell office:value-type="float" office:value="14.873">
            <text:p>14.8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73">
            <text:p>973</text:p>
          </table:table-cell>
          <table:table-cell office:value-type="float" office:value="67.9">
            <text:p>67.9</text:p>
          </table:table-cell>
          <table:table-cell office:value-type="string">
            <text:p>replib</text:p>
          </table:table-cell>
          <table:table-cell office:value-type="float" office:value="5899.815">
            <text:p>5899.815</text:p>
          </table:table-cell>
          <table:table-cell office:value-type="float" office:value="624768.608">
            <text:p>624768.608</text:p>
          </table:table-cell>
        </table:table-row>
        <table:table-row table:style-name="ro2">
          <table:table-cell table:number-columns-repeated="11"/>
          <table:table-cell office:value-type="float" office:value="14.995">
            <text:p>14.995</text:p>
          </table:table-cell>
          <table:table-cell office:value-type="string">
            <text:p>Benzaldehyde, 2,4,6-trimethyl-</text:p>
          </table:table-cell>
          <table:table-cell office:value-type="string">
            <text:p>n.a.</text:p>
          </table:table-cell>
          <table:table-cell office:value-type="float" office:value="867">
            <text:p>867</text:p>
          </table:table-cell>
          <table:table-cell office:value-type="float" office:value="919">
            <text:p>919</text:p>
          </table:table-cell>
          <table:table-cell office:value-type="float" office:value="91.79">
            <text:p>91.79</text:p>
          </table:table-cell>
          <table:table-cell office:value-type="string">
            <text:p>replib</text:p>
          </table:table-cell>
          <table:table-cell office:value-type="float" office:value="161466.542">
            <text:p>161466.542</text:p>
          </table:table-cell>
          <table:table-cell office:value-type="float" office:value="4813840.928">
            <text:p>4813840.928</text:p>
          </table:table-cell>
        </table:table-row>
        <table:table-row table:style-name="ro2">
          <table:table-cell table:number-columns-repeated="11"/>
          <table:table-cell office:value-type="float" office:value="15.074">
            <text:p>15.074</text:p>
          </table:table-cell>
          <table:table-cell office:value-type="string">
            <text:p>exo-7-(trans-1-Propenyl)bicyclo[4.2.0]oct-1(2)-ene</text:p>
          </table:table-cell>
          <table:table-cell office:value-type="string">
            <text:p>n.a.</text:p>
          </table:table-cell>
          <table:table-cell office:value-type="float" office:value="669">
            <text:p>669</text:p>
          </table:table-cell>
          <table:table-cell office:value-type="float" office:value="706">
            <text:p>706</text:p>
          </table:table-cell>
          <table:table-cell office:value-type="float" office:value="17.71">
            <text:p>17.71</text:p>
          </table:table-cell>
          <table:table-cell office:value-type="string">
            <text:p>replib</text:p>
          </table:table-cell>
          <table:table-cell office:value-type="float" office:value="50181.321">
            <text:p>50181.321</text:p>
          </table:table-cell>
          <table:table-cell office:value-type="float" office:value="961549.083">
            <text:p>961549.083</text:p>
          </table:table-cell>
        </table:table-row>
        <table:table-row table:style-name="ro2">
          <table:table-cell table:number-columns-repeated="11"/>
          <table:table-cell office:value-type="float" office:value="15.135">
            <text:p>15.135</text:p>
          </table:table-cell>
          <table:table-cell office:value-type="string">
            <text:p>1,6-Octadien-3-ol, 3,7-dimethyl-, propanoat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838">
            <text:p>838</text:p>
          </table:table-cell>
          <table:table-cell office:value-type="float" office:value="22.34">
            <text:p>22.34</text:p>
          </table:table-cell>
          <table:table-cell office:value-type="string">
            <text:p>replib</text:p>
          </table:table-cell>
          <table:table-cell office:value-type="float" office:value="130601.638">
            <text:p>130601.638</text:p>
          </table:table-cell>
          <table:table-cell office:value-type="float" office:value="3043621.751">
            <text:p>3043621.751</text:p>
          </table:table-cell>
        </table:table-row>
        <table:table-row table:style-name="ro2">
          <table:table-cell table:number-columns-repeated="11"/>
          <table:table-cell office:value-type="float" office:value="15.223">
            <text:p>15.223</text:p>
          </table:table-cell>
          <table:table-cell office:value-type="string">
            <text:p>Ylangene</text:p>
          </table:table-cell>
          <table:table-cell office:value-type="string">
            <text:p>n.a.</text:p>
          </table:table-cell>
          <table:table-cell table:number-columns-repeated="2" office:value-type="float" office:value="843">
            <text:p>843</text:p>
          </table:table-cell>
          <table:table-cell office:value-type="float" office:value="32.66">
            <text:p>32.66</text:p>
          </table:table-cell>
          <table:table-cell office:value-type="string">
            <text:p>replib</text:p>
          </table:table-cell>
          <table:table-cell office:value-type="float" office:value="38134.342">
            <text:p>38134.342</text:p>
          </table:table-cell>
          <table:table-cell office:value-type="float" office:value="974741.55">
            <text:p>974741.55</text:p>
          </table:table-cell>
        </table:table-row>
        <table:table-row table:style-name="ro2">
          <table:table-cell table:number-columns-repeated="11"/>
          <table:table-cell office:value-type="float" office:value="15.342">
            <text:p>15.342</text:p>
          </table:table-cell>
          <table:table-cell office:value-type="string">
            <text:p>Benzaldehyde, 4-ethyl-</text:p>
          </table:table-cell>
          <table:table-cell office:value-type="string">
            <text:p>n.a.</text:p>
          </table:table-cell>
          <table:table-cell office:value-type="float" office:value="661">
            <text:p>661</text:p>
          </table:table-cell>
          <table:table-cell office:value-type="float" office:value="710">
            <text:p>710</text:p>
          </table:table-cell>
          <table:table-cell office:value-type="float" office:value="29.12">
            <text:p>29.12</text:p>
          </table:table-cell>
          <table:table-cell office:value-type="string">
            <text:p>replib</text:p>
          </table:table-cell>
          <table:table-cell office:value-type="float" office:value="45942.856">
            <text:p>45942.856</text:p>
          </table:table-cell>
          <table:table-cell office:value-type="float" office:value="1341067.405">
            <text:p>1341067.405</text:p>
          </table:table-cell>
        </table:table-row>
        <table:table-row table:style-name="ro2">
          <table:table-cell table:number-columns-repeated="11"/>
          <table:table-cell office:value-type="float" office:value="15.424">
            <text:p>15.424</text:p>
          </table:table-cell>
          <table:table-cell office:value-type="string">
            <text:p>7-Tetradecene</text:p>
          </table:table-cell>
          <table:table-cell office:value-type="string">
            <text:p>n.a.</text:p>
          </table:table-cell>
          <table:table-cell office:value-type="float" office:value="804">
            <text:p>804</text:p>
          </table:table-cell>
          <table:table-cell office:value-type="float" office:value="831">
            <text:p>831</text:p>
          </table:table-cell>
          <table:table-cell office:value-type="float" office:value="38.51">
            <text:p>38.51</text:p>
          </table:table-cell>
          <table:table-cell office:value-type="string">
            <text:p>replib</text:p>
          </table:table-cell>
          <table:table-cell office:value-type="float" office:value="108737.495">
            <text:p>108737.495</text:p>
          </table:table-cell>
          <table:table-cell office:value-type="float" office:value="2854900.981">
            <text:p>2854900.981</text:p>
          </table:table-cell>
        </table:table-row>
        <table:table-row table:style-name="ro2">
          <table:table-cell table:number-columns-repeated="11"/>
          <table:table-cell office:value-type="float" office:value="15.553">
            <text:p>15.553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758">
            <text:p>758</text:p>
          </table:table-cell>
          <table:table-cell office:value-type="float" office:value="16.86">
            <text:p>16.86</text:p>
          </table:table-cell>
          <table:table-cell office:value-type="string">
            <text:p>replib</text:p>
          </table:table-cell>
          <table:table-cell office:value-type="float" office:value="37914.925">
            <text:p>37914.925</text:p>
          </table:table-cell>
          <table:table-cell office:value-type="float" office:value="1226325.993">
            <text:p>1226325.993</text:p>
          </table:table-cell>
        </table:table-row>
        <table:table-row table:style-name="ro2">
          <table:table-cell table:number-columns-repeated="11"/>
          <table:table-cell office:value-type="float" office:value="15.631">
            <text:p>15.6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6">
            <text:p>606</text:p>
          </table:table-cell>
          <table:table-cell office:value-type="float" office:value="926">
            <text:p>926</text:p>
          </table:table-cell>
          <table:table-cell office:value-type="float" office:value="56.14">
            <text:p>56.14</text:p>
          </table:table-cell>
          <table:table-cell office:value-type="string">
            <text:p>replib</text:p>
          </table:table-cell>
          <table:table-cell office:value-type="float" office:value="35419.65">
            <text:p>35419.65</text:p>
          </table:table-cell>
          <table:table-cell office:value-type="float" office:value="962610.538">
            <text:p>962610.538</text:p>
          </table:table-cell>
        </table:table-row>
        <table:table-row table:style-name="ro2">
          <table:table-cell table:number-columns-repeated="11"/>
          <table:table-cell office:value-type="float" office:value="15.679">
            <text:p>15.6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85">
            <text:p>985</text:p>
          </table:table-cell>
          <table:table-cell office:value-type="float" office:value="81.91">
            <text:p>81.91</text:p>
          </table:table-cell>
          <table:table-cell office:value-type="string">
            <text:p>replib</text:p>
          </table:table-cell>
          <table:table-cell office:value-type="float" office:value="25370.445">
            <text:p>25370.445</text:p>
          </table:table-cell>
          <table:table-cell office:value-type="float" office:value="932807.239">
            <text:p>932807.239</text:p>
          </table:table-cell>
        </table:table-row>
        <table:table-row table:style-name="ro2">
          <table:table-cell table:number-columns-repeated="11"/>
          <table:table-cell office:value-type="float" office:value="15.733">
            <text:p>15.7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99">
            <text:p>999</text:p>
          </table:table-cell>
          <table:table-cell office:value-type="float" office:value="81.76">
            <text:p>81.76</text:p>
          </table:table-cell>
          <table:table-cell office:value-type="string">
            <text:p>replib</text:p>
          </table:table-cell>
          <table:table-cell office:value-type="float" office:value="29909.218">
            <text:p>29909.218</text:p>
          </table:table-cell>
          <table:table-cell office:value-type="float" office:value="684909.907">
            <text:p>684909.907</text:p>
          </table:table-cell>
        </table:table-row>
        <table:table-row table:style-name="ro2">
          <table:table-cell table:number-columns-repeated="11"/>
          <table:table-cell office:value-type="float" office:value="15.771">
            <text:p>15.7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51">
            <text:p>951</text:p>
          </table:table-cell>
          <table:table-cell office:value-type="float" office:value="77.57">
            <text:p>77.57</text:p>
          </table:table-cell>
          <table:table-cell office:value-type="string">
            <text:p>replib</text:p>
          </table:table-cell>
          <table:table-cell office:value-type="float" office:value="12334.691">
            <text:p>12334.691</text:p>
          </table:table-cell>
          <table:table-cell office:value-type="float" office:value="742781.596">
            <text:p>742781.596</text:p>
          </table:table-cell>
        </table:table-row>
        <table:table-row table:style-name="ro2">
          <table:table-cell table:number-columns-repeated="11"/>
          <table:table-cell office:value-type="float" office:value="15.812">
            <text:p>15.81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973">
            <text:p>973</text:p>
          </table:table-cell>
          <table:table-cell office:value-type="float" office:value="81.55">
            <text:p>81.55</text:p>
          </table:table-cell>
          <table:table-cell office:value-type="string">
            <text:p>replib</text:p>
          </table:table-cell>
          <table:table-cell office:value-type="float" office:value="15815.197">
            <text:p>15815.197</text:p>
          </table:table-cell>
          <table:table-cell office:value-type="float" office:value="679514.521">
            <text:p>679514.521</text:p>
          </table:table-cell>
        </table:table-row>
        <table:table-row table:style-name="ro2">
          <table:table-cell table:number-columns-repeated="11"/>
          <table:table-cell office:value-type="float" office:value="15.835">
            <text:p>15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61">
            <text:p>961</text:p>
          </table:table-cell>
          <table:table-cell office:value-type="float" office:value="79.58">
            <text:p>79.58</text:p>
          </table:table-cell>
          <table:table-cell office:value-type="string">
            <text:p>replib</text:p>
          </table:table-cell>
          <table:table-cell office:value-type="float" office:value="19667.358">
            <text:p>19667.358</text:p>
          </table:table-cell>
          <table:table-cell office:value-type="float" office:value="761386.824">
            <text:p>761386.824</text:p>
          </table:table-cell>
        </table:table-row>
        <table:table-row table:style-name="ro2">
          <table:table-cell table:number-columns-repeated="11"/>
          <table:table-cell office:value-type="float" office:value="15.876">
            <text:p>15.8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985">
            <text:p>985</text:p>
          </table:table-cell>
          <table:table-cell office:value-type="float" office:value="79.28">
            <text:p>79.28</text:p>
          </table:table-cell>
          <table:table-cell office:value-type="string">
            <text:p>replib</text:p>
          </table:table-cell>
          <table:table-cell office:value-type="float" office:value="13497.219">
            <text:p>13497.219</text:p>
          </table:table-cell>
          <table:table-cell office:value-type="float" office:value="616843.123">
            <text:p>616843.123</text:p>
          </table:table-cell>
        </table:table-row>
        <table:table-row table:style-name="ro2">
          <table:table-cell table:number-columns-repeated="11"/>
          <table:table-cell office:value-type="float" office:value="15.89">
            <text:p>15.8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6">
            <text:p>696</text:p>
          </table:table-cell>
          <table:table-cell office:value-type="float" office:value="934">
            <text:p>934</text:p>
          </table:table-cell>
          <table:table-cell office:value-type="float" office:value="78.61">
            <text:p>78.61</text:p>
          </table:table-cell>
          <table:table-cell office:value-type="string">
            <text:p>replib</text:p>
          </table:table-cell>
          <table:table-cell office:value-type="float" office:value="201070.846">
            <text:p>201070.846</text:p>
          </table:table-cell>
          <table:table-cell office:value-type="float" office:value="5278570.348">
            <text:p>5278570.348</text:p>
          </table:table-cell>
        </table:table-row>
        <table:table-row table:style-name="ro2">
          <table:table-cell table:number-columns-repeated="11"/>
          <table:table-cell office:value-type="float" office:value="15.914">
            <text:p>15.91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85">
            <text:p>985</text:p>
          </table:table-cell>
          <table:table-cell office:value-type="float" office:value="81.59">
            <text:p>81.59</text:p>
          </table:table-cell>
          <table:table-cell office:value-type="string">
            <text:p>replib</text:p>
          </table:table-cell>
          <table:table-cell office:value-type="float" office:value="15011.931">
            <text:p>15011.931</text:p>
          </table:table-cell>
          <table:table-cell office:value-type="float" office:value="791627.285">
            <text:p>791627.285</text:p>
          </table:table-cell>
        </table:table-row>
        <table:table-row table:style-name="ro2">
          <table:table-cell table:number-columns-repeated="11"/>
          <table:table-cell office:value-type="float" office:value="15.958">
            <text:p>15.9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51">
            <text:p>951</text:p>
          </table:table-cell>
          <table:table-cell office:value-type="float" office:value="77.53">
            <text:p>77.53</text:p>
          </table:table-cell>
          <table:table-cell office:value-type="string">
            <text:p>replib</text:p>
          </table:table-cell>
          <table:table-cell office:value-type="float" office:value="244959.996">
            <text:p>244959.996</text:p>
          </table:table-cell>
          <table:table-cell office:value-type="float" office:value="6499703.241">
            <text:p>6499703.241</text:p>
          </table:table-cell>
        </table:table-row>
        <table:table-row table:style-name="ro2">
          <table:table-cell table:number-columns-repeated="11"/>
          <table:table-cell office:value-type="float" office:value="16.002">
            <text:p>16.0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951">
            <text:p>951</text:p>
          </table:table-cell>
          <table:table-cell office:value-type="float" office:value="67.28">
            <text:p>67.28</text:p>
          </table:table-cell>
          <table:table-cell office:value-type="string">
            <text:p>replib</text:p>
          </table:table-cell>
          <table:table-cell office:value-type="float" office:value="45490.778">
            <text:p>45490.778</text:p>
          </table:table-cell>
          <table:table-cell office:value-type="float" office:value="1969637.347">
            <text:p>1969637.347</text:p>
          </table:table-cell>
        </table:table-row>
        <table:table-row table:style-name="ro2">
          <table:table-cell table:number-columns-repeated="11"/>
          <table:table-cell office:value-type="float" office:value="16.084">
            <text:p>16.084</text:p>
          </table:table-cell>
          <table:table-cell office:value-type="string">
            <text:p>α-Farnesene</text:p>
          </table:table-cell>
          <table:table-cell office:value-type="string">
            <text:p>n.a.</text:p>
          </table:table-cell>
          <table:table-cell table:number-columns-repeated="2" office:value-type="float" office:value="662">
            <text:p>662</text:p>
          </table:table-cell>
          <table:table-cell office:value-type="float" office:value="41.57">
            <text:p>41.57</text:p>
          </table:table-cell>
          <table:table-cell office:value-type="string">
            <text:p>replib</text:p>
          </table:table-cell>
          <table:table-cell office:value-type="float" office:value="329369.947">
            <text:p>329369.947</text:p>
          </table:table-cell>
          <table:table-cell office:value-type="float" office:value="9174310.188">
            <text:p>9174310.188</text:p>
          </table:table-cell>
        </table:table-row>
        <table:table-row table:style-name="ro2">
          <table:table-cell table:number-columns-repeated="11"/>
          <table:table-cell office:value-type="float" office:value="16.199">
            <text:p>16.1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942">
            <text:p>942</text:p>
          </table:table-cell>
          <table:table-cell office:value-type="float" office:value="43.41">
            <text:p>43.41</text:p>
          </table:table-cell>
          <table:table-cell office:value-type="string">
            <text:p>replib</text:p>
          </table:table-cell>
          <table:table-cell office:value-type="float" office:value="377306.096">
            <text:p>377306.096</text:p>
          </table:table-cell>
          <table:table-cell office:value-type="float" office:value="11884942.822">
            <text:p>11884942.822</text:p>
          </table:table-cell>
        </table:table-row>
        <table:table-row table:style-name="ro2">
          <table:table-cell table:number-columns-repeated="11"/>
          <table:table-cell office:value-type="float" office:value="16.278">
            <text:p>16.27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80">
            <text:p>980</text:p>
          </table:table-cell>
          <table:table-cell office:value-type="float" office:value="59.28">
            <text:p>59.28</text:p>
          </table:table-cell>
          <table:table-cell office:value-type="string">
            <text:p>replib</text:p>
          </table:table-cell>
          <table:table-cell office:value-type="float" office:value="4546.07">
            <text:p>4546.07</text:p>
          </table:table-cell>
          <table:table-cell office:value-type="float" office:value="410023.048">
            <text:p>410023.048</text:p>
          </table:table-cell>
        </table:table-row>
        <table:table-row table:style-name="ro2">
          <table:table-cell table:number-columns-repeated="11"/>
          <table:table-cell office:value-type="float" office:value="16.315">
            <text:p>16.3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73">
            <text:p>973</text:p>
          </table:table-cell>
          <table:table-cell office:value-type="float" office:value="82.17">
            <text:p>82.17</text:p>
          </table:table-cell>
          <table:table-cell office:value-type="string">
            <text:p>replib</text:p>
          </table:table-cell>
          <table:table-cell office:value-type="float" office:value="5403.377">
            <text:p>5403.377</text:p>
          </table:table-cell>
          <table:table-cell office:value-type="float" office:value="503321.446">
            <text:p>503321.446</text:p>
          </table:table-cell>
        </table:table-row>
        <table:table-row table:style-name="ro2">
          <table:table-cell table:number-columns-repeated="11"/>
          <table:table-cell office:value-type="float" office:value="16.366">
            <text:p>16.3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4">
            <text:p>984</text:p>
          </table:table-cell>
          <table:table-cell office:value-type="float" office:value="66.39">
            <text:p>66.39</text:p>
          </table:table-cell>
          <table:table-cell office:value-type="string">
            <text:p>replib</text:p>
          </table:table-cell>
          <table:table-cell office:value-type="float" office:value="16081.014">
            <text:p>16081.014</text:p>
          </table:table-cell>
          <table:table-cell office:value-type="float" office:value="629580.249">
            <text:p>629580.249</text:p>
          </table:table-cell>
        </table:table-row>
        <table:table-row table:style-name="ro2">
          <table:table-cell table:number-columns-repeated="11"/>
          <table:table-cell office:value-type="float" office:value="16.458">
            <text:p>16.458</text:p>
          </table:table-cell>
          <table:table-cell office:value-type="string">
            <text:p>Cycloheptasiloxane, tetradecamethyl-</text:p>
          </table:table-cell>
          <table:table-cell office:value-type="string">
            <text:p>n.a.</text:p>
          </table:table-cell>
          <table:table-cell office:value-type="float" office:value="900">
            <text:p>900</text:p>
          </table:table-cell>
          <table:table-cell office:value-type="float" office:value="923">
            <text:p>923</text:p>
          </table:table-cell>
          <table:table-cell office:value-type="float" office:value="97.67">
            <text:p>97.67</text:p>
          </table:table-cell>
          <table:table-cell office:value-type="string">
            <text:p>replib</text:p>
          </table:table-cell>
          <table:table-cell office:value-type="float" office:value="75722.982">
            <text:p>75722.982</text:p>
          </table:table-cell>
          <table:table-cell office:value-type="float" office:value="2316656.915">
            <text:p>2316656.915</text:p>
          </table:table-cell>
        </table:table-row>
        <table:table-row table:style-name="ro2">
          <table:table-cell table:number-columns-repeated="11"/>
          <table:table-cell office:value-type="float" office:value="16.553">
            <text:p>16.55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3">
            <text:p>733</text:p>
          </table:table-cell>
          <table:table-cell office:value-type="float" office:value="984">
            <text:p>984</text:p>
          </table:table-cell>
          <table:table-cell office:value-type="float" office:value="66.48">
            <text:p>66.48</text:p>
          </table:table-cell>
          <table:table-cell office:value-type="string">
            <text:p>replib</text:p>
          </table:table-cell>
          <table:table-cell office:value-type="float" office:value="3883.735">
            <text:p>3883.735</text:p>
          </table:table-cell>
          <table:table-cell office:value-type="float" office:value="656966.987">
            <text:p>656966.987</text:p>
          </table:table-cell>
        </table:table-row>
        <table:table-row table:style-name="ro2">
          <table:table-cell table:number-columns-repeated="11"/>
          <table:table-cell office:value-type="float" office:value="16.699">
            <text:p>16.6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4">
            <text:p>734</text:p>
          </table:table-cell>
          <table:table-cell office:value-type="float" office:value="999">
            <text:p>999</text:p>
          </table:table-cell>
          <table:table-cell office:value-type="float" office:value="40.54">
            <text:p>40.54</text:p>
          </table:table-cell>
          <table:table-cell office:value-type="string">
            <text:p>replib</text:p>
          </table:table-cell>
          <table:table-cell office:value-type="float" office:value="519364.023">
            <text:p>519364.023</text:p>
          </table:table-cell>
          <table:table-cell office:value-type="float" office:value="14999180.879">
            <text:p>14999180.879</text:p>
          </table:table-cell>
        </table:table-row>
        <table:table-row table:style-name="ro2">
          <table:table-cell table:number-columns-repeated="11"/>
          <table:table-cell office:value-type="float" office:value="16.832">
            <text:p>16.832</text:p>
          </table:table-cell>
          <table:table-cell office:value-type="string">
            <text:p>Caryophyllene</text:p>
          </table:table-cell>
          <table:table-cell office:value-type="string">
            <text:p>n.a.</text:p>
          </table:table-cell>
          <table:table-cell office:value-type="float" office:value="849">
            <text:p>849</text:p>
          </table:table-cell>
          <table:table-cell office:value-type="float" office:value="861">
            <text:p>861</text:p>
          </table:table-cell>
          <table:table-cell office:value-type="float" office:value="21.45">
            <text:p>21.45</text:p>
          </table:table-cell>
          <table:table-cell office:value-type="string">
            <text:p>replib</text:p>
          </table:table-cell>
          <table:table-cell office:value-type="float" office:value="235235.684">
            <text:p>235235.684</text:p>
          </table:table-cell>
          <table:table-cell office:value-type="float" office:value="7705712.912">
            <text:p>7705712.912</text:p>
          </table:table-cell>
        </table:table-row>
        <table:table-row table:style-name="ro2">
          <table:table-cell table:number-columns-repeated="11"/>
          <table:table-cell office:value-type="float" office:value="16.92">
            <text:p>16.92</text:p>
          </table:table-cell>
          <table:table-cell office:value-type="string">
            <text:p>Butanoic acid, 2-methyl-, 3,7-dimethyl-2,6-octadienyl ester, (Z)-</text:p>
          </table:table-cell>
          <table:table-cell office:value-type="string">
            <text:p>n.a.</text:p>
          </table:table-cell>
          <table:table-cell office:value-type="float" office:value="792">
            <text:p>792</text:p>
          </table:table-cell>
          <table:table-cell office:value-type="float" office:value="809">
            <text:p>809</text:p>
          </table:table-cell>
          <table:table-cell office:value-type="float" office:value="48.41">
            <text:p>48.41</text:p>
          </table:table-cell>
          <table:table-cell office:value-type="string">
            <text:p>replib</text:p>
          </table:table-cell>
          <table:table-cell office:value-type="float" office:value="4643.046">
            <text:p>4643.046</text:p>
          </table:table-cell>
          <table:table-cell office:value-type="float" office:value="407486.359">
            <text:p>407486.359</text:p>
          </table:table-cell>
        </table:table-row>
        <table:table-row table:style-name="ro2">
          <table:table-cell table:number-columns-repeated="11"/>
          <table:table-cell office:value-type="float" office:value="16.995">
            <text:p>16.995</text:p>
          </table:table-cell>
          <table:table-cell office:value-type="string">
            <text:p>2,4-Di-tert-butylphenol</text:p>
          </table:table-cell>
          <table:table-cell office:value-type="string">
            <text:p>n.a.</text:p>
          </table:table-cell>
          <table:table-cell office:value-type="float" office:value="914">
            <text:p>914</text:p>
          </table:table-cell>
          <table:table-cell office:value-type="float" office:value="928">
            <text:p>928</text:p>
          </table:table-cell>
          <table:table-cell office:value-type="float" office:value="59.25">
            <text:p>59.25</text:p>
          </table:table-cell>
          <table:table-cell office:value-type="string">
            <text:p>replib</text:p>
          </table:table-cell>
          <table:table-cell office:value-type="float" office:value="661708.66">
            <text:p>661708.66</text:p>
          </table:table-cell>
          <table:table-cell office:value-type="float" office:value="23955087.183">
            <text:p>23955087.183</text:p>
          </table:table-cell>
        </table:table-row>
        <table:table-row table:style-name="ro2">
          <table:table-cell table:number-columns-repeated="11"/>
          <table:table-cell office:value-type="float" office:value="17.067">
            <text:p>17.0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9">
            <text:p>609</text:p>
          </table:table-cell>
          <table:table-cell office:value-type="float" office:value="942">
            <text:p>942</text:p>
          </table:table-cell>
          <table:table-cell office:value-type="float" office:value="56.26">
            <text:p>56.26</text:p>
          </table:table-cell>
          <table:table-cell office:value-type="string">
            <text:p>replib</text:p>
          </table:table-cell>
          <table:table-cell office:value-type="float" office:value="19432.684">
            <text:p>19432.684</text:p>
          </table:table-cell>
          <table:table-cell office:value-type="float" office:value="802920.578">
            <text:p>802920.578</text:p>
          </table:table-cell>
        </table:table-row>
        <table:table-row table:style-name="ro2">
          <table:table-cell table:number-columns-repeated="11"/>
          <table:table-cell office:value-type="float" office:value="17.145">
            <text:p>17.1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8">
            <text:p>668</text:p>
          </table:table-cell>
          <table:table-cell office:value-type="float" office:value="984">
            <text:p>984</text:p>
          </table:table-cell>
          <table:table-cell office:value-type="float" office:value="56.81">
            <text:p>56.81</text:p>
          </table:table-cell>
          <table:table-cell office:value-type="string">
            <text:p>replib</text:p>
          </table:table-cell>
          <table:table-cell office:value-type="float" office:value="40633.082">
            <text:p>40633.082</text:p>
          </table:table-cell>
          <table:table-cell office:value-type="float" office:value="1160191.857">
            <text:p>1160191.857</text:p>
          </table:table-cell>
        </table:table-row>
        <table:table-row table:style-name="ro2">
          <table:table-cell table:number-columns-repeated="11"/>
          <table:table-cell office:value-type="float" office:value="17.223">
            <text:p>17.2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99">
            <text:p>999</text:p>
          </table:table-cell>
          <table:table-cell office:value-type="float" office:value="69.51">
            <text:p>69.51</text:p>
          </table:table-cell>
          <table:table-cell office:value-type="string">
            <text:p>replib</text:p>
          </table:table-cell>
          <table:table-cell office:value-type="float" office:value="8031.528">
            <text:p>8031.528</text:p>
          </table:table-cell>
          <table:table-cell office:value-type="float" office:value="465586.253">
            <text:p>465586.253</text:p>
          </table:table-cell>
        </table:table-row>
        <table:table-row table:style-name="ro2">
          <table:table-cell table:number-columns-repeated="11"/>
          <table:table-cell office:value-type="float" office:value="17.271">
            <text:p>17.2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57">
            <text:p>657</text:p>
          </table:table-cell>
          <table:table-cell office:value-type="float" office:value="942">
            <text:p>942</text:p>
          </table:table-cell>
          <table:table-cell office:value-type="float" office:value="19.01">
            <text:p>19.01</text:p>
          </table:table-cell>
          <table:table-cell office:value-type="string">
            <text:p>replib</text:p>
          </table:table-cell>
          <table:table-cell office:value-type="float" office:value="60140.684">
            <text:p>60140.684</text:p>
          </table:table-cell>
          <table:table-cell office:value-type="float" office:value="1199586.444">
            <text:p>1199586.444</text:p>
          </table:table-cell>
        </table:table-row>
        <table:table-row table:style-name="ro2">
          <table:table-cell table:number-columns-repeated="11"/>
          <table:table-cell office:value-type="float" office:value="17.366">
            <text:p>17.366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804">
            <text:p>804</text:p>
          </table:table-cell>
          <table:table-cell office:value-type="float" office:value="16.96">
            <text:p>16.96</text:p>
          </table:table-cell>
          <table:table-cell office:value-type="string">
            <text:p>replib</text:p>
          </table:table-cell>
          <table:table-cell office:value-type="float" office:value="64777.296">
            <text:p>64777.296</text:p>
          </table:table-cell>
          <table:table-cell office:value-type="float" office:value="2118254.254">
            <text:p>2118254.254</text:p>
          </table:table-cell>
        </table:table-row>
        <table:table-row table:style-name="ro2">
          <table:table-cell table:number-columns-repeated="11"/>
          <table:table-cell office:value-type="float" office:value="17.495">
            <text:p>17.495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770">
            <text:p>770</text:p>
          </table:table-cell>
          <table:table-cell office:value-type="float" office:value="20.43">
            <text:p>20.43</text:p>
          </table:table-cell>
          <table:table-cell office:value-type="string">
            <text:p>replib</text:p>
          </table:table-cell>
          <table:table-cell office:value-type="float" office:value="23965.195">
            <text:p>23965.195</text:p>
          </table:table-cell>
          <table:table-cell office:value-type="float" office:value="715996.272">
            <text:p>715996.272</text:p>
          </table:table-cell>
        </table:table-row>
        <table:table-row table:style-name="ro2">
          <table:table-cell table:number-columns-repeated="11"/>
          <table:table-cell office:value-type="float" office:value="17.628">
            <text:p>17.628</text:p>
          </table:table-cell>
          <table:table-cell office:value-type="string">
            <text:p>Heptadecane, 2-methyl-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748">
            <text:p>748</text:p>
          </table:table-cell>
          <table:table-cell office:value-type="float" office:value="10.5">
            <text:p>10.5</text:p>
          </table:table-cell>
          <table:table-cell office:value-type="string">
            <text:p>replib</text:p>
          </table:table-cell>
          <table:table-cell office:value-type="float" office:value="55913.242">
            <text:p>55913.242</text:p>
          </table:table-cell>
          <table:table-cell office:value-type="float" office:value="854534.818">
            <text:p>854534.818</text:p>
          </table:table-cell>
        </table:table-row>
        <table:table-row table:style-name="ro2">
          <table:table-cell table:number-columns-repeated="11"/>
          <table:table-cell office:value-type="float" office:value="17.689">
            <text:p>17.68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80">
            <text:p>980</text:p>
          </table:table-cell>
          <table:table-cell office:value-type="float" office:value="55.42">
            <text:p>55.42</text:p>
          </table:table-cell>
          <table:table-cell office:value-type="string">
            <text:p>replib</text:p>
          </table:table-cell>
          <table:table-cell office:value-type="float" office:value="39923.327">
            <text:p>39923.327</text:p>
          </table:table-cell>
          <table:table-cell office:value-type="float" office:value="934741.013">
            <text:p>934741.013</text:p>
          </table:table-cell>
        </table:table-row>
        <table:table-row table:style-name="ro2">
          <table:table-cell table:number-columns-repeated="11"/>
          <table:table-cell office:value-type="float" office:value="17.774">
            <text:p>17.7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3">
            <text:p>683</text:p>
          </table:table-cell>
          <table:table-cell office:value-type="float" office:value="973">
            <text:p>973</text:p>
          </table:table-cell>
          <table:table-cell office:value-type="float" office:value="58.28">
            <text:p>58.28</text:p>
          </table:table-cell>
          <table:table-cell office:value-type="string">
            <text:p>replib</text:p>
          </table:table-cell>
          <table:table-cell office:value-type="float" office:value="41036.484">
            <text:p>41036.484</text:p>
          </table:table-cell>
          <table:table-cell office:value-type="float" office:value="1171242.584">
            <text:p>1171242.584</text:p>
          </table:table-cell>
        </table:table-row>
        <table:table-row table:style-name="ro2">
          <table:table-cell table:number-columns-repeated="11"/>
          <table:table-cell office:value-type="float" office:value="17.845">
            <text:p>17.8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62">
            <text:p>962</text:p>
          </table:table-cell>
          <table:table-cell office:value-type="float" office:value="77.86">
            <text:p>77.86</text:p>
          </table:table-cell>
          <table:table-cell office:value-type="string">
            <text:p>replib</text:p>
          </table:table-cell>
          <table:table-cell office:value-type="float" office:value="37305.193">
            <text:p>37305.193</text:p>
          </table:table-cell>
          <table:table-cell office:value-type="float" office:value="850774.305">
            <text:p>850774.305</text:p>
          </table:table-cell>
        </table:table-row>
        <table:table-row table:style-name="ro2">
          <table:table-cell table:number-columns-repeated="11"/>
          <table:table-cell office:value-type="float" office:value="17.917">
            <text:p>17.91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9">
            <text:p>749</text:p>
          </table:table-cell>
          <table:table-cell office:value-type="float" office:value="980">
            <text:p>980</text:p>
          </table:table-cell>
          <table:table-cell office:value-type="float" office:value="55.32">
            <text:p>55.32</text:p>
          </table:table-cell>
          <table:table-cell office:value-type="string">
            <text:p>replib</text:p>
          </table:table-cell>
          <table:table-cell office:value-type="float" office:value="27098.238">
            <text:p>27098.238</text:p>
          </table:table-cell>
          <table:table-cell office:value-type="float" office:value="673129.595">
            <text:p>673129.595</text:p>
          </table:table-cell>
        </table:table-row>
        <table:table-row table:style-name="ro2">
          <table:table-cell table:number-columns-repeated="11"/>
          <table:table-cell office:value-type="float" office:value="17.948">
            <text:p>17.9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62">
            <text:p>962</text:p>
          </table:table-cell>
          <table:table-cell office:value-type="float" office:value="81.31">
            <text:p>81.31</text:p>
          </table:table-cell>
          <table:table-cell office:value-type="string">
            <text:p>replib</text:p>
          </table:table-cell>
          <table:table-cell office:value-type="float" office:value="131639.541">
            <text:p>131639.541</text:p>
          </table:table-cell>
          <table:table-cell office:value-type="float" office:value="2734028.141">
            <text:p>2734028.141</text:p>
          </table:table-cell>
        </table:table-row>
        <table:table-row table:style-name="ro2">
          <table:table-cell table:number-columns-repeated="11"/>
          <table:table-cell office:value-type="float" office:value="17.971">
            <text:p>17.97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84">
            <text:p>984</text:p>
          </table:table-cell>
          <table:table-cell office:value-type="float" office:value="62.88">
            <text:p>62.88</text:p>
          </table:table-cell>
          <table:table-cell office:value-type="string">
            <text:p>replib</text:p>
          </table:table-cell>
          <table:table-cell office:value-type="float" office:value="49604.005">
            <text:p>49604.005</text:p>
          </table:table-cell>
          <table:table-cell office:value-type="float" office:value="1559243.551">
            <text:p>1559243.551</text:p>
          </table:table-cell>
        </table:table-row>
        <table:table-row table:style-name="ro2">
          <table:table-cell table:number-columns-repeated="11"/>
          <table:table-cell office:value-type="float" office:value="18.07">
            <text:p>18.07</text:p>
          </table:table-cell>
          <table:table-cell office:value-type="string">
            <text:p>Cyclohexanol, 5-methyl-2-(1-methylethenyl)-</text:p>
          </table:table-cell>
          <table:table-cell office:value-type="string">
            <text:p>n.a.</text:p>
          </table:table-cell>
          <table:table-cell office:value-type="float" office:value="720">
            <text:p>720</text:p>
          </table:table-cell>
          <table:table-cell office:value-type="float" office:value="725">
            <text:p>725</text:p>
          </table:table-cell>
          <table:table-cell office:value-type="float" office:value="17.14">
            <text:p>17.14</text:p>
          </table:table-cell>
          <table:table-cell office:value-type="string">
            <text:p>replib</text:p>
          </table:table-cell>
          <table:table-cell office:value-type="float" office:value="55655.399">
            <text:p>55655.399</text:p>
          </table:table-cell>
          <table:table-cell office:value-type="float" office:value="1349642.628">
            <text:p>1349642.628</text:p>
          </table:table-cell>
        </table:table-row>
        <table:table-row table:style-name="ro2">
          <table:table-cell table:number-columns-repeated="11"/>
          <table:table-cell office:value-type="float" office:value="18.155">
            <text:p>18.155</text:p>
          </table:table-cell>
          <table:table-cell office:value-type="string">
            <text:p>trans-Sesquisabinene hydrate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675">
            <text:p>675</text:p>
          </table:table-cell>
          <table:table-cell office:value-type="float" office:value="18.73">
            <text:p>18.73</text:p>
          </table:table-cell>
          <table:table-cell office:value-type="string">
            <text:p>replib</text:p>
          </table:table-cell>
          <table:table-cell office:value-type="float" office:value="91527.924">
            <text:p>91527.924</text:p>
          </table:table-cell>
          <table:table-cell office:value-type="float" office:value="2380727.063">
            <text:p>2380727.063</text:p>
          </table:table-cell>
        </table:table-row>
        <table:table-row table:style-name="ro2">
          <table:table-cell table:number-columns-repeated="11"/>
          <table:table-cell office:value-type="float" office:value="18.203">
            <text:p>18.203</text:p>
          </table:table-cell>
          <table:table-cell office:value-type="string">
            <text:p>Tridecane, 3-methyl-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764">
            <text:p>764</text:p>
          </table:table-cell>
          <table:table-cell office:value-type="float" office:value="18.05">
            <text:p>18.05</text:p>
          </table:table-cell>
          <table:table-cell office:value-type="string">
            <text:p>replib</text:p>
          </table:table-cell>
          <table:table-cell office:value-type="float" office:value="87710.441">
            <text:p>87710.441</text:p>
          </table:table-cell>
          <table:table-cell office:value-type="float" office:value="1767971.55">
            <text:p>1767971.55</text:p>
          </table:table-cell>
        </table:table-row>
        <table:table-row table:style-name="ro2">
          <table:table-cell table:number-columns-repeated="11"/>
          <table:table-cell office:value-type="float" office:value="18.254">
            <text:p>18.2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61">
            <text:p>961</text:p>
          </table:table-cell>
          <table:table-cell office:value-type="float" office:value="81.47">
            <text:p>81.47</text:p>
          </table:table-cell>
          <table:table-cell office:value-type="string">
            <text:p>replib</text:p>
          </table:table-cell>
          <table:table-cell office:value-type="float" office:value="106812.261">
            <text:p>106812.261</text:p>
          </table:table-cell>
          <table:table-cell office:value-type="float" office:value="1998271.749">
            <text:p>1998271.749</text:p>
          </table:table-cell>
        </table:table-row>
        <table:table-row table:style-name="ro2">
          <table:table-cell table:number-columns-repeated="11"/>
          <table:table-cell office:value-type="float" office:value="18.328">
            <text:p>18.32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62">
            <text:p>962</text:p>
          </table:table-cell>
          <table:table-cell office:value-type="float" office:value="80.85">
            <text:p>80.85</text:p>
          </table:table-cell>
          <table:table-cell office:value-type="string">
            <text:p>replib</text:p>
          </table:table-cell>
          <table:table-cell office:value-type="float" office:value="58093.963">
            <text:p>58093.963</text:p>
          </table:table-cell>
          <table:table-cell office:value-type="float" office:value="1538988.603">
            <text:p>1538988.603</text:p>
          </table:table-cell>
        </table:table-row>
        <table:table-row table:style-name="ro2">
          <table:table-cell table:number-columns-repeated="11"/>
          <table:table-cell office:value-type="float" office:value="18.366">
            <text:p>18.3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61">
            <text:p>961</text:p>
          </table:table-cell>
          <table:table-cell office:value-type="float" office:value="78.45">
            <text:p>78.45</text:p>
          </table:table-cell>
          <table:table-cell office:value-type="string">
            <text:p>replib</text:p>
          </table:table-cell>
          <table:table-cell office:value-type="float" office:value="67072.848">
            <text:p>67072.848</text:p>
          </table:table-cell>
          <table:table-cell office:value-type="float" office:value="1249813.187">
            <text:p>1249813.187</text:p>
          </table:table-cell>
        </table:table-row>
        <table:table-row table:style-name="ro2">
          <table:table-cell table:number-columns-repeated="11"/>
          <table:table-cell office:value-type="float" office:value="18.41">
            <text:p>18.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84">
            <text:p>984</text:p>
          </table:table-cell>
          <table:table-cell office:value-type="float" office:value="66.55">
            <text:p>66.55</text:p>
          </table:table-cell>
          <table:table-cell office:value-type="string">
            <text:p>replib</text:p>
          </table:table-cell>
          <table:table-cell office:value-type="float" office:value="25558.827">
            <text:p>25558.827</text:p>
          </table:table-cell>
          <table:table-cell office:value-type="float" office:value="1194508.221">
            <text:p>1194508.221</text:p>
          </table:table-cell>
        </table:table-row>
        <table:table-row table:style-name="ro2">
          <table:table-cell table:number-columns-repeated="11"/>
          <table:table-cell office:value-type="float" office:value="18.454">
            <text:p>18.4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926">
            <text:p>926</text:p>
          </table:table-cell>
          <table:table-cell office:value-type="float" office:value="78.41">
            <text:p>78.41</text:p>
          </table:table-cell>
          <table:table-cell office:value-type="string">
            <text:p>replib</text:p>
          </table:table-cell>
          <table:table-cell office:value-type="float" office:value="18966.595">
            <text:p>18966.595</text:p>
          </table:table-cell>
          <table:table-cell office:value-type="float" office:value="468403.838">
            <text:p>468403.838</text:p>
          </table:table-cell>
        </table:table-row>
        <table:table-row table:style-name="ro2">
          <table:table-cell table:number-columns-repeated="11"/>
          <table:table-cell office:value-type="float" office:value="18.546">
            <text:p>18.546</text:p>
          </table:table-cell>
          <table:table-cell office:value-type="string">
            <text:p>Cyclooctasiloxane, hexadecamethyl-</text:p>
          </table:table-cell>
          <table:table-cell office:value-type="string">
            <text:p>n.a.</text:p>
          </table:table-cell>
          <table:table-cell office:value-type="float" office:value="815">
            <text:p>815</text:p>
          </table:table-cell>
          <table:table-cell office:value-type="float" office:value="931">
            <text:p>931</text:p>
          </table:table-cell>
          <table:table-cell office:value-type="float" office:value="93.25">
            <text:p>93.25</text:p>
          </table:table-cell>
          <table:table-cell office:value-type="string">
            <text:p>replib</text:p>
          </table:table-cell>
          <table:table-cell office:value-type="float" office:value="8612.694">
            <text:p>8612.694</text:p>
          </table:table-cell>
          <table:table-cell office:value-type="float" office:value="451496.381">
            <text:p>451496.381</text:p>
          </table:table-cell>
        </table:table-row>
        <table:table-row table:style-name="ro2">
          <table:table-cell table:number-columns-repeated="11"/>
          <table:table-cell office:value-type="float" office:value="18.621">
            <text:p>18.6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962">
            <text:p>962</text:p>
          </table:table-cell>
          <table:table-cell office:value-type="float" office:value="81.32">
            <text:p>81.32</text:p>
          </table:table-cell>
          <table:table-cell office:value-type="string">
            <text:p>replib</text:p>
          </table:table-cell>
          <table:table-cell office:value-type="float" office:value="7785.816">
            <text:p>7785.816</text:p>
          </table:table-cell>
          <table:table-cell office:value-type="float" office:value="512997.643">
            <text:p>512997.643</text:p>
          </table:table-cell>
        </table:table-row>
        <table:table-row table:style-name="ro2">
          <table:table-cell table:number-columns-repeated="11"/>
          <table:table-cell office:value-type="float" office:value="18.696">
            <text:p>18.69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3">
            <text:p>673</text:p>
          </table:table-cell>
          <table:table-cell office:value-type="float" office:value="973">
            <text:p>973</text:p>
          </table:table-cell>
          <table:table-cell office:value-type="float" office:value="61.61">
            <text:p>61.61</text:p>
          </table:table-cell>
          <table:table-cell office:value-type="string">
            <text:p>replib</text:p>
          </table:table-cell>
          <table:table-cell office:value-type="float" office:value="3591.565">
            <text:p>3591.565</text:p>
          </table:table-cell>
          <table:table-cell office:value-type="float" office:value="330892.42">
            <text:p>330892.42</text:p>
          </table:table-cell>
        </table:table-row>
        <table:table-row table:style-name="ro2">
          <table:table-cell table:number-columns-repeated="11"/>
          <table:table-cell office:value-type="float" office:value="18.743">
            <text:p>18.74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1">
            <text:p>731</text:p>
          </table:table-cell>
          <table:table-cell office:value-type="float" office:value="985">
            <text:p>985</text:p>
          </table:table-cell>
          <table:table-cell office:value-type="float" office:value="81.42">
            <text:p>81.42</text:p>
          </table:table-cell>
          <table:table-cell office:value-type="string">
            <text:p>replib</text:p>
          </table:table-cell>
          <table:table-cell office:value-type="float" office:value="7951.476">
            <text:p>7951.476</text:p>
          </table:table-cell>
          <table:table-cell office:value-type="float" office:value="417877.576">
            <text:p>417877.576</text:p>
          </table:table-cell>
        </table:table-row>
        <table:table-row table:style-name="ro2">
          <table:table-cell table:number-columns-repeated="11"/>
          <table:table-cell office:value-type="float" office:value="18.822">
            <text:p>18.822</text:p>
          </table:table-cell>
          <table:table-cell office:value-type="string">
            <text:p>cis-Verbenol</text:p>
          </table:table-cell>
          <table:table-cell office:value-type="string">
            <text:p>n.a.</text:p>
          </table:table-cell>
          <table:table-cell office:value-type="float" office:value="678">
            <text:p>678</text:p>
          </table:table-cell>
          <table:table-cell office:value-type="float" office:value="704">
            <text:p>704</text:p>
          </table:table-cell>
          <table:table-cell office:value-type="float" office:value="10.75">
            <text:p>10.75</text:p>
          </table:table-cell>
          <table:table-cell office:value-type="string">
            <text:p>replib</text:p>
          </table:table-cell>
          <table:table-cell office:value-type="float" office:value="3965.373">
            <text:p>3965.373</text:p>
          </table:table-cell>
          <table:table-cell office:value-type="float" office:value="404476.342">
            <text:p>404476.342</text:p>
          </table:table-cell>
        </table:table-row>
        <table:table-row table:style-name="ro2">
          <table:table-cell table:number-columns-repeated="11"/>
          <table:table-cell office:value-type="float" office:value="18.947">
            <text:p>18.94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9">
            <text:p>769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11095.62">
            <text:p>11095.62</text:p>
          </table:table-cell>
          <table:table-cell office:value-type="float" office:value="687140.076">
            <text:p>687140.076</text:p>
          </table:table-cell>
        </table:table-row>
        <table:table-row table:style-name="ro2">
          <table:table-cell table:number-columns-repeated="11"/>
          <table:table-cell office:value-type="float" office:value="18.961">
            <text:p>18.96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46">
            <text:p>646</text:p>
          </table:table-cell>
          <table:table-cell office:value-type="float" office:value="951">
            <text:p>951</text:p>
          </table:table-cell>
          <table:table-cell office:value-type="float" office:value="75.33">
            <text:p>75.33</text:p>
          </table:table-cell>
          <table:table-cell office:value-type="string">
            <text:p>replib</text:p>
          </table:table-cell>
          <table:table-cell office:value-type="float" office:value="11139.777">
            <text:p>11139.777</text:p>
          </table:table-cell>
          <table:table-cell office:value-type="float" office:value="718616.743">
            <text:p>718616.743</text:p>
          </table:table-cell>
        </table:table-row>
        <table:table-row table:style-name="ro2">
          <table:table-cell table:number-columns-repeated="11"/>
          <table:table-cell office:value-type="float" office:value="19.08">
            <text:p>19.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62">
            <text:p>962</text:p>
          </table:table-cell>
          <table:table-cell office:value-type="float" office:value="80.42">
            <text:p>80.42</text:p>
          </table:table-cell>
          <table:table-cell office:value-type="string">
            <text:p>replib</text:p>
          </table:table-cell>
          <table:table-cell office:value-type="float" office:value="34284.673">
            <text:p>34284.673</text:p>
          </table:table-cell>
          <table:table-cell office:value-type="float" office:value="714988.178">
            <text:p>714988.178</text:p>
          </table:table-cell>
        </table:table-row>
        <table:table-row table:style-name="ro2">
          <table:table-cell table:number-columns-repeated="11"/>
          <table:table-cell office:value-type="float" office:value="19.182">
            <text:p>19.18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980">
            <text:p>980</text:p>
          </table:table-cell>
          <table:table-cell office:value-type="float" office:value="58.84">
            <text:p>58.84</text:p>
          </table:table-cell>
          <table:table-cell office:value-type="string">
            <text:p>replib</text:p>
          </table:table-cell>
          <table:table-cell office:value-type="float" office:value="28908.478">
            <text:p>28908.478</text:p>
          </table:table-cell>
          <table:table-cell office:value-type="float" office:value="636796.79">
            <text:p>636796.79</text:p>
          </table:table-cell>
        </table:table-row>
        <table:table-row table:style-name="ro2">
          <table:table-cell table:number-columns-repeated="11"/>
          <table:table-cell office:value-type="float" office:value="19.206">
            <text:p>19.2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2">
            <text:p>732</text:p>
          </table:table-cell>
          <table:table-cell office:value-type="float" office:value="999">
            <text:p>999</text:p>
          </table:table-cell>
          <table:table-cell office:value-type="float" office:value="81.98">
            <text:p>81.98</text:p>
          </table:table-cell>
          <table:table-cell office:value-type="string">
            <text:p>replib</text:p>
          </table:table-cell>
          <table:table-cell office:value-type="float" office:value="47132.461">
            <text:p>47132.461</text:p>
          </table:table-cell>
          <table:table-cell office:value-type="float" office:value="746659.644">
            <text:p>746659.644</text:p>
          </table:table-cell>
        </table:table-row>
        <table:table-row table:style-name="ro2">
          <table:table-cell table:number-columns-repeated="11"/>
          <table:table-cell office:value-type="float" office:value="19.247">
            <text:p>19.247</text:p>
          </table:table-cell>
          <table:table-cell office:value-type="string">
            <text:p>(1S,2R,5R)-2-Methyl-5-((R)-6-methylhept-5-en-2-yl)bicyclo[3.1.0]hexan-2-ol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784">
            <text:p>784</text:p>
          </table:table-cell>
          <table:table-cell office:value-type="float" office:value="49.61">
            <text:p>49.61</text:p>
          </table:table-cell>
          <table:table-cell office:value-type="string">
            <text:p>replib</text:p>
          </table:table-cell>
          <table:table-cell office:value-type="float" office:value="19830.31">
            <text:p>19830.31</text:p>
          </table:table-cell>
          <table:table-cell office:value-type="float" office:value="646378.569">
            <text:p>646378.569</text:p>
          </table:table-cell>
        </table:table-row>
        <table:table-row table:style-name="ro2">
          <table:table-cell table:number-columns-repeated="11"/>
          <table:table-cell office:value-type="float" office:value="19.315">
            <text:p>19.3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85">
            <text:p>985</text:p>
          </table:table-cell>
          <table:table-cell office:value-type="float" office:value="73.09">
            <text:p>73.09</text:p>
          </table:table-cell>
          <table:table-cell office:value-type="string">
            <text:p>replib</text:p>
          </table:table-cell>
          <table:table-cell office:value-type="float" office:value="22879.078">
            <text:p>22879.078</text:p>
          </table:table-cell>
          <table:table-cell office:value-type="float" office:value="640745.976">
            <text:p>640745.976</text:p>
          </table:table-cell>
        </table:table-row>
        <table:table-row table:style-name="ro2">
          <table:table-cell table:number-columns-repeated="11"/>
          <table:table-cell office:value-type="float" office:value="19.339">
            <text:p>19.3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1">
            <text:p>711</text:p>
          </table:table-cell>
          <table:table-cell office:value-type="float" office:value="962">
            <text:p>962</text:p>
          </table:table-cell>
          <table:table-cell office:value-type="float" office:value="63.6">
            <text:p>63.6</text:p>
          </table:table-cell>
          <table:table-cell office:value-type="string">
            <text:p>replib</text:p>
          </table:table-cell>
          <table:table-cell office:value-type="float" office:value="9357.518">
            <text:p>9357.518</text:p>
          </table:table-cell>
          <table:table-cell office:value-type="float" office:value="573736.838">
            <text:p>573736.838</text:p>
          </table:table-cell>
        </table:table-row>
        <table:table-row table:style-name="ro2">
          <table:table-cell table:number-columns-repeated="11"/>
          <table:table-cell office:value-type="float" office:value="19.427">
            <text:p>19.427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821">
            <text:p>821</text:p>
          </table:table-cell>
          <table:table-cell office:value-type="float" office:value="857">
            <text:p>857</text:p>
          </table:table-cell>
          <table:table-cell office:value-type="float" office:value="16.29">
            <text:p>16.29</text:p>
          </table:table-cell>
          <table:table-cell office:value-type="string">
            <text:p>replib</text:p>
          </table:table-cell>
          <table:table-cell office:value-type="float" office:value="466477.266">
            <text:p>466477.266</text:p>
          </table:table-cell>
          <table:table-cell office:value-type="float" office:value="15966339.887">
            <text:p>15966339.887</text:p>
          </table:table-cell>
        </table:table-row>
        <table:table-row table:style-name="ro2">
          <table:table-cell table:number-columns-repeated="11"/>
          <table:table-cell office:value-type="float" office:value="19.543">
            <text:p>19.543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764">
            <text:p>764</text:p>
          </table:table-cell>
          <table:table-cell office:value-type="float" office:value="17.07">
            <text:p>17.07</text:p>
          </table:table-cell>
          <table:table-cell office:value-type="string">
            <text:p>replib</text:p>
          </table:table-cell>
          <table:table-cell office:value-type="float" office:value="41459.138">
            <text:p>41459.138</text:p>
          </table:table-cell>
          <table:table-cell office:value-type="float" office:value="833989.915">
            <text:p>833989.915</text:p>
          </table:table-cell>
        </table:table-row>
        <table:table-row table:style-name="ro2">
          <table:table-cell table:number-columns-repeated="11"/>
          <table:table-cell office:value-type="float" office:value="19.59">
            <text:p>19.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00">
            <text:p>600</text:p>
          </table:table-cell>
          <table:table-cell office:value-type="float" office:value="985">
            <text:p>985</text:p>
          </table:table-cell>
          <table:table-cell office:value-type="float" office:value="75.01">
            <text:p>75.01</text:p>
          </table:table-cell>
          <table:table-cell office:value-type="string">
            <text:p>replib</text:p>
          </table:table-cell>
          <table:table-cell office:value-type="float" office:value="48369.519">
            <text:p>48369.519</text:p>
          </table:table-cell>
          <table:table-cell office:value-type="float" office:value="956215.871">
            <text:p>956215.871</text:p>
          </table:table-cell>
        </table:table-row>
        <table:table-row table:style-name="ro2">
          <table:table-cell table:number-columns-repeated="11"/>
          <table:table-cell office:value-type="float" office:value="19.692">
            <text:p>19.6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1">
            <text:p>681</text:p>
          </table:table-cell>
          <table:table-cell office:value-type="float" office:value="942">
            <text:p>942</text:p>
          </table:table-cell>
          <table:table-cell office:value-type="float" office:value="76.85">
            <text:p>76.85</text:p>
          </table:table-cell>
          <table:table-cell office:value-type="string">
            <text:p>replib</text:p>
          </table:table-cell>
          <table:table-cell office:value-type="float" office:value="268220.391">
            <text:p>268220.391</text:p>
          </table:table-cell>
          <table:table-cell office:value-type="float" office:value="5505247.006">
            <text:p>5505247.006</text:p>
          </table:table-cell>
        </table:table-row>
        <table:table-row table:style-name="ro2">
          <table:table-cell table:number-columns-repeated="11"/>
          <table:table-cell office:value-type="float" office:value="19.757">
            <text:p>19.7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2">
            <text:p>682</text:p>
          </table:table-cell>
          <table:table-cell office:value-type="float" office:value="951">
            <text:p>951</text:p>
          </table:table-cell>
          <table:table-cell office:value-type="float" office:value="73.66">
            <text:p>73.66</text:p>
          </table:table-cell>
          <table:table-cell office:value-type="string">
            <text:p>replib</text:p>
          </table:table-cell>
          <table:table-cell office:value-type="float" office:value="152682.313">
            <text:p>152682.313</text:p>
          </table:table-cell>
          <table:table-cell office:value-type="float" office:value="4652543.267">
            <text:p>4652543.267</text:p>
          </table:table-cell>
        </table:table-row>
        <table:table-row table:style-name="ro2">
          <table:table-cell table:number-columns-repeated="11"/>
          <table:table-cell office:value-type="float" office:value="19.845">
            <text:p>19.8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99">
            <text:p>999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1271048.409">
            <text:p>1271048.409</text:p>
          </table:table-cell>
          <table:table-cell office:value-type="float" office:value="54667549.832">
            <text:p>54667549.832</text:p>
          </table:table-cell>
        </table:table-row>
        <table:table-row table:style-name="ro2">
          <table:table-cell table:number-columns-repeated="11"/>
          <table:table-cell office:value-type="float" office:value="19.876">
            <text:p>19.8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84">
            <text:p>984</text:p>
          </table:table-cell>
          <table:table-cell office:value-type="float" office:value="51.31">
            <text:p>51.31</text:p>
          </table:table-cell>
          <table:table-cell office:value-type="string">
            <text:p>replib</text:p>
          </table:table-cell>
          <table:table-cell office:value-type="float" office:value="30188.258">
            <text:p>30188.258</text:p>
          </table:table-cell>
          <table:table-cell office:value-type="float" office:value="839466.803">
            <text:p>839466.803</text:p>
          </table:table-cell>
        </table:table-row>
        <table:table-row table:style-name="ro2">
          <table:table-cell table:number-columns-repeated="11"/>
          <table:table-cell office:value-type="float" office:value="19.93">
            <text:p>19.93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58">
            <text:p>758</text:p>
          </table:table-cell>
          <table:table-cell office:value-type="float" office:value="830">
            <text:p>830</text:p>
          </table:table-cell>
          <table:table-cell office:value-type="float" office:value="15.58">
            <text:p>15.58</text:p>
          </table:table-cell>
          <table:table-cell office:value-type="string">
            <text:p>replib</text:p>
          </table:table-cell>
          <table:table-cell office:value-type="float" office:value="28691.661">
            <text:p>28691.661</text:p>
          </table:table-cell>
          <table:table-cell office:value-type="float" office:value="783802.163">
            <text:p>783802.163</text:p>
          </table:table-cell>
        </table:table-row>
        <table:table-row table:style-name="ro2">
          <table:table-cell table:number-columns-repeated="11"/>
          <table:table-cell office:value-type="float" office:value="19.988">
            <text:p>19.98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4">
            <text:p>674</text:p>
          </table:table-cell>
          <table:table-cell office:value-type="float" office:value="973">
            <text:p>973</text:p>
          </table:table-cell>
          <table:table-cell office:value-type="float" office:value="23.31">
            <text:p>23.31</text:p>
          </table:table-cell>
          <table:table-cell office:value-type="string">
            <text:p>replib</text:p>
          </table:table-cell>
          <table:table-cell office:value-type="float" office:value="27901.621">
            <text:p>27901.621</text:p>
          </table:table-cell>
          <table:table-cell office:value-type="float" office:value="862468.439">
            <text:p>862468.439</text:p>
          </table:table-cell>
        </table:table-row>
        <table:table-row table:style-name="ro2">
          <table:table-cell table:number-columns-repeated="11"/>
          <table:table-cell office:value-type="float" office:value="20.046">
            <text:p>20.046</text:p>
          </table:table-cell>
          <table:table-cell office:value-type="string">
            <text:p>Heptadecane, 2-methyl-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757">
            <text:p>757</text:p>
          </table:table-cell>
          <table:table-cell office:value-type="float" office:value="18.34">
            <text:p>18.34</text:p>
          </table:table-cell>
          <table:table-cell office:value-type="string">
            <text:p>replib</text:p>
          </table:table-cell>
          <table:table-cell office:value-type="float" office:value="46169.809">
            <text:p>46169.809</text:p>
          </table:table-cell>
          <table:table-cell office:value-type="float" office:value="856623.02">
            <text:p>856623.02</text:p>
          </table:table-cell>
        </table:table-row>
        <table:table-row table:style-name="ro2">
          <table:table-cell table:number-columns-repeated="11"/>
          <table:table-cell office:value-type="float" office:value="20.097">
            <text:p>20.097</text:p>
          </table:table-cell>
          <table:table-cell office:value-type="string">
            <text:p>3-Pentadecanol</text:p>
          </table:table-cell>
          <table:table-cell office:value-type="string">
            <text:p>n.a.</text:p>
          </table:table-cell>
          <table:table-cell office:value-type="float" office:value="640">
            <text:p>640</text:p>
          </table:table-cell>
          <table:table-cell office:value-type="float" office:value="731">
            <text:p>731</text:p>
          </table:table-cell>
          <table:table-cell office:value-type="float" office:value="46.9">
            <text:p>46.9</text:p>
          </table:table-cell>
          <table:table-cell office:value-type="string">
            <text:p>replib</text:p>
          </table:table-cell>
          <table:table-cell office:value-type="float" office:value="78282.593">
            <text:p>78282.593</text:p>
          </table:table-cell>
          <table:table-cell office:value-type="float" office:value="1487284.533">
            <text:p>1487284.533</text:p>
          </table:table-cell>
        </table:table-row>
        <table:table-row table:style-name="ro2">
          <table:table-cell table:number-columns-repeated="11"/>
          <table:table-cell office:value-type="float" office:value="20.206">
            <text:p>20.206</text:p>
          </table:table-cell>
          <table:table-cell office:value-type="string">
            <text:p>Heptadecane, 2-methyl-</text:p>
          </table:table-cell>
          <table:table-cell office:value-type="string">
            <text:p>n.a.</text:p>
          </table:table-cell>
          <table:table-cell office:value-type="float" office:value="675">
            <text:p>675</text:p>
          </table:table-cell>
          <table:table-cell office:value-type="float" office:value="697">
            <text:p>697</text:p>
          </table:table-cell>
          <table:table-cell office:value-type="float" office:value="8.97">
            <text:p>8.97</text:p>
          </table:table-cell>
          <table:table-cell office:value-type="string">
            <text:p>replib</text:p>
          </table:table-cell>
          <table:table-cell office:value-type="float" office:value="47396.521">
            <text:p>47396.521</text:p>
          </table:table-cell>
          <table:table-cell office:value-type="float" office:value="964297.82">
            <text:p>964297.82</text:p>
          </table:table-cell>
        </table:table-row>
        <table:table-row table:style-name="ro2">
          <table:table-cell table:number-columns-repeated="11"/>
          <table:table-cell office:value-type="float" office:value="20.277">
            <text:p>20.27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80">
            <text:p>980</text:p>
          </table:table-cell>
          <table:table-cell office:value-type="float" office:value="41.92">
            <text:p>41.92</text:p>
          </table:table-cell>
          <table:table-cell office:value-type="string">
            <text:p>replib</text:p>
          </table:table-cell>
          <table:table-cell office:value-type="float" office:value="49186.353">
            <text:p>49186.353</text:p>
          </table:table-cell>
          <table:table-cell office:value-type="float" office:value="1014663.287">
            <text:p>1014663.287</text:p>
          </table:table-cell>
        </table:table-row>
        <table:table-row table:style-name="ro2">
          <table:table-cell table:number-columns-repeated="11"/>
          <table:table-cell office:value-type="float" office:value="20.339">
            <text:p>20.339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office:value-type="float" office:value="98.71">
            <text:p>98.71</text:p>
          </table:table-cell>
          <table:table-cell office:value-type="string">
            <text:p>replib</text:p>
          </table:table-cell>
          <table:table-cell office:value-type="float" office:value="16879.459">
            <text:p>16879.459</text:p>
          </table:table-cell>
          <table:table-cell office:value-type="float" office:value="649735.128">
            <text:p>649735.128</text:p>
          </table:table-cell>
        </table:table-row>
        <table:table-row table:style-name="ro2">
          <table:table-cell table:number-columns-repeated="11"/>
          <table:table-cell office:value-type="float" office:value="20.407">
            <text:p>20.40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4">
            <text:p>704</text:p>
          </table:table-cell>
          <table:table-cell office:value-type="float" office:value="985">
            <text:p>985</text:p>
          </table:table-cell>
          <table:table-cell office:value-type="float" office:value="67.13">
            <text:p>67.13</text:p>
          </table:table-cell>
          <table:table-cell office:value-type="string">
            <text:p>replib</text:p>
          </table:table-cell>
          <table:table-cell office:value-type="float" office:value="35100.489">
            <text:p>35100.489</text:p>
          </table:table-cell>
          <table:table-cell office:value-type="float" office:value="745126.372">
            <text:p>745126.372</text:p>
          </table:table-cell>
        </table:table-row>
        <table:table-row table:style-name="ro2">
          <table:table-cell table:number-columns-repeated="11"/>
          <table:table-cell office:value-type="float" office:value="20.475">
            <text:p>20.4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962">
            <text:p>962</text:p>
          </table:table-cell>
          <table:table-cell office:value-type="float" office:value="78.71">
            <text:p>78.71</text:p>
          </table:table-cell>
          <table:table-cell office:value-type="string">
            <text:p>replib</text:p>
          </table:table-cell>
          <table:table-cell office:value-type="float" office:value="33204.369">
            <text:p>33204.369</text:p>
          </table:table-cell>
          <table:table-cell office:value-type="float" office:value="720387.141">
            <text:p>720387.141</text:p>
          </table:table-cell>
        </table:table-row>
        <table:table-row table:style-name="ro2">
          <table:table-cell table:number-columns-repeated="11"/>
          <table:table-cell office:value-type="float" office:value="20.522">
            <text:p>20.5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7">
            <text:p>717</text:p>
          </table:table-cell>
          <table:table-cell office:value-type="float" office:value="961">
            <text:p>961</text:p>
          </table:table-cell>
          <table:table-cell office:value-type="float" office:value="75">
            <text:p>75</text:p>
          </table:table-cell>
          <table:table-cell office:value-type="string">
            <text:p>replib</text:p>
          </table:table-cell>
          <table:table-cell office:value-type="float" office:value="18429.573">
            <text:p>18429.573</text:p>
          </table:table-cell>
          <table:table-cell office:value-type="float" office:value="710833.84">
            <text:p>710833.84</text:p>
          </table:table-cell>
        </table:table-row>
        <table:table-row table:style-name="ro2">
          <table:table-cell table:number-columns-repeated="11"/>
          <table:table-cell office:value-type="float" office:value="20.573">
            <text:p>20.573</text:p>
          </table:table-cell>
          <table:table-cell office:value-type="string">
            <text:p>Pentacosane</text:p>
          </table:table-cell>
          <table:table-cell office:value-type="string">
            <text:p>n.a.</text:p>
          </table:table-cell>
          <table:table-cell office:value-type="float" office:value="745">
            <text:p>745</text:p>
          </table:table-cell>
          <table:table-cell office:value-type="float" office:value="794">
            <text:p>794</text:p>
          </table:table-cell>
          <table:table-cell office:value-type="float" office:value="10.61">
            <text:p>10.61</text:p>
          </table:table-cell>
          <table:table-cell office:value-type="string">
            <text:p>replib</text:p>
          </table:table-cell>
          <table:table-cell office:value-type="float" office:value="2951.222">
            <text:p>2951.222</text:p>
          </table:table-cell>
          <table:table-cell office:value-type="float" office:value="373783.447">
            <text:p>373783.447</text:p>
          </table:table-cell>
        </table:table-row>
        <table:table-row table:style-name="ro2">
          <table:table-cell table:number-columns-repeated="11"/>
          <table:table-cell office:value-type="float" office:value="20.634">
            <text:p>20.6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8">
            <text:p>788</text:p>
          </table:table-cell>
          <table:table-cell office:value-type="float" office:value="999">
            <text:p>999</text:p>
          </table:table-cell>
          <table:table-cell office:value-type="float" office:value="76.81">
            <text:p>76.81</text:p>
          </table:table-cell>
          <table:table-cell office:value-type="string">
            <text:p>replib</text:p>
          </table:table-cell>
          <table:table-cell office:value-type="float" office:value="14498.107">
            <text:p>14498.107</text:p>
          </table:table-cell>
          <table:table-cell office:value-type="float" office:value="520896.286">
            <text:p>520896.286</text:p>
          </table:table-cell>
        </table:table-row>
        <table:table-row table:style-name="ro2">
          <table:table-cell table:number-columns-repeated="11"/>
          <table:table-cell office:value-type="float" office:value="20.655">
            <text:p>20.6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5">
            <text:p>715</text:p>
          </table:table-cell>
          <table:table-cell office:value-type="float" office:value="962">
            <text:p>962</text:p>
          </table:table-cell>
          <table:table-cell office:value-type="float" office:value="76.14">
            <text:p>76.14</text:p>
          </table:table-cell>
          <table:table-cell office:value-type="string">
            <text:p>replib</text:p>
          </table:table-cell>
          <table:table-cell office:value-type="float" office:value="80698.075">
            <text:p>80698.075</text:p>
          </table:table-cell>
          <table:table-cell office:value-type="float" office:value="1351025.493">
            <text:p>1351025.493</text:p>
          </table:table-cell>
        </table:table-row>
        <table:table-row table:style-name="ro2">
          <table:table-cell table:number-columns-repeated="11"/>
          <table:table-cell office:value-type="float" office:value="20.764">
            <text:p>20.7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84">
            <text:p>984</text:p>
          </table:table-cell>
          <table:table-cell office:value-type="float" office:value="59.35">
            <text:p>59.35</text:p>
          </table:table-cell>
          <table:table-cell office:value-type="string">
            <text:p>replib</text:p>
          </table:table-cell>
          <table:table-cell office:value-type="float" office:value="19111.27">
            <text:p>19111.27</text:p>
          </table:table-cell>
          <table:table-cell office:value-type="float" office:value="814437.34">
            <text:p>814437.34</text:p>
          </table:table-cell>
        </table:table-row>
        <table:table-row table:style-name="ro2">
          <table:table-cell table:number-columns-repeated="11"/>
          <table:table-cell office:value-type="float" office:value="20.832">
            <text:p>20.83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4">
            <text:p>774</text:p>
          </table:table-cell>
          <table:table-cell office:value-type="float" office:value="973">
            <text:p>973</text:p>
          </table:table-cell>
          <table:table-cell office:value-type="float" office:value="82.1">
            <text:p>82.1</text:p>
          </table:table-cell>
          <table:table-cell office:value-type="string">
            <text:p>replib</text:p>
          </table:table-cell>
          <table:table-cell office:value-type="float" office:value="32862.942">
            <text:p>32862.942</text:p>
          </table:table-cell>
          <table:table-cell office:value-type="float" office:value="751882.781">
            <text:p>751882.781</text:p>
          </table:table-cell>
        </table:table-row>
        <table:table-row table:style-name="ro2">
          <table:table-cell table:number-columns-repeated="11"/>
          <table:table-cell office:value-type="float" office:value="20.856">
            <text:p>20.8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4">
            <text:p>984</text:p>
          </table:table-cell>
          <table:table-cell office:value-type="float" office:value="62.23">
            <text:p>62.23</text:p>
          </table:table-cell>
          <table:table-cell office:value-type="string">
            <text:p>replib</text:p>
          </table:table-cell>
          <table:table-cell office:value-type="float" office:value="34216.064">
            <text:p>34216.064</text:p>
          </table:table-cell>
          <table:table-cell office:value-type="float" office:value="598792.998">
            <text:p>598792.998</text:p>
          </table:table-cell>
        </table:table-row>
        <table:table-row table:style-name="ro2">
          <table:table-cell table:number-columns-repeated="11"/>
          <table:table-cell office:value-type="float" office:value="20.876">
            <text:p>20.87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5">
            <text:p>725</text:p>
          </table:table-cell>
          <table:table-cell office:value-type="float" office:value="942">
            <text:p>942</text:p>
          </table:table-cell>
          <table:table-cell office:value-type="float" office:value="80.52">
            <text:p>80.52</text:p>
          </table:table-cell>
          <table:table-cell office:value-type="string">
            <text:p>replib</text:p>
          </table:table-cell>
          <table:table-cell office:value-type="float" office:value="8780.391">
            <text:p>8780.391</text:p>
          </table:table-cell>
          <table:table-cell office:value-type="float" office:value="594174.576">
            <text:p>594174.576</text:p>
          </table:table-cell>
        </table:table-row>
        <table:table-row table:style-name="ro2">
          <table:table-cell table:number-columns-repeated="11"/>
          <table:table-cell office:value-type="float" office:value="20.91">
            <text:p>20.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6">
            <text:p>736</text:p>
          </table:table-cell>
          <table:table-cell office:value-type="float" office:value="951">
            <text:p>951</text:p>
          </table:table-cell>
          <table:table-cell office:value-type="float" office:value="81.32">
            <text:p>81.32</text:p>
          </table:table-cell>
          <table:table-cell office:value-type="string">
            <text:p>replib</text:p>
          </table:table-cell>
          <table:table-cell office:value-type="float" office:value="12090.182">
            <text:p>12090.182</text:p>
          </table:table-cell>
          <table:table-cell office:value-type="float" office:value="589988.448">
            <text:p>589988.448</text:p>
          </table:table-cell>
        </table:table-row>
        <table:table-row table:style-name="ro2">
          <table:table-cell table:number-columns-repeated="11"/>
          <table:table-cell office:value-type="float" office:value="20.954">
            <text:p>20.9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85">
            <text:p>985</text:p>
          </table:table-cell>
          <table:table-cell office:value-type="float" office:value="81.63">
            <text:p>81.63</text:p>
          </table:table-cell>
          <table:table-cell office:value-type="string">
            <text:p>replib</text:p>
          </table:table-cell>
          <table:table-cell office:value-type="float" office:value="16204.367">
            <text:p>16204.367</text:p>
          </table:table-cell>
          <table:table-cell office:value-type="float" office:value="608539.192">
            <text:p>608539.192</text:p>
          </table:table-cell>
        </table:table-row>
        <table:table-row table:style-name="ro2">
          <table:table-cell table:number-columns-repeated="11"/>
          <table:table-cell office:value-type="float" office:value="20.985">
            <text:p>20.985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5">
            <text:p>735</text:p>
          </table:table-cell>
          <table:table-cell office:value-type="float" office:value="978">
            <text:p>978</text:p>
          </table:table-cell>
          <table:table-cell office:value-type="float" office:value="80.35">
            <text:p>80.35</text:p>
          </table:table-cell>
          <table:table-cell office:value-type="string">
            <text:p>replib</text:p>
          </table:table-cell>
          <table:table-cell office:value-type="float" office:value="7178.636">
            <text:p>7178.636</text:p>
          </table:table-cell>
          <table:table-cell office:value-type="float" office:value="420014.604">
            <text:p>420014.604</text:p>
          </table:table-cell>
        </table:table-row>
        <table:table-row table:style-name="ro2">
          <table:table-cell table:number-columns-repeated="11"/>
          <table:table-cell office:value-type="float" office:value="21.022">
            <text:p>21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8">
            <text:p>688</text:p>
          </table:table-cell>
          <table:table-cell office:value-type="float" office:value="961">
            <text:p>961</text:p>
          </table:table-cell>
          <table:table-cell office:value-type="float" office:value="79.39">
            <text:p>79.39</text:p>
          </table:table-cell>
          <table:table-cell office:value-type="string">
            <text:p>replib</text:p>
          </table:table-cell>
          <table:table-cell office:value-type="float" office:value="251569.944">
            <text:p>251569.944</text:p>
          </table:table-cell>
          <table:table-cell office:value-type="float" office:value="8071770.218">
            <text:p>8071770.218</text:p>
          </table:table-cell>
        </table:table-row>
        <table:table-row table:style-name="ro2">
          <table:table-cell table:number-columns-repeated="11"/>
          <table:table-cell office:value-type="float" office:value="21.083">
            <text:p>21.08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62">
            <text:p>962</text:p>
          </table:table-cell>
          <table:table-cell office:value-type="float" office:value="80.83">
            <text:p>80.83</text:p>
          </table:table-cell>
          <table:table-cell office:value-type="string">
            <text:p>replib</text:p>
          </table:table-cell>
          <table:table-cell office:value-type="float" office:value="14220.082">
            <text:p>14220.082</text:p>
          </table:table-cell>
          <table:table-cell office:value-type="float" office:value="520539.415">
            <text:p>520539.415</text:p>
          </table:table-cell>
        </table:table-row>
        <table:table-row table:style-name="ro2">
          <table:table-cell table:number-columns-repeated="11"/>
          <table:table-cell office:value-type="float" office:value="21.145">
            <text:p>21.14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4">
            <text:p>984</text:p>
          </table:table-cell>
          <table:table-cell office:value-type="float" office:value="67.24">
            <text:p>67.24</text:p>
          </table:table-cell>
          <table:table-cell office:value-type="string">
            <text:p>replib</text:p>
          </table:table-cell>
          <table:table-cell office:value-type="float" office:value="24516.712">
            <text:p>24516.712</text:p>
          </table:table-cell>
          <table:table-cell office:value-type="float" office:value="638139.452">
            <text:p>638139.452</text:p>
          </table:table-cell>
        </table:table-row>
        <table:table-row table:style-name="ro2">
          <table:table-cell table:number-columns-repeated="11"/>
          <table:table-cell office:value-type="float" office:value="21.243">
            <text:p>21.243</text:p>
          </table:table-cell>
          <table:table-cell office:value-type="string">
            <text:p>Didodecyl phthalate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830">
            <text:p>830</text:p>
          </table:table-cell>
          <table:table-cell office:value-type="float" office:value="70.25">
            <text:p>70.25</text:p>
          </table:table-cell>
          <table:table-cell office:value-type="string">
            <text:p>replib</text:p>
          </table:table-cell>
          <table:table-cell office:value-type="float" office:value="10911.424">
            <text:p>10911.424</text:p>
          </table:table-cell>
          <table:table-cell office:value-type="float" office:value="545866.371">
            <text:p>545866.371</text:p>
          </table:table-cell>
        </table:table-row>
        <table:table-row table:style-name="ro2">
          <table:table-cell table:number-columns-repeated="11"/>
          <table:table-cell office:value-type="float" office:value="21.27">
            <text:p>21.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19">
            <text:p>919</text:p>
          </table:table-cell>
          <table:table-cell office:value-type="float" office:value="79.11">
            <text:p>79.11</text:p>
          </table:table-cell>
          <table:table-cell office:value-type="string">
            <text:p>replib</text:p>
          </table:table-cell>
          <table:table-cell office:value-type="float" office:value="48110.129">
            <text:p>48110.129</text:p>
          </table:table-cell>
          <table:table-cell office:value-type="float" office:value="966532.453">
            <text:p>966532.453</text:p>
          </table:table-cell>
        </table:table-row>
        <table:table-row table:style-name="ro2">
          <table:table-cell table:number-columns-repeated="11"/>
          <table:table-cell office:value-type="float" office:value="21.321">
            <text:p>21.32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64">
            <text:p>82.64</text:p>
          </table:table-cell>
          <table:table-cell office:value-type="string">
            <text:p>replib</text:p>
          </table:table-cell>
          <table:table-cell office:value-type="float" office:value="19704.573">
            <text:p>19704.573</text:p>
          </table:table-cell>
          <table:table-cell office:value-type="float" office:value="662186.379">
            <text:p>662186.379</text:p>
          </table:table-cell>
        </table:table-row>
        <table:table-row table:style-name="ro2">
          <table:table-cell table:number-columns-repeated="11"/>
          <table:table-cell office:value-type="float" office:value="21.366">
            <text:p>21.36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0">
            <text:p>980</text:p>
          </table:table-cell>
          <table:table-cell office:value-type="float" office:value="59.16">
            <text:p>59.16</text:p>
          </table:table-cell>
          <table:table-cell office:value-type="string">
            <text:p>replib</text:p>
          </table:table-cell>
          <table:table-cell office:value-type="float" office:value="40962.217">
            <text:p>40962.217</text:p>
          </table:table-cell>
          <table:table-cell office:value-type="float" office:value="623049.462">
            <text:p>623049.462</text:p>
          </table:table-cell>
        </table:table-row>
        <table:table-row table:style-name="ro2">
          <table:table-cell table:number-columns-repeated="11"/>
          <table:table-cell office:value-type="float" office:value="21.427">
            <text:p>21.42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61">
            <text:p>961</text:p>
          </table:table-cell>
          <table:table-cell office:value-type="float" office:value="80.77">
            <text:p>80.77</text:p>
          </table:table-cell>
          <table:table-cell office:value-type="string">
            <text:p>replib</text:p>
          </table:table-cell>
          <table:table-cell office:value-type="float" office:value="13668.464">
            <text:p>13668.464</text:p>
          </table:table-cell>
          <table:table-cell office:value-type="float" office:value="484977.992">
            <text:p>484977.992</text:p>
          </table:table-cell>
        </table:table-row>
        <table:table-row table:style-name="ro2">
          <table:table-cell table:number-columns-repeated="11"/>
          <table:table-cell office:value-type="float" office:value="21.502">
            <text:p>21.5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99">
            <text:p>999</text:p>
          </table:table-cell>
          <table:table-cell office:value-type="float" office:value="81.42">
            <text:p>81.42</text:p>
          </table:table-cell>
          <table:table-cell office:value-type="string">
            <text:p>replib</text:p>
          </table:table-cell>
          <table:table-cell office:value-type="float" office:value="31790.635">
            <text:p>31790.635</text:p>
          </table:table-cell>
          <table:table-cell office:value-type="float" office:value="646404.839">
            <text:p>646404.839</text:p>
          </table:table-cell>
        </table:table-row>
        <table:table-row table:style-name="ro2">
          <table:table-cell table:number-columns-repeated="11"/>
          <table:table-cell office:value-type="float" office:value="21.56">
            <text:p>21.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8">
            <text:p>768</text:p>
          </table:table-cell>
          <table:table-cell office:value-type="float" office:value="999">
            <text:p>999</text:p>
          </table:table-cell>
          <table:table-cell office:value-type="float" office:value="81.55">
            <text:p>81.55</text:p>
          </table:table-cell>
          <table:table-cell office:value-type="string">
            <text:p>replib</text:p>
          </table:table-cell>
          <table:table-cell office:value-type="float" office:value="5307.621">
            <text:p>5307.621</text:p>
          </table:table-cell>
          <table:table-cell office:value-type="float" office:value="570551.892">
            <text:p>570551.892</text:p>
          </table:table-cell>
        </table:table-row>
        <table:table-row table:style-name="ro2">
          <table:table-cell table:number-columns-repeated="11"/>
          <table:table-cell office:value-type="float" office:value="21.679">
            <text:p>21.6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99">
            <text:p>999</text:p>
          </table:table-cell>
          <table:table-cell office:value-type="float" office:value="78.38">
            <text:p>78.38</text:p>
          </table:table-cell>
          <table:table-cell office:value-type="string">
            <text:p>replib</text:p>
          </table:table-cell>
          <table:table-cell office:value-type="float" office:value="51882.052">
            <text:p>51882.052</text:p>
          </table:table-cell>
          <table:table-cell office:value-type="float" office:value="1621519.184">
            <text:p>1621519.184</text:p>
          </table:table-cell>
        </table:table-row>
        <table:table-row table:style-name="ro2">
          <table:table-cell table:number-columns-repeated="11"/>
          <table:table-cell office:value-type="float" office:value="21.73">
            <text:p>21.7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85">
            <text:p>985</text:p>
          </table:table-cell>
          <table:table-cell office:value-type="float" office:value="81.83">
            <text:p>81.83</text:p>
          </table:table-cell>
          <table:table-cell office:value-type="string">
            <text:p>replib</text:p>
          </table:table-cell>
          <table:table-cell office:value-type="float" office:value="2998.442">
            <text:p>2998.442</text:p>
          </table:table-cell>
          <table:table-cell office:value-type="float" office:value="261618.192">
            <text:p>261618.192</text:p>
          </table:table-cell>
        </table:table-row>
        <table:table-row table:style-name="ro2">
          <table:table-cell table:number-columns-repeated="11"/>
          <table:table-cell office:value-type="float" office:value="21.798">
            <text:p>21.798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770">
            <text:p>770</text:p>
          </table:table-cell>
          <table:table-cell office:value-type="float" office:value="786">
            <text:p>786</text:p>
          </table:table-cell>
          <table:table-cell office:value-type="float" office:value="21.69">
            <text:p>21.69</text:p>
          </table:table-cell>
          <table:table-cell office:value-type="string">
            <text:p>replib</text:p>
          </table:table-cell>
          <table:table-cell office:value-type="float" office:value="9812.11">
            <text:p>9812.11</text:p>
          </table:table-cell>
          <table:table-cell office:value-type="float" office:value="643639.526">
            <text:p>643639.526</text:p>
          </table:table-cell>
        </table:table-row>
        <table:table-row table:style-name="ro2">
          <table:table-cell table:number-columns-repeated="11"/>
          <table:table-cell office:value-type="float" office:value="21.923">
            <text:p>21.923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16">
            <text:p>616</text:p>
          </table:table-cell>
          <table:table-cell office:value-type="float" office:value="683">
            <text:p>683</text:p>
          </table:table-cell>
          <table:table-cell office:value-type="float" office:value="45.39">
            <text:p>45.39</text:p>
          </table:table-cell>
          <table:table-cell office:value-type="string">
            <text:p>replib</text:p>
          </table:table-cell>
          <table:table-cell office:value-type="float" office:value="132804.404">
            <text:p>132804.404</text:p>
          </table:table-cell>
          <table:table-cell office:value-type="float" office:value="3037160.801">
            <text:p>3037160.801</text:p>
          </table:table-cell>
        </table:table-row>
        <table:table-row table:style-name="ro2">
          <table:table-cell table:number-columns-repeated="11"/>
          <table:table-cell office:value-type="float" office:value="22.005">
            <text:p>22.00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8">
            <text:p>698</text:p>
          </table:table-cell>
          <table:table-cell office:value-type="float" office:value="961">
            <text:p>961</text:p>
          </table:table-cell>
          <table:table-cell office:value-type="float" office:value="81.28">
            <text:p>81.28</text:p>
          </table:table-cell>
          <table:table-cell office:value-type="string">
            <text:p>replib</text:p>
          </table:table-cell>
          <table:table-cell office:value-type="float" office:value="16016.329">
            <text:p>16016.329</text:p>
          </table:table-cell>
          <table:table-cell office:value-type="float" office:value="626846.571">
            <text:p>626846.571</text:p>
          </table:table-cell>
        </table:table-row>
        <table:table-row table:style-name="ro2">
          <table:table-cell table:number-columns-repeated="11"/>
          <table:table-cell office:value-type="float" office:value="22.039">
            <text:p>22.03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4">
            <text:p>724</text:p>
          </table:table-cell>
          <table:table-cell office:value-type="float" office:value="985">
            <text:p>985</text:p>
          </table:table-cell>
          <table:table-cell office:value-type="float" office:value="80.78">
            <text:p>80.78</text:p>
          </table:table-cell>
          <table:table-cell office:value-type="string">
            <text:p>replib</text:p>
          </table:table-cell>
          <table:table-cell office:value-type="float" office:value="32509.36">
            <text:p>32509.36</text:p>
          </table:table-cell>
          <table:table-cell office:value-type="float" office:value="785722.607">
            <text:p>785722.607</text:p>
          </table:table-cell>
        </table:table-row>
        <table:table-row table:style-name="ro2">
          <table:table-cell table:number-columns-repeated="11"/>
          <table:table-cell office:value-type="float" office:value="22.08">
            <text:p>22.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99">
            <text:p>999</text:p>
          </table:table-cell>
          <table:table-cell office:value-type="float" office:value="82.14">
            <text:p>82.14</text:p>
          </table:table-cell>
          <table:table-cell office:value-type="string">
            <text:p>replib</text:p>
          </table:table-cell>
          <table:table-cell office:value-type="float" office:value="18507.515">
            <text:p>18507.515</text:p>
          </table:table-cell>
          <table:table-cell office:value-type="float" office:value="398544.161">
            <text:p>398544.161</text:p>
          </table:table-cell>
        </table:table-row>
        <table:table-row table:style-name="ro2">
          <table:table-cell table:number-columns-repeated="11"/>
          <table:table-cell office:value-type="float" office:value="22.111">
            <text:p>22.11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99">
            <text:p>999</text:p>
          </table:table-cell>
          <table:table-cell office:value-type="float" office:value="80.63">
            <text:p>80.63</text:p>
          </table:table-cell>
          <table:table-cell office:value-type="string">
            <text:p>replib</text:p>
          </table:table-cell>
          <table:table-cell office:value-type="float" office:value="15684.762">
            <text:p>15684.762</text:p>
          </table:table-cell>
          <table:table-cell office:value-type="float" office:value="483726.988">
            <text:p>483726.988</text:p>
          </table:table-cell>
        </table:table-row>
        <table:table-row table:style-name="ro2">
          <table:table-cell table:number-columns-repeated="11"/>
          <table:table-cell office:value-type="float" office:value="22.131">
            <text:p>22.13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73">
            <text:p>973</text:p>
          </table:table-cell>
          <table:table-cell office:value-type="float" office:value="59.34">
            <text:p>59.34</text:p>
          </table:table-cell>
          <table:table-cell office:value-type="string">
            <text:p>replib</text:p>
          </table:table-cell>
          <table:table-cell office:value-type="float" office:value="21478.287">
            <text:p>21478.287</text:p>
          </table:table-cell>
          <table:table-cell office:value-type="float" office:value="629791.823">
            <text:p>629791.823</text:p>
          </table:table-cell>
        </table:table-row>
        <table:table-row table:style-name="ro2">
          <table:table-cell table:number-columns-repeated="11"/>
          <table:table-cell office:value-type="float" office:value="22.182">
            <text:p>22.1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3">
            <text:p>703</text:p>
          </table:table-cell>
          <table:table-cell office:value-type="float" office:value="962">
            <text:p>962</text:p>
          </table:table-cell>
          <table:table-cell office:value-type="float" office:value="70.24">
            <text:p>70.24</text:p>
          </table:table-cell>
          <table:table-cell office:value-type="string">
            <text:p>replib</text:p>
          </table:table-cell>
          <table:table-cell office:value-type="float" office:value="9093.221">
            <text:p>9093.221</text:p>
          </table:table-cell>
          <table:table-cell office:value-type="float" office:value="666886.606">
            <text:p>666886.606</text:p>
          </table:table-cell>
        </table:table-row>
        <table:table-row table:style-name="ro2">
          <table:table-cell table:number-columns-repeated="11"/>
          <table:table-cell office:value-type="float" office:value="22.253">
            <text:p>22.253</text:p>
          </table:table-cell>
          <table:table-cell office:value-type="string">
            <text:p>Dodecane, 1-iodo-</text:p>
          </table:table-cell>
          <table:table-cell office:value-type="string">
            <text:p>n.a.</text:p>
          </table:table-cell>
          <table:table-cell office:value-type="float" office:value="656">
            <text:p>656</text:p>
          </table:table-cell>
          <table:table-cell office:value-type="float" office:value="773">
            <text:p>773</text:p>
          </table:table-cell>
          <table:table-cell office:value-type="float" office:value="29.8">
            <text:p>29.8</text:p>
          </table:table-cell>
          <table:table-cell office:value-type="string">
            <text:p>replib</text:p>
          </table:table-cell>
          <table:table-cell office:value-type="float" office:value="44428.541">
            <text:p>44428.541</text:p>
          </table:table-cell>
          <table:table-cell office:value-type="float" office:value="908268.879">
            <text:p>908268.879</text:p>
          </table:table-cell>
        </table:table-row>
        <table:table-row table:style-name="ro2">
          <table:table-cell table:number-columns-repeated="11"/>
          <table:table-cell office:value-type="float" office:value="22.294">
            <text:p>22.29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8">
            <text:p>738</text:p>
          </table:table-cell>
          <table:table-cell office:value-type="float" office:value="999">
            <text:p>999</text:p>
          </table:table-cell>
          <table:table-cell office:value-type="float" office:value="80.32">
            <text:p>80.32</text:p>
          </table:table-cell>
          <table:table-cell office:value-type="string">
            <text:p>replib</text:p>
          </table:table-cell>
          <table:table-cell office:value-type="float" office:value="23726.925">
            <text:p>23726.925</text:p>
          </table:table-cell>
          <table:table-cell office:value-type="float" office:value="714712.082">
            <text:p>714712.082</text:p>
          </table:table-cell>
        </table:table-row>
        <table:table-row table:style-name="ro2">
          <table:table-cell table:number-columns-repeated="11"/>
          <table:table-cell office:value-type="float" office:value="22.338">
            <text:p>22.33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99">
            <text:p>999</text:p>
          </table:table-cell>
          <table:table-cell office:value-type="float" office:value="77.01">
            <text:p>77.01</text:p>
          </table:table-cell>
          <table:table-cell office:value-type="string">
            <text:p>replib</text:p>
          </table:table-cell>
          <table:table-cell office:value-type="float" office:value="18257.055">
            <text:p>18257.055</text:p>
          </table:table-cell>
          <table:table-cell office:value-type="float" office:value="716237.406">
            <text:p>716237.406</text:p>
          </table:table-cell>
        </table:table-row>
        <table:table-row table:style-name="ro2">
          <table:table-cell table:number-columns-repeated="11"/>
          <table:table-cell office:value-type="float" office:value="22.413">
            <text:p>22.41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8">
            <text:p>728</text:p>
          </table:table-cell>
          <table:table-cell office:value-type="float" office:value="984">
            <text:p>984</text:p>
          </table:table-cell>
          <table:table-cell office:value-type="float" office:value="52.84">
            <text:p>52.84</text:p>
          </table:table-cell>
          <table:table-cell office:value-type="string">
            <text:p>replib</text:p>
          </table:table-cell>
          <table:table-cell office:value-type="float" office:value="35000.149">
            <text:p>35000.149</text:p>
          </table:table-cell>
          <table:table-cell office:value-type="float" office:value="1140997.549">
            <text:p>1140997.549</text:p>
          </table:table-cell>
        </table:table-row>
        <table:table-row table:style-name="ro2">
          <table:table-cell table:number-columns-repeated="11"/>
          <table:table-cell office:value-type="float" office:value="22.451">
            <text:p>22.45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2">
            <text:p>692</text:p>
          </table:table-cell>
          <table:table-cell office:value-type="float" office:value="961">
            <text:p>961</text:p>
          </table:table-cell>
          <table:table-cell office:value-type="float" office:value="79.32">
            <text:p>79.32</text:p>
          </table:table-cell>
          <table:table-cell office:value-type="string">
            <text:p>replib</text:p>
          </table:table-cell>
          <table:table-cell office:value-type="float" office:value="67030.846">
            <text:p>67030.846</text:p>
          </table:table-cell>
          <table:table-cell office:value-type="float" office:value="884005.733">
            <text:p>884005.733</text:p>
          </table:table-cell>
        </table:table-row>
        <table:table-row table:style-name="ro2">
          <table:table-cell table:number-columns-repeated="11"/>
          <table:table-cell office:value-type="float" office:value="22.478">
            <text:p>22.47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3">
            <text:p>663</text:p>
          </table:table-cell>
          <table:table-cell office:value-type="float" office:value="942">
            <text:p>942</text:p>
          </table:table-cell>
          <table:table-cell office:value-type="float" office:value="77.61">
            <text:p>77.61</text:p>
          </table:table-cell>
          <table:table-cell office:value-type="string">
            <text:p>replib</text:p>
          </table:table-cell>
          <table:table-cell office:value-type="float" office:value="24865.521">
            <text:p>24865.521</text:p>
          </table:table-cell>
          <table:table-cell office:value-type="float" office:value="798496.355">
            <text:p>798496.355</text:p>
          </table:table-cell>
        </table:table-row>
        <table:table-row table:style-name="ro2">
          <table:table-cell table:number-columns-repeated="11"/>
          <table:table-cell office:value-type="float" office:value="22.56">
            <text:p>22.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7">
            <text:p>697</text:p>
          </table:table-cell>
          <table:table-cell office:value-type="float" office:value="973">
            <text:p>973</text:p>
          </table:table-cell>
          <table:table-cell office:value-type="float" office:value="81.66">
            <text:p>81.66</text:p>
          </table:table-cell>
          <table:table-cell office:value-type="string">
            <text:p>replib</text:p>
          </table:table-cell>
          <table:table-cell office:value-type="float" office:value="172954.533">
            <text:p>172954.533</text:p>
          </table:table-cell>
          <table:table-cell office:value-type="float" office:value="4994898.354">
            <text:p>4994898.354</text:p>
          </table:table-cell>
        </table:table-row>
        <table:table-row table:style-name="ro2">
          <table:table-cell table:number-columns-repeated="11"/>
          <table:table-cell office:value-type="float" office:value="22.641">
            <text:p>22.64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99">
            <text:p>999</text:p>
          </table:table-cell>
          <table:table-cell office:value-type="float" office:value="82.32">
            <text:p>82.32</text:p>
          </table:table-cell>
          <table:table-cell office:value-type="string">
            <text:p>replib</text:p>
          </table:table-cell>
          <table:table-cell office:value-type="float" office:value="20590.029">
            <text:p>20590.029</text:p>
          </table:table-cell>
          <table:table-cell office:value-type="float" office:value="675406.957">
            <text:p>675406.957</text:p>
          </table:table-cell>
        </table:table-row>
        <table:table-row table:style-name="ro2">
          <table:table-cell table:number-columns-repeated="11"/>
          <table:table-cell office:value-type="float" office:value="22.665">
            <text:p>22.66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73">
            <text:p>973</text:p>
          </table:table-cell>
          <table:table-cell office:value-type="float" office:value="76.63">
            <text:p>76.63</text:p>
          </table:table-cell>
          <table:table-cell office:value-type="string">
            <text:p>replib</text:p>
          </table:table-cell>
          <table:table-cell office:value-type="float" office:value="20600.21">
            <text:p>20600.21</text:p>
          </table:table-cell>
          <table:table-cell office:value-type="float" office:value="619700.118">
            <text:p>619700.118</text:p>
          </table:table-cell>
        </table:table-row>
        <table:table-row table:style-name="ro2">
          <table:table-cell table:number-columns-repeated="11"/>
          <table:table-cell office:value-type="float" office:value="22.764">
            <text:p>22.76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4">
            <text:p>984</text:p>
          </table:table-cell>
          <table:table-cell office:value-type="float" office:value="66.42">
            <text:p>66.42</text:p>
          </table:table-cell>
          <table:table-cell office:value-type="string">
            <text:p>replib</text:p>
          </table:table-cell>
          <table:table-cell office:value-type="float" office:value="15143.499">
            <text:p>15143.499</text:p>
          </table:table-cell>
          <table:table-cell office:value-type="float" office:value="520764.659">
            <text:p>520764.659</text:p>
          </table:table-cell>
        </table:table-row>
        <table:table-row table:style-name="ro2">
          <table:table-cell table:number-columns-repeated="11"/>
          <table:table-cell office:value-type="float" office:value="22.852">
            <text:p>22.85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42">
            <text:p>942</text:p>
          </table:table-cell>
          <table:table-cell office:value-type="float" office:value="79.93">
            <text:p>79.93</text:p>
          </table:table-cell>
          <table:table-cell office:value-type="string">
            <text:p>replib</text:p>
          </table:table-cell>
          <table:table-cell office:value-type="float" office:value="37344.553">
            <text:p>37344.553</text:p>
          </table:table-cell>
          <table:table-cell office:value-type="float" office:value="798177.512">
            <text:p>798177.512</text:p>
          </table:table-cell>
        </table:table-row>
        <table:table-row table:style-name="ro2">
          <table:table-cell table:number-columns-repeated="11"/>
          <table:table-cell office:value-type="float" office:value="22.906">
            <text:p>22.90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73">
            <text:p>973</text:p>
          </table:table-cell>
          <table:table-cell office:value-type="float" office:value="81.86">
            <text:p>81.86</text:p>
          </table:table-cell>
          <table:table-cell office:value-type="string">
            <text:p>replib</text:p>
          </table:table-cell>
          <table:table-cell office:value-type="float" office:value="4997.837">
            <text:p>4997.837</text:p>
          </table:table-cell>
          <table:table-cell office:value-type="float" office:value="503428.883">
            <text:p>503428.883</text:p>
          </table:table-cell>
        </table:table-row>
        <table:table-row table:style-name="ro2">
          <table:table-cell table:number-columns-repeated="11"/>
          <table:table-cell office:value-type="float" office:value="22.954">
            <text:p>22.95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962">
            <text:p>962</text:p>
          </table:table-cell>
          <table:table-cell office:value-type="float" office:value="80.64">
            <text:p>80.64</text:p>
          </table:table-cell>
          <table:table-cell office:value-type="string">
            <text:p>replib</text:p>
          </table:table-cell>
          <table:table-cell office:value-type="float" office:value="4863.555">
            <text:p>4863.555</text:p>
          </table:table-cell>
          <table:table-cell office:value-type="float" office:value="424692.67">
            <text:p>424692.67</text:p>
          </table:table-cell>
        </table:table-row>
        <table:table-row table:style-name="ro2">
          <table:table-cell table:number-columns-repeated="11"/>
          <table:table-cell office:value-type="float" office:value="23.015">
            <text:p>23.01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5">
            <text:p>985</text:p>
          </table:table-cell>
          <table:table-cell office:value-type="float" office:value="82.25">
            <text:p>82.25</text:p>
          </table:table-cell>
          <table:table-cell office:value-type="string">
            <text:p>replib</text:p>
          </table:table-cell>
          <table:table-cell office:value-type="float" office:value="47800.817">
            <text:p>47800.817</text:p>
          </table:table-cell>
          <table:table-cell office:value-type="float" office:value="588137.209">
            <text:p>588137.209</text:p>
          </table:table-cell>
        </table:table-row>
        <table:table-row table:style-name="ro2">
          <table:table-cell table:number-columns-repeated="11"/>
          <table:table-cell office:value-type="float" office:value="23.059">
            <text:p>23.05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99">
            <text:p>999</text:p>
          </table:table-cell>
          <table:table-cell office:value-type="float" office:value="82.62">
            <text:p>82.62</text:p>
          </table:table-cell>
          <table:table-cell office:value-type="string">
            <text:p>replib</text:p>
          </table:table-cell>
          <table:table-cell office:value-type="float" office:value="6091.665">
            <text:p>6091.665</text:p>
          </table:table-cell>
          <table:table-cell office:value-type="float" office:value="428677.166">
            <text:p>428677.166</text:p>
          </table:table-cell>
        </table:table-row>
        <table:table-row table:style-name="ro2">
          <table:table-cell table:number-columns-repeated="11"/>
          <table:table-cell office:value-type="float" office:value="23.117">
            <text:p>23.11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4">
            <text:p>744</text:p>
          </table:table-cell>
          <table:table-cell office:value-type="float" office:value="980">
            <text:p>980</text:p>
          </table:table-cell>
          <table:table-cell office:value-type="float" office:value="58.86">
            <text:p>58.86</text:p>
          </table:table-cell>
          <table:table-cell office:value-type="string">
            <text:p>replib</text:p>
          </table:table-cell>
          <table:table-cell office:value-type="float" office:value="2855.139">
            <text:p>2855.139</text:p>
          </table:table-cell>
          <table:table-cell office:value-type="float" office:value="235858.54">
            <text:p>235858.54</text:p>
          </table:table-cell>
        </table:table-row>
        <table:table-row table:style-name="ro2">
          <table:table-cell table:number-columns-repeated="11"/>
          <table:table-cell office:value-type="float" office:value="23.179">
            <text:p>23.1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4">
            <text:p>984</text:p>
          </table:table-cell>
          <table:table-cell office:value-type="float" office:value="67.5">
            <text:p>67.5</text:p>
          </table:table-cell>
          <table:table-cell office:value-type="string">
            <text:p>replib</text:p>
          </table:table-cell>
          <table:table-cell office:value-type="float" office:value="5104.2">
            <text:p>5104.2</text:p>
          </table:table-cell>
          <table:table-cell office:value-type="float" office:value="512254.93">
            <text:p>512254.93</text:p>
          </table:table-cell>
        </table:table-row>
        <table:table-row table:style-name="ro2">
          <table:table-cell table:number-columns-repeated="11"/>
          <table:table-cell office:value-type="float" office:value="23.209">
            <text:p>23.2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7">
            <text:p>757</text:p>
          </table:table-cell>
          <table:table-cell office:value-type="float" office:value="985">
            <text:p>985</text:p>
          </table:table-cell>
          <table:table-cell office:value-type="float" office:value="82.06">
            <text:p>82.06</text:p>
          </table:table-cell>
          <table:table-cell office:value-type="string">
            <text:p>replib</text:p>
          </table:table-cell>
          <table:table-cell office:value-type="float" office:value="6604.677">
            <text:p>6604.677</text:p>
          </table:table-cell>
          <table:table-cell office:value-type="float" office:value="300594.581">
            <text:p>300594.581</text:p>
          </table:table-cell>
        </table:table-row>
        <table:table-row table:style-name="ro2">
          <table:table-cell table:number-columns-repeated="11"/>
          <table:table-cell office:value-type="float" office:value="23.253">
            <text:p>23.25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78">
            <text:p>978</text:p>
          </table:table-cell>
          <table:table-cell office:value-type="float" office:value="81.93">
            <text:p>81.93</text:p>
          </table:table-cell>
          <table:table-cell office:value-type="string">
            <text:p>replib</text:p>
          </table:table-cell>
          <table:table-cell office:value-type="float" office:value="22624.619">
            <text:p>22624.619</text:p>
          </table:table-cell>
          <table:table-cell office:value-type="float" office:value="826501.239">
            <text:p>826501.239</text:p>
          </table:table-cell>
        </table:table-row>
        <table:table-row table:style-name="ro2">
          <table:table-cell table:number-columns-repeated="11"/>
          <table:table-cell office:value-type="float" office:value="23.277">
            <text:p>23.2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73">
            <text:p>973</text:p>
          </table:table-cell>
          <table:table-cell office:value-type="float" office:value="81.85">
            <text:p>81.85</text:p>
          </table:table-cell>
          <table:table-cell office:value-type="string">
            <text:p>replib</text:p>
          </table:table-cell>
          <table:table-cell office:value-type="float" office:value="6880.587">
            <text:p>6880.587</text:p>
          </table:table-cell>
          <table:table-cell office:value-type="float" office:value="504413.145">
            <text:p>504413.145</text:p>
          </table:table-cell>
        </table:table-row>
        <table:table-row table:style-name="ro2">
          <table:table-cell table:number-columns-repeated="11"/>
          <table:table-cell office:value-type="float" office:value="23.321">
            <text:p>23.3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84">
            <text:p>984</text:p>
          </table:table-cell>
          <table:table-cell office:value-type="float" office:value="68.26">
            <text:p>68.26</text:p>
          </table:table-cell>
          <table:table-cell office:value-type="string">
            <text:p>replib</text:p>
          </table:table-cell>
          <table:table-cell office:value-type="float" office:value="19704.612">
            <text:p>19704.612</text:p>
          </table:table-cell>
          <table:table-cell office:value-type="float" office:value="495071.866">
            <text:p>495071.866</text:p>
          </table:table-cell>
        </table:table-row>
        <table:table-row table:style-name="ro2">
          <table:table-cell table:number-columns-repeated="11"/>
          <table:table-cell office:value-type="float" office:value="23.362">
            <text:p>23.36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73">
            <text:p>973</text:p>
          </table:table-cell>
          <table:table-cell office:value-type="float" office:value="81.86">
            <text:p>81.86</text:p>
          </table:table-cell>
          <table:table-cell office:value-type="string">
            <text:p>replib</text:p>
          </table:table-cell>
          <table:table-cell office:value-type="float" office:value="17505.082">
            <text:p>17505.082</text:p>
          </table:table-cell>
          <table:table-cell office:value-type="float" office:value="545560.177">
            <text:p>545560.177</text:p>
          </table:table-cell>
        </table:table-row>
        <table:table-row table:style-name="ro2">
          <table:table-cell table:number-columns-repeated="11"/>
          <table:table-cell office:value-type="float" office:value="23.461">
            <text:p>23.461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66">
            <text:p>666</text:p>
          </table:table-cell>
          <table:table-cell office:value-type="float" office:value="765">
            <text:p>765</text:p>
          </table:table-cell>
          <table:table-cell office:value-type="float" office:value="48.25">
            <text:p>48.25</text:p>
          </table:table-cell>
          <table:table-cell office:value-type="string">
            <text:p>replib</text:p>
          </table:table-cell>
          <table:table-cell office:value-type="float" office:value="30778.016">
            <text:p>30778.016</text:p>
          </table:table-cell>
          <table:table-cell office:value-type="float" office:value="667702.641">
            <text:p>667702.641</text:p>
          </table:table-cell>
        </table:table-row>
        <table:table-row table:style-name="ro2">
          <table:table-cell table:number-columns-repeated="11"/>
          <table:table-cell office:value-type="float" office:value="23.529">
            <text:p>23.52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80">
            <text:p>980</text:p>
          </table:table-cell>
          <table:table-cell office:value-type="float" office:value="59.74">
            <text:p>59.74</text:p>
          </table:table-cell>
          <table:table-cell office:value-type="string">
            <text:p>replib</text:p>
          </table:table-cell>
          <table:table-cell office:value-type="float" office:value="16784.206">
            <text:p>16784.206</text:p>
          </table:table-cell>
          <table:table-cell office:value-type="float" office:value="690259.085">
            <text:p>690259.085</text:p>
          </table:table-cell>
        </table:table-row>
        <table:table-row table:style-name="ro2">
          <table:table-cell table:number-columns-repeated="11"/>
          <table:table-cell office:value-type="float" office:value="23.549">
            <text:p>23.54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9">
            <text:p>719</text:p>
          </table:table-cell>
          <table:table-cell office:value-type="float" office:value="961">
            <text:p>961</text:p>
          </table:table-cell>
          <table:table-cell office:value-type="float" office:value="81.45">
            <text:p>81.45</text:p>
          </table:table-cell>
          <table:table-cell office:value-type="string">
            <text:p>replib</text:p>
          </table:table-cell>
          <table:table-cell office:value-type="float" office:value="20622.329">
            <text:p>20622.329</text:p>
          </table:table-cell>
          <table:table-cell office:value-type="float" office:value="535044.094">
            <text:p>535044.094</text:p>
          </table:table-cell>
        </table:table-row>
        <table:table-row table:style-name="ro2">
          <table:table-cell table:number-columns-repeated="11"/>
          <table:table-cell office:value-type="float" office:value="23.604">
            <text:p>23.6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5">
            <text:p>985</text:p>
          </table:table-cell>
          <table:table-cell office:value-type="float" office:value="81.94">
            <text:p>81.94</text:p>
          </table:table-cell>
          <table:table-cell office:value-type="string">
            <text:p>replib</text:p>
          </table:table-cell>
          <table:table-cell office:value-type="float" office:value="10149.563">
            <text:p>10149.563</text:p>
          </table:table-cell>
          <table:table-cell office:value-type="float" office:value="480733.789">
            <text:p>480733.789</text:p>
          </table:table-cell>
        </table:table-row>
        <table:table-row table:style-name="ro2">
          <table:table-cell table:number-columns-repeated="11"/>
          <table:table-cell office:value-type="float" office:value="23.644">
            <text:p>23.64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9">
            <text:p>739</text:p>
          </table:table-cell>
          <table:table-cell office:value-type="float" office:value="985">
            <text:p>985</text:p>
          </table:table-cell>
          <table:table-cell office:value-type="float" office:value="81.75">
            <text:p>81.75</text:p>
          </table:table-cell>
          <table:table-cell office:value-type="string">
            <text:p>replib</text:p>
          </table:table-cell>
          <table:table-cell office:value-type="float" office:value="8693.607">
            <text:p>8693.607</text:p>
          </table:table-cell>
          <table:table-cell office:value-type="float" office:value="427555.268">
            <text:p>427555.268</text:p>
          </table:table-cell>
        </table:table-row>
        <table:table-row table:style-name="ro2">
          <table:table-cell table:number-columns-repeated="11"/>
          <table:table-cell office:value-type="float" office:value="23.733">
            <text:p>23.733</text:p>
          </table:table-cell>
          <table:table-cell office:value-type="string">
            <text:p>9-Octadecenamide, (Z)-</text:p>
          </table:table-cell>
          <table:table-cell office:value-type="string">
            <text:p>n.a.</text:p>
          </table:table-cell>
          <table:table-cell office:value-type="float" office:value="694">
            <text:p>694</text:p>
          </table:table-cell>
          <table:table-cell office:value-type="float" office:value="702">
            <text:p>702</text:p>
          </table:table-cell>
          <table:table-cell office:value-type="float" office:value="70.53">
            <text:p>70.53</text:p>
          </table:table-cell>
          <table:table-cell office:value-type="string">
            <text:p>replib</text:p>
          </table:table-cell>
          <table:table-cell office:value-type="float" office:value="38000.078">
            <text:p>38000.078</text:p>
          </table:table-cell>
          <table:table-cell office:value-type="float" office:value="693817.322">
            <text:p>693817.322</text:p>
          </table:table-cell>
        </table:table-row>
        <table:table-row table:style-name="ro2">
          <table:table-cell table:number-columns-repeated="11"/>
          <table:table-cell office:value-type="float" office:value="23.808">
            <text:p>23.80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3">
            <text:p>693</text:p>
          </table:table-cell>
          <table:table-cell office:value-type="float" office:value="973">
            <text:p>973</text:p>
          </table:table-cell>
          <table:table-cell office:value-type="float" office:value="81.08">
            <text:p>81.08</text:p>
          </table:table-cell>
          <table:table-cell office:value-type="string">
            <text:p>replib</text:p>
          </table:table-cell>
          <table:table-cell office:value-type="float" office:value="12214.162">
            <text:p>12214.162</text:p>
          </table:table-cell>
          <table:table-cell office:value-type="float" office:value="531931.772">
            <text:p>531931.772</text:p>
          </table:table-cell>
        </table:table-row>
        <table:table-row table:style-name="ro2">
          <table:table-cell table:number-columns-repeated="11"/>
          <table:table-cell office:value-type="float" office:value="23.855">
            <text:p>23.8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64">
            <text:p>664</text:p>
          </table:table-cell>
          <table:table-cell office:value-type="float" office:value="961">
            <text:p>961</text:p>
          </table:table-cell>
          <table:table-cell office:value-type="float" office:value="50.85">
            <text:p>50.85</text:p>
          </table:table-cell>
          <table:table-cell office:value-type="string">
            <text:p>replib</text:p>
          </table:table-cell>
          <table:table-cell office:value-type="float" office:value="14515.468">
            <text:p>14515.468</text:p>
          </table:table-cell>
          <table:table-cell office:value-type="float" office:value="482537.449">
            <text:p>482537.449</text:p>
          </table:table-cell>
        </table:table-row>
        <table:table-row table:style-name="ro2">
          <table:table-cell table:number-columns-repeated="11"/>
          <table:table-cell office:value-type="float" office:value="23.985">
            <text:p>23.98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34">
            <text:p>934</text:p>
          </table:table-cell>
          <table:table-cell office:value-type="float" office:value="77.93">
            <text:p>77.93</text:p>
          </table:table-cell>
          <table:table-cell office:value-type="string">
            <text:p>replib</text:p>
          </table:table-cell>
          <table:table-cell office:value-type="float" office:value="25844.84">
            <text:p>25844.84</text:p>
          </table:table-cell>
          <table:table-cell office:value-type="float" office:value="507076.519">
            <text:p>507076.519</text:p>
          </table:table-cell>
        </table:table-row>
        <table:table-row table:style-name="ro2">
          <table:table-cell table:number-columns-repeated="11"/>
          <table:table-cell office:value-type="float" office:value="24.042">
            <text:p>24.04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99">
            <text:p>999</text:p>
          </table:table-cell>
          <table:table-cell office:value-type="float" office:value="82.53">
            <text:p>82.53</text:p>
          </table:table-cell>
          <table:table-cell office:value-type="string">
            <text:p>replib</text:p>
          </table:table-cell>
          <table:table-cell office:value-type="float" office:value="3755.138">
            <text:p>3755.138</text:p>
          </table:table-cell>
          <table:table-cell office:value-type="float" office:value="293128.334">
            <text:p>293128.334</text:p>
          </table:table-cell>
        </table:table-row>
        <table:table-row table:style-name="ro2">
          <table:table-cell table:number-columns-repeated="11"/>
          <table:table-cell office:value-type="float" office:value="24.09">
            <text:p>24.0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84">
            <text:p>984</text:p>
          </table:table-cell>
          <table:table-cell office:value-type="float" office:value="67.52">
            <text:p>67.52</text:p>
          </table:table-cell>
          <table:table-cell office:value-type="string">
            <text:p>replib</text:p>
          </table:table-cell>
          <table:table-cell office:value-type="float" office:value="58154.199">
            <text:p>58154.199</text:p>
          </table:table-cell>
          <table:table-cell office:value-type="float" office:value="1012485.302">
            <text:p>1012485.302</text:p>
          </table:table-cell>
        </table:table-row>
        <table:table-row table:style-name="ro2">
          <table:table-cell table:number-columns-repeated="11"/>
          <table:table-cell office:value-type="float" office:value="24.148">
            <text:p>24.1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95">
            <text:p>695</text:p>
          </table:table-cell>
          <table:table-cell office:value-type="float" office:value="942">
            <text:p>942</text:p>
          </table:table-cell>
          <table:table-cell office:value-type="float" office:value="79.11">
            <text:p>79.11</text:p>
          </table:table-cell>
          <table:table-cell office:value-type="string">
            <text:p>replib</text:p>
          </table:table-cell>
          <table:table-cell office:value-type="float" office:value="122279.776">
            <text:p>122279.776</text:p>
          </table:table-cell>
          <table:table-cell office:value-type="float" office:value="2670505.097">
            <text:p>2670505.097</text:p>
          </table:table-cell>
        </table:table-row>
        <table:table-row table:style-name="ro2">
          <table:table-cell table:number-columns-repeated="11"/>
          <table:table-cell office:value-type="float" office:value="24.175">
            <text:p>24.1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02">
            <text:p>702</text:p>
          </table:table-cell>
          <table:table-cell office:value-type="float" office:value="985">
            <text:p>985</text:p>
          </table:table-cell>
          <table:table-cell office:value-type="float" office:value="59.42">
            <text:p>59.42</text:p>
          </table:table-cell>
          <table:table-cell office:value-type="string">
            <text:p>replib</text:p>
          </table:table-cell>
          <table:table-cell office:value-type="float" office:value="10467.372">
            <text:p>10467.372</text:p>
          </table:table-cell>
          <table:table-cell office:value-type="float" office:value="627959.275">
            <text:p>627959.275</text:p>
          </table:table-cell>
        </table:table-row>
        <table:table-row table:style-name="ro2">
          <table:table-cell table:number-columns-repeated="11"/>
          <table:table-cell office:value-type="float" office:value="24.274">
            <text:p>24.2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5">
            <text:p>685</text:p>
          </table:table-cell>
          <table:table-cell office:value-type="float" office:value="962">
            <text:p>962</text:p>
          </table:table-cell>
          <table:table-cell office:value-type="float" office:value="81.1">
            <text:p>81.1</text:p>
          </table:table-cell>
          <table:table-cell office:value-type="string">
            <text:p>replib</text:p>
          </table:table-cell>
          <table:table-cell office:value-type="float" office:value="10492.214">
            <text:p>10492.214</text:p>
          </table:table-cell>
          <table:table-cell office:value-type="float" office:value="412522.688">
            <text:p>412522.688</text:p>
          </table:table-cell>
        </table:table-row>
        <table:table-row table:style-name="ro2">
          <table:table-cell table:number-columns-repeated="11"/>
          <table:table-cell office:value-type="float" office:value="24.359">
            <text:p>24.35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30">
            <text:p>730</text:p>
          </table:table-cell>
          <table:table-cell office:value-type="float" office:value="978">
            <text:p>978</text:p>
          </table:table-cell>
          <table:table-cell office:value-type="float" office:value="79.16">
            <text:p>79.16</text:p>
          </table:table-cell>
          <table:table-cell office:value-type="string">
            <text:p>replib</text:p>
          </table:table-cell>
          <table:table-cell office:value-type="float" office:value="7144.291">
            <text:p>7144.291</text:p>
          </table:table-cell>
          <table:table-cell office:value-type="float" office:value="629518.049">
            <text:p>629518.049</text:p>
          </table:table-cell>
        </table:table-row>
        <table:table-row table:style-name="ro2">
          <table:table-cell table:number-columns-repeated="11"/>
          <table:table-cell office:value-type="float" office:value="24.413">
            <text:p>24.41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16">
            <text:p>716</text:p>
          </table:table-cell>
          <table:table-cell office:value-type="float" office:value="980">
            <text:p>980</text:p>
          </table:table-cell>
          <table:table-cell office:value-type="float" office:value="59.42">
            <text:p>59.42</text:p>
          </table:table-cell>
          <table:table-cell office:value-type="string">
            <text:p>replib</text:p>
          </table:table-cell>
          <table:table-cell office:value-type="float" office:value="5024.379">
            <text:p>5024.379</text:p>
          </table:table-cell>
          <table:table-cell office:value-type="float" office:value="354309.621">
            <text:p>354309.621</text:p>
          </table:table-cell>
        </table:table-row>
        <table:table-row table:style-name="ro2">
          <table:table-cell table:number-columns-repeated="11"/>
          <table:table-cell office:value-type="float" office:value="24.457">
            <text:p>24.4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4">
            <text:p>714</text:p>
          </table:table-cell>
          <table:table-cell office:value-type="float" office:value="961">
            <text:p>961</text:p>
          </table:table-cell>
          <table:table-cell office:value-type="float" office:value="81.48">
            <text:p>81.48</text:p>
          </table:table-cell>
          <table:table-cell office:value-type="string">
            <text:p>replib</text:p>
          </table:table-cell>
          <table:table-cell office:value-type="float" office:value="15344.22">
            <text:p>15344.22</text:p>
          </table:table-cell>
          <table:table-cell office:value-type="float" office:value="542306.938">
            <text:p>542306.938</text:p>
          </table:table-cell>
        </table:table-row>
        <table:table-row table:style-name="ro2">
          <table:table-cell table:number-columns-repeated="11"/>
          <table:table-cell office:value-type="float" office:value="24.566">
            <text:p>24.56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999">
            <text:p>999</text:p>
          </table:table-cell>
          <table:table-cell office:value-type="float" office:value="82.6">
            <text:p>82.6</text:p>
          </table:table-cell>
          <table:table-cell office:value-type="string">
            <text:p>replib</text:p>
          </table:table-cell>
          <table:table-cell office:value-type="float" office:value="13212.603">
            <text:p>13212.603</text:p>
          </table:table-cell>
          <table:table-cell office:value-type="float" office:value="615925.455">
            <text:p>615925.455</text:p>
          </table:table-cell>
        </table:table-row>
        <table:table-row table:style-name="ro2">
          <table:table-cell table:number-columns-repeated="11"/>
          <table:table-cell office:value-type="float" office:value="24.638">
            <text:p>24.6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85">
            <text:p>985</text:p>
          </table:table-cell>
          <table:table-cell office:value-type="float" office:value="80.53">
            <text:p>80.53</text:p>
          </table:table-cell>
          <table:table-cell office:value-type="string">
            <text:p>replib</text:p>
          </table:table-cell>
          <table:table-cell office:value-type="float" office:value="30147.397">
            <text:p>30147.397</text:p>
          </table:table-cell>
          <table:table-cell office:value-type="float" office:value="808608.8">
            <text:p>808608.8</text:p>
          </table:table-cell>
        </table:table-row>
        <table:table-row table:style-name="ro2">
          <table:table-cell table:number-columns-repeated="11"/>
          <table:table-cell office:value-type="float" office:value="24.692">
            <text:p>24.6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2">
            <text:p>722</text:p>
          </table:table-cell>
          <table:table-cell office:value-type="float" office:value="984">
            <text:p>984</text:p>
          </table:table-cell>
          <table:table-cell office:value-type="float" office:value="67.59">
            <text:p>67.59</text:p>
          </table:table-cell>
          <table:table-cell office:value-type="string">
            <text:p>replib</text:p>
          </table:table-cell>
          <table:table-cell office:value-type="float" office:value="4778.333">
            <text:p>4778.333</text:p>
          </table:table-cell>
          <table:table-cell office:value-type="float" office:value="447600.544">
            <text:p>447600.544</text:p>
          </table:table-cell>
        </table:table-row>
        <table:table-row table:style-name="ro2">
          <table:table-cell table:number-columns-repeated="11"/>
          <table:table-cell office:value-type="float" office:value="24.736">
            <text:p>24.7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6">
            <text:p>726</text:p>
          </table:table-cell>
          <table:table-cell office:value-type="float" office:value="985">
            <text:p>985</text:p>
          </table:table-cell>
          <table:table-cell office:value-type="float" office:value="75.35">
            <text:p>75.35</text:p>
          </table:table-cell>
          <table:table-cell office:value-type="string">
            <text:p>replib</text:p>
          </table:table-cell>
          <table:table-cell office:value-type="float" office:value="11208.205">
            <text:p>11208.205</text:p>
          </table:table-cell>
          <table:table-cell office:value-type="float" office:value="561677.91">
            <text:p>561677.91</text:p>
          </table:table-cell>
        </table:table-row>
        <table:table-row table:style-name="ro2">
          <table:table-cell table:number-columns-repeated="11"/>
          <table:table-cell office:value-type="float" office:value="24.835">
            <text:p>24.83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3">
            <text:p>713</text:p>
          </table:table-cell>
          <table:table-cell office:value-type="float" office:value="951">
            <text:p>951</text:p>
          </table:table-cell>
          <table:table-cell office:value-type="float" office:value="78.14">
            <text:p>78.14</text:p>
          </table:table-cell>
          <table:table-cell office:value-type="string">
            <text:p>replib</text:p>
          </table:table-cell>
          <table:table-cell office:value-type="float" office:value="15534.034">
            <text:p>15534.034</text:p>
          </table:table-cell>
          <table:table-cell office:value-type="float" office:value="451153.918">
            <text:p>451153.918</text:p>
          </table:table-cell>
        </table:table-row>
        <table:table-row table:style-name="ro2">
          <table:table-cell table:number-columns-repeated="11"/>
          <table:table-cell office:value-type="float" office:value="24.9">
            <text:p>24.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99">
            <text:p>999</text:p>
          </table:table-cell>
          <table:table-cell office:value-type="float" office:value="79.04">
            <text:p>79.04</text:p>
          </table:table-cell>
          <table:table-cell office:value-type="string">
            <text:p>replib</text:p>
          </table:table-cell>
          <table:table-cell office:value-type="float" office:value="16106.825">
            <text:p>16106.825</text:p>
          </table:table-cell>
          <table:table-cell office:value-type="float" office:value="489976.923">
            <text:p>489976.923</text:p>
          </table:table-cell>
        </table:table-row>
        <table:table-row table:style-name="ro2">
          <table:table-cell table:number-columns-repeated="11"/>
          <table:table-cell office:value-type="float" office:value="24.934">
            <text:p>24.93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5344.351">
            <text:p>5344.351</text:p>
          </table:table-cell>
          <table:table-cell office:value-type="float" office:value="476619.054">
            <text:p>476619.054</text:p>
          </table:table-cell>
        </table:table-row>
        <table:table-row table:style-name="ro2">
          <table:table-cell table:number-columns-repeated="11"/>
          <table:table-cell office:value-type="float" office:value="24.991">
            <text:p>24.9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85">
            <text:p>985</text:p>
          </table:table-cell>
          <table:table-cell office:value-type="float" office:value="81.67">
            <text:p>81.67</text:p>
          </table:table-cell>
          <table:table-cell office:value-type="string">
            <text:p>replib</text:p>
          </table:table-cell>
          <table:table-cell office:value-type="float" office:value="50286.095">
            <text:p>50286.095</text:p>
          </table:table-cell>
          <table:table-cell office:value-type="float" office:value="722843.949">
            <text:p>722843.949</text:p>
          </table:table-cell>
        </table:table-row>
        <table:table-row table:style-name="ro2">
          <table:table-cell table:number-columns-repeated="11"/>
          <table:table-cell office:value-type="float" office:value="25.036">
            <text:p>25.03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80">
            <text:p>980</text:p>
          </table:table-cell>
          <table:table-cell office:value-type="float" office:value="59.84">
            <text:p>59.84</text:p>
          </table:table-cell>
          <table:table-cell office:value-type="string">
            <text:p>replib</text:p>
          </table:table-cell>
          <table:table-cell office:value-type="float" office:value="6286.353">
            <text:p>6286.353</text:p>
          </table:table-cell>
          <table:table-cell office:value-type="float" office:value="629416.255">
            <text:p>629416.255</text:p>
          </table:table-cell>
        </table:table-row>
        <table:table-row table:style-name="ro2">
          <table:table-cell table:number-columns-repeated="11"/>
          <table:table-cell office:value-type="float" office:value="25.121">
            <text:p>25.12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77">
            <text:p>677</text:p>
          </table:table-cell>
          <table:table-cell office:value-type="float" office:value="926">
            <text:p>926</text:p>
          </table:table-cell>
          <table:table-cell office:value-type="float" office:value="73.01">
            <text:p>73.01</text:p>
          </table:table-cell>
          <table:table-cell office:value-type="string">
            <text:p>replib</text:p>
          </table:table-cell>
          <table:table-cell office:value-type="float" office:value="36157.565">
            <text:p>36157.565</text:p>
          </table:table-cell>
          <table:table-cell office:value-type="float" office:value="512017.192">
            <text:p>512017.192</text:p>
          </table:table-cell>
        </table:table-row>
        <table:table-row table:style-name="ro2">
          <table:table-cell table:number-columns-repeated="11"/>
          <table:table-cell office:value-type="float" office:value="25.223">
            <text:p>25.2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12">
            <text:p>712</text:p>
          </table:table-cell>
          <table:table-cell office:value-type="float" office:value="961">
            <text:p>961</text:p>
          </table:table-cell>
          <table:table-cell office:value-type="float" office:value="81.22">
            <text:p>81.22</text:p>
          </table:table-cell>
          <table:table-cell office:value-type="string">
            <text:p>replib</text:p>
          </table:table-cell>
          <table:table-cell office:value-type="float" office:value="16637.934">
            <text:p>16637.934</text:p>
          </table:table-cell>
          <table:table-cell office:value-type="float" office:value="410005.416">
            <text:p>410005.416</text:p>
          </table:table-cell>
        </table:table-row>
        <table:table-row table:style-name="ro2">
          <table:table-cell table:number-columns-repeated="11"/>
          <table:table-cell office:value-type="float" office:value="25.233">
            <text:p>25.23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3">
            <text:p>753</text:p>
          </table:table-cell>
          <table:table-cell office:value-type="float" office:value="999">
            <text:p>999</text:p>
          </table:table-cell>
          <table:table-cell office:value-type="float" office:value="82.03">
            <text:p>82.03</text:p>
          </table:table-cell>
          <table:table-cell office:value-type="string">
            <text:p>replib</text:p>
          </table:table-cell>
          <table:table-cell office:value-type="float" office:value="12296.652">
            <text:p>12296.652</text:p>
          </table:table-cell>
          <table:table-cell office:value-type="float" office:value="619708.596">
            <text:p>619708.596</text:p>
          </table:table-cell>
        </table:table-row>
        <table:table-row table:style-name="ro2">
          <table:table-cell table:number-columns-repeated="11"/>
          <table:table-cell office:value-type="float" office:value="25.25">
            <text:p>25.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73">
            <text:p>973</text:p>
          </table:table-cell>
          <table:table-cell office:value-type="float" office:value="81.58">
            <text:p>81.58</text:p>
          </table:table-cell>
          <table:table-cell office:value-type="string">
            <text:p>replib</text:p>
          </table:table-cell>
          <table:table-cell office:value-type="float" office:value="18042.246">
            <text:p>18042.246</text:p>
          </table:table-cell>
          <table:table-cell office:value-type="float" office:value="398835.827">
            <text:p>398835.827</text:p>
          </table:table-cell>
        </table:table-row>
        <table:table-row table:style-name="ro2">
          <table:table-cell table:number-columns-repeated="11"/>
          <table:table-cell office:value-type="float" office:value="25.328">
            <text:p>25.328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718">
            <text:p>718</text:p>
          </table:table-cell>
          <table:table-cell office:value-type="float" office:value="808">
            <text:p>808</text:p>
          </table:table-cell>
          <table:table-cell office:value-type="float" office:value="90.2">
            <text:p>90.2</text:p>
          </table:table-cell>
          <table:table-cell office:value-type="string">
            <text:p>replib</text:p>
          </table:table-cell>
          <table:table-cell office:value-type="float" office:value="27752.775">
            <text:p>27752.775</text:p>
          </table:table-cell>
          <table:table-cell office:value-type="float" office:value="771103.264">
            <text:p>771103.264</text:p>
          </table:table-cell>
        </table:table-row>
        <table:table-row table:style-name="ro2">
          <table:table-cell table:number-columns-repeated="11"/>
          <table:table-cell office:value-type="float" office:value="25.382">
            <text:p>25.38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689">
            <text:p>689</text:p>
          </table:table-cell>
          <table:table-cell office:value-type="float" office:value="961">
            <text:p>961</text:p>
          </table:table-cell>
          <table:table-cell office:value-type="float" office:value="80.6">
            <text:p>80.6</text:p>
          </table:table-cell>
          <table:table-cell office:value-type="string">
            <text:p>replib</text:p>
          </table:table-cell>
          <table:table-cell office:value-type="float" office:value="18289.887">
            <text:p>18289.887</text:p>
          </table:table-cell>
          <table:table-cell office:value-type="float" office:value="546365.111">
            <text:p>546365.111</text:p>
          </table:table-cell>
        </table:table-row>
        <table:table-row table:style-name="ro2">
          <table:table-cell table:number-columns-repeated="11"/>
          <table:table-cell office:value-type="float" office:value="25.457">
            <text:p>25.45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4">
            <text:p>754</text:p>
          </table:table-cell>
          <table:table-cell office:value-type="float" office:value="999">
            <text:p>999</text:p>
          </table:table-cell>
          <table:table-cell office:value-type="float" office:value="82.4">
            <text:p>82.4</text:p>
          </table:table-cell>
          <table:table-cell office:value-type="string">
            <text:p>replib</text:p>
          </table:table-cell>
          <table:table-cell office:value-type="float" office:value="17912.315">
            <text:p>17912.315</text:p>
          </table:table-cell>
          <table:table-cell office:value-type="float" office:value="684389.231">
            <text:p>684389.231</text:p>
          </table:table-cell>
        </table:table-row>
        <table:table-row table:style-name="ro2">
          <table:table-cell table:number-columns-repeated="11"/>
          <table:table-cell office:value-type="float" office:value="25.529">
            <text:p>25.52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1">
            <text:p>741</text:p>
          </table:table-cell>
          <table:table-cell office:value-type="float" office:value="984">
            <text:p>984</text:p>
          </table:table-cell>
          <table:table-cell office:value-type="float" office:value="67.82">
            <text:p>67.82</text:p>
          </table:table-cell>
          <table:table-cell office:value-type="string">
            <text:p>replib</text:p>
          </table:table-cell>
          <table:table-cell office:value-type="float" office:value="17496.015">
            <text:p>17496.015</text:p>
          </table:table-cell>
          <table:table-cell office:value-type="float" office:value="559882.275">
            <text:p>559882.275</text:p>
          </table:table-cell>
        </table:table-row>
        <table:table-row table:style-name="ro2">
          <table:table-cell table:number-columns-repeated="11"/>
          <table:table-cell office:value-type="float" office:value="25.546">
            <text:p>25.54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7">
            <text:p>747</text:p>
          </table:table-cell>
          <table:table-cell office:value-type="float" office:value="961">
            <text:p>961</text:p>
          </table:table-cell>
          <table:table-cell office:value-type="float" office:value="81.45">
            <text:p>81.45</text:p>
          </table:table-cell>
          <table:table-cell office:value-type="string">
            <text:p>replib</text:p>
          </table:table-cell>
          <table:table-cell office:value-type="float" office:value="10313.218">
            <text:p>10313.218</text:p>
          </table:table-cell>
          <table:table-cell office:value-type="float" office:value="632668.074">
            <text:p>632668.074</text:p>
          </table:table-cell>
        </table:table-row>
        <table:table-row table:style-name="ro2">
          <table:table-cell table:number-columns-repeated="11"/>
          <table:table-cell office:value-type="float" office:value="25.559">
            <text:p>25.55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4">
            <text:p>984</text:p>
          </table:table-cell>
          <table:table-cell office:value-type="float" office:value="67.53">
            <text:p>67.53</text:p>
          </table:table-cell>
          <table:table-cell office:value-type="string">
            <text:p>replib</text:p>
          </table:table-cell>
          <table:table-cell office:value-type="float" office:value="11982.893">
            <text:p>11982.893</text:p>
          </table:table-cell>
          <table:table-cell office:value-type="float" office:value="607139.464">
            <text:p>607139.464</text:p>
          </table:table-cell>
        </table:table-row>
        <table:table-row table:style-name="ro2">
          <table:table-cell table:number-columns-repeated="11"/>
          <table:table-cell office:value-type="float" office:value="25.58">
            <text:p>25.5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06">
            <text:p>706</text:p>
          </table:table-cell>
          <table:table-cell office:value-type="float" office:value="955">
            <text:p>955</text:p>
          </table:table-cell>
          <table:table-cell office:value-type="float" office:value="80.79">
            <text:p>80.79</text:p>
          </table:table-cell>
          <table:table-cell office:value-type="string">
            <text:p>replib</text:p>
          </table:table-cell>
          <table:table-cell office:value-type="float" office:value="7148.671">
            <text:p>7148.671</text:p>
          </table:table-cell>
          <table:table-cell office:value-type="float" office:value="408619.393">
            <text:p>408619.393</text:p>
          </table:table-cell>
        </table:table-row>
        <table:table-row table:style-name="ro2">
          <table:table-cell table:number-columns-repeated="11"/>
          <table:table-cell office:value-type="float" office:value="25.6">
            <text:p>25.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63">
            <text:p>82.63</text:p>
          </table:table-cell>
          <table:table-cell office:value-type="string">
            <text:p>replib</text:p>
          </table:table-cell>
          <table:table-cell office:value-type="float" office:value="10140.518">
            <text:p>10140.518</text:p>
          </table:table-cell>
          <table:table-cell office:value-type="float" office:value="585721.195">
            <text:p>585721.195</text:p>
          </table:table-cell>
        </table:table-row>
        <table:table-row table:style-name="ro2">
          <table:table-cell table:number-columns-repeated="11"/>
          <table:table-cell office:value-type="float" office:value="25.624">
            <text:p>25.62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82.51">
            <text:p>82.51</text:p>
          </table:table-cell>
          <table:table-cell office:value-type="string">
            <text:p>replib</text:p>
          </table:table-cell>
          <table:table-cell office:value-type="float" office:value="9980.166">
            <text:p>9980.166</text:p>
          </table:table-cell>
          <table:table-cell office:value-type="float" office:value="569884.127">
            <text:p>569884.127</text:p>
          </table:table-cell>
        </table:table-row>
        <table:table-row table:style-name="ro2">
          <table:table-cell table:number-columns-repeated="11"/>
          <table:table-cell office:value-type="float" office:value="25.655">
            <text:p>25.65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8">
            <text:p>748</text:p>
          </table:table-cell>
          <table:table-cell office:value-type="float" office:value="985">
            <text:p>985</text:p>
          </table:table-cell>
          <table:table-cell office:value-type="float" office:value="81.87">
            <text:p>81.87</text:p>
          </table:table-cell>
          <table:table-cell office:value-type="string">
            <text:p>replib</text:p>
          </table:table-cell>
          <table:table-cell office:value-type="float" office:value="18402.122">
            <text:p>18402.122</text:p>
          </table:table-cell>
          <table:table-cell office:value-type="float" office:value="617162.415">
            <text:p>617162.415</text:p>
          </table:table-cell>
        </table:table-row>
        <table:table-row table:style-name="ro2">
          <table:table-cell table:number-columns-repeated="11"/>
          <table:table-cell office:value-type="float" office:value="25.702">
            <text:p>25.70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9">
            <text:p>759</text:p>
          </table:table-cell>
          <table:table-cell office:value-type="float" office:value="999">
            <text:p>999</text:p>
          </table:table-cell>
          <table:table-cell office:value-type="float" office:value="82.21">
            <text:p>82.21</text:p>
          </table:table-cell>
          <table:table-cell office:value-type="string">
            <text:p>replib</text:p>
          </table:table-cell>
          <table:table-cell office:value-type="float" office:value="72548.207">
            <text:p>72548.207</text:p>
          </table:table-cell>
          <table:table-cell office:value-type="float" office:value="1436525.321">
            <text:p>1436525.321</text:p>
          </table:table-cell>
        </table:table-row>
        <table:table-row table:style-name="ro2">
          <table:table-cell table:number-columns-repeated="11"/>
          <table:table-cell office:value-type="float" office:value="25.753">
            <text:p>25.75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99">
            <text:p>999</text:p>
          </table:table-cell>
          <table:table-cell office:value-type="float" office:value="82.28">
            <text:p>82.28</text:p>
          </table:table-cell>
          <table:table-cell office:value-type="string">
            <text:p>replib</text:p>
          </table:table-cell>
          <table:table-cell office:value-type="float" office:value="8000.761">
            <text:p>8000.761</text:p>
          </table:table-cell>
          <table:table-cell office:value-type="float" office:value="643002.64">
            <text:p>643002.64</text:p>
          </table:table-cell>
        </table:table-row>
        <table:table-row table:style-name="ro2">
          <table:table-cell table:number-columns-repeated="11"/>
          <table:table-cell office:value-type="float" office:value="25.818">
            <text:p>25.81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7">
            <text:p>727</text:p>
          </table:table-cell>
          <table:table-cell office:value-type="float" office:value="961">
            <text:p>961</text:p>
          </table:table-cell>
          <table:table-cell office:value-type="float" office:value="81.27">
            <text:p>81.27</text:p>
          </table:table-cell>
          <table:table-cell office:value-type="string">
            <text:p>replib</text:p>
          </table:table-cell>
          <table:table-cell office:value-type="float" office:value="9653.894">
            <text:p>9653.894</text:p>
          </table:table-cell>
          <table:table-cell office:value-type="float" office:value="380741.089">
            <text:p>380741.089</text:p>
          </table:table-cell>
        </table:table-row>
        <table:table-row table:style-name="ro2">
          <table:table-cell table:number-columns-repeated="11"/>
          <table:table-cell office:value-type="float" office:value="25.899">
            <text:p>25.89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9">
            <text:p>779</text:p>
          </table:table-cell>
          <table:table-cell office:value-type="float" office:value="999">
            <text:p>999</text:p>
          </table:table-cell>
          <table:table-cell office:value-type="float" office:value="82.76">
            <text:p>82.76</text:p>
          </table:table-cell>
          <table:table-cell office:value-type="string">
            <text:p>replib</text:p>
          </table:table-cell>
          <table:table-cell office:value-type="float" office:value="11018.123">
            <text:p>11018.123</text:p>
          </table:table-cell>
          <table:table-cell office:value-type="float" office:value="515642.557">
            <text:p>515642.557</text:p>
          </table:table-cell>
        </table:table-row>
        <table:table-row table:style-name="ro2">
          <table:table-cell table:number-columns-repeated="11"/>
          <table:table-cell office:value-type="float" office:value="25.923">
            <text:p>25.92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6">
            <text:p>766</text:p>
          </table:table-cell>
          <table:table-cell office:value-type="float" office:value="999">
            <text:p>999</text:p>
          </table:table-cell>
          <table:table-cell office:value-type="float" office:value="82.5">
            <text:p>82.5</text:p>
          </table:table-cell>
          <table:table-cell office:value-type="string">
            <text:p>replib</text:p>
          </table:table-cell>
          <table:table-cell office:value-type="float" office:value="17407.072">
            <text:p>17407.072</text:p>
          </table:table-cell>
          <table:table-cell office:value-type="float" office:value="642054.046">
            <text:p>642054.046</text:p>
          </table:table-cell>
        </table:table-row>
        <table:table-row table:style-name="ro2">
          <table:table-cell table:number-columns-repeated="11"/>
          <table:table-cell office:value-type="float" office:value="26.025">
            <text:p>26.02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1">
            <text:p>721</text:p>
          </table:table-cell>
          <table:table-cell office:value-type="float" office:value="951">
            <text:p>951</text:p>
          </table:table-cell>
          <table:table-cell office:value-type="float" office:value="80.9">
            <text:p>80.9</text:p>
          </table:table-cell>
          <table:table-cell office:value-type="string">
            <text:p>replib</text:p>
          </table:table-cell>
          <table:table-cell office:value-type="float" office:value="106831.952">
            <text:p>106831.952</text:p>
          </table:table-cell>
          <table:table-cell office:value-type="float" office:value="2131997.119">
            <text:p>2131997.119</text:p>
          </table:table-cell>
        </table:table-row>
        <table:table-row table:style-name="ro2">
          <table:table-cell table:number-columns-repeated="11"/>
          <table:table-cell office:value-type="float" office:value="26.1">
            <text:p>26.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78">
            <text:p>978</text:p>
          </table:table-cell>
          <table:table-cell office:value-type="float" office:value="82.17">
            <text:p>82.17</text:p>
          </table:table-cell>
          <table:table-cell office:value-type="string">
            <text:p>replib</text:p>
          </table:table-cell>
          <table:table-cell office:value-type="float" office:value="19671.321">
            <text:p>19671.321</text:p>
          </table:table-cell>
          <table:table-cell office:value-type="float" office:value="524485.964">
            <text:p>524485.964</text:p>
          </table:table-cell>
        </table:table-row>
        <table:table-row table:style-name="ro2">
          <table:table-cell table:number-columns-repeated="11"/>
          <table:table-cell office:value-type="float" office:value="26.236">
            <text:p>26.23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84">
            <text:p>984</text:p>
          </table:table-cell>
          <table:table-cell office:value-type="float" office:value="66.84">
            <text:p>66.84</text:p>
          </table:table-cell>
          <table:table-cell office:value-type="string">
            <text:p>replib</text:p>
          </table:table-cell>
          <table:table-cell office:value-type="float" office:value="39494.895">
            <text:p>39494.895</text:p>
          </table:table-cell>
          <table:table-cell office:value-type="float" office:value="721195.769">
            <text:p>721195.769</text:p>
          </table:table-cell>
        </table:table-row>
        <table:table-row table:style-name="ro2">
          <table:table-cell table:number-columns-repeated="11"/>
          <table:table-cell office:value-type="float" office:value="26.291">
            <text:p>26.2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3">
            <text:p>743</text:p>
          </table:table-cell>
          <table:table-cell office:value-type="float" office:value="973">
            <text:p>973</text:p>
          </table:table-cell>
          <table:table-cell office:value-type="float" office:value="81.55">
            <text:p>81.55</text:p>
          </table:table-cell>
          <table:table-cell office:value-type="string">
            <text:p>replib</text:p>
          </table:table-cell>
          <table:table-cell office:value-type="float" office:value="22418.137">
            <text:p>22418.137</text:p>
          </table:table-cell>
          <table:table-cell office:value-type="float" office:value="412391.745">
            <text:p>412391.745</text:p>
          </table:table-cell>
        </table:table-row>
        <table:table-row table:style-name="ro2">
          <table:table-cell table:number-columns-repeated="11"/>
          <table:table-cell office:value-type="float" office:value="26.379">
            <text:p>26.379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85">
            <text:p>985</text:p>
          </table:table-cell>
          <table:table-cell office:value-type="float" office:value="82.43">
            <text:p>82.43</text:p>
          </table:table-cell>
          <table:table-cell office:value-type="string">
            <text:p>replib</text:p>
          </table:table-cell>
          <table:table-cell office:value-type="float" office:value="4383.256">
            <text:p>4383.256</text:p>
          </table:table-cell>
          <table:table-cell office:value-type="float" office:value="280224.703">
            <text:p>280224.703</text:p>
          </table:table-cell>
        </table:table-row>
        <table:table-row table:style-name="ro2">
          <table:table-cell table:number-columns-repeated="11"/>
          <table:table-cell office:value-type="float" office:value="26.467">
            <text:p>26.46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2">
            <text:p>742</text:p>
          </table:table-cell>
          <table:table-cell office:value-type="float" office:value="951">
            <text:p>951</text:p>
          </table:table-cell>
          <table:table-cell office:value-type="float" office:value="80.69">
            <text:p>80.69</text:p>
          </table:table-cell>
          <table:table-cell office:value-type="string">
            <text:p>replib</text:p>
          </table:table-cell>
          <table:table-cell office:value-type="float" office:value="11763.755">
            <text:p>11763.755</text:p>
          </table:table-cell>
          <table:table-cell office:value-type="float" office:value="349359.463">
            <text:p>349359.463</text:p>
          </table:table-cell>
        </table:table-row>
        <table:table-row table:style-name="ro2">
          <table:table-cell table:number-columns-repeated="11"/>
          <table:table-cell office:value-type="float" office:value="26.553">
            <text:p>26.55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96">
            <text:p>796</text:p>
          </table:table-cell>
          <table:table-cell office:value-type="float" office:value="999">
            <text:p>999</text:p>
          </table:table-cell>
          <table:table-cell office:value-type="float" office:value="82.31">
            <text:p>82.31</text:p>
          </table:table-cell>
          <table:table-cell office:value-type="string">
            <text:p>replib</text:p>
          </table:table-cell>
          <table:table-cell office:value-type="float" office:value="3457.086">
            <text:p>3457.086</text:p>
          </table:table-cell>
          <table:table-cell office:value-type="float" office:value="316036.562">
            <text:p>316036.562</text:p>
          </table:table-cell>
        </table:table-row>
        <table:table-row table:style-name="ro2">
          <table:table-cell table:number-columns-repeated="11"/>
          <table:table-cell office:value-type="float" office:value="26.607">
            <text:p>26.607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78">
            <text:p>978</text:p>
          </table:table-cell>
          <table:table-cell office:value-type="float" office:value="82.12">
            <text:p>82.12</text:p>
          </table:table-cell>
          <table:table-cell office:value-type="string">
            <text:p>replib</text:p>
          </table:table-cell>
          <table:table-cell office:value-type="float" office:value="28014.108">
            <text:p>28014.108</text:p>
          </table:table-cell>
          <table:table-cell office:value-type="float" office:value="735216.558">
            <text:p>735216.558</text:p>
          </table:table-cell>
        </table:table-row>
        <table:table-row table:style-name="ro2">
          <table:table-cell table:number-columns-repeated="11"/>
          <table:table-cell office:value-type="float" office:value="26.658">
            <text:p>26.65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1">
            <text:p>791</text:p>
          </table:table-cell>
          <table:table-cell office:value-type="float" office:value="999">
            <text:p>999</text:p>
          </table:table-cell>
          <table:table-cell office:value-type="float" office:value="82.63">
            <text:p>82.63</text:p>
          </table:table-cell>
          <table:table-cell office:value-type="string">
            <text:p>replib</text:p>
          </table:table-cell>
          <table:table-cell office:value-type="float" office:value="26814.949">
            <text:p>26814.949</text:p>
          </table:table-cell>
          <table:table-cell office:value-type="float" office:value="635468.097">
            <text:p>635468.097</text:p>
          </table:table-cell>
        </table:table-row>
        <table:table-row table:style-name="ro2">
          <table:table-cell table:number-columns-repeated="11"/>
          <table:table-cell office:value-type="float" office:value="26.716">
            <text:p>26.71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2">
            <text:p>762</text:p>
          </table:table-cell>
          <table:table-cell office:value-type="float" office:value="999">
            <text:p>999</text:p>
          </table:table-cell>
          <table:table-cell office:value-type="float" office:value="82.32">
            <text:p>82.32</text:p>
          </table:table-cell>
          <table:table-cell office:value-type="string">
            <text:p>replib</text:p>
          </table:table-cell>
          <table:table-cell office:value-type="float" office:value="21512.001">
            <text:p>21512.001</text:p>
          </table:table-cell>
          <table:table-cell office:value-type="float" office:value="491894.81">
            <text:p>491894.81</text:p>
          </table:table-cell>
        </table:table-row>
        <table:table-row table:style-name="ro2">
          <table:table-cell table:number-columns-repeated="11"/>
          <table:table-cell office:value-type="float" office:value="26.791">
            <text:p>26.79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0">
            <text:p>760</text:p>
          </table:table-cell>
          <table:table-cell office:value-type="float" office:value="999">
            <text:p>999</text:p>
          </table:table-cell>
          <table:table-cell office:value-type="float" office:value="82.1">
            <text:p>82.1</text:p>
          </table:table-cell>
          <table:table-cell office:value-type="string">
            <text:p>replib</text:p>
          </table:table-cell>
          <table:table-cell office:value-type="float" office:value="11606.96">
            <text:p>11606.96</text:p>
          </table:table-cell>
          <table:table-cell office:value-type="float" office:value="496742.564">
            <text:p>496742.564</text:p>
          </table:table-cell>
        </table:table-row>
        <table:table-row table:style-name="ro2">
          <table:table-cell table:number-columns-repeated="11"/>
          <table:table-cell office:value-type="float" office:value="26.804">
            <text:p>26.8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7">
            <text:p>787</text:p>
          </table:table-cell>
          <table:table-cell office:value-type="float" office:value="985">
            <text:p>985</text:p>
          </table:table-cell>
          <table:table-cell office:value-type="float" office:value="82.04">
            <text:p>82.04</text:p>
          </table:table-cell>
          <table:table-cell office:value-type="string">
            <text:p>replib</text:p>
          </table:table-cell>
          <table:table-cell office:value-type="float" office:value="16680.323">
            <text:p>16680.323</text:p>
          </table:table-cell>
          <table:table-cell office:value-type="float" office:value="526752.318">
            <text:p>526752.318</text:p>
          </table:table-cell>
        </table:table-row>
        <table:table-row table:style-name="ro2">
          <table:table-cell table:number-columns-repeated="11"/>
          <table:table-cell office:value-type="float" office:value="26.859">
            <text:p>26.85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51">
            <text:p>751</text:p>
          </table:table-cell>
          <table:table-cell office:value-type="float" office:value="955">
            <text:p>955</text:p>
          </table:table-cell>
          <table:table-cell office:value-type="float" office:value="81.63">
            <text:p>81.63</text:p>
          </table:table-cell>
          <table:table-cell office:value-type="string">
            <text:p>replib</text:p>
          </table:table-cell>
          <table:table-cell office:value-type="float" office:value="28350.422">
            <text:p>28350.422</text:p>
          </table:table-cell>
          <table:table-cell office:value-type="float" office:value="546897.214">
            <text:p>546897.214</text:p>
          </table:table-cell>
        </table:table-row>
        <table:table-row table:style-name="ro2">
          <table:table-cell table:number-columns-repeated="11"/>
          <table:table-cell office:value-type="float" office:value="26.933">
            <text:p>26.933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0">
            <text:p>980</text:p>
          </table:table-cell>
          <table:table-cell office:value-type="float" office:value="59.76">
            <text:p>59.76</text:p>
          </table:table-cell>
          <table:table-cell office:value-type="string">
            <text:p>replib</text:p>
          </table:table-cell>
          <table:table-cell office:value-type="float" office:value="26606.2">
            <text:p>26606.2</text:p>
          </table:table-cell>
          <table:table-cell office:value-type="float" office:value="626224.555">
            <text:p>626224.555</text:p>
          </table:table-cell>
        </table:table-row>
        <table:table-row table:style-name="ro2">
          <table:table-cell table:number-columns-repeated="11"/>
          <table:table-cell office:value-type="float" office:value="27.022">
            <text:p>27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6">
            <text:p>776</text:p>
          </table:table-cell>
          <table:table-cell office:value-type="float" office:value="999">
            <text:p>999</text:p>
          </table:table-cell>
          <table:table-cell office:value-type="float" office:value="82.3">
            <text:p>82.3</text:p>
          </table:table-cell>
          <table:table-cell office:value-type="string">
            <text:p>replib</text:p>
          </table:table-cell>
          <table:table-cell office:value-type="float" office:value="12625.313">
            <text:p>12625.313</text:p>
          </table:table-cell>
          <table:table-cell office:value-type="float" office:value="583072.601">
            <text:p>583072.601</text:p>
          </table:table-cell>
        </table:table-row>
        <table:table-row table:style-name="ro2">
          <table:table-cell table:number-columns-repeated="11"/>
          <table:table-cell office:value-type="float" office:value="27.08">
            <text:p>27.0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1">
            <text:p>761</text:p>
          </table:table-cell>
          <table:table-cell office:value-type="float" office:value="980">
            <text:p>980</text:p>
          </table:table-cell>
          <table:table-cell office:value-type="float" office:value="59.24">
            <text:p>59.24</text:p>
          </table:table-cell>
          <table:table-cell office:value-type="string">
            <text:p>replib</text:p>
          </table:table-cell>
          <table:table-cell office:value-type="float" office:value="45981.16">
            <text:p>45981.16</text:p>
          </table:table-cell>
          <table:table-cell office:value-type="float" office:value="607679.719">
            <text:p>607679.719</text:p>
          </table:table-cell>
        </table:table-row>
        <table:table-row table:style-name="ro2">
          <table:table-cell table:number-columns-repeated="11"/>
          <table:table-cell office:value-type="float" office:value="27.138">
            <text:p>27.13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63">
            <text:p>763</text:p>
          </table:table-cell>
          <table:table-cell office:value-type="float" office:value="984">
            <text:p>984</text:p>
          </table:table-cell>
          <table:table-cell office:value-type="float" office:value="68.08">
            <text:p>68.08</text:p>
          </table:table-cell>
          <table:table-cell office:value-type="string">
            <text:p>replib</text:p>
          </table:table-cell>
          <table:table-cell office:value-type="float" office:value="18004.535">
            <text:p>18004.535</text:p>
          </table:table-cell>
          <table:table-cell office:value-type="float" office:value="649826.398">
            <text:p>649826.398</text:p>
          </table:table-cell>
        </table:table-row>
        <table:table-row table:style-name="ro2">
          <table:table-cell table:number-columns-repeated="11"/>
          <table:table-cell office:value-type="float" office:value="27.226">
            <text:p>27.2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3">
            <text:p>783</text:p>
          </table:table-cell>
          <table:table-cell office:value-type="float" office:value="985">
            <text:p>985</text:p>
          </table:table-cell>
          <table:table-cell office:value-type="float" office:value="82.15">
            <text:p>82.15</text:p>
          </table:table-cell>
          <table:table-cell office:value-type="string">
            <text:p>replib</text:p>
          </table:table-cell>
          <table:table-cell office:value-type="float" office:value="26085.582">
            <text:p>26085.582</text:p>
          </table:table-cell>
          <table:table-cell office:value-type="float" office:value="675249.938">
            <text:p>675249.938</text:p>
          </table:table-cell>
        </table:table-row>
        <table:table-row table:style-name="ro2">
          <table:table-cell table:number-columns-repeated="11"/>
          <table:table-cell office:value-type="float" office:value="27.277">
            <text:p>27.27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8">
            <text:p>798</text:p>
          </table:table-cell>
          <table:table-cell office:value-type="float" office:value="999">
            <text:p>999</text:p>
          </table:table-cell>
          <table:table-cell office:value-type="float" office:value="82.18">
            <text:p>82.18</text:p>
          </table:table-cell>
          <table:table-cell office:value-type="string">
            <text:p>replib</text:p>
          </table:table-cell>
          <table:table-cell office:value-type="float" office:value="5356.387">
            <text:p>5356.387</text:p>
          </table:table-cell>
          <table:table-cell office:value-type="float" office:value="666376.309">
            <text:p>666376.309</text:p>
          </table:table-cell>
        </table:table-row>
        <table:table-row table:style-name="ro2">
          <table:table-cell table:number-columns-repeated="11"/>
          <table:table-cell office:value-type="float" office:value="27.348">
            <text:p>27.348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40">
            <text:p>740</text:p>
          </table:table-cell>
          <table:table-cell office:value-type="float" office:value="999">
            <text:p>999</text:p>
          </table:table-cell>
          <table:table-cell office:value-type="float" office:value="82.44">
            <text:p>82.44</text:p>
          </table:table-cell>
          <table:table-cell office:value-type="string">
            <text:p>replib</text:p>
          </table:table-cell>
          <table:table-cell office:value-type="float" office:value="32922.621">
            <text:p>32922.621</text:p>
          </table:table-cell>
          <table:table-cell office:value-type="float" office:value="521535.544">
            <text:p>521535.544</text:p>
          </table:table-cell>
        </table:table-row>
        <table:table-row table:style-name="ro2">
          <table:table-cell table:number-columns-repeated="11"/>
          <table:table-cell office:value-type="float" office:value="27.399">
            <text:p>27.39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0">
            <text:p>980</text:p>
          </table:table-cell>
          <table:table-cell office:value-type="float" office:value="58.99">
            <text:p>58.99</text:p>
          </table:table-cell>
          <table:table-cell office:value-type="string">
            <text:p>replib</text:p>
          </table:table-cell>
          <table:table-cell office:value-type="float" office:value="8181.846">
            <text:p>8181.846</text:p>
          </table:table-cell>
          <table:table-cell office:value-type="float" office:value="519872.384">
            <text:p>519872.384</text:p>
          </table:table-cell>
        </table:table-row>
        <table:table-row table:style-name="ro2">
          <table:table-cell table:number-columns-repeated="11"/>
          <table:table-cell office:value-type="float" office:value="27.437">
            <text:p>27.437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4">
            <text:p>984</text:p>
          </table:table-cell>
          <table:table-cell office:value-type="float" office:value="67.91">
            <text:p>67.91</text:p>
          </table:table-cell>
          <table:table-cell office:value-type="string">
            <text:p>replib</text:p>
          </table:table-cell>
          <table:table-cell office:value-type="float" office:value="51203.574">
            <text:p>51203.574</text:p>
          </table:table-cell>
          <table:table-cell office:value-type="float" office:value="542457.239">
            <text:p>542457.239</text:p>
          </table:table-cell>
        </table:table-row>
        <table:table-row table:style-name="ro2">
          <table:table-cell table:number-columns-repeated="11"/>
          <table:table-cell office:value-type="float" office:value="27.488">
            <text:p>27.48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0">
            <text:p>980</text:p>
          </table:table-cell>
          <table:table-cell office:value-type="float" office:value="59">
            <text:p>59</text:p>
          </table:table-cell>
          <table:table-cell office:value-type="string">
            <text:p>replib</text:p>
          </table:table-cell>
          <table:table-cell office:value-type="float" office:value="3792.446">
            <text:p>3792.446</text:p>
          </table:table-cell>
          <table:table-cell office:value-type="float" office:value="553048.795">
            <text:p>553048.795</text:p>
          </table:table-cell>
        </table:table-row>
        <table:table-row table:style-name="ro2">
          <table:table-cell table:number-columns-repeated="11"/>
          <table:table-cell office:value-type="float" office:value="27.501">
            <text:p>27.501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99">
            <text:p>999</text:p>
          </table:table-cell>
          <table:table-cell office:value-type="float" office:value="82.67">
            <text:p>82.67</text:p>
          </table:table-cell>
          <table:table-cell office:value-type="string">
            <text:p>replib</text:p>
          </table:table-cell>
          <table:table-cell office:value-type="float" office:value="1929.739">
            <text:p>1929.739</text:p>
          </table:table-cell>
          <table:table-cell office:value-type="float" office:value="260816.893">
            <text:p>260816.893</text:p>
          </table:table-cell>
        </table:table-row>
        <table:table-row table:style-name="ro2">
          <table:table-cell table:number-columns-repeated="11"/>
          <table:table-cell office:value-type="float" office:value="27.559">
            <text:p>27.559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1">
            <text:p>781</text:p>
          </table:table-cell>
          <table:table-cell office:value-type="float" office:value="980">
            <text:p>980</text:p>
          </table:table-cell>
          <table:table-cell office:value-type="float" office:value="60.37">
            <text:p>60.37</text:p>
          </table:table-cell>
          <table:table-cell office:value-type="string">
            <text:p>replib</text:p>
          </table:table-cell>
          <table:table-cell office:value-type="float" office:value="3033.977">
            <text:p>3033.977</text:p>
          </table:table-cell>
          <table:table-cell office:value-type="float" office:value="297379.147">
            <text:p>297379.147</text:p>
          </table:table-cell>
        </table:table-row>
        <table:table-row table:style-name="ro2">
          <table:table-cell table:number-columns-repeated="11"/>
          <table:table-cell office:value-type="float" office:value="27.634">
            <text:p>27.63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5">
            <text:p>755</text:p>
          </table:table-cell>
          <table:table-cell office:value-type="float" office:value="999">
            <text:p>999</text:p>
          </table:table-cell>
          <table:table-cell office:value-type="float" office:value="82.29">
            <text:p>82.29</text:p>
          </table:table-cell>
          <table:table-cell office:value-type="string">
            <text:p>replib</text:p>
          </table:table-cell>
          <table:table-cell office:value-type="float" office:value="54227.968">
            <text:p>54227.968</text:p>
          </table:table-cell>
          <table:table-cell office:value-type="float" office:value="1121115.504">
            <text:p>1121115.504</text:p>
          </table:table-cell>
        </table:table-row>
        <table:table-row table:style-name="ro2">
          <table:table-cell table:number-columns-repeated="11"/>
          <table:table-cell office:value-type="float" office:value="27.675">
            <text:p>27.675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29">
            <text:p>729</text:p>
          </table:table-cell>
          <table:table-cell office:value-type="float" office:value="951">
            <text:p>951</text:p>
          </table:table-cell>
          <table:table-cell office:value-type="float" office:value="81.36">
            <text:p>81.36</text:p>
          </table:table-cell>
          <table:table-cell office:value-type="string">
            <text:p>replib</text:p>
          </table:table-cell>
          <table:table-cell office:value-type="float" office:value="13534.054">
            <text:p>13534.054</text:p>
          </table:table-cell>
          <table:table-cell office:value-type="float" office:value="624410.696">
            <text:p>624410.696</text:p>
          </table:table-cell>
        </table:table-row>
        <table:table-row table:style-name="ro2">
          <table:table-cell table:number-columns-repeated="11"/>
          <table:table-cell office:value-type="float" office:value="27.78">
            <text:p>27.78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802">
            <text:p>802</text:p>
          </table:table-cell>
          <table:table-cell office:value-type="float" office:value="999">
            <text:p>999</text:p>
          </table:table-cell>
          <table:table-cell office:value-type="float" office:value="82.69">
            <text:p>82.69</text:p>
          </table:table-cell>
          <table:table-cell office:value-type="string">
            <text:p>replib</text:p>
          </table:table-cell>
          <table:table-cell office:value-type="float" office:value="27470.527">
            <text:p>27470.527</text:p>
          </table:table-cell>
          <table:table-cell office:value-type="float" office:value="586637.636">
            <text:p>586637.636</text:p>
          </table:table-cell>
        </table:table-row>
        <table:table-row table:style-name="ro2">
          <table:table-cell table:number-columns-repeated="11"/>
          <table:table-cell office:value-type="float" office:value="27.862">
            <text:p>27.862</text:p>
          </table:table-cell>
          <table:table-cell office:value-type="string">
            <text:p>Cyclononasiloxane, octadecamethyl-</text:p>
          </table:table-cell>
          <table:table-cell office:value-type="string">
            <text:p>n.a.</text:p>
          </table:table-cell>
          <table:table-cell office:value-type="float" office:value="659">
            <text:p>659</text:p>
          </table:table-cell>
          <table:table-cell office:value-type="float" office:value="727">
            <text:p>727</text:p>
          </table:table-cell>
          <table:table-cell office:value-type="float" office:value="54.68">
            <text:p>54.68</text:p>
          </table:table-cell>
          <table:table-cell office:value-type="string">
            <text:p>replib</text:p>
          </table:table-cell>
          <table:table-cell office:value-type="float" office:value="3047.551">
            <text:p>3047.551</text:p>
          </table:table-cell>
          <table:table-cell office:value-type="float" office:value="293267.553">
            <text:p>293267.553</text:p>
          </table:table-cell>
        </table:table-row>
        <table:table-row table:style-name="ro2">
          <table:table-cell table:number-columns-repeated="11"/>
          <table:table-cell office:value-type="float" office:value="27.91">
            <text:p>27.91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2">
            <text:p>752</text:p>
          </table:table-cell>
          <table:table-cell office:value-type="float" office:value="984">
            <text:p>984</text:p>
          </table:table-cell>
          <table:table-cell office:value-type="float" office:value="68.34">
            <text:p>68.34</text:p>
          </table:table-cell>
          <table:table-cell office:value-type="string">
            <text:p>replib</text:p>
          </table:table-cell>
          <table:table-cell office:value-type="float" office:value="3743.537">
            <text:p>3743.537</text:p>
          </table:table-cell>
          <table:table-cell office:value-type="float" office:value="415896.397">
            <text:p>415896.397</text:p>
          </table:table-cell>
        </table:table-row>
        <table:table-row table:style-name="ro2">
          <table:table-cell table:number-columns-repeated="11"/>
          <table:table-cell office:value-type="float" office:value="27.974">
            <text:p>27.97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56">
            <text:p>756</text:p>
          </table:table-cell>
          <table:table-cell office:value-type="float" office:value="973">
            <text:p>973</text:p>
          </table:table-cell>
          <table:table-cell office:value-type="float" office:value="81.76">
            <text:p>81.76</text:p>
          </table:table-cell>
          <table:table-cell office:value-type="string">
            <text:p>replib</text:p>
          </table:table-cell>
          <table:table-cell office:value-type="float" office:value="3226.118">
            <text:p>3226.118</text:p>
          </table:table-cell>
          <table:table-cell office:value-type="float" office:value="299403.774">
            <text:p>299403.774</text:p>
          </table:table-cell>
        </table:table-row>
        <table:table-row table:style-name="ro2">
          <table:table-cell table:number-columns-repeated="11"/>
          <table:table-cell office:value-type="float" office:value="28.022">
            <text:p>28.02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37">
            <text:p>737</text:p>
          </table:table-cell>
          <table:table-cell office:value-type="float" office:value="973">
            <text:p>973</text:p>
          </table:table-cell>
          <table:table-cell office:value-type="float" office:value="81.78">
            <text:p>81.78</text:p>
          </table:table-cell>
          <table:table-cell office:value-type="string">
            <text:p>replib</text:p>
          </table:table-cell>
          <table:table-cell office:value-type="float" office:value="4048.76">
            <text:p>4048.76</text:p>
          </table:table-cell>
          <table:table-cell office:value-type="float" office:value="375081.443">
            <text:p>375081.443</text:p>
          </table:table-cell>
        </table:table-row>
        <table:table-row table:style-name="ro2">
          <table:table-cell table:number-columns-repeated="11"/>
          <table:table-cell office:value-type="float" office:value="28.056">
            <text:p>28.05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5">
            <text:p>775</text:p>
          </table:table-cell>
          <table:table-cell office:value-type="float" office:value="999">
            <text:p>999</text:p>
          </table:table-cell>
          <table:table-cell office:value-type="float" office:value="82.16">
            <text:p>82.16</text:p>
          </table:table-cell>
          <table:table-cell office:value-type="string">
            <text:p>replib</text:p>
          </table:table-cell>
          <table:table-cell office:value-type="float" office:value="6729.354">
            <text:p>6729.354</text:p>
          </table:table-cell>
          <table:table-cell office:value-type="float" office:value="484604.238">
            <text:p>484604.238</text:p>
          </table:table-cell>
        </table:table-row>
        <table:table-row table:style-name="ro2">
          <table:table-cell table:number-columns-repeated="11"/>
          <table:table-cell office:value-type="float" office:value="28.124">
            <text:p>28.12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2">
            <text:p>772</text:p>
          </table:table-cell>
          <table:table-cell office:value-type="float" office:value="999">
            <text:p>999</text:p>
          </table:table-cell>
          <table:table-cell office:value-type="float" office:value="82.35">
            <text:p>82.35</text:p>
          </table:table-cell>
          <table:table-cell office:value-type="string">
            <text:p>replib</text:p>
          </table:table-cell>
          <table:table-cell office:value-type="float" office:value="5397.347">
            <text:p>5397.347</text:p>
          </table:table-cell>
          <table:table-cell office:value-type="float" office:value="476948.336">
            <text:p>476948.336</text:p>
          </table:table-cell>
        </table:table-row>
        <table:table-row table:style-name="ro2">
          <table:table-cell table:number-columns-repeated="11"/>
          <table:table-cell office:value-type="float" office:value="28.182">
            <text:p>28.18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821">
            <text:p>821</text:p>
          </table:table-cell>
          <table:table-cell office:value-type="float" office:value="999">
            <text:p>999</text:p>
          </table:table-cell>
          <table:table-cell office:value-type="float" office:value="82.73">
            <text:p>82.73</text:p>
          </table:table-cell>
          <table:table-cell office:value-type="string">
            <text:p>replib</text:p>
          </table:table-cell>
          <table:table-cell office:value-type="float" office:value="15124.811">
            <text:p>15124.811</text:p>
          </table:table-cell>
          <table:table-cell office:value-type="float" office:value="550394.173">
            <text:p>550394.173</text:p>
          </table:table-cell>
        </table:table-row>
        <table:table-row table:style-name="ro2">
          <table:table-cell table:number-columns-repeated="11"/>
          <table:table-cell office:value-type="float" office:value="28.192">
            <text:p>28.192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78">
            <text:p>778</text:p>
          </table:table-cell>
          <table:table-cell office:value-type="float" office:value="984">
            <text:p>984</text:p>
          </table:table-cell>
          <table:table-cell office:value-type="float" office:value="68.28">
            <text:p>68.28</text:p>
          </table:table-cell>
          <table:table-cell office:value-type="string">
            <text:p>replib</text:p>
          </table:table-cell>
          <table:table-cell office:value-type="float" office:value="9767.066">
            <text:p>9767.066</text:p>
          </table:table-cell>
          <table:table-cell office:value-type="float" office:value="461234.517">
            <text:p>461234.517</text:p>
          </table:table-cell>
        </table:table-row>
        <table:table-row table:style-name="ro2">
          <table:table-cell table:number-columns-repeated="11"/>
          <table:table-cell office:value-type="float" office:value="28.26">
            <text:p>28.26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0">
            <text:p>790</text:p>
          </table:table-cell>
          <table:table-cell office:value-type="float" office:value="999">
            <text:p>999</text:p>
          </table:table-cell>
          <table:table-cell office:value-type="float" office:value="82.38">
            <text:p>82.38</text:p>
          </table:table-cell>
          <table:table-cell office:value-type="string">
            <text:p>replib</text:p>
          </table:table-cell>
          <table:table-cell office:value-type="float" office:value="13393.518">
            <text:p>13393.518</text:p>
          </table:table-cell>
          <table:table-cell office:value-type="float" office:value="490022.182">
            <text:p>490022.182</text:p>
          </table:table-cell>
        </table:table-row>
        <table:table-row table:style-name="ro2">
          <table:table-cell table:number-columns-repeated="11"/>
          <table:table-cell office:value-type="float" office:value="28.284">
            <text:p>28.284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67">
            <text:p>767</text:p>
          </table:table-cell>
          <table:table-cell office:value-type="float" office:value="978">
            <text:p>978</text:p>
          </table:table-cell>
          <table:table-cell office:value-type="float" office:value="82.09">
            <text:p>82.09</text:p>
          </table:table-cell>
          <table:table-cell office:value-type="string">
            <text:p>replib</text:p>
          </table:table-cell>
          <table:table-cell office:value-type="float" office:value="31496.656">
            <text:p>31496.656</text:p>
          </table:table-cell>
          <table:table-cell office:value-type="float" office:value="495972.286">
            <text:p>495972.286</text:p>
          </table:table-cell>
        </table:table-row>
        <table:table-row table:style-name="ro2">
          <table:table-cell table:number-columns-repeated="11"/>
          <table:table-cell office:value-type="float" office:value="28.304">
            <text:p>28.304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90">
            <text:p>790</text:p>
          </table:table-cell>
          <table:table-cell office:value-type="float" office:value="985">
            <text:p>985</text:p>
          </table:table-cell>
          <table:table-cell office:value-type="float" office:value="82.26">
            <text:p>82.26</text:p>
          </table:table-cell>
          <table:table-cell office:value-type="string">
            <text:p>replib</text:p>
          </table:table-cell>
          <table:table-cell office:value-type="float" office:value="11355.712">
            <text:p>11355.712</text:p>
          </table:table-cell>
          <table:table-cell office:value-type="float" office:value="342931.487">
            <text:p>342931.487</text:p>
          </table:table-cell>
        </table:table-row>
        <table:table-row table:style-name="ro2">
          <table:table-cell table:number-columns-repeated="11"/>
          <table:table-cell office:value-type="float" office:value="28.362">
            <text:p>28.362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80">
            <text:p>780</text:p>
          </table:table-cell>
          <table:table-cell office:value-type="float" office:value="999">
            <text:p>999</text:p>
          </table:table-cell>
          <table:table-cell office:value-type="float" office:value="82.56">
            <text:p>82.56</text:p>
          </table:table-cell>
          <table:table-cell office:value-type="string">
            <text:p>replib</text:p>
          </table:table-cell>
          <table:table-cell office:value-type="float" office:value="16022.871">
            <text:p>16022.871</text:p>
          </table:table-cell>
          <table:table-cell office:value-type="float" office:value="483535.014">
            <text:p>483535.014</text:p>
          </table:table-cell>
        </table:table-row>
        <table:table-row table:style-name="ro2">
          <table:table-cell table:number-columns-repeated="11"/>
          <table:table-cell office:value-type="float" office:value="28.396">
            <text:p>28.396</text:p>
          </table:table-cell>
          <table:table-cell office:value-type="string">
            <text:p>Nitrogen</text:p>
          </table:table-cell>
          <table:table-cell office:value-type="string">
            <text:p>n.a.</text:p>
          </table:table-cell>
          <table:table-cell office:value-type="float" office:value="773">
            <text:p>773</text:p>
          </table:table-cell>
          <table:table-cell office:value-type="float" office:value="980">
            <text:p>980</text:p>
          </table:table-cell>
          <table:table-cell office:value-type="float" office:value="59.86">
            <text:p>59.86</text:p>
          </table:table-cell>
          <table:table-cell office:value-type="string">
            <text:p>replib</text:p>
          </table:table-cell>
          <table:table-cell office:value-type="float" office:value="16283.466">
            <text:p>16283.466</text:p>
          </table:table-cell>
          <table:table-cell office:value-type="float" office:value="496181.869">
            <text:p>496181.869</text:p>
          </table:table-cell>
        </table:table-row>
        <table:table-row table:style-name="ro2">
          <table:table-cell table:number-columns-repeated="11"/>
          <table:table-cell office:value-type="float" office:value="28.433">
            <text:p>28.433</text:p>
          </table:table-cell>
          <table:table-cell office:value-type="string">
            <text:p>Carbon monoxide</text:p>
          </table:table-cell>
          <table:table-cell office:value-type="string">
            <text:p>n.a.</text:p>
          </table:table-cell>
          <table:table-cell office:value-type="float" office:value="784">
            <text:p>784</text:p>
          </table:table-cell>
          <table:table-cell office:value-type="float" office:value="984">
            <text:p>984</text:p>
          </table:table-cell>
          <table:table-cell office:value-type="float" office:value="67.94">
            <text:p>67.94</text:p>
          </table:table-cell>
          <table:table-cell office:value-type="string">
            <text:p>replib</text:p>
          </table:table-cell>
          <table:table-cell office:value-type="float" office:value="37827.687">
            <text:p>37827.687</text:p>
          </table:table-cell>
          <table:table-cell office:value-type="float" office:value="486138.238">
            <text:p>486138.238</text:p>
          </table:table-cell>
        </table:table-row>
        <table:table-row table:style-name="ro2">
          <table:table-cell table:number-columns-repeated="18"/>
          <table:table-cell office:value-type="float" office:value="31932.979">
            <text:p>31932.979</text:p>
          </table:table-cell>
          <table:table-cell office:value-type="float" office:value="620222.343">
            <text:p>620222.343</text:p>
          </table:table-cell>
        </table:table-row>
        <table:table-row table:style-name="ro2">
          <table:table-cell table:number-columns-repeated="18"/>
          <table:table-cell office:value-type="float" office:value="15818.107">
            <text:p>15818.107</text:p>
          </table:table-cell>
          <table:table-cell office:value-type="float" office:value="642281.078">
            <text:p>642281.078</text:p>
          </table:table-cell>
        </table:table-row>
        <table:table-row table:style-name="ro2">
          <table:table-cell table:number-columns-repeated="18"/>
          <table:table-cell office:value-type="float" office:value="39280.602">
            <text:p>39280.602</text:p>
          </table:table-cell>
          <table:table-cell office:value-type="float" office:value="614126.548">
            <text:p>614126.548</text:p>
          </table:table-cell>
        </table:table-row>
        <table:table-row table:style-name="ro2">
          <table:table-cell table:number-columns-repeated="18"/>
          <table:table-cell office:value-type="float" office:value="29969.662">
            <text:p>29969.662</text:p>
          </table:table-cell>
          <table:table-cell office:value-type="float" office:value="640252.097">
            <text:p>640252.097</text:p>
          </table:table-cell>
        </table:table-row>
        <table:table-row table:style-name="ro2">
          <table:table-cell table:number-columns-repeated="18"/>
          <table:table-cell office:value-type="float" office:value="19043.128">
            <text:p>19043.128</text:p>
          </table:table-cell>
          <table:table-cell office:value-type="float" office:value="630852.299">
            <text:p>630852.299</text:p>
          </table:table-cell>
        </table:table-row>
        <table:table-row table:style-name="ro2">
          <table:table-cell table:number-columns-repeated="18"/>
          <table:table-cell office:value-type="float" office:value="32044.261">
            <text:p>32044.261</text:p>
          </table:table-cell>
          <table:table-cell office:value-type="float" office:value="659483.982">
            <text:p>659483.982</text:p>
          </table:table-cell>
        </table:table-row>
        <table:table-row table:style-name="ro2">
          <table:table-cell table:number-columns-repeated="18"/>
          <table:table-cell office:value-type="float" office:value="13650.469">
            <text:p>13650.469</text:p>
          </table:table-cell>
          <table:table-cell office:value-type="float" office:value="693847.664">
            <text:p>693847.664</text:p>
          </table:table-cell>
        </table:table-row>
        <table:table-row table:style-name="ro2">
          <table:table-cell table:number-columns-repeated="18"/>
          <table:table-cell office:value-type="float" office:value="21211.688">
            <text:p>21211.688</text:p>
          </table:table-cell>
          <table:table-cell office:value-type="float" office:value="671079.382">
            <text:p>671079.382</text:p>
          </table:table-cell>
        </table:table-row>
        <table:table-row table:style-name="ro2">
          <table:table-cell table:number-columns-repeated="18"/>
          <table:table-cell office:value-type="float" office:value="32184.927">
            <text:p>32184.927</text:p>
          </table:table-cell>
          <table:table-cell office:value-type="float" office:value="659053.241">
            <text:p>659053.241</text:p>
          </table:table-cell>
        </table:table-row>
        <table:table-row table:style-name="ro2">
          <table:table-cell table:number-columns-repeated="18"/>
          <table:table-cell office:value-type="float" office:value="4629.459">
            <text:p>4629.459</text:p>
          </table:table-cell>
          <table:table-cell office:value-type="float" office:value="614141.004">
            <text:p>614141.004</text:p>
          </table:table-cell>
        </table:table-row>
        <table:table-row table:style-name="ro2">
          <table:table-cell table:number-columns-repeated="18"/>
          <table:table-cell office:value-type="float" office:value="38434.156">
            <text:p>38434.156</text:p>
          </table:table-cell>
          <table:table-cell office:value-type="float" office:value="621545.067">
            <text:p>621545.067</text:p>
          </table:table-cell>
        </table:table-row>
        <table:table-row table:style-name="ro2">
          <table:table-cell table:number-columns-repeated="18"/>
          <table:table-cell office:value-type="float" office:value="24853.074">
            <text:p>24853.074</text:p>
          </table:table-cell>
          <table:table-cell office:value-type="float" office:value="628798.456">
            <text:p>628798.456</text:p>
          </table:table-cell>
        </table:table-row>
        <table:table-row table:style-name="ro2">
          <table:table-cell table:number-columns-repeated="18"/>
          <table:table-cell office:value-type="float" office:value="37746.514">
            <text:p>37746.514</text:p>
          </table:table-cell>
          <table:table-cell office:value-type="float" office:value="616407.181">
            <text:p>616407.181</text:p>
          </table:table-cell>
        </table:table-row>
        <table:table-row table:style-name="ro2">
          <table:table-cell table:number-columns-repeated="18"/>
          <table:table-cell office:value-type="float" office:value="12406.359">
            <text:p>12406.359</text:p>
          </table:table-cell>
          <table:table-cell office:value-type="float" office:value="498647.452">
            <text:p>498647.452</text:p>
          </table:table-cell>
        </table:table-row>
        <table:table-row table:style-name="ro2">
          <table:table-cell table:number-columns-repeated="18"/>
          <table:table-cell office:value-type="float" office:value="23163.882">
            <text:p>23163.882</text:p>
          </table:table-cell>
          <table:table-cell office:value-type="float" office:value="426080.783">
            <text:p>426080.783</text:p>
          </table:table-cell>
        </table:table-row>
        <table:table-row table:style-name="ro2">
          <table:table-cell table:number-columns-repeated="18"/>
          <table:table-cell office:value-type="float" office:value="10914.962">
            <text:p>10914.962</text:p>
          </table:table-cell>
          <table:table-cell office:value-type="float" office:value="564076.338">
            <text:p>564076.338</text:p>
          </table:table-cell>
        </table:table-row>
        <table:table-row table:style-name="ro2">
          <table:table-cell table:number-columns-repeated="18"/>
          <table:table-cell office:value-type="float" office:value="13489.405">
            <text:p>13489.405</text:p>
          </table:table-cell>
          <table:table-cell office:value-type="float" office:value="399013.314">
            <text:p>399013.314</text:p>
          </table:table-cell>
        </table:table-row>
        <table:table-row table:style-name="ro2">
          <table:table-cell table:number-columns-repeated="18"/>
          <table:table-cell office:value-type="float" office:value="18852.437">
            <text:p>18852.437</text:p>
          </table:table-cell>
          <table:table-cell office:value-type="float" office:value="365219.11">
            <text:p>365219.11</text:p>
          </table:table-cell>
        </table:table-row>
        <table:table-row table:style-name="ro2">
          <table:table-cell table:number-columns-repeated="18"/>
          <table:table-cell office:value-type="float" office:value="6511.909">
            <text:p>6511.909</text:p>
          </table:table-cell>
          <table:table-cell office:value-type="float" office:value="430360.164">
            <text:p>430360.164</text:p>
          </table:table-cell>
        </table:table-row>
        <table:table-row table:style-name="ro2">
          <table:table-cell table:number-columns-repeated="18"/>
          <table:table-cell office:value-type="float" office:value="4792.439">
            <text:p>4792.439</text:p>
          </table:table-cell>
          <table:table-cell office:value-type="float" office:value="383433.468">
            <text:p>383433.468</text:p>
          </table:table-cell>
        </table:table-row>
        <table:table-row table:style-name="ro2">
          <table:table-cell table:number-columns-repeated="18"/>
          <table:table-cell office:value-type="float" office:value="12102.789">
            <text:p>12102.789</text:p>
          </table:table-cell>
          <table:table-cell office:value-type="float" office:value="423008.687">
            <text:p>423008.687</text:p>
          </table:table-cell>
        </table:table-row>
        <table:table-row table:style-name="ro2">
          <table:table-cell table:number-columns-repeated="18"/>
          <table:table-cell office:value-type="float" office:value="3448.283">
            <text:p>3448.283</text:p>
          </table:table-cell>
          <table:table-cell office:value-type="float" office:value="506008.472">
            <text:p>506008.472</text:p>
          </table:table-cell>
        </table:table-row>
        <table:table-row table:style-name="ro2">
          <table:table-cell table:number-columns-repeated="18"/>
          <table:table-cell office:value-type="float" office:value="25612.67">
            <text:p>25612.67</text:p>
          </table:table-cell>
          <table:table-cell office:value-type="float" office:value="473857.47">
            <text:p>473857.47</text:p>
          </table:table-cell>
        </table:table-row>
        <table:table-row table:style-name="ro2">
          <table:table-cell table:number-columns-repeated="18"/>
          <table:table-cell office:value-type="float" office:value="16660.923">
            <text:p>16660.923</text:p>
          </table:table-cell>
          <table:table-cell office:value-type="float" office:value="561711.267">
            <text:p>561711.267</text:p>
          </table:table-cell>
        </table:table-row>
        <table:table-row table:style-name="ro2">
          <table:table-cell table:number-columns-repeated="18"/>
          <table:table-cell office:value-type="float" office:value="38575.319">
            <text:p>38575.319</text:p>
          </table:table-cell>
          <table:table-cell office:value-type="float" office:value="653023.519">
            <text:p>653023.519</text:p>
          </table:table-cell>
        </table:table-row>
        <table:table-row table:style-name="ro2">
          <table:table-cell table:number-columns-repeated="18"/>
          <table:table-cell office:value-type="float" office:value="8228.805">
            <text:p>8228.805</text:p>
          </table:table-cell>
          <table:table-cell office:value-type="float" office:value="495151.254">
            <text:p>495151.254</text:p>
          </table:table-cell>
        </table:table-row>
        <table:table-row table:style-name="ro2">
          <table:table-cell table:number-columns-repeated="18"/>
          <table:table-cell office:value-type="float" office:value="50398.309">
            <text:p>50398.309</text:p>
          </table:table-cell>
          <table:table-cell office:value-type="float" office:value="861631.442">
            <text:p>861631.442</text:p>
          </table:table-cell>
        </table:table-row>
        <table:table-row table:style-name="ro2">
          <table:table-cell table:number-columns-repeated="18"/>
          <table:table-cell office:value-type="float" office:value="20477.918">
            <text:p>20477.918</text:p>
          </table:table-cell>
          <table:table-cell office:value-type="float" office:value="654715.582">
            <text:p>654715.582</text:p>
          </table:table-cell>
        </table:table-row>
        <table:table-row table:style-name="ro2">
          <table:table-cell table:number-columns-repeated="18"/>
          <table:table-cell office:value-type="float" office:value="9044.743">
            <text:p>9044.743</text:p>
          </table:table-cell>
          <table:table-cell office:value-type="float" office:value="450494.631">
            <text:p>450494.631</text:p>
          </table:table-cell>
        </table:table-row>
        <table:table-row table:style-name="ro2">
          <table:table-cell table:number-columns-repeated="18"/>
          <table:table-cell office:value-type="float" office:value="6624.676">
            <text:p>6624.676</text:p>
          </table:table-cell>
          <table:table-cell office:value-type="float" office:value="445450.729">
            <text:p>445450.729</text:p>
          </table:table-cell>
        </table:table-row>
        <table:table-row table:style-name="ro2">
          <table:table-cell table:number-columns-repeated="18"/>
          <table:table-cell office:value-type="float" office:value="11757.62">
            <text:p>11757.62</text:p>
          </table:table-cell>
          <table:table-cell office:value-type="float" office:value="410481.493">
            <text:p>410481.493</text:p>
          </table:table-cell>
        </table:table-row>
        <table:table-row table:style-name="ro2">
          <table:table-cell table:number-columns-repeated="18"/>
          <table:table-cell office:value-type="float" office:value="4464.118">
            <text:p>4464.118</text:p>
          </table:table-cell>
          <table:table-cell office:value-type="float" office:value="426273.524">
            <text:p>426273.524</text:p>
          </table:table-cell>
        </table:table-row>
        <table:table-row table:style-name="ro2">
          <table:table-cell table:number-columns-repeated="18"/>
          <table:table-cell office:value-type="float" office:value="17874.73">
            <text:p>17874.73</text:p>
          </table:table-cell>
          <table:table-cell office:value-type="float" office:value="630916.233">
            <text:p>630916.233</text:p>
          </table:table-cell>
        </table:table-row>
        <table:table-row table:style-name="ro2">
          <table:table-cell table:number-columns-repeated="18"/>
          <table:table-cell office:value-type="float" office:value="5374.661">
            <text:p>5374.661</text:p>
          </table:table-cell>
          <table:table-cell office:value-type="float" office:value="482158.526">
            <text:p>482158.526</text:p>
          </table:table-cell>
        </table:table-row>
        <table:table-row table:style-name="ro2">
          <table:table-cell table:number-columns-repeated="18"/>
          <table:table-cell office:value-type="float" office:value="23453.675">
            <text:p>23453.675</text:p>
          </table:table-cell>
          <table:table-cell office:value-type="float" office:value="603008.304">
            <text:p>603008.304</text:p>
          </table:table-cell>
        </table:table-row>
        <table:table-row table:style-name="ro2">
          <table:table-cell table:number-columns-repeated="18"/>
          <table:table-cell office:value-type="float" office:value="2668.823">
            <text:p>2668.823</text:p>
          </table:table-cell>
          <table:table-cell office:value-type="float" office:value="421668.172">
            <text:p>421668.172</text:p>
          </table:table-cell>
        </table:table-row>
        <table:table-row table:style-name="ro2">
          <table:table-cell table:number-columns-repeated="18"/>
          <table:table-cell office:value-type="float" office:value="12578.029">
            <text:p>12578.029</text:p>
          </table:table-cell>
          <table:table-cell office:value-type="float" office:value="425385.369">
            <text:p>425385.369</text:p>
          </table:table-cell>
        </table:table-row>
        <table:table-row table:style-name="ro2">
          <table:table-cell table:number-columns-repeated="18"/>
          <table:table-cell office:value-type="float" office:value="8206.02">
            <text:p>8206.02</text:p>
          </table:table-cell>
          <table:table-cell office:value-type="float" office:value="507723.347">
            <text:p>507723.347</text:p>
          </table:table-cell>
        </table:table-row>
        <table:table-row table:style-name="ro2">
          <table:table-cell table:number-columns-repeated="18"/>
          <table:table-cell office:value-type="float" office:value="13034.876">
            <text:p>13034.876</text:p>
          </table:table-cell>
          <table:table-cell office:value-type="float" office:value="479064.967">
            <text:p>479064.967</text:p>
          </table:table-cell>
        </table:table-row>
        <table:table-row table:style-name="ro2">
          <table:table-cell table:number-columns-repeated="18"/>
          <table:table-cell office:value-type="float" office:value="8733.644">
            <text:p>8733.644</text:p>
          </table:table-cell>
          <table:table-cell office:value-type="float" office:value="339255.951">
            <text:p>339255.951</text:p>
          </table:table-cell>
        </table:table-row>
        <table:table-row table:style-name="ro2">
          <table:table-cell table:number-columns-repeated="18"/>
          <table:table-cell office:value-type="string">
            <text:p>204510662.298 </text:p>
          </table:table-cell>
          <table:table-cell office:value-type="string">
            <text:p>5634683638.046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9/16/2020</text:date>, <text:time>10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C MS</meta:initial-creator>
    <meta:creation-date>2020-09-15T11:03:27.06</meta:creation-date>
    <dc:date>2020-09-16T10:42:45.15</dc:date>
    <dc:creator>GC MS</dc:creator>
    <meta:editing-duration>PT8M27S</meta:editing-duration>
    <meta:editing-cycles>4</meta:editing-cycles>
    <meta:generator>OpenOffice/4.1.5$Win32 OpenOffice.org_project/415m1$Build-9789</meta:generator>
    <meta:document-statistic meta:table-count="6" meta:cell-count="25125" meta:object-count="0"/>
  </office:meta>
</office:document-meta>
</file>